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MingLiU" svg:font-family="MingLiU" style:font-pitch="variable"/>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1" svg:font-family="MingLiU" style:font-family-generic="system" style:font-pitch="variable"/>
    <style:font-face style:name="Tahoma5" svg:font-family="Tahoma" style:font-family-generic="system"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A" style:family="table-column">
      <style:table-column-properties style:column-width="2.274cm" style:rel-column-width="8676*"/>
    </style:style>
    <style:style style:name="Table6.B" style:family="table-column">
      <style:table-column-properties style:column-width="6.195cm" style:rel-column-width="23631*"/>
    </style:style>
    <style:style style:name="Table6.C" style:family="table-column">
      <style:table-column-properties style:column-width="4.658cm" style:rel-column-width="17770*"/>
    </style:style>
    <style:style style:name="Table6.D" style:family="table-column">
      <style:table-column-properties style:column-width="4.052cm" style:rel-column-width="15458*"/>
    </style:style>
    <style:style style:name="Table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D1" style:family="table-cell">
      <style:table-cell-properties style:vertical-align="middle" style:border-line-width="0.002cm 0.088cm 0.002cm" fo:padding="0.049cm" fo:border="0.092cm double #808080"/>
    </style:style>
    <style:style style:name="Table6.2" style:family="table-row">
      <style:table-row-properties fo:background-color="transparent" style:keep-together="true" fo:keep-together="auto">
        <style:background-image/>
      </style:table-row-properties>
    </style:style>
    <style:style style:name="Table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row">
      <style:table-row-properties fo:background-color="transparent">
        <style:background-image/>
      </style:table-row-properties>
    </style:style>
    <style:style style:name="Table7" style:family="table">
      <style:table-properties style:width="16.148cm" fo:margin-left="0.275cm" fo:margin-right="1.166cm" table:align="margins"/>
    </style:style>
    <style:style style:name="Table7.A" style:family="table-column">
      <style:table-column-properties style:column-width="7.1cm" style:rel-column-width="28811*"/>
    </style:style>
    <style:style style:name="Table7.B" style:family="table-column">
      <style:table-column-properties style:column-width="5.145cm" style:rel-column-width="20878*"/>
    </style:style>
    <style:style style:name="Table7.C" style:family="table-column">
      <style:table-column-properties style:column-width="3.905cm" style:rel-column-width="15846*"/>
    </style:style>
    <style:style style:name="Table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C1" style:family="table-cell">
      <style:table-cell-properties style:vertical-align="middle" style:border-line-width="0.002cm 0.088cm 0.002cm" fo:padding="0.049cm" fo:border="0.092cm double #808080"/>
    </style:style>
    <style:style style:name="Table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A" style:family="table-column">
      <style:table-column-properties style:column-width="2.274cm" style:rel-column-width="8674*"/>
    </style:style>
    <style:style style:name="Table8.B" style:family="table-column">
      <style:table-column-properties style:column-width="6.743cm" style:rel-column-width="25721*"/>
    </style:style>
    <style:style style:name="Table8.C" style:family="table-column">
      <style:table-column-properties style:column-width="2.335cm" style:rel-column-width="8910*"/>
    </style:style>
    <style:style style:name="Table8.D" style:family="table-column">
      <style:table-column-properties style:column-width="5.828cm" style:rel-column-width="22230*"/>
    </style:style>
    <style:style style:name="Table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D1" style:family="table-cell">
      <style:table-cell-properties style:vertical-align="middle" style:border-line-width="0.002cm 0.088cm 0.002cm" fo:padding="0.049cm" fo:border="0.092cm double #808080"/>
    </style:style>
    <style:style style:name="Table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 style:family="table">
      <style:table-properties style:width="17.101cm" fo:margin-left="0.302cm" fo:margin-right="0.187cm" table:align="margins"/>
    </style:style>
    <style:style style:name="Table9.A" style:family="table-column">
      <style:table-column-properties style:column-width="5.673cm" style:rel-column-width="21737*"/>
    </style:style>
    <style:style style:name="Table9.B" style:family="table-column">
      <style:table-column-properties style:column-width="4.969cm" style:rel-column-width="19041*"/>
    </style:style>
    <style:style style:name="Table9.C" style:family="table-column">
      <style:table-column-properties style:column-width="6.459cm" style:rel-column-width="24757*"/>
    </style:style>
    <style:style style:name="Table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C1" style:family="table-cell">
      <style:table-cell-properties style:vertical-align="middle" style:border-line-width="0.002cm 0.088cm 0.002cm" fo:padding="0.049cm" fo:border="0.092cm double #808080"/>
    </style:style>
    <style:style style:name="Table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 style:family="table" style:master-page-name="">
      <style:table-properties style:width="9.957cm" fo:margin-left="0.275cm" fo:margin-right="7.357cm" style:page-number="0"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9.957cm" style:rel-column-width="65535*"/>
    </style:style>
    <style:style style:name="Table10.A1" style:family="table-cell">
      <style:table-cell-properties style:vertical-align="middle" style:border-line-width="0.002cm 0.088cm 0.002cm" fo:padding="0.049cm" fo:border="0.092cm double #808080"/>
    </style:style>
    <style:style style:name="Table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4" style:family="table-row">
      <style:table-row-properties style:min-row-height="0.843cm"/>
    </style:style>
    <style:style style:name="Table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A" style:family="table-column">
      <style:table-column-properties style:column-width="3.395cm" style:rel-column-width="12955*"/>
    </style:style>
    <style:style style:name="Table11.B" style:family="table-column">
      <style:table-column-properties style:column-width="4.334cm" style:rel-column-width="16530*"/>
    </style:style>
    <style:style style:name="Table11.C" style:family="table-column">
      <style:table-column-properties style:column-width="5.997cm" style:rel-column-width="22878*"/>
    </style:style>
    <style:style style:name="Table11.D" style:family="table-column">
      <style:table-column-properties style:column-width="3.454cm" style:rel-column-width="13172*"/>
    </style:style>
    <style:style style:name="Table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D1" style:family="table-cell">
      <style:table-cell-properties style:vertical-align="middle" style:border-line-width="0.002cm 0.088cm 0.002cm" fo:padding="0.049cm" fo:border="0.092cm double #808080"/>
    </style:style>
    <style:style style:name="Table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A" style:family="table-column">
      <style:table-column-properties style:column-width="5.562cm" style:rel-column-width="21213*"/>
    </style:style>
    <style:style style:name="Table12.B" style:family="table-column">
      <style:table-column-properties style:column-width="5.207cm" style:rel-column-width="19861*"/>
    </style:style>
    <style:style style:name="Table12.C" style:family="table-column">
      <style:table-column-properties style:column-width="6.412cm" style:rel-column-width="24461*"/>
    </style:style>
    <style:style style:name="Table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C1" style:family="table-cell">
      <style:table-cell-properties style:vertical-align="middle" style:border-line-width="0.002cm 0.088cm 0.002cm" fo:padding="0.049cm" fo:border="0.092cm double #808080"/>
    </style:style>
    <style:style style:name="Table12.2" style:family="table-row">
      <style:table-row-properties fo:background-color="transparent" style:keep-together="true" fo:keep-together="auto">
        <style:background-image/>
      </style:table-row-properties>
    </style:style>
    <style:style style:name="Table12.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10.804cm" style:rel-column-width="65535*"/>
    </style:style>
    <style:style style:name="Table13.A1" style:family="table-cell">
      <style:table-cell-properties style:vertical-align="middle" style:border-line-width="0.002cm 0.088cm 0.002cm" fo:padding="0.049cm" fo:border="0.092cm double #808080"/>
    </style:style>
    <style:style style:name="Table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5" style:family="table-row">
      <style:table-row-properties style:min-row-height="0.843cm"/>
    </style:style>
    <style:style style:name="Table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A" style:family="table-column">
      <style:table-column-properties style:column-width="3.395cm" style:rel-column-width="12955*"/>
    </style:style>
    <style:style style:name="Table14.B" style:family="table-column">
      <style:table-column-properties style:column-width="4.334cm" style:rel-column-width="16530*"/>
    </style:style>
    <style:style style:name="Table14.C" style:family="table-column">
      <style:table-column-properties style:column-width="5.997cm" style:rel-column-width="22878*"/>
    </style:style>
    <style:style style:name="Table14.D" style:family="table-column">
      <style:table-column-properties style:column-width="3.454cm" style:rel-column-width="13172*"/>
    </style:style>
    <style:style style:name="Table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D1" style:family="table-cell">
      <style:table-cell-properties style:vertical-align="middle" style:border-line-width="0.002cm 0.088cm 0.002cm" fo:padding="0.049cm" fo:border="0.092cm double #808080"/>
    </style:style>
    <style:style style:name="Table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A" style:family="table-column">
      <style:table-column-properties style:column-width="5.562cm" style:rel-column-width="21213*"/>
    </style:style>
    <style:style style:name="Table15.B" style:family="table-column">
      <style:table-column-properties style:column-width="5.207cm" style:rel-column-width="19861*"/>
    </style:style>
    <style:style style:name="Table15.C" style:family="table-column">
      <style:table-column-properties style:column-width="6.412cm" style:rel-column-width="24461*"/>
    </style:style>
    <style:style style:name="Table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C1" style:family="table-cell">
      <style:table-cell-properties style:vertical-align="middle" style:border-line-width="0.002cm 0.088cm 0.002cm" fo:padding="0.049cm" fo:border="0.092cm double #808080"/>
    </style:style>
    <style:style style:name="Table15.2" style:family="table-row">
      <style:table-row-properties fo:background-color="transparent" style:keep-together="true" fo:keep-together="auto">
        <style:background-image/>
      </style:table-row-properties>
    </style:style>
    <style:style style:name="Table15.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6.A" style:family="table-column">
      <style:table-column-properties style:column-width="10.804cm" style:rel-column-width="65535*"/>
    </style:style>
    <style:style style:name="Table16.A1" style:family="table-cell">
      <style:table-cell-properties style:vertical-align="middle" style:border-line-width="0.002cm 0.088cm 0.002cm" fo:padding="0.049cm" fo:border="0.092cm double #808080"/>
    </style:style>
    <style:style style:name="Table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row">
      <style:table-row-properties style:min-row-height="0.843cm"/>
    </style:style>
    <style:style style:name="Table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7.A" style:family="table-column">
      <style:table-column-properties style:column-width="7.481cm" style:rel-column-width="28624*"/>
    </style:style>
    <style:style style:name="Table17.B" style:family="table-column">
      <style:table-column-properties style:column-width="9.647cm" style:rel-column-width="36911*"/>
    </style:style>
    <style:style style:name="Table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B1" style:family="table-cell">
      <style:table-cell-properties style:vertical-align="middle" style:border-line-width="0.002cm 0.088cm 0.002cm" fo:padding="0.049cm" fo:border="0.092cm double #808080"/>
    </style:style>
    <style:style style:name="Table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3.614cm" style:rel-column-width="13789*"/>
    </style:style>
    <style:style style:name="Table18.B" style:family="table-column">
      <style:table-column-properties style:column-width="5.759cm" style:rel-column-width="21966*"/>
    </style:style>
    <style:style style:name="Table18.C" style:family="table-column">
      <style:table-column-properties style:column-width="4.24cm" style:rel-column-width="16178*"/>
    </style:style>
    <style:style style:name="Table18.D" style:family="table-column">
      <style:table-column-properties style:column-width="3.567cm" style:rel-column-width="13602*"/>
    </style:style>
    <style:style style:name="Table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D1" style:family="table-cell">
      <style:table-cell-properties style:vertical-align="middle" style:border-line-width="0.002cm 0.088cm 0.002cm" fo:padding="0.049cm" fo:border="0.092cm double #808080"/>
    </style:style>
    <style:style style:name="Table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row">
      <style:table-row-properties fo:background-color="transparent">
        <style:background-image/>
      </style:table-row-properties>
    </style:style>
    <style:style style:name="Table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row">
      <style:table-row-properties style:min-row-height="1.305cm" fo:background-color="transparent">
        <style:background-image/>
      </style:table-row-properties>
    </style:style>
    <style:style style:name="Table19" style:family="table">
      <style:table-properties style:width="16.334cm" fo:margin-left="0.302cm" fo:margin-right="0.954cm" table:align="margins"/>
    </style:style>
    <style:style style:name="Table19.A" style:family="table-column">
      <style:table-column-properties style:column-width="4.861cm" style:rel-column-width="19506*"/>
    </style:style>
    <style:style style:name="Table19.B" style:family="table-column">
      <style:table-column-properties style:column-width="7.359cm" style:rel-column-width="29529*"/>
    </style:style>
    <style:style style:name="Table19.C" style:family="table-column">
      <style:table-column-properties style:column-width="4.112cm" style:rel-column-width="16500*"/>
    </style:style>
    <style:style style:name="Table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C1" style:family="table-cell">
      <style:table-cell-properties style:vertical-align="middle" style:border-line-width="0.002cm 0.088cm 0.002cm" fo:padding="0.049cm" fo:border="0.092cm double #808080"/>
    </style:style>
    <style:style style:name="Table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row">
      <style:table-row-properties style:min-row-height="4.493cm"/>
    </style:style>
    <style:style style:name="Table19.B4"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2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0.A" style:family="table-column">
      <style:table-column-properties style:column-width="9.428cm" style:rel-column-width="65535*"/>
    </style:style>
    <style:style style:name="Table20.A1" style:family="table-cell">
      <style:table-cell-properties style:vertical-align="middle" style:border-line-width="0.002cm 0.088cm 0.002cm" fo:padding="0.049cm" fo:border="0.092cm double #808080"/>
    </style:style>
    <style:style style:name="Table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5"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365.A" style:family="table-column">
      <style:table-column-properties style:column-width="7.481cm" style:rel-column-width="28624*"/>
    </style:style>
    <style:style style:name="Table365.B" style:family="table-column">
      <style:table-column-properties style:column-width="9.647cm" style:rel-column-width="36911*"/>
    </style:style>
    <style:style style:name="Table3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5.B1" style:family="table-cell">
      <style:table-cell-properties style:vertical-align="middle" style:border-line-width="0.002cm 0.088cm 0.002cm" fo:padding="0.049cm" fo:border="0.092cm double #808080"/>
    </style:style>
    <style:style style:name="Table3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A" style:family="table-column">
      <style:table-column-properties style:column-width="2.274cm" style:rel-column-width="8676*"/>
    </style:style>
    <style:style style:name="Table21.B" style:family="table-column">
      <style:table-column-properties style:column-width="7.1cm" style:rel-column-width="27080*"/>
    </style:style>
    <style:style style:name="Table21.C" style:family="table-column">
      <style:table-column-properties style:column-width="2.247cm" style:rel-column-width="8571*"/>
    </style:style>
    <style:style style:name="Table21.D" style:family="table-column">
      <style:table-column-properties style:column-width="5.56cm" style:rel-column-width="21208*"/>
    </style:style>
    <style:style style:name="Table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D1" style:family="table-cell">
      <style:table-cell-properties style:vertical-align="middle" style:border-line-width="0.002cm 0.088cm 0.002cm" fo:padding="0.049cm" fo:border="0.092cm double #808080"/>
    </style:style>
    <style:style style:name="Table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4.A" style:family="table-column">
      <style:table-column-properties style:column-width="2.274cm" style:rel-column-width="8676*"/>
    </style:style>
    <style:style style:name="Table314.B" style:family="table-column">
      <style:table-column-properties style:column-width="7.1cm" style:rel-column-width="27080*"/>
    </style:style>
    <style:style style:name="Table314.C" style:family="table-column">
      <style:table-column-properties style:column-width="2.247cm" style:rel-column-width="8571*"/>
    </style:style>
    <style:style style:name="Table314.D" style:family="table-column">
      <style:table-column-properties style:column-width="5.56cm" style:rel-column-width="21208*"/>
    </style:style>
    <style:style style:name="Table3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4.D1" style:family="table-cell">
      <style:table-cell-properties style:vertical-align="middle" style:border-line-width="0.002cm 0.088cm 0.002cm" fo:padding="0.049cm" fo:border="0.092cm double #808080"/>
    </style:style>
    <style:style style:name="Table3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3" style:family="table-row">
      <style:table-row-properties fo:background-color="transparent">
        <style:background-image/>
      </style:table-row-properties>
    </style:style>
    <style:style style:name="Table31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2.A" style:family="table-column">
      <style:table-column-properties style:column-width="10.698cm" style:rel-column-width="65535*"/>
    </style:style>
    <style:style style:name="Table22.A1" style:family="table-cell">
      <style:table-cell-properties style:vertical-align="middle" style:border-line-width="0.002cm 0.088cm 0.002cm" fo:padding="0.049cm" fo:border="0.092cm double #808080"/>
    </style:style>
    <style:style style:name="Table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row">
      <style:table-row-properties style:min-row-height="0.843cm"/>
    </style:style>
    <style:style style:name="Table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A" style:family="table-column">
      <style:table-column-properties style:column-width="2.274cm" style:rel-column-width="8674*"/>
    </style:style>
    <style:style style:name="Table23.B" style:family="table-column">
      <style:table-column-properties style:column-width="6.743cm" style:rel-column-width="25721*"/>
    </style:style>
    <style:style style:name="Table23.C" style:family="table-column">
      <style:table-column-properties style:column-width="2.697cm" style:rel-column-width="10289*"/>
    </style:style>
    <style:style style:name="Table23.D" style:family="table-column">
      <style:table-column-properties style:column-width="5.466cm" style:rel-column-width="20851*"/>
    </style:style>
    <style:style style:name="Table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D1" style:family="table-cell">
      <style:table-cell-properties style:vertical-align="middle" style:border-line-width="0.002cm 0.088cm 0.002cm" fo:padding="0.049cm" fo:border="0.092cm double #808080"/>
    </style:style>
    <style:style style:name="Table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4.A" style:family="table-column">
      <style:table-column-properties style:column-width="9.428cm" style:rel-column-width="65535*"/>
    </style:style>
    <style:style style:name="Table24.A1" style:family="table-cell">
      <style:table-cell-properties style:vertical-align="middle" style:border-line-width="0.002cm 0.088cm 0.002cm" fo:padding="0.049cm" fo:border="0.092cm double #808080"/>
    </style:style>
    <style:style style:name="Table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3" style:family="table-row">
      <style:table-row-properties style:min-row-height="0.843cm"/>
    </style:style>
    <style:style style:name="Table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A" style:family="table-column">
      <style:table-column-properties style:column-width="3.395cm" style:rel-column-width="12955*"/>
    </style:style>
    <style:style style:name="Table25.B" style:family="table-column">
      <style:table-column-properties style:column-width="4.334cm" style:rel-column-width="16530*"/>
    </style:style>
    <style:style style:name="Table25.C" style:family="table-column">
      <style:table-column-properties style:column-width="5.997cm" style:rel-column-width="22878*"/>
    </style:style>
    <style:style style:name="Table25.D" style:family="table-column">
      <style:table-column-properties style:column-width="3.454cm" style:rel-column-width="13172*"/>
    </style:style>
    <style:style style:name="Table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D1" style:family="table-cell">
      <style:table-cell-properties style:vertical-align="middle" style:border-line-width="0.002cm 0.088cm 0.002cm" fo:padding="0.049cm" fo:border="0.092cm double #808080"/>
    </style:style>
    <style:style style:name="Table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A" style:family="table-column">
      <style:table-column-properties style:column-width="5.562cm" style:rel-column-width="21213*"/>
    </style:style>
    <style:style style:name="Table26.B" style:family="table-column">
      <style:table-column-properties style:column-width="5.207cm" style:rel-column-width="19861*"/>
    </style:style>
    <style:style style:name="Table26.C" style:family="table-column">
      <style:table-column-properties style:column-width="6.412cm" style:rel-column-width="24461*"/>
    </style:style>
    <style:style style:name="Table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C1" style:family="table-cell">
      <style:table-cell-properties style:vertical-align="middle" style:border-line-width="0.002cm 0.088cm 0.002cm" fo:padding="0.049cm" fo:border="0.092cm double #808080"/>
    </style:style>
    <style:style style:name="Table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A" style:family="table-column">
      <style:table-column-properties style:column-width="9.428cm" style:rel-column-width="65535*"/>
    </style:style>
    <style:style style:name="Table27.A1" style:family="table-cell">
      <style:table-cell-properties style:vertical-align="middle" style:border-line-width="0.002cm 0.088cm 0.002cm" fo:padding="0.049cm" fo:border="0.092cm double #808080"/>
    </style:style>
    <style:style style:name="Table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row">
      <style:table-row-properties style:min-row-height="0.843cm"/>
    </style:style>
    <style:style style:name="Table2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8.A" style:family="table-column">
      <style:table-column-properties style:column-width="7.482cm" style:rel-column-width="28601*"/>
    </style:style>
    <style:style style:name="Table28.B" style:family="table-column">
      <style:table-column-properties style:column-width="9.661cm" style:rel-column-width="36934*"/>
    </style:style>
    <style:style style:name="Table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B1" style:family="table-cell">
      <style:table-cell-properties style:vertical-align="middle" style:border-line-width="0.002cm 0.088cm 0.002cm" fo:padding="0.049cm" fo:border="0.092cm double #808080"/>
    </style:style>
    <style:style style:name="Table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9.A" style:family="table-column">
      <style:table-column-properties style:column-width="3.861cm" style:rel-column-width="14731*"/>
    </style:style>
    <style:style style:name="Table29.B" style:family="table-column">
      <style:table-column-properties style:column-width="5.073cm" style:rel-column-width="19354*"/>
    </style:style>
    <style:style style:name="Table29.C" style:family="table-column">
      <style:table-column-properties style:column-width="5.399cm" style:rel-column-width="20593*"/>
    </style:style>
    <style:style style:name="Table29.D" style:family="table-column">
      <style:table-column-properties style:column-width="2.847cm" style:rel-column-width="10857*"/>
    </style:style>
    <style:style style:name="Table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D1" style:family="table-cell">
      <style:table-cell-properties style:vertical-align="middle" style:border-line-width="0.002cm 0.088cm 0.002cm" fo:padding="0.049cm" fo:border="0.092cm double #808080"/>
    </style:style>
    <style:style style:name="Table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 style:family="table">
      <style:table-properties style:width="16.122cm" fo:margin-left="0.302cm" fo:margin-right="1.166cm" table:align="margins"/>
    </style:style>
    <style:style style:name="Table30.A" style:family="table-column">
      <style:table-column-properties style:column-width="8.899cm" style:rel-column-width="36174*"/>
    </style:style>
    <style:style style:name="Table30.B" style:family="table-column">
      <style:table-column-properties style:column-width="2.431cm" style:rel-column-width="9882*"/>
    </style:style>
    <style:style style:name="Table30.C" style:family="table-column">
      <style:table-column-properties style:column-width="4.792cm" style:rel-column-width="19479*"/>
    </style:style>
    <style:style style:name="Table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C1" style:family="table-cell">
      <style:table-cell-properties style:vertical-align="middle" style:border-line-width="0.002cm 0.088cm 0.002cm" fo:padding="0.049cm" fo:border="0.092cm double #808080"/>
    </style:style>
    <style:style style:name="Table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A" style:family="table-column">
      <style:table-column-properties style:column-width="9.428cm" style:rel-column-width="65535*"/>
    </style:style>
    <style:style style:name="Table31.A1" style:family="table-cell">
      <style:table-cell-properties style:vertical-align="middle" style:border-line-width="0.002cm 0.088cm 0.002cm" fo:padding="0.049cm" fo:border="0.092cm double #808080"/>
    </style:style>
    <style:style style:name="Table31.2" style:family="table-row">
      <style:table-row-properties style:min-row-height="0.843cm"/>
    </style:style>
    <style:style style:name="Table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32.A" style:family="table-column">
      <style:table-column-properties style:column-width="2.669cm" style:rel-column-width="10182*"/>
    </style:style>
    <style:style style:name="Table32.B" style:family="table-column">
      <style:table-column-properties style:column-width="5.898cm" style:rel-column-width="22497*"/>
    </style:style>
    <style:style style:name="Table32.C" style:family="table-column">
      <style:table-column-properties style:column-width="2.531cm" style:rel-column-width="9657*"/>
    </style:style>
    <style:style style:name="Table32.D" style:family="table-column">
      <style:table-column-properties style:column-width="6.082cm" style:rel-column-width="23199*"/>
    </style:style>
    <style:style style:name="Table32.1" style:family="table-row">
      <style:table-row-properties fo:background-color="transparent" style:keep-together="true" fo:keep-together="auto">
        <style:background-image/>
      </style:table-row-properties>
    </style:style>
    <style:style style:name="Table32.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writing-mode="page">
        <style:background-image/>
      </style:table-cell-properties>
    </style:style>
    <style:style style:name="Table32.D1" style:family="table-cell">
      <style:table-cell-properties style:vertical-align="middle" fo:background-color="transparent" style:border-line-width="0.002cm 0.088cm 0.002cm" fo:padding="0.049cm" fo:border="0.092cm double #808080" style:writing-mode="page">
        <style:background-image/>
      </style:table-cell-properties>
    </style:style>
    <style:style style:name="Table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 style:family="table">
      <style:table-properties style:width="17.101cm" fo:margin-left="0.302cm" fo:margin-right="0.187cm" table:align="margins"/>
    </style:style>
    <style:style style:name="Table34.A" style:family="table-column">
      <style:table-column-properties style:column-width="5.673cm" style:rel-column-width="21737*"/>
    </style:style>
    <style:style style:name="Table34.B" style:family="table-column">
      <style:table-column-properties style:column-width="4.969cm" style:rel-column-width="19041*"/>
    </style:style>
    <style:style style:name="Table34.C" style:family="table-column">
      <style:table-column-properties style:column-width="6.459cm" style:rel-column-width="24757*"/>
    </style:style>
    <style:style style:name="Table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C1" style:family="table-cell">
      <style:table-cell-properties style:vertical-align="middle" style:border-line-width="0.002cm 0.088cm 0.002cm" fo:padding="0.049cm" fo:border="0.092cm double #808080"/>
    </style:style>
    <style:style style:name="Table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 style:family="table" style:master-page-name="">
      <style:table-properties style:width="10.38cm" fo:margin-left="0.275cm" fo:margin-right="6.934cm" style:page-number="0" fo:break-before="auto" fo:break-after="auto" table:align="margins" fo:background-color="transparent" fo:keep-with-next="auto" style:may-break-between-rows="true" style:writing-mode="page">
        <style:background-image/>
      </style:table-properties>
    </style:style>
    <style:style style:name="Table35.A" style:family="table-column">
      <style:table-column-properties style:column-width="10.38cm" style:rel-column-width="65535*"/>
    </style:style>
    <style:style style:name="Table35.A1" style:family="table-cell">
      <style:table-cell-properties style:vertical-align="middle" style:border-line-width="0.002cm 0.088cm 0.002cm" fo:padding="0.049cm" fo:border="0.092cm double #808080"/>
    </style:style>
    <style:style style:name="Table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row">
      <style:table-row-properties style:min-row-height="0.843cm"/>
    </style:style>
    <style:style style:name="Table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A" style:family="table-column">
      <style:table-column-properties style:column-width="3.533cm" style:rel-column-width="13477*"/>
    </style:style>
    <style:style style:name="Table36.B" style:family="table-column">
      <style:table-column-properties style:column-width="4.196cm" style:rel-column-width="16007*"/>
    </style:style>
    <style:style style:name="Table36.C" style:family="table-column">
      <style:table-column-properties style:column-width="5.997cm" style:rel-column-width="22878*"/>
    </style:style>
    <style:style style:name="Table36.D" style:family="table-column">
      <style:table-column-properties style:column-width="3.454cm" style:rel-column-width="13173*"/>
    </style:style>
    <style:style style:name="Table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D1" style:family="table-cell">
      <style:table-cell-properties style:vertical-align="middle" style:border-line-width="0.002cm 0.088cm 0.002cm" fo:padding="0.049cm" fo:border="0.092cm double #808080"/>
    </style:style>
    <style:style style:name="Table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A" style:family="table-column">
      <style:table-column-properties style:column-width="5.562cm" style:rel-column-width="21213*"/>
    </style:style>
    <style:style style:name="Table37.B" style:family="table-column">
      <style:table-column-properties style:column-width="5.207cm" style:rel-column-width="19861*"/>
    </style:style>
    <style:style style:name="Table37.C" style:family="table-column">
      <style:table-column-properties style:column-width="6.412cm" style:rel-column-width="24461*"/>
    </style:style>
    <style:style style:name="Table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C1" style:family="table-cell">
      <style:table-cell-properties style:vertical-align="middle" style:border-line-width="0.002cm 0.088cm 0.002cm" fo:padding="0.049cm" fo:border="0.092cm double #808080"/>
    </style:style>
    <style:style style:name="Table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A" style:family="table-column">
      <style:table-column-properties style:column-width="9.428cm" style:rel-column-width="65535*"/>
    </style:style>
    <style:style style:name="Table38.A1" style:family="table-cell">
      <style:table-cell-properties style:vertical-align="middle" style:border-line-width="0.002cm 0.088cm 0.002cm" fo:padding="0.049cm" fo:border="0.092cm double #808080"/>
    </style:style>
    <style:style style:name="Table38.2" style:family="table-row">
      <style:table-row-properties style:min-row-height="0.843cm"/>
    </style:style>
    <style:style style:name="Table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9.A" style:family="table-column">
      <style:table-column-properties style:column-width="2.875cm" style:rel-column-width="10968*"/>
    </style:style>
    <style:style style:name="Table39.B" style:family="table-column">
      <style:table-column-properties style:column-width="6.498cm" style:rel-column-width="24788*"/>
    </style:style>
    <style:style style:name="Table39.C" style:family="table-column">
      <style:table-column-properties style:column-width="4.902cm" style:rel-column-width="18697*"/>
    </style:style>
    <style:style style:name="Table39.D" style:family="table-column">
      <style:table-column-properties style:column-width="2.905cm" style:rel-column-width="11082*"/>
    </style:style>
    <style:style style:name="Table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D1" style:family="table-cell">
      <style:table-cell-properties style:vertical-align="middle" style:border-line-width="0.002cm 0.088cm 0.002cm" fo:padding="0.049cm" fo:border="0.092cm double #808080"/>
    </style:style>
    <style:style style:name="Table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4" style:family="table-row">
      <style:table-row-properties fo:background-color="transparent" style:keep-together="true" fo:keep-together="auto">
        <style:background-image/>
      </style:table-row-properties>
    </style:style>
    <style:style style:name="Table3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 style:family="table">
      <style:table-properties style:width="16.334cm" fo:margin-left="0.302cm" fo:margin-right="0.954cm" table:align="margins"/>
    </style:style>
    <style:style style:name="Table40.A" style:family="table-column">
      <style:table-column-properties style:column-width="3.732cm" style:rel-column-width="14975*"/>
    </style:style>
    <style:style style:name="Table40.B" style:family="table-column">
      <style:table-column-properties style:column-width="6.923cm" style:rel-column-width="27776*"/>
    </style:style>
    <style:style style:name="Table40.C" style:family="table-column">
      <style:table-column-properties style:column-width="5.678cm" style:rel-column-width="22784*"/>
    </style:style>
    <style:style style:name="Table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C1" style:family="table-cell">
      <style:table-cell-properties style:vertical-align="middle" style:border-line-width="0.002cm 0.088cm 0.002cm" fo:padding="0.049cm" fo:border="0.092cm double #808080"/>
    </style:style>
    <style:style style:name="Table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A" style:family="table-column">
      <style:table-column-properties style:column-width="9.428cm" style:rel-column-width="65535*"/>
    </style:style>
    <style:style style:name="Table41.A1" style:family="table-cell">
      <style:table-cell-properties style:vertical-align="middle" style:border-line-width="0.002cm 0.088cm 0.002cm" fo:padding="0.049cm" fo:border="0.092cm double #808080"/>
    </style:style>
    <style:style style:name="Table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row">
      <style:table-row-properties style:min-row-height="0.843cm"/>
    </style:style>
    <style:style style:name="Table181"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181.A" style:family="table-column">
      <style:table-column-properties style:column-width="5.853cm" style:rel-column-width="24659*"/>
    </style:style>
    <style:style style:name="Table181.B" style:family="table-column">
      <style:table-column-properties style:column-width="4.854cm" style:rel-column-width="20453*"/>
    </style:style>
    <style:style style:name="Table181.C" style:family="table-column">
      <style:table-column-properties style:column-width="4.847cm" style:rel-column-width="20423*"/>
    </style:style>
    <style:style style:name="Table1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1.C1" style:family="table-cell">
      <style:table-cell-properties style:vertical-align="middle" style:border-line-width="0.002cm 0.088cm 0.002cm" fo:padding="0.049cm" fo:border="0.092cm double #808080"/>
    </style:style>
    <style:style style:name="Table181.2" style:family="table-row">
      <style:table-row-properties style:min-row-height="0.709cm" fo:background-color="transparent">
        <style:background-image/>
      </style:table-row-properties>
    </style:style>
    <style:style style:name="Table1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18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2.A" style:family="table-column">
      <style:table-column-properties style:column-width="10.804cm" style:rel-column-width="65535*"/>
    </style:style>
    <style:style style:name="Table182.A1" style:family="table-cell">
      <style:table-cell-properties style:vertical-align="middle" style:border-line-width="0.002cm 0.088cm 0.002cm" fo:padding="0.049cm" fo:border="0.092cm double #808080"/>
    </style:style>
    <style:style style:name="Table1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2.3" style:family="table-row">
      <style:table-row-properties style:min-row-height="0.843cm"/>
    </style:style>
    <style:style style:name="Table3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6.A" style:family="table-column">
      <style:table-column-properties style:column-width="4.274cm" style:rel-column-width="16300*"/>
    </style:style>
    <style:style style:name="Table336.B" style:family="table-column">
      <style:table-column-properties style:column-width="5.101cm" style:rel-column-width="19457*"/>
    </style:style>
    <style:style style:name="Table336.C" style:family="table-column">
      <style:table-column-properties style:column-width="7.807cm" style:rel-column-width="29778*"/>
    </style:style>
    <style:style style:name="Table3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6.C1" style:family="table-cell">
      <style:table-cell-properties style:vertical-align="middle" style:border-line-width="0.002cm 0.088cm 0.002cm" fo:padding="0.049cm" fo:border="0.092cm double #808080"/>
    </style:style>
    <style:style style:name="Table3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7"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37.A" style:family="table-column">
      <style:table-column-properties style:column-width="5.853cm" style:rel-column-width="24660*"/>
    </style:style>
    <style:style style:name="Table337.B" style:family="table-column">
      <style:table-column-properties style:column-width="4.854cm" style:rel-column-width="20452*"/>
    </style:style>
    <style:style style:name="Table337.C" style:family="table-column">
      <style:table-column-properties style:column-width="4.847cm" style:rel-column-width="20423*"/>
    </style:style>
    <style:style style:name="Table3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7.C1" style:family="table-cell">
      <style:table-cell-properties style:vertical-align="middle" style:border-line-width="0.002cm 0.088cm 0.002cm" fo:padding="0.049cm" fo:border="0.092cm double #808080"/>
    </style:style>
    <style:style style:name="Table337.2" style:family="table-row">
      <style:table-row-properties style:min-row-height="0.709cm" fo:background-color="transparent">
        <style:background-image/>
      </style:table-row-properties>
    </style:style>
    <style:style style:name="Table3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7.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8"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38.A" style:family="table-column">
      <style:table-column-properties style:column-width="11.007cm" style:rel-column-width="65535*"/>
    </style:style>
    <style:style style:name="Table338.A1" style:family="table-cell">
      <style:table-cell-properties style:vertical-align="middle" style:border-line-width="0.002cm 0.088cm 0.002cm" fo:padding="0.049cm" fo:border="0.092cm double #808080"/>
    </style:style>
    <style:style style:name="Table3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8.6" style:family="table-row">
      <style:table-row-properties style:min-row-height="0.843cm"/>
    </style:style>
    <style:style style:name="Table9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4.A" style:family="table-column">
      <style:table-column-properties style:column-width="7.892cm" style:rel-column-width="30165*"/>
    </style:style>
    <style:style style:name="Table94.B" style:family="table-column">
      <style:table-column-properties style:column-width="9.252cm" style:rel-column-width="35370*"/>
    </style:style>
    <style:style style:name="Table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4.B1" style:family="table-cell">
      <style:table-cell-properties style:vertical-align="middle" style:border-line-width="0.002cm 0.088cm 0.002cm" fo:padding="0.049cm" fo:border="0.092cm double #808080"/>
    </style:style>
    <style:style style:name="Table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3.A" style:family="table-column">
      <style:table-column-properties style:column-width="2.956cm" style:rel-column-width="11279*"/>
    </style:style>
    <style:style style:name="Table93.B" style:family="table-column">
      <style:table-column-properties style:column-width="6.417cm" style:rel-column-width="24476*"/>
    </style:style>
    <style:style style:name="Table93.C" style:family="table-column">
      <style:table-column-properties style:column-width="3.374cm" style:rel-column-width="12874*"/>
    </style:style>
    <style:style style:name="Table93.D" style:family="table-column">
      <style:table-column-properties style:column-width="4.433cm" style:rel-column-width="16906*"/>
    </style:style>
    <style:style style:name="Table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3.D1" style:family="table-cell">
      <style:table-cell-properties style:vertical-align="middle" style:border-line-width="0.002cm 0.088cm 0.002cm" fo:padding="0.049cm" fo:border="0.092cm double #808080"/>
    </style:style>
    <style:style style:name="Table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1" style:family="table">
      <style:table-properties style:width="16.14cm" fo:margin-left="0.284cm" fo:margin-right="1.166cm" table:align="margins"/>
    </style:style>
    <style:style style:name="Table91.A" style:family="table-column">
      <style:table-column-properties style:column-width="6.59cm" style:rel-column-width="26759*"/>
    </style:style>
    <style:style style:name="Table91.B" style:family="table-column">
      <style:table-column-properties style:column-width="4.957cm" style:rel-column-width="20125*"/>
    </style:style>
    <style:style style:name="Table91.C" style:family="table-column">
      <style:table-column-properties style:column-width="4.593cm" style:rel-column-width="18651*"/>
    </style:style>
    <style:style style:name="Table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1.C1" style:family="table-cell">
      <style:table-cell-properties style:vertical-align="middle" style:border-line-width="0.002cm 0.088cm 0.002cm" fo:padding="0.049cm" fo:border="0.092cm double #808080"/>
    </style:style>
    <style:style style:name="Table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92.A" style:family="table-column">
      <style:table-column-properties style:column-width="10.698cm" style:rel-column-width="65535*"/>
    </style:style>
    <style:style style:name="Table92.A1" style:family="table-cell">
      <style:table-cell-properties style:vertical-align="middle" style:border-line-width="0.002cm 0.088cm 0.002cm" fo:padding="0.049cm" fo:border="0.092cm double #808080"/>
    </style:style>
    <style:style style:name="Table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4" style:family="table-row">
      <style:table-row-properties style:min-row-height="0.843cm"/>
    </style:style>
    <style:style style:name="Table31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9.A" style:family="table-column">
      <style:table-column-properties style:column-width="2.956cm" style:rel-column-width="11279*"/>
    </style:style>
    <style:style style:name="Table319.B" style:family="table-column">
      <style:table-column-properties style:column-width="6.417cm" style:rel-column-width="24476*"/>
    </style:style>
    <style:style style:name="Table319.C" style:family="table-column">
      <style:table-column-properties style:column-width="3.374cm" style:rel-column-width="12874*"/>
    </style:style>
    <style:style style:name="Table319.D" style:family="table-column">
      <style:table-column-properties style:column-width="4.433cm" style:rel-column-width="16906*"/>
    </style:style>
    <style:style style:name="Table3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9.D1" style:family="table-cell">
      <style:table-cell-properties style:vertical-align="middle" style:border-line-width="0.002cm 0.088cm 0.002cm" fo:padding="0.049cm" fo:border="0.092cm double #808080"/>
    </style:style>
    <style:style style:name="Table3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1" style:family="table">
      <style:table-properties style:width="16.14cm" fo:margin-left="0.284cm" fo:margin-right="1.166cm" table:align="margins"/>
    </style:style>
    <style:style style:name="Table321.A" style:family="table-column">
      <style:table-column-properties style:column-width="6.59cm" style:rel-column-width="26759*"/>
    </style:style>
    <style:style style:name="Table321.B" style:family="table-column">
      <style:table-column-properties style:column-width="4.957cm" style:rel-column-width="20125*"/>
    </style:style>
    <style:style style:name="Table321.C" style:family="table-column">
      <style:table-column-properties style:column-width="4.593cm" style:rel-column-width="18651*"/>
    </style:style>
    <style:style style:name="Table3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1.C1" style:family="table-cell">
      <style:table-cell-properties style:vertical-align="middle" style:border-line-width="0.002cm 0.088cm 0.002cm" fo:padding="0.049cm" fo:border="0.092cm double #808080"/>
    </style:style>
    <style:style style:name="Table3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2.A" style:family="table-column">
      <style:table-column-properties style:column-width="10.698cm" style:rel-column-width="65535*"/>
    </style:style>
    <style:style style:name="Table322.A1" style:family="table-cell">
      <style:table-cell-properties style:vertical-align="middle" style:border-line-width="0.002cm 0.088cm 0.002cm" fo:padding="0.049cm" fo:border="0.092cm double #808080"/>
    </style:style>
    <style:style style:name="Table3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4" style:family="table-row">
      <style:table-row-properties style:min-row-height="0.843cm"/>
    </style:style>
    <style:style style:name="Table32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0.A" style:family="table-column">
      <style:table-column-properties style:column-width="2.745cm" style:rel-column-width="10471*"/>
    </style:style>
    <style:style style:name="Table320.B" style:family="table-column">
      <style:table-column-properties style:column-width="5.196cm" style:rel-column-width="19819*"/>
    </style:style>
    <style:style style:name="Table320.C" style:family="table-column">
      <style:table-column-properties style:column-width="4.281cm" style:rel-column-width="16333*"/>
    </style:style>
    <style:style style:name="Table320.D" style:family="table-column">
      <style:table-column-properties style:column-width="4.958cm" style:rel-column-width="18912*"/>
    </style:style>
    <style:style style:name="Table3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0.D1" style:family="table-cell">
      <style:table-cell-properties style:vertical-align="middle" style:border-line-width="0.002cm 0.088cm 0.002cm" fo:padding="0.049cm" fo:border="0.092cm double #808080"/>
    </style:style>
    <style:style style:name="Table3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3" style:family="table">
      <style:table-properties style:width="16.14cm" fo:margin-left="0.284cm" fo:margin-right="1.166cm" table:align="margins"/>
    </style:style>
    <style:style style:name="Table323.A" style:family="table-column">
      <style:table-column-properties style:column-width="6.59cm" style:rel-column-width="26759*"/>
    </style:style>
    <style:style style:name="Table323.B" style:family="table-column">
      <style:table-column-properties style:column-width="4.957cm" style:rel-column-width="20125*"/>
    </style:style>
    <style:style style:name="Table323.C" style:family="table-column">
      <style:table-column-properties style:column-width="4.593cm" style:rel-column-width="18651*"/>
    </style:style>
    <style:style style:name="Table3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3.C1" style:family="table-cell">
      <style:table-cell-properties style:vertical-align="middle" style:border-line-width="0.002cm 0.088cm 0.002cm" fo:padding="0.049cm" fo:border="0.092cm double #808080"/>
    </style:style>
    <style:style style:name="Table3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4.A" style:family="table-column">
      <style:table-column-properties style:column-width="10.698cm" style:rel-column-width="65535*"/>
    </style:style>
    <style:style style:name="Table324.A1" style:family="table-cell">
      <style:table-cell-properties style:vertical-align="middle" style:border-line-width="0.002cm 0.088cm 0.002cm" fo:padding="0.049cm" fo:border="0.092cm double #808080"/>
    </style:style>
    <style:style style:name="Table3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3" style:family="table-row">
      <style:table-row-properties style:min-row-height="0.843cm"/>
    </style:style>
    <style:style style:name="Table42" style:family="table">
      <style:table-properties style:width="16.122cm" fo:margin-left="0.302cm" fo:margin-right="1.166cm" table:align="margins"/>
    </style:style>
    <style:style style:name="Table42.A" style:family="table-column">
      <style:table-column-properties style:column-width="5.218cm" style:rel-column-width="21209*"/>
    </style:style>
    <style:style style:name="Table42.B" style:family="table-column">
      <style:table-column-properties style:column-width="5.445cm" style:rel-column-width="22132*"/>
    </style:style>
    <style:style style:name="Table42.C" style:family="table-column">
      <style:table-column-properties style:column-width="5.459cm" style:rel-column-width="22194*"/>
    </style:style>
    <style:style style:name="Table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2.C1" style:family="table-cell">
      <style:table-cell-properties style:vertical-align="middle" style:border-line-width="0.002cm 0.088cm 0.002cm" fo:padding="0.049cm" fo:border="0.092cm double #808080"/>
    </style:style>
    <style:style style:name="Table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column-width="9.428cm" style:rel-column-width="65535*"/>
    </style:style>
    <style:style style:name="Table43.A1" style:family="table-cell">
      <style:table-cell-properties style:vertical-align="middle" style:border-line-width="0.002cm 0.088cm 0.002cm" fo:padding="0.049cm" fo:border="0.092cm double #808080"/>
    </style:style>
    <style:style style:name="Table43.2" style:family="table-row">
      <style:table-row-properties style:min-row-height="0.843cm"/>
    </style:style>
    <style:style style:name="Table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4.A" style:family="table-column">
      <style:table-column-properties style:column-width="2.275cm" style:rel-column-width="8678*"/>
    </style:style>
    <style:style style:name="Table44.B" style:family="table-column">
      <style:table-column-properties style:column-width="7.1cm" style:rel-column-width="27079*"/>
    </style:style>
    <style:style style:name="Table44.C" style:family="table-column">
      <style:table-column-properties style:column-width="2.247cm" style:rel-column-width="8573*"/>
    </style:style>
    <style:style style:name="Table44.D" style:family="table-column">
      <style:table-column-properties style:column-width="5.56cm" style:rel-column-width="21205*"/>
    </style:style>
    <style:style style:name="Table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4.D1" style:family="table-cell">
      <style:table-cell-properties style:vertical-align="middle" style:border-line-width="0.002cm 0.088cm 0.002cm" fo:padding="0.049cm" fo:border="0.092cm double #808080"/>
    </style:style>
    <style:style style:name="Table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4" style:family="table-row">
      <style:table-row-properties fo:background-color="transparent" style:keep-together="true" fo:keep-together="auto">
        <style:background-image/>
      </style:table-row-properties>
    </style:style>
    <style:style style:name="Table4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5" style:family="table">
      <style:table-properties style:width="16.334cm" fo:margin-left="0.302cm" fo:margin-right="0.954cm" table:align="margins"/>
    </style:style>
    <style:style style:name="Table45.A" style:family="table-column">
      <style:table-column-properties style:column-width="6.066cm" style:rel-column-width="24339*"/>
    </style:style>
    <style:style style:name="Table45.B" style:family="table-column">
      <style:table-column-properties style:column-width="4.59cm" style:rel-column-width="18412*"/>
    </style:style>
    <style:style style:name="Table45.C" style:family="table-column">
      <style:table-column-properties style:column-width="5.678cm" style:rel-column-width="22784*"/>
    </style:style>
    <style:style style:name="Table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5.C1" style:family="table-cell">
      <style:table-cell-properties style:vertical-align="middle" style:border-line-width="0.002cm 0.088cm 0.002cm" fo:padding="0.049cm" fo:border="0.092cm double #808080"/>
    </style:style>
    <style:style style:name="Table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6.A" style:family="table-column">
      <style:table-column-properties style:column-width="9.428cm" style:rel-column-width="65535*"/>
    </style:style>
    <style:style style:name="Table46.A1" style:family="table-cell">
      <style:table-cell-properties style:vertical-align="middle" style:border-line-width="0.002cm 0.088cm 0.002cm" fo:padding="0.049cm" fo:border="0.092cm double #808080"/>
    </style:style>
    <style:style style:name="Table4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4" style:family="table-row">
      <style:table-row-properties style:min-row-height="0.843cm"/>
    </style:style>
    <style:style style:name="Table4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7.A" style:family="table-column">
      <style:table-column-properties style:column-width="4.249cm" style:rel-column-width="16245*"/>
    </style:style>
    <style:style style:name="Table47.B" style:family="table-column">
      <style:table-column-properties style:column-width="12.894cm" style:rel-column-width="49290*"/>
    </style:style>
    <style:style style:name="Table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7.B1" style:family="table-cell">
      <style:table-cell-properties style:vertical-align="middle" style:border-line-width="0.002cm 0.088cm 0.002cm" fo:padding="0.049cm" fo:border="0.092cm double #808080"/>
    </style:style>
    <style:style style:name="Table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8.A" style:family="table-column">
      <style:table-column-properties style:column-width="2.274cm" style:rel-column-width="8676*"/>
    </style:style>
    <style:style style:name="Table48.B" style:family="table-column">
      <style:table-column-properties style:column-width="6.66cm" style:rel-column-width="25408*"/>
    </style:style>
    <style:style style:name="Table48.C" style:family="table-column">
      <style:table-column-properties style:column-width="5.398cm" style:rel-column-width="20592*"/>
    </style:style>
    <style:style style:name="Table48.D" style:family="table-column">
      <style:table-column-properties style:column-width="2.847cm" style:rel-column-width="10859*"/>
    </style:style>
    <style:style style:name="Table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8.D1" style:family="table-cell">
      <style:table-cell-properties style:vertical-align="middle" style:border-line-width="0.002cm 0.088cm 0.002cm" fo:padding="0.049cm" fo:border="0.092cm double #808080"/>
    </style:style>
    <style:style style:name="Table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4" style:family="table-row">
      <style:table-row-properties fo:background-color="transparent" style:keep-together="true" fo:keep-together="auto">
        <style:background-image/>
      </style:table-row-properties>
    </style:style>
    <style:style style:name="Table4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9" style:family="table">
      <style:table-properties style:width="16.122cm" fo:margin-left="0.302cm" fo:margin-right="1.166cm" table:align="margins"/>
    </style:style>
    <style:style style:name="Table49.A" style:family="table-column">
      <style:table-column-properties style:column-width="4.256cm" style:rel-column-width="17301*"/>
    </style:style>
    <style:style style:name="Table49.B" style:family="table-column">
      <style:table-column-properties style:column-width="6.406cm" style:rel-column-width="26041*"/>
    </style:style>
    <style:style style:name="Table49.C" style:family="table-column">
      <style:table-column-properties style:column-width="5.459cm" style:rel-column-width="22193*"/>
    </style:style>
    <style:style style:name="Table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9.C1" style:family="table-cell">
      <style:table-cell-properties style:vertical-align="middle" style:border-line-width="0.002cm 0.088cm 0.002cm" fo:padding="0.049cm" fo:border="0.092cm double #808080"/>
    </style:style>
    <style:style style:name="Table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0.A" style:family="table-column">
      <style:table-column-properties style:column-width="9.428cm" style:rel-column-width="65535*"/>
    </style:style>
    <style:style style:name="Table50.A1" style:family="table-cell">
      <style:table-cell-properties style:vertical-align="middle" style:border-line-width="0.002cm 0.088cm 0.002cm" fo:padding="0.049cm" fo:border="0.092cm double #808080"/>
    </style:style>
    <style:style style:name="Table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5" style:family="table-row">
      <style:table-row-properties style:min-row-height="0.843cm"/>
    </style:style>
    <style:style style:name="Table34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45.A" style:family="table-column">
      <style:table-column-properties style:column-width="7.892cm" style:rel-column-width="30165*"/>
    </style:style>
    <style:style style:name="Table345.B" style:family="table-column">
      <style:table-column-properties style:column-width="9.252cm" style:rel-column-width="35370*"/>
    </style:style>
    <style:style style:name="Table3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5.B1" style:family="table-cell">
      <style:table-cell-properties style:vertical-align="middle" style:border-line-width="0.002cm 0.088cm 0.002cm" fo:padding="0.049cm" fo:border="0.092cm double #808080"/>
    </style:style>
    <style:style style:name="Table3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6.A" style:family="table-column">
      <style:table-column-properties style:column-width="2.275cm" style:rel-column-width="8678*"/>
    </style:style>
    <style:style style:name="Table346.B" style:family="table-column">
      <style:table-column-properties style:column-width="7.1cm" style:rel-column-width="27079*"/>
    </style:style>
    <style:style style:name="Table346.C" style:family="table-column">
      <style:table-column-properties style:column-width="2.247cm" style:rel-column-width="8573*"/>
    </style:style>
    <style:style style:name="Table346.D" style:family="table-column">
      <style:table-column-properties style:column-width="5.56cm" style:rel-column-width="21205*"/>
    </style:style>
    <style:style style:name="Table3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6.D1" style:family="table-cell">
      <style:table-cell-properties style:vertical-align="middle" style:border-line-width="0.002cm 0.088cm 0.002cm" fo:padding="0.049cm" fo:border="0.092cm double #808080"/>
    </style:style>
    <style:style style:name="Table3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7" style:family="table">
      <style:table-properties style:width="16.334cm" fo:margin-left="0.302cm" fo:margin-right="0.954cm" table:align="margins"/>
    </style:style>
    <style:style style:name="Table347.A" style:family="table-column">
      <style:table-column-properties style:column-width="3.732cm" style:rel-column-width="14975*"/>
    </style:style>
    <style:style style:name="Table347.B" style:family="table-column">
      <style:table-column-properties style:column-width="6.923cm" style:rel-column-width="27776*"/>
    </style:style>
    <style:style style:name="Table347.C" style:family="table-column">
      <style:table-column-properties style:column-width="5.678cm" style:rel-column-width="22784*"/>
    </style:style>
    <style:style style:name="Table3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7.C1" style:family="table-cell">
      <style:table-cell-properties style:vertical-align="middle" style:border-line-width="0.002cm 0.088cm 0.002cm" fo:padding="0.049cm" fo:border="0.092cm double #808080"/>
    </style:style>
    <style:style style:name="Table3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48.A" style:family="table-column">
      <style:table-column-properties style:column-width="9.428cm" style:rel-column-width="65535*"/>
    </style:style>
    <style:style style:name="Table348.A1" style:family="table-cell">
      <style:table-cell-properties style:vertical-align="middle" style:border-line-width="0.002cm 0.088cm 0.002cm" fo:padding="0.049cm" fo:border="0.092cm double #808080"/>
    </style:style>
    <style:style style:name="Table34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4" style:family="table-row">
      <style:table-row-properties style:min-row-height="0.843cm"/>
    </style:style>
    <style:style style:name="Table5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1.A" style:family="table-column">
      <style:table-column-properties style:column-width="3.591cm" style:rel-column-width="13731*"/>
    </style:style>
    <style:style style:name="Table51.B" style:family="table-column">
      <style:table-column-properties style:column-width="13.552cm" style:rel-column-width="51804*"/>
    </style:style>
    <style:style style:name="Table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1.B1" style:family="table-cell">
      <style:table-cell-properties style:vertical-align="middle" style:border-line-width="0.002cm 0.088cm 0.002cm" fo:padding="0.049cm" fo:border="0.092cm double #808080"/>
    </style:style>
    <style:style style:name="Table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2" style:family="table">
      <style:table-properties style:width="16.334cm" fo:margin-left="0.302cm" fo:margin-right="0.954cm" table:align="margins"/>
    </style:style>
    <style:style style:name="Table52.A" style:family="table-column">
      <style:table-column-properties style:column-width="6.066cm" style:rel-column-width="24339*"/>
    </style:style>
    <style:style style:name="Table52.B" style:family="table-column">
      <style:table-column-properties style:column-width="4.59cm" style:rel-column-width="18412*"/>
    </style:style>
    <style:style style:name="Table52.C" style:family="table-column">
      <style:table-column-properties style:column-width="5.678cm" style:rel-column-width="22784*"/>
    </style:style>
    <style:style style:name="Table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2.C1" style:family="table-cell">
      <style:table-cell-properties style:vertical-align="middle" style:border-line-width="0.002cm 0.088cm 0.002cm" fo:padding="0.049cm" fo:border="0.092cm double #808080"/>
    </style:style>
    <style:style style:name="Table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3.A" style:family="table-column">
      <style:table-column-properties style:column-width="9.428cm" style:rel-column-width="65535*"/>
    </style:style>
    <style:style style:name="Table53.A1" style:family="table-cell">
      <style:table-cell-properties style:vertical-align="middle" style:border-line-width="0.002cm 0.088cm 0.002cm" fo:padding="0.049cm" fo:border="0.092cm double #808080"/>
    </style:style>
    <style:style style:name="Table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4" style:family="table-row">
      <style:table-row-properties style:min-row-height="0.843cm"/>
    </style:style>
    <style:style style:name="Table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4.A" style:family="table-column">
      <style:table-column-properties style:column-width="7.482cm" style:rel-column-width="28601*"/>
    </style:style>
    <style:style style:name="Table54.B" style:family="table-column">
      <style:table-column-properties style:column-width="9.661cm" style:rel-column-width="36934*"/>
    </style:style>
    <style:style style:name="Table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4.B1" style:family="table-cell">
      <style:table-cell-properties style:vertical-align="middle" style:border-line-width="0.002cm 0.088cm 0.002cm" fo:padding="0.049cm" fo:border="0.092cm double #808080"/>
    </style:style>
    <style:style style:name="Table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5.A" style:family="table-column">
      <style:table-column-properties style:column-width="2.274cm" style:rel-column-width="8676*"/>
    </style:style>
    <style:style style:name="Table55.B" style:family="table-column">
      <style:table-column-properties style:column-width="6.66cm" style:rel-column-width="25408*"/>
    </style:style>
    <style:style style:name="Table55.C" style:family="table-column">
      <style:table-column-properties style:column-width="5.398cm" style:rel-column-width="20592*"/>
    </style:style>
    <style:style style:name="Table55.D" style:family="table-column">
      <style:table-column-properties style:column-width="2.847cm" style:rel-column-width="10859*"/>
    </style:style>
    <style:style style:name="Table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5.D1" style:family="table-cell">
      <style:table-cell-properties style:vertical-align="middle" style:border-line-width="0.002cm 0.088cm 0.002cm" fo:padding="0.049cm" fo:border="0.092cm double #808080"/>
    </style:style>
    <style:style style:name="Table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6" style:family="table">
      <style:table-properties style:width="16.122cm" fo:margin-left="0.302cm" fo:margin-right="1.166cm" table:align="margins"/>
    </style:style>
    <style:style style:name="Table56.A" style:family="table-column">
      <style:table-column-properties style:column-width="5.218cm" style:rel-column-width="21209*"/>
    </style:style>
    <style:style style:name="Table56.B" style:family="table-column">
      <style:table-column-properties style:column-width="5.445cm" style:rel-column-width="22132*"/>
    </style:style>
    <style:style style:name="Table56.C" style:family="table-column">
      <style:table-column-properties style:column-width="5.459cm" style:rel-column-width="22194*"/>
    </style:style>
    <style:style style:name="Table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6.C1" style:family="table-cell">
      <style:table-cell-properties style:vertical-align="middle" style:border-line-width="0.002cm 0.088cm 0.002cm" fo:padding="0.049cm" fo:border="0.092cm double #808080"/>
    </style:style>
    <style:style style:name="Table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7.A" style:family="table-column">
      <style:table-column-properties style:column-width="9.428cm" style:rel-column-width="65535*"/>
    </style:style>
    <style:style style:name="Table57.A1" style:family="table-cell">
      <style:table-cell-properties style:vertical-align="middle" style:border-line-width="0.002cm 0.088cm 0.002cm" fo:padding="0.049cm" fo:border="0.092cm double #808080"/>
    </style:style>
    <style:style style:name="Table57.2" style:family="table-row">
      <style:table-row-properties style:min-row-height="0.843cm"/>
    </style:style>
    <style:style style:name="Table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9" style:family="table" style:master-page-name="">
      <style:table-properties style:width="14.482cm" fo:margin-left="1.042cm" fo:margin-right="2.066cm" style:page-number="0" fo:break-before="auto" fo:break-after="auto" table:align="margins" fo:background-color="transparent" fo:keep-with-next="always" style:may-break-between-rows="true" style:writing-mode="page">
        <style:background-image/>
      </style:table-properties>
    </style:style>
    <style:style style:name="Table349.A" style:family="table-column">
      <style:table-column-properties style:column-width="3.889cm" style:rel-column-width="17605*"/>
    </style:style>
    <style:style style:name="Table349.B" style:family="table-column">
      <style:table-column-properties style:column-width="7.287cm" style:rel-column-width="32979*"/>
    </style:style>
    <style:style style:name="Table349.C" style:family="table-column">
      <style:table-column-properties style:column-width="3.304cm" style:rel-column-width="14951*"/>
    </style:style>
    <style:style style:name="Table3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9.C1" style:family="table-cell">
      <style:table-cell-properties style:vertical-align="middle" style:border-line-width="0.002cm 0.088cm 0.002cm" fo:padding="0.049cm" fo:border="0.092cm double #808080"/>
    </style:style>
    <style:style style:name="Table3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0.A" style:family="table-column">
      <style:table-column-properties style:column-width="7.892cm" style:rel-column-width="30165*"/>
    </style:style>
    <style:style style:name="Table350.B" style:family="table-column">
      <style:table-column-properties style:column-width="9.252cm" style:rel-column-width="35370*"/>
    </style:style>
    <style:style style:name="Table3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0.B1" style:family="table-cell">
      <style:table-cell-properties style:vertical-align="middle" style:border-line-width="0.002cm 0.088cm 0.002cm" fo:padding="0.049cm" fo:border="0.092cm double #808080"/>
    </style:style>
    <style:style style:name="Table3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1" style:family="table" style:master-page-name="">
      <style:table-properties style:width="17.18cm" fo:margin-left="0.222cm" fo:margin-right="0.187cm" style:page-number="0" fo:break-before="page" table:align="margins" fo:background-color="transparent" fo:keep-with-next="always" style:may-break-between-rows="true" style:writing-mode="page">
        <style:background-image/>
      </style:table-properties>
    </style:style>
    <style:style style:name="Table351.A" style:family="table-column">
      <style:table-column-properties style:column-width="2.275cm" style:rel-column-width="8678*"/>
    </style:style>
    <style:style style:name="Table351.B" style:family="table-column">
      <style:table-column-properties style:column-width="7.1cm" style:rel-column-width="27079*"/>
    </style:style>
    <style:style style:name="Table351.C" style:family="table-column">
      <style:table-column-properties style:column-width="2.247cm" style:rel-column-width="8573*"/>
    </style:style>
    <style:style style:name="Table351.D" style:family="table-column">
      <style:table-column-properties style:column-width="5.56cm" style:rel-column-width="21205*"/>
    </style:style>
    <style:style style:name="Table3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1.D1" style:family="table-cell">
      <style:table-cell-properties style:vertical-align="middle" style:border-line-width="0.002cm 0.088cm 0.002cm" fo:padding="0.049cm" fo:border="0.092cm double #808080"/>
    </style:style>
    <style:style style:name="Table3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2" style:family="table">
      <style:table-properties style:width="16.334cm" fo:margin-left="0.302cm" fo:margin-right="0.954cm" table:align="margins"/>
    </style:style>
    <style:style style:name="Table352.A" style:family="table-column">
      <style:table-column-properties style:column-width="3.732cm" style:rel-column-width="14975*"/>
    </style:style>
    <style:style style:name="Table352.B" style:family="table-column">
      <style:table-column-properties style:column-width="6.923cm" style:rel-column-width="27776*"/>
    </style:style>
    <style:style style:name="Table352.C" style:family="table-column">
      <style:table-column-properties style:column-width="5.678cm" style:rel-column-width="22784*"/>
    </style:style>
    <style:style style:name="Table3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2.C1" style:family="table-cell">
      <style:table-cell-properties style:vertical-align="middle" style:border-line-width="0.002cm 0.088cm 0.002cm" fo:padding="0.049cm" fo:border="0.092cm double #808080"/>
    </style:style>
    <style:style style:name="Table3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3.A" style:family="table-column">
      <style:table-column-properties style:column-width="9.428cm" style:rel-column-width="65535*"/>
    </style:style>
    <style:style style:name="Table353.A1" style:family="table-cell">
      <style:table-cell-properties style:vertical-align="middle" style:border-line-width="0.002cm 0.088cm 0.002cm" fo:padding="0.049cm" fo:border="0.092cm double #808080"/>
    </style:style>
    <style:style style:name="Table3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5" style:family="table-row">
      <style:table-row-properties style:min-row-height="0.843cm"/>
    </style:style>
    <style:style style:name="Table5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8.A" style:family="table-column">
      <style:table-column-properties style:column-width="3.754cm" style:rel-column-width="14346*"/>
    </style:style>
    <style:style style:name="Table58.B" style:family="table-column">
      <style:table-column-properties style:column-width="13.39cm" style:rel-column-width="51189*"/>
    </style:style>
    <style:style style:name="Table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8.B1" style:family="table-cell">
      <style:table-cell-properties style:vertical-align="middle" style:border-line-width="0.002cm 0.088cm 0.002cm" fo:padding="0.049cm" fo:border="0.092cm double #808080"/>
    </style:style>
    <style:style style:name="Table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9.A" style:family="table-column">
      <style:table-column-properties style:column-width="2.275cm" style:rel-column-width="8678*"/>
    </style:style>
    <style:style style:name="Table59.B" style:family="table-column">
      <style:table-column-properties style:column-width="7.1cm" style:rel-column-width="27079*"/>
    </style:style>
    <style:style style:name="Table59.C" style:family="table-column">
      <style:table-column-properties style:column-width="2.247cm" style:rel-column-width="8573*"/>
    </style:style>
    <style:style style:name="Table59.D" style:family="table-column">
      <style:table-column-properties style:column-width="5.56cm" style:rel-column-width="21205*"/>
    </style:style>
    <style:style style:name="Table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9.D1" style:family="table-cell">
      <style:table-cell-properties style:vertical-align="middle" style:border-line-width="0.002cm 0.088cm 0.002cm" fo:padding="0.049cm" fo:border="0.092cm double #808080"/>
    </style:style>
    <style:style style:name="Table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4" style:family="table-row">
      <style:table-row-properties fo:background-color="transparent" style:keep-together="true" fo:keep-together="auto">
        <style:background-image/>
      </style:table-row-properties>
    </style:style>
    <style:style style:name="Table5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0" style:family="table">
      <style:table-properties style:width="16.122cm" fo:margin-left="0.302cm" fo:margin-right="1.166cm" table:align="margins"/>
    </style:style>
    <style:style style:name="Table60.A" style:family="table-column">
      <style:table-column-properties style:column-width="4.256cm" style:rel-column-width="17301*"/>
    </style:style>
    <style:style style:name="Table60.B" style:family="table-column">
      <style:table-column-properties style:column-width="6.406cm" style:rel-column-width="26041*"/>
    </style:style>
    <style:style style:name="Table60.C" style:family="table-column">
      <style:table-column-properties style:column-width="5.459cm" style:rel-column-width="22193*"/>
    </style:style>
    <style:style style:name="Table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0.C1" style:family="table-cell">
      <style:table-cell-properties style:vertical-align="middle" style:border-line-width="0.002cm 0.088cm 0.002cm" fo:padding="0.049cm" fo:border="0.092cm double #808080"/>
    </style:style>
    <style:style style:name="Table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1.A" style:family="table-column">
      <style:table-column-properties style:column-width="9.428cm" style:rel-column-width="65535*"/>
    </style:style>
    <style:style style:name="Table61.A1" style:family="table-cell">
      <style:table-cell-properties style:vertical-align="middle" style:border-line-width="0.002cm 0.088cm 0.002cm" fo:padding="0.049cm" fo:border="0.092cm double #808080"/>
    </style:style>
    <style:style style:name="Table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5" style:family="table-row">
      <style:table-row-properties style:min-row-height="0.843cm"/>
    </style:style>
    <style:style style:name="Table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2.A" style:family="table-column">
      <style:table-column-properties style:column-width="7.892cm" style:rel-column-width="30165*"/>
    </style:style>
    <style:style style:name="Table62.B" style:family="table-column">
      <style:table-column-properties style:column-width="9.252cm" style:rel-column-width="35370*"/>
    </style:style>
    <style:style style:name="Table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2.B1" style:family="table-cell">
      <style:table-cell-properties style:vertical-align="middle" style:border-line-width="0.002cm 0.088cm 0.002cm" fo:padding="0.049cm" fo:border="0.092cm double #808080"/>
    </style:style>
    <style:style style:name="Table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3.A" style:family="table-column">
      <style:table-column-properties style:column-width="3.173cm" style:rel-column-width="12106*"/>
    </style:style>
    <style:style style:name="Table63.B" style:family="table-column">
      <style:table-column-properties style:column-width="6.202cm" style:rel-column-width="23655*"/>
    </style:style>
    <style:style style:name="Table63.C" style:family="table-column">
      <style:table-column-properties style:column-width="3.119cm" style:rel-column-width="11898*"/>
    </style:style>
    <style:style style:name="Table63.D" style:family="table-column">
      <style:table-column-properties style:column-width="4.687cm" style:rel-column-width="17876*"/>
    </style:style>
    <style:style style:name="Table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3.D1" style:family="table-cell">
      <style:table-cell-properties style:vertical-align="middle" style:border-line-width="0.002cm 0.088cm 0.002cm" fo:padding="0.049cm" fo:border="0.092cm double #808080"/>
    </style:style>
    <style:style style:name="Table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
      <style:table-properties style:width="16.122cm" fo:margin-left="0.302cm" fo:margin-right="1.166cm" table:align="margins"/>
    </style:style>
    <style:style style:name="Table64.A" style:family="table-column">
      <style:table-column-properties style:column-width="5.33cm" style:rel-column-width="21671*"/>
    </style:style>
    <style:style style:name="Table64.C" style:family="table-column">
      <style:table-column-properties style:column-width="5.459cm" style:rel-column-width="22193*"/>
    </style:style>
    <style:style style:name="Table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4.C1" style:family="table-cell">
      <style:table-cell-properties style:vertical-align="middle" style:border-line-width="0.002cm 0.088cm 0.002cm" fo:padding="0.049cm" fo:border="0.092cm double #808080"/>
    </style:style>
    <style:style style:name="Table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5.A" style:family="table-column">
      <style:table-column-properties style:column-width="9.428cm" style:rel-column-width="65535*"/>
    </style:style>
    <style:style style:name="Table65.A1" style:family="table-cell">
      <style:table-cell-properties style:vertical-align="middle" style:border-line-width="0.002cm 0.088cm 0.002cm" fo:padding="0.049cm" fo:border="0.092cm double #808080"/>
    </style:style>
    <style:style style:name="Table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4" style:family="table-row">
      <style:table-row-properties style:min-row-height="0.843cm"/>
    </style:style>
    <style:style style:name="Table6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6.A" style:family="table-column">
      <style:table-column-properties style:column-width="7.892cm" style:rel-column-width="30165*"/>
    </style:style>
    <style:style style:name="Table66.B" style:family="table-column">
      <style:table-column-properties style:column-width="9.252cm" style:rel-column-width="35370*"/>
    </style:style>
    <style:style style:name="Table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6.B1" style:family="table-cell">
      <style:table-cell-properties style:vertical-align="middle" style:border-line-width="0.002cm 0.088cm 0.002cm" fo:padding="0.049cm" fo:border="0.092cm double #808080"/>
    </style:style>
    <style:style style:name="Table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7" style:family="table">
      <style:table-properties style:width="16.122cm" fo:margin-left="0.302cm" fo:margin-right="1.166cm" table:align="margins"/>
    </style:style>
    <style:style style:name="Table67.A" style:family="table-column">
      <style:table-column-properties style:column-width="5.988cm" style:rel-column-width="24340*"/>
    </style:style>
    <style:style style:name="Table67.B" style:family="table-column">
      <style:table-column-properties style:column-width="4.676cm" style:rel-column-width="19005*"/>
    </style:style>
    <style:style style:name="Table67.C" style:family="table-column">
      <style:table-column-properties style:column-width="5.459cm" style:rel-column-width="22190*"/>
    </style:style>
    <style:style style:name="Table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7.C1" style:family="table-cell">
      <style:table-cell-properties style:vertical-align="middle" style:border-line-width="0.002cm 0.088cm 0.002cm" fo:padding="0.049cm" fo:border="0.092cm double #808080"/>
    </style:style>
    <style:style style:name="Table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8.A" style:family="table-column">
      <style:table-column-properties style:column-width="9.428cm" style:rel-column-width="65535*"/>
    </style:style>
    <style:style style:name="Table68.A1" style:family="table-cell">
      <style:table-cell-properties style:vertical-align="middle" style:border-line-width="0.002cm 0.088cm 0.002cm" fo:padding="0.049cm" fo:border="0.092cm double #808080"/>
    </style:style>
    <style:style style:name="Table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4" style:family="table-row">
      <style:table-row-properties style:min-row-height="0.843cm"/>
    </style:style>
    <style:style style:name="Table6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9.A" style:family="table-column">
      <style:table-column-properties style:column-width="7.892cm" style:rel-column-width="30165*"/>
    </style:style>
    <style:style style:name="Table69.B" style:family="table-column">
      <style:table-column-properties style:column-width="9.252cm" style:rel-column-width="35370*"/>
    </style:style>
    <style:style style:name="Table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9.B1" style:family="table-cell">
      <style:table-cell-properties style:vertical-align="middle" style:border-line-width="0.002cm 0.088cm 0.002cm" fo:padding="0.049cm" fo:border="0.092cm double #808080"/>
    </style:style>
    <style:style style:name="Table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0.A" style:family="table-column">
      <style:table-column-properties style:column-width="3.149cm" style:rel-column-width="12013*"/>
    </style:style>
    <style:style style:name="Table70.B" style:family="table-column">
      <style:table-column-properties style:column-width="6.225cm" style:rel-column-width="23745*"/>
    </style:style>
    <style:style style:name="Table70.C" style:family="table-column">
      <style:table-column-properties style:column-width="2.245cm" style:rel-column-width="8567*"/>
    </style:style>
    <style:style style:name="Table70.D" style:family="table-column">
      <style:table-column-properties style:column-width="5.56cm" style:rel-column-width="21210*"/>
    </style:style>
    <style:style style:name="Table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0.D1" style:family="table-cell">
      <style:table-cell-properties style:vertical-align="middle" style:border-line-width="0.002cm 0.088cm 0.002cm" fo:padding="0.049cm" fo:border="0.092cm double #808080"/>
    </style:style>
    <style:style style:name="Table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4" style:family="table-row">
      <style:table-row-properties fo:background-color="transparent">
        <style:background-image/>
      </style:table-row-properties>
    </style:style>
    <style:style style:name="Table7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0.5" style:family="table-row">
      <style:table-row-properties fo:background-color="transparent" style:keep-together="true" fo:keep-together="auto">
        <style:background-image/>
      </style:table-row-properties>
    </style:style>
    <style:style style:name="Table71" style:family="table">
      <style:table-properties style:width="16.122cm" fo:margin-left="0.302cm" fo:margin-right="1.166cm" table:align="margins"/>
    </style:style>
    <style:style style:name="Table71.A" style:family="table-column">
      <style:table-column-properties style:column-width="4.256cm" style:rel-column-width="17301*"/>
    </style:style>
    <style:style style:name="Table71.B" style:family="table-column">
      <style:table-column-properties style:column-width="6.406cm" style:rel-column-width="26041*"/>
    </style:style>
    <style:style style:name="Table71.C" style:family="table-column">
      <style:table-column-properties style:column-width="5.459cm" style:rel-column-width="22193*"/>
    </style:style>
    <style:style style:name="Table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1.C1" style:family="table-cell">
      <style:table-cell-properties style:vertical-align="middle" style:border-line-width="0.002cm 0.088cm 0.002cm" fo:padding="0.049cm" fo:border="0.092cm double #808080"/>
    </style:style>
    <style:style style:name="Table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2.A" style:family="table-column">
      <style:table-column-properties style:column-width="9.428cm" style:rel-column-width="65535*"/>
    </style:style>
    <style:style style:name="Table72.A1" style:family="table-cell">
      <style:table-cell-properties style:vertical-align="middle" style:border-line-width="0.002cm 0.088cm 0.002cm" fo:padding="0.049cm" fo:border="0.092cm double #808080"/>
    </style:style>
    <style:style style:name="Table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5" style:family="table-row">
      <style:table-row-properties style:min-row-height="0.843cm"/>
    </style:style>
    <style:style style:name="Table7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3.A" style:family="table-column">
      <style:table-column-properties style:column-width="2.628cm" style:rel-column-width="10028*"/>
    </style:style>
    <style:style style:name="Table73.B" style:family="table-column">
      <style:table-column-properties style:column-width="6.745cm" style:rel-column-width="25728*"/>
    </style:style>
    <style:style style:name="Table73.C" style:family="table-column">
      <style:table-column-properties style:column-width="2.247cm" style:rel-column-width="8571*"/>
    </style:style>
    <style:style style:name="Table73.D" style:family="table-column">
      <style:table-column-properties style:column-width="5.56cm" style:rel-column-width="21208*"/>
    </style:style>
    <style:style style:name="Table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3.D1" style:family="table-cell">
      <style:table-cell-properties style:vertical-align="middle" style:border-line-width="0.002cm 0.088cm 0.002cm" fo:padding="0.049cm" fo:border="0.092cm double #808080"/>
    </style:style>
    <style:style style:name="Table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4" style:family="table">
      <style:table-properties style:width="16.122cm" fo:margin-left="0.302cm" fo:margin-right="1.166cm" table:align="margins"/>
    </style:style>
    <style:style style:name="Table74.A" style:family="table-column">
      <style:table-column-properties style:column-width="4.256cm" style:rel-column-width="17301*"/>
    </style:style>
    <style:style style:name="Table74.B" style:family="table-column">
      <style:table-column-properties style:column-width="6.406cm" style:rel-column-width="26041*"/>
    </style:style>
    <style:style style:name="Table74.C" style:family="table-column">
      <style:table-column-properties style:column-width="5.459cm" style:rel-column-width="22193*"/>
    </style:style>
    <style:style style:name="Table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4.C1" style:family="table-cell">
      <style:table-cell-properties style:vertical-align="middle" style:border-line-width="0.002cm 0.088cm 0.002cm" fo:padding="0.049cm" fo:border="0.092cm double #808080"/>
    </style:style>
    <style:style style:name="Table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5.A" style:family="table-column">
      <style:table-column-properties style:column-width="9.428cm" style:rel-column-width="65535*"/>
    </style:style>
    <style:style style:name="Table75.A1" style:family="table-cell">
      <style:table-cell-properties style:vertical-align="middle" style:border-line-width="0.002cm 0.088cm 0.002cm" fo:padding="0.049cm" fo:border="0.092cm double #808080"/>
    </style:style>
    <style:style style:name="Table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5" style:family="table-row">
      <style:table-row-properties style:min-row-height="0.843cm"/>
    </style:style>
    <style:style style:name="Table7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76.A" style:family="table-column">
      <style:table-column-properties style:column-width="3.373cm" style:rel-column-width="12893*"/>
    </style:style>
    <style:style style:name="Table76.B" style:family="table-column">
      <style:table-column-properties style:column-width="13.771cm" style:rel-column-width="52642*"/>
    </style:style>
    <style:style style:name="Table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6.B1" style:family="table-cell">
      <style:table-cell-properties style:vertical-align="middle" style:border-line-width="0.002cm 0.088cm 0.002cm" fo:padding="0.049cm" fo:border="0.092cm double #808080"/>
    </style:style>
    <style:style style:name="Table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7.A" style:family="table-column">
      <style:table-column-properties style:column-width="2.274cm" style:rel-column-width="8676*"/>
    </style:style>
    <style:style style:name="Table77.B" style:family="table-column">
      <style:table-column-properties style:column-width="7.1cm" style:rel-column-width="27080*"/>
    </style:style>
    <style:style style:name="Table77.C" style:family="table-column">
      <style:table-column-properties style:column-width="2.408cm" style:rel-column-width="9184*"/>
    </style:style>
    <style:style style:name="Table77.D" style:family="table-column">
      <style:table-column-properties style:column-width="5.399cm" style:rel-column-width="20595*"/>
    </style:style>
    <style:style style:name="Table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7.D1" style:family="table-cell">
      <style:table-cell-properties style:vertical-align="middle" style:border-line-width="0.002cm 0.088cm 0.002cm" fo:padding="0.049cm" fo:border="0.092cm double #808080"/>
    </style:style>
    <style:style style:name="Table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3" style:family="table-row">
      <style:table-row-properties fo:background-color="transparent" style:keep-together="true" fo:keep-together="auto">
        <style:background-image/>
      </style:table-row-properties>
    </style:style>
    <style:style style:name="Table77.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8" style:family="table">
      <style:table-properties style:width="17.101cm" fo:margin-left="0.302cm" fo:margin-right="0.187cm" table:align="margins"/>
    </style:style>
    <style:style style:name="Table78.A" style:family="table-column">
      <style:table-column-properties style:column-width="5.041cm" style:rel-column-width="19321*"/>
    </style:style>
    <style:style style:name="Table78.B" style:family="table-column">
      <style:table-column-properties style:column-width="5.599cm" style:rel-column-width="21457*"/>
    </style:style>
    <style:style style:name="Table78.C" style:family="table-column">
      <style:table-column-properties style:column-width="6.459cm" style:rel-column-width="24757*"/>
    </style:style>
    <style:style style:name="Table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8.C1" style:family="table-cell">
      <style:table-cell-properties style:vertical-align="middle" style:border-line-width="0.002cm 0.088cm 0.002cm" fo:padding="0.049cm" fo:border="0.092cm double #808080"/>
    </style:style>
    <style:style style:name="Table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 style:family="table" style:master-page-name="">
      <style:table-properties style:width="12.444cm" fo:margin-left="0.275cm" fo:margin-right="4.87cm" style:page-number="0" fo:break-before="auto" fo:break-after="auto" table:align="margins" fo:background-color="transparent" fo:keep-with-next="auto" style:may-break-between-rows="true" style:writing-mode="page">
        <style:background-image/>
      </style:table-properties>
    </style:style>
    <style:style style:name="Table79.A" style:family="table-column">
      <style:table-column-properties style:column-width="12.444cm" style:rel-column-width="65535*"/>
    </style:style>
    <style:style style:name="Table79.A1" style:family="table-cell">
      <style:table-cell-properties style:vertical-align="middle" style:border-line-width="0.002cm 0.088cm 0.002cm" fo:padding="0.049cm" fo:border="0.092cm double #808080"/>
    </style:style>
    <style:style style:name="Table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4" style:family="table-row">
      <style:table-row-properties style:min-row-height="0.843cm"/>
    </style:style>
    <style:style style:name="Table8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0.A" style:family="table-column">
      <style:table-column-properties style:column-width="7.482cm" style:rel-column-width="28601*"/>
    </style:style>
    <style:style style:name="Table80.B" style:family="table-column">
      <style:table-column-properties style:column-width="9.661cm" style:rel-column-width="36934*"/>
    </style:style>
    <style:style style:name="Table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0.B1" style:family="table-cell">
      <style:table-cell-properties style:vertical-align="middle" style:border-line-width="0.002cm 0.088cm 0.002cm" fo:padding="0.049cm" fo:border="0.092cm double #808080"/>
    </style:style>
    <style:style style:name="Table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1.A" style:family="table-column">
      <style:table-column-properties style:column-width="2.274cm" style:rel-column-width="8675*"/>
    </style:style>
    <style:style style:name="Table81.B" style:family="table-column">
      <style:table-column-properties style:column-width="7.1cm" style:rel-column-width="27083*"/>
    </style:style>
    <style:style style:name="Table81.C" style:family="table-column">
      <style:table-column-properties style:column-width="4.459cm" style:rel-column-width="17008*"/>
    </style:style>
    <style:style style:name="Table81.D" style:family="table-column">
      <style:table-column-properties style:column-width="3.348cm" style:rel-column-width="12769*"/>
    </style:style>
    <style:style style:name="Table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1.D1" style:family="table-cell">
      <style:table-cell-properties style:vertical-align="middle" style:border-line-width="0.002cm 0.088cm 0.002cm" fo:padding="0.049cm" fo:border="0.092cm double #808080"/>
    </style:style>
    <style:style style:name="Table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2" style:family="table">
      <style:table-properties style:width="15.566cm" fo:margin-left="0.302cm" fo:margin-right="1.722cm" table:align="margins"/>
    </style:style>
    <style:style style:name="Table82.A" style:family="table-column">
      <style:table-column-properties style:column-width="3.905cm" style:rel-column-width="16441*"/>
    </style:style>
    <style:style style:name="Table82.B" style:family="table-column">
      <style:table-column-properties style:column-width="6.772cm" style:rel-column-width="28512*"/>
    </style:style>
    <style:style style:name="Table82.C" style:family="table-column">
      <style:table-column-properties style:column-width="4.89cm" style:rel-column-width="20582*"/>
    </style:style>
    <style:style style:name="Table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2.C1" style:family="table-cell">
      <style:table-cell-properties style:vertical-align="middle" style:border-line-width="0.002cm 0.088cm 0.002cm" fo:padding="0.049cm" fo:border="0.092cm double #808080"/>
    </style:style>
    <style:style style:name="Table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 style:family="table" style:master-page-name="">
      <style:table-properties style:width="10.672cm" fo:margin-left="0.275cm" fo:margin-right="6.643cm" style:page-number="0" fo:break-before="auto" fo:break-after="auto" table:align="margins" fo:background-color="transparent" fo:keep-with-next="auto" style:may-break-between-rows="true" style:writing-mode="page">
        <style:background-image/>
      </style:table-properties>
    </style:style>
    <style:style style:name="Table83.A" style:family="table-column">
      <style:table-column-properties style:column-width="10.672cm" style:rel-column-width="65535*"/>
    </style:style>
    <style:style style:name="Table83.A1" style:family="table-cell">
      <style:table-cell-properties style:vertical-align="middle" style:border-line-width="0.002cm 0.088cm 0.002cm" fo:padding="0.049cm" fo:border="0.092cm double #808080"/>
    </style:style>
    <style:style style:name="Table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5" style:family="table-row">
      <style:table-row-properties style:min-row-height="0.843cm"/>
    </style:style>
    <style:style style:name="Table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4.A" style:family="table-column">
      <style:table-column-properties style:column-width="2.274cm" style:rel-column-width="8676*"/>
    </style:style>
    <style:style style:name="Table84.B" style:family="table-column">
      <style:table-column-properties style:column-width="7.1cm" style:rel-column-width="27080*"/>
    </style:style>
    <style:style style:name="Table84.C" style:family="table-column">
      <style:table-column-properties style:column-width="2.408cm" style:rel-column-width="9184*"/>
    </style:style>
    <style:style style:name="Table84.D" style:family="table-column">
      <style:table-column-properties style:column-width="5.399cm" style:rel-column-width="20595*"/>
    </style:style>
    <style:style style:name="Table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4.D1" style:family="table-cell">
      <style:table-cell-properties style:vertical-align="middle" style:border-line-width="0.002cm 0.088cm 0.002cm" fo:padding="0.049cm" fo:border="0.092cm double #808080"/>
    </style:style>
    <style:style style:name="Table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5" style:family="table">
      <style:table-properties style:width="17.101cm" fo:margin-left="0.302cm" fo:margin-right="0.187cm" table:align="margins"/>
    </style:style>
    <style:style style:name="Table85.A" style:family="table-column">
      <style:table-column-properties style:column-width="5.673cm" style:rel-column-width="21737*"/>
    </style:style>
    <style:style style:name="Table85.B" style:family="table-column">
      <style:table-column-properties style:column-width="4.969cm" style:rel-column-width="19041*"/>
    </style:style>
    <style:style style:name="Table85.C" style:family="table-column">
      <style:table-column-properties style:column-width="6.459cm" style:rel-column-width="24757*"/>
    </style:style>
    <style:style style:name="Table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5.C1" style:family="table-cell">
      <style:table-cell-properties style:vertical-align="middle" style:border-line-width="0.002cm 0.088cm 0.002cm" fo:padding="0.049cm" fo:border="0.092cm double #808080"/>
    </style:style>
    <style:style style:name="Table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86.A" style:family="table-column">
      <style:table-column-properties style:column-width="9.428cm" style:rel-column-width="65535*"/>
    </style:style>
    <style:style style:name="Table86.A1" style:family="table-cell">
      <style:table-cell-properties style:vertical-align="middle" style:border-line-width="0.002cm 0.088cm 0.002cm" fo:padding="0.049cm" fo:border="0.092cm double #808080"/>
    </style:style>
    <style:style style:name="Table86.2" style:family="table-row">
      <style:table-row-properties style:min-row-height="0.843cm"/>
    </style:style>
    <style:style style:name="Table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7.A" style:family="table-column">
      <style:table-column-properties style:column-width="7.482cm" style:rel-column-width="28601*"/>
    </style:style>
    <style:style style:name="Table87.B" style:family="table-column">
      <style:table-column-properties style:column-width="9.661cm" style:rel-column-width="36934*"/>
    </style:style>
    <style:style style:name="Table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7.B1" style:family="table-cell">
      <style:table-cell-properties style:vertical-align="middle" style:border-line-width="0.002cm 0.088cm 0.002cm" fo:padding="0.049cm" fo:border="0.092cm double #808080"/>
    </style:style>
    <style:style style:name="Table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8.A" style:family="table-column">
      <style:table-column-properties style:column-width="2.274cm" style:rel-column-width="8676*"/>
    </style:style>
    <style:style style:name="Table88.B" style:family="table-column">
      <style:table-column-properties style:column-width="6.66cm" style:rel-column-width="25408*"/>
    </style:style>
    <style:style style:name="Table88.C" style:family="table-column">
      <style:table-column-properties style:column-width="5.398cm" style:rel-column-width="20592*"/>
    </style:style>
    <style:style style:name="Table88.D" style:family="table-column">
      <style:table-column-properties style:column-width="2.847cm" style:rel-column-width="10859*"/>
    </style:style>
    <style:style style:name="Table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8.D1" style:family="table-cell">
      <style:table-cell-properties style:vertical-align="middle" style:border-line-width="0.002cm 0.088cm 0.002cm" fo:padding="0.049cm" fo:border="0.092cm double #808080"/>
    </style:style>
    <style:style style:name="Table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9" style:family="table">
      <style:table-properties style:width="16.122cm" fo:margin-left="0.302cm" fo:margin-right="1.166cm" table:align="margins"/>
    </style:style>
    <style:style style:name="Table89.A" style:family="table-column">
      <style:table-column-properties style:column-width="5.218cm" style:rel-column-width="21209*"/>
    </style:style>
    <style:style style:name="Table89.B" style:family="table-column">
      <style:table-column-properties style:column-width="5.445cm" style:rel-column-width="22132*"/>
    </style:style>
    <style:style style:name="Table89.C" style:family="table-column">
      <style:table-column-properties style:column-width="5.459cm" style:rel-column-width="22194*"/>
    </style:style>
    <style:style style:name="Table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9.C1" style:family="table-cell">
      <style:table-cell-properties style:vertical-align="middle" style:border-line-width="0.002cm 0.088cm 0.002cm" fo:padding="0.049cm" fo:border="0.092cm double #808080"/>
    </style:style>
    <style:style style:name="Table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0.A" style:family="table-column">
      <style:table-column-properties style:column-width="9.428cm" style:rel-column-width="65535*"/>
    </style:style>
    <style:style style:name="Table90.A1" style:family="table-cell">
      <style:table-cell-properties style:vertical-align="middle" style:border-line-width="0.002cm 0.088cm 0.002cm" fo:padding="0.049cm" fo:border="0.092cm double #808080"/>
    </style:style>
    <style:style style:name="Table90.2" style:family="table-row">
      <style:table-row-properties style:min-row-height="0.843cm"/>
    </style:style>
    <style:style style:name="Table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5.A" style:family="table-column">
      <style:table-column-properties style:column-width="2.745cm" style:rel-column-width="10469*"/>
    </style:style>
    <style:style style:name="Table325.B" style:family="table-column">
      <style:table-column-properties style:column-width="7.121cm" style:rel-column-width="27165*"/>
    </style:style>
    <style:style style:name="Table325.C" style:family="table-column">
      <style:table-column-properties style:column-width="4.043cm" style:rel-column-width="15424*"/>
    </style:style>
    <style:style style:name="Table325.D" style:family="table-column">
      <style:table-column-properties style:column-width="3.27cm" style:rel-column-width="12477*"/>
    </style:style>
    <style:style style:name="Table3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5.D1" style:family="table-cell">
      <style:table-cell-properties style:vertical-align="middle" style:border-line-width="0.002cm 0.088cm 0.002cm" fo:padding="0.049cm" fo:border="0.092cm double #808080"/>
    </style:style>
    <style:style style:name="Table325.2" style:family="table-row">
      <style:table-row-properties fo:background-color="transparent" style:keep-together="true" fo:keep-together="auto">
        <style:background-image/>
      </style:table-row-properties>
    </style:style>
    <style:style style:name="Table3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5.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6.A" style:family="table-column">
      <style:table-column-properties style:column-width="10.698cm" style:rel-column-width="65535*"/>
    </style:style>
    <style:style style:name="Table326.A1" style:family="table-cell">
      <style:table-cell-properties style:vertical-align="middle" style:border-line-width="0.002cm 0.088cm 0.002cm" fo:padding="0.049cm" fo:border="0.092cm double #808080"/>
    </style:style>
    <style:style style:name="Table326.2" style:family="table-row">
      <style:table-row-properties style:min-row-height="0.843cm"/>
    </style:style>
    <style:style style:name="Table32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7.A" style:family="table-column">
      <style:table-column-properties style:column-width="2.745cm" style:rel-column-width="10470*"/>
    </style:style>
    <style:style style:name="Table327.B" style:family="table-column">
      <style:table-column-properties style:column-width="5.195cm" style:rel-column-width="19818*"/>
    </style:style>
    <style:style style:name="Table327.C" style:family="table-column">
      <style:table-column-properties style:column-width="4.891cm" style:rel-column-width="18661*"/>
    </style:style>
    <style:style style:name="Table327.D" style:family="table-column">
      <style:table-column-properties style:column-width="4.348cm" style:rel-column-width="16586*"/>
    </style:style>
    <style:style style:name="Table3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7.D1" style:family="table-cell">
      <style:table-cell-properties style:vertical-align="middle" style:border-line-width="0.002cm 0.088cm 0.002cm" fo:padding="0.049cm" fo:border="0.092cm double #808080"/>
    </style:style>
    <style:style style:name="Table327.2" style:family="table-row">
      <style:table-row-properties fo:background-color="transparent" style:keep-together="true" fo:keep-together="auto">
        <style:background-image/>
      </style:table-row-properties>
    </style:style>
    <style:style style:name="Table3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7.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8" style:family="table" style:master-page-name="">
      <style:table-properties style:width="16.958cm" fo:margin-left="0.302cm" fo:margin-right="0.33cm" style:page-number="0" fo:break-before="auto" fo:break-after="auto" table:align="margins" fo:background-color="transparent" fo:keep-with-next="auto" style:may-break-between-rows="true" style:writing-mode="page">
        <style:background-image/>
      </style:table-properties>
    </style:style>
    <style:style style:name="Table328.A" style:family="table-column">
      <style:table-column-properties style:column-width="5.068cm" style:rel-column-width="19584*"/>
    </style:style>
    <style:style style:name="Table328.B" style:family="table-column">
      <style:table-column-properties style:column-width="5.599cm" style:rel-column-width="21638*"/>
    </style:style>
    <style:style style:name="Table328.C" style:family="table-column">
      <style:table-column-properties style:column-width="6.292cm" style:rel-column-width="24313*"/>
    </style:style>
    <style:style style:name="Table3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8.C1" style:family="table-cell">
      <style:table-cell-properties style:vertical-align="middle" style:border-line-width="0.002cm 0.088cm 0.002cm" fo:padding="0.049cm" fo:border="0.092cm double #808080"/>
    </style:style>
    <style:style style:name="Table328.2" style:family="table-row">
      <style:table-row-properties fo:background-color="transparent" style:keep-together="true" fo:keep-together="auto">
        <style:background-image/>
      </style:table-row-properties>
    </style:style>
    <style:style style:name="Table3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8.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28.3" style:family="table-row">
      <style:table-row-properties style:min-row-height="0.709cm" fo:background-color="transparent" style:keep-together="true" fo:keep-together="auto">
        <style:background-image/>
      </style:table-row-properties>
    </style:style>
    <style:style style:name="Table328.A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9"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29.A" style:family="table-column">
      <style:table-column-properties style:column-width="10.804cm" style:rel-column-width="65535*"/>
    </style:style>
    <style:style style:name="Table329.A1" style:family="table-cell">
      <style:table-cell-properties style:vertical-align="middle" style:border-line-width="0.002cm 0.088cm 0.002cm" fo:padding="0.049cm" fo:border="0.092cm double #808080"/>
    </style:style>
    <style:style style:name="Table3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9.5" style:family="table-row">
      <style:table-row-properties style:min-row-height="0.843cm"/>
    </style:style>
    <style:style style:name="Table33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0.A" style:family="table-column">
      <style:table-column-properties style:column-width="4.274cm" style:rel-column-width="16300*"/>
    </style:style>
    <style:style style:name="Table330.B" style:family="table-column">
      <style:table-column-properties style:column-width="5.101cm" style:rel-column-width="19457*"/>
    </style:style>
    <style:style style:name="Table330.C" style:family="table-column">
      <style:table-column-properties style:column-width="7.807cm" style:rel-column-width="29778*"/>
    </style:style>
    <style:style style:name="Table3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0.C1" style:family="table-cell">
      <style:table-cell-properties style:vertical-align="middle" style:border-line-width="0.002cm 0.088cm 0.002cm" fo:padding="0.049cm" fo:border="0.092cm double #808080"/>
    </style:style>
    <style:style style:name="Table3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1" style:family="table" style:master-page-name="">
      <style:table-properties style:width="16.226cm" fo:margin-left="0.302cm" fo:margin-right="1.062cm" style:page-number="0" fo:break-before="auto" fo:break-after="auto" table:align="margins" fo:background-color="transparent" fo:keep-with-next="auto" style:may-break-between-rows="true" style:writing-mode="page">
        <style:background-image/>
      </style:table-properties>
    </style:style>
    <style:style style:name="Table331.A" style:family="table-column">
      <style:table-column-properties style:column-width="5.817cm" style:rel-column-width="23497*"/>
    </style:style>
    <style:style style:name="Table331.B" style:family="table-column">
      <style:table-column-properties style:column-width="4.845cm" style:rel-column-width="19568*"/>
    </style:style>
    <style:style style:name="Table331.C" style:family="table-column">
      <style:table-column-properties style:column-width="5.563cm" style:rel-column-width="22470*"/>
    </style:style>
    <style:style style:name="Table3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1.C1" style:family="table-cell">
      <style:table-cell-properties style:vertical-align="middle" style:border-line-width="0.002cm 0.088cm 0.002cm" fo:padding="0.049cm" fo:border="0.092cm double #808080"/>
    </style:style>
    <style:style style:name="Table331.2" style:family="table-row">
      <style:table-row-properties style:min-row-height="0.709cm" fo:background-color="transparent">
        <style:background-image/>
      </style:table-row-properties>
    </style:style>
    <style:style style:name="Table3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2.A" style:family="table-column">
      <style:table-column-properties style:column-width="10.804cm" style:rel-column-width="65535*"/>
    </style:style>
    <style:style style:name="Table332.A1" style:family="table-cell">
      <style:table-cell-properties style:vertical-align="middle" style:border-line-width="0.002cm 0.088cm 0.002cm" fo:padding="0.049cm" fo:border="0.092cm double #808080"/>
    </style:style>
    <style:style style:name="Table3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2.3" style:family="table-row">
      <style:table-row-properties style:min-row-height="0.843cm"/>
    </style:style>
    <style:style style:name="Table9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5.A" style:family="table-column">
      <style:table-column-properties style:column-width="7.892cm" style:rel-column-width="30165*"/>
    </style:style>
    <style:style style:name="Table95.B" style:family="table-column">
      <style:table-column-properties style:column-width="9.252cm" style:rel-column-width="35370*"/>
    </style:style>
    <style:style style:name="Table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5.B1" style:family="table-cell">
      <style:table-cell-properties style:vertical-align="middle" style:border-line-width="0.002cm 0.088cm 0.002cm" fo:padding="0.049cm" fo:border="0.092cm double #808080"/>
    </style:style>
    <style:style style:name="Table9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6.A" style:family="table-column">
      <style:table-column-properties style:column-width="2.933cm" style:rel-column-width="11192*"/>
    </style:style>
    <style:style style:name="Table96.B" style:family="table-column">
      <style:table-column-properties style:column-width="6.44cm" style:rel-column-width="24566*"/>
    </style:style>
    <style:style style:name="Table96.C" style:family="table-column">
      <style:table-column-properties style:column-width="3.122cm" style:rel-column-width="11906*"/>
    </style:style>
    <style:style style:name="Table96.D" style:family="table-column">
      <style:table-column-properties style:column-width="4.685cm" style:rel-column-width="17871*"/>
    </style:style>
    <style:style style:name="Table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6.D1" style:family="table-cell">
      <style:table-cell-properties style:vertical-align="middle" style:border-line-width="0.002cm 0.088cm 0.002cm" fo:padding="0.049cm" fo:border="0.092cm double #808080"/>
    </style:style>
    <style:style style:name="Table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5" style:family="table-row">
      <style:table-row-properties fo:background-color="transparent" style:keep-together="true" fo:keep-together="auto">
        <style:background-image/>
      </style:table-row-properties>
    </style:style>
    <style:style style:name="Table96.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97" style:family="table">
      <style:table-properties style:width="16.122cm" fo:margin-left="0.302cm" fo:margin-right="1.166cm" table:align="margins"/>
    </style:style>
    <style:style style:name="Table97.A" style:family="table-column">
      <style:table-column-properties style:column-width="4.256cm" style:rel-column-width="17301*"/>
    </style:style>
    <style:style style:name="Table97.B" style:family="table-column">
      <style:table-column-properties style:column-width="6.406cm" style:rel-column-width="26041*"/>
    </style:style>
    <style:style style:name="Table97.C" style:family="table-column">
      <style:table-column-properties style:column-width="5.459cm" style:rel-column-width="22193*"/>
    </style:style>
    <style:style style:name="Table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7.C1" style:family="table-cell">
      <style:table-cell-properties style:vertical-align="middle" style:border-line-width="0.002cm 0.088cm 0.002cm" fo:padding="0.049cm" fo:border="0.092cm double #808080"/>
    </style:style>
    <style:style style:name="Table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7.3" style:family="table-row">
      <style:table-row-properties style:min-row-height="0.709cm"/>
    </style:style>
    <style:style style:name="Table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8.A" style:family="table-column">
      <style:table-column-properties style:column-width="9.428cm" style:rel-column-width="65535*"/>
    </style:style>
    <style:style style:name="Table98.A1" style:family="table-cell">
      <style:table-cell-properties style:vertical-align="middle" style:border-line-width="0.002cm 0.088cm 0.002cm" fo:padding="0.049cm" fo:border="0.092cm double #808080"/>
    </style:style>
    <style:style style:name="Table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8.3" style:family="table-row">
      <style:table-row-properties style:min-row-height="0.843cm"/>
    </style:style>
    <style:style style:name="Table9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9.A" style:family="table-column">
      <style:table-column-properties style:column-width="7.892cm" style:rel-column-width="30165*"/>
    </style:style>
    <style:style style:name="Table99.B" style:family="table-column">
      <style:table-column-properties style:column-width="9.252cm" style:rel-column-width="35370*"/>
    </style:style>
    <style:style style:name="Table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9.B1" style:family="table-cell">
      <style:table-cell-properties style:vertical-align="middle" style:border-line-width="0.002cm 0.088cm 0.002cm" fo:padding="0.049cm" fo:border="0.092cm double #808080"/>
    </style:style>
    <style:style style:name="Table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0.A" style:family="table-column">
      <style:table-column-properties style:column-width="2.933cm" style:rel-column-width="11191*"/>
    </style:style>
    <style:style style:name="Table100.B" style:family="table-column">
      <style:table-column-properties style:column-width="6.44cm" style:rel-column-width="24563*"/>
    </style:style>
    <style:style style:name="Table100.C" style:family="table-column">
      <style:table-column-properties style:column-width="2.247cm" style:rel-column-width="8573*"/>
    </style:style>
    <style:style style:name="Table100.D" style:family="table-column">
      <style:table-column-properties style:column-width="5.56cm" style:rel-column-width="21208*"/>
    </style:style>
    <style:style style:name="Table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0.D1" style:family="table-cell">
      <style:table-cell-properties style:vertical-align="middle" style:border-line-width="0.002cm 0.088cm 0.002cm" fo:padding="0.049cm" fo:border="0.092cm double #808080"/>
    </style:style>
    <style:style style:name="Table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4" style:family="table-row">
      <style:table-row-properties fo:background-color="transparent" style:keep-together="true" fo:keep-together="auto">
        <style:background-image/>
      </style:table-row-properties>
    </style:style>
    <style:style style:name="Table10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01" style:family="table">
      <style:table-properties style:width="16.122cm" fo:margin-left="0.302cm" fo:margin-right="1.166cm" table:align="margins"/>
    </style:style>
    <style:style style:name="Table101.A" style:family="table-column">
      <style:table-column-properties style:column-width="4.763cm" style:rel-column-width="19356*"/>
    </style:style>
    <style:style style:name="Table101.B" style:family="table-column">
      <style:table-column-properties style:column-width="5.902cm" style:rel-column-width="23989*"/>
    </style:style>
    <style:style style:name="Table101.C" style:family="table-column">
      <style:table-column-properties style:column-width="5.459cm" style:rel-column-width="22190*"/>
    </style:style>
    <style:style style:name="Table1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1.C1" style:family="table-cell">
      <style:table-cell-properties style:vertical-align="middle" style:border-line-width="0.002cm 0.088cm 0.002cm" fo:padding="0.049cm" fo:border="0.092cm double #808080"/>
    </style:style>
    <style:style style:name="Table1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2.A" style:family="table-column">
      <style:table-column-properties style:column-width="9.428cm" style:rel-column-width="65535*"/>
    </style:style>
    <style:style style:name="Table102.A1" style:family="table-cell">
      <style:table-cell-properties style:vertical-align="middle" style:border-line-width="0.002cm 0.088cm 0.002cm" fo:padding="0.049cm" fo:border="0.092cm double #808080"/>
    </style:style>
    <style:style style:name="Table1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3" style:family="table-row">
      <style:table-row-properties style:min-row-height="0.843cm"/>
    </style:style>
    <style:style style:name="Table1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3.A" style:family="table-column">
      <style:table-column-properties style:column-width="9.428cm" style:rel-column-width="65535*"/>
    </style:style>
    <style:style style:name="Table103.A1" style:family="table-cell">
      <style:table-cell-properties style:vertical-align="middle" style:border-line-width="0.002cm 0.088cm 0.002cm" fo:padding="0.049cm" fo:border="0.092cm double #808080"/>
    </style:style>
    <style:style style:name="Table1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3.5" style:family="table-row">
      <style:table-row-properties style:min-row-height="0.843cm"/>
    </style:style>
    <style:style style:name="Table1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4.A" style:family="table-column">
      <style:table-column-properties style:column-width="2.275cm" style:rel-column-width="8678*"/>
    </style:style>
    <style:style style:name="Table104.B" style:family="table-column">
      <style:table-column-properties style:column-width="7.1cm" style:rel-column-width="27079*"/>
    </style:style>
    <style:style style:name="Table104.C" style:family="table-column">
      <style:table-column-properties style:column-width="2.247cm" style:rel-column-width="8573*"/>
    </style:style>
    <style:style style:name="Table104.D" style:family="table-column">
      <style:table-column-properties style:column-width="5.56cm" style:rel-column-width="21205*"/>
    </style:style>
    <style:style style:name="Table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4.D1" style:family="table-cell">
      <style:table-cell-properties style:vertical-align="middle" style:border-line-width="0.002cm 0.088cm 0.002cm" fo:padding="0.049cm" fo:border="0.092cm double #808080"/>
    </style:style>
    <style:style style:name="Table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5" style:family="table">
      <style:table-properties style:width="16.334cm" fo:margin-left="0.302cm" fo:margin-right="0.954cm" table:align="margins"/>
    </style:style>
    <style:style style:name="Table105.A" style:family="table-column">
      <style:table-column-properties style:column-width="3.732cm" style:rel-column-width="14975*"/>
    </style:style>
    <style:style style:name="Table105.B" style:family="table-column">
      <style:table-column-properties style:column-width="6.923cm" style:rel-column-width="27776*"/>
    </style:style>
    <style:style style:name="Table105.C" style:family="table-column">
      <style:table-column-properties style:column-width="2.251cm" style:rel-column-width="9033*"/>
    </style:style>
    <style:style style:name="Table105.D" style:family="table-column">
      <style:table-column-properties style:column-width="3.427cm" style:rel-column-width="13751*"/>
    </style:style>
    <style:style style:name="Table1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5.D1" style:family="table-cell">
      <style:table-cell-properties style:vertical-align="middle" style:border-line-width="0.002cm 0.088cm 0.002cm" fo:padding="0.049cm" fo:border="0.092cm double #808080"/>
    </style:style>
    <style:style style:name="Table1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6.A" style:family="table-column">
      <style:table-column-properties style:column-width="9.428cm" style:rel-column-width="65535*"/>
    </style:style>
    <style:style style:name="Table106.A1" style:family="table-cell">
      <style:table-cell-properties style:vertical-align="middle" style:border-line-width="0.002cm 0.088cm 0.002cm" fo:padding="0.049cm" fo:border="0.092cm double #808080"/>
    </style:style>
    <style:style style:name="Table1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3" style:family="table-row">
      <style:table-row-properties style:min-row-height="0.843cm"/>
    </style:style>
    <style:style style:name="Table1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7.A" style:family="table-column">
      <style:table-column-properties style:column-width="2.275cm" style:rel-column-width="8678*"/>
    </style:style>
    <style:style style:name="Table107.B" style:family="table-column">
      <style:table-column-properties style:column-width="7.1cm" style:rel-column-width="27079*"/>
    </style:style>
    <style:style style:name="Table107.C" style:family="table-column">
      <style:table-column-properties style:column-width="2.247cm" style:rel-column-width="8573*"/>
    </style:style>
    <style:style style:name="Table107.D" style:family="table-column">
      <style:table-column-properties style:column-width="5.56cm" style:rel-column-width="21205*"/>
    </style:style>
    <style:style style:name="Table1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7.D1" style:family="table-cell">
      <style:table-cell-properties style:vertical-align="middle" style:border-line-width="0.002cm 0.088cm 0.002cm" fo:padding="0.049cm" fo:border="0.092cm double #808080"/>
    </style:style>
    <style:style style:name="Table1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8" style:family="table">
      <style:table-properties style:width="16.334cm" fo:margin-left="0.302cm" fo:margin-right="0.954cm" table:align="margins"/>
    </style:style>
    <style:style style:name="Table108.A" style:family="table-column">
      <style:table-column-properties style:column-width="3.732cm" style:rel-column-width="14975*"/>
    </style:style>
    <style:style style:name="Table108.B" style:family="table-column">
      <style:table-column-properties style:column-width="6.923cm" style:rel-column-width="27776*"/>
    </style:style>
    <style:style style:name="Table108.C" style:family="table-column">
      <style:table-column-properties style:column-width="5.678cm" style:rel-column-width="22784*"/>
    </style:style>
    <style:style style:name="Table1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8.C1" style:family="table-cell">
      <style:table-cell-properties style:vertical-align="middle" style:border-line-width="0.002cm 0.088cm 0.002cm" fo:padding="0.049cm" fo:border="0.092cm double #808080"/>
    </style:style>
    <style:style style:name="Table1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9.A" style:family="table-column">
      <style:table-column-properties style:column-width="9.428cm" style:rel-column-width="65535*"/>
    </style:style>
    <style:style style:name="Table109.A1" style:family="table-cell">
      <style:table-cell-properties style:vertical-align="middle" style:border-line-width="0.002cm 0.088cm 0.002cm" fo:padding="0.049cm" fo:border="0.092cm double #808080"/>
    </style:style>
    <style:style style:name="Table1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3" style:family="table-row">
      <style:table-row-properties style:min-row-height="0.843cm"/>
    </style:style>
    <style:style style:name="Table11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0.A" style:family="table-column">
      <style:table-column-properties style:column-width="2.275cm" style:rel-column-width="8678*"/>
    </style:style>
    <style:style style:name="Table110.B" style:family="table-column">
      <style:table-column-properties style:column-width="7.1cm" style:rel-column-width="27079*"/>
    </style:style>
    <style:style style:name="Table110.C" style:family="table-column">
      <style:table-column-properties style:column-width="2.247cm" style:rel-column-width="8573*"/>
    </style:style>
    <style:style style:name="Table110.D" style:family="table-column">
      <style:table-column-properties style:column-width="5.56cm" style:rel-column-width="21205*"/>
    </style:style>
    <style:style style:name="Table1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0.D1" style:family="table-cell">
      <style:table-cell-properties style:vertical-align="middle" style:border-line-width="0.002cm 0.088cm 0.002cm" fo:padding="0.049cm" fo:border="0.092cm double #808080"/>
    </style:style>
    <style:style style:name="Table1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1" style:family="table">
      <style:table-properties style:width="16.334cm" fo:margin-left="0.302cm" fo:margin-right="0.954cm" table:align="margins"/>
    </style:style>
    <style:style style:name="Table111.A" style:family="table-column">
      <style:table-column-properties style:column-width="3.732cm" style:rel-column-width="14975*"/>
    </style:style>
    <style:style style:name="Table111.B" style:family="table-column">
      <style:table-column-properties style:column-width="6.923cm" style:rel-column-width="27776*"/>
    </style:style>
    <style:style style:name="Table111.C" style:family="table-column">
      <style:table-column-properties style:column-width="2.251cm" style:rel-column-width="9033*"/>
    </style:style>
    <style:style style:name="Table111.D" style:family="table-column">
      <style:table-column-properties style:column-width="3.427cm" style:rel-column-width="13751*"/>
    </style:style>
    <style:style style:name="Table1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1.D1" style:family="table-cell">
      <style:table-cell-properties style:vertical-align="middle" style:border-line-width="0.002cm 0.088cm 0.002cm" fo:padding="0.049cm" fo:border="0.092cm double #808080"/>
    </style:style>
    <style:style style:name="Table1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2.A" style:family="table-column">
      <style:table-column-properties style:column-width="9.428cm" style:rel-column-width="65535*"/>
    </style:style>
    <style:style style:name="Table112.A1" style:family="table-cell">
      <style:table-cell-properties style:vertical-align="middle" style:border-line-width="0.002cm 0.088cm 0.002cm" fo:padding="0.049cm" fo:border="0.092cm double #808080"/>
    </style:style>
    <style:style style:name="Table11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3" style:family="table-row">
      <style:table-row-properties style:min-row-height="0.843cm"/>
    </style:style>
    <style:style style:name="Table11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13.A" style:family="table-column">
      <style:table-column-properties style:column-width="7.892cm" style:rel-column-width="30165*"/>
    </style:style>
    <style:style style:name="Table113.B" style:family="table-column">
      <style:table-column-properties style:column-width="9.252cm" style:rel-column-width="35370*"/>
    </style:style>
    <style:style style:name="Table1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3.B1" style:family="table-cell">
      <style:table-cell-properties style:vertical-align="middle" style:border-line-width="0.002cm 0.088cm 0.002cm" fo:padding="0.049cm" fo:border="0.092cm double #808080"/>
    </style:style>
    <style:style style:name="Table1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4.A" style:family="table-column">
      <style:table-column-properties style:column-width="2.275cm" style:rel-column-width="8678*"/>
    </style:style>
    <style:style style:name="Table114.B" style:family="table-column">
      <style:table-column-properties style:column-width="7.1cm" style:rel-column-width="27079*"/>
    </style:style>
    <style:style style:name="Table114.C" style:family="table-column">
      <style:table-column-properties style:column-width="2.247cm" style:rel-column-width="8573*"/>
    </style:style>
    <style:style style:name="Table114.D" style:family="table-column">
      <style:table-column-properties style:column-width="5.56cm" style:rel-column-width="21205*"/>
    </style:style>
    <style:style style:name="Table1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4.D1" style:family="table-cell">
      <style:table-cell-properties style:vertical-align="middle" style:border-line-width="0.002cm 0.088cm 0.002cm" fo:padding="0.049cm" fo:border="0.092cm double #808080"/>
    </style:style>
    <style:style style:name="Table1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5" style:family="table">
      <style:table-properties style:width="16.334cm" fo:margin-left="0.302cm" fo:margin-right="0.954cm" table:align="margins"/>
    </style:style>
    <style:style style:name="Table115.A" style:family="table-column">
      <style:table-column-properties style:column-width="3.732cm" style:rel-column-width="14975*"/>
    </style:style>
    <style:style style:name="Table115.B" style:family="table-column">
      <style:table-column-properties style:column-width="6.923cm" style:rel-column-width="27776*"/>
    </style:style>
    <style:style style:name="Table115.C" style:family="table-column">
      <style:table-column-properties style:column-width="5.678cm" style:rel-column-width="22784*"/>
    </style:style>
    <style:style style:name="Table1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5.C1" style:family="table-cell">
      <style:table-cell-properties style:vertical-align="middle" style:border-line-width="0.002cm 0.088cm 0.002cm" fo:padding="0.049cm" fo:border="0.092cm double #808080"/>
    </style:style>
    <style:style style:name="Table1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6.A" style:family="table-column">
      <style:table-column-properties style:column-width="9.428cm" style:rel-column-width="65535*"/>
    </style:style>
    <style:style style:name="Table116.A1" style:family="table-cell">
      <style:table-cell-properties style:vertical-align="middle" style:border-line-width="0.002cm 0.088cm 0.002cm" fo:padding="0.049cm" fo:border="0.092cm double #808080"/>
    </style:style>
    <style:style style:name="Table1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4" style:family="table-row">
      <style:table-row-properties style:min-row-height="0.843cm"/>
    </style:style>
    <style:style style:name="Table1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7.A" style:family="table-column">
      <style:table-column-properties style:column-width="2.574cm" style:rel-column-width="9819*"/>
    </style:style>
    <style:style style:name="Table117.B" style:family="table-column">
      <style:table-column-properties style:column-width="6.8cm" style:rel-column-width="25938*"/>
    </style:style>
    <style:style style:name="Table117.C" style:family="table-column">
      <style:table-column-properties style:column-width="2.247cm" style:rel-column-width="8571*"/>
    </style:style>
    <style:style style:name="Table117.D" style:family="table-column">
      <style:table-column-properties style:column-width="5.56cm" style:rel-column-width="21207*"/>
    </style:style>
    <style:style style:name="Table1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7.D1" style:family="table-cell">
      <style:table-cell-properties style:vertical-align="middle" style:border-line-width="0.002cm 0.088cm 0.002cm" fo:padding="0.049cm" fo:border="0.092cm double #808080"/>
    </style:style>
    <style:style style:name="Table1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7.4" style:family="table-row">
      <style:table-row-properties fo:background-color="transparent" style:keep-together="true" fo:keep-together="auto">
        <style:background-image/>
      </style:table-row-properties>
    </style:style>
    <style:style style:name="Table117.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18" style:family="table">
      <style:table-properties style:width="16.334cm" fo:margin-left="0.302cm" fo:margin-right="0.954cm" table:align="margins"/>
    </style:style>
    <style:style style:name="Table118.A" style:family="table-column">
      <style:table-column-properties style:column-width="3.732cm" style:rel-column-width="14975*"/>
    </style:style>
    <style:style style:name="Table118.B" style:family="table-column">
      <style:table-column-properties style:column-width="6.923cm" style:rel-column-width="27776*"/>
    </style:style>
    <style:style style:name="Table118.C" style:family="table-column">
      <style:table-column-properties style:column-width="2.251cm" style:rel-column-width="9033*"/>
    </style:style>
    <style:style style:name="Table118.D" style:family="table-column">
      <style:table-column-properties style:column-width="3.427cm" style:rel-column-width="13751*"/>
    </style:style>
    <style:style style:name="Table1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8.D1" style:family="table-cell">
      <style:table-cell-properties style:vertical-align="middle" style:border-line-width="0.002cm 0.088cm 0.002cm" fo:padding="0.049cm" fo:border="0.092cm double #808080"/>
    </style:style>
    <style:style style:name="Table1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9.A" style:family="table-column">
      <style:table-column-properties style:column-width="9.428cm" style:rel-column-width="65535*"/>
    </style:style>
    <style:style style:name="Table119.A1" style:family="table-cell">
      <style:table-cell-properties style:vertical-align="middle" style:border-line-width="0.002cm 0.088cm 0.002cm" fo:padding="0.049cm" fo:border="0.092cm double #808080"/>
    </style:style>
    <style:style style:name="Table11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3" style:family="table-row">
      <style:table-row-properties style:min-row-height="0.843cm"/>
    </style:style>
    <style:style style:name="Table120"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120.A" style:family="table-column">
      <style:table-column-properties style:column-width="6.468cm" style:rel-column-width="24788*"/>
    </style:style>
    <style:style style:name="Table120.B" style:family="table-column">
      <style:table-column-properties style:column-width="10.633cm" style:rel-column-width="40747*"/>
    </style:style>
    <style:style style:name="Table1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0.B1" style:family="table-cell">
      <style:table-cell-properties style:vertical-align="middle" style:border-line-width="0.002cm 0.088cm 0.002cm" fo:padding="0.049cm" fo:border="0.092cm double #808080"/>
    </style:style>
    <style:style style:name="Table1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1.A" style:family="table-column">
      <style:table-column-properties style:column-width="2.903cm" style:rel-column-width="11073*"/>
    </style:style>
    <style:style style:name="Table121.B" style:family="table-column">
      <style:table-column-properties style:column-width="6.47cm" style:rel-column-width="24683*"/>
    </style:style>
    <style:style style:name="Table121.C" style:family="table-column">
      <style:table-column-properties style:column-width="7.807cm" style:rel-column-width="29779*"/>
    </style:style>
    <style:style style:name="Table1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1.C1" style:family="table-cell">
      <style:table-cell-properties style:vertical-align="middle" style:border-line-width="0.002cm 0.088cm 0.002cm" fo:padding="0.049cm" fo:border="0.092cm double #808080"/>
    </style:style>
    <style:style style:name="Table121.2" style:family="table-row">
      <style:table-row-properties fo:background-color="transparent">
        <style:background-image/>
      </style:table-row-properties>
    </style:style>
    <style:style style:name="Table1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1.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122.A" style:family="table-column">
      <style:table-column-properties style:column-width="10.698cm" style:rel-column-width="65535*"/>
    </style:style>
    <style:style style:name="Table122.A1" style:family="table-cell">
      <style:table-cell-properties style:vertical-align="middle" style:border-line-width="0.002cm 0.088cm 0.002cm" fo:padding="0.049cm" fo:border="0.092cm double #808080"/>
    </style:style>
    <style:style style:name="Table1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6" style:family="table-row">
      <style:table-row-properties style:min-row-height="0.843cm"/>
    </style:style>
    <style:style style:name="Table1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3.A" style:family="table-column">
      <style:table-column-properties style:column-width="4.274cm" style:rel-column-width="16300*"/>
    </style:style>
    <style:style style:name="Table123.B" style:family="table-column">
      <style:table-column-properties style:column-width="5.101cm" style:rel-column-width="19457*"/>
    </style:style>
    <style:style style:name="Table123.C" style:family="table-column">
      <style:table-column-properties style:column-width="7.807cm" style:rel-column-width="29778*"/>
    </style:style>
    <style:style style:name="Table1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3.C1" style:family="table-cell">
      <style:table-cell-properties style:vertical-align="middle" style:border-line-width="0.002cm 0.088cm 0.002cm" fo:padding="0.049cm" fo:border="0.092cm double #808080"/>
    </style:style>
    <style:style style:name="Table1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4" style:family="table">
      <style:table-properties style:width="16.334cm" fo:margin-left="0.302cm" fo:margin-right="0.954cm" table:align="margins"/>
    </style:style>
    <style:style style:name="Table124.A" style:family="table-column">
      <style:table-column-properties style:column-width="3.732cm" style:rel-column-width="14975*"/>
    </style:style>
    <style:style style:name="Table124.B" style:family="table-column">
      <style:table-column-properties style:column-width="6.923cm" style:rel-column-width="27776*"/>
    </style:style>
    <style:style style:name="Table124.C" style:family="table-column">
      <style:table-column-properties style:column-width="5.678cm" style:rel-column-width="22784*"/>
    </style:style>
    <style:style style:name="Table1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4.C1" style:family="table-cell">
      <style:table-cell-properties style:vertical-align="middle" style:border-line-width="0.002cm 0.088cm 0.002cm" fo:padding="0.049cm" fo:border="0.092cm double #808080"/>
    </style:style>
    <style:style style:name="Table1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5.A" style:family="table-column">
      <style:table-column-properties style:column-width="9.428cm" style:rel-column-width="65535*"/>
    </style:style>
    <style:style style:name="Table125.A1" style:family="table-cell">
      <style:table-cell-properties style:vertical-align="middle" style:border-line-width="0.002cm 0.088cm 0.002cm" fo:padding="0.049cm" fo:border="0.092cm double #808080"/>
    </style:style>
    <style:style style:name="Table12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3" style:family="table-row">
      <style:table-row-properties style:min-row-height="0.843cm"/>
    </style:style>
    <style:style style:name="Table12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26.A" style:family="table-column">
      <style:table-column-properties style:column-width="7.892cm" style:rel-column-width="30165*"/>
    </style:style>
    <style:style style:name="Table126.B" style:family="table-column">
      <style:table-column-properties style:column-width="9.252cm" style:rel-column-width="35370*"/>
    </style:style>
    <style:style style:name="Table1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6.B1" style:family="table-cell">
      <style:table-cell-properties style:vertical-align="middle" style:border-line-width="0.002cm 0.088cm 0.002cm" fo:padding="0.049cm" fo:border="0.092cm double #808080"/>
    </style:style>
    <style:style style:name="Table1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7.A" style:family="table-column">
      <style:table-column-properties style:column-width="3.78cm" style:rel-column-width="14418*"/>
    </style:style>
    <style:style style:name="Table127.B" style:family="table-column">
      <style:table-column-properties style:column-width="5.593cm" style:rel-column-width="21338*"/>
    </style:style>
    <style:style style:name="Table127.C" style:family="table-column">
      <style:table-column-properties style:column-width="3.12cm" style:rel-column-width="11902*"/>
    </style:style>
    <style:style style:name="Table127.D" style:family="table-column">
      <style:table-column-properties style:column-width="4.687cm" style:rel-column-width="17877*"/>
    </style:style>
    <style:style style:name="Table1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7.D1" style:family="table-cell">
      <style:table-cell-properties style:vertical-align="middle" style:border-line-width="0.002cm 0.088cm 0.002cm" fo:padding="0.049cm" fo:border="0.092cm double #808080"/>
    </style:style>
    <style:style style:name="Table1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5" style:family="table-row">
      <style:table-row-properties fo:background-color="transparent" style:keep-together="true" fo:keep-together="auto">
        <style:background-image/>
      </style:table-row-properties>
    </style:style>
    <style:style style:name="Table127.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8" style:family="table">
      <style:table-properties style:width="16.122cm" fo:margin-left="0.302cm" fo:margin-right="1.166cm" table:align="margins"/>
    </style:style>
    <style:style style:name="Table128.A" style:family="table-column">
      <style:table-column-properties style:column-width="5.355cm" style:rel-column-width="21768*"/>
    </style:style>
    <style:style style:name="Table128.B" style:family="table-column">
      <style:table-column-properties style:column-width="10.767cm" style:rel-column-width="43767*"/>
    </style:style>
    <style:style style:name="Table1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8.B1" style:family="table-cell">
      <style:table-cell-properties style:vertical-align="middle" style:border-line-width="0.002cm 0.088cm 0.002cm" fo:padding="0.049cm" fo:border="0.092cm double #808080"/>
    </style:style>
    <style:style style:name="Table1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8.3" style:family="table-row">
      <style:table-row-properties style:min-row-height="0.709cm"/>
    </style:style>
    <style:style style:name="Table12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9.A" style:family="table-column">
      <style:table-column-properties style:column-width="9.428cm" style:rel-column-width="65535*"/>
    </style:style>
    <style:style style:name="Table129.A1" style:family="table-cell">
      <style:table-cell-properties style:vertical-align="middle" style:border-line-width="0.002cm 0.088cm 0.002cm" fo:padding="0.049cm" fo:border="0.092cm double #808080"/>
    </style:style>
    <style:style style:name="Table1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9.3" style:family="table-row">
      <style:table-row-properties style:min-row-height="0.843cm"/>
    </style:style>
    <style:style style:name="Table130" style:family="table">
      <style:table-properties style:width="16.122cm" fo:margin-left="0.302cm" fo:margin-right="1.166cm" table:align="margins"/>
    </style:style>
    <style:style style:name="Table130.A" style:family="table-column">
      <style:table-column-properties style:column-width="5.33cm" style:rel-column-width="21671*"/>
    </style:style>
    <style:style style:name="Table130.C" style:family="table-column">
      <style:table-column-properties style:column-width="5.459cm" style:rel-column-width="22193*"/>
    </style:style>
    <style:style style:name="Table1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0.C1" style:family="table-cell">
      <style:table-cell-properties style:vertical-align="middle" style:border-line-width="0.002cm 0.088cm 0.002cm" fo:padding="0.049cm" fo:border="0.092cm double #808080"/>
    </style:style>
    <style:style style:name="Table1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1" style:family="table">
      <style:table-properties style:width="16.122cm" fo:margin-left="0.302cm" fo:margin-right="1.166cm" table:align="margins"/>
    </style:style>
    <style:style style:name="Table131.A" style:family="table-column">
      <style:table-column-properties style:column-width="5.33cm" style:rel-column-width="21671*"/>
    </style:style>
    <style:style style:name="Table131.C" style:family="table-column">
      <style:table-column-properties style:column-width="5.459cm" style:rel-column-width="22193*"/>
    </style:style>
    <style:style style:name="Table1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1.C1" style:family="table-cell">
      <style:table-cell-properties style:vertical-align="middle" style:border-line-width="0.002cm 0.088cm 0.002cm" fo:padding="0.049cm" fo:border="0.092cm double #808080"/>
    </style:style>
    <style:style style:name="Table1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2.A" style:family="table-column">
      <style:table-column-properties style:column-width="9.428cm" style:rel-column-width="65535*"/>
    </style:style>
    <style:style style:name="Table132.A1" style:family="table-cell">
      <style:table-cell-properties style:vertical-align="middle" style:border-line-width="0.002cm 0.088cm 0.002cm" fo:padding="0.049cm" fo:border="0.092cm double #808080"/>
    </style:style>
    <style:style style:name="Table1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5" style:family="table-row">
      <style:table-row-properties style:min-row-height="0.843cm"/>
    </style:style>
    <style:style style:name="Table133" style:family="table">
      <style:table-properties style:width="16.122cm" fo:margin-left="0.302cm" fo:margin-right="1.166cm" table:align="margins"/>
    </style:style>
    <style:style style:name="Table133.A" style:family="table-column">
      <style:table-column-properties style:column-width="5.33cm" style:rel-column-width="21671*"/>
    </style:style>
    <style:style style:name="Table133.C" style:family="table-column">
      <style:table-column-properties style:column-width="5.459cm" style:rel-column-width="22193*"/>
    </style:style>
    <style:style style:name="Table1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3.C1" style:family="table-cell">
      <style:table-cell-properties style:vertical-align="middle" style:border-line-width="0.002cm 0.088cm 0.002cm" fo:padding="0.049cm" fo:border="0.092cm double #808080"/>
    </style:style>
    <style:style style:name="Table1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4.A" style:family="table-column">
      <style:table-column-properties style:column-width="9.428cm" style:rel-column-width="65535*"/>
    </style:style>
    <style:style style:name="Table134.A1" style:family="table-cell">
      <style:table-cell-properties style:vertical-align="middle" style:border-line-width="0.002cm 0.088cm 0.002cm" fo:padding="0.049cm" fo:border="0.092cm double #808080"/>
    </style:style>
    <style:style style:name="Table13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3" style:family="table-row">
      <style:table-row-properties style:min-row-height="0.843cm"/>
    </style:style>
    <style:style style:name="Table135" style:family="table">
      <style:table-properties style:width="16.122cm" fo:margin-left="0.302cm" fo:margin-right="1.166cm" table:align="margins"/>
    </style:style>
    <style:style style:name="Table135.A" style:family="table-column">
      <style:table-column-properties style:column-width="5.33cm" style:rel-column-width="21671*"/>
    </style:style>
    <style:style style:name="Table135.C" style:family="table-column">
      <style:table-column-properties style:column-width="5.459cm" style:rel-column-width="22193*"/>
    </style:style>
    <style:style style:name="Table1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5.C1" style:family="table-cell">
      <style:table-cell-properties style:vertical-align="middle" style:border-line-width="0.002cm 0.088cm 0.002cm" fo:padding="0.049cm" fo:border="0.092cm double #808080"/>
    </style:style>
    <style:style style:name="Table1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6" style:family="table">
      <style:table-properties style:width="16.122cm" fo:margin-left="0.302cm" fo:margin-right="1.166cm" table:align="margins"/>
    </style:style>
    <style:style style:name="Table136.A" style:family="table-column">
      <style:table-column-properties style:column-width="5.33cm" style:rel-column-width="21671*"/>
    </style:style>
    <style:style style:name="Table136.C" style:family="table-column">
      <style:table-column-properties style:column-width="5.459cm" style:rel-column-width="22193*"/>
    </style:style>
    <style:style style:name="Table1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6.C1" style:family="table-cell">
      <style:table-cell-properties style:vertical-align="middle" style:border-line-width="0.002cm 0.088cm 0.002cm" fo:padding="0.049cm" fo:border="0.092cm double #808080"/>
    </style:style>
    <style:style style:name="Table1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7.A" style:family="table-column">
      <style:table-column-properties style:column-width="9.428cm" style:rel-column-width="65535*"/>
    </style:style>
    <style:style style:name="Table137.A1" style:family="table-cell">
      <style:table-cell-properties style:vertical-align="middle" style:border-line-width="0.002cm 0.088cm 0.002cm" fo:padding="0.049cm" fo:border="0.092cm double #808080"/>
    </style:style>
    <style:style style:name="Table13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5" style:family="table-row">
      <style:table-row-properties style:min-row-height="0.843cm"/>
    </style:style>
    <style:style style:name="Table138" style:family="table">
      <style:table-properties style:width="16.122cm" fo:margin-left="0.302cm" fo:margin-right="1.166cm" table:align="margins"/>
    </style:style>
    <style:style style:name="Table138.A" style:family="table-column">
      <style:table-column-properties style:column-width="5.33cm" style:rel-column-width="21671*"/>
    </style:style>
    <style:style style:name="Table138.C" style:family="table-column">
      <style:table-column-properties style:column-width="5.459cm" style:rel-column-width="22193*"/>
    </style:style>
    <style:style style:name="Table1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8.C1" style:family="table-cell">
      <style:table-cell-properties style:vertical-align="middle" style:border-line-width="0.002cm 0.088cm 0.002cm" fo:padding="0.049cm" fo:border="0.092cm double #808080"/>
    </style:style>
    <style:style style:name="Table1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9.A" style:family="table-column">
      <style:table-column-properties style:column-width="9.428cm" style:rel-column-width="65535*"/>
    </style:style>
    <style:style style:name="Table139.A1" style:family="table-cell">
      <style:table-cell-properties style:vertical-align="middle" style:border-line-width="0.002cm 0.088cm 0.002cm" fo:padding="0.049cm" fo:border="0.092cm double #808080"/>
    </style:style>
    <style:style style:name="Table1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4" style:family="table-row">
      <style:table-row-properties style:min-row-height="0.843cm"/>
    </style:style>
    <style:style style:name="Table14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0.A" style:family="table-column">
      <style:table-column-properties style:column-width="7.892cm" style:rel-column-width="30165*"/>
    </style:style>
    <style:style style:name="Table140.B" style:family="table-column">
      <style:table-column-properties style:column-width="9.252cm" style:rel-column-width="35370*"/>
    </style:style>
    <style:style style:name="Table1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0.B1" style:family="table-cell">
      <style:table-cell-properties style:vertical-align="middle" style:border-line-width="0.002cm 0.088cm 0.002cm" fo:padding="0.049cm" fo:border="0.092cm double #808080"/>
    </style:style>
    <style:style style:name="Table1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1.A" style:family="table-column">
      <style:table-column-properties style:column-width="4.191cm" style:rel-column-width="15986*"/>
    </style:style>
    <style:style style:name="Table141.B" style:family="table-column">
      <style:table-column-properties style:column-width="6.632cm" style:rel-column-width="25296*"/>
    </style:style>
    <style:style style:name="Table141.C" style:family="table-column">
      <style:table-column-properties style:column-width="6.359cm" style:rel-column-width="24253*"/>
    </style:style>
    <style:style style:name="Table1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1.C1" style:family="table-cell">
      <style:table-cell-properties style:vertical-align="middle" style:border-line-width="0.002cm 0.088cm 0.002cm" fo:padding="0.049cm" fo:border="0.092cm double #808080"/>
    </style:style>
    <style:style style:name="Table1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2" style:family="table">
      <style:table-properties style:width="16.122cm" fo:margin-left="0.302cm" fo:margin-right="1.166cm" table:align="margins"/>
    </style:style>
    <style:style style:name="Table142.A" style:family="table-column">
      <style:table-column-properties style:column-width="5.33cm" style:rel-column-width="21671*"/>
    </style:style>
    <style:style style:name="Table142.C" style:family="table-column">
      <style:table-column-properties style:column-width="5.459cm" style:rel-column-width="22193*"/>
    </style:style>
    <style:style style:name="Table1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2.C1" style:family="table-cell">
      <style:table-cell-properties style:vertical-align="middle" style:border-line-width="0.002cm 0.088cm 0.002cm" fo:padding="0.049cm" fo:border="0.092cm double #808080"/>
    </style:style>
    <style:style style:name="Table1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3.A" style:family="table-column">
      <style:table-column-properties style:column-width="9.428cm" style:rel-column-width="65535*"/>
    </style:style>
    <style:style style:name="Table143.A1" style:family="table-cell">
      <style:table-cell-properties style:vertical-align="middle" style:border-line-width="0.002cm 0.088cm 0.002cm" fo:padding="0.049cm" fo:border="0.092cm double #808080"/>
    </style:style>
    <style:style style:name="Table1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4" style:family="table-row">
      <style:table-row-properties style:min-row-height="0.843cm"/>
    </style:style>
    <style:style style:name="Table14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4.A" style:family="table-column">
      <style:table-column-properties style:column-width="7.892cm" style:rel-column-width="30165*"/>
    </style:style>
    <style:style style:name="Table144.B" style:family="table-column">
      <style:table-column-properties style:column-width="9.252cm" style:rel-column-width="35370*"/>
    </style:style>
    <style:style style:name="Table1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4.B1" style:family="table-cell">
      <style:table-cell-properties style:vertical-align="middle" style:border-line-width="0.002cm 0.088cm 0.002cm" fo:padding="0.049cm" fo:border="0.092cm double #808080"/>
    </style:style>
    <style:style style:name="Table1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5" style:family="table">
      <style:table-properties style:width="16.122cm" fo:margin-left="0.302cm" fo:margin-right="1.166cm" table:align="margins"/>
    </style:style>
    <style:style style:name="Table145.A" style:family="table-column">
      <style:table-column-properties style:column-width="3.189cm" style:rel-column-width="12962*"/>
    </style:style>
    <style:style style:name="Table145.B" style:family="table-column">
      <style:table-column-properties style:column-width="6.371cm" style:rel-column-width="25895*"/>
    </style:style>
    <style:style style:name="Table145.C" style:family="table-column">
      <style:table-column-properties style:column-width="4.533cm" style:rel-column-width="18427*"/>
    </style:style>
    <style:style style:name="Table145.D" style:family="table-column">
      <style:table-column-properties style:column-width="2.03cm" style:rel-column-width="8251*"/>
    </style:style>
    <style:style style:name="Table1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5.D1" style:family="table-cell">
      <style:table-cell-properties style:vertical-align="middle" style:border-line-width="0.002cm 0.088cm 0.002cm" fo:padding="0.049cm" fo:border="0.092cm double #808080"/>
    </style:style>
    <style:style style:name="Table1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6" style:family="table">
      <style:table-properties style:width="16.122cm" fo:margin-left="0.302cm" fo:margin-right="1.166cm" table:align="margins"/>
    </style:style>
    <style:style style:name="Table146.A" style:family="table-column">
      <style:table-column-properties style:column-width="5.33cm" style:rel-column-width="21671*"/>
    </style:style>
    <style:style style:name="Table146.C" style:family="table-column">
      <style:table-column-properties style:column-width="5.459cm" style:rel-column-width="22193*"/>
    </style:style>
    <style:style style:name="Table1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6.C1" style:family="table-cell">
      <style:table-cell-properties style:vertical-align="middle" style:border-line-width="0.002cm 0.088cm 0.002cm" fo:padding="0.049cm" fo:border="0.092cm double #808080"/>
    </style:style>
    <style:style style:name="Table1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7.A" style:family="table-column">
      <style:table-column-properties style:column-width="9.428cm" style:rel-column-width="65535*"/>
    </style:style>
    <style:style style:name="Table147.A1" style:family="table-cell">
      <style:table-cell-properties style:vertical-align="middle" style:border-line-width="0.002cm 0.088cm 0.002cm" fo:padding="0.049cm" fo:border="0.092cm double #808080"/>
    </style:style>
    <style:style style:name="Table1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3" style:family="table-row">
      <style:table-row-properties style:min-row-height="0.843cm"/>
    </style:style>
    <style:style style:name="Table361"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361.A" style:family="table-column">
      <style:table-column-properties style:column-width="6.468cm" style:rel-column-width="24788*"/>
    </style:style>
    <style:style style:name="Table361.B" style:family="table-column">
      <style:table-column-properties style:column-width="10.633cm" style:rel-column-width="40747*"/>
    </style:style>
    <style:style style:name="Table3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1.B1" style:family="table-cell">
      <style:table-cell-properties style:vertical-align="middle" style:border-line-width="0.002cm 0.088cm 0.002cm" fo:padding="0.049cm" fo:border="0.092cm double #808080"/>
    </style:style>
    <style:style style:name="Table3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2.A" style:family="table-column">
      <style:table-column-properties style:column-width="2.903cm" style:rel-column-width="11073*"/>
    </style:style>
    <style:style style:name="Table362.B" style:family="table-column">
      <style:table-column-properties style:column-width="6.47cm" style:rel-column-width="24683*"/>
    </style:style>
    <style:style style:name="Table362.C" style:family="table-column">
      <style:table-column-properties style:column-width="7.807cm" style:rel-column-width="29779*"/>
    </style:style>
    <style:style style:name="Table3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2.C1" style:family="table-cell">
      <style:table-cell-properties style:vertical-align="middle" style:border-line-width="0.002cm 0.088cm 0.002cm" fo:padding="0.049cm" fo:border="0.092cm double #808080"/>
    </style:style>
    <style:style style:name="Table362.2" style:family="table-row">
      <style:table-row-properties fo:background-color="transparent">
        <style:background-image/>
      </style:table-row-properties>
    </style:style>
    <style:style style:name="Table3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4" style:family="table">
      <style:table-properties style:width="16.334cm" fo:margin-left="0.302cm" fo:margin-right="0.954cm" table:align="margins"/>
    </style:style>
    <style:style style:name="Table364.A" style:family="table-column">
      <style:table-column-properties style:column-width="4.995cm" style:rel-column-width="20043*"/>
    </style:style>
    <style:style style:name="Table364.B" style:family="table-column">
      <style:table-column-properties style:column-width="5.66cm" style:rel-column-width="22709*"/>
    </style:style>
    <style:style style:name="Table364.C" style:family="table-column">
      <style:table-column-properties style:column-width="2.224cm" style:rel-column-width="8923*"/>
    </style:style>
    <style:style style:name="Table364.D" style:family="table-column">
      <style:table-column-properties style:column-width="3.454cm" style:rel-column-width="13860*"/>
    </style:style>
    <style:style style:name="Table3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4.D1" style:family="table-cell">
      <style:table-cell-properties style:vertical-align="middle" style:border-line-width="0.002cm 0.088cm 0.002cm" fo:padding="0.049cm" fo:border="0.092cm double #808080"/>
    </style:style>
    <style:style style:name="Table3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63.A" style:family="table-column">
      <style:table-column-properties style:column-width="10.698cm" style:rel-column-width="65535*"/>
    </style:style>
    <style:style style:name="Table363.A1" style:family="table-cell">
      <style:table-cell-properties style:vertical-align="middle" style:border-line-width="0.002cm 0.088cm 0.002cm" fo:padding="0.049cm" fo:border="0.092cm double #808080"/>
    </style:style>
    <style:style style:name="Table36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6" style:family="table-row">
      <style:table-row-properties style:min-row-height="0.843cm"/>
    </style:style>
    <style:style style:name="Table148" style:family="table">
      <style:table-properties style:width="16.334cm" fo:margin-left="0.302cm" fo:margin-right="0.954cm" table:align="margins"/>
    </style:style>
    <style:style style:name="Table148.A" style:family="table-column">
      <style:table-column-properties style:column-width="4.995cm" style:rel-column-width="20043*"/>
    </style:style>
    <style:style style:name="Table148.B" style:family="table-column">
      <style:table-column-properties style:column-width="5.66cm" style:rel-column-width="22709*"/>
    </style:style>
    <style:style style:name="Table148.C" style:family="table-column">
      <style:table-column-properties style:column-width="2.224cm" style:rel-column-width="8923*"/>
    </style:style>
    <style:style style:name="Table148.D" style:family="table-column">
      <style:table-column-properties style:column-width="3.454cm" style:rel-column-width="13860*"/>
    </style:style>
    <style:style style:name="Table1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8.D1" style:family="table-cell">
      <style:table-cell-properties style:vertical-align="middle" style:border-line-width="0.002cm 0.088cm 0.002cm" fo:padding="0.049cm" fo:border="0.092cm double #808080"/>
    </style:style>
    <style:style style:name="Table1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9" style:family="table" style:master-page-name="">
      <style:table-properties style:width="10.91cm" fo:margin-left="0.275cm" fo:margin-right="6.405cm" style:page-number="0" fo:break-before="auto" fo:break-after="auto" table:align="margins" fo:background-color="transparent" fo:keep-with-next="auto" style:may-break-between-rows="true" style:writing-mode="page">
        <style:background-image/>
      </style:table-properties>
    </style:style>
    <style:style style:name="Table149.A" style:family="table-column">
      <style:table-column-properties style:column-width="10.91cm" style:rel-column-width="65535*"/>
    </style:style>
    <style:style style:name="Table149.A1" style:family="table-cell">
      <style:table-cell-properties style:vertical-align="middle" style:border-line-width="0.002cm 0.088cm 0.002cm" fo:padding="0.049cm" fo:border="0.092cm double #808080"/>
    </style:style>
    <style:style style:name="Table149.2" style:family="table-row">
      <style:table-row-properties style:min-row-height="0.843cm"/>
    </style:style>
    <style:style style:name="Table14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0.A" style:family="table-column">
      <style:table-column-properties style:column-width="2.274cm" style:rel-column-width="8676*"/>
    </style:style>
    <style:style style:name="Table150.B" style:family="table-column">
      <style:table-column-properties style:column-width="6.743cm" style:rel-column-width="25721*"/>
    </style:style>
    <style:style style:name="Table150.C" style:family="table-column">
      <style:table-column-properties style:column-width="2.083cm" style:rel-column-width="7944*"/>
    </style:style>
    <style:style style:name="Table150.D" style:family="table-column">
      <style:table-column-properties style:column-width="6.08cm" style:rel-column-width="23194*"/>
    </style:style>
    <style:style style:name="Table1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0.D1" style:family="table-cell">
      <style:table-cell-properties style:vertical-align="middle" style:border-line-width="0.002cm 0.088cm 0.002cm" fo:padding="0.049cm" fo:border="0.092cm double #808080"/>
    </style:style>
    <style:style style:name="Table1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1" style:family="table">
      <style:table-properties style:width="16.307cm" fo:margin-left="0.328cm" fo:margin-right="0.954cm" table:align="margins"/>
    </style:style>
    <style:style style:name="Table151.A" style:family="table-column">
      <style:table-column-properties style:column-width="4.639cm" style:rel-column-width="18642*"/>
    </style:style>
    <style:style style:name="Table151.B" style:family="table-column">
      <style:table-column-properties style:column-width="5.988cm" style:rel-column-width="24064*"/>
    </style:style>
    <style:style style:name="Table151.C" style:family="table-column">
      <style:table-column-properties style:column-width="5.68cm" style:rel-column-width="22829*"/>
    </style:style>
    <style:style style:name="Table1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1.C1" style:family="table-cell">
      <style:table-cell-properties style:vertical-align="middle" style:border-line-width="0.002cm 0.088cm 0.002cm" fo:padding="0.049cm" fo:border="0.092cm double #808080"/>
    </style:style>
    <style:style style:name="Table1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2.A" style:family="table-column">
      <style:table-column-properties style:column-width="9.428cm" style:rel-column-width="65535*"/>
    </style:style>
    <style:style style:name="Table152.A1" style:family="table-cell">
      <style:table-cell-properties style:vertical-align="middle" style:border-line-width="0.002cm 0.088cm 0.002cm" fo:padding="0.049cm" fo:border="0.092cm double #808080"/>
    </style:style>
    <style:style style:name="Table152.2" style:family="table-row">
      <style:table-row-properties style:min-row-height="0.843cm"/>
    </style:style>
    <style:style style:name="Table15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3"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3.A" style:family="table-column">
      <style:table-column-properties style:column-width="4.606cm" style:rel-column-width="17569*"/>
    </style:style>
    <style:style style:name="Table153.B" style:family="table-column">
      <style:table-column-properties style:column-width="12.575cm" style:rel-column-width="47966*"/>
    </style:style>
    <style:style style:name="Table1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3.B1" style:family="table-cell">
      <style:table-cell-properties style:vertical-align="middle" style:border-line-width="0.002cm 0.088cm 0.002cm" fo:padding="0.049cm" fo:border="0.092cm double #808080"/>
    </style:style>
    <style:style style:name="Table1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4.A" style:family="table-column">
      <style:table-column-properties style:column-width="2.574cm" style:rel-column-width="9819*"/>
    </style:style>
    <style:style style:name="Table154.B" style:family="table-column">
      <style:table-column-properties style:column-width="6.8cm" style:rel-column-width="25938*"/>
    </style:style>
    <style:style style:name="Table154.C" style:family="table-column">
      <style:table-column-properties style:column-width="2.247cm" style:rel-column-width="8571*"/>
    </style:style>
    <style:style style:name="Table154.D" style:family="table-column">
      <style:table-column-properties style:column-width="5.56cm" style:rel-column-width="21207*"/>
    </style:style>
    <style:style style:name="Table1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4.D1" style:family="table-cell">
      <style:table-cell-properties style:vertical-align="middle" style:border-line-width="0.002cm 0.088cm 0.002cm" fo:padding="0.049cm" fo:border="0.092cm double #808080"/>
    </style:style>
    <style:style style:name="Table1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4" style:family="table-row">
      <style:table-row-properties fo:background-color="transparent" style:keep-together="true" fo:keep-together="auto">
        <style:background-image/>
      </style:table-row-properties>
    </style:style>
    <style:style style:name="Table15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5" style:family="table">
      <style:table-properties style:width="16.307cm" fo:margin-left="0.328cm" fo:margin-right="0.954cm" table:align="margins"/>
    </style:style>
    <style:style style:name="Table155.A" style:family="table-column">
      <style:table-column-properties style:column-width="4.639cm" style:rel-column-width="18642*"/>
    </style:style>
    <style:style style:name="Table155.B" style:family="table-column">
      <style:table-column-properties style:column-width="5.988cm" style:rel-column-width="24064*"/>
    </style:style>
    <style:style style:name="Table155.C" style:family="table-column">
      <style:table-column-properties style:column-width="5.68cm" style:rel-column-width="22829*"/>
    </style:style>
    <style:style style:name="Table1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5.C1" style:family="table-cell">
      <style:table-cell-properties style:vertical-align="middle" style:border-line-width="0.002cm 0.088cm 0.002cm" fo:padding="0.049cm" fo:border="0.092cm double #808080"/>
    </style:style>
    <style:style style:name="Table1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6" style:family="table" style:master-page-name="">
      <style:table-properties style:width="10.989cm" fo:margin-left="0.275cm" fo:margin-right="6.325cm" style:page-number="0" fo:break-before="auto" fo:break-after="auto" table:align="margins" fo:background-color="transparent" fo:keep-with-next="auto" style:may-break-between-rows="true" style:writing-mode="page">
        <style:background-image/>
      </style:table-properties>
    </style:style>
    <style:style style:name="Table156.A" style:family="table-column">
      <style:table-column-properties style:column-width="10.989cm" style:rel-column-width="65535*"/>
    </style:style>
    <style:style style:name="Table156.A1" style:family="table-cell">
      <style:table-cell-properties style:vertical-align="middle" style:border-line-width="0.002cm 0.088cm 0.002cm" fo:padding="0.049cm" fo:border="0.092cm double #808080"/>
    </style:style>
    <style:style style:name="Table156.2" style:family="table-row">
      <style:table-row-properties style:min-row-height="0.843cm"/>
    </style:style>
    <style:style style:name="Table15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7"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7.A" style:family="table-column">
      <style:table-column-properties style:column-width="7.486cm" style:rel-column-width="28553*"/>
    </style:style>
    <style:style style:name="Table157.B" style:family="table-column">
      <style:table-column-properties style:column-width="9.694cm" style:rel-column-width="36982*"/>
    </style:style>
    <style:style style:name="Table15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7.B1" style:family="table-cell">
      <style:table-cell-properties style:vertical-align="middle" style:border-line-width="0.002cm 0.088cm 0.002cm" fo:padding="0.049cm" fo:border="0.092cm double #808080"/>
    </style:style>
    <style:style style:name="Table15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8" style:family="table">
      <style:table-properties style:width="17.101cm" fo:margin-left="0.302cm" fo:margin-right="0.187cm" table:align="margins"/>
    </style:style>
    <style:style style:name="Table158.A" style:family="table-column">
      <style:table-column-properties style:column-width="5.673cm" style:rel-column-width="21737*"/>
    </style:style>
    <style:style style:name="Table158.B" style:family="table-column">
      <style:table-column-properties style:column-width="4.969cm" style:rel-column-width="19041*"/>
    </style:style>
    <style:style style:name="Table158.C" style:family="table-column">
      <style:table-column-properties style:column-width="6.459cm" style:rel-column-width="24757*"/>
    </style:style>
    <style:style style:name="Table1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8.C1" style:family="table-cell">
      <style:table-cell-properties style:vertical-align="middle" style:border-line-width="0.002cm 0.088cm 0.002cm" fo:padding="0.049cm" fo:border="0.092cm double #808080"/>
    </style:style>
    <style:style style:name="Table1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9.A" style:family="table-column">
      <style:table-column-properties style:column-width="9.428cm" style:rel-column-width="65535*"/>
    </style:style>
    <style:style style:name="Table159.A1" style:family="table-cell">
      <style:table-cell-properties style:vertical-align="middle" style:border-line-width="0.002cm 0.088cm 0.002cm" fo:padding="0.049cm" fo:border="0.092cm double #808080"/>
    </style:style>
    <style:style style:name="Table159.2" style:family="table-row">
      <style:table-row-properties style:min-row-height="0.843cm"/>
    </style:style>
    <style:style style:name="Table15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0" style:family="table">
      <style:table-properties style:width="16.307cm" fo:margin-left="0.328cm" fo:margin-right="0.954cm" table:align="margins"/>
    </style:style>
    <style:style style:name="Table160.A" style:family="table-column">
      <style:table-column-properties style:column-width="4.639cm" style:rel-column-width="18642*"/>
    </style:style>
    <style:style style:name="Table160.B" style:family="table-column">
      <style:table-column-properties style:column-width="5.988cm" style:rel-column-width="24064*"/>
    </style:style>
    <style:style style:name="Table160.C" style:family="table-column">
      <style:table-column-properties style:column-width="5.68cm" style:rel-column-width="22829*"/>
    </style:style>
    <style:style style:name="Table1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0.C1" style:family="table-cell">
      <style:table-cell-properties style:vertical-align="middle" style:border-line-width="0.002cm 0.088cm 0.002cm" fo:padding="0.049cm" fo:border="0.092cm double #808080"/>
    </style:style>
    <style:style style:name="Table1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1.A" style:family="table-column">
      <style:table-column-properties style:column-width="9.428cm" style:rel-column-width="65535*"/>
    </style:style>
    <style:style style:name="Table161.A1" style:family="table-cell">
      <style:table-cell-properties style:vertical-align="middle" style:border-line-width="0.002cm 0.088cm 0.002cm" fo:padding="0.049cm" fo:border="0.092cm double #808080"/>
    </style:style>
    <style:style style:name="Table161.2" style:family="table-row">
      <style:table-row-properties style:min-row-height="0.843cm"/>
    </style:style>
    <style:style style:name="Table1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2.A" style:family="table-column">
      <style:table-column-properties style:column-width="7.482cm" style:rel-column-width="28601*"/>
    </style:style>
    <style:style style:name="Table162.B" style:family="table-column">
      <style:table-column-properties style:column-width="9.661cm" style:rel-column-width="36934*"/>
    </style:style>
    <style:style style:name="Table1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2.B1" style:family="table-cell">
      <style:table-cell-properties style:vertical-align="middle" style:border-line-width="0.002cm 0.088cm 0.002cm" fo:padding="0.049cm" fo:border="0.092cm double #808080"/>
    </style:style>
    <style:style style:name="Table1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3.A" style:family="table-column">
      <style:table-column-properties style:column-width="2.274cm" style:rel-column-width="8676*"/>
    </style:style>
    <style:style style:name="Table163.B" style:family="table-column">
      <style:table-column-properties style:column-width="6.66cm" style:rel-column-width="25408*"/>
    </style:style>
    <style:style style:name="Table163.C" style:family="table-column">
      <style:table-column-properties style:column-width="5.398cm" style:rel-column-width="20592*"/>
    </style:style>
    <style:style style:name="Table163.D" style:family="table-column">
      <style:table-column-properties style:column-width="2.847cm" style:rel-column-width="10859*"/>
    </style:style>
    <style:style style:name="Table1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3.D1" style:family="table-cell">
      <style:table-cell-properties style:vertical-align="middle" style:border-line-width="0.002cm 0.088cm 0.002cm" fo:padding="0.049cm" fo:border="0.092cm double #808080"/>
    </style:style>
    <style:style style:name="Table1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4" style:family="table">
      <style:table-properties style:width="16.122cm" fo:margin-left="0.302cm" fo:margin-right="1.166cm" table:align="margins"/>
    </style:style>
    <style:style style:name="Table164.A" style:family="table-column">
      <style:table-column-properties style:column-width="5.218cm" style:rel-column-width="21209*"/>
    </style:style>
    <style:style style:name="Table164.B" style:family="table-column">
      <style:table-column-properties style:column-width="5.445cm" style:rel-column-width="22132*"/>
    </style:style>
    <style:style style:name="Table164.C" style:family="table-column">
      <style:table-column-properties style:column-width="5.459cm" style:rel-column-width="22194*"/>
    </style:style>
    <style:style style:name="Table1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4.C1" style:family="table-cell">
      <style:table-cell-properties style:vertical-align="middle" style:border-line-width="0.002cm 0.088cm 0.002cm" fo:padding="0.049cm" fo:border="0.092cm double #808080"/>
    </style:style>
    <style:style style:name="Table1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5.A" style:family="table-column">
      <style:table-column-properties style:column-width="9.428cm" style:rel-column-width="65535*"/>
    </style:style>
    <style:style style:name="Table165.A1" style:family="table-cell">
      <style:table-cell-properties style:vertical-align="middle" style:border-line-width="0.002cm 0.088cm 0.002cm" fo:padding="0.049cm" fo:border="0.092cm double #808080"/>
    </style:style>
    <style:style style:name="Table165.2" style:family="table-row">
      <style:table-row-properties style:min-row-height="0.843cm"/>
    </style:style>
    <style:style style:name="Table1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4.A" style:family="table-column">
      <style:table-column-properties style:column-width="7.892cm" style:rel-column-width="30165*"/>
    </style:style>
    <style:style style:name="Table354.B" style:family="table-column">
      <style:table-column-properties style:column-width="9.252cm" style:rel-column-width="35370*"/>
    </style:style>
    <style:style style:name="Table3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4.B1" style:family="table-cell">
      <style:table-cell-properties style:vertical-align="middle" style:border-line-width="0.002cm 0.088cm 0.002cm" fo:padding="0.049cm" fo:border="0.092cm double #808080"/>
    </style:style>
    <style:style style:name="Table3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5.A" style:family="table-column">
      <style:table-column-properties style:column-width="2.275cm" style:rel-column-width="8678*"/>
    </style:style>
    <style:style style:name="Table355.B" style:family="table-column">
      <style:table-column-properties style:column-width="7.1cm" style:rel-column-width="27079*"/>
    </style:style>
    <style:style style:name="Table355.C" style:family="table-column">
      <style:table-column-properties style:column-width="2.247cm" style:rel-column-width="8573*"/>
    </style:style>
    <style:style style:name="Table355.D" style:family="table-column">
      <style:table-column-properties style:column-width="5.56cm" style:rel-column-width="21205*"/>
    </style:style>
    <style:style style:name="Table3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5.D1" style:family="table-cell">
      <style:table-cell-properties style:vertical-align="middle" style:border-line-width="0.002cm 0.088cm 0.002cm" fo:padding="0.049cm" fo:border="0.092cm double #808080"/>
    </style:style>
    <style:style style:name="Table3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6" style:family="table">
      <style:table-properties style:width="16.334cm" fo:margin-left="0.302cm" fo:margin-right="0.954cm" table:align="margins"/>
    </style:style>
    <style:style style:name="Table356.A" style:family="table-column">
      <style:table-column-properties style:column-width="3.732cm" style:rel-column-width="14975*"/>
    </style:style>
    <style:style style:name="Table356.B" style:family="table-column">
      <style:table-column-properties style:column-width="6.923cm" style:rel-column-width="27776*"/>
    </style:style>
    <style:style style:name="Table356.C" style:family="table-column">
      <style:table-column-properties style:column-width="5.678cm" style:rel-column-width="22784*"/>
    </style:style>
    <style:style style:name="Table3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6.C1" style:family="table-cell">
      <style:table-cell-properties style:vertical-align="middle" style:border-line-width="0.002cm 0.088cm 0.002cm" fo:padding="0.049cm" fo:border="0.092cm double #808080"/>
    </style:style>
    <style:style style:name="Table3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7.A" style:family="table-column">
      <style:table-column-properties style:column-width="9.428cm" style:rel-column-width="65535*"/>
    </style:style>
    <style:style style:name="Table357.A1" style:family="table-cell">
      <style:table-cell-properties style:vertical-align="middle" style:border-line-width="0.002cm 0.088cm 0.002cm" fo:padding="0.049cm" fo:border="0.092cm double #808080"/>
    </style:style>
    <style:style style:name="Table3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3" style:family="table-row">
      <style:table-row-properties style:min-row-height="0.843cm"/>
    </style:style>
    <style:style style:name="Table166" style:family="table">
      <style:table-properties style:width="17.101cm" fo:margin-left="0.302cm" fo:margin-right="0.187cm" table:align="margins"/>
    </style:style>
    <style:style style:name="Table166.A" style:family="table-column">
      <style:table-column-properties style:column-width="6.823cm" style:rel-column-width="26149*"/>
    </style:style>
    <style:style style:name="Table166.B" style:family="table-column">
      <style:table-column-properties style:column-width="3.817cm" style:rel-column-width="14629*"/>
    </style:style>
    <style:style style:name="Table166.C" style:family="table-column">
      <style:table-column-properties style:column-width="6.459cm" style:rel-column-width="24757*"/>
    </style:style>
    <style:style style:name="Table1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6.C1" style:family="table-cell">
      <style:table-cell-properties style:vertical-align="middle" style:border-line-width="0.002cm 0.088cm 0.002cm" fo:padding="0.049cm" fo:border="0.092cm double #808080"/>
    </style:style>
    <style:style style:name="Table1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7.A" style:family="table-column">
      <style:table-column-properties style:column-width="9.428cm" style:rel-column-width="65535*"/>
    </style:style>
    <style:style style:name="Table167.A1" style:family="table-cell">
      <style:table-cell-properties style:vertical-align="middle" style:border-line-width="0.002cm 0.088cm 0.002cm" fo:padding="0.049cm" fo:border="0.092cm double #808080"/>
    </style:style>
    <style:style style:name="Table167.2" style:family="table-row">
      <style:table-row-properties style:min-row-height="0.843cm"/>
    </style:style>
    <style:style style:name="Table16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3.A" style:family="table-column">
      <style:table-column-properties style:column-width="4.274cm" style:rel-column-width="16300*"/>
    </style:style>
    <style:style style:name="Table333.B" style:family="table-column">
      <style:table-column-properties style:column-width="5.101cm" style:rel-column-width="19457*"/>
    </style:style>
    <style:style style:name="Table333.C" style:family="table-column">
      <style:table-column-properties style:column-width="7.807cm" style:rel-column-width="29778*"/>
    </style:style>
    <style:style style:name="Table3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3.C1" style:family="table-cell">
      <style:table-cell-properties style:vertical-align="middle" style:border-line-width="0.002cm 0.088cm 0.002cm" fo:padding="0.049cm" fo:border="0.092cm double #808080"/>
    </style:style>
    <style:style style:name="Table3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4" style:family="table" style:master-page-name="">
      <style:table-properties style:width="15.513cm" fo:margin-left="0.284cm" fo:margin-right="1.792cm" style:page-number="0" fo:break-before="auto" fo:break-after="auto" table:align="margins" fo:background-color="transparent" fo:keep-with-next="auto" style:may-break-between-rows="true" style:writing-mode="page">
        <style:background-image/>
      </style:table-properties>
    </style:style>
    <style:style style:name="Table334.A" style:family="table-column">
      <style:table-column-properties style:column-width="5.851cm" style:rel-column-width="24719*"/>
    </style:style>
    <style:style style:name="Table334.B" style:family="table-column">
      <style:table-column-properties style:column-width="4.854cm" style:rel-column-width="20504*"/>
    </style:style>
    <style:style style:name="Table334.C" style:family="table-column">
      <style:table-column-properties style:column-width="4.808cm" style:rel-column-width="20312*"/>
    </style:style>
    <style:style style:name="Table3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4.C1" style:family="table-cell">
      <style:table-cell-properties style:vertical-align="middle" style:border-line-width="0.002cm 0.088cm 0.002cm" fo:padding="0.049cm" fo:border="0.092cm double #808080"/>
    </style:style>
    <style:style style:name="Table334.2" style:family="table-row">
      <style:table-row-properties style:min-row-height="0.709cm" fo:background-color="transparent">
        <style:background-image/>
      </style:table-row-properties>
    </style:style>
    <style:style style:name="Table3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4.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5"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5.A" style:family="table-column">
      <style:table-column-properties style:column-width="10.804cm" style:rel-column-width="65535*"/>
    </style:style>
    <style:style style:name="Table335.A1" style:family="table-cell">
      <style:table-cell-properties style:vertical-align="middle" style:border-line-width="0.002cm 0.088cm 0.002cm" fo:padding="0.049cm" fo:border="0.092cm double #808080"/>
    </style:style>
    <style:style style:name="Table3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5.3" style:family="table-row">
      <style:table-row-properties style:min-row-height="0.843cm"/>
    </style:style>
    <style:style style:name="Table16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8.A" style:family="table-column">
      <style:table-column-properties style:column-width="3.754cm" style:rel-column-width="14346*"/>
    </style:style>
    <style:style style:name="Table168.B" style:family="table-column">
      <style:table-column-properties style:column-width="13.39cm" style:rel-column-width="51189*"/>
    </style:style>
    <style:style style:name="Table1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8.B1" style:family="table-cell">
      <style:table-cell-properties style:vertical-align="middle" style:border-line-width="0.002cm 0.088cm 0.002cm" fo:padding="0.049cm" fo:border="0.092cm double #808080"/>
    </style:style>
    <style:style style:name="Table1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9.A" style:family="table-column">
      <style:table-column-properties style:column-width="4.274cm" style:rel-column-width="16300*"/>
    </style:style>
    <style:style style:name="Table169.B" style:family="table-column">
      <style:table-column-properties style:column-width="5.101cm" style:rel-column-width="19457*"/>
    </style:style>
    <style:style style:name="Table169.C" style:family="table-column">
      <style:table-column-properties style:column-width="7.807cm" style:rel-column-width="29778*"/>
    </style:style>
    <style:style style:name="Table1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9.C1" style:family="table-cell">
      <style:table-cell-properties style:vertical-align="middle" style:border-line-width="0.002cm 0.088cm 0.002cm" fo:padding="0.049cm" fo:border="0.092cm double #808080"/>
    </style:style>
    <style:style style:name="Table1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 style:family="table">
      <style:table-properties style:width="17.074cm" fo:margin-left="0.302cm" fo:margin-right="0.213cm" table:align="margins"/>
    </style:style>
    <style:style style:name="Table170.A" style:family="table-column">
      <style:table-column-properties style:column-width="3.727cm" style:rel-column-width="14303*"/>
    </style:style>
    <style:style style:name="Table170.B" style:family="table-column">
      <style:table-column-properties style:column-width="6.913cm" style:rel-column-width="26531*"/>
    </style:style>
    <style:style style:name="Table170.C" style:family="table-column">
      <style:table-column-properties style:column-width="6.436cm" style:rel-column-width="24701*"/>
    </style:style>
    <style:style style:name="Table1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0.C1" style:family="table-cell">
      <style:table-cell-properties style:vertical-align="middle" style:border-line-width="0.002cm 0.088cm 0.002cm" fo:padding="0.049cm" fo:border="0.092cm double #808080"/>
    </style:style>
    <style:style style:name="Table1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5" style:family="table-row">
      <style:table-row-properties style:min-row-height="0.94cm"/>
    </style:style>
    <style:style style:name="Table17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1.A" style:family="table-column">
      <style:table-column-properties style:column-width="9.428cm" style:rel-column-width="65535*"/>
    </style:style>
    <style:style style:name="Table171.A1" style:family="table-cell">
      <style:table-cell-properties style:vertical-align="middle" style:border-line-width="0.002cm 0.088cm 0.002cm" fo:padding="0.049cm" fo:border="0.092cm double #808080"/>
    </style:style>
    <style:style style:name="Table1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1.6" style:family="table-row">
      <style:table-row-properties style:min-row-height="0.843cm"/>
    </style:style>
    <style:style style:name="Table17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2.A" style:family="table-column">
      <style:table-column-properties style:column-width="4.274cm" style:rel-column-width="16300*"/>
    </style:style>
    <style:style style:name="Table172.B" style:family="table-column">
      <style:table-column-properties style:column-width="5.101cm" style:rel-column-width="19457*"/>
    </style:style>
    <style:style style:name="Table172.C" style:family="table-column">
      <style:table-column-properties style:column-width="7.807cm" style:rel-column-width="29778*"/>
    </style:style>
    <style:style style:name="Table1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2.C1" style:family="table-cell">
      <style:table-cell-properties style:vertical-align="middle" style:border-line-width="0.002cm 0.088cm 0.002cm" fo:padding="0.049cm" fo:border="0.092cm double #808080"/>
    </style:style>
    <style:style style:name="Table1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3" style:family="table">
      <style:table-properties style:width="17.074cm" fo:margin-left="0.302cm" fo:margin-right="0.213cm" table:align="margins"/>
    </style:style>
    <style:style style:name="Table173.A" style:family="table-column">
      <style:table-column-properties style:column-width="3.727cm" style:rel-column-width="14303*"/>
    </style:style>
    <style:style style:name="Table173.B" style:family="table-column">
      <style:table-column-properties style:column-width="6.913cm" style:rel-column-width="26531*"/>
    </style:style>
    <style:style style:name="Table173.C" style:family="table-column">
      <style:table-column-properties style:column-width="6.436cm" style:rel-column-width="24701*"/>
    </style:style>
    <style:style style:name="Table1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3.C1" style:family="table-cell">
      <style:table-cell-properties style:vertical-align="middle" style:border-line-width="0.002cm 0.088cm 0.002cm" fo:padding="0.049cm" fo:border="0.092cm double #808080"/>
    </style:style>
    <style:style style:name="Table1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4.A" style:family="table-column">
      <style:table-column-properties style:column-width="9.428cm" style:rel-column-width="65535*"/>
    </style:style>
    <style:style style:name="Table174.A1" style:family="table-cell">
      <style:table-cell-properties style:vertical-align="middle" style:border-line-width="0.002cm 0.088cm 0.002cm" fo:padding="0.049cm" fo:border="0.092cm double #808080"/>
    </style:style>
    <style:style style:name="Table1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3" style:family="table-row">
      <style:table-row-properties style:min-row-height="0.843cm"/>
    </style:style>
    <style:style style:name="Table17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5.A" style:family="table-column">
      <style:table-column-properties style:column-width="2.274cm" style:rel-column-width="8676*"/>
    </style:style>
    <style:style style:name="Table175.B" style:family="table-column">
      <style:table-column-properties style:column-width="7.1cm" style:rel-column-width="27080*"/>
    </style:style>
    <style:style style:name="Table175.C" style:family="table-column">
      <style:table-column-properties style:column-width="3.12cm" style:rel-column-width="11902*"/>
    </style:style>
    <style:style style:name="Table175.D" style:family="table-column">
      <style:table-column-properties style:column-width="4.687cm" style:rel-column-width="17877*"/>
    </style:style>
    <style:style style:name="Table1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5.D1" style:family="table-cell">
      <style:table-cell-properties style:vertical-align="middle" style:border-line-width="0.002cm 0.088cm 0.002cm" fo:padding="0.049cm" fo:border="0.092cm double #808080"/>
    </style:style>
    <style:style style:name="Table1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5.5" style:family="table-row">
      <style:table-row-properties fo:background-color="transparent" style:keep-together="true" fo:keep-together="auto">
        <style:background-image/>
      </style:table-row-properties>
    </style:style>
    <style:style style:name="Table17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76" style:family="table">
      <style:table-properties style:width="16.122cm" fo:margin-left="0.302cm" fo:margin-right="1.166cm" table:align="margins"/>
    </style:style>
    <style:style style:name="Table176.A" style:family="table-column">
      <style:table-column-properties style:column-width="5.63cm" style:rel-column-width="22884*"/>
    </style:style>
    <style:style style:name="Table176.B" style:family="table-column">
      <style:table-column-properties style:column-width="5.032cm" style:rel-column-width="20457*"/>
    </style:style>
    <style:style style:name="Table176.C" style:family="table-column">
      <style:table-column-properties style:column-width="5.459cm" style:rel-column-width="22194*"/>
    </style:style>
    <style:style style:name="Table1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6.C1" style:family="table-cell">
      <style:table-cell-properties style:vertical-align="middle" style:border-line-width="0.002cm 0.088cm 0.002cm" fo:padding="0.049cm" fo:border="0.092cm double #808080"/>
    </style:style>
    <style:style style:name="Table1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6.3" style:family="table-row">
      <style:table-row-properties style:min-row-height="0.709cm"/>
    </style:style>
    <style:style style:name="Table17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7.A" style:family="table-column">
      <style:table-column-properties style:column-width="9.428cm" style:rel-column-width="65535*"/>
    </style:style>
    <style:style style:name="Table177.A1" style:family="table-cell">
      <style:table-cell-properties style:vertical-align="middle" style:border-line-width="0.002cm 0.088cm 0.002cm" fo:padding="0.049cm" fo:border="0.092cm double #808080"/>
    </style:style>
    <style:style style:name="Table17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7.3" style:family="table-row">
      <style:table-row-properties style:min-row-height="0.843cm"/>
    </style:style>
    <style:style style:name="Table178" style:family="table">
      <style:table-properties style:width="16.201cm" fo:margin-left="0.222cm" fo:margin-right="1.166cm" table:align="margins"/>
    </style:style>
    <style:style style:name="Table178.A" style:family="table-column">
      <style:table-column-properties style:column-width="4.336cm" style:rel-column-width="17541*"/>
    </style:style>
    <style:style style:name="Table178.B" style:family="table-column">
      <style:table-column-properties style:column-width="6.405cm" style:rel-column-width="25904*"/>
    </style:style>
    <style:style style:name="Table178.C" style:family="table-column">
      <style:table-column-properties style:column-width="5.461cm" style:rel-column-width="22090*"/>
    </style:style>
    <style:style style:name="Table1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8.C1" style:family="table-cell">
      <style:table-cell-properties style:vertical-align="middle" style:border-line-width="0.002cm 0.088cm 0.002cm" fo:padding="0.049cm" fo:border="0.092cm double #808080"/>
    </style:style>
    <style:style style:name="Table1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8.3" style:family="table-row">
      <style:table-row-properties style:min-row-height="0.709cm"/>
    </style:style>
    <style:style style:name="Table1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9.A" style:family="table-column">
      <style:table-column-properties style:column-width="9.428cm" style:rel-column-width="65535*"/>
    </style:style>
    <style:style style:name="Table179.A1" style:family="table-cell">
      <style:table-cell-properties style:vertical-align="middle" style:border-line-width="0.002cm 0.088cm 0.002cm" fo:padding="0.049cm" fo:border="0.092cm double #808080"/>
    </style:style>
    <style:style style:name="Table1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9.3" style:family="table-row">
      <style:table-row-properties style:min-row-height="0.843cm"/>
    </style:style>
    <style:style style:name="Table3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9.A" style:family="table-column">
      <style:table-column-properties style:column-width="4.274cm" style:rel-column-width="16300*"/>
    </style:style>
    <style:style style:name="Table339.B" style:family="table-column">
      <style:table-column-properties style:column-width="7.16cm" style:rel-column-width="27310*"/>
    </style:style>
    <style:style style:name="Table339.C" style:family="table-column">
      <style:table-column-properties style:column-width="5.749cm" style:rel-column-width="21925*"/>
    </style:style>
    <style:style style:name="Table3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9.C1" style:family="table-cell">
      <style:table-cell-properties style:vertical-align="middle" style:border-line-width="0.002cm 0.088cm 0.002cm" fo:padding="0.049cm" fo:border="0.092cm double #808080"/>
    </style:style>
    <style:style style:name="Table339.2" style:family="table-row">
      <style:table-row-properties fo:background-color="transparent" style:keep-together="true" fo:keep-together="auto">
        <style:background-image/>
      </style:table-row-properties>
    </style:style>
    <style:style style:name="Table3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9.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0"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0.A" style:family="table-column">
      <style:table-column-properties style:column-width="6.38cm" style:rel-column-width="26888*"/>
    </style:style>
    <style:style style:name="Table340.B" style:family="table-column">
      <style:table-column-properties style:column-width="4.327cm" style:rel-column-width="18232*"/>
    </style:style>
    <style:style style:name="Table340.C" style:family="table-column">
      <style:table-column-properties style:column-width="4.845cm" style:rel-column-width="20415*"/>
    </style:style>
    <style:style style:name="Table3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0.C1" style:family="table-cell">
      <style:table-cell-properties style:vertical-align="middle" style:border-line-width="0.002cm 0.088cm 0.002cm" fo:padding="0.049cm" fo:border="0.092cm double #808080"/>
    </style:style>
    <style:style style:name="Table340.2" style:family="table-row">
      <style:table-row-properties style:min-row-height="0.709cm" fo:background-color="transparent">
        <style:background-image/>
      </style:table-row-properties>
    </style:style>
    <style:style style:name="Table3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0.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1"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41.A" style:family="table-column">
      <style:table-column-properties style:column-width="10.804cm" style:rel-column-width="65535*"/>
    </style:style>
    <style:style style:name="Table341.A1" style:family="table-cell">
      <style:table-cell-properties style:vertical-align="middle" style:border-line-width="0.002cm 0.088cm 0.002cm" fo:padding="0.049cm" fo:border="0.092cm double #808080"/>
    </style:style>
    <style:style style:name="Table341.2" style:family="table-row">
      <style:table-row-properties style:min-row-height="0.843cm"/>
    </style:style>
    <style:style style:name="Table3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3.A" style:family="table-column">
      <style:table-column-properties style:column-width="7.482cm" style:rel-column-width="28601*"/>
    </style:style>
    <style:style style:name="Table183.B" style:family="table-column">
      <style:table-column-properties style:column-width="9.661cm" style:rel-column-width="36934*"/>
    </style:style>
    <style:style style:name="Table1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3.B1" style:family="table-cell">
      <style:table-cell-properties style:vertical-align="middle" style:border-line-width="0.002cm 0.088cm 0.002cm" fo:padding="0.049cm" fo:border="0.092cm double #808080"/>
    </style:style>
    <style:style style:name="Table18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4.A" style:family="table-column">
      <style:table-column-properties style:column-width="3.496cm" style:rel-column-width="13333*"/>
    </style:style>
    <style:style style:name="Table184.B" style:family="table-column">
      <style:table-column-properties style:column-width="7.555cm" style:rel-column-width="28820*"/>
    </style:style>
    <style:style style:name="Table184.C" style:family="table-column">
      <style:table-column-properties style:column-width="2.731cm" style:rel-column-width="10418*"/>
    </style:style>
    <style:style style:name="Table184.D" style:family="table-column">
      <style:table-column-properties style:column-width="3.399cm" style:rel-column-width="12964*"/>
    </style:style>
    <style:style style:name="Table1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4.D1" style:family="table-cell">
      <style:table-cell-properties style:vertical-align="middle" style:border-line-width="0.002cm 0.088cm 0.002cm" fo:padding="0.049cm" fo:border="0.092cm double #808080"/>
    </style:style>
    <style:style style:name="Table1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3" style:family="table-row">
      <style:table-row-properties fo:background-color="transparent" style:keep-together="true" fo:keep-together="auto">
        <style:background-image/>
      </style:table-row-properties>
    </style:style>
    <style:style style:name="Table18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
      <style:table-properties style:width="17.101cm" fo:margin-left="0.302cm" fo:margin-right="0.187cm" table:align="margins"/>
    </style:style>
    <style:style style:name="Table185.A" style:family="table-column">
      <style:table-column-properties style:column-width="5.673cm" style:rel-column-width="21737*"/>
    </style:style>
    <style:style style:name="Table185.B" style:family="table-column">
      <style:table-column-properties style:column-width="4.969cm" style:rel-column-width="19041*"/>
    </style:style>
    <style:style style:name="Table185.C" style:family="table-column">
      <style:table-column-properties style:column-width="6.459cm" style:rel-column-width="24757*"/>
    </style:style>
    <style:style style:name="Table1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5.C1" style:family="table-cell">
      <style:table-cell-properties style:vertical-align="middle" style:border-line-width="0.002cm 0.088cm 0.002cm" fo:padding="0.049cm" fo:border="0.092cm double #808080"/>
    </style:style>
    <style:style style:name="Table1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86.A" style:family="table-column">
      <style:table-column-properties style:column-width="9.428cm" style:rel-column-width="65535*"/>
    </style:style>
    <style:style style:name="Table186.A1" style:family="table-cell">
      <style:table-cell-properties style:vertical-align="middle" style:border-line-width="0.002cm 0.088cm 0.002cm" fo:padding="0.049cm" fo:border="0.092cm double #808080"/>
    </style:style>
    <style:style style:name="Table186.2" style:family="table-row">
      <style:table-row-properties style:min-row-height="0.843cm"/>
    </style:style>
    <style:style style:name="Table1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0.A" style:family="table-column">
      <style:table-column-properties style:column-width="10.804cm" style:rel-column-width="65535*"/>
    </style:style>
    <style:style style:name="Table180.A1" style:family="table-cell">
      <style:table-cell-properties style:vertical-align="middle" style:border-line-width="0.002cm 0.088cm 0.002cm" fo:padding="0.049cm" fo:border="0.092cm double #808080"/>
    </style:style>
    <style:style style:name="Table18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4" style:family="table-row">
      <style:table-row-properties style:min-row-height="0.843cm"/>
    </style:style>
    <style:style style:name="Table1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7.A" style:family="table-column">
      <style:table-column-properties style:column-width="7.482cm" style:rel-column-width="28601*"/>
    </style:style>
    <style:style style:name="Table187.B" style:family="table-column">
      <style:table-column-properties style:column-width="9.661cm" style:rel-column-width="36934*"/>
    </style:style>
    <style:style style:name="Table1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7.B1" style:family="table-cell">
      <style:table-cell-properties style:vertical-align="middle" style:border-line-width="0.002cm 0.088cm 0.002cm" fo:padding="0.049cm" fo:border="0.092cm double #808080"/>
    </style:style>
    <style:style style:name="Table1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8.A" style:family="table-column">
      <style:table-column-properties style:column-width="2.274cm" style:rel-column-width="8676*"/>
    </style:style>
    <style:style style:name="Table188.B" style:family="table-column">
      <style:table-column-properties style:column-width="6.66cm" style:rel-column-width="25408*"/>
    </style:style>
    <style:style style:name="Table188.C" style:family="table-column">
      <style:table-column-properties style:column-width="5.398cm" style:rel-column-width="20592*"/>
    </style:style>
    <style:style style:name="Table188.D" style:family="table-column">
      <style:table-column-properties style:column-width="2.847cm" style:rel-column-width="10859*"/>
    </style:style>
    <style:style style:name="Table1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8.D1" style:family="table-cell">
      <style:table-cell-properties style:vertical-align="middle" style:border-line-width="0.002cm 0.088cm 0.002cm" fo:padding="0.049cm" fo:border="0.092cm double #808080"/>
    </style:style>
    <style:style style:name="Table1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9" style:family="table">
      <style:table-properties style:width="16.122cm" fo:margin-left="0.302cm" fo:margin-right="1.166cm" table:align="margins"/>
    </style:style>
    <style:style style:name="Table189.A" style:family="table-column">
      <style:table-column-properties style:column-width="5.218cm" style:rel-column-width="21209*"/>
    </style:style>
    <style:style style:name="Table189.B" style:family="table-column">
      <style:table-column-properties style:column-width="5.445cm" style:rel-column-width="22132*"/>
    </style:style>
    <style:style style:name="Table189.C" style:family="table-column">
      <style:table-column-properties style:column-width="5.459cm" style:rel-column-width="22194*"/>
    </style:style>
    <style:style style:name="Table1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9.C1" style:family="table-cell">
      <style:table-cell-properties style:vertical-align="middle" style:border-line-width="0.002cm 0.088cm 0.002cm" fo:padding="0.049cm" fo:border="0.092cm double #808080"/>
    </style:style>
    <style:style style:name="Table1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0.A" style:family="table-column">
      <style:table-column-properties style:column-width="9.428cm" style:rel-column-width="65535*"/>
    </style:style>
    <style:style style:name="Table190.A1" style:family="table-cell">
      <style:table-cell-properties style:vertical-align="middle" style:border-line-width="0.002cm 0.088cm 0.002cm" fo:padding="0.049cm" fo:border="0.092cm double #808080"/>
    </style:style>
    <style:style style:name="Table190.2" style:family="table-row">
      <style:table-row-properties style:min-row-height="0.843cm"/>
    </style:style>
    <style:style style:name="Table1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1.A" style:family="table-column">
      <style:table-column-properties style:column-width="2.274cm" style:rel-column-width="8676*"/>
    </style:style>
    <style:style style:name="Table191.B" style:family="table-column">
      <style:table-column-properties style:column-width="7.1cm" style:rel-column-width="27080*"/>
    </style:style>
    <style:style style:name="Table191.C" style:family="table-column">
      <style:table-column-properties style:column-width="2.408cm" style:rel-column-width="9184*"/>
    </style:style>
    <style:style style:name="Table191.D" style:family="table-column">
      <style:table-column-properties style:column-width="5.399cm" style:rel-column-width="20595*"/>
    </style:style>
    <style:style style:name="Table1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1.D1" style:family="table-cell">
      <style:table-cell-properties style:vertical-align="middle" style:border-line-width="0.002cm 0.088cm 0.002cm" fo:padding="0.049cm" fo:border="0.092cm double #808080"/>
    </style:style>
    <style:style style:name="Table1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3" style:family="table-row">
      <style:table-row-properties fo:background-color="transparent" style:keep-together="true" fo:keep-together="auto">
        <style:background-image/>
      </style:table-row-properties>
    </style:style>
    <style:style style:name="Table191.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2.A" style:family="table-column">
      <style:table-column-properties style:column-width="9.428cm" style:rel-column-width="65535*"/>
    </style:style>
    <style:style style:name="Table192.A1" style:family="table-cell">
      <style:table-cell-properties style:vertical-align="middle" style:border-line-width="0.002cm 0.088cm 0.002cm" fo:padding="0.049cm" fo:border="0.092cm double #808080"/>
    </style:style>
    <style:style style:name="Table192.2" style:family="table-row">
      <style:table-row-properties style:min-row-height="0.843cm"/>
    </style:style>
    <style:style style:name="Table1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93.A" style:family="table-column">
      <style:table-column-properties style:column-width="7.482cm" style:rel-column-width="28601*"/>
    </style:style>
    <style:style style:name="Table193.B" style:family="table-column">
      <style:table-column-properties style:column-width="9.661cm" style:rel-column-width="36934*"/>
    </style:style>
    <style:style style:name="Table1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3.B1" style:family="table-cell">
      <style:table-cell-properties style:vertical-align="middle" style:border-line-width="0.002cm 0.088cm 0.002cm" fo:padding="0.049cm" fo:border="0.092cm double #808080"/>
    </style:style>
    <style:style style:name="Table1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4.A" style:family="table-column">
      <style:table-column-properties style:column-width="2.274cm" style:rel-column-width="8676*"/>
    </style:style>
    <style:style style:name="Table194.B" style:family="table-column">
      <style:table-column-properties style:column-width="7.1cm" style:rel-column-width="27080*"/>
    </style:style>
    <style:style style:name="Table194.C" style:family="table-column">
      <style:table-column-properties style:column-width="2.408cm" style:rel-column-width="9184*"/>
    </style:style>
    <style:style style:name="Table194.D" style:family="table-column">
      <style:table-column-properties style:column-width="5.399cm" style:rel-column-width="20595*"/>
    </style:style>
    <style:style style:name="Table1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4.D1" style:family="table-cell">
      <style:table-cell-properties style:vertical-align="middle" style:border-line-width="0.002cm 0.088cm 0.002cm" fo:padding="0.049cm" fo:border="0.092cm double #808080"/>
    </style:style>
    <style:style style:name="Table1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3" style:family="table-row">
      <style:table-row-properties fo:background-color="transparent" style:keep-together="true" fo:keep-together="auto">
        <style:background-image/>
      </style:table-row-properties>
    </style:style>
    <style:style style:name="Table19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5" style:family="table" style:master-page-name="">
      <style:table-properties style:width="9.984cm" fo:margin-left="0.275cm" fo:margin-right="7.331cm" style:page-number="0" fo:break-before="auto" fo:break-after="auto" table:align="margins" fo:background-color="transparent" fo:keep-with-next="auto" style:may-break-between-rows="true" style:writing-mode="page">
        <style:background-image/>
      </style:table-properties>
    </style:style>
    <style:style style:name="Table195.A" style:family="table-column">
      <style:table-column-properties style:column-width="9.984cm" style:rel-column-width="65535*"/>
    </style:style>
    <style:style style:name="Table195.A1" style:family="table-cell">
      <style:table-cell-properties style:vertical-align="middle" style:border-line-width="0.002cm 0.088cm 0.002cm" fo:padding="0.049cm" fo:border="0.092cm double #808080"/>
    </style:style>
    <style:style style:name="Table195.2" style:family="table-row">
      <style:table-row-properties style:min-row-height="0.843cm"/>
    </style:style>
    <style:style style:name="Table1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6.A" style:family="table-column">
      <style:table-column-properties style:column-width="2.274cm" style:rel-column-width="8676*"/>
    </style:style>
    <style:style style:name="Table196.B" style:family="table-column">
      <style:table-column-properties style:column-width="7.1cm" style:rel-column-width="27080*"/>
    </style:style>
    <style:style style:name="Table196.C" style:family="table-column">
      <style:table-column-properties style:column-width="2.408cm" style:rel-column-width="9184*"/>
    </style:style>
    <style:style style:name="Table196.D" style:family="table-column">
      <style:table-column-properties style:column-width="5.399cm" style:rel-column-width="20595*"/>
    </style:style>
    <style:style style:name="Table1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6.D1" style:family="table-cell">
      <style:table-cell-properties style:vertical-align="middle" style:border-line-width="0.002cm 0.088cm 0.002cm" fo:padding="0.049cm" fo:border="0.092cm double #808080"/>
    </style:style>
    <style:style style:name="Table1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7" style:family="table">
      <style:table-properties style:width="17.101cm" fo:margin-left="0.302cm" fo:margin-right="0.187cm" table:align="margins"/>
    </style:style>
    <style:style style:name="Table197.A" style:family="table-column">
      <style:table-column-properties style:column-width="6.823cm" style:rel-column-width="26149*"/>
    </style:style>
    <style:style style:name="Table197.B" style:family="table-column">
      <style:table-column-properties style:column-width="3.817cm" style:rel-column-width="14629*"/>
    </style:style>
    <style:style style:name="Table197.C" style:family="table-column">
      <style:table-column-properties style:column-width="6.459cm" style:rel-column-width="24757*"/>
    </style:style>
    <style:style style:name="Table1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7.C1" style:family="table-cell">
      <style:table-cell-properties style:vertical-align="middle" style:border-line-width="0.002cm 0.088cm 0.002cm" fo:padding="0.049cm" fo:border="0.092cm double #808080"/>
    </style:style>
    <style:style style:name="Table1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8.A" style:family="table-column">
      <style:table-column-properties style:column-width="9.428cm" style:rel-column-width="65535*"/>
    </style:style>
    <style:style style:name="Table198.A1" style:family="table-cell">
      <style:table-cell-properties style:vertical-align="middle" style:border-line-width="0.002cm 0.088cm 0.002cm" fo:padding="0.049cm" fo:border="0.092cm double #808080"/>
    </style:style>
    <style:style style:name="Table198.2" style:family="table-row">
      <style:table-row-properties style:min-row-height="0.843cm"/>
    </style:style>
    <style:style style:name="Table1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9"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99.A" style:family="table-column">
      <style:table-column-properties style:column-width="6.496cm" style:rel-column-width="24860*"/>
    </style:style>
    <style:style style:name="Table199.B" style:family="table-column">
      <style:table-column-properties style:column-width="10.631cm" style:rel-column-width="40675*"/>
    </style:style>
    <style:style style:name="Table1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9.B1" style:family="table-cell">
      <style:table-cell-properties style:vertical-align="middle" style:border-line-width="0.002cm 0.088cm 0.002cm" fo:padding="0.049cm" fo:border="0.092cm double #808080"/>
    </style:style>
    <style:style style:name="Table1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0.A" style:family="table-column">
      <style:table-column-properties style:column-width="2.274cm" style:rel-column-width="8676*"/>
    </style:style>
    <style:style style:name="Table200.B" style:family="table-column">
      <style:table-column-properties style:column-width="7.1cm" style:rel-column-width="27080*"/>
    </style:style>
    <style:style style:name="Table200.C" style:family="table-column">
      <style:table-column-properties style:column-width="2.247cm" style:rel-column-width="8571*"/>
    </style:style>
    <style:style style:name="Table200.D" style:family="table-column">
      <style:table-column-properties style:column-width="5.56cm" style:rel-column-width="21208*"/>
    </style:style>
    <style:style style:name="Table2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0.D1" style:family="table-cell">
      <style:table-cell-properties style:vertical-align="middle" style:border-line-width="0.002cm 0.088cm 0.002cm" fo:padding="0.049cm" fo:border="0.092cm double #808080"/>
    </style:style>
    <style:style style:name="Table200.2" style:family="table-row">
      <style:table-row-properties fo:background-color="transparent">
        <style:background-image/>
      </style:table-row-properties>
    </style:style>
    <style:style style:name="Table2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1" style:family="table">
      <style:table-properties style:width="17.101cm" fo:margin-left="0.302cm" fo:margin-right="0.187cm" table:align="margins"/>
    </style:style>
    <style:style style:name="Table201.A" style:family="table-column">
      <style:table-column-properties style:column-width="5.069cm" style:rel-column-width="19428*"/>
    </style:style>
    <style:style style:name="Table201.B" style:family="table-column">
      <style:table-column-properties style:column-width="6.743cm" style:rel-column-width="25844*"/>
    </style:style>
    <style:style style:name="Table201.C" style:family="table-column">
      <style:table-column-properties style:column-width="2.85cm" style:rel-column-width="10926*"/>
    </style:style>
    <style:style style:name="Table201.D" style:family="table-column">
      <style:table-column-properties style:column-width="2.436cm" style:rel-column-width="9337*"/>
    </style:style>
    <style:style style:name="Table2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1.D1" style:family="table-cell">
      <style:table-cell-properties style:vertical-align="middle" style:border-line-width="0.002cm 0.088cm 0.002cm" fo:padding="0.049cm" fo:border="0.092cm double #808080"/>
    </style:style>
    <style:style style:name="Table2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2.A" style:family="table-column">
      <style:table-column-properties style:column-width="10.724cm" style:rel-column-width="65535*"/>
    </style:style>
    <style:style style:name="Table202.A1" style:family="table-cell">
      <style:table-cell-properties style:vertical-align="middle" style:border-line-width="0.002cm 0.088cm 0.002cm" fo:padding="0.049cm" fo:border="0.092cm double #808080"/>
    </style:style>
    <style:style style:name="Table2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5" style:family="table-row">
      <style:table-row-properties style:min-row-height="0.843cm"/>
    </style:style>
    <style:style style:name="Table20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3.A" style:family="table-column">
      <style:table-column-properties style:column-width="6.496cm" style:rel-column-width="24860*"/>
    </style:style>
    <style:style style:name="Table203.B" style:family="table-column">
      <style:table-column-properties style:column-width="10.631cm" style:rel-column-width="40675*"/>
    </style:style>
    <style:style style:name="Table2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3.B1" style:family="table-cell">
      <style:table-cell-properties style:vertical-align="middle" style:border-line-width="0.002cm 0.088cm 0.002cm" fo:padding="0.049cm" fo:border="0.092cm double #808080"/>
    </style:style>
    <style:style style:name="Table2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4.A" style:family="table-column">
      <style:table-column-properties style:column-width="2.274cm" style:rel-column-width="8676*"/>
    </style:style>
    <style:style style:name="Table204.B" style:family="table-column">
      <style:table-column-properties style:column-width="7.1cm" style:rel-column-width="27080*"/>
    </style:style>
    <style:style style:name="Table204.C" style:family="table-column">
      <style:table-column-properties style:column-width="2.247cm" style:rel-column-width="8571*"/>
    </style:style>
    <style:style style:name="Table204.D" style:family="table-column">
      <style:table-column-properties style:column-width="5.56cm" style:rel-column-width="21208*"/>
    </style:style>
    <style:style style:name="Table2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4.D1" style:family="table-cell">
      <style:table-cell-properties style:vertical-align="middle" style:border-line-width="0.002cm 0.088cm 0.002cm" fo:padding="0.049cm" fo:border="0.092cm double #808080"/>
    </style:style>
    <style:style style:name="Table204.2" style:family="table-row">
      <style:table-row-properties fo:background-color="transparent">
        <style:background-image/>
      </style:table-row-properties>
    </style:style>
    <style:style style:name="Table2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4.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5" style:family="table">
      <style:table-properties style:width="17.101cm" fo:margin-left="0.302cm" fo:margin-right="0.187cm" table:align="margins"/>
    </style:style>
    <style:style style:name="Table205.A" style:family="table-column">
      <style:table-column-properties style:column-width="5.069cm" style:rel-column-width="19428*"/>
    </style:style>
    <style:style style:name="Table205.B" style:family="table-column">
      <style:table-column-properties style:column-width="6.743cm" style:rel-column-width="25844*"/>
    </style:style>
    <style:style style:name="Table205.C" style:family="table-column">
      <style:table-column-properties style:column-width="2.85cm" style:rel-column-width="10926*"/>
    </style:style>
    <style:style style:name="Table205.D" style:family="table-column">
      <style:table-column-properties style:column-width="2.436cm" style:rel-column-width="9337*"/>
    </style:style>
    <style:style style:name="Table2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5.D1" style:family="table-cell">
      <style:table-cell-properties style:vertical-align="middle" style:border-line-width="0.002cm 0.088cm 0.002cm" fo:padding="0.049cm" fo:border="0.092cm double #808080"/>
    </style:style>
    <style:style style:name="Table2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6.A" style:family="table-column">
      <style:table-column-properties style:column-width="10.724cm" style:rel-column-width="65535*"/>
    </style:style>
    <style:style style:name="Table206.A1" style:family="table-cell">
      <style:table-cell-properties style:vertical-align="middle" style:border-line-width="0.002cm 0.088cm 0.002cm" fo:padding="0.049cm" fo:border="0.092cm double #808080"/>
    </style:style>
    <style:style style:name="Table2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3" style:family="table-row">
      <style:table-row-properties style:min-row-height="0.843cm"/>
    </style:style>
    <style:style style:name="Table20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7.A" style:family="table-column">
      <style:table-column-properties style:column-width="6.496cm" style:rel-column-width="24860*"/>
    </style:style>
    <style:style style:name="Table207.B" style:family="table-column">
      <style:table-column-properties style:column-width="10.631cm" style:rel-column-width="40675*"/>
    </style:style>
    <style:style style:name="Table2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7.B1" style:family="table-cell">
      <style:table-cell-properties style:vertical-align="middle" style:border-line-width="0.002cm 0.088cm 0.002cm" fo:padding="0.049cm" fo:border="0.092cm double #808080"/>
    </style:style>
    <style:style style:name="Table2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8" style:family="table">
      <style:table-properties style:width="17.101cm" fo:margin-left="0.302cm" fo:margin-right="0.187cm" table:align="margins"/>
    </style:style>
    <style:style style:name="Table208.A" style:family="table-column">
      <style:table-column-properties style:column-width="5.069cm" style:rel-column-width="19428*"/>
    </style:style>
    <style:style style:name="Table208.B" style:family="table-column">
      <style:table-column-properties style:column-width="6.743cm" style:rel-column-width="25844*"/>
    </style:style>
    <style:style style:name="Table208.C" style:family="table-column">
      <style:table-column-properties style:column-width="2.85cm" style:rel-column-width="10926*"/>
    </style:style>
    <style:style style:name="Table208.D" style:family="table-column">
      <style:table-column-properties style:column-width="2.436cm" style:rel-column-width="9337*"/>
    </style:style>
    <style:style style:name="Table2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8.D1" style:family="table-cell">
      <style:table-cell-properties style:vertical-align="middle" style:border-line-width="0.002cm 0.088cm 0.002cm" fo:padding="0.049cm" fo:border="0.092cm double #808080"/>
    </style:style>
    <style:style style:name="Table2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9.A" style:family="table-column">
      <style:table-column-properties style:column-width="10.724cm" style:rel-column-width="65535*"/>
    </style:style>
    <style:style style:name="Table209.A1" style:family="table-cell">
      <style:table-cell-properties style:vertical-align="middle" style:border-line-width="0.002cm 0.088cm 0.002cm" fo:padding="0.049cm" fo:border="0.092cm double #808080"/>
    </style:style>
    <style:style style:name="Table2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3" style:family="table-row">
      <style:table-row-properties style:min-row-height="0.843cm"/>
    </style:style>
    <style:style style:name="Table210" style:family="table">
      <style:table-properties style:width="17.101cm" fo:margin-left="0.302cm" fo:margin-right="0.187cm" table:align="margins"/>
    </style:style>
    <style:style style:name="Table210.A" style:family="table-column">
      <style:table-column-properties style:column-width="5.069cm" style:rel-column-width="19428*"/>
    </style:style>
    <style:style style:name="Table210.B" style:family="table-column">
      <style:table-column-properties style:column-width="6.743cm" style:rel-column-width="25844*"/>
    </style:style>
    <style:style style:name="Table210.C" style:family="table-column">
      <style:table-column-properties style:column-width="2.85cm" style:rel-column-width="10926*"/>
    </style:style>
    <style:style style:name="Table210.D" style:family="table-column">
      <style:table-column-properties style:column-width="2.436cm" style:rel-column-width="9337*"/>
    </style:style>
    <style:style style:name="Table2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0.D1" style:family="table-cell">
      <style:table-cell-properties style:vertical-align="middle" style:border-line-width="0.002cm 0.088cm 0.002cm" fo:padding="0.049cm" fo:border="0.092cm double #808080"/>
    </style:style>
    <style:style style:name="Table2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1.A" style:family="table-column">
      <style:table-column-properties style:column-width="10.724cm" style:rel-column-width="65535*"/>
    </style:style>
    <style:style style:name="Table211.A1" style:family="table-cell">
      <style:table-cell-properties style:vertical-align="middle" style:border-line-width="0.002cm 0.088cm 0.002cm" fo:padding="0.049cm" fo:border="0.092cm double #808080"/>
    </style:style>
    <style:style style:name="Table21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3" style:family="table-row">
      <style:table-row-properties style:min-row-height="0.843cm"/>
    </style:style>
    <style:style style:name="Table212" style:family="table">
      <style:table-properties style:width="17.101cm" fo:margin-left="0.302cm" fo:margin-right="0.187cm" table:align="margins"/>
    </style:style>
    <style:style style:name="Table212.A" style:family="table-column">
      <style:table-column-properties style:column-width="5.069cm" style:rel-column-width="19428*"/>
    </style:style>
    <style:style style:name="Table212.B" style:family="table-column">
      <style:table-column-properties style:column-width="6.743cm" style:rel-column-width="25844*"/>
    </style:style>
    <style:style style:name="Table212.C" style:family="table-column">
      <style:table-column-properties style:column-width="2.85cm" style:rel-column-width="10926*"/>
    </style:style>
    <style:style style:name="Table212.D" style:family="table-column">
      <style:table-column-properties style:column-width="2.436cm" style:rel-column-width="9337*"/>
    </style:style>
    <style:style style:name="Table2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2.D1" style:family="table-cell">
      <style:table-cell-properties style:vertical-align="middle" style:border-line-width="0.002cm 0.088cm 0.002cm" fo:padding="0.049cm" fo:border="0.092cm double #808080"/>
    </style:style>
    <style:style style:name="Table2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3.A" style:family="table-column">
      <style:table-column-properties style:column-width="10.724cm" style:rel-column-width="65535*"/>
    </style:style>
    <style:style style:name="Table213.A1" style:family="table-cell">
      <style:table-cell-properties style:vertical-align="middle" style:border-line-width="0.002cm 0.088cm 0.002cm" fo:padding="0.049cm" fo:border="0.092cm double #808080"/>
    </style:style>
    <style:style style:name="Table2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3" style:family="table-row">
      <style:table-row-properties style:min-row-height="0.843cm"/>
    </style:style>
    <style:style style:name="Table21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4.A" style:family="table-column">
      <style:table-column-properties style:column-width="6.496cm" style:rel-column-width="24860*"/>
    </style:style>
    <style:style style:name="Table214.B" style:family="table-column">
      <style:table-column-properties style:column-width="10.631cm" style:rel-column-width="40675*"/>
    </style:style>
    <style:style style:name="Table2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4.B1" style:family="table-cell">
      <style:table-cell-properties style:vertical-align="middle" style:border-line-width="0.002cm 0.088cm 0.002cm" fo:padding="0.049cm" fo:border="0.092cm double #808080"/>
    </style:style>
    <style:style style:name="Table2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5.A" style:family="table-column">
      <style:table-column-properties style:column-width="2.274cm" style:rel-column-width="8676*"/>
    </style:style>
    <style:style style:name="Table215.B" style:family="table-column">
      <style:table-column-properties style:column-width="7.1cm" style:rel-column-width="27080*"/>
    </style:style>
    <style:style style:name="Table215.C" style:family="table-column">
      <style:table-column-properties style:column-width="2.247cm" style:rel-column-width="8571*"/>
    </style:style>
    <style:style style:name="Table215.D" style:family="table-column">
      <style:table-column-properties style:column-width="5.56cm" style:rel-column-width="21208*"/>
    </style:style>
    <style:style style:name="Table2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5.D1" style:family="table-cell">
      <style:table-cell-properties style:vertical-align="middle" style:border-line-width="0.002cm 0.088cm 0.002cm" fo:padding="0.049cm" fo:border="0.092cm double #808080"/>
    </style:style>
    <style:style style:name="Table2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4" style:family="table-row">
      <style:table-row-properties fo:background-color="transparent">
        <style:background-image/>
      </style:table-row-properties>
    </style:style>
    <style:style style:name="Table21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16.A" style:family="table-column">
      <style:table-column-properties style:column-width="10.698cm" style:rel-column-width="65535*"/>
    </style:style>
    <style:style style:name="Table216.A1" style:family="table-cell">
      <style:table-cell-properties style:vertical-align="middle" style:border-line-width="0.002cm 0.088cm 0.002cm" fo:padding="0.049cm" fo:border="0.092cm double #808080"/>
    </style:style>
    <style:style style:name="Table2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6.4" style:family="table-row">
      <style:table-row-properties style:min-row-height="0.843cm"/>
    </style:style>
    <style:style style:name="Table34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2.A" style:family="table-column">
      <style:table-column-properties style:column-width="4.274cm" style:rel-column-width="16300*"/>
    </style:style>
    <style:style style:name="Table342.B" style:family="table-column">
      <style:table-column-properties style:column-width="5.101cm" style:rel-column-width="19457*"/>
    </style:style>
    <style:style style:name="Table342.C" style:family="table-column">
      <style:table-column-properties style:column-width="7.807cm" style:rel-column-width="29778*"/>
    </style:style>
    <style:style style:name="Table3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2.C1" style:family="table-cell">
      <style:table-cell-properties style:vertical-align="middle" style:border-line-width="0.002cm 0.088cm 0.002cm" fo:padding="0.049cm" fo:border="0.092cm double #808080"/>
    </style:style>
    <style:style style:name="Table342.2" style:family="table-row">
      <style:table-row-properties fo:background-color="transparent" style:keep-together="true" fo:keep-together="auto">
        <style:background-image/>
      </style:table-row-properties>
    </style:style>
    <style:style style:name="Table3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2.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43"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3.A" style:family="table-column">
      <style:table-column-properties style:column-width="4.157cm" style:rel-column-width="17520*"/>
    </style:style>
    <style:style style:name="Table343.B" style:family="table-column">
      <style:table-column-properties style:column-width="6.548cm" style:rel-column-width="27592*"/>
    </style:style>
    <style:style style:name="Table343.C" style:family="table-column">
      <style:table-column-properties style:column-width="4.847cm" style:rel-column-width="20423*"/>
    </style:style>
    <style:style style:name="Table3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3.C1" style:family="table-cell">
      <style:table-cell-properties style:vertical-align="middle" style:border-line-width="0.002cm 0.088cm 0.002cm" fo:padding="0.049cm" fo:border="0.092cm double #808080"/>
    </style:style>
    <style:style style:name="Table343.2" style:family="table-row">
      <style:table-row-properties style:min-row-height="0.709cm" fo:background-color="transparent">
        <style:background-image/>
      </style:table-row-properties>
    </style:style>
    <style:style style:name="Table3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3.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4"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44.A" style:family="table-column">
      <style:table-column-properties style:column-width="11.007cm" style:rel-column-width="65535*"/>
    </style:style>
    <style:style style:name="Table344.A1" style:family="table-cell">
      <style:table-cell-properties style:vertical-align="middle" style:border-line-width="0.002cm 0.088cm 0.002cm" fo:padding="0.049cm" fo:border="0.092cm double #808080"/>
    </style:style>
    <style:style style:name="Table34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4.3" style:family="table-row">
      <style:table-row-properties style:min-row-height="0.843cm"/>
    </style:style>
    <style:style style:name="Table2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7.A" style:family="table-column">
      <style:table-column-properties style:column-width="6.496cm" style:rel-column-width="24860*"/>
    </style:style>
    <style:style style:name="Table217.B" style:family="table-column">
      <style:table-column-properties style:column-width="10.631cm" style:rel-column-width="40675*"/>
    </style:style>
    <style:style style:name="Table2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7.B1" style:family="table-cell">
      <style:table-cell-properties style:vertical-align="middle" style:border-line-width="0.002cm 0.088cm 0.002cm" fo:padding="0.049cm" fo:border="0.092cm double #808080"/>
    </style:style>
    <style:style style:name="Table2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8.A" style:family="table-column">
      <style:table-column-properties style:column-width="2.274cm" style:rel-column-width="8676*"/>
    </style:style>
    <style:style style:name="Table218.B" style:family="table-column">
      <style:table-column-properties style:column-width="7.1cm" style:rel-column-width="27080*"/>
    </style:style>
    <style:style style:name="Table218.C" style:family="table-column">
      <style:table-column-properties style:column-width="2.247cm" style:rel-column-width="8571*"/>
    </style:style>
    <style:style style:name="Table218.D" style:family="table-column">
      <style:table-column-properties style:column-width="5.56cm" style:rel-column-width="21208*"/>
    </style:style>
    <style:style style:name="Table2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8.D1" style:family="table-cell">
      <style:table-cell-properties style:vertical-align="middle" style:border-line-width="0.002cm 0.088cm 0.002cm" fo:padding="0.049cm" fo:border="0.092cm double #808080"/>
    </style:style>
    <style:style style:name="Table2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4" style:family="table-row">
      <style:table-row-properties fo:background-color="transparent">
        <style:background-image/>
      </style:table-row-properties>
    </style:style>
    <style:style style:name="Table2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9" style:family="table">
      <style:table-properties style:width="17.101cm" fo:margin-left="0.302cm" fo:margin-right="0.187cm" table:align="margins"/>
    </style:style>
    <style:style style:name="Table219.A" style:family="table-column">
      <style:table-column-properties style:column-width="5.069cm" style:rel-column-width="19428*"/>
    </style:style>
    <style:style style:name="Table219.B" style:family="table-column">
      <style:table-column-properties style:column-width="6.743cm" style:rel-column-width="25844*"/>
    </style:style>
    <style:style style:name="Table219.C" style:family="table-column">
      <style:table-column-properties style:column-width="2.85cm" style:rel-column-width="10926*"/>
    </style:style>
    <style:style style:name="Table219.D" style:family="table-column">
      <style:table-column-properties style:column-width="2.436cm" style:rel-column-width="9337*"/>
    </style:style>
    <style:style style:name="Table2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9.D1" style:family="table-cell">
      <style:table-cell-properties style:vertical-align="middle" style:border-line-width="0.002cm 0.088cm 0.002cm" fo:padding="0.049cm" fo:border="0.092cm double #808080"/>
    </style:style>
    <style:style style:name="Table2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0.A" style:family="table-column">
      <style:table-column-properties style:column-width="10.724cm" style:rel-column-width="65535*"/>
    </style:style>
    <style:style style:name="Table220.A1" style:family="table-cell">
      <style:table-cell-properties style:vertical-align="middle" style:border-line-width="0.002cm 0.088cm 0.002cm" fo:padding="0.049cm" fo:border="0.092cm double #808080"/>
    </style:style>
    <style:style style:name="Table2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3" style:family="table-row">
      <style:table-row-properties style:min-row-height="0.843cm"/>
    </style:style>
    <style:style style:name="Table22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1.A" style:family="table-column">
      <style:table-column-properties style:column-width="6.496cm" style:rel-column-width="24860*"/>
    </style:style>
    <style:style style:name="Table221.B" style:family="table-column">
      <style:table-column-properties style:column-width="10.631cm" style:rel-column-width="40675*"/>
    </style:style>
    <style:style style:name="Table2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1.B1" style:family="table-cell">
      <style:table-cell-properties style:vertical-align="middle" style:border-line-width="0.002cm 0.088cm 0.002cm" fo:padding="0.049cm" fo:border="0.092cm double #808080"/>
    </style:style>
    <style:style style:name="Table2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2.A" style:family="table-column">
      <style:table-column-properties style:column-width="2.274cm" style:rel-column-width="8676*"/>
    </style:style>
    <style:style style:name="Table222.B" style:family="table-column">
      <style:table-column-properties style:column-width="7.1cm" style:rel-column-width="27080*"/>
    </style:style>
    <style:style style:name="Table222.C" style:family="table-column">
      <style:table-column-properties style:column-width="2.247cm" style:rel-column-width="8571*"/>
    </style:style>
    <style:style style:name="Table222.D" style:family="table-column">
      <style:table-column-properties style:column-width="5.56cm" style:rel-column-width="21208*"/>
    </style:style>
    <style:style style:name="Table22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2.D1" style:family="table-cell">
      <style:table-cell-properties style:vertical-align="middle" style:border-line-width="0.002cm 0.088cm 0.002cm" fo:padding="0.049cm" fo:border="0.092cm double #808080"/>
    </style:style>
    <style:style style:name="Table222.2" style:family="table-row">
      <style:table-row-properties fo:background-color="transparent">
        <style:background-image/>
      </style:table-row-properties>
    </style:style>
    <style:style style:name="Table22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3.A" style:family="table-column">
      <style:table-column-properties style:column-width="10.724cm" style:rel-column-width="65535*"/>
    </style:style>
    <style:style style:name="Table223.A1" style:family="table-cell">
      <style:table-cell-properties style:vertical-align="middle" style:border-line-width="0.002cm 0.088cm 0.002cm" fo:padding="0.049cm" fo:border="0.092cm double #808080"/>
    </style:style>
    <style:style style:name="Table22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3" style:family="table-row">
      <style:table-row-properties style:min-row-height="0.843cm"/>
    </style:style>
    <style:style style:name="Table22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4.A" style:family="table-column">
      <style:table-column-properties style:column-width="6.496cm" style:rel-column-width="24860*"/>
    </style:style>
    <style:style style:name="Table224.B" style:family="table-column">
      <style:table-column-properties style:column-width="10.631cm" style:rel-column-width="40675*"/>
    </style:style>
    <style:style style:name="Table2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4.B1" style:family="table-cell">
      <style:table-cell-properties style:vertical-align="middle" style:border-line-width="0.002cm 0.088cm 0.002cm" fo:padding="0.049cm" fo:border="0.092cm double #808080"/>
    </style:style>
    <style:style style:name="Table2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5.A" style:family="table-column">
      <style:table-column-properties style:column-width="2.274cm" style:rel-column-width="8676*"/>
    </style:style>
    <style:style style:name="Table225.B" style:family="table-column">
      <style:table-column-properties style:column-width="7.1cm" style:rel-column-width="27080*"/>
    </style:style>
    <style:style style:name="Table225.C" style:family="table-column">
      <style:table-column-properties style:column-width="2.247cm" style:rel-column-width="8571*"/>
    </style:style>
    <style:style style:name="Table225.D" style:family="table-column">
      <style:table-column-properties style:column-width="5.56cm" style:rel-column-width="21208*"/>
    </style:style>
    <style:style style:name="Table2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5.D1" style:family="table-cell">
      <style:table-cell-properties style:vertical-align="middle" style:border-line-width="0.002cm 0.088cm 0.002cm" fo:padding="0.049cm" fo:border="0.092cm double #808080"/>
    </style:style>
    <style:style style:name="Table2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4" style:family="table-row">
      <style:table-row-properties fo:background-color="transparent">
        <style:background-image/>
      </style:table-row-properties>
    </style:style>
    <style:style style:name="Table22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6" style:family="table">
      <style:table-properties style:width="17.101cm" fo:margin-left="0.302cm" fo:margin-right="0.187cm" table:align="margins"/>
    </style:style>
    <style:style style:name="Table226.A" style:family="table-column">
      <style:table-column-properties style:column-width="5.069cm" style:rel-column-width="19428*"/>
    </style:style>
    <style:style style:name="Table226.B" style:family="table-column">
      <style:table-column-properties style:column-width="6.743cm" style:rel-column-width="25844*"/>
    </style:style>
    <style:style style:name="Table226.C" style:family="table-column">
      <style:table-column-properties style:column-width="2.85cm" style:rel-column-width="10926*"/>
    </style:style>
    <style:style style:name="Table226.D" style:family="table-column">
      <style:table-column-properties style:column-width="2.436cm" style:rel-column-width="9337*"/>
    </style:style>
    <style:style style:name="Table2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6.D1" style:family="table-cell">
      <style:table-cell-properties style:vertical-align="middle" style:border-line-width="0.002cm 0.088cm 0.002cm" fo:padding="0.049cm" fo:border="0.092cm double #808080"/>
    </style:style>
    <style:style style:name="Table2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7.A" style:family="table-column">
      <style:table-column-properties style:column-width="10.724cm" style:rel-column-width="65535*"/>
    </style:style>
    <style:style style:name="Table227.A1" style:family="table-cell">
      <style:table-cell-properties style:vertical-align="middle" style:border-line-width="0.002cm 0.088cm 0.002cm" fo:padding="0.049cm" fo:border="0.092cm double #808080"/>
    </style:style>
    <style:style style:name="Table2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5" style:family="table-row">
      <style:table-row-properties style:min-row-height="0.843cm"/>
    </style:style>
    <style:style style:name="Table228"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8.A" style:family="table-column">
      <style:table-column-properties style:column-width="6.496cm" style:rel-column-width="24860*"/>
    </style:style>
    <style:style style:name="Table228.B" style:family="table-column">
      <style:table-column-properties style:column-width="10.631cm" style:rel-column-width="40675*"/>
    </style:style>
    <style:style style:name="Table2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8.B1" style:family="table-cell">
      <style:table-cell-properties style:vertical-align="middle" style:border-line-width="0.002cm 0.088cm 0.002cm" fo:padding="0.049cm" fo:border="0.092cm double #808080"/>
    </style:style>
    <style:style style:name="Table2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9.A" style:family="table-column">
      <style:table-column-properties style:column-width="2.274cm" style:rel-column-width="8676*"/>
    </style:style>
    <style:style style:name="Table229.B" style:family="table-column">
      <style:table-column-properties style:column-width="7.1cm" style:rel-column-width="27080*"/>
    </style:style>
    <style:style style:name="Table229.C" style:family="table-column">
      <style:table-column-properties style:column-width="2.247cm" style:rel-column-width="8571*"/>
    </style:style>
    <style:style style:name="Table229.D" style:family="table-column">
      <style:table-column-properties style:column-width="5.56cm" style:rel-column-width="21208*"/>
    </style:style>
    <style:style style:name="Table2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9.D1" style:family="table-cell">
      <style:table-cell-properties style:vertical-align="middle" style:border-line-width="0.002cm 0.088cm 0.002cm" fo:padding="0.049cm" fo:border="0.092cm double #808080"/>
    </style:style>
    <style:style style:name="Table229.2" style:family="table-row">
      <style:table-row-properties fo:background-color="transparent">
        <style:background-image/>
      </style:table-row-properties>
    </style:style>
    <style:style style:name="Table2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9.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0.A" style:family="table-column">
      <style:table-column-properties style:column-width="2.274cm" style:rel-column-width="8676*"/>
    </style:style>
    <style:style style:name="Table360.B" style:family="table-column">
      <style:table-column-properties style:column-width="7.1cm" style:rel-column-width="27080*"/>
    </style:style>
    <style:style style:name="Table360.C" style:family="table-column">
      <style:table-column-properties style:column-width="2.247cm" style:rel-column-width="8571*"/>
    </style:style>
    <style:style style:name="Table360.D" style:family="table-column">
      <style:table-column-properties style:column-width="5.56cm" style:rel-column-width="21208*"/>
    </style:style>
    <style:style style:name="Table3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0.D1" style:family="table-cell">
      <style:table-cell-properties style:vertical-align="middle" style:border-line-width="0.002cm 0.088cm 0.002cm" fo:padding="0.049cm" fo:border="0.092cm double #808080"/>
    </style:style>
    <style:style style:name="Table360.2" style:family="table-row">
      <style:table-row-properties fo:background-color="transparent">
        <style:background-image/>
      </style:table-row-properties>
    </style:style>
    <style:style style:name="Table3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0" style:family="table">
      <style:table-properties style:width="17.101cm" fo:margin-left="0.302cm" fo:margin-right="0.187cm" table:align="margins"/>
    </style:style>
    <style:style style:name="Table230.A" style:family="table-column">
      <style:table-column-properties style:column-width="5.069cm" style:rel-column-width="19428*"/>
    </style:style>
    <style:style style:name="Table230.B" style:family="table-column">
      <style:table-column-properties style:column-width="6.743cm" style:rel-column-width="25844*"/>
    </style:style>
    <style:style style:name="Table230.C" style:family="table-column">
      <style:table-column-properties style:column-width="2.85cm" style:rel-column-width="10926*"/>
    </style:style>
    <style:style style:name="Table230.D" style:family="table-column">
      <style:table-column-properties style:column-width="2.436cm" style:rel-column-width="9337*"/>
    </style:style>
    <style:style style:name="Table2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0.D1" style:family="table-cell">
      <style:table-cell-properties style:vertical-align="middle" style:border-line-width="0.002cm 0.088cm 0.002cm" fo:padding="0.049cm" fo:border="0.092cm double #808080"/>
    </style:style>
    <style:style style:name="Table2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1.A" style:family="table-column">
      <style:table-column-properties style:column-width="10.724cm" style:rel-column-width="65535*"/>
    </style:style>
    <style:style style:name="Table231.A1" style:family="table-cell">
      <style:table-cell-properties style:vertical-align="middle" style:border-line-width="0.002cm 0.088cm 0.002cm" fo:padding="0.049cm" fo:border="0.092cm double #808080"/>
    </style:style>
    <style:style style:name="Table2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3" style:family="table-row">
      <style:table-row-properties style:min-row-height="0.843cm"/>
    </style:style>
    <style:style style:name="Table232"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2.A" style:family="table-column">
      <style:table-column-properties style:column-width="6.496cm" style:rel-column-width="24860*"/>
    </style:style>
    <style:style style:name="Table232.B" style:family="table-column">
      <style:table-column-properties style:column-width="10.631cm" style:rel-column-width="40675*"/>
    </style:style>
    <style:style style:name="Table2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2.B1" style:family="table-cell">
      <style:table-cell-properties style:vertical-align="middle" style:border-line-width="0.002cm 0.088cm 0.002cm" fo:padding="0.049cm" fo:border="0.092cm double #808080"/>
    </style:style>
    <style:style style:name="Table2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3.A" style:family="table-column">
      <style:table-column-properties style:column-width="2.274cm" style:rel-column-width="8676*"/>
    </style:style>
    <style:style style:name="Table233.B" style:family="table-column">
      <style:table-column-properties style:column-width="7.1cm" style:rel-column-width="27080*"/>
    </style:style>
    <style:style style:name="Table233.C" style:family="table-column">
      <style:table-column-properties style:column-width="2.247cm" style:rel-column-width="8571*"/>
    </style:style>
    <style:style style:name="Table233.D" style:family="table-column">
      <style:table-column-properties style:column-width="5.56cm" style:rel-column-width="21208*"/>
    </style:style>
    <style:style style:name="Table2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3.D1" style:family="table-cell">
      <style:table-cell-properties style:vertical-align="middle" style:border-line-width="0.002cm 0.088cm 0.002cm" fo:padding="0.049cm" fo:border="0.092cm double #808080"/>
    </style:style>
    <style:style style:name="Table233.2" style:family="table-row">
      <style:table-row-properties fo:background-color="transparent">
        <style:background-image/>
      </style:table-row-properties>
    </style:style>
    <style:style style:name="Table2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3.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4" style:family="table">
      <style:table-properties style:width="17.101cm" fo:margin-left="0.302cm" fo:margin-right="0.187cm" table:align="margins"/>
    </style:style>
    <style:style style:name="Table234.A" style:family="table-column">
      <style:table-column-properties style:column-width="5.069cm" style:rel-column-width="19428*"/>
    </style:style>
    <style:style style:name="Table234.B" style:family="table-column">
      <style:table-column-properties style:column-width="6.743cm" style:rel-column-width="25844*"/>
    </style:style>
    <style:style style:name="Table234.C" style:family="table-column">
      <style:table-column-properties style:column-width="2.85cm" style:rel-column-width="10926*"/>
    </style:style>
    <style:style style:name="Table234.D" style:family="table-column">
      <style:table-column-properties style:column-width="2.436cm" style:rel-column-width="9337*"/>
    </style:style>
    <style:style style:name="Table2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4.D1" style:family="table-cell">
      <style:table-cell-properties style:vertical-align="middle" style:border-line-width="0.002cm 0.088cm 0.002cm" fo:padding="0.049cm" fo:border="0.092cm double #808080"/>
    </style:style>
    <style:style style:name="Table2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5.A" style:family="table-column">
      <style:table-column-properties style:column-width="10.724cm" style:rel-column-width="65535*"/>
    </style:style>
    <style:style style:name="Table235.A1" style:family="table-cell">
      <style:table-cell-properties style:vertical-align="middle" style:border-line-width="0.002cm 0.088cm 0.002cm" fo:padding="0.049cm" fo:border="0.092cm double #808080"/>
    </style:style>
    <style:style style:name="Table2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5" style:family="table-row">
      <style:table-row-properties style:min-row-height="0.843cm"/>
    </style:style>
    <style:style style:name="Table236"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6.A" style:family="table-column">
      <style:table-column-properties style:column-width="6.496cm" style:rel-column-width="24860*"/>
    </style:style>
    <style:style style:name="Table236.B" style:family="table-column">
      <style:table-column-properties style:column-width="10.631cm" style:rel-column-width="40675*"/>
    </style:style>
    <style:style style:name="Table2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6.B1" style:family="table-cell">
      <style:table-cell-properties style:vertical-align="middle" style:border-line-width="0.002cm 0.088cm 0.002cm" fo:padding="0.049cm" fo:border="0.092cm double #808080"/>
    </style:style>
    <style:style style:name="Table2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7.A" style:family="table-column">
      <style:table-column-properties style:column-width="2.274cm" style:rel-column-width="8676*"/>
    </style:style>
    <style:style style:name="Table237.B" style:family="table-column">
      <style:table-column-properties style:column-width="7.1cm" style:rel-column-width="27080*"/>
    </style:style>
    <style:style style:name="Table237.C" style:family="table-column">
      <style:table-column-properties style:column-width="2.247cm" style:rel-column-width="8571*"/>
    </style:style>
    <style:style style:name="Table237.D" style:family="table-column">
      <style:table-column-properties style:column-width="5.56cm" style:rel-column-width="21208*"/>
    </style:style>
    <style:style style:name="Table2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7.D1" style:family="table-cell">
      <style:table-cell-properties style:vertical-align="middle" style:border-line-width="0.002cm 0.088cm 0.002cm" fo:padding="0.049cm" fo:border="0.092cm double #808080"/>
    </style:style>
    <style:style style:name="Table237.2" style:family="table-row">
      <style:table-row-properties fo:background-color="transparent">
        <style:background-image/>
      </style:table-row-properties>
    </style:style>
    <style:style style:name="Table2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7.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8" style:family="table">
      <style:table-properties style:width="17.101cm" fo:margin-left="0.302cm" fo:margin-right="0.187cm" table:align="margins"/>
    </style:style>
    <style:style style:name="Table238.A" style:family="table-column">
      <style:table-column-properties style:column-width="5.069cm" style:rel-column-width="19428*"/>
    </style:style>
    <style:style style:name="Table238.B" style:family="table-column">
      <style:table-column-properties style:column-width="6.743cm" style:rel-column-width="25844*"/>
    </style:style>
    <style:style style:name="Table238.C" style:family="table-column">
      <style:table-column-properties style:column-width="2.85cm" style:rel-column-width="10926*"/>
    </style:style>
    <style:style style:name="Table238.D" style:family="table-column">
      <style:table-column-properties style:column-width="2.436cm" style:rel-column-width="9337*"/>
    </style:style>
    <style:style style:name="Table2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8.D1" style:family="table-cell">
      <style:table-cell-properties style:vertical-align="middle" style:border-line-width="0.002cm 0.088cm 0.002cm" fo:padding="0.049cm" fo:border="0.092cm double #808080"/>
    </style:style>
    <style:style style:name="Table2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9.A" style:family="table-column">
      <style:table-column-properties style:column-width="10.724cm" style:rel-column-width="65535*"/>
    </style:style>
    <style:style style:name="Table239.A1" style:family="table-cell">
      <style:table-cell-properties style:vertical-align="middle" style:border-line-width="0.002cm 0.088cm 0.002cm" fo:padding="0.049cm" fo:border="0.092cm double #808080"/>
    </style:style>
    <style:style style:name="Table2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3" style:family="table-row">
      <style:table-row-properties style:min-row-height="0.843cm"/>
    </style:style>
    <style:style style:name="Table24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0.A" style:family="table-column">
      <style:table-column-properties style:column-width="2.274cm" style:rel-column-width="8676*"/>
    </style:style>
    <style:style style:name="Table240.B" style:family="table-column">
      <style:table-column-properties style:column-width="7.1cm" style:rel-column-width="27080*"/>
    </style:style>
    <style:style style:name="Table240.C" style:family="table-column">
      <style:table-column-properties style:column-width="2.247cm" style:rel-column-width="8571*"/>
    </style:style>
    <style:style style:name="Table240.D" style:family="table-column">
      <style:table-column-properties style:column-width="5.56cm" style:rel-column-width="21208*"/>
    </style:style>
    <style:style style:name="Table2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0.D1" style:family="table-cell">
      <style:table-cell-properties style:vertical-align="middle" style:border-line-width="0.002cm 0.088cm 0.002cm" fo:padding="0.049cm" fo:border="0.092cm double #808080"/>
    </style:style>
    <style:style style:name="Table240.2" style:family="table-row">
      <style:table-row-properties fo:background-color="transparent">
        <style:background-image/>
      </style:table-row-properties>
    </style:style>
    <style:style style:name="Table2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1" style:family="table">
      <style:table-properties style:width="17.101cm" fo:margin-left="0.302cm" fo:margin-right="0.187cm" table:align="margins"/>
    </style:style>
    <style:style style:name="Table241.A" style:family="table-column">
      <style:table-column-properties style:column-width="5.069cm" style:rel-column-width="19428*"/>
    </style:style>
    <style:style style:name="Table241.B" style:family="table-column">
      <style:table-column-properties style:column-width="6.743cm" style:rel-column-width="25844*"/>
    </style:style>
    <style:style style:name="Table241.C" style:family="table-column">
      <style:table-column-properties style:column-width="2.85cm" style:rel-column-width="10926*"/>
    </style:style>
    <style:style style:name="Table241.D" style:family="table-column">
      <style:table-column-properties style:column-width="2.436cm" style:rel-column-width="9337*"/>
    </style:style>
    <style:style style:name="Table2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1.D1" style:family="table-cell">
      <style:table-cell-properties style:vertical-align="middle" style:border-line-width="0.002cm 0.088cm 0.002cm" fo:padding="0.049cm" fo:border="0.092cm double #808080"/>
    </style:style>
    <style:style style:name="Table2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2.A" style:family="table-column">
      <style:table-column-properties style:column-width="10.724cm" style:rel-column-width="65535*"/>
    </style:style>
    <style:style style:name="Table242.A1" style:family="table-cell">
      <style:table-cell-properties style:vertical-align="middle" style:border-line-width="0.002cm 0.088cm 0.002cm" fo:padding="0.049cm" fo:border="0.092cm double #808080"/>
    </style:style>
    <style:style style:name="Table24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6" style:family="table-row">
      <style:table-row-properties style:min-row-height="0.843cm"/>
    </style:style>
    <style:style style:name="Table24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43.A" style:family="table-column">
      <style:table-column-properties style:column-width="6.496cm" style:rel-column-width="24860*"/>
    </style:style>
    <style:style style:name="Table243.B" style:family="table-column">
      <style:table-column-properties style:column-width="10.631cm" style:rel-column-width="40675*"/>
    </style:style>
    <style:style style:name="Table2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3.B1" style:family="table-cell">
      <style:table-cell-properties style:vertical-align="middle" style:border-line-width="0.002cm 0.088cm 0.002cm" fo:padding="0.049cm" fo:border="0.092cm double #808080"/>
    </style:style>
    <style:style style:name="Table2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4" style:family="table">
      <style:table-properties style:width="17.101cm" fo:margin-left="0.302cm" fo:margin-right="0.187cm" table:align="margins"/>
    </style:style>
    <style:style style:name="Table244.A" style:family="table-column">
      <style:table-column-properties style:column-width="5.069cm" style:rel-column-width="19428*"/>
    </style:style>
    <style:style style:name="Table244.B" style:family="table-column">
      <style:table-column-properties style:column-width="6.743cm" style:rel-column-width="25844*"/>
    </style:style>
    <style:style style:name="Table244.C" style:family="table-column">
      <style:table-column-properties style:column-width="2.85cm" style:rel-column-width="10926*"/>
    </style:style>
    <style:style style:name="Table244.D" style:family="table-column">
      <style:table-column-properties style:column-width="2.436cm" style:rel-column-width="9337*"/>
    </style:style>
    <style:style style:name="Table2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4.D1" style:family="table-cell">
      <style:table-cell-properties style:vertical-align="middle" style:border-line-width="0.002cm 0.088cm 0.002cm" fo:padding="0.049cm" fo:border="0.092cm double #808080"/>
    </style:style>
    <style:style style:name="Table2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5.A" style:family="table-column">
      <style:table-column-properties style:column-width="10.724cm" style:rel-column-width="65535*"/>
    </style:style>
    <style:style style:name="Table245.A1" style:family="table-cell">
      <style:table-cell-properties style:vertical-align="middle" style:border-line-width="0.002cm 0.088cm 0.002cm" fo:padding="0.049cm" fo:border="0.092cm double #808080"/>
    </style:style>
    <style:style style:name="Table24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4" style:family="table-row">
      <style:table-row-properties style:min-row-height="0.843cm"/>
    </style:style>
    <style:style style:name="Table246" style:family="table">
      <style:table-properties style:width="17.101cm" fo:margin-left="0.302cm" fo:margin-right="0.187cm" table:align="margins"/>
    </style:style>
    <style:style style:name="Table246.A" style:family="table-column">
      <style:table-column-properties style:column-width="5.069cm" style:rel-column-width="19428*"/>
    </style:style>
    <style:style style:name="Table246.B" style:family="table-column">
      <style:table-column-properties style:column-width="6.743cm" style:rel-column-width="25844*"/>
    </style:style>
    <style:style style:name="Table246.C" style:family="table-column">
      <style:table-column-properties style:column-width="2.85cm" style:rel-column-width="10926*"/>
    </style:style>
    <style:style style:name="Table246.D" style:family="table-column">
      <style:table-column-properties style:column-width="2.436cm" style:rel-column-width="9337*"/>
    </style:style>
    <style:style style:name="Table2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6.D1" style:family="table-cell">
      <style:table-cell-properties style:vertical-align="middle" style:border-line-width="0.002cm 0.088cm 0.002cm" fo:padding="0.049cm" fo:border="0.092cm double #808080"/>
    </style:style>
    <style:style style:name="Table2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7.A" style:family="table-column">
      <style:table-column-properties style:column-width="10.724cm" style:rel-column-width="65535*"/>
    </style:style>
    <style:style style:name="Table247.A1" style:family="table-cell">
      <style:table-cell-properties style:vertical-align="middle" style:border-line-width="0.002cm 0.088cm 0.002cm" fo:padding="0.049cm" fo:border="0.092cm double #808080"/>
    </style:style>
    <style:style style:name="Table2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3" style:family="table-row">
      <style:table-row-properties style:min-row-height="0.843cm"/>
    </style:style>
    <style:style style:name="Table2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8.A" style:family="table-column">
      <style:table-column-properties style:column-width="2.274cm" style:rel-column-width="8676*"/>
    </style:style>
    <style:style style:name="Table248.B" style:family="table-column">
      <style:table-column-properties style:column-width="7.1cm" style:rel-column-width="27080*"/>
    </style:style>
    <style:style style:name="Table248.C" style:family="table-column">
      <style:table-column-properties style:column-width="2.247cm" style:rel-column-width="8571*"/>
    </style:style>
    <style:style style:name="Table248.D" style:family="table-column">
      <style:table-column-properties style:column-width="5.56cm" style:rel-column-width="21208*"/>
    </style:style>
    <style:style style:name="Table2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8.D1" style:family="table-cell">
      <style:table-cell-properties style:vertical-align="middle" style:border-line-width="0.002cm 0.088cm 0.002cm" fo:padding="0.049cm" fo:border="0.092cm double #808080"/>
    </style:style>
    <style:style style:name="Table248.2" style:family="table-row">
      <style:table-row-properties fo:background-color="transparent">
        <style:background-image/>
      </style:table-row-properties>
    </style:style>
    <style:style style:name="Table2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8.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9" style:family="table">
      <style:table-properties style:width="17.101cm" fo:margin-left="0.302cm" fo:margin-right="0.187cm" table:align="margins"/>
    </style:style>
    <style:style style:name="Table249.A" style:family="table-column">
      <style:table-column-properties style:column-width="5.069cm" style:rel-column-width="19428*"/>
    </style:style>
    <style:style style:name="Table249.B" style:family="table-column">
      <style:table-column-properties style:column-width="6.743cm" style:rel-column-width="25844*"/>
    </style:style>
    <style:style style:name="Table249.C" style:family="table-column">
      <style:table-column-properties style:column-width="2.85cm" style:rel-column-width="10926*"/>
    </style:style>
    <style:style style:name="Table249.D" style:family="table-column">
      <style:table-column-properties style:column-width="2.436cm" style:rel-column-width="9337*"/>
    </style:style>
    <style:style style:name="Table2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9.D1" style:family="table-cell">
      <style:table-cell-properties style:vertical-align="middle" style:border-line-width="0.002cm 0.088cm 0.002cm" fo:padding="0.049cm" fo:border="0.092cm double #808080"/>
    </style:style>
    <style:style style:name="Table2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0.A" style:family="table-column">
      <style:table-column-properties style:column-width="10.724cm" style:rel-column-width="65535*"/>
    </style:style>
    <style:style style:name="Table250.A1" style:family="table-cell">
      <style:table-cell-properties style:vertical-align="middle" style:border-line-width="0.002cm 0.088cm 0.002cm" fo:padding="0.049cm" fo:border="0.092cm double #808080"/>
    </style:style>
    <style:style style:name="Table2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5" style:family="table-row">
      <style:table-row-properties style:min-row-height="0.843cm"/>
    </style:style>
    <style:style style:name="Table25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51.A" style:family="table-column">
      <style:table-column-properties style:column-width="6.496cm" style:rel-column-width="24860*"/>
    </style:style>
    <style:style style:name="Table251.B" style:family="table-column">
      <style:table-column-properties style:column-width="10.631cm" style:rel-column-width="40675*"/>
    </style:style>
    <style:style style:name="Table2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1.B1" style:family="table-cell">
      <style:table-cell-properties style:vertical-align="middle" style:border-line-width="0.002cm 0.088cm 0.002cm" fo:padding="0.049cm" fo:border="0.092cm double #808080"/>
    </style:style>
    <style:style style:name="Table2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2.A" style:family="table-column">
      <style:table-column-properties style:column-width="2.274cm" style:rel-column-width="8676*"/>
    </style:style>
    <style:style style:name="Table252.B" style:family="table-column">
      <style:table-column-properties style:column-width="7.1cm" style:rel-column-width="27080*"/>
    </style:style>
    <style:style style:name="Table252.C" style:family="table-column">
      <style:table-column-properties style:column-width="2.247cm" style:rel-column-width="8571*"/>
    </style:style>
    <style:style style:name="Table252.D" style:family="table-column">
      <style:table-column-properties style:column-width="5.56cm" style:rel-column-width="21208*"/>
    </style:style>
    <style:style style:name="Table2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2.D1" style:family="table-cell">
      <style:table-cell-properties style:vertical-align="middle" style:border-line-width="0.002cm 0.088cm 0.002cm" fo:padding="0.049cm" fo:border="0.092cm double #808080"/>
    </style:style>
    <style:style style:name="Table252.2" style:family="table-row">
      <style:table-row-properties fo:background-color="transparent">
        <style:background-image/>
      </style:table-row-properties>
    </style:style>
    <style:style style:name="Table2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3" style:family="table">
      <style:table-properties style:width="17.101cm" fo:margin-left="0.302cm" fo:margin-right="0.187cm" table:align="margins"/>
    </style:style>
    <style:style style:name="Table253.A" style:family="table-column">
      <style:table-column-properties style:column-width="5.069cm" style:rel-column-width="19428*"/>
    </style:style>
    <style:style style:name="Table253.B" style:family="table-column">
      <style:table-column-properties style:column-width="6.743cm" style:rel-column-width="25844*"/>
    </style:style>
    <style:style style:name="Table253.C" style:family="table-column">
      <style:table-column-properties style:column-width="2.85cm" style:rel-column-width="10926*"/>
    </style:style>
    <style:style style:name="Table253.D" style:family="table-column">
      <style:table-column-properties style:column-width="2.436cm" style:rel-column-width="9337*"/>
    </style:style>
    <style:style style:name="Table2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3.D1" style:family="table-cell">
      <style:table-cell-properties style:vertical-align="middle" style:border-line-width="0.002cm 0.088cm 0.002cm" fo:padding="0.049cm" fo:border="0.092cm double #808080"/>
    </style:style>
    <style:style style:name="Table2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4.A" style:family="table-column">
      <style:table-column-properties style:column-width="10.724cm" style:rel-column-width="65535*"/>
    </style:style>
    <style:style style:name="Table254.A1" style:family="table-cell">
      <style:table-cell-properties style:vertical-align="middle" style:border-line-width="0.002cm 0.088cm 0.002cm" fo:padding="0.049cm" fo:border="0.092cm double #808080"/>
    </style:style>
    <style:style style:name="Table25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3" style:family="table-row">
      <style:table-row-properties style:min-row-height="0.843cm"/>
    </style:style>
    <style:style style:name="Table2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5.A" style:family="table-column">
      <style:table-column-properties style:column-width="2.274cm" style:rel-column-width="8676*"/>
    </style:style>
    <style:style style:name="Table255.B" style:family="table-column">
      <style:table-column-properties style:column-width="7.1cm" style:rel-column-width="27080*"/>
    </style:style>
    <style:style style:name="Table255.C" style:family="table-column">
      <style:table-column-properties style:column-width="2.247cm" style:rel-column-width="8571*"/>
    </style:style>
    <style:style style:name="Table255.D" style:family="table-column">
      <style:table-column-properties style:column-width="5.56cm" style:rel-column-width="21208*"/>
    </style:style>
    <style:style style:name="Table2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5.D1" style:family="table-cell">
      <style:table-cell-properties style:vertical-align="middle" style:border-line-width="0.002cm 0.088cm 0.002cm" fo:padding="0.049cm" fo:border="0.092cm double #808080"/>
    </style:style>
    <style:style style:name="Table255.2" style:family="table-row">
      <style:table-row-properties fo:background-color="transparent">
        <style:background-image/>
      </style:table-row-properties>
    </style:style>
    <style:style style:name="Table2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5.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6" style:family="table">
      <style:table-properties style:width="17.101cm" fo:margin-left="0.302cm" fo:margin-right="0.187cm" table:align="margins"/>
    </style:style>
    <style:style style:name="Table256.A" style:family="table-column">
      <style:table-column-properties style:column-width="5.069cm" style:rel-column-width="19428*"/>
    </style:style>
    <style:style style:name="Table256.B" style:family="table-column">
      <style:table-column-properties style:column-width="6.743cm" style:rel-column-width="25844*"/>
    </style:style>
    <style:style style:name="Table256.C" style:family="table-column">
      <style:table-column-properties style:column-width="2.85cm" style:rel-column-width="10926*"/>
    </style:style>
    <style:style style:name="Table256.D" style:family="table-column">
      <style:table-column-properties style:column-width="2.436cm" style:rel-column-width="9337*"/>
    </style:style>
    <style:style style:name="Table2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6.D1" style:family="table-cell">
      <style:table-cell-properties style:vertical-align="middle" style:border-line-width="0.002cm 0.088cm 0.002cm" fo:padding="0.049cm" fo:border="0.092cm double #808080"/>
    </style:style>
    <style:style style:name="Table2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7.A" style:family="table-column">
      <style:table-column-properties style:column-width="10.724cm" style:rel-column-width="65535*"/>
    </style:style>
    <style:style style:name="Table257.A1" style:family="table-cell">
      <style:table-cell-properties style:vertical-align="middle" style:border-line-width="0.002cm 0.088cm 0.002cm" fo:padding="0.049cm" fo:border="0.092cm double #808080"/>
    </style:style>
    <style:style style:name="Table2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3" style:family="table-row">
      <style:table-row-properties style:min-row-height="0.843cm"/>
    </style:style>
    <style:style style:name="Table25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58.A" style:family="table-column">
      <style:table-column-properties style:column-width="9.428cm" style:rel-column-width="65535*"/>
    </style:style>
    <style:style style:name="Table258.A1" style:family="table-cell">
      <style:table-cell-properties style:vertical-align="middle" style:border-line-width="0.002cm 0.088cm 0.002cm" fo:padding="0.049cm" fo:border="0.092cm double #808080"/>
    </style:style>
    <style:style style:name="Table25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8.5" style:family="table-row">
      <style:table-row-properties style:min-row-height="0.843cm"/>
    </style:style>
    <style:style style:name="Table25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59.A" style:family="table-column">
      <style:table-column-properties style:column-width="7.482cm" style:rel-column-width="28601*"/>
    </style:style>
    <style:style style:name="Table259.B" style:family="table-column">
      <style:table-column-properties style:column-width="9.661cm" style:rel-column-width="36934*"/>
    </style:style>
    <style:style style:name="Table2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9.B1" style:family="table-cell">
      <style:table-cell-properties style:vertical-align="middle" style:border-line-width="0.002cm 0.088cm 0.002cm" fo:padding="0.049cm" fo:border="0.092cm double #808080"/>
    </style:style>
    <style:style style:name="Table2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0.A" style:family="table-column">
      <style:table-column-properties style:column-width="2.274cm" style:rel-column-width="8676*"/>
    </style:style>
    <style:style style:name="Table260.B" style:family="table-column">
      <style:table-column-properties style:column-width="6.66cm" style:rel-column-width="25408*"/>
    </style:style>
    <style:style style:name="Table260.C" style:family="table-column">
      <style:table-column-properties style:column-width="5.398cm" style:rel-column-width="20592*"/>
    </style:style>
    <style:style style:name="Table260.D" style:family="table-column">
      <style:table-column-properties style:column-width="2.847cm" style:rel-column-width="10859*"/>
    </style:style>
    <style:style style:name="Table2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0.D1" style:family="table-cell">
      <style:table-cell-properties style:vertical-align="middle" style:border-line-width="0.002cm 0.088cm 0.002cm" fo:padding="0.049cm" fo:border="0.092cm double #808080"/>
    </style:style>
    <style:style style:name="Table2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1" style:family="table">
      <style:table-properties style:width="16.122cm" fo:margin-left="0.302cm" fo:margin-right="1.166cm" table:align="margins"/>
    </style:style>
    <style:style style:name="Table261.A" style:family="table-column">
      <style:table-column-properties style:column-width="5.218cm" style:rel-column-width="21209*"/>
    </style:style>
    <style:style style:name="Table261.B" style:family="table-column">
      <style:table-column-properties style:column-width="5.445cm" style:rel-column-width="22132*"/>
    </style:style>
    <style:style style:name="Table261.C" style:family="table-column">
      <style:table-column-properties style:column-width="5.459cm" style:rel-column-width="22194*"/>
    </style:style>
    <style:style style:name="Table2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1.C1" style:family="table-cell">
      <style:table-cell-properties style:vertical-align="middle" style:border-line-width="0.002cm 0.088cm 0.002cm" fo:padding="0.049cm" fo:border="0.092cm double #808080"/>
    </style:style>
    <style:style style:name="Table2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2.A" style:family="table-column">
      <style:table-column-properties style:column-width="9.428cm" style:rel-column-width="65535*"/>
    </style:style>
    <style:style style:name="Table262.A1" style:family="table-cell">
      <style:table-cell-properties style:vertical-align="middle" style:border-line-width="0.002cm 0.088cm 0.002cm" fo:padding="0.049cm" fo:border="0.092cm double #808080"/>
    </style:style>
    <style:style style:name="Table262.2" style:family="table-row">
      <style:table-row-properties style:min-row-height="0.843cm"/>
    </style:style>
    <style:style style:name="Table26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63.A" style:family="table-column">
      <style:table-column-properties style:column-width="4.249cm" style:rel-column-width="16245*"/>
    </style:style>
    <style:style style:name="Table263.B" style:family="table-column">
      <style:table-column-properties style:column-width="12.894cm" style:rel-column-width="49290*"/>
    </style:style>
    <style:style style:name="Table2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3.B1" style:family="table-cell">
      <style:table-cell-properties style:vertical-align="middle" style:border-line-width="0.002cm 0.088cm 0.002cm" fo:padding="0.049cm" fo:border="0.092cm double #808080"/>
    </style:style>
    <style:style style:name="Table2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4.A" style:family="table-column">
      <style:table-column-properties style:column-width="3.369cm" style:rel-column-width="12850*"/>
    </style:style>
    <style:style style:name="Table264.B" style:family="table-column">
      <style:table-column-properties style:column-width="5.837cm" style:rel-column-width="22265*"/>
    </style:style>
    <style:style style:name="Table264.C" style:family="table-column">
      <style:table-column-properties style:column-width="4.69cm" style:rel-column-width="17889*"/>
    </style:style>
    <style:style style:name="Table264.D" style:family="table-column">
      <style:table-column-properties style:column-width="3.284cm" style:rel-column-width="12531*"/>
    </style:style>
    <style:style style:name="Table2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4.D1" style:family="table-cell">
      <style:table-cell-properties style:vertical-align="middle" style:border-line-width="0.002cm 0.088cm 0.002cm" fo:padding="0.049cm" fo:border="0.092cm double #808080"/>
    </style:style>
    <style:style style:name="Table2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4" style:family="table-row">
      <style:table-row-properties fo:background-color="transparent">
        <style:background-image/>
      </style:table-row-properties>
    </style:style>
    <style:style style:name="Table26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65" style:family="table">
      <style:table-properties style:width="16.122cm" fo:margin-left="0.302cm" fo:margin-right="1.166cm" table:align="margins"/>
    </style:style>
    <style:style style:name="Table265.A" style:family="table-column">
      <style:table-column-properties style:column-width="5.135cm" style:rel-column-width="20874*"/>
    </style:style>
    <style:style style:name="Table265.B" style:family="table-column">
      <style:table-column-properties style:column-width="6.29cm" style:rel-column-width="25572*"/>
    </style:style>
    <style:style style:name="Table265.C" style:family="table-column">
      <style:table-column-properties style:column-width="4.695cm" style:rel-column-width="19089*"/>
    </style:style>
    <style:style style:name="Table2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5.C1" style:family="table-cell">
      <style:table-cell-properties style:vertical-align="middle" style:border-line-width="0.002cm 0.088cm 0.002cm" fo:padding="0.049cm" fo:border="0.092cm double #808080"/>
    </style:style>
    <style:style style:name="Table2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6.A" style:family="table-column">
      <style:table-column-properties style:column-width="9.428cm" style:rel-column-width="65535*"/>
    </style:style>
    <style:style style:name="Table266.A1" style:family="table-cell">
      <style:table-cell-properties style:vertical-align="middle" style:border-line-width="0.002cm 0.088cm 0.002cm" fo:padding="0.049cm" fo:border="0.092cm double #808080"/>
    </style:style>
    <style:style style:name="Table26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3" style:family="table-row">
      <style:table-row-properties style:min-row-height="0.843cm"/>
    </style:style>
    <style:style style:name="Table267" style:family="table">
      <style:table-properties style:width="16.545cm" fo:margin-left="0.302cm" fo:margin-right="0.743cm" table:align="margins"/>
    </style:style>
    <style:style style:name="Table267.A" style:family="table-column">
      <style:table-column-properties style:column-width="3.374cm" style:rel-column-width="13365*"/>
    </style:style>
    <style:style style:name="Table267.B" style:family="table-column">
      <style:table-column-properties style:column-width="9.968cm" style:rel-column-width="39479*"/>
    </style:style>
    <style:style style:name="Table267.C" style:family="table-column">
      <style:table-column-properties style:column-width="3.203cm" style:rel-column-width="12691*"/>
    </style:style>
    <style:style style:name="Table2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7.C1" style:family="table-cell">
      <style:table-cell-properties style:vertical-align="middle" style:border-line-width="0.002cm 0.088cm 0.002cm" fo:padding="0.049cm" fo:border="0.092cm double #808080"/>
    </style:style>
    <style:style style:name="Table2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8.A" style:family="table-column">
      <style:table-column-properties style:column-width="9.428cm" style:rel-column-width="65535*"/>
    </style:style>
    <style:style style:name="Table268.A1" style:family="table-cell">
      <style:table-cell-properties style:vertical-align="middle" style:border-line-width="0.002cm 0.088cm 0.002cm" fo:padding="0.049cm" fo:border="0.092cm double #808080"/>
    </style:style>
    <style:style style:name="Table2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9" style:family="table">
      <style:table-properties style:width="16.545cm" fo:margin-left="0.302cm" fo:margin-right="0.743cm" table:align="margins"/>
    </style:style>
    <style:style style:name="Table269.A" style:family="table-column">
      <style:table-column-properties style:column-width="3.374cm" style:rel-column-width="13365*"/>
    </style:style>
    <style:style style:name="Table269.B" style:family="table-column">
      <style:table-column-properties style:column-width="9.968cm" style:rel-column-width="39479*"/>
    </style:style>
    <style:style style:name="Table269.C" style:family="table-column">
      <style:table-column-properties style:column-width="3.203cm" style:rel-column-width="12691*"/>
    </style:style>
    <style:style style:name="Table2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9.C1" style:family="table-cell">
      <style:table-cell-properties style:vertical-align="middle" style:border-line-width="0.002cm 0.088cm 0.002cm" fo:padding="0.049cm" fo:border="0.092cm double #808080"/>
    </style:style>
    <style:style style:name="Table2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0.A" style:family="table-column">
      <style:table-column-properties style:column-width="9.428cm" style:rel-column-width="65535*"/>
    </style:style>
    <style:style style:name="Table270.A1" style:family="table-cell">
      <style:table-cell-properties style:vertical-align="middle" style:border-line-width="0.002cm 0.088cm 0.002cm" fo:padding="0.049cm" fo:border="0.092cm double #808080"/>
    </style:style>
    <style:style style:name="Table27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1" style:family="table">
      <style:table-properties style:width="16.545cm" fo:margin-left="0.302cm" fo:margin-right="0.743cm" table:align="margins"/>
    </style:style>
    <style:style style:name="Table271.A" style:family="table-column">
      <style:table-column-properties style:column-width="3.374cm" style:rel-column-width="13365*"/>
    </style:style>
    <style:style style:name="Table271.B" style:family="table-column">
      <style:table-column-properties style:column-width="9.968cm" style:rel-column-width="39479*"/>
    </style:style>
    <style:style style:name="Table271.C" style:family="table-column">
      <style:table-column-properties style:column-width="3.203cm" style:rel-column-width="12691*"/>
    </style:style>
    <style:style style:name="Table2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1.C1" style:family="table-cell">
      <style:table-cell-properties style:vertical-align="middle" style:border-line-width="0.002cm 0.088cm 0.002cm" fo:padding="0.049cm" fo:border="0.092cm double #808080"/>
    </style:style>
    <style:style style:name="Table2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2.A" style:family="table-column">
      <style:table-column-properties style:column-width="9.428cm" style:rel-column-width="65535*"/>
    </style:style>
    <style:style style:name="Table272.A1" style:family="table-cell">
      <style:table-cell-properties style:vertical-align="middle" style:border-line-width="0.002cm 0.088cm 0.002cm" fo:padding="0.049cm" fo:border="0.092cm double #808080"/>
    </style:style>
    <style:style style:name="Table2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3" style:family="table">
      <style:table-properties style:width="13.079cm" fo:margin-left="0.302cm" fo:margin-right="4.209cm" table:align="margins"/>
    </style:style>
    <style:style style:name="Table273.A" style:family="table-column">
      <style:table-column-properties style:column-width="3.408cm" style:rel-column-width="17077*"/>
    </style:style>
    <style:style style:name="Table273.B" style:family="table-column">
      <style:table-column-properties style:column-width="7.345cm" style:rel-column-width="36803*"/>
    </style:style>
    <style:style style:name="Table273.C" style:family="table-column">
      <style:table-column-properties style:column-width="2.327cm" style:rel-column-width="11655*"/>
    </style:style>
    <style:style style:name="Table2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3.C1" style:family="table-cell">
      <style:table-cell-properties style:vertical-align="middle" style:border-line-width="0.002cm 0.088cm 0.002cm" fo:padding="0.049cm" fo:border="0.092cm double #808080"/>
    </style:style>
    <style:style style:name="Table2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4.A" style:family="table-column">
      <style:table-column-properties style:column-width="9.428cm" style:rel-column-width="65535*"/>
    </style:style>
    <style:style style:name="Table274.A1" style:family="table-cell">
      <style:table-cell-properties style:vertical-align="middle" style:border-line-width="0.002cm 0.088cm 0.002cm" fo:padding="0.049cm" fo:border="0.092cm double #808080"/>
    </style:style>
    <style:style style:name="Table2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5" style:family="table">
      <style:table-properties style:width="15.804cm" fo:margin-left="0.302cm" fo:margin-right="1.483cm" table:align="margins"/>
    </style:style>
    <style:style style:name="Table275.A" style:family="table-column">
      <style:table-column-properties style:column-width="3.38cm" style:rel-column-width="14017*"/>
    </style:style>
    <style:style style:name="Table275.B" style:family="table-column">
      <style:table-column-properties style:column-width="7.288cm" style:rel-column-width="30224*"/>
    </style:style>
    <style:style style:name="Table275.C" style:family="table-column">
      <style:table-column-properties style:column-width="2.39cm" style:rel-column-width="9912*"/>
    </style:style>
    <style:style style:name="Table275.D" style:family="table-column">
      <style:table-column-properties style:column-width="2.745cm" style:rel-column-width="11382*"/>
    </style:style>
    <style:style style:name="Table2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5.D1" style:family="table-cell">
      <style:table-cell-properties style:vertical-align="middle" style:border-line-width="0.002cm 0.088cm 0.002cm" fo:padding="0.049cm" fo:border="0.092cm double #808080"/>
    </style:style>
    <style:style style:name="Table2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6.A" style:family="table-column">
      <style:table-column-properties style:column-width="9.428cm" style:rel-column-width="65535*"/>
    </style:style>
    <style:style style:name="Table276.A1" style:family="table-cell">
      <style:table-cell-properties style:vertical-align="middle" style:border-line-width="0.002cm 0.088cm 0.002cm" fo:padding="0.049cm" fo:border="0.092cm double #808080"/>
    </style:style>
    <style:style style:name="Table27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7" style:family="table">
      <style:table-properties style:width="16.545cm" fo:margin-left="0.302cm" fo:margin-right="0.743cm" table:align="margins"/>
    </style:style>
    <style:style style:name="Table277.A" style:family="table-column">
      <style:table-column-properties style:column-width="3.374cm" style:rel-column-width="13365*"/>
    </style:style>
    <style:style style:name="Table277.B" style:family="table-column">
      <style:table-column-properties style:column-width="9.968cm" style:rel-column-width="39479*"/>
    </style:style>
    <style:style style:name="Table277.C" style:family="table-column">
      <style:table-column-properties style:column-width="3.203cm" style:rel-column-width="12691*"/>
    </style:style>
    <style:style style:name="Table2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7.C1" style:family="table-cell">
      <style:table-cell-properties style:vertical-align="middle" style:border-line-width="0.002cm 0.088cm 0.002cm" fo:padding="0.049cm" fo:border="0.092cm double #808080"/>
    </style:style>
    <style:style style:name="Table2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8" style:family="table">
      <style:table-properties style:width="16.545cm" fo:margin-left="0.302cm" fo:margin-right="0.743cm" table:align="margins"/>
    </style:style>
    <style:style style:name="Table278.A" style:family="table-column">
      <style:table-column-properties style:column-width="3.374cm" style:rel-column-width="13365*"/>
    </style:style>
    <style:style style:name="Table278.B" style:family="table-column">
      <style:table-column-properties style:column-width="9.968cm" style:rel-column-width="39479*"/>
    </style:style>
    <style:style style:name="Table278.C" style:family="table-column">
      <style:table-column-properties style:column-width="3.203cm" style:rel-column-width="12691*"/>
    </style:style>
    <style:style style:name="Table2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8.C1" style:family="table-cell">
      <style:table-cell-properties style:vertical-align="middle" style:border-line-width="0.002cm 0.088cm 0.002cm" fo:padding="0.049cm" fo:border="0.092cm double #808080"/>
    </style:style>
    <style:style style:name="Table2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9.A" style:family="table-column">
      <style:table-column-properties style:column-width="9.428cm" style:rel-column-width="65535*"/>
    </style:style>
    <style:style style:name="Table279.A1" style:family="table-cell">
      <style:table-cell-properties style:vertical-align="middle" style:border-line-width="0.002cm 0.088cm 0.002cm" fo:padding="0.049cm" fo:border="0.092cm double #808080"/>
    </style:style>
    <style:style style:name="Table2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0" style:family="table">
      <style:table-properties style:width="16.545cm" fo:margin-left="0.302cm" fo:margin-right="0.743cm" table:align="margins"/>
    </style:style>
    <style:style style:name="Table280.A" style:family="table-column">
      <style:table-column-properties style:column-width="3.374cm" style:rel-column-width="13365*"/>
    </style:style>
    <style:style style:name="Table280.B" style:family="table-column">
      <style:table-column-properties style:column-width="9.968cm" style:rel-column-width="39479*"/>
    </style:style>
    <style:style style:name="Table280.C" style:family="table-column">
      <style:table-column-properties style:column-width="3.203cm" style:rel-column-width="12691*"/>
    </style:style>
    <style:style style:name="Table2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0.C1" style:family="table-cell">
      <style:table-cell-properties style:vertical-align="middle" style:border-line-width="0.002cm 0.088cm 0.002cm" fo:padding="0.049cm" fo:border="0.092cm double #808080"/>
    </style:style>
    <style:style style:name="Table2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1.A" style:family="table-column">
      <style:table-column-properties style:column-width="9.428cm" style:rel-column-width="65535*"/>
    </style:style>
    <style:style style:name="Table281.A1" style:family="table-cell">
      <style:table-cell-properties style:vertical-align="middle" style:border-line-width="0.002cm 0.088cm 0.002cm" fo:padding="0.049cm" fo:border="0.092cm double #808080"/>
    </style:style>
    <style:style style:name="Table28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2" style:family="table">
      <style:table-properties style:width="16.545cm" fo:margin-left="0.302cm" fo:margin-right="0.743cm" table:align="margins"/>
    </style:style>
    <style:style style:name="Table282.A" style:family="table-column">
      <style:table-column-properties style:column-width="3.374cm" style:rel-column-width="13365*"/>
    </style:style>
    <style:style style:name="Table282.B" style:family="table-column">
      <style:table-column-properties style:column-width="9.968cm" style:rel-column-width="39479*"/>
    </style:style>
    <style:style style:name="Table282.C" style:family="table-column">
      <style:table-column-properties style:column-width="3.203cm" style:rel-column-width="12691*"/>
    </style:style>
    <style:style style:name="Table2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2.C1" style:family="table-cell">
      <style:table-cell-properties style:vertical-align="middle" style:border-line-width="0.002cm 0.088cm 0.002cm" fo:padding="0.049cm" fo:border="0.092cm double #808080"/>
    </style:style>
    <style:style style:name="Table2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3.A" style:family="table-column">
      <style:table-column-properties style:column-width="9.428cm" style:rel-column-width="65535*"/>
    </style:style>
    <style:style style:name="Table283.A1" style:family="table-cell">
      <style:table-cell-properties style:vertical-align="middle" style:border-line-width="0.002cm 0.088cm 0.002cm" fo:padding="0.049cm" fo:border="0.092cm double #808080"/>
    </style:style>
    <style:style style:name="Table2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4" style:family="table">
      <style:table-properties style:width="13.079cm" fo:margin-left="0.302cm" fo:margin-right="4.209cm" table:align="margins"/>
    </style:style>
    <style:style style:name="Table284.A" style:family="table-column">
      <style:table-column-properties style:column-width="3.408cm" style:rel-column-width="17077*"/>
    </style:style>
    <style:style style:name="Table284.B" style:family="table-column">
      <style:table-column-properties style:column-width="7.345cm" style:rel-column-width="36803*"/>
    </style:style>
    <style:style style:name="Table284.C" style:family="table-column">
      <style:table-column-properties style:column-width="2.327cm" style:rel-column-width="11655*"/>
    </style:style>
    <style:style style:name="Table2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4.C1" style:family="table-cell">
      <style:table-cell-properties style:vertical-align="middle" style:border-line-width="0.002cm 0.088cm 0.002cm" fo:padding="0.049cm" fo:border="0.092cm double #808080"/>
    </style:style>
    <style:style style:name="Table2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5.A" style:family="table-column">
      <style:table-column-properties style:column-width="9.428cm" style:rel-column-width="65535*"/>
    </style:style>
    <style:style style:name="Table285.A1" style:family="table-cell">
      <style:table-cell-properties style:vertical-align="middle" style:border-line-width="0.002cm 0.088cm 0.002cm" fo:padding="0.049cm" fo:border="0.092cm double #808080"/>
    </style:style>
    <style:style style:name="Table28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6" style:family="table">
      <style:table-properties style:width="13.079cm" fo:margin-left="0.302cm" fo:margin-right="4.209cm" table:align="margins"/>
    </style:style>
    <style:style style:name="Table286.A" style:family="table-column">
      <style:table-column-properties style:column-width="3.408cm" style:rel-column-width="17077*"/>
    </style:style>
    <style:style style:name="Table286.B" style:family="table-column">
      <style:table-column-properties style:column-width="7.345cm" style:rel-column-width="36803*"/>
    </style:style>
    <style:style style:name="Table286.C" style:family="table-column">
      <style:table-column-properties style:column-width="2.327cm" style:rel-column-width="11655*"/>
    </style:style>
    <style:style style:name="Table28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6.C1" style:family="table-cell">
      <style:table-cell-properties style:vertical-align="middle" style:border-line-width="0.002cm 0.088cm 0.002cm" fo:padding="0.049cm" fo:border="0.092cm double #808080"/>
    </style:style>
    <style:style style:name="Table28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7.A" style:family="table-column">
      <style:table-column-properties style:column-width="9.428cm" style:rel-column-width="65535*"/>
    </style:style>
    <style:style style:name="Table287.A1" style:family="table-cell">
      <style:table-cell-properties style:vertical-align="middle" style:border-line-width="0.002cm 0.088cm 0.002cm" fo:padding="0.049cm" fo:border="0.092cm double #808080"/>
    </style:style>
    <style:style style:name="Table28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8" style:family="table">
      <style:table-properties style:width="16.545cm" fo:margin-left="0.302cm" fo:margin-right="0.743cm" table:align="margins"/>
    </style:style>
    <style:style style:name="Table288.A" style:family="table-column">
      <style:table-column-properties style:column-width="3.374cm" style:rel-column-width="13365*"/>
    </style:style>
    <style:style style:name="Table288.B" style:family="table-column">
      <style:table-column-properties style:column-width="9.968cm" style:rel-column-width="39479*"/>
    </style:style>
    <style:style style:name="Table288.C" style:family="table-column">
      <style:table-column-properties style:column-width="3.203cm" style:rel-column-width="12691*"/>
    </style:style>
    <style:style style:name="Table2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8.C1" style:family="table-cell">
      <style:table-cell-properties style:vertical-align="middle" style:border-line-width="0.002cm 0.088cm 0.002cm" fo:padding="0.049cm" fo:border="0.092cm double #808080"/>
    </style:style>
    <style:style style:name="Table2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9.A" style:family="table-column">
      <style:table-column-properties style:column-width="9.428cm" style:rel-column-width="65535*"/>
    </style:style>
    <style:style style:name="Table289.A1" style:family="table-cell">
      <style:table-cell-properties style:vertical-align="middle" style:border-line-width="0.002cm 0.088cm 0.002cm" fo:padding="0.049cm" fo:border="0.092cm double #808080"/>
    </style:style>
    <style:style style:name="Table28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0" style:family="table">
      <style:table-properties style:width="14.402cm" fo:margin-left="0.302cm" fo:margin-right="2.886cm" table:align="margins"/>
    </style:style>
    <style:style style:name="Table290.A" style:family="table-column">
      <style:table-column-properties style:column-width="3.806cm" style:rel-column-width="17323*"/>
    </style:style>
    <style:style style:name="Table290.B" style:family="table-column">
      <style:table-column-properties style:column-width="7.562cm" style:rel-column-width="34412*"/>
    </style:style>
    <style:style style:name="Table290.C" style:family="table-column">
      <style:table-column-properties style:column-width="3.032cm" style:rel-column-width="13800*"/>
    </style:style>
    <style:style style:name="Table29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0.C1" style:family="table-cell">
      <style:table-cell-properties style:vertical-align="middle" style:border-line-width="0.002cm 0.088cm 0.002cm" fo:padding="0.049cm" fo:border="0.092cm double #808080"/>
    </style:style>
    <style:style style:name="Table29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1.A" style:family="table-column">
      <style:table-column-properties style:column-width="9.428cm" style:rel-column-width="65535*"/>
    </style:style>
    <style:style style:name="Table291.A1" style:family="table-cell">
      <style:table-cell-properties style:vertical-align="middle" style:border-line-width="0.002cm 0.088cm 0.002cm" fo:padding="0.049cm" fo:border="0.092cm double #808080"/>
    </style:style>
    <style:style style:name="Table29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2" style:family="table">
      <style:table-properties style:width="15.831cm" fo:margin-left="0.302cm" fo:margin-right="1.457cm" table:align="margins"/>
    </style:style>
    <style:style style:name="Table292.A" style:family="table-column">
      <style:table-column-properties style:column-width="3.38cm" style:rel-column-width="13993*"/>
    </style:style>
    <style:style style:name="Table292.B" style:family="table-column">
      <style:table-column-properties style:column-width="7.288cm" style:rel-column-width="30172*"/>
    </style:style>
    <style:style style:name="Table292.C" style:family="table-column">
      <style:table-column-properties style:column-width="2.335cm" style:rel-column-width="9667*"/>
    </style:style>
    <style:style style:name="Table292.D" style:family="table-column">
      <style:table-column-properties style:column-width="2.828cm" style:rel-column-width="11703*"/>
    </style:style>
    <style:style style:name="Table2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2.D1" style:family="table-cell">
      <style:table-cell-properties style:vertical-align="middle" style:border-line-width="0.002cm 0.088cm 0.002cm" fo:padding="0.049cm" fo:border="0.092cm double #808080"/>
    </style:style>
    <style:style style:name="Table2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3.A" style:family="table-column">
      <style:table-column-properties style:column-width="9.428cm" style:rel-column-width="65535*"/>
    </style:style>
    <style:style style:name="Table293.A1" style:family="table-cell">
      <style:table-cell-properties style:vertical-align="middle" style:border-line-width="0.002cm 0.088cm 0.002cm" fo:padding="0.049cm" fo:border="0.092cm double #808080"/>
    </style:style>
    <style:style style:name="Table29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4" style:family="table">
      <style:table-properties style:width="16.545cm" fo:margin-left="0.302cm" fo:margin-right="0.743cm" table:align="margins"/>
    </style:style>
    <style:style style:name="Table294.A" style:family="table-column">
      <style:table-column-properties style:column-width="4.471cm" style:rel-column-width="17708*"/>
    </style:style>
    <style:style style:name="Table294.B" style:family="table-column">
      <style:table-column-properties style:column-width="8.872cm" style:rel-column-width="35143*"/>
    </style:style>
    <style:style style:name="Table294.C" style:family="table-column">
      <style:table-column-properties style:column-width="3.201cm" style:rel-column-width="12684*"/>
    </style:style>
    <style:style style:name="Table2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4.C1" style:family="table-cell">
      <style:table-cell-properties style:vertical-align="middle" style:border-line-width="0.002cm 0.088cm 0.002cm" fo:padding="0.049cm" fo:border="0.092cm double #808080"/>
    </style:style>
    <style:style style:name="Table2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5.A" style:family="table-column">
      <style:table-column-properties style:column-width="9.428cm" style:rel-column-width="65535*"/>
    </style:style>
    <style:style style:name="Table295.A1" style:family="table-cell">
      <style:table-cell-properties style:vertical-align="middle" style:border-line-width="0.002cm 0.088cm 0.002cm" fo:padding="0.049cm" fo:border="0.092cm double #808080"/>
    </style:style>
    <style:style style:name="Table2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6" style:family="table">
      <style:table-properties style:width="16.545cm" fo:margin-left="0.302cm" fo:margin-right="0.743cm" table:align="margins"/>
    </style:style>
    <style:style style:name="Table296.A" style:family="table-column">
      <style:table-column-properties style:column-width="3.374cm" style:rel-column-width="13365*"/>
    </style:style>
    <style:style style:name="Table296.B" style:family="table-column">
      <style:table-column-properties style:column-width="9.968cm" style:rel-column-width="39479*"/>
    </style:style>
    <style:style style:name="Table296.C" style:family="table-column">
      <style:table-column-properties style:column-width="3.203cm" style:rel-column-width="12691*"/>
    </style:style>
    <style:style style:name="Table2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6.C1" style:family="table-cell">
      <style:table-cell-properties style:vertical-align="middle" style:border-line-width="0.002cm 0.088cm 0.002cm" fo:padding="0.049cm" fo:border="0.092cm double #808080"/>
    </style:style>
    <style:style style:name="Table2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7.A" style:family="table-column">
      <style:table-column-properties style:column-width="9.428cm" style:rel-column-width="65535*"/>
    </style:style>
    <style:style style:name="Table297.A1" style:family="table-cell">
      <style:table-cell-properties style:vertical-align="middle" style:border-line-width="0.002cm 0.088cm 0.002cm" fo:padding="0.049cm" fo:border="0.092cm double #808080"/>
    </style:style>
    <style:style style:name="Table29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8" style:family="table">
      <style:table-properties style:width="16.545cm" fo:margin-left="0.302cm" fo:margin-right="0.743cm" table:align="margins"/>
    </style:style>
    <style:style style:name="Table298.A" style:family="table-column">
      <style:table-column-properties style:column-width="3.374cm" style:rel-column-width="13363*"/>
    </style:style>
    <style:style style:name="Table298.B" style:family="table-column">
      <style:table-column-properties style:column-width="8.373cm" style:rel-column-width="33169*"/>
    </style:style>
    <style:style style:name="Table298.C" style:family="table-column">
      <style:table-column-properties style:column-width="4.798cm" style:rel-column-width="19003*"/>
    </style:style>
    <style:style style:name="Table2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8.C1" style:family="table-cell">
      <style:table-cell-properties style:vertical-align="middle" style:border-line-width="0.002cm 0.088cm 0.002cm" fo:padding="0.049cm" fo:border="0.092cm double #808080"/>
    </style:style>
    <style:style style:name="Table2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9.A" style:family="table-column">
      <style:table-column-properties style:column-width="9.428cm" style:rel-column-width="65535*"/>
    </style:style>
    <style:style style:name="Table299.A1" style:family="table-cell">
      <style:table-cell-properties style:vertical-align="middle" style:border-line-width="0.002cm 0.088cm 0.002cm" fo:padding="0.049cm" fo:border="0.092cm double #808080"/>
    </style:style>
    <style:style style:name="Table29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0" style:family="table">
      <style:table-properties style:width="16.545cm" fo:margin-left="0.302cm" fo:margin-right="0.743cm" table:align="margins"/>
    </style:style>
    <style:style style:name="Table300.A" style:family="table-column">
      <style:table-column-properties style:column-width="3.373cm" style:rel-column-width="13361*"/>
    </style:style>
    <style:style style:name="Table300.B" style:family="table-column">
      <style:table-column-properties style:column-width="7.029cm" style:rel-column-width="27840*"/>
    </style:style>
    <style:style style:name="Table300.C" style:family="table-column">
      <style:table-column-properties style:column-width="6.144cm" style:rel-column-width="24334*"/>
    </style:style>
    <style:style style:name="Table3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0.C1" style:family="table-cell">
      <style:table-cell-properties style:vertical-align="middle" style:border-line-width="0.002cm 0.088cm 0.002cm" fo:padding="0.049cm" fo:border="0.092cm double #808080"/>
    </style:style>
    <style:style style:name="Table3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1.A" style:family="table-column">
      <style:table-column-properties style:column-width="9.428cm" style:rel-column-width="65535*"/>
    </style:style>
    <style:style style:name="Table301.A1" style:family="table-cell">
      <style:table-cell-properties style:vertical-align="middle" style:border-line-width="0.002cm 0.088cm 0.002cm" fo:padding="0.049cm" fo:border="0.092cm double #808080"/>
    </style:style>
    <style:style style:name="Table30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2" style:family="table">
      <style:table-properties style:width="15.778cm" fo:margin-left="0.302cm" fo:margin-right="1.51cm" table:align="margins"/>
    </style:style>
    <style:style style:name="Table302.A" style:family="table-column">
      <style:table-column-properties style:column-width="3.381cm" style:rel-column-width="14042*"/>
    </style:style>
    <style:style style:name="Table302.B" style:family="table-column">
      <style:table-column-properties style:column-width="7.29cm" style:rel-column-width="30277*"/>
    </style:style>
    <style:style style:name="Table302.C" style:family="table-column">
      <style:table-column-properties style:column-width="2.364cm" style:rel-column-width="9815*"/>
    </style:style>
    <style:style style:name="Table302.D" style:family="table-column">
      <style:table-column-properties style:column-width="2.745cm" style:rel-column-width="11401*"/>
    </style:style>
    <style:style style:name="Table30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2.D1" style:family="table-cell">
      <style:table-cell-properties style:vertical-align="middle" style:border-line-width="0.002cm 0.088cm 0.002cm" fo:padding="0.049cm" fo:border="0.092cm double #808080"/>
    </style:style>
    <style:style style:name="Table30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3.A" style:family="table-column">
      <style:table-column-properties style:column-width="9.428cm" style:rel-column-width="65535*"/>
    </style:style>
    <style:style style:name="Table303.A1" style:family="table-cell">
      <style:table-cell-properties style:vertical-align="middle" style:border-line-width="0.002cm 0.088cm 0.002cm" fo:padding="0.049cm" fo:border="0.092cm double #808080"/>
    </style:style>
    <style:style style:name="Table3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4.A" style:family="table-column">
      <style:table-column-properties style:column-width="6.274cm" style:rel-column-width="23931*"/>
    </style:style>
    <style:style style:name="Table304.B" style:family="table-column">
      <style:table-column-properties style:column-width="5.644cm" style:rel-column-width="21533*"/>
    </style:style>
    <style:style style:name="Table304.C" style:family="table-column">
      <style:table-column-properties style:column-width="5.262cm" style:rel-column-width="20071*"/>
    </style:style>
    <style:style style:name="Table3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4.C1" style:family="table-cell">
      <style:table-cell-properties style:vertical-align="middle" style:border-line-width="0.002cm 0.088cm 0.002cm" fo:padding="0.049cm" fo:border="0.092cm double #808080"/>
    </style:style>
    <style:style style:name="Table3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5.A" style:family="table-column">
      <style:table-column-properties style:column-width="9.428cm" style:rel-column-width="65535*"/>
    </style:style>
    <style:style style:name="Table305.A1" style:family="table-cell">
      <style:table-cell-properties style:vertical-align="middle" style:border-line-width="0.002cm 0.088cm 0.002cm" fo:padding="0.049cm" fo:border="0.092cm double #808080"/>
    </style:style>
    <style:style style:name="Table30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6.A" style:family="table-column">
      <style:table-column-properties style:column-width="6.533cm" style:rel-column-width="24924*"/>
    </style:style>
    <style:style style:name="Table306.B" style:family="table-column">
      <style:table-column-properties style:column-width="5.383cm" style:rel-column-width="20537*"/>
    </style:style>
    <style:style style:name="Table306.C" style:family="table-column">
      <style:table-column-properties style:column-width="5.262cm" style:rel-column-width="20074*"/>
    </style:style>
    <style:style style:name="Table3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6.C1" style:family="table-cell">
      <style:table-cell-properties style:vertical-align="middle" style:border-line-width="0.002cm 0.088cm 0.002cm" fo:padding="0.049cm" fo:border="0.092cm double #808080"/>
    </style:style>
    <style:style style:name="Table3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7.A" style:family="table-column">
      <style:table-column-properties style:column-width="6.195cm" style:rel-column-width="23631*"/>
    </style:style>
    <style:style style:name="Table307.B" style:family="table-column">
      <style:table-column-properties style:column-width="5.207cm" style:rel-column-width="19861*"/>
    </style:style>
    <style:style style:name="Table307.C" style:family="table-column">
      <style:table-column-properties style:column-width="5.779cm" style:rel-column-width="22043*"/>
    </style:style>
    <style:style style:name="Table3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7.C1" style:family="table-cell">
      <style:table-cell-properties style:vertical-align="middle" style:border-line-width="0.002cm 0.088cm 0.002cm" fo:padding="0.049cm" fo:border="0.092cm double #808080"/>
    </style:style>
    <style:style style:name="Table3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8.A" style:family="table-column">
      <style:table-column-properties style:column-width="3.533cm" style:rel-column-width="13477*"/>
    </style:style>
    <style:style style:name="Table308.B" style:family="table-column">
      <style:table-column-properties style:column-width="5.618cm" style:rel-column-width="21429*"/>
    </style:style>
    <style:style style:name="Table308.C" style:family="table-column">
      <style:table-column-properties style:column-width="3.046cm" style:rel-column-width="11617*"/>
    </style:style>
    <style:style style:name="Table308.D" style:family="table-column">
      <style:table-column-properties style:column-width="4.985cm" style:rel-column-width="19012*"/>
    </style:style>
    <style:style style:name="Table3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8.D1" style:family="table-cell">
      <style:table-cell-properties style:vertical-align="middle" style:border-line-width="0.002cm 0.088cm 0.002cm" fo:padding="0.049cm" fo:border="0.092cm double #808080"/>
    </style:style>
    <style:style style:name="Table3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9.A" style:family="table-column">
      <style:table-column-properties style:column-width="5.507cm" style:rel-column-width="21004*"/>
    </style:style>
    <style:style style:name="Table309.B" style:family="table-column">
      <style:table-column-properties style:column-width="4.029cm" style:rel-column-width="15366*"/>
    </style:style>
    <style:style style:name="Table309.C" style:family="table-column">
      <style:table-column-properties style:column-width="7.646cm" style:rel-column-width="29165*"/>
    </style:style>
    <style:style style:name="Table3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9.C1" style:family="table-cell">
      <style:table-cell-properties style:vertical-align="middle" style:border-line-width="0.002cm 0.088cm 0.002cm" fo:padding="0.049cm" fo:border="0.092cm double #808080"/>
    </style:style>
    <style:style style:name="Table3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0.A" style:family="table-column">
      <style:table-column-properties style:column-width="9.428cm" style:rel-column-width="65535*"/>
    </style:style>
    <style:style style:name="Table310.A1" style:family="table-cell">
      <style:table-cell-properties style:vertical-align="middle" style:border-line-width="0.002cm 0.088cm 0.002cm" fo:padding="0.049cm" fo:border="0.092cm double #808080"/>
    </style:style>
    <style:style style:name="Table310.2" style:family="table-row">
      <style:table-row-properties style:min-row-height="0.843cm"/>
    </style:style>
    <style:style style:name="Table3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1.A" style:family="table-column">
      <style:table-column-properties style:column-width="6.195cm" style:rel-column-width="23631*"/>
    </style:style>
    <style:style style:name="Table311.B" style:family="table-column">
      <style:table-column-properties style:column-width="5.207cm" style:rel-column-width="19861*"/>
    </style:style>
    <style:style style:name="Table311.C" style:family="table-column">
      <style:table-column-properties style:column-width="5.779cm" style:rel-column-width="22043*"/>
    </style:style>
    <style:style style:name="Table3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1.C1" style:family="table-cell">
      <style:table-cell-properties style:vertical-align="middle" style:border-line-width="0.002cm 0.088cm 0.002cm" fo:padding="0.049cm" fo:border="0.092cm double #808080"/>
    </style:style>
    <style:style style:name="Table3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2.A" style:family="table-column">
      <style:table-column-properties style:column-width="6.274cm" style:rel-column-width="23931*"/>
    </style:style>
    <style:style style:name="Table312.B" style:family="table-column">
      <style:table-column-properties style:column-width="5.644cm" style:rel-column-width="21533*"/>
    </style:style>
    <style:style style:name="Table312.C" style:family="table-column">
      <style:table-column-properties style:column-width="5.262cm" style:rel-column-width="20071*"/>
    </style:style>
    <style:style style:name="Table3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2.C1" style:family="table-cell">
      <style:table-cell-properties style:vertical-align="middle" style:border-line-width="0.002cm 0.088cm 0.002cm" fo:padding="0.049cm" fo:border="0.092cm double #808080"/>
    </style:style>
    <style:style style:name="Table3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3.A" style:family="table-column">
      <style:table-column-properties style:column-width="3.533cm" style:rel-column-width="13477*"/>
    </style:style>
    <style:style style:name="Table313.B" style:family="table-column">
      <style:table-column-properties style:column-width="5.618cm" style:rel-column-width="21429*"/>
    </style:style>
    <style:style style:name="Table313.C" style:family="table-column">
      <style:table-column-properties style:column-width="3.046cm" style:rel-column-width="11617*"/>
    </style:style>
    <style:style style:name="Table313.D" style:family="table-column">
      <style:table-column-properties style:column-width="4.985cm" style:rel-column-width="19012*"/>
    </style:style>
    <style:style style:name="Table3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3.D1" style:family="table-cell">
      <style:table-cell-properties style:vertical-align="middle" style:border-line-width="0.002cm 0.088cm 0.002cm" fo:padding="0.049cm" fo:border="0.092cm double #808080"/>
    </style:style>
    <style:style style:name="Table3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9.A" style:family="table-column">
      <style:table-column-properties style:column-width="6.274cm" style:rel-column-width="23931*"/>
    </style:style>
    <style:style style:name="Table359.B" style:family="table-column">
      <style:table-column-properties style:column-width="5.644cm" style:rel-column-width="21533*"/>
    </style:style>
    <style:style style:name="Table359.C" style:family="table-column">
      <style:table-column-properties style:column-width="5.262cm" style:rel-column-width="20071*"/>
    </style:style>
    <style:style style:name="Table3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9.C1" style:family="table-cell">
      <style:table-cell-properties style:vertical-align="middle" style:border-line-width="0.002cm 0.088cm 0.002cm" fo:padding="0.049cm" fo:border="0.092cm double #808080"/>
    </style:style>
    <style:style style:name="Table3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6" style:family="table-row">
      <style:table-row-properties fo:background-color="transparent" style:keep-together="true" fo:keep-together="auto">
        <style:background-image/>
      </style:table-row-properties>
    </style:style>
    <style:style style:name="Table359.A6"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5.A" style:family="table-column">
      <style:table-column-properties style:column-width="6.195cm" style:rel-column-width="23631*"/>
    </style:style>
    <style:style style:name="Table315.B" style:family="table-column">
      <style:table-column-properties style:column-width="5.207cm" style:rel-column-width="19861*"/>
    </style:style>
    <style:style style:name="Table315.C" style:family="table-column">
      <style:table-column-properties style:column-width="5.779cm" style:rel-column-width="22043*"/>
    </style:style>
    <style:style style:name="Table3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5.C1" style:family="table-cell">
      <style:table-cell-properties style:vertical-align="middle" style:border-line-width="0.002cm 0.088cm 0.002cm" fo:padding="0.049cm" fo:border="0.092cm double #808080"/>
    </style:style>
    <style:style style:name="Table3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6.A" style:family="table-column">
      <style:table-column-properties style:column-width="7.863cm" style:rel-column-width="29993*"/>
    </style:style>
    <style:style style:name="Table316.B" style:family="table-column">
      <style:table-column-properties style:column-width="4.055cm" style:rel-column-width="15470*"/>
    </style:style>
    <style:style style:name="Table316.C" style:family="table-column">
      <style:table-column-properties style:column-width="5.262cm" style:rel-column-width="20072*"/>
    </style:style>
    <style:style style:name="Table31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6.C1" style:family="table-cell">
      <style:table-cell-properties style:vertical-align="middle" style:border-line-width="0.002cm 0.088cm 0.002cm" fo:padding="0.049cm" fo:border="0.092cm double #808080"/>
    </style:style>
    <style:style style:name="Table31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8.A" style:family="table-column">
      <style:table-column-properties style:column-width="7.863cm" style:rel-column-width="29993*"/>
    </style:style>
    <style:style style:name="Table358.B" style:family="table-column">
      <style:table-column-properties style:column-width="4.055cm" style:rel-column-width="15470*"/>
    </style:style>
    <style:style style:name="Table358.C" style:family="table-column">
      <style:table-column-properties style:column-width="5.262cm" style:rel-column-width="20072*"/>
    </style:style>
    <style:style style:name="Table3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8.C1" style:family="table-cell">
      <style:table-cell-properties style:vertical-align="middle" style:border-line-width="0.002cm 0.088cm 0.002cm" fo:padding="0.049cm" fo:border="0.092cm double #808080"/>
    </style:style>
    <style:style style:name="Table3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7.A" style:family="table-column">
      <style:table-column-properties style:column-width="6.274cm" style:rel-column-width="23931*"/>
    </style:style>
    <style:style style:name="Table317.B" style:family="table-column">
      <style:table-column-properties style:column-width="5.644cm" style:rel-column-width="21533*"/>
    </style:style>
    <style:style style:name="Table317.C" style:family="table-column">
      <style:table-column-properties style:column-width="5.262cm" style:rel-column-width="20071*"/>
    </style:style>
    <style:style style:name="Table3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7.C1" style:family="table-cell">
      <style:table-cell-properties style:vertical-align="middle" style:border-line-width="0.002cm 0.088cm 0.002cm" fo:padding="0.049cm" fo:border="0.092cm double #808080"/>
    </style:style>
    <style:style style:name="Table3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8.A" style:family="table-column">
      <style:table-column-properties style:column-width="9.428cm" style:rel-column-width="65535*"/>
    </style:style>
    <style:style style:name="Table318.A1" style:family="table-cell">
      <style:table-cell-properties style:vertical-align="middle" style:border-line-width="0.002cm 0.088cm 0.002cm" fo:padding="0.049cm" fo:border="0.092cm double #808080"/>
    </style:style>
    <style:style style:name="Table31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366" style:family="table">
      <style:table-properties style:width="16.84cm" fo:margin-left="0.743cm" fo:margin-right="0.007cm" table:align="margins"/>
    </style:style>
    <style:style style:name="Table366.A" style:family="table-column">
      <style:table-column-properties style:column-width="3.963cm" style:rel-column-width="15422*"/>
    </style:style>
    <style:style style:name="Table366.B" style:family="table-column">
      <style:table-column-properties style:column-width="12.876cm" style:rel-column-width="50113*"/>
    </style:style>
    <style:style style:name="Table366.A1" style:family="table-cell">
      <style:table-cell-properties fo:padding="0.097cm" fo:border-left="0.002cm solid #000000" fo:border-right="none" fo:border-top="0.002cm solid #000000" fo:border-bottom="0.002cm solid #000000"/>
    </style:style>
    <style:style style:name="Table366.B1" style:family="table-cell">
      <style:table-cell-properties fo:padding="0.097cm" fo:border="0.002cm solid #000000"/>
    </style:style>
    <style:style style:name="Table366.A2" style:family="table-cell">
      <style:table-cell-properties fo:padding="0.097cm" fo:border-left="0.002cm solid #000000" fo:border-right="none" fo:border-top="none" fo:border-bottom="0.002cm solid #000000"/>
    </style:style>
    <style:style style:name="Table366.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886cm" fo:margin-left="0.709cm" fo:margin-right="-0.005cm" style:page-number="0" table:align="margins"/>
    </style:style>
    <style:style style:name="Table4.A" style:family="table-column">
      <style:table-column-properties style:column-width="4.009cm" style:rel-column-width="15560*"/>
    </style:style>
    <style:style style:name="Table4.B" style:family="table-column">
      <style:table-column-properties style:column-width="12.876cm"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margin-top="5.001cm" fo:margin-bottom="0cm" fo:text-align="center" style:justify-single-word="false"/>
      <style:text-properties fo:font-size="12pt" style:font-size-asian="12pt" style:font-size-complex="12pt"/>
    </style:style>
    <style:style style:name="P5"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margin-top="2.499cm" fo:margin-bottom="0.199cm" fo:text-align="center" style:justify-single-word="false"/>
      <style:text-properties fo:font-size="8pt" style:font-size-asian="8pt" style:font-size-complex="8pt"/>
    </style:style>
    <style:style style:name="P7"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8"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9"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0"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1" style:family="paragraph" style:parent-style-name="Contents_20_1">
      <style:paragraph-properties>
        <style:tab-stops>
          <style:tab-stop style:position="17.59cm" style:type="right" style:leader-style="dotted" style:leader-text="."/>
        </style:tab-stops>
      </style:paragraph-properties>
    </style:style>
    <style:style style:name="P12" style:family="paragraph" style:parent-style-name="Contents_20_2">
      <style:paragraph-properties>
        <style:tab-stops>
          <style:tab-stop style:position="17.09cm" style:type="right" style:leader-style="dotted" style:leader-text="."/>
        </style:tab-stops>
      </style:paragraph-properties>
    </style:style>
    <style:style style:name="P13" style:family="paragraph" style:parent-style-name="Contents_20_3">
      <style:paragraph-properties>
        <style:tab-stops>
          <style:tab-stop style:position="16.591cm" style:type="right" style:leader-style="dotted" style:leader-text="."/>
        </style:tab-stops>
      </style:paragraph-properties>
    </style:style>
    <style:style style:name="P14" style:family="paragraph" style:parent-style-name="Heading_20_3">
      <style:text-properties style:font-name="Verdana2"/>
    </style:style>
    <style:style style:name="P15" style:family="paragraph" style:parent-style-name="Text_20_body_20_indent">
      <style:text-properties style:font-name="Verdana2" style:language-asian="zh" style:country-asian="TW"/>
    </style:style>
    <style:style style:name="P16" style:family="paragraph" style:parent-style-name="Text_20_body_20_indent">
      <style:text-properties style:font-name="Courier New1"/>
    </style:style>
    <style:style style:name="P17" style:family="paragraph" style:parent-style-name="Text_20_body_20_indent">
      <style:text-properties style:font-name="Verdana2" style:font-name-asian="Verdana2" style:language-asian="zh" style:country-asian="TW"/>
    </style:style>
    <style:style style:name="P18" style:family="paragraph" style:parent-style-name="Text_20_body_20_indent">
      <style:text-properties style:font-name="Verdana2"/>
    </style:style>
    <style:style style:name="P19" style:family="paragraph" style:parent-style-name="Text_20_body_20_indent">
      <style:text-properties style:font-name="Courier New1" style:language-asian="zh" style:country-asian="TW"/>
    </style:style>
    <style:style style:name="P20" style:family="paragraph" style:parent-style-name="Text_20_body_20_indent">
      <style:text-properties style:language-asian="zh" style:country-asian="TW"/>
    </style:style>
    <style:style style:name="P21" style:family="paragraph" style:parent-style-name="Text_20_body_20_indent">
      <style:text-properties style:font-name="Tahoma"/>
    </style:style>
    <style:style style:name="P22" style:family="paragraph" style:parent-style-name="Text_20_body_20_indent_20_2">
      <style:text-properties style:font-name="Courier New1"/>
    </style:style>
    <style:style style:name="P23" style:family="paragraph" style:parent-style-name="Text_20_body_20_indent_20_2">
      <style:text-properties style:language-asian="zh" style:country-asian="TW"/>
    </style:style>
    <style:style style:name="P24" style:family="paragraph" style:parent-style-name="Code_20_Indent_20_2">
      <style:text-properties style:language-asian="zh" style:country-asian="TW"/>
    </style:style>
    <style:style style:name="P25" style:family="paragraph" style:parent-style-name="Table_20_Contents">
      <style:text-properties style:font-name="Courier New1"/>
    </style:style>
    <style:style style:name="P26" style:family="paragraph" style:parent-style-name="Table_20_Contents">
      <style:text-properties style:font-name="Courier New1" style:language-asian="zh" style:country-asian="TW"/>
    </style:style>
    <style:style style:name="P27" style:family="paragraph" style:parent-style-name="Table_20_Contents">
      <style:text-properties style:font-name="Verdana2" style:language-asian="zh" style:country-asian="TW"/>
    </style:style>
    <style:style style:name="P28" style:family="paragraph" style:parent-style-name="Table_20_Contents">
      <style:text-properties style:font-name="Verdana2" fo:font-style="italic" style:language-asian="zh" style:country-asian="TW" style:font-style-asian="italic" style:font-style-complex="italic"/>
    </style:style>
    <style:style style:name="P29" style:family="paragraph" style:parent-style-name="Table_20_Contents">
      <style:text-properties style:font-name="Verdana2" style:font-name-asian="Verdana2"/>
    </style:style>
    <style:style style:name="P30" style:family="paragraph" style:parent-style-name="Table_20_Contents">
      <style:text-properties style:font-name="Verdana2" fo:font-style="italic" style:font-name-asian="Verdana2" style:language-asian="zh" style:country-asian="TW" style:font-style-asian="italic" style:font-style-complex="italic"/>
    </style:style>
    <style:style style:name="P31" style:family="paragraph" style:parent-style-name="Text_20_body_20_indent_20_2">
      <style:text-properties fo:font-style="normal" style:language-asian="zh" style:country-asian="TW" style:font-style-asian="normal" style:font-style-complex="normal"/>
    </style:style>
    <style:style style:name="P32" style:family="paragraph" style:parent-style-name="Code_20_Indent_20_2">
      <style:text-properties fo:font-style="normal" style:language-asian="zh" style:country-asian="TW" style:font-style-asian="normal" style:font-style-complex="normal"/>
    </style:style>
    <style:style style:name="P33" style:family="paragraph" style:parent-style-name="Text_20_body_20_indent" style:list-style-name="L2">
      <style:text-properties style:language-asian="zh" style:country-asian="TW"/>
    </style:style>
    <style:style style:name="P34"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35" style:family="paragraph" style:parent-style-name="Text_20_body_20_indent">
      <style:text-properties fo:font-style="normal" style:language-asian="zh" style:country-asian="TW" style:font-style-asian="normal" style:font-style-complex="normal"/>
    </style:style>
    <style:style style:name="P36"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7" style:family="paragraph" style:parent-style-name="Text_20_body_20_indent_20_2">
      <style:text-properties style:font-name="Verdana2" style:language-asian="zh" style:country-asian="TW"/>
    </style:style>
    <style:style style:name="P38" style:family="paragraph" style:parent-style-name="Heading_20_4">
      <style:text-properties style:font-name="Courier New1"/>
    </style:style>
    <style:style style:name="P39" style:family="paragraph" style:parent-style-name="Heading_20_4">
      <style:text-properties style:language-asian="zh" style:country-asian="TW"/>
    </style:style>
    <style:style style:name="P40" style:family="paragraph" style:parent-style-name="Text_20_body_20_indent">
      <style:text-properties style:font-name="Courier New1" style:font-name-asian="Courier New1"/>
    </style:style>
    <style:style style:name="P41" style:family="paragraph" style:parent-style-name="Code_20_Indent">
      <style:text-properties style:language-asian="zh" style:country-asian="TW"/>
    </style:style>
    <style:style style:name="P42" style:family="paragraph" style:parent-style-name="Text_20_body_20_indent">
      <style:text-properties fo:font-style="normal" style:font-style-asian="normal" style:font-style-complex="normal"/>
    </style:style>
    <style:style style:name="P43" style:family="paragraph" style:parent-style-name="Text_20_body_20_indent_20_2" style:list-style-name="L3"/>
    <style:style style:name="P44" style:family="paragraph" style:parent-style-name="Text_20_body_20_indent_20_2" style:list-style-name="L3">
      <style:text-properties style:language-asian="zh" style:country-asian="TW"/>
    </style:style>
    <style:style style:name="P45" style:family="paragraph" style:parent-style-name="Text_20_body_20_indent_20_2" style:list-style-name="L4"/>
    <style:style style:name="P46" style:family="paragraph" style:parent-style-name="Tip">
      <style:text-properties style:font-name="Courier New1" fo:font-style="italic" style:font-style-asian="italic" style:font-style-complex="italic"/>
    </style:style>
    <style:style style:name="P47" style:family="paragraph" style:parent-style-name="Tip">
      <style:text-properties style:font-name="Verdana2" fo:font-style="normal" style:font-style-asian="normal" style:font-style-complex="normal"/>
    </style:style>
    <style:style style:name="P48" style:family="paragraph" style:parent-style-name="Tip">
      <style:text-properties style:font-name="Courier New1" fo:font-style="italic" style:language-asian="zh" style:country-asian="TW" style:font-style-asian="italic" style:font-style-complex="italic"/>
    </style:style>
    <style:style style:name="P49" style:family="paragraph" style:parent-style-name="Text_20_body">
      <style:text-properties style:language-asian="zh" style:country-asian="TW"/>
    </style:style>
    <style:style style:name="P50" style:family="paragraph" style:parent-style-name="Text_20_body_20_indent" style:list-style-name="L5">
      <style:text-properties style:language-asian="zh" style:country-asian="TW"/>
    </style:style>
    <style:style style:name="P51" style:family="paragraph" style:parent-style-name="Heading_20_3">
      <style:text-properties style:language-asian="zh" style:country-asian="TW"/>
    </style:style>
    <style:style style:name="P52" style:family="paragraph" style:parent-style-name="Text_20_body_20_indent">
      <style:text-properties style:font-name="Verdana2" style:font-name-asian="Verdana2"/>
    </style:style>
    <style:style style:name="P53" style:family="paragraph" style:parent-style-name="Text_20_body" style:list-style-name="L6">
      <style:text-properties style:language-asian="zh" style:country-asian="TW"/>
    </style:style>
    <style:style style:name="P54" style:family="paragraph" style:parent-style-name="Text_20_body" style:list-style-name="L7">
      <style:paragraph-properties fo:text-align="start" style:justify-single-word="false"/>
      <style:text-properties style:language-asian="zh" style:country-asian="TW"/>
    </style:style>
    <style:style style:name="P55" style:family="paragraph" style:parent-style-name="Text_20_body" style:list-style-name="L7">
      <style:text-properties style:language-asian="zh" style:country-asian="TW"/>
    </style:style>
    <style:style style:name="P56" style:family="paragraph" style:parent-style-name="Text_20_body" style:list-style-name="L7">
      <style:text-properties style:font-name="Verdana2" style:language-asian="zh" style:country-asian="TW"/>
    </style:style>
    <style:style style:name="P57" style:family="paragraph" style:parent-style-name="Text_20_body_20_indent_20_2">
      <style:text-properties fo:language="en" fo:country="none"/>
    </style:style>
    <style:style style:name="P58" style:family="paragraph" style:parent-style-name="Text_20_body_20_indent_20_2" style:master-page-name="">
      <style:paragraph-properties fo:margin-left="1.499cm" fo:margin-right="0cm" fo:margin-top="0cm" fo:margin-bottom="0.212cm" fo:text-indent="0cm" style:auto-text-indent="false"/>
    </style:style>
    <style:style style:name="P59" style:family="paragraph" style:parent-style-name="Table_20_Heading">
      <style:paragraph-properties fo:text-align="center" style:justify-single-word="false"/>
      <style:text-properties fo:color="#000000"/>
    </style:style>
    <style:style style:name="P60" style:family="paragraph" style:parent-style-name="Table_20_Contents">
      <style:paragraph-properties fo:text-align="center" style:justify-single-word="false"/>
    </style:style>
    <style:style style:name="P61" style:family="paragraph" style:parent-style-name="Table_20_Contents">
      <style:paragraph-properties fo:margin-left="0cm" fo:margin-right="0cm" fo:line-height="125%" fo:text-indent="0cm" style:auto-text-indent="false" fo:background-color="transparent" style:shadow="none" text:number-lines="false" text:line-number="0">
        <style:tab-stops/>
        <style:background-image/>
      </style:paragraph-properties>
    </style:style>
    <style:style style:name="P62" style:family="paragraph" style:parent-style-name="Table_20_Contents">
      <style:paragraph-properties fo:margin-top="0cm" fo:margin-bottom="0.212cm" fo:text-align="center" style:justify-single-word="false" text:number-lines="false" text:line-number="0"/>
    </style:style>
    <style:style style:name="P63" style:family="paragraph" style:parent-style-name="Table_20_Contents">
      <style:paragraph-properties fo:text-align="start" style:justify-single-word="false"/>
      <style:text-properties fo:color="#000000"/>
    </style:style>
    <style:style style:name="P64" style:family="paragraph" style:parent-style-name="Table_20_Contents">
      <style:paragraph-properties fo:margin-top="0cm" fo:margin-bottom="0.212cm" fo:text-align="start" style:justify-single-word="false" text:number-lines="false" text:line-number="0"/>
      <style:text-properties fo:color="#000000"/>
    </style:style>
    <style:style style:name="P65" style:family="paragraph" style:parent-style-name="Table_20_Contents">
      <style:paragraph-properties fo:text-align="center" style:justify-single-word="false"/>
      <style:text-properties fo:color="#000000" fo:font-weight="normal" style:font-weight-asian="normal" style:font-weight-complex="normal"/>
    </style:style>
    <style:style style:name="P66" style:family="paragraph" style:parent-style-name="Table">
      <style:text-properties style:font-name="Arial" fo:font-size="11.8999996185303pt" fo:font-style="italic" fo:font-weight="bold" style:font-name-asian="MingLiU1" style:font-size-asian="11.8999996185303pt" style:font-style-asian="italic" style:font-weight-asian="bold" style:font-name-complex="Tahoma5" style:font-size-complex="11.8999996185303pt" style:font-style-complex="italic" style:font-weight-complex="bold"/>
    </style:style>
    <style:style style:name="P67" style:family="paragraph" style:parent-style-name="Table_20_Heading">
      <style:paragraph-properties fo:text-align="center" style:justify-single-word="false"/>
    </style:style>
    <style:style style:name="P68" style:family="paragraph" style:parent-style-name="Text_20_body">
      <style:paragraph-properties fo:margin-top="0cm" fo:margin-bottom="0.212cm" fo:text-align="start" style:justify-single-word="false"/>
    </style:style>
    <style:style style:name="P69" style:family="paragraph" style:parent-style-name="Text_20_body">
      <style:paragraph-properties fo:text-align="start" style:justify-single-word="false"/>
    </style:style>
    <style:style style:name="P70" style:family="paragraph" style:parent-style-name="Text_20_body">
      <style:paragraph-properties fo:margin-top="0cm" fo:margin-bottom="0.212cm"/>
    </style:style>
    <style:style style:name="P71" style:family="paragraph" style:parent-style-name="Standard">
      <style:paragraph-properties fo:break-before="page"/>
    </style:style>
    <style:style style:name="P72" style:family="paragraph" style:parent-style-name="Table_20_Contents">
      <style:paragraph-properties fo:text-align="start" style:justify-single-word="false"/>
    </style:style>
    <style:style style:name="P73" style:family="paragraph" style:parent-style-name="Table">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74" style:family="paragraph" style:parent-style-name="Standard">
      <style:paragraph-properties fo:margin-top="0cm" fo:margin-bottom="0cm"/>
      <style:text-properties fo:font-size="2pt" style:font-size-asian="2pt" style:font-size-complex="2pt"/>
    </style:style>
    <style:style style:name="P75"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76" style:family="paragraph" style:parent-style-name="Text_20_body">
      <style:paragraph-properties fo:margin-top="0cm" fo:margin-bottom="0.212cm" fo:text-align="start" style:justify-single-word="false" text:number-lines="false" text:line-number="0"/>
    </style:style>
    <style:style style:name="P77" style:family="paragraph" style:parent-style-name="Heading_20_4">
      <style:text-properties style:font-name="Tahoma" fo:font-size="11pt" fo:font-style="normal" style:font-size-asian="11pt" style:font-style-asian="normal" style:font-size-complex="11pt" style:font-style-complex="normal"/>
    </style:style>
    <style:style style:name="P78" style:family="paragraph" style:parent-style-name="Heading_20_4">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79" style:family="paragraph" style:parent-style-name="Heading_20_4">
      <style:paragraph-properties fo:margin-top="0.423cm" fo:margin-bottom="0.212cm" fo:keep-with-next="always"/>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80" style:family="paragraph" style:parent-style-name="Table_20_Contents">
      <style:paragraph-properties fo:margin-top="0cm" fo:margin-bottom="0.212cm" fo:text-align="start" style:justify-single-word="false" text:number-lines="false" text:line-number="0"/>
    </style:style>
    <style:style style:name="P81" style:family="paragraph" style:parent-style-name="Text_20_body_20_indent_20_2">
      <style:text-properties fo:color="#000000"/>
    </style:style>
    <style:style style:name="P82" style:family="paragraph" style:parent-style-name="Table_20_Contents">
      <style:paragraph-properties fo:margin-top="0cm" fo:margin-bottom="0.212cm" fo:text-align="center" style:justify-single-word="false" text:number-lines="false" text:line-number="0"/>
      <style:text-properties fo:color="#ff0000" fo:font-weight="normal" style:font-weight-asian="normal" style:font-weight-complex="normal"/>
    </style:style>
    <style:style style:name="P83" style:family="paragraph" style:parent-style-name="Table_20_Contents">
      <style:paragraph-properties fo:margin-top="0cm" fo:margin-bottom="0.212cm" fo:text-align="center" style:justify-single-word="false" text:number-lines="false" text:line-number="0"/>
      <style:text-properties fo:color="#000000" fo:font-weight="normal" style:font-weight-asian="normal" style:font-weight-complex="normal"/>
    </style:style>
    <style:style style:name="P84" style:family="paragraph" style:parent-style-name="Text_20_body_20_indent_20_2">
      <style:paragraph-properties fo:margin-top="0.423cm" fo:margin-bottom="0.212cm"/>
      <style:text-properties style:use-window-font-color="true" style:font-name="Times New Roman"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85" style:family="paragraph" style:parent-style-name="Heading_20_4">
      <style:paragraph-properties fo:margin-top="0.423cm" fo:margin-bottom="0.212cm"/>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86" style:family="paragraph" style:parent-style-name="Table_20_Heading">
      <style:paragraph-properties fo:text-align="center" style:justify-single-word="false"/>
      <style:text-properties style:use-window-font-color="true"/>
    </style:style>
    <style:style style:name="P87"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Verdana" fo:font-size="10pt" style:font-size-asian="10pt"/>
    </style:style>
    <style:style style:name="P88" style:family="paragraph" style:parent-style-name="Table_20_Contents">
      <style:paragraph-properties fo:margin-top="0cm" fo:margin-bottom="0.212cm" fo:text-align="start" style:justify-single-word="false" text:number-lines="false" text:line-number="0"/>
      <style:text-properties style:language-asian="zh" style:country-asian="TW"/>
    </style:style>
    <style:style style:name="P89" style:family="paragraph" style:parent-style-name="Text_20_body_20_indent_20_2">
      <style:paragraph-properties fo:margin-top="0.423cm" fo:margin-bottom="0.212cm"/>
    </style:style>
    <style:style style:name="P90" style:family="paragraph" style:parent-style-name="Text_20_body">
      <style:paragraph-properties fo:margin-top="0cm" fo:margin-bottom="0.212cm" fo:text-align="center" style:justify-single-word="false" text:number-lines="false" text:line-number="0"/>
    </style:style>
    <style:style style:name="P91" style:family="paragraph" style:parent-style-name="Heading_20_4">
      <style:text-properties style:font-name="Tahoma"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92" style:family="paragraph" style:parent-style-name="Text_20_body_20_indent_20_2">
      <style:text-properties style:font-name="Tahoma"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93"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94" style:family="paragraph" style:parent-style-name="Text_20_body">
      <style:paragraph-properties fo:text-align="start" style:justify-single-word="false"/>
      <style:text-properties fo:color="#000000"/>
    </style:style>
    <style:style style:name="P95" style:family="paragraph" style:parent-style-name="Table">
      <style:paragraph-properties fo:margin-top="0.423cm" fo:margin-bottom="0.212cm"/>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96" style:family="paragraph" style:parent-style-name="Text_20_body_20_indent">
      <style:paragraph-properties fo:margin-left="0cm" fo:margin-right="0cm" fo:text-indent="0cm" style:auto-text-indent="false"/>
    </style:style>
    <style:style style:name="P97" style:family="paragraph" style:parent-style-name="Table_20_Heading">
      <style:paragraph-properties fo:margin-left="0cm" fo:margin-right="0cm" fo:margin-top="0.349cm" fo:margin-bottom="0.349cm" fo:line-height="125%" fo:text-align="center" style:justify-single-word="false" fo:text-indent="0cm" style:auto-text-indent="false" fo:background-color="#ffffcc" style:shadow="none" text:number-lines="false" text:line-number="0">
        <style:tab-stops/>
        <style:background-image/>
      </style:paragraph-properties>
      <style:text-properties style:font-name="Verdana" fo:font-size="10pt" fo:font-style="normal" fo:font-weight="bold" style:font-size-asian="10pt" style:font-style-asian="normal" style:font-weight-asian="bold" style:font-style-complex="italic" style:font-weight-complex="bold"/>
    </style:style>
    <style:style style:name="P98" style:family="paragraph" style:parent-style-name="Text_20_body_20_indent_20_2" style:master-page-name="">
      <style:paragraph-properties fo:margin-left="1.499cm" fo:margin-right="0cm" fo:margin-top="0cm" fo:margin-bottom="0.212cm" fo:text-indent="0cm" style:auto-text-indent="false"/>
      <style:text-properties fo:color="#000000" fo:font-size="10pt" style:font-size-asian="10pt" style:font-size-complex="10pt"/>
    </style:style>
    <style:style style:name="P99"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00" style:family="paragraph" style:parent-style-name="Table_20_Contents">
      <style:paragraph-properties fo:margin-top="0cm" fo:margin-bottom="0.212cm" fo:text-align="center" style:justify-single-word="false" text:number-lines="false" text:line-number="0"/>
      <style:text-properties fo:color="#000000"/>
    </style:style>
    <style:style style:name="P101" style:family="paragraph" style:parent-style-name="Table_20_Contents">
      <style:text-properties fo:font-weight="bold" style:font-weight-asian="bold" style:font-weight-complex="bold"/>
    </style:style>
    <style:style style:name="P102"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fo:font-weight="normal" style:font-size-asian="10pt" style:font-weight-asian="normal" style:font-weight-complex="normal"/>
    </style:style>
    <style:style style:name="P103"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style:font-size-asian="10pt"/>
    </style:style>
    <style:style style:name="P104"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style:font-name-asian="MingLiU1" style:font-size-asian="10pt" style:font-style-asian="normal" style:font-name-complex="Tahoma5" style:font-size-complex="11pt" style:font-style-complex="normal"/>
    </style:style>
    <style:style style:name="P105" style:family="paragraph" style:parent-style-name="Text_20_body_20_indent_20_2">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0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style:font-name-asian="MingLiU1" style:font-size-asian="11pt" style:font-style-asian="normal" style:font-name-complex="Tahoma5" style:font-size-complex="11pt" style:font-style-complex="normal"/>
    </style:style>
    <style:style style:name="P107"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08" style:family="paragraph" style:parent-style-name="Heading_20_4" style:master-page-name="">
      <style:paragraph-properties fo:margin-top="0.423cm" fo:margin-bottom="0.212cm" fo:break-before="auto" fo:break-after="auto"/>
    </style:style>
    <style:style style:name="P109"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10"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11" style:family="paragraph" style:parent-style-name="Standard">
      <style:paragraph-properties fo:margin-top="0.423cm" fo:margin-bottom="0.212cm"/>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12" style:family="paragraph" style:parent-style-name="Heading_20_4">
      <style:paragraph-properties fo:break-before="page"/>
      <style:text-properties style:font-name="Tahoma" fo:font-size="11pt" fo:font-style="normal" style:font-size-asian="11pt" style:font-style-asian="normal" style:font-size-complex="11pt" style:font-style-complex="normal"/>
    </style:style>
    <style:style style:name="P113" style:family="paragraph" style:parent-style-name="Table_20_Contents">
      <style:paragraph-properties fo:margin-top="0cm" fo:margin-bottom="0.212cm" fo:text-align="center" style:justify-single-word="false" text:number-lines="false" text:line-number="0"/>
      <style:text-properties style:font-name="Courier New1"/>
    </style:style>
    <style:style style:name="P114"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style>
    <style:style style:name="P115" style:family="paragraph" style:parent-style-name="Text_20_body_20_indent_20_2">
      <style:paragraph-properties fo:margin-left="0cm" fo:margin-right="0cm" fo:text-align="start" style:justify-single-word="false" fo:text-indent="0cm" style:auto-text-indent="false"/>
    </style:style>
    <style:style style:name="P116"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text-properties style:font-name="Verdana" fo:font-size="10pt" style:font-size-asian="10pt"/>
    </style:style>
    <style:style style:name="P117"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18"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19" style:family="paragraph" style:parent-style-name="Text_20_body_20_indent_20_2">
      <style:paragraph-properties fo:margin-left="0cm" fo:margin-right="0cm" fo:text-align="center" style:justify-single-word="false" fo:text-indent="0cm" style:auto-text-indent="false"/>
    </style:style>
    <style:style style:name="P120"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21"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22"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23" style:family="paragraph" style:parent-style-name="Text_20_body_20_indent">
      <style:text-properties style:font-name="CourierNewPSMT" fo:font-size="9pt" style:font-name-asian="CourierNewPSMT" style:font-size-asian="9pt" style:font-name-complex="CourierNewPSMT" style:font-size-complex="9pt"/>
    </style:style>
    <style:style style:name="P124" style:family="paragraph" style:parent-style-name="Text_20_body">
      <style:paragraph-properties fo:margin-top="0.423cm" fo:margin-bottom="0.212cm"/>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25" style:family="paragraph" style:parent-style-name="Text_20_body">
      <style:paragraph-properties fo:margin-top="0.423cm" fo:margin-bottom="0.212cm"/>
    </style:style>
    <style:style style:name="P126" style:family="paragraph" style:parent-style-name="Text_20_body_20_indent">
      <style:paragraph-properties fo:margin-left="0cm" fo:margin-right="0cm" fo:text-indent="0cm" style:auto-text-indent="false"/>
      <style:text-properties fo:font-weight="bold" style:font-weight-asian="bold" style:font-weight-complex="bold"/>
    </style:style>
    <style:style style:name="P127" style:family="paragraph" style:parent-style-name="Text_20_body_20_indent_20_2">
      <style:text-properties fo:color="#000000" fo:font-weight="normal" style:font-weight-asian="normal" style:font-weight-complex="normal"/>
    </style:style>
    <style:style style:name="P128" style:family="paragraph" style:parent-style-name="Text_20_body">
      <style:paragraph-properties fo:margin-top="0.423cm" fo:margin-bottom="0.212cm"/>
      <style:text-properties fo:color="#000000"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29" style:family="paragraph" style:parent-style-name="Text_20_body_20_indent_20_2">
      <style:text-properties fo:color="#ff0000"/>
    </style:style>
    <style:style style:name="P130" style:family="paragraph" style:parent-style-name="Table_20_Contents">
      <style:text-properties fo:color="#000000"/>
    </style:style>
    <style:style style:name="P131" style:family="paragraph" style:parent-style-name="Text_20_body_20_indent">
      <style:text-properties fo:language="en" fo:country="none"/>
    </style:style>
    <style:style style:name="P132" style:family="paragraph" style:parent-style-name="Table_20_Contents">
      <style:paragraph-properties fo:margin-left="0cm" fo:margin-right="0cm" fo:margin-top="0cm" fo:margin-bottom="0.212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33" style:family="paragraph" style:parent-style-name="Table_20_Contents">
      <style:text-properties fo:color="#000000" style:language-asian="zh" style:country-asian="TW"/>
    </style:style>
    <style:style style:name="P134" style:family="paragraph" style:parent-style-name="Table_20_Contents">
      <style:text-properties style:language-asian="zh" style:country-asian="TW"/>
    </style:style>
    <style:style style:name="P135" style:family="paragraph" style:parent-style-name="Table_20_Contents">
      <style:paragraph-properties fo:text-align="start" style:justify-single-word="false"/>
      <style:text-properties fo:color="#000000" style:font-name="Courier New1" fo:font-size="10pt" style:font-name-asian="Courier New1" style:font-size-asian="10pt" style:language-asian="zh" style:country-asian="TW" style:font-name-complex="Courier New1" style:font-size-complex="10pt"/>
    </style:style>
    <style:style style:name="P136" style:family="paragraph" style:parent-style-name="Table_20_Contents">
      <style:paragraph-properties fo:text-align="start" style:justify-single-word="false"/>
      <style:text-properties fo:font-weight="bold" style:font-weight-asian="bold" style:font-weight-complex="bold"/>
    </style:style>
    <style:style style:name="P137" style:family="paragraph" style:parent-style-name="Standard">
      <style:paragraph-properties style:text-autospace="none"/>
      <style:text-properties style:font-name="Verdana1" fo:font-size="10pt" style:font-name-asian="Verdana1" style:font-size-asian="10pt" style:font-name-complex="Verdana1" style:font-size-complex="10pt"/>
    </style:style>
    <style:style style:name="P138" style:family="paragraph" style:parent-style-name="Standard">
      <style:paragraph-properties style:text-autospace="none"/>
    </style:style>
    <style:style style:name="P139" style:family="paragraph" style:parent-style-name="Standard">
      <style:paragraph-properties fo:text-align="start" style:justify-single-word="false" style:text-autospace="none"/>
    </style:style>
    <style:style style:name="P140" style:family="paragraph" style:parent-style-name="Standard">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41"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42" style:family="paragraph" style:parent-style-name="Table_20_Contents">
      <style:paragraph-properties fo:margin-left="0cm" fo:margin-right="0cm" fo:margin-top="0.349cm" fo:margin-bottom="0.349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43"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144" style:family="paragraph" style:parent-style-name="Text_20_body_20_indent_20_2">
      <style:text-properties fo:font-size="12pt" fo:language="en" fo:country="none" style:font-size-asian="12pt" style:font-size-complex="12pt"/>
    </style:style>
    <style:style style:name="P145" style:family="paragraph" style:parent-style-name="Text_20_body_20_indent_20_2">
      <style:text-properties fo:font-size="10pt" style:font-size-asian="10pt" style:font-size-complex="10pt"/>
    </style:style>
    <style:style style:name="P146" style:family="paragraph" style:parent-style-name="Table_20_Heading">
      <style:paragraph-properties fo:text-align="start" style:justify-single-word="false"/>
    </style:style>
    <style:style style:name="P147" style:family="paragraph" style:parent-style-name="Text_20_body_20_indent_20_2" style:master-page-name="">
      <style:paragraph-properties fo:margin-left="0cm" fo:margin-right="0cm" fo:margin-top="0cm" fo:margin-bottom="0.212cm" fo:text-align="start" style:justify-single-word="false" fo:text-indent="0cm" style:auto-text-indent="false" text:number-lines="false" text:line-number="0"/>
    </style:style>
    <style:style style:name="P148" style:family="paragraph" style:parent-style-name="Text_20_body_20_indent_20_2">
      <style:text-properties fo:font-size="10pt" fo:language="en" fo:country="none" style:font-size-asian="10pt" style:font-size-complex="10pt"/>
    </style:style>
    <style:style style:name="P149" style:family="paragraph" style:parent-style-name="Heading_20_4">
      <style:paragraph-properties fo:margin-top="0.423cm" fo:margin-bottom="0.212cm" fo:keep-with-next="always"/>
      <style:text-properties style:font-name="Arial" fo:font-size="11.8999996185303pt" fo:font-style="italic" fo:font-weight="bold" style:font-name-asian="MingLiU1" style:font-size-asian="11.8999996185303pt" style:font-style-asian="italic" style:font-weight-asian="bold" style:font-name-complex="Tahoma5" style:font-size-complex="11.8999996185303pt" style:font-style-complex="italic" style:font-weight-complex="bold"/>
    </style:style>
    <style:style style:name="P150" style:family="paragraph" style:parent-style-name="Text_20_body_20_indent_20_2">
      <style:paragraph-properties fo:margin-top="0.423cm" fo:margin-bottom="0.212cm"/>
      <style:text-properties style:font-name="Times New Roman" fo:font-size="10pt" fo:font-style="normal" fo:font-weight="normal" style:font-name-asian="MingLiU1" style:font-size-asian="10pt" style:font-style-asian="normal" style:font-weight-asian="normal" style:font-name-complex="Tahoma5" style:font-size-complex="10pt" style:font-style-complex="normal" style:font-weight-complex="normal"/>
    </style:style>
    <style:style style:name="P151" style:family="paragraph" style:parent-style-name="Text_20_body_20_indent_20_2">
      <style:paragraph-properties fo:margin-top="0cm" fo:margin-bottom="0cm"/>
      <style:text-properties fo:font-size="12pt" style:font-size-asian="12pt" style:font-size-complex="12pt"/>
    </style:style>
    <style:style style:name="P152"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fo:font-weight="normal" style:font-name-asian="MingLiU1" style:font-size-asian="10pt" style:font-style-asian="normal" style:font-weight-asian="normal" style:font-name-complex="Tahoma5" style:font-size-complex="11pt" style:font-style-complex="normal" style:font-weight-complex="normal"/>
    </style:style>
    <style:style style:name="P153"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54" style:family="paragraph" style:parent-style-name="Text_20_body_20_indent_20_2" style:list-style-name="L8">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55" style:family="paragraph" style:parent-style-name="Text_20_body_20_indent_20_2">
      <style:text-properties style:use-window-font-color="true" style:font-name="Verdana" fo:font-size="10pt" fo:font-style="normal" style:text-underline-style="none" fo:font-weight="normal" style:font-name-asian="MingLiU1" style:font-size-asian="10pt" style:font-style-asian="normal" style:font-weight-asian="normal" style:font-name-complex="Tahoma5" style:font-size-complex="11pt" style:font-style-complex="normal" style:font-weight-complex="normal"/>
    </style:style>
    <style:style style:name="P156" style:family="paragraph" style:parent-style-name="Text_20_body_20_indent_20_2">
      <style:text-properties style:font-name="Tahoma" fo:font-size="11pt" fo:font-style="normal" style:font-name-asian="MingLiU1" style:font-size-asian="11pt" style:font-style-asian="normal" style:font-name-complex="Tahoma5" style:font-size-complex="11pt" style:font-style-complex="normal"/>
    </style:style>
    <style:style style:name="P157" style:family="paragraph" style:parent-style-name="Standard" style:master-page-name="">
      <style:paragraph-properties fo:break-before="auto" fo:break-after="auto"/>
    </style:style>
    <style:style style:name="P158" style:family="paragraph" style:parent-style-name="Text_20_body_20_indent">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59" style:family="paragraph" style:parent-style-name="Code_20_Indent_20_2">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60" style:family="paragraph" style:parent-style-name="Text_20_body_20_indent_20_2">
      <style:text-properties style:font-name="Verdana1" fo:font-size="10pt" fo:font-style="normal" style:font-name-asian="Verdana1" style:font-size-asian="10pt" style:font-style-asian="normal" style:font-name-complex="Verdana1" style:font-size-complex="10pt" style:font-style-complex="normal"/>
    </style:style>
    <style:style style:name="P161" style:family="paragraph" style:parent-style-name="Text_20_body_20_indent">
      <style:text-properties style:font-name="Verdana1" fo:font-size="10pt" style:font-name-asian="Verdana1" style:font-size-asian="10pt" style:font-name-complex="Verdana1" style:font-size-complex="10pt"/>
    </style:style>
    <style:style style:name="P162" style:family="paragraph" style:parent-style-name="Text_20_body_20_indent">
      <style:paragraph-properties fo:margin-left="0cm" fo:margin-right="0cm" fo:text-indent="0cm" style:auto-text-indent="false">
        <style:tab-stops>
          <style:tab-stop style:position="12.965cm"/>
        </style:tab-stops>
      </style:paragraph-properties>
    </style:style>
    <style:style style:name="P163" style:family="paragraph" style:parent-style-name="Text_20_body_20_indent">
      <style:text-properties style:font-name="Verdana1" fo:font-size="10pt" fo:font-style="normal" style:font-name-asian="Verdana1" style:font-size-asian="10pt" style:font-style-asian="normal" style:font-name-complex="Verdana1" style:font-size-complex="10pt" style:font-style-complex="normal"/>
    </style:style>
    <style:style style:name="P164" style:family="paragraph" style:parent-style-name="Text_20_body_20_indent">
      <style:paragraph-properties fo:margin-left="0cm" fo:margin-right="0cm" fo:text-indent="0cm" style:auto-text-indent="false"/>
      <style:text-properties style:font-name="Verdana1" fo:font-size="10pt" fo:font-style="normal" style:font-name-asian="Verdana1" style:font-size-asian="10pt" style:font-style-asian="normal" style:font-name-complex="Verdana1" style:font-size-complex="10pt" style:font-style-complex="normal"/>
    </style:style>
    <style:style style:name="P165" style:family="paragraph" style:parent-style-name="Text_20_body_20_indent_20_2">
      <style:text-properties fo:language="en" fo:country="none" fo:font-weight="normal" style:font-weight-asian="normal" style:font-weight-complex="normal"/>
    </style:style>
    <style:style style:name="P166" style:family="paragraph" style:parent-style-name="Text_20_body_20_indent_20_2">
      <style:text-properties style:use-window-font-color="true"/>
    </style:style>
    <style:style style:name="P167" style:family="paragraph" style:parent-style-name="Table_20_Contents">
      <style:paragraph-properties fo:margin-top="0cm" fo:margin-bottom="0.212cm" fo:text-align="start" style:justify-single-word="false" text:number-lines="false" text:line-number="0"/>
      <style:text-properties style:use-window-font-color="true"/>
    </style:style>
    <style:style style:name="P168" style:family="paragraph" style:parent-style-name="Table_20_Contents">
      <style:paragraph-properties fo:margin-top="0cm" fo:margin-bottom="0.212cm" fo:text-align="start" style:justify-single-word="false" text:number-lines="false" text:line-number="0"/>
      <style:text-properties style:use-window-font-color="true" fo:font-weight="bold" style:font-weight-asian="bold" style:font-weight-complex="bold"/>
    </style:style>
    <style:style style:name="P169" style:family="paragraph" style:parent-style-name="Table_20_Contents">
      <style:paragraph-properties fo:margin-top="0cm" fo:margin-bottom="0.212cm" fo:text-align="start" style:justify-single-word="false" text:number-lines="false" text:line-number="0"/>
      <style:text-properties style:use-window-font-color="true" fo:font-weight="normal" style:font-weight-asian="normal" style:font-weight-complex="normal"/>
    </style:style>
    <style:style style:name="P170" style:family="paragraph" style:parent-style-name="Text_20_body_20_indent">
      <style:paragraph-properties fo:margin-left="0.056cm" fo:margin-right="0.004cm" fo:text-align="center" style:justify-single-word="false" fo:text-indent="0cm" style:auto-text-indent="false"/>
    </style:style>
    <style:style style:name="P171" style:family="paragraph" style:parent-style-name="Table_20_Contents">
      <style:paragraph-properties fo:margin-top="0cm" fo:margin-bottom="0.212cm" fo:text-align="start" style:justify-single-word="false" text:number-lines="false" text:line-number="0"/>
      <style:text-properties fo:color="#000000" fo:font-weight="normal" style:font-weight-asian="normal" style:font-weight-complex="normal"/>
    </style:style>
    <style:style style:name="P172" style:family="paragraph" style:parent-style-name="Text_20_body_20_indent_20_2">
      <style:text-properties fo:font-weight="normal" style:font-weight-asian="normal" style:font-weight-complex="normal"/>
    </style:style>
    <style:style style:name="P173" style:family="paragraph" style:parent-style-name="Standard">
      <style:paragraph-properties fo:text-align="center" style:justify-single-word="false"/>
    </style:style>
    <style:style style:name="P174" style:family="paragraph" style:parent-style-name="Text_20_body_20_indent_20_2">
      <style:paragraph-properties fo:margin-left="0cm" fo:margin-right="0cm" fo:margin-top="0.423cm" fo:margin-bottom="0.212cm" fo:text-indent="0cm" style:auto-text-indent="false"/>
    </style:style>
    <style:style style:name="P175" style:family="paragraph" style:parent-style-name="Standard">
      <style:paragraph-properties fo:margin-top="0.423cm" fo:margin-bottom="0.212cm"/>
    </style:style>
    <style:style style:name="P176" style:family="paragraph" style:parent-style-name="Heading_20_4" style:master-page-name="">
      <style:paragraph-properties fo:margin-top="0.423cm" fo:margin-bottom="0.212cm" fo:break-before="auto" fo:break-after="auto" fo:keep-with-next="always"/>
      <style:text-properties style:font-name="Arial" fo:font-size="11.8999996185303pt" fo:font-style="italic" fo:font-weight="bold" style:font-name-asian="MingLiU1" style:font-size-asian="11.8999996185303pt" style:font-style-asian="italic" style:font-weight-asian="bold" style:font-name-complex="Tahoma5" style:font-size-complex="11.8999996185303pt" style:font-style-complex="italic" style:font-weight-complex="bold"/>
    </style:style>
    <style:style style:name="P177" style:family="paragraph" style:parent-style-name="Heading_20_4" style:master-page-name="">
      <style:paragraph-properties fo:break-before="auto" fo:break-after="auto"/>
    </style:style>
    <style:style style:name="P178" style:family="paragraph" style:parent-style-name="Text_20_body_20_indent_20_2">
      <style:text-properties style:font-name="Times New Roman" fo:font-size="12pt" style:font-size-asian="12pt" style:font-size-complex="12pt"/>
    </style:style>
    <style:style style:name="P179" style:family="paragraph" style:parent-style-name="Text_20_body_20_indent_20_2">
      <style:text-properties fo:font-size="12pt" style:font-size-asian="12pt" style:font-size-complex="12pt"/>
    </style:style>
    <style:style style:name="P180" style:family="paragraph" style:parent-style-name="Table_20_Contents">
      <style:paragraph-properties fo:text-align="center" style:justify-single-word="false"/>
      <style:text-properties fo:color="#000000"/>
    </style:style>
    <style:style style:name="P181" style:family="paragraph" style:parent-style-name="Heading_20_4">
      <style:paragraph-properties fo:margin-top="0.423cm" fo:margin-bottom="0.212cm" fo:keep-with-next="always"/>
      <style:text-properties style:font-name="Tahoma"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182" style:family="paragraph" style:parent-style-name="Heading_20_4">
      <style:paragraph-properties fo:margin-left="1.499cm" fo:margin-right="0cm" fo:margin-top="0.423cm" fo:margin-bottom="0.212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183"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84" style:family="paragraph" style:parent-style-name="Text_20_body_20_indent_20_2">
      <style:paragraph-properties fo:margin-top="0.423cm" fo:margin-bottom="0.212cm"/>
      <style:text-properties fo:color="#000000"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85" style:family="paragraph" style:parent-style-name="Table_20_Contents">
      <style:text-properties fo:font-weight="normal" style:font-weight-asian="normal" style:font-weight-complex="normal"/>
    </style:style>
    <style:style style:name="P186" style:family="paragraph" style:parent-style-name="Standard">
      <style:text-properties style:language-asian="zh" style:country-asian="TW"/>
    </style:style>
    <style:style style:name="P187" style:family="paragraph" style:parent-style-name="Heading_20_4">
      <style:paragraph-properties fo:margin-top="0.423cm" fo:margin-bottom="0.212cm" fo:keep-with-next="always"/>
    </style:style>
    <style:style style:name="P188"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style:font-name-asian="MingLiU1" style:font-size-asian="11pt" style:font-style-asian="normal" style:font-name-complex="Tahoma5" style:font-size-complex="11pt" style:font-style-complex="normal"/>
    </style:style>
    <style:style style:name="P189"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90" style:family="paragraph" style:parent-style-name="Text_20_body_20_indent_20_2">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91" style:family="paragraph" style:parent-style-name="Heading_20_4">
      <style:paragraph-properties fo:margin-top="0cm" fo:margin-bottom="0.212cm" fo:text-align="start" style:justify-single-word="false" text:number-lines="false" text:line-number="0"/>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92" style:family="paragraph" style:parent-style-name="Heading_20_4">
      <style:paragraph-properties fo:margin-left="1.499cm" fo:margin-right="0cm" fo:margin-top="0cm" fo:margin-bottom="0.212cm" fo:text-align="start" style:justify-single-word="false" fo:text-indent="0cm" style:auto-text-indent="false" fo:keep-with-next="always" text:number-lines="false" text:line-number="0"/>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93" style:family="paragraph" style:parent-style-name="Text_20_body_20_indent_20_2">
      <style:paragraph-properties fo:margin-top="0cm" fo:margin-bottom="0.212cm" fo:text-align="start" style:justify-single-word="false" text:number-lines="false" text:line-number="0"/>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94"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language="en" fo:country="none" style:font-name-asian="Courier New1" style:font-size-asian="10pt" style:font-name-complex="Courier New1" style:font-size-complex="12pt"/>
    </style:style>
    <style:style style:name="P195"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96" style:family="paragraph" style:parent-style-name="Standard">
      <style:paragraph-properties fo:text-align="start" style:justify-single-word="false" style:text-autospace="none"/>
      <style:text-properties style:font-name="Times New Roman" fo:font-size="10pt" style:font-size-asian="10pt" style:font-size-complex="10pt"/>
    </style:style>
    <style:style style:name="P197"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size-asian="10pt" style:font-size-complex="10pt"/>
    </style:style>
    <style:style style:name="P198"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name-asian="Verdana1" style:font-size-asian="10pt" style:font-name-complex="Verdana1" style:font-size-complex="10pt"/>
    </style:style>
    <style:style style:name="P199" style:family="paragraph" style:parent-style-name="Standard">
      <style:paragraph-properties fo:margin-top="0cm" fo:margin-bottom="0.212cm" fo:text-align="start" style:justify-single-word="false" text:number-lines="false" text:line-number="0" style:text-autospace="none"/>
      <style:text-properties style:font-name="Times New Roman" fo:font-size="12pt" style:font-size-asian="12pt" style:font-size-complex="12pt"/>
    </style:style>
    <style:style style:name="P200" style:family="paragraph" style:parent-style-name="Heading_20_4">
      <style:paragraph-properties fo:margin-top="0.423cm" fo:margin-bottom="0.212cm"/>
      <style:text-properties style:use-window-font-color="true" style:font-name="Verdana" fo:font-size="10pt" fo:font-style="normal" style:text-underline-style="none" fo:font-weight="normal" style:font-name-asian="MingLiU1" style:font-size-asian="10pt" style:font-style-asian="normal" style:font-weight-asian="normal" style:font-name-complex="Tahoma5" style:font-size-complex="11pt" style:font-style-complex="normal" style:font-weight-complex="normal"/>
    </style:style>
    <style:style style:name="P201" style:family="paragraph" style:parent-style-name="Heading_20_4" style:master-page-name="">
      <style:paragraph-properties fo:break-before="auto" fo:break-after="auto"/>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02" style:family="paragraph" style:parent-style-name="Table_20_Contents">
      <style:paragraph-properties fo:text-align="start" style:justify-single-word="false"/>
      <style:text-properties style:font-name="Times New Roman"/>
    </style:style>
    <style:style style:name="P203" style:family="paragraph" style:parent-style-name="List_20_Heading">
      <style:paragraph-properties fo:text-align="center" style:justify-single-word="false"/>
    </style:style>
    <style:style style:name="P204" style:family="paragraph" style:parent-style-name="Table_20_Contents">
      <style:paragraph-properties fo:margin-top="0cm" fo:margin-bottom="0.212cm" fo:text-align="start" style:justify-single-word="false" text:number-lines="false" text:line-number="0"/>
      <style:text-properties style:font-name="Times New Roman"/>
    </style:style>
    <style:style style:name="P205" style:family="paragraph" style:parent-style-name="Text_20_body">
      <style:paragraph-properties fo:margin-top="0.423cm" fo:margin-bottom="0.212cm"/>
      <style:text-properties style:use-window-font-color="true"/>
    </style:style>
    <style:style style:name="P206" style:family="paragraph" style:parent-style-name="Standard">
      <style:paragraph-properties fo:margin-top="0cm" fo:margin-bottom="0.212cm" fo:text-align="start" style:justify-single-word="false" text:number-lines="false" text:line-number="0"/>
    </style:style>
    <style:style style:name="P207" style:family="paragraph" style:parent-style-name="Table" style:master-page-name="">
      <style:paragraph-properties fo:break-before="auto" fo:break-after="auto"/>
      <style:text-properties style:font-name="Arial" fo:font-size="11.8999996185303pt" fo:font-style="italic" fo:font-weight="bold" style:font-name-asian="MingLiU1" style:font-size-asian="11.8999996185303pt" style:font-style-asian="italic" style:font-weight-asian="bold" style:font-name-complex="Tahoma5" style:font-size-complex="11.8999996185303pt" style:font-style-complex="italic" style:font-weight-complex="bold"/>
    </style:style>
    <style:style style:name="P208" style:family="paragraph" style:parent-style-name="Text_20_body_20_indent_20_2">
      <style:paragraph-properties fo:margin-left="0cm" fo:margin-right="0cm" fo:text-indent="0cm" style:auto-text-indent="false"/>
    </style:style>
    <style:style style:name="P209" style:family="paragraph" style:parent-style-name="Table_20_Contents">
      <style:paragraph-properties fo:text-align="center" style:justify-single-word="false"/>
      <style:text-properties style:language-asian="zh" style:country-asian="TW"/>
    </style:style>
    <style:style style:name="P210" style:family="paragraph" style:parent-style-name="Text_20_body_20_indent">
      <style:paragraph-properties fo:margin-left="1cm" fo:margin-right="0cm" fo:margin-top="0cm" fo:margin-bottom="0.212cm" fo:text-indent="0cm" style:auto-text-indent="false"/>
      <style:text-properties style:font-name="Verdana" fo:font-size="10pt" style:font-size-asian="10pt"/>
    </style:style>
    <style:style style:name="P211" style:family="paragraph" style:parent-style-name="Heading_20_4">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12" style:family="paragraph" style:parent-style-name="Text_20_body_20_indent_20_2">
      <style:text-properties fo:language="en" fo:country="none" style:language-asian="zh" style:country-asian="TW"/>
    </style:style>
    <style:style style:name="P213" style:family="paragraph" style:parent-style-name="Table_20_Contents">
      <style:paragraph-properties fo:text-align="start" style:justify-single-word="false"/>
      <style:text-properties style:font-name="Times New Roman" fo:font-size="12pt" style:font-name-asian="Verdana1" style:font-size-asian="12pt" style:language-asian="zh" style:country-asian="TW" style:font-name-complex="Verdana1" style:font-size-complex="12pt"/>
    </style:style>
    <style:style style:name="P214" style:family="paragraph" style:parent-style-name="Table_20_Contents">
      <style:paragraph-properties fo:margin-top="0cm" fo:margin-bottom="0.212cm" fo:text-align="center" style:justify-single-word="false" text:number-lines="false" text:line-number="0"/>
      <style:text-properties style:font-name="CourierNewPSMT" fo:font-size="10pt" style:font-name-asian="CourierNewPSMT" style:font-size-asian="10pt" style:font-name-complex="CourierNewPSMT" style:font-size-complex="10pt"/>
    </style:style>
    <style:style style:name="P215" style:family="paragraph" style:parent-style-name="Text_20_body_20_indent_20_2">
      <style:paragraph-properties fo:margin-top="0.423cm" fo:margin-bottom="0.212cm"/>
      <style:text-properties style:use-window-font-color="true"/>
    </style:style>
    <style:style style:name="P216" style:family="paragraph" style:parent-style-name="Table_20_Contents">
      <style:paragraph-properties fo:text-align="start" style:justify-single-word="false"/>
      <style:text-properties style:language-asian="zh" style:country-asian="TW"/>
    </style:style>
    <style:style style:name="P217" style:family="paragraph" style:parent-style-name="Table_20_Contents">
      <style:text-properties style:use-window-font-color="true" fo:font-weight="normal" style:font-weight-asian="normal" style:font-weight-complex="normal"/>
    </style:style>
    <style:style style:name="P218" style:family="paragraph" style:parent-style-name="Text_20_body">
      <style:paragraph-properties fo:margin-top="0.423cm" fo:margin-bottom="0.212cm"/>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19" style:family="paragraph" style:parent-style-name="Standard">
      <style:paragraph-properties fo:margin-top="0cm" fo:margin-bottom="0.212cm" fo:text-align="start" style:justify-single-word="false" text:number-lines="false" text:line-number="0"/>
      <style:text-properties style:language-asian="zh" style:country-asian="TW"/>
    </style:style>
    <style:style style:name="P220" style:family="paragraph" style:parent-style-name="Text_20_body_20_indent_20_2">
      <style:text-properties fo:font-weight="bold" style:font-weight-asian="bold" style:font-weight-complex="bold"/>
    </style:style>
    <style:style style:name="P221" style:family="paragraph" style:parent-style-name="Text_20_body_20_indent_20_2" style:list-style-name="L9">
      <style:text-properties fo:language="en" fo:country="none"/>
    </style:style>
    <style:style style:name="P222" style:family="paragraph" style:parent-style-name="Table_20_Contents">
      <style:paragraph-properties fo:margin-top="0cm" fo:margin-bottom="0.212cm" fo:text-align="start" style:justify-single-word="false" text:number-lines="false" text:line-number="0"/>
      <style:text-properties fo:font-weight="normal" style:font-weight-asian="normal" style:font-weight-complex="normal"/>
    </style:style>
    <style:style style:name="P223"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224" style:family="paragraph" style:parent-style-name="Text_20_body">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25" style:family="paragraph" style:parent-style-name="Preformatted_20_Text" style:master-page-name="">
      <style:paragraph-properties fo:margin-left="1.499cm" fo:margin-right="0cm" fo:margin-top="0cm" fo:margin-bottom="0.212cm" fo:text-indent="0cm" style:auto-text-indent="false"/>
    </style:style>
    <style:style style:name="P226" style:family="paragraph" style:parent-style-name="Text_20_body">
      <style:text-properties fo:language="en" fo:country="none"/>
    </style:style>
    <style:style style:name="P227" style:family="paragraph" style:parent-style-name="Text_20_body">
      <style:text-properties style:font-name="Tahoma" fo:font-style="normal" style:font-style-asian="normal" style:font-style-complex="normal"/>
    </style:style>
    <style:style style:name="P228" style:family="paragraph" style:parent-style-name="Text_20_body_20_indent_20_2">
      <style:paragraph-properties fo:margin-left="0cm" fo:margin-right="0cm" fo:text-align="start" style:justify-single-word="false" fo:text-indent="0cm" style:auto-text-indent="false"/>
      <style:text-properties fo:language="en" fo:country="none"/>
    </style:style>
    <style:style style:name="P229" style:family="paragraph" style:parent-style-name="Heading_20_4">
      <style:paragraph-properties fo:margin-top="0.423cm" fo:margin-bottom="0.212cm" fo:break-before="page" fo:keep-with-next="always"/>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30" style:family="paragraph" style:parent-style-name="Standard">
      <style:paragraph-properties fo:margin-top="0.423cm" fo:margin-bottom="0.212cm" fo:keep-with-next="always"/>
    </style:style>
    <style:style style:name="P231" style:family="paragraph" style:parent-style-name="Text_20_body">
      <style:paragraph-properties fo:text-align="start" style:justify-single-word="false"/>
      <style:text-properties fo:language="en" fo:country="none"/>
    </style:style>
    <style:style style:name="P232" style:family="paragraph" style:parent-style-name="Text_20_body">
      <style:paragraph-properties fo:margin-left="0cm" fo:margin-right="0cm" fo:text-align="start" style:justify-single-word="false" fo:text-indent="0cm" style:auto-text-indent="false"/>
      <style:text-properties fo:language="en" fo:country="none"/>
    </style:style>
    <style:style style:name="P233" style:family="paragraph" style:parent-style-name="Text_20_body">
      <style:paragraph-properties fo:text-align="center" style:justify-single-word="false"/>
      <style:text-properties fo:language="en" fo:country="none"/>
    </style:style>
    <style:style style:name="P234"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fo:language="en" fo:country="none"/>
    </style:style>
    <style:style style:name="P235"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style>
    <style:style style:name="P236" style:family="paragraph" style:parent-style-name="Text_20_body">
      <style:paragraph-properties fo:margin-top="0.423cm" fo:margin-bottom="0.212cm" fo:text-align="start" style:justify-single-word="false"/>
    </style:style>
    <style:style style:name="P237"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238" style:family="paragraph" style:parent-style-name="Code_20_Indent_20_2">
      <style:text-properties fo:language="en" fo:country="none"/>
    </style:style>
    <style:style style:name="P239" style:family="paragraph" style:parent-style-name="Heading_20_4">
      <style:paragraph-properties fo:margin-left="1.499cm" fo:margin-right="0cm" fo:margin-top="0.423cm" fo:margin-bottom="0.212cm" fo:text-indent="0cm" style:auto-text-indent="false" fo:keep-with-next="always"/>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40" style:family="paragraph" style:parent-style-name="Text_20_body_20_indent_20_2">
      <style:paragraph-properties fo:margin-left="1.499cm" fo:margin-right="0cm" fo:margin-top="0cm" fo:margin-bottom="0.212cm" fo:text-indent="0cm" style:auto-text-indent="false"/>
    </style:style>
    <style:style style:name="P241" style:family="paragraph" style:parent-style-name="Preformatted_20_Text" style:master-page-name="">
      <style:paragraph-properties fo:margin-left="0cm" fo:margin-right="0cm" fo:margin-top="0cm" fo:margin-bottom="0.212cm" fo:text-indent="0cm" style:auto-text-indent="false"/>
    </style:style>
    <style:style style:name="P242" style:family="paragraph" style:parent-style-name="Preformatted_20_Text">
      <style:paragraph-properties fo:margin-left="1.499cm" fo:margin-right="0cm" fo:margin-top="0cm" fo:margin-bottom="0.212cm" fo:text-indent="0cm" style:auto-text-indent="false"/>
    </style:style>
    <style:style style:name="P243" style:family="paragraph" style:parent-style-name="Text_20_body" style:master-page-name="">
      <style:paragraph-properties fo:break-before="auto" fo:break-after="auto"/>
    </style:style>
    <style:style style:name="P244" style:family="paragraph" style:parent-style-name="Text_20_body_20_indent">
      <style:paragraph-properties fo:margin-left="0cm" fo:margin-right="0cm" fo:text-indent="0cm" style:auto-text-indent="false"/>
      <style:text-properties style:language-asian="zh" style:country-asian="TW"/>
    </style:style>
    <style:style style:name="P245" style:family="paragraph" style:parent-style-name="Text_20_body_20_indent">
      <style:paragraph-properties fo:margin-left="0cm" fo:margin-right="0cm" fo:margin-top="0cm" fo:margin-bottom="0.212cm" fo:text-indent="0cm" style:auto-text-indent="false"/>
    </style:style>
    <style:style style:name="P246" style:family="paragraph" style:parent-style-name="Text_20_body">
      <style:paragraph-properties fo:margin-left="0cm" fo:margin-right="0cm" fo:margin-top="0.423cm" fo:margin-bottom="0.212cm" fo:text-align="start" style:justify-single-word="false" fo:text-indent="0cm" style:auto-text-indent="false" text:number-lines="false" text:line-number="0"/>
      <style:text-properties fo:language="en" fo:country="none"/>
    </style:style>
    <style:style style:name="P247" style:family="paragraph" style:parent-style-name="Text_20_body">
      <style:paragraph-properties fo:margin-top="0.423cm" fo:margin-bottom="0.212cm" fo:keep-with-next="always"/>
    </style:style>
    <style:style style:name="P248" style:family="paragraph" style:parent-style-name="Heading_20_2">
      <style:text-properties style:language-asian="zh" style:country-asian="TW"/>
    </style:style>
    <style:style style:name="P249" style:family="paragraph" style:parent-style-name="Text_20_body" style:list-style-name="L10">
      <style:text-properties style:language-asian="zh" style:country-asian="TW"/>
    </style:style>
    <style:style style:name="P250" style:family="paragraph" style:parent-style-name="Text_20_body" style:list-style-name="L10">
      <style:text-properties style:font-name="Verdana2" style:language-asian="zh" style:country-asian="TW"/>
    </style:style>
    <style:style style:name="P251" style:family="paragraph" style:parent-style-name="Text_20_body_20_indent" style:list-style-name="L11">
      <style:text-properties style:language-asian="zh" style:country-asian="TW"/>
    </style:style>
    <style:style style:name="P252" style:family="paragraph" style:parent-style-name="Text_20_body_20_indent" style:list-style-name="L11"/>
    <style:style style:name="P253" style:family="paragraph" style:parent-style-name="Table_20_Contents">
      <style:text-properties style:font-name="Lucida Console"/>
    </style:style>
    <style:style style:name="P254" style:family="paragraph" style:parent-style-name="Table_20_Contents">
      <style:paragraph-properties fo:keep-with-next="always"/>
    </style:style>
    <style:style style:name="P255" style:family="paragraph" style:parent-style-name="Heading_20_2" style:master-page-name="">
      <style:paragraph-properties fo:break-before="auto" fo:break-after="auto"/>
    </style:style>
    <style:style style:name="P256" style:family="paragraph" style:parent-style-name="Text_20_body_20_indent_20_2" style:list-style-name="L12">
      <style:text-properties style:language-asian="zh" style:country-asian="TW"/>
    </style:style>
    <style:style style:name="P257" style:family="paragraph" style:parent-style-name="Tip">
      <style:text-properties style:language-asian="zh" style:country-asian="TW"/>
    </style:style>
    <style:style style:name="P258" style:family="paragraph" style:parent-style-name="Footnote">
      <style:text-properties style:language-asian="zh" style:country-asian="TW"/>
    </style:style>
    <style:style style:name="P259" style:family="paragraph" style:parent-style-name="Text_20_body_20_indent_20_2" style:list-style-name="L13"/>
    <style:style style:name="P260" style:family="paragraph" style:parent-style-name="Text_20_body_20_indent_20_2" style:list-style-name="L14"/>
    <style:style style:name="P261" style:family="paragraph" style:parent-style-name="Text_20_body_20_indent_20_2" style:list-style-name="L14">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2"/>
    </style:style>
    <style:style style:name="T8" style:family="text">
      <style:text-properties style:font-name-asian="Verdana2"/>
    </style:style>
    <style:style style:name="T9" style:family="text">
      <style:text-properties style:font-name="Verdana2"/>
    </style:style>
    <style:style style:name="T10" style:family="text">
      <style:text-properties style:font-name="Verdana2"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2" style:font-name-asian="Verdana2"/>
    </style:style>
    <style:style style:name="T14" style:family="text">
      <style:text-properties style:font-name="Courier New1" style:font-name-asian="Verdana2" style:language-asian="zh" style:country-asian="TW"/>
    </style:style>
    <style:style style:name="T15" style:family="text">
      <style:text-properties style:font-name-asian="Verdana2"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style:font-name="Verdana2" fo:font-size="9pt" style:font-size-asian="9pt" style:language-asian="zh" style:country-asian="TW" style:font-size-complex="9pt"/>
    </style:style>
    <style:style style:name="T20" style:family="text">
      <style:text-properties fo:color="#0000ff"/>
    </style:style>
    <style:style style:name="T21" style:family="text">
      <style:text-properties fo:font-style="normal" style:language-asian="zh" style:country-asian="TW" style:font-style-asian="normal" style:font-style-complex="normal"/>
    </style:style>
    <style:style style:name="T22" style:family="text">
      <style:text-properties style:use-window-font-color="true"/>
    </style:style>
    <style:style style:name="T23" style:family="text">
      <style:text-properties fo:font-style="normal" fo:font-weight="bold" style:language-asian="zh" style:country-asian="TW" style:font-style-asian="normal" style:font-weight-asian="bold" style:font-style-complex="normal" style:font-weight-complex="bold"/>
    </style:style>
    <style:style style:name="T24" style:family="text">
      <style:text-properties style:font-name="Courier New1" fo:font-style="normal" style:font-style-asian="normal" style:font-style-complex="normal"/>
    </style:style>
    <style:style style:name="T25" style:family="text">
      <style:text-properties style:font-name="Courier New1" fo:font-style="normal" style:language-asian="zh" style:country-asian="TW" style:font-style-asian="normal" style:font-style-complex="normal"/>
    </style:style>
    <style:style style:name="T26" style:family="text">
      <style:text-properties style:font-name="Courier New1" style:language-asian="zh" style:country-asian="TW"/>
    </style:style>
    <style:style style:name="T27" style:family="text">
      <style:text-properties fo:color="#0000ff" style:font-name="Courier New1"/>
    </style:style>
    <style:style style:name="T28" style:family="text">
      <style:text-properties style:font-name="Courier New1"/>
    </style:style>
    <style:style style:name="T29" style:family="text">
      <style:text-properties fo:color="#0000ff" style:language-asian="zh" style:country-asian="TW"/>
    </style:style>
    <style:style style:name="T30" style:family="text">
      <style:text-properties style:font-name="Lucida Console"/>
    </style:style>
    <style:style style:name="T31" style:family="text">
      <style:text-properties style:font-name="Verdana2" fo:font-style="normal" style:font-style-asian="normal" style:font-style-complex="normal"/>
    </style:style>
    <style:style style:name="T32" style:family="text">
      <style:text-properties style:font-name="Courier New1" fo:font-style="italic" style:font-style-asian="italic" style:font-style-complex="italic"/>
    </style:style>
    <style:style style:name="T33" style:family="text" style:parent-style-name="Source_20_Text">
      <style:text-properties style:font-name="Courier New1" fo:font-size="12pt" fo:language="en" fo:country="none" style:font-name-asian="Courier New1" style:font-size-asian="12pt" style:font-name-complex="Courier New1"/>
    </style:style>
    <style:style style:name="T34" style:family="text" style:parent-style-name="Source_20_Text">
      <style:text-properties fo:color="#000000"/>
    </style:style>
    <style:style style:name="T35" style:family="text" style:parent-style-name="Source_20_Text">
      <style:text-properties fo:color="#000000" fo:font-size="10pt" style:font-size-asian="10pt"/>
    </style:style>
    <style:style style:name="T36" style:family="text" style:parent-style-name="Source_20_Text">
      <style:text-properties fo:color="#000000" fo:font-weight="normal" style:font-weight-asian="normal" style:font-weight-complex="normal"/>
    </style:style>
    <style:style style:name="T37" style:family="text" style:parent-style-name="Source_20_Text">
      <style:text-properties style:language-asian="zh" style:country-asian="TW"/>
    </style:style>
    <style:style style:name="T38" style:family="text" style:parent-style-name="Source_20_Text">
      <style:text-properties fo:font-size="12pt" style:font-size-asian="12pt" style:font-size-complex="12pt"/>
    </style:style>
    <style:style style:name="T39" style:family="text" style:parent-style-name="Source_20_Text">
      <style:text-properties fo:font-size="12pt" fo:language="en" fo:country="none" style:font-size-asian="12pt"/>
    </style:style>
    <style:style style:name="T40" style:family="text" style:parent-style-name="Source_20_Text">
      <style:text-properties fo:font-size="12pt" fo:font-style="normal" fo:font-weight="normal" style:font-size-asian="12pt" style:font-style-asian="normal" style:font-weight-asian="normal" style:font-size-complex="12pt" style:font-style-complex="normal" style:font-weight-complex="normal"/>
    </style:style>
    <style:style style:name="T41" style:family="text" style:parent-style-name="Source_20_Text">
      <style:text-properties fo:font-weight="normal" style:font-weight-asian="normal" style:font-weight-complex="normal"/>
    </style:style>
    <style:style style:name="T42" style:family="text" style:parent-style-name="Source_20_Text">
      <style:text-properties style:font-name="Courier New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43" style:family="text" style:parent-style-name="Source_20_Text">
      <style:text-properties style:font-name="Courier New1" style:font-name-asian="Courier New1" style:font-name-complex="Courier New1"/>
    </style:style>
    <style:style style:name="T44" style:family="text" style:parent-style-name="Source_20_Text">
      <style:text-properties style:font-name="Courier New1" fo:font-style="normal" style:font-name-asian="Courier New1" style:font-style-asian="normal" style:font-name-complex="Courier New1" style:font-style-complex="normal"/>
    </style:style>
    <style:style style:name="T45" style:family="text">
      <style:text-properties fo:color="#000080" style:text-underline-style="solid" style:text-underline-width="auto" style:text-underline-color="font-color"/>
    </style:style>
    <style:style style:name="T46" style:family="text" style:parent-style-name="Source_20_Text">
      <style:text-properties fo:font-weight="normal" style:font-weight-asian="normal" style:font-weight-complex="normal"/>
    </style:style>
    <style:style style:name="T47" style:family="text">
      <style:text-properties fo:color="#000000" fo:font-weight="bold" style:font-weight-asian="bold" style:font-weight-complex="bold"/>
    </style:style>
    <style:style style:name="T48" style:family="text">
      <style:text-properties fo:color="#000000"/>
    </style:style>
    <style:style style:name="T49" style:family="text" style:parent-style-name="Source_20_Text">
      <style:text-properties fo:font-weight="bold" style:font-weight-asian="bold" style:font-weight-complex="bold"/>
    </style:style>
    <style:style style:name="T50" style:family="text" style:parent-style-name="Source_20_Text">
      <style:text-properties fo:language="en" fo:country="none" style:language-asian="zh" style:country-asian="TW"/>
    </style:style>
    <style:style style:name="T51" style:family="text">
      <style:text-properties fo:language="en" fo:country="none" style:language-asian="zh" style:country-asian="TW"/>
    </style:style>
    <style:style style:name="T52" style:family="text">
      <style:text-properties fo:language="en" fo:country="none"/>
    </style:style>
    <style:style style:name="T53" style:family="text" style:parent-style-name="Source_20_Text">
      <style:text-properties fo:color="#000000" fo:font-weight="normal" style:font-weight-asian="normal" style:font-weight-complex="normal"/>
    </style:style>
    <style:style style:name="T54" style:family="text" style:parent-style-name="Source_20_Text">
      <style:text-properties fo:color="#000000" style:font-name="Courier New1" fo:font-weight="normal" style:font-weight-asian="normal" style:font-weight-complex="normal"/>
    </style:style>
    <style:style style:name="T55" style:family="text" style:parent-style-name="Source_20_Text">
      <style:text-properties style:font-name="Courier New1" style:font-name-asian="Courier New1" style:language-asian="zh" style:country-asian="TW" style:font-name-complex="Courier New1"/>
    </style:style>
    <style:style style:name="T56"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weight-complex="normal"/>
    </style:style>
    <style:style style:name="T57" style:family="text" style:parent-style-name="Source_20_Text">
      <style:text-properties fo:font-size="10pt" fo:font-weight="normal" style:font-size-asian="10pt" style:font-weight-asian="normal" style:font-size-complex="10pt" style:font-weight-complex="normal"/>
    </style:style>
    <style:style style:name="T58" style:family="text" style:parent-style-name="Source_20_Text">
      <style:text-properties style:font-name="Times New Roman" fo:font-size="10pt" fo:font-weight="bold" style:font-size-asian="10pt" style:font-weight-asian="bold" style:font-size-complex="10pt" style:font-weight-complex="bold"/>
    </style:style>
    <style:style style:name="T59" style:family="text" style:parent-style-name="Source_20_Text">
      <style:text-properties style:font-name="Times New Roman" fo:font-size="10pt" style:font-size-asian="10pt" style:font-size-complex="10pt"/>
    </style:style>
    <style:style style:name="T60" style:family="text" style:parent-style-name="Source_20_Text">
      <style:text-properties fo:font-size="10pt" style:font-size-asian="10pt" style:font-size-complex="10pt"/>
    </style:style>
    <style:style style:name="T61" style:family="text">
      <style:text-properties fo:color="#000000" fo:font-weight="normal" style:font-weight-asian="normal" style:font-weight-complex="normal"/>
    </style:style>
    <style:style style:name="T62" style:family="text">
      <style:text-properties fo:color="#000000" fo:font-weight="normal" style:font-weight-asian="normal" style:font-weight-complex="normal"/>
    </style:style>
    <style:style style:name="T63" style:family="text" style:parent-style-name="Source_20_Text">
      <style:text-properties fo:language="en" fo:country="none"/>
    </style:style>
    <style:style style:name="T64" style:family="text">
      <style:text-properties style:font-name="Times New Roman" style:font-name-asian="Courier New1" style:font-name-complex="Courier New1"/>
    </style:style>
    <style:style style:name="T65" style:family="text" style:parent-style-name="Source_20_Text">
      <style:text-properties style:font-name="Courier New1" fo:font-weight="bold" style:font-name-asian="Courier New1" style:font-weight-asian="bold" style:font-name-complex="Courier New1" style:font-weight-complex="bold"/>
    </style:style>
    <style:style style:name="T66" style:family="text" style:parent-style-name="Source_20_Text">
      <style:text-properties fo:color="#000000" style:font-name="Courier New1" fo:font-weight="normal" style:font-name-asian="Courier New1" style:font-weight-asian="normal" style:font-name-complex="Courier New1" style:font-weight-complex="normal"/>
    </style:style>
    <style:style style:name="T67" style:family="text">
      <style:text-properties fo:font-weight="normal" style:font-weight-asian="normal" style:font-weight-complex="normal"/>
    </style:style>
    <style:style style:name="T68" style:family="text">
      <style:text-properties fo:font-style="normal" style:font-name-asian="MingLiU1" style:font-style-asian="normal" style:font-name-complex="Tahoma5" style:font-size-complex="11pt" style:font-style-complex="normal"/>
    </style:style>
    <style:style style:name="T69" style:family="text" style:parent-style-name="Source_20_Text">
      <style:text-properties fo:font-style="normal" style:font-style-asian="normal" style:font-size-complex="11pt" style:font-style-complex="normal"/>
    </style:style>
    <style:style style:name="T70" style:family="text" style:parent-style-name="Source_20_Text">
      <style:text-properties fo:font-style="normal" style:font-style-asian="normal" style:font-size-complex="11pt" style:font-style-complex="normal"/>
    </style:style>
    <style:style style:name="T71" style:family="text" style:parent-style-name="Source_20_Text">
      <style:text-properties fo:color="#000000" style:font-name="Courier New1" fo:font-size="11pt" fo:font-style="normal" style:font-name-asian="Courier New1" style:font-size-asian="11pt" style:font-style-asian="normal" style:font-name-complex="Courier New1" style:font-size-complex="11pt" style:font-style-complex="normal"/>
    </style:style>
    <style:style style:name="T72" style:family="text" style:parent-style-name="Source_20_Text">
      <style:text-properties fo:color="#000080" style:text-underline-style="solid" style:text-underline-width="auto" style:text-underline-color="font-color"/>
    </style:style>
    <style:style style:name="T73" style:family="text">
      <style:text-properties style:use-window-font-color="true" style:font-name="Verdana" fo:font-size="10pt" fo:font-style="normal" style:text-underline-style="none" style:font-name-asian="MingLiU1" style:font-size-asian="10pt" style:font-style-asian="normal" style:font-name-complex="Tahoma5" style:font-size-complex="11pt" style:font-style-complex="normal"/>
    </style:style>
    <style:style style:name="T74" style:family="text" style:parent-style-name="Source_20_Text">
      <style:text-properties style:use-window-font-color="true" style:font-name="Verdana" fo:font-size="10pt" fo:font-style="normal" style:text-underline-style="none" style:font-size-asian="10pt" style:font-style-asian="normal" style:font-size-complex="11pt" style:font-style-complex="normal"/>
    </style:style>
    <style:style style:name="T75" style:family="text">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T76" style:family="text" style:parent-style-name="Source_20_Text">
      <style:text-properties style:font-name="Courier New1"/>
    </style:style>
    <style:style style:name="T77" style:family="text" style:parent-style-name="Source_20_Text">
      <style:text-properties style:font-name="Verdana" fo:font-size="10pt" fo:font-weight="normal" style:font-size-asian="10pt" style:language-asian="zh" style:country-asian="TW" style:font-weight-asian="normal" style:font-weight-complex="normal"/>
    </style:style>
    <style:style style:name="T78" style:family="text" style:parent-style-name="Source_20_Text">
      <style:text-properties fo:color="#000000" style:font-name="Verdana" fo:font-size="10pt" fo:font-weight="normal" style:font-size-asian="10pt" style:language-asian="zh" style:country-asian="TW" style:font-weight-asian="normal" style:font-weight-complex="normal"/>
    </style:style>
    <style:style style:name="T79" style:family="text">
      <style:text-properties style:font-name="Verdana" fo:font-size="10pt" style:font-size-asian="10pt"/>
    </style:style>
    <style:style style:name="T80" style:family="text" style:parent-style-name="Source_20_Text">
      <style:text-properties style:font-name="Verdana" fo:font-size="10pt" style:font-size-asian="10pt"/>
    </style:style>
    <style:style style:name="T81" style:family="text" style:parent-style-name="Source_20_Text">
      <style:text-properties fo:font-size="10pt" fo:font-style="normal" fo:font-weight="normal" style:font-size-asian="10pt" style:font-style-asian="normal" style:font-weight-asian="normal" style:font-size-complex="10pt" style:font-style-complex="normal" style:font-weight-complex="normal"/>
    </style:style>
    <style:style style:name="T82" style:family="text" style:parent-style-name="Source_20_Text">
      <style:text-properties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T83" style:family="text">
      <style:text-properties style:font-name="CourierNewPSMT" style:font-name-asian="CourierNewPSMT" style:font-name-complex="CourierNewPSMT"/>
    </style:style>
    <style:style style:name="T84" style:family="text">
      <style:text-properties style:font-name="Verdana1" fo:font-size="10pt" style:font-name-asian="Verdana1" style:font-size-asian="10pt" style:font-name-complex="Verdana1" style:font-size-complex="10pt"/>
    </style:style>
    <style:style style:name="T85" style:family="text">
      <style:text-properties style:font-name="CourierNewPSMT" fo:font-size="10pt" style:font-name-asian="CourierNewPSMT" style:font-size-asian="10pt" style:font-name-complex="CourierNewPSMT" style:font-size-complex="10pt"/>
    </style:style>
    <style:style style:name="T86" style:family="text">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T87" style:family="text" style:parent-style-name="Source_20_Text">
      <style:text-properties fo:color="#000000" style:language-asian="zh" style:country-asian="TW"/>
    </style:style>
    <style:style style:name="T88" style:family="text" style:parent-style-name="Source_20_Text">
      <style:text-properties fo:font-weight="normal" style:language-asian="zh" style:country-asian="TW" style:font-weight-asian="normal" style:font-weight-complex="normal"/>
    </style:style>
    <style:style style:name="T89" style:family="text" style:parent-style-name="Source_20_Text">
      <style:text-properties fo:color="#000000" fo:font-size="12pt" fo:font-weight="normal" style:font-size-asian="12pt" style:font-weight-asian="normal" style:font-size-complex="12pt" style:font-weight-complex="normal"/>
    </style:style>
    <style:style style:name="T90" style:family="text">
      <style:text-properties fo:color="#000000"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T91" style:family="text" style:parent-style-name="Source_20_Text">
      <style:text-properties style:font-name="Courier New1" fo:font-size="10pt" fo:font-weight="normal" style:font-name-asian="Courier New1" style:font-size-asian="10pt" style:font-weight-asian="normal" style:font-name-complex="Courier New1" style:font-size-complex="12pt" style:font-weight-complex="normal"/>
    </style:style>
    <style:style style:name="T92" style:family="text" style:parent-style-name="Source_20_Text">
      <style:text-properties fo:font-size="12pt" fo:font-weight="normal" style:font-size-asian="12pt" style:font-weight-asian="normal" style:font-size-complex="12pt" style:font-weight-complex="normal"/>
    </style:style>
    <style:style style:name="T93" style:family="text" style:parent-style-name="Source_20_Text">
      <style:text-properties fo:font-size="12pt" fo:font-weight="bold" style:font-size-asian="12pt" style:font-weight-asian="bold" style:font-size-complex="12pt" style:font-weight-complex="bold"/>
    </style:style>
    <style:style style:name="T94" style:family="text">
      <style:text-properties fo:color="#000000" style:language-asian="zh" style:country-asian="TW"/>
    </style:style>
    <style:style style:name="T95" style:family="text">
      <style:text-properties fo:color="#000000" style:font-name="Courier New1" fo:font-size="10pt" style:font-name-asian="Courier New1" style:font-size-asian="10pt" style:language-asian="zh" style:country-asian="TW" style:font-name-complex="Courier New1" style:font-size-complex="10pt"/>
    </style:style>
    <style:style style:name="T96" style:family="text">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T97" style:family="text" style:parent-style-name="Source_20_Text">
      <style:text-properties style:font-name="Verdana1" fo:font-size="10pt" fo:font-weight="normal" style:font-name-asian="Verdana1" style:font-size-asian="10pt" style:font-weight-asian="normal" style:font-name-complex="Verdana1" style:font-size-complex="10pt" style:font-weight-complex="normal"/>
    </style:style>
    <style:style style:name="T98" style:family="text">
      <style:text-properties fo:font-size="10pt" style:font-size-asian="10pt" style:font-size-complex="10pt"/>
    </style:style>
    <style:style style:name="T99" style:family="text" style:parent-style-name="Source_20_Text">
      <style:text-properties style:font-name="Verdana1" fo:font-size="10pt" style:font-name-asian="Verdana1" style:font-size-asian="10pt" style:font-name-complex="Verdana1" style:font-size-complex="10pt"/>
    </style:style>
    <style:style style:name="T100" style:family="text">
      <style:text-properties style:font-name="Verdana-Italic" fo:font-style="italic" style:font-name-asian="Verdana-Italic" style:font-style-asian="italic" style:font-name-complex="Verdana-Italic" style:font-style-complex="italic"/>
    </style:style>
    <style:style style:name="T101" style:family="text" style:parent-style-name="Source_20_Text">
      <style:text-properties fo:color="#000000" style:font-name="Verdana" fo:font-size="10pt" style:font-size-asian="10pt"/>
    </style:style>
    <style:style style:name="T102" style:family="text" style:parent-style-name="Source_20_Text">
      <style:text-properties fo:color="#000000" style:font-name="Courier New1" fo:font-size="10pt" style:font-name-asian="Courier New1" style:font-size-asian="10pt" style:font-name-complex="Courier New1"/>
    </style:style>
    <style:style style:name="T103" style:family="text" style:parent-style-name="Source_20_Text">
      <style:text-properties fo:color="#000000" style:font-name="Verdana" fo:font-size="10pt" fo:font-weight="normal" style:font-name-asian="Courier New1" style:font-size-asian="10pt" style:font-weight-asian="normal" style:font-name-complex="Courier New1" style:font-weight-complex="normal"/>
    </style:style>
    <style:style style:name="T104" style:family="text">
      <style:text-properties fo:font-weight="normal" style:language-asian="zh" style:country-asian="TW" style:font-weight-asian="normal" style:font-weight-complex="normal"/>
    </style:style>
    <style:style style:name="T105" style:family="text" style:parent-style-name="Source_20_Text">
      <style:text-properties style:font-name="Courier New1" fo:font-size="12pt" fo:language="en" fo:country="none" style:font-name-asian="Courier New1" style:font-size-asian="12pt" style:language-asian="zh" style:country-asian="TW" style:font-name-complex="Courier New1"/>
    </style:style>
    <style:style style:name="T106" style:family="text" style:parent-style-name="Source_20_Text">
      <style:text-properties fo:font-size="10pt"/>
    </style:style>
    <style:style style:name="T107" style:family="text" style:parent-style-name="Source_20_Text">
      <style:text-properties fo:font-size="10pt" fo:language="en" fo:country="none" style:font-size-asian="10pt" style:font-size-complex="10pt"/>
    </style:style>
    <style:style style:name="T108" style:family="text" style:parent-style-name="Source_20_Text">
      <style:text-properties style:font-name="Times New Roman" fo:font-size="10pt" fo:font-weight="normal" style:font-size-asian="10pt" style:font-weight-asian="normal" style:font-size-complex="10pt" style:font-weight-complex="normal"/>
    </style:style>
    <style:style style:name="T109" style:family="text" style:parent-style-name="Source_20_Text">
      <style:text-properties fo:color="#000000" style:font-name="Courier New1" style:font-name-asian="Courier New1" style:font-name-complex="Courier New1"/>
    </style:style>
    <style:style style:name="T110" style:family="text" style:parent-style-name="Source_20_Text">
      <style:text-properties style:font-name="Courier New1" fo:font-size="10pt" style:font-name-asian="Courier New1" style:font-size-asian="10pt" style:font-name-complex="Courier New1"/>
    </style:style>
    <style:style style:name="T111" style:family="text" style:parent-style-name="Source_20_Text">
      <style:text-properties fo:font-size="11pt" fo:font-style="normal" style:font-size-asian="11pt" style:font-style-asian="normal" style:font-size-complex="11pt" style:font-style-complex="normal"/>
    </style:style>
    <style:style style:name="T112" style:family="text">
      <style:text-properties style:font-name="Tahoma" fo:font-size="11pt" fo:font-style="normal" style:font-name-asian="MingLiU1" style:font-size-asian="11pt" style:font-style-asian="normal" style:font-name-complex="Tahoma5" style:font-size-complex="11pt" style:font-style-complex="normal"/>
    </style:style>
    <style:style style:name="T113" style:family="text" style:parent-style-name="Source_20_Text">
      <style:text-properties style:font-name="Courier New1" fo:font-size="10pt" fo:font-style="normal" style:font-name-asian="Courier New1" style:font-size-asian="10pt" style:font-style-asian="normal" style:font-name-complex="Courier New1" style:font-size-complex="11pt" style:font-style-complex="normal"/>
    </style:style>
    <style:style style:name="T114" style:family="text" style:parent-style-name="Source_20_Text">
      <style:text-properties fo:color="#000000" style:font-name="Courier New1" style:font-name-asian="Courier New1" style:language-asian="zh" style:country-asian="TW" style:font-name-complex="Courier New1"/>
    </style:style>
    <style:style style:name="T115" style:family="text">
      <style:text-properties fo:font-style="normal" style:font-name-asian="MingLiU1" style:font-style-asian="normal" style:font-name-complex="Tahoma5" style:font-size-complex="11pt" style:font-style-complex="normal"/>
    </style:style>
    <style:style style:name="T116" style:family="text" style:parent-style-name="Source_20_Text">
      <style:text-properties fo:color="#000000" fo:font-weight="bold" style:font-weight-asian="bold" style:font-weight-complex="bold"/>
    </style:style>
    <style:style style:name="T117" style:family="text" style:parent-style-name="Source_20_Text">
      <style:text-properties fo:color="#000000" fo:font-weight="bold" style:language-asian="zh" style:country-asian="TW" style:font-weight-asian="bold" style:font-weight-complex="bold"/>
    </style:style>
    <style:style style:name="T118" style:family="text" style:parent-style-name="Source_20_Text">
      <style:text-properties style:font-name="Courier New1" fo:font-size="10pt" style:font-name-asian="Courier New1" style:font-size-asian="10pt" style:font-name-complex="Courier New1" style:font-size-complex="10pt"/>
    </style:style>
    <style:style style:name="T119" style:family="text">
      <style:text-properties style:font-name="CourierNewPSMT" fo:font-size="6pt" style:font-name-asian="CourierNewPSMT" style:font-size-asian="6pt" style:font-name-complex="CourierNewPSMT" style:font-size-complex="6pt"/>
    </style:style>
    <style:style style:name="T120" style:family="text">
      <style:text-properties style:font-name="Verdana1" fo:font-size="10pt" fo:font-weight="normal" style:font-name-asian="Verdana1" style:font-size-asian="10pt" style:font-weight-asian="normal" style:font-name-complex="Verdana1" style:font-size-complex="10pt" style:font-weight-complex="normal"/>
    </style:style>
    <style:style style:name="T121" style:family="text" style:parent-style-name="Source_20_Text">
      <style:text-properties style:font-name="CourierNewPSMT" fo:font-size="10pt" style:font-name-asian="CourierNewPSMT" style:font-size-asian="10pt" style:font-name-complex="CourierNewPSMT" style:font-size-complex="10pt"/>
    </style:style>
    <style:style style:name="T122" style:family="text" style:parent-style-name="Source_20_Text">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T123" style:family="text" style:parent-style-name="Source_20_Text">
      <style:text-properties fo:color="#000000" style:font-name="Courier New1" fo:font-size="10pt" style:font-name-asian="Courier New1" style:font-size-asian="10pt" style:font-name-complex="Courier New1" style:font-size-complex="10pt"/>
    </style:style>
    <style:style style:name="T124" style:family="text">
      <style:text-properties style:font-name="Times New Roman" fo:font-style="normal" style:font-name-asian="Verdana-Italic" style:font-style-asian="normal" style:font-name-complex="Verdana-Italic" style:font-style-complex="normal"/>
    </style:style>
    <style:style style:name="T125" style:family="text">
      <style:text-properties fo:font-size="6pt" style:font-size-asian="6pt" style:font-size-complex="6pt"/>
    </style:style>
    <style:style style:name="T126" style:family="text" style:parent-style-name="Source_20_Text">
      <style:text-properties style:font-name="CourierNewPSMT" style:font-name-asian="CourierNewPSMT" style:font-name-complex="CourierNewPSMT"/>
    </style:style>
    <style:style style:name="T127" style:family="text" style:parent-style-name="Source_20_Text">
      <style:text-properties fo:font-weight="bold" style:font-weight-asian="bold" style:font-weight-complex="bold"/>
    </style:style>
    <style:style style:name="T128" style:family="text" style:parent-style-name="Source_20_Text">
      <style:text-properties style:font-name="Times New Roman" fo:font-size="10pt" fo:language="en" fo:country="none" style:font-size-asian="10pt" style:font-size-complex="10pt"/>
    </style:style>
    <style:style style:name="T129" style:family="text" style:parent-style-name="Source_20_Text">
      <style:text-properties fo:font-size="10pt" fo:language="en" fo:country="none" style:font-size-asian="10pt" style:font-size-complex="10pt"/>
    </style:style>
    <style:style style:name="T130" style:family="text" style:parent-style-name="Source_20_Text">
      <style:text-properties fo:font-size="12pt" fo:language="en" fo:country="none" style:font-size-asian="12pt" style:font-size-complex="12pt"/>
    </style:style>
    <style:style style:name="T131" style:family="text" style:parent-style-name="Source_20_Text">
      <style:text-properties style:font-name="Verdana" fo:font-size="10pt" fo:font-weight="normal" style:font-size-asian="10pt" style:font-weight-asian="normal" style:font-weight-complex="normal"/>
    </style:style>
    <style:style style:name="T132" style:family="text">
      <style:text-properties fo:color="#000000" style:font-name="Verdana" fo:font-size="10pt" fo:font-weight="bold" style:font-size-asian="10pt" style:font-weight-asian="bold" style:font-size-complex="10pt" style:font-weight-complex="bold"/>
    </style:style>
    <style:style style:name="T133" style:family="text">
      <style:text-properties fo:color="#000000" style:font-name="Verdana" fo:font-size="10pt" style:font-size-asian="10pt" style:font-size-complex="10pt"/>
    </style:style>
    <style:style style:name="T134" style:family="text">
      <style:text-properties style:font-name="Verdana" fo:font-size="10pt" style:font-name-asian="Verdana1" style:font-size-asian="10pt" style:font-name-complex="Verdana1" style:font-size-complex="10pt"/>
    </style:style>
    <style:style style:name="T135" style:family="text" style:parent-style-name="Source_20_Text">
      <style:text-properties style:font-name="Verdana" fo:font-size="10pt" style:font-size-asian="10pt" style:font-size-complex="10pt"/>
    </style:style>
    <style:style style:name="T136" style:family="text">
      <style:text-properties style:font-name="Verdana" fo:font-size="10pt" style:font-name-asian="CourierNewPSMT" style:font-size-asian="10pt" style:font-name-complex="CourierNewPSMT" style:font-size-complex="10pt"/>
    </style:style>
    <style:style style:name="T137" style:family="text" style:parent-style-name="Source_20_Text">
      <style:text-properties style:font-name="Courier New1" fo:font-weight="normal" style:font-weight-asian="normal" style:font-weight-complex="normal"/>
    </style:style>
    <style:style style:name="T138" style:family="text" style:parent-style-name="Source_20_Text">
      <style:text-properties style:font-name="CourierNewPSMT" fo:font-size="9pt" style:font-name-asian="CourierNewPSMT" style:font-size-asian="9pt" style:font-name-complex="CourierNewPSMT" style:font-size-complex="9pt"/>
    </style:style>
    <style:style style:name="T139" style:family="text" style:parent-style-name="Source_20_Text">
      <style:text-properties style:font-name="Verdana" fo:font-size="10pt" fo:language="en" fo:country="none" style:font-size-asian="10pt" style:font-size-complex="10pt"/>
    </style:style>
    <style:style style:name="T140" style:family="text" style:parent-style-name="Source_20_Text">
      <style:text-properties style:font-name="Verdana" fo:font-size="10pt" fo:language="en" fo:country="none" style:font-size-asian="10pt" style:font-size-complex="12pt"/>
    </style:style>
    <style:style style:name="T141" style:family="text" style:parent-style-name="Source_20_Text">
      <style:text-properties fo:color="#000000"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42" style:family="text" style:parent-style-name="Source_20_Text">
      <style:text-properties fo:color="#000000" fo:font-size="11pt" fo:font-style="normal" fo:font-weight="normal" style:font-size-asian="11pt" style:font-style-asian="normal" style:font-weight-asian="normal" style:font-size-complex="11pt" style:font-style-complex="normal" style:font-weight-complex="normal"/>
    </style:style>
    <style:style style:name="T143" style:family="text" style:parent-style-name="Source_20_Text">
      <style:text-properties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44" style:family="text">
      <style:text-properties style:font-name="Verdana" fo:font-size="10pt" fo:language="en" fo:country="none" style:font-name-asian="Courier New1" style:font-size-asian="10pt" style:font-name-complex="Courier New1" style:font-size-complex="12pt"/>
    </style:style>
    <style:style style:name="T145" style:family="text" style:parent-style-name="Source_20_Text">
      <style:text-properties fo:font-size="10pt" fo:language="en" fo:country="none" style:font-size-asian="10pt" style:font-size-complex="12pt"/>
    </style:style>
    <style:style style:name="T146" style:family="text">
      <style:text-properties fo:font-weight="bold" style:font-name-asian="Verdana1" style:font-weight-asian="bold" style:font-name-complex="Verdana1" style:font-weight-complex="bold"/>
    </style:style>
    <style:style style:name="T147" style:family="text">
      <style:text-properties style:font-name-asian="Verdana1" style:font-name-complex="Verdana1"/>
    </style:style>
    <style:style style:name="T148" style:family="text">
      <style:text-properties fo:font-size="10pt" style:font-name-asian="Verdana1" style:font-size-asian="10pt" style:font-name-complex="Verdana1" style:font-size-complex="10pt"/>
    </style:style>
    <style:style style:name="T149" style:family="text">
      <style:text-properties style:font-name="Times New Roman" fo:font-size="10pt" style:font-name-asian="Verdana1" style:font-size-asian="10pt" style:font-name-complex="Verdana1" style:font-size-complex="10pt"/>
    </style:style>
    <style:style style:name="T150" style:family="text" style:parent-style-name="Source_20_Text">
      <style:text-properties style:font-name="Times New Roman" fo:font-size="12pt" fo:font-weight="normal" style:font-size-asian="12pt" style:font-weight-asian="normal" style:font-size-complex="12pt" style:font-weight-complex="normal"/>
    </style:style>
    <style:style style:name="T151" style:family="text" style:parent-style-name="Source_20_Text">
      <style:text-properties style:font-name="Times New Roman" fo:font-size="12pt" fo:font-weight="normal" style:font-name-asian="Verdana1" style:font-size-asian="12pt" style:font-weight-asian="normal" style:font-name-complex="Verdana1" style:font-size-complex="12pt" style:font-weight-complex="normal"/>
    </style:style>
    <style:style style:name="T152" style:family="text">
      <style:text-properties style:font-name="Times New Roman" fo:font-weight="bold" style:font-weight-asian="bold" style:font-weight-complex="bold"/>
    </style:style>
    <style:style style:name="T153" style:family="text">
      <style:text-properties style:font-name="Times New Roman"/>
    </style:style>
    <style:style style:name="T154" style:family="text" style:parent-style-name="Source_20_Text">
      <style:text-properties style:font-name="Times New Roman"/>
    </style:style>
    <style:style style:name="T155" style:family="text" style:parent-style-name="Source_20_Text">
      <style:text-properties fo:language="en" fo:country="none" style:language-asian="zh" style:country-asian="TW"/>
    </style:style>
    <style:style style:name="T156" style:family="text" style:parent-style-name="Source_20_Text">
      <style:text-properties style:font-name="Courier New1" fo:font-size="11pt" fo:font-style="normal" style:font-name-asian="Courier New1" style:font-size-asian="11pt" style:font-style-asian="normal" style:font-name-complex="Courier New1" style:font-size-complex="11pt" style:font-style-complex="normal"/>
    </style:style>
    <style:style style:name="T157" style:family="text" style:parent-style-name="Source_20_Text">
      <style:text-properties style:language-asian="zh" style:country-asian="TW"/>
    </style:style>
    <style:style style:name="T158" style:family="text">
      <style:text-properties style:font-name="Verdana" fo:font-size="10pt" style:font-name-asian="Verdana1" style:font-size-asian="10pt" style:language-asian="zh" style:country-asian="TW" style:font-name-complex="Verdana1" style:font-size-complex="12pt"/>
    </style:style>
    <style:style style:name="T159" style:family="text">
      <style:text-properties style:font-name="Verdana" fo:font-size="10pt" style:font-size-asian="10pt" style:language-asian="zh" style:country-asian="TW"/>
    </style:style>
    <style:style style:name="T160" style:family="text" style:parent-style-name="Source_20_Text">
      <style:text-properties style:font-name="Verdana" fo:font-size="10pt" style:font-size-asian="10pt" style:language-asian="zh" style:country-asian="TW"/>
    </style:style>
    <style:style style:name="T161" style:family="text" style:parent-style-name="Source_20_Text">
      <style:text-properties fo:font-size="10pt" style:font-size-asian="10pt" style:language-asian="zh" style:country-asian="TW"/>
    </style:style>
    <style:style style:name="T162" style:family="text" style:parent-style-name="Source_20_Text">
      <style:text-properties style:use-window-font-color="true"/>
    </style:style>
    <style:style style:name="T163" style:family="text" style:parent-style-name="Source_20_Text">
      <style:text-properties style:font-name="Times New Roman" fo:font-size="12pt" fo:font-weight="bold" style:font-size-asian="12pt" style:font-weight-asian="bold" style:font-size-complex="12pt" style:font-weight-complex="bold"/>
    </style:style>
    <style:style style:name="T164" style:family="text" style:parent-style-name="Source_20_Text">
      <style:text-properties style:font-name="Times New Roman" fo:font-size="12pt" style:font-size-asian="12pt" style:font-size-complex="12pt"/>
    </style:style>
    <style:style style:name="T165" style:family="text">
      <style:text-properties fo:color="#000000" style:font-name="Verdana" fo:font-size="10pt" fo:language="en" fo:country="none" fo:font-weight="bold" style:font-size-asian="10pt" style:font-weight-asian="bold" style:font-weight-complex="bold"/>
    </style:style>
    <style:style style:name="T166" style:family="text" style:parent-style-name="Source_20_Text">
      <style:text-properties fo:color="#000000" style:font-name="Verdana" fo:font-size="10pt" fo:language="en" fo:country="none" style:font-size-asian="10pt"/>
    </style:style>
    <style:style style:name="T167" style:family="text">
      <style:text-properties fo:color="#000000" style:font-name="Verdana" fo:font-size="10pt" fo:language="en" fo:country="none" style:font-size-asian="10pt"/>
    </style:style>
    <style:style style:name="T168" style:family="text" style:parent-style-name="Source_20_Text">
      <style:text-properties fo:font-size="12pt" fo:language="en" fo:country="none" fo:font-weight="normal" style:font-size-asian="12pt" style:font-weight-asian="normal" style:font-weight-complex="normal"/>
    </style:style>
    <style:style style:name="T169" style:family="text">
      <style:text-properties style:language-asian="zh" style:country-asian="TW"/>
    </style:style>
    <style:style style:name="T170" style:family="text" style:parent-style-name="Source_20_Text">
      <style:text-properties fo:font-size="12pt" fo:language="en" fo:country="none" fo:font-weight="normal" style:font-size-asian="12pt" style:font-weight-asian="normal" style:font-size-complex="10pt" style:font-weight-complex="normal"/>
    </style:style>
    <style:style style:name="T171"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size-complex="10pt" style:font-weight-complex="normal"/>
    </style:style>
    <style:style style:name="T172" style:family="text" style:parent-style-name="Source_20_Text">
      <style:text-properties style:font-name="Courier New1" fo:font-size="12pt" style:font-name-asian="Courier New1" style:font-size-asian="12pt" style:language-asian="zh" style:country-asian="TW" style:font-name-complex="Courier New1"/>
    </style:style>
    <style:style style:name="T173" style:family="text">
      <style:text-properties style:font-name="Verdana2" style:font-name-asian="Verdana2" style:language-asian="zh" style:country-asian="TW"/>
    </style:style>
    <style:style style:name="T174" style:family="text">
      <style:text-properties fo:color="#ff0000" fo:font-weight="bold" style:font-weight-asian="bold" style:font-weight-complex="bold"/>
    </style:style>
    <style:style style:name="T175"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Document_20_Title">The Developer's Reference</text:p>
      <text:p text:style-name="Document_20_SubTitle">Version 3.0.9</text:p>
      <text:p text:style-name="P4"><text:span text:style-name="T2">February</text:span> 2009</text:p>
      <text:p text:style-name="P5">Potix Corporation</text:p>
      <text:p text:style-name="P6">Revision 110</text:p>
      <text:p text:style-name="P7"/>
      <text:p text:style-name="P8"/>
      <text:p text:style-name="P9">Copyright © Potix Corporation. All rights reserved.</text:p>
      <text:p text:style-name="P10">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0">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0">Potix Corporation reserves the right to make changes in the product design without reservation and without notification to its users.</text:p>
      <text:p text:style-name="P10">The Potix logo and ZK are trademarks of Potix Corporation.</text:p>
      <text:p text:style-name="P10">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1"><text:a xlink:type="simple" xlink:href="#1.1. Introduction|outline" text:style-name="Internet_20_link" text:visited-style-name="Internet_20_link">1. Introduction<text:tab/>12</text:a></text:p>
          <text:p text:style-name="P11"><text:a xlink:type="simple" xlink:href="#2.2. The ZK User Interface Markup Language|outline" text:style-name="Internet_20_link" text:visited-style-name="Internet_20_link">2. The ZK User Interface Markup Language<text:tab/>13</text:a></text:p>
          <text:p text:style-name="P12"><text:a xlink:type="simple" xlink:href="#2.1.Implicit Objects|outline" text:style-name="Internet_20_link" text:visited-style-name="Internet_20_link">Implicit Objects<text:tab/>13</text:a></text:p>
          <text:p text:style-name="P13"><text:a xlink:type="simple" xlink:href="#2.1.1.applicationScope - java.util.Map|outline" text:style-name="Internet_20_link" text:visited-style-name="Internet_20_link">applicationScope - java.util.Map<text:tab/>13</text:a></text:p>
          <text:p text:style-name="P13"><text:a xlink:type="simple" xlink:href="#2.1.2.arg - java.util.Map|outline" text:style-name="Internet_20_link" text:visited-style-name="Internet_20_link">arg - java.util.Map<text:tab/>13</text:a></text:p>
          <text:p text:style-name="P13"><text:a xlink:type="simple" xlink:href="#2.1.3.componentScope  - java.util.Map|outline" text:style-name="Internet_20_link" text:visited-style-name="Internet_20_link">componentScope <text:s/>- java.util.Map<text:tab/>13</text:a></text:p>
          <text:p text:style-name="P13"><text:a xlink:type="simple" xlink:href="#2.1.4.desktop - org.zkoss.zk.ui.Desktop|outline" text:style-name="Internet_20_link" text:visited-style-name="Internet_20_link">desktop - org.zkoss.zk.ui.Desktop<text:tab/>14</text:a></text:p>
          <text:p text:style-name="P13"><text:a xlink:type="simple" xlink:href="#2.1.5.desktopScope - java.util.Map|outline" text:style-name="Internet_20_link" text:visited-style-name="Internet_20_link">desktopScope - java.util.Map<text:tab/>14</text:a></text:p>
          <text:p text:style-name="P13"><text:a xlink:type="simple" xlink:href="#2.1.6.each - java.lang.Object|outline" text:style-name="Internet_20_link" text:visited-style-name="Internet_20_link">each - java.lang.Object<text:tab/>14</text:a></text:p>
          <text:p text:style-name="P13"><text:a xlink:type="simple" xlink:href="#2.1.7.event - org.zkoss.zk.ui.event.Event or derived|outline" text:style-name="Internet_20_link" text:visited-style-name="Internet_20_link">event - org.zkoss.zk.ui.event.Event or derived<text:tab/>14</text:a></text:p>
          <text:p text:style-name="P13"><text:a xlink:type="simple" xlink:href="#2.1.8.execution – org.zkoss.zk.ui.Execution|outline" text:style-name="Internet_20_link" text:visited-style-name="Internet_20_link">execution – org.zkoss.zk.ui.Execution<text:tab/>14</text:a></text:p>
          <text:p text:style-name="P13"><text:a xlink:type="simple" xlink:href="#2.1.9.forEachStatus – org.zkoss.zk.ui.util.ForEachStatus|outline" text:style-name="Internet_20_link" text:visited-style-name="Internet_20_link">forEachStatus – org.zkoss.zk.ui.util.ForEachStatus<text:tab/>14</text:a></text:p>
          <text:p text:style-name="P13"><text:a xlink:type="simple" xlink:href="#2.1.10.page - org.zkoss.zk.ui.Page|outline" text:style-name="Internet_20_link" text:visited-style-name="Internet_20_link">page - org.zkoss.zk.ui.Page<text:tab/>15</text:a></text:p>
          <text:p text:style-name="P13"><text:a xlink:type="simple" xlink:href="#2.1.11.pageContext – org.zkoss.web.servlet.xel.PageContext|outline" text:style-name="Internet_20_link" text:visited-style-name="Internet_20_link">pageContext – org.zkoss.web.servlet.xel.PageContext<text:tab/>15</text:a></text:p>
          <text:p text:style-name="P13"><text:a xlink:type="simple" xlink:href="#2.1.12.pageScope - java.util.Map|outline" text:style-name="Internet_20_link" text:visited-style-name="Internet_20_link">pageScope - java.util.Map<text:tab/>15</text:a></text:p>
          <text:p text:style-name="P13"><text:a xlink:type="simple" xlink:href="#2.1.13.requestScope – java.util.Map|outline" text:style-name="Internet_20_link" text:visited-style-name="Internet_20_link">requestScope – java.util.Map<text:tab/>15</text:a></text:p>
          <text:p text:style-name="P13"><text:a xlink:type="simple" xlink:href="#2.1.14.self - org.zkoss.zk.ui.Component|outline" text:style-name="Internet_20_link" text:visited-style-name="Internet_20_link">self - org.zkoss.zk.ui.Component<text:tab/>15</text:a></text:p>
          <text:p text:style-name="P13"><text:a xlink:type="simple" xlink:href="#2.1.15.session - org.zkoss.zk.ui.Session|outline" text:style-name="Internet_20_link" text:visited-style-name="Internet_20_link">session - org.zkoss.zk.ui.Session<text:tab/>15</text:a></text:p>
          <text:p text:style-name="P13"><text:a xlink:type="simple" xlink:href="#2.1.16.sessionScope - java.util.Map|outline" text:style-name="Internet_20_link" text:visited-style-name="Internet_20_link">sessionScope - java.util.Map<text:tab/>15</text:a></text:p>
          <text:p text:style-name="P13"><text:a xlink:type="simple" xlink:href="#2.1.17.spaceOwner - org.zkoss.zk.ui.IdSpace|outline" text:style-name="Internet_20_link" text:visited-style-name="Internet_20_link">spaceOwner - org.zkoss.zk.ui.IdSpace<text:tab/>16</text:a></text:p>
          <text:p text:style-name="P13"><text:a xlink:type="simple" xlink:href="#2.1.18.spaceScope - java.util.Map|outline" text:style-name="Internet_20_link" text:visited-style-name="Internet_20_link">spaceScope - java.util.Map<text:tab/>16</text:a></text:p>
          <text:p text:style-name="P12"><text:a xlink:type="simple" xlink:href="#2.2.Processing Instructions|outline" text:style-name="Internet_20_link" text:visited-style-name="Internet_20_link">Processing Instructions<text:tab/>16</text:a></text:p>
          <text:p text:style-name="P13"><text:a xlink:type="simple" xlink:href="#2.2.1.The component Directive|outline" text:style-name="Internet_20_link" text:visited-style-name="Internet_20_link">The component Directive<text:tab/>16</text:a></text:p>
          <text:p text:style-name="P13"><text:a xlink:type="simple" xlink:href="#2.2.2.The evaluator Directive|outline" text:style-name="Internet_20_link" text:visited-style-name="Internet_20_link">The evaluator Directive<text:tab/>19</text:a></text:p>
          <text:p text:style-name="P13"><text:a xlink:type="simple" xlink:href="#2.2.3.The forward Directive|outline" text:style-name="Internet_20_link" text:visited-style-name="Internet_20_link">The forward Directive<text:tab/>21</text:a></text:p>
          <text:p text:style-name="P13"><text:a xlink:type="simple" xlink:href="#2.2.4.The import Directive|outline" text:style-name="Internet_20_link" text:visited-style-name="Internet_20_link">The import Directive<text:tab/>22</text:a></text:p>
          <text:p text:style-name="P13"><text:a xlink:type="simple" xlink:href="#2.2.5.The init Directive|outline" text:style-name="Internet_20_link" text:visited-style-name="Internet_20_link">The init Directive<text:tab/>23</text:a></text:p>
          <text:p text:style-name="P13"><text:a xlink:type="simple" xlink:href="#2.2.6.The link and meta Directives|outline" text:style-name="Internet_20_link" text:visited-style-name="Internet_20_link">The link and meta Directives<text:tab/>24</text:a></text:p>
          <text:p text:style-name="P13"><text:a xlink:type="simple" xlink:href="#2.2.7.The page Directive|outline" text:style-name="Internet_20_link" text:visited-style-name="Internet_20_link">The page Directive<text:tab/>24</text:a></text:p>
          <text:p text:style-name="P13"><text:a xlink:type="simple" xlink:href="#2.2.8.The root-attributes Directive|outline" text:style-name="Internet_20_link" text:visited-style-name="Internet_20_link">The root-attributes Directive<text:tab/>27</text:a></text:p>
          <text:p text:style-name="P13"><text:a xlink:type="simple" xlink:href="#2.2.9.The taglib Directive|outline" text:style-name="Internet_20_link" text:visited-style-name="Internet_20_link">The taglib Directive<text:tab/>28</text:a></text:p>
          <text:p text:style-name="P13"><text:a xlink:type="simple" xlink:href="#2.2.10.The variable-resolver Directive|outline" text:style-name="Internet_20_link" text:visited-style-name="Internet_20_link">The variable-resolver Directive<text:tab/>29</text:a></text:p>
          <text:p text:style-name="P13"><text:a xlink:type="simple" xlink:href="#2.2.11.The xel-method Directive|outline" text:style-name="Internet_20_link" text:visited-style-name="Internet_20_link">The xel-method Directive<text:tab/>29</text:a></text:p>
          <text:p text:style-name="P12"><text:a xlink:type="simple" xlink:href="#2.3.ZK Elements|outline" text:style-name="Internet_20_link" text:visited-style-name="Internet_20_link">ZK Elements<text:tab/>30</text:a></text:p>
          <text:p text:style-name="P13"><text:a xlink:type="simple" xlink:href="#2.3.1.The XML Namespace|outline" text:style-name="Internet_20_link" text:visited-style-name="Internet_20_link">The XML Namespace<text:tab/>30</text:a></text:p>
          <text:p text:style-name="P13"><text:a xlink:type="simple" xlink:href="#2.3.2.The attribute Element|outline" text:style-name="Internet_20_link" text:visited-style-name="Internet_20_link">The attribute Element<text:tab/>30</text:a></text:p>
          <text:p text:style-name="P13"><text:a xlink:type="simple" xlink:href="#2.3.3.The custom-attributes Element|outline" text:style-name="Internet_20_link" text:visited-style-name="Internet_20_link">The custom-attributes Element<text:tab/>31</text:a></text:p>
          <text:p text:style-name="P13"><text:a xlink:type="simple" xlink:href="#2.3.4.The variables Element|outline" text:style-name="Internet_20_link" text:visited-style-name="Internet_20_link">The variables Element<text:tab/>33</text:a></text:p>
          <text:p text:style-name="P13"><text:a xlink:type="simple" xlink:href="#2.3.5.The zk Element|outline" text:style-name="Internet_20_link" text:visited-style-name="Internet_20_link">The zk Element<text:tab/>34</text:a></text:p>
          <text:p text:style-name="P13"><text:a xlink:type="simple" xlink:href="#2.3.6.The zscript Element|outline" text:style-name="Internet_20_link" text:visited-style-name="Internet_20_link">The zscript Element<text:tab/>36</text:a></text:p>
          <text:p text:style-name="P12"><text:a xlink:type="simple" xlink:href="#2.4.ZK Attributes|outline" text:style-name="Internet_20_link" text:visited-style-name="Internet_20_link">ZK Attributes<text:tab/>38</text:a></text:p>
          <text:p text:style-name="P13"><text:a xlink:type="simple" xlink:href="#2.4.1.The apply Attribute|outline" text:style-name="Internet_20_link" text:visited-style-name="Internet_20_link">The apply Attribute<text:tab/>38</text:a></text:p>
          <text:p text:style-name="P13"><text:a xlink:type="simple" xlink:href="#2.4.2.The forEach Attribute|outline" text:style-name="Internet_20_link" text:visited-style-name="Internet_20_link">The forEach Attribute<text:tab/>38</text:a></text:p>
          <text:p text:style-name="P13"><text:a xlink:type="simple" xlink:href="#2.4.3.The forEachBegin Attribute|outline" text:style-name="Internet_20_link" text:visited-style-name="Internet_20_link">The forEachBegin Attribute<text:tab/>39</text:a></text:p>
          <text:p text:style-name="P13"><text:a xlink:type="simple" xlink:href="#2.4.4.The forEachEnd Attribute|outline" text:style-name="Internet_20_link" text:visited-style-name="Internet_20_link">The forEachEnd Attribute<text:tab/>39</text:a></text:p>
          <text:p text:style-name="P13"><text:a xlink:type="simple" xlink:href="#2.4.5.The forward Attribute|outline" text:style-name="Internet_20_link" text:visited-style-name="Internet_20_link">The forward Attribute<text:tab/>39</text:a></text:p>
          <text:p text:style-name="P13"><text:a xlink:type="simple" xlink:href="#2.4.6.The fulfill Attribute|outline" text:style-name="Internet_20_link" text:visited-style-name="Internet_20_link">The fulfill Attribute<text:tab/>40</text:a></text:p>
          <text:p text:style-name="P13"><text:a xlink:type="simple" xlink:href="#2.4.7.The if Attribute|outline" text:style-name="Internet_20_link" text:visited-style-name="Internet_20_link">The if Attribute<text:tab/>41</text:a></text:p>
          <text:p text:style-name="P13"><text:a xlink:type="simple" xlink:href="#2.4.8.The unless Attribute|outline" text:style-name="Internet_20_link" text:visited-style-name="Internet_20_link">The unless Attribute<text:tab/>41</text:a></text:p>
          <text:p text:style-name="P13"><text:a xlink:type="simple" xlink:href="#2.4.9.The use Attribute|outline" text:style-name="Internet_20_link" text:visited-style-name="Internet_20_link">The use Attribute<text:tab/>42</text:a></text:p>
          <text:p text:style-name="P11"><text:a xlink:type="simple" xlink:href="#3.3. EL Expressions|outline" text:style-name="Internet_20_link" text:visited-style-name="Internet_20_link">3. EL Expressions<text:tab/>43</text:a></text:p>
          <text:p text:style-name="P12"><text:a xlink:type="simple" xlink:href="#3.1.Overview|outline" text:style-name="Internet_20_link" text:visited-style-name="Internet_20_link">Overview<text:tab/>43</text:a></text:p>
          <text:p text:style-name="P13"><text:a xlink:type="simple" xlink:href="#3.1.1.Using EL Expressions|outline" text:style-name="Internet_20_link" text:visited-style-name="Internet_20_link">Using EL Expressions<text:tab/>43</text:a></text:p>
          <text:p text:style-name="P13"><text:a xlink:type="simple" xlink:href="#3.1.2.Variables|outline" text:style-name="Internet_20_link" text:visited-style-name="Internet_20_link">Variables<text:tab/>43</text:a></text:p>
          <text:p text:style-name="P13"><text:a xlink:type="simple" xlink:href="#3.1.3.Implicit Objects|outline" text:style-name="Internet_20_link" text:visited-style-name="Internet_20_link">Implicit Objects<text:tab/>43</text:a></text:p>
          <text:p text:style-name="P13"><text:a xlink:type="simple" xlink:href="#3.1.4.Literals|outline" text:style-name="Internet_20_link" text:visited-style-name="Internet_20_link">Literals<text:tab/>43</text:a></text:p>
          <text:p text:style-name="P13"><text:a xlink:type="simple" xlink:href="#3.1.5.Operators|outline" text:style-name="Internet_20_link" text:visited-style-name="Internet_20_link">Operators<text:tab/>43</text:a></text:p>
          <text:p text:style-name="P13"><text:a xlink:type="simple" xlink:href="#3.1.6.Functions|outline" text:style-name="Internet_20_link" text:visited-style-name="Internet_20_link">Functions<text:tab/>43</text:a></text:p>
          <text:p text:style-name="P12"><text:a xlink:type="simple" xlink:href="#3.2.Standard Implicit Objects that ZK supports|outline" text:style-name="Internet_20_link" text:visited-style-name="Internet_20_link">Standard Implicit Objects that ZK supports<text:tab/>44</text:a></text:p>
          <text:p text:style-name="P13"><text:a xlink:type="simple" xlink:href="#3.2.1.applicationScope - java.util.Map|outline" text:style-name="Internet_20_link" text:visited-style-name="Internet_20_link">applicationScope - java.util.Map<text:tab/>44</text:a></text:p>
          <text:p text:style-name="P13"><text:a xlink:type="simple" xlink:href="#3.2.2.cookie - java.util.Map|outline" text:style-name="Internet_20_link" text:visited-style-name="Internet_20_link">cookie - java.util.Map<text:tab/>44</text:a></text:p>
          <text:p text:style-name="P13"><text:a xlink:type="simple" xlink:href="#3.2.3.header - java.util.Map|outline" text:style-name="Internet_20_link" text:visited-style-name="Internet_20_link">header - java.util.Map<text:tab/>44</text:a></text:p>
          <text:p text:style-name="P13"><text:a xlink:type="simple" xlink:href="#3.2.4.headerValues - java.util.Map|outline" text:style-name="Internet_20_link" text:visited-style-name="Internet_20_link">headerValues - java.util.Map<text:tab/>44</text:a></text:p>
          <text:p text:style-name="P13"><text:a xlink:type="simple" xlink:href="#3.2.5.pageScope - java.util.Map|outline" text:style-name="Internet_20_link" text:visited-style-name="Internet_20_link">pageScope - java.util.Map<text:tab/>44</text:a></text:p>
          <text:p text:style-name="P13"><text:a xlink:type="simple" xlink:href="#3.2.6.param - java.util.Map|outline" text:style-name="Internet_20_link" text:visited-style-name="Internet_20_link">param - java.util.Map<text:tab/>44</text:a></text:p>
          <text:p text:style-name="P13"><text:a xlink:type="simple" xlink:href="#3.2.7.paramValues - java.util.Map|outline" text:style-name="Internet_20_link" text:visited-style-name="Internet_20_link">paramValues - java.util.Map<text:tab/>44</text:a></text:p>
          <text:p text:style-name="P13"><text:a xlink:type="simple" xlink:href="#3.2.8.requestScope - java.util.Map|outline" text:style-name="Internet_20_link" text:visited-style-name="Internet_20_link">requestScope - java.util.Map<text:tab/>45</text:a></text:p>
          <text:p text:style-name="P13"><text:a xlink:type="simple" xlink:href="#3.2.9.sessionScope - java.util.Map|outline" text:style-name="Internet_20_link" text:visited-style-name="Internet_20_link">sessionScope - java.util.Map<text:tab/>45</text:a></text:p>
          <text:p text:style-name="P12"><text:a xlink:type="simple" xlink:href="#3.3.ZK Implicit Objects|outline" text:style-name="Internet_20_link" text:visited-style-name="Internet_20_link">ZK Implicit Objects<text:tab/>45</text:a></text:p>
          <text:p text:style-name="P11"><text:a xlink:type="simple" xlink:href="#4.4. The XUL Components|outline" text:style-name="Internet_20_link" text:visited-style-name="Internet_20_link">4. The XUL Components<text:tab/>46</text:a></text:p>
          <text:p text:style-name="P12"><text:a xlink:type="simple" xlink:href="#4.1.Overview|outline" text:style-name="Internet_20_link" text:visited-style-name="Internet_20_link">Overview<text:tab/>46</text:a></text:p>
          <text:p text:style-name="P13"><text:a xlink:type="simple" xlink:href="#4.1.1.AbstractComponent|outline" text:style-name="Internet_20_link" text:visited-style-name="Internet_20_link">AbstractComponent<text:tab/>46</text:a></text:p>
          <text:p text:style-name="P13"><text:a xlink:type="simple" xlink:href="#4.1.2.FormatInputElement|outline" text:style-name="Internet_20_link" text:visited-style-name="Internet_20_link">FormatInputElement<text:tab/>52</text:a></text:p>
          <text:p text:style-name="P13"><text:a xlink:type="simple" xlink:href="#4.1.3.HeaderElement|outline" text:style-name="Internet_20_link" text:visited-style-name="Internet_20_link">HeaderElement<text:tab/>53</text:a></text:p>
          <text:p text:style-name="P13"><text:a xlink:type="simple" xlink:href="#4.1.4.HeadersElement|outline" text:style-name="Internet_20_link" text:visited-style-name="Internet_20_link">HeadersElement<text:tab/>54</text:a></text:p>
          <text:p text:style-name="P13"><text:a xlink:type="simple" xlink:href="#4.1.5.HtmlBasedComponent|outline" text:style-name="Internet_20_link" text:visited-style-name="Internet_20_link">HtmlBasedComponent<text:tab/>55</text:a></text:p>
          <text:p text:style-name="P13"><text:a xlink:type="simple" xlink:href="#4.1.6.InputElement|outline" text:style-name="Internet_20_link" text:visited-style-name="Internet_20_link">InputElement<text:tab/>59</text:a></text:p>
          <text:p text:style-name="P13"><text:a xlink:type="simple" xlink:href="#4.1.7.LabelElement|outline" text:style-name="Internet_20_link" text:visited-style-name="Internet_20_link">LabelElement<text:tab/>62</text:a></text:p>
          <text:p text:style-name="P13"><text:a xlink:type="simple" xlink:href="#4.1.8.LabelImageElement|outline" text:style-name="Internet_20_link" text:visited-style-name="Internet_20_link">LabelImageElement<text:tab/>63</text:a></text:p>
          <text:p text:style-name="P13"><text:a xlink:type="simple" xlink:href="#4.1.9.LayoutRegion|outline" text:style-name="Internet_20_link" text:visited-style-name="Internet_20_link">LayoutRegion<text:tab/>65</text:a></text:p>
          <text:p text:style-name="P13"><text:a xlink:type="simple" xlink:href="#4.1.10.NumberInputElement|outline" text:style-name="Internet_20_link" text:visited-style-name="Internet_20_link">NumberInputElement<text:tab/>68</text:a></text:p>
          <text:p text:style-name="P13"><text:a xlink:type="simple" xlink:href="#4.1.11.XulElement|outline" text:style-name="Internet_20_link" text:visited-style-name="Internet_20_link">XulElement<text:tab/>69</text:a></text:p>
          <text:p text:style-name="P12"><text:a xlink:type="simple" xlink:href="#4.2.Components|outline" text:style-name="Internet_20_link" text:visited-style-name="Internet_20_link">Components<text:tab/>70</text:a></text:p>
          <text:p text:style-name="P13"><text:a xlink:type="simple" xlink:href="#4.2.1.Audio|outline" text:style-name="Internet_20_link" text:visited-style-name="Internet_20_link">Audio<text:tab/>70</text:a></text:p>
          <text:p text:style-name="P13"><text:a xlink:type="simple" xlink:href="#4.2.2.Auxhead|outline" text:style-name="Internet_20_link" text:visited-style-name="Internet_20_link">Auxhead<text:tab/>72</text:a></text:p>
          <text:p text:style-name="P13"><text:a xlink:type="simple" xlink:href="#4.2.3.Auxheader|outline" text:style-name="Internet_20_link" text:visited-style-name="Internet_20_link">Auxheader<text:tab/>74</text:a></text:p>
          <text:p text:style-name="P13"><text:a xlink:type="simple" xlink:href="#4.2.4.Bandbox|outline" text:style-name="Internet_20_link" text:visited-style-name="Internet_20_link">Bandbox<text:tab/>76</text:a></text:p>
          <text:p text:style-name="P13"><text:a xlink:type="simple" xlink:href="#4.2.6.Bandpopup|outline" text:style-name="Internet_20_link" text:visited-style-name="Internet_20_link">Bandpopup<text:tab/>79</text:a></text:p>
          <text:p text:style-name="P13"><text:a xlink:type="simple" xlink:href="#4.2.8.Calendar|outline" text:style-name="Internet_20_link" text:visited-style-name="Internet_20_link">Calendar<text:tab/>81</text:a></text:p>
          <text:p text:style-name="P13"><text:a xlink:type="simple" xlink:href="#4.2.10.Borderlayout|outline" text:style-name="Internet_20_link" text:visited-style-name="Internet_20_link">Borderlayout<text:tab/>83</text:a></text:p>
          <text:p text:style-name="P13"><text:a xlink:type="simple" xlink:href="#4.2.11.Box|outline" text:style-name="Internet_20_link" text:visited-style-name="Internet_20_link">Box<text:tab/>86</text:a></text:p>
          <text:p text:style-name="P13"><text:a xlink:type="simple" xlink:href="#4.2.12.Button|outline" text:style-name="Internet_20_link" text:visited-style-name="Internet_20_link">Button<text:tab/>88</text:a></text:p>
          <text:p text:style-name="P13"><text:a xlink:type="simple" xlink:href="#4.2.13.Captcha|outline" text:style-name="Internet_20_link" text:visited-style-name="Internet_20_link">Captcha<text:tab/>90</text:a></text:p>
          <text:p text:style-name="P13"><text:a xlink:type="simple" xlink:href="#4.2.14.Caption|outline" text:style-name="Internet_20_link" text:visited-style-name="Internet_20_link">Caption<text:tab/>93</text:a></text:p>
          <text:p text:style-name="P13"><text:a xlink:type="simple" xlink:href="#4.2.15.Center|outline" text:style-name="Internet_20_link" text:visited-style-name="Internet_20_link">Center<text:tab/>96</text:a></text:p>
          <text:p text:style-name="P13"><text:a xlink:type="simple" xlink:href="#4.2.16.Chart|outline" text:style-name="Internet_20_link" text:visited-style-name="Internet_20_link">Chart<text:tab/>99</text:a></text:p>
          <text:p text:style-name="P13"><text:a xlink:type="simple" xlink:href="#4.2.17.Checkbox|outline" text:style-name="Internet_20_link" text:visited-style-name="Internet_20_link">Checkbox<text:tab/>104</text:a></text:p>
          <text:p text:style-name="P13"><text:a xlink:type="simple" xlink:href="#4.2.18.Column|outline" text:style-name="Internet_20_link" text:visited-style-name="Internet_20_link">Column<text:tab/>106</text:a></text:p>
          <text:p text:style-name="P13"><text:a xlink:type="simple" xlink:href="#4.2.19.Columns|outline" text:style-name="Internet_20_link" text:visited-style-name="Internet_20_link">Columns<text:tab/>110</text:a></text:p>
          <text:p text:style-name="P13"><text:a xlink:type="simple" xlink:href="#4.2.20.Combobox|outline" text:style-name="Internet_20_link" text:visited-style-name="Internet_20_link">Combobox<text:tab/>113</text:a></text:p>
          <text:p text:style-name="P13"><text:a xlink:type="simple" xlink:href="#4.2.21.Comboitem|outline" text:style-name="Internet_20_link" text:visited-style-name="Internet_20_link">Comboitem<text:tab/>117</text:a></text:p>
          <text:p text:style-name="P13"><text:a xlink:type="simple" xlink:href="#4.2.22.Datebox|outline" text:style-name="Internet_20_link" text:visited-style-name="Internet_20_link">Datebox<text:tab/>119</text:a></text:p>
          <text:p text:style-name="P13"><text:a xlink:type="simple" xlink:href="#4.2.23.Doublebox|outline" text:style-name="Internet_20_link" text:visited-style-name="Internet_20_link">Doublebox<text:tab/>123</text:a></text:p>
          <text:p text:style-name="P13"><text:a xlink:type="simple" xlink:href="#4.2.25.Div|outline" text:style-name="Internet_20_link" text:visited-style-name="Internet_20_link">Div<text:tab/>125</text:a></text:p>
          <text:p text:style-name="P13"><text:a xlink:type="simple" xlink:href="#4.2.26.East|outline" text:style-name="Internet_20_link" text:visited-style-name="Internet_20_link">East<text:tab/>127</text:a></text:p>
          <text:p text:style-name="P13"><text:a xlink:type="simple" xlink:href="#4.2.28.Flash|outline" text:style-name="Internet_20_link" text:visited-style-name="Internet_20_link">Flash<text:tab/>130</text:a></text:p>
          <text:p text:style-name="P13"><text:a xlink:type="simple" xlink:href="#4.2.30.Footer|outline" text:style-name="Internet_20_link" text:visited-style-name="Internet_20_link">Footer<text:tab/>132</text:a></text:p>
          <text:p text:style-name="P13"><text:a xlink:type="simple" xlink:href="#4.2.31.Foot|outline" text:style-name="Internet_20_link" text:visited-style-name="Internet_20_link">Foot<text:tab/>134</text:a></text:p>
          <text:p text:style-name="P13"><text:a xlink:type="simple" xlink:href="#4.2.32.Grid|outline" text:style-name="Internet_20_link" text:visited-style-name="Internet_20_link">Grid<text:tab/>136</text:a></text:p>
          <text:p text:style-name="P13"><text:a xlink:type="simple" xlink:href="#4.2.33.Groupbox|outline" text:style-name="Internet_20_link" text:visited-style-name="Internet_20_link">Groupbox<text:tab/>140</text:a></text:p>
          <text:p text:style-name="P13"><text:a xlink:type="simple" xlink:href="#4.2.34.Hbox|outline" text:style-name="Internet_20_link" text:visited-style-name="Internet_20_link">Hbox<text:tab/>143</text:a></text:p>
          <text:p text:style-name="P13"><text:a xlink:type="simple" xlink:href="#4.2.35.Html|outline" text:style-name="Internet_20_link" text:visited-style-name="Internet_20_link">Html<text:tab/>145</text:a></text:p>
          <text:p text:style-name="P13"><text:a xlink:type="simple" xlink:href="#4.2.36.Iframe|outline" text:style-name="Internet_20_link" text:visited-style-name="Internet_20_link">Iframe<text:tab/>147</text:a></text:p>
          <text:p text:style-name="P13"><text:a xlink:type="simple" xlink:href="#4.2.37.Image|outline" text:style-name="Internet_20_link" text:visited-style-name="Internet_20_link">Image<text:tab/>149</text:a></text:p>
          <text:p text:style-name="P13"><text:a xlink:type="simple" xlink:href="#4.2.38.Imagemap|outline" text:style-name="Internet_20_link" text:visited-style-name="Internet_20_link">Imagemap<text:tab/>151</text:a></text:p>
          <text:p text:style-name="P13"><text:a xlink:type="simple" xlink:href="#4.2.39.Include|outline" text:style-name="Internet_20_link" text:visited-style-name="Internet_20_link">Include<text:tab/>153</text:a></text:p>
          <text:p text:style-name="P13"><text:a xlink:type="simple" xlink:href="#4.2.40.Intbox|outline" text:style-name="Internet_20_link" text:visited-style-name="Internet_20_link">Intbox<text:tab/>155</text:a></text:p>
          <text:p text:style-name="P13"><text:a xlink:type="simple" xlink:href="#4.2.41.Label|outline" text:style-name="Internet_20_link" text:visited-style-name="Internet_20_link">Label<text:tab/>158</text:a></text:p>
          <text:p text:style-name="P13"><text:a xlink:type="simple" xlink:href="#4.2.42.Listbox|outline" text:style-name="Internet_20_link" text:visited-style-name="Internet_20_link">Listbox<text:tab/>160</text:a></text:p>
          <text:p text:style-name="P13"><text:a xlink:type="simple" xlink:href="#4.2.43.Listcell|outline" text:style-name="Internet_20_link" text:visited-style-name="Internet_20_link">Listcell<text:tab/>165</text:a></text:p>
          <text:p text:style-name="P13"><text:a xlink:type="simple" xlink:href="#4.2.44.Listfoot|outline" text:style-name="Internet_20_link" text:visited-style-name="Internet_20_link">Listfoot<text:tab/>168</text:a></text:p>
          <text:p text:style-name="P13"><text:a xlink:type="simple" xlink:href="#4.2.45.Listfooter|outline" text:style-name="Internet_20_link" text:visited-style-name="Internet_20_link">Listfooter<text:tab/>170</text:a></text:p>
          <text:p text:style-name="P13"><text:a xlink:type="simple" xlink:href="#4.2.46.Listhead|outline" text:style-name="Internet_20_link" text:visited-style-name="Internet_20_link">Listhead<text:tab/>172</text:a></text:p>
          <text:p text:style-name="P13"><text:a xlink:type="simple" xlink:href="#4.2.47.Listheader|outline" text:style-name="Internet_20_link" text:visited-style-name="Internet_20_link">Listheader<text:tab/>174</text:a></text:p>
          <text:p text:style-name="P13"><text:a xlink:type="simple" xlink:href="#4.2.48.Listitem|outline" text:style-name="Internet_20_link" text:visited-style-name="Internet_20_link">Listitem<text:tab/>177</text:a></text:p>
          <text:p text:style-name="P13"><text:a xlink:type="simple" xlink:href="#4.2.49.Longbox|outline" text:style-name="Internet_20_link" text:visited-style-name="Internet_20_link">Longbox<text:tab/>180</text:a></text:p>
          <text:p text:style-name="P13"><text:a xlink:type="simple" xlink:href="#4.2.50.Menu|outline" text:style-name="Internet_20_link" text:visited-style-name="Internet_20_link">Menu<text:tab/>183</text:a></text:p>
          <text:p text:style-name="P13"><text:a xlink:type="simple" xlink:href="#4.2.51.Menubar|outline" text:style-name="Internet_20_link" text:visited-style-name="Internet_20_link">Menubar<text:tab/>185</text:a></text:p>
          <text:p text:style-name="P13"><text:a xlink:type="simple" xlink:href="#4.2.52.Menuitem|outline" text:style-name="Internet_20_link" text:visited-style-name="Internet_20_link">Menuitem<text:tab/>187</text:a></text:p>
          <text:p text:style-name="P13"><text:a xlink:type="simple" xlink:href="#4.2.53.Menupopup|outline" text:style-name="Internet_20_link" text:visited-style-name="Internet_20_link">Menupopup<text:tab/>189</text:a></text:p>
          <text:p text:style-name="P13"><text:a xlink:type="simple" xlink:href="#4.2.54.Menuseparator|outline" text:style-name="Internet_20_link" text:visited-style-name="Internet_20_link">Menuseparator<text:tab/>191</text:a></text:p>
          <text:p text:style-name="P13"><text:a xlink:type="simple" xlink:href="#4.2.55.North|outline" text:style-name="Internet_20_link" text:visited-style-name="Internet_20_link">North<text:tab/>193</text:a></text:p>
          <text:p text:style-name="P13"><text:a xlink:type="simple" xlink:href="#4.2.56.Paging|outline" text:style-name="Internet_20_link" text:visited-style-name="Internet_20_link">Paging<text:tab/>196</text:a></text:p>
          <text:p text:style-name="P13"><text:a xlink:type="simple" xlink:href="#4.2.58.Popup|outline" text:style-name="Internet_20_link" text:visited-style-name="Internet_20_link">Popup<text:tab/>198</text:a></text:p>
          <text:p text:style-name="P13"><text:a xlink:type="simple" xlink:href="#4.2.59.Progressmeter|outline" text:style-name="Internet_20_link" text:visited-style-name="Internet_20_link">Progressmeter<text:tab/>200</text:a></text:p>
          <text:p text:style-name="P13"><text:a xlink:type="simple" xlink:href="#4.2.60.Radio|outline" text:style-name="Internet_20_link" text:visited-style-name="Internet_20_link">Radio<text:tab/>201</text:a></text:p>
          <text:p text:style-name="P13"><text:a xlink:type="simple" xlink:href="#4.2.61.Radiogroup|outline" text:style-name="Internet_20_link" text:visited-style-name="Internet_20_link">Radiogroup<text:tab/>203</text:a></text:p>
          <text:p text:style-name="P13"><text:a xlink:type="simple" xlink:href="#4.2.62.Row|outline" text:style-name="Internet_20_link" text:visited-style-name="Internet_20_link">Row<text:tab/>205</text:a></text:p>
          <text:p text:style-name="P13"><text:a xlink:type="simple" xlink:href="#4.2.63.Rows|outline" text:style-name="Internet_20_link" text:visited-style-name="Internet_20_link">Rows<text:tab/>208</text:a></text:p>
          <text:p text:style-name="P13"><text:a xlink:type="simple" xlink:href="#4.2.64.Script|outline" text:style-name="Internet_20_link" text:visited-style-name="Internet_20_link">Script<text:tab/>211</text:a></text:p>
          <text:p text:style-name="P13"><text:a xlink:type="simple" xlink:href="#4.2.65.Slider|outline" text:style-name="Internet_20_link" text:visited-style-name="Internet_20_link">Slider<text:tab/>213</text:a></text:p>
          <text:p text:style-name="P13"><text:a xlink:type="simple" xlink:href="#4.2.66.Space|outline" text:style-name="Internet_20_link" text:visited-style-name="Internet_20_link">Space<text:tab/>215</text:a></text:p>
          <text:p text:style-name="P13"><text:a xlink:type="simple" xlink:href="#4.2.67.South|outline" text:style-name="Internet_20_link" text:visited-style-name="Internet_20_link">South<text:tab/>216</text:a></text:p>
          <text:p text:style-name="P13"><text:a xlink:type="simple" xlink:href="#4.2.68.Separator|outline" text:style-name="Internet_20_link" text:visited-style-name="Internet_20_link">Separator<text:tab/>219</text:a></text:p>
          <text:p text:style-name="P13"><text:a xlink:type="simple" xlink:href="#4.2.69.Splitter|outline" text:style-name="Internet_20_link" text:visited-style-name="Internet_20_link">Splitter<text:tab/>221</text:a></text:p>
          <text:p text:style-name="P13"><text:a xlink:type="simple" xlink:href="#4.2.70.Style|outline" text:style-name="Internet_20_link" text:visited-style-name="Internet_20_link">Style<text:tab/>223</text:a></text:p>
          <text:p text:style-name="P13"><text:a xlink:type="simple" xlink:href="#4.2.71.Tab|outline" text:style-name="Internet_20_link" text:visited-style-name="Internet_20_link">Tab<text:tab/>225</text:a></text:p>
          <text:p text:style-name="P13"><text:a xlink:type="simple" xlink:href="#4.2.72.Tabbox|outline" text:style-name="Internet_20_link" text:visited-style-name="Internet_20_link">Tabbox<text:tab/>228</text:a></text:p>
          <text:p text:style-name="P13"><text:a xlink:type="simple" xlink:href="#4.2.73.Tabpanel|outline" text:style-name="Internet_20_link" text:visited-style-name="Internet_20_link">Tabpanel<text:tab/>231</text:a></text:p>
          <text:p text:style-name="P13"><text:a xlink:type="simple" xlink:href="#4.2.74.Tabpanels|outline" text:style-name="Internet_20_link" text:visited-style-name="Internet_20_link">Tabpanels<text:tab/>233</text:a></text:p>
          <text:p text:style-name="P13"><text:a xlink:type="simple" xlink:href="#4.2.75.Tabs|outline" text:style-name="Internet_20_link" text:visited-style-name="Internet_20_link">Tabs<text:tab/>235</text:a></text:p>
          <text:p text:style-name="P13"><text:a xlink:type="simple" xlink:href="#4.2.76.Textbox|outline" text:style-name="Internet_20_link" text:visited-style-name="Internet_20_link">Textbox<text:tab/>237</text:a></text:p>
          <text:p text:style-name="P13"><text:a xlink:type="simple" xlink:href="#4.2.77.Timebox|outline" text:style-name="Internet_20_link" text:visited-style-name="Internet_20_link">Timebox<text:tab/>240</text:a></text:p>
          <text:p text:style-name="P13"><text:a xlink:type="simple" xlink:href="#4.2.79.Timer|outline" text:style-name="Internet_20_link" text:visited-style-name="Internet_20_link">Timer<text:tab/>242</text:a></text:p>
          <text:p text:style-name="P13"><text:a xlink:type="simple" xlink:href="#4.2.80.Toolbar|outline" text:style-name="Internet_20_link" text:visited-style-name="Internet_20_link">Toolbar<text:tab/>244</text:a></text:p>
          <text:p text:style-name="P13"><text:a xlink:type="simple" xlink:href="#4.2.81.Toolbarbutton|outline" text:style-name="Internet_20_link" text:visited-style-name="Internet_20_link">Toolbarbutton<text:tab/>246</text:a></text:p>
          <text:p text:style-name="P13"><text:a xlink:type="simple" xlink:href="#4.2.82.Tree|outline" text:style-name="Internet_20_link" text:visited-style-name="Internet_20_link">Tree<text:tab/>249</text:a></text:p>
          <text:p text:style-name="P13"><text:a xlink:type="simple" xlink:href="#4.2.83.Treecell|outline" text:style-name="Internet_20_link" text:visited-style-name="Internet_20_link">Treecell<text:tab/>254</text:a></text:p>
          <text:p text:style-name="P13"><text:a xlink:type="simple" xlink:href="#4.2.84.Treechildren|outline" text:style-name="Internet_20_link" text:visited-style-name="Internet_20_link">Treechildren<text:tab/>257</text:a></text:p>
          <text:p text:style-name="P13"><text:a xlink:type="simple" xlink:href="#4.2.85.Treecol|outline" text:style-name="Internet_20_link" text:visited-style-name="Internet_20_link">Treecol<text:tab/>261</text:a></text:p>
          <text:p text:style-name="P13"><text:a xlink:type="simple" xlink:href="#4.2.86.Treecols|outline" text:style-name="Internet_20_link" text:visited-style-name="Internet_20_link">Treecols<text:tab/>263</text:a></text:p>
          <text:p text:style-name="P13"><text:a xlink:type="simple" xlink:href="#4.2.87.Treefoot|outline" text:style-name="Internet_20_link" text:visited-style-name="Internet_20_link">Treefoot<text:tab/>265</text:a></text:p>
          <text:p text:style-name="P13"><text:a xlink:type="simple" xlink:href="#4.2.88.Treefooter|outline" text:style-name="Internet_20_link" text:visited-style-name="Internet_20_link">Treefooter<text:tab/>267</text:a></text:p>
          <text:p text:style-name="P13"><text:a xlink:type="simple" xlink:href="#4.2.89.Treeitem|outline" text:style-name="Internet_20_link" text:visited-style-name="Internet_20_link">Treeitem<text:tab/>269</text:a></text:p>
          <text:p text:style-name="P13"><text:a xlink:type="simple" xlink:href="#4.2.90.Treerow|outline" text:style-name="Internet_20_link" text:visited-style-name="Internet_20_link">Treerow<text:tab/>273</text:a></text:p>
          <text:p text:style-name="P13"><text:a xlink:type="simple" xlink:href="#4.2.91.Vbox|outline" text:style-name="Internet_20_link" text:visited-style-name="Internet_20_link">Vbox<text:tab/>276</text:a></text:p>
          <text:p text:style-name="P13"><text:a xlink:type="simple" xlink:href="#4.2.92.West|outline" text:style-name="Internet_20_link" text:visited-style-name="Internet_20_link">West<text:tab/>278</text:a></text:p>
          <text:p text:style-name="P13"><text:a xlink:type="simple" xlink:href="#4.2.93.Window|outline" text:style-name="Internet_20_link" text:visited-style-name="Internet_20_link">Window<text:tab/>281</text:a></text:p>
          <text:p text:style-name="P12"><text:a xlink:type="simple" xlink:href="#4.3.Events|outline" text:style-name="Internet_20_link" text:visited-style-name="Internet_20_link">Events<text:tab/>285</text:a></text:p>
          <text:p text:style-name="P13"><text:a xlink:type="simple" xlink:href="#4.3.1.CheckEvent|outline" text:style-name="Internet_20_link" text:visited-style-name="Internet_20_link">CheckEvent<text:tab/>285</text:a></text:p>
          <text:p text:style-name="P13"><text:a xlink:type="simple" xlink:href="#4.3.2.ColSizeEvent|outline" text:style-name="Internet_20_link" text:visited-style-name="Internet_20_link">ColSizeEvent<text:tab/>285</text:a></text:p>
          <text:p text:style-name="P13"><text:a xlink:type="simple" xlink:href="#4.3.3.CreateEvent|outline" text:style-name="Internet_20_link" text:visited-style-name="Internet_20_link">CreateEvent<text:tab/>286</text:a></text:p>
          <text:p text:style-name="P13"><text:a xlink:type="simple" xlink:href="#4.3.4.DropEvent|outline" text:style-name="Internet_20_link" text:visited-style-name="Internet_20_link">DropEvent<text:tab/>286</text:a></text:p>
          <text:p text:style-name="P13"><text:a xlink:type="simple" xlink:href="#4.3.5.ErrorEvent|outline" text:style-name="Internet_20_link" text:visited-style-name="Internet_20_link">ErrorEvent<text:tab/>287</text:a></text:p>
          <text:p text:style-name="P13"><text:a xlink:type="simple" xlink:href="#4.3.6.Event|outline" text:style-name="Internet_20_link" text:visited-style-name="Internet_20_link">Event<text:tab/>288</text:a></text:p>
          <text:p text:style-name="P13"><text:a xlink:type="simple" xlink:href="#4.3.7.InputEvent|outline" text:style-name="Internet_20_link" text:visited-style-name="Internet_20_link">InputEvent<text:tab/>288</text:a></text:p>
          <text:p text:style-name="P13"><text:a xlink:type="simple" xlink:href="#4.3.8.KeyEvent|outline" text:style-name="Internet_20_link" text:visited-style-name="Internet_20_link">KeyEvent<text:tab/>289</text:a></text:p>
          <text:p text:style-name="P13"><text:a xlink:type="simple" xlink:href="#4.3.9.MouseEvent|outline" text:style-name="Internet_20_link" text:visited-style-name="Internet_20_link">MouseEvent<text:tab/>289</text:a></text:p>
          <text:p text:style-name="P13"><text:a xlink:type="simple" xlink:href="#4.3.10.MoveEvent|outline" text:style-name="Internet_20_link" text:visited-style-name="Internet_20_link">MoveEvent<text:tab/>290</text:a></text:p>
          <text:p text:style-name="P13"><text:a xlink:type="simple" xlink:href="#4.3.12.OpenEvent|outline" text:style-name="Internet_20_link" text:visited-style-name="Internet_20_link">OpenEvent<text:tab/>291</text:a></text:p>
          <text:p text:style-name="P13"><text:a xlink:type="simple" xlink:href="#4.3.13.PageSizeEvent|outline" text:style-name="Internet_20_link" text:visited-style-name="Internet_20_link">PageSizeEvent<text:tab/>292</text:a></text:p>
          <text:p text:style-name="P13"><text:a xlink:type="simple" xlink:href="#4.3.14.PagingEvent|outline" text:style-name="Internet_20_link" text:visited-style-name="Internet_20_link">PagingEvent<text:tab/>292</text:a></text:p>
          <text:p text:style-name="P13"><text:a xlink:type="simple" xlink:href="#4.3.15.ScrollEvent|outline" text:style-name="Internet_20_link" text:visited-style-name="Internet_20_link">ScrollEvent<text:tab/>293</text:a></text:p>
          <text:p text:style-name="P13"><text:a xlink:type="simple" xlink:href="#4.3.16.SelectEvent|outline" text:style-name="Internet_20_link" text:visited-style-name="Internet_20_link">SelectEvent<text:tab/>293</text:a></text:p>
          <text:p text:style-name="P13"><text:a xlink:type="simple" xlink:href="#4.3.17.SelectionEvent|outline" text:style-name="Internet_20_link" text:visited-style-name="Internet_20_link">SelectionEvent<text:tab/>294</text:a></text:p>
          <text:p text:style-name="P13"><text:a xlink:type="simple" xlink:href="#4.3.18.SizeEvent|outline" text:style-name="Internet_20_link" text:visited-style-name="Internet_20_link">SizeEvent<text:tab/>294</text:a></text:p>
          <text:p text:style-name="P13"><text:a xlink:type="simple" xlink:href="#4.3.19.UploadEvent|outline" text:style-name="Internet_20_link" text:visited-style-name="Internet_20_link">UploadEvent<text:tab/>295</text:a></text:p>
          <text:p text:style-name="P13"><text:a xlink:type="simple" xlink:href="#4.3.20.ZIndexEvent|outline" text:style-name="Internet_20_link" text:visited-style-name="Internet_20_link">ZIndexEvent<text:tab/>295</text:a></text:p>
          <text:p text:style-name="P12"><text:a xlink:type="simple" xlink:href="#4.4.Supplemental Classes|outline" text:style-name="Internet_20_link" text:visited-style-name="Internet_20_link">Supplemental Classes<text:tab/>296</text:a></text:p>
          <text:p text:style-name="P13"><text:a xlink:type="simple" xlink:href="#4.4.1.AbstractListModel|outline" text:style-name="Internet_20_link" text:visited-style-name="Internet_20_link">AbstractListModel<text:tab/>296</text:a></text:p>
          <text:p text:style-name="P13"><text:a xlink:type="simple" xlink:href="#4.4.2.Constraint|outline" text:style-name="Internet_20_link" text:visited-style-name="Internet_20_link">Constraint<text:tab/>297</text:a></text:p>
          <text:p text:style-name="P13"><text:a xlink:type="simple" xlink:href="#4.4.3.Constrained|outline" text:style-name="Internet_20_link" text:visited-style-name="Internet_20_link">Constrained<text:tab/>297</text:a></text:p>
          <text:p text:style-name="P13"><text:a xlink:type="simple" xlink:href="#4.4.5.Fileupload|outline" text:style-name="Internet_20_link" text:visited-style-name="Internet_20_link">Fileupload<text:tab/>298</text:a></text:p>
          <text:p text:style-name="P13"><text:a xlink:type="simple" xlink:href="#4.4.6.ListitemRenderer|outline" text:style-name="Internet_20_link" text:visited-style-name="Internet_20_link">ListitemRenderer<text:tab/>300</text:a></text:p>
          <text:p text:style-name="P13"><text:a xlink:type="simple" xlink:href="#4.4.7.ListModel|outline" text:style-name="Internet_20_link" text:visited-style-name="Internet_20_link">ListModel<text:tab/>300</text:a></text:p>
          <text:p text:style-name="P13"><text:a xlink:type="simple" xlink:href="#4.4.9.Messagebox|outline" text:style-name="Internet_20_link" text:visited-style-name="Internet_20_link">Messagebox<text:tab/>302</text:a></text:p>
          <text:p text:style-name="P13"><text:a xlink:type="simple" xlink:href="#4.4.11.RendererCtrl|outline" text:style-name="Internet_20_link" text:visited-style-name="Internet_20_link">RendererCtrl<text:tab/>304</text:a></text:p>
          <text:p text:style-name="P13"><text:a xlink:type="simple" xlink:href="#4.4.13.SimpleConstraint|outline" text:style-name="Internet_20_link" text:visited-style-name="Internet_20_link">SimpleConstraint<text:tab/>305</text:a></text:p>
          <text:p text:style-name="P13"><text:a xlink:type="simple" xlink:href="#4.4.15.SimpleListModel|outline" text:style-name="Internet_20_link" text:visited-style-name="Internet_20_link">SimpleListModel<text:tab/>306</text:a></text:p>
          <text:p text:style-name="P11"><text:a xlink:type="simple" xlink:href="#5.5. The XHTML Components|outline" text:style-name="Internet_20_link" text:visited-style-name="Internet_20_link">5. The XHTML Components<text:tab/>307</text:a></text:p>
          <text:p text:style-name="P12"><text:a xlink:type="simple" xlink:href="#5.1.Overview|outline" text:style-name="Internet_20_link" text:visited-style-name="Internet_20_link">Overview<text:tab/>307</text:a></text:p>
          <text:p text:style-name="P13"><text:a xlink:type="simple" xlink:href="#5.1.1.URL and encodeURL|outline" text:style-name="Internet_20_link" text:visited-style-name="Internet_20_link">URL and encodeURL<text:tab/>307</text:a></text:p>
          <text:p text:style-name="P13"><text:a xlink:type="simple" xlink:href="#5.1.2.AbstractTag|outline" text:style-name="Internet_20_link" text:visited-style-name="Internet_20_link">AbstractTag<text:tab/>307</text:a></text:p>
          <text:p text:style-name="P13"><text:a xlink:type="simple" xlink:href="#5.1.3.Raw|outline" text:style-name="Internet_20_link" text:visited-style-name="Internet_20_link">Raw<text:tab/>308</text:a></text:p>
          <text:p text:style-name="P12"><text:a xlink:type="simple" xlink:href="#5.2.Components|outline" text:style-name="Internet_20_link" text:visited-style-name="Internet_20_link">Components<text:tab/>308</text:a></text:p>
          <text:p text:style-name="P13"><text:a xlink:type="simple" xlink:href="#5.2.1.A|outline" text:style-name="Internet_20_link" text:visited-style-name="Internet_20_link">A<text:tab/>308</text:a></text:p>
          <text:p text:style-name="P13"><text:a xlink:type="simple" xlink:href="#5.2.2.Abbr|outline" text:style-name="Internet_20_link" text:visited-style-name="Internet_20_link">Abbr<text:tab/>308</text:a></text:p>
          <text:p text:style-name="P13"><text:a xlink:type="simple" xlink:href="#5.2.3.Acronym|outline" text:style-name="Internet_20_link" text:visited-style-name="Internet_20_link">Acronym<text:tab/>308</text:a></text:p>
          <text:p text:style-name="P13"><text:a xlink:type="simple" xlink:href="#5.2.4.Address|outline" text:style-name="Internet_20_link" text:visited-style-name="Internet_20_link">Address<text:tab/>308</text:a></text:p>
          <text:p text:style-name="P13"><text:a xlink:type="simple" xlink:href="#5.2.5.Area|outline" text:style-name="Internet_20_link" text:visited-style-name="Internet_20_link">Area<text:tab/>308</text:a></text:p>
          <text:p text:style-name="P13"><text:a xlink:type="simple" xlink:href="#5.2.6.B|outline" text:style-name="Internet_20_link" text:visited-style-name="Internet_20_link">B<text:tab/>308</text:a></text:p>
          <text:p text:style-name="P13"><text:a xlink:type="simple" xlink:href="#5.2.7.Base|outline" text:style-name="Internet_20_link" text:visited-style-name="Internet_20_link">Base<text:tab/>309</text:a></text:p>
          <text:p text:style-name="P13"><text:a xlink:type="simple" xlink:href="#5.2.8.Big|outline" text:style-name="Internet_20_link" text:visited-style-name="Internet_20_link">Big<text:tab/>309</text:a></text:p>
          <text:p text:style-name="P13"><text:a xlink:type="simple" xlink:href="#5.2.9.Blockquote|outline" text:style-name="Internet_20_link" text:visited-style-name="Internet_20_link">Blockquote<text:tab/>309</text:a></text:p>
          <text:p text:style-name="P13"><text:a xlink:type="simple" xlink:href="#5.2.10.Body|outline" text:style-name="Internet_20_link" text:visited-style-name="Internet_20_link">Body<text:tab/>309</text:a></text:p>
          <text:p text:style-name="P13"><text:a xlink:type="simple" xlink:href="#5.2.11.Br|outline" text:style-name="Internet_20_link" text:visited-style-name="Internet_20_link">Br<text:tab/>309</text:a></text:p>
          <text:p text:style-name="P13"><text:a xlink:type="simple" xlink:href="#5.2.12.Button|outline" text:style-name="Internet_20_link" text:visited-style-name="Internet_20_link">Button<text:tab/>309</text:a></text:p>
          <text:p text:style-name="P13"><text:a xlink:type="simple" xlink:href="#5.2.13.Caption|outline" text:style-name="Internet_20_link" text:visited-style-name="Internet_20_link">Caption<text:tab/>309</text:a></text:p>
          <text:p text:style-name="P13"><text:a xlink:type="simple" xlink:href="#5.2.14.Cite|outline" text:style-name="Internet_20_link" text:visited-style-name="Internet_20_link">Cite<text:tab/>309</text:a></text:p>
          <text:p text:style-name="P13"><text:a xlink:type="simple" xlink:href="#5.2.15.Code|outline" text:style-name="Internet_20_link" text:visited-style-name="Internet_20_link">Code<text:tab/>309</text:a></text:p>
          <text:p text:style-name="P13"><text:a xlink:type="simple" xlink:href="#5.2.16.Collection|outline" text:style-name="Internet_20_link" text:visited-style-name="Internet_20_link">Collection<text:tab/>309</text:a></text:p>
          <text:p text:style-name="P13"><text:a xlink:type="simple" xlink:href="#5.2.17.Colgroup|outline" text:style-name="Internet_20_link" text:visited-style-name="Internet_20_link">Colgroup<text:tab/>309</text:a></text:p>
          <text:p text:style-name="P13"><text:a xlink:type="simple" xlink:href="#5.2.18.Dd|outline" text:style-name="Internet_20_link" text:visited-style-name="Internet_20_link">Dd<text:tab/>309</text:a></text:p>
          <text:p text:style-name="P13"><text:a xlink:type="simple" xlink:href="#5.2.19.Del|outline" text:style-name="Internet_20_link" text:visited-style-name="Internet_20_link">Del<text:tab/>310</text:a></text:p>
          <text:p text:style-name="P13"><text:a xlink:type="simple" xlink:href="#5.2.20.Dfn|outline" text:style-name="Internet_20_link" text:visited-style-name="Internet_20_link">Dfn<text:tab/>310</text:a></text:p>
          <text:p text:style-name="P13"><text:a xlink:type="simple" xlink:href="#5.2.21.Dir|outline" text:style-name="Internet_20_link" text:visited-style-name="Internet_20_link">Dir<text:tab/>310</text:a></text:p>
          <text:p text:style-name="P13"><text:a xlink:type="simple" xlink:href="#5.2.22.Div|outline" text:style-name="Internet_20_link" text:visited-style-name="Internet_20_link">Div<text:tab/>310</text:a></text:p>
          <text:p text:style-name="P13"><text:a xlink:type="simple" xlink:href="#5.2.23.Dl|outline" text:style-name="Internet_20_link" text:visited-style-name="Internet_20_link">Dl<text:tab/>310</text:a></text:p>
          <text:p text:style-name="P13"><text:a xlink:type="simple" xlink:href="#5.2.24.Dt|outline" text:style-name="Internet_20_link" text:visited-style-name="Internet_20_link">Dt<text:tab/>310</text:a></text:p>
          <text:p text:style-name="P13"><text:a xlink:type="simple" xlink:href="#5.2.25.Em|outline" text:style-name="Internet_20_link" text:visited-style-name="Internet_20_link">Em<text:tab/>310</text:a></text:p>
          <text:p text:style-name="P13"><text:a xlink:type="simple" xlink:href="#5.2.26.Embed|outline" text:style-name="Internet_20_link" text:visited-style-name="Internet_20_link">Embed<text:tab/>310</text:a></text:p>
          <text:p text:style-name="P13"><text:a xlink:type="simple" xlink:href="#5.2.27.Fieldset|outline" text:style-name="Internet_20_link" text:visited-style-name="Internet_20_link">Fieldset<text:tab/>310</text:a></text:p>
          <text:p text:style-name="P13"><text:a xlink:type="simple" xlink:href="#5.2.28.Font|outline" text:style-name="Internet_20_link" text:visited-style-name="Internet_20_link">Font<text:tab/>310</text:a></text:p>
          <text:p text:style-name="P13"><text:a xlink:type="simple" xlink:href="#5.2.29.Form|outline" text:style-name="Internet_20_link" text:visited-style-name="Internet_20_link">Form<text:tab/>310</text:a></text:p>
          <text:p text:style-name="P13"><text:a xlink:type="simple" xlink:href="#5.2.30.H1|outline" text:style-name="Internet_20_link" text:visited-style-name="Internet_20_link">H1<text:tab/>310</text:a></text:p>
          <text:p text:style-name="P13"><text:a xlink:type="simple" xlink:href="#5.2.31.H2|outline" text:style-name="Internet_20_link" text:visited-style-name="Internet_20_link">H2<text:tab/>311</text:a></text:p>
          <text:p text:style-name="P13"><text:a xlink:type="simple" xlink:href="#5.2.32.H3|outline" text:style-name="Internet_20_link" text:visited-style-name="Internet_20_link">H3<text:tab/>311</text:a></text:p>
          <text:p text:style-name="P13"><text:a xlink:type="simple" xlink:href="#5.2.33.H4|outline" text:style-name="Internet_20_link" text:visited-style-name="Internet_20_link">H4<text:tab/>311</text:a></text:p>
          <text:p text:style-name="P13"><text:a xlink:type="simple" xlink:href="#5.2.34.Head|outline" text:style-name="Internet_20_link" text:visited-style-name="Internet_20_link">Head<text:tab/>311</text:a></text:p>
          <text:p text:style-name="P13"><text:a xlink:type="simple" xlink:href="#5.2.35.Hr|outline" text:style-name="Internet_20_link" text:visited-style-name="Internet_20_link">Hr<text:tab/>311</text:a></text:p>
          <text:p text:style-name="P13"><text:a xlink:type="simple" xlink:href="#5.2.36.Html|outline" text:style-name="Internet_20_link" text:visited-style-name="Internet_20_link">Html<text:tab/>311</text:a></text:p>
          <text:p text:style-name="P13"><text:a xlink:type="simple" xlink:href="#5.2.37.I|outline" text:style-name="Internet_20_link" text:visited-style-name="Internet_20_link">I<text:tab/>311</text:a></text:p>
          <text:p text:style-name="P13"><text:a xlink:type="simple" xlink:href="#5.2.38.Iframe|outline" text:style-name="Internet_20_link" text:visited-style-name="Internet_20_link">Iframe<text:tab/>311</text:a></text:p>
          <text:p text:style-name="P13"><text:a xlink:type="simple" xlink:href="#5.2.39.Img|outline" text:style-name="Internet_20_link" text:visited-style-name="Internet_20_link">Img<text:tab/>311</text:a></text:p>
          <text:p text:style-name="P13"><text:a xlink:type="simple" xlink:href="#5.2.40.Input|outline" text:style-name="Internet_20_link" text:visited-style-name="Internet_20_link">Input<text:tab/>311</text:a></text:p>
          <text:p text:style-name="P13"><text:a xlink:type="simple" xlink:href="#5.2.41.Ins|outline" text:style-name="Internet_20_link" text:visited-style-name="Internet_20_link">Ins<text:tab/>311</text:a></text:p>
          <text:p text:style-name="P13"><text:a xlink:type="simple" xlink:href="#5.2.42.Isindex|outline" text:style-name="Internet_20_link" text:visited-style-name="Internet_20_link">Isindex<text:tab/>311</text:a></text:p>
          <text:p text:style-name="P13"><text:a xlink:type="simple" xlink:href="#5.2.43.Kbd|outline" text:style-name="Internet_20_link" text:visited-style-name="Internet_20_link">Kbd<text:tab/>312</text:a></text:p>
          <text:p text:style-name="P13"><text:a xlink:type="simple" xlink:href="#5.2.44.Label|outline" text:style-name="Internet_20_link" text:visited-style-name="Internet_20_link">Label<text:tab/>312</text:a></text:p>
          <text:p text:style-name="P13"><text:a xlink:type="simple" xlink:href="#5.2.45.Legend|outline" text:style-name="Internet_20_link" text:visited-style-name="Internet_20_link">Legend<text:tab/>312</text:a></text:p>
          <text:p text:style-name="P13"><text:a xlink:type="simple" xlink:href="#5.2.46.Li|outline" text:style-name="Internet_20_link" text:visited-style-name="Internet_20_link">Li<text:tab/>312</text:a></text:p>
          <text:p text:style-name="P13"><text:a xlink:type="simple" xlink:href="#5.2.47.Link|outline" text:style-name="Internet_20_link" text:visited-style-name="Internet_20_link">Link<text:tab/>312</text:a></text:p>
          <text:p text:style-name="P13"><text:a xlink:type="simple" xlink:href="#5.2.48.Map|outline" text:style-name="Internet_20_link" text:visited-style-name="Internet_20_link">Map<text:tab/>312</text:a></text:p>
          <text:p text:style-name="P13"><text:a xlink:type="simple" xlink:href="#5.2.49.Menu|outline" text:style-name="Internet_20_link" text:visited-style-name="Internet_20_link">Menu<text:tab/>312</text:a></text:p>
          <text:p text:style-name="P13"><text:a xlink:type="simple" xlink:href="#5.2.50.Meta|outline" text:style-name="Internet_20_link" text:visited-style-name="Internet_20_link">Meta<text:tab/>312</text:a></text:p>
          <text:p text:style-name="P13"><text:a xlink:type="simple" xlink:href="#5.2.51.Nobr|outline" text:style-name="Internet_20_link" text:visited-style-name="Internet_20_link">Nobr<text:tab/>312</text:a></text:p>
          <text:p text:style-name="P13"><text:a xlink:type="simple" xlink:href="#5.2.52.Object|outline" text:style-name="Internet_20_link" text:visited-style-name="Internet_20_link">Object<text:tab/>312</text:a></text:p>
          <text:p text:style-name="P13"><text:a xlink:type="simple" xlink:href="#5.2.53.Ol|outline" text:style-name="Internet_20_link" text:visited-style-name="Internet_20_link">Ol<text:tab/>312</text:a></text:p>
          <text:p text:style-name="P13"><text:a xlink:type="simple" xlink:href="#5.2.54.Optgroup|outline" text:style-name="Internet_20_link" text:visited-style-name="Internet_20_link">Optgroup<text:tab/>312</text:a></text:p>
          <text:p text:style-name="P13"><text:a xlink:type="simple" xlink:href="#5.2.55.Option|outline" text:style-name="Internet_20_link" text:visited-style-name="Internet_20_link">Option<text:tab/>313</text:a></text:p>
          <text:p text:style-name="P13"><text:a xlink:type="simple" xlink:href="#5.2.56.P|outline" text:style-name="Internet_20_link" text:visited-style-name="Internet_20_link">P<text:tab/>313</text:a></text:p>
          <text:p text:style-name="P13"><text:a xlink:type="simple" xlink:href="#5.2.57.Pre|outline" text:style-name="Internet_20_link" text:visited-style-name="Internet_20_link">Pre<text:tab/>313</text:a></text:p>
          <text:p text:style-name="P13"><text:a xlink:type="simple" xlink:href="#5.2.58.Q|outline" text:style-name="Internet_20_link" text:visited-style-name="Internet_20_link">Q<text:tab/>313</text:a></text:p>
          <text:p text:style-name="P13"><text:a xlink:type="simple" xlink:href="#5.2.59.S|outline" text:style-name="Internet_20_link" text:visited-style-name="Internet_20_link">S<text:tab/>313</text:a></text:p>
          <text:p text:style-name="P13"><text:a xlink:type="simple" xlink:href="#5.2.60.Sam|outline" text:style-name="Internet_20_link" text:visited-style-name="Internet_20_link">Sam<text:tab/>313</text:a></text:p>
          <text:p text:style-name="P13"><text:a xlink:type="simple" xlink:href="#5.2.61.Script|outline" text:style-name="Internet_20_link" text:visited-style-name="Internet_20_link">Script<text:tab/>313</text:a></text:p>
          <text:p text:style-name="P13"><text:a xlink:type="simple" xlink:href="#5.2.62.Select|outline" text:style-name="Internet_20_link" text:visited-style-name="Internet_20_link">Select<text:tab/>313</text:a></text:p>
          <text:p text:style-name="P13"><text:a xlink:type="simple" xlink:href="#5.2.63.Small|outline" text:style-name="Internet_20_link" text:visited-style-name="Internet_20_link">Small<text:tab/>313</text:a></text:p>
          <text:p text:style-name="P13"><text:a xlink:type="simple" xlink:href="#5.2.64.Span|outline" text:style-name="Internet_20_link" text:visited-style-name="Internet_20_link">Span<text:tab/>313</text:a></text:p>
          <text:p text:style-name="P13"><text:a xlink:type="simple" xlink:href="#5.2.65.Strong|outline" text:style-name="Internet_20_link" text:visited-style-name="Internet_20_link">Strong<text:tab/>313</text:a></text:p>
          <text:p text:style-name="P13"><text:a xlink:type="simple" xlink:href="#5.2.66.Style|outline" text:style-name="Internet_20_link" text:visited-style-name="Internet_20_link">Style<text:tab/>313</text:a></text:p>
          <text:p text:style-name="P13"><text:a xlink:type="simple" xlink:href="#5.2.67.Sub|outline" text:style-name="Internet_20_link" text:visited-style-name="Internet_20_link">Sub<text:tab/>314</text:a></text:p>
          <text:p text:style-name="P13"><text:a xlink:type="simple" xlink:href="#5.2.68.Sup|outline" text:style-name="Internet_20_link" text:visited-style-name="Internet_20_link">Sup<text:tab/>314</text:a></text:p>
          <text:p text:style-name="P13"><text:a xlink:type="simple" xlink:href="#5.2.69.Table|outline" text:style-name="Internet_20_link" text:visited-style-name="Internet_20_link">Table<text:tab/>314</text:a></text:p>
          <text:p text:style-name="P13"><text:a xlink:type="simple" xlink:href="#5.2.70.Tbody|outline" text:style-name="Internet_20_link" text:visited-style-name="Internet_20_link">Tbody<text:tab/>314</text:a></text:p>
          <text:p text:style-name="P13"><text:a xlink:type="simple" xlink:href="#5.2.71.Td|outline" text:style-name="Internet_20_link" text:visited-style-name="Internet_20_link">Td<text:tab/>314</text:a></text:p>
          <text:p text:style-name="P13"><text:a xlink:type="simple" xlink:href="#5.2.72.Text|outline" text:style-name="Internet_20_link" text:visited-style-name="Internet_20_link">Text<text:tab/>314</text:a></text:p>
          <text:p text:style-name="P13"><text:a xlink:type="simple" xlink:href="#5.2.73.Textarea|outline" text:style-name="Internet_20_link" text:visited-style-name="Internet_20_link">Textarea<text:tab/>314</text:a></text:p>
          <text:p text:style-name="P13"><text:a xlink:type="simple" xlink:href="#5.2.74.Tfoot|outline" text:style-name="Internet_20_link" text:visited-style-name="Internet_20_link">Tfoot<text:tab/>314</text:a></text:p>
          <text:p text:style-name="P13"><text:a xlink:type="simple" xlink:href="#5.2.75.Th|outline" text:style-name="Internet_20_link" text:visited-style-name="Internet_20_link">Th<text:tab/>314</text:a></text:p>
          <text:p text:style-name="P13"><text:a xlink:type="simple" xlink:href="#5.2.76.Thead|outline" text:style-name="Internet_20_link" text:visited-style-name="Internet_20_link">Thead<text:tab/>314</text:a></text:p>
          <text:p text:style-name="P13"><text:a xlink:type="simple" xlink:href="#5.2.77.Title|outline" text:style-name="Internet_20_link" text:visited-style-name="Internet_20_link">Title<text:tab/>314</text:a></text:p>
          <text:p text:style-name="P13"><text:a xlink:type="simple" xlink:href="#5.2.78.Tr|outline" text:style-name="Internet_20_link" text:visited-style-name="Internet_20_link">Tr<text:tab/>314</text:a></text:p>
          <text:p text:style-name="P13"><text:a xlink:type="simple" xlink:href="#5.2.79.Tt|outline" text:style-name="Internet_20_link" text:visited-style-name="Internet_20_link">Tt<text:tab/>315</text:a></text:p>
          <text:p text:style-name="P13"><text:a xlink:type="simple" xlink:href="#5.2.80.Ul|outline" text:style-name="Internet_20_link" text:visited-style-name="Internet_20_link">Ul<text:tab/>315</text:a></text:p>
          <text:p text:style-name="P13"><text:a xlink:type="simple" xlink:href="#5.2.81.Var|outline" text:style-name="Internet_20_link" text:visited-style-name="Internet_20_link">Var<text:tab/>315</text:a></text:p>
          <text:p text:style-name="P12"><text:a xlink:type="simple" xlink:href="#5.3.Supplement Classes|outline" text:style-name="Internet_20_link" text:visited-style-name="Internet_20_link">Supplement Classes<text:tab/>315</text:a></text:p>
          <text:p text:style-name="P13"><text:a xlink:type="simple" xlink:href="#5.3.1.Fileupload|outline" text:style-name="Internet_20_link" text:visited-style-name="Internet_20_link">Fileupload<text:tab/>315</text:a></text:p>
          <text:p text:style-name="P13"><text:a xlink:type="simple" xlink:href="#5.3.2.Messagebox|outline" text:style-name="Internet_20_link" text:visited-style-name="Internet_20_link">Messagebox<text:tab/>315</text:a></text:p>
          <text:p text:style-name="P11"><text:a xlink:type="simple" xlink:href="#6.Appendix A. WEB-INF/web.xml|outline" text:style-name="Internet_20_link" text:visited-style-name="Internet_20_link">Appendix A. WEB-INF/web.xml<text:tab/>316</text:a></text:p>
          <text:p text:style-name="P12"><text:a xlink:type="simple" xlink:href="#6.1.ZK Loader|outline" text:style-name="Internet_20_link" text:visited-style-name="Internet_20_link">ZK Loader<text:tab/>316</text:a></text:p>
          <text:p text:style-name="P13"><text:a xlink:type="simple" xlink:href="#6.1.1.The Initial Parameters|outline" text:style-name="Internet_20_link" text:visited-style-name="Internet_20_link">The Initial Parameters<text:tab/>316</text:a></text:p>
          <text:p text:style-name="P12"><text:a xlink:type="simple" xlink:href="#6.2.ZK AU Engine|outline" text:style-name="Internet_20_link" text:visited-style-name="Internet_20_link">ZK AU Engine<text:tab/>317</text:a></text:p>
          <text:p text:style-name="P13"><text:a xlink:type="simple" xlink:href="#6.2.1.The Initial Parameters|outline" text:style-name="Internet_20_link" text:visited-style-name="Internet_20_link">The Initial Parameters<text:tab/>317</text:a></text:p>
          <text:p text:style-name="P12"><text:a xlink:type="simple" xlink:href="#6.3.ZK Session Cleaner|outline" text:style-name="Internet_20_link" text:visited-style-name="Internet_20_link">ZK Session Cleaner<text:tab/>317</text:a></text:p>
          <text:p text:style-name="P12"><text:a xlink:type="simple" xlink:href="#6.4.ZK Filter|outline" text:style-name="Internet_20_link" text:visited-style-name="Internet_20_link">ZK Filter<text:tab/>317</text:a></text:p>
          <text:p text:style-name="P13"><text:a xlink:type="simple" xlink:href="#6.4.1.The Initial Parameters|outline" text:style-name="Internet_20_link" text:visited-style-name="Internet_20_link">The Initial Parameters<text:tab/>318</text:a></text:p>
          <text:p text:style-name="P13"><text:a xlink:type="simple" xlink:href="#6.4.2.How to Specify in web.xml|outline" text:style-name="Internet_20_link" text:visited-style-name="Internet_20_link">How to Specify in web.xml<text:tab/>318</text:a></text:p>
          <text:p text:style-name="P12"><text:a xlink:type="simple" xlink:href="#6.5.DSP Loader|outline" text:style-name="Internet_20_link" text:visited-style-name="Internet_20_link">DSP Loader<text:tab/>318</text:a></text:p>
          <text:p text:style-name="P13"><text:a xlink:type="simple" xlink:href="#6.5.1.The Initial Parameters|outline" text:style-name="Internet_20_link" text:visited-style-name="Internet_20_link">The Initial Parameters<text:tab/>319</text:a></text:p>
          <text:p text:style-name="P13"><text:a xlink:type="simple" xlink:href="#6.5.2.How to Specify in web.xml|outline" text:style-name="Internet_20_link" text:visited-style-name="Internet_20_link">How to Specify in web.xml<text:tab/>319</text:a></text:p>
          <text:p text:style-name="P12"><text:a xlink:type="simple" xlink:href="#6.6.Sample of web.xml|outline" text:style-name="Internet_20_link" text:visited-style-name="Internet_20_link">Sample of web.xml<text:tab/>319</text:a></text:p>
          <text:p text:style-name="P11"><text:a xlink:type="simple" xlink:href="#7.Appendix B. WEB-INF/zk.xml|outline" text:style-name="Internet_20_link" text:visited-style-name="Internet_20_link">Appendix B. WEB-INF/zk.xml<text:tab/>322</text:a></text:p>
          <text:p text:style-name="P12"><text:a xlink:type="simple" xlink:href="#7.1.Overview|outline" text:style-name="Internet_20_link" text:visited-style-name="Internet_20_link">Overview<text:tab/>322</text:a></text:p>
          <text:p text:style-name="P13"><text:a xlink:type="simple" xlink:href="#7.1.1.The richlet and richlet-mapping elements|outline" text:style-name="Internet_20_link" text:visited-style-name="Internet_20_link">The richlet and richlet-mapping elements<text:tab/>322</text:a></text:p>
          <text:p text:style-name="P13"><text:a xlink:type="simple" xlink:href="#7.1.2.The listener Element|outline" text:style-name="Internet_20_link" text:visited-style-name="Internet_20_link">The listener Element<text:tab/>323</text:a></text:p>
          <text:p text:style-name="P13"><text:a xlink:type="simple" xlink:href="#7.1.3.The log Element|outline" text:style-name="Internet_20_link" text:visited-style-name="Internet_20_link">The log Element<text:tab/>328</text:a></text:p>
          <text:p text:style-name="P13"><text:a xlink:type="simple" xlink:href="#7.1.4.The client-config Element|outline" text:style-name="Internet_20_link" text:visited-style-name="Internet_20_link">The client-config Element<text:tab/>328</text:a></text:p>
          <text:p text:style-name="P13"><text:a xlink:type="simple" xlink:href="#7.1.5.The desktop-config Element|outline" text:style-name="Internet_20_link" text:visited-style-name="Internet_20_link">The desktop-config Element<text:tab/>331</text:a></text:p>
          <text:p text:style-name="P13"><text:a xlink:type="simple" xlink:href="#7.1.6.The xel-config Element|outline" text:style-name="Internet_20_link" text:visited-style-name="Internet_20_link">The xel-config Element<text:tab/>333</text:a></text:p>
          <text:p text:style-name="P13"><text:a xlink:type="simple" xlink:href="#7.1.7.The language-config Element|outline" text:style-name="Internet_20_link" text:visited-style-name="Internet_20_link">The language-config Element<text:tab/>334</text:a></text:p>
          <text:p text:style-name="P13"><text:a xlink:type="simple" xlink:href="#7.1.8.The session-config Element|outline" text:style-name="Internet_20_link" text:visited-style-name="Internet_20_link">The session-config Element<text:tab/>334</text:a></text:p>
          <text:p text:style-name="P13"><text:a xlink:type="simple" xlink:href="#7.1.9.The system-config Element|outline" text:style-name="Internet_20_link" text:visited-style-name="Internet_20_link">The system-config Element<text:tab/>335</text:a></text:p>
          <text:p text:style-name="P13"><text:a xlink:type="simple" xlink:href="#7.1.10.The zscript-config Element|outline" text:style-name="Internet_20_link" text:visited-style-name="Internet_20_link">The zscript-config Element<text:tab/>341</text:a></text:p>
          <text:p text:style-name="P13"><text:a xlink:type="simple" xlink:href="#7.1.11.The device-config Element|outline" text:style-name="Internet_20_link" text:visited-style-name="Internet_20_link">The device-config Element<text:tab/>341</text:a></text:p>
          <text:p text:style-name="P13"><text:a xlink:type="simple" xlink:href="#7.1.12.The error-page Element|outline" text:style-name="Internet_20_link" text:visited-style-name="Internet_20_link">The error-page Element<text:tab/>344</text:a></text:p>
          <text:p text:style-name="P13"><text:a xlink:type="simple" xlink:href="#7.1.13.The preference Element|outline" text:style-name="Internet_20_link" text:visited-style-name="Internet_20_link">The preference Element<text:tab/>344</text:a></text:p>
          <text:p text:style-name="P13"><text:a xlink:type="simple" xlink:href="#7.1.14.The library-property Element|outline" text:style-name="Internet_20_link" text:visited-style-name="Internet_20_link">The library-property Element<text:tab/>344</text:a></text:p>
          <text:p text:style-name="P13"><text:a xlink:type="simple" xlink:href="#7.1.15.The system-property Element|outline" text:style-name="Internet_20_link" text:visited-style-name="Internet_20_link">The system-property Element<text:tab/>345</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4" text:outline-level="3">app<text:span text:style-name="T2">licationScope - </text:span><text:span text:style-name="T5">java.util.Map</text:span></text:h>
      <text:p text:style-name="P15">A map of custom attributes associated with the Web application. It is the same as the <text:span text:style-name="T6">getAttributes</text:span> method in the <text:span text:style-name="T6">org.zkoss.zk.ui.WebApp</text:span> interface.</text:p>
      <text:p text:style-name="P15">A Web application is a WAR, and each Web application has an independent set of custom attributes. These attributes are used mainly to communicate among different desktops and sessions.</text:p>
      <text:p text:style-name="P15">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4"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6"><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Code_20_Indent">&lt;window title="${arg.name}"&gt;</text:p>
      <text:p text:style-name="Code_20_Indent">...</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4"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4" text:outline-level="3"><text:span text:style-name="T11">desktop - </text:span><text:span text:style-name="T6">org.zkoss</text:span><text:span text:style-name="T5">.zk.ui.Desktop</text:span></text:h>
      <text:p text:style-name="P17">The current desktop. It is the same as <text:span text:style-name="T6">self.desktop</text:span>.</text:p>
      <text:p text:style-name="Code_20_Indent">des<text:span text:style-name="T2">ktop.getPage("main");</text:span></text:p>
      <text:h text:style-name="P14" text:outline-level="3"><text:span text:style-name="T11">desktopScope - </text:span><text:span text:style-name="T6">java.util.Map</text:span></text:h>
      <text:p text:style-name="P18">A map of custom attributes ass<text:span text:style-name="T2">ociated with</text:span> the desktop. It is the same as the <text:span text:style-name="T6">getAttributes</text:span> method in the <text:span text:style-name="T6">org.zkoss.zk.ui.Desktop</text:span> interface.</text:p>
      <text:p text:style-name="P18">It is mai<text:span text:style-name="T2">nly used to communicate among pages in the same desktop.</text:span></text:p>
      <text:h text:style-name="P14" text:outline-level="3"><text:span text:style-name="T11">each - </text:span><text:span text:style-name="T6">java.lang.Object</text:span></text:h>
      <text:p text:style-name="P19"><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4" text:outline-level="3"><text:span text:style-name="T11">event - </text:span><text:span text:style-name="T6">org.zkoss</text:span><text:span text:style-name="T5">.zk.ui.event.Event</text:span><text:span text:style-name="T12"> or derived</text:span></text:h>
      <text:p text:style-name="P15">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Code_20_Indent">...</text:p>
      <text:p text:style-name="Code_20_Indent">}</text:p>
      <text:p text:style-name="Code_20_Indent">void autoComplete() {</text:p>
      <text:p text:style-name="Code_20_Indent"><text:s text:c="2"/>String value = event.getValue();</text:p>
      <text:p text:style-name="Code_20_Indent">...</text:p>
      <text:p text:style-name="Code_20_Indent">}</text:p>
      <text:p text:style-name="Code_20_Indent">&lt;/zscript&gt;</text:p>
      <text:h text:style-name="Heading_20_3" text:outline-level="3">execution – <text:span text:style-name="T6">org</text:span><text:span text:style-name="T5">.zkoss.zk.ui.Execution</text:span></text:h>
      <text:p text:style-name="P20">The current execution.</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4" text:outline-level="3"><text:span text:style-name="T11">page - </text:span><text:span text:style-name="T6">org.zkoss.zk.ui.Page</text:span></text:h>
      <text:p text:style-name="P21">The current page. It is the same as <text:span text:style-name="T6">self.page</text:span>.</text:p>
      <text:h text:style-name="P14" text:outline-level="3"><text:span text:style-name="T11">pageContext – </text:span><text:span text:style-name="T6">org.zkoss.web.servlet.xel.PageContext</text:span></text:h>
      <text:p text:style-name="P21">The current page context used to retrieve the request, response, variable resolver and so on.</text:p>
      <text:h text:style-name="P14"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4" text:outline-level="3"><text:span text:style-name="T11">requestScope – </text:span><text:span text:style-name="T6">java.util.Map</text:span></text:h>
      <text:p text:style-name="P21">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4" text:outline-level="3"><text:span text:style-name="T11">sel</text:span><text:span text:style-name="T12">f - </text:span><text:span text:style-name="T5">org.zkoss.zk.ui.Component</text:span></text:h>
      <text:p text:style-name="P20">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18">A map of custom attributes ass<text:span text:style-name="T2">ociated with</text:span> the session. It is the same as the <text:span text:style-name="T6">getAttributes</text:span> method in the <text:span text:style-name="T6">org.zkoss.zk.ui.Session</text:span> interface.</text:p>
      <text:p text:style-name="P18">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18">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6">&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6">&lt;?component name="<text:span text:style-name="T16">myName</text:span>" [class="<text:span text:style-name="T16">myPackage.myClass</text:span>"]<text:line-break/> <text:s/>[extends="<text:span text:style-name="T16">nameOfExistComponent</text:span>"]<text:line-break/> <text:s/>[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2">&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3">In addition, you could specify the initial properties (such as <text:span text:style-name="T6">prop1</text:span> in the above example), such that they are always passed to the macro component (thru the <text:span text:style-name="T6">arg</text:span> variable).</text:p>
      <text:p text:style-name="P23">The <text:span text:style-name="T6">inline</text:span> attribute specifies whether it is an inline macro (<text:span text:style-name="T6">inlinie="true"</text:span>) or a regular macro (default).</text:p>
      <text:p text:style-name="P23">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3">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2">&lt;?component name="<text:span text:style-name="T16">myName</text:span>" [class="<text:span text:style-name="T16">myPackage.myClass</text:span>"]<text:line-break/> <text:s/>[extends="<text:span text:style-name="T16">nameOfExistComponent</text:span>"]<text:line-break/> <text:s/>[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3">To define a new component, you have to specify at least the <text:span text:style-name="T6">class</text:span> attribute, which is used by ZK to instantiate a new instance of the component.</text:p>
      <text:p text:style-name="P23">In addition to defining a new component, you can override properties of existent components by specifying the <text:span text:style-name="T6">extends</text:span> element with the component name that you want to extend from (extendee). In other words, if <text:span text:style-name="T6">extends</text:span> is specified, the previous definition of the extendee is loaded as the default value and then override only properties that are specified in this directive.</text:p>
      <text:p text:style-name="P23">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s="window"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In addition, you could specify the properties to initialize. For example, you want to use the style class called blue for all buttons used in this page, then you could:</text:p>
      <text:p text:style-name="Code_20_Indent_20_2">&lt;?component name="button" extends="button" sclass="blue"?&gt;</text:p>
      <text:p text:style-name="Text_20_body_20_indent_20_2">Similarly, you could use the following definition to use OK as the default label for all buttons specified in this page.</text:p>
      <text:p text:style-name="Code_20_Indent_20_2">&lt;?component name="button" extends="button"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P24">&lt;zscript&gt;<text:line-break/><text:tab/>Button btn = new Button();<text:line-break/><text:tab/>btn.applyProperties(); //apply the initial properties<text:line-break/>&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s</text:span></text:h>
      <text:p text:style-name="Text_20_body_20_indent_20_2">[Optional]</text:p>
      <text:p text:style-name="Text_20_body_20_indent_20_2">Specifies the name of the component to extend from (extendee). If spe<text:span text:style-name="T2">cified,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text:span text:style-name="T6">def</text:span><text:span text:style-name="T5">ault</text:span><text:span text:style-name="T2">]</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P22">moldURI="~./zul/in-my-jar.dsp"<text:line-break/>moldURI="/WEB-INF/in-my-web.dsp"<text:line-break/>moldURI="/jsp-or-other-servlet"<text:line-break/>moldURI="class:com.mycompany.myrender"</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p text:style-name="P23">In addition to DSP, JSP and any Servlet technologies, you can implement the <text:span text:style-name="T6">org.zkoss.zk.util.ComponentRenderer</text:span> interface, and then specify it in the <text:span text:style-name="T6">moldURI</text:span> attribute by starting with <text:span text:style-name="T6">"class:"</text:span>. With this approach, <text:s/>the performance is the best.</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evaluator</text:span> Directive</text:h>
      <text:p text:style-name="P16">&lt;?evaluator [name="..."] [class="..."] [import="..."]?&gt;</text:p>
      <text:p text:style-name="Text_20_body_20_indent">It spe<text:span text:style-name="T2">cifies how to evaluate XEL expressions.</text:span></text:p>
      <text:h text:style-name="Heading_20_4" text:outline-level="4">name</text:h>
      <text:p text:style-name="Text_20_body_20_indent_20_2">[opt<text:span text:style-name="T2">ional][Default: </text:span><text:span text:style-name="T18">none</text:span><text:span text:style-name="T2">][Case insensitive]</text:span></text:p>
      <text:p text:style-name="P23">The name of the implementation used to evaluate the XEL expressions. There are two ways to specify the implementation. One is the name attribute. The other is the class attribute.</text:p>
      <text:p text:style-name="P23">For example, if you want to use MVEL<text:note text:id="ftn2" text:note-class="footnote"><text:note-citation>2</text:note-citation><text:note-body><text:p text:style-name="Footnote">MVEL is a powerful exp<text:span text:style-name="T2">ression language. Refer to </text:span><text:a xlink:type="simple" xlink:href="http://mvel.codehaus.org/"><text:span text:style-name="T19">http://mvel.codehaus.org/</text:span></text:a><text:span text:style-name="T2"> for more information.</text:span></text:p></text:note-body></text:note>, you can specify the name as follows.</text:p>
      <text:p text:style-name="Code_20_Indent_20_2">&lt;?evaluator name="<text:span text:style-name="T20">mvel</text:span>"?&gt;</text:p>
      <text:p text:style-name="Code_20_Indent_20_2">&lt;window id="w" title="MVEL Demo"&gt;</text:p>
      <text:p text:style-name="Code_20_Indent_20_2"><text:tab/>${new org.zkoss.zul.Textbox().setParent(w)}</text:p>
      <text:p text:style-name="Code_20_Indent_20_2">&lt;/window&gt;</text:p>
      <text:p text:style-name="P23">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2">cription</text:span></text:p>
            </table:table-cell>
          </table:table-row>
        </table:table-header-rows>
        <table:table-row>
          <table:table-cell table:style-name="Table5.A2" office:value-type="string">
            <text:p text:style-name="P25">default</text:p>
          </table:table-cell>
          <table:table-cell table:style-name="Table5.B2" office:value-type="string">
            <text:p text:style-name="P25">org.zkoss.xel.el.ELFactory</text:p>
            <text:p text:style-name="Table_20_Contents">The def<text:span text:style-name="T2">ault implementation. It is based on ZK Commons EL (</text:span><text:span text:style-name="T5">zcommons-el.jar</text:span><text:span text:style-name="T2">), which is a performance enhancement version of Apache Commons EL.</text:span></text:p>
          </table:table-cell>
        </table:table-row>
        <table:table-row>
          <table:table-cell table:style-name="Table5.A2" office:value-type="string">
            <text:p text:style-name="P25">mvel</text:p>
          </table:table-cell>
          <table:table-cell table:style-name="Table5.B2" office:value-type="string">
            <text:p text:style-name="P26">org.zkoss.zkmax.xel.mvel.MVELFactory</text:p>
            <text:p text:style-name="P27">The implementation based on MVEL, http://mvel.codehaus.org.</text:p>
            <text:p text:style-name="P28">[available only if zkmax.jar is loaded]</text:p>
          </table:table-cell>
        </table:table-row>
        <table:table-row>
          <table:table-cell table:style-name="Table5.A2" office:value-type="string">
            <text:p text:style-name="P25">ognl</text:p>
          </table:table-cell>
          <table:table-cell table:style-name="Table5.B2" office:value-type="string">
            <text:p text:style-name="P25">org<text:span text:style-name="T2">.zkoss.zkmax.xel.ognl.OGNLFactory</text:span></text:p>
            <text:p text:style-name="P27">The implementation based on OGNL, <text:a xlink:type="simple" xlink:href="http://www.ognl.org/">http://www.ognl.org</text:a>.</text:p>
            <text:p text:style-name="P28">[available only if zkmax.jar is loaded]</text:p>
          </table:table-cell>
        </table:table-row>
        <table:table-row>
          <table:table-cell table:style-name="Table5.A2" office:value-type="string">
            <text:p text:style-name="P25">com<text:span text:style-name="T2">mons-el</text:span></text:p>
          </table:table-cell>
          <table:table-cell table:style-name="Table5.B2" office:value-type="string">
            <text:p text:style-name="P25">org.zkoss.zkmax.xel.el.ApacheELFactory</text:p>
            <text:p text:style-name="P29">The imp<text:span text:style-name="T2">lementation that is based on Apache Commons EL, </text:span><text:span text:style-name="T5">org.apache.commons.el.ExpressionEvaluatorImpl</text:span><text:span text:style-name="T2">.</text:span></text:p>
            <text:p text:style-name="P30">[available only if zkmax.jar is loaded]</text:p>
          </table:table-cell>
        </table:table-row>
        <table:table-row>
          <table:table-cell table:style-name="Table5.A2" office:value-type="string">
            <text:p text:style-name="P25">japser-el</text:p>
          </table:table-cell>
          <table:table-cell table:style-name="Table5.B2" office:value-type="string">
            <text:p text:style-name="P25">org.zkoss.zkmax.xel.el21.ApacheELFactory</text:p>
            <text:p text:style-name="P29">The imp<text:span text:style-name="T2">lementation that is based on Apache JSP 2.1 EL, </text:span><text:span text:style-name="T5">org.apache.el.ExpressionFactoryImpl</text:span><text:span text:style-name="T2">.</text:span></text:p>
            <text:p text:style-name="P30">[available only if zkmax.jar is loaded]</text:p>
          </table:table-cell>
        </table:table-row>
      </table:table>
      <text:p text:style-name="P23">You can provide additional implementations by use of the <text:span text:style-name="T6">class</text:span> attribute, as described in the following section. The class must implement the <text:span text:style-name="T6">org.zkoss.xel.ExpressionFactory</text:span> interface. Or, you can specify the following content in <text:span text:style-name="T6">metainfo/xel/config.xml</text:span>.</text:p>
      <text:p text:style-name="Code_20_Indent_20_2">&lt;config&gt;</text:p>
      <text:p text:style-name="Code_20_Indent_20_2"><text:tab/>&lt;xel-config&gt;</text:p>
      <text:p text:style-name="Code_20_Indent_20_2"><text:tab/><text:tab/>&lt;evaluator-name&gt;Super&lt;/evaluator-name&gt;&lt;!-- case insensitive --&gt;</text:p>
      <text:p text:style-name="Code_20_Indent_20_2"><text:tab/><text:tab/>&lt;evaluator-class&gt;my.SuperEvaluator&lt;/evaluator-class&gt;</text:p>
      <text:p text:style-name="Code_20_Indent_20_2"><text:tab/>&lt;/xel-config&gt;</text:p>
      <text:p text:style-name="Code_20_Indent_20_2">&lt;/config&gt;</text:p>
      <text:h text:style-name="Heading_20_4" text:outline-level="4">class</text:h>
      <text:p text:style-name="Text_20_body_20_indent_20_2">[Optional][Default: <text:span text:style-name="T16">dep</text:span><text:span text:style-name="T18">endind on how xel-config is specified</text:span><text:span text:style-name="T21">]</text:span></text:p>
      <text:p text:style-name="P23">The implementation used to evaluate the XEL expressions. In addition to the name attribute, you can specify the class directly. For example, you can use MVEL by specifying class as follows.</text:p>
      <text:p text:style-name="Code_20_Indent_20_2">&lt;?evaluator class="<text:span text:style-name="T20">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2">ort</text:span></text:h>
      <text:p text:style-name="P23">[Optiona][Default: <text:span text:style-name="T16">what are defined in taglib</text:span><text:span text:style-name="T17">]</text:span></text:p>
      <text:p text:style-name="P31">Specifies a list of classes separated with comma to import for evaluating the expression in this page. For example, with MVEL:</text:p>
      <text:p text:style-name="Code_20_Indent_20_2">&lt;?evaluator class<text:span text:style-name="T22">="org.zkoss.zkmax.xel.mvel.MVELFactory"</text:span></text:p>
      <text:p text:style-name="Code_20_Indent_20_2">import="<text:span text:style-name="T20">org.zkoss.zul.Datebox,org.zkoss.zul.Combobox</text:span>"?&gt;</text:p>
      <text:p text:style-name="Code_20_Indent_20_2">&lt;window id="w" title="MVEL Demo"&gt;</text:p>
      <text:p text:style-name="Code_20_Indent_20_2"><text:tab/>${new <text:span text:style-name="T20">Datebox</text:span>().setParent(w)}</text:p>
      <text:p text:style-name="P32">&lt;/window&gt;</text:p>
      <text:p text:style-name="P31">Notice that not all evaluators support the import of classes. For example, all EL-based the evaluators, including the system default one, don't support it. In other words, the <text:span text:style-name="T6">import</text:span> attribute is meaningless to them. Rather, you have to use the <text:span text:style-name="T6">taglib</text:span> directive to import functions.</text:p>
      <text:h text:style-name="Heading_20_3" text:outline-level="3">The <text:span text:style-name="T6">forward</text:span> Directive</text:h>
      <text:p text:style-name="P16">&lt;?forward uri="..." [if="..."] [unless="..."]?&gt;</text:p>
      <text:p text:style-name="Text_20_body_20_indent">It spe<text:span text:style-name="T2">cifies the URI to forward the request to, and the condition to decide whether to forward. If the condition is satisfied or not specified, this page won't be rendered, and the request is, instead, forwarded to the URI specified in the </text:span><text:span text:style-name="T5">uri</text:span><text:span text:style-name="T2"> attribute.</text:span></text:p>
      <text:p text:style-name="Text_20_body_20_indent">Not<text:span text:style-name="T2">es</text:span></text:p>
      <text:list text:style-name="L2">
        <text:list-item text:start-value="1">
          <text:p text:style-name="P33">Even if the forward is effective (i.e., ZK forwards the request to the specified URI), the initiators specified in the <text:span text:style-name="T6">init</text:span> directives will be called.</text:p>
        </text:list-item>
        <text:list-item>
          <text:p text:style-name="P33">The <text:span text:style-name="T6">createComponents</text:span> method of the Execution interface ignores the <text:span text:style-name="T6">forward</text:span> directives. In other words, the <text:span text:style-name="T6">forward</text:span> directives are evaluated only if the ZUML page is loaded directly.</text:p>
        </text:list-item>
      </text:list>
      <text:h text:style-name="Heading_20_4" text:outline-level="4">uri</text:h>
      <text:p text:style-name="Text_20_body_20_indent_20_2">[required<text:span text:style-name="T2">][EL expressions allowed]</text:span></text:p>
      <text:p text:style-name="P23">The URI of the page/servlet to forward to. It may be another ZUML page, a JSP page or any servlet.</text:p>
      <text:p text:style-name="P23">If an EL expression is specified and it is evaluated to an empty string, it is considered as no forwarding at all.</text:p>
      <text:h text:style-name="Heading_20_4" text:outline-level="4">if</text:h>
      <text:p text:style-name="P23">[Optional][Default: true][EL expressions allowed]</text:p>
      <text:p text:style-name="P23">The condition to forward to the specified URI. If both <text:span text:style-name="T6">if</text:span> and <text:span text:style-name="T6">unless</text:span> are omitted, this page won't be evaluated and ZK always forwards the request to the specified URI.</text:p>
      <text:h text:style-name="Heading_20_4" text:outline-level="4">unless</text:h>
      <text:p text:style-name="P23">[Optional][Default: false][EL expressions allowed]</text:p>
      <text:p text:style-name="P23">The condition <text:span text:style-name="T16">not</text:span><text:span text:style-name="T17"> to</text:span> forward to the specified URI. If both <text:span text:style-name="T6">if</text:span> and <text:span text:style-name="T6">unless</text:span> are omitted, this page won't be evaluated and ZK always forwards the request to the specified URI.</text:p>
      <text:h text:style-name="Heading_20_3" text:outline-level="3">The <text:span text:style-name="T6">import</text:span> Directive</text:h>
      <text:p text:style-name="P16">&lt;?import uri="..."?&gt;<text:line-break/>&lt;?import uri="..." dir<text:span text:style-name="T2">ectives="..."?&gt;</text:span></text:p>
      <text:p text:style-name="Text_20_body_20_indent">It imp<text:span text:style-name="T2">orts the directives, such as component definitions (</text:span><text:span text:style-name="T5">&lt;?component?&gt;</text:span><text:span text:style-name="T2">) and initiators (</text:span><text:span text:style-name="T5">&lt;?init?&gt;</text:span><text:span text:style-name="T2">), defined in another ZUML page.</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Code_20_Indent">&lt;?import uri="special.zul"?&gt;</text:p>
      <text:p text:style-name="Code_20_Indent">...</text:p>
      <text:p text:style-name="Code_20_Indent">&lt;special/&gt;&lt;!-- you can use the component defined in special.zul --&gt;</text:p>
      <text:p text:style-name="Text_20_body_20_indent">Not<text:span text:style-name="T2">es</text:span></text:p>
      <text:list text:style-name="L2">
        <text:list-item text:start-value="1">
          <text:p text:style-name="P33">Unlike other directives, the import directives must be at the topmost level, i.e., at the the same level as the root element.</text:p>
        </text:list-item>
        <text:list-item>
          <text:p text:style-name="P33">The imported directives in the imported page are also imported. For example, if A imports B and B imports C, then A imports both C and B component definitions. If there is a name conflict, A overrides B, while B overrides C.</text:p>
        </text:list-item>
        <text:list-item>
          <text:p text:style-name="P33">Once the directives are imported, they won't be changed until the importing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P34" text:outline-level="4">directives</text:h>
      <text:p text:style-name="P23">[Optional]</text:p>
      <text:p text:style-name="Text_20_body_20_indent_20_2">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_20_2">&lt;?import uri="/template/taglibs.zul" dir<text:span text:style-name="T2">ectives="taglib, xel-method"?&gt;</text:span></text:p>
      <text:p text:style-name="Text_20_body_20_indent_20_2">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h text:style-name="Heading_20_3" text:outline-level="3">The <text:span text:style-name="T6">init</text:span> Directive</text:h>
      <text:p text:style-name="P16">&lt;?init class="..." [arg0="..."] [arg1="..."] [arg2="..."] [arg3="..."]?&gt;</text:p>
      <text:p text:style-name="P16">&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19">&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35">These are so-called header elements in HTML. Currently only HTML-based clients (so-called browsers) support them.</text:p>
      <text:p text:style-name="P35">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36">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lt;?link <text:s/>rel="stylesheet" type="text/css" href="~./zul/css/ext.css.dsp"?&gt;</text:p>
      <text:p text:style-name="Code_20_Indent"/>
      <text:p text:style-name="Code_20_Indent">&lt;window title="My App<text:span text:style-name="T2">"&gt;</text:span></text:p>
      <text:p text:style-name="Code_20_Indent"><text:tab/>My content</text:p>
      <text:p text:style-name="Code_20_Indent">&lt;/window&gt;</text:p>
      <text:h text:style-name="Heading_20_3" text:outline-level="3">The <text:span text:style-name="T6">page</text:span> Directive</text:h>
      <text:p text:style-name="P16">&lt;?page [id="..."] [title="..."] [style="..."] [cacheable="false|true"]<text:line-break/> <text:s/>[language="xul/html"] [zscriptLanguage="Java"]<text:line-break/> <text:s/>[con<text:span text:style-name="T2">tentType="text/html;charset=UTF-8"]<text:line-break/> <text:s/>[docType="</text:span><text:span text:style-name="T18">tag PUBLIC &amp;quot;doctype name&amp;quot; &amp;quot;doctype UI&amp;quot;</text:span><text:span text:style-name="T21">"]<text:line-break/> <text:s/>[xml="version=&amp;quot;1.0&amp;quot; encoding=&amp;quot;UTF-8&amp;quot;"]<text:line-break/> <text:s/>[complete="true|</text:span><text:span text:style-name="T23">false</text:span><text:span text:style-name="T21">"]</text:span>?&gt;</text:p>
      <text:p text:style-name="Text_20_body_20_indent">It spe<text:span text:style-name="T2">cifies how </text:span>a page shall be handled. The<text:span text:style-name="T2"> </text:span><text:span text:style-name="T5">id</text:span><text:span text:style-name="T2"> and </text:span><text:span text:style-name="T5">title</text:span><text:span text:style-name="T2"> arguments are the two most important ones.</text:span></text:p>
      <text:h text:style-name="Heading_20_4" text:outline-level="4">cacheable</text:h>
      <text:p text:style-name="Text_20_body_20_indent_20_2">[Opt<text:span text:style-name="T2">ional][Default: false if Ajax devices, true if XML and MIL devices]</text:span></text:p>
      <text:p text:style-name="P23">It specifies whether the client can cache the output.</text:p>
      <text:p text:style-name="Tip"><text:span text:style-name="T3">Not</text:span><text:span text:style-name="T4">e</text:span><text:span text:style-name="T2">: Browsers, such as Firefox and IE, don't handle the cache of DHTML correctly, so it is not safe to specify </text:span><text:span text:style-name="T5">cacheable</text:span><text:span text:style-name="T2"> with true for Ajax devices.</text:span></text:p>
      <text:h text:style-name="Heading_20_4" text:outline-level="4">complete</text:h>
      <text:p text:style-name="Text_20_body_20_indent_20_2">[Optional][Default: false]</text:p>
      <text:p text:style-name="Text_20_body_20_indent_20_2">It spe<text:span text:style-name="T2">cifies that this page is a complete page. By complete we mean the page has everything that the client expects. For example, if the client is a HTML browser, then a complete page will generate all necessary HTML tags, such as </text:span><text:span text:style-name="T5">&lt;html&gt;</text:span><text:span text:style-name="T2">, </text:span><text:span text:style-name="T5">&lt;head&gt;</text:span><text:span text:style-name="T2"> and </text:span><text:span text:style-name="T5">&lt;body&gt;</text:span><text:span text:style-name="T2">.</text:span></text:p>
      <text:p text:style-name="P23">By default (false), a ZK page is assumed to be complete <text:span text:style-name="T16">if and only if</text:span><text:span text:style-name="T17"> it is </text:span><text:span text:style-name="T16">not</text:span><text:span text:style-name="T17"> included by other page. In other words, if a ZK page is included by other page, ZK will generate </text:span><text:span text:style-name="T24">&lt;div&gt;</text:span><text:span text:style-name="T17"> (if the client is a HTML browser) to enclose the output of the (incomplete) ZK page.</text:span></text:p>
      <text:p text:style-name="P31">If you have a ZK page that contains a complete HTML page and is included by other page, you have to specify <text:span text:style-name="T6">true</text:span> for this option. For example, the includer is nothing but including another page:</text:p>
      <text:p text:style-name="Code_20_Indent_20_2">//includer.jsp</text:p>
      <text:p text:style-name="Code_20_Indent_20_2">&lt;jsp:include page="includee.zhtml"/&gt;</text:p>
      <text:p text:style-name="Text_20_body_20_indent_20_2">And, the<text:span text:style-name="T2"> included page contains a complete HTML page:</text:span></text:p>
      <text:p text:style-name="Code_20_Indent_20_2">&lt;?page com<text:span text:style-name="T2">plete="true"?&gt;</text:span></text:p>
      <text:p text:style-name="Code_20_Indent_20_2">&lt;html xmlns="http://www.zkoss.org/2005/zk/native"&gt;<text:line-break/><text:tab/>&lt;head&gt;</text:p>
      <text:p text:style-name="Code_20_Indent_20_2"><text:tab/><text:tab/>&lt;title&gt;My Title&lt;/tile&gt;</text:p>
      <text:p text:style-name="Code_20_Indent_20_2"><text:tab/>&lt;/head&gt;</text:p>
      <text:p text:style-name="Code_20_Indent_20_2"><text:tab/>&lt;body&gt;</text:p>
      <text:p text:style-name="Code_20_Indent_20_2"><text:tab/><text:tab/>My Con<text:span text:style-name="T2">tent</text:span></text:p>
      <text:p text:style-name="P24"><text:tab/>&lt;/body&gt;</text:p>
      <text:p text:style-name="P24">&lt;/html&gt;</text:p>
      <text:h text:style-name="Heading_20_4" text:outline-level="4">contentType</text:h>
      <text:p text:style-name="Text_20_body_20_indent_20_2">[Opt<text:span text:style-name="T2">ional][Default: </text:span><text:span text:style-name="T18">depends on the device</text:span><text:span text:style-name="T2">]</text:span></text:p>
      <text:p text:style-name="P23">It specifies the content type. If not specified, it depends on the device. For Ajax devices, it is <text:span text:style-name="T6">text/html;charset=UTF-8</text:span><text:span text:style-name="T9">. For XML and MIL devices, it is </text:span><text:span text:style-name="T6">text/xml;charset=UTF-8</text:span><text:span text:style-name="T9">.</text:span></text:p>
      <text:p text:style-name="P37">Application developers rarely need to change it, unless for XML devices.</text:p>
      <text:h text:style-name="Heading_20_4" text:outline-level="4">docType</text:h>
      <text:p text:style-name="Text_20_body_20_indent_20_2">[Opt<text:span text:style-name="T2">ional][Default: </text:span><text:span text:style-name="T18">depends on the device</text:span><text:span text:style-name="T21">]</text:span></text:p>
      <text:p text:style-name="Text_20_body_20_indent_20_2">It spe<text:span text:style-name="T2">cifies the </text:span><text:span text:style-name="T5">DOCTYPE</text:span><text:span text:style-name="T2">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6">&lt;!DOCTYPE...&gt;</text:span> specified in a ZUML page is processed by ZK Loader. It is not part of the output.</text:p>
      <text:h text:style-name="Heading_20_4" text:outline-level="4">id</text:h>
      <text:p text:style-name="Text_20_body_20_indent_20_2">[Optional][Default: <text:span text:style-name="T16">generated automatically</text:span>][EL allowed]</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4">&lt;?page id="${param.id}"?&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style</text:h>
      <text:p text:style-name="Text_20_body_20_indent_20_2">[Opt<text:span text:style-name="T2">ional][Default: </text:span><text:span text:style-name="T5">width:100%</text:span><text:span text:style-name="T2">][EL allowed]</text:span></text:p>
      <text:p text:style-name="P23">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title</text:h>
      <text:p text:style-name="Text_20_body_20_indent_20_2"><text:span text:style-name="T17">[Optional][Default: </text:span><text:span text:style-name="T16">none</text:span><text:span text:style-name="T17">][EL allowed]</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xml</text:h>
      <text:p text:style-name="Text_20_body_20_indent_20_2">[Opt<text:span text:style-name="T2">ional][Default: </text:span><text:span text:style-name="T18">none</text:span><text:span text:style-name="T21">]</text:span></text:p>
      <text:p text:style-name="P31">Specifies the <text:span text:style-name="T6">xml</text:span> processing instruction (i.e., <text:span text:style-name="T6">&lt;?xml?&gt;</text:span>) that will be generated to the output. Currently only XML devices support this option.</text:p>
      <text:p text:style-name="P31">For example,</text:p>
      <text:p text:style-name="Code_20_Indent_20_2">&lt;?page xml="<text:span text:style-name="T25">version=&amp;quot;1.0&amp;quot; encoding=&amp;quot;UTF-8&amp;quot;"?&gt;</text:span></text:p>
      <text:p text:style-name="P31">will generate the following as the first line of the output</text:p>
      <text:p text:style-name="P32">&lt;?xml version="1.0" encoding="UTF-8"?&gt;</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root-attributes</text:span> Directive</text:h>
      <text:p text:style-name="P16">&lt;?root-attributes any-name1="any-value2" any-name2="any-value2"?&gt;</text:p>
      <text:p text:style-name="P20">It specifies the additional attributes for the root element of the generated output, which depends on the device types.</text:p>
      <text:p text:style-name="P20">Currently, only Ajax devices support this feature and the root element is the <text:span text:style-name="T6">html</text:span> tag. In other words, the attributes specified in the <text:span text:style-name="T6">root-attribute</text:span> directives will become the attributes of the <text:span text:style-name="T6">html</text:span> element of the generated output. For example,</text:p>
      <text:p text:style-name="Code_20_Indent"><text:span text:style-name="T2">&lt;?root-attributes </text:span><text:span text:style-name="T20">xmlns:v="urn:schemas-microsoft-com:vml"</text:span><text:span text:style-name="T2">?&gt;</text:span></text:p>
      <text:p text:style-name="Text_20_body_20_indent">will cause the HTML output to be generated with the<text:span text:style-name="T2"> following snippet</text:span></text:p>
      <text:p text:style-name="Code_20_Indent"><text:span text:style-name="T5">&lt;html xmlns="</text:span><text:a xlink:type="simple" xlink:href="http://www.w3.org/1999/xhtml"><text:span text:style-name="T26">http://www.w3.org/1999/xhtml</text:span></text:a><text:span text:style-name="T5">"<text:line-break/></text:span><text:span text:style-name="T27">xmlns:v="urn:schemas-microsoft-com:vml"</text:span><text:span text:style-name="T5">&gt;</text:span></text:p>
      <text:p text:style-name="Text_20_body_20_indent">Note: <text:span text:style-name="T6">xmlns="</text:span><text:a xlink:type="simple" xlink:href="http://www.w3.org/1999/xhtml"><text:span text:style-name="T28">http://www.w3.org/1999/xhtml</text:span></text:a><text:span text:style-name="T6">"</text:span> is always generated.</text:p>
      <text:p text:style-name="Text_20_body_20_indent">Note: If the value is specified with an EL expression and it is evaluated to null, the corresponding attribute won't be generated.</text:p>
      <text:h text:style-name="P38" text:outline-level="4">any-name="any-value"</text:h>
      <text:p text:style-name="P23">Any numbers of names and values are allowed. The value could contain EL expressions.</text:p>
      <text:h text:style-name="Heading_20_3" text:outline-level="3">The <text:span text:style-name="T6">taglib</text:span> Directive</text:h>
      <text:p text:style-name="P16">&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2"> built-in TLD files identified as </text:span><text:span text:style-name="T5">http://www.zkoss.org/dsp/web/core</text:span> <text:span text:style-name="T2">and then use one of these function called </text:span><text:span text:style-name="T5">l</text:span><text:span text:style-name="T2">.</text:span></text:p>
      <text:p text:style-name="Code_20_Indent">&lt;?taglib uri="http://www.zkoss.org/dsp/web/core" pref<text:span text:style-name="T2">ix="</text:span><text:span text:style-name="T29">c</text:span><text:span text:style-name="T2">"?&gt;</text:span></text:p>
      <text:p text:style-name="Code_20_Indent">&lt;window title="${<text:span text:style-name="T20">c</text:span>:l('my.title')}"&gt;</text:p>
      <text:p text:style-name="Code_20_Indent">...</text:p>
      <text:p text:style-name="Code_20_Indent">&lt;/window&gt;</text:p>
      <text:p text:style-name="Tip"><text:span text:style-name="T3">Tip</text:span>: ZK searches all TLD files defined in the <text:span text:style-name="T6">/metainfo/tld/config.xml</text:span> file from the classpath<text:span text:style-name="T2">. If you want ZK to load your custom TLD files, add them to class path and then specify the following content in the </text:span><text:span text:style-name="T5">/metainfo/tld/config.xml</text:span><text:span text:style-name="T2"> file. <text:line-break/><text:tab/></text:span><text:span text:style-name="T5">&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2">lication, you can specify the path as follows.</text:span></text:p>
      <text:p text:style-name="Code_20_Indent">&lt;?taglib uri="/WEB-INF/tld/my.tld" prefix="my"?&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3">[Required]</text:p>
      <text:p text:style-name="P23">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6">&lt;?variable-resolver class="..." <text:line-break/> <text:s/>[arg0="..."] [arg1="..."] [arg2="..."] [arg3="..."]?&gt;</text:p>
      <text:p text:style-name="P20">Specifies the variable resolver that will be used by the <text:span text:style-name="T6">zscript</text:span> interpreter to resolve unknown variables. The specified class must implement the <text:span text:style-name="T6">org.zkoss.xel.VariableResolver</text:span> interface.</text:p>
      <text:p text:style-name="P20">You can specify multiple variable resolvers with multiple <text:span text:style-name="T6">variable-resolver</text:span> directives. The later declared one has higher priority.</text:p>
      <text:p text:style-name="P20">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0">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xel.VariableResolver</text:span><text:span text:style-name="T2"> interface. <text:s/>Unlike the </text:span><text:span text:style-name="T5">init</text:span><text:span text:style-name="T2"> directive, the class name cannot be the class that is defined in zscript codes.</text:span></text:p>
      <text:h text:style-name="Heading_20_4" text:outline-level="4">arg0, arg1...</text:h>
      <text:p text:style-name="Text_20_body_20_indent_20_2">[Opt<text:span text:style-name="T2">ional]</text:span></text:p>
      <text:p text:style-name="P23">You could specify any number of arguments. If specified, <text:span text:style-name="T6">arg0</text:span> will be passed as the first argument of the constructor, <text:span text:style-name="T6">arg1</text:span> as the second argument, and so on. Of course, the implementation must have a compatible constructor. If no argument is specified, the default constructor is assumed.</text:p>
      <text:h text:style-name="Heading_20_3" text:outline-level="3"><text:bookmark text:name="directive_init11"/>The <text:span text:style-name="T6">xel-method</text:span> Directive</text:h>
      <text:p text:style-name="P16">&lt;?xel-method pre<text:span text:style-name="T2">fix="..." name="..."</text:span> class="..."<text:line-break/>signature="..."?&gt;</text:p>
      <text:p text:style-name="P20">Specifies a method that shall be imported by the EL evaluator. For example,</text:p>
      <text:p text:style-name="Code_20_Indent">&lt;?xel-method prefix="c" name="forName"<text:line-break/><text:tab/>class="java.lang.Class"<text:line-break/><text:tab/>signature="java.lang.Class forName(java.lang.String)"?&gt;<text:line-break/>&lt;textbox value="${c:forName('java.util.List')}"/&gt;</text:p>
      <text:h text:style-name="Heading_20_4" text:outline-level="4">pre<text:span text:style-name="T2">fix</text:span></text:h>
      <text:p text:style-name="P23">[Required]</text:p>
      <text:p text:style-name="P23">Specifies the prefix used to identify this method.</text:p>
      <text:h text:style-name="P39" text:outline-level="4">name</text:h>
      <text:p text:style-name="P23">[Required]</text:p>
      <text:p text:style-name="P23">Specifies the name used to identify this method. The full name is "prefix:name".</text:p>
      <text:h text:style-name="P39" text:outline-level="4">class</text:h>
      <text:p text:style-name="P23">[Required]</text:p>
      <text:p text:style-name="P23">Specifies the class that the method is defined in.</text:p>
      <text:h text:style-name="P39" text:outline-level="4">signature</text:h>
      <text:p text:style-name="P23">[Required]</text:p>
      <text:p text:style-name="P23">The signature of the method. Note: the method must be public static.</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2">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4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Code_20_Indent">&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3">[Optional][Default: false]</text:p>
      <text:p text:style-name="P23">Specifies whether to omit the leading and trailing whitespaces of the attribute value.</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4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composite</text:h>
      <text:p text:style-name="Text_20_body_20_indent_20_2">[Opt<text:span text:style-name="T2">ional][Default: </text:span><text:span text:style-name="T5">none</text:span><text:span text:style-name="T2">]</text:span></text:p>
      <text:p text:style-name="Text_20_body_20_indent_20_2">Specifies the format of the value. It could be <text:span text:style-name="T6">none</text:span>, <text:span text:style-name="T6">list</text:span> or <text:span text:style-name="T6">map</text:span>.</text:p>
      <text:p text:style-name="P23">By default, the value is assigned to the attribute directly after evaluating EL expressions, if any. For example, "apple, ${more}" is evaluated to "apple, orange", if more is "orange", and assigned to the attribute.</text:p>
      <text:p text:style-name="P23">If you want to specify a list of values, you can specify the <text:span text:style-name="T6">composite</text:span> attribute with <text:span text:style-name="T6">list</text:span> as follows.</text:p>
      <text:p text:style-name="Code_20_Indent_20_2">&lt;custom-attributes sim<text:span text:style-name="T2">ple="apple, ${more}" </text:span><text:span text:style-name="T29">composite="list"</text:span><text:span text:style-name="T2">/&gt;</text:span></text:p>
      <text:p text:style-name="Text_20_body_20_indent_20_2">The<text:span text:style-name="T2">n, it is converted to a list with two elements. The first element is "apple" and the second "orange".</text:span></text:p>
      <text:p text:style-name="P23">If you want to specify a map of values, you can specify the <text:span text:style-name="T6">composite</text:span> attribute with <text:span text:style-name="T6">map</text:span> as follows.</text:p>
      <text:p text:style-name="Code_20_Indent_20_2">&lt;custom-attributes sim<text:span text:style-name="T2">ple="juice=apple, flavor=${more}" </text:span><text:span text:style-name="T29">composite="map"</text:span><text:span text:style-name="T2">/&gt;</text:span></text:p>
      <text:p text:style-name="P23">Then, it is converted to a map with two entries. The first entry is ("juice", "apple") and the second ("flavor", "orange").</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4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composite</text:h>
      <text:p text:style-name="Text_20_body_20_indent_20_2">[Opt<text:span text:style-name="T2">ional][Default: </text:span><text:span text:style-name="T5">none</text:span><text:span text:style-name="T2">]</text:span></text:p>
      <text:p text:style-name="Text_20_body_20_indent_20_2">Specifies the format of the value. It could be <text:span text:style-name="T6">none</text:span>, <text:span text:style-name="T6">list</text:span> or <text:span text:style-name="T6">map</text:span>.</text:p>
      <text:p text:style-name="P23">By default, the value is assigned to the variable directly after evaluating EL expressions, if any. For example, "apple, ${more}" is evaluated to "apple, orange", if more is "orange", and assigned to the variable.</text:p>
      <text:p text:style-name="P23">If you want to specify a list of values, you can specify the <text:span text:style-name="T6">composite</text:span> attribute with <text:span text:style-name="T6">list</text:span> as follows.</text:p>
      <text:p text:style-name="Code_20_Indent_20_2">&lt;variables sim<text:span text:style-name="T2">ple="apple, ${more}" </text:span><text:span text:style-name="T29">composite="list"</text:span><text:span text:style-name="T2">/&gt;</text:span></text:p>
      <text:p text:style-name="Text_20_body_20_indent_20_2">The<text:span text:style-name="T2">n, it is converted to a list with two elements. The first element is "apple" and the second "orange".</text:span></text:p>
      <text:p text:style-name="P23">If you want to specify a map of values, you can specify the <text:span text:style-name="T6">composite</text:span> attribute with <text:span text:style-name="T6">map</text:span> as follows.</text:p>
      <text:p text:style-name="Code_20_Indent_20_2">&lt;variables sim<text:span text:style-name="T2">ple="juice=apple, flavor=${more}" </text:span><text:span text:style-name="T29">composite="map"</text:span><text:span text:style-name="T2">/&gt;</text:span></text:p>
      <text:p text:style-name="P23">Then, it is converted to a map with two entries. The first entry is ("juice", "apple") and the second ("flavor", "orange").</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6">&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P41">&lt;window&gt;<text:line-break/><text:tab/>&lt;zk&gt;<text:line-break/><text:tab/><text:tab/>&lt;textbox/&gt;<text:line-break/><text:tab/><text:tab/>&lt;textbox/&gt;<text:line-break/><text:tab/>&lt;/zk&gt;<text:line-break/>&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0">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1">]</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1">]</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1">]</text:span></text:p>
      <text:p text:style-name="P23">It is used with the <text:span text:style-name="T6">forEach</text:span> attribute to specify the index (starting from 0) that the iteration shall begin at. If not specified, the iteration begins at the first element, i.e., 0 is assumed.</text:p>
      <text:p text:style-name="P23">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1">]</text:span></text:p>
      <text:p text:style-name="P23">It is used with the <text:span text:style-name="T6">forEach</text:span> attribute to specify the index (starting from 0) the iteration shall ends at (inclusive). If not specified, the iterations ends at the last element.</text:p>
      <text:p text:style-name="P23">If forEachEnd is greater than or equals to the number of elements, the iteration ends at the last element.</text:p>
      <text:h text:style-name="Heading_20_3" text:outline-level="3"><text:bookmark text:name="zscript"/>The <text:span text:style-name="T6">zscript</text:span> Element</text:h>
      <text:p text:style-name="P16">&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42">It defines a piece of scripting codes that will be interpreted when the page is evaluated. The language of the scripting codes is, by default, Java. You can select a different language by use the <text:span text:style-name="T6">language</text:span> attribute<text:note text:id="ftn3" text:note-class="footnote"><text:note-citation>3</text:note-citation><text:note-body><text:p text:style-name="Footnote">Fur<text:span text:style-name="T2">thermore, you can use the page directive to change the default scripting language other than Java.</text:span></text:p></text:note-body></text:note>.</text:p>
      <text:p text:style-name="P42">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42">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43">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44">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43">It accepts "*" for loading browser and Locale dependent style sheet.</text:p>
        </text:list-item>
      </text:list>
      <text:p text:style-name="Text_20_body_20_indent_20_2">The algorithm to resolve "*" is as follows.</text:p>
      <text:list text:style-name="L4">
        <text:list-item>
          <text:p text:style-name="P45">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45">If two or more "*" are specified in an URL or URI such as "/my*/lang*.css", then the first "*" will be rep<text:span text:style-name="T2">laced with</text:span> "<text:span text:style-name="T30">ie</text:span>" for Internet Explorer and "<text:span text:style-name="T30">moz</text:span>" for other browsers<text:note text:id="ftn5" text:note-class="footnote"><text:note-citation>5</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45">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3">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3">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3">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16">app<text:span text:style-name="T2">ly="a-class-name"<text:line-break/>apply="class1, class2,..."<text:line-break/></text:span>app<text:span text:style-name="T2">ly="${EL_returns_a_class_or_a_collection_of_classes}"<text:line-break/>apply="${EL_returns_an_instance_or_a_collection_of_Composer_instances}"</text:span></text:p>
      <text:p text:style-name="P20">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20">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it is the root component, in the EL expressions specified in this attribute.</text:p>
      <text:p text:style-name="P20"><text:s/>If you want more control such as handling the exception, you can also implement the <text:span text:style-name="T6">org.zkoss.zk.util.ComposerExt</text:span> interface. </text:p>
      <text:h text:style-name="Heading_20_3" text:outline-level="3">The<text:span text:style-name="T2"> </text:span><text:span text:style-name="T5">forEach</text:span><text:span text:style-name="T2"> Attribute</text:span></text:h>
      <text:p text:style-name="P19">forEach="${<text:span text:style-name="T16">an-EL-expr</text:span>}"<text:line-break/><text:span text:style-name="T17">forEach="</text:span><text:span text:style-name="T16">an-value</text:span><text:span text:style-name="T17">, ${</text:span><text:span text:style-name="T16">an-EL-expr</text:span><text:span text:style-name="T17">}"</text:span></text:p>
      <text:p text:style-name="P20">There are two formats. First, you specify a value without comma. The value is usually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p text:style-name="P20">Second, you can specify a list of values by separating them with comma. Then, the associated element will be evaluated repeatedly against each value in the list.</text:p>
      <text:p text:style-name="P20">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Standard"><draw:frame draw:style-name="fr2" draw:name="graphics27" text:anchor-type="paragraph" svg:width="11.271cm" svg:height="2.143cm" draw:z-index="85"><draw:image xlink:href="../images/foreach-example.PNG" xlink:type="simple" xlink:show="embed" xlink:actuate="onLoad"/></draw:frame></text:p>
      <text:h text:style-name="Heading_20_3" text:outline-level="3">The <text:span text:style-name="T6">for</text:span><text:span text:style-name="T5">EachBegin</text:span><text:span text:style-name="T2"> Attribute</text:span></text:h>
      <text:p text:style-name="P19">forEachBegin="${<text:span text:style-name="T16">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P19">forEachEnd="${<text:span text:style-name="T16">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19">forward="orginalEvent=targetId1/targetId2.targetEvent"<text:line-break/>forward="orginalEvent=targetId1/targetId2.targetEvent(eventData)"<text:line-break/>forward="originalEvent=${el-target}.targetEvent(${el-eventdata})"<text:line-break/>forward="targetEvent"</text:p>
      <text:p text:style-name="P20">It is used to forward an event, that is targeting a specific component, to another component in another event name. It is called the forward condition.</text:p>
      <text:p text:style-name="P20">The forward event is an instance of the <text:span text:style-name="T6">org.zkoss.zk.ui.event.ForwardEvent</text:span> class. you can invoke the <text:span text:style-name="T6">getOrigin</text:span> method to retrieve the original event.</text:p>
      <text:p text:style-name="P20">The original event is optional. If it is omitted, <text:span text:style-name="T6">onClick</text:span> is assumed. Similarly, the target ID is also optional. If omitted, the space owner is assumed.</text:p>
      <text:p text:style-name="P20">The data specified in the parenthesis is the application-specific data, which can be retrieved by calling the <text:span text:style-name="T6">getData</text:span> method.</text:p>
      <text:p text:style-name="Code_20_Indent">&lt;button for<text:span text:style-name="T2">ward="onCancel(abort)"/&gt;&lt;!-- "abort" is passed --&gt;</text:span></text:p>
      <text:p text:style-name="P41">&lt;button forward="onPrint(${inf})"/&gt;&lt;!-- the object returned by ${inf} is passed --&gt;</text:p>
      <text:p text:style-name="P20">If you want to forward several events, you can specify these conditions in the forward attribute by separating them with the comma (,):</text:p>
      <text:p text:style-name="P41">&lt;textbox forward="onChanging=onUpdating, onChange=some.onUpdate"/&gt;</text:p>
      <text:p text:style-name="Text_20_body_20_indent">The<text:span text:style-name="T2"> target component and the event data can be specified in EL expressions, while the event names cannot.</text:span></text:p>
      <text:h text:style-name="Heading_20_3" text:outline-level="3">The <text:span text:style-name="T6">fulfill</text:span> Attribute</text:h>
      <text:p text:style-name="P16">fulfill="<text:span text:style-name="T16">event-expr</text:span>"<text:line-break/>fulfill="<text:span text:style-name="T16">event-expr1</text:span>, <text:span text:style-name="T16">event-expr2</text:span>, <text:span text:style-name="T16">event-expr3</text:span>"<text:line-break/>fulfill="<text:span text:style-name="T16">event-expr</text:span>=<text:span text:style-name="T16">uri-expr</text:span>"<text:line-break/>fulfill="<text:span text:style-name="T16">event-expr1</text:span>=<text:span text:style-name="T16">uri-expr1</text:span>, <text:span text:style-name="T16">eve</text:span><text:span text:style-name="T18">nt-expr2</text:span><text:span text:style-name="T2">=</text:span><text:span text:style-name="T18">uri-expr2</text:span><text:span text:style-name="T2">"<text:line-break/>fulfill</text:span><text:span text:style-name="T21">="=</text:span><text:span text:style-name="T18">uri_expr</text:span><text:span text:style-name="T21">"</text:span></text:p>
      <text:p text:style-name="Tip"><text:span text:style-name="T31">where </text:span><text:span text:style-name="T32">event-expr</text:span><text:span text:style-name="T31">, </text:span><text:span text:style-name="T32">event-expr1</text:span><text:span text:style-name="T31"> and others are called event expressions. An event expression is used to identify an event that is targeting a particular component. It can be one of the following formats:</text:span></text:p>
      <text:p text:style-name="P46">event-name<text:line-break/>target-id.event-name<text:line-break/>id1/id2/id3.event-name<text:line-break/>${el-expr}.event-name</text:p>
      <text:p text:style-name="P47">and <text:span text:style-name="T16">uri-expr</text:span> is an URI or an EL exp<text:span text:style-name="T2">ression returning URI. For example,</text:span></text:p>
      <text:p text:style-name="P48">/my/super.zul<text:line-break/>${my_super_zul}</text:p>
      <text:p text:style-name="Text_20_body_20_indent">It is used to specify when to create the child components. By def<text:span text:style-name="T2">ault (i.e., </text:span><text:span text:style-name="T5">fulfill</text:span><text:span text:style-name="T2"> is not specified), the child components are created right after its parent component, when the ZUML page is loaded.</text:span></text:p>
      <text:p text:style-name="Text_20_body_20_indent">If you want to def<text:span text:style-name="T2">er the creation of the child components, you can specify the condition with the </text:span><text:span text:style-name="T5">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0">If an EL expression is specified, it must return a component, an identifier or a path.</text:p>
      <text:h text:style-name="Heading_20_4" text:outline-level="4">With an URI Expression</text:h>
      <text:p text:style-name="Text_20_body_20_indent_20_2">If the<text:span text:style-name="T2"> URI expression is specified, ZK loader will create the components defined in the specified URI and assign them as the child components. To create the components defied in the specified URI, ZK actually invokes the </text:span><text:span text:style-name="T5">createComponents</text:span><text:span text:style-name="T2"> method defined in </text:span><text:span text:style-name="T5">Executions</text:span><text:span text:style-name="T2">. For example, ZK loader, in the following example, will invoke </text:span><text:span text:style-name="T5">Executions.createComponents("/my/super.zul", d, null)</text:span><text:span text:style-name="T2"> to create child components for the </text:span><text:span text:style-name="T5">d</text:span><text:span text:style-name="T2"> div, when the </text:span><text:span text:style-name="T5">b</text:span><text:span text:style-name="T2"> button is clicked.</text:span></text:p>
      <text:p text:style-name="Code_20_Indent_20_2">&lt;button id="b" label="open"/&gt;</text:p>
      <text:p text:style-name="Code_20_Indent_20_2">&lt;div id="d" fulfill="b.onClick=/my/super.zul"&gt;</text:p>
      <text:p text:style-name="Code_20_Indent_20_2">&lt;/div&gt;</text:p>
      <text:p text:style-name="P23">If the event expression is not specified, ZK loader creates the components immediately - after all properties are assigned and child components are created. In the following example, ZK loader creates <text:span text:style-name="T6">combobox</text:span> first and then create components defined in <text:span text:style-name="T6">/my/super.zul</text:span>.</text:p>
      <text:p text:style-name="Code_20_Indent_20_2">&lt;div fulfill="=/my/super.zul"&gt;</text:p>
      <text:p text:style-name="Code_20_Indent_20_2"><text:tab/>&lt;combobox/&gt;</text:p>
      <text:p text:style-name="Code_20_Indent_20_2">&lt;/div&gt;</text:p>
      <text:h text:style-name="Heading_20_4" text:outline-level="4">The <text:span text:style-name="T6">onFulfill</text:span> Event</text:h>
      <text:p text:style-name="Text_20_body_20_indent_20_2">After ZK app<text:span text:style-name="T2">lies the fulfill condition, i.e., creates all descendant components, it fires the </text:span><text:span text:style-name="T5">onFulfill</text:span><text:span text:style-name="T2"> event with an instance of </text:span><text:span text:style-name="T5">org.zkoss.zk.ui.event.FulfillEvent</text:span><text:span text:style-name="T2"> to notify the component for further processing if any.</text:span></text:p>
      <text:p text:style-name="P23">For example, if you use the <text:span text:style-name="T6">wireVariables</text:span> method of the <text:span text:style-name="T6">org.zkoss.zk.ui.Components</text:span> class, you might have to call <text:span text:style-name="T6">wireVariables</text:span> again to wire the new components in the <text:span text:style-name="T6">onFulfill</text:span> event.</text:p>
      <text:p text:style-name="Code_20_Indent_20_2">&lt;div fulfill="b1.onClick, b2.onOpen"</text:p>
      <text:p text:style-name="Code_20_Indent_20_2"><text:s/>onFulfill="Components.wireVariables(self, con<text:span text:style-name="T2">troller)"&gt;</text:span></text:p>
      <text:p text:style-name="P24"><text:s text:c="2"/>...</text:p>
      <text:p text:style-name="P24">&lt;/div&gt;</text:p>
      <text:h text:style-name="Heading_20_3" text:outline-level="3">The <text:span text:style-name="T6">if</text:span> Attribute</text:h>
      <text:p text:style-name="P16"><text:span text:style-name="T2">if="${</text:span><text:span text:style-name="T1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6"><text:span text:style-name="T2">unless="${</text:span><text:span text:style-name="T18">an-EL-expr</text:span><text:span text:style-name="T2">}"</text:span></text:p>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16"><text:span text:style-name="T2">use="</text:span><text:span text:style-name="T18">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49">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0">EL expressions can be used </text:p>
      <text:list text:style-name="L5">
        <text:list-item>
          <text:p text:style-name="P50">In static text</text:p>
        </text:list-item>
        <text:list-item>
          <text:p text:style-name="P50">In any attribute's value including XML elements and XML processing instructions.</text:p>
        </text:list-item>
      </text:list>
      <text:h text:style-name="Heading_20_3" text:outline-level="3">Variables</text:h>
      <text:p text:style-name="P20"/>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0"/>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3"/>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51" text:outline-level="3">applicationScope - <text:span text:style-name="T6">java.util.Map</text:span></text:h>
      <text:p text:style-name="P15">A map of application-scoped attributes (String, Object).</text:p>
      <text:h text:style-name="P51" text:outline-level="3">cookie - <text:span text:style-name="T6">java.util.Map</text:span></text:h>
      <text:p text:style-name="P15">A map of cookies of the request. (String, Cookie).</text:p>
      <text:h text:style-name="P51" text:outline-level="3">header - <text:span text:style-name="T6">java.util.Map</text:span></text:h>
      <text:p text:style-name="P15">A map of headers of the request. (String, String).</text:p>
      <text:h text:style-name="P51" text:outline-level="3">headerValues - <text:span text:style-name="T6">java.util.Map</text:span></text:h>
      <text:p text:style-name="P15">A map of headers of the request. (String, String[]).</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18">A map of parameters of the request (String, String).</text:p>
      <text:h text:style-name="Heading_20_3" text:outline-level="3">paramValues - <text:span text:style-name="T6">java.util.Map</text:span></text:h>
      <text:p text:style-name="P18">A map of parameters of the request. (String, String[]).</text:p>
      <text:h text:style-name="Heading_20_3" text:outline-level="3">req<text:span text:style-name="T2">uestScope - </text:span><text:span text:style-name="T5">java.util.Map</text:span></text:h>
      <text:p text:style-name="P20">A map of request-scoped attributes (String, Object).</text:p>
      <text:h text:style-name="Heading_20_3" text:outline-level="3">sessionScope - <text:span text:style-name="T6">java.util.Map</text:span></text:h>
      <text:p text:style-name="P52">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53">All XUL components are packed in the <text:span text:style-name="T6">org.zkoss.zul.html</text:span> package.</text:p>
        </text:list-item>
      </text:list>
      <text:list text:style-name="L7">
        <text:list-item>
          <text:p text:style-name="P54">The XML name space is <text:span text:style-name="T6">http://www.zkoss.org/2005/zul</text:span></text:p>
        </text:list-item>
        <text:list-item>
          <text:p text:style-name="P55">The extensions include <text:span text:style-name="T6">xul</text:span> and <text:span text:style-name="T6">zul</text:span><text:span text:style-name="T9">.</text:span></text:p>
        </text:list-item>
        <text:list-item>
          <text:p text:style-name="P56">The component names are case-sensitive. They are all in lower-cases.</text:p>
        </text:list-item>
      </text:list>
      <text:h text:style-name="Heading_20_3" text:outline-level="3"><text:bookmark-start text:name="AbstractComponent"/>AbstractComponent<text:bookmark-end text:name="AbstractComponent"/></text:h>
      <text:p text:style-name="P57">A skeletal implementation of Component. Though it is OK to implement Component from scratch, this class simplifies some of the chores.</text:p>
      <text:h text:style-name="Heading_20_4" text:outline-level="4">Class Name</text:h>
      <text:p text:style-name="P58"><text:span text:style-name="T33">org.zkoss.zk.ui.AbstractComponent</text:span></text:p>
      <text:h text:style-name="Heading_20_4" text:outline-level="4">Properties</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59">Property</text:p>
            </table:table-cell>
            <table:table-cell table:style-name="Table6.A1" office:value-type="string">
              <text:p text:style-name="P59">Description</text:p>
            </table:table-cell>
            <table:table-cell table:style-name="Table6.A1" office:value-type="string">
              <text:p text:style-name="P59">Data Type</text:p>
            </table:table-cell>
            <table:table-cell table:style-name="Table6.D1" office:value-type="string">
              <text:p text:style-name="P59">Default Value</text:p>
            </table:table-cell>
          </table:table-row>
        </table:table-header-rows>
        <table:table-row table:style-name="Table6.2">
          <table:table-cell table:style-name="Table6.A2" office:value-type="string">
            <text:p text:style-name="P60"><text:span text:style-name="T34">id</text:span></text:p>
          </table:table-cell>
          <table:table-cell table:style-name="Table6.B2" office:value-type="string">
            <text:p text:style-name="P61"><text:span text:style-name="T35">Sets the ID.</text:span></text:p>
          </table:table-cell>
          <table:table-cell table:style-name="Table6.A2" office:value-type="string">
            <text:p text:style-name="P60"><text:span text:style-name="T34">java.lang.String</text:span></text:p>
          </table:table-cell>
          <table:table-cell table:style-name="Table6.D2" office:value-type="string">
            <text:p text:style-name="P62"><text:span text:style-name="T36">UUID (universal unique ID) </text:span></text:p>
          </table:table-cell>
        </table:table-row>
        <table:table-row>
          <table:table-cell table:style-name="Table6.A2" office:value-type="string">
            <text:p text:style-name="P60"><text:span text:style-name="T34">mold</text:span></text:p>
          </table:table-cell>
          <table:table-cell table:style-name="Table6.A2" office:value-type="string">
            <text:p text:style-name="P63">Sets the mold for this component.</text:p>
          </table:table-cell>
          <table:table-cell table:style-name="Table6.A2" office:value-type="string">
            <text:p text:style-name="P60"><text:span text:style-name="T34">java.lang.String</text:span></text:p>
          </table:table-cell>
          <table:table-cell table:style-name="Table6.D2" office:value-type="string">
            <text:p text:style-name="P60"><text:span text:style-name="T34">default</text:span></text:p>
          </table:table-cell>
        </table:table-row>
        <table:table-row table:style-name="Table6.4">
          <table:table-cell table:style-name="Table6.A2" office:value-type="string">
            <text:p text:style-name="P60"><text:span text:style-name="T34">visible</text:span></text:p>
          </table:table-cell>
          <table:table-cell table:style-name="Table6.B2" office:value-type="string">
            <text:p text:style-name="P64">Sets whether this component is visible.</text:p>
          </table:table-cell>
          <table:table-cell table:style-name="Table6.A2" office:value-type="string">
            <text:p text:style-name="P60"><text:span text:style-name="T34">boolean</text:span></text:p>
          </table:table-cell>
          <table:table-cell table:style-name="Table6.D2" office:value-type="string">
            <text:p text:style-name="P65"><text:span text:style-name="Source_20_Text">true</text:span></text:p>
          </table:table-cell>
        </table:table-row>
      </table:table>
      <text:p text:style-name="P66"/>
      <text:h text:style-name="Heading_20_4" text:outline-level="4">Methods</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67">Name</text:p>
            </table:table-cell>
            <table:table-cell table:style-name="Table7.A1" office:value-type="string">
              <text:p text:style-name="Table_20_Heading">Description</text:p>
            </table:table-cell>
            <table:table-cell table:style-name="Table7.C1" office:value-type="string">
              <text:p text:style-name="Table_20_Heading">Return Data Type</text:p>
            </table:table-cell>
          </table:table-row>
        </table:table-header-rows>
        <table:table-row>
          <table:table-cell table:style-name="Table7.A2" office:value-type="string">
            <text:p text:style-name="P68"><text:span text:style-name="Source_20_Text">AddAnnotation</text:span></text:p>
            <text:p text:style-name="P68"><text:span text:style-name="Source_20_Text">(java.lang.String annotName, java.util.Map annotAttrs)</text:span></text:p>
          </table:table-cell>
          <table:table-cell table:style-name="Table7.A2" office:value-type="string">
            <text:p text:style-name="Text_20_body">Associates an annotation to this component.</text:p>
          </table:table-cell>
          <table:table-cell table:style-name="Table7.C2" office:value-type="string">
            <text:p text:style-name="Text_20_body"><text:span text:style-name="T37">void</text:span></text:p>
          </table:table-cell>
        </table:table-row>
        <table:table-row>
          <table:table-cell table:style-name="Table7.A2" office:value-type="string">
            <text:p text:style-name="P69"><text:span text:style-name="Source_20_Text">addAnnotation(java.lang.String propName, java.lang.String annotName, java.util.Map annotAttrs)</text:span></text:p>
          </table:table-cell>
          <table:table-cell table:style-name="Table7.A2" office:value-type="string">
            <text:p text:style-name="Text_20_body">Adds an annotation to the specified proeprty of this component.</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9"><text:span text:style-name="Source_20_Text">addEventHandler(java.lang.String name, EventHandler evthd)</text:span></text:p>
          </table:table-cell>
          <table:table-cell table:style-name="Table7.A2" office:value-type="string">
            <text:p text:style-name="Text_20_body">Adds an event handler.</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9"><text:span text:style-name="Source_20_Text">addEventListener(java.lang.String evtnm, EventListener listener)</text:span></text:p>
          </table:table-cell>
          <table:table-cell table:style-name="Table7.A2" office:value-type="string">
            <text:p text:style-name="Text_20_body">Adds an event listener to specified event for this component.</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9"><text:span text:style-name="Source_20_Text">addSharedAnnotationMap(AnnotationMap annots)</text:span></text:p>
          </table:table-cell>
          <table:table-cell table:style-name="Table7.A2" office:value-type="string">
            <text:p text:style-name="Text_20_body">Add a map of annotation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9"><text:span text:style-name="Source_20_Text">addSharedEventHandlerMap(EventHandlerMap evthds)</text:span></text:p>
          </table:table-cell>
          <table:table-cell table:style-name="Table7.A2" office:value-type="string">
            <text:p text:style-name="Text_20_body">Adds a map of event handler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8"><text:span text:style-name="Source_20_Text">appendChild(Component child)</text:span></text:p>
          </table:table-cell>
          <table:table-cell table:style-name="Table7.A2" office:value-type="string">
            <text:p text:style-name="Text_20_body">Appends a child to the end of all children.</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8"><text:span text:style-name="Source_20_Text">applyProperties()</text:span></text:p>
          </table:table-cell>
          <table:table-cell table:style-name="Table7.A2" office:value-type="string">
            <text:p text:style-name="Text_20_body"><text:s/>Initializes the properties (aka. members) and custom-attributes based on what are defined in the component definition.</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9"><text:span text:style-name="Source_20_Text">clone()</text:span></text:p>
          </table:table-cell>
          <table:table-cell table:style-name="Table7.A2" office:value-type="string">
            <text:p text:style-name="Text_20_body">Clones the component.</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9"><text:span text:style-name="Source_20_Text">containsVariable(java.lang.String name, boolean local)</text:span></text:p>
          </table:table-cell>
          <table:table-cell table:style-name="Table7.A2" office:value-type="string">
            <text:p text:style-name="Text_20_body">Returns whether the specified variable is defined.</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9"><text:span text:style-name="Source_20_Text">detach()</text:span></text:p>
          </table:table-cell>
          <table:table-cell table:style-name="Table7.A2" office:value-type="string">
            <text:p text:style-name="Text_20_body">Detaches this component such that it won't belong to any page.</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9"><text:span text:style-name="Source_20_Text">getAnnotatedProperties()</text:span></text:p>
          </table:table-cell>
          <table:table-cell table:style-name="Table7.A2" office:value-type="string">
            <text:p text:style-name="Text_20_body">Returns a read-only list of the name (String) of properties that are associated at least one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9"><text:span text:style-name="Source_20_Text">getAnnotatedPropertiesBy(java.lang.String annotName)</text:span></text:p>
          </table:table-cell>
          <table:table-cell table:style-name="Table7.A2" office:value-type="string">
            <text:p text:style-name="Text_20_body">Returns a read-only list of the names (String) of the properties that are associated with the specified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9"><text:span text:style-name="Source_20_Text">getAnnotation(java.lang.String annotName)</text:span></text:p>
          </table:table-cell>
          <table:table-cell table:style-name="Table7.A2" office:value-type="string">
            <text:p text:style-name="Text_20_body">Returns the annotation associated with the component,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9"><text:span text:style-name="Source_20_Text">getAnnotation(java.lang.String propName, java.lang.String annotName)</text:span></text:p>
          </table:table-cell>
          <table:table-cell table:style-name="Table7.A2" office:value-type="string">
            <text:p text:style-name="Text_20_body">Returns the annotation associated with the definition of the specified property,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9"><text:span text:style-name="Source_20_Text">getAnnotations()</text:span></text:p>
          </table:table-cell>
          <table:table-cell table:style-name="Table7.A2" office:value-type="string">
            <text:p text:style-name="Text_20_body">Returns a read-only collection of all annotations associated with this component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9"><text:span text:style-name="Source_20_Text">getAnnotations(java.lang.String propName)</text:span></text:p>
          </table:table-cell>
          <table:table-cell table:style-name="Table7.A2" office:value-type="string">
            <text:p text:style-name="Text_20_body">Returns a read-only collection of all annotations associated with the specified property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9"><text:span text:style-name="Source_20_Text">getAttribute(java.lang.String name)</text:span></text:p>
          </table:table-cell>
          <table:table-cell table:style-name="Table7.A2" office:value-type="string">
            <text:p text:style-name="Text_20_body">Returns the custom attribute associated with this component, i.e., Component.COMPONENT_SCOPE.</text:p>
          </table:table-cell>
          <table:table-cell table:style-name="Table7.C2" office:value-type="string">
            <text:p text:style-name="Text_20_body"><text:span text:style-name="Source_20_Text">java.lang.Object</text:span></text:p>
          </table:table-cell>
        </table:table-row>
        <table:table-row>
          <table:table-cell table:style-name="Table7.A2" office:value-type="string">
            <text:p text:style-name="P69"><text:span text:style-name="Source_20_Text">getAttribute(java.lang.String name, int scope)</text:span></text:p>
          </table:table-cell>
          <table:table-cell table:style-name="Table7.A2" office:value-type="string">
            <text:p text:style-name="Text_20_body">Returns the value of the specified custom attribute in the specified scope, or null if not defined.</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9"><text:span text:style-name="Source_20_Text">getAttributes()</text:span></text:p>
          </table:table-cell>
          <table:table-cell table:style-name="Table7.A2" office:value-type="string">
            <text:p text:style-name="Text_20_body">Returns all custom attributes associated with this component, i.e., Component.COMPONENT_SCOPE.</text:p>
          </table:table-cell>
          <table:table-cell table:style-name="Table7.C2" office:value-type="string">
            <text:p text:style-name="Text_20_body"><text:span text:style-name="Source_20_Text">java.util.Map <text:tab/></text:span></text:p>
          </table:table-cell>
        </table:table-row>
        <table:table-row>
          <table:table-cell table:style-name="Table7.A2" office:value-type="string">
            <text:p text:style-name="P69"><text:span text:style-name="Source_20_Text">getAttributes(int scope)</text:span></text:p>
          </table:table-cell>
          <table:table-cell table:style-name="Table7.A2" office:value-type="string">
            <text:p text:style-name="Text_20_body">Returns all custom attributes of the specified scope.</text:p>
          </table:table-cell>
          <table:table-cell table:style-name="Table7.C2" office:value-type="string">
            <text:p text:style-name="Text_20_body"><text:span text:style-name="Source_20_Text">java.util.Map </text:span></text:p>
          </table:table-cell>
        </table:table-row>
        <table:table-row>
          <table:table-cell table:style-name="Table7.A2" office:value-type="string">
            <text:p text:style-name="P69"><text:span text:style-name="Source_20_Text">getChildren()</text:span></text:p>
          </table:table-cell>
          <table:table-cell table:style-name="Table7.A2" office:value-type="string">
            <text:p text:style-name="Text_20_body">Returns a live list of children.</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9"><text:span text:style-name="Source_20_Text">getDefinition()</text:span></text:p>
          </table:table-cell>
          <table:table-cell table:style-name="Table7.A2" office:value-type="string">
            <text:p text:style-name="Text_20_body">Returns the component definition of this component (never null).</text:p>
          </table:table-cell>
          <table:table-cell table:style-name="Table7.C2" office:value-type="string">
            <text:p text:style-name="Text_20_body"><text:span text:style-name="Source_20_Text">org.zkoss.zk.ui.metainfo. ComponentDefinition</text:span></text:p>
          </table:table-cell>
        </table:table-row>
        <table:table-row>
          <table:table-cell table:style-name="Table7.A2" office:value-type="string">
            <text:p text:style-name="P69"><text:span text:style-name="Source_20_Text">getDesktop()</text:span></text:p>
          </table:table-cell>
          <table:table-cell table:style-name="Table7.A2" office:value-type="string">
            <text:p text:style-name="Text_20_body">Returns the desktop of this component, or null if this component doesn't belong to any desktop.</text:p>
          </table:table-cell>
          <table:table-cell table:style-name="Table7.C2" office:value-type="string">
            <text:p text:style-name="P70"><text:span text:style-name="T38">org.zkoss.zk.ui</text:span><text:span text:style-name="Source_20_Text">.Desktop</text:span></text:p>
          </table:table-cell>
        </table:table-row>
        <table:table-row>
          <table:table-cell table:style-name="Table7.A2" office:value-type="string">
            <text:p text:style-name="P68"><text:span text:style-name="Source_20_Text">getEventHandler(java.lang.String evtnm)</text:span></text:p>
          </table:table-cell>
          <table:table-cell table:style-name="Table7.A2" office:value-type="string">
            <text:p text:style-name="P70">Returns the event handler of the specified name, or null if not found.</text:p>
          </table:table-cell>
          <table:table-cell table:style-name="Table7.C2" office:value-type="string">
            <text:p text:style-name="P70"><text:span text:style-name="Source_20_Text">org.zkoss.zk.ui.metainfo.ZScript</text:span></text:p>
          </table:table-cell>
        </table:table-row>
        <table:table-row>
          <table:table-cell table:style-name="Table7.A2" office:value-type="string">
            <text:p text:style-name="P68"><text:span text:style-name="Source_20_Text">getExtraCtrl()</text:span></text:p>
          </table:table-cell>
          <table:table-cell table:style-name="Table7.A2" office:value-type="string">
            <text:p text:style-name="P70">Returns the extra controls that tell ZK how to handle this component specially.</text:p>
          </table:table-cell>
          <table:table-cell table:style-name="Table7.C2" office:value-type="string">
            <text:p text:style-name="P70"><text:span text:style-name="Source_20_Text">java.lang.Object </text:span></text:p>
          </table:table-cell>
        </table:table-row>
        <table:table-row>
          <table:table-cell table:style-name="Table7.A2" office:value-type="string">
            <text:p text:style-name="P68"><text:span text:style-name="Source_20_Text">getFellow(java.lang.String compId)</text:span></text:p>
          </table:table-cell>
          <table:table-cell table:style-name="Table7.A2" office:value-type="string">
            <text:p text:style-name="P70">Returns a component of the specified ID in the same ID space.</text:p>
          </table:table-cell>
          <table:table-cell table:style-name="Table7.C2" office:value-type="string">
            <text:p text:style-name="P70"><text:span text:style-name="T38">org.zkoss.zk.ui</text:span><text:span text:style-name="Source_20_Text">.Component</text:span></text:p>
          </table:table-cell>
        </table:table-row>
        <table:table-row>
          <table:table-cell table:style-name="Table7.A2" office:value-type="string">
            <text:p text:style-name="P68"><text:span text:style-name="Source_20_Text">getFellowIfAny(java.lang.String compId)</text:span></text:p>
          </table:table-cell>
          <table:table-cell table:style-name="Table7.A2" office:value-type="string">
            <text:p text:style-name="P70">Returns a component of the specified ID in the same ID space, or null if not found.</text:p>
          </table:table-cell>
          <table:table-cell table:style-name="Table7.C2" office:value-type="string">
            <text:p text:style-name="P70"><text:span text:style-name="T38">org.zkoss.zk.ui</text:span><text:span text:style-name="Source_20_Text">.Component</text:span></text:p>
          </table:table-cell>
        </table:table-row>
        <table:table-row>
          <table:table-cell table:style-name="Table7.A2" office:value-type="string">
            <text:p text:style-name="P68"><text:span text:style-name="Source_20_Text">getListenerIterator(java.lang.String evtnm)</text:span></text:p>
          </table:table-cell>
          <table:table-cell table:style-name="Table7.A2" office:value-type="string">
            <text:p text:style-name="P70">Returns an iterator for iterating listener for the specified event.</text:p>
          </table:table-cell>
          <table:table-cell table:style-name="Table7.C2" office:value-type="string">
            <text:p text:style-name="P70"><text:span text:style-name="Source_20_Text">java.util.Iterator</text:span></text:p>
          </table:table-cell>
        </table:table-row>
        <table:table-row>
          <table:table-cell table:style-name="Table7.A2" office:value-type="string">
            <text:p text:style-name="P68"><text:span text:style-name="Source_20_Text">getNamespace()</text:span></text:p>
          </table:table-cell>
          <table:table-cell table:style-name="Table7.A2" office:value-type="string">
            <text:p text:style-name="P70">Returns the namespace to store variables and functions belonging to the ID space of this component.</text:p>
          </table:table-cell>
          <table:table-cell table:style-name="Table7.C2" office:value-type="string">
            <text:p text:style-name="P70"><text:span text:style-name="Source_20_Text">org.zkoss.zk.scripting.Namespace</text:span></text:p>
          </table:table-cell>
        </table:table-row>
        <table:table-row>
          <table:table-cell table:style-name="Table7.A2" office:value-type="string">
            <text:p text:style-name="P68"><text:span text:style-name="Source_20_Text">getPage()</text:span></text:p>
          </table:table-cell>
          <table:table-cell table:style-name="Table7.A2" office:value-type="string">
            <text:p text:style-name="P70">Returns the page that this component belongs to, or null if it doesn't belong to any page.</text:p>
          </table:table-cell>
          <table:table-cell table:style-name="Table7.C2" office:value-type="string">
            <text:p text:style-name="P70"><text:span text:style-name="Source_20_Text"><text:s/>Page <text:tab/></text:span></text:p>
          </table:table-cell>
        </table:table-row>
        <table:table-row>
          <table:table-cell table:style-name="Table7.A2" office:value-type="string">
            <text:p text:style-name="P68"><text:span text:style-name="Source_20_Text">getParent()</text:span></text:p>
          </table:table-cell>
          <table:table-cell table:style-name="Table7.A2" office:value-type="string">
            <text:p text:style-name="P70">Returns the parent component, or null if this is the root component.</text:p>
          </table:table-cell>
          <table:table-cell table:style-name="Table7.C2" office:value-type="string">
            <text:p text:style-name="P70"><text:span text:style-name="Source_20_Text">org.zkoss.zk.ui.Component <text:tab/></text:span></text:p>
          </table:table-cell>
        </table:table-row>
        <table:table-row>
          <table:table-cell table:style-name="Table7.A2" office:value-type="string">
            <text:p text:style-name="P68"><text:span text:style-name="Source_20_Text">getPropagatee(java.lang.String evtnm)</text:span></text:p>
          </table:table-cell>
          <table:table-cell table:style-name="Table7.A2" office:value-type="string">
            <text:p text:style-name="P70">Default: null (no propagation at all).</text:p>
          </table:table-cell>
          <table:table-cell table:style-name="Table7.C2" office:value-type="string">
            <text:p text:style-name="P70"><text:span text:style-name="Source_20_Text">org.zkoss.zk.ui.Component <text:tab/></text:span></text:p>
          </table:table-cell>
        </table:table-row>
        <table:table-row>
          <table:table-cell table:style-name="Table7.A2" office:value-type="string">
            <text:p text:style-name="P68"><text:span text:style-name="Source_20_Text">getRoot()</text:span></text:p>
          </table:table-cell>
          <table:table-cell table:style-name="Table7.A2" office:value-type="string">
            <text:p text:style-name="P70">Returns the root of the specified component.</text:p>
          </table:table-cell>
          <table:table-cell table:style-name="Table7.C2" office:value-type="string">
            <text:p text:style-name="P70"><text:span text:style-name="Source_20_Text">org.zkoss.zk.ui.Component <text:tab/></text:span></text:p>
          </table:table-cell>
        </table:table-row>
        <table:table-row>
          <table:table-cell table:style-name="Table7.A2" office:value-type="string">
            <text:p text:style-name="P68"><text:span text:style-name="Source_20_Text">getSpaceOwner()</text:span></text:p>
          </table:table-cell>
          <table:table-cell table:style-name="Table7.A2" office:value-type="string">
            <text:p text:style-name="P70">Returns the owner of the ID space that this component belongs to.</text:p>
          </table:table-cell>
          <table:table-cell table:style-name="Table7.C2" office:value-type="string">
            <text:p text:style-name="P70"><text:span text:style-name="Source_20_Text">org.zkoss.zk.ui.IdSpace </text:span></text:p>
          </table:table-cell>
        </table:table-row>
        <table:table-row>
          <table:table-cell table:style-name="Table7.A2" office:value-type="string">
            <text:p text:style-name="P68"><text:span text:style-name="Source_20_Text">getUuid()</text:span></text:p>
          </table:table-cell>
          <table:table-cell table:style-name="Table7.A2" office:value-type="string">
            <text:p text:style-name="P70">Returns UUID (universal unique ID) which is unquie in the whole session.</text:p>
          </table:table-cell>
          <table:table-cell table:style-name="Table7.C2" office:value-type="string">
            <text:p text:style-name="P70"><text:span text:style-name="Source_20_Text">java.lang.String </text:span></text:p>
          </table:table-cell>
        </table:table-row>
        <table:table-row>
          <table:table-cell table:style-name="Table7.A2" office:value-type="string">
            <text:p text:style-name="P68"><text:span text:style-name="Source_20_Text">getVariable(java.lang.String name, boolean local)</text:span></text:p>
          </table:table-cell>
          <table:table-cell table:style-name="Table7.A2" office:value-type="string">
            <text:p text:style-name="P70"><text:s/>Returns the value of a variable defined in the namespace, or null if not defined or the value is null.</text:p>
          </table:table-cell>
          <table:table-cell table:style-name="Table7.C2" office:value-type="string">
            <text:p text:style-name="P70"><text:span text:style-name="Source_20_Text">java.lang.Object </text:span></text:p>
          </table:table-cell>
        </table:table-row>
        <table:table-row>
          <table:table-cell table:style-name="Table7.A2" office:value-type="string">
            <text:p text:style-name="P68"><text:span text:style-name="Source_20_Text">insertBefore(Component newChild, Component refChild)</text:span></text:p>
          </table:table-cell>
          <table:table-cell table:style-name="Table7.A2" office:value-type="string">
            <text:p text:style-name="P70">Inserts a child before the reference child.</text:p>
          </table:table-cell>
          <table:table-cell table:style-name="Table7.C2" office:value-type="string">
            <text:p text:style-name="P70"><text:span text:style-name="Source_20_Text">boolean <text:tab/></text:span></text:p>
          </table:table-cell>
        </table:table-row>
        <table:table-row>
          <table:table-cell table:style-name="Table7.A2" office:value-type="string">
            <text:p text:style-name="P68"><text:span text:style-name="Source_20_Text">invalidate()</text:span></text:p>
          </table:table-cell>
          <table:table-cell table:style-name="Table7.A2" office:value-type="string">
            <text:p text:style-name="P70">Invalidates this component by setting the dirty flag such that it will be redraw the whole content later.</text:p>
          </table:table-cell>
          <table:table-cell table:style-name="Table7.C2" office:value-type="string">
            <text:p text:style-name="P70"><text:span text:style-name="Source_20_Text">void <text:tab/></text:span></text:p>
          </table:table-cell>
        </table:table-row>
        <table:table-row>
          <table:table-cell table:style-name="Table7.A2" office:value-type="string">
            <text:p text:style-name="P68"><text:span text:style-name="Source_20_Text">isChildable()</text:span></text:p>
          </table:table-cell>
          <table:table-cell table:style-name="Table7.A2" office:value-type="string">
            <text:p text:style-name="P70">Default: return true (allows to have children).</text:p>
          </table:table-cell>
          <table:table-cell table:style-name="Table7.C2" office:value-type="string">
            <text:p text:style-name="P70"><text:span text:style-name="Source_20_Text">boolean</text:span></text:p>
          </table:table-cell>
        </table:table-row>
        <table:table-row>
          <table:table-cell table:style-name="Table7.A2" office:value-type="string">
            <text:p text:style-name="P68"><text:span text:style-name="Source_20_Text">isListenerAvailable(java.lang.String evtnm, boolean asap)</text:span></text:p>
          </table:table-cell>
          <table:table-cell table:style-name="Table7.A2" office:value-type="string">
            <text:p text:style-name="P70">Returns whether the event listener is available.</text:p>
          </table:table-cell>
          <table:table-cell table:style-name="Table7.C2" office:value-type="string">
            <text:p text:style-name="P70"><text:span text:style-name="Source_20_Text">boolean</text:span></text:p>
          </table:table-cell>
        </table:table-row>
        <table:table-row>
          <table:table-cell table:style-name="Table7.A2" office:value-type="string">
            <text:p text:style-name="P68"><text:span text:style-name="Source_20_Text">onChildAdded(Component child)</text:span></text:p>
          </table:table-cell>
          <table:table-cell table:style-name="Table7.A2" office:value-type="string">
            <text:p text:style-name="P70">Default: does nothing.</text:p>
          </table:table-cell>
          <table:table-cell table:style-name="Table7.C2" office:value-type="string">
            <text:p text:style-name="P70"><text:span text:style-name="Source_20_Text">void</text:span></text:p>
          </table:table-cell>
        </table:table-row>
        <table:table-row>
          <table:table-cell table:style-name="Table7.A2" office:value-type="string">
            <text:p text:style-name="P68"><text:span text:style-name="Source_20_Text">onChildRemoved(Component child)</text:span></text:p>
          </table:table-cell>
          <table:table-cell table:style-name="Table7.A2" office:value-type="string">
            <text:p text:style-name="P70">Default: does nothing.</text:p>
          </table:table-cell>
          <table:table-cell table:style-name="Table7.C2" office:value-type="string">
            <text:p text:style-name="P70"><text:span text:style-name="Source_20_Text">void</text:span></text:p>
          </table:table-cell>
        </table:table-row>
        <table:table-row>
          <table:table-cell table:style-name="Table7.A2" office:value-type="string">
            <text:p text:style-name="P68"><text:span text:style-name="Source_20_Text">onDrawNewChild(Component child, java.lang.StringBuffer out)</text:span></text:p>
          </table:table-cell>
          <table:table-cell table:style-name="Table7.A2" office:value-type="string">
            <text:p text:style-name="P70">Called when a new-created child is drawn.</text:p>
          </table:table-cell>
          <table:table-cell table:style-name="Table7.C2" office:value-type="string">
            <text:p text:style-name="P70"><text:span text:style-name="Source_20_Text">void</text:span></text:p>
          </table:table-cell>
        </table:table-row>
        <table:table-row>
          <table:table-cell table:style-name="Table7.A2" office:value-type="string">
            <text:p text:style-name="P68"><text:span text:style-name="Source_20_Text">onWrongValue(WrongValueException ex)</text:span></text:p>
          </table:table-cell>
          <table:table-cell table:style-name="Table7.A2" office:value-type="string">
            <text:p text:style-name="P70">Notifies that an WrongValueException instance is thrown, and WrongValueException.getComponent() is this component.</text:p>
          </table:table-cell>
          <table:table-cell table:style-name="Table7.C2" office:value-type="string">
            <text:p text:style-name="P70"><text:span text:style-name="Source_20_Text">org.zkoss.zk.ui.WrongValueException </text:span></text:p>
          </table:table-cell>
        </table:table-row>
        <table:table-row>
          <table:table-cell table:style-name="Table7.A2" office:value-type="string">
            <text:p text:style-name="P68"><text:span text:style-name="Source_20_Text">redraw(java.io.Writer out)</text:span></text:p>
          </table:table-cell>
          <table:table-cell table:style-name="Table7.A2" office:value-type="string">
            <text:p text:style-name="P70">Includes the page returned by getMoldURI() and set the self attribute to be this component.</text:p>
          </table:table-cell>
          <table:table-cell table:style-name="Table7.C2" office:value-type="string">
            <text:p text:style-name="P70"><text:span text:style-name="Source_20_Text">void</text:span></text:p>
          </table:table-cell>
        </table:table-row>
        <table:table-row>
          <table:table-cell table:style-name="Table7.A2" office:value-type="string">
            <text:p text:style-name="P68"><text:span text:style-name="Source_20_Text">removeAttribute(java.lang.String name)</text:span></text:p>
          </table:table-cell>
          <table:table-cell table:style-name="Table7.A2" office:value-type="string">
            <text:p text:style-name="P70">Removes the custom attribute associated with this component, i.e., Component.COMPONENT_SCOPE.</text:p>
          </table:table-cell>
          <table:table-cell table:style-name="Table7.C2" office:value-type="string">
            <text:p text:style-name="P70"><text:span text:style-name="Source_20_Text">java.lang.Object <text:tab/></text:span></text:p>
          </table:table-cell>
        </table:table-row>
        <table:table-row>
          <table:table-cell table:style-name="Table7.A2" office:value-type="string">
            <text:p text:style-name="P68"><text:span text:style-name="Source_20_Text">removeAttribute(java.lang.String name, int scope)</text:span></text:p>
          </table:table-cell>
          <table:table-cell table:style-name="Table7.A2" office:value-type="string">
            <text:p text:style-name="P70"><text:s/>Removes the specified custom attribute in the specified scope.</text:p>
          </table:table-cell>
          <table:table-cell table:style-name="Table7.C2" office:value-type="string">
            <text:p text:style-name="P70"><text:span text:style-name="Source_20_Text">java.lang.Object <text:tab/></text:span></text:p>
          </table:table-cell>
        </table:table-row>
        <table:table-row>
          <table:table-cell table:style-name="Table7.A2" office:value-type="string">
            <text:p text:style-name="P68"><text:span text:style-name="Source_20_Text">removeChild(Component child)</text:span></text:p>
          </table:table-cell>
          <table:table-cell table:style-name="Table7.A2" office:value-type="string">
            <text:p text:style-name="P70">Removes a child.</text:p>
          </table:table-cell>
          <table:table-cell table:style-name="Table7.C2" office:value-type="string">
            <text:p text:style-name="P70"><text:span text:style-name="Source_20_Text">boolean</text:span></text:p>
          </table:table-cell>
        </table:table-row>
        <table:table-row>
          <table:table-cell table:style-name="Table7.A2" office:value-type="string">
            <text:p text:style-name="P68"><text:span text:style-name="Source_20_Text">removeEventListener(java.lang.String evtnm, EventListener listener)</text:span></text:p>
          </table:table-cell>
          <table:table-cell table:style-name="Table7.A2" office:value-type="string">
            <text:p text:style-name="P70">Removes an event listener.</text:p>
          </table:table-cell>
          <table:table-cell table:style-name="Table7.C2" office:value-type="string">
            <text:p text:style-name="P70"><text:span text:style-name="Source_20_Text">boolean</text:span></text:p>
          </table:table-cell>
        </table:table-row>
        <table:table-row>
          <table:table-cell table:style-name="Table7.A2" office:value-type="string">
            <text:p text:style-name="P68"><text:span text:style-name="Source_20_Text">response(java.lang.String key, AuResponse response)</text:span></text:p>
          </table:table-cell>
          <table:table-cell table:style-name="Table7.A2" office:value-type="string">
            <text:p text:style-name="P70">Causes a response (aka., a command) to be sent to the client.</text:p>
          </table:table-cell>
          <table:table-cell table:style-name="Table7.C2" office:value-type="string">
            <text:p text:style-name="P70"><text:span text:style-name="Source_20_Text">void</text:span></text:p>
          </table:table-cell>
        </table:table-row>
        <table:table-row>
          <table:table-cell table:style-name="Table7.A2" office:value-type="string">
            <text:p text:style-name="P68"><text:span text:style-name="Source_20_Text">sessionDidActivate(Page page)</text:span></text:p>
          </table:table-cell>
          <table:table-cell table:style-name="Table7.A2" office:value-type="string">
            <text:p text:style-name="P70">Notification that the session, which owns this component, has just been activated (aka., deserialized).</text:p>
          </table:table-cell>
          <table:table-cell table:style-name="Table7.C2" office:value-type="string">
            <text:p text:style-name="P70"><text:span text:style-name="Source_20_Text">void</text:span></text:p>
          </table:table-cell>
        </table:table-row>
        <table:table-row>
          <table:table-cell table:style-name="Table7.A2" office:value-type="string">
            <text:p text:style-name="P68"><text:span text:style-name="Source_20_Text">sessionWillPassivate(Page page)</text:span></text:p>
          </table:table-cell>
          <table:table-cell table:style-name="Table7.A2" office:value-type="string">
            <text:p text:style-name="P70">Notification that the session, which owns this component, is about to be passivated (aka., serialized).</text:p>
          </table:table-cell>
          <table:table-cell table:style-name="Table7.C2" office:value-type="string">
            <text:p text:style-name="P70"><text:span text:style-name="Source_20_Text">void</text:span></text:p>
          </table:table-cell>
        </table:table-row>
        <table:table-row>
          <table:table-cell table:style-name="Table7.A2" office:value-type="string">
            <text:p text:style-name="P68"><text:span text:style-name="Source_20_Text">setAttribute(java.lang.String name, java.lang.Object value)</text:span></text:p>
          </table:table-cell>
          <table:table-cell table:style-name="Table7.A2" office:value-type="string">
            <text:p text:style-name="P70">Sets the custom attribute associated with this component, i.e., Component.COMPONENT_SCOPE.</text:p>
          </table:table-cell>
          <table:table-cell table:style-name="Table7.C2" office:value-type="string">
            <text:p text:style-name="P70"><text:span text:style-name="Source_20_Text">java.lang.Object</text:span></text:p>
          </table:table-cell>
        </table:table-row>
        <table:table-row>
          <table:table-cell table:style-name="Table7.A2" office:value-type="string">
            <text:p text:style-name="P68"><text:span text:style-name="Source_20_Text">setAttribute(java.lang.String name, java.lang.Object value, int scope)</text:span></text:p>
          </table:table-cell>
          <table:table-cell table:style-name="Table7.A2" office:value-type="string">
            <text:p text:style-name="P70">Sets the value of the specified custom attribute in the specified scope.</text:p>
          </table:table-cell>
          <table:table-cell table:style-name="Table7.C2" office:value-type="string">
            <text:p text:style-name="P70"><text:span text:style-name="Source_20_Text">java.lang.Object </text:span></text:p>
          </table:table-cell>
        </table:table-row>
        <table:table-row>
          <table:table-cell table:style-name="Table7.A2" office:value-type="string">
            <text:p text:style-name="P68"><text:span text:style-name="Source_20_Text">setComponentDefinition(ComponentDefinition compdef)</text:span></text:p>
          </table:table-cell>
          <table:table-cell table:style-name="Table7.A2" office:value-type="string">
            <text:p text:style-name="P70">Sets the component definition. <text:s text:c="8"/></text:p>
          </table:table-cell>
          <table:table-cell table:style-name="Table7.C2" office:value-type="string">
            <text:p text:style-name="P70"><text:span text:style-name="Source_20_Text">void</text:span></text:p>
          </table:table-cell>
        </table:table-row>
        <table:table-row>
          <table:table-cell table:style-name="Table7.A2" office:value-type="string">
            <text:p text:style-name="P68"><text:span text:style-name="Source_20_Text">setPage(Page page)</text:span></text:p>
          </table:table-cell>
          <table:table-cell table:style-name="Table7.A2" office:value-type="string">
            <text:p text:style-name="P70">Sets the page that this component belongs to.</text:p>
          </table:table-cell>
          <table:table-cell table:style-name="Table7.C2" office:value-type="string">
            <text:p text:style-name="P70"><text:span text:style-name="Source_20_Text">void</text:span></text:p>
          </table:table-cell>
        </table:table-row>
        <table:table-row>
          <table:table-cell table:style-name="Table7.A2" office:value-type="string">
            <text:p text:style-name="P68"><text:span text:style-name="Source_20_Text">setParent(Component parent)</text:span></text:p>
          </table:table-cell>
          <table:table-cell table:style-name="Table7.A2" office:value-type="string">
            <text:p text:style-name="P70">Sets the parent component.</text:p>
          </table:table-cell>
          <table:table-cell table:style-name="Table7.C2" office:value-type="string">
            <text:p text:style-name="P70"><text:span text:style-name="Source_20_Text">void</text:span></text:p>
          </table:table-cell>
        </table:table-row>
        <table:table-row>
          <table:table-cell table:style-name="Table7.A2" office:value-type="string">
            <text:p text:style-name="P68"><text:span text:style-name="Source_20_Text">setVariable(java.lang.String name, java.lang.Object val, boolean local)</text:span></text:p>
          </table:table-cell>
          <table:table-cell table:style-name="Table7.A2" office:value-type="string">
            <text:p text:style-name="P70">Sets a variable to the namespace.</text:p>
          </table:table-cell>
          <table:table-cell table:style-name="Table7.C2" office:value-type="string">
            <text:p text:style-name="P70"><text:span text:style-name="Source_20_Text">void</text:span></text:p>
          </table:table-cell>
        </table:table-row>
        <table:table-row>
          <table:table-cell table:style-name="Table7.A2" office:value-type="string">
            <text:p text:style-name="P68"><text:span text:style-name="Source_20_Text">smartUpdate(java.lang.String attr, boolean value)</text:span></text:p>
          </table:table-cell>
          <table:table-cell table:style-name="Table7.A2" office:value-type="string">
            <text:p text:style-name="P70">A special smart-update that update a value in boolean.</text:p>
          </table:table-cell>
          <table:table-cell table:style-name="Table7.C2" office:value-type="string">
            <text:p text:style-name="P70"><text:span text:style-name="Source_20_Text">void</text:span></text:p>
          </table:table-cell>
        </table:table-row>
        <table:table-row>
          <table:table-cell table:style-name="Table7.A2" office:value-type="string">
            <text:p text:style-name="P68"><text:span text:style-name="Source_20_Text">smartUpdate(java.lang.String attr, int value)</text:span></text:p>
          </table:table-cell>
          <table:table-cell table:style-name="Table7.A2" office:value-type="string">
            <text:p text:style-name="P70">A special smart-update that update a value in int.</text:p>
          </table:table-cell>
          <table:table-cell table:style-name="Table7.C2" office:value-type="string">
            <text:p text:style-name="P70"><text:span text:style-name="Source_20_Text">void</text:span></text:p>
          </table:table-cell>
        </table:table-row>
        <table:table-row>
          <table:table-cell table:style-name="Table7.A2" office:value-type="string">
            <text:p text:style-name="P68"><text:span text:style-name="Source_20_Text">smartUpdate(java.lang.String attr, java.lang.String value)</text:span></text:p>
          </table:table-cell>
          <table:table-cell table:style-name="Table7.A2" office:value-type="string">
            <text:p text:style-name="P70">Smart-updates a property with the specified value.</text:p>
          </table:table-cell>
          <table:table-cell table:style-name="Table7.C2" office:value-type="string">
            <text:p text:style-name="P70"><text:span text:style-name="Source_20_Text">void</text:span></text:p>
          </table:table-cell>
        </table:table-row>
        <table:table-row>
          <table:table-cell table:style-name="Table7.A2" office:value-type="string">
            <text:p text:style-name="P68"><text:span text:style-name="Source_20_Text">toString()</text:span></text:p>
          </table:table-cell>
          <table:table-cell table:style-name="Table7.A2" office:value-type="string">
            <text:p text:style-name="P70"/>
          </table:table-cell>
          <table:table-cell table:style-name="Table7.C2" office:value-type="string">
            <text:p text:style-name="P70"><text:span text:style-name="Source_20_Text">java.lang.String <text:tab/></text:span></text:p>
          </table:table-cell>
        </table:table-row>
        <table:table-row>
          <table:table-cell table:style-name="Table7.A2" office:value-type="string">
            <text:p text:style-name="P68"><text:span text:style-name="Source_20_Text">unsetVariable(java.lang.String name, boolean local)</text:span></text:p>
          </table:table-cell>
          <table:table-cell table:style-name="Table7.A2" office:value-type="string">
            <text:p text:style-name="P70">Unsets a variable defined in the namespace. <text:s text:c="5"/></text:p>
          </table:table-cell>
          <table:table-cell table:style-name="Table7.C2" office:value-type="string">
            <text:p text:style-name="P70"><text:span text:style-name="Source_20_Text">void</text:span></text:p>
          </table:table-cell>
        </table:table-row>
      </table:table>
      <text:p text:style-name="P70"/>
      <text:p text:style-name="P70"/>
      <text:p text:style-name="Standard"/>
      <text:p text:style-name="P71"/>
      <text:h text:style-name="Heading_20_3" text:outline-level="3"><text:bookmark-start text:name="FormatInputElement"/>FormatInputElement<text:bookmark-end text:name="FormatInputElement"/></text:h>
      <text:p text:style-name="P57">A skeletal implementation for an input box with format. . </text:p>
      <text:h text:style-name="Heading_20_4" text:outline-level="4">Class Name</text:h>
      <text:p text:style-name="P58"><text:span text:style-name="T39">org.zkoss.zul.impl.FormatInputElement</text:span></text:p>
      <text:h text:style-name="Heading_20_4" text:outline-level="4">Properties</text:h>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67">Property</text:p>
            </table:table-cell>
            <table:table-cell table:style-name="Table8.A1" office:value-type="string">
              <text:p text:style-name="P67">Description</text:p>
            </table:table-cell>
            <table:table-cell table:style-name="Table8.A1" office:value-type="string">
              <text:p text:style-name="P67">Data Type</text:p>
            </table:table-cell>
            <table:table-cell table:style-name="Table8.D1" office:value-type="string">
              <text:p text:style-name="P67">Default Values</text:p>
            </table:table-cell>
          </table:table-row>
        </table:table-header-rows>
        <table:table-row>
          <table:table-cell table:style-name="Table8.A2" office:value-type="string">
            <text:p text:style-name="P60"><text:span text:style-name="Source_20_Text">Format</text:span></text:p>
          </table:table-cell>
          <table:table-cell table:style-name="Table8.A2" office:value-type="string">
            <text:p text:style-name="P72">Sets the format </text:p>
          </table:table-cell>
          <table:table-cell table:style-name="Table8.A2" office:value-type="string">
            <text:p text:style-name="P60"><text:span text:style-name="Source_20_Text">String</text:span></text:p>
          </table:table-cell>
          <table:table-cell table:style-name="Table8.D2" office:value-type="string">
            <text:p text:style-name="P62"><text:span text:style-name="Source_20_Text">&lt;empty string&gt;</text:span></text:p>
          </table:table-cell>
        </table:table-row>
      </table:table>
      <text:p text:style-name="P73"/>
      <text:h text:style-name="Heading_20_4" text:outline-level="4">Methods</text:h>
      <text:p text:style-name="P74"><text:bookmark text:name="id456518"/></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ame</text:p>
            </table:table-cell>
            <table:table-cell table:style-name="Table9.A1" office:value-type="string">
              <text:p text:style-name="Table_20_Heading">Description</text:p>
            </table:table-cell>
            <table:table-cell table:style-name="Table9.C1" office:value-type="string">
              <text:p text:style-name="Table_20_Heading">Return Data Type</text:p>
            </table:table-cell>
          </table:table-row>
        </table:table-header-rows>
        <table:table-row>
          <table:table-cell table:style-name="Table9.A2" office:value-type="string">
            <text:p text:style-name="Table_20_Contents"><text:span text:style-name="Source_20_Text">getOuterAttrs()</text:span></text:p>
          </table:table-cell>
          <table:table-cell table:style-name="Table9.A2" office:value-type="string">
            <text:p text:style-name="Table_20_Contents"/>
          </table:table-cell>
          <table:table-cell table:style-name="Table9.C2" office:value-type="string">
            <text:p text:style-name="P60"><text:span text:style-name="Source_20_Text">String</text:span></text:p>
          </table:table-cell>
        </table:table-row>
      </table:table>
      <text:h text:style-name="P75" text:outline-level="4">Inherited From </text:h>
      <table:table table:name="Table10" table:style-name="Table10">
        <table:table-column table:style-name="Table10.A"/>
        <table:table-header-rows>
          <table:table-row>
            <table:table-cell table:style-name="Table10.A1" office:value-type="string">
              <text:p text:style-name="P67">Inherited From</text:p>
            </table:table-cell>
          </table:table-row>
        </table:table-header-rows>
        <table:table-row>
          <table:table-cell table:style-name="Table10.A2" office:value-type="string">
            <text:p text:style-name="P76"><text:a xlink:type="simple" xlink:href="#InputElement"><text:span text:style-name="Source_20_Text">org.zkoss.zul.impl.InputElement</text:span></text:a></text:p>
          </table:table-cell>
        </table:table-row>
        <table:table-row>
          <table:table-cell table:style-name="Table10.A2" office:value-type="string">
            <text:p text:style-name="P76"><text:a xlink:type="simple" xlink:href="#XulElement"><text:span text:style-name="Source_20_Text">org.zkoss.zul.impl.XulElement</text:span></text:a></text:p>
          </table:table-cell>
        </table:table-row>
        <table:table-row table:style-name="Table10.4">
          <table:table-cell table:style-name="Table10.A2" office:value-type="string">
            <text:p text:style-name="P76"><text:a xlink:type="simple" xlink:href="#HtmlBasedComponent"><text:span text:style-name="Source_20_Text">org.zkoss.zk.ui.HtmlBasedComponent</text:span></text:a><text:span text:style-name="Source_20_Text"> </text:span></text:p>
          </table:table-cell>
        </table:table-row>
        <table:table-row table:style-name="Table10.4">
          <table:table-cell table:style-name="Table10.A2" office:value-type="string">
            <text:p text:style-name="P76"><text:a xlink:type="simple" xlink:href="#AbstractComponent"><text:span text:style-name="Source_20_Text">org.zkoss.zk.ui.AbstractComponent </text:span></text:a></text:p>
          </table:table-cell>
        </table:table-row>
      </table:table>
      <text:p text:style-name="Text_20_body"/>
      <text:p text:style-name="P71"/>
      <text:h text:style-name="Heading_20_3" text:outline-level="3"><text:bookmark-start text:name="HeaderElement"/>HeaderElement<text:bookmark-end text:name="HeaderElement"/></text:h>
      <text:p text:style-name="P57">A skeletal implementation for a header.</text:p>
      <text:h text:style-name="P77" text:outline-level="4">Class Name</text:h>
      <text:p text:style-name="P58"><text:span text:style-name="T39">org.zkoss.zul.impl.HeaderElement</text:span></text:p>
      <text:h text:style-name="P78" text:outline-level="4">Properties</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67">Property</text:p>
            </table:table-cell>
            <table:table-cell table:style-name="Table11.A1" office:value-type="string">
              <text:p text:style-name="P67">Description</text:p>
            </table:table-cell>
            <table:table-cell table:style-name="Table11.A1" office:value-type="string">
              <text:p text:style-name="P67">Data Type</text:p>
            </table:table-cell>
            <table:table-cell table:style-name="Table11.D1" office:value-type="string">
              <text:p text:style-name="P67">Default Value</text:p>
            </table:table-cell>
          </table:table-row>
        </table:table-header-rows>
        <table:table-row>
          <table:table-cell table:style-name="Table11.A2" office:value-type="string">
            <text:p text:style-name="P60"><text:span text:style-name="Source_20_Text">align</text:span></text:p>
          </table:table-cell>
          <table:table-cell table:style-name="Table11.A2" office:value-type="string">
            <text:p text:style-name="P72">Sets the horizontal alignment of this column. </text:p>
          </table:table-cell>
          <table:table-cell table:style-name="Table11.A2" office:value-type="string">
            <text:p text:style-name="P60"><text:span text:style-name="Source_20_Text">java.lang.String</text:span></text:p>
          </table:table-cell>
          <table:table-cell table:style-name="Table11.D2" office:value-type="string">
            <text:p text:style-name="P62"><text:span text:style-name="Source_20_Text">null</text:span></text:p>
          </table:table-cell>
        </table:table-row>
        <table:table-row>
          <table:table-cell table:style-name="Table11.A2" office:value-type="string">
            <text:p text:style-name="P60"><text:span text:style-name="Source_20_Text">valign</text:span></text:p>
          </table:table-cell>
          <table:table-cell table:style-name="Table11.A2" office:value-type="string">
            <text:p text:style-name="P72">Sets the vertical alignment of this grid. </text:p>
          </table:table-cell>
          <table:table-cell table:style-name="Table11.A2" office:value-type="string">
            <text:p text:style-name="P62"><text:span text:style-name="Source_20_Text">java.lang.String</text:span></text:p>
          </table:table-cell>
          <table:table-cell table:style-name="Table11.D2" office:value-type="string">
            <text:p text:style-name="P62"><text:span text:style-name="Source_20_Text">null</text:span></text:p>
          </table:table-cell>
        </table:table-row>
      </table:table>
      <text:h text:style-name="P79" text:outline-level="4">Method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67">Name</text:p>
            </table:table-cell>
            <table:table-cell table:style-name="Table12.A1" office:value-type="string">
              <text:p text:style-name="P67">Description</text:p>
            </table:table-cell>
            <table:table-cell table:style-name="Table12.C1" office:value-type="string">
              <text:p text:style-name="P67">Return Data Type</text:p>
            </table:table-cell>
          </table:table-row>
        </table:table-header-rows>
        <table:table-row table:style-name="Table12.2">
          <table:table-cell table:style-name="Table12.A2" office:value-type="string">
            <text:p text:style-name="P62"><text:span text:style-name="T40">getColAttrs()</text:span></text:p>
            <text:p text:style-name="P62"><text:span text:style-name="T41"/></text:p>
          </table:table-cell>
          <table:table-cell table:style-name="Table12.B2" office:value-type="string">
            <text:p text:style-name="P80">Returns the attributes used to generate HTML TD tag for each cell of the rows contained in the parent control, e.g., Listcell.</text:p>
          </table:table-cell>
          <table:table-cell table:style-name="Table12.A2" office:value-type="string">
            <text:p text:style-name="P62"><text:span text:style-name="T42">java.lang.String</text:span></text:p>
          </table:table-cell>
        </table:table-row>
        <table:table-row table:style-name="Table12.2">
          <table:table-cell table:style-name="Table12.A2" office:value-type="string">
            <text:p text:style-name="P62"><text:span text:style-name="T42">getOuterAttrs()</text:span></text:p>
          </table:table-cell>
          <table:table-cell table:style-name="Table12.B2" office:value-type="string">
            <text:p text:style-name="P80"/>
          </table:table-cell>
          <table:table-cell table:style-name="Table12.A2" office:value-type="string">
            <text:p text:style-name="P62"><text:span text:style-name="T42">java.lang.String</text:span></text:p>
          </table:table-cell>
        </table:table-row>
        <table:table-row table:style-name="Table12.2">
          <table:table-cell table:style-name="Table12.A2" office:value-type="string">
            <text:p text:style-name="P62"><text:span text:style-name="T43">isChildable()</text:span></text:p>
          </table:table-cell>
          <table:table-cell table:style-name="Table12.B2" office:value-type="string">
            <text:p text:style-name="P80">Children are not allowed.</text:p>
          </table:table-cell>
          <table:table-cell table:style-name="Table12.A2" office:value-type="string">
            <text:p text:style-name="P62"><text:span text:style-name="T44">boolean</text:span></text:p>
          </table:table-cell>
        </table:table-row>
        <table:table-row table:style-name="Table12.2">
          <table:table-cell table:style-name="Table12.A2" office:value-type="string">
            <text:p text:style-name="P62"><text:span text:style-name="T43">setWidth(java.lang.String width)</text:span></text:p>
          </table:table-cell>
          <table:table-cell table:style-name="Table12.B2" office:value-type="string">
            <text:p text:style-name="P80"/>
          </table:table-cell>
          <table:table-cell table:style-name="Table12.A2" office:value-type="string">
            <text:p text:style-name="P62"><text:span text:style-name="T44">void</text:span></text:p>
          </table:table-cell>
        </table:table-row>
      </table:table>
      <text:h text:style-name="P79" text:outline-level="4">Inherited From </text:h>
      <table:table table:name="Table13" table:style-name="Table13">
        <table:table-column table:style-name="Table13.A"/>
        <table:table-header-rows>
          <table:table-row>
            <table:table-cell table:style-name="Table13.A1" office:value-type="string">
              <text:p text:style-name="P67">Inherited From</text:p>
            </table:table-cell>
          </table:table-row>
        </table:table-header-rows>
        <table:table-row>
          <table:table-cell table:style-name="Table13.A2" office:value-type="string">
            <text:p text:style-name="P76"><text:a xlink:type="simple" xlink:href="#LabelElement">org.zkoss.zul.impl.LabelElement</text:a></text:p>
          </table:table-cell>
        </table:table-row>
        <table:table-row>
          <table:table-cell table:style-name="Table13.A2" office:value-type="string">
            <text:p text:style-name="P76"><text:a xlink:type="simple" xlink:href="#LabelImageElement"><text:span text:style-name="Source_20_Text">org.zkoss.zul.impl.LabelImageElement</text:span></text:a></text:p>
          </table:table-cell>
        </table:table-row>
        <table:table-row>
          <table:table-cell table:style-name="Table13.A2" office:value-type="string">
            <text:p text:style-name="P76"><text:a xlink:type="simple" xlink:href="#XulElement">org.zkoss.zul.impl.XulElement</text:a></text:p>
          </table:table-cell>
        </table:table-row>
        <table:table-row table:style-name="Table13.5">
          <table:table-cell table:style-name="Table13.A2" office:value-type="string">
            <text:p text:style-name="P76"><text:a xlink:type="simple" xlink:href="#HtmlBasedComponent">org.zkoss.zk.ui.HtmlBasedComponent</text:a><text:span text:style-name="T45"> </text:span></text:p>
          </table:table-cell>
        </table:table-row>
        <table:table-row table:style-name="Table13.5">
          <table:table-cell table:style-name="Table13.A2" office:value-type="string">
            <text:p text:style-name="P76"><text:a xlink:type="simple" xlink:href="#AbstractComponent">org.zkoss.zk.ui.AbstractComponent </text:a></text:p>
          </table:table-cell>
        </table:table-row>
      </table:table>
      <text:p text:style-name="P71"/>
      <text:h text:style-name="Heading_20_3" text:outline-level="3"><text:bookmark-start text:name="HeadersElement"/>HeadersElement<text:bookmark-end text:name="HeadersElement"/></text:h>
      <text:p text:style-name="P57">A skeletal implementation for headers, the parent of a group of <text:span text:style-name="Source_20_Text">HeaderElement</text:span>.</text:p>
      <text:h text:style-name="P77" text:outline-level="4">Class Name</text:h>
      <text:p text:style-name="P58"><text:span text:style-name="T39">org.zkoss.zul.impl.HeadersElement</text:span></text:p>
      <text:h text:style-name="P78" text:outline-level="4">Properties</text:h>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67">Property</text:p>
            </table:table-cell>
            <table:table-cell table:style-name="Table14.A1" office:value-type="string">
              <text:p text:style-name="P67">Description</text:p>
            </table:table-cell>
            <table:table-cell table:style-name="Table14.A1" office:value-type="string">
              <text:p text:style-name="P67">Data Type</text:p>
            </table:table-cell>
            <table:table-cell table:style-name="Table14.D1" office:value-type="string">
              <text:p text:style-name="P67">Default Value</text:p>
            </table:table-cell>
          </table:table-row>
        </table:table-header-rows>
        <table:table-row>
          <table:table-cell table:style-name="Table14.A2" office:value-type="string">
            <text:p text:style-name="P60"><text:span text:style-name="Source_20_Text">sizeable</text:span></text:p>
          </table:table-cell>
          <table:table-cell table:style-name="Table14.A2" office:value-type="string">
            <text:p text:style-name="P72">Sets the horizontal alignment of this column. Sets whether the width of the child column is sizable.</text:p>
          </table:table-cell>
          <table:table-cell table:style-name="Table14.A2" office:value-type="string">
            <text:p text:style-name="P60"><text:span text:style-name="Source_20_Text">boolean</text:span></text:p>
          </table:table-cell>
          <table:table-cell table:style-name="Table14.D2" office:value-type="string">
            <text:p text:style-name="P62"><text:span text:style-name="Source_20_Text">false</text:span></text:p>
          </table:table-cell>
        </table:table-row>
      </table:table>
      <text:h text:style-name="P79" text:outline-level="4">Methods</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67">Name</text:p>
            </table:table-cell>
            <table:table-cell table:style-name="Table15.A1" office:value-type="string">
              <text:p text:style-name="P67">Description</text:p>
            </table:table-cell>
            <table:table-cell table:style-name="Table15.C1" office:value-type="string">
              <text:p text:style-name="P67">Return Data Type</text:p>
            </table:table-cell>
          </table:table-row>
        </table:table-header-rows>
        <table:table-row table:style-name="Table15.2">
          <table:table-cell table:style-name="Table15.A2" office:value-type="string">
            <text:p text:style-name="P62"><text:span text:style-name="T42">getOuterAttrs()</text:span></text:p>
          </table:table-cell>
          <table:table-cell table:style-name="Table15.B2" office:value-type="string">
            <text:p text:style-name="P80"/>
          </table:table-cell>
          <table:table-cell table:style-name="Table15.A2" office:value-type="string">
            <text:p text:style-name="P62"><text:span text:style-name="T42">java.lang.String</text:span></text:p>
          </table:table-cell>
        </table:table-row>
      </table:table>
      <text:h text:style-name="P79" text:outline-level="4">Inherited From </text:h>
      <table:table table:name="Table16" table:style-name="Table16">
        <table:table-column table:style-name="Table16.A"/>
        <table:table-header-rows>
          <table:table-row>
            <table:table-cell table:style-name="Table16.A1" office:value-type="string">
              <text:p text:style-name="P67">Inherited From</text:p>
            </table:table-cell>
          </table:table-row>
        </table:table-header-rows>
        <table:table-row>
          <table:table-cell table:style-name="Table16.A2" office:value-type="string">
            <text:p text:style-name="P76"><text:a xlink:type="simple" xlink:href="#XulElement">org.zkoss.zul.impl.XulElement</text:a></text:p>
          </table:table-cell>
        </table:table-row>
        <table:table-row table:style-name="Table16.3">
          <table:table-cell table:style-name="Table16.A2" office:value-type="string">
            <text:p text:style-name="P76"><text:a xlink:type="simple" xlink:href="#HtmlBasedComponent">org.zkoss.zk.ui.HtmlBasedComponent</text:a><text:span text:style-name="T45"> </text:span></text:p>
          </table:table-cell>
        </table:table-row>
        <table:table-row table:style-name="Table16.3">
          <table:table-cell table:style-name="Table16.A2" office:value-type="string">
            <text:p text:style-name="P76"><text:a xlink:type="simple" xlink:href="#AbstractComponent">org.zkoss.zk.ui.AbstractComponent </text:a></text:p>
          </table:table-cell>
        </table:table-row>
      </table:table>
      <text:p text:style-name="P71"/>
      <text:h text:style-name="Heading_20_3" text:outline-level="3"><text:bookmark-start text:name="HtmlBasedComponent"/>HtmlBasedComponent<text:bookmark-end text:name="HtmlBasedComponent"/></text:h>
      <text:p text:style-name="P57">A skeletal implementation for HTML based components. It simplifies to implement methods common to HTML based components.</text:p>
      <text:h text:style-name="Heading_20_4" text:outline-level="4">Class Name</text:h>
      <text:p text:style-name="P58"><text:span text:style-name="T39">org.zkoss.zk.ui.HtmlBasedComponent</text:span></text:p>
      <text:h text:style-name="P79" text:outline-level="4">Supported Child Components</text:h>
      <text:p text:style-name="P81">*ALL</text:p>
      <text:h text:style-name="P79" text:outline-level="4">Supported Events</text:h>
      <table:table table:name="Table17" table:style-name="Table17">
        <table:table-column table:style-name="Table17.A"/>
        <table:table-column table:style-name="Table17.B"/>
        <table:table-header-rows>
          <table:table-row>
            <table:table-cell table:style-name="Table17.A1" office:value-type="string">
              <text:p text:style-name="P67">Event Name</text:p>
            </table:table-cell>
            <table:table-cell table:style-name="Table17.B1" office:value-type="string">
              <text:p text:style-name="P67">Event Type</text:p>
            </table:table-cell>
          </table:table-row>
        </table:table-header-rows>
        <table:table-row>
          <table:table-cell table:style-name="Table17.A2" office:value-type="string">
            <text:p text:style-name="P62"><text:span text:style-name="Source_20_Text">onDrop</text:span></text:p>
          </table:table-cell>
          <table:table-cell table:style-name="Table17.B2" office:value-type="string">
            <text:p text:style-name="P80"><text:a xlink:type="simple" xlink:href="#DropEvent"><text:span text:style-name="T46">org.zkoss.zk.ui.event.DropEvent</text:span></text:a></text:p>
            <text:p text:style-name="P80"><text:a xlink:type="simple" xlink:href="#DropEvent"><text:span text:style-name="T46"/></text:a></text:p>
            <text:p text:style-name="P64">Description: Represents an event cause by user's dragging and dropping a component.</text:p>
          </table:table-cell>
        </table:table-row>
      </table:table>
      <text:h text:style-name="P79" text:outline-level="4">Properties</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67">Property</text:p>
            </table:table-cell>
            <table:table-cell table:style-name="Table18.A1" office:value-type="string">
              <text:p text:style-name="P67">Description</text:p>
            </table:table-cell>
            <table:table-cell table:style-name="Table18.A1" office:value-type="string">
              <text:p text:style-name="P67">Data Type</text:p>
            </table:table-cell>
            <table:table-cell table:style-name="Table18.D1" office:value-type="string">
              <text:p text:style-name="P59">Default Value</text:p>
            </table:table-cell>
          </table:table-row>
        </table:table-header-rows>
        <table:table-row>
          <table:table-cell table:style-name="Table18.A2" office:value-type="string">
            <text:p text:style-name="P60"><text:span text:style-name="Source_20_Text">droppable</text:span></text:p>
          </table:table-cell>
          <table:table-cell table:style-name="Table18.A2" office:value-type="string">
            <text:p text:style-name="P63">Sets "true" or "false" to denote whether a component is <text:span text:style-name="Source_20_Text">droppable</text:span>, or a list of identifiers of <text:span text:style-name="Source_20_Text">draggable</text:span> types of objects that could be dropped to this component.</text:p>
            <text:p text:style-name="P72"><text:span text:style-name="T47">Value:</text:span><text:span text:style-name="T34">true</text:span><text:span text:style-name="T48"> | </text:span><text:span text:style-name="T34">false|the identifier of a draggable type of objects</text:span></text:p>
          </table:table-cell>
          <table:table-cell table:style-name="Table18.A2" office:value-type="string">
            <text:p text:style-name="P60"><text:span text:style-name="Source_20_Text">java.lang.String</text:span></text:p>
          </table:table-cell>
          <table:table-cell table:style-name="Table18.D2" office:value-type="string">
            <text:p text:style-name="P62"><text:span text:style-name="T36">&lt;null&gt;</text:span></text:p>
          </table:table-cell>
        </table:table-row>
        <table:table-row>
          <table:table-cell table:style-name="Table18.A2" office:value-type="string">
            <text:p text:style-name="P60"><text:span text:style-name="Source_20_Text">droppable</text:span></text:p>
          </table:table-cell>
          <table:table-cell table:style-name="Table18.A2" office:value-type="string">
            <text:p text:style-name="P63">Sets "true" or "false" to denote whether a component is droppable, or a list of identifiers of draggable types of objects that could be droped to this component.</text:p>
            <text:p text:style-name="P72"><text:span text:style-name="T47">Value:</text:span><text:span text:style-name="T34">true</text:span><text:span text:style-name="T48"> | </text:span><text:span text:style-name="T34">false|</text:span></text:p>
            <text:p text:style-name="P72"><text:span text:style-name="T34">the identifier of a draggable type of objects</text:span></text:p>
          </table:table-cell>
          <table:table-cell table:style-name="Table18.A2" office:value-type="string">
            <text:p text:style-name="P60"><text:span text:style-name="Source_20_Text">java.lang.String</text:span></text:p>
          </table:table-cell>
          <table:table-cell table:style-name="Table18.D2" office:value-type="string">
            <text:p text:style-name="P62"><text:span text:style-name="T36">&lt;null&gt;</text:span></text:p>
          </table:table-cell>
        </table:table-row>
        <table:table-row table:style-name="Table18.4">
          <table:table-cell table:style-name="Table18.A2" office:value-type="string">
            <text:p text:style-name="P60"><text:span text:style-name="Source_20_Text">height</text:span></text:p>
          </table:table-cell>
          <table:table-cell table:style-name="Table18.B4" office:value-type="string">
            <text:p text:style-name="P80">Sets the height.</text:p>
          </table:table-cell>
          <table:table-cell table:style-name="Table18.A2" office:value-type="string">
            <text:p text:style-name="P60"><text:span text:style-name="Source_20_Text">java.lang.String</text:span></text:p>
          </table:table-cell>
          <table:table-cell table:style-name="Table18.D2" office:value-type="string">
            <text:p text:style-name="P82"><text:span text:style-name="T36">&lt;null&gt;</text:span></text:p>
          </table:table-cell>
        </table:table-row>
        <table:table-row table:style-name="Table18.5">
          <table:table-cell table:style-name="Table18.A2" office:value-type="string">
            <text:p text:style-name="P60"><text:span text:style-name="Source_20_Text">left</text:span></text:p>
          </table:table-cell>
          <table:table-cell table:style-name="Table18.B4" office:value-type="string">
            <text:p text:style-name="Table_20_Contents"><text:span text:style-name="T36">Sets the left position.</text:span></text:p>
          </table:table-cell>
          <table:table-cell table:style-name="Table18.A2" office:value-type="string">
            <text:p text:style-name="P60"><text:span text:style-name="Source_20_Text">java.lang.String</text:span></text:p>
          </table:table-cell>
          <table:table-cell table:style-name="Table18.D2" office:value-type="string">
            <text:p text:style-name="P82"><text:span text:style-name="T36">&lt;null&gt;</text:span></text:p>
          </table:table-cell>
        </table:table-row>
        <table:table-row table:style-name="Table18.4">
          <table:table-cell table:style-name="Table18.A2" office:value-type="string">
            <text:p text:style-name="P60"><text:span text:style-name="Source_20_Text">sclass</text:span></text:p>
          </table:table-cell>
          <table:table-cell table:style-name="Table18.B4" office:value-type="string">
            <text:p text:style-name="P80">Sets the CSS class.</text:p>
          </table:table-cell>
          <table:table-cell table:style-name="Table18.A2" office:value-type="string">
            <text:p text:style-name="P60"><text:span text:style-name="Source_20_Text">java.lang.String</text:span></text:p>
          </table:table-cell>
          <table:table-cell table:style-name="Table18.D2" office:value-type="string">
            <text:p text:style-name="P83"><text:span text:style-name="Source_20_Text">&lt;null&gt;</text:span></text:p>
          </table:table-cell>
        </table:table-row>
        <table:table-row table:style-name="Table18.4">
          <table:table-cell table:style-name="Table18.A2" office:value-type="string">
            <text:p text:style-name="P60"><text:span text:style-name="Source_20_Text">style</text:span></text:p>
          </table:table-cell>
          <table:table-cell table:style-name="Table18.B4" office:value-type="string">
            <text:p text:style-name="P80">Sets the CSS style.</text:p>
          </table:table-cell>
          <table:table-cell table:style-name="Table18.A2" office:value-type="string">
            <text:p text:style-name="P60"><text:span text:style-name="Source_20_Text">java.lang.String</text:span></text:p>
          </table:table-cell>
          <table:table-cell table:style-name="Table18.D2" office:value-type="string">
            <text:p text:style-name="P82"><text:span text:style-name="T36">&lt;null&gt;</text:span></text:p>
          </table:table-cell>
        </table:table-row>
        <table:table-row table:style-name="Table18.4">
          <table:table-cell table:style-name="Table18.A2" office:value-type="string">
            <text:p text:style-name="P60"><text:span text:style-name="Source_20_Text">tooltiptext</text:span></text:p>
          </table:table-cell>
          <table:table-cell table:style-name="Table18.B4" office:value-type="string">
            <text:p text:style-name="P80">Sets the text as the <text:span text:style-name="Source_20_Text">tooltip</text:span>.</text:p>
          </table:table-cell>
          <table:table-cell table:style-name="Table18.A2" office:value-type="string">
            <text:p text:style-name="P60"><text:span text:style-name="Source_20_Text">java.lang.String</text:span></text:p>
          </table:table-cell>
          <table:table-cell table:style-name="Table18.D2" office:value-type="string">
            <text:p text:style-name="P82"><text:span text:style-name="T36">&lt;null&gt;</text:span></text:p>
          </table:table-cell>
        </table:table-row>
        <table:table-row table:style-name="Table18.4">
          <table:table-cell table:style-name="Table18.A2" office:value-type="string">
            <text:p text:style-name="P60"><text:span text:style-name="Source_20_Text">top</text:span></text:p>
          </table:table-cell>
          <table:table-cell table:style-name="Table18.B4" office:value-type="string">
            <text:p text:style-name="P80">Sets the top position.</text:p>
          </table:table-cell>
          <table:table-cell table:style-name="Table18.A2" office:value-type="string">
            <text:p text:style-name="P60"><text:span text:style-name="Source_20_Text">java.lang.String</text:span></text:p>
          </table:table-cell>
          <table:table-cell table:style-name="Table18.D2" office:value-type="string">
            <text:p text:style-name="P82"><text:span text:style-name="T36">&lt;null&gt;</text:span></text:p>
          </table:table-cell>
        </table:table-row>
        <table:table-row table:style-name="Table18.4">
          <table:table-cell table:style-name="Table18.A2" office:value-type="string">
            <text:p text:style-name="P60"><text:span text:style-name="Source_20_Text">width</text:span></text:p>
          </table:table-cell>
          <table:table-cell table:style-name="Table18.B4" office:value-type="string">
            <text:p text:style-name="P80">Sets the width.</text:p>
          </table:table-cell>
          <table:table-cell table:style-name="Table18.A2" office:value-type="string">
            <text:p text:style-name="P60"><text:span text:style-name="Source_20_Text">java.lang.String</text:span></text:p>
          </table:table-cell>
          <table:table-cell table:style-name="Table18.D2" office:value-type="string">
            <text:p text:style-name="P82"><text:span text:style-name="T36">&lt;null&gt;</text:span></text:p>
          </table:table-cell>
        </table:table-row>
        <table:table-row table:style-name="Table18.4">
          <table:table-cell table:style-name="Table18.A2" office:value-type="string">
            <text:p text:style-name="P60"><text:span text:style-name="Source_20_Text">zIndex</text:span></text:p>
          </table:table-cell>
          <table:table-cell table:style-name="Table18.B4" office:value-type="string">
            <text:p text:style-name="P80">Sets the Z index.</text:p>
          </table:table-cell>
          <table:table-cell table:style-name="Table18.A2" office:value-type="string">
            <text:p text:style-name="P60"><text:span text:style-name="Source_20_Text">int</text:span></text:p>
          </table:table-cell>
          <table:table-cell table:style-name="Table18.D2" office:value-type="string">
            <text:p text:style-name="P83"><text:span text:style-name="Source_20_Text">0</text:span></text:p>
          </table:table-cell>
        </table:table-row>
      </table:table>
      <text:p text:style-name="P66"/>
      <text:h text:style-name="P79" text:outline-level="4">Methods</text:h>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Name</text:p>
            </table:table-cell>
            <table:table-cell table:style-name="Table19.A1" office:value-type="string">
              <text:p text:style-name="Table_20_Heading">Description</text:p>
            </table:table-cell>
            <table:table-cell table:style-name="Table19.C1" office:value-type="string">
              <text:p text:style-name="Table_20_Heading">Return Data Type</text:p>
            </table:table-cell>
          </table:table-row>
        </table:table-header-rows>
        <table:table-row>
          <table:table-cell table:style-name="Table19.A2" office:value-type="string">
            <text:p text:style-name="Table_20_Contents"><text:span text:style-name="Source_20_Text">addEventListener(java.lang.String, EventListener) </text:span></text:p>
            <text:p text:style-name="Table_20_Contents"><text:span text:style-name="T49"/></text:p>
          </table:table-cell>
          <table:table-cell table:style-name="Table19.A2" office:value-type="string">
            <text:p text:style-name="Table_20_Contents">Adds an event listener to specified event for this com<text:span text:style-name="T2">ponent.</text:span></text:p>
          </table:table-cell>
          <table:table-cell table:style-name="Table19.C2" office:value-type="string">
            <text:p text:style-name="Table_20_Contents"><text:span text:style-name="Source_20_Text">boolean</text:span></text:p>
          </table:table-cell>
        </table:table-row>
        <table:table-row>
          <table:table-cell table:style-name="Table19.A2" office:value-type="string">
            <text:p text:style-name="Table_20_Contents"><text:span text:style-name="Source_20_Text">focus()</text:span></text:p>
          </table:table-cell>
          <table:table-cell table:style-name="Table19.A2" office:value-type="string">
            <text:p text:style-name="Table_20_Contents">Sets focus to this element.</text:p>
          </table:table-cell>
          <table:table-cell table:style-name="Table19.C2" office:value-type="string">
            <text:p text:style-name="Table_20_Contents"><text:span text:style-name="Source_20_Text">void</text:span></text:p>
          </table:table-cell>
        </table:table-row>
        <table:table-row table:style-name="Table19.4">
          <table:table-cell table:style-name="Table19.A2" office:value-type="string">
            <text:p text:style-name="Table_20_Contents"><text:span text:style-name="Source_20_Text">getInnerAttrs()</text:span></text:p>
          </table:table-cell>
          <table:table-cell table:style-name="Table19.B4" office:value-type="string">
            <text:p text:style-name="P80">Returns the interior attributes for generating the inner HTML tag; never return null. </text:p>
            <text:p text:style-name="P80">Used only by component developers. </text:p>
            <text:p text:style-name="P80">Default: empty string. Refer to <text:span text:style-name="Source_20_Text">getOuterAttrs</text:span> for more details.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getOuterAttrs()</text:span></text:p>
          </table:table-cell>
          <table:table-cell table:style-name="Table19.A2" office:value-type="string">
            <text:p text:style-name="Table_20_Contents">Returns the exterior attributes for generating the enclosing HTML tag; never return null. </text:p>
            <text:p text:style-name="Table_20_Contents">Used only by component developers. </text:p>
            <text:p text:style-name="Table_20_Contents">Default: Generates the <text:span text:style-name="Source_20_Text">tooltip</text:span> <text:span text:style-name="Source_20_Text">text, style, sclass, draggable</text:span> and <text:span text:style-name="Source_20_Text">droppable</text:span> attribute if necessary. In other words, the corresponding attribute is generated if <text:span text:style-name="Source_20_Text">getTooltiptext, getRealStyle, getSclass, getDraggable, getDroppable</text:span> are defined. </text:p>
            <text:p text:style-name="Table_20_Contents"/>
            <text:p text:style-name="Table_20_Contents">You have to call both <text:span text:style-name="Source_20_Text">getOuterAttrs</text:span> and <text:span text:style-name="Source_20_Text">getInnerAttrs</text:span> to generate complete attributes. </text:p>
            <text:p text:style-name="Table_20_Contents">For simple components that all attributes are put on the outset HTML element, all you need is as follows. </text:p>
            <text:p text:style-name="Table_20_Contents"><text:span text:style-name="Source_20_Text">&lt;xx id="${self.uuid}"${self.outerAttrs}${self.innerAttrs}&gt;</text:span></text:p>
            <text:p text:style-name="Table_20_Contents">If you want to put attributes in a nested HTML element, you shall use the following pattern. Notice: if <text:span text:style-name="Source_20_Text">getInnerAttrs</text:span> in a different tag, the tag must be named with "${self.uuid}!real". </text:p>
            <text:p text:style-name="Table_20_Contents"><text:span text:style-name="Source_20_Text">&lt;xx id="${self.uuid}"${self.outerAttrs}&gt;</text:span></text:p>
            <text:p text:style-name="Table_20_Contents"><text:s/><text:span text:style-name="Source_20_Text">&lt;yy id="${self.uuid}!real"${self.innerAttrs}&gt;...</text:span></text:p>
            <text:p text:style-name="Table_20_Contents">Note: This class handles non-deferrable event listeners automatically. However, you have to invoke appendAsapAttr for each event the component handles in <text:span text:style-name="Source_20_Text">getOuterAttrs</text:span> as follows. </text:p>
            <text:p text:style-name="Table_20_Contents"><text:span text:style-name="Source_20_Text">appendAsapAttr(sb, Events.ON_OPEN);</text:span></text:p>
            <text:p text:style-name="Table_20_Contents"><text:span text:style-name="Source_20_Text">appendAsapAttr(sb, Events.ON_CHANGE);</text:span></text:p>
            <text:p text:style-name="Table_20_Contents">Theoretically, you could put any attributes in either <text:span text:style-name="Source_20_Text">getInnerAttrs</text:span> or <text:span text:style-name="Source_20_Text">getOuterAttrs</text:span>. However, <text:span text:style-name="Source_20_Text">zkau.js</text:span> assumes all attributes are put at the outer one. If you want something different, you have to provide your own <text:span text:style-name="Source_20_Text">setAttr</text:span> (refer to how <text:span text:style-name="Source_20_Text">checkbox</text:span> is implemented).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removeEventListener(java.lang.String, EventListener) </text:span></text:p>
          </table:table-cell>
          <table:table-cell table:style-name="Table19.A2" office:value-type="string">
            <text:p text:style-name="Table_20_Contents">Removes an event listener.</text:p>
          </table:table-cell>
          <table:table-cell table:style-name="Table19.C2" office:value-type="string">
            <text:p text:style-name="Table_20_Contents"><text:span text:style-name="Source_20_Text">boolean</text:span></text:p>
          </table:table-cell>
        </table:table-row>
      </table:table>
      <text:h text:style-name="Heading_20_4" text:outline-level="4"/>
      <text:h text:style-name="P79" text:outline-level="4">Inherited From </text:h>
      <table:table table:name="Table20" table:style-name="Table20">
        <table:table-column table:style-name="Table20.A"/>
        <table:table-header-rows>
          <table:table-row>
            <table:table-cell table:style-name="Table20.A1" office:value-type="string">
              <text:p text:style-name="P67">Inherited From</text:p>
            </table:table-cell>
          </table:table-row>
        </table:table-header-rows>
        <table:table-row>
          <table:table-cell table:style-name="Table20.A2" office:value-type="string">
            <text:p text:style-name="P76"><text:a xlink:type="simple" xlink:href="#AbstractComponent">org.zkoss.zk.ui.AbstractComponent</text:a></text:p>
          </table:table-cell>
        </table:table-row>
      </table:table>
      <text:p text:style-name="P71"/>
      <text:h text:style-name="Heading_20_3" text:outline-level="3"><text:bookmark-start text:name="InputElement"/>InputElement<text:bookmark-end text:name="InputElement"/></text:h>
      <text:p text:style-name="Text_20_body_20_indent_20_2"><text:span text:style-name="T50">InputElement</text:span><text:span text:style-name="T51"> is a super class for components which provie user key input, such as Textbox, Intbox, etc. </text:span></text:p>
      <text:p text:style-name="Text_20_body_20_indent_20_2"><text:span text:style-name="T51">Some features are implemented in this class, such as </text:span><text:span text:style-name="T50">constraint</text:span><text:span text:style-name="T51">, </text:span><text:span text:style-name="T50">disabled, maxlength, name, readonly, </text:span><text:span text:style-name="T51">etc.</text:span></text:p>
      <text:p text:style-name="Text_20_body_20_indent_20_2"><text:span text:style-name="T51">You sholuld not deirectly use this class, please use the inherited class.</text:span><text:span text:style-name="T52"> </text:span></text:p>
      <text:h text:style-name="P77" text:outline-level="4">Class Name</text:h>
      <text:p text:style-name="P58"><text:span text:style-name="T39">org.zkoss.zul.InputElement</text:span></text:p>
      <text:h text:style-name="P79" text:outline-level="4">Supported Events</text:h>
      <text:p text:style-name="P84"/>
      <table:table table:name="Table365" table:style-name="Table365">
        <table:table-column table:style-name="Table365.A"/>
        <table:table-column table:style-name="Table365.B"/>
        <table:table-header-rows>
          <table:table-row>
            <table:table-cell table:style-name="Table365.A1" office:value-type="string">
              <text:p text:style-name="P67">Event Name</text:p>
            </table:table-cell>
            <table:table-cell table:style-name="Table365.B1" office:value-type="string">
              <text:p text:style-name="P67">Event Type</text:p>
            </table:table-cell>
          </table:table-row>
        </table:table-header-rows>
        <table:table-row>
          <table:table-cell table:style-name="Table365.A2" office:value-type="string">
            <text:p text:style-name="P62"><text:span text:style-name="Source_20_Text">onOK</text:span></text:p>
          </table:table-cell>
          <table:table-cell table:style-name="Table365.B2" office:value-type="string">
            <text:p text:style-name="Table_20_Contents">Event: <text:a xlink:type="simple" xlink:href="#KeyEvent"><text:span text:style-name="T28">org.zkoss.zk.ui.event.KeyEvent</text:span></text:a></text:p>
            <text:p text:style-name="Table_20_Contents"><text:a xlink:type="simple" xlink:href="#DropEvent"><text:span text:style-name="T53">Denotes user has pressed the </text:span></text:a><text:a xlink:type="simple" xlink:href="#DropEvent"><text:span text:style-name="T54">ENTER</text:span></text:a><text:a xlink:type="simple" xlink:href="#DropEvent"><text:span text:style-name="T53"> key.</text:span></text:a></text:p>
          </table:table-cell>
        </table:table-row>
      </table:table>
      <text:h text:style-name="P85" text:outline-level="4">Properties</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67">Property</text:p>
            </table:table-cell>
            <table:table-cell table:style-name="Table21.A1" office:value-type="string">
              <text:p text:style-name="P67">Description</text:p>
            </table:table-cell>
            <table:table-cell table:style-name="Table21.A1" office:value-type="string">
              <text:p text:style-name="P67">Data Type</text:p>
            </table:table-cell>
            <table:table-cell table:style-name="Table21.D1" office:value-type="string">
              <text:p text:style-name="P86">Default Value</text:p>
            </table:table-cell>
          </table:table-row>
        </table:table-header-rows>
        <table:table-row>
          <table:table-cell table:style-name="Table21.A2" office:value-type="string">
            <text:p text:style-name="P60"><text:span text:style-name="Source_20_Text">cols</text:span></text:p>
          </table:table-cell>
          <table:table-cell table:style-name="Table21.A2" office:value-type="string">
            <text:p text:style-name="P72">Sets the columns. </text:p>
            <text:p text:style-name="P72"><text:span text:style-name="T3">Note: </text:span>non-positive means the same as browser's default </text:p>
          </table:table-cell>
          <table:table-cell table:style-name="Table21.A2" office:value-type="string">
            <text:p text:style-name="P60"><text:span text:style-name="Source_20_Text">int</text:span></text:p>
          </table:table-cell>
          <table:table-cell table:style-name="Table21.D2" office:value-type="string">
            <text:p text:style-name="P60">0</text:p>
          </table:table-cell>
        </table:table-row>
      </table:table>
      <text:p text:style-name="Text_20_body"/>
      <table:table table:name="Table314" table:style-name="Table314">
        <table:table-column table:style-name="Table314.A"/>
        <table:table-column table:style-name="Table314.B"/>
        <table:table-column table:style-name="Table314.C"/>
        <table:table-column table:style-name="Table314.D"/>
        <table:table-header-rows>
          <table:table-row>
            <table:table-cell table:style-name="Table314.A1" office:value-type="string">
              <text:p text:style-name="P67">Property</text:p>
            </table:table-cell>
            <table:table-cell table:style-name="Table314.A1" office:value-type="string">
              <text:p text:style-name="P67">Description</text:p>
            </table:table-cell>
            <table:table-cell table:style-name="Table314.A1" office:value-type="string">
              <text:p text:style-name="P67">Data Type</text:p>
            </table:table-cell>
            <table:table-cell table:style-name="Table314.D1" office:value-type="string">
              <text:p text:style-name="P86">Default Value</text:p>
            </table:table-cell>
          </table:table-row>
        </table:table-header-rows>
        <table:table-row>
          <table:table-cell table:style-name="Table314.A2" office:value-type="string">
            <text:p text:style-name="P60"><text:span text:style-name="Source_20_Text">constraint</text:span></text:p>
          </table:table-cell>
          <table:table-cell table:style-name="Table314.A2" office:value-type="string">
            <text:p text:style-name="P87">Sets the constraint, must be a default constraint expression. The value,except regular expression , could be a combination String by comma</text:p>
            <text:p text:style-name="P87"><text:span text:style-name="T3">Values :</text:span> no positive | no negative | no zero | no empty | nofuture | no past | no today | a regular expression.</text:p>
          </table:table-cell>
          <table:table-cell table:style-name="Table314.A2" office:value-type="string">
            <text:p text:style-name="P60"><text:span text:style-name="Source_20_Text">String</text:span></text:p>
          </table:table-cell>
          <table:table-cell table:style-name="Table314.D2" office:value-type="string">
            <text:p text:style-name="P60">&lt;empty string&gt;</text:p>
          </table:table-cell>
        </table:table-row>
        <table:table-row table:style-name="Table314.3">
          <table:table-cell table:style-name="Table314.A2" office:value-type="string">
            <text:p text:style-name="P60"><text:span text:style-name="Source_20_Text">disabled</text:span></text:p>
          </table:table-cell>
          <table:table-cell table:style-name="Table314.B3" office:value-type="string">
            <text:p text:style-name="P80">Sets whether it is disabled. </text:p>
            <text:p text:style-name="P80"><text:span text:style-name="T3">Values : </text:span><text:span text:style-name="Source_20_Text">true|false</text:span></text:p>
          </table:table-cell>
          <table:table-cell table:style-name="Table314.A2" office:value-type="string">
            <text:p text:style-name="P60"><text:span text:style-name="Source_20_Text">boolean</text:span></text:p>
          </table:table-cell>
          <table:table-cell table:style-name="Table314.D2" office:value-type="string">
            <text:p text:style-name="P60"><text:span text:style-name="Source_20_Text">false</text:span></text:p>
          </table:table-cell>
        </table:table-row>
        <table:table-row table:style-name="Table314.3">
          <table:table-cell table:style-name="Table314.A2" office:value-type="string">
            <text:p text:style-name="P60"><text:span text:style-name="Source_20_Text">maxlength</text:span></text:p>
          </table:table-cell>
          <table:table-cell table:style-name="Table314.B3" office:value-type="string">
            <text:p text:style-name="P80">Sets the max length. </text:p>
            <text:p text:style-name="P80"><text:span text:style-name="T3">Note : </text:span>non-postive means unlimited.</text:p>
          </table:table-cell>
          <table:table-cell table:style-name="Table314.A2" office:value-type="string">
            <text:p text:style-name="P60"><text:span text:style-name="Source_20_Text">int</text:span></text:p>
          </table:table-cell>
          <table:table-cell table:style-name="Table314.D2" office:value-type="string">
            <text:p text:style-name="P60">0</text:p>
          </table:table-cell>
        </table:table-row>
        <table:table-row table:style-name="Table314.3">
          <table:table-cell table:style-name="Table314.A2" office:value-type="string">
            <text:p text:style-name="P60"><text:span text:style-name="Source_20_Text">name</text:span></text:p>
          </table:table-cell>
          <table:table-cell table:style-name="Table314.B3" office:value-type="string">
            <text:p text:style-name="P88">Sets the name of this component.</text:p>
            <text:p text:style-name="P88">Don't use this method if your application is purely based on ZK's event-driven model.</text:p>
            <text:p text:style-name="P88">The name is used only to work with "legacy" Web application that handles user's request by servlets. It works only with HTTP/HTML-based browsers. It doesn't work with other kind of clients. </text:p>
          </table:table-cell>
          <table:table-cell table:style-name="Table314.A2" office:value-type="string">
            <text:p text:style-name="P60"><text:span text:style-name="Source_20_Text">String</text:span></text:p>
          </table:table-cell>
          <table:table-cell table:style-name="Table314.D2" office:value-type="string">
            <text:p text:style-name="P60"><text:span text:style-name="T37">null</text:span></text:p>
          </table:table-cell>
        </table:table-row>
        <table:table-row table:style-name="Table314.3">
          <table:table-cell table:style-name="Table314.A2" office:value-type="string">
            <text:p text:style-name="P60"><text:span text:style-name="Source_20_Text">readonly</text:span></text:p>
          </table:table-cell>
          <table:table-cell table:style-name="Table314.B3" office:value-type="string">
            <text:p text:style-name="P80">Sets whether it is read only</text:p>
            <text:p text:style-name="P80"><text:span text:style-name="T3">Values : </text:span><text:span text:style-name="Source_20_Text">true|false</text:span></text:p>
          </table:table-cell>
          <table:table-cell table:style-name="Table314.A2" office:value-type="string">
            <text:p text:style-name="P60"><text:span text:style-name="Source_20_Text">int</text:span></text:p>
          </table:table-cell>
          <table:table-cell table:style-name="Table314.D2" office:value-type="string">
            <text:p text:style-name="P60"><text:span text:style-name="Source_20_Text">false</text:span></text:p>
          </table:table-cell>
        </table:table-row>
        <table:table-row table:style-name="Table314.3">
          <table:table-cell table:style-name="Table314.A2" office:value-type="string">
            <text:p text:style-name="P60"><text:span text:style-name="Source_20_Text">tabindex</text:span></text:p>
          </table:table-cell>
          <table:table-cell table:style-name="Table314.B3" office:value-type="string">
            <text:p text:style-name="P80">Sets the tab order of this component. </text:p>
            <text:p text:style-name="P80"><text:span text:style-name="T3">Note :</text:span> -1 means the same as browser's default</text:p>
          </table:table-cell>
          <table:table-cell table:style-name="Table314.A2" office:value-type="string">
            <text:p text:style-name="P60"><text:span text:style-name="Source_20_Text">int</text:span></text:p>
          </table:table-cell>
          <table:table-cell table:style-name="Table314.D2" office:value-type="string">
            <text:p text:style-name="P60">-1</text:p>
          </table:table-cell>
        </table:table-row>
        <table:table-row table:style-name="Table314.3">
          <table:table-cell table:style-name="Table314.A2" office:value-type="string">
            <text:p text:style-name="P60"><text:span text:style-name="Source_20_Text">text</text:span></text:p>
          </table:table-cell>
          <table:table-cell table:style-name="Table314.B3" office:value-type="string">
            <text:p text:style-name="P80">Sets the value in the String format. <text:span text:style-name="T2"><text:s/></text:span><text:s/></text:p>
            <text:p text:style-name="P80"><text:span text:style-name="T3">Note : </text:span>default value depends on implementation of sub-class.</text:p>
          </table:table-cell>
          <table:table-cell table:style-name="Table314.A2" office:value-type="string">
            <text:p text:style-name="P60"><text:span text:style-name="Source_20_Text">String</text:span></text:p>
          </table:table-cell>
          <table:table-cell table:style-name="Table314.D2" office:value-type="string">
            <text:p text:style-name="P62"><text:span text:style-name="T55">null</text:span></text:p>
          </table:table-cell>
        </table:table-row>
      </table:table>
      <text:p text:style-name="P66"/>
      <text:h text:style-name="P79" text:outline-level="4">Methods</text:h>
      <text:p text:style-name="P89">*NONE</text:p>
      <text:h text:style-name="P79" text:outline-level="4">Inherited From </text:h>
      <table:table table:name="Table22" table:style-name="Table22">
        <table:table-column table:style-name="Table22.A"/>
        <table:table-header-rows>
          <table:table-row>
            <table:table-cell table:style-name="Table22.A1" office:value-type="string">
              <text:p text:style-name="P67">Inherited From</text:p>
            </table:table-cell>
          </table:table-row>
        </table:table-header-rows>
        <table:table-row>
          <table:table-cell table:style-name="Table22.A2" office:value-type="string">
            <text:p text:style-name="P90"><text:a xlink:type="simple" xlink:href="#XulElement"><text:span text:style-name="Source_20_Text">org.zkoss.zul.imp.XulElement</text:span></text:a></text:p>
          </table:table-cell>
        </table:table-row>
        <table:table-row table:style-name="Table22.3">
          <table:table-cell table:style-name="Table22.A2" office:value-type="string">
            <text:p text:style-name="P90"><text:s/><text:a xlink:type="simple" xlink:href="#HtmlBasedComponent"><text:span text:style-name="Source_20_Text">org.zkoss.zk.ui.HtmlBasedComponent</text:span></text:a> </text:p>
          </table:table-cell>
        </table:table-row>
        <table:table-row table:style-name="Table22.3">
          <table:table-cell table:style-name="Table22.A2" office:value-type="string">
            <text:p text:style-name="P90"><text:s/><text:a xlink:type="simple" xlink:href="#AbstractComponent"><text:span text:style-name="Source_20_Text">org.zkoss.zk.ui.AbstractComponent </text:span></text:a></text:p>
          </table:table-cell>
        </table:table-row>
      </table:table>
      <text:p text:style-name="P71"/>
      <text:h text:style-name="Heading_20_3" text:outline-level="3"><text:bookmark-start text:name="LabelElement"/>LabelElement<text:bookmark-end text:name="LabelElement"/></text:h>
      <text:p text:style-name="P57">A HTML element with a label. </text:p>
      <text:h text:style-name="P77" text:outline-level="4">Class Name</text:h>
      <text:p text:style-name="P58"><text:span text:style-name="T39">org.zkoss.zul.impl.LabelElement</text:span></text:p>
      <text:h text:style-name="P79" text:outline-level="4">Properties</text:h>
      <table:table table:name="Table23" table:style-name="Table23">
        <table:table-column table:style-name="Table23.A"/>
        <table:table-column table:style-name="Table23.B"/>
        <table:table-column table:style-name="Table23.C"/>
        <table:table-column table:style-name="Table23.D"/>
        <table:table-header-rows>
          <table:table-row>
            <table:table-cell table:style-name="Table23.A1" office:value-type="string">
              <text:p text:style-name="P67">Property</text:p>
            </table:table-cell>
            <table:table-cell table:style-name="Table23.A1" office:value-type="string">
              <text:p text:style-name="P67">Description</text:p>
            </table:table-cell>
            <table:table-cell table:style-name="Table23.A1" office:value-type="string">
              <text:p text:style-name="P67">Data Type</text:p>
            </table:table-cell>
            <table:table-cell table:style-name="Table23.D1" office:value-type="string">
              <text:p text:style-name="P67">Values</text:p>
            </table:table-cell>
          </table:table-row>
        </table:table-header-rows>
        <table:table-row>
          <table:table-cell table:style-name="Table23.A2" office:value-type="string">
            <text:p text:style-name="P60"><text:span text:style-name="Source_20_Text">label</text:span></text:p>
          </table:table-cell>
          <table:table-cell table:style-name="Table23.A2" office:value-type="string">
            <text:p text:style-name="P72">Sets the label</text:p>
          </table:table-cell>
          <table:table-cell table:style-name="Table23.A2" office:value-type="string">
            <text:p text:style-name="P60"><text:span text:style-name="Source_20_Text">String</text:span></text:p>
          </table:table-cell>
          <table:table-cell table:style-name="Table23.D2" office:value-type="string">
            <text:p text:style-name="P62"><text:span text:style-name="T43">Any text</text:span></text:p>
          </table:table-cell>
        </table:table-row>
      </table:table>
      <text:h text:style-name="P79" text:outline-level="4">Inherited From </text:h>
      <table:table table:name="Table24" table:style-name="Table24">
        <table:table-column table:style-name="Table24.A"/>
        <table:table-header-rows>
          <table:table-row>
            <table:table-cell table:style-name="Table24.A1" office:value-type="string">
              <text:p text:style-name="P67">Inherited From</text:p>
            </table:table-cell>
          </table:table-row>
        </table:table-header-rows>
        <table:table-row>
          <table:table-cell table:style-name="Table24.A2" office:value-type="string">
            <text:p text:style-name="P76"><text:a xlink:type="simple" xlink:href="#XulElement">org.zkoss.zul.impl.XulElement</text:a></text:p>
          </table:table-cell>
        </table:table-row>
        <table:table-row table:style-name="Table24.3">
          <table:table-cell table:style-name="Table24.A2" office:value-type="string">
            <text:p text:style-name="P76"><text:a xlink:type="simple" xlink:href="#HtmlBasedComponent">org.zkoss.zk.ui.HtmlBasedComponent</text:a><text:span text:style-name="T45"> </text:span></text:p>
          </table:table-cell>
        </table:table-row>
        <table:table-row table:style-name="Table24.3">
          <table:table-cell table:style-name="Table24.A2" office:value-type="string">
            <text:p text:style-name="P76"><text:a xlink:type="simple" xlink:href="#AbstractComponent">org.zkoss.zk.ui.AbstractComponent </text:a></text:p>
          </table:table-cell>
        </table:table-row>
      </table:table>
      <text:p text:style-name="Text_20_body"/>
      <text:p text:style-name="P71"/>
      <text:h text:style-name="Heading_20_3" text:outline-level="3"><text:bookmark-start text:name="LabelImageElement"/>LabelImageElement<text:bookmark-end text:name="LabelImageElement"/></text:h>
      <text:p text:style-name="P57">A HTML element with a label and an image. </text:p>
      <text:h text:style-name="Heading_20_4" text:outline-level="4">Class Name</text:h>
      <text:p text:style-name="P58"><text:span text:style-name="T39">org.zkoss.zul.impl.LabelImageElement</text:span></text:p>
      <text:h text:style-name="P91" text:outline-level="4">Properties</text:h>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P67">Property</text:p>
            </table:table-cell>
            <table:table-cell table:style-name="Table25.A1" office:value-type="string">
              <text:p text:style-name="P67">Description</text:p>
            </table:table-cell>
            <table:table-cell table:style-name="Table25.A1" office:value-type="string">
              <text:p text:style-name="P67">Data Type</text:p>
            </table:table-cell>
            <table:table-cell table:style-name="Table25.D1" office:value-type="string">
              <text:p text:style-name="P67">Default Value</text:p>
            </table:table-cell>
          </table:table-row>
        </table:table-header-rows>
        <table:table-row>
          <table:table-cell table:style-name="Table25.A2" office:value-type="string">
            <text:p text:style-name="P60"><text:span text:style-name="Source_20_Text">image</text:span></text:p>
          </table:table-cell>
          <table:table-cell table:style-name="Table25.A2" office:value-type="string">
            <text:p text:style-name="P72">Sets the label</text:p>
          </table:table-cell>
          <table:table-cell table:style-name="Table25.A2" office:value-type="string">
            <text:p text:style-name="P60"><text:span text:style-name="Source_20_Text">String</text:span></text:p>
          </table:table-cell>
          <table:table-cell table:style-name="Table25.D2" office:value-type="string">
            <text:p text:style-name="P62"><text:span text:style-name="T43">null</text:span></text:p>
          </table:table-cell>
        </table:table-row>
        <table:table-row>
          <table:table-cell table:style-name="Table25.A2" office:value-type="string">
            <text:p text:style-name="P60"><text:span text:style-name="Source_20_Text">imageContent</text:span></text:p>
          </table:table-cell>
          <table:table-cell table:style-name="Table25.A2" office:value-type="string">
            <text:p text:style-name="P72">Sets the content directly</text:p>
          </table:table-cell>
          <table:table-cell table:style-name="Table25.A2" office:value-type="string">
            <text:p text:style-name="P62"><text:span text:style-name="Source_20_Text">org.zkoss.image.Image</text:span><text:span text:style-name="T43"> </text:span></text:p>
          </table:table-cell>
          <table:table-cell table:style-name="Table25.D2" office:value-type="string">
            <text:p text:style-name="P62"><text:span text:style-name="T43">null</text:span></text:p>
          </table:table-cell>
        </table:table-row>
        <table:table-row>
          <table:table-cell table:style-name="Table25.A2" office:value-type="string">
            <text:p text:style-name="P60"><text:span text:style-name="Source_20_Text">src</text:span></text:p>
          </table:table-cell>
          <table:table-cell table:style-name="Table25.A2" office:value-type="string">
            <text:p text:style-name="P72">Sets the image URI</text:p>
          </table:table-cell>
          <table:table-cell table:style-name="Table25.A2" office:value-type="string">
            <text:p text:style-name="P60"><text:span text:style-name="Source_20_Text">String</text:span></text:p>
          </table:table-cell>
          <table:table-cell table:style-name="Table25.D2" office:value-type="string">
            <text:p text:style-name="P62"><text:span text:style-name="T43">null</text:span></text:p>
          </table:table-cell>
        </table:table-row>
      </table:table>
      <text:h text:style-name="P75" text:outline-level="4"/>
      <text:p text:style-name="P92"/>
      <text:h text:style-name="P91" text:outline-level="4">Methods</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67">Name</text:p>
            </table:table-cell>
            <table:table-cell table:style-name="Table26.A1" office:value-type="string">
              <text:p text:style-name="P67">Description</text:p>
            </table:table-cell>
            <table:table-cell table:style-name="Table26.C1" office:value-type="string">
              <text:p text:style-name="P67">Return Data Type</text:p>
            </table:table-cell>
          </table:table-row>
        </table:table-header-rows>
        <table:table-row>
          <table:table-cell table:style-name="Table26.A2" office:value-type="string">
            <text:p text:style-name="P62"><text:span text:style-name="T43">isImageAssigned()</text:span></text:p>
            <text:p text:style-name="P62"><text:span text:style-name="T43"/></text:p>
          </table:table-cell>
          <table:table-cell table:style-name="Table26.A2" office:value-type="string">
            <text:p text:style-name="P72">Returns whether the image is available. </text:p>
            <text:p text:style-name="P72">It return true if setImage(java.lang.String) or setImageContent(org.zkoss.image.Image) is called with non-null.</text:p>
          </table:table-cell>
          <table:table-cell table:style-name="Table26.C2" office:value-type="string">
            <text:p text:style-name="P60"><text:span text:style-name="Source_20_Text">boolean</text:span></text:p>
          </table:table-cell>
        </table:table-row>
        <table:table-row>
          <table:table-cell table:style-name="Table26.A2" office:value-type="string">
            <text:p text:style-name="P62"><text:span text:style-name="T43">getImgTag()</text:span></text:p>
          </table:table-cell>
          <table:table-cell table:style-name="Table26.A2" office:value-type="string">
            <text:p text:style-name="P72">Returns the HTML IMG tag for the image part.</text:p>
            <text:p text:style-name="P72">Used only for component template, not for application developers.</text:p>
            <text:p text:style-name="P72">Note: the component template shall use this method to generate the HTML tag, instead of using getImage(). </text:p>
          </table:table-cell>
          <table:table-cell table:style-name="Table26.C2" office:value-type="string">
            <text:p text:style-name="P62"><text:span text:style-name="T43">String</text:span></text:p>
          </table:table-cell>
        </table:table-row>
      </table:table>
      <text:h text:style-name="P79" text:outline-level="4">Inherited From </text:h>
      <table:table table:name="Table27" table:style-name="Table27">
        <table:table-column table:style-name="Table27.A"/>
        <table:table-header-rows>
          <table:table-row>
            <table:table-cell table:style-name="Table27.A1" office:value-type="string">
              <text:p text:style-name="P67">Inherited From</text:p>
            </table:table-cell>
          </table:table-row>
        </table:table-header-rows>
        <table:table-row>
          <table:table-cell table:style-name="Table27.A2" office:value-type="string">
            <text:p text:style-name="P76"><text:a xlink:type="simple" xlink:href="#LabelElement">org.zkoss.zul.impl.LabelElement</text:a></text:p>
          </table:table-cell>
        </table:table-row>
        <table:table-row>
          <table:table-cell table:style-name="Table27.A2" office:value-type="string">
            <text:p text:style-name="P76"><text:a xlink:type="simple" xlink:href="#XulElement">org.zkoss.zul.impl.XulElement</text:a></text:p>
          </table:table-cell>
        </table:table-row>
        <table:table-row table:style-name="Table27.4">
          <table:table-cell table:style-name="Table27.A2" office:value-type="string">
            <text:p text:style-name="P76"><text:a xlink:type="simple" xlink:href="#HtmlBasedComponent">org.zkoss.zk.ui.HtmlBasedComponent</text:a><text:span text:style-name="T45"> </text:span></text:p>
          </table:table-cell>
        </table:table-row>
        <table:table-row table:style-name="Table27.4">
          <table:table-cell table:style-name="Table27.A2" office:value-type="string">
            <text:p text:style-name="P76"><text:a xlink:type="simple" xlink:href="#AbstractComponent">org.zkoss.zk.ui.AbstractComponent </text:a></text:p>
          </table:table-cell>
        </table:table-row>
      </table:table>
      <text:p text:style-name="Text_20_body"/>
      <text:p text:style-name="P71"/>
      <text:h text:style-name="Heading_20_3" text:outline-level="3"><text:bookmark-start text:name="LayoutRegion"/>LayoutRegion<text:bookmark-end text:name="LayoutRegion"/></text:h>
      <text:p text:style-name="Text_20_body_20_indent">This class represents a region in a layout manager. </text:p>
      <text:h text:style-name="Heading_20_4" text:outline-level="4">Class Name</text:h>
      <text:p text:style-name="P58"><text:span text:style-name="T56">org.zkoss.zkex.zul.LayoutRegion</text:span></text:p>
      <text:h text:style-name="P79" text:outline-level="4">Supported Child Components</text:h>
      <text:p text:style-name="Text_20_body_20_indent_20_2">*NONE</text:p>
      <text:h text:style-name="P79" text:outline-level="4">Supported Events<text:tab/> </text:h>
      <table:table table:name="Table28" table:style-name="Table28">
        <table:table-column table:style-name="Table28.A"/>
        <table:table-column table:style-name="Table28.B"/>
        <table:table-header-rows>
          <table:table-row>
            <table:table-cell table:style-name="Table28.A1" office:value-type="string">
              <text:p text:style-name="P67">Name</text:p>
            </table:table-cell>
            <table:table-cell table:style-name="Table28.B1" office:value-type="string">
              <text:p text:style-name="P67">Inherited From</text:p>
            </table:table-cell>
          </table:table-row>
        </table:table-header-rows>
        <table:table-row>
          <table:table-cell table:style-name="Table28.A2" office:value-type="string">
            <text:p text:style-name="P62"><text:span text:style-name="Source_20_Text">onOpen</text:span></text:p>
          </table:table-cell>
          <table:table-cell table:style-name="Table28.B2" office:value-type="string">
            <text:p text:style-name="Table_20_Contents"><text:a xlink:type="simple" xlink:href="#OpenEvent"><text:span text:style-name="T57">org.zkoss.zk.ui.event.OpenEvent</text:span></text:a></text:p>
            <text:p text:style-name="Table_20_Contents"><text:span text:style-name="T58">Description: </text:span><text:span text:style-name="T59">When a layout is collapsed or opened by a user, the </text:span><text:span text:style-name="T60">onOpen</text:span><text:span text:style-name="T59"> event is sent to the application.</text:span></text:p>
          </table:table-cell>
        </table:table-row>
      </table:table>
      <text:h text:style-name="P93" text:outline-level="4">Properties</text:h>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P59">Property</text:p>
            </table:table-cell>
            <table:table-cell table:style-name="Table29.A1" office:value-type="string">
              <text:p text:style-name="P59">Description</text:p>
            </table:table-cell>
            <table:table-cell table:style-name="Table29.A1" office:value-type="string">
              <text:p text:style-name="P59">Data Type</text:p>
            </table:table-cell>
            <table:table-cell table:style-name="Table29.D1" office:value-type="string">
              <text:p text:style-name="P59">Default Value</text:p>
            </table:table-cell>
          </table:table-row>
        </table:table-header-rows>
        <table:table-row>
          <table:table-cell table:style-name="Table29.A2" office:value-type="string">
            <text:p text:style-name="P60"><text:span text:style-name="T34">flex </text:span></text:p>
          </table:table-cell>
          <table:table-cell table:style-name="Table29.A2" office:value-type="string">
            <text:p text:style-name="P94">Sets whether to grow and shrink vertical/horizontal to fit their given space, so called flexibility.</text:p>
          </table:table-cell>
          <table:table-cell table:style-name="Table29.A2" office:value-type="string">
            <text:p text:style-name="P60"><text:span text:style-name="T34">java.lang.String</text:span></text:p>
          </table:table-cell>
          <table:table-cell table:style-name="Table29.D2" office:value-type="string">
            <text:p text:style-name="P62"><text:span text:style-name="T36">false</text:span></text:p>
          </table:table-cell>
        </table:table-row>
        <table:table-row>
          <table:table-cell table:style-name="Table29.A2" office:value-type="string">
            <text:p text:style-name="P60"><text:span text:style-name="Source_20_Text">size </text:span></text:p>
          </table:table-cell>
          <table:table-cell table:style-name="Table29.A2" office:value-type="string">
            <text:p text:style-name="P94">Sets the size of this region. This method is shortcut for <text:span text:style-name="Emphasis">setHeight(String) </text:span>and <text:span text:style-name="Emphasis">setWidth(String).</text:span> If this region is <text:span text:style-name="Emphasis">North </text:span>or <text:span text:style-name="Emphasis">South</text:span>, this method will invoke <text:span text:style-name="Emphasis">setHeight(String)</text:span>. If this region is <text:span text:style-name="Emphasis">West </text:span>or <text:span text:style-name="Emphasis">East</text:span>, this method will invoke <text:span text:style-name="Emphasis">setWidth(String)</text:span>. Otherwise it will throw a UnsupportedOperationException. </text:p>
          </table:table-cell>
          <table:table-cell table:style-name="Table29.A2" office:value-type="string">
            <text:p text:style-name="P60"><text:span text:style-name="T34">java.lang.String</text:span></text:p>
          </table:table-cell>
          <table:table-cell table:style-name="Table29.D2" office:value-type="string">
            <text:p text:style-name="P62"><text:span text:style-name="Source_20_Text">null</text:span></text:p>
          </table:table-cell>
        </table:table-row>
        <table:table-row>
          <table:table-cell table:style-name="Table29.A2" office:value-type="string">
            <text:p text:style-name="P60"><text:span text:style-name="Source_20_Text">splittable </text:span></text:p>
          </table:table-cell>
          <table:table-cell table:style-name="Table29.A2" office:value-type="string">
            <text:p text:style-name="P94">Sets whether enable the split functionality.</text:p>
          </table:table-cell>
          <table:table-cell table:style-name="Table29.A2" office:value-type="string">
            <text:p text:style-name="P60"><text:span text:style-name="Source_20_Text">boolean</text:span></text:p>
          </table:table-cell>
          <table:table-cell table:style-name="Table29.D2" office:value-type="string">
            <text:p text:style-name="P62"><text:span text:style-name="Source_20_Text">false</text:span></text:p>
          </table:table-cell>
        </table:table-row>
        <table:table-row>
          <table:table-cell table:style-name="Table29.A2" office:value-type="string">
            <text:p text:style-name="P60"><text:span text:style-name="Source_20_Text">collapsible </text:span></text:p>
          </table:table-cell>
          <table:table-cell table:style-name="Table29.A2" office:value-type="string">
            <text:p text:style-name="P94">Sets whether set the initial display to collapse.</text:p>
          </table:table-cell>
          <table:table-cell table:style-name="Table29.A2" office:value-type="string">
            <text:p text:style-name="P60"><text:span text:style-name="Source_20_Text">boolean</text:span></text:p>
          </table:table-cell>
          <table:table-cell table:style-name="Table29.D2" office:value-type="string">
            <text:p text:style-name="P62"><text:span text:style-name="Source_20_Text">false</text:span></text:p>
          </table:table-cell>
        </table:table-row>
        <table:table-row>
          <table:table-cell table:style-name="Table29.A2" office:value-type="string">
            <text:p text:style-name="P60"><text:span text:style-name="Source_20_Text">margins </text:span></text:p>
          </table:table-cell>
          <table:table-cell table:style-name="Table29.A2" office:value-type="string">
            <text:p text:style-name="P94">Sets margins for the element "0,1,2,3" that direction is "top,left,right,bottom".</text:p>
          </table:table-cell>
          <table:table-cell table:style-name="Table29.A2" office:value-type="string">
            <text:p text:style-name="P60"><text:span text:style-name="Source_20_Text">java.lang.String</text:span></text:p>
          </table:table-cell>
          <table:table-cell table:style-name="Table29.D2" office:value-type="string">
            <text:p text:style-name="P90"><text:span text:style-name="Source_20_Text">0,0,0,0</text:span></text:p>
          </table:table-cell>
        </table:table-row>
        <table:table-row>
          <table:table-cell table:style-name="Table29.A2" office:value-type="string">
            <text:p text:style-name="P60"><text:span text:style-name="Source_20_Text">open </text:span></text:p>
          </table:table-cell>
          <table:table-cell table:style-name="Table29.A2" office:value-type="string">
            <text:p text:style-name="P94">Opens or collapses the splitter. Meaningful only if isCollapsible is not false.</text:p>
          </table:table-cell>
          <table:table-cell table:style-name="Table29.A2" office:value-type="string">
            <text:p text:style-name="P60"><text:span text:style-name="Source_20_Text">boolean</text:span></text:p>
          </table:table-cell>
          <table:table-cell table:style-name="Table29.D2" office:value-type="string">
            <text:p text:style-name="P62"><text:span text:style-name="Source_20_Text">true</text:span></text:p>
          </table:table-cell>
        </table:table-row>
        <table:table-row>
          <table:table-cell table:style-name="Table29.A2" office:value-type="string">
            <text:p text:style-name="P60"><text:span text:style-name="Source_20_Text">autoscroll </text:span></text:p>
          </table:table-cell>
          <table:table-cell table:style-name="Table29.A2" office:value-type="string">
            <text:p text:style-name="P94">Sets whether enable overflow scrolling.</text:p>
          </table:table-cell>
          <table:table-cell table:style-name="Table29.A2" office:value-type="string">
            <text:p text:style-name="P60"><text:span text:style-name="Source_20_Text">boolean</text:span></text:p>
          </table:table-cell>
          <table:table-cell table:style-name="Table29.D2" office:value-type="string">
            <text:p text:style-name="P62"><text:span text:style-name="Source_20_Text">false</text:span></text:p>
          </table:table-cell>
        </table:table-row>
        <table:table-row>
          <table:table-cell table:style-name="Table29.A2" office:value-type="string">
            <text:p text:style-name="P60"><text:span text:style-name="Source_20_Text">border </text:span></text:p>
          </table:table-cell>
          <table:table-cell table:style-name="Table29.A2" office:value-type="string">
            <text:p text:style-name="P94">Sets the border (either none or normal).</text:p>
          </table:table-cell>
          <table:table-cell table:style-name="Table29.A2" office:value-type="string">
            <text:p text:style-name="P60"><text:span text:style-name="Source_20_Text">java.lang.String</text:span></text:p>
          </table:table-cell>
          <table:table-cell table:style-name="Table29.D2" office:value-type="string">
            <text:p text:style-name="P62"><text:span text:style-name="Source_20_Text">normal</text:span></text:p>
          </table:table-cell>
        </table:table-row>
        <table:table-row>
          <table:table-cell table:style-name="Table29.A2" office:value-type="string">
            <text:p text:style-name="P60"><text:span text:style-name="Source_20_Text">maxsize </text:span></text:p>
          </table:table-cell>
          <table:table-cell table:style-name="Table29.A2" office:value-type="string">
            <text:p text:style-name="P94">Sets the maximum size of the resizing element.</text:p>
          </table:table-cell>
          <table:table-cell table:style-name="Table29.A2" office:value-type="string">
            <text:p text:style-name="P60"><text:span text:style-name="Source_20_Text">int</text:span></text:p>
          </table:table-cell>
          <table:table-cell table:style-name="Table29.D2" office:value-type="string">
            <text:p text:style-name="P62"><text:span text:style-name="Source_20_Text">2000</text:span></text:p>
          </table:table-cell>
        </table:table-row>
        <table:table-row>
          <table:table-cell table:style-name="Table29.A2" office:value-type="string">
            <text:p text:style-name="P60"><text:span text:style-name="Source_20_Text">minsize </text:span></text:p>
          </table:table-cell>
          <table:table-cell table:style-name="Table29.A2" office:value-type="string">
            <text:p text:style-name="P94">Sets the minimum size of the resizing element.</text:p>
          </table:table-cell>
          <table:table-cell table:style-name="Table29.A2" office:value-type="string">
            <text:p text:style-name="P60"><text:span text:style-name="Source_20_Text">int</text:span></text:p>
          </table:table-cell>
          <table:table-cell table:style-name="Table29.D2" office:value-type="string">
            <text:p text:style-name="P62"><text:span text:style-name="Source_20_Text">0</text:span></text:p>
          </table:table-cell>
        </table:table-row>
      </table:table>
      <text:p text:style-name="P95"/>
      <text:h text:style-name="P79" text:outline-level="4">Methods</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Name</text:p>
            </table:table-cell>
            <table:table-cell table:style-name="Table30.A1" office:value-type="string">
              <text:p text:style-name="Table_20_Heading">Description</text:p>
            </table:table-cell>
            <table:table-cell table:style-name="Table30.C1" office:value-type="string">
              <text:p text:style-name="Table_20_Heading">Return Data Type</text:p>
            </table:table-cell>
          </table:table-row>
        </table:table-header-rows>
        <table:table-row>
          <table:table-cell table:style-name="Table30.A2" office:value-type="string">
            <text:p text:style-name="Text_20_body"><text:span text:style-name="Source_20_Text">getOuterAttrs()</text:span></text:p>
          </table:table-cell>
          <table:table-cell table:style-name="Table30.A2" office:value-type="string">
            <text:p text:style-name="Text_20_body"><text:span text:style-name="Source_20_Text"/></text:p>
          </table:table-cell>
          <table:table-cell table:style-name="Table30.C2" office:value-type="string">
            <text:p text:style-name="Table_20_Contents"><text:span text:style-name="T37"/></text:p>
          </table:table-cell>
        </table:table-row>
        <table:table-row>
          <table:table-cell table:style-name="Table30.A2" office:value-type="string">
            <text:p text:style-name="Text_20_body">insertBefore(org.zkoss.zk.ui.Component child, org.zkoss.zk.ui.Component insertBefore) </text:p>
          </table:table-cell>
          <table:table-cell table:style-name="Table30.A2" office:value-type="string">
            <text:p text:style-name="Text_20_body"/>
          </table:table-cell>
          <table:table-cell table:style-name="Table30.C2" office:value-type="string">
            <text:p text:style-name="Table_20_Contents"/>
          </table:table-cell>
        </table:table-row>
        <table:table-row>
          <table:table-cell table:style-name="Table30.A2" office:value-type="string">
            <text:p text:style-name="Text_20_body">onChildRemoved(org.zkoss.zk.ui.Component child) </text:p>
          </table:table-cell>
          <table:table-cell table:style-name="Table30.A2" office:value-type="string">
            <text:p text:style-name="Text_20_body"/>
          </table:table-cell>
          <table:table-cell table:style-name="Table30.C2" office:value-type="string">
            <text:p text:style-name="Table_20_Contents"/>
          </table:table-cell>
        </table:table-row>
      </table:table>
      <text:h text:style-name="P78" text:outline-level="4">Inherited From </text:h>
      <table:table table:name="Table31" table:style-name="Table31">
        <table:table-column table:style-name="Table31.A"/>
        <table:table-header-rows>
          <table:table-row>
            <table:table-cell table:style-name="Table31.A1" office:value-type="string">
              <text:p text:style-name="P67">Inherited From</text:p>
            </table:table-cell>
          </table:table-row>
        </table:table-header-rows>
        <table:table-row table:style-name="Table31.2">
          <table:table-cell table:style-name="Table31.A2" office:value-type="string">
            <text:p text:style-name="P90"><text:a xlink:type="simple" xlink:href="#XulElement"><text:span text:style-name="T61">org.zkoss.zul.impl.XulElement</text:span></text:a></text:p>
          </table:table-cell>
        </table:table-row>
        <table:table-row table:style-name="Table31.2">
          <table:table-cell table:style-name="Table31.A2" office:value-type="string">
            <text:p text:style-name="P90"><text:span text:style-name="T62"><text:s/></text:span><text:a xlink:type="simple" xlink:href="#HtmlBasedComponent">org.zkoss.zk.ui.HtmlBasedComponent</text:a><text:span text:style-name="T62"> </text:span></text:p>
          </table:table-cell>
        </table:table-row>
        <table:table-row table:style-name="Table31.2">
          <table:table-cell table:style-name="Table31.A2" office:value-type="string">
            <text:p text:style-name="P90"><text:s/><text:a xlink:type="simple" xlink:href="#AbstractComponent">org.zkoss.zk.ui.AbstractComponent </text:a></text:p>
          </table:table-cell>
        </table:table-row>
      </table:table>
      <text:p text:style-name="P71"/>
      <text:h text:style-name="Heading_20_3" text:outline-level="3"><text:bookmark-start text:name="NumberInputElement"/>NumberInputElement<text:bookmark-end text:name="NumberInputElement"/></text:h>
      <text:p text:style-name="P57">A skeletal implementation for number-type input box. </text:p>
      <text:p text:style-name="P96"/>
      <text:h text:style-name="P77" text:outline-level="4">Class Name</text:h>
      <text:p text:style-name="P58"><text:span text:style-name="T39">org.zkoss.zul.impl.NumberInputElement</text:span></text:p>
      <text:h text:style-name="P79" text:outline-level="4">Properties</text:h>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97">Property</text:p>
            </table:table-cell>
            <table:table-cell table:style-name="Table32.A1" office:value-type="string">
              <text:p text:style-name="P97">Description</text:p>
            </table:table-cell>
            <table:table-cell table:style-name="Table32.A1" office:value-type="string">
              <text:p text:style-name="P97">Data Type</text:p>
            </table:table-cell>
            <table:table-cell table:style-name="Table32.D1" office:value-type="string">
              <text:p text:style-name="P97">Default Values</text:p>
            </table:table-cell>
          </table:table-row>
        </table:table-header-rows>
        <table:table-row>
          <table:table-cell table:style-name="Table32.A2" office:value-type="string">
            <text:p text:style-name="P60"><text:span text:style-name="Source_20_Text">RoundingMode</text:span></text:p>
          </table:table-cell>
          <table:table-cell table:style-name="Table32.A2" office:value-type="string">
            <text:p text:style-name="P72">the rounding mode.</text:p>
          </table:table-cell>
          <table:table-cell table:style-name="Table32.A2" office:value-type="string">
            <text:p text:style-name="P60"><text:span text:style-name="Source_20_Text">int</text:span></text:p>
          </table:table-cell>
          <table:table-cell table:style-name="Table32.D2" office:value-type="string">
            <text:p text:style-name="P62"><text:span text:style-name="Source_20_Text">BigDecimal.ROUND_HALF_EVEN.</text:span></text:p>
          </table:table-cell>
        </table:table-row>
      </table:table>
      <text:p text:style-name="P73"/>
      <text:h text:style-name="Heading_20_4" text:outline-level="4">Methods</text:h>
      <text:p text:style-name="P74"><text:bookmark text:name="id4565181"/></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Table_20_Heading">Name</text:p>
            </table:table-cell>
            <table:table-cell table:style-name="Table34.A1" office:value-type="string">
              <text:p text:style-name="Table_20_Heading">Description</text:p>
            </table:table-cell>
            <table:table-cell table:style-name="Table34.C1" office:value-type="string">
              <text:p text:style-name="Table_20_Heading">Return Data Type</text:p>
            </table:table-cell>
          </table:table-row>
        </table:table-header-rows>
        <table:table-row>
          <table:table-cell table:style-name="Table34.A2" office:value-type="string">
            <text:p text:style-name="Table_20_Contents"><text:span text:style-name="Source_20_Text">setRoundingMode()</text:span></text:p>
          </table:table-cell>
          <table:table-cell table:style-name="Table34.A2" office:value-type="string">
            <text:p text:style-name="Table_20_Contents"/>
          </table:table-cell>
          <table:table-cell table:style-name="Table34.C2" office:value-type="string">
            <text:p text:style-name="P60"><text:span text:style-name="Source_20_Text">void</text:span></text:p>
          </table:table-cell>
        </table:table-row>
      </table:table>
      <text:p text:style-name="P73"/>
      <text:p text:style-name="P73">Inherited From </text:p>
      <table:table table:name="Table35" table:style-name="Table35">
        <table:table-column table:style-name="Table35.A"/>
        <table:table-header-rows>
          <table:table-row>
            <table:table-cell table:style-name="Table35.A1" office:value-type="string">
              <text:p text:style-name="P67">Inherited From</text:p>
            </table:table-cell>
          </table:table-row>
        </table:table-header-rows>
        <table:table-row>
          <table:table-cell table:style-name="Table35.A2" office:value-type="string">
            <text:p text:style-name="P76"><text:a xlink:type="simple" xlink:href="#FormatInputElement"><text:span text:style-name="Source_20_Text">org.zkoss.zul.impl.FormatInputElement</text:span></text:a></text:p>
          </table:table-cell>
        </table:table-row>
        <table:table-row>
          <table:table-cell table:style-name="Table35.A2" office:value-type="string">
            <text:p text:style-name="P76"><text:a xlink:type="simple" xlink:href="#InputElement"><text:span text:style-name="Source_20_Text">org.zkoss.zul.impl.InputElement</text:span></text:a></text:p>
          </table:table-cell>
        </table:table-row>
        <table:table-row>
          <table:table-cell table:style-name="Table35.A2" office:value-type="string">
            <text:p text:style-name="P76"><text:a xlink:type="simple" xlink:href="#XulElement"><text:span text:style-name="Source_20_Text">org.zkoss.zul.impl.XulElement</text:span></text:a></text:p>
          </table:table-cell>
        </table:table-row>
        <table:table-row table:style-name="Table35.5">
          <table:table-cell table:style-name="Table35.A2" office:value-type="string">
            <text:p text:style-name="P76"><text:a xlink:type="simple" xlink:href="#HtmlBasedComponent"><text:span text:style-name="Source_20_Text">org.zkoss.zk.ui.HtmlBasedComponent</text:span></text:a><text:span text:style-name="Source_20_Text"> </text:span></text:p>
          </table:table-cell>
        </table:table-row>
        <table:table-row table:style-name="Table35.5">
          <table:table-cell table:style-name="Table35.A2" office:value-type="string">
            <text:p text:style-name="P76"><text:a xlink:type="simple" xlink:href="#AbstractComponent"><text:span text:style-name="Source_20_Text">org.zkoss.zk.ui.AbstractComponent </text:span></text:a></text:p>
          </table:table-cell>
        </table:table-row>
      </table:table>
      <text:p text:style-name="Text_20_body"/>
      <text:p text:style-name="P71"/>
      <text:h text:style-name="Heading_20_3" text:outline-level="3"><text:bookmark-start text:name="XulElement"/>XulElement<text:bookmark-end text:name="XulElement"/></text:h>
      <text:p text:style-name="P57">The fundamental class for XUL elements.</text:p>
      <text:h text:style-name="P77" text:outline-level="4">Class Name</text:h>
      <text:p text:style-name="P58"><text:span text:style-name="T39">org.zkoss.zul.impl.XulElement</text:span></text:p>
      <text:h text:style-name="P79" text:outline-level="4">Properties</text:h>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P67">Property</text:p>
            </table:table-cell>
            <table:table-cell table:style-name="Table36.A1" office:value-type="string">
              <text:p text:style-name="P67">Description</text:p>
            </table:table-cell>
            <table:table-cell table:style-name="Table36.A1" office:value-type="string">
              <text:p text:style-name="P67">Data Type</text:p>
            </table:table-cell>
            <table:table-cell table:style-name="Table36.D1" office:value-type="string">
              <text:p text:style-name="P67">Default Value</text:p>
            </table:table-cell>
          </table:table-row>
        </table:table-header-rows>
        <table:table-row>
          <table:table-cell table:style-name="Table36.A2" office:value-type="string">
            <text:p text:style-name="P62"><text:span text:style-name="T43">action</text:span></text:p>
          </table:table-cell>
          <table:table-cell table:style-name="Table36.A2" office:value-type="string">
            <text:p text:style-name="P72">Sets the label</text:p>
          </table:table-cell>
          <table:table-cell table:style-name="Table36.A2" office:value-type="string">
            <text:p text:style-name="P60"><text:span text:style-name="Source_20_Text">String</text:span></text:p>
          </table:table-cell>
          <table:table-cell table:style-name="Table36.D2" office:value-type="string">
            <text:p text:style-name="P62"><text:span text:style-name="T43">null</text:span></text:p>
          </table:table-cell>
        </table:table-row>
        <table:table-row>
          <table:table-cell table:style-name="Table36.A2" office:value-type="string">
            <text:p text:style-name="P62"><text:span text:style-name="T43">context</text:span></text:p>
          </table:table-cell>
          <table:table-cell table:style-name="Table36.A2" office:value-type="string">
            <text:p text:style-name="P72">Sets the ID of <text:a xlink:type="simple" xlink:href="#Popup"><text:span text:style-name="Source_20_Text">Popup</text:span></text:a> that should appear when the user right-clicks on the element (aka., context menu).</text:p>
          </table:table-cell>
          <table:table-cell table:style-name="Table36.A2" office:value-type="string">
            <text:p text:style-name="P62"><text:span text:style-name="Source_20_Text">String</text:span></text:p>
          </table:table-cell>
          <table:table-cell table:style-name="Table36.D2" office:value-type="string">
            <text:p text:style-name="P62"><text:span text:style-name="T43">null</text:span></text:p>
          </table:table-cell>
        </table:table-row>
        <table:table-row>
          <table:table-cell table:style-name="Table36.A2" office:value-type="string">
            <text:p text:style-name="P62"><text:span text:style-name="T43">popup</text:span></text:p>
          </table:table-cell>
          <table:table-cell table:style-name="Table36.A2" office:value-type="string">
            <text:p text:style-name="P72">Sets the ID of <text:a xlink:type="simple" xlink:href="#Popup"><text:span text:style-name="Source_20_Text">Popup</text:span></text:a> that should appear when the user clicks on the element. </text:p>
          </table:table-cell>
          <table:table-cell table:style-name="Table36.A2" office:value-type="string">
            <text:p text:style-name="P60"><text:span text:style-name="Source_20_Text">String</text:span></text:p>
          </table:table-cell>
          <table:table-cell table:style-name="Table36.D2" office:value-type="string">
            <text:p text:style-name="P62"><text:span text:style-name="T43">null</text:span></text:p>
          </table:table-cell>
        </table:table-row>
        <table:table-row>
          <table:table-cell table:style-name="Table36.A2" office:value-type="string">
            <text:p text:style-name="P62"><text:span text:style-name="T43">tooltip</text:span></text:p>
          </table:table-cell>
          <table:table-cell table:style-name="Table36.A2" office:value-type="string">
            <text:p text:style-name="P72">Sets the ID of <text:a xlink:type="simple" xlink:href="#Popup"><text:span text:style-name="Source_20_Text">Popup</text:span></text:a> that should be used as a tooltip window when the mouse hovers over the element for a moment.</text:p>
          </table:table-cell>
          <table:table-cell table:style-name="Table36.A2" office:value-type="string">
            <text:p text:style-name="P62"><text:span text:style-name="T43">String</text:span></text:p>
          </table:table-cell>
          <table:table-cell table:style-name="Table36.D2" office:value-type="string">
            <text:p text:style-name="P62"><text:span text:style-name="T43">null</text:span></text:p>
          </table:table-cell>
        </table:table-row>
      </table:table>
      <text:h text:style-name="P79" text:outline-level="4">Methods</text:h>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P67">Name</text:p>
            </table:table-cell>
            <table:table-cell table:style-name="Table37.A1" office:value-type="string">
              <text:p text:style-name="P67">Description</text:p>
            </table:table-cell>
            <table:table-cell table:style-name="Table37.C1" office:value-type="string">
              <text:p text:style-name="P67">Return Data Type</text:p>
            </table:table-cell>
          </table:table-row>
        </table:table-header-rows>
        <table:table-row>
          <table:table-cell table:style-name="Table37.A2" office:value-type="string">
            <text:p text:style-name="P62"><text:span text:style-name="T43">getInnerAttrs()</text:span></text:p>
            <text:p text:style-name="P62"><text:span text:style-name="T43"/></text:p>
          </table:table-cell>
          <table:table-cell table:style-name="Table37.A2" office:value-type="string">
            <text:p text:style-name="P72">Generates the Client-Side-Action attributes to the interior tag. </text:p>
            <text:p text:style-name="P72"><text:span text:style-name="T3">Reason: </text:span><text:span text:style-name="Source_20_Text">onfocus</text:span> is the main use.</text:p>
          </table:table-cell>
          <table:table-cell table:style-name="Table37.C2" office:value-type="string">
            <text:p text:style-name="P60"><text:span text:style-name="Source_20_Text">String</text:span></text:p>
          </table:table-cell>
        </table:table-row>
        <table:table-row>
          <table:table-cell table:style-name="Table37.A2" office:value-type="string">
            <text:p text:style-name="P62"><text:span text:style-name="T43">getOuterAttrs()</text:span></text:p>
          </table:table-cell>
          <table:table-cell table:style-name="Table37.A2" office:value-type="string">
            <text:p text:style-name="P72"/>
          </table:table-cell>
          <table:table-cell table:style-name="Table37.C2" office:value-type="string">
            <text:p text:style-name="P62"><text:span text:style-name="T43">String</text:span></text:p>
          </table:table-cell>
        </table:table-row>
      </table:table>
      <text:h text:style-name="P79" text:outline-level="4">Inherited From </text:h>
      <table:table table:name="Table38" table:style-name="Table38">
        <table:table-column table:style-name="Table38.A"/>
        <table:table-header-rows>
          <table:table-row>
            <table:table-cell table:style-name="Table38.A1" office:value-type="string">
              <text:p text:style-name="P67">Inherited From</text:p>
            </table:table-cell>
          </table:table-row>
        </table:table-header-rows>
        <table:table-row table:style-name="Table38.2">
          <table:table-cell table:style-name="Table38.A2" office:value-type="string">
            <text:p text:style-name="P76"><text:a xlink:type="simple" xlink:href="#HtmlBasedComponent">org.zkoss.zk.ui.HtmlBasedComponent</text:a><text:span text:style-name="T45"> </text:span></text:p>
          </table:table-cell>
        </table:table-row>
        <table:table-row table:style-name="Table38.2">
          <table:table-cell table:style-name="Table38.A2" office:value-type="string">
            <text:p text:style-name="P76"><text:a xlink:type="simple" xlink:href="#AbstractComponent">org.zkoss.zk.ui.AbstractComponent </text:a></text:p>
          </table:table-cell>
        </table:table-row>
      </table:table>
      <text:p text:style-name="Text_20_body"/>
      <text:h text:style-name="Heading_20_2" text:outline-level="2">Com<text:span text:style-name="T2">ponents</text:span></text:h>
      <text:h text:style-name="Heading_20_3" text:outline-level="3"><text:bookmark-start text:name="Audio"/>Audio<text:bookmark-end text:name="Audio"/></text:h>
      <text:p text:style-name="Text_20_body_20_indent_20_2"><text:span text:style-name="T52">An </text:span><text:span text:style-name="T63">audio</text:span><text:span text:style-name="T52"> component is used to play the audio at the browser. Like </text:span><text:span text:style-name="T63">image</text:span><text:span text:style-name="T52">, you could use the </text:span><text:span text:style-name="T63">src</text:span><text:span text:style-name="T52"> property to specify an URL of an audio resource, or the </text:span><text:span text:style-name="T63">setContent</text:span><text:span text:style-name="T52"> method to specify a dynamically generated audio.</text:span></text:p>
      <text:p text:style-name="Text_20_body_20_indent_20_2"><text:span text:style-name="T52">Depending on the browser and the </text:span><text:span text:style-name="T63">audio</text:span><text:span text:style-name="T52"> plugin, developers might be able to control the play of an audio by the </text:span><text:span text:style-name="T63">play</text:span><text:span text:style-name="T52">, </text:span><text:span text:style-name="T63">stop</text:span><text:span text:style-name="T52"> and </text:span><text:span text:style-name="T63">pause</text:span><text:span text:style-name="T52"> methods. Currently, Internet Explorer with Media Player is capable of such controls.</text:span></text:p>
      <text:p text:style-name="P57"><draw:frame draw:style-name="fr2" draw:name="graphics1" text:anchor-type="paragraph" svg:width="8.174cm" svg:height="0.741cm" draw:z-index="3"><draw:image xlink:href="../images/audio.png" xlink:type="simple" xlink:show="embed" xlink:actuate="onLoad"/></draw:frame></text:p>
      <text:p text:style-name="Code_20_Indent_20_2">&lt;audio id="audio" height="20"/&gt;</text:p>
      <text:h text:style-name="Heading_20_4" text:outline-level="4">Class Name</text:h>
      <text:p text:style-name="P58"><text:span text:style-name="T39">org.zkoss.zul.Audio</text:span></text:p>
      <text:h text:style-name="P79" text:outline-level="4">Supported Child Components</text:h>
      <text:p text:style-name="P81">*NONE</text:p>
      <text:h text:style-name="P79" text:outline-level="4">Supported Events</text:h>
      <text:p text:style-name="P98">*NONE</text:p>
      <text:h text:style-name="P99" text:outline-level="4">Properties</text:h>
      <table:table table:name="Table39" table:style-name="Table39">
        <table:table-column table:style-name="Table39.A"/>
        <table:table-column table:style-name="Table39.B"/>
        <table:table-column table:style-name="Table39.C"/>
        <table:table-column table:style-name="Table39.D"/>
        <table:table-header-rows>
          <table:table-row>
            <table:table-cell table:style-name="Table39.A1" office:value-type="string">
              <text:p text:style-name="P67">Property</text:p>
            </table:table-cell>
            <table:table-cell table:style-name="Table39.A1" office:value-type="string">
              <text:p text:style-name="P67">Description</text:p>
            </table:table-cell>
            <table:table-cell table:style-name="Table39.A1" office:value-type="string">
              <text:p text:style-name="P67">Data Type</text:p>
            </table:table-cell>
            <table:table-cell table:style-name="Table39.D1" office:value-type="string">
              <text:p text:style-name="P59">Default Value</text:p>
            </table:table-cell>
          </table:table-row>
        </table:table-header-rows>
        <table:table-row>
          <table:table-cell table:style-name="Table39.A2" office:value-type="string">
            <text:p text:style-name="P60"><text:span text:style-name="Source_20_Text">align</text:span></text:p>
          </table:table-cell>
          <table:table-cell table:style-name="Table39.A2" office:value-type="string">
            <text:p text:style-name="P80">Sets the alignment: <text:span text:style-name="T64">one of top</text:span><text:span text:style-name="T43">, </text:span></text:p>
            <text:p text:style-name="P80"><text:span text:style-name="T65">Value:</text:span><text:span text:style-name="T43">texttop, middle, absmiddle, bottom, absbottom, baseline, left, right and center.</text:span></text:p>
          </table:table-cell>
          <table:table-cell table:style-name="Table39.A2" office:value-type="string">
            <text:p text:style-name="P60"><text:span text:style-name="Source_20_Text">java.lang.String</text:span></text:p>
          </table:table-cell>
          <table:table-cell table:style-name="Table39.D2" office:value-type="string">
            <text:p text:style-name="P83"><text:span text:style-name="Source_20_Text">&lt;null&gt;</text:span></text:p>
          </table:table-cell>
        </table:table-row>
        <table:table-row>
          <table:table-cell table:style-name="Table39.A2" office:value-type="string">
            <text:p text:style-name="P60"><text:span text:style-name="Source_20_Text">aut</text:span><text:span text:style-name="T37">ostart</text:span></text:p>
          </table:table-cell>
          <table:table-cell table:style-name="Table39.A2" office:value-type="string">
            <text:p text:style-name="P72">Sets whether to auto start playing the <text:span text:style-name="Source_20_Text">audio</text:span>.</text:p>
          </table:table-cell>
          <table:table-cell table:style-name="Table39.A2" office:value-type="string">
            <text:p text:style-name="P60"><text:span text:style-name="T37">boolean</text:span></text:p>
          </table:table-cell>
          <table:table-cell table:style-name="Table39.D2" office:value-type="string">
            <text:p text:style-name="P100"><text:span text:style-name="T36">false</text:span></text:p>
          </table:table-cell>
        </table:table-row>
        <table:table-row table:style-name="Table39.4">
          <table:table-cell table:style-name="Table39.A2" office:value-type="string">
            <text:p text:style-name="P60"><text:span text:style-name="Source_20_Text">border</text:span></text:p>
          </table:table-cell>
          <table:table-cell table:style-name="Table39.B4" office:value-type="string">
            <text:p text:style-name="P72">Sets the width of the border.</text:p>
          </table:table-cell>
          <table:table-cell table:style-name="Table39.A2" office:value-type="string">
            <text:p text:style-name="P60"><text:span text:style-name="Source_20_Text">java.lang.Str</text:span><text:span text:style-name="T37">ing</text:span></text:p>
          </table:table-cell>
          <table:table-cell table:style-name="Table39.D2" office:value-type="string">
            <text:p text:style-name="P62"><text:span text:style-name="T66">&lt;null&gt;</text:span></text:p>
          </table:table-cell>
        </table:table-row>
        <table:table-row table:style-name="Table39.4">
          <table:table-cell table:style-name="Table39.A2" office:value-type="string">
            <text:p text:style-name="P60"><text:span text:style-name="Source_20_Text">con</text:span><text:span text:style-name="T37">tent</text:span></text:p>
          </table:table-cell>
          <table:table-cell table:style-name="Table39.B4" office:value-type="string">
            <text:p text:style-name="P80">Sets the content directly.</text:p>
          </table:table-cell>
          <table:table-cell table:style-name="Table39.A2" office:value-type="string">
            <text:p text:style-name="P60"><text:span text:style-name="Source_20_Text">org.zkoss.sound.Audio</text:span></text:p>
          </table:table-cell>
          <table:table-cell table:style-name="Table39.D2" office:value-type="string">
            <text:p text:style-name="P62"><text:span text:style-name="T66">&lt;null&gt;</text:span></text:p>
          </table:table-cell>
        </table:table-row>
        <table:table-row table:style-name="Table39.4">
          <table:table-cell table:style-name="Table39.A2" office:value-type="string">
            <text:p text:style-name="P60"><text:span text:style-name="Source_20_Text">src</text:span></text:p>
          </table:table-cell>
          <table:table-cell table:style-name="Table39.B4" office:value-type="string">
            <text:p text:style-name="P80">Sets the src.</text:p>
          </table:table-cell>
          <table:table-cell table:style-name="Table39.A2" office:value-type="string">
            <text:p text:style-name="P60"><text:span text:style-name="Source_20_Text">java.lang.Str</text:span><text:span text:style-name="T37">ing</text:span></text:p>
          </table:table-cell>
          <table:table-cell table:style-name="Table39.D2" office:value-type="string">
            <text:p text:style-name="P62"><text:span text:style-name="T66">&lt;null&gt;</text:span></text:p>
          </table:table-cell>
        </table:table-row>
      </table:table>
      <text:h text:style-name="Heading_20_4" text:outline-level="4">Methods</text:h>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Name</text:p>
            </table:table-cell>
            <table:table-cell table:style-name="Table40.A1" office:value-type="string">
              <text:p text:style-name="Table_20_Heading">Description</text:p>
            </table:table-cell>
            <table:table-cell table:style-name="Table40.C1" office:value-type="string">
              <text:p text:style-name="Table_20_Heading">Return Data Type</text:p>
            </table:table-cell>
          </table:table-row>
        </table:table-header-rows>
        <table:table-row>
          <table:table-cell table:style-name="Table40.A2" office:value-type="string">
            <text:p text:style-name="Table_20_Contents"><text:span text:style-name="Source_20_Text">isChildable()</text:span></text:p>
          </table:table-cell>
          <table:table-cell table:style-name="Table40.A2" office:value-type="string">
            <text:p text:style-name="Table_20_Contents">Determines whether it accepts child components</text:p>
            <text:p text:style-name="P101">Value: <text:span text:style-name="T67">false</text:span></text:p>
            <text:p text:style-name="Table_20_Contents"><text:span text:style-name="T3">Note:</text:span> No child is allowed. </text:p>
          </table:table-cell>
          <table:table-cell table:style-name="Table40.C2" office:value-type="string">
            <text:p text:style-name="Table_20_Contents"><text:span text:style-name="Source_20_Text">boolean</text:span></text:p>
          </table:table-cell>
        </table:table-row>
        <table:table-row>
          <table:table-cell table:style-name="Table40.A2" office:value-type="string">
            <text:p text:style-name="Table_20_Contents"><text:span text:style-name="Source_20_Text">pause()</text:span></text:p>
          </table:table-cell>
          <table:table-cell table:style-name="Table40.A2" office:value-type="string">
            <text:p text:style-name="Table_20_Contents">Pause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pla<text:span text:style-name="T2">y()</text:span></text:p>
          </table:table-cell>
          <table:table-cell table:style-name="Table40.A2" office:value-type="string">
            <text:p text:style-name="Table_20_Contents">Play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stop()</text:p>
          </table:table-cell>
          <table:table-cell table:style-name="Table40.A2" office:value-type="string">
            <text:p text:style-name="Table_20_Contents">Stops the <text:span text:style-name="Source_20_Text">audio</text:span> at the client.</text:p>
          </table:table-cell>
          <table:table-cell table:style-name="Table40.C2" office:value-type="string">
            <text:p text:style-name="Table_20_Contents">void</text:p>
          </table:table-cell>
        </table:table-row>
      </table:table>
      <text:h text:style-name="Heading_20_4" text:outline-level="4">Inherited From </text:h>
      <table:table table:name="Table41" table:style-name="Table41">
        <table:table-column table:style-name="Table41.A"/>
        <table:table-header-rows>
          <table:table-row>
            <table:table-cell table:style-name="Table41.A1" office:value-type="string">
              <text:p text:style-name="P67">Inherited From</text:p>
            </table:table-cell>
          </table:table-row>
        </table:table-header-rows>
        <table:table-row>
          <table:table-cell table:style-name="Table41.A2" office:value-type="string">
            <text:p text:style-name="P76"><text:a xlink:type="simple" xlink:href="#XulElement">org.zkoss.zul.impl.XulElement</text:a></text:p>
          </table:table-cell>
        </table:table-row>
        <table:table-row table:style-name="Table41.3">
          <table:table-cell table:style-name="Table41.A2" office:value-type="string">
            <text:p text:style-name="P76"><text:a xlink:type="simple" xlink:href="#HtmlBasedComponent">org.zkoss.zk.ui.HtmlBasedComponent</text:a> </text:p>
          </table:table-cell>
        </table:table-row>
        <table:table-row table:style-name="Table41.3">
          <table:table-cell table:style-name="Table41.A2" office:value-type="string">
            <text:p text:style-name="P76"><text:a xlink:type="simple" xlink:href="#AbstractComponent">org.zkoss.zk.ui.AbstractComponent </text:a></text:p>
          </table:table-cell>
        </table:table-row>
      </table:table>
      <text:p text:style-name="P71"/>
      <text:h text:style-name="Heading_20_3" text:outline-level="3"><text:bookmark-start text:name="Auxhead"/>Auxhead<text:bookmark-end text:name="Auxhead"/></text:h>
      <text:p text:style-name="P20">Used to define a collection of auxiliary headers (<text:span text:style-name="Source_20_Text">Auxheader</text:span>).</text:p>
      <text:p text:style-name="P20"><draw:frame draw:style-name="fr2" draw:name="graphics20" text:anchor-type="paragraph" svg:width="14.949cm" svg:height="2.54cm" draw:z-index="78"><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7" text:outline-level="4">Class Name</text:h>
      <text:p text:style-name="P58"><text:span text:style-name="T56">org.zkoss.zul.Auxhead</text:span></text:p>
      <text:h text:style-name="P79" text:outline-level="4">Supported Child Components</text:h>
      <text:p text:style-name="P102"><text:span text:style-name="T68"><text:tab/></text:span><text:span text:style-name="T69"> </text:span><text:a xlink:type="simple" xlink:href="#Auxheader"><text:span text:style-name="T70">Auxheader</text:span></text:a></text:p>
      <text:h text:style-name="P85" text:outline-level="4">Supported Events</text:h>
      <text:p text:style-name="P103"><text:tab/> <text:s/>*NONE</text:p>
      <text:h text:style-name="P93" text:outline-level="4">Properties</text:h>
      <text:p text:style-name="P104"><text:tab/> <text:s/>*NONE</text:p>
      <text:p text:style-name="P105">Methods</text:p>
      <table:table table:name="Table181" table:style-name="Table181">
        <table:table-column table:style-name="Table181.A"/>
        <table:table-column table:style-name="Table181.B"/>
        <table:table-column table:style-name="Table181.C"/>
        <table:table-header-rows>
          <table:table-row>
            <table:table-cell table:style-name="Table181.A1" office:value-type="string">
              <text:p text:style-name="Table_20_Heading">Name</text:p>
            </table:table-cell>
            <table:table-cell table:style-name="Table181.A1" office:value-type="string">
              <text:p text:style-name="Table_20_Heading">Description</text:p>
            </table:table-cell>
            <table:table-cell table:style-name="Table181.C1" office:value-type="string">
              <text:p text:style-name="Table_20_Heading">Return Data Type</text:p>
            </table:table-cell>
          </table:table-row>
        </table:table-header-rows>
        <table:table-row table:style-name="Table181.2">
          <table:table-cell table:style-name="Table181.A2" office:value-type="string">
            <text:p text:style-name="P80"><text:span text:style-name="T71">insertBefore(org.zkoss.zk.ui.Component child, org.zkoss.zk.ui.Component insertBefore)</text:span></text:p>
          </table:table-cell>
          <table:table-cell table:style-name="Table181.A2" office:value-type="string">
            <text:p text:style-name="P106"/>
          </table:table-cell>
          <table:table-cell table:style-name="Table181.C2" office:value-type="string">
            <text:p text:style-name="P62"><text:span text:style-name="T34">boolean</text:span></text:p>
          </table:table-cell>
        </table:table-row>
      </table:table>
      <text:h text:style-name="P78" text:outline-level="4">Inherited From </text:h>
      <table:table table:name="Table182" table:style-name="Table182">
        <table:table-column table:style-name="Table182.A"/>
        <table:table-header-rows>
          <table:table-row>
            <table:table-cell table:style-name="Table182.A1" office:value-type="string">
              <text:p text:style-name="P67">Inherited From</text:p>
            </table:table-cell>
          </table:table-row>
        </table:table-header-rows>
        <table:table-row>
          <table:table-cell table:style-name="Table182.A2" office:value-type="string">
            <text:p text:style-name="P76"><text:a xlink:type="simple" xlink:href="#XulElement"><text:span text:style-name="T72">org.zkoss.zul.impl.XulElement</text:span></text:a></text:p>
          </table:table-cell>
        </table:table-row>
        <table:table-row table:style-name="Table182.3">
          <table:table-cell table:style-name="Table182.A2" office:value-type="string">
            <text:p text:style-name="P76"><text:a xlink:type="simple" xlink:href="#HtmlBasedComponent"><text:span text:style-name="T72">org.zkoss.zk.ui.HtmlBasedComponent</text:span></text:a></text:p>
          </table:table-cell>
        </table:table-row>
        <table:table-row table:style-name="Table182.3">
          <table:table-cell table:style-name="Table182.A2" office:value-type="string">
            <text:p text:style-name="P76"><text:a xlink:type="simple" xlink:href="#AbstractComponent"><text:span text:style-name="T72">org.zkoss.zk.ui.AbstractComponent </text:span></text:a></text:p>
          </table:table-cell>
        </table:table-row>
      </table:table>
      <text:p text:style-name="Standard"/>
      <text:p text:style-name="P71"/>
      <text:h text:style-name="Heading_20_3" text:outline-level="3"><text:bookmark-start text:name="Auxheader"/>Auxheader<text:bookmark-end text:name="Auxheader"/></text:h>
      <text:p text:style-name="Text_20_body_20_indent">An auxiliary header.</text:p>
      <text:p text:style-name="P20"><draw:frame draw:style-name="fr2" draw:name="graphics21" text:anchor-type="paragraph" svg:width="14.949cm" svg:height="2.54cm" draw:z-index="79"><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7" text:outline-level="4">Class Name</text:h>
      <text:p text:style-name="P58"><text:span text:style-name="T56">org.zkoss.zul.Auxheader</text:span></text:p>
      <text:h text:style-name="P79" text:outline-level="4">Supported Child Components</text:h>
      <text:p text:style-name="P107"><text:span text:style-name="T73"><text:tab/></text:span><text:span text:style-name="T74"> <text:s/>*NONE</text:span></text:p>
      <text:h text:style-name="P85" text:outline-level="4">Supported Events</text:h>
      <text:p text:style-name="P103"><text:tab/> <text:s/>*NONE</text:p>
      <text:h text:style-name="P108" text:outline-level="4"><text:span text:style-name="T75">Properties</text:span><text:span text:style-name="T73"><text:tab/> </text:span></text:h>
      <table:table table:name="Table336" table:style-name="Table336">
        <table:table-column table:style-name="Table336.A"/>
        <table:table-column table:style-name="Table336.B"/>
        <table:table-column table:style-name="Table336.C"/>
        <table:table-header-rows>
          <table:table-row>
            <table:table-cell table:style-name="Table336.A1" office:value-type="string">
              <text:p text:style-name="P67">Property</text:p>
            </table:table-cell>
            <table:table-cell table:style-name="Table336.A1" office:value-type="string">
              <text:p text:style-name="P67">Description</text:p>
            </table:table-cell>
            <table:table-cell table:style-name="Table336.C1" office:value-type="string">
              <text:p text:style-name="P67">Data Type</text:p>
            </table:table-cell>
          </table:table-row>
        </table:table-header-rows>
        <table:table-row>
          <table:table-cell table:style-name="Table336.A2" office:value-type="string">
            <text:p text:style-name="P60"><text:span text:style-name="Source_20_Text">colspan</text:span></text:p>
          </table:table-cell>
          <table:table-cell table:style-name="Table336.A2" office:value-type="string">
            <text:p text:style-name="P109">Sets the number of columns to span this header.</text:p>
          </table:table-cell>
          <table:table-cell table:style-name="Table336.C2" office:value-type="string">
            <text:p text:style-name="P60"><text:span text:style-name="Source_20_Text">int</text:span></text:p>
          </table:table-cell>
        </table:table-row>
        <table:table-row>
          <table:table-cell table:style-name="Table336.A2" office:value-type="string">
            <text:p text:style-name="P62"><text:span text:style-name="T43">rowspan</text:span></text:p>
          </table:table-cell>
          <table:table-cell table:style-name="Table336.A2" office:value-type="string">
            <text:p text:style-name="P109">Sets the number of rows to span this header.</text:p>
          </table:table-cell>
          <table:table-cell table:style-name="Table336.C2" office:value-type="string">
            <text:p text:style-name="P62"><text:span text:style-name="T43">int</text:span></text:p>
          </table:table-cell>
        </table:table-row>
      </table:table>
      <text:p text:style-name="P105"/>
      <text:p text:style-name="P105">Methods</text:p>
      <table:table table:name="Table337" table:style-name="Table337">
        <table:table-column table:style-name="Table337.A"/>
        <table:table-column table:style-name="Table337.B"/>
        <table:table-column table:style-name="Table337.C"/>
        <table:table-header-rows>
          <table:table-row>
            <table:table-cell table:style-name="Table337.A1" office:value-type="string">
              <text:p text:style-name="Table_20_Heading">Name</text:p>
            </table:table-cell>
            <table:table-cell table:style-name="Table337.A1" office:value-type="string">
              <text:p text:style-name="Table_20_Heading">Description</text:p>
            </table:table-cell>
            <table:table-cell table:style-name="Table337.C1" office:value-type="string">
              <text:p text:style-name="Table_20_Heading">Return Data Type</text:p>
            </table:table-cell>
          </table:table-row>
        </table:table-header-rows>
        <table:table-row table:style-name="Table337.2">
          <table:table-cell table:style-name="Table337.A2" office:value-type="string">
            <text:p text:style-name="P110">getOuterAttrs()</text:p>
          </table:table-cell>
          <table:table-cell table:style-name="Table337.A2" office:value-type="string">
            <text:p text:style-name="P106"/>
          </table:table-cell>
          <table:table-cell table:style-name="Table337.C2" office:value-type="string">
            <text:p text:style-name="P62"><text:span text:style-name="T43">java.lang.String</text:span></text:p>
          </table:table-cell>
        </table:table-row>
        <table:table-row table:style-name="Table337.2">
          <table:table-cell table:style-name="Table337.A2" office:value-type="string">
            <text:p text:style-name="P110">setParent(org.zkoss.zk.ui.Component parent)</text:p>
          </table:table-cell>
          <table:table-cell table:style-name="Table337.A2" office:value-type="string">
            <text:p text:style-name="P106"/>
          </table:table-cell>
          <table:table-cell table:style-name="Table337.C2" office:value-type="string">
            <text:p text:style-name="P62"/>
          </table:table-cell>
        </table:table-row>
      </table:table>
      <text:h text:style-name="P78" text:outline-level="4">Inherited From </text:h>
      <table:table table:name="Table338" table:style-name="Table338">
        <table:table-column table:style-name="Table338.A"/>
        <table:table-header-rows>
          <table:table-row>
            <table:table-cell table:style-name="Table338.A1" office:value-type="string">
              <text:p text:style-name="P67">Inherited From</text:p>
            </table:table-cell>
          </table:table-row>
        </table:table-header-rows>
        <table:table-row>
          <table:table-cell table:style-name="Table338.A2" office:value-type="string">
            <text:p text:style-name="P76"><text:a xlink:type="simple" xlink:href="#HeaderElement"><text:span text:style-name="Source_20_Text">org.zkoss.zul.impl.HeaderElement</text:span></text:a></text:p>
          </table:table-cell>
        </table:table-row>
        <table:table-row>
          <table:table-cell table:style-name="Table338.A2" office:value-type="string">
            <text:p text:style-name="P76"><text:a xlink:type="simple" xlink:href="#LabelImageElement"><text:span text:style-name="Source_20_Text">org.zkoss.zul.impl.LabelImageElement</text:span></text:a></text:p>
          </table:table-cell>
        </table:table-row>
        <table:table-row>
          <table:table-cell table:style-name="Table338.A2" office:value-type="string">
            <text:p text:style-name="P76"><text:a xlink:type="simple" xlink:href="#LabelElement"><text:span text:style-name="Source_20_Text">org.zkoss.zul.impl.LabelElement</text:span></text:a></text:p>
          </table:table-cell>
        </table:table-row>
        <table:table-row>
          <table:table-cell table:style-name="Table338.A2" office:value-type="string">
            <text:p text:style-name="P76"><text:a xlink:type="simple" xlink:href="#XulElement"><text:span text:style-name="Source_20_Text">org.zkoss.zul.impl.XulElement</text:span></text:a></text:p>
          </table:table-cell>
        </table:table-row>
        <table:table-row table:style-name="Table338.6">
          <table:table-cell table:style-name="Table338.A2" office:value-type="string">
            <text:p text:style-name="P76"><text:a xlink:type="simple" xlink:href="#HtmlBasedComponent"><text:span text:style-name="Source_20_Text">org.zkoss.zk.ui.HtmlBasedComponent</text:span></text:a><text:span text:style-name="Source_20_Text"> </text:span></text:p>
          </table:table-cell>
        </table:table-row>
        <table:table-row table:style-name="Table338.6">
          <table:table-cell table:style-name="Table338.A2" office:value-type="string">
            <text:p text:style-name="P76"><text:a xlink:type="simple" xlink:href="#AbstractComponent"><text:span text:style-name="Source_20_Text">org.zkoss.zk.ui.AbstractComponent </text:span></text:a></text:p>
          </table:table-cell>
        </table:table-row>
      </table:table>
      <text:p text:style-name="P111"/>
      <text:p text:style-name="P71"/>
      <text:h text:style-name="Heading_20_3" text:outline-level="3"><text:bookmark-start text:name="Bandbox"/>Bandbox<text:bookmark-end text:name="Bandbox"/></text:h>
      <text:p text:style-name="Text_20_body_20_indent">A <text:span text:style-name="Source_20_Text">band</text:span><text:span text:style-name="T37">box</text:span><text:span text:style-name="T2"> is a special text box that embeds a customizable popup window (aka., a dropdown window). Like comboboxes, a </text:span><text:span text:style-name="T37">bandbox</text:span><text:span text:style-name="T2"> consists of an input box and a popup window. The popup window is opened automatically, when users presses </text:span><text:span text:style-name="T5">Alt+DOWN</text:span><text:span text:style-name="T2"> or clicks the </text:span><text:span text:style-name="T2"><draw:frame draw:style-name="fr3" draw:name="graphics45" text:anchor-type="as-char" svg:y="-0.309cm" svg:width="0.445cm" svg:height="0.466cm" draw:z-index="1"><draw:image xlink:href="../images/bandbox-1.png" xlink:type="simple" xlink:show="embed" xlink:actuate="onLoad"/></draw:frame></text:span><text:span text:style-name="T2"> button.</text:span></text:p>
      <text:p text:style-name="Text_20_body_20_indent">Unlike <text:span text:style-name="Source_20_Text">comboboxes</text:span>, the popup window of a bandbox could be anything. It is designed to give developers the maximal flexibility. A typical use is to represent the popup window as a search dialog.</text:p>
      <text:p text:style-name="Code"><draw:frame draw:style-name="fr4" draw:name="graphics43" text:anchor-type="paragraph" svg:x="12.381cm" svg:y="3.466cm" svg:width="4.911cm" svg:height="3.006cm" draw:z-index="69"><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12" text:outline-level="4">Class Name</text:h>
      <text:p text:style-name="P58"><text:span text:style-name="T56">org.zkoss.zul.Bandbox</text:span></text:p>
      <text:h text:style-name="P79" text:outline-level="4">Supported Child Components</text:h>
      <text:p text:style-name="Text_20_body_20_indent_20_2"><text:a xlink:type="simple" xlink:href="#Bandpopup">Bandpopup</text:a></text:p>
      <text:h text:style-name="P79" text:outline-level="4">Supported Events<text:tab/> </text:h>
      <table:table table:name="Table94" table:style-name="Table94">
        <table:table-column table:style-name="Table94.A"/>
        <table:table-column table:style-name="Table94.B"/>
        <table:table-header-rows>
          <table:table-row>
            <table:table-cell table:style-name="Table94.A1" office:value-type="string">
              <text:p text:style-name="P67">Name</text:p>
            </table:table-cell>
            <table:table-cell table:style-name="Table94.B1" office:value-type="string">
              <text:p text:style-name="P67">Event Type</text:p>
            </table:table-cell>
          </table:table-row>
        </table:table-header-rows>
        <table:table-row>
          <table:table-cell table:style-name="Table94.A2" office:value-type="string">
            <text:p text:style-name="P113"><text:span text:style-name="T76">onOpen</text:span></text:p>
          </table:table-cell>
          <table:table-cell table:style-name="Table94.B2" office:value-type="string">
            <text:p text:style-name="Table_20_Contents"><text:span text:style-name="T3">Event:</text:span> <text:a xlink:type="simple" xlink:href="#OpenEvent"><text:span text:style-name="Source_20_Text">org.zkoss.zk.ui.event.OpenEvent</text:span></text:a></text:p>
            <text:p text:style-name="P114"><text:span text:style-name="T77">Denotes user has opened or closed a component. Note: unlike onClose, this event is only a notification. The client sends this event after opening or closing the component.</text:span></text:p>
          </table:table-cell>
        </table:table-row>
      </table:table>
      <text:h text:style-name="P108" text:outline-level="4"><text:span text:style-name="T75">Properties</text:span><text:tab/> </text:h>
      <table:table table:name="Table93" table:style-name="Table93">
        <table:table-column table:style-name="Table93.A"/>
        <table:table-column table:style-name="Table93.B"/>
        <table:table-column table:style-name="Table93.C"/>
        <table:table-column table:style-name="Table93.D"/>
        <table:table-header-rows>
          <table:table-row>
            <table:table-cell table:style-name="Table93.A1" office:value-type="string">
              <text:p text:style-name="P67">Property</text:p>
            </table:table-cell>
            <table:table-cell table:style-name="Table93.A1" office:value-type="string">
              <text:p text:style-name="P67">Description</text:p>
            </table:table-cell>
            <table:table-cell table:style-name="Table93.A1" office:value-type="string">
              <text:p text:style-name="P67">Data Type</text:p>
            </table:table-cell>
            <table:table-cell table:style-name="Table93.D1" office:value-type="string">
              <text:p text:style-name="P59">Default Value</text:p>
            </table:table-cell>
          </table:table-row>
        </table:table-header-rows>
        <table:table-row>
          <table:table-cell table:style-name="Table93.A2" office:value-type="string">
            <text:p text:style-name="P60"><text:span text:style-name="Source_20_Text">autodrop</text:span></text:p>
          </table:table-cell>
          <table:table-cell table:style-name="Table93.A2" office:value-type="string">
            <text:p text:style-name="P115">Sets whether to automatically drop the list if users is changing this text box.</text:p>
          </table:table-cell>
          <table:table-cell table:style-name="Table93.A2" office:value-type="string">
            <text:p text:style-name="Standard"><text:span text:style-name="T34">boolean</text:span></text:p>
          </table:table-cell>
          <table:table-cell table:style-name="Table93.D2" office:value-type="string">
            <text:p text:style-name="P62"><text:span text:style-name="T36">false</text:span></text:p>
          </table:table-cell>
        </table:table-row>
        <table:table-row>
          <table:table-cell table:style-name="Table93.A2" office:value-type="string">
            <text:p text:style-name="P60"><text:span text:style-name="T37">buttonVisible</text:span></text:p>
          </table:table-cell>
          <table:table-cell table:style-name="Table93.A2" office:value-type="string">
            <text:p text:style-name="P114"><text:span text:style-name="T78">Sets whether the button (on the right of the textbox) is visible. </text:span></text:p>
          </table:table-cell>
          <table:table-cell table:style-name="Table93.A2" office:value-type="string">
            <text:p text:style-name="Standard"><text:span text:style-name="T34">boolean</text:span></text:p>
          </table:table-cell>
          <table:table-cell table:style-name="Table93.D2" office:value-type="string">
            <text:p text:style-name="P60"><text:span text:style-name="T34">true</text:span></text:p>
          </table:table-cell>
        </table:table-row>
        <table:table-row>
          <table:table-cell table:style-name="Table93.A2" office:value-type="string">
            <text:p text:style-name="P60"><text:span text:style-name="Source_20_Text">image</text:span></text:p>
          </table:table-cell>
          <table:table-cell table:style-name="Table93.A2" office:value-type="string">
            <text:p text:style-name="P114">Sets the image URI that is displayed as the button to open Bandpopup.</text:p>
          </table:table-cell>
          <table:table-cell table:style-name="Table93.A2" office:value-type="string">
            <text:p text:style-name="Standard"><text:span text:style-name="Source_20_Text">java.lang.String</text:span></text:p>
          </table:table-cell>
          <table:table-cell table:style-name="Table93.D2" office:value-type="string">
            <text:p text:style-name="P60"><text:span text:style-name="Source_20_Text">"~./zul/img/bandbtn.gif". </text:span></text:p>
          </table:table-cell>
        </table:table-row>
      </table:table>
      <text:h text:style-name="P79" text:outline-level="4">Methods</text:h>
      <table:table table:name="Table91" table:style-name="Table91">
        <table:table-column table:style-name="Table91.A"/>
        <table:table-column table:style-name="Table91.B"/>
        <table:table-column table:style-name="Table91.C"/>
        <table:table-header-rows>
          <table:table-row>
            <table:table-cell table:style-name="Table91.A1" office:value-type="string">
              <text:p text:style-name="Table_20_Heading">Name</text:p>
            </table:table-cell>
            <table:table-cell table:style-name="Table91.A1" office:value-type="string">
              <text:p text:style-name="Table_20_Heading">Description</text:p>
            </table:table-cell>
            <table:table-cell table:style-name="Table91.C1" office:value-type="string">
              <text:p text:style-name="Table_20_Heading">Return Data Type</text:p>
            </table:table-cell>
          </table:table-row>
        </table:table-header-rows>
        <table:table-row>
          <table:table-cell table:style-name="Table91.A2" office:value-type="string">
            <text:p text:style-name="P116"><text:span text:style-name="Source_20_Text">clone()</text:span></text:p>
          </table:table-cell>
          <table:table-cell table:style-name="Table91.A2" office:value-type="string">
            <text:p text:style-name="Table_20_Contents"/>
          </table:table-cell>
          <table:table-cell table:style-name="Table91.C2" office:value-type="string">
            <text:p text:style-name="P116"><text:span text:style-name="T37">java.lang.Object</text:span></text:p>
          </table:table-cell>
        </table:table-row>
        <table:table-row>
          <table:table-cell table:style-name="Table91.A2" office:value-type="string">
            <text:p text:style-name="P115"><text:span text:style-name="Source_20_Text">closeDropdown()</text:span></text:p>
          </table:table-cell>
          <table:table-cell table:style-name="Table91.A2" office:value-type="string">
            <text:p text:style-name="P116">Closes the popup (getDropdown()).</text:p>
          </table:table-cell>
          <table:table-cell table:style-name="Table91.C2" office:value-type="string">
            <text:p text:style-name="P115"><text:span text:style-name="Source_20_Text">void</text:span></text:p>
          </table:table-cell>
        </table:table-row>
        <table:table-row>
          <table:table-cell table:style-name="Table91.A2" office:value-type="string">
            <text:p text:style-name="P115"><text:span text:style-name="Source_20_Text">getDropdown()</text:span></text:p>
          </table:table-cell>
          <table:table-cell table:style-name="Table91.A2" office:value-type="string">
            <text:p text:style-name="P116">Returns the dropdown window belonging to this band box.</text:p>
          </table:table-cell>
          <table:table-cell table:style-name="Table91.C2" office:value-type="string">
            <text:p text:style-name="P115"><text:span text:style-name="Source_20_Text">org.zkoss.zul.Bandpopup</text:span></text:p>
          </table:table-cell>
        </table:table-row>
        <table:table-row>
          <table:table-cell table:style-name="Table91.A2" office:value-type="string">
            <text:p text:style-name="P115"><text:span text:style-name="Source_20_Text">getInnerAttrs()</text:span></text:p>
          </table:table-cell>
          <table:table-cell table:style-name="Table91.A2" office:value-type="string">
            <text:p text:style-name="P116">Generates the Client-Side-Action attributes to the interior tag.</text:p>
          </table:table-cell>
          <table:table-cell table:style-name="Table91.C2" office:value-type="string">
            <text:p text:style-name="P115"><text:span text:style-name="Source_20_Text">java.lang.String</text:span></text:p>
          </table:table-cell>
        </table:table-row>
        <table:table-row>
          <table:table-cell table:style-name="Table91.A2" office:value-type="string">
            <text:p text:style-name="P115"><text:span text:style-name="Source_20_Text">getOuterAttrs()</text:span></text:p>
          </table:table-cell>
          <table:table-cell table:style-name="Table91.A2" office:value-type="string">
            <text:p text:style-name="P114"><text:span text:style-name="T79">Returns </text:span><text:span text:style-name="T80">west</text:span><text:span text:style-name="T79"> componennt</text:span></text:p>
          </table:table-cell>
          <table:table-cell table:style-name="Table91.C2" office:value-type="string">
            <text:p text:style-name="P115"><text:span text:style-name="Source_20_Text">java.lang.String</text:span></text:p>
          </table:table-cell>
        </table:table-row>
        <table:table-row>
          <table:table-cell table:style-name="Table91.A2" office:value-type="string">
            <text:p text:style-name="P115"><text:span text:style-name="Source_20_Text">getRealStyleFlags()</text:span></text:p>
          </table:table-cell>
          <table:table-cell table:style-name="Table91.A2" office:value-type="string">
            <text:p text:style-name="P116">Returns RS_NO_WIDTH|RS_NO_HEIGHT.</text:p>
          </table:table-cell>
          <table:table-cell table:style-name="Table91.C2" office:value-type="string">
            <text:p text:style-name="P72"><text:span text:style-name="Source_20_Text"/></text:p>
          </table:table-cell>
        </table:table-row>
        <table:table-row>
          <table:table-cell table:style-name="Table91.A2" office:value-type="string">
            <text:p text:style-name="P115"><text:span text:style-name="Source_20_Text">insertBefore(org.zkoss.zk.ui.Component newChild, org.zkoss.zk.ui.Component refChild)</text:span></text:p>
          </table:table-cell>
          <table:table-cell table:style-name="Table91.A2" office:value-type="string">
            <text:p text:style-name="P116"/>
          </table:table-cell>
          <table:table-cell table:style-name="Table91.C2" office:value-type="string">
            <text:p text:style-name="P72"><text:span text:style-name="Source_20_Text">boolean</text:span></text:p>
          </table:table-cell>
        </table:table-row>
      </table:table>
      <text:p text:style-name="P117">Inherited From </text:p>
      <table:table table:name="Table92" table:style-name="Table92">
        <table:table-column table:style-name="Table92.A"/>
        <table:table-header-rows>
          <table:table-row>
            <table:table-cell table:style-name="Table92.A1" office:value-type="string">
              <text:p text:style-name="P67">Inherited From</text:p>
            </table:table-cell>
          </table:table-row>
        </table:table-header-rows>
        <table:table-row>
          <table:table-cell table:style-name="Table92.A2" office:value-type="string">
            <text:p text:style-name="P76"><text:a xlink:type="simple" xlink:href="#InputElement"><text:span text:style-name="Source_20_Text">org.zkoss.zul.InputElement</text:span></text:a></text:p>
          </table:table-cell>
        </table:table-row>
        <table:table-row>
          <table:table-cell table:style-name="Table92.A2" office:value-type="string">
            <text:p text:style-name="P76"><text:a xlink:type="simple" xlink:href="#XulElement"><text:span text:style-name="Source_20_Text">org.zkoss.zul.imp.XulElement</text:span></text:a></text:p>
          </table:table-cell>
        </table:table-row>
        <table:table-row table:style-name="Table92.4">
          <table:table-cell table:style-name="Table92.A2" office:value-type="string">
            <text:p text:style-name="P76"><text:a xlink:type="simple" xlink:href="#HtmlBasedComponent"><text:span text:style-name="Source_20_Text">org.zkoss.zk.ui.HtmlBasedComponent</text:span></text:a> </text:p>
          </table:table-cell>
        </table:table-row>
        <table:table-row table:style-name="Table92.4">
          <table:table-cell table:style-name="Table92.A2" office:value-type="string">
            <text:p text:style-name="P76"><text:a xlink:type="simple" xlink:href="#AbstractComponent"><text:span text:style-name="Source_20_Text">org.zkoss.zk.ui.AbstractComponent </text:span></text:a></text:p>
          </table:table-cell>
        </table:table-row>
      </table:table>
      <text:h text:style-name="Heading_20_3" text:outline-level="3"/>
      <text:p text:style-name="P71"/>
      <text:h text:style-name="Heading_20_3" text:outline-level="3"><text:bookmark-start text:name="Bandpopup"/>Bandpopup</text:h>
      <text:p text:style-name="Text_20_body_20_indent"><text:span text:style-name="T2">The popup that belongs to a </text:span><text:span text:style-name="T37">Bandbox</text:span><text:span text:style-name="T2"> instance.</text:span></text:p>
      <text:p text:style-name="Text_20_body_20_indent"><text:span text:style-name="T2">Developer usually listen to the </text:span><text:span text:style-name="T37">onOpen</text:span><text:span text:style-name="T2"> event that is sent to </text:span><text:span text:style-name="T37">Bandbox</text:span><text:span text:style-name="T2"> and then creates proper components as children of this component. </text:span></text:p>
      <text:p text:style-name="Code"><draw:frame draw:style-name="fr4" draw:name="graphics6" text:anchor-type="paragraph" svg:x="12.381cm" svg:y="3.466cm" svg:width="4.911cm" svg:height="3.006cm" draw:z-index="70"><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12" text:outline-level="4">Class Name</text:h>
      <text:p text:style-name="P58"><text:span text:style-name="T56">org.zkoss.zul.Bandpopup</text:span></text:p>
      <text:h text:style-name="P79" text:outline-level="4">Supported Child Components</text:h>
      <text:p text:style-name="Text_20_body_20_indent_20_2"><text:a xlink:type="simple" xlink:href="#Bandpopup">*NONE</text:a></text:p>
      <text:h text:style-name="P79" text:outline-level="4">Supported Events</text:h>
      <text:p text:style-name="P103"><text:tab/> <text:s/>*NONE</text:p>
      <text:h text:style-name="P93" text:outline-level="4">Properties</text:h>
      <table:table table:name="Table319" table:style-name="Table319">
        <table:table-column table:style-name="Table319.A"/>
        <table:table-column table:style-name="Table319.B"/>
        <table:table-column table:style-name="Table319.C"/>
        <table:table-column table:style-name="Table319.D"/>
        <table:table-header-rows>
          <table:table-row>
            <table:table-cell table:style-name="Table319.A1" office:value-type="string">
              <text:p text:style-name="P67">Property</text:p>
            </table:table-cell>
            <table:table-cell table:style-name="Table319.A1" office:value-type="string">
              <text:p text:style-name="P67">Description</text:p>
            </table:table-cell>
            <table:table-cell table:style-name="Table319.A1" office:value-type="string">
              <text:p text:style-name="P67">Data Type</text:p>
            </table:table-cell>
            <table:table-cell table:style-name="Table319.D1" office:value-type="string">
              <text:p text:style-name="P59">Default Value</text:p>
            </table:table-cell>
          </table:table-row>
        </table:table-header-rows>
        <table:table-row>
          <table:table-cell table:style-name="Table319.A2" office:value-type="string">
            <text:p text:style-name="P60"><text:span text:style-name="T34">visible</text:span></text:p>
          </table:table-cell>
          <table:table-cell table:style-name="Table319.A2" office:value-type="string">
            <text:p text:style-name="P64">Sets whether this component is visible.</text:p>
          </table:table-cell>
          <table:table-cell table:style-name="Table319.A2" office:value-type="string">
            <text:p text:style-name="P60"><text:span text:style-name="T34">boolean</text:span></text:p>
          </table:table-cell>
          <table:table-cell table:style-name="Table319.D2" office:value-type="string">
            <text:p text:style-name="P65"><text:span text:style-name="Source_20_Text">true</text:span></text:p>
          </table:table-cell>
        </table:table-row>
      </table:table>
      <text:p text:style-name="P117">Methods</text:p>
      <table:table table:name="Table321" table:style-name="Table321">
        <table:table-column table:style-name="Table321.A"/>
        <table:table-column table:style-name="Table321.B"/>
        <table:table-column table:style-name="Table321.C"/>
        <table:table-header-rows>
          <table:table-row>
            <table:table-cell table:style-name="Table321.A1" office:value-type="string">
              <text:p text:style-name="Table_20_Heading">Name</text:p>
            </table:table-cell>
            <table:table-cell table:style-name="Table321.A1" office:value-type="string">
              <text:p text:style-name="Table_20_Heading">Description</text:p>
            </table:table-cell>
            <table:table-cell table:style-name="Table321.C1" office:value-type="string">
              <text:p text:style-name="Table_20_Heading">Return Data Type</text:p>
            </table:table-cell>
          </table:table-row>
        </table:table-header-rows>
        <table:table-row>
          <table:table-cell table:style-name="Table321.A2" office:value-type="string">
            <text:p text:style-name="P116"><text:span text:style-name="Source_20_Text">setParent(org.zkoss.zk.ui.Component parent)</text:span></text:p>
          </table:table-cell>
          <table:table-cell table:style-name="Table321.A2" office:value-type="string">
            <text:p text:style-name="Table_20_Contents"/>
          </table:table-cell>
          <table:table-cell table:style-name="Table321.C2" office:value-type="string">
            <text:p text:style-name="P116"><text:span text:style-name="T37">void</text:span></text:p>
          </table:table-cell>
        </table:table-row>
      </table:table>
      <text:p text:style-name="P117">Inherited From </text:p>
      <table:table table:name="Table322" table:style-name="Table322">
        <table:table-column table:style-name="Table322.A"/>
        <table:table-header-rows>
          <table:table-row>
            <table:table-cell table:style-name="Table322.A1" office:value-type="string">
              <text:p text:style-name="P67">Inherited From</text:p>
            </table:table-cell>
          </table:table-row>
        </table:table-header-rows>
        <table:table-row>
          <table:table-cell table:style-name="Table322.A2" office:value-type="string">
            <text:p text:style-name="P76"><text:a xlink:type="simple" xlink:href="#InputElement"><text:span text:style-name="Source_20_Text">org.zkoss.zul.InputElement</text:span></text:a></text:p>
          </table:table-cell>
        </table:table-row>
        <table:table-row>
          <table:table-cell table:style-name="Table322.A2" office:value-type="string">
            <text:p text:style-name="P76"><text:a xlink:type="simple" xlink:href="#XulElement"><text:span text:style-name="Source_20_Text">org.zkoss.zul.imp.XulElement</text:span></text:a></text:p>
          </table:table-cell>
        </table:table-row>
        <table:table-row table:style-name="Table322.4">
          <table:table-cell table:style-name="Table322.A2" office:value-type="string">
            <text:p text:style-name="P76"><text:a xlink:type="simple" xlink:href="#HtmlBasedComponent"><text:span text:style-name="Source_20_Text">org.zkoss.zk.ui.HtmlBasedComponent</text:span></text:a> </text:p>
          </table:table-cell>
        </table:table-row>
        <table:table-row table:style-name="Table322.4">
          <table:table-cell table:style-name="Table322.A2" office:value-type="string">
            <text:p text:style-name="P76"><text:a xlink:type="simple" xlink:href="#AbstractComponent"><text:span text:style-name="Source_20_Text">org.zkoss.zk.ui.AbstractComponent </text:span></text:a></text:p>
          </table:table-cell>
        </table:table-row>
      </table:table>
      <text:h text:style-name="Heading_20_3" text:outline-level="3"/>
      <text:p text:style-name="P71"/>
      <text:h text:style-name="Heading_20_3" text:outline-level="3"><text:bookmark-start text:name="Calendar"/>Calendar<text:bookmark-end text:name="Calendar"/></text:h>
      <text:p text:style-name="Text_20_body_20_indent">A calendar dis<text:span text:style-name="T2">plays a 'flat' calendar and allows user to select a day from it.</text:span></text:p>
      <text:p text:style-name="Text_20_body_20_indent"><draw:frame draw:style-name="fr5" draw:name="graphics50" text:anchor-type="paragraph" svg:x="1.004cm" svg:y="0.353cm" svg:width="6.459cm" svg:height="3.129cm" draw:z-index="71"><draw:image xlink:href="../images/calendar.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text:bookmark-end text:name="Bandpopup"/>&lt;/hbox&gt;</text:p>
      <text:h text:style-name="P77" text:outline-level="4">Class Name</text:h>
      <text:p text:style-name="P58"><text:span text:style-name="T56">org.zkoss.zul.Calendar</text:span></text:p>
      <text:h text:style-name="P79" text:outline-level="4">Supported Child Components</text:h>
      <text:p text:style-name="Text_20_body_20_indent_20_2"><text:a xlink:type="simple" xlink:href="#Bandpopup">*NONE</text:a></text:p>
      <text:h text:style-name="P79" text:outline-level="4">Supported Events</text:h>
      <text:p text:style-name="P103"><text:tab/> <text:s/>*NONE</text:p>
      <text:h text:style-name="P93" text:outline-level="4">Properties</text:h>
      <table:table table:name="Table320" table:style-name="Table320">
        <table:table-column table:style-name="Table320.A"/>
        <table:table-column table:style-name="Table320.B"/>
        <table:table-column table:style-name="Table320.C"/>
        <table:table-column table:style-name="Table320.D"/>
        <table:table-header-rows>
          <table:table-row>
            <table:table-cell table:style-name="Table320.A1" office:value-type="string">
              <text:p text:style-name="P67">Property</text:p>
            </table:table-cell>
            <table:table-cell table:style-name="Table320.A1" office:value-type="string">
              <text:p text:style-name="P67">Description</text:p>
            </table:table-cell>
            <table:table-cell table:style-name="Table320.A1" office:value-type="string">
              <text:p text:style-name="P67">Data Type</text:p>
            </table:table-cell>
            <table:table-cell table:style-name="Table320.D1" office:value-type="string">
              <text:p text:style-name="P59">Default Value</text:p>
            </table:table-cell>
          </table:table-row>
        </table:table-header-rows>
        <table:table-row>
          <table:table-cell table:style-name="Table320.A2" office:value-type="string">
            <text:p text:style-name="P60"><text:span text:style-name="T34">compact</text:span></text:p>
          </table:table-cell>
          <table:table-cell table:style-name="Table320.A2" office:value-type="string">
            <text:p text:style-name="P118">Sets whether to use a compact layout.</text:p>
          </table:table-cell>
          <table:table-cell table:style-name="Table320.A2" office:value-type="string">
            <text:p text:style-name="P60"><text:span text:style-name="T34">boolean</text:span></text:p>
          </table:table-cell>
          <table:table-cell table:style-name="Table320.D2" office:value-type="string">
            <text:p text:style-name="P65"><text:span text:style-name="Source_20_Text">true</text:span></text:p>
          </table:table-cell>
        </table:table-row>
        <table:table-row>
          <table:table-cell table:style-name="Table320.A2" office:value-type="string">
            <text:p text:style-name="P60"><text:span text:style-name="Source_20_Text">name</text:span></text:p>
          </table:table-cell>
          <table:table-cell table:style-name="Table320.A2" office:value-type="string">
            <text:p text:style-name="P118">Sets the name of this component.</text:p>
          </table:table-cell>
          <table:table-cell table:style-name="Table320.A2" office:value-type="string">
            <text:p text:style-name="P119"><text:span text:style-name="Source_20_Text">java.lang.String</text:span></text:p>
          </table:table-cell>
          <table:table-cell table:style-name="Table320.D2" office:value-type="string">
            <text:p text:style-name="P65"><text:span text:style-name="Source_20_Text">null</text:span></text:p>
          </table:table-cell>
        </table:table-row>
        <table:table-row>
          <table:table-cell table:style-name="Table320.A2" office:value-type="string">
            <text:p text:style-name="P60"><text:span text:style-name="Source_20_Text">timeZone</text:span></text:p>
          </table:table-cell>
          <table:table-cell table:style-name="Table320.A2" office:value-type="string">
            <text:p text:style-name="P118">Sets the time zone that this date box belongs to, or null if the default time zone is used.</text:p>
          </table:table-cell>
          <table:table-cell table:style-name="Table320.A2" office:value-type="string">
            <text:p text:style-name="P119"><text:span text:style-name="Source_20_Text">java.util.TimeZone</text:span></text:p>
          </table:table-cell>
          <table:table-cell table:style-name="Table320.D2" office:value-type="string">
            <text:p text:style-name="P120"><text:span text:style-name="T35">Determined by</text:span><text:span text:style-name="Source_20_Text"> TimeZones.getCurrent() </text:span></text:p>
          </table:table-cell>
        </table:table-row>
        <table:table-row>
          <table:table-cell table:style-name="Table320.A2" office:value-type="string">
            <text:p text:style-name="P60"><text:span text:style-name="Source_20_Text">value</text:span></text:p>
          </table:table-cell>
          <table:table-cell table:style-name="Table320.A2" office:value-type="string">
            <text:p text:style-name="P118">Assigns a value to this component.</text:p>
          </table:table-cell>
          <table:table-cell table:style-name="Table320.A2" office:value-type="string">
            <text:p text:style-name="P119"><text:span text:style-name="Source_20_Text">java.util.Date</text:span></text:p>
          </table:table-cell>
          <table:table-cell table:style-name="Table320.D2" office:value-type="string">
            <text:p text:style-name="P65"><text:span text:style-name="Source_20_Text">today </text:span></text:p>
          </table:table-cell>
        </table:table-row>
        <table:table-row>
          <table:table-cell table:style-name="Table320.A2" office:value-type="string">
            <text:p text:style-name="P60"><text:span text:style-name="T34">visible</text:span></text:p>
          </table:table-cell>
          <table:table-cell table:style-name="Table320.A2" office:value-type="string">
            <text:p text:style-name="P118">Sets whether this component is visible.</text:p>
          </table:table-cell>
          <table:table-cell table:style-name="Table320.A2" office:value-type="string">
            <text:p text:style-name="P60"><text:span text:style-name="T34">boolean</text:span></text:p>
          </table:table-cell>
          <table:table-cell table:style-name="Table320.D2" office:value-type="string">
            <text:p text:style-name="P65"><text:span text:style-name="Source_20_Text">true</text:span></text:p>
          </table:table-cell>
        </table:table-row>
      </table:table>
      <text:h text:style-name="P78" text:outline-level="4">Methods</text:h>
      <table:table table:name="Table323" table:style-name="Table323">
        <table:table-column table:style-name="Table323.A"/>
        <table:table-column table:style-name="Table323.B"/>
        <table:table-column table:style-name="Table323.C"/>
        <table:table-header-rows>
          <table:table-row>
            <table:table-cell table:style-name="Table323.A1" office:value-type="string">
              <text:p text:style-name="Table_20_Heading">Name</text:p>
            </table:table-cell>
            <table:table-cell table:style-name="Table323.A1" office:value-type="string">
              <text:p text:style-name="Table_20_Heading">Description</text:p>
            </table:table-cell>
            <table:table-cell table:style-name="Table323.C1" office:value-type="string">
              <text:p text:style-name="Table_20_Heading">Return Data Type</text:p>
            </table:table-cell>
          </table:table-row>
        </table:table-header-rows>
        <table:table-row>
          <table:table-cell table:style-name="Table323.A2" office:value-type="string">
            <text:p text:style-name="P121"><text:span text:style-name="T81">getOuterAttrs() </text:span></text:p>
          </table:table-cell>
          <table:table-cell table:style-name="Table323.A2" office:value-type="string">
            <text:p text:style-name="Table_20_Contents"/>
          </table:table-cell>
          <table:table-cell table:style-name="Table323.C2" office:value-type="string">
            <text:p text:style-name="P122"><text:span text:style-name="T82">java.lang.String </text:span></text:p>
          </table:table-cell>
        </table:table-row>
      </table:table>
      <text:h text:style-name="P78" text:outline-level="4">Inherited From </text:h>
      <table:table table:name="Table324" table:style-name="Table324">
        <table:table-column table:style-name="Table324.A"/>
        <table:table-header-rows>
          <table:table-row>
            <table:table-cell table:style-name="Table324.A1" office:value-type="string">
              <text:p text:style-name="P67">Inherited From</text:p>
            </table:table-cell>
          </table:table-row>
        </table:table-header-rows>
        <table:table-row>
          <table:table-cell table:style-name="Table324.A2" office:value-type="string">
            <text:p text:style-name="P76"><text:a xlink:type="simple" xlink:href="#XulElement"><text:span text:style-name="Source_20_Text">org.zkoss.zul.imp.XulElement</text:span></text:a></text:p>
          </table:table-cell>
        </table:table-row>
        <table:table-row table:style-name="Table324.3">
          <table:table-cell table:style-name="Table324.A2" office:value-type="string">
            <text:p text:style-name="P76"><text:a xlink:type="simple" xlink:href="#HtmlBasedComponent"><text:span text:style-name="Source_20_Text">org.zkoss.zk.ui.HtmlBasedComponent</text:span></text:a> </text:p>
          </table:table-cell>
        </table:table-row>
        <table:table-row table:style-name="Table324.3">
          <table:table-cell table:style-name="Table324.A2" office:value-type="string">
            <text:p text:style-name="P76"><text:a xlink:type="simple" xlink:href="#AbstractComponent"><text:span text:style-name="Source_20_Text">org.zkoss.zk.ui.AbstractComponent </text:span></text:a></text:p>
          </table:table-cell>
        </table:table-row>
      </table:table>
      <text:h text:style-name="Heading_20_3" text:outline-level="3"/>
      <text:p text:style-name="P71"/>
      <text:h text:style-name="Heading_20_3" text:outline-level="3"><text:bookmark-start text:name="Borderlayout"/>Borderlayout<text:bookmark-end text:name="Borderlayout"/></text:h>
      <text:p text:style-name="Text_20_body_20_indent"><text:span text:style-name="T52">The layout component is a nested component. The parent component is </text:span><text:span text:style-name="T63">borderlayout</text:span><text:span text:style-name="T52">, and its </text:span>children components include <text:span text:style-name="T83">north</text:span>, <text:span text:style-name="T83">south</text:span>, <text:span text:style-name="T83">center</text:span>, <text:span text:style-name="T83">west</text:span>, and <text:span text:style-name="T83">east</text:span>. The combination of children <text:span text:style-name="T84">components of </text:span><text:span text:style-name="T60">borderlayout</text:span><text:span text:style-name="T85"> </text:span><text:span text:style-name="T84">is free.</text:span></text:p>
      <text:p text:style-name="P123"><draw:frame draw:style-name="fr6" draw:name="graphics11" text:anchor-type="paragraph" svg:width="11.665cm" svg:height="6.1cm" draw:z-index="2"><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7" text:outline-level="4">Class Name</text:h>
      <text:p text:style-name="P58"><text:span text:style-name="T56">org.zkoss.zkex.zul.Borderlayout</text:span></text:p>
      <text:h text:style-name="P79" text:outline-level="4">Supported Child Components</text:h>
      <text:p text:style-name="Text_20_body_20_indent_20_2"><text:a xlink:type="simple" xlink:href="#North"><text:span text:style-name="Source_20_Text">North</text:span></text:a>, <text:a xlink:type="simple" xlink:href="#East"><text:span text:style-name="Source_20_Text">East</text:span></text:a>, <text:a xlink:type="simple" xlink:href="#West">West</text:a>, <text:a xlink:type="simple" xlink:href="#South"><text:span text:style-name="Source_20_Text">South</text:span></text:a> , <text:a xlink:type="simple" xlink:href="#Center"><text:span text:style-name="Source_20_Text">Center</text:span></text:a> </text:p>
      <text:h text:style-name="P79" text:outline-level="4">Supported Events</text:h>
      <text:p text:style-name="P124"><text:tab/> <text:span text:style-name="T67">*None</text:span></text:p>
      <text:h text:style-name="P93" text:outline-level="4">Properties</text:h>
      <text:p text:style-name="P125"><text:tab/><text:span text:style-name="T86">*None</text:span></text:p>
      <text:h text:style-name="P79" text:outline-level="4">Methods</text:h>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Name</text:p>
            </table:table-cell>
            <table:table-cell table:style-name="Table42.A1" office:value-type="string">
              <text:p text:style-name="Table_20_Heading">Description</text:p>
            </table:table-cell>
            <table:table-cell table:style-name="Table42.C1" office:value-type="string">
              <text:p text:style-name="Table_20_Heading">Return Data Type</text:p>
            </table:table-cell>
          </table:table-row>
        </table:table-header-rows>
        <table:table-row>
          <table:table-cell table:style-name="Table42.A2" office:value-type="string">
            <text:p text:style-name="Text_20_body"><text:span text:style-name="Source_20_Text">getCenter()</text:span></text:p>
          </table:table-cell>
          <table:table-cell table:style-name="Table42.A2" office:value-type="string">
            <text:p text:style-name="Table_20_Contents">Returns <text:span text:style-name="Source_20_Text">center</text:span> component</text:p>
          </table:table-cell>
          <table:table-cell table:style-name="Table42.C2" office:value-type="string">
            <text:p text:style-name="Table_20_Contents"><text:span text:style-name="T37">Center</text:span></text:p>
          </table:table-cell>
        </table:table-row>
        <table:table-row>
          <table:table-cell table:style-name="Table42.A2" office:value-type="string">
            <text:p text:style-name="Text_20_body"><text:span text:style-name="Source_20_Text">getEast()</text:span></text:p>
          </table:table-cell>
          <table:table-cell table:style-name="Table42.A2" office:value-type="string">
            <text:p text:style-name="Table_20_Contents">Returns <text:span text:style-name="Source_20_Text">east</text:span> component</text:p>
          </table:table-cell>
          <table:table-cell table:style-name="Table42.C2" office:value-type="string">
            <text:p text:style-name="Table_20_Contents"><text:span text:style-name="Source_20_Text">East</text:span></text:p>
          </table:table-cell>
        </table:table-row>
        <table:table-row>
          <table:table-cell table:style-name="Table42.A2" office:value-type="string">
            <text:p text:style-name="Text_20_body"><text:span text:style-name="Source_20_Text">getNorth()</text:span></text:p>
          </table:table-cell>
          <table:table-cell table:style-name="Table42.A2" office:value-type="string">
            <text:p text:style-name="Table_20_Contents">Returns <text:span text:style-name="Source_20_Text">north</text:span> component</text:p>
          </table:table-cell>
          <table:table-cell table:style-name="Table42.C2" office:value-type="string">
            <text:p text:style-name="Table_20_Contents"><text:span text:style-name="Source_20_Text">North</text:span></text:p>
          </table:table-cell>
        </table:table-row>
        <table:table-row>
          <table:table-cell table:style-name="Table42.A2" office:value-type="string">
            <text:p text:style-name="Text_20_body"><text:span text:style-name="Source_20_Text">getSouth()</text:span></text:p>
          </table:table-cell>
          <table:table-cell table:style-name="Table42.A2" office:value-type="string">
            <text:p text:style-name="Table_20_Contents">Returns <text:span text:style-name="Source_20_Text">south</text:span> component</text:p>
          </table:table-cell>
          <table:table-cell table:style-name="Table42.C2" office:value-type="string">
            <text:p text:style-name="Table_20_Contents"><text:span text:style-name="Source_20_Text">South</text:span></text:p>
          </table:table-cell>
        </table:table-row>
        <table:table-row>
          <table:table-cell table:style-name="Table42.A2" office:value-type="string">
            <text:p text:style-name="Text_20_body"><text:span text:style-name="Source_20_Text">getWest()</text:span></text:p>
          </table:table-cell>
          <table:table-cell table:style-name="Table42.A2" office:value-type="string">
            <text:p text:style-name="Table_20_Contents">Returns <text:span text:style-name="Source_20_Text">west</text:span> componennt</text:p>
          </table:table-cell>
          <table:table-cell table:style-name="Table42.C2" office:value-type="string">
            <text:p text:style-name="Table_20_Contents"><text:span text:style-name="Source_20_Text">West</text:span></text:p>
          </table:table-cell>
        </table:table-row>
        <table:table-row>
          <table:table-cell table:style-name="Table42.A2" office:value-type="string">
            <text:p text:style-name="Text_20_body"><text:span text:style-name="Source_20_Text">insertBefore(org.zkoss.zk.ui.Component child, org.zkoss.zk.ui.Component insertBefore)</text:span></text:p>
          </table:table-cell>
          <table:table-cell table:style-name="Table42.A2" office:value-type="string">
            <text:p text:style-name="Table_20_Contents"/>
          </table:table-cell>
          <table:table-cell table:style-name="Table42.C2" office:value-type="string">
            <text:p text:style-name="Table_20_Contents"/>
          </table:table-cell>
        </table:table-row>
        <table:table-row>
          <table:table-cell table:style-name="Table42.A2" office:value-type="string">
            <text:p text:style-name="Text_20_body"><text:span text:style-name="Source_20_Text">resize()</text:span></text:p>
          </table:table-cell>
          <table:table-cell table:style-name="Table42.A2" office:value-type="string">
            <text:p text:style-name="Text_20_body">Re-size the layout component.</text:p>
          </table:table-cell>
          <table:table-cell table:style-name="Table42.C2" office:value-type="string">
            <text:p text:style-name="Table_20_Contents"/>
          </table:table-cell>
        </table:table-row>
      </table:table>
      <text:h text:style-name="Heading_20_4" text:outline-level="4"/>
      <text:h text:style-name="P79" text:outline-level="4">Inherited From </text:h>
      <table:table table:name="Table43" table:style-name="Table43">
        <table:table-column table:style-name="Table43.A"/>
        <table:table-header-rows>
          <table:table-row>
            <table:table-cell table:style-name="Table43.A1" office:value-type="string">
              <text:p text:style-name="P67">Inherited From</text:p>
            </table:table-cell>
          </table:table-row>
        </table:table-header-rows>
        <table:table-row table:style-name="Table43.2">
          <table:table-cell table:style-name="Table43.A2" office:value-type="string">
            <text:p text:style-name="P76"><text:a xlink:type="simple" xlink:href="#HtmlBasedComponent">org.zkoss.zk.ui.HtmlBasedComponent</text:a> </text:p>
          </table:table-cell>
        </table:table-row>
        <table:table-row table:style-name="Table43.2">
          <table:table-cell table:style-name="Table43.A2" office:value-type="string">
            <text:p text:style-name="P76"><text:a xlink:type="simple" xlink:href="#AbstractComponent">org.zkoss.zk.ui.AbstractComponent </text:a></text:p>
          </table:table-cell>
        </table:table-row>
      </table:table>
      <text:p text:style-name="P71"/>
      <text:h text:style-name="Heading_20_3" text:outline-level="3"><text:bookmark-start text:name="Box"/>Box<text:bookmark-end text:name="Box"/></text:h>
      <text:p text:style-name="P57">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57">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96"><text:s/><text:span text:style-name="T3"><text:s text:c="6"/></text:span></text:p>
      <text:p text:style-name="P126"><draw:frame draw:style-name="fr2" draw:name="graphics12" text:anchor-type="paragraph" svg:width="4.046cm" svg:height="2.011cm" draw:z-index="4"><draw:image xlink:href="../images/box.png" xlink:type="simple" xlink:show="embed" xlink:actuate="onLoad"/></draw:frame></text:p>
      <text:p text:style-name="Code_20_Indent_20_2">&lt;zk&gt;</text:p>
      <text:p text:style-name="Code_20_Indent_20_2"><text:tab/>&lt;box orient="vertical"&gt;</text:p>
      <text:p text:style-name="Code_20_Indent_20_2"><text:tab/><text:tab/>&lt;button label="Button 1"/&gt;</text:p>
      <text:p text:style-name="Code_20_Indent_20_2"><text:tab/><text:tab/>&lt;button label="Button 2"/&gt;</text:p>
      <text:p text:style-name="Code_20_Indent_20_2"><text:tab/>&lt;/box&gt;</text:p>
      <text:p text:style-name="Code_20_Indent_20_2"><text:tab/>&lt;box <text:s/>orient="horizontal"&gt;</text:p>
      <text:p text:style-name="Code_20_Indent_20_2"><text:tab/><text:tab/>&lt;button label="Button 3"/&gt;</text:p>
      <text:p text:style-name="Code_20_Indent_20_2"><text:tab/><text:tab/>&lt;button label="Button 4"/&gt;</text:p>
      <text:p text:style-name="Code_20_Indent_20_2"><text:tab/>&lt;/box&gt;</text:p>
      <text:p text:style-name="Code_20_Indent_20_2">&lt;/zk&gt;</text:p>
      <text:h text:style-name="P77" text:outline-level="4">Class Name</text:h>
      <text:p text:style-name="P58"><text:span text:style-name="T39">org.zkoss.zul.Box</text:span></text:p>
      <text:h text:style-name="P79" text:outline-level="4">Supported Child Components</text:h>
      <text:p text:style-name="P127">*ALL</text:p>
      <text:h text:style-name="P79" text:outline-level="4">Supported Events <text:s text:c="6"/></text:h>
      <text:p text:style-name="P128"><text:s text:c="8"/>*NONE</text:p>
      <text:h text:style-name="P99" text:outline-level="4">Properties</text:h>
      <table:table table:name="Table44" table:style-name="Table44">
        <table:table-column table:style-name="Table44.A"/>
        <table:table-column table:style-name="Table44.B"/>
        <table:table-column table:style-name="Table44.C"/>
        <table:table-column table:style-name="Table44.D"/>
        <table:table-header-rows>
          <table:table-row>
            <table:table-cell table:style-name="Table44.A1" office:value-type="string">
              <text:p text:style-name="P67">Property</text:p>
            </table:table-cell>
            <table:table-cell table:style-name="Table44.A1" office:value-type="string">
              <text:p text:style-name="P67">Description</text:p>
            </table:table-cell>
            <table:table-cell table:style-name="Table44.A1" office:value-type="string">
              <text:p text:style-name="P67">Data Type</text:p>
            </table:table-cell>
            <table:table-cell table:style-name="Table44.D1" office:value-type="string">
              <text:p text:style-name="P59">Default Value</text:p>
            </table:table-cell>
          </table:table-row>
        </table:table-header-rows>
        <table:table-row>
          <table:table-cell table:style-name="Table44.A2" office:value-type="string">
            <text:p text:style-name="P60"><text:span text:style-name="Source_20_Text">heights</text:span></text:p>
          </table:table-cell>
          <table:table-cell table:style-name="Table44.A2" office:value-type="string">
            <text:p text:style-name="P72">Sets the widths/heights, which is a list of numbers separated by comma to denote the width/height of each cell in a box.</text:p>
          </table:table-cell>
          <table:table-cell table:style-name="Table44.A2" office:value-type="string">
            <text:p text:style-name="Standard"><text:span text:style-name="T34">java.lang.String</text:span></text:p>
          </table:table-cell>
          <table:table-cell table:style-name="Table44.D2" office:value-type="string">
            <text:p text:style-name="P62"><text:span text:style-name="T36">&lt;null&gt;</text:span></text:p>
          </table:table-cell>
        </table:table-row>
        <table:table-row>
          <table:table-cell table:style-name="Table44.A2" office:value-type="string">
            <text:p text:style-name="P60"><text:span text:style-name="Source_20_Text">ori</text:span><text:span text:style-name="T37">ent</text:span></text:p>
          </table:table-cell>
          <table:table-cell table:style-name="Table44.A2" office:value-type="string">
            <text:p text:style-name="P72">Sets the<text:span text:style-name="T2"> orient.</text:span></text:p>
            <text:p text:style-name="P72"><text:span text:style-name="T47">Values:</text:span><text:span text:style-name="T36">horizontal</text:span><text:span text:style-name="T48"> | </text:span><text:span text:style-name="T34">ver</text:span><text:span text:style-name="T87">tical </text:span></text:p>
          </table:table-cell>
          <table:table-cell table:style-name="Table44.A2" office:value-type="string">
            <text:p text:style-name="Standard"><text:span text:style-name="T34">java.lang.String</text:span></text:p>
          </table:table-cell>
          <table:table-cell table:style-name="Table44.D2" office:value-type="string">
            <text:p text:style-name="P60"><text:span text:style-name="T34">&lt;null&gt;</text:span></text:p>
          </table:table-cell>
        </table:table-row>
        <table:table-row table:style-name="Table44.4">
          <table:table-cell table:style-name="Table44.A2" office:value-type="string">
            <text:p text:style-name="P60"><text:span text:style-name="Source_20_Text">spacing</text:span></text:p>
          </table:table-cell>
          <table:table-cell table:style-name="Table44.B4" office:value-type="string">
            <text:p text:style-name="P80">Sets the<text:span text:style-name="T2"> spacing.(such as "</text:span><text:span text:style-name="T37">0</text:span><text:span text:style-name="T2">", "</text:span><text:span text:style-name="T37">5px</text:span><text:span text:style-name="T2">", "</text:span><text:span text:style-name="T37">3pt</text:span><text:span text:style-name="T2">" or "</text:span><text:span text:style-name="T37">1em</text:span><text:span text:style-name="T2">")</text:span></text:p>
          </table:table-cell>
          <table:table-cell table:style-name="Table44.A2" office:value-type="string">
            <text:p text:style-name="Standard"><text:span text:style-name="T34">java.lang.String</text:span></text:p>
          </table:table-cell>
          <table:table-cell table:style-name="Table44.D2" office:value-type="string">
            <text:p text:style-name="P65"><text:span text:style-name="Source_20_Text">&lt;null&gt;</text:span></text:p>
          </table:table-cell>
        </table:table-row>
        <table:table-row table:style-name="Table44.4">
          <table:table-cell table:style-name="Table44.A2" office:value-type="string">
            <text:p text:style-name="P60"><text:span text:style-name="Source_20_Text">val</text:span><text:span text:style-name="T37">ign</text:span></text:p>
          </table:table-cell>
          <table:table-cell table:style-name="Table44.B4" office:value-type="string">
            <text:p text:style-name="P80">Sets the vertical alignment of the adjacent cells of a box.</text:p>
            <text:p text:style-name="P80"><text:span text:style-name="T47">Value:</text:span><text:span text:style-name="T36">top|middle|bottom</text:span></text:p>
          </table:table-cell>
          <table:table-cell table:style-name="Table44.A2" office:value-type="string">
            <text:p text:style-name="Standard"><text:span text:style-name="T34">java.lang.String</text:span></text:p>
          </table:table-cell>
          <table:table-cell table:style-name="Table44.D2" office:value-type="string">
            <text:p text:style-name="P62"><text:span text:style-name="T36">top</text:span></text:p>
          </table:table-cell>
        </table:table-row>
        <table:table-row table:style-name="Table44.4">
          <table:table-cell table:style-name="Table44.A2" office:value-type="string">
            <text:p text:style-name="P60"><text:span text:style-name="Source_20_Text">widths</text:span></text:p>
          </table:table-cell>
          <table:table-cell table:style-name="Table44.B4" office:value-type="string">
            <text:p text:style-name="P80">Sets the widths/heights, which is a list of numbers separated by comma to denote the width/height of each cell in a box.</text:p>
          </table:table-cell>
          <table:table-cell table:style-name="Table44.A2" office:value-type="string">
            <text:p text:style-name="Standard"><text:span text:style-name="T34">java.lang.String</text:span></text:p>
          </table:table-cell>
          <table:table-cell table:style-name="Table44.D2" office:value-type="string">
            <text:p text:style-name="P62"><text:span text:style-name="T66">&lt;empty&gt;</text:span></text:p>
          </table:table-cell>
        </table:table-row>
      </table:table>
      <text:p text:style-name="P66"/>
      <text:h text:style-name="P79" text:outline-level="4">Methods</text:h>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Name</text:p>
            </table:table-cell>
            <table:table-cell table:style-name="Table45.A1" office:value-type="string">
              <text:p text:style-name="Table_20_Heading">Description</text:p>
            </table:table-cell>
            <table:table-cell table:style-name="Table45.C1" office:value-type="string">
              <text:p text:style-name="Table_20_Heading">Return Data Type</text:p>
            </table:table-cell>
          </table:table-row>
        </table:table-header-rows>
        <table:table-row>
          <table:table-cell table:style-name="Table45.A2" office:value-type="string">
            <text:p text:style-name="P80"><text:span text:style-name="T43">getChildInnerAttrs(org.zkoss.zk.ui.Component) </text:span></text:p>
          </table:table-cell>
          <table:table-cell table:style-name="Table45.A2" office:value-type="string">
            <text:p text:style-name="Table_20_Contents">Returns the inner attributes used to wrap the children (never null).</text:p>
          </table:table-cell>
          <table:table-cell table:style-name="Table45.C2" office:value-type="string">
            <text:p text:style-name="Standard"><text:span text:style-name="T34">java.lang.String</text:span></text:p>
          </table:table-cell>
        </table:table-row>
        <table:table-row>
          <table:table-cell table:style-name="Table45.A2" office:value-type="string">
            <text:p text:style-name="P80"><text:span text:style-name="T43">getChildOuterAttrs(org.zkoss.zk.ui.Component) </text:span></text:p>
          </table:table-cell>
          <table:table-cell table:style-name="Table45.A2" office:value-type="string">
            <text:p text:style-name="Table_20_Contents">Returns the outer attributes used to wrap the children (never null).</text:p>
          </table:table-cell>
          <table:table-cell table:style-name="Table45.C2" office:value-type="string">
            <text:p text:style-name="Standard"><text:span text:style-name="T34">java.lang.String</text:span></text:p>
          </table:table-cell>
        </table:table-row>
        <table:table-row>
          <table:table-cell table:style-name="Table45.A2" office:value-type="string">
            <text:p text:style-name="Table_20_Contents"><text:span text:style-name="Source_20_Text">onDrawNewChild(org.zkoss.zk.ui.Component, java.lang.StringBuffer)</text:span></text:p>
          </table:table-cell>
          <table:table-cell table:style-name="Table45.A2" office:value-type="string">
            <text:p text:style-name="Table_20_Contents"/>
          </table:table-cell>
          <table:table-cell table:style-name="Table45.C2" office:value-type="string">
            <text:p text:style-name="Table_20_Contents"><text:span text:style-name="Source_20_Text">void</text:span></text:p>
          </table:table-cell>
        </table:table-row>
      </table:table>
      <text:h text:style-name="Heading_20_4" text:outline-level="4"/>
      <text:h text:style-name="P79" text:outline-level="4">Inherited From </text:h>
      <table:table table:name="Table46" table:style-name="Table46">
        <table:table-column table:style-name="Table46.A"/>
        <table:table-header-rows>
          <table:table-row>
            <table:table-cell table:style-name="Table46.A1" office:value-type="string">
              <text:p text:style-name="P67">Inherited From</text:p>
            </table:table-cell>
          </table:table-row>
        </table:table-header-rows>
        <table:table-row>
          <table:table-cell table:style-name="Table46.A2" office:value-type="string">
            <text:p text:style-name="P76"><text:a xlink:type="simple" xlink:href="#XulElement">org.zkoss.zul.impl.XulElement</text:a></text:p>
          </table:table-cell>
        </table:table-row>
        <table:table-row>
          <table:table-cell table:style-name="Table46.A2" office:value-type="string">
            <text:p text:style-name="P76"><text:a xlink:type="simple" xlink:href="#HtmlBasedComponent">org.zkoss.zk.ui.HtmlBasedComponent</text:a> </text:p>
          </table:table-cell>
        </table:table-row>
        <table:table-row table:style-name="Table46.4">
          <table:table-cell table:style-name="Table46.A2" office:value-type="string">
            <text:p text:style-name="P76"><text:a xlink:type="simple" xlink:href="#AbstractComponent">org.zkoss.zk.ui.AbstractComponent </text:a></text:p>
          </table:table-cell>
        </table:table-row>
      </table:table>
      <text:p text:style-name="P71"/>
      <text:h text:style-name="Heading_20_3" text:outline-level="3"><text:bookmark-start text:name="Button"/>Button<text:bookmark-end text:name="Button"/></text:h>
      <text:p text:style-name="Text_20_body_20_indent_20_2"><text:span text:style-name="T52">You could assign a </text:span><text:span text:style-name="T63">label</text:span><text:span text:style-name="T52"> and an </text:span><text:span text:style-name="T63">image</text:span><text:span text:style-name="T52"> to a button by the </text:span><text:span text:style-name="T63">label</text:span><text:span text:style-name="T52"> and </text:span><text:span text:style-name="T63">image</text:span><text:span text:style-name="T52"> properties. If both are specified, the </text:span><text:span text:style-name="T63">dir</text:span><text:span text:style-name="T52"> property control which is displayed up front, and the </text:span><text:span text:style-name="T63">orient</text:span><text:span text:style-name="T52"> property controls whether the layout is horizontal or vertical. </text:span></text:p>
      <text:p text:style-name="P96"><draw:frame draw:style-name="fr2" draw:name="graphics13" text:anchor-type="paragraph" svg:width="3.387cm" svg:height="3.44cm" draw:z-index="5"><draw:image xlink:href="../images/button.jpg" xlink:type="simple" xlink:show="embed" xlink:actuate="onLoad"/></draw:frame></text:p>
      <text:p text:style-name="Code_20_Indent_20_2">&lt;button label="Left" image="/img/folder.gif" width="125px"/&gt;</text:p>
      <text:p text:style-name="Code_20_Indent_20_2">&lt;button label="Right" image="/img/folder.gif" dir="reverse" width="125px"/&gt;</text:p>
      <text:p text:style-name="Code_20_Indent_20_2">&lt;button label="Above" image="/img/folder.gif" orient="vertical" width="125px"/&gt;</text:p>
      <text:p text:style-name="Code_20_Indent_20_2">&lt;button label="Below" image="/img/folder.gif" orient="vertical" dir="reverse" width="125px"/&gt;</text:p>
      <text:h text:style-name="P77" text:outline-level="4">Class Name</text:h>
      <text:p text:style-name="P58"><text:span text:style-name="T33">org.zkoss.zul.Button</text:span></text:p>
      <text:h text:style-name="P79" text:outline-level="4">Supported Child Components</text:h>
      <text:p text:style-name="Text_20_body_20_indent_20_2">*NONE </text:p>
      <text:h text:style-name="P79" text:outline-level="4">Supported Events</text:h>
      <text:h text:style-name="P99" text:outline-level="4"/>
      <table:table table:name="Table47" table:style-name="Table47">
        <table:table-column table:style-name="Table47.A"/>
        <table:table-column table:style-name="Table47.B"/>
        <table:table-header-rows>
          <table:table-row>
            <table:table-cell table:style-name="Table47.A1" office:value-type="string">
              <text:p text:style-name="P67">Name</text:p>
            </table:table-cell>
            <table:table-cell table:style-name="Table47.B1" office:value-type="string">
              <text:p text:style-name="P67">Event Type</text:p>
            </table:table-cell>
          </table:table-row>
        </table:table-header-rows>
        <table:table-row>
          <table:table-cell table:style-name="Table47.A2" office:value-type="string">
            <text:p text:style-name="P62"><text:span text:style-name="Source_20_Text">onClick</text:span></text:p>
          </table:table-cell>
          <table:table-cell table:style-name="Table47.B2" office:value-type="string">
            <text:p text:style-name="P80"><text:a xlink:type="simple" xlink:href="#MouseEvent"><text:span text:style-name="T46">org.zkoss.zk.ui.event.MouseEvent</text:span></text:a></text:p>
            <text:p text:style-name="P80"><text:a xlink:type="simple" xlink:href="#MouseEvent"><text:span text:style-name="T46"/></text:a></text:p>
            <text:p text:style-name="P80"><text:span text:style-name="T49">Description:</text:span><text:span text:style-name="T41"> Denotes user has clicked the component. </text:span></text:p>
          </table:table-cell>
        </table:table-row>
        <table:table-row>
          <table:table-cell table:style-name="Table47.A2" office:value-type="string">
            <text:p text:style-name="P62"><text:span text:style-name="Source_20_Text">onRightClick</text:span></text:p>
          </table:table-cell>
          <table:table-cell table:style-name="Table47.B2" office:value-type="string">
            <text:p text:style-name="P80"><text:a xlink:type="simple" xlink:href="#MouseEvent"><text:span text:style-name="T46">org.zkoss.zk.ui.event.MouseEvent</text:span></text:a></text:p>
            <text:p text:style-name="P80"><text:a xlink:type="simple" xlink:href="#MouseEvent"><text:span text:style-name="T46"/></text:a></text:p>
            <text:p text:style-name="P80"><text:span text:style-name="T49">Description:</text:span><text:span text:style-name="T41"> Denotes user has right-clicked the component.</text:span></text:p>
          </table:table-cell>
        </table:table-row>
        <table:table-row>
          <table:table-cell table:style-name="Table47.A2" office:value-type="string">
            <text:p text:style-name="P62"><text:span text:style-name="Source_20_Text">onDoubleClick</text:span></text:p>
          </table:table-cell>
          <table:table-cell table:style-name="Table47.B2" office:value-type="string">
            <text:p text:style-name="P80"><text:a xlink:type="simple" xlink:href="#MouseEvent"><text:span text:style-name="T46">org.zkoss.zk.ui.event.MouseEvent</text:span></text:a></text:p>
            <text:p text:style-name="P80"><text:a xlink:type="simple" xlink:href="#MouseEvent"><text:span text:style-name="T46"/></text:a></text:p>
            <text:p text:style-name="P80"><text:span text:style-name="T49">Description:</text:span><text:span text:style-name="T41"> Denotes user has double-clicked the component.</text:span></text:p>
          </table:table-cell>
        </table:table-row>
        <table:table-row>
          <table:table-cell table:style-name="Table47.A2" office:value-type="string">
            <text:p text:style-name="P62"><text:span text:style-name="Source_20_Text">onFocus</text:span></text:p>
          </table:table-cell>
          <table:table-cell table:style-name="Table47.B2" office:value-type="string">
            <text:p text:style-name="P80"><text:a xlink:type="simple" xlink:href="#Event"><text:span text:style-name="Source_20_Text">org.zkoss.zk.ui.event.Event</text:span></text:a></text:p>
            <text:p text:style-name="P80"><text:span text:style-name="Source_20_Text"/></text:p>
            <text:p text:style-name="P80"><text:span text:style-name="T49">Description:</text:span><text:span text:style-name="Source_20_Text"> Denotes when a component gets the focus.</text:span></text:p>
          </table:table-cell>
        </table:table-row>
        <table:table-row>
          <table:table-cell table:style-name="Table47.A2" office:value-type="string">
            <text:p text:style-name="P62"><text:span text:style-name="Source_20_Text">onBlur</text:span></text:p>
          </table:table-cell>
          <table:table-cell table:style-name="Table47.B2" office:value-type="string">
            <text:p text:style-name="P80"><text:a xlink:type="simple" xlink:href="#Event"><text:span text:style-name="Source_20_Text">org.zkoss.zk.ui.even.Event</text:span></text:a></text:p>
            <text:p text:style-name="P80"><text:span text:style-name="Source_20_Text"/></text:p>
            <text:p text:style-name="P80"><text:span text:style-name="Source_20_Text">Description: Denotes when a component loses the focus.</text:span></text:p>
          </table:table-cell>
        </table:table-row>
      </table:table>
      <text:h text:style-name="P85" text:outline-level="4">Properties</text:h>
      <table:table table:name="Table48" table:style-name="Table48">
        <table:table-column table:style-name="Table48.A"/>
        <table:table-column table:style-name="Table48.B"/>
        <table:table-column table:style-name="Table48.C"/>
        <table:table-column table:style-name="Table48.D"/>
        <table:table-header-rows>
          <table:table-row>
            <table:table-cell table:style-name="Table48.A1" office:value-type="string">
              <text:p text:style-name="P59">Property</text:p>
            </table:table-cell>
            <table:table-cell table:style-name="Table48.A1" office:value-type="string">
              <text:p text:style-name="P59">Description</text:p>
            </table:table-cell>
            <table:table-cell table:style-name="Table48.A1" office:value-type="string">
              <text:p text:style-name="P59">Data Type</text:p>
            </table:table-cell>
            <table:table-cell table:style-name="Table48.D1" office:value-type="string">
              <text:p text:style-name="P59">Default Value</text:p>
            </table:table-cell>
          </table:table-row>
        </table:table-header-rows>
        <table:table-row>
          <table:table-cell table:style-name="Table48.A2" office:value-type="string">
            <text:p text:style-name="P60"><text:span text:style-name="T34">dir</text:span></text:p>
          </table:table-cell>
          <table:table-cell table:style-name="Table48.A2" office:value-type="string">
            <text:p text:style-name="P63">Sets the direction of button</text:p>
            <text:p text:style-name="P72"><text:span text:style-name="T47">Value:</text:span><text:span text:style-name="T34">normal</text:span><text:span text:style-name="T48"> | </text:span><text:span text:style-name="T34">reverse</text:span></text:p>
          </table:table-cell>
          <table:table-cell table:style-name="Table48.A2" office:value-type="string">
            <text:p text:style-name="P60"><text:span text:style-name="T34">java.lang.String</text:span></text:p>
          </table:table-cell>
          <table:table-cell table:style-name="Table48.D2" office:value-type="string">
            <text:p text:style-name="P62"><text:span text:style-name="T36">normal</text:span></text:p>
          </table:table-cell>
        </table:table-row>
        <table:table-row>
          <table:table-cell table:style-name="Table48.A2" office:value-type="string">
            <text:p text:style-name="P60"><text:span text:style-name="T34">disabled</text:span></text:p>
          </table:table-cell>
          <table:table-cell table:style-name="Table48.A2" office:value-type="string">
            <text:p text:style-name="P63">Sets whether it is disabled or not</text:p>
          </table:table-cell>
          <table:table-cell table:style-name="Table48.A2" office:value-type="string">
            <text:p text:style-name="P60"><text:span text:style-name="T34">boolean</text:span></text:p>
          </table:table-cell>
          <table:table-cell table:style-name="Table48.D2" office:value-type="string">
            <text:p text:style-name="P60"><text:span text:style-name="T34">false</text:span></text:p>
          </table:table-cell>
        </table:table-row>
        <table:table-row table:style-name="Table48.4">
          <table:table-cell table:style-name="Table48.A2" office:value-type="string">
            <text:p text:style-name="P60"><text:span text:style-name="T34">href</text:span></text:p>
          </table:table-cell>
          <table:table-cell table:style-name="Table48.B4" office:value-type="string">
            <text:p text:style-name="P64">Provides a hyper link</text:p>
          </table:table-cell>
          <table:table-cell table:style-name="Table48.A2" office:value-type="string">
            <text:p text:style-name="P60"><text:span text:style-name="T34">java.lang.String</text:span></text:p>
          </table:table-cell>
          <table:table-cell table:style-name="Table48.D2" office:value-type="string">
            <text:p text:style-name="P65">&lt;empty string&gt;</text:p>
          </table:table-cell>
        </table:table-row>
        <table:table-row table:style-name="Table48.4">
          <table:table-cell table:style-name="Table48.A2" office:value-type="string">
            <text:p text:style-name="P60"><text:span text:style-name="T34">orient</text:span></text:p>
          </table:table-cell>
          <table:table-cell table:style-name="Table48.B4" office:value-type="string">
            <text:p text:style-name="P64">Sets the orientation of button</text:p>
            <text:p text:style-name="P80"><text:span text:style-name="T47">Value:</text:span><text:span text:style-name="T36">horizontal</text:span><text:span text:style-name="T62"> | </text:span><text:span text:style-name="T36">vertical</text:span></text:p>
          </table:table-cell>
          <table:table-cell table:style-name="Table48.A2" office:value-type="string">
            <text:p text:style-name="P60"><text:span text:style-name="T34">java.lang.String</text:span></text:p>
          </table:table-cell>
          <table:table-cell table:style-name="Table48.D2" office:value-type="string">
            <text:p text:style-name="P62"><text:span text:style-name="T36">horizontal</text:span></text:p>
          </table:table-cell>
        </table:table-row>
        <table:table-row table:style-name="Table48.4">
          <table:table-cell table:style-name="Table48.A2" office:value-type="string">
            <text:p text:style-name="P60"><text:span text:style-name="T34">target</text:span></text:p>
          </table:table-cell>
          <table:table-cell table:style-name="Table48.B4" office:value-type="string">
            <text:p text:style-name="P64">Sets the target frame or window</text:p>
          </table:table-cell>
          <table:table-cell table:style-name="Table48.A2" office:value-type="string">
            <text:p text:style-name="P60"><text:span text:style-name="T34">java.lang.String</text:span></text:p>
          </table:table-cell>
          <table:table-cell table:style-name="Table48.D2" office:value-type="string">
            <text:p text:style-name="P83">&lt;null&gt;</text:p>
          </table:table-cell>
        </table:table-row>
        <table:table-row table:style-name="Table48.4">
          <table:table-cell table:style-name="Table48.A2" office:value-type="string">
            <text:p text:style-name="P60"><text:span text:style-name="T34">tabindex</text:span></text:p>
          </table:table-cell>
          <table:table-cell table:style-name="Table48.B4" office:value-type="string">
            <text:p text:style-name="P64">Sets the tab order of this component</text:p>
          </table:table-cell>
          <table:table-cell table:style-name="Table48.A2" office:value-type="string">
            <text:p text:style-name="P60"><text:span text:style-name="T34">int</text:span></text:p>
          </table:table-cell>
          <table:table-cell table:style-name="Table48.D2" office:value-type="string">
            <text:p text:style-name="P60"><text:span text:style-name="T34">-1 </text:span></text:p>
          </table:table-cell>
        </table:table-row>
      </table:table>
      <text:p text:style-name="P66"/>
      <text:h text:style-name="P79" text:outline-level="4">Methods</text:h>
      <table:table table:name="Table49" table:style-name="Table49">
        <table:table-column table:style-name="Table49.A"/>
        <table:table-column table:style-name="Table49.B"/>
        <table:table-column table:style-name="Table49.C"/>
        <table:table-header-rows>
          <table:table-row>
            <table:table-cell table:style-name="Table49.A1" office:value-type="string">
              <text:p text:style-name="Table_20_Heading">Name</text:p>
            </table:table-cell>
            <table:table-cell table:style-name="Table49.A1" office:value-type="string">
              <text:p text:style-name="Table_20_Heading">Description</text:p>
            </table:table-cell>
            <table:table-cell table:style-name="Table49.C1" office:value-type="string">
              <text:p text:style-name="Table_20_Heading">Return Data Type</text:p>
            </table:table-cell>
          </table:table-row>
        </table:table-header-rows>
        <table:table-row>
          <table:table-cell table:style-name="Table49.A2" office:value-type="string">
            <text:p text:style-name="Table_20_Contents"><text:span text:style-name="Source_20_Text">isChildable()</text:span></text:p>
          </table:table-cell>
          <table:table-cell table:style-name="Table49.A2" office:value-type="string">
            <text:p text:style-name="Table_20_Contents">Determines whether it accepts child components</text:p>
            <text:p text:style-name="P101">Value: <text:span text:style-name="T41">false</text:span></text:p>
            <text:p text:style-name="Table_20_Contents"><text:span text:style-name="T3">Note:</text:span> No child is allowed. </text:p>
          </table:table-cell>
          <table:table-cell table:style-name="Table49.C2" office:value-type="string">
            <text:p text:style-name="Table_20_Contents"><text:span text:style-name="Source_20_Text">boo</text:span><text:span text:style-name="T37">lean</text:span></text:p>
          </table:table-cell>
        </table:table-row>
      </table:table>
      <text:h text:style-name="Heading_20_4" text:outline-level="4"/>
      <text:h text:style-name="P79" text:outline-level="4">Inherited From </text:h>
      <table:table table:name="Table50" table:style-name="Table50">
        <table:table-column table:style-name="Table50.A"/>
        <table:table-header-rows>
          <table:table-row>
            <table:table-cell table:style-name="Table50.A1" office:value-type="string">
              <text:p text:style-name="P67">Inherited From</text:p>
            </table:table-cell>
          </table:table-row>
        </table:table-header-rows>
        <table:table-row>
          <table:table-cell table:style-name="Table50.A2" office:value-type="string">
            <text:p text:style-name="P90"><text:a xlink:type="simple" xlink:href="#LabelImageElement">org.zkoss.zul.impl.LabelImageElement</text:a></text:p>
          </table:table-cell>
        </table:table-row>
        <table:table-row>
          <table:table-cell table:style-name="Table50.A2" office:value-type="string">
            <text:p text:style-name="P90"><text:a xlink:type="simple" xlink:href="#LabelElement">org.zkoss.zul.impl.LabelElement</text:a></text:p>
          </table:table-cell>
        </table:table-row>
        <table:table-row>
          <table:table-cell table:style-name="Table50.A2" office:value-type="string">
            <text:p text:style-name="P90"><text:a xlink:type="simple" xlink:href="#XulElement">org.zkoss.zul.impl.XulElement</text:a></text:p>
          </table:table-cell>
        </table:table-row>
        <table:table-row table:style-name="Table50.5">
          <table:table-cell table:style-name="Table50.A2" office:value-type="string">
            <text:p text:style-name="P90"><text:s/><text:a xlink:type="simple" xlink:href="#HtmlBasedComponent">org.zkoss.zk.ui.HtmlBasedComponent</text:a> </text:p>
          </table:table-cell>
        </table:table-row>
        <table:table-row table:style-name="Table50.5">
          <table:table-cell table:style-name="Table50.A2" office:value-type="string">
            <text:p text:style-name="P90"><text:s/><text:a xlink:type="simple" xlink:href="#AbstractComponent">org.zkoss.zk.ui.AbstractComponent </text:a></text:p>
          </table:table-cell>
        </table:table-row>
      </table:table>
      <text:p text:style-name="P71"/>
      <text:h text:style-name="Heading_20_3" text:outline-level="3"><text:bookmark-start text:name="Captcha"/>Captcha<text:bookmark-end text:name="Captcha"/></text:h>
      <text:p text:style-name="Text_20_body_20_indent">A <text:span text:style-name="Source_20_Text">captcha</text:span> component can generate a special distortion image, also called a CAPTCHA (Completely Automated Public Turing test to tell Computers and Humans Apart) image. Dev<text:span text:style-name="T2">elopers could set </text:span><text:span text:style-name="T37">height </text:span><text:span text:style-name="T2">and </text:span><text:span text:style-name="T37">width </text:span><text:span text:style-name="T2">for dimension <text:s/>of captcha. By default, captcha render the image with a randomly generated text, and developers can set </text:span><text:span text:style-name="T37">value </text:span><text:span text:style-name="T2">to assign a purposive text.</text:span></text:p>
      <text:p text:style-name="Text_20_body_20_indent"><draw:frame draw:style-name="fr2" draw:name="graphics24" text:anchor-type="paragraph" svg:width="5.477cm" svg:height="1.455cm" draw:z-index="82"><draw:image xlink:href="../images/captcha.png" xlink:type="simple" xlink:show="embed" xlink:actuate="onLoad"/></draw:frame></text:p>
      <text:p text:style-name="Code_20_Indent_20_2"><text:span text:style-name="Source_20_Text">&lt;vbox&gt;</text:span></text:p>
      <text:p text:style-name="Code_20_Indent_20_2"><text:span text:style-name="Source_20_Text"><text:tab/>&lt;captcha id="cpa" length="5" width="200px" height="50px"/&gt;</text:span></text:p>
      <text:p text:style-name="Code_20_Indent_20_2"><text:span text:style-name="Source_20_Text">&lt;/vbox&gt;</text:span></text:p>
      <text:p text:style-name="Text_20_body_20_indent"/>
      <text:h text:style-name="P77" text:outline-level="4">Class Name</text:h>
      <text:p text:style-name="P58"><text:span text:style-name="T39">org.zkoss.zul.Captcha</text:span></text:p>
      <text:h text:style-name="P79" text:outline-level="4">Supported Child Components</text:h>
      <text:p text:style-name="P129"><text:span text:style-name="T48">*NONE</text:span> </text:p>
      <text:h text:style-name="P79" text:outline-level="4">Supported Events</text:h>
      <text:p text:style-name="Text_20_body_20_indent_20_2"/>
      <table:table table:name="Table345" table:style-name="Table345">
        <table:table-column table:style-name="Table345.A"/>
        <table:table-column table:style-name="Table345.B"/>
        <table:table-header-rows>
          <table:table-row>
            <table:table-cell table:style-name="Table345.A1" office:value-type="string">
              <text:p text:style-name="P67">Name</text:p>
            </table:table-cell>
            <table:table-cell table:style-name="Table345.B1" office:value-type="string">
              <text:p text:style-name="P67">Event Type</text:p>
            </table:table-cell>
          </table:table-row>
        </table:table-header-rows>
        <table:table-row>
          <table:table-cell table:style-name="Table345.A2" office:value-type="string">
            <text:p text:style-name="P62"><text:span text:style-name="Source_20_Text">onClick</text:span></text:p>
          </table:table-cell>
          <table:table-cell table:style-name="Table345.B2" office:value-type="string">
            <text:p text:style-name="P80"><text:a xlink:type="simple" xlink:href="#MouseEvent"><text:span text:style-name="T46">org.zkoss.zk.ui.event.MouseEvent</text:span></text:a></text:p>
            <text:p text:style-name="P80"><text:span text:style-name="T49">Description:</text:span><text:span text:style-name="T41"> Denotes user has clicked the component.</text:span></text:p>
            <text:p text:style-name="P80"><text:span text:style-name="T41">Use getX(), getY() method get coo</text:span><text:span text:style-name="T88">rdinates.</text:span></text:p>
          </table:table-cell>
        </table:table-row>
      </table:table>
      <text:h text:style-name="P85" text:outline-level="4">Properties</text:h>
      <table:table table:name="Table346" table:style-name="Table346">
        <table:table-column table:style-name="Table346.A"/>
        <table:table-column table:style-name="Table346.B"/>
        <table:table-column table:style-name="Table346.C"/>
        <table:table-column table:style-name="Table346.D"/>
        <table:table-header-rows>
          <table:table-row>
            <table:table-cell table:style-name="Table346.A1" office:value-type="string">
              <text:p text:style-name="P67">Property</text:p>
            </table:table-cell>
            <table:table-cell table:style-name="Table346.A1" office:value-type="string">
              <text:p text:style-name="P67">Description</text:p>
            </table:table-cell>
            <table:table-cell table:style-name="Table346.A1" office:value-type="string">
              <text:p text:style-name="P67">Data Type</text:p>
            </table:table-cell>
            <table:table-cell table:style-name="Table346.D1" office:value-type="string">
              <text:p text:style-name="P59">Default Value</text:p>
            </table:table-cell>
          </table:table-row>
        </table:table-header-rows>
        <table:table-row>
          <table:table-cell table:style-name="Table346.A2" office:value-type="string">
            <text:p text:style-name="P60"><text:span text:style-name="T41">bgColor</text:span></text:p>
          </table:table-cell>
          <table:table-cell table:style-name="Table346.A2" office:value-type="string">
            <text:p text:style-name="P130">Sets the background color of the chart. It must be <text:span text:style-name="Source_20_Text">#RRGGBB</text:span> format <text:s/>(hexdecimal).</text:p>
          </table:table-cell>
          <table:table-cell table:style-name="Table346.A2" office:value-type="string">
            <text:p text:style-name="P60"><text:span text:style-name="Source_20_Text">String</text:span></text:p>
          </table:table-cell>
          <table:table-cell table:style-name="Table346.D2" office:value-type="string">
            <text:p text:style-name="P60"><text:span text:style-name="T89"><text:s/>"#74979B"</text:span></text:p>
          </table:table-cell>
        </table:table-row>
        <table:table-row>
          <table:table-cell table:style-name="Table346.A2" office:value-type="string">
            <text:p text:style-name="P60"><text:span text:style-name="Source_20_Text">exclude</text:span></text:p>
          </table:table-cell>
          <table:table-cell table:style-name="Table346.A2" office:value-type="string">
            <text:p text:style-name="P130">Sets exclude characters that will not be generated. Note that only digit and character is used in generating text value. If you leave exclude <text:span text:style-name="Source_20_Text">null, </text:span>the default exclude list will be applied; i.e., 0123456789IilOo (only character (no digits) are used except I, i, l, O(big O), o(small o))</text:p>
          </table:table-cell>
          <table:table-cell table:style-name="Table346.A2" office:value-type="string">
            <text:p text:style-name="P60"><text:span text:style-name="Source_20_Text">String</text:span></text:p>
          </table:table-cell>
          <table:table-cell table:style-name="Table346.D2" office:value-type="string">
            <text:p text:style-name="P60"><text:span text:style-name="T89">"</text:span><text:span text:style-name="Source_20_Text">0123456789IOilo</text:span><text:span text:style-name="T89">"</text:span></text:p>
          </table:table-cell>
        </table:table-row>
        <table:table-row>
          <table:table-cell table:style-name="Table346.A2" office:value-type="string">
            <text:p text:style-name="P60"><text:span text:style-name="Source_20_Text">fontColor</text:span></text:p>
          </table:table-cell>
          <table:table-cell table:style-name="Table346.A2" office:value-type="string">
            <text:p text:style-name="P130">Sets font color. It must in <text:span text:style-name="T34">#RRGGBB</text:span><text:span text:style-name="T48"> format <text:s/>(hexdecimal).</text:span></text:p>
          </table:table-cell>
          <table:table-cell table:style-name="Table346.A2" office:value-type="string">
            <text:p text:style-name="P60"><text:span text:style-name="Source_20_Text">String</text:span></text:p>
          </table:table-cell>
          <table:table-cell table:style-name="Table346.D2" office:value-type="string">
            <text:p text:style-name="P60"><text:span text:style-name="Source_20_Text">#404040</text:span></text:p>
          </table:table-cell>
        </table:table-row>
        <table:table-row>
          <table:table-cell table:style-name="Table346.A2" office:value-type="string">
            <text:p text:style-name="P60"><text:span text:style-name="Source_20_Text">height</text:span></text:p>
          </table:table-cell>
          <table:table-cell table:style-name="Table346.A2" office:value-type="string">
            <text:p text:style-name="P130">Sets height of captcha, it col<text:span text:style-name="T2">ud</text:span> be a px, pt or em value and it will tra<text:span text:style-name="T2">nsfer to </text:span>px. </text:p>
          </table:table-cell>
          <table:table-cell table:style-name="Table346.A2" office:value-type="string">
            <text:p text:style-name="P60"><text:span text:style-name="Source_20_Text">String</text:span></text:p>
          </table:table-cell>
          <table:table-cell table:style-name="Table346.D2" office:value-type="string">
            <text:p text:style-name="P60"><text:span text:style-name="Source_20_Text">50</text:span></text:p>
          </table:table-cell>
        </table:table-row>
        <table:table-row>
          <table:table-cell table:style-name="Table346.A2" office:value-type="string">
            <text:p text:style-name="P60"><text:span text:style-name="Source_20_Text">length</text:span></text:p>
          </table:table-cell>
          <table:table-cell table:style-name="Table346.A2" office:value-type="string">
            <text:p text:style-name="P130">Sets length of the autogenerated text value</text:p>
          </table:table-cell>
          <table:table-cell table:style-name="Table346.A2" office:value-type="string">
            <text:p text:style-name="P60"><text:span text:style-name="Source_20_Text">int</text:span></text:p>
          </table:table-cell>
          <table:table-cell table:style-name="Table346.D2" office:value-type="string">
            <text:p text:style-name="P60"><text:span text:style-name="Source_20_Text">5</text:span></text:p>
          </table:table-cell>
        </table:table-row>
        <table:table-row>
          <table:table-cell table:style-name="Table346.A2" office:value-type="string">
            <text:p text:style-name="P60"><text:span text:style-name="Source_20_Text">noise</text:span></text:p>
          </table:table-cell>
          <table:table-cell table:style-name="Table346.A2" office:value-type="string">
            <text:p text:style-name="P130">Sets the flag of noise gen<text:span text:style-name="T2">eration</text:span></text:p>
          </table:table-cell>
          <table:table-cell table:style-name="Table346.A2" office:value-type="string">
            <text:p text:style-name="P60"><text:span text:style-name="Source_20_Text">boolean</text:span></text:p>
          </table:table-cell>
          <table:table-cell table:style-name="Table346.D2" office:value-type="string">
            <text:p text:style-name="P60"><text:span text:style-name="Source_20_Text">true</text:span></text:p>
          </table:table-cell>
        </table:table-row>
        <table:table-row>
          <table:table-cell table:style-name="Table346.A2" office:value-type="string">
            <text:p text:style-name="P60"><text:span text:style-name="Source_20_Text">value</text:span></text:p>
          </table:table-cell>
          <table:table-cell table:style-name="Table346.A2" office:value-type="string">
            <text:p text:style-name="P130">Sets the text value to be shown as the distortion captcha</text:p>
          </table:table-cell>
          <table:table-cell table:style-name="Table346.A2" office:value-type="string">
            <text:p text:style-name="P60"><text:span text:style-name="Source_20_Text">String</text:span></text:p>
          </table:table-cell>
          <table:table-cell table:style-name="Table346.D2" office:value-type="string">
            <text:p text:style-name="P60">Random Value</text:p>
          </table:table-cell>
        </table:table-row>
        <table:table-row>
          <table:table-cell table:style-name="Table346.A2" office:value-type="string">
            <text:p text:style-name="P60"><text:span text:style-name="Source_20_Text">width</text:span></text:p>
          </table:table-cell>
          <table:table-cell table:style-name="Table346.A2" office:value-type="string">
            <text:p text:style-name="P130">Set width of captcha, it col<text:span text:style-name="T2">ud</text:span> be a px, pt or em value and it will tra<text:span text:style-name="T2">nsfer to </text:span>px. </text:p>
          </table:table-cell>
          <table:table-cell table:style-name="Table346.A2" office:value-type="string">
            <text:p text:style-name="P60"><text:span text:style-name="Source_20_Text">String</text:span></text:p>
          </table:table-cell>
          <table:table-cell table:style-name="Table346.D2" office:value-type="string">
            <text:p text:style-name="P60"><text:span text:style-name="Source_20_Text">200</text:span></text:p>
          </table:table-cell>
        </table:table-row>
      </table:table>
      <text:p text:style-name="P66"/>
      <text:h text:style-name="P79" text:outline-level="4">Methods</text:h>
      <table:table table:name="Table347" table:style-name="Table347">
        <table:table-column table:style-name="Table347.A"/>
        <table:table-column table:style-name="Table347.B"/>
        <table:table-column table:style-name="Table347.C"/>
        <table:table-header-rows>
          <table:table-row>
            <table:table-cell table:style-name="Table347.A1" office:value-type="string">
              <text:p text:style-name="Table_20_Heading">Name</text:p>
            </table:table-cell>
            <table:table-cell table:style-name="Table347.A1" office:value-type="string">
              <text:p text:style-name="Table_20_Heading">Description</text:p>
            </table:table-cell>
            <table:table-cell table:style-name="Table347.C1" office:value-type="string">
              <text:p text:style-name="Table_20_Heading">Return Data Type</text:p>
            </table:table-cell>
          </table:table-row>
        </table:table-header-rows>
        <table:table-row>
          <table:table-cell table:style-name="Table347.A2" office:value-type="string">
            <text:p text:style-name="Table_20_Contents"><text:span text:style-name="Source_20_Text">addFont</text:span></text:p>
          </table:table-cell>
          <table:table-cell table:style-name="Table347.A2" office:value-type="string">
            <text:p text:style-name="Table_20_Contents">Adds fonts into fonts list. </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getBgRGB</text:span></text:p>
          </table:table-cell>
          <table:table-cell table:style-name="Table347.A2" office:value-type="string">
            <text:p text:style-name="Table_20_Contents">Gets the background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CaptchaEngine</text:span></text:p>
          </table:table-cell>
          <table:table-cell table:style-name="Table347.A2" office:value-type="string">
            <text:p text:style-name="Table_20_Contents">Gets the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getDefaultFonts</text:span></text:p>
          </table:table-cell>
          <table:table-cell table:style-name="Table347.A2" office:value-type="string">
            <text:p text:style-name="Table_20_Contents">Gets the default font lis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text:span></text:p>
          </table:table-cell>
          <table:table-cell table:style-name="Table347.A2" office:value-type="string">
            <text:p text:style-name="Table_20_Contents">Gets n-th Fon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RGB</text:span></text:p>
          </table:table-cell>
          <table:table-cell table:style-name="Table347.A2" office:value-type="string">
            <text:p text:style-name="Table_20_Contents">Gets the font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Fonts</text:span></text:p>
          </table:table-cell>
          <table:table-cell table:style-name="Table347.A2" office:value-type="string">
            <text:p text:style-name="Table_20_Contents">Gets fonts list, default provide two fonts.</text:p>
          </table:table-cell>
          <table:table-cell table:style-name="Table347.C2" office:value-type="string">
            <text:p text:style-name="Table_20_Contents"><text:span text:style-name="Source_20_Text">java.util.List</text:span></text:p>
          </table:table-cell>
        </table:table-row>
        <table:table-row>
          <table:table-cell table:style-name="Table347.A2" office:value-type="string">
            <text:p text:style-name="Table_20_Contents"><text:span text:style-name="Source_20_Text">getIntHeight</text:span></text:p>
          </table:table-cell>
          <table:table-cell table:style-name="Table347.A2" office:value-type="string">
            <text:p text:style-name="Table_20_Contents">Gets the captcha int height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IntWidth</text:span></text:p>
          </table:table-cell>
          <table:table-cell table:style-name="Table347.A2" office:value-type="string">
            <text:p text:style-name="Table_20_Contents">Get the captcha int width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newCaptchaEngine</text:span></text:p>
          </table:table-cell>
          <table:table-cell table:style-name="Table347.A2" office:value-type="string">
            <text:p text:style-name="Table_20_Contents">Instantiates the default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randomValue</text:span></text:p>
          </table:table-cell>
          <table:table-cell table:style-name="Table347.A2" office:value-type="string">
            <text:p text:style-name="Table_20_Contents">Regenerates new captcha text value and redraw</text:p>
          </table:table-cell>
          <table:table-cell table:style-name="Table347.C2" office:value-type="string">
            <text:p text:style-name="Table_20_Contents"><text:span text:style-name="Source_20_Text">String</text:span></text:p>
          </table:table-cell>
        </table:table-row>
        <table:table-row>
          <table:table-cell table:style-name="Table347.A2" office:value-type="string">
            <text:p text:style-name="Table_20_Contents"><text:span text:style-name="Source_20_Text">setEngine</text:span></text:p>
          </table:table-cell>
          <table:table-cell table:style-name="Table347.A2" office:value-type="string">
            <text:p text:style-name="Table_20_Contents">Set the captcha engine ins<text:span text:style-name="T2">tance or by a class name string.</text:span></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smartDrawCaptcha</text:span></text:p>
          </table:table-cell>
          <table:table-cell table:style-name="Table347.A2" office:value-type="string">
            <text:p text:style-name="Table_20_Contents">Marks a draw flag to inform that this Chart needs update.</text:p>
          </table:table-cell>
          <table:table-cell table:style-name="Table347.C2" office:value-type="string">
            <text:p text:style-name="Table_20_Contents"><text:span text:style-name="Source_20_Text">void</text:span></text:p>
          </table:table-cell>
        </table:table-row>
      </table:table>
      <text:h text:style-name="Heading_20_4" text:outline-level="4"/>
      <text:h text:style-name="P79" text:outline-level="4">Inherited From </text:h>
      <table:table table:name="Table348" table:style-name="Table348">
        <table:table-column table:style-name="Table348.A"/>
        <table:table-header-rows>
          <table:table-row>
            <table:table-cell table:style-name="Table348.A1" office:value-type="string">
              <text:p text:style-name="P67">Inherited From</text:p>
            </table:table-cell>
          </table:table-row>
        </table:table-header-rows>
        <table:table-row>
          <table:table-cell table:style-name="Table348.A2" office:value-type="string">
            <text:p text:style-name="P76"><text:a xlink:type="simple" xlink:href="#Image">org.zkoss.zul.Image</text:a></text:p>
          </table:table-cell>
        </table:table-row>
        <table:table-row>
          <table:table-cell table:style-name="Table348.A2" office:value-type="string">
            <text:p text:style-name="P76"><text:a xlink:type="simple" xlink:href="#XulElement">org.zkoss.zul.impl.XulElement</text:a></text:p>
          </table:table-cell>
        </table:table-row>
        <table:table-row table:style-name="Table348.4">
          <table:table-cell table:style-name="Table348.A2" office:value-type="string">
            <text:p text:style-name="P76"><text:a xlink:type="simple" xlink:href="#HtmlBasedComponent">org.zkoss.zk.ui.HtmlBasedComponent</text:a> </text:p>
          </table:table-cell>
        </table:table-row>
        <table:table-row table:style-name="Table348.4">
          <table:table-cell table:style-name="Table348.A2" office:value-type="string">
            <text:p text:style-name="P76"><text:a xlink:type="simple" xlink:href="#AbstractComponent">org.zkoss.zk.ui.AbstractComponent </text:a></text:p>
          </table:table-cell>
        </table:table-row>
      </table:table>
      <text:p text:style-name="Text_20_body"/>
      <text:p text:style-name="P71"/>
      <text:h text:style-name="Heading_20_3" text:outline-level="3"><text:bookmark-start text:name="Caption"/>Caption<text:bookmark-end text:name="Caption"/></text:h>
      <text:p text:style-name="P57">A header for a <text:span text:style-name="Source_20_Text">Groupbox</text:span>. It may contain either a text label, using <text:span text:style-name="Source_20_Text">LabelElement.setLabel(java.lang.String)</text:span>, or child elements for a more complex caption.</text:p>
      <text:p text:style-name="P96"><text:s/><text:span text:style-name="T3"><text:s text:c="6"/></text:span></text:p>
      <text:p text:style-name="P126"><draw:frame draw:style-name="fr2" draw:name="graphics14" text:anchor-type="paragraph" svg:width="9.55cm" svg:height="2.432cm" draw:z-index="6"><draw:image xlink:href="../images/caption.png" xlink:type="simple" xlink:show="embed" xlink:actuate="onLoad"/></draw:frame></text:p>
      <text:p text:style-name="Code_20_Indent_20_2">&lt;zk&gt;</text:p>
      <text:p text:style-name="Code_20_Indent_20_2"><text:s text:c="4"/>&lt;window border="normal" width="350px"&gt;</text:p>
      <text:p text:style-name="Code_20_Indent_20_2"><text:s text:c="9"/>&lt;caption label="This is a caption"/&gt;</text:p>
      <text:p text:style-name="Code_20_Indent_20_2"><text:s text:c="4"/><text:tab/><text:tab/>&lt;groupbox width="300px"&gt;</text:p>
      <text:p text:style-name="Code_20_Indent_20_2"><text:tab/> <text:tab/><text:tab/><text:tab/>&lt;caption label="fruits"/&gt;</text:p>
      <text:p text:style-name="Code_20_Indent_20_2"><text:s text:c="9"/><text:tab/><text:tab/>&lt;radiogroup onCheck="fruit.value = self.selectedItem.label"&gt;</text:p>
      <text:p text:style-name="Code_20_Indent_20_2"><text:s text:c="12"/><text:tab/><text:tab/>&lt;radio label="Apple"/&gt;</text:p>
      <text:p text:style-name="Code_20_Indent_20_2"><text:s text:c="13"/><text:tab/>&lt;radio label="Orange"/&gt;</text:p>
      <text:p text:style-name="Code_20_Indent_20_2"><text:s text:c="13"/><text:tab/>&lt;radio label="Banana"/&gt; <text:s/></text:p>
      <text:p text:style-name="Code_20_Indent_20_2"><text:s text:c="9"/><text:tab/><text:tab/>&lt;/radiogroup&gt;</text:p>
      <text:p text:style-name="Code_20_Indent_20_2"><text:s text:c="4"/><text:tab/><text:tab/>&lt;/groupbox&gt;</text:p>
      <text:p text:style-name="Code_20_Indent_20_2"><text:s text:c="4"/>&lt;/window&gt;</text:p>
      <text:p text:style-name="Code_20_Indent_20_2">&lt;/zk&gt;<text:tab/><text:tab/><text:tab/></text:p>
      <text:h text:style-name="P77" text:outline-level="4">Class Name</text:h>
      <text:p text:style-name="P58"><text:span text:style-name="T39">org.zkoss.zul.Caption</text:span></text:p>
      <text:h text:style-name="P79" text:outline-level="4">Supported Child Components</text:h>
      <text:p text:style-name="P127">*ALL</text:p>
      <text:h text:style-name="P79" text:outline-level="4">Supported Events <text:s text:c="6"/></text:h>
      <text:p text:style-name="P128"><text:s text:c="7"/></text:p>
      <table:table table:name="Table51" table:style-name="Table51">
        <table:table-column table:style-name="Table51.A"/>
        <table:table-column table:style-name="Table51.B"/>
        <table:table-header-rows>
          <table:table-row>
            <table:table-cell table:style-name="Table51.A1" office:value-type="string">
              <text:p text:style-name="P67">Name</text:p>
            </table:table-cell>
            <table:table-cell table:style-name="Table51.B1" office:value-type="string">
              <text:p text:style-name="P67">Event Type</text:p>
            </table:table-cell>
          </table:table-row>
        </table:table-header-rows>
        <table:table-row>
          <table:table-cell table:style-name="Table51.A2" office:value-type="string">
            <text:p text:style-name="P62"><text:span text:style-name="Source_20_Text">onClick</text:span></text:p>
          </table:table-cell>
          <table:table-cell table:style-name="Table51.B2" office:value-type="string">
            <text:p text:style-name="P80"><text:a xlink:type="simple" xlink:href="#MouseEvent"><text:span text:style-name="T46">org.zkoss.zk.ui.event.MouseEvent</text:span></text:a></text:p>
            <text:p text:style-name="P80"><text:a xlink:type="simple" xlink:href="#MouseEvent"><text:span text:style-name="T46"/></text:a></text:p>
            <text:p text:style-name="P80"><text:span text:style-name="T49">Description:</text:span><text:span text:style-name="T41"> Denotes user has clicked the component. </text:span></text:p>
          </table:table-cell>
        </table:table-row>
        <table:table-row>
          <table:table-cell table:style-name="Table51.A2" office:value-type="string">
            <text:p text:style-name="P62"><text:span text:style-name="Source_20_Text">onRightClick</text:span></text:p>
          </table:table-cell>
          <table:table-cell table:style-name="Table51.B2" office:value-type="string">
            <text:p text:style-name="P80"><text:a xlink:type="simple" xlink:href="#MouseEvent"><text:span text:style-name="T46">org.zkoss.zk.ui.event.MouseEvent</text:span></text:a></text:p>
            <text:p text:style-name="P80"><text:a xlink:type="simple" xlink:href="#MouseEvent"><text:span text:style-name="T46"/></text:a></text:p>
            <text:p text:style-name="P80"><text:span text:style-name="T49">Description:</text:span><text:span text:style-name="T41"> Denotes user has right-clicked the component.</text:span></text:p>
          </table:table-cell>
        </table:table-row>
        <table:table-row>
          <table:table-cell table:style-name="Table51.A2" office:value-type="string">
            <text:p text:style-name="P62"><text:span text:style-name="Source_20_Text">onDoubleClick</text:span></text:p>
          </table:table-cell>
          <table:table-cell table:style-name="Table51.B2" office:value-type="string">
            <text:p text:style-name="P80"><text:a xlink:type="simple" xlink:href="#MouseEvent"><text:span text:style-name="T46">org.zkoss.zk.ui.event.MouseEvent</text:span></text:a></text:p>
            <text:p text:style-name="P80"><text:a xlink:type="simple" xlink:href="#MouseEvent"><text:span text:style-name="T46"/></text:a></text:p>
            <text:p text:style-name="P80"><text:span text:style-name="T49">Description:</text:span><text:span text:style-name="T41"> Denotes user has double-clicked the component.</text:span></text:p>
          </table:table-cell>
        </table:table-row>
      </table:table>
      <text:h text:style-name="P99" text:outline-level="4">Properties</text:h>
      <text:p text:style-name="P125"><text:s text:c="8"/><text:span text:style-name="T90">*NONE</text:span></text:p>
      <text:h text:style-name="P79" text:outline-level="4">Methods</text:h>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Name</text:p>
            </table:table-cell>
            <table:table-cell table:style-name="Table52.A1" office:value-type="string">
              <text:p text:style-name="Table_20_Heading">Description</text:p>
            </table:table-cell>
            <table:table-cell table:style-name="Table52.C1" office:value-type="string">
              <text:p text:style-name="Table_20_Heading">Return Data Type</text:p>
            </table:table-cell>
          </table:table-row>
        </table:table-header-rows>
        <table:table-row>
          <table:table-cell table:style-name="Table52.A2" office:value-type="string">
            <text:p text:style-name="Table_20_Contents"><text:span text:style-name="Source_20_Text">getCompoundLabel()</text:span></text:p>
          </table:table-cell>
          <table:table-cell table:style-name="Table52.A2" office:value-type="string">
            <text:p text:style-name="Table_20_Contents">Returns a compound label, which is the catenation of parent's title, if the parent is <text:span text:style-name="Source_20_Text">Window</text:span>, and <text:span text:style-name="Source_20_Text">LabelElement.getLabel()</text:span>.</text:p>
          </table:table-cell>
          <table:table-cell table:style-name="Table52.C2" office:value-type="string">
            <text:p text:style-name="Standard"><text:span text:style-name="T34">java.lang.String</text:span></text:p>
          </table:table-cell>
        </table:table-row>
        <table:table-row>
          <table:table-cell table:style-name="Table52.A2" office:value-type="string">
            <text:p text:style-name="Table_20_Contents"><text:span text:style-name="Source_20_Text">getOuterAttrs()</text:span></text:p>
          </table:table-cell>
          <table:table-cell table:style-name="Table52.A2" office:value-type="string">
            <text:p text:style-name="Table_20_Contents"/>
          </table:table-cell>
          <table:table-cell table:style-name="Table52.C2" office:value-type="string">
            <text:p text:style-name="Standard"><text:span text:style-name="T34">java.lang.String</text:span></text:p>
          </table:table-cell>
        </table:table-row>
        <table:table-row>
          <table:table-cell table:style-name="Table52.A2" office:value-type="string">
            <text:p text:style-name="Table_20_Contents"><text:span text:style-name="Source_20_Text">getSclass()</text:span></text:p>
          </table:table-cell>
          <table:table-cell table:style-name="Table52.A2" office:value-type="string">
            <text:p text:style-name="Table_20_Contents">Returns the style class.</text:p>
          </table:table-cell>
          <table:table-cell table:style-name="Table52.C2" office:value-type="string">
            <text:p text:style-name="Standard"><text:span text:style-name="T34">java.lang.String</text:span></text:p>
          </table:table-cell>
        </table:table-row>
        <table:table-row>
          <table:table-cell table:style-name="Table52.A2" office:value-type="string">
            <text:p text:style-name="Table_20_Contents"><text:span text:style-name="Source_20_Text">invalidate()</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row>
          <table:table-cell table:style-name="Table52.A2" office:value-type="string">
            <text:p text:style-name="Table_20_Contents"><text:span text:style-name="Source_20_Text">isClosableVisible()</text:span></text:p>
          </table:table-cell>
          <table:table-cell table:style-name="Table52.A2" office:value-type="string">
            <text:p text:style-name="Table_20_Contents">Returns whether to display the closable button.</text:p>
          </table:table-cell>
          <table:table-cell table:style-name="Table52.C2" office:value-type="string">
            <text:p text:style-name="Table_20_Contents"><text:span text:style-name="Source_20_Text">boo</text:span><text:span text:style-name="T37">lean</text:span></text:p>
          </table:table-cell>
        </table:table-row>
        <table:table-row>
          <table:table-cell table:style-name="Table52.A2" office:value-type="string">
            <text:p text:style-name="Table_20_Contents"><text:span text:style-name="Source_20_Text">isLegend()</text:span></text:p>
          </table:table-cell>
          <table:table-cell table:style-name="Table52.A2" office:value-type="string">
            <text:p text:style-name="Table_20_Contents">Returns whether the legend mold shall be used.</text:p>
          </table:table-cell>
          <table:table-cell table:style-name="Table52.C2" office:value-type="string">
            <text:p text:style-name="Table_20_Contents"><text:span text:style-name="Source_20_Text">boo</text:span><text:span text:style-name="T37">lean</text:span></text:p>
          </table:table-cell>
        </table:table-row>
        <table:table-row>
          <table:table-cell table:style-name="Table52.A2" office:value-type="string">
            <text:p text:style-name="Table_20_Contents"><text:span text:style-name="Source_20_Text">setParent(org.zkoss.zk.ui.Component) </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
      <text:h text:style-name="Heading_20_4" text:outline-level="4"/>
      <text:h text:style-name="P79" text:outline-level="4">Inherited From </text:h>
      <table:table table:name="Table53" table:style-name="Table53">
        <table:table-column table:style-name="Table53.A"/>
        <table:table-header-rows>
          <table:table-row>
            <table:table-cell table:style-name="Table53.A1" office:value-type="string">
              <text:p text:style-name="P67">Inherited From</text:p>
            </table:table-cell>
          </table:table-row>
        </table:table-header-rows>
        <table:table-row>
          <table:table-cell table:style-name="Table53.A2" office:value-type="string">
            <text:p text:style-name="P90"><text:a xlink:type="simple" xlink:href="#LabelImageElement">org.zkoss.zul.impl.LabelImageElement</text:a></text:p>
          </table:table-cell>
        </table:table-row>
        <table:table-row>
          <table:table-cell table:style-name="Table53.A2" office:value-type="string">
            <text:p text:style-name="P90"><text:a xlink:type="simple" xlink:href="#LabelElement">org.zkoss.zul.impl.LabelElement</text:a></text:p>
          </table:table-cell>
        </table:table-row>
        <table:table-row table:style-name="Table53.4">
          <table:table-cell table:style-name="Table53.A2" office:value-type="string">
            <text:p text:style-name="P90"><text:a xlink:type="simple" xlink:href="#XulElement">org.zkoss.zul.impl.XulElement</text:a></text:p>
          </table:table-cell>
        </table:table-row>
        <table:table-row table:style-name="Table53.4">
          <table:table-cell table:style-name="Table53.A2" office:value-type="string">
            <text:p text:style-name="P90"><text:s/><text:a xlink:type="simple" xlink:href="#HtmlBasedComponent">org.zkoss.zk.ui.HtmlBasedComponent</text:a> </text:p>
          </table:table-cell>
        </table:table-row>
        <table:table-row table:style-name="Table53.4">
          <table:table-cell table:style-name="Table53.A2" office:value-type="string">
            <text:p text:style-name="P90"><text:s/><text:a xlink:type="simple" xlink:href="#AbstractComponent">org.zkoss.zk.ui.AbstractComponent </text:a></text:p>
          </table:table-cell>
        </table:table-row>
      </table:table>
      <text:p text:style-name="P71"/>
      <text:h text:style-name="Heading_20_3" text:outline-level="3"><text:bookmark-start text:name="Center"/>Center<text:bookmark-end text:name="Center"/></text:h>
      <text:p text:style-name="P131">This component is a center region. The default class of CSS is specified "layout-region-center".</text:p>
      <text:p text:style-name="Text_20_body_20_indent"/>
      <text:p text:style-name="P123"><draw:frame draw:style-name="fr6" draw:name="graphics15" text:anchor-type="paragraph" svg:width="11.665cm" svg:height="6.1cm" draw:z-index="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7" text:outline-level="4">Class Name</text:h>
      <text:p text:style-name="P58"><text:span text:style-name="T56">org.zkoss.zkex.zul.Center</text:span></text:p>
      <text:h text:style-name="P79" text:outline-level="4">Supported Child Components</text:h>
      <text:p text:style-name="Text_20_body_20_indent_20_2">*NONE</text:p>
      <text:h text:style-name="P79" text:outline-level="4">Supported Events<text:tab/> </text:h>
      <table:table table:name="Table54" table:style-name="Table54">
        <table:table-column table:style-name="Table54.A"/>
        <table:table-column table:style-name="Table54.B"/>
        <table:table-header-rows>
          <table:table-row>
            <table:table-cell table:style-name="Table54.A1" office:value-type="string">
              <text:p text:style-name="P67">Name</text:p>
            </table:table-cell>
            <table:table-cell table:style-name="Table54.B1" office:value-type="string">
              <text:p text:style-name="P67">Inherited From</text:p>
            </table:table-cell>
          </table:table-row>
        </table:table-header-rows>
        <table:table-row>
          <table:table-cell table:style-name="Table54.A2" office:value-type="string">
            <text:p text:style-name="P62"><text:span text:style-name="Source_20_Text">OnOpen</text:span></text:p>
          </table:table-cell>
          <table:table-cell table:style-name="Table54.B2" office:value-type="string">
            <text:p text:style-name="P132"><text:a xlink:type="simple" xlink:href="#OpenEvent"><text:span text:style-name="T91">org.zkoss.zk.ui.event.OpenEvent</text:span></text:a></text:p>
            <text:p text:style-name="Table_20_Contents"><text:span text:style-name="T92"/></text:p>
            <text:p text:style-name="Table_20_Contents"><text:span text:style-name="T93">Description: </text:span><text:span text:style-name="T38">When a layout is collapsed or opened by a user, the onOpen event is sent to the application.</text:span></text:p>
          </table:table-cell>
        </table:table-row>
      </table:table>
      <text:h text:style-name="P93" text:outline-level="4">Properties</text:h>
      <table:table table:name="Table55" table:style-name="Table55">
        <table:table-column table:style-name="Table55.A"/>
        <table:table-column table:style-name="Table55.B"/>
        <table:table-column table:style-name="Table55.C"/>
        <table:table-column table:style-name="Table55.D"/>
        <table:table-header-rows>
          <table:table-row>
            <table:table-cell table:style-name="Table55.A1" office:value-type="string">
              <text:p text:style-name="P59">Property</text:p>
            </table:table-cell>
            <table:table-cell table:style-name="Table55.A1" office:value-type="string">
              <text:p text:style-name="P59">Description</text:p>
            </table:table-cell>
            <table:table-cell table:style-name="Table55.A1" office:value-type="string">
              <text:p text:style-name="P59">Data Type</text:p>
            </table:table-cell>
            <table:table-cell table:style-name="Table55.D1" office:value-type="string">
              <text:p text:style-name="P59">Default Value</text:p>
            </table:table-cell>
          </table:table-row>
        </table:table-header-rows>
        <table:table-row>
          <table:table-cell table:style-name="Table55.A2" office:value-type="string">
            <text:p text:style-name="P60"><text:span text:style-name="T34">size</text:span></text:p>
          </table:table-cell>
          <table:table-cell table:style-name="Table55.A2" office:value-type="string">
            <text:p text:style-name="P94">Sets the size of this region.</text:p>
          </table:table-cell>
          <table:table-cell table:style-name="Table55.A2" office:value-type="string">
            <text:p text:style-name="P60"><text:span text:style-name="T34">java.lang.String</text:span></text:p>
          </table:table-cell>
          <table:table-cell table:style-name="Table55.D2" office:value-type="string">
            <text:p text:style-name="P62"><text:span text:style-name="T36">null</text:span></text:p>
          </table:table-cell>
        </table:table-row>
      </table:table>
      <text:p text:style-name="P95"/>
      <text:h text:style-name="P79" text:outline-level="4">Methods</text:h>
      <table:table table:name="Table56" table:style-name="Table56">
        <table:table-column table:style-name="Table56.A"/>
        <table:table-column table:style-name="Table56.B"/>
        <table:table-column table:style-name="Table56.C"/>
        <table:table-header-rows>
          <table:table-row>
            <table:table-cell table:style-name="Table56.A1" office:value-type="string">
              <text:p text:style-name="Table_20_Heading">Name</text:p>
            </table:table-cell>
            <table:table-cell table:style-name="Table56.A1" office:value-type="string">
              <text:p text:style-name="Table_20_Heading">Description</text:p>
            </table:table-cell>
            <table:table-cell table:style-name="Table56.C1" office:value-type="string">
              <text:p text:style-name="Table_20_Heading">Return Data Type</text:p>
            </table:table-cell>
          </table:table-row>
        </table:table-header-rows>
        <table:table-row>
          <table:table-cell table:style-name="Table56.A2" office:value-type="string">
            <text:p text:style-name="Text_20_body"><text:span text:style-name="Source_20_Text">getPosition()</text:span></text:p>
          </table:table-cell>
          <table:table-cell table:style-name="Table56.A2" office:value-type="string">
            <text:p text:style-name="Text_20_body">Returns <text:span text:style-name="Source_20_Text">Borderlayout.NORTH.</text:span></text:p>
          </table:table-cell>
          <table:table-cell table:style-name="Table56.C2" office:value-type="string">
            <text:p text:style-name="Table_20_Contents"><text:span text:style-name="T37">java.lang.String</text:span></text:p>
          </table:table-cell>
        </table:table-row>
        <table:table-row>
          <table:table-cell table:style-name="Table56.A2" office:value-type="string">
            <text:p text:style-name="Text_20_body">setWidth(java.lang.String width)</text:p>
          </table:table-cell>
          <table:table-cell table:style-name="Table56.A2" office:value-type="string">
            <text:p text:style-name="Text_20_body">The width can't be specified in this component because its width is determined by other region components (West or East).</text:p>
          </table:table-cell>
          <table:table-cell table:style-name="Table56.C2" office:value-type="string">
            <text:p text:style-name="Table_20_Contents">void</text:p>
          </table:table-cell>
        </table:table-row>
      </table:table>
      <text:h text:style-name="P78" text:outline-level="4">Inherited From </text:h>
      <table:table table:name="Table57" table:style-name="Table57">
        <table:table-column table:style-name="Table57.A"/>
        <table:table-header-rows>
          <table:table-row>
            <table:table-cell table:style-name="Table57.A1" office:value-type="string">
              <text:p text:style-name="P67">Inherited From</text:p>
            </table:table-cell>
          </table:table-row>
        </table:table-header-rows>
        <table:table-row table:style-name="Table57.2">
          <table:table-cell table:style-name="Table57.A2" office:value-type="string">
            <text:p text:style-name="P90"><text:a xlink:type="simple" xlink:href="#LayoutRegion"><text:span text:style-name="T61">org.zkoss.zkex.zul.LayoutRegion </text:span></text:a></text:p>
          </table:table-cell>
        </table:table-row>
        <table:table-row table:style-name="Table57.2">
          <table:table-cell table:style-name="Table57.A2" office:value-type="string">
            <text:p text:style-name="P90"><text:span text:style-name="T62"><text:s/></text:span><text:a xlink:type="simple" xlink:href="#HtmlBasedComponent">org.zkoss.zk.ui.HtmlBasedComponent</text:a><text:span text:style-name="T62"> </text:span></text:p>
          </table:table-cell>
        </table:table-row>
        <table:table-row table:style-name="Table57.2">
          <table:table-cell table:style-name="Table57.A2" office:value-type="string">
            <text:p text:style-name="P90"><text:s/><text:a xlink:type="simple" xlink:href="#AbstractComponent">org.zkoss.zk.ui.AbstractComponent </text:a></text:p>
          </table:table-cell>
        </table:table-row>
      </table:table>
      <text:p text:style-name="P71"/>
      <text:h text:style-name="Heading_20_3" text:outline-level="3">Cha<text:span text:style-name="T2">rt</text:span></text:h>
      <text:p text:style-name="Text_20_body_20_indent">A <text:span text:style-name="Source_20_Text">chart</text:span> is used to show a set of data as a graph. It helps users to judge things with a snapshot. To use a chart com<text:span text:style-name="T2">ponent , developers must prepare</text:span> a <text:span text:style-name="Source_20_Text">ChartModel </text:span>and a <text:s/><text:span text:style-name="Source_20_Text">ChartEngine.</text:span> Developers also set proper chart type, and the threeD (3D) attribute to draw proper chart. The model and type must match to each other; or the result is unpredictable. The 3D chart is not supported on all chart type.</text:p>
      <text:p text:style-name="Text_20_body_20_indent"/>
      <table:table table:name="Table349" table:style-name="Table349">
        <table:table-column table:style-name="Table349.A"/>
        <table:table-column table:style-name="Table349.B"/>
        <table:table-column table:style-name="Table349.C"/>
        <table:table-header-rows>
          <table:table-row>
            <table:table-cell table:style-name="Table349.A1" office:value-type="string">
              <text:p text:style-name="P67">Type</text:p>
            </table:table-cell>
            <table:table-cell table:style-name="Table349.A1" office:value-type="string">
              <text:p text:style-name="P67">Model</text:p>
            </table:table-cell>
            <table:table-cell table:style-name="Table349.C1" office:value-type="string">
              <text:p text:style-name="P67">3D</text:p>
            </table:table-cell>
          </table:table-row>
        </table:table-header-rows>
        <table:table-row>
          <table:table-cell table:style-name="Table349.A2" office:value-type="string">
            <text:p text:style-name="P60"><text:span text:style-name="T41">pie</text:span></text:p>
          </table:table-cell>
          <table:table-cell table:style-name="Table349.A2" office:value-type="string">
            <text:p text:style-name="P130"><text:span text:style-name="Source_20_Text">PieModel</text:span></text:p>
          </table:table-cell>
          <table:table-cell table:style-name="Table349.C2" office:value-type="string">
            <text:p text:style-name="P60"><text:span text:style-name="Source_20_Text">o</text:span></text:p>
          </table:table-cell>
        </table:table-row>
        <table:table-row>
          <table:table-cell table:style-name="Table349.A2" office:value-type="string">
            <text:p text:style-name="P60"><text:span text:style-name="Source_20_Text">ring</text:span></text:p>
          </table:table-cell>
          <table:table-cell table:style-name="Table349.A2" office:value-type="string">
            <text:p text:style-name="P130"><text:span text:style-name="Source_20_Text">PieModel</text:span></text:p>
          </table:table-cell>
          <table:table-cell table:style-name="Table349.C2" office:value-type="string">
            <text:p text:style-name="P60"><text:span text:style-name="Source_20_Text">x</text:span></text:p>
          </table:table-cell>
        </table:table-row>
        <table:table-row>
          <table:table-cell table:style-name="Table349.A2" office:value-type="string">
            <text:p text:style-name="P60"><text:span text:style-name="Source_20_Text">bar</text:span></text:p>
          </table:table-cell>
          <table:table-cell table:style-name="Table349.A2" office:value-type="string">
            <text:p text:style-name="P130"><text:span text:style-name="T34">CategoryModel</text:span></text:p>
          </table:table-cell>
          <table:table-cell table:style-name="Table349.C2" office:value-type="string">
            <text:p text:style-name="P60"><text:span text:style-name="Source_20_Text">o</text:span></text:p>
          </table:table-cell>
        </table:table-row>
        <table:table-row>
          <table:table-cell table:style-name="Table349.A2" office:value-type="string">
            <text:p text:style-name="P60"><text:span text:style-name="Source_20_Text">line</text:span></text:p>
          </table:table-cell>
          <table:table-cell table:style-name="Table349.A2" office:value-type="string">
            <text:p text:style-name="P130"><text:span text:style-name="Source_20_Text">CategoryModel </text:span><text:span text:style-name="T48">or</text:span><text:span text:style-name="T34"> XYModel</text:span></text:p>
          </table:table-cell>
          <table:table-cell table:style-name="Table349.C2" office:value-type="string">
            <text:p text:style-name="P60"><text:span text:style-name="Source_20_Text">o</text:span></text:p>
          </table:table-cell>
        </table:table-row>
        <table:table-row>
          <table:table-cell table:style-name="Table349.A2" office:value-type="string">
            <text:p text:style-name="P60"><text:span text:style-name="Source_20_Text">area</text:span></text:p>
          </table:table-cell>
          <table:table-cell table:style-name="Table349.A2" office:value-type="string">
            <text:p text:style-name="P130"><text:span text:style-name="Source_20_Text">CategoryModel </text:span>or<text:span text:style-name="Source_20_Text"> XYModel</text:span></text:p>
          </table:table-cell>
          <table:table-cell table:style-name="Table349.C2" office:value-type="string">
            <text:p text:style-name="P60"><text:span text:style-name="Source_20_Text">x</text:span></text:p>
          </table:table-cell>
        </table:table-row>
        <table:table-row>
          <table:table-cell table:style-name="Table349.A2" office:value-type="string">
            <text:p text:style-name="P60"><text:span text:style-name="Source_20_Text">stacked_bar </text:span></text:p>
          </table:table-cell>
          <table:table-cell table:style-name="Table349.A2" office:value-type="string">
            <text:p text:style-name="P130"><text:span text:style-name="T37">CategoryModel</text:span></text:p>
          </table:table-cell>
          <table:table-cell table:style-name="Table349.C2" office:value-type="string">
            <text:p text:style-name="P60"><text:span text:style-name="Source_20_Text">o</text:span></text:p>
          </table:table-cell>
        </table:table-row>
        <table:table-row>
          <table:table-cell table:style-name="Table349.A2" office:value-type="string">
            <text:p text:style-name="P60"><text:span text:style-name="Source_20_Text">stacked_area </text:span></text:p>
          </table:table-cell>
          <table:table-cell table:style-name="Table349.A2" office:value-type="string">
            <text:p text:style-name="P130"><text:span text:style-name="Source_20_Text">CategoryModel </text:span><text:span text:style-name="T48">or</text:span><text:span text:style-name="T34"> XYModel</text:span></text:p>
          </table:table-cell>
          <table:table-cell table:style-name="Table349.C2" office:value-type="string">
            <text:p text:style-name="P60"><text:span text:style-name="Source_20_Text">x</text:span></text:p>
          </table:table-cell>
        </table:table-row>
        <table:table-row>
          <table:table-cell table:style-name="Table349.A2" office:value-type="string">
            <text:p text:style-name="P60"><text:span text:style-name="Source_20_Text">waterfall </text:span></text:p>
          </table:table-cell>
          <table:table-cell table:style-name="Table349.A2" office:value-type="string">
            <text:p text:style-name="P130"><text:span text:style-name="Source_20_Text">CategoryModel</text:span></text:p>
          </table:table-cell>
          <table:table-cell table:style-name="Table349.C2" office:value-type="string">
            <text:p text:style-name="P60"><text:span text:style-name="Source_20_Text">x</text:span></text:p>
          </table:table-cell>
        </table:table-row>
        <table:table-row>
          <table:table-cell table:style-name="Table349.A2" office:value-type="string">
            <text:p text:style-name="P60"><text:span text:style-name="Source_20_Text">polar </text:span></text:p>
          </table:table-cell>
          <table:table-cell table:style-name="Table349.A2" office:value-type="string">
            <text:p text:style-name="P130"><text:span text:style-name="Source_20_Text">XYModel</text:span></text:p>
          </table:table-cell>
          <table:table-cell table:style-name="Table349.C2" office:value-type="string">
            <text:p text:style-name="P60">x</text:p>
          </table:table-cell>
        </table:table-row>
        <table:table-row>
          <table:table-cell table:style-name="Table349.A2" office:value-type="string">
            <text:p text:style-name="P60"><text:span text:style-name="Source_20_Text">scatter </text:span></text:p>
          </table:table-cell>
          <table:table-cell table:style-name="Table349.A2" office:value-type="string">
            <text:p text:style-name="P130"><text:span text:style-name="Source_20_Text">XYModel</text:span></text:p>
          </table:table-cell>
          <table:table-cell table:style-name="Table349.C2" office:value-type="string">
            <text:p text:style-name="P60">x</text:p>
          </table:table-cell>
        </table:table-row>
        <table:table-row>
          <table:table-cell table:style-name="Table349.A2" office:value-type="string">
            <text:p text:style-name="P60"><text:span text:style-name="Source_20_Text">time_series </text:span></text:p>
          </table:table-cell>
          <table:table-cell table:style-name="Table349.A2" office:value-type="string">
            <text:p text:style-name="P130"><text:span text:style-name="Source_20_Text">XYModel</text:span></text:p>
          </table:table-cell>
          <table:table-cell table:style-name="Table349.C2" office:value-type="string">
            <text:p text:style-name="P60">x</text:p>
          </table:table-cell>
        </table:table-row>
        <table:table-row>
          <table:table-cell table:style-name="Table349.A2" office:value-type="string">
            <text:p text:style-name="P60"><text:span text:style-name="Source_20_Text">polar </text:span></text:p>
          </table:table-cell>
          <table:table-cell table:style-name="Table349.A2" office:value-type="string">
            <text:p text:style-name="P130"><text:span text:style-name="Source_20_Text">XYModel</text:span></text:p>
          </table:table-cell>
          <table:table-cell table:style-name="Table349.C2" office:value-type="string">
            <text:p text:style-name="P60">x</text:p>
          </table:table-cell>
        </table:table-row>
        <table:table-row>
          <table:table-cell table:style-name="Table349.A2" office:value-type="string">
            <text:p text:style-name="P60"><text:span text:style-name="Source_20_Text">step_area </text:span></text:p>
          </table:table-cell>
          <table:table-cell table:style-name="Table349.A2" office:value-type="string">
            <text:p text:style-name="P130"><text:span text:style-name="Source_20_Text">XYModel</text:span></text:p>
          </table:table-cell>
          <table:table-cell table:style-name="Table349.C2" office:value-type="string">
            <text:p text:style-name="P60">x</text:p>
          </table:table-cell>
        </table:table-row>
        <table:table-row>
          <table:table-cell table:style-name="Table349.A2" office:value-type="string">
            <text:p text:style-name="P60"><text:span text:style-name="Source_20_Text">step </text:span></text:p>
          </table:table-cell>
          <table:table-cell table:style-name="Table349.A2" office:value-type="string">
            <text:p text:style-name="P130"><text:span text:style-name="Source_20_Text">XYModel</text:span></text:p>
          </table:table-cell>
          <table:table-cell table:style-name="Table349.C2" office:value-type="string">
            <text:p text:style-name="P60">x</text:p>
          </table:table-cell>
        </table:table-row>
        <table:table-row>
          <table:table-cell table:style-name="Table349.A2" office:value-type="string">
            <text:p text:style-name="P60"><text:span text:style-name="Source_20_Text">histogram </text:span></text:p>
          </table:table-cell>
          <table:table-cell table:style-name="Table349.A2" office:value-type="string">
            <text:p text:style-name="P130"><text:span text:style-name="Source_20_Text">XYModel</text:span></text:p>
          </table:table-cell>
          <table:table-cell table:style-name="Table349.C2" office:value-type="string">
            <text:p text:style-name="P60">x</text:p>
          </table:table-cell>
        </table:table-row>
        <table:table-row>
          <table:table-cell table:style-name="Table349.A2" office:value-type="string">
            <text:p text:style-name="P60"><text:span text:style-name="Source_20_Text">candlestick </text:span></text:p>
          </table:table-cell>
          <table:table-cell table:style-name="Table349.A2" office:value-type="string">
            <text:p text:style-name="P130"><text:span text:style-name="Source_20_Text">HiLoModel</text:span></text:p>
          </table:table-cell>
          <table:table-cell table:style-name="Table349.C2" office:value-type="string">
            <text:p text:style-name="P60">x</text:p>
          </table:table-cell>
        </table:table-row>
        <table:table-row>
          <table:table-cell table:style-name="Table349.A2" office:value-type="string">
            <text:p text:style-name="P60"><text:span text:style-name="Source_20_Text">hilow </text:span></text:p>
          </table:table-cell>
          <table:table-cell table:style-name="Table349.A2" office:value-type="string">
            <text:p text:style-name="P130"><text:span text:style-name="Source_20_Text">HiLoModel</text:span></text:p>
          </table:table-cell>
          <table:table-cell table:style-name="Table349.C2" office:value-type="string">
            <text:p text:style-name="P60">x</text:p>
          </table:table-cell>
        </table:table-row>
      </table:table>
      <text:p text:style-name="Standard"/>
      <text:p text:style-name="Text_20_body_20_indent"><text:span text:style-name="T37"/></text:p>
      <text:p text:style-name="Text_20_body_20_indent"><draw:frame draw:style-name="fr6" draw:name="graphics25" text:anchor-type="paragraph" svg:width="13.548cm" svg:height="6.959cm" draw:z-index="83"><draw:image xlink:href="../images/chart.png" xlink:type="simple" xlink:show="embed" xlink:actuate="onLoad"/></draw:frame></text:p>
      <text:p text:style-name="Code_20_Indent_20_2"><text:span text:style-name="Source_20_Text">&lt;vbox&gt;</text:span></text:p>
      <text:p text:style-name="Code_20_Indent_20_2"><text:span text:style-name="Source_20_Text"><text:tab/>&lt;chart id="mychart" title="Pie Chart Demo" width="500" height="250" type="pie" threeD="true" fgAlpha="128"/&gt;</text:span></text:p>
      <text:p text:style-name="Code_20_Indent_20_2"><text:span text:style-name="Source_20_Text"><text:tab/>&lt;zscript&gt;</text:span></text:p>
      <text:p text:style-name="Code_20_Indent_20_2"><text:span text:style-name="Source_20_Text"><text:tab/><text:tab/>PieModel model = new MyPieModel();</text:span></text:p>
      <text:p text:style-name="Code_20_Indent_20_2"><text:span text:style-name="Source_20_Text"><text:tab/><text:tab/>mychart.setModel(model);</text:span></text:p>
      <text:p text:style-name="Code_20_Indent_20_2"><text:span text:style-name="Source_20_Text"><text:tab/>&lt;/zscript&gt;</text:span></text:p>
      <text:p text:style-name="Code_20_Indent_20_2"><text:span text:style-name="Source_20_Text">&lt;/vbox&gt;</text:span></text:p>
      <text:h text:style-name="P77" text:outline-level="4">Class Name</text:h>
      <text:p text:style-name="P58"><text:span text:style-name="T39">org.zkoss.zul.Chart</text:span></text:p>
      <text:h text:style-name="P79" text:outline-level="4">Supported Child Components</text:h>
      <text:p text:style-name="P129"><text:span text:style-name="T48">*NONE</text:span> </text:p>
      <text:h text:style-name="P79" text:outline-level="4">Supported Events</text:h>
      <text:p text:style-name="Text_20_body_20_indent_20_2"/>
      <table:table table:name="Table350" table:style-name="Table350">
        <table:table-column table:style-name="Table350.A"/>
        <table:table-column table:style-name="Table350.B"/>
        <table:table-header-rows>
          <table:table-row>
            <table:table-cell table:style-name="Table350.A1" office:value-type="string">
              <text:p text:style-name="P67">Name</text:p>
            </table:table-cell>
            <table:table-cell table:style-name="Table350.B1" office:value-type="string">
              <text:p text:style-name="P67">Event Type</text:p>
            </table:table-cell>
          </table:table-row>
        </table:table-header-rows>
        <table:table-row>
          <table:table-cell table:style-name="Table350.A2" office:value-type="string">
            <text:p text:style-name="P62"><text:span text:style-name="Source_20_Text">onClick</text:span></text:p>
          </table:table-cell>
          <table:table-cell table:style-name="Table350.B2" office:value-type="string">
            <text:p text:style-name="P80"><text:a xlink:type="simple" xlink:href="#MouseEvent"><text:span text:style-name="T46">org.zkoss.zk.ui.event.MouseEvent</text:span></text:a></text:p>
            <text:p text:style-name="P80"><text:a xlink:type="simple" xlink:href="#MouseEvent"><text:span text:style-name="T46"/></text:a></text:p>
            <text:p text:style-name="P80"><text:span text:style-name="T49">Description:</text:span><text:span text:style-name="T41"> Denotes user has clicked the component.</text:span></text:p>
            <text:p text:style-name="P80"><text:span text:style-name="T41">Use getX(), getY() method to get coo</text:span><text:span text:style-name="T88">rdinates.</text:span></text:p>
            <text:p text:style-name="P80"><text:span text:style-name="T88">Use getArea() method to get the area component which user clicks on.</text:span></text:p>
          </table:table-cell>
        </table:table-row>
      </table:table>
      <text:h text:style-name="P85" text:outline-level="4">Properties</text:h>
      <table:table table:name="Table351" table:style-name="Table351">
        <table:table-column table:style-name="Table351.A"/>
        <table:table-column table:style-name="Table351.B"/>
        <table:table-column table:style-name="Table351.C"/>
        <table:table-column table:style-name="Table351.D"/>
        <table:table-header-rows>
          <table:table-row>
            <table:table-cell table:style-name="Table351.A1" office:value-type="string">
              <text:p text:style-name="P67">Property</text:p>
            </table:table-cell>
            <table:table-cell table:style-name="Table351.A1" office:value-type="string">
              <text:p text:style-name="P67">Description</text:p>
            </table:table-cell>
            <table:table-cell table:style-name="Table351.A1" office:value-type="string">
              <text:p text:style-name="P67">Data Type</text:p>
            </table:table-cell>
            <table:table-cell table:style-name="Table351.D1" office:value-type="string">
              <text:p text:style-name="P59">Default Value</text:p>
            </table:table-cell>
          </table:table-row>
        </table:table-header-rows>
        <table:table-row>
          <table:table-cell table:style-name="Table351.A2" office:value-type="string">
            <text:p text:style-name="P60"><text:span text:style-name="T41">bgAlpha</text:span></text:p>
          </table:table-cell>
          <table:table-cell table:style-name="Table351.A2" office:value-type="string">
            <text:p text:style-name="P130">Sets the background alpha (transparency, 0 ~ 255).</text:p>
          </table:table-cell>
          <table:table-cell table:style-name="Table351.A2" office:value-type="string">
            <text:p text:style-name="P60"><text:span text:style-name="Source_20_Text">int</text:span></text:p>
          </table:table-cell>
          <table:table-cell table:style-name="Table351.D2" office:value-type="string">
            <text:p text:style-name="P60"><text:span text:style-name="T89">255</text:span></text:p>
          </table:table-cell>
        </table:table-row>
        <table:table-row>
          <table:table-cell table:style-name="Table351.A2" office:value-type="string">
            <text:p text:style-name="P60"><text:span text:style-name="Source_20_Text">bgColor</text:span></text:p>
          </table:table-cell>
          <table:table-cell table:style-name="Table351.A2" office:value-type="string">
            <text:p text:style-name="P130">Sets the background color of the chart.It must be in <text:span text:style-name="T34">#RRGGBB</text:span><text:span text:style-name="T48"> format <text:s/>(hexdecimal).</text:span></text:p>
          </table:table-cell>
          <table:table-cell table:style-name="Table351.A2" office:value-type="string">
            <text:p text:style-name="P60"><text:span text:style-name="Source_20_Text">String</text:span></text:p>
          </table:table-cell>
          <table:table-cell table:style-name="Table351.D2" office:value-type="string">
            <text:p text:style-name="P60"><text:span text:style-name="T89">null</text:span></text:p>
          </table:table-cell>
        </table:table-row>
        <table:table-row>
          <table:table-cell table:style-name="Table351.A2" office:value-type="string">
            <text:p text:style-name="P60"><text:span text:style-name="Source_20_Text">fgAlpha</text:span></text:p>
          </table:table-cell>
          <table:table-cell table:style-name="Table351.A2" office:value-type="string">
            <text:p text:style-name="P130">Sets the foreground alpha (transparency, 0 ~ 255).</text:p>
          </table:table-cell>
          <table:table-cell table:style-name="Table351.A2" office:value-type="string">
            <text:p text:style-name="P60"><text:span text:style-name="Source_20_Text">int</text:span></text:p>
          </table:table-cell>
          <table:table-cell table:style-name="Table351.D2" office:value-type="string">
            <text:p text:style-name="P60"><text:span text:style-name="Source_20_Text">255</text:span></text:p>
          </table:table-cell>
        </table:table-row>
        <table:table-row>
          <table:table-cell table:style-name="Table351.A2" office:value-type="string">
            <text:p text:style-name="P60"><text:span text:style-name="Source_20_Text">height</text:span></text:p>
          </table:table-cell>
          <table:table-cell table:style-name="Table351.A2" office:value-type="string">
            <text:p text:style-name="P130">Sets height of chart, it must be a int<text:span text:style-name="T2">eger string</text:span></text:p>
          </table:table-cell>
          <table:table-cell table:style-name="Table351.A2" office:value-type="string">
            <text:p text:style-name="P60"><text:span text:style-name="Source_20_Text">String</text:span></text:p>
          </table:table-cell>
          <table:table-cell table:style-name="Table351.D2" office:value-type="string">
            <text:p text:style-name="P60"><text:span text:style-name="Source_20_Text">200</text:span></text:p>
          </table:table-cell>
        </table:table-row>
        <table:table-row>
          <table:table-cell table:style-name="Table351.A2" office:value-type="string">
            <text:p text:style-name="P60"><text:span text:style-name="Source_20_Text">orient</text:span></text:p>
          </table:table-cell>
          <table:table-cell table:style-name="Table351.A2" office:value-type="string">
            <text:p text:style-name="P130">Sets the chart orientation.</text:p>
            <text:p text:style-name="P130">Values: <text:span text:style-name="Source_20_Text">vertical | horizontal </text:span></text:p>
          </table:table-cell>
          <table:table-cell table:style-name="Table351.A2" office:value-type="string">
            <text:p text:style-name="P60"><text:span text:style-name="T37">String</text:span></text:p>
          </table:table-cell>
          <table:table-cell table:style-name="Table351.D2" office:value-type="string">
            <text:p text:style-name="P60"><text:span text:style-name="Source_20_Text">vertical</text:span></text:p>
          </table:table-cell>
        </table:table-row>
        <table:table-row>
          <table:table-cell table:style-name="Table351.A2" office:value-type="string">
            <text:p text:style-name="P60"><text:span text:style-name="Source_20_Text">paneAlpha</text:span></text:p>
          </table:table-cell>
          <table:table-cell table:style-name="Table351.A2" office:value-type="string">
            <text:p text:style-name="P133">Sets the pane alpha (transparency, 0 ~ 255).</text:p>
          </table:table-cell>
          <table:table-cell table:style-name="Table351.A2" office:value-type="string">
            <text:p text:style-name="P60"><text:span text:style-name="Source_20_Text">int</text:span></text:p>
          </table:table-cell>
          <table:table-cell table:style-name="Table351.D2" office:value-type="string">
            <text:p text:style-name="P60"><text:span text:style-name="Source_20_Text">255</text:span></text:p>
          </table:table-cell>
        </table:table-row>
        <table:table-row>
          <table:table-cell table:style-name="Table351.A2" office:value-type="string">
            <text:p text:style-name="P60"><text:span text:style-name="Source_20_Text">panelColor</text:span></text:p>
          </table:table-cell>
          <table:table-cell table:style-name="Table351.A2" office:value-type="string">
            <text:p text:style-name="P130">Sets the pane color of the chart.It must be <text:span text:style-name="T34">#RRGGBB</text:span><text:span text:style-name="T48"> format <text:s/>(hexdecimal).</text:span></text:p>
          </table:table-cell>
          <table:table-cell table:style-name="Table351.A2" office:value-type="string">
            <text:p text:style-name="P60"><text:span text:style-name="Source_20_Text">String</text:span></text:p>
          </table:table-cell>
          <table:table-cell table:style-name="Table351.D2" office:value-type="string">
            <text:p text:style-name="P60"><text:span text:style-name="Source_20_Text">null</text:span></text:p>
          </table:table-cell>
        </table:table-row>
        <table:table-row>
          <table:table-cell table:style-name="Table351.A2" office:value-type="string">
            <text:p text:style-name="P60"><text:span text:style-name="T41">per</text:span><text:span text:style-name="T88">iod</text:span></text:p>
          </table:table-cell>
          <table:table-cell table:style-name="Table351.A2" office:value-type="string">
            <text:p text:style-name="P130">Sets the period used in Time Series Chart.</text:p>
            <text:p text:style-name="P130">Values : millisecond | second | minute | | hour | day | week | month | quarter | year</text:p>
          </table:table-cell>
          <table:table-cell table:style-name="Table351.A2" office:value-type="string">
            <text:p text:style-name="P60"><text:span text:style-name="Source_20_Text">String</text:span></text:p>
          </table:table-cell>
          <table:table-cell table:style-name="Table351.D2" office:value-type="string">
            <text:p text:style-name="P60"><text:span text:style-name="T89">null</text:span></text:p>
          </table:table-cell>
        </table:table-row>
        <table:table-row>
          <table:table-cell table:style-name="Table351.A2" office:value-type="string">
            <text:p text:style-name="P60"><text:span text:style-name="Source_20_Text">showLegend</text:span></text:p>
          </table:table-cell>
          <table:table-cell table:style-name="Table351.A2" office:value-type="string">
            <text:p text:style-name="Table_20_Contents"><text:span text:style-name="T48">Sets the flag of showing </text:span>the chart's legend </text:p>
          </table:table-cell>
          <table:table-cell table:style-name="Table351.A2" office:value-type="string">
            <text:p text:style-name="P60"><text:span text:style-name="Source_20_Text">boolean</text:span></text:p>
          </table:table-cell>
          <table:table-cell table:style-name="Table351.D2" office:value-type="string">
            <text:p text:style-name="P60"><text:span text:style-name="T89">true</text:span></text:p>
          </table:table-cell>
        </table:table-row>
        <table:table-row>
          <table:table-cell table:style-name="Table351.A2" office:value-type="string">
            <text:p text:style-name="P60"><text:span text:style-name="Source_20_Text">showTooltiptext</text:span></text:p>
          </table:table-cell>
          <table:table-cell table:style-name="Table351.A2" office:value-type="string">
            <text:p text:style-name="P130">Sets the flag of showing the chart's tool tip text</text:p>
          </table:table-cell>
          <table:table-cell table:style-name="Table351.A2" office:value-type="string">
            <text:p text:style-name="P60"><text:span text:style-name="Source_20_Text">boolean</text:span></text:p>
          </table:table-cell>
          <table:table-cell table:style-name="Table351.D2" office:value-type="string">
            <text:p text:style-name="P60"><text:span text:style-name="Source_20_Text">true</text:span></text:p>
          </table:table-cell>
        </table:table-row>
        <table:table-row>
          <table:table-cell table:style-name="Table351.A2" office:value-type="string">
            <text:p text:style-name="P60"><text:span text:style-name="Source_20_Text">threeD</text:span></text:p>
          </table:table-cell>
          <table:table-cell table:style-name="Table351.A2" office:value-type="string">
            <text:p text:style-name="P130">Sets true to show three dimensional graph (If a type of chart got no 3d peer, this is ignored).</text:p>
          </table:table-cell>
          <table:table-cell table:style-name="Table351.A2" office:value-type="string">
            <text:p text:style-name="P60"><text:span text:style-name="Source_20_Text">boolean</text:span></text:p>
          </table:table-cell>
          <table:table-cell table:style-name="Table351.D2" office:value-type="string">
            <text:p text:style-name="P60"><text:span text:style-name="Source_20_Text">false</text:span></text:p>
          </table:table-cell>
        </table:table-row>
        <table:table-row>
          <table:table-cell table:style-name="Table351.A2" office:value-type="string">
            <text:p text:style-name="P60"><text:span text:style-name="Source_20_Text">title</text:span></text:p>
          </table:table-cell>
          <table:table-cell table:style-name="Table351.A2" office:value-type="string">
            <text:p text:style-name="P130">Sets the chart's title.</text:p>
          </table:table-cell>
          <table:table-cell table:style-name="Table351.A2" office:value-type="string">
            <text:p text:style-name="P60"><text:span text:style-name="T37">String</text:span></text:p>
          </table:table-cell>
          <table:table-cell table:style-name="Table351.D2" office:value-type="string">
            <text:p text:style-name="P60"><text:span text:style-name="Source_20_Text">null</text:span></text:p>
          </table:table-cell>
        </table:table-row>
        <table:table-row>
          <table:table-cell table:style-name="Table351.A2" office:value-type="string">
            <text:p text:style-name="P60"><text:span text:style-name="Source_20_Text">type</text:span></text:p>
          </table:table-cell>
          <table:table-cell table:style-name="Table351.A2" office:value-type="string">
            <text:p text:style-name="P133">Set the chart's type </text:p>
            <text:p text:style-name="P130"><text:span text:style-name="T2">Values: </text:span><text:span text:style-name="T37">pie | ring | bar | line | area | stacked_bar</text:span><text:span text:style-name="T2"> <text:s/>| </text:span><text:span text:style-name="T37">stacked_</text:span><text:span text:style-name="T2">area <text:s/>| </text:span><text:span text:style-name="T37">waterfall <text:s/>| polar <text:s/>| scatter <text:s/>| time_series <text:s/>| polar <text:s/>| step_area</text:span><text:span text:style-name="T2"> <text:s/>| </text:span><text:span text:style-name="T37">step <text:s/>| histogram <text:s/>| candlestick <text:s/>| hilow </text:span></text:p>
          </table:table-cell>
          <table:table-cell table:style-name="Table351.A2" office:value-type="string">
            <text:p text:style-name="P60"><text:span text:style-name="Source_20_Text">String</text:span></text:p>
          </table:table-cell>
          <table:table-cell table:style-name="Table351.D2" office:value-type="string">
            <text:p text:style-name="P60"><text:span text:style-name="Source_20_Text">null</text:span></text:p>
          </table:table-cell>
        </table:table-row>
        <table:table-row>
          <table:table-cell table:style-name="Table351.A2" office:value-type="string">
            <text:p text:style-name="P60"><text:span text:style-name="Source_20_Text">width</text:span></text:p>
          </table:table-cell>
          <table:table-cell table:style-name="Table351.A2" office:value-type="string">
            <text:p text:style-name="P130">Sets width of chart, it must be a int<text:span text:style-name="T2">eger string</text:span></text:p>
          </table:table-cell>
          <table:table-cell table:style-name="Table351.A2" office:value-type="string">
            <text:p text:style-name="P60"><text:span text:style-name="Source_20_Text">String</text:span></text:p>
          </table:table-cell>
          <table:table-cell table:style-name="Table351.D2" office:value-type="string">
            <text:p text:style-name="P60"><text:span text:style-name="Source_20_Text">400</text:span></text:p>
          </table:table-cell>
        </table:table-row>
        <table:table-row>
          <table:table-cell table:style-name="Table351.A2" office:value-type="string">
            <text:p text:style-name="P60"><text:span text:style-name="T41">xAxis</text:span></text:p>
          </table:table-cell>
          <table:table-cell table:style-name="Table351.A2" office:value-type="string">
            <text:p text:style-name="P130">Sets the label in xAxis. </text:p>
          </table:table-cell>
          <table:table-cell table:style-name="Table351.A2" office:value-type="string">
            <text:p text:style-name="P60"><text:span text:style-name="Source_20_Text">String</text:span></text:p>
          </table:table-cell>
          <table:table-cell table:style-name="Table351.D2" office:value-type="string">
            <text:p text:style-name="P60"><text:span text:style-name="T89">null</text:span></text:p>
          </table:table-cell>
        </table:table-row>
        <table:table-row>
          <table:table-cell table:style-name="Table351.A2" office:value-type="string">
            <text:p text:style-name="P60"><text:span text:style-name="Source_20_Text">yAxis</text:span></text:p>
          </table:table-cell>
          <table:table-cell table:style-name="Table351.A2" office:value-type="string">
            <text:p text:style-name="P130">Sets the label in yAxis. </text:p>
          </table:table-cell>
          <table:table-cell table:style-name="Table351.A2" office:value-type="string">
            <text:p text:style-name="P60"><text:span text:style-name="Source_20_Text">String</text:span></text:p>
          </table:table-cell>
          <table:table-cell table:style-name="Table351.D2" office:value-type="string">
            <text:p text:style-name="P60"><text:span text:style-name="T89">null</text:span></text:p>
          </table:table-cell>
        </table:table-row>
      </table:table>
      <text:p text:style-name="P66"/>
      <text:h text:style-name="P79" text:outline-level="4">Methods</text:h>
      <table:table table:name="Table352" table:style-name="Table352">
        <table:table-column table:style-name="Table352.A"/>
        <table:table-column table:style-name="Table352.B"/>
        <table:table-column table:style-name="Table352.C"/>
        <table:table-header-rows>
          <table:table-row>
            <table:table-cell table:style-name="Table352.A1" office:value-type="string">
              <text:p text:style-name="Table_20_Heading">Name</text:p>
            </table:table-cell>
            <table:table-cell table:style-name="Table352.A1" office:value-type="string">
              <text:p text:style-name="Table_20_Heading">Description</text:p>
            </table:table-cell>
            <table:table-cell table:style-name="Table352.C1" office:value-type="string">
              <text:p text:style-name="Table_20_Heading">Return Data Type</text:p>
            </table:table-cell>
          </table:table-row>
        </table:table-header-rows>
        <table:table-row>
          <table:table-cell table:style-name="Table352.A2" office:value-type="string">
            <text:p text:style-name="Table_20_Contents"><text:span text:style-name="Source_20_Text">getAreaListener</text:span></text:p>
          </table:table-cell>
          <table:table-cell table:style-name="Table352.A2" office:value-type="string">
            <text:p text:style-name="Table_20_Contents">Returns the renderer to render each area, or null if the default renderer is used.</text:p>
          </table:table-cell>
          <table:table-cell table:style-name="Table352.C2" office:value-type="string">
            <text:p text:style-name="Table_20_Contents"><text:span text:style-name="Source_20_Text">ChartAreaListener</text:span></text:p>
          </table:table-cell>
        </table:table-row>
        <table:table-row>
          <table:table-cell table:style-name="Table352.A2" office:value-type="string">
            <text:p text:style-name="Table_20_Contents"><text:span text:style-name="Source_20_Text">getBgRGB</text:span></text:p>
          </table:table-cell>
          <table:table-cell table:style-name="Table352.A2" office:value-type="string">
            <text:p text:style-name="Table_20_Contents">Get the background color in int array (0: red, 1: green, 2:blue).</text:p>
          </table:table-cell>
          <table:table-cell table:style-name="Table352.C2" office:value-type="string">
            <text:p text:style-name="Table_20_Contents"><text:span text:style-name="T37">int[]</text:span></text:p>
          </table:table-cell>
        </table:table-row>
        <table:table-row>
          <table:table-cell table:style-name="Table352.A2" office:value-type="string">
            <text:p text:style-name="Table_20_Contents"><text:span text:style-name="Source_20_Text">getEngine</text:span></text:p>
          </table:table-cell>
          <table:table-cell table:style-name="Table352.A2" office:value-type="string">
            <text:p text:style-name="Table_20_Contents">Returns the implemetation chart engine.</text:p>
          </table:table-cell>
          <table:table-cell table:style-name="Table352.C2" office:value-type="string">
            <text:p text:style-name="Table_20_Contents"><text:span text:style-name="Source_20_Text">ChartEngine</text:span></text:p>
          </table:table-cell>
        </table:table-row>
        <table:table-row>
          <table:table-cell table:style-name="Table352.A2" office:value-type="string">
            <text:p text:style-name="Table_20_Contents"><text:span text:style-name="Source_20_Text">getIntHeight</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IntWidth</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Model</text:span></text:p>
          </table:table-cell>
          <table:table-cell table:style-name="Table352.A2" office:value-type="string">
            <text:p text:style-name="Table_20_Contents">Returns the chart model associated with this chart, or null if this chart is not associated with any chart data model</text:p>
          </table:table-cell>
          <table:table-cell table:style-name="Table352.C2" office:value-type="string">
            <text:p text:style-name="Table_20_Contents"><text:span text:style-name="T37">ChartModel</text:span></text:p>
          </table:table-cell>
        </table:table-row>
        <table:table-row>
          <table:table-cell table:style-name="Table352.A2" office:value-type="string">
            <text:p text:style-name="Table_20_Contents"><text:span text:style-name="Source_20_Text">getPaneRGB</text:span></text:p>
          </table:table-cell>
          <table:table-cell table:style-name="Table352.A2" office:value-type="string">
            <text:p text:style-name="Table_20_Contents">Get the pane color in int array (0: red, 1: green, 2:blue).</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TimeZone</text:span></text:p>
          </table:table-cell>
          <table:table-cell table:style-name="Table352.A2" office:value-type="string">
            <text:p text:style-name="Table_20_Contents">Returns the time zone that this Time Series Chart belongs to, or null if the default time zone is used.</text:p>
          </table:table-cell>
          <table:table-cell table:style-name="Table352.C2" office:value-type="string">
            <text:p text:style-name="Table_20_Contents"><text:span text:style-name="T37">TimeZone</text:span></text:p>
          </table:table-cell>
        </table:table-row>
        <table:table-row>
          <table:table-cell table:style-name="Table352.A2" office:value-type="string">
            <text:p text:style-name="Table_20_Contents"><text:span text:style-name="Source_20_Text">newChartEngine</text:span></text:p>
          </table:table-cell>
          <table:table-cell table:style-name="Table352.A2" office:value-type="string">
            <text:p text:style-name="Table_20_Contents">Instantiates the default chart engine</text:p>
          </table:table-cell>
          <table:table-cell table:style-name="Table352.C2" office:value-type="string">
            <text:p text:style-name="Table_20_Contents"><text:span text:style-name="T37">ChartEngine</text:span></text:p>
          </table:table-cell>
        </table:table-row>
        <table:table-row>
          <table:table-cell table:style-name="Table352.A2" office:value-type="string">
            <text:p text:style-name="Table_20_Contents"><text:span text:style-name="Source_20_Text">setAreaListener</text:span></text:p>
          </table:table-cell>
          <table:table-cell table:style-name="Table352.A2" office:value-type="string">
            <text:p text:style-name="Table_20_Contents">Sets the renderer which is used to render each area</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Engine</text:span></text:p>
          </table:table-cell>
          <table:table-cell table:style-name="Table352.A2" office:value-type="string">
            <text:p text:style-name="Table_20_Contents">Sets the chart engine</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Model</text:span></text:p>
          </table:table-cell>
          <table:table-cell table:style-name="Table352.A2" office:value-type="string">
            <text:p text:style-name="P134">Sets the chart model associated with this chart</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TimeZone</text:span></text:p>
          </table:table-cell>
          <table:table-cell table:style-name="Table352.A2" office:value-type="string">
            <text:p text:style-name="Table_20_Contents">Sets the time zone that this Time Series Chart belongs to, or null if the default time zone is used</text:p>
          </table:table-cell>
          <table:table-cell table:style-name="Table352.C2" office:value-type="string">
            <text:p text:style-name="Table_20_Contents"><text:span text:style-name="T37"/></text:p>
          </table:table-cell>
        </table:table-row>
        <table:table-row>
          <table:table-cell table:style-name="Table352.A2" office:value-type="string">
            <text:p text:style-name="Table_20_Contents"><text:span text:style-name="Source_20_Text">smartDrawChart</text:span></text:p>
          </table:table-cell>
          <table:table-cell table:style-name="Table352.A2" office:value-type="string">
            <text:p text:style-name="Table_20_Contents">mark a draw flag to inform that this Chart needs update</text:p>
          </table:table-cell>
          <table:table-cell table:style-name="Table352.C2" office:value-type="string">
            <text:p text:style-name="Table_20_Contents"><text:span text:style-name="Source_20_Text"/></text:p>
          </table:table-cell>
        </table:table-row>
      </table:table>
      <text:h text:style-name="Heading_20_4" text:outline-level="4"/>
      <text:h text:style-name="P79" text:outline-level="4">Inherited From </text:h>
      <table:table table:name="Table353" table:style-name="Table353">
        <table:table-column table:style-name="Table353.A"/>
        <table:table-header-rows>
          <table:table-row>
            <table:table-cell table:style-name="Table353.A1" office:value-type="string">
              <text:p text:style-name="P67">Inherited From</text:p>
            </table:table-cell>
          </table:table-row>
        </table:table-header-rows>
        <table:table-row>
          <table:table-cell table:style-name="Table353.A2" office:value-type="string">
            <text:p text:style-name="P76"><text:a xlink:type="simple" xlink:href="#Imagemap">org.zkoss.zul.Imagemap</text:a></text:p>
          </table:table-cell>
        </table:table-row>
        <table:table-row>
          <table:table-cell table:style-name="Table353.A2" office:value-type="string">
            <text:p text:style-name="P76"><text:a xlink:type="simple" xlink:href="#Image">org.zkoss.zul.Image</text:a></text:p>
          </table:table-cell>
        </table:table-row>
        <table:table-row>
          <table:table-cell table:style-name="Table353.A2" office:value-type="string">
            <text:p text:style-name="P76"><text:a xlink:type="simple" xlink:href="#XulElement">org.zkoss.zul.impl.XulElement</text:a></text:p>
          </table:table-cell>
        </table:table-row>
        <table:table-row table:style-name="Table353.5">
          <table:table-cell table:style-name="Table353.A2" office:value-type="string">
            <text:p text:style-name="P76"><text:a xlink:type="simple" xlink:href="#HtmlBasedComponent">org.zkoss.zk.ui.HtmlBasedComponent</text:a> </text:p>
          </table:table-cell>
        </table:table-row>
        <table:table-row table:style-name="Table353.5">
          <table:table-cell table:style-name="Table353.A2" office:value-type="string">
            <text:p text:style-name="P76"><text:a xlink:type="simple" xlink:href="#AbstractComponent">org.zkoss.zk.ui.AbstractComponent </text:a></text:p>
          </table:table-cell>
        </table:table-row>
      </table:table>
      <text:p text:style-name="Text_20_body"/>
      <text:p text:style-name="P71"/>
      <text:h text:style-name="Heading_20_3" text:outline-level="3"><text:bookmark-start text:name="Checkbox"/>Checkbox<text:bookmark-end text:name="Checkbox"/></text:h>
      <text:p text:style-name="P57">A checkbox.</text:p>
      <text:p text:style-name="P57"><draw:frame draw:style-name="fr2" draw:name="graphics16" text:anchor-type="paragraph" svg:width="9.497cm" svg:height="1.984cm" draw:z-index="8"><draw:image xlink:href="../images/checkbox.png" xlink:type="simple" xlink:show="embed" xlink:actuate="onLoad"/></draw:frame></text:p>
      <text:p text:style-name="Code_20_Indent_20_2">&lt;window title="Checkbox demo" border="normal" width="350px"&gt;</text:p>
      <text:p text:style-name="Code_20_Indent_20_2"><text:tab/><text:tab/>&lt;checkbox id="apple" label="Apple" onCheck="doChecked()" /&gt;</text:p>
      <text:p text:style-name="Code_20_Indent_20_2"><text:tab/><text:tab/>&lt;checkbox id="orange" label="Orange" onCheck="doChecked()" /&gt;</text:p>
      <text:p text:style-name="Code_20_Indent_20_2"><text:tab/><text:tab/>&lt;checkbox id="banana" label="Banana" onCheck="doChecked()" /&gt;</text:p>
      <text:p text:style-name="Code_20_Indent_20_2"><text:tab/><text:tab/>&lt;hbox&gt;You have selected :&lt;label id="fruit2"/&gt;&lt;/hbox&gt;</text:p>
      <text:p text:style-name="Code_20_Indent_20_2"><text:tab/><text:tab/>&lt;zscript&gt;</text:p>
      <text:p text:style-name="Code_20_Indent_20_2"><text:tab/><text:tab/><text:tab/>void doChecked() {</text:p>
      <text:p text:style-name="Code_20_Indent_20_2"><text:tab/><text:tab/><text:tab/><text:tab/>fruit2.value = (apple.isChecked() ? apple.label+' ' : &amp;quot;&amp;quot;) </text:p>
      <text:p text:style-name="Code_20_Indent_20_2"><text:tab/><text:tab/><text:tab/><text:tab/><text:tab/>+ (orange.isChecked() ? orange.label+' ' : &amp;quot;&amp;quot;) </text:p>
      <text:p text:style-name="Code_20_Indent_20_2"><text:tab/><text:tab/><text:tab/><text:tab/><text:tab/>+ (banana.isChecked() ? banana.label+' ' : &amp;quot;&amp;quot;);</text:p>
      <text:p text:style-name="Code_20_Indent_20_2"><text:tab/><text:tab/><text:tab/>}</text:p>
      <text:p text:style-name="Code_20_Indent_20_2"><text:tab/><text:tab/>&lt;/zscript&gt;</text:p>
      <text:p text:style-name="Code_20_Indent_20_2">&lt;/window&gt;</text:p>
      <text:h text:style-name="P77" text:outline-level="4">Class Name</text:h>
      <text:p text:style-name="P58"><text:span text:style-name="T33">org.zkoss.zul.Button</text:span></text:p>
      <text:h text:style-name="P79" text:outline-level="4">Supported Child Components</text:h>
      <text:p text:style-name="Text_20_body_20_indent_20_2">*ALL </text:p>
      <text:h text:style-name="P79" text:outline-level="4">Supported Events</text:h>
      <text:h text:style-name="P99" text:outline-level="4"/>
      <table:table table:name="Table58" table:style-name="Table58">
        <table:table-column table:style-name="Table58.A"/>
        <table:table-column table:style-name="Table58.B"/>
        <table:table-header-rows>
          <table:table-row>
            <table:table-cell table:style-name="Table58.A1" office:value-type="string">
              <text:p text:style-name="P67">Name</text:p>
            </table:table-cell>
            <table:table-cell table:style-name="Table58.B1" office:value-type="string">
              <text:p text:style-name="P67">Event Type</text:p>
            </table:table-cell>
          </table:table-row>
        </table:table-header-rows>
        <table:table-row>
          <table:table-cell table:style-name="Table58.A2" office:value-type="string">
            <text:p text:style-name="P62"><text:span text:style-name="Source_20_Text">onRightClick</text:span></text:p>
          </table:table-cell>
          <table:table-cell table:style-name="Table58.B2" office:value-type="string">
            <text:p text:style-name="P80"><text:a xlink:type="simple" xlink:href="#MouseEvent"><text:span text:style-name="T46">org.zkoss.zk.ui.event.MouseEvent</text:span></text:a></text:p>
            <text:p text:style-name="P80"><text:a xlink:type="simple" xlink:href="#MouseEvent"><text:span text:style-name="T46"/></text:a></text:p>
            <text:p text:style-name="P80"><text:span text:style-name="T49">Description:</text:span><text:span text:style-name="T41"> Denotes user has right-clicked the component.</text:span></text:p>
          </table:table-cell>
        </table:table-row>
        <table:table-row>
          <table:table-cell table:style-name="Table58.A2" office:value-type="string">
            <text:p text:style-name="P62"><text:span text:style-name="Source_20_Text">onDoubleClick</text:span></text:p>
          </table:table-cell>
          <table:table-cell table:style-name="Table58.B2" office:value-type="string">
            <text:p text:style-name="P80"><text:a xlink:type="simple" xlink:href="#MouseEvent"><text:span text:style-name="T46">org.zkoss.zk.ui.event.MouseEvent</text:span></text:a></text:p>
            <text:p text:style-name="P80"><text:a xlink:type="simple" xlink:href="#MouseEvent"><text:span text:style-name="T46"/></text:a></text:p>
            <text:p text:style-name="P80"><text:span text:style-name="T49">Description:</text:span><text:span text:style-name="T41"> Denotes user has double-clicked the component.</text:span></text:p>
          </table:table-cell>
        </table:table-row>
        <table:table-row>
          <table:table-cell table:style-name="Table58.A2" office:value-type="string">
            <text:p text:style-name="P62"><text:span text:style-name="Source_20_Text">onFocus</text:span></text:p>
          </table:table-cell>
          <table:table-cell table:style-name="Table58.B2" office:value-type="string">
            <text:p text:style-name="P80"><text:a xlink:type="simple" xlink:href="#Event"><text:span text:style-name="Source_20_Text">org.zkoss.zk.ui.event.Event</text:span></text:a></text:p>
            <text:p text:style-name="P80"><text:span text:style-name="Source_20_Text"/></text:p>
            <text:p text:style-name="P80"><text:span text:style-name="T49">Description:</text:span><text:span text:style-name="Source_20_Text"> Denotes when a component gets the focus.</text:span></text:p>
          </table:table-cell>
        </table:table-row>
        <table:table-row>
          <table:table-cell table:style-name="Table58.A2" office:value-type="string">
            <text:p text:style-name="P62"><text:span text:style-name="Source_20_Text">onBlur</text:span></text:p>
          </table:table-cell>
          <table:table-cell table:style-name="Table58.B2" office:value-type="string">
            <text:p text:style-name="P80"><text:a xlink:type="simple" xlink:href="#Event"><text:span text:style-name="Source_20_Text">org.zkoss.zk.ui.even.Event</text:span></text:a></text:p>
            <text:p text:style-name="P80"><text:span text:style-name="Source_20_Text"/></text:p>
            <text:p text:style-name="P80"><text:span text:style-name="Source_20_Text">Description: Denotes when a component loses the focus.</text:span></text:p>
          </table:table-cell>
        </table:table-row>
        <table:table-row>
          <table:table-cell table:style-name="Table58.A2" office:value-type="string">
            <text:p text:style-name="P62">onCheck</text:p>
          </table:table-cell>
          <table:table-cell table:style-name="Table58.B2" office:value-type="string">
            <text:p text:style-name="P80"><text:a xlink:type="simple" xlink:href="#CheckEvent"><text:span text:style-name="Source_20_Text">org.zkoss.zk.ui.event.CheckEvent</text:span></text:a></text:p>
            <text:p text:style-name="P80"><text:span text:style-name="Source_20_Text">Description: Denotes when a component loses the focus.</text:span></text:p>
          </table:table-cell>
        </table:table-row>
      </table:table>
      <text:h text:style-name="P85" text:outline-level="4">Properties</text:h>
      <table:table table:name="Table59" table:style-name="Table59">
        <table:table-column table:style-name="Table59.A"/>
        <table:table-column table:style-name="Table59.B"/>
        <table:table-column table:style-name="Table59.C"/>
        <table:table-column table:style-name="Table59.D"/>
        <table:table-header-rows>
          <table:table-row>
            <table:table-cell table:style-name="Table59.A1" office:value-type="string">
              <text:p text:style-name="P59">Property</text:p>
            </table:table-cell>
            <table:table-cell table:style-name="Table59.A1" office:value-type="string">
              <text:p text:style-name="P59">Description</text:p>
            </table:table-cell>
            <table:table-cell table:style-name="Table59.A1" office:value-type="string">
              <text:p text:style-name="P59">Data Type</text:p>
            </table:table-cell>
            <table:table-cell table:style-name="Table59.D1" office:value-type="string">
              <text:p text:style-name="P59">Default Value</text:p>
            </table:table-cell>
          </table:table-row>
        </table:table-header-rows>
        <table:table-row>
          <table:table-cell table:style-name="Table59.A2" office:value-type="string">
            <text:p text:style-name="P60"><text:span text:style-name="T34">checked</text:span></text:p>
          </table:table-cell>
          <table:table-cell table:style-name="Table59.A2" office:value-type="string">
            <text:p text:style-name="P72"><text:span text:style-name="T34">Sets whether it is checked.</text:span></text:p>
          </table:table-cell>
          <table:table-cell table:style-name="Table59.A2" office:value-type="string">
            <text:p text:style-name="P60"><text:span text:style-name="T34">boo</text:span><text:span text:style-name="T87">lean</text:span></text:p>
          </table:table-cell>
          <table:table-cell table:style-name="Table59.D2" office:value-type="string">
            <text:p text:style-name="P62"><text:span text:style-name="T36">false</text:span></text:p>
          </table:table-cell>
        </table:table-row>
        <table:table-row>
          <table:table-cell table:style-name="Table59.A2" office:value-type="string">
            <text:p text:style-name="P60"><text:span text:style-name="T34">dis</text:span><text:span text:style-name="T87">abled</text:span></text:p>
          </table:table-cell>
          <table:table-cell table:style-name="Table59.A2" office:value-type="string">
            <text:p text:style-name="P63">Sets whether it is disabled.</text:p>
          </table:table-cell>
          <table:table-cell table:style-name="Table59.A2" office:value-type="string">
            <text:p text:style-name="P60"><text:span text:style-name="T34">boolean</text:span></text:p>
          </table:table-cell>
          <table:table-cell table:style-name="Table59.D2" office:value-type="string">
            <text:p text:style-name="P60"><text:span text:style-name="T34">false</text:span></text:p>
          </table:table-cell>
        </table:table-row>
        <table:table-row table:style-name="Table59.4">
          <table:table-cell table:style-name="Table59.A2" office:value-type="string">
            <text:p text:style-name="P60"><text:span text:style-name="T34">name</text:span></text:p>
          </table:table-cell>
          <table:table-cell table:style-name="Table59.B4" office:value-type="string">
            <text:p text:style-name="P64">Sets the<text:span text:style-name="T2"> name of this component.</text:span></text:p>
          </table:table-cell>
          <table:table-cell table:style-name="Table59.A2" office:value-type="string">
            <text:p text:style-name="Standard"><text:span text:style-name="T34">java.lang.String</text:span></text:p>
          </table:table-cell>
          <table:table-cell table:style-name="Table59.D2" office:value-type="string">
            <text:p text:style-name="P65"><text:span text:style-name="Source_20_Text">&lt;null&gt;</text:span></text:p>
          </table:table-cell>
        </table:table-row>
        <table:table-row table:style-name="Table59.4">
          <table:table-cell table:style-name="Table59.A2" office:value-type="string">
            <text:p text:style-name="P60"><text:span text:style-name="T87">tabindex</text:span></text:p>
          </table:table-cell>
          <table:table-cell table:style-name="Table59.B4" office:value-type="string">
            <text:p text:style-name="P80"><text:span text:style-name="T48">Sets the</text:span><text:span text:style-name="T94"> tab order of this component. </text:span></text:p>
          </table:table-cell>
          <table:table-cell table:style-name="Table59.A2" office:value-type="string">
            <text:p text:style-name="P60"><text:span text:style-name="T87">int </text:span></text:p>
          </table:table-cell>
          <table:table-cell table:style-name="Table59.D2" office:value-type="string">
            <text:p text:style-name="P62"><text:span text:style-name="T36">-1</text:span></text:p>
          </table:table-cell>
        </table:table-row>
      </table:table>
      <text:p text:style-name="P66"/>
      <text:h text:style-name="P79" text:outline-level="4">Methods</text:h>
      <table:table table:name="Table60" table:style-name="Table60">
        <table:table-column table:style-name="Table60.A"/>
        <table:table-column table:style-name="Table60.B"/>
        <table:table-column table:style-name="Table60.C"/>
        <table:table-header-rows>
          <table:table-row>
            <table:table-cell table:style-name="Table60.A1" office:value-type="string">
              <text:p text:style-name="Table_20_Heading">Name</text:p>
            </table:table-cell>
            <table:table-cell table:style-name="Table60.A1" office:value-type="string">
              <text:p text:style-name="Table_20_Heading">Description</text:p>
            </table:table-cell>
            <table:table-cell table:style-name="Table60.C1" office:value-type="string">
              <text:p text:style-name="Table_20_Heading">Return Data Type</text:p>
            </table:table-cell>
          </table:table-row>
        </table:table-header-rows>
        <table:table-row>
          <table:table-cell table:style-name="Table60.A2" office:value-type="string">
            <text:p text:style-name="Table_20_Contents"><text:span text:style-name="Source_20_Text">getInnerAttrs()</text:span></text:p>
          </table:table-cell>
          <table:table-cell table:style-name="Table60.A2" office:value-type="string">
            <text:p text:style-name="Table_20_Contents">Appends interior attributes for generating the HTML <text:span text:style-name="Source_20_Text">checkbox</text:span> tag (the name, disabled and other attribute).</text:p>
          </table:table-cell>
          <table:table-cell table:style-name="Table60.C2" office:value-type="string">
            <text:p text:style-name="Standard"><text:span text:style-name="T34">java.lang.String</text:span></text:p>
          </table:table-cell>
        </table:table-row>
        <table:table-row>
          <table:table-cell table:style-name="Table60.A2" office:value-type="string">
            <text:p text:style-name="Table_20_Contents"><text:span text:style-name="Source_20_Text">getLabelAttrs()</text:span></text:p>
          </table:table-cell>
          <table:table-cell table:style-name="Table60.A2" office:value-type="string">
            <text:p text:style-name="Table_20_Contents">Returns the attributes used by the embedded HTML LABEL tag.</text:p>
          </table:table-cell>
          <table:table-cell table:style-name="Table60.C2" office:value-type="string">
            <text:p text:style-name="Standard"><text:span text:style-name="T34">java.lang.String</text:span></text:p>
          </table:table-cell>
        </table:table-row>
        <table:table-row>
          <table:table-cell table:style-name="Table60.A2" office:value-type="string">
            <text:p text:style-name="Table_20_Contents"><text:span text:style-name="Source_20_Text">getOuterAttrs()</text:span></text:p>
          </table:table-cell>
          <table:table-cell table:style-name="Table60.A2" office:value-type="string">
            <text:p text:style-name="Table_20_Contents">Appends exterior attributes for generating the HTML span tag (the event relevant attribute). </text:p>
          </table:table-cell>
          <table:table-cell table:style-name="Table60.C2" office:value-type="string">
            <text:p text:style-name="Standard"><text:span text:style-name="T34">java.lang.String</text:span></text:p>
          </table:table-cell>
        </table:table-row>
      </table:table>
      <text:h text:style-name="Heading_20_4" text:outline-level="4"/>
      <text:h text:style-name="P79" text:outline-level="4">Inherited From </text:h>
      <table:table table:name="Table61" table:style-name="Table61">
        <table:table-column table:style-name="Table61.A"/>
        <table:table-header-rows>
          <table:table-row>
            <table:table-cell table:style-name="Table61.A1" office:value-type="string">
              <text:p text:style-name="P67">Inherited From</text:p>
            </table:table-cell>
          </table:table-row>
        </table:table-header-rows>
        <table:table-row>
          <table:table-cell table:style-name="Table61.A2" office:value-type="string">
            <text:p text:style-name="P90"><text:a xlink:type="simple" xlink:href="#LabelImageElement">org.zkoss.zul.impl.LabelImageElement</text:a></text:p>
          </table:table-cell>
        </table:table-row>
        <table:table-row>
          <table:table-cell table:style-name="Table61.A2" office:value-type="string">
            <text:p text:style-name="P90"><text:a xlink:type="simple" xlink:href="#LabelElement">org.zkoss.zul.impl.LabelElement</text:a></text:p>
          </table:table-cell>
        </table:table-row>
        <table:table-row>
          <table:table-cell table:style-name="Table61.A2" office:value-type="string">
            <text:p text:style-name="P90"><text:a xlink:type="simple" xlink:href="#XulElement">org.zkoss.zul.impl.XulElement</text:a></text:p>
          </table:table-cell>
        </table:table-row>
        <table:table-row table:style-name="Table61.5">
          <table:table-cell table:style-name="Table61.A2" office:value-type="string">
            <text:p text:style-name="P90"><text:s/><text:a xlink:type="simple" xlink:href="#HtmlBasedComponent">org.zkoss.zk.ui.HtmlBasedComponent</text:a> </text:p>
          </table:table-cell>
        </table:table-row>
        <table:table-row table:style-name="Table61.5">
          <table:table-cell table:style-name="Table61.A2" office:value-type="string">
            <text:p text:style-name="P90"><text:s/><text:a xlink:type="simple" xlink:href="#AbstractComponent">org.zkoss.zk.ui.AbstractComponent </text:a></text:p>
          </table:table-cell>
        </table:table-row>
      </table:table>
      <text:p text:style-name="P71"/>
      <text:h text:style-name="Heading_20_3" text:outline-level="3"><text:bookmark-start text:name="Column"/>Col<text:span text:style-name="T2">umn</text:span><text:bookmark-end text:name="Column"/></text:h>
      <text:p text:style-name="P57">A single <text:span text:style-name="Source_20_Text">column</text:span> in a <text:span text:style-name="Source_20_Text">Columns</text:span> element. Each child of the <text:span text:style-name="Source_20_Text">Column</text:span> element is placed in each successive cell of the <text:span text:style-name="Source_20_Text">grid</text:span>. The <text:span text:style-name="Source_20_Text">column</text:span> with the most child elements determines the number of rows in each <text:span text:style-name="Source_20_Text">column</text:span>. The use of column is mainly to define attributes for each cell in the <text:span text:style-name="T63">grid</text:span><text:span text:style-name="T52">. <text:s/></text:span></text:p>
      <text:p text:style-name="P57"><draw:frame draw:style-name="fr6" draw:name="graphics17" text:anchor-type="paragraph" svg:width="9.761cm" svg:height="5.239cm" draw:z-index="9"><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7" text:outline-level="4">Class Name</text:h>
      <text:p text:style-name="P58"><text:span text:style-name="T33">org.zkoss.zul.Column</text:span></text:p>
      <text:h text:style-name="P79" text:outline-level="4">Supported Child Components</text:h>
      <text:p text:style-name="Text_20_body_20_indent_20_2">*ALL</text:p>
      <text:h text:style-name="P79" text:outline-level="4">Supported Events</text:h>
      <text:h text:style-name="P99" text:outline-level="4"/>
      <table:table table:name="Table62" table:style-name="Table62">
        <table:table-column table:style-name="Table62.A"/>
        <table:table-column table:style-name="Table62.B"/>
        <table:table-header-rows>
          <table:table-row>
            <table:table-cell table:style-name="Table62.A1" office:value-type="string">
              <text:p text:style-name="P67">Name</text:p>
            </table:table-cell>
            <table:table-cell table:style-name="Table62.B1" office:value-type="string">
              <text:p text:style-name="P67">Event Type</text:p>
            </table:table-cell>
          </table:table-row>
        </table:table-header-rows>
        <table:table-row>
          <table:table-cell table:style-name="Table62.A2" office:value-type="string">
            <text:p text:style-name="P62"><text:span text:style-name="Source_20_Text">onClick</text:span></text:p>
          </table:table-cell>
          <table:table-cell table:style-name="Table62.B2" office:value-type="string">
            <text:p text:style-name="P80"><text:a xlink:type="simple" xlink:href="#MouseEvent"><text:span text:style-name="T46">org.zkoss.zk.ui.event.MouseEvent</text:span></text:a></text:p>
            <text:p text:style-name="P80"><text:a xlink:type="simple" xlink:href="#MouseEvent"><text:span text:style-name="T46"/></text:a></text:p>
            <text:p text:style-name="P80"><text:span text:style-name="T49">Description:</text:span><text:span text:style-name="T41"> Denotes user has clicked the component. </text:span></text:p>
          </table:table-cell>
        </table:table-row>
        <table:table-row>
          <table:table-cell table:style-name="Table62.A2" office:value-type="string">
            <text:p text:style-name="P62"><text:span text:style-name="Source_20_Text">onRightClick</text:span></text:p>
          </table:table-cell>
          <table:table-cell table:style-name="Table62.B2" office:value-type="string">
            <text:p text:style-name="P80"><text:a xlink:type="simple" xlink:href="#MouseEvent"><text:span text:style-name="T46">org.zkoss.zk.ui.event.MouseEvent</text:span></text:a></text:p>
            <text:p text:style-name="P80"><text:a xlink:type="simple" xlink:href="#MouseEvent"><text:span text:style-name="T46"/></text:a></text:p>
            <text:p text:style-name="P80"><text:span text:style-name="T49">Description:</text:span><text:span text:style-name="T41"> Denotes user has right-clicked the component.</text:span></text:p>
          </table:table-cell>
        </table:table-row>
        <table:table-row>
          <table:table-cell table:style-name="Table62.A2" office:value-type="string">
            <text:p text:style-name="P62"><text:span text:style-name="Source_20_Text">onDoubleClick</text:span></text:p>
          </table:table-cell>
          <table:table-cell table:style-name="Table62.B2" office:value-type="string">
            <text:p text:style-name="P80"><text:a xlink:type="simple" xlink:href="#MouseEvent"><text:span text:style-name="T46">org.zkoss.zk.ui.event.MouseEvent</text:span></text:a></text:p>
            <text:p text:style-name="P80"><text:a xlink:type="simple" xlink:href="#MouseEvent"><text:span text:style-name="T46"/></text:a></text:p>
            <text:p text:style-name="P80"><text:span text:style-name="T49">Description:</text:span><text:span text:style-name="T41"> Denotes user has double-clicked the component.</text:span></text:p>
          </table:table-cell>
        </table:table-row>
      </table:table>
      <text:h text:style-name="P85" text:outline-level="4">Properties</text:h>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63.A1" office:value-type="string">
              <text:p text:style-name="P59">Property</text:p>
            </table:table-cell>
            <table:table-cell table:style-name="Table63.A1" office:value-type="string">
              <text:p text:style-name="P59">Description</text:p>
            </table:table-cell>
            <table:table-cell table:style-name="Table63.A1" office:value-type="string">
              <text:p text:style-name="P59">Data Type</text:p>
            </table:table-cell>
            <table:table-cell table:style-name="Table63.D1" office:value-type="string">
              <text:p text:style-name="P59">Default Value</text:p>
            </table:table-cell>
          </table:table-row>
        </table:table-header-rows>
        <table:table-row>
          <table:table-cell table:style-name="Table63.A2" office:value-type="string">
            <text:p text:style-name="P60"><text:span text:style-name="T87">sortAscending</text:span></text:p>
          </table:table-cell>
          <table:table-cell table:style-name="Table63.A2" office:value-type="string">
            <text:p text:style-name="P72"><text:span text:style-name="T87">Sets the ascending sorter, or null for no sorter for the ascending order.</text:span></text:p>
          </table:table-cell>
          <table:table-cell table:style-name="Table63.A2" office:value-type="string">
            <text:p text:style-name="P60"><text:span text:style-name="T87">java.util.Comparator </text:span></text:p>
          </table:table-cell>
          <table:table-cell table:style-name="Table63.D2" office:value-type="string">
            <text:p text:style-name="P62"><text:span text:style-name="T36">&lt;null&gt;</text:span></text:p>
          </table:table-cell>
        </table:table-row>
        <table:table-row>
          <table:table-cell table:style-name="Table63.A2" office:value-type="string">
            <text:p text:style-name="P60"><text:span text:style-name="T87">sortDescending</text:span></text:p>
          </table:table-cell>
          <table:table-cell table:style-name="Table63.A2" office:value-type="string">
            <text:p text:style-name="P72"><text:span text:style-name="T34">Sets the descending sorter, or null for no sorter for the descending order. </text:span></text:p>
          </table:table-cell>
          <table:table-cell table:style-name="Table63.A2" office:value-type="string">
            <text:p text:style-name="P60"><text:span text:style-name="T87">java.util.Comparator</text:span></text:p>
          </table:table-cell>
          <table:table-cell table:style-name="Table63.D2" office:value-type="string">
            <text:p text:style-name="P62"><text:span text:style-name="T36">&lt;null&gt;</text:span></text:p>
          </table:table-cell>
        </table:table-row>
        <table:table-row>
          <table:table-cell table:style-name="Table63.A2" office:value-type="string">
            <text:p text:style-name="P60"><text:span text:style-name="T34">sortDirection</text:span></text:p>
          </table:table-cell>
          <table:table-cell table:style-name="Table63.A2" office:value-type="string">
            <text:p text:style-name="P135">Sets the sort direction. </text:p>
            <text:p text:style-name="P136"><text:span text:style-name="T95">Value: </text:span><text:span text:style-name="T96">ascending|descending|natural</text:span></text:p>
          </table:table-cell>
          <table:table-cell table:style-name="Table63.A2" office:value-type="string">
            <text:p text:style-name="Standard"><text:span text:style-name="T34">java.lang.String</text:span></text:p>
          </table:table-cell>
          <table:table-cell table:style-name="Table63.D2" office:value-type="string">
            <text:p text:style-name="P60"><text:span text:style-name="T34">natural</text:span></text:p>
          </table:table-cell>
        </table:table-row>
      </table:table>
      <text:p text:style-name="P66"/>
      <text:h text:style-name="P79" text:outline-level="4">Methods</text:h>
      <table:table table:name="Table64" table:style-name="Table64">
        <table:table-column table:style-name="Table64.A" table:number-columns-repeated="2"/>
        <table:table-column table:style-name="Table64.C"/>
        <table:table-header-rows>
          <table:table-row>
            <table:table-cell table:style-name="Table64.A1" office:value-type="string">
              <text:p text:style-name="Table_20_Heading">Name</text:p>
            </table:table-cell>
            <table:table-cell table:style-name="Table64.A1" office:value-type="string">
              <text:p text:style-name="Table_20_Heading">Description</text:p>
            </table:table-cell>
            <table:table-cell table:style-name="Table64.C1" office:value-type="string">
              <text:p text:style-name="Table_20_Heading">Return Data Type</text:p>
            </table:table-cell>
          </table:table-row>
        </table:table-header-rows>
        <table:table-row>
          <table:table-cell table:style-name="Table64.A2" office:value-type="string">
            <text:p text:style-name="Table_20_Contents"><text:span text:style-name="Source_20_Text">getGrid()</text:span></text:p>
          </table:table-cell>
          <table:table-cell table:style-name="Table64.A2" office:value-type="string">
            <text:p text:style-name="Table_20_Contents">Returns the <text:span text:style-name="Source_20_Text">grid</text:span> that contains this column. </text:p>
          </table:table-cell>
          <table:table-cell table:style-name="Table64.C2" office:value-type="string">
            <text:p text:style-name="Table_20_Contents"><text:span text:style-name="T37">org.zkoss.zul.Grid</text:span></text:p>
          </table:table-cell>
        </table:table-row>
        <table:table-row>
          <table:table-cell table:style-name="Table64.A2" office:value-type="string">
            <text:p text:style-name="Table_20_Contents"><text:span text:style-name="Source_20_Text">getOuterAttrs()</text:span></text:p>
          </table:table-cell>
          <table:table-cell table:style-name="Table64.A2" office:value-type="string">
            <text:p text:style-name="Table_20_Contents"/>
          </table:table-cell>
          <table:table-cell table:style-name="Table64.C2" office:value-type="string">
            <text:p text:style-name="Standard"><text:span text:style-name="T34">java.lang.String</text:span></text:p>
          </table:table-cell>
        </table:table-row>
        <table:table-row>
          <table:table-cell table:style-name="Table64.A2" office:value-type="string">
            <text:p text:style-name="Table_20_Contents"><text:span text:style-name="Source_20_Text">getSclass()</text:span></text:p>
          </table:table-cell>
          <table:table-cell table:style-name="Table64.A2" office:value-type="string">
            <text:p text:style-name="Table_20_Contents">Returns the<text:span text:style-name="T2"> style class.</text:span></text:p>
          </table:table-cell>
          <table:table-cell table:style-name="Table64.C2" office:value-type="string">
            <text:p text:style-name="Standard"><text:span text:style-name="T34">java.lang.String</text:span></text:p>
          </table:table-cell>
        </table:table-row>
        <table:table-row>
          <table:table-cell table:style-name="Table64.A2" office:value-type="string">
            <text:p text:style-name="Table_20_Contents"><text:span text:style-name="Source_20_Text">onSort()</text:span></text:p>
          </table:table-cell>
          <table:table-cell table:style-name="Table64.A2" office:value-type="string">
            <text:p text:style-name="P134">It invokes <text:span text:style-name="Source_20_Text">sort(boolean)</text:span> to sort list items and maintain <text:span text:style-name="Source_20_Text">getSortDirection()</text:span>.</text:p>
          </table:table-cell>
          <table:table-cell table:style-name="Table64.C2" office:value-type="string">
            <text:p text:style-name="P134"><text:span text:style-name="Source_20_Text">void</text:span></text:p>
          </table:table-cell>
        </table:table-row>
        <table:table-row>
          <table:table-cell table:style-name="Table64.A2" office:value-type="string">
            <text:p text:style-name="Table_20_Contents"><text:span text:style-name="T37">setParent(org.zkoss.zk.ui.Component parent) </text:span></text:p>
          </table:table-cell>
          <table:table-cell table:style-name="Table64.A2" office:value-type="string">
            <text:p text:style-name="Table_20_Contents"/>
          </table:table-cell>
          <table:table-cell table:style-name="Table64.C2" office:value-type="string">
            <text:p text:style-name="P134"><text:span text:style-name="Source_20_Text">void</text:span></text:p>
          </table:table-cell>
        </table:table-row>
        <table:table-row>
          <table:table-cell table:style-name="Table64.A2" office:value-type="string">
            <text:p text:style-name="Table_20_Contents"><text:span text:style-name="Source_20_Text">setSortAscending(java.lang.String) </text:span></text:p>
          </table:table-cell>
          <table:table-cell table:style-name="Table64.A2" office:value-type="string">
            <text:p text:style-name="Table_20_Contents">Sets the ascending sorter with the class name, or null for no sorter for the a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etSortDescending(java.lang.String) </text:span></text:p>
          </table:table-cell>
          <table:table-cell table:style-name="Table64.A2" office:value-type="string">
            <text:p text:style-name="Table_20_Contents">Sets the descending sorter with the class name, or null for no sorter for the de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ort(boolean)</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64.C2" office:value-type="string">
            <text:p text:style-name="Table_20_Contents"><text:span text:style-name="Source_20_Text">boo</text:span><text:span text:style-name="T37">lean</text:span></text:p>
          </table:table-cell>
        </table:table-row>
        <table:table-row>
          <table:table-cell table:style-name="Table64.A2" office:value-type="string">
            <text:p text:style-name="Table_20_Contents"><text:span text:style-name="Source_20_Text">sort(boolean, boolean) </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64.C2" office:value-type="string">
            <text:p text:style-name="Table_20_Contents"><text:span text:style-name="Source_20_Text">boo</text:span><text:span text:style-name="T37">lean</text:span></text:p>
          </table:table-cell>
        </table:table-row>
      </table:table>
      <text:h text:style-name="Heading_20_4" text:outline-level="4"/>
      <text:h text:style-name="P79" text:outline-level="4">Inherited From </text:h>
      <table:table table:name="Table65" table:style-name="Table65">
        <table:table-column table:style-name="Table65.A"/>
        <table:table-header-rows>
          <table:table-row>
            <table:table-cell table:style-name="Table65.A1" office:value-type="string">
              <text:p text:style-name="P67">Inherited From</text:p>
            </table:table-cell>
          </table:table-row>
        </table:table-header-rows>
        <table:table-row>
          <table:table-cell table:style-name="Table65.A2" office:value-type="string">
            <text:p text:style-name="P90"><text:a xlink:type="simple" xlink:href="#HeaderElement">org.zkoss.zul.impl.HeaderElement</text:a></text:p>
          </table:table-cell>
        </table:table-row>
        <table:table-row>
          <table:table-cell table:style-name="Table65.A2" office:value-type="string">
            <text:p text:style-name="P90"><text:a xlink:type="simple" xlink:href="#XulElement">org.zkoss.zul.impl.XulElement</text:a></text:p>
          </table:table-cell>
        </table:table-row>
        <table:table-row table:style-name="Table65.4">
          <table:table-cell table:style-name="Table65.A2" office:value-type="string">
            <text:p text:style-name="P90"><text:s/><text:a xlink:type="simple" xlink:href="#HtmlBasedComponent">org.zkoss.zk.ui.HtmlBasedComponent</text:a> </text:p>
          </table:table-cell>
        </table:table-row>
        <table:table-row table:style-name="Table65.4">
          <table:table-cell table:style-name="Table65.A2" office:value-type="string">
            <text:p text:style-name="P90"><text:s/><text:a xlink:type="simple" xlink:href="#AbstractComponent">org.zkoss.zk.ui.AbstractComponent </text:a></text:p>
          </table:table-cell>
        </table:table-row>
      </table:table>
      <text:p text:style-name="P71"/>
      <text:h text:style-name="Heading_20_3" text:outline-level="3"><text:bookmark-start text:name="Columns"/>Col<text:span text:style-name="T2">umns</text:span><text:bookmark-end text:name="Columns"/></text:h>
      <text:p text:style-name="P57">Defines the <text:span text:style-name="Source_20_Text">columns</text:span> of a <text:span text:style-name="Source_20_Text">grid</text:span>. </text:p>
      <text:p text:style-name="P57">Each child of a <text:span text:style-name="Source_20_Text">columns</text:span> element should be a <text:span text:style-name="Source_20_Text">org.zkoss.zul.Column</text:span> element.</text:p>
      <text:p text:style-name="P57"><draw:frame draw:style-name="fr2" draw:name="graphics18" text:anchor-type="paragraph" svg:width="9.761cm" svg:height="5.239cm" draw:z-index="10"><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7" text:outline-level="4">Class Name</text:h>
      <text:p text:style-name="P58"><text:span text:style-name="T33">org.zkoss.zul.Columns</text:span></text:p>
      <text:h text:style-name="P79" text:outline-level="4">Supported Child Components</text:h>
      <text:p text:style-name="Text_20_body_20_indent_20_2">*<text:a xlink:type="simple" xlink:href="#Column">Column</text:a></text:p>
      <text:h text:style-name="P79" text:outline-level="4">Supported Events</text:h>
      <text:h text:style-name="P99" text:outline-level="4"/>
      <table:table table:name="Table66" table:style-name="Table66">
        <table:table-column table:style-name="Table66.A"/>
        <table:table-column table:style-name="Table66.B"/>
        <table:table-header-rows>
          <table:table-row>
            <table:table-cell table:style-name="Table66.A1" office:value-type="string">
              <text:p text:style-name="P67">Name</text:p>
            </table:table-cell>
            <table:table-cell table:style-name="Table66.B1" office:value-type="string">
              <text:p text:style-name="P67">Event Type</text:p>
            </table:table-cell>
          </table:table-row>
        </table:table-header-rows>
        <table:table-row>
          <table:table-cell table:style-name="Table66.A2" office:value-type="string">
            <text:p text:style-name="P62"><text:span text:style-name="Source_20_Text">onColSize</text:span></text:p>
          </table:table-cell>
          <table:table-cell table:style-name="Table66.B2" office:value-type="string">
            <text:p text:style-name="P80"><text:a xlink:type="simple" xlink:href="#ColSizeEvent"><text:span text:style-name="T46">org.zkoss.zul.event.ColSizeEvent</text:span></text:a></text:p>
            <text:p text:style-name="P80"><text:span text:style-name="T49">Description:</text:span><text:span text:style-name="T41"> </text:span><text:span text:style-name="T97">Notifies the parent of a group of headers that the widths</text:span></text:p>
            <text:p text:style-name="P137">of two of its children are changed by the user.</text:p>
          </table:table-cell>
        </table:table-row>
      </table:table>
      <text:h text:style-name="P85" text:outline-level="4">Properties</text:h>
      <text:p text:style-name="P58"><text:s/><text:span text:style-name="T98">*NONE</text:span></text:p>
      <text:h text:style-name="P79" text:outline-level="4">Methods</text:h>
      <table:table table:name="Table67" table:style-name="Table67">
        <table:table-column table:style-name="Table67.A"/>
        <table:table-column table:style-name="Table67.B"/>
        <table:table-column table:style-name="Table67.C"/>
        <table:table-header-rows>
          <table:table-row>
            <table:table-cell table:style-name="Table67.A1" office:value-type="string">
              <text:p text:style-name="Table_20_Heading">Name</text:p>
            </table:table-cell>
            <table:table-cell table:style-name="Table67.A1" office:value-type="string">
              <text:p text:style-name="Table_20_Heading">Description</text:p>
            </table:table-cell>
            <table:table-cell table:style-name="Table67.C1" office:value-type="string">
              <text:p text:style-name="Table_20_Heading">Return Data Type</text:p>
            </table:table-cell>
          </table:table-row>
        </table:table-header-rows>
        <table:table-row>
          <table:table-cell table:style-name="Table67.A2" office:value-type="string">
            <text:p text:style-name="Table_20_Contents"><text:span text:style-name="Source_20_Text">ins</text:span><text:span text:style-name="T37">ertBefore(org.zkoss.zk.ui.Component, 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7">lean</text:span></text:p>
          </table:table-cell>
        </table:table-row>
        <table:table-row>
          <table:table-cell table:style-name="Table67.A2" office:value-type="string">
            <text:p text:style-name="Table_20_Contents"><text:span text:style-name="Source_20_Text">removeChild(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7">lean</text:span></text:p>
          </table:table-cell>
        </table:table-row>
        <table:table-row>
          <table:table-cell table:style-name="Table67.A2" office:value-type="string">
            <text:p text:style-name="Table_20_Contents"><text:span text:style-name="Source_20_Text">setParent(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void</text:span></text:p>
          </table:table-cell>
        </table:table-row>
      </table:table>
      <text:h text:style-name="Heading_20_4" text:outline-level="4"/>
      <text:h text:style-name="P79" text:outline-level="4">Inherited From </text:h>
      <table:table table:name="Table68" table:style-name="Table68">
        <table:table-column table:style-name="Table68.A"/>
        <table:table-header-rows>
          <table:table-row>
            <table:table-cell table:style-name="Table68.A1" office:value-type="string">
              <text:p text:style-name="P67">Inherited From</text:p>
            </table:table-cell>
          </table:table-row>
        </table:table-header-rows>
        <table:table-row>
          <table:table-cell table:style-name="Table68.A2" office:value-type="string">
            <text:p text:style-name="P76"><text:a xlink:type="simple" xlink:href="#HeadersElement">org.zkoss.zul.impl.HeadersElement</text:a></text:p>
          </table:table-cell>
        </table:table-row>
        <table:table-row>
          <table:table-cell table:style-name="Table68.A2" office:value-type="string">
            <text:p text:style-name="P76"><text:a xlink:type="simple" xlink:href="#XulElement">org.zkoss.zul.impl.XulElement</text:a></text:p>
          </table:table-cell>
        </table:table-row>
        <table:table-row table:style-name="Table68.4">
          <table:table-cell table:style-name="Table68.A2" office:value-type="string">
            <text:p text:style-name="P76"><text:a xlink:type="simple" xlink:href="#HtmlBasedComponent">org.zkoss.zk.ui.HtmlBasedComponent</text:a> </text:p>
          </table:table-cell>
        </table:table-row>
        <table:table-row table:style-name="Table68.4">
          <table:table-cell table:style-name="Table68.A2" office:value-type="string">
            <text:p text:style-name="P76"><text:a xlink:type="simple" xlink:href="#AbstractComponent">org.zkoss.zk.ui.AbstractComponent </text:a></text:p>
          </table:table-cell>
        </table:table-row>
      </table:table>
      <text:p text:style-name="P71"/>
      <text:h text:style-name="Heading_20_3" text:outline-level="3"><text:bookmark-start text:name="Combobox"/>Com<text:span text:style-name="T2">bobox</text:span><text:bookmark-end text:name="Combobox"/></text:h>
      <text:p text:style-name="P57">Components: <text:span text:style-name="Source_20_Text">combobox</text:span> and <text:span text:style-name="Source_20_Text">comboitem</text:span>.</text:p>
      <text:p text:style-name="P57">A <text:span text:style-name="Source_20_Text">combobox</text:span> is a special text box that embeds a drop-down list. With <text:span text:style-name="Source_20_Text">comboboxes</text:span>, users are allowed to select from a drop-down list, in addition to entering the text manually. </text:p>
      <text:p text:style-name="P57"><draw:frame draw:style-name="fr2" draw:name="graphics19" text:anchor-type="paragraph" svg:width="5.025cm" svg:height="2.064cm" draw:z-index="11"><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7" text:outline-level="4">Class Name</text:h>
      <text:p text:style-name="P58"><text:span text:style-name="T33">org.zkoss.zul.Combobox</text:span></text:p>
      <text:h text:style-name="P79" text:outline-level="4">Supported Child Components</text:h>
      <text:p text:style-name="Text_20_body_20_indent_20_2"><text:a xlink:type="simple" xlink:href="#Comboitem">Comboitem</text:a> </text:p>
      <text:h text:style-name="P79" text:outline-level="4">Supported Events</text:h>
      <text:h text:style-name="P99" text:outline-level="4"/>
      <table:table table:name="Table69" table:style-name="Table69">
        <table:table-column table:style-name="Table69.A"/>
        <table:table-column table:style-name="Table69.B"/>
        <table:table-header-rows>
          <table:table-row>
            <table:table-cell table:style-name="Table69.A1" office:value-type="string">
              <text:p text:style-name="P67">Name</text:p>
            </table:table-cell>
            <table:table-cell table:style-name="Table69.B1" office:value-type="string">
              <text:p text:style-name="P67">Event Type</text:p>
            </table:table-cell>
          </table:table-row>
        </table:table-header-rows>
        <table:table-row>
          <table:table-cell table:style-name="Table69.A2" office:value-type="string">
            <text:p text:style-name="P62"><text:span text:style-name="Source_20_Text">onChange</text:span></text:p>
          </table:table-cell>
          <table:table-cell table:style-name="Table69.B2" office:value-type="string">
            <text:p text:style-name="P80"><text:a xlink:type="simple" xlink:href="#InputEvent"><text:span text:style-name="T46">org.zkoss.zk.ui.event.InputEvent</text:span></text:a></text:p>
            <text:p text:style-name="P80"><text:a xlink:type="simple" xlink:href="#MouseEvent"><text:span text:style-name="T46"/></text:a></text:p>
            <text:p text:style-name="P80"><text:span text:style-name="T49">Description:</text:span><text:span text:style-name="T41"> </text:span><text:span text:style-name="T97">Denotes the content of an input component has been</text:span></text:p>
            <text:p text:style-name="P138"><text:span text:style-name="T84">modified by the user.</text:span><text:span text:style-name="T41"> </text:span></text:p>
          </table:table-cell>
        </table:table-row>
        <table:table-row>
          <table:table-cell table:style-name="Table69.A2" office:value-type="string">
            <text:p text:style-name="P62"><text:span text:style-name="Source_20_Text"/></text:p>
            <text:p text:style-name="P62"><text:span text:style-name="Source_20_Text">onChanging</text:span></text:p>
          </table:table-cell>
          <table:table-cell table:style-name="Table69.B2" office:value-type="string">
            <text:p text:style-name="P80"><text:a xlink:type="simple" xlink:href="#InputEvent"><text:span text:style-name="T46">org.zkoss.zk.ui.event.InputEvent</text:span></text:a></text:p>
            <text:p text:style-name="P80"><text:span text:style-name="T41"/></text:p>
            <text:p text:style-name="P80"><text:span text:style-name="T49">Description:</text:span><text:span text:style-name="T41"> </text:span><text:span text:style-name="T97">Denotes that user is changing the content of an input </text:span><text:span text:style-name="T84">component. Notice that the component's content (at the server) won't be changed until </text:span><text:span text:style-name="T60">onChange</text:span><text:span text:style-name="T85"> </text:span><text:span text:style-name="T84">is received.</text:span></text:p>
            <text:p text:style-name="P139"><text:span text:style-name="T84">Thus, you have to invoke the </text:span><text:span text:style-name="T60">getValue</text:span><text:span text:style-name="T85"> </text:span><text:span text:style-name="T84">method in the </text:span><text:span text:style-name="T60">InputEvent</text:span><text:span text:style-name="T85"> </text:span><text:span text:style-name="T84">class to retrieve the temporary value.</text:span></text:p>
          </table:table-cell>
        </table:table-row>
        <table:table-row>
          <table:table-cell table:style-name="Table69.A2" office:value-type="string">
            <text:p text:style-name="P62"><text:span text:style-name="Source_20_Text">onSelection</text:span></text:p>
          </table:table-cell>
          <table:table-cell table:style-name="Table69.B2" office:value-type="string">
            <text:p text:style-name="P80"><text:a xlink:type="simple" xlink:href="#SelectionEvent"><text:span text:style-name="T46">org.zkoss.zk.ui.event.SelectionEvent</text:span></text:a></text:p>
            <text:p text:style-name="P80"><text:a xlink:type="simple" xlink:href="#MouseEvent"><text:span text:style-name="T46"/></text:a></text:p>
            <text:p text:style-name="P80"><text:span text:style-name="T49">Description:</text:span><text:span text:style-name="T41"> </text:span><text:span text:style-name="T97">Denotes that user is selecting a portion of the text of an </text:span><text:span text:style-name="T84">input component. You can retrieve the start and end position of the selected text by use of the </text:span><text:span text:style-name="T60">getStart</text:span><text:span text:style-name="T85"> </text:span><text:span text:style-name="T84">and </text:span><text:span text:style-name="T60">getEnd</text:span><text:span text:style-name="T85"> </text:span><text:span text:style-name="T84">methods.</text:span></text:p>
          </table:table-cell>
        </table:table-row>
        <table:table-row>
          <table:table-cell table:style-name="Table69.A2" office:value-type="string">
            <text:p text:style-name="P62"><text:span text:style-name="Source_20_Text">onFocus</text:span></text:p>
          </table:table-cell>
          <table:table-cell table:style-name="Table69.B2" office:value-type="string">
            <text:p text:style-name="P80"><text:a xlink:type="simple" xlink:href="#Event"><text:span text:style-name="Source_20_Text">org.zkoss.zk.ui.event.Event</text:span></text:a></text:p>
            <text:p text:style-name="P80"><text:span text:style-name="Source_20_Text"/></text:p>
            <text:p text:style-name="P80"><text:span text:style-name="T49">Description:</text:span><text:span text:style-name="Source_20_Text"> Denotes when a component gets the focus.</text:span></text:p>
          </table:table-cell>
        </table:table-row>
        <table:table-row>
          <table:table-cell table:style-name="Table69.A2" office:value-type="string">
            <text:p text:style-name="P62"><text:span text:style-name="Source_20_Text">onBlur</text:span></text:p>
          </table:table-cell>
          <table:table-cell table:style-name="Table69.B2" office:value-type="string">
            <text:p text:style-name="P80"><text:a xlink:type="simple" xlink:href="#Event"><text:span text:style-name="Source_20_Text">org.zkoss.zk.ui.even.Event</text:span></text:a></text:p>
            <text:p text:style-name="P80"><text:span text:style-name="Source_20_Text"/></text:p>
            <text:p text:style-name="P80"><text:span text:style-name="T49">Description:</text:span><text:span text:style-name="Source_20_Text"> Denotes when a component loses the focus.</text:span></text:p>
          </table:table-cell>
        </table:table-row>
        <table:table-row>
          <table:table-cell table:style-name="Table69.A2" office:value-type="string">
            <text:p text:style-name="P62"><text:span text:style-name="Source_20_Text">onOpen</text:span></text:p>
          </table:table-cell>
          <table:table-cell table:style-name="Table69.B2" office:value-type="string">
            <text:p text:style-name="P80"><text:a xlink:type="simple" xlink:href="#OpenEvent"><text:span text:style-name="Source_20_Text">org.zkoss.zk.ui.event.OpenEvent</text:span></text:a></text:p>
            <text:p text:style-name="P80"><text:span text:style-name="Source_20_Text"/></text:p>
            <text:p text:style-name="P80"><text:span text:style-name="T49">Description:</text:span><text:span text:style-name="Source_20_Text"> </text:span><text:span text:style-name="T99">Denotes user has opened or closed a component. Note:</text:span></text:p>
            <text:p text:style-name="P140">unlike <text:span text:style-name="Source_20_Text">onClose</text:span>, this event is only a notification. The</text:p>
            <text:p text:style-name="P140">client sends this event after opening or closing the</text:p>
            <text:p text:style-name="P140">component.</text:p>
            <text:p text:style-name="P140">It is useful to implement <text:span text:style-name="T100">load-on-demand </text:span>by listening to</text:p>
            <text:p text:style-name="P140">the <text:span text:style-name="Source_20_Text">onOpen</text:span><text:span text:style-name="T83"> </text:span>event, and creating components when the</text:p>
            <text:p text:style-name="P137">first time the component is opened.</text:p>
          </table:table-cell>
        </table:table-row>
        <table:table-row>
          <table:table-cell table:style-name="Table69.A2" office:value-type="string">
            <text:p text:style-name="P62"><text:span text:style-name="Source_20_Text">onSelect</text:span></text:p>
          </table:table-cell>
          <table:table-cell table:style-name="Table69.B2" office:value-type="string">
            <text:p text:style-name="P80"><text:a xlink:type="simple" xlink:href="#SelectEvent"><text:span text:style-name="T46">org.zkoss.zul.event.SelectEvent</text:span></text:a></text:p>
            <text:p text:style-name="P80"><text:span text:style-name="T49">Description:</text:span><text:span text:style-name="T41"> Represents an event cause by user's the list selection is changed at the client. <text:s/></text:span></text:p>
          </table:table-cell>
        </table:table-row>
      </table:table>
      <text:h text:style-name="P85" text:outline-level="4">Properties</text:h>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70.A1" office:value-type="string">
              <text:p text:style-name="P59">Property</text:p>
            </table:table-cell>
            <table:table-cell table:style-name="Table70.A1" office:value-type="string">
              <text:p text:style-name="P59">Description</text:p>
            </table:table-cell>
            <table:table-cell table:style-name="Table70.A1" office:value-type="string">
              <text:p text:style-name="P59">Data Type</text:p>
            </table:table-cell>
            <table:table-cell table:style-name="Table70.D1" office:value-type="string">
              <text:p text:style-name="P59">Default Value</text:p>
            </table:table-cell>
          </table:table-row>
        </table:table-header-rows>
        <table:table-row>
          <table:table-cell table:style-name="Table70.A2" office:value-type="string">
            <text:p text:style-name="P60"><text:span text:style-name="T34">aut</text:span><text:span text:style-name="T87">ocomplete</text:span></text:p>
          </table:table-cell>
          <table:table-cell table:style-name="Table70.A2" office:value-type="string">
            <text:p text:style-name="P141"><text:span text:style-name="T101">Sets whether to automatically complete this text box by matching the nearest item. </text:span></text:p>
          </table:table-cell>
          <table:table-cell table:style-name="Table70.A2" office:value-type="string">
            <text:p text:style-name="P60"><text:span text:style-name="T34">boo</text:span><text:span text:style-name="T87">lean</text:span></text:p>
          </table:table-cell>
          <table:table-cell table:style-name="Table70.D2" office:value-type="string">
            <text:p text:style-name="P62"><text:span text:style-name="T36">false</text:span></text:p>
          </table:table-cell>
        </table:table-row>
        <table:table-row>
          <table:table-cell table:style-name="Table70.A2" office:value-type="string">
            <text:p text:style-name="P60"><text:span text:style-name="T34">aut</text:span><text:span text:style-name="T87">odrop</text:span></text:p>
          </table:table-cell>
          <table:table-cell table:style-name="Table70.A2" office:value-type="string">
            <text:p text:style-name="P63">Sets whether to automatically drop the list if users is changing this text box. </text:p>
          </table:table-cell>
          <table:table-cell table:style-name="Table70.A2" office:value-type="string">
            <text:p text:style-name="P60"><text:span text:style-name="T34">boolean</text:span></text:p>
          </table:table-cell>
          <table:table-cell table:style-name="Table70.D2" office:value-type="string">
            <text:p text:style-name="P60"><text:span text:style-name="T34">false</text:span></text:p>
          </table:table-cell>
        </table:table-row>
        <table:table-row table:style-name="Table70.4">
          <table:table-cell table:style-name="Table70.A2" office:value-type="string">
            <text:p text:style-name="P60"><text:span text:style-name="T34">buttonVisible</text:span></text:p>
          </table:table-cell>
          <table:table-cell table:style-name="Table70.B4" office:value-type="string">
            <text:p text:style-name="P80">Sets whether the button (on the right of the textbox) is visible. </text:p>
          </table:table-cell>
          <table:table-cell table:style-name="Table70.A2" office:value-type="string">
            <text:p text:style-name="P60"><text:span text:style-name="T34">boo</text:span><text:span text:style-name="T87">lean</text:span></text:p>
          </table:table-cell>
          <table:table-cell table:style-name="Table70.D2" office:value-type="string">
            <text:p text:style-name="P142"><text:span text:style-name="T102">true</text:span></text:p>
          </table:table-cell>
        </table:table-row>
        <table:table-row table:style-name="Table70.5">
          <table:table-cell table:style-name="Table70.A2" office:value-type="string">
            <text:p text:style-name="P60"><text:span text:style-name="T34">image</text:span></text:p>
          </table:table-cell>
          <table:table-cell table:style-name="Table70.B4" office:value-type="string">
            <text:p text:style-name="P141"><text:span text:style-name="T103">Sets the URI of the button image. </text:span></text:p>
          </table:table-cell>
          <table:table-cell table:style-name="Table70.A2" office:value-type="string">
            <text:p text:style-name="Standard"><text:span text:style-name="T34">java.lang.String</text:span></text:p>
          </table:table-cell>
          <table:table-cell table:style-name="Table70.D2" office:value-type="string">
            <text:p text:style-name="P62"><text:span text:style-name="T36">&lt;null&gt;</text:span></text:p>
          </table:table-cell>
        </table:table-row>
      </table:table>
      <text:p text:style-name="P66"/>
      <text:h text:style-name="P79" text:outline-level="4">Methods</text:h>
      <table:table table:name="Table71" table:style-name="Table71">
        <table:table-column table:style-name="Table71.A"/>
        <table:table-column table:style-name="Table71.B"/>
        <table:table-column table:style-name="Table71.C"/>
        <table:table-header-rows>
          <table:table-row>
            <table:table-cell table:style-name="Table71.A1" office:value-type="string">
              <text:p text:style-name="Table_20_Heading">Name</text:p>
            </table:table-cell>
            <table:table-cell table:style-name="Table71.A1" office:value-type="string">
              <text:p text:style-name="Table_20_Heading">Description</text:p>
            </table:table-cell>
            <table:table-cell table:style-name="Table71.C1" office:value-type="string">
              <text:p text:style-name="Table_20_Heading">Return Data Type</text:p>
            </table:table-cell>
          </table:table-row>
        </table:table-header-rows>
        <table:table-row>
          <table:table-cell table:style-name="Table71.A2" office:value-type="string">
            <text:p text:style-name="Table_20_Contents"><text:span text:style-name="Source_20_Text">isChildable()</text:span></text:p>
          </table:table-cell>
          <table:table-cell table:style-name="Table71.A2" office:value-type="string">
            <text:p text:style-name="Table_20_Contents">Determines whether it accepts child components</text:p>
            <text:p text:style-name="P101">Value: <text:span text:style-name="T41">true</text:span></text:p>
            <text:p text:style-name="Table_20_Contents"><text:span text:style-name="T3">Note:</text:span> child is allowed. </text:p>
          </table:table-cell>
          <table:table-cell table:style-name="Table71.C2" office:value-type="string">
            <text:p text:style-name="Table_20_Contents"><text:span text:style-name="Source_20_Text">boo</text:span><text:span text:style-name="T37">lean</text:span></text:p>
          </table:table-cell>
        </table:table-row>
        <table:table-row>
          <table:table-cell table:style-name="Table71.A2" office:value-type="string">
            <text:p text:style-name="Table_20_Contents"><text:span text:style-name="Source_20_Text">appendItem(java.lang.String)</text:span></text:p>
          </table:table-cell>
          <table:table-cell table:style-name="Table71.A2" office:value-type="string">
            <text:p text:style-name="Table_20_Contents">Appends an item. </text:p>
          </table:table-cell>
          <table:table-cell table:style-name="Table71.C2" office:value-type="string">
            <text:p text:style-name="Table_20_Contents"><text:span text:style-name="Source_20_Text">org</text:span><text:span text:style-name="T37">.zkoss.zul.Comboitem</text:span></text:p>
          </table:table-cell>
        </table:table-row>
        <table:table-row>
          <table:table-cell table:style-name="Table71.A2" office:value-type="string">
            <text:p text:style-name="Table_20_Contents"><text:span text:style-name="Source_20_Text">getInnerAttrs() </text:span></text:p>
          </table:table-cell>
          <table:table-cell table:style-name="Table71.A2" office:value-type="string">
            <text:p text:style-name="Table_20_Contents">Generates the Client-Side-Action attributes to the interior tag. </text:p>
          </table:table-cell>
          <table:table-cell table:style-name="Table71.C2" office:value-type="string">
            <text:p text:style-name="Table_20_Contents"><text:span text:style-name="Source_20_Text">java.lang.Str</text:span><text:span text:style-name="T37">ing</text:span></text:p>
          </table:table-cell>
        </table:table-row>
        <table:table-row>
          <table:table-cell table:style-name="Table71.A2" office:value-type="string">
            <text:p text:style-name="Table_20_Contents"><text:span text:style-name="Source_20_Text">getItemAtIndex(int) </text:span></text:p>
          </table:table-cell>
          <table:table-cell table:style-name="Table71.A2" office:value-type="string">
            <text:p text:style-name="Table_20_Contents">Returns the item at the specified index. </text:p>
          </table:table-cell>
          <table:table-cell table:style-name="Table71.C2" office:value-type="string">
            <text:p text:style-name="Table_20_Contents"><text:span text:style-name="Source_20_Text">org</text:span><text:span text:style-name="T37">.zkoss.zul.Comboitem</text:span></text:p>
          </table:table-cell>
        </table:table-row>
        <table:table-row>
          <table:table-cell table:style-name="Table71.A2" office:value-type="string">
            <text:p text:style-name="Table_20_Contents"><text:span text:style-name="Source_20_Text">getItemCount()</text:span></text:p>
          </table:table-cell>
          <table:table-cell table:style-name="Table71.A2" office:value-type="string">
            <text:p text:style-name="Table_20_Contents">Returns the<text:span text:style-name="T2"> number of items.</text:span></text:p>
          </table:table-cell>
          <table:table-cell table:style-name="Table71.C2" office:value-type="string">
            <text:p text:style-name="Table_20_Contents"><text:span text:style-name="Source_20_Text">int</text:span></text:p>
          </table:table-cell>
        </table:table-row>
        <table:table-row>
          <table:table-cell table:style-name="Table71.A2" office:value-type="string">
            <text:p text:style-name="Table_20_Contents"><text:span text:style-name="Source_20_Text">getItems()</text:span></text:p>
          </table:table-cell>
          <table:table-cell table:style-name="Table71.A2" office:value-type="string">
            <text:p text:style-name="Table_20_Contents">Returns a 'live' list of all org<text:span text:style-name="T2">.zkoss.zul.Comboitem.</text:span></text:p>
          </table:table-cell>
          <table:table-cell table:style-name="Table71.C2" office:value-type="string">
            <text:p text:style-name="Table_20_Contents"><text:span text:style-name="Source_20_Text">java.util.List</text:span></text:p>
          </table:table-cell>
        </table:table-row>
        <table:table-row>
          <table:table-cell table:style-name="Table71.A2" office:value-type="string">
            <text:p text:style-name="Table_20_Contents"><text:span text:style-name="Source_20_Text">getOuterAttrs()</text:span></text:p>
          </table:table-cell>
          <table:table-cell table:style-name="Table71.A2" office:value-type="string">
            <text:p text:style-name="Table_20_Contents"/>
          </table:table-cell>
          <table:table-cell table:style-name="Table71.C2" office:value-type="string">
            <text:p text:style-name="P134"><text:span text:style-name="Source_20_Text">java.lang.String</text:span></text:p>
          </table:table-cell>
        </table:table-row>
        <table:table-row>
          <table:table-cell table:style-name="Table71.A2" office:value-type="string">
            <text:p text:style-name="Table_20_Contents"><text:span text:style-name="Source_20_Text">getSelectedItem()</text:span></text:p>
          </table:table-cell>
          <table:table-cell table:style-name="Table71.A2" office:value-type="string">
            <text:p text:style-name="Table_20_Contents">Returns the selected item, or null if no matched. </text:p>
          </table:table-cell>
          <table:table-cell table:style-name="Table71.C2" office:value-type="string">
            <text:p text:style-name="Table_20_Contents"><text:span text:style-name="Source_20_Text">org</text:span><text:span text:style-name="T37">.zkoss.zul.Comboitem</text:span></text:p>
          </table:table-cell>
        </table:table-row>
        <table:table-row>
          <table:table-cell table:style-name="Table71.A2" office:value-type="string">
            <text:p text:style-name="Table_20_Contents"><text:span text:style-name="Source_20_Text">ins</text:span><text:span text:style-name="T37">ertBefore(org.zkoss.zk.ui.Component)</text:span></text:p>
          </table:table-cell>
          <table:table-cell table:style-name="Table71.A2" office:value-type="string">
            <text:p text:style-name="Table_20_Contents"/>
          </table:table-cell>
          <table:table-cell table:style-name="Table71.C2" office:value-type="string">
            <text:p text:style-name="Table_20_Contents"><text:span text:style-name="Source_20_Text">boo</text:span><text:span text:style-name="T37">lean</text:span></text:p>
          </table:table-cell>
        </table:table-row>
        <table:table-row>
          <table:table-cell table:style-name="Table71.A2" office:value-type="string">
            <text:p text:style-name="Table_20_Contents"><text:span text:style-name="Source_20_Text">onChildAdd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onChildRemov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removeItemAt(int)</text:span></text:p>
          </table:table-cell>
          <table:table-cell table:style-name="Table71.A2" office:value-type="string">
            <text:p text:style-name="Table_20_Contents">Removes the child item in the list box at the given index. </text:p>
          </table:table-cell>
          <table:table-cell table:style-name="Table71.C2" office:value-type="string">
            <text:p text:style-name="Table_20_Contents"><text:span text:style-name="Source_20_Text">org</text:span><text:span text:style-name="T37">.zkoss.zul.Comboitem</text:span></text:p>
          </table:table-cell>
        </table:table-row>
        <table:table-row>
          <table:table-cell table:style-name="Table71.A2" office:value-type="string">
            <text:p text:style-name="Table_20_Contents"><text:span text:style-name="Source_20_Text">setMultiline(boolean)</text:span></text:p>
          </table:table-cell>
          <table:table-cell table:style-name="Table71.A2" office:value-type="string">
            <text:p text:style-name="Table_20_Contents">Sets whether it is mul<text:span text:style-name="T2">tiline.</text:span></text:p>
            <text:p text:style-name="P80"><text:span text:style-name="T4">Note: </text:span><text:span text:style-name="T95">Combobox doesn't support multiline.</text:span></text:p>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setRows(int)</text:span></text:p>
          </table:table-cell>
          <table:table-cell table:style-name="Table71.A2" office:value-type="string">
            <text:p text:style-name="Table_20_Contents">Sets the<text:span text:style-name="T2"> rows.</text:span></text:p>
            <text:p text:style-name="P101"><text:span text:style-name="T2">Note: </text:span><text:span text:style-name="T104">Combobox doesn't support multiple rows.</text:span></text:p>
          </table:table-cell>
          <table:table-cell table:style-name="Table71.C2" office:value-type="string">
            <text:p text:style-name="Table_20_Contents"><text:span text:style-name="Source_20_Text">void</text:span></text:p>
          </table:table-cell>
        </table:table-row>
      </table:table>
      <text:h text:style-name="Heading_20_4" text:outline-level="4"/>
      <text:h text:style-name="P79" text:outline-level="4">Inherited From </text:h>
      <table:table table:name="Table72" table:style-name="Table72">
        <table:table-column table:style-name="Table72.A"/>
        <table:table-header-rows>
          <table:table-row>
            <table:table-cell table:style-name="Table72.A1" office:value-type="string">
              <text:p text:style-name="P67">Inherited From</text:p>
            </table:table-cell>
          </table:table-row>
        </table:table-header-rows>
        <table:table-row>
          <table:table-cell table:style-name="Table72.A2" office:value-type="string">
            <text:p text:style-name="P76"><text:a xlink:type="simple" xlink:href="#Textbox">org.zkoss.zul.Textbox</text:a></text:p>
          </table:table-cell>
        </table:table-row>
        <table:table-row>
          <table:table-cell table:style-name="Table72.A2" office:value-type="string">
            <text:p text:style-name="P76"><text:a xlink:type="simple" xlink:href="#InputElement">org.zkoss.zul.impl.InputElement</text:a></text:p>
          </table:table-cell>
        </table:table-row>
        <table:table-row>
          <table:table-cell table:style-name="Table72.A2" office:value-type="string">
            <text:p text:style-name="P76"><text:a xlink:type="simple" xlink:href="#XulElement">org.zkoss.zul.impl.XulElement</text:a></text:p>
          </table:table-cell>
        </table:table-row>
        <table:table-row table:style-name="Table72.5">
          <table:table-cell table:style-name="Table72.A2" office:value-type="string">
            <text:p text:style-name="P76"><text:a xlink:type="simple" xlink:href="#HtmlBasedComponent">org.zkoss.zk.ui.HtmlBasedComponent</text:a> </text:p>
          </table:table-cell>
        </table:table-row>
        <table:table-row table:style-name="Table72.5">
          <table:table-cell table:style-name="Table72.A2" office:value-type="string">
            <text:p text:style-name="P76"><text:a xlink:type="simple" xlink:href="#AbstractComponent">org.zkoss.zk.ui.AbstractComponent </text:a></text:p>
          </table:table-cell>
        </table:table-row>
      </table:table>
      <text:p text:style-name="P71"/>
      <text:h text:style-name="Heading_20_3" text:outline-level="3"><text:bookmark-start text:name="Comboitem"/>Com<text:span text:style-name="T2">boitem</text:span><text:bookmark-end text:name="Comboitem"/></text:h>
      <text:p text:style-name="P57">An item of a combo box.</text:p>
      <text:p text:style-name="P57"><draw:frame draw:style-name="fr2" draw:name="graphics110" text:anchor-type="paragraph" svg:width="5.025cm" svg:height="2.064cm" draw:z-index="12"><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7" text:outline-level="4">Class Name</text:h>
      <text:p text:style-name="P58"><text:span text:style-name="T33">org.zkoss.zul.C</text:span><text:span text:style-name="T105">omboitem</text:span></text:p>
      <text:h text:style-name="P79" text:outline-level="4">Supported Child Components</text:h>
      <text:p text:style-name="Text_20_body_20_indent_20_2">*NONE</text:p>
      <text:h text:style-name="P79" text:outline-level="4">Supported Events</text:h>
      <text:p text:style-name="P143">*NONE</text:p>
      <text:h text:style-name="P93" text:outline-level="4">Properties</text:h>
      <table:table table:name="Table73" table:style-name="Table73">
        <table:table-column table:style-name="Table73.A"/>
        <table:table-column table:style-name="Table73.B"/>
        <table:table-column table:style-name="Table73.C"/>
        <table:table-column table:style-name="Table73.D"/>
        <table:table-header-rows>
          <table:table-row>
            <table:table-cell table:style-name="Table73.A1" office:value-type="string">
              <text:p text:style-name="P59">Property</text:p>
            </table:table-cell>
            <table:table-cell table:style-name="Table73.A1" office:value-type="string">
              <text:p text:style-name="P59">Description</text:p>
            </table:table-cell>
            <table:table-cell table:style-name="Table73.A1" office:value-type="string">
              <text:p text:style-name="P59">Data Type</text:p>
            </table:table-cell>
            <table:table-cell table:style-name="Table73.D1" office:value-type="string">
              <text:p text:style-name="P59">Default Value</text:p>
            </table:table-cell>
          </table:table-row>
        </table:table-header-rows>
        <table:table-row>
          <table:table-cell table:style-name="Table73.A2" office:value-type="string">
            <text:p text:style-name="P60"><text:span text:style-name="T87">value</text:span></text:p>
          </table:table-cell>
          <table:table-cell table:style-name="Table73.A2" office:value-type="string">
            <text:p text:style-name="P72"><text:span text:style-name="T34">Associate the value with this combo item. </text:span></text:p>
          </table:table-cell>
          <table:table-cell table:style-name="Table73.A2" office:value-type="string">
            <text:p text:style-name="P60"><text:span text:style-name="T87">java.lang.Object</text:span></text:p>
          </table:table-cell>
          <table:table-cell table:style-name="Table73.D2" office:value-type="string">
            <text:p text:style-name="P62"><text:span text:style-name="T36">&lt;null&gt;</text:span></text:p>
          </table:table-cell>
        </table:table-row>
        <table:table-row>
          <table:table-cell table:style-name="Table73.A2" office:value-type="string">
            <text:p text:style-name="P60"><text:span text:style-name="Source_20_Text">des</text:span><text:span text:style-name="T37">cription</text:span></text:p>
          </table:table-cell>
          <table:table-cell table:style-name="Table73.A2" office:value-type="string">
            <text:p text:style-name="P72">Sets the<text:span text:style-name="T2"> description.</text:span></text:p>
          </table:table-cell>
          <table:table-cell table:style-name="Table73.A2" office:value-type="string">
            <text:p text:style-name="P60">jav<text:span text:style-name="T2">a.lang.String</text:span></text:p>
          </table:table-cell>
          <table:table-cell table:style-name="Table73.D2" office:value-type="string">
            <text:p text:style-name="P62"><text:span text:style-name="Source_20_Text">&lt;empty&gt;</text:span></text:p>
          </table:table-cell>
        </table:table-row>
      </table:table>
      <text:p text:style-name="P66"/>
      <text:h text:style-name="P79" text:outline-level="4">Methods</text:h>
      <table:table table:name="Table74" table:style-name="Table74">
        <table:table-column table:style-name="Table74.A"/>
        <table:table-column table:style-name="Table74.B"/>
        <table:table-column table:style-name="Table74.C"/>
        <table:table-header-rows>
          <table:table-row>
            <table:table-cell table:style-name="Table74.A1" office:value-type="string">
              <text:p text:style-name="Table_20_Heading">Name</text:p>
            </table:table-cell>
            <table:table-cell table:style-name="Table74.A1" office:value-type="string">
              <text:p text:style-name="Table_20_Heading">Description</text:p>
            </table:table-cell>
            <table:table-cell table:style-name="Table74.C1" office:value-type="string">
              <text:p text:style-name="Table_20_Heading">Return Data Type</text:p>
            </table:table-cell>
          </table:table-row>
        </table:table-header-rows>
        <table:table-row>
          <table:table-cell table:style-name="Table74.A2" office:value-type="string">
            <text:p text:style-name="Table_20_Contents"><text:span text:style-name="Source_20_Text">isChildable()</text:span></text:p>
          </table:table-cell>
          <table:table-cell table:style-name="Table74.A2" office:value-type="string">
            <text:p text:style-name="Table_20_Contents">Determines whether it accepts child components</text:p>
            <text:p text:style-name="P101">Value: <text:span text:style-name="T41">false</text:span></text:p>
            <text:p text:style-name="Table_20_Contents"><text:span text:style-name="T3">Note:</text:span> No child is allowed. </text:p>
          </table:table-cell>
          <table:table-cell table:style-name="Table74.C2" office:value-type="string">
            <text:p text:style-name="Table_20_Contents"><text:span text:style-name="Source_20_Text">boo</text:span><text:span text:style-name="T37">lean</text:span></text:p>
          </table:table-cell>
        </table:table-row>
        <table:table-row>
          <table:table-cell table:style-name="Table74.A2" office:value-type="string">
            <text:p text:style-name="Table_20_Contents"><text:span text:style-name="Source_20_Text">setParent(org.zkoss.zk.ui.Component)</text:span></text:p>
          </table:table-cell>
          <table:table-cell table:style-name="Table74.A2" office:value-type="string">
            <text:p text:style-name="Table_20_Contents"/>
          </table:table-cell>
          <table:table-cell table:style-name="Table74.C2" office:value-type="string">
            <text:p text:style-name="P134"><text:span text:style-name="Source_20_Text">void</text:span></text:p>
          </table:table-cell>
        </table:table-row>
      </table:table>
      <text:h text:style-name="Heading_20_4" text:outline-level="4"/>
      <text:h text:style-name="P79" text:outline-level="4">Inherited From </text:h>
      <table:table table:name="Table75" table:style-name="Table75">
        <table:table-column table:style-name="Table75.A"/>
        <table:table-header-rows>
          <table:table-row>
            <table:table-cell table:style-name="Table75.A1" office:value-type="string">
              <text:p text:style-name="P67">Inherited From</text:p>
            </table:table-cell>
          </table:table-row>
        </table:table-header-rows>
        <table:table-row>
          <table:table-cell table:style-name="Table75.A2" office:value-type="string">
            <text:p text:style-name="P90"><text:a xlink:type="simple" xlink:href="#LabelImageElement">org.zkoss.zul.impl.LabelImageElement</text:a></text:p>
          </table:table-cell>
        </table:table-row>
        <table:table-row>
          <table:table-cell table:style-name="Table75.A2" office:value-type="string">
            <text:p text:style-name="P90"><text:a xlink:type="simple" xlink:href="#LabelElement">org.zkoss.zul.impl.LabelElement</text:a></text:p>
          </table:table-cell>
        </table:table-row>
        <table:table-row>
          <table:table-cell table:style-name="Table75.A2" office:value-type="string">
            <text:p text:style-name="P90"><text:a xlink:type="simple" xlink:href="#XulElement">org.zkoss.zul.impl.XulElement</text:a></text:p>
          </table:table-cell>
        </table:table-row>
        <table:table-row table:style-name="Table75.5">
          <table:table-cell table:style-name="Table75.A2" office:value-type="string">
            <text:p text:style-name="P90"><text:s/><text:a xlink:type="simple" xlink:href="#HtmlBasedComponent">org.zkoss.zk.ui.HtmlBasedComponent</text:a> </text:p>
          </table:table-cell>
        </table:table-row>
        <table:table-row table:style-name="Table75.5">
          <table:table-cell table:style-name="Table75.A2" office:value-type="string">
            <text:p text:style-name="P90"><text:s/><text:a xlink:type="simple" xlink:href="#AbstractComponent">org.zkoss.zk.ui.AbstractComponent </text:a></text:p>
          </table:table-cell>
        </table:table-row>
      </table:table>
      <text:p text:style-name="P71"/>
      <text:h text:style-name="Heading_20_3" text:outline-level="3"><text:bookmark-start text:name="Datebox"/>Datebox<text:bookmark-end text:name="Datebox"/></text:h>
      <text:p text:style-name="P144"><text:span text:style-name="T98">An edit box for holding a date. <text:s/>After click on the calender, a </text:span><text:span text:style-name="T60">calender</text:span><text:span text:style-name="T98"> will pop-up for inputting date.</text:span></text:p>
      <text:p text:style-name="P144"><text:span text:style-name="T98">Mouseless Entry </text:span><text:span text:style-name="T60">datebox</text:span></text:p>
      <text:p text:style-name="P144"><text:span text:style-name="T98">• Alt+DOWN to pop up the </text:span><text:span text:style-name="T60">calendar.</text:span></text:p>
      <text:p text:style-name="P144"><text:span text:style-name="T98">• LEFT, RIGHT, UP and DOWN to change the selected day from the </text:span><text:span text:style-name="T60">calendar.</text:span></text:p>
      <text:p text:style-name="P144"><text:span text:style-name="T98">• ENTER to activate the selection by copying the selected day to the </text:span><text:span text:style-name="T60">datebox</text:span><text:span text:style-name="T98"> control.</text:span></text:p>
      <text:p text:style-name="P144"><text:span text:style-name="T98">• Alt+UP or ESC to give up the selection and close the </text:span><text:span text:style-name="T60">calendar</text:span><text:span text:style-name="T98">.</text:span></text:p>
      <text:p text:style-name="P96"><draw:frame draw:style-name="fr2" draw:name="graphics111" text:anchor-type="paragraph" svg:width="5.265cm" svg:height="4.471cm" draw:z-index="13"><draw:image xlink:href="../images/datebox.png" xlink:type="simple" xlink:show="embed" xlink:actuate="onLoad"/></draw:frame></text:p>
      <text:p text:style-name="Code_20_Indent_20_2">&lt;datebox lenient="true" image="newButton.jpg" buttonVisible="false" /&gt;</text:p>
      <text:p text:style-name="Code_20_Indent_20_2">&lt;datebox lenient="false" compact="false" buttonVisible="true" /&gt;</text:p>
      <text:h text:style-name="Heading_20_4" text:outline-level="4">Class Name</text:h>
      <text:p text:style-name="P22"><text:span text:style-name="T38">org.zkoss.zul.Datebox</text:span> </text:p>
      <text:h text:style-name="Heading_20_4" text:outline-level="4">Supported Child Components</text:h>
      <text:p text:style-name="P145">*NONE </text:p>
      <text:h text:style-name="Heading_20_4" text:outline-level="4">Supported Events</text:h>
      <table:table table:name="Table76" table:style-name="Table76">
        <table:table-column table:style-name="Table76.A"/>
        <table:table-column table:style-name="Table76.B"/>
        <table:table-header-rows>
          <table:table-row>
            <table:table-cell table:style-name="Table76.A1" office:value-type="string">
              <text:p text:style-name="P67">Name</text:p>
            </table:table-cell>
            <table:table-cell table:style-name="Table76.B1" office:value-type="string">
              <text:p text:style-name="P67">Event Type</text:p>
            </table:table-cell>
          </table:table-row>
        </table:table-header-rows>
        <table:table-row>
          <table:table-cell table:style-name="Table76.A2" office:value-type="string">
            <text:p text:style-name="P62"><text:span text:style-name="Source_20_Text">OnClick</text:span></text:p>
          </table:table-cell>
          <table:table-cell table:style-name="Table76.B2" office:value-type="string">
            <text:p text:style-name="P80"><text:a xlink:type="simple" xlink:href="#MouseEvent"><text:span text:style-name="T46">org.zkoss.zk.ui.event.MouseEvent</text:span></text:a></text:p>
            <text:p text:style-name="P80"><text:a xlink:type="simple" xlink:href="#MouseEvent"><text:span text:style-name="T46"/></text:a></text:p>
            <text:p text:style-name="P80"><text:span text:style-name="T49">Description:</text:span><text:span text:style-name="T41"> Denotes user has clicked the component. </text:span></text:p>
          </table:table-cell>
        </table:table-row>
        <table:table-row>
          <table:table-cell table:style-name="Table76.A2" office:value-type="string">
            <text:p text:style-name="P62"><text:span text:style-name="Source_20_Text">OnSelection</text:span></text:p>
          </table:table-cell>
          <table:table-cell table:style-name="Table76.B2" office:value-type="string">
            <text:p text:style-name="P80"><text:a xlink:type="simple" xlink:href="#SelectionEvent"><text:span text:style-name="Source_20_Text">org.zkoss.zk.ui.event.SelectionEvent</text:span></text:a></text:p>
            <text:p text:style-name="P80"><text:span text:style-name="Source_20_Text"/></text:p>
            <text:p text:style-name="P80"><text:span text:style-name="T49">Description:</text:span><text:span text:style-name="Source_20_Text"> Denotes that user is selecting a portion of the text of an input component. You can retrieve the start and end position of the selected text by use of the getStart and getEnd methods.</text:span></text:p>
          </table:table-cell>
        </table:table-row>
        <table:table-row>
          <table:table-cell table:style-name="Table76.A2" office:value-type="string">
            <text:p text:style-name="P62"><text:span text:style-name="Source_20_Text">OnFocus</text:span></text:p>
          </table:table-cell>
          <table:table-cell table:style-name="Table76.B2" office:value-type="string">
            <text:p text:style-name="P80"><text:a xlink:type="simple" xlink:href="#Event"><text:span text:style-name="Source_20_Text">org.zkoss.zk.ui.event.Event</text:span></text:a></text:p>
            <text:p text:style-name="P80"><text:span text:style-name="Source_20_Text"/></text:p>
            <text:p text:style-name="P80"><text:span text:style-name="T49">Description:</text:span><text:span text:style-name="Source_20_Text"> Denotes when a component gets the focus.</text:span></text:p>
          </table:table-cell>
        </table:table-row>
        <table:table-row>
          <table:table-cell table:style-name="Table76.A2" office:value-type="string">
            <text:p text:style-name="P62"><text:span text:style-name="Source_20_Text">OnBlur</text:span></text:p>
          </table:table-cell>
          <table:table-cell table:style-name="Table76.B2" office:value-type="string">
            <text:p text:style-name="P80"><text:a xlink:type="simple" xlink:href="#Event"><text:span text:style-name="Source_20_Text">org.zkoss.zk.ui.even.Event</text:span></text:a></text:p>
            <text:p text:style-name="P80"><text:span text:style-name="Source_20_Text"/></text:p>
            <text:p text:style-name="P80"><text:span text:style-name="Source_20_Text">Description: Denotes when a component loses the focus.</text:span></text:p>
          </table:table-cell>
        </table:table-row>
        <table:table-row>
          <table:table-cell table:style-name="Table76.A2" office:value-type="string">
            <text:p text:style-name="P62"><text:span text:style-name="Source_20_Text">OnChange</text:span></text:p>
          </table:table-cell>
          <table:table-cell table:style-name="Table76.B2" office:value-type="string">
            <text:p text:style-name="P80"><text:a xlink:type="simple" xlink:href="#InputEvent"><text:span text:style-name="Source_20_Text">org.zkoss.zk.ui.even.InputEvent</text:span></text:a></text:p>
            <text:p text:style-name="P80"><text:span text:style-name="Source_20_Text"/></text:p>
            <text:p text:style-name="P80"><text:span text:style-name="T49">Description:</text:span><text:span text:style-name="Source_20_Text"> An input control notifies the application with the onChange event if its content is changed</text:span></text:p>
            <text:p text:style-name="P80"><text:span text:style-name="Source_20_Text">by the user.</text:span></text:p>
          </table:table-cell>
        </table:table-row>
        <table:table-row>
          <table:table-cell table:style-name="Table76.A2" office:value-type="string">
            <text:p text:style-name="P62"><text:span text:style-name="Source_20_Text">OnChanging</text:span></text:p>
          </table:table-cell>
          <table:table-cell table:style-name="Table76.B2" office:value-type="string">
            <text:p text:style-name="P80"><text:a xlink:type="simple" xlink:href="#InputEvent"><text:span text:style-name="Source_20_Text">org.zkoss.zk.ui.even.InputEvent</text:span></text:a></text:p>
            <text:p text:style-name="P80"><text:span text:style-name="Source_20_Text"/></text:p>
            <text:p text:style-name="P80"><text:span text:style-name="T49">Desczription:</text:span><text:span text:style-name="Source_20_Text"> An input control also notifies the application with the onChanging event, when user is</text:span></text:p>
            <text:p text:style-name="P80"><text:span text:style-name="Source_20_Text">changing the content.</text:span></text:p>
          </table:table-cell>
        </table:table-row>
      </table:table>
      <text:h text:style-name="Heading_20_4" text:outline-level="4">Attributes</text:h>
      <table:table table:name="Table77" table:style-name="Table77">
        <table:table-column table:style-name="Table77.A"/>
        <table:table-column table:style-name="Table77.B"/>
        <table:table-column table:style-name="Table77.C"/>
        <table:table-column table:style-name="Table77.D"/>
        <table:table-header-rows>
          <table:table-row>
            <table:table-cell table:style-name="Table77.A1" office:value-type="string">
              <text:p text:style-name="P67">Property</text:p>
            </table:table-cell>
            <table:table-cell table:style-name="Table77.A1" office:value-type="string">
              <text:p text:style-name="P67">Description</text:p>
            </table:table-cell>
            <table:table-cell table:style-name="Table77.A1" office:value-type="string">
              <text:p text:style-name="P67">Data Type</text:p>
            </table:table-cell>
            <table:table-cell table:style-name="Table77.D1" office:value-type="string">
              <text:p text:style-name="P67">Default Value</text:p>
            </table:table-cell>
          </table:table-row>
        </table:table-header-rows>
        <table:table-row>
          <table:table-cell table:style-name="Table77.A2" office:value-type="string">
            <text:p text:style-name="P60"><text:span text:style-name="Source_20_Text">image</text:span></text:p>
          </table:table-cell>
          <table:table-cell table:style-name="Table77.A2" office:value-type="string">
            <text:p text:style-name="P72">the URI of the button image</text:p>
            <text:p text:style-name="P72"><text:span text:style-name="T3">Values: </text:span><text:span text:style-name="T41">url</text:span></text:p>
          </table:table-cell>
          <table:table-cell table:style-name="Table77.A2" office:value-type="string">
            <text:p text:style-name="P60"><text:span text:style-name="Source_20_Text">String</text:span></text:p>
          </table:table-cell>
          <table:table-cell table:style-name="Table77.D2" office:value-type="string">
            <text:p text:style-name="P60"><text:span text:style-name="Source_20_Text">&lt;empty string&gt;</text:span></text:p>
          </table:table-cell>
        </table:table-row>
        <table:table-row table:style-name="Table77.3">
          <table:table-cell table:style-name="Table77.A2" office:value-type="string">
            <text:p text:style-name="P60"><text:span text:style-name="Source_20_Text">lenient</text:span></text:p>
          </table:table-cell>
          <table:table-cell table:style-name="Table77.B3" office:value-type="string">
            <text:p text:style-name="P80">whether or not date/time parsing is to be lenient</text:p>
            <text:p text:style-name="P80">With lenient parsing, the parser may use heuristics to interpret inputs that do not precisely match this object's format.</text:p>
            <text:p text:style-name="P80">With strict parsing, inputs must match this object's format</text:p>
            <text:p text:style-name="P80"><text:span text:style-name="T3">Values:</text:span><text:span text:style-name="T41">true|false</text:span></text:p>
          </table:table-cell>
          <table:table-cell table:style-name="Table77.A2" office:value-type="string">
            <text:p text:style-name="P60"><text:span text:style-name="Source_20_Text">Boolean</text:span></text:p>
          </table:table-cell>
          <table:table-cell table:style-name="Table77.D2" office:value-type="string">
            <text:p text:style-name="P60"><text:span text:style-name="Source_20_Text">true</text:span></text:p>
          </table:table-cell>
        </table:table-row>
        <table:table-row table:style-name="Table77.3">
          <table:table-cell table:style-name="Table77.A2" office:value-type="string">
            <text:p text:style-name="P60"><text:span text:style-name="Source_20_Text">compact</text:span></text:p>
          </table:table-cell>
          <table:table-cell table:style-name="Table77.B3" office:value-type="string">
            <text:p text:style-name="P80">whether to use a compact layout</text:p>
            <text:p text:style-name="P80"><text:span text:style-name="T3">Values:</text:span><text:span text:style-name="T41">true|false</text:span></text:p>
          </table:table-cell>
          <table:table-cell table:style-name="Table77.A2" office:value-type="string">
            <text:p text:style-name="P60"><text:span text:style-name="Source_20_Text">Boolean</text:span></text:p>
          </table:table-cell>
          <table:table-cell table:style-name="Table77.D2" office:value-type="string">
            <text:p text:style-name="P60"><text:span text:style-name="Source_20_Text">false</text:span></text:p>
          </table:table-cell>
        </table:table-row>
        <table:table-row table:style-name="Table77.3">
          <table:table-cell table:style-name="Table77.A2" office:value-type="string">
            <text:p text:style-name="P60"><text:span text:style-name="Source_20_Text">buttonVisible</text:span></text:p>
          </table:table-cell>
          <table:table-cell table:style-name="Table77.B3" office:value-type="string">
            <text:p text:style-name="P80">whether the button (on the right of the textbox) is visible</text:p>
            <text:p text:style-name="P80"><text:span text:style-name="T3">Values:</text:span><text:span text:style-name="T41">true|false</text:span></text:p>
          </table:table-cell>
          <table:table-cell table:style-name="Table77.A2" office:value-type="string">
            <text:p text:style-name="P60"><text:span text:style-name="Source_20_Text">Boolean</text:span></text:p>
          </table:table-cell>
          <table:table-cell table:style-name="Table77.D2" office:value-type="string">
            <text:p text:style-name="P60"><text:span text:style-name="Source_20_Text">true</text:span></text:p>
          </table:table-cell>
        </table:table-row>
        <table:table-row table:style-name="Table77.3">
          <table:table-cell table:style-name="Table77.A2" office:value-type="string">
            <text:p text:style-name="P60"><text:span text:style-name="Source_20_Text">timezone</text:span></text:p>
          </table:table-cell>
          <table:table-cell table:style-name="Table77.B3" office:value-type="string">
            <text:p text:style-name="P80">the time zone that this date box belongs to, or <text:span text:style-name="Source_20_Text">null</text:span> if the default time zone is used.</text:p>
          </table:table-cell>
          <table:table-cell table:style-name="Table77.A2" office:value-type="string">
            <text:p text:style-name="P80"><text:span text:style-name="Source_20_Text">java.util.TimeZone </text:span></text:p>
          </table:table-cell>
          <table:table-cell table:style-name="Table77.D2" office:value-type="string">
            <text:p text:style-name="P60"><text:span text:style-name="Source_20_Text">&lt;null&gt;</text:span></text:p>
          </table:table-cell>
        </table:table-row>
        <table:table-row table:style-name="Table77.3">
          <table:table-cell table:style-name="Table77.A2" office:value-type="string">
            <text:p text:style-name="P60"><text:span text:style-name="Source_20_Text">Value</text:span></text:p>
          </table:table-cell>
          <table:table-cell table:style-name="Table77.B3" office:value-type="string">
            <text:p text:style-name="P80">the value (in Date)</text:p>
          </table:table-cell>
          <table:table-cell table:style-name="Table77.A2" office:value-type="string">
            <text:p text:style-name="P80"><text:span text:style-name="T106">java.util.Date</text:span><text:span text:style-name="Source_20_Text"> </text:span></text:p>
          </table:table-cell>
          <table:table-cell table:style-name="Table77.D2" office:value-type="string">
            <text:p text:style-name="P60"><text:span text:style-name="Source_20_Text">&lt;empty string&gt;</text:span></text:p>
          </table:table-cell>
        </table:table-row>
      </table:table>
      <text:h text:style-name="Heading_20_4" text:outline-level="4">Methods</text:h>
      <text:p text:style-name="P74"><text:bookmark text:name="id4565183"/></text:p>
      <table:table table:name="Table78" table:style-name="Table78">
        <table:table-column table:style-name="Table78.A"/>
        <table:table-column table:style-name="Table78.B"/>
        <table:table-column table:style-name="Table78.C"/>
        <table:table-header-rows>
          <table:table-row>
            <table:table-cell table:style-name="Table78.A1" office:value-type="string">
              <text:p text:style-name="Table_20_Heading">Name</text:p>
            </table:table-cell>
            <table:table-cell table:style-name="Table78.A1" office:value-type="string">
              <text:p text:style-name="Table_20_Heading">Description</text:p>
            </table:table-cell>
            <table:table-cell table:style-name="Table78.C1" office:value-type="string">
              <text:p text:style-name="Table_20_Heading">Data Type</text:p>
            </table:table-cell>
          </table:table-row>
        </table:table-header-rows>
        <table:table-row>
          <table:table-cell table:style-name="Table78.A2" office:value-type="string">
            <text:p text:style-name="Table_20_Contents"><text:span text:style-name="Source_20_Text">getDateFormat()</text:span></text:p>
          </table:table-cell>
          <table:table-cell table:style-name="Table78.A2" office:value-type="string">
            <text:p text:style-name="Table_20_Contents">Returns the date format of the specified format Default: it uses <text:span text:style-name="Source_20_Text">SimpleDateFormat </text:span>to format the date. </text:p>
          </table:table-cell>
          <table:table-cell table:style-name="Table78.C2" office:value-type="string">
            <text:p text:style-name="P60"><text:span text:style-name="Source_20_Text">java.text.Dateformat</text:span></text:p>
          </table:table-cell>
        </table:table-row>
        <table:table-row>
          <table:table-cell table:style-name="Table78.A2" office:value-type="string">
            <text:p text:style-name="Table_20_Contents"><text:span text:style-name="Source_20_Text">getDefaultFormat()</text:span></text:p>
          </table:table-cell>
          <table:table-cell table:style-name="Table78.A2" office:value-type="string">
            <text:p text:style-name="Table_20_Contents">Returns the default format, which is used when constructing a d<text:span text:style-name="Source_20_Text">atebox. </text:span></text:p>
          </table:table-cell>
          <table:table-cell table:style-name="Table78.C2" office:value-type="string">
            <text:p text:style-name="P60"><text:span text:style-name="Source_20_Text">String</text:span></text:p>
          </table:table-cell>
        </table:table-row>
        <table:table-row>
          <table:table-cell table:style-name="Table78.A2" office:value-type="string">
            <text:p text:style-name="Table_20_Contents"><text:span text:style-name="Source_20_Text">getRealStyleFlags()</text:span></text:p>
          </table:table-cell>
          <table:table-cell table:style-name="Table78.A2" office:value-type="string">
            <text:p text:style-name="Table_20_Contents">Returns RS_NO_WIDTH|RS_NO_HEIGHT </text:p>
          </table:table-cell>
          <table:table-cell table:style-name="Table78.C2" office:value-type="string">
            <text:p text:style-name="P60"><text:span text:style-name="Source_20_Text">int</text:span></text:p>
          </table:table-cell>
        </table:table-row>
        <table:table-row>
          <table:table-cell table:style-name="Table78.A2" office:value-type="string">
            <text:p text:style-name="Table_20_Contents"><text:span text:style-name="Source_20_Text">GetInnerAttrs()</text:span></text:p>
          </table:table-cell>
          <table:table-cell table:style-name="Table78.A2" office:value-type="string">
            <text:p text:style-name="Table_20_Contents"/>
          </table:table-cell>
          <table:table-cell table:style-name="Table78.C2" office:value-type="string">
            <text:p text:style-name="P60"><text:span text:style-name="Source_20_Text">String</text:span></text:p>
          </table:table-cell>
        </table:table-row>
        <table:table-row>
          <table:table-cell table:style-name="Table78.A2" office:value-type="string">
            <text:p text:style-name="Table_20_Contents"><text:span text:style-name="Source_20_Text">getOuterAttrs()</text:span></text:p>
          </table:table-cell>
          <table:table-cell table:style-name="Table78.A2" office:value-type="string">
            <text:p text:style-name="Table_20_Contents"/>
          </table:table-cell>
          <table:table-cell table:style-name="Table78.C2" office:value-type="string">
            <text:p text:style-name="P60"><text:span text:style-name="Source_20_Text">String</text:span></text:p>
          </table:table-cell>
        </table:table-row>
      </table:table>
      <text:h text:style-name="Heading_20_4" text:outline-level="4">Inherited From </text:h>
      <table:table table:name="Table79" table:style-name="Table79">
        <table:table-column table:style-name="Table79.A"/>
        <table:table-header-rows>
          <table:table-row>
            <table:table-cell table:style-name="Table79.A1" office:value-type="string">
              <text:p text:style-name="P146">Inherited From</text:p>
            </table:table-cell>
          </table:table-row>
        </table:table-header-rows>
        <table:table-row>
          <table:table-cell table:style-name="Table79.A2" office:value-type="string">
            <text:p text:style-name="P147"><text:a xlink:type="simple" xlink:href="#FormatInputElement"><text:span text:style-name="T107">org.zkoss.zul.impl.FormatInputElement</text:span></text:a></text:p>
          </table:table-cell>
        </table:table-row>
        <table:table-row>
          <table:table-cell table:style-name="Table79.A2" office:value-type="string">
            <text:p text:style-name="P76"><text:a xlink:type="simple" xlink:href="#InputElement"><text:span text:style-name="Source_20_Text">org.zkoss.zul.impl.InputElement</text:span></text:a></text:p>
          </table:table-cell>
        </table:table-row>
        <table:table-row table:style-name="Table79.4">
          <table:table-cell table:style-name="Table79.A2" office:value-type="string">
            <text:p text:style-name="P76"><text:a xlink:type="simple" xlink:href="#XulElement"><text:span text:style-name="Source_20_Text">org.zkoss.zul.impl.XulElement</text:span></text:a></text:p>
          </table:table-cell>
        </table:table-row>
        <table:table-row table:style-name="Table79.4">
          <table:table-cell table:style-name="Table79.A2" office:value-type="string">
            <text:p text:style-name="P76"><text:a xlink:type="simple" xlink:href="#HtmlBasedComponent"><text:span text:style-name="Source_20_Text">org.zkoss.zk.ui.HtmlBasedComponent</text:span></text:a><text:span text:style-name="Source_20_Text"> </text:span></text:p>
          </table:table-cell>
        </table:table-row>
        <table:table-row table:style-name="Table79.4">
          <table:table-cell table:style-name="Table79.A2" office:value-type="string">
            <text:p text:style-name="P76"><text:a xlink:type="simple" xlink:href="#AbstractComponent"><text:span text:style-name="Source_20_Text">org.zkoss.zk.ui.AbstractComponent </text:span></text:a></text:p>
          </table:table-cell>
        </table:table-row>
      </table:table>
      <text:p text:style-name="P71"/>
      <text:h text:style-name="Heading_20_3" text:outline-level="3"><text:bookmark-start text:name="Decimalbox"/>D<text:bookmark-end text:name="Decimalbox"/>oublebox</text:h>
      <text:p text:style-name="P148">An edit box for holding an float point value (double).</text:p>
      <text:p text:style-name="P96"><draw:frame draw:style-name="fr2" draw:name="graphics112" text:anchor-type="paragraph" svg:width="2.937cm" svg:height="0.9cm" draw:z-index="73"><draw:image xlink:href="../images/doublebox.png" xlink:type="simple" xlink:show="embed" xlink:actuate="onLoad"/></draw:frame></text:p>
      <text:p text:style-name="Code_20_Indent_20_2">&lt;doublebox value="2.3"/&gt;</text:p>
      <text:h text:style-name="Heading_20_4" text:outline-level="4">Class Name</text:h>
      <text:p text:style-name="P22"><text:span text:style-name="T38">org.zkoss.zul.Doublebox</text:span> </text:p>
      <text:h text:style-name="Heading_20_4" text:outline-level="4">Supported Child Components</text:h>
      <text:p text:style-name="Text_20_body_20_indent_20_2">*NONE </text:p>
      <text:h text:style-name="P149" text:outline-level="4">Supported Events</text:h>
      <table:table table:name="Table80" table:style-name="Table80">
        <table:table-column table:style-name="Table80.A"/>
        <table:table-column table:style-name="Table80.B"/>
        <table:table-header-rows>
          <table:table-row>
            <table:table-cell table:style-name="Table80.A1" office:value-type="string">
              <text:p text:style-name="P67">Name</text:p>
            </table:table-cell>
            <table:table-cell table:style-name="Table80.B1" office:value-type="string">
              <text:p text:style-name="P67">Inherited From</text:p>
            </table:table-cell>
          </table:table-row>
        </table:table-header-rows>
        <table:table-row>
          <table:table-cell table:style-name="Table80.A2" office:value-type="string">
            <text:p text:style-name="P62"><text:span text:style-name="Source_20_Text">OnClick</text:span></text:p>
          </table:table-cell>
          <table:table-cell table:style-name="Table80.B2" office:value-type="string">
            <text:p text:style-name="P80"><text:a xlink:type="simple" xlink:href="#MouseEvent"><text:span text:style-name="T46">org.zkoss.zk.ui.event.MouseEvent</text:span></text:a></text:p>
            <text:p text:style-name="P80"><text:span text:style-name="T41"/></text:p>
            <text:p text:style-name="P80"><text:span text:style-name="T49">Description: </text:span><text:span text:style-name="T41">Denotes user has clicked the component.</text:span></text:p>
          </table:table-cell>
        </table:table-row>
        <table:table-row>
          <table:table-cell table:style-name="Table80.A2" office:value-type="string">
            <text:p text:style-name="P62"><text:span text:style-name="Source_20_Text">OnSelection</text:span></text:p>
          </table:table-cell>
          <table:table-cell table:style-name="Table80.B2" office:value-type="string">
            <text:p text:style-name="P80"><text:a xlink:type="simple" xlink:href="#SelectionEvent"><text:span text:style-name="Source_20_Text">org.zkoss.zk.ui.event.SelectionEvent</text:span></text:a></text:p>
            <text:p text:style-name="P80"><text:span text:style-name="Source_20_Text"/></text:p>
            <text:p text:style-name="P80"><text:span text:style-name="T49">Description: </text:span><text:span text:style-name="Source_20_Text">Denotes that user is selecting a portion of the text of an input component. You can retrieve the start and end position of the selected text by use of the getStart and getEnd methods.</text:span></text:p>
          </table:table-cell>
        </table:table-row>
        <table:table-row>
          <table:table-cell table:style-name="Table80.A2" office:value-type="string">
            <text:p text:style-name="P62"><text:span text:style-name="Source_20_Text">OnFocus</text:span></text:p>
          </table:table-cell>
          <table:table-cell table:style-name="Table80.B2" office:value-type="string">
            <text:p text:style-name="P80"><text:a xlink:type="simple" xlink:href="#Event"><text:span text:style-name="Source_20_Text">org.zkoss.zk.ui.event.Event</text:span></text:a></text:p>
            <text:p text:style-name="P80"><text:span text:style-name="Source_20_Text"/></text:p>
            <text:p text:style-name="P80"><text:span text:style-name="T49">Description:</text:span><text:span text:style-name="Source_20_Text"> Denotes when a component gets the focus.</text:span></text:p>
          </table:table-cell>
        </table:table-row>
        <table:table-row>
          <table:table-cell table:style-name="Table80.A2" office:value-type="string">
            <text:p text:style-name="P62"><text:span text:style-name="Source_20_Text">OnBlur</text:span></text:p>
          </table:table-cell>
          <table:table-cell table:style-name="Table80.B2" office:value-type="string">
            <text:p text:style-name="P80"><text:a xlink:type="simple" xlink:href="#Event"><text:span text:style-name="Source_20_Text">org.zkoss.zk.ui.even.Event</text:span></text:a></text:p>
            <text:p text:style-name="P80"><text:span text:style-name="Source_20_Text"/></text:p>
            <text:p text:style-name="P80"><text:span text:style-name="T49">Description:</text:span><text:span text:style-name="Source_20_Text"> Denotes when a component loses the focus.</text:span></text:p>
          </table:table-cell>
        </table:table-row>
        <table:table-row>
          <table:table-cell table:style-name="Table80.A2" office:value-type="string">
            <text:p text:style-name="P62"><text:span text:style-name="Source_20_Text">OnChange</text:span></text:p>
          </table:table-cell>
          <table:table-cell table:style-name="Table80.B2" office:value-type="string">
            <text:p text:style-name="P80"><text:span text:style-name="Source_20_Text">org.zkoss.zk.ui.even.InputEvent</text:span></text:p>
            <text:p text:style-name="P80"><text:span text:style-name="Source_20_Text"/></text:p>
            <text:p text:style-name="P80"><text:span text:style-name="T49">Description: </text:span><text:span text:style-name="Source_20_Text">An input control notifies the application with the onChange event if its content is changed</text:span></text:p>
            <text:p text:style-name="P80"><text:span text:style-name="Source_20_Text">by the user.</text:span></text:p>
          </table:table-cell>
        </table:table-row>
        <table:table-row>
          <table:table-cell table:style-name="Table80.A2" office:value-type="string">
            <text:p text:style-name="P62"><text:span text:style-name="Source_20_Text">OnChanging</text:span></text:p>
          </table:table-cell>
          <table:table-cell table:style-name="Table80.B2" office:value-type="string">
            <text:p text:style-name="P80"><text:a xlink:type="simple" xlink:href="#InputEvent"><text:span text:style-name="Source_20_Text">org.zkoss.zk.ui.even.InputEvent</text:span></text:a></text:p>
            <text:p text:style-name="P80"><text:span text:style-name="Source_20_Text"/></text:p>
            <text:p text:style-name="P80"><text:span text:style-name="T49">Description:</text:span><text:span text:style-name="Source_20_Text"> An input control also notifies the application with the onChanging event, when user is</text:span></text:p>
            <text:p text:style-name="P80"><text:span text:style-name="Source_20_Text">changing the content.</text:span></text:p>
          </table:table-cell>
        </table:table-row>
      </table:table>
      <text:h text:style-name="P149" text:outline-level="4">Attributes</text:h>
      <table:table table:name="Table81" table:style-name="Table81">
        <table:table-column table:style-name="Table81.A"/>
        <table:table-column table:style-name="Table81.B"/>
        <table:table-column table:style-name="Table81.C"/>
        <table:table-column table:style-name="Table81.D"/>
        <table:table-header-rows>
          <table:table-row>
            <table:table-cell table:style-name="Table81.A1" office:value-type="string">
              <text:p text:style-name="P67">Property</text:p>
            </table:table-cell>
            <table:table-cell table:style-name="Table81.A1" office:value-type="string">
              <text:p text:style-name="P67">Description</text:p>
            </table:table-cell>
            <table:table-cell table:style-name="Table81.A1" office:value-type="string">
              <text:p text:style-name="P67">Data Type</text:p>
            </table:table-cell>
            <table:table-cell table:style-name="Table81.D1" office:value-type="string">
              <text:p text:style-name="P67">Default Values</text:p>
            </table:table-cell>
          </table:table-row>
        </table:table-header-rows>
        <table:table-row>
          <table:table-cell table:style-name="Table81.A2" office:value-type="string">
            <text:p text:style-name="P60"><text:span text:style-name="Source_20_Text">value</text:span></text:p>
          </table:table-cell>
          <table:table-cell table:style-name="Table81.A2" office:value-type="string">
            <text:p text:style-name="P72">the value (in <text:span text:style-name="Source_20_Text">Double</text:span>), might be null unless a constraint stops it. </text:p>
          </table:table-cell>
          <table:table-cell table:style-name="Table81.A2" office:value-type="string">
            <text:p text:style-name="P60"><text:span text:style-name="T106">java.math.BigDecimal</text:span><text:span text:style-name="Source_20_Text"> </text:span></text:p>
          </table:table-cell>
          <table:table-cell table:style-name="Table81.D2" office:value-type="string">
            <text:p text:style-name="P60"><text:span text:style-name="Source_20_Text">0</text:span></text:p>
          </table:table-cell>
        </table:table-row>
      </table:table>
      <text:h text:style-name="Heading_20_4" text:outline-level="4">Methods</text:h>
      <text:p text:style-name="P74"><text:bookmark text:name="id45651811"/></text:p>
      <table:table table:name="Table82" table:style-name="Table82">
        <table:table-column table:style-name="Table82.A"/>
        <table:table-column table:style-name="Table82.B"/>
        <table:table-column table:style-name="Table82.C"/>
        <table:table-header-rows>
          <table:table-row>
            <table:table-cell table:style-name="Table82.A1" office:value-type="string">
              <text:p text:style-name="Table_20_Heading">Name</text:p>
            </table:table-cell>
            <table:table-cell table:style-name="Table82.A1" office:value-type="string">
              <text:p text:style-name="Table_20_Heading">Description</text:p>
            </table:table-cell>
            <table:table-cell table:style-name="Table82.C1" office:value-type="string">
              <text:p text:style-name="Table_20_Heading">Data Type</text:p>
            </table:table-cell>
          </table:table-row>
        </table:table-header-rows>
        <table:table-row>
          <table:table-cell table:style-name="Table82.A2" office:value-type="string">
            <text:p text:style-name="Table_20_Contents"><text:span text:style-name="Source_20_Text">intValue()</text:span></text:p>
          </table:table-cell>
          <table:table-cell table:style-name="Table82.A2" office:value-type="string">
            <text:p text:style-name="Table_20_Contents">Returns the value in integer. </text:p>
          </table:table-cell>
          <table:table-cell table:style-name="Table82.C2" office:value-type="string">
            <text:p text:style-name="P60"><text:span text:style-name="Source_20_Text">int</text:span></text:p>
          </table:table-cell>
        </table:table-row>
        <table:table-row>
          <table:table-cell table:style-name="Table82.A2" office:value-type="string">
            <text:p text:style-name="Table_20_Contents"><text:span text:style-name="Source_20_Text">longValue()</text:span></text:p>
          </table:table-cell>
          <table:table-cell table:style-name="Table82.A2" office:value-type="string">
            <text:p text:style-name="Table_20_Contents">Returns the value in long. </text:p>
          </table:table-cell>
          <table:table-cell table:style-name="Table82.C2" office:value-type="string">
            <text:p text:style-name="P60"><text:span text:style-name="Source_20_Text">long</text:span></text:p>
          </table:table-cell>
        </table:table-row>
        <table:table-row>
          <table:table-cell table:style-name="Table82.A2" office:value-type="string">
            <text:p text:style-name="Table_20_Contents"><text:span text:style-name="Source_20_Text">doubleValue()</text:span></text:p>
          </table:table-cell>
          <table:table-cell table:style-name="Table82.A2" office:value-type="string">
            <text:p text:style-name="Table_20_Contents">Returns the value in double. <text:s/></text:p>
          </table:table-cell>
          <table:table-cell table:style-name="Table82.C2" office:value-type="string">
            <text:p text:style-name="P60"><text:span text:style-name="Source_20_Text">double</text:span></text:p>
          </table:table-cell>
        </table:table-row>
        <table:table-row>
          <table:table-cell table:style-name="Table82.A2" office:value-type="string">
            <text:p text:style-name="Table_20_Contents"><text:span text:style-name="Source_20_Text">shortValue()</text:span></text:p>
          </table:table-cell>
          <table:table-cell table:style-name="Table82.A2" office:value-type="string">
            <text:p text:style-name="Table_20_Contents">Returns the value in short.</text:p>
          </table:table-cell>
          <table:table-cell table:style-name="Table82.C2" office:value-type="string">
            <text:p text:style-name="P60"><text:span text:style-name="Source_20_Text">short</text:span></text:p>
          </table:table-cell>
        </table:table-row>
      </table:table>
      <text:h text:style-name="Heading_20_4" text:outline-level="4">Inherited From </text:h>
      <table:table table:name="Table83" table:style-name="Table83">
        <table:table-column table:style-name="Table83.A"/>
        <table:table-header-rows>
          <table:table-row>
            <table:table-cell table:style-name="Table83.A1" office:value-type="string">
              <text:p text:style-name="P67">Inherited From</text:p>
            </table:table-cell>
          </table:table-row>
        </table:table-header-rows>
        <table:table-row>
          <table:table-cell table:style-name="Table83.A2" office:value-type="string">
            <text:p text:style-name="P147"><text:a xlink:type="simple" xlink:href="#NumberInputElement"><text:span text:style-name="T107">org.zkoss.zul.impl.NumberInputElement</text:span></text:a></text:p>
          </table:table-cell>
        </table:table-row>
        <table:table-row>
          <table:table-cell table:style-name="Table83.A2" office:value-type="string">
            <text:p text:style-name="P147"><text:a xlink:type="simple" xlink:href="#FormatInputElement"><text:span text:style-name="T107">org.zkoss.zul.impl.FormatInputElement</text:span></text:a></text:p>
          </table:table-cell>
        </table:table-row>
        <table:table-row>
          <table:table-cell table:style-name="Table83.A2" office:value-type="string">
            <text:p text:style-name="P76"><text:a xlink:type="simple" xlink:href="#InputElement"><text:span text:style-name="Source_20_Text">org.zkoss.zul.impl.InputElement</text:span></text:a></text:p>
          </table:table-cell>
        </table:table-row>
        <table:table-row table:style-name="Table83.5">
          <table:table-cell table:style-name="Table83.A2" office:value-type="string">
            <text:p text:style-name="P76"><text:a xlink:type="simple" xlink:href="#XulElement"><text:span text:style-name="Source_20_Text">org.zkoss.zul.impl.XulElement</text:span></text:a></text:p>
          </table:table-cell>
        </table:table-row>
        <table:table-row table:style-name="Table83.5">
          <table:table-cell table:style-name="Table83.A2" office:value-type="string">
            <text:p text:style-name="P76"><text:a xlink:type="simple" xlink:href="#HtmlBasedComponent"><text:span text:style-name="Source_20_Text">org.zkoss.zk.ui.HtmlBasedComponent</text:span></text:a><text:span text:style-name="Source_20_Text"> </text:span></text:p>
          </table:table-cell>
        </table:table-row>
        <table:table-row table:style-name="Table83.5">
          <table:table-cell table:style-name="Table83.A2" office:value-type="string">
            <text:p text:style-name="P76"><text:a xlink:type="simple" xlink:href="#AbstractComponent"><text:span text:style-name="Source_20_Text">org.zkoss.zk.ui.AbstractComponent </text:span></text:a></text:p>
          </table:table-cell>
        </table:table-row>
      </table:table>
      <text:p text:style-name="Standard"/>
      <text:h text:style-name="Heading_20_3" text:outline-level="3"/>
      <text:p text:style-name="P71"/>
      <text:h text:style-name="Heading_20_3" text:outline-level="3">Div</text:h>
      <text:p text:style-name="P144"><text:span text:style-name="T98">The same as </text:span><text:span text:style-name="T60">HTML DIV </text:span><text:span text:style-name="T98">tag.</text:span></text:p>
      <text:p text:style-name="P144"><text:span text:style-name="T98">An extension. It has the same effect as</text:span><text:span text:style-name="T60"> &lt;h:div xmlns:h="http://www.w3.org/1999/xhtml"&gt;</text:span><text:span text:style-name="T98">. Note: a Window without title and caption has the same visual effect as </text:span><text:span text:style-name="T60">Div</text:span><text:span text:style-name="T98">, but </text:span><text:span text:style-name="T60">Div</text:span><text:span text:style-name="T98"> doesn't implement </text:span><text:span text:style-name="T60">IdSpace</text:span><text:span text:style-name="T98">. In other words, </text:span><text:span text:style-name="T60">Div</text:span><text:span text:style-name="T98"> won't affect the uniqueness of identifiers. </text:span></text:p>
      <text:p text:style-name="P96"><draw:frame draw:style-name="fr2" draw:name="graphics113" text:anchor-type="paragraph" svg:width="8.202cm" svg:height="1.535cm" draw:z-index="14"><draw:image xlink:href="../images/Div.png" xlink:type="simple" xlink:show="embed" xlink:actuate="onLoad"/></draw:frame></text:p>
      <text:p text:style-name="Code_20_Indent_20_2">&lt;div align="left" width="300px"&gt;</text:p>
      <text:p text:style-name="Code_20_Indent_20_2"><text:tab/>&lt;doublebox /&gt;</text:p>
      <text:p text:style-name="Code_20_Indent_20_2">&lt;/div&gt;</text:p>
      <text:p text:style-name="Code_20_Indent_20_2">&lt;div align="right" width="300px"&gt;</text:p>
      <text:p text:style-name="Code_20_Indent_20_2"><text:tab/>&lt;doublebox /&gt;</text:p>
      <text:p text:style-name="Code_20_Indent_20_2">&lt;/div&gt;</text:p>
      <text:h text:style-name="Heading_20_4" text:outline-level="4">Class Name</text:h>
      <text:p text:style-name="P22"><text:span text:style-name="T38">org.zkoss.zul.Div</text:span><text:span text:style-name="Source_20_Text"> </text:span></text:p>
      <text:h text:style-name="Heading_20_4" text:outline-level="4">Supported Child Components</text:h>
      <text:p text:style-name="P145">*All</text:p>
      <text:h text:style-name="Heading_20_4" text:outline-level="4">Supported Events</text:h>
      <text:p text:style-name="P150">*NONE </text:p>
      <text:h text:style-name="Heading_20_4" text:outline-level="4">Attributes</text:h>
      <table:table table:name="Table84" table:style-name="Table84">
        <table:table-column table:style-name="Table84.A"/>
        <table:table-column table:style-name="Table84.B"/>
        <table:table-column table:style-name="Table84.C"/>
        <table:table-column table:style-name="Table84.D"/>
        <table:table-header-rows>
          <table:table-row>
            <table:table-cell table:style-name="Table84.A1" office:value-type="string">
              <text:p text:style-name="P67">Property</text:p>
            </table:table-cell>
            <table:table-cell table:style-name="Table84.A1" office:value-type="string">
              <text:p text:style-name="P67">Description</text:p>
            </table:table-cell>
            <table:table-cell table:style-name="Table84.A1" office:value-type="string">
              <text:p text:style-name="P67">Data Type</text:p>
            </table:table-cell>
            <table:table-cell table:style-name="Table84.D1" office:value-type="string">
              <text:p text:style-name="P67">Values</text:p>
            </table:table-cell>
          </table:table-row>
        </table:table-header-rows>
        <table:table-row>
          <table:table-cell table:style-name="Table84.A2" office:value-type="string">
            <text:p text:style-name="P60"><text:span text:style-name="Source_20_Text">align</text:span></text:p>
          </table:table-cell>
          <table:table-cell table:style-name="Table84.A2" office:value-type="string">
            <text:p text:style-name="P72">The alignment</text:p>
            <text:p text:style-name="P72"><text:span text:style-name="T3">Values:</text:span> <text:span text:style-name="Source_20_Text">one of left, center, right, ustify.</text:span></text:p>
          </table:table-cell>
          <table:table-cell table:style-name="Table84.A2" office:value-type="string">
            <text:p text:style-name="P60"><text:span text:style-name="Source_20_Text">String</text:span></text:p>
          </table:table-cell>
          <table:table-cell table:style-name="Table84.D2" office:value-type="string">
            <text:p text:style-name="P60"><text:span text:style-name="Source_20_Text">&lt;null&gt; </text:span></text:p>
            <text:p text:style-name="P60"><text:span text:style-name="Source_20_Text">Description: use browser default</text:span></text:p>
          </table:table-cell>
        </table:table-row>
      </table:table>
      <text:h text:style-name="Heading_20_4" text:outline-level="4">Methods</text:h>
      <table:table table:name="Table85" table:style-name="Table85">
        <table:table-column table:style-name="Table85.A"/>
        <table:table-column table:style-name="Table85.B"/>
        <table:table-column table:style-name="Table85.C"/>
        <table:table-header-rows>
          <table:table-row>
            <table:table-cell table:style-name="Table85.A1" office:value-type="string">
              <text:p text:style-name="Table_20_Heading">Name</text:p>
            </table:table-cell>
            <table:table-cell table:style-name="Table85.A1" office:value-type="string">
              <text:p text:style-name="Table_20_Heading">Description</text:p>
            </table:table-cell>
            <table:table-cell table:style-name="Table85.C1" office:value-type="string">
              <text:p text:style-name="Table_20_Heading">Return Data Type</text:p>
            </table:table-cell>
          </table:table-row>
        </table:table-header-rows>
        <table:table-row>
          <table:table-cell table:style-name="Table85.A2" office:value-type="string">
            <text:p text:style-name="Table_20_Contents"><text:span text:style-name="Source_20_Text">getOuterAttrs()</text:span></text:p>
          </table:table-cell>
          <table:table-cell table:style-name="Table85.A2" office:value-type="string">
            <text:p text:style-name="Table_20_Contents"/>
          </table:table-cell>
          <table:table-cell table:style-name="Table85.C2" office:value-type="string">
            <text:p text:style-name="P60"><text:span text:style-name="Source_20_Text">String</text:span></text:p>
          </table:table-cell>
        </table:table-row>
      </table:table>
      <text:p text:style-name="P151"><text:s/></text:p>
      <text:h text:style-name="Heading_20_4" text:outline-level="4">Inherited From </text:h>
      <table:table table:name="Table86" table:style-name="Table86">
        <table:table-column table:style-name="Table86.A"/>
        <table:table-header-rows>
          <table:table-row>
            <table:table-cell table:style-name="Table86.A1" office:value-type="string">
              <text:p text:style-name="P67">Inherited From</text:p>
            </table:table-cell>
          </table:table-row>
        </table:table-header-rows>
        <table:table-row table:style-name="Table86.2">
          <table:table-cell table:style-name="Table86.A2" office:value-type="string">
            <text:p text:style-name="P76"><text:a xlink:type="simple" xlink:href="#XulElement"><text:span text:style-name="Source_20_Text">org.zkoss.zul.impl.XulElement</text:span></text:a></text:p>
          </table:table-cell>
        </table:table-row>
        <table:table-row table:style-name="Table86.2">
          <table:table-cell table:style-name="Table86.A2" office:value-type="string">
            <text:p text:style-name="P76"><text:a xlink:type="simple" xlink:href="#HtmlBasedComponent"><text:span text:style-name="Source_20_Text">org.zkoss.zk.ui.HtmlBasedComponent</text:span></text:a><text:span text:style-name="Source_20_Text"> </text:span></text:p>
          </table:table-cell>
        </table:table-row>
        <table:table-row table:style-name="Table86.2">
          <table:table-cell table:style-name="Table86.A2" office:value-type="string">
            <text:p text:style-name="P76"><text:a xlink:type="simple" xlink:href="#AbstractComponent"><text:span text:style-name="Source_20_Text">org.zkoss.zk.ui.AbstractComponent </text:span></text:a></text:p>
          </table:table-cell>
        </table:table-row>
      </table:table>
      <text:p text:style-name="P71"/>
      <text:h text:style-name="Heading_20_3" text:outline-level="3"><text:bookmark-start text:name="East"/>East<text:bookmark-end text:name="East"/></text:h>
      <text:p text:style-name="P131">This component is a east region. The default class of CSS is specified "layout-region-east".</text:p>
      <text:p text:style-name="Text_20_body_20_indent"/>
      <text:p text:style-name="P123"><draw:frame draw:style-name="fr6" draw:name="graphics114" text:anchor-type="paragraph" svg:width="11.665cm" svg:height="6.1cm" draw:z-index="15"><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7" text:outline-level="4">Class Name</text:h>
      <text:p text:style-name="P58"><text:span text:style-name="T56">org.zkoss.zkex.zul.East</text:span></text:p>
      <text:h text:style-name="P79" text:outline-level="4">Supported Child Components</text:h>
      <text:p text:style-name="Text_20_body_20_indent_20_2">*NONE</text:p>
      <text:h text:style-name="P79" text:outline-level="4">Supported Events<text:tab/> </text:h>
      <table:table table:name="Table87" table:style-name="Table87">
        <table:table-column table:style-name="Table87.A"/>
        <table:table-column table:style-name="Table87.B"/>
        <table:table-header-rows>
          <table:table-row>
            <table:table-cell table:style-name="Table87.A1" office:value-type="string">
              <text:p text:style-name="P67">Name</text:p>
            </table:table-cell>
            <table:table-cell table:style-name="Table87.B1" office:value-type="string">
              <text:p text:style-name="P67">Inherited From</text:p>
            </table:table-cell>
          </table:table-row>
        </table:table-header-rows>
        <table:table-row>
          <table:table-cell table:style-name="Table87.A2" office:value-type="string">
            <text:p text:style-name="P62"><text:span text:style-name="Source_20_Text">OnOpen</text:span></text:p>
          </table:table-cell>
          <table:table-cell table:style-name="Table87.B2" office:value-type="string">
            <text:p text:style-name="Table_20_Contents"><text:a xlink:type="simple" xlink:href="#OpenEvent"><text:span text:style-name="T108">org.zkoss.zk.ui.event.OpenEvent</text:span></text:a></text:p>
            <text:p text:style-name="Table_20_Contents"><text:span text:style-name="T58">Description: </text:span><text:span text:style-name="T59">When a layout is collapsed or opened by a user, the </text:span><text:span text:style-name="T60">onOpen</text:span><text:span text:style-name="T59"> event is sent to the application.</text:span></text:p>
          </table:table-cell>
        </table:table-row>
      </table:table>
      <text:h text:style-name="P93" text:outline-level="4">Properties</text:h>
      <table:table table:name="Table88" table:style-name="Table88">
        <table:table-column table:style-name="Table88.A"/>
        <table:table-column table:style-name="Table88.B"/>
        <table:table-column table:style-name="Table88.C"/>
        <table:table-column table:style-name="Table88.D"/>
        <table:table-header-rows>
          <table:table-row>
            <table:table-cell table:style-name="Table88.A1" office:value-type="string">
              <text:p text:style-name="P59">Property</text:p>
            </table:table-cell>
            <table:table-cell table:style-name="Table88.A1" office:value-type="string">
              <text:p text:style-name="P59">Description</text:p>
            </table:table-cell>
            <table:table-cell table:style-name="Table88.A1" office:value-type="string">
              <text:p text:style-name="P59">Data Type</text:p>
            </table:table-cell>
            <table:table-cell table:style-name="Table88.D1" office:value-type="string">
              <text:p text:style-name="P59">Default Value</text:p>
            </table:table-cell>
          </table:table-row>
        </table:table-header-rows>
        <table:table-row>
          <table:table-cell table:style-name="Table88.A2" office:value-type="string">
            <text:p text:style-name="P60"><text:span text:style-name="T34">size</text:span></text:p>
          </table:table-cell>
          <table:table-cell table:style-name="Table88.A2" office:value-type="string">
            <text:p text:style-name="P94">Sets the size of this region.</text:p>
          </table:table-cell>
          <table:table-cell table:style-name="Table88.A2" office:value-type="string">
            <text:p text:style-name="P60"><text:span text:style-name="T34">java.lang.String</text:span></text:p>
          </table:table-cell>
          <table:table-cell table:style-name="Table88.D2" office:value-type="string">
            <text:p text:style-name="P62"><text:span text:style-name="T36">null</text:span></text:p>
          </table:table-cell>
        </table:table-row>
      </table:table>
      <text:p text:style-name="P95"/>
      <text:h text:style-name="P79" text:outline-level="4">Methods</text:h>
      <table:table table:name="Table89" table:style-name="Table89">
        <table:table-column table:style-name="Table89.A"/>
        <table:table-column table:style-name="Table89.B"/>
        <table:table-column table:style-name="Table89.C"/>
        <table:table-header-rows>
          <table:table-row>
            <table:table-cell table:style-name="Table89.A1" office:value-type="string">
              <text:p text:style-name="Table_20_Heading">Name</text:p>
            </table:table-cell>
            <table:table-cell table:style-name="Table89.A1" office:value-type="string">
              <text:p text:style-name="Table_20_Heading">Description</text:p>
            </table:table-cell>
            <table:table-cell table:style-name="Table89.C1" office:value-type="string">
              <text:p text:style-name="Table_20_Heading">Return Data Type</text:p>
            </table:table-cell>
          </table:table-row>
        </table:table-header-rows>
        <table:table-row>
          <table:table-cell table:style-name="Table89.A2" office:value-type="string">
            <text:p text:style-name="Text_20_body"><text:span text:style-name="Source_20_Text">getPosition()</text:span></text:p>
          </table:table-cell>
          <table:table-cell table:style-name="Table89.A2" office:value-type="string">
            <text:p text:style-name="Text_20_body">Returns <text:span text:style-name="Source_20_Text">Borderlayout.NORTH.</text:span></text:p>
          </table:table-cell>
          <table:table-cell table:style-name="Table89.C2" office:value-type="string">
            <text:p text:style-name="Table_20_Contents"><text:span text:style-name="T37">java.lang.String</text:span></text:p>
          </table:table-cell>
        </table:table-row>
        <table:table-row>
          <table:table-cell table:style-name="Table89.A2" office:value-type="string">
            <text:p text:style-name="Text_20_body">setWidth(java.lang.String width)</text:p>
          </table:table-cell>
          <table:table-cell table:style-name="Table89.A2" office:value-type="string">
            <text:p text:style-name="Text_20_body">The width can't be specified in this component because its width is determined by other region components (West or East).</text:p>
          </table:table-cell>
          <table:table-cell table:style-name="Table89.C2" office:value-type="string">
            <text:p text:style-name="Table_20_Contents">void</text:p>
          </table:table-cell>
        </table:table-row>
      </table:table>
      <text:h text:style-name="P78" text:outline-level="4">Inherited From </text:h>
      <table:table table:name="Table90" table:style-name="Table90">
        <table:table-column table:style-name="Table90.A"/>
        <table:table-header-rows>
          <table:table-row>
            <table:table-cell table:style-name="Table90.A1" office:value-type="string">
              <text:p text:style-name="P67">Inherited From</text:p>
            </table:table-cell>
          </table:table-row>
        </table:table-header-rows>
        <table:table-row table:style-name="Table90.2">
          <table:table-cell table:style-name="Table90.A2" office:value-type="string">
            <text:p text:style-name="P76"><text:a xlink:type="simple" xlink:href="#LayoutRegion"><text:span text:style-name="T61">org.zkoss.zkex.zul.LayoutRegion </text:span></text:a></text:p>
          </table:table-cell>
        </table:table-row>
        <table:table-row table:style-name="Table90.2">
          <table:table-cell table:style-name="Table90.A2" office:value-type="string">
            <text:p text:style-name="P76"><text:a xlink:type="simple" xlink:href="#HtmlBasedComponent">org.zkoss.zk.ui.HtmlBasedComponent</text:a><text:span text:style-name="T62"> </text:span></text:p>
          </table:table-cell>
        </table:table-row>
        <table:table-row table:style-name="Table90.2">
          <table:table-cell table:style-name="Table90.A2" office:value-type="string">
            <text:p text:style-name="P76"><text:a xlink:type="simple" xlink:href="#AbstractComponent">org.zkoss.zk.ui.AbstractComponent </text:a></text:p>
          </table:table-cell>
        </table:table-row>
      </table:table>
      <text:h text:style-name="Heading_20_3" text:outline-level="3"/>
      <text:p text:style-name="P71"/>
      <text:h text:style-name="Heading_20_3" text:outline-level="3"><text:bookmark-start text:name="Flash"/><text:bookmark-start text:name="Calendar1"/>F<text:bookmark-end text:name="Calendar1"/>lash<text:bookmark-end text:name="Flash"/></text:h>
      <text:p text:style-name="P20">A generic flash component.</text:p>
      <text:p text:style-name="Text_20_body_20_indent"><draw:frame draw:style-name="fr2" draw:name="graphics5" text:anchor-type="paragraph" svg:width="15.662cm" svg:height="0.82cm" draw:z-index="72"><draw:image xlink:href="../images/flash.png" xlink:type="simple" xlink:show="embed" xlink:actuate="onLoad"/></draw:frame></text:p>
      <text:p text:style-name="Code_20_Indent">&lt;flash src="SWF/cc.milestones.121503.swf" height="320" width="620"&gt;&lt;/flash&gt;</text:p>
      <text:h text:style-name="P77" text:outline-level="4">Class Name</text:h>
      <text:p text:style-name="P58"><text:span text:style-name="T56">org.zkoss.zul.Flash</text:span></text:p>
      <text:h text:style-name="P79" text:outline-level="4">Supported Child Components</text:h>
      <text:p text:style-name="P152"><text:tab/> *NONE</text:p>
      <text:h text:style-name="P85" text:outline-level="4">Supported Events</text:h>
      <text:p text:style-name="P103"><text:tab/> <text:s/>*NONE</text:p>
      <text:h text:style-name="P93" text:outline-level="4">Properties</text:h>
      <table:table table:name="Table325" table:style-name="Table325">
        <table:table-column table:style-name="Table325.A"/>
        <table:table-column table:style-name="Table325.B"/>
        <table:table-column table:style-name="Table325.C"/>
        <table:table-column table:style-name="Table325.D"/>
        <table:table-header-rows>
          <table:table-row>
            <table:table-cell table:style-name="Table325.A1" office:value-type="string">
              <text:p text:style-name="P67">Property</text:p>
            </table:table-cell>
            <table:table-cell table:style-name="Table325.A1" office:value-type="string">
              <text:p text:style-name="P67">Description</text:p>
            </table:table-cell>
            <table:table-cell table:style-name="Table325.A1" office:value-type="string">
              <text:p text:style-name="P67">Data Type</text:p>
            </table:table-cell>
            <table:table-cell table:style-name="Table325.D1" office:value-type="string">
              <text:p text:style-name="P59">Default Value</text:p>
            </table:table-cell>
          </table:table-row>
        </table:table-header-rows>
        <table:table-row table:style-name="Table325.2">
          <table:table-cell table:style-name="Table325.A2" office:value-type="string">
            <text:p text:style-name="P60"><text:span text:style-name="T34">autoPlay</text:span></text:p>
          </table:table-cell>
          <table:table-cell table:style-name="Table325.A2" office:value-type="string">
            <text:p text:style-name="P106">Sets wether the song Flash movie playing automatically</text:p>
          </table:table-cell>
          <table:table-cell table:style-name="Table325.C2" office:value-type="string">
            <text:p text:style-name="P62"><text:span text:style-name="T109">void</text:span></text:p>
          </table:table-cell>
          <table:table-cell table:style-name="Table325.C2" office:value-type="string">
            <text:p text:style-name="P132"><text:span text:style-name="T110">false</text:span></text:p>
          </table:table-cell>
        </table:table-row>
        <table:table-row table:style-name="Table325.2">
          <table:table-cell table:style-name="Table325.A2" office:value-type="string">
            <text:p text:style-name="P60"><text:span text:style-name="Source_20_Text">bgcolor</text:span></text:p>
          </table:table-cell>
          <table:table-cell table:style-name="Table325.A2" office:value-type="string">
            <text:p text:style-name="P106">Sets the background color of Flash movie</text:p>
          </table:table-cell>
          <table:table-cell table:style-name="Table325.C2" office:value-type="string">
            <text:p text:style-name="P62"><text:span text:style-name="T43">void</text:span></text:p>
          </table:table-cell>
          <table:table-cell table:style-name="Table325.C2" office:value-type="string">
            <text:p text:style-name="P132"><text:span text:style-name="T110">&lt;empty string&gt;</text:span></text:p>
          </table:table-cell>
        </table:table-row>
        <table:table-row table:style-name="Table325.2">
          <table:table-cell table:style-name="Table325.A2" office:value-type="string">
            <text:p text:style-name="P60"><text:span text:style-name="Source_20_Text">loop</text:span></text:p>
          </table:table-cell>
          <table:table-cell table:style-name="Table325.A2" office:value-type="string">
            <text:p text:style-name="P106">Sets whether the Flash movie plays repeatly</text:p>
          </table:table-cell>
          <table:table-cell table:style-name="Table325.C2" office:value-type="string">
            <text:p text:style-name="P62"><text:span text:style-name="T43">void</text:span></text:p>
          </table:table-cell>
          <table:table-cell table:style-name="Table325.C2" office:value-type="string">
            <text:p text:style-name="P132"><text:span text:style-name="T110">true</text:span></text:p>
          </table:table-cell>
        </table:table-row>
        <table:table-row table:style-name="Table325.2">
          <table:table-cell table:style-name="Table325.A2" office:value-type="string">
            <text:p text:style-name="P60"><text:span text:style-name="Source_20_Text">src</text:span></text:p>
          </table:table-cell>
          <table:table-cell table:style-name="Table325.A2" office:value-type="string">
            <text:p text:style-name="P106">Sets the source path of Flash movie and redraw the component</text:p>
          </table:table-cell>
          <table:table-cell table:style-name="Table325.C2" office:value-type="string">
            <text:p text:style-name="P62"><text:span text:style-name="T43">java.lang.String</text:span></text:p>
          </table:table-cell>
          <table:table-cell table:style-name="Table325.C2" office:value-type="string">
            <text:p text:style-name="P132"><text:span text:style-name="T110">&lt;empty string&gt;</text:span></text:p>
          </table:table-cell>
        </table:table-row>
        <table:table-row table:style-name="Table325.2">
          <table:table-cell table:style-name="Table325.A2" office:value-type="string">
            <text:p text:style-name="P60"><text:span text:style-name="T34">wode</text:span></text:p>
          </table:table-cell>
          <table:table-cell table:style-name="Table325.A2" office:value-type="string">
            <text:p text:style-name="P106">Sets the Window Mode property of the Flash movie for transparency, layering, and positioning in the browser.</text:p>
            <text:p text:style-name="P153">values:</text:p>
            <text:list text:style-name="L8">
              <text:list-item>
                <text:p text:style-name="P154"><text:span text:style-name="T111">window</text:span><text:span text:style-name="T112"> - movie plays in its own rectangular window on a web page.</text:span></text:p>
              </text:list-item>
              <text:list-item>
                <text:p text:style-name="P154"><text:span text:style-name="T111">opaque</text:span><text:span text:style-name="T112"> - the movie hides everything on the page behind it.</text:span></text:p>
              </text:list-item>
              <text:list-item>
                <text:p text:style-name="P154"><text:span text:style-name="T111">transparent</text:span><text:span text:style-name="T112"> - the background of the HTML page shows through all transparent portions of the movie, this may slow animation performance.</text:span></text:p>
              </text:list-item>
            </text:list>
          </table:table-cell>
          <table:table-cell table:style-name="Table325.C2" office:value-type="string">
            <text:p text:style-name="P62"><text:span text:style-name="T43">java.lang.String</text:span></text:p>
          </table:table-cell>
          <table:table-cell table:style-name="Table325.C2" office:value-type="string">
            <text:p text:style-name="P132"><text:span text:style-name="T113">transparent</text:span></text:p>
          </table:table-cell>
        </table:table-row>
      </table:table>
      <text:p text:style-name="P105">Methods</text:p>
      <text:p text:style-name="P155">*NONE</text:p>
      <text:h text:style-name="P78" text:outline-level="4">Inherited From </text:h>
      <table:table table:name="Table326" table:style-name="Table326">
        <table:table-column table:style-name="Table326.A"/>
        <table:table-header-rows>
          <table:table-row>
            <table:table-cell table:style-name="Table326.A1" office:value-type="string">
              <text:p text:style-name="P67">Inherited From</text:p>
            </table:table-cell>
          </table:table-row>
        </table:table-header-rows>
        <table:table-row table:style-name="Table326.2">
          <table:table-cell table:style-name="Table326.A2" office:value-type="string">
            <text:p text:style-name="P76"><text:a xlink:type="simple" xlink:href="#HtmlBasedComponent"><text:span text:style-name="Source_20_Text">org.zkoss.zk.ui.HtmlBasedComponent</text:span></text:a> </text:p>
          </table:table-cell>
        </table:table-row>
        <table:table-row table:style-name="Table326.2">
          <table:table-cell table:style-name="Table326.A2" office:value-type="string">
            <text:p text:style-name="P76"><text:a xlink:type="simple" xlink:href="#AbstractComponent"><text:span text:style-name="Source_20_Text">org.zkoss.zk.ui.AbstractComponent </text:span></text:a></text:p>
          </table:table-cell>
        </table:table-row>
      </table:table>
      <text:h text:style-name="Heading_20_3" text:outline-level="3"/>
      <text:p text:style-name="P71"/>
      <text:h text:style-name="Heading_20_3" text:outline-level="3"><text:bookmark-start text:name="Footer"/><text:bookmark-start text:name="Calendar2"/>F<text:bookmark-end text:name="Calendar2"/>ooter<text:bookmark-end text:name="Footer"/></text:h>
      <text:p text:style-name="Text_20_body_20_indent"><text:span text:style-name="T2">A column of the footer of a grid (</text:span><text:span text:style-name="T37">Grid</text:span><text:span text:style-name="T2">). Its parent must be </text:span><text:span text:style-name="T37">Foot</text:span><text:span text:style-name="T2">.</text:span></text:p>
      <text:p text:style-name="Text_20_body_20_indent"><text:span text:style-name="T2">Unlike </text:span><text:span text:style-name="T37">Column</text:span><text:span text:style-name="T2">, you could place any child in a grid footer. </text:span></text:p>
      <text:p text:style-name="Text_20_body_20_indent"><draw:frame draw:style-name="fr7" draw:name="graphics7" text:anchor-type="paragraph" svg:x="0.991cm" svg:y="0.557cm" svg:width="12.942cm" svg:height="2.399cm" draw:z-index="74"><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7" text:outline-level="4">Class Name</text:h>
      <text:p text:style-name="P58"><text:span text:style-name="T56">org.zkoss.zul.Footer</text:span></text:p>
      <text:h text:style-name="P79" text:outline-level="4">Supported Child Components</text:h>
      <text:p text:style-name="P152"><text:tab/> *ALL</text:p>
      <text:h text:style-name="P85" text:outline-level="4">Supported Events</text:h>
      <text:p text:style-name="P103"><text:tab/> <text:s/>*NONE</text:p>
      <text:h text:style-name="P93" text:outline-level="4">Properties</text:h>
      <table:table table:name="Table327" table:style-name="Table327">
        <table:table-column table:style-name="Table327.A"/>
        <table:table-column table:style-name="Table327.B"/>
        <table:table-column table:style-name="Table327.C"/>
        <table:table-column table:style-name="Table327.D"/>
        <table:table-header-rows>
          <table:table-row>
            <table:table-cell table:style-name="Table327.A1" office:value-type="string">
              <text:p text:style-name="P67">Property</text:p>
            </table:table-cell>
            <table:table-cell table:style-name="Table327.A1" office:value-type="string">
              <text:p text:style-name="P67">Description</text:p>
            </table:table-cell>
            <table:table-cell table:style-name="Table327.A1" office:value-type="string">
              <text:p text:style-name="P67">Data Type</text:p>
            </table:table-cell>
            <table:table-cell table:style-name="Table327.D1" office:value-type="string">
              <text:p text:style-name="P59">Default Value</text:p>
            </table:table-cell>
          </table:table-row>
        </table:table-header-rows>
        <table:table-row table:style-name="Table327.2">
          <table:table-cell table:style-name="Table327.A2" office:value-type="string">
            <text:p text:style-name="P60"><text:span text:style-name="T34">span</text:span></text:p>
          </table:table-cell>
          <table:table-cell table:style-name="Table327.A2" office:value-type="string">
            <text:p text:style-name="P106">Sets wether the song Flash movie playing automatically</text:p>
          </table:table-cell>
          <table:table-cell table:style-name="Table327.C2" office:value-type="string">
            <text:p text:style-name="P62"><text:span text:style-name="T109">int</text:span></text:p>
          </table:table-cell>
          <table:table-cell table:style-name="Table327.D2" office:value-type="string">
            <text:p text:style-name="P65"><text:span text:style-name="Source_20_Text">1</text:span></text:p>
          </table:table-cell>
        </table:table-row>
      </table:table>
      <text:p text:style-name="P156"/>
      <text:p text:style-name="P105">Methods</text:p>
      <table:table table:name="Table328" table:style-name="Table328">
        <table:table-column table:style-name="Table328.A"/>
        <table:table-column table:style-name="Table328.B"/>
        <table:table-column table:style-name="Table328.C"/>
        <table:table-header-rows>
          <table:table-row>
            <table:table-cell table:style-name="Table328.A1" office:value-type="string">
              <text:p text:style-name="Table_20_Heading">Name</text:p>
            </table:table-cell>
            <table:table-cell table:style-name="Table328.A1" office:value-type="string">
              <text:p text:style-name="Table_20_Heading">Description</text:p>
            </table:table-cell>
            <table:table-cell table:style-name="Table328.C1" office:value-type="string">
              <text:p text:style-name="Table_20_Heading">Return Data Type</text:p>
            </table:table-cell>
          </table:table-row>
        </table:table-header-rows>
        <table:table-row table:style-name="Table328.2">
          <table:table-cell table:style-name="Table328.A2" office:value-type="string">
            <text:p text:style-name="P62"><text:span text:style-name="T109">getColumn()</text:span></text:p>
          </table:table-cell>
          <table:table-cell table:style-name="Table328.A2" office:value-type="string">
            <text:p text:style-name="P106">Returns the column that is in the same column as this footer, or null if not available.</text:p>
          </table:table-cell>
          <table:table-cell table:style-name="Table328.C2" office:value-type="string">
            <text:p text:style-name="P62"><text:span text:style-name="T114">org.zkoss.zul.Column</text:span></text:p>
          </table:table-cell>
        </table:table-row>
        <table:table-row table:style-name="Table328.3">
          <table:table-cell table:style-name="Table328.A2" office:value-type="string">
            <text:p text:style-name="P62"><text:span text:style-name="T109">getColumnIndex()</text:span></text:p>
          </table:table-cell>
          <table:table-cell table:style-name="Table328.A2" office:value-type="string">
            <text:p text:style-name="P106">Returns the column index, starting from 0.</text:p>
          </table:table-cell>
          <table:table-cell table:style-name="Table328.C2" office:value-type="string">
            <text:p text:style-name="P62"><text:span text:style-name="T109">int</text:span></text:p>
          </table:table-cell>
        </table:table-row>
        <table:table-row table:style-name="Table328.3">
          <table:table-cell table:style-name="Table328.A2" office:value-type="string">
            <text:p text:style-name="P62"><text:span text:style-name="T109">getGrid()</text:span></text:p>
          </table:table-cell>
          <table:table-cell table:style-name="Table328.A2" office:value-type="string">
            <text:p text:style-name="P106"><text:s/>Returns the grid that this belongs to.</text:p>
          </table:table-cell>
          <table:table-cell table:style-name="Table328.C2" office:value-type="string">
            <text:p text:style-name="P62"><text:span text:style-name="T109">org.zkoss.zul.Grid</text:span></text:p>
          </table:table-cell>
        </table:table-row>
        <table:table-row table:style-name="Table328.3">
          <table:table-cell table:style-name="Table328.A5" office:value-type="string">
            <text:p text:style-name="P132"><text:span text:style-name="T102">setParent(org.zkoss.zk.ui.Component parent)</text:span></text:p>
          </table:table-cell>
          <table:table-cell table:style-name="Table328.A2" office:value-type="string">
            <text:p text:style-name="P106"/>
          </table:table-cell>
          <table:table-cell table:style-name="Table328.C2" office:value-type="string">
            <text:p text:style-name="P62"><text:span text:style-name="T109">void</text:span></text:p>
          </table:table-cell>
        </table:table-row>
      </table:table>
      <text:p text:style-name="P157"/>
      <text:p text:style-name="P158">Inherited From </text:p>
      <table:table table:name="Table329" table:style-name="Table329">
        <table:table-column table:style-name="Table329.A"/>
        <table:table-header-rows>
          <table:table-row>
            <table:table-cell table:style-name="Table329.A1" office:value-type="string">
              <text:p text:style-name="P67">Inherited From</text:p>
            </table:table-cell>
          </table:table-row>
        </table:table-header-rows>
        <table:table-row>
          <table:table-cell table:style-name="Table329.A2" office:value-type="string">
            <text:p text:style-name="P76"><text:a xlink:type="simple" xlink:href="#LabelElement"><text:span text:style-name="T72">org.zkoss.zul.impl.LabelElement</text:span></text:a></text:p>
          </table:table-cell>
        </table:table-row>
        <table:table-row>
          <table:table-cell table:style-name="Table329.A2" office:value-type="string">
            <text:p text:style-name="P76"><text:a xlink:type="simple" xlink:href="#LabelImageElement"><text:span text:style-name="T72">org.zkoss.zul.impl.LabelImageElement</text:span></text:a></text:p>
          </table:table-cell>
        </table:table-row>
        <table:table-row>
          <table:table-cell table:style-name="Table329.A2" office:value-type="string">
            <text:p text:style-name="P76"><text:a xlink:type="simple" xlink:href="#XulElement"><text:span text:style-name="T72">org.zkoss.zul.impl.XulElement</text:span></text:a></text:p>
          </table:table-cell>
        </table:table-row>
        <table:table-row table:style-name="Table329.5">
          <table:table-cell table:style-name="Table329.A2" office:value-type="string">
            <text:p text:style-name="P76"><text:a xlink:type="simple" xlink:href="#HtmlBasedComponent"><text:span text:style-name="T72">org.zkoss.zk.ui.HtmlBasedComponent</text:span></text:a></text:p>
          </table:table-cell>
        </table:table-row>
        <table:table-row table:style-name="Table329.5">
          <table:table-cell table:style-name="Table329.A2" office:value-type="string">
            <text:p text:style-name="P76"><text:a xlink:type="simple" xlink:href="#AbstractComponent"><text:span text:style-name="T72">org.zkoss.zk.ui.AbstractComponent </text:span></text:a></text:p>
          </table:table-cell>
        </table:table-row>
      </table:table>
      <text:p text:style-name="Standard"/>
      <text:p text:style-name="P71"/>
      <text:h text:style-name="Heading_20_3" text:outline-level="3"><text:bookmark-start text:name="Foot"/><text:bookmark-start text:name="Calendar12"/>F<text:bookmark-end text:name="Calendar12"/>oot<text:bookmark-end text:name="Foot"/></text:h>
      <text:p text:style-name="P20">Defines a set of footers (Footer) for a grid (Grid).</text:p>
      <text:p text:style-name="Text_20_body_20_indent"><draw:frame draw:style-name="fr7" draw:name="graphics8" text:anchor-type="paragraph" svg:x="0.991cm" svg:y="0.557cm" svg:width="12.942cm" svg:height="2.399cm" draw:z-index="75"><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7" text:outline-level="4">Class Name</text:h>
      <text:p text:style-name="P58"><text:span text:style-name="T56">org.zkoss.zul.Foot</text:span></text:p>
      <text:h text:style-name="P79" text:outline-level="4">Supported Child Components</text:h>
      <text:p text:style-name="P102"><text:span text:style-name="T68"><text:tab/> <text:s/></text:span><text:a xlink:type="simple" xlink:href="#Footer"><text:span text:style-name="T115">Footer</text:span></text:a></text:p>
      <text:h text:style-name="P85" text:outline-level="4">Supported Events</text:h>
      <text:p text:style-name="P103"><text:tab/> <text:s/>*NONE</text:p>
      <text:h text:style-name="P93" text:outline-level="4">Properties</text:h>
      <table:table table:name="Table330" table:style-name="Table330">
        <table:table-column table:style-name="Table330.A"/>
        <table:table-column table:style-name="Table330.B"/>
        <table:table-column table:style-name="Table330.C"/>
        <table:table-header-rows>
          <table:table-row>
            <table:table-cell table:style-name="Table330.A1" office:value-type="string">
              <text:p text:style-name="P67">Property</text:p>
            </table:table-cell>
            <table:table-cell table:style-name="Table330.A1" office:value-type="string">
              <text:p text:style-name="P67">Description</text:p>
            </table:table-cell>
            <table:table-cell table:style-name="Table330.C1" office:value-type="string">
              <text:p text:style-name="P67">Data Type</text:p>
            </table:table-cell>
          </table:table-row>
        </table:table-header-rows>
        <table:table-row>
          <table:table-cell table:style-name="Table330.A2" office:value-type="string">
            <text:p text:style-name="P60"><text:span text:style-name="Source_20_Text">value</text:span></text:p>
          </table:table-cell>
          <table:table-cell table:style-name="Table330.A2" office:value-type="string">
            <text:p text:style-name="P106">Sets the current value of the progress meter. </text:p>
          </table:table-cell>
          <table:table-cell table:style-name="Table330.C2" office:value-type="string">
            <text:p text:style-name="P60"><text:span text:style-name="Source_20_Text">java.langString</text:span></text:p>
          </table:table-cell>
        </table:table-row>
      </table:table>
      <text:p text:style-name="P105">Methods</text:p>
      <table:table table:name="Table331" table:style-name="Table331">
        <table:table-column table:style-name="Table331.A"/>
        <table:table-column table:style-name="Table331.B"/>
        <table:table-column table:style-name="Table331.C"/>
        <table:table-header-rows>
          <table:table-row>
            <table:table-cell table:style-name="Table331.A1" office:value-type="string">
              <text:p text:style-name="Table_20_Heading">Name</text:p>
            </table:table-cell>
            <table:table-cell table:style-name="Table331.A1" office:value-type="string">
              <text:p text:style-name="Table_20_Heading">Description</text:p>
            </table:table-cell>
            <table:table-cell table:style-name="Table331.C1" office:value-type="string">
              <text:p text:style-name="Table_20_Heading">Return Data Type</text:p>
            </table:table-cell>
          </table:table-row>
        </table:table-header-rows>
        <table:table-row table:style-name="Table331.2">
          <table:table-cell table:style-name="Table331.A2" office:value-type="string">
            <text:p text:style-name="P80"><text:span text:style-name="T109">getGrid()</text:span></text:p>
          </table:table-cell>
          <table:table-cell table:style-name="Table331.A2" office:value-type="string">
            <text:p text:style-name="P106">Returns the grid that this belongs to.</text:p>
          </table:table-cell>
          <table:table-cell table:style-name="Table331.C2" office:value-type="string">
            <text:p text:style-name="P62"><text:span text:style-name="T109">org.zkoss.zul.Grid</text:span></text:p>
          </table:table-cell>
        </table:table-row>
        <table:table-row table:style-name="Table331.2">
          <table:table-cell table:style-name="Table331.A2" office:value-type="string">
            <text:p text:style-name="P80"><text:span text:style-name="T71">insertBefore(org.zkoss.zk.ui.Component child, org.zkoss.zk.ui.Component insertBefore)</text:span></text:p>
          </table:table-cell>
          <table:table-cell table:style-name="Table331.A2" office:value-type="string">
            <text:p text:style-name="P106"/>
          </table:table-cell>
          <table:table-cell table:style-name="Table331.C2" office:value-type="string">
            <text:p text:style-name="P62"><text:span text:style-name="T34">boolean</text:span></text:p>
          </table:table-cell>
        </table:table-row>
        <table:table-row table:style-name="Table331.2">
          <table:table-cell table:style-name="Table331.A2" office:value-type="string">
            <text:p text:style-name="P80"><text:span text:style-name="T109">setParent(org.zkoss.zk.ui.Component parent)</text:span></text:p>
          </table:table-cell>
          <table:table-cell table:style-name="Table331.A2" office:value-type="string">
            <text:p text:style-name="P106"/>
          </table:table-cell>
          <table:table-cell table:style-name="Table331.C2" office:value-type="string">
            <text:p text:style-name="P62"><text:span text:style-name="T109">void</text:span></text:p>
          </table:table-cell>
        </table:table-row>
      </table:table>
      <text:h text:style-name="P78" text:outline-level="4">Inherited From </text:h>
      <table:table table:name="Table332" table:style-name="Table332">
        <table:table-column table:style-name="Table332.A"/>
        <table:table-header-rows>
          <table:table-row>
            <table:table-cell table:style-name="Table332.A1" office:value-type="string">
              <text:p text:style-name="P67">Inherited From</text:p>
            </table:table-cell>
          </table:table-row>
        </table:table-header-rows>
        <table:table-row>
          <table:table-cell table:style-name="Table332.A2" office:value-type="string">
            <text:p text:style-name="P76"><text:a xlink:type="simple" xlink:href="#XulElement"><text:span text:style-name="T72">org.zkoss.zul.impl.XulElement</text:span></text:a></text:p>
          </table:table-cell>
        </table:table-row>
        <table:table-row table:style-name="Table332.3">
          <table:table-cell table:style-name="Table332.A2" office:value-type="string">
            <text:p text:style-name="P76"><text:a xlink:type="simple" xlink:href="#HtmlBasedComponent"><text:span text:style-name="T72">org.zkoss.zk.ui.HtmlBasedComponent</text:span></text:a></text:p>
          </table:table-cell>
        </table:table-row>
        <table:table-row table:style-name="Table332.3">
          <table:table-cell table:style-name="Table332.A2" office:value-type="string">
            <text:p text:style-name="P76"><text:a xlink:type="simple" xlink:href="#AbstractComponent"><text:span text:style-name="T72">org.zkoss.zk.ui.AbstractComponent </text:span></text:a></text:p>
          </table:table-cell>
        </table:table-row>
      </table:table>
      <text:p text:style-name="Standard"/>
      <text:p text:style-name="P71"/>
      <text:h text:style-name="Heading_20_3" text:outline-level="3"><text:bookmark-start text:name="Grid"/>Grid<text:bookmark-end text:name="Grid"/></text:h>
      <text:p text:style-name="P57">Components: <text:span text:style-name="Source_20_Text">grid, columns, column, rows and row.</text:span></text:p>
      <text:p text:style-name="P57">A <text:span text:style-name="Source_20_Text">grid</text:span> contains components that are aligned in rows like tables. Inside a <text:span text:style-name="Source_20_Text">grid</text:span>, you declare two things, the <text:span text:style-name="Source_20_Text">columns</text:span>, that define the header and <text:span text:style-name="Source_20_Text">column</text:span> attributes, and the <text:span text:style-name="Source_20_Text">rows</text:span>, that provide the content. To declare a set of rows, use the <text:span text:style-name="Source_20_Text">rows</text:span> component, which should be a child element of <text:span text:style-name="Source_20_Text">grid</text:span>. Inside that you should add <text:span text:style-name="Source_20_Text">row</text:span> components, which are used for each <text:span text:style-name="Source_20_Text">row</text:span>. Inside the <text:span text:style-name="Source_20_Text">row</text:span> element, you should place the content that you want inside that <text:span text:style-name="Source_20_Text">row</text:span>. Each child is a <text:span text:style-name="Source_20_Text">column</text:span> of the specific <text:span text:style-name="Source_20_Text">row</text:span>. Similarly, the <text:span text:style-name="Source_20_Text">columns</text:span> are declared with the <text:span text:style-name="Source_20_Text">columns</text:span> component, which should be placed as a child element of the <text:span text:style-name="Source_20_Text">grid</text:span>. Unlike <text:span text:style-name="Source_20_Text">row</text:span> is used to hold the content of each <text:span text:style-name="Source_20_Text">row</text:span>, <text:span text:style-name="Source_20_Text">column</text:span> declares the common attributes of each <text:span text:style-name="Source_20_Text">column</text:span>, such as the width and alignment, and and optional headers, i.e., label and/or image. </text:p>
      <text:p text:style-name="P57"><draw:frame draw:style-name="fr6" draw:name="graphics116" text:anchor-type="paragraph" svg:width="9.761cm" svg:height="5.239cm" draw:z-index="16"><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7" text:outline-level="4">Class Name</text:h>
      <text:p text:style-name="P58"><text:span text:style-name="T33">org.zkoss.zul.Grid</text:span></text:p>
      <text:h text:style-name="P79" text:outline-level="4">Supported Child Components</text:h>
      <text:p text:style-name="Text_20_body_20_indent_20_2"><text:a xlink:type="simple" xlink:href="#Columns">Columns</text:a> <text:a xlink:type="simple" xlink:href="#Rows">Rows</text:a></text:p>
      <text:h text:style-name="P79" text:outline-level="4">Supported Events</text:h>
      <text:h text:style-name="P99" text:outline-level="4"/>
      <table:table table:name="Table95" table:style-name="Table95">
        <table:table-column table:style-name="Table95.A"/>
        <table:table-column table:style-name="Table95.B"/>
        <table:table-header-rows>
          <table:table-row>
            <table:table-cell table:style-name="Table95.A1" office:value-type="string">
              <text:p text:style-name="P67">Name</text:p>
            </table:table-cell>
            <table:table-cell table:style-name="Table95.B1" office:value-type="string">
              <text:p text:style-name="P67">Event Type</text:p>
            </table:table-cell>
          </table:table-row>
        </table:table-header-rows>
        <table:table-row>
          <table:table-cell table:style-name="Table95.A2" office:value-type="string">
            <text:p text:style-name="P62"><text:span text:style-name="Source_20_Text">onPaging</text:span></text:p>
          </table:table-cell>
          <table:table-cell table:style-name="Table95.B2" office:value-type="string">
            <text:p text:style-name="P80"><text:a xlink:type="simple" xlink:href="#PagingEvent"><text:span text:style-name="T46">org.zkoss.zul.event.PagingEvent</text:span></text:a></text:p>
            <text:p text:style-name="P80"><text:span text:style-name="T49">Description:</text:span><text:span text:style-name="T41"> Notifies one of the pages of a multi-page component is</text:span></text:p>
            <text:p text:style-name="P80"><text:span text:style-name="T41">selected by the user. </text:span></text:p>
          </table:table-cell>
        </table:table-row>
      </table:table>
      <text:h text:style-name="P85" text:outline-level="4">Properties</text:h>
      <table:table table:name="Table96" table:style-name="Table96">
        <table:table-column table:style-name="Table96.A"/>
        <table:table-column table:style-name="Table96.B"/>
        <table:table-column table:style-name="Table96.C"/>
        <table:table-column table:style-name="Table96.D"/>
        <table:table-header-rows>
          <table:table-row>
            <table:table-cell table:style-name="Table96.A1" office:value-type="string">
              <text:p text:style-name="P59">Property</text:p>
            </table:table-cell>
            <table:table-cell table:style-name="Table96.A1" office:value-type="string">
              <text:p text:style-name="P59">Description</text:p>
            </table:table-cell>
            <table:table-cell table:style-name="Table96.A1" office:value-type="string">
              <text:p text:style-name="P59">Data Type</text:p>
            </table:table-cell>
            <table:table-cell table:style-name="Table96.D1" office:value-type="string">
              <text:p text:style-name="P59">Default Value</text:p>
            </table:table-cell>
          </table:table-row>
        </table:table-header-rows>
        <table:table-row>
          <table:table-cell table:style-name="Table96.A2" office:value-type="string">
            <text:p text:style-name="P60"><text:span text:style-name="T87">align</text:span></text:p>
          </table:table-cell>
          <table:table-cell table:style-name="Table96.A2" office:value-type="string">
            <text:p text:style-name="P72"><text:span text:style-name="T34">Sets the horizontal alignment of the whole grid.</text:span></text:p>
            <text:p text:style-name="P72"><text:span text:style-name="T116">Val</text:span><text:span text:style-name="T117">ue:</text:span><text:span text:style-name="T87"> left|center|right</text:span></text:p>
          </table:table-cell>
          <table:table-cell table:style-name="Table96.A2" office:value-type="string">
            <text:p text:style-name="Standard"><text:span text:style-name="T34">java.lang.String</text:span></text:p>
          </table:table-cell>
          <table:table-cell table:style-name="Table96.D2" office:value-type="string">
            <text:p text:style-name="P62"><text:span text:style-name="T36">&lt;null&gt;</text:span></text:p>
          </table:table-cell>
        </table:table-row>
        <table:table-row>
          <table:table-cell table:style-name="Table96.A2" office:value-type="string">
            <text:p text:style-name="P60"><text:span text:style-name="T34">mod</text:span><text:span text:style-name="T87">el</text:span></text:p>
          </table:table-cell>
          <table:table-cell table:style-name="Table96.A2" office:value-type="string">
            <text:p text:style-name="P72"><text:span text:style-name="T34">Sets the list model associated with this grid.</text:span></text:p>
          </table:table-cell>
          <table:table-cell table:style-name="Table96.A2" office:value-type="string">
            <text:p text:style-name="P60"><text:span text:style-name="T34">org.zkoss.zul.ListModel</text:span></text:p>
          </table:table-cell>
          <table:table-cell table:style-name="Table96.D2" office:value-type="string">
            <text:p text:style-name="P62"><text:span text:style-name="T36">&lt;null&gt;</text:span></text:p>
          </table:table-cell>
        </table:table-row>
        <table:table-row>
          <table:table-cell table:style-name="Table96.A2" office:value-type="string">
            <text:p text:style-name="P60"><text:span text:style-name="T34">pageSize</text:span></text:p>
          </table:table-cell>
          <table:table-cell table:style-name="Table96.A2" office:value-type="string">
            <text:p text:style-name="P63">Sets the page size, aka., the number rows per page. </text:p>
            <text:p text:style-name="P80"><text:span text:style-name="T3">Not</text:span><text:span text:style-name="T4">e: </text:span><text:span text:style-name="T95">Available only the paging mold</text:span></text:p>
          </table:table-cell>
          <table:table-cell table:style-name="Table96.A2" office:value-type="string">
            <text:p text:style-name="P60"><text:span text:style-name="T87">int</text:span></text:p>
          </table:table-cell>
          <table:table-cell table:style-name="Table96.D2" office:value-type="string">
            <text:p text:style-name="P60"><text:span text:style-name="T34">&lt;null&gt;</text:span></text:p>
          </table:table-cell>
        </table:table-row>
        <table:table-row table:style-name="Table96.5">
          <table:table-cell table:style-name="Table96.A2" office:value-type="string">
            <text:p text:style-name="P60"><text:span text:style-name="T34">paginal</text:span></text:p>
          </table:table-cell>
          <table:table-cell table:style-name="Table96.B5" office:value-type="string">
            <text:p text:style-name="P64"/>
          </table:table-cell>
          <table:table-cell table:style-name="Table96.A2" office:value-type="string">
            <text:p text:style-name="P60"><text:span text:style-name="T34">org.zkoss.zul.ext.Paginal</text:span></text:p>
          </table:table-cell>
          <table:table-cell table:style-name="Table96.D2" office:value-type="string">
            <text:p text:style-name="P65"><text:span text:style-name="Source_20_Text">&lt;null&gt;</text:span></text:p>
          </table:table-cell>
        </table:table-row>
        <table:table-row table:style-name="Table96.5">
          <table:table-cell table:style-name="Table96.A2" office:value-type="string">
            <text:p text:style-name="P60"><text:span text:style-name="T34">pre</text:span><text:span text:style-name="T87">loadSize</text:span></text:p>
          </table:table-cell>
          <table:table-cell table:style-name="Table96.B5" office:value-type="string">
            <text:p text:style-name="P80"><text:span text:style-name="T36">Sets the number of rows to preload when receiving the rendering request from the client. </text:span></text:p>
          </table:table-cell>
          <table:table-cell table:style-name="Table96.A2" office:value-type="string">
            <text:p text:style-name="P60"><text:span text:style-name="T34">int</text:span></text:p>
          </table:table-cell>
          <table:table-cell table:style-name="Table96.D2" office:value-type="string">
            <text:p text:style-name="P62"><text:span text:style-name="T36">7</text:span></text:p>
          </table:table-cell>
        </table:table-row>
        <table:table-row table:style-name="Table96.5">
          <table:table-cell table:style-name="Table96.A2" office:value-type="string">
            <text:p text:style-name="P60"><text:span text:style-name="T34">rowrenderer</text:span></text:p>
          </table:table-cell>
          <table:table-cell table:style-name="Table96.B5" office:value-type="string">
            <text:p text:style-name="P64">Sets the renderer which is used to render each row if getModel() is not null.</text:p>
          </table:table-cell>
          <table:table-cell table:style-name="Table96.A2" office:value-type="string">
            <text:p text:style-name="P60"><text:span text:style-name="T34">org</text:span><text:span text:style-name="T87">.zkoss.zul.RowRenderer</text:span></text:p>
          </table:table-cell>
          <table:table-cell table:style-name="Table96.D2" office:value-type="string">
            <text:p text:style-name="P83"><text:span text:style-name="Source_20_Text">&lt;null&gt;</text:span></text:p>
          </table:table-cell>
        </table:table-row>
      </table:table>
      <text:p text:style-name="P66"/>
      <text:h text:style-name="P79" text:outline-level="4">Methods</text:h>
      <table:table table:name="Table97" table:style-name="Table97">
        <table:table-column table:style-name="Table97.A"/>
        <table:table-column table:style-name="Table97.B"/>
        <table:table-column table:style-name="Table97.C"/>
        <table:table-header-rows>
          <table:table-row>
            <table:table-cell table:style-name="Table97.A1" office:value-type="string">
              <text:p text:style-name="Table_20_Heading">Name</text:p>
            </table:table-cell>
            <table:table-cell table:style-name="Table97.A1" office:value-type="string">
              <text:p text:style-name="Table_20_Heading">Description</text:p>
            </table:table-cell>
            <table:table-cell table:style-name="Table97.C1" office:value-type="string">
              <text:p text:style-name="Table_20_Heading">Return Data Type</text:p>
            </table:table-cell>
          </table:table-row>
        </table:table-header-rows>
        <table:table-row>
          <table:table-cell table:style-name="Table97.A2" office:value-type="string">
            <text:p text:style-name="Table_20_Contents"><text:span text:style-name="Source_20_Text">clone()</text:span></text:p>
          </table:table-cell>
          <table:table-cell table:style-name="Table97.A2" office:value-type="string">
            <text:p text:style-name="Table_20_Contents"/>
          </table:table-cell>
          <table:table-cell table:style-name="Table97.C2" office:value-type="string">
            <text:p text:style-name="Table_20_Contents"><text:span text:style-name="T37">java.lang.Object</text:span></text:p>
          </table:table-cell>
        </table:table-row>
        <table:table-row table:style-name="Table97.3">
          <table:table-cell table:style-name="Table97.A2" office:value-type="string">
            <text:p text:style-name="Table_20_Contents"><text:span text:style-name="Source_20_Text">getCell(int, int)</text:span></text:p>
          </table:table-cell>
          <table:table-cell table:style-name="Table97.A2" office:value-type="string">
            <text:p text:style-name="Table_20_Contents">Returns the specified cell, or null if not available. </text:p>
          </table:table-cell>
          <table:table-cell table:style-name="Table97.C2" office:value-type="string">
            <text:p text:style-name="Table_20_Contents"><text:span text:style-name="T106">org.zkoss.zk.ui.Component</text:span><text:span text:style-name="Source_20_Text"> </text:span></text:p>
          </table:table-cell>
        </table:table-row>
        <table:table-row>
          <table:table-cell table:style-name="Table97.A2" office:value-type="string">
            <text:p text:style-name="Table_20_Contents"><text:span text:style-name="Source_20_Text">getColumns()</text:span></text:p>
          </table:table-cell>
          <table:table-cell table:style-name="Table97.A2" office:value-type="string">
            <text:p text:style-name="Table_20_Contents">Returns the<text:span text:style-name="T2"> columns.</text:span></text:p>
          </table:table-cell>
          <table:table-cell table:style-name="Table97.C2" office:value-type="string">
            <text:p text:style-name="Table_20_Contents"><text:span text:style-name="Source_20_Text">org</text:span><text:span text:style-name="T37">.zkoss.zul.Columns</text:span></text:p>
          </table:table-cell>
        </table:table-row>
        <table:table-row>
          <table:table-cell table:style-name="Table97.A2" office:value-type="string">
            <text:p text:style-name="Table_20_Contents"><text:span text:style-name="Source_20_Text">getFoot()</text:span></text:p>
          </table:table-cell>
          <table:table-cell table:style-name="Table97.A2" office:value-type="string">
            <text:p text:style-name="Table_20_Contents">Returns the<text:span text:style-name="T2"> foot.</text:span></text:p>
          </table:table-cell>
          <table:table-cell table:style-name="Table97.C2" office:value-type="string">
            <text:p text:style-name="Table_20_Contents"><text:span text:style-name="Source_20_Text">org</text:span><text:span text:style-name="T37">.zkoss.zul.Foot</text:span></text:p>
          </table:table-cell>
        </table:table-row>
        <table:table-row>
          <table:table-cell table:style-name="Table97.A2" office:value-type="string">
            <text:p text:style-name="Table_20_Contents"><text:span text:style-name="Source_20_Text">getOuterAttrs()</text:span></text:p>
          </table:table-cell>
          <table:table-cell table:style-name="Table97.A2" office:value-type="string">
            <text:p text:style-name="Table_20_Contents"/>
          </table:table-cell>
          <table:table-cell table:style-name="Table97.C2" office:value-type="string">
            <text:p text:style-name="Standard"><text:span text:style-name="T34">java.lang.String</text:span></text:p>
          </table:table-cell>
        </table:table-row>
        <table:table-row>
          <table:table-cell table:style-name="Table97.A2" office:value-type="string">
            <text:p text:style-name="Table_20_Contents"><text:span text:style-name="Source_20_Text">getPaging()</text:span></text:p>
          </table:table-cell>
          <table:table-cell table:style-name="Table97.A2" office:value-type="string">
            <text:p text:style-name="Table_20_Contents">Returns the child paging controller that is created automatically, or null if mold is not "paging", or the controller is specified externally by setPaginal(org.zkoss.zul.ext.Paginal).</text:p>
          </table:table-cell>
          <table:table-cell table:style-name="Table97.C2" office:value-type="string">
            <text:p text:style-name="Table_20_Contents"><text:span text:style-name="Source_20_Text">org</text:span><text:span text:style-name="T37">.zkoss.zul.Paging</text:span></text:p>
          </table:table-cell>
        </table:table-row>
        <table:table-row>
          <table:table-cell table:style-name="Table97.A2" office:value-type="string">
            <text:p text:style-name="Table_20_Contents"><text:span text:style-name="Source_20_Text">getRows()</text:span></text:p>
          </table:table-cell>
          <table:table-cell table:style-name="Table97.A2" office:value-type="string">
            <text:p text:style-name="Table_20_Contents">Returns the<text:span text:style-name="T2"> rows.</text:span></text:p>
          </table:table-cell>
          <table:table-cell table:style-name="Table97.C2" office:value-type="string">
            <text:p text:style-name="Table_20_Contents"><text:span text:style-name="Source_20_Text">org</text:span><text:span text:style-name="T37">.zkoss.zul.Rows</text:span></text:p>
          </table:table-cell>
        </table:table-row>
        <table:table-row>
          <table:table-cell table:style-name="Table97.A2" office:value-type="string">
            <text:p text:style-name="Table_20_Contents"><text:span text:style-name="Source_20_Text">ins</text:span><text:span text:style-name="T37">ertBefore(org.zkoss.zk.ui.Component, 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7">lean</text:span></text:p>
          </table:table-cell>
        </table:table-row>
        <table:table-row>
          <table:table-cell table:style-name="Table97.A2" office:value-type="string">
            <text:p text:style-name="Table_20_Contents"><text:span text:style-name="Source_20_Text">onInitRender()</text:span></text:p>
          </table:table-cell>
          <table:table-cell table:style-name="Table97.A2" office:value-type="string">
            <text:p text:style-name="Table_20_Contents">Handles a private event, onInitRender. </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onPaging()</text:span></text:p>
          </table:table-cell>
          <table:table-cell table:style-name="Table97.A2" office:value-type="string">
            <text:p text:style-name="Table_20_Contents">Called when the onPaging event is received (from getPaginal()).</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moveChild(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7">lean</text:span></text:p>
          </table:table-cell>
        </table:table-row>
        <table:table-row>
          <table:table-cell table:style-name="Table97.A2" office:value-type="string">
            <text:p text:style-name="Table_20_Contents"><text:span text:style-name="Source_20_Text">renderAll()</text:span></text:p>
          </table:table-cell>
          <table:table-cell table:style-name="Table97.A2" office:value-type="string">
            <text:p text:style-name="Table_20_Contents">Renders all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Items(java.util.Set)</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Row)</text:span></text:p>
          </table:table-cell>
          <table:table-cell table:style-name="Table97.A2" office:value-type="string">
            <text:p text:style-name="Table_20_Contents">Renders the specified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s(java.util.Set) </text:span></text:p>
          </table:table-cell>
          <table:table-cell table:style-name="Table97.A2" office:value-type="string">
            <text:p text:style-name="Table_20_Contents">Renders a set of specified rows.</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Mold(ListModel)</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RowRenderer(java.lang.String)</text:span></text:p>
          </table:table-cell>
          <table:table-cell table:style-name="Table97.A2" office:value-type="string">
            <text:p text:style-name="Table_20_Contents">Sets the<text:span text:style-name="T2"> renderer by use of a class name.</text:span></text:p>
          </table:table-cell>
          <table:table-cell table:style-name="Table97.C2" office:value-type="string">
            <text:p text:style-name="Table_20_Contents"><text:span text:style-name="Source_20_Text">void</text:span></text:p>
          </table:table-cell>
        </table:table-row>
      </table:table>
      <text:h text:style-name="Heading_20_4" text:outline-level="4"/>
      <text:h text:style-name="P79" text:outline-level="4">Inherited From </text:h>
      <table:table table:name="Table98" table:style-name="Table98">
        <table:table-column table:style-name="Table98.A"/>
        <table:table-header-rows>
          <table:table-row>
            <table:table-cell table:style-name="Table98.A1" office:value-type="string">
              <text:p text:style-name="P67">Inherited From</text:p>
            </table:table-cell>
          </table:table-row>
        </table:table-header-rows>
        <table:table-row>
          <table:table-cell table:style-name="Table98.A2" office:value-type="string">
            <text:p text:style-name="P90"><text:a xlink:type="simple" xlink:href="#XulElement">org.zkoss.zul.impl.XulElement</text:a></text:p>
          </table:table-cell>
        </table:table-row>
        <table:table-row table:style-name="Table98.3">
          <table:table-cell table:style-name="Table98.A2" office:value-type="string">
            <text:p text:style-name="P90"><text:s/><text:a xlink:type="simple" xlink:href="#HtmlBasedComponent">org.zkoss.zk.ui.HtmlBasedComponent</text:a> </text:p>
          </table:table-cell>
        </table:table-row>
        <table:table-row table:style-name="Table98.3">
          <table:table-cell table:style-name="Table98.A2" office:value-type="string">
            <text:p text:style-name="P90"><text:s/><text:a xlink:type="simple" xlink:href="#AbstractComponent">org.zkoss.zk.ui.AbstractComponent </text:a></text:p>
          </table:table-cell>
        </table:table-row>
      </table:table>
      <text:p text:style-name="P71"/>
      <text:h text:style-name="Heading_20_3" text:outline-level="3"><text:bookmark-start text:name="Groupbox"/>Groupbox<text:bookmark-end text:name="Groupbox"/></text:h>
      <text:p text:style-name="P57">Components: <text:span text:style-name="Source_20_Text">groupbox</text:span>.</text:p>
      <text:p text:style-name="P57">A group box is used to group components together. A border is typically drawn around the components to show that they are related. The label across the top of the group box can be created by using the <text:span text:style-name="Source_20_Text">caption</text:span> component. It works much like the HTML legend element. Unlike windows, a group box is not an owner of the ID space. It cannot be overlapped or popup.</text:p>
      <text:p text:style-name="P57"><draw:frame draw:style-name="fr6" draw:name="graphics117" text:anchor-type="paragraph" svg:width="7.433cm" svg:height="1.612cm" draw:z-index="17"><draw:image xlink:href="../images/groupbox.png" xlink:type="simple" xlink:show="embed" xlink:actuate="onLoad"/></draw:frame></text:p>
      <text:p text:style-name="Code_20_Indent_20_2">&lt;groupbox width="250px"&gt;</text:p>
      <text:p text:style-name="Code_20_Indent_20_2"><text:tab/>&lt;caption label="Fruits"/&gt;</text:p>
      <text:p text:style-name="Code_20_Indent_20_2"><text:tab/>&lt;radiogroup&gt;</text:p>
      <text:p text:style-name="Code_20_Indent_20_2"><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h text:style-name="P77" text:outline-level="4">Class Name</text:h>
      <text:p text:style-name="P58"><text:span text:style-name="T33">org.zkoss.zul.Groupbox</text:span></text:p>
      <text:h text:style-name="P79" text:outline-level="4">Supported Child Components</text:h>
      <text:p text:style-name="Text_20_body_20_indent_20_2">*ALL </text:p>
      <text:h text:style-name="P79" text:outline-level="4">Supported Events</text:h>
      <text:h text:style-name="P99" text:outline-level="4"/>
      <table:table table:name="Table99" table:style-name="Table99">
        <table:table-column table:style-name="Table99.A"/>
        <table:table-column table:style-name="Table99.B"/>
        <table:table-header-rows>
          <table:table-row>
            <table:table-cell table:style-name="Table99.A1" office:value-type="string">
              <text:p text:style-name="P67">Name</text:p>
            </table:table-cell>
            <table:table-cell table:style-name="Table99.B1" office:value-type="string">
              <text:p text:style-name="P67">Event Type</text:p>
            </table:table-cell>
          </table:table-row>
        </table:table-header-rows>
        <table:table-row>
          <table:table-cell table:style-name="Table99.A2" office:value-type="string">
            <text:p text:style-name="P62"><text:span text:style-name="Source_20_Text">onClick</text:span></text:p>
          </table:table-cell>
          <table:table-cell table:style-name="Table99.B2" office:value-type="string">
            <text:p text:style-name="P80"><text:a xlink:type="simple" xlink:href="#MouseEvent"><text:span text:style-name="T46">org.zkoss.zk.ui.event.MouseEvent</text:span></text:a></text:p>
            <text:p text:style-name="P80"><text:a xlink:type="simple" xlink:href="#MouseEvent"><text:span text:style-name="T46"/></text:a></text:p>
            <text:p text:style-name="P80"><text:span text:style-name="T49">Description:</text:span><text:span text:style-name="T41"> Denotes user has clicked the component. </text:span></text:p>
          </table:table-cell>
        </table:table-row>
        <table:table-row>
          <table:table-cell table:style-name="Table99.A2" office:value-type="string">
            <text:p text:style-name="P62"><text:span text:style-name="Source_20_Text">onRightClick</text:span></text:p>
          </table:table-cell>
          <table:table-cell table:style-name="Table99.B2" office:value-type="string">
            <text:p text:style-name="P80"><text:a xlink:type="simple" xlink:href="#MouseEvent"><text:span text:style-name="T46">org.zkoss.zk.ui.event.MouseEvent</text:span></text:a></text:p>
            <text:p text:style-name="P80"><text:a xlink:type="simple" xlink:href="#MouseEvent"><text:span text:style-name="T46"/></text:a></text:p>
            <text:p text:style-name="P80"><text:span text:style-name="T49">Description:</text:span><text:span text:style-name="T41"> Denotes user has right-clicked the component.</text:span></text:p>
          </table:table-cell>
        </table:table-row>
        <table:table-row>
          <table:table-cell table:style-name="Table99.A2" office:value-type="string">
            <text:p text:style-name="P62"><text:span text:style-name="Source_20_Text">onDoubleClick</text:span></text:p>
          </table:table-cell>
          <table:table-cell table:style-name="Table99.B2" office:value-type="string">
            <text:p text:style-name="P80"><text:a xlink:type="simple" xlink:href="#MouseEvent"><text:span text:style-name="T46">org.zkoss.zk.ui.event.MouseEvent</text:span></text:a></text:p>
            <text:p text:style-name="P80"><text:a xlink:type="simple" xlink:href="#MouseEvent"><text:span text:style-name="T46"/></text:a></text:p>
            <text:p text:style-name="P80"><text:span text:style-name="T49">Description:</text:span><text:span text:style-name="T41"> Denotes user has double-clicked the component.</text:span></text:p>
          </table:table-cell>
        </table:table-row>
        <table:table-row>
          <table:table-cell table:style-name="Table99.A2" office:value-type="string">
            <text:p text:style-name="P62"><text:span text:style-name="Source_20_Text">onOpen</text:span></text:p>
          </table:table-cell>
          <table:table-cell table:style-name="Table99.B2" office:value-type="string">
            <text:p text:style-name="P80"><text:a xlink:type="simple" xlink:href="#OpenEvent"><text:span text:style-name="T46">org.zkoss.zk.ui.event.OpenEvent</text:span></text:a></text:p>
            <text:p text:style-name="P80"><text:a xlink:type="simple" xlink:href="#MouseEvent"><text:span text:style-name="T46"/></text:a></text:p>
            <text:p text:style-name="P80"><text:span text:style-name="T49">Description:</text:span><text:span text:style-name="T41"> </text:span><text:span text:style-name="T97">Denotes user has opened or closed a component. Note:</text:span></text:p>
            <text:p text:style-name="P140">unlike <text:span text:style-name="Source_20_Text">onClose</text:span>, this event is only a notification. The client sends this event after opening or closing the component.</text:p>
            <text:p text:style-name="P139"><text:span text:style-name="T84">It is useful to implement </text:span>load-on-demand <text:span text:style-name="T84">by listening to the </text:span><text:span text:style-name="T60">onOpen</text:span><text:span text:style-name="T85"> </text:span><text:span text:style-name="T84">event, and creating components when the first time the component is opened.</text:span></text:p>
          </table:table-cell>
        </table:table-row>
      </table:table>
      <text:h text:style-name="P85" text:outline-level="4">Properties</text:h>
      <table:table table:name="Table100" table:style-name="Table100">
        <table:table-column table:style-name="Table100.A"/>
        <table:table-column table:style-name="Table100.B"/>
        <table:table-column table:style-name="Table100.C"/>
        <table:table-column table:style-name="Table100.D"/>
        <table:table-header-rows>
          <table:table-row>
            <table:table-cell table:style-name="Table100.A1" office:value-type="string">
              <text:p text:style-name="P59">Property</text:p>
            </table:table-cell>
            <table:table-cell table:style-name="Table100.A1" office:value-type="string">
              <text:p text:style-name="P59">Description</text:p>
            </table:table-cell>
            <table:table-cell table:style-name="Table100.A1" office:value-type="string">
              <text:p text:style-name="P59">Data Type</text:p>
            </table:table-cell>
            <table:table-cell table:style-name="Table100.D1" office:value-type="string">
              <text:p text:style-name="P59">Default Value</text:p>
            </table:table-cell>
          </table:table-row>
        </table:table-header-rows>
        <table:table-row>
          <table:table-cell table:style-name="Table100.A2" office:value-type="string">
            <text:p text:style-name="P60"><text:span text:style-name="T34">closable</text:span></text:p>
          </table:table-cell>
          <table:table-cell table:style-name="Table100.A2" office:value-type="string">
            <text:p text:style-name="P72"><text:span text:style-name="T34">Sets whether user can open or close the group box. </text:span></text:p>
          </table:table-cell>
          <table:table-cell table:style-name="Table100.A2" office:value-type="string">
            <text:p text:style-name="P60"><text:span text:style-name="T34">boo</text:span><text:span text:style-name="T87">lean</text:span></text:p>
          </table:table-cell>
          <table:table-cell table:style-name="Table100.D2" office:value-type="string">
            <text:p text:style-name="P62"><text:span text:style-name="T36">true</text:span></text:p>
          </table:table-cell>
        </table:table-row>
        <table:table-row>
          <table:table-cell table:style-name="Table100.A2" office:value-type="string">
            <text:p text:style-name="P60"><text:span text:style-name="T34">con</text:span><text:span text:style-name="T87">tentStyle</text:span></text:p>
          </table:table-cell>
          <table:table-cell table:style-name="Table100.A2" office:value-type="string">
            <text:p text:style-name="P63">Sets the CSS style for the content block of the groupbox. </text:p>
          </table:table-cell>
          <table:table-cell table:style-name="Table100.A2" office:value-type="string">
            <text:p text:style-name="P60"><text:span text:style-name="T34">java.lang.Str</text:span><text:span text:style-name="T87">ing</text:span></text:p>
          </table:table-cell>
          <table:table-cell table:style-name="Table100.D2" office:value-type="string">
            <text:p text:style-name="P60"><text:span text:style-name="T34">&lt;null&gt;</text:span></text:p>
          </table:table-cell>
        </table:table-row>
        <table:table-row table:style-name="Table100.4">
          <table:table-cell table:style-name="Table100.A2" office:value-type="string">
            <text:p text:style-name="P60"><text:span text:style-name="T34">ope</text:span><text:span text:style-name="T87">n</text:span></text:p>
          </table:table-cell>
          <table:table-cell table:style-name="Table100.B4" office:value-type="string">
            <text:p text:style-name="P64">Opens or closes this groupbox. </text:p>
          </table:table-cell>
          <table:table-cell table:style-name="Table100.A2" office:value-type="string">
            <text:p text:style-name="P60"><text:span text:style-name="T34">boo</text:span><text:span text:style-name="T87">lean</text:span></text:p>
          </table:table-cell>
          <table:table-cell table:style-name="Table100.D2" office:value-type="string">
            <text:p text:style-name="P65"><text:span text:style-name="Source_20_Text">true</text:span></text:p>
          </table:table-cell>
        </table:table-row>
      </table:table>
      <text:p text:style-name="P66"/>
      <text:h text:style-name="P79" text:outline-level="4">Methods</text:h>
      <table:table table:name="Table101" table:style-name="Table101">
        <table:table-column table:style-name="Table101.A"/>
        <table:table-column table:style-name="Table101.B"/>
        <table:table-column table:style-name="Table101.C"/>
        <table:table-header-rows>
          <table:table-row>
            <table:table-cell table:style-name="Table101.A1" office:value-type="string">
              <text:p text:style-name="Table_20_Heading">Name</text:p>
            </table:table-cell>
            <table:table-cell table:style-name="Table101.A1" office:value-type="string">
              <text:p text:style-name="Table_20_Heading">Description</text:p>
            </table:table-cell>
            <table:table-cell table:style-name="Table101.C1" office:value-type="string">
              <text:p text:style-name="Table_20_Heading">Return Data Type</text:p>
            </table:table-cell>
          </table:table-row>
        </table:table-header-rows>
        <table:table-row>
          <table:table-cell table:style-name="Table101.A2" office:value-type="string">
            <text:p text:style-name="Table_20_Contents"><text:span text:style-name="Source_20_Text">getCaption()</text:span></text:p>
          </table:table-cell>
          <table:table-cell table:style-name="Table101.A2" office:value-type="string">
            <text:p text:style-name="Table_20_Contents">Returns the caption of this groupbox. </text:p>
          </table:table-cell>
          <table:table-cell table:style-name="Table101.C2" office:value-type="string">
            <text:p text:style-name="Table_20_Contents"><text:span text:style-name="T37">org.zkoss.zul.Caption</text:span></text:p>
          </table:table-cell>
        </table:table-row>
        <table:table-row>
          <table:table-cell table:style-name="Table101.A2" office:value-type="string">
            <text:p text:style-name="Table_20_Contents"><text:span text:style-name="Source_20_Text">get</text:span><text:span text:style-name="T37">ContentSclass()</text:span></text:p>
          </table:table-cell>
          <table:table-cell table:style-name="Table101.A2" office:value-type="string">
            <text:p text:style-name="Table_20_Contents">Returns the style class used for the content block of the groupbox. </text:p>
          </table:table-cell>
          <table:table-cell table:style-name="Table101.C2" office:value-type="string">
            <text:p text:style-name="Table_20_Contents"><text:span text:style-name="Source_20_Text">jav</text:span><text:span text:style-name="T37">a.lang.String</text:span></text:p>
          </table:table-cell>
        </table:table-row>
        <table:table-row>
          <table:table-cell table:style-name="Table101.A2" office:value-type="string">
            <text:p text:style-name="Table_20_Contents"><text:span text:style-name="Source_20_Text">get</text:span><text:span text:style-name="T37">OuterAttrs()</text:span></text:p>
          </table:table-cell>
          <table:table-cell table:style-name="Table101.A2" office:value-type="string">
            <text:p text:style-name="Table_20_Contents"/>
          </table:table-cell>
          <table:table-cell table:style-name="Table101.C2" office:value-type="string">
            <text:p text:style-name="Table_20_Contents"><text:span text:style-name="Source_20_Text">jav</text:span><text:span text:style-name="T37">a.lang.String</text:span></text:p>
          </table:table-cell>
        </table:table-row>
        <table:table-row>
          <table:table-cell table:style-name="Table101.A2" office:value-type="string">
            <text:p text:style-name="Table_20_Contents"><text:span text:style-name="Source_20_Text">ins</text:span><text:span text:style-name="T37">ertBefore(org.zkoss.zk.ui.Component, org.zkoss.zk.ui.Component) </text:span></text:p>
          </table:table-cell>
          <table:table-cell table:style-name="Table101.A2" office:value-type="string">
            <text:p text:style-name="Table_20_Contents"/>
          </table:table-cell>
          <table:table-cell table:style-name="Table101.C2" office:value-type="string">
            <text:p text:style-name="Table_20_Contents"><text:span text:style-name="Source_20_Text">boo</text:span><text:span text:style-name="T37">lean</text:span></text:p>
          </table:table-cell>
        </table:table-row>
        <table:table-row>
          <table:table-cell table:style-name="Table101.A2" office:value-type="string">
            <text:p text:style-name="Table_20_Contents"><text:span text:style-name="Source_20_Text">onChildRemoved(org.zkoss.zk.ui.Component)</text:span></text:p>
          </table:table-cell>
          <table:table-cell table:style-name="Table101.A2" office:value-type="string">
            <text:p text:style-name="Table_20_Contents"/>
          </table:table-cell>
          <table:table-cell table:style-name="Table101.C2" office:value-type="string">
            <text:p text:style-name="Table_20_Contents"><text:span text:style-name="Source_20_Text">void</text:span></text:p>
          </table:table-cell>
        </table:table-row>
      </table:table>
      <text:h text:style-name="Heading_20_4" text:outline-level="4"/>
      <text:h text:style-name="P79" text:outline-level="4">Inherited From </text:h>
      <table:table table:name="Table102" table:style-name="Table102">
        <table:table-column table:style-name="Table102.A"/>
        <table:table-header-rows>
          <table:table-row>
            <table:table-cell table:style-name="Table102.A1" office:value-type="string">
              <text:p text:style-name="P67">Inherited From</text:p>
            </table:table-cell>
          </table:table-row>
        </table:table-header-rows>
        <table:table-row>
          <table:table-cell table:style-name="Table102.A2" office:value-type="string">
            <text:p text:style-name="P90"><text:a xlink:type="simple" xlink:href="#XulElement">org.zkoss.zul.impl.XulElement</text:a></text:p>
          </table:table-cell>
        </table:table-row>
        <table:table-row table:style-name="Table102.3">
          <table:table-cell table:style-name="Table102.A2" office:value-type="string">
            <text:p text:style-name="P90"><text:s/><text:a xlink:type="simple" xlink:href="#HtmlBasedComponent">org.zkoss.zk.ui.HtmlBasedComponent</text:a> </text:p>
          </table:table-cell>
        </table:table-row>
        <table:table-row table:style-name="Table102.3">
          <table:table-cell table:style-name="Table102.A2" office:value-type="string">
            <text:p text:style-name="P90"><text:s/><text:a xlink:type="simple" xlink:href="#AbstractComponent">org.zkoss.zk.ui.AbstractComponent </text:a></text:p>
          </table:table-cell>
        </table:table-row>
      </table:table>
      <text:p text:style-name="P71"/>
      <text:h text:style-name="Heading_20_3" text:outline-level="3"><text:bookmark-start text:name="Hbox"/>Hbox<text:bookmark-end text:name="Hbox"/></text:h>
      <text:p text:style-name="P57">T<text:span text:style-name="T2">he </text:span><text:span text:style-name="T37">hbox</text:span><text:span text:style-name="T2"> component is used to create a horizontally oriented box. Each component placed in the </text:span><text:span text:style-name="T5">hbox </text:span><text:span text:style-name="T2">will be placed horizontally in a row.</text:span></text:p>
      <text:p text:style-name="P96"><text:s/><text:span text:style-name="T3"><text:s text:c="6"/></text:span></text:p>
      <text:p text:style-name="P126"><draw:frame draw:style-name="fr6" draw:name="graphics118" text:anchor-type="paragraph" svg:width="4.046cm" svg:height="2.011cm" draw:z-index="18"><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7" text:outline-level="4">Class Name</text:h>
      <text:p text:style-name="P58"><text:span text:style-name="T39">org.zkoss.zul.Hbox</text:span></text:p>
      <text:h text:style-name="P79" text:outline-level="4">Supported Child Components</text:h>
      <text:p text:style-name="P127">*ALL</text:p>
      <text:h text:style-name="P79" text:outline-level="4">Supported Events <text:s text:c="6"/></text:h>
      <text:p text:style-name="P128"><text:s text:c="8"/>*NONE</text:p>
      <text:h text:style-name="P99" text:outline-level="4">Properties</text:h>
      <text:p text:style-name="P125"><text:tab/> <text:s/><text:span text:style-name="T90">*NONE</text:span></text:p>
      <text:h text:style-name="P79" text:outline-level="4">Methods</text:h>
      <text:p text:style-name="P128"><text:s text:c="8"/>*NONE</text:p>
      <text:h text:style-name="P79" text:outline-level="4">Inherited From </text:h>
      <table:table table:name="Table103" table:style-name="Table103">
        <table:table-column table:style-name="Table103.A"/>
        <table:table-header-rows>
          <table:table-row>
            <table:table-cell table:style-name="Table103.A1" office:value-type="string">
              <text:p text:style-name="P67">Inherited From</text:p>
            </table:table-cell>
          </table:table-row>
        </table:table-header-rows>
        <table:table-row>
          <table:table-cell table:style-name="Table103.A2" office:value-type="string">
            <text:p text:style-name="P76"><text:a xlink:type="simple" xlink:href="#Box">org.zkoss.zul.Box</text:a></text:p>
          </table:table-cell>
        </table:table-row>
        <table:table-row>
          <table:table-cell table:style-name="Table103.A2" office:value-type="string">
            <text:p text:style-name="P76"><text:a xlink:type="simple" xlink:href="#XulElement">org.zkoss.zul.impl.XulElement</text:a></text:p>
          </table:table-cell>
        </table:table-row>
        <table:table-row>
          <table:table-cell table:style-name="Table103.A2" office:value-type="string">
            <text:p text:style-name="P76"><text:a xlink:type="simple" xlink:href="#HtmlBasedComponent">org.zkoss.zk.ui.HtmlBasedComponent</text:a> </text:p>
          </table:table-cell>
        </table:table-row>
        <table:table-row table:style-name="Table103.5">
          <table:table-cell table:style-name="Table103.A2" office:value-type="string">
            <text:p text:style-name="P76"><text:a xlink:type="simple" xlink:href="#AbstractComponent">org.zkoss.zk.ui.AbstractComponent </text:a></text:p>
          </table:table-cell>
        </table:table-row>
      </table:table>
      <text:p text:style-name="P71"/>
      <text:h text:style-name="Heading_20_3" text:outline-level="3"><text:bookmark-start text:name="Html"/>Html<text:bookmark-end text:name="Html"/></text:h>
      <text:p text:style-name="Text_20_body_20_indent"><text:span text:style-name="T84">The simplest way is to use a XUL component called </text:span><text:span text:style-name="T118">html</text:span><text:span text:style-name="T119"> </text:span><text:span text:style-name="T84">to embed whatever HTML tag</text:span><text:span text:style-name="T120">s you want to send directly to the browser. </text:span><text:span text:style-name="T84">To avoid ZK from interpreting the HTML tags, you usually enclose them with </text:span><text:span text:style-name="T118">&lt;![CDATA[</text:span><text:span text:style-name="T85"> </text:span><text:span text:style-name="T84">and </text:span><text:span text:style-name="T121">]]&gt;</text:span><text:span text:style-name="T84">. In other words, they are not the child component. Rather, they are stored in the </text:span><text:span text:style-name="T118">content</text:span><text:span text:style-name="T85"> </text:span><text:span text:style-name="T84">property. Notice you can use EL expressions in it.</text:span></text:p>
      <text:p text:style-name="P96"><draw:frame draw:style-name="fr6" draw:name="graphics119" text:anchor-type="paragraph" svg:width="6.14cm" svg:height="2.794cm" draw:z-index="19"><draw:image xlink:href="../images/Html.png" xlink:type="simple" xlink:show="embed" xlink:actuate="onLoad"/></draw:frame></text:p>
      <text:p text:style-name="Code_20_Indent_20_2"><text:span text:style-name="Source_20_Text">&lt;window id="win" title="Html Demo"&gt;</text:span></text:p>
      <text:p text:style-name="Code_20_Indent_20_2"><text:span text:style-name="Source_20_Text"><text:tab/>&lt;html&gt;&lt;![CDATA[</text:span></text:p>
      <text:p text:style-name="Code_20_Indent_20_2"><text:span text:style-name="Source_20_Text"><text:tab/><text:tab/>&lt;h4&gt;Hi, ${win.title}&lt;/h4&gt;</text:span></text:p>
      <text:p text:style-name="Code_20_Indent_20_2"><text:span text:style-name="Source_20_Text"><text:tab/><text:tab/>&lt;p&gt;It is the content of the html component.&lt;/p&gt;</text:span></text:p>
      <text:p text:style-name="Code_20_Indent_20_2"><text:span text:style-name="Source_20_Text"><text:tab/>]]&gt;&lt;/html&gt;</text:span></text:p>
      <text:p text:style-name="Code_20_Indent_20_2"><text:span text:style-name="Source_20_Text">&lt;/window&gt;</text:span></text:p>
      <text:p text:style-name="Text_20_body_20_indent"><text:span text:style-name="T84">where </text:span><text:span text:style-name="T118">&lt;h4&gt;...&lt;/p&gt;</text:span><text:span text:style-name="T85"> </text:span><text:span text:style-name="T84">will become the content of the </text:span><text:span text:style-name="T118">html</text:span><text:span text:style-name="T85"> </text:span><text:span text:style-name="T84">element (see also the </text:span><text:span text:style-name="T118">getContent</text:span><text:span text:style-name="T85"> </text:span><text:span text:style-name="T84">method of the </text:span><text:span text:style-name="T118">org.zkoss.zul.Html</text:span><text:span text:style-name="T85"> </text:span><text:span text:style-name="T84">class).</text:span></text:p>
      <text:p text:style-name="Text_20_body_20_indent">The <text:span text:style-name="T43">html</text:span><text:span text:style-name="T83"> </text:span>component generates the HTML <text:span text:style-name="T43">SPAN</text:span><text:span text:style-name="T83"> </text:span>tag to enclose the content. In other words, it generates the following HTML tags when rendered to the browser.</text:p>
      <text:p text:style-name="Code_20_Indent_20_2"><text:span text:style-name="Source_20_Text">&lt;span id=”...”&gt;</text:span></text:p>
      <text:p text:style-name="Code_20_Indent_20_2"><text:span text:style-name="Source_20_Text"><text:tab/>&lt;h4&gt;Hi, Html Demo&lt;/h4&gt;</text:span></text:p>
      <text:p text:style-name="Code_20_Indent_20_2"><text:span text:style-name="Source_20_Text"><text:tab/>&lt;p&gt;It is the content of the html component.&lt;/p&gt;</text:span></text:p>
      <text:p text:style-name="Code_20_Indent_20_2"><text:span text:style-name="Source_20_Text">&lt;/span&gt;</text:span></text:p>
      <text:p text:style-name="P159"><text:span text:style-name="Source_20_Text"/></text:p>
      <text:p text:style-name="P160"/>
      <text:h text:style-name="P77" text:outline-level="4">Class Name</text:h>
      <text:p text:style-name="P58"><text:span text:style-name="T39">org.zkoss.zul.Html</text:span></text:p>
      <text:h text:style-name="P79" text:outline-level="4">Supported Child Components</text:h>
      <text:p text:style-name="P129"><text:span text:style-name="T48">*NONE</text:span> </text:p>
      <text:h text:style-name="P79" text:outline-level="4">Supported Events</text:h>
      <text:p text:style-name="Text_20_body_20_indent_20_2"><text:span text:style-name="T48">*NONE</text:span> </text:p>
      <text:h text:style-name="P85" text:outline-level="4">Properties</text:h>
      <table:table table:name="Table104" table:style-name="Table104">
        <table:table-column table:style-name="Table104.A"/>
        <table:table-column table:style-name="Table104.B"/>
        <table:table-column table:style-name="Table104.C"/>
        <table:table-column table:style-name="Table104.D"/>
        <table:table-header-rows>
          <table:table-row>
            <table:table-cell table:style-name="Table104.A1" office:value-type="string">
              <text:p text:style-name="P67">Property</text:p>
            </table:table-cell>
            <table:table-cell table:style-name="Table104.A1" office:value-type="string">
              <text:p text:style-name="P67">Description</text:p>
            </table:table-cell>
            <table:table-cell table:style-name="Table104.A1" office:value-type="string">
              <text:p text:style-name="P67">Data Type</text:p>
            </table:table-cell>
            <table:table-cell table:style-name="Table104.D1" office:value-type="string">
              <text:p text:style-name="P59">Default Value</text:p>
            </table:table-cell>
          </table:table-row>
        </table:table-header-rows>
        <table:table-row>
          <table:table-cell table:style-name="Table104.A2" office:value-type="string">
            <text:p text:style-name="P60"><text:span text:style-name="T41">content</text:span></text:p>
          </table:table-cell>
          <table:table-cell table:style-name="Table104.A2" office:value-type="string">
            <text:p text:style-name="P130">Returns the embedded content (i.e., HTML tags).</text:p>
          </table:table-cell>
          <table:table-cell table:style-name="Table104.A2" office:value-type="string">
            <text:p text:style-name="P60"><text:span text:style-name="Source_20_Text">String</text:span></text:p>
          </table:table-cell>
          <table:table-cell table:style-name="Table104.D2" office:value-type="string">
            <text:p text:style-name="P60"><text:span text:style-name="T122">empty ("")</text:span></text:p>
          </table:table-cell>
        </table:table-row>
      </table:table>
      <text:p text:style-name="P66"/>
      <text:h text:style-name="P79" text:outline-level="4">Methods</text:h>
      <table:table table:name="Table105" table:style-name="Table105">
        <table:table-column table:style-name="Table105.A"/>
        <table:table-column table:style-name="Table105.B"/>
        <table:table-column table:style-name="Table105.C"/>
        <table:table-column table:style-name="Table105.D"/>
        <table:table-header-rows>
          <table:table-row>
            <table:table-cell table:style-name="Table105.A1" office:value-type="string">
              <text:p text:style-name="Table_20_Heading">Name</text:p>
            </table:table-cell>
            <table:table-cell table:style-name="Table105.A1" office:value-type="string">
              <text:p text:style-name="Table_20_Heading">Description</text:p>
            </table:table-cell>
            <table:table-cell table:style-name="Table105.A1" office:value-type="string">
              <text:p text:style-name="Table_20_Heading">Data Type</text:p>
            </table:table-cell>
            <table:table-cell table:style-name="Table105.D1" office:value-type="string">
              <text:p text:style-name="Table_20_Heading">Values</text:p>
            </table:table-cell>
          </table:table-row>
        </table:table-header-rows>
        <table:table-row>
          <table:table-cell table:style-name="Table105.A2" office:value-type="string">
            <text:p text:style-name="Table_20_Contents"><text:span text:style-name="Source_20_Text">IsChildable</text:span></text:p>
            <text:p text:style-name="Table_20_Contents"><text:span text:style-name="T49">(Source Text)</text:span></text:p>
          </table:table-cell>
          <table:table-cell table:style-name="Table105.A2" office:value-type="string">
            <text:p text:style-name="Table_20_Contents">Determines whether it accepts child components</text:p>
            <text:p text:style-name="Table_20_Contents"><text:span text:style-name="T3">Note:</text:span> No child is allowed. </text:p>
          </table:table-cell>
          <table:table-cell table:style-name="Table105.A2" office:value-type="string">
            <text:p text:style-name="Table_20_Contents"><text:span text:style-name="Source_20_Text">Boolean</text:span></text:p>
            <text:p text:style-name="P60"><text:span text:style-name="T49">(Source Text)</text:span></text:p>
          </table:table-cell>
          <table:table-cell table:style-name="Table105.D2" office:value-type="string">
            <text:p text:style-name="P60"><text:span text:style-name="Source_20_Text">false</text:span></text:p>
          </table:table-cell>
        </table:table-row>
      </table:table>
      <text:h text:style-name="Heading_20_4" text:outline-level="4"/>
      <text:h text:style-name="P79" text:outline-level="4">Inherited From </text:h>
      <table:table table:name="Table106" table:style-name="Table106">
        <table:table-column table:style-name="Table106.A"/>
        <table:table-header-rows>
          <table:table-row>
            <table:table-cell table:style-name="Table106.A1" office:value-type="string">
              <text:p text:style-name="P67">Inherited From</text:p>
            </table:table-cell>
          </table:table-row>
        </table:table-header-rows>
        <table:table-row>
          <table:table-cell table:style-name="Table106.A2" office:value-type="string">
            <text:p text:style-name="P76"><text:a xlink:type="simple" xlink:href="#XulElement">org.zkoss.zul.impl.XulElement</text:a></text:p>
          </table:table-cell>
        </table:table-row>
        <table:table-row table:style-name="Table106.3">
          <table:table-cell table:style-name="Table106.A2" office:value-type="string">
            <text:p text:style-name="P76"><text:a xlink:type="simple" xlink:href="#HtmlBasedComponent">org.zkoss.zk.ui.HtmlBasedComponent</text:a> </text:p>
          </table:table-cell>
        </table:table-row>
        <table:table-row table:style-name="Table106.3">
          <table:table-cell table:style-name="Table106.A2" office:value-type="string">
            <text:p text:style-name="P76"><text:a xlink:type="simple" xlink:href="#AbstractComponent">org.zkoss.zk.ui.AbstractComponent </text:a></text:p>
          </table:table-cell>
        </table:table-row>
      </table:table>
      <text:p text:style-name="P71"/>
      <text:h text:style-name="Heading_20_3" text:outline-level="3"><text:bookmark-start text:name="Iframe"/>Iframe<text:bookmark-end text:name="Iframe"/></text:h>
      <text:p text:style-name="Text_20_body_20_indent">The <text:span text:style-name="T83">iframe </text:span>component uses the HTML IFRAME tag to delegate a portion of the display to</text:p>
      <text:p text:style-name="Text_20_body_20_indent">another URL. Though the appearance looks similar to the <text:span text:style-name="T83">include </text:span>component. The concept and meaning of the <text:span text:style-name="T83">iframe </text:span>component is different.</text:p>
      <text:p text:style-name="Text_20_body_20_indent">The content included by the <text:span text:style-name="T83">include </text:span>component is a fragment of the whole HTML page.</text:p>
      <text:p text:style-name="Text_20_body_20_indent">Because the content is part of the HTML page, the content is part of the desktop and you</text:p>
      <text:p text:style-name="Text_20_body_20_indent">could access any components, if any, inside of the <text:span text:style-name="T83">include </text:span>component. The inclusion is</text:p>
      <text:p text:style-name="Text_20_body_20_indent">done at the server, and the browser knows nothing about it. It means the URL specified by</text:p>
      <text:p text:style-name="Text_20_body_20_indent">the <text:span text:style-name="T83">src </text:span>property could be any internal resource.</text:p>
      <text:p text:style-name="Text_20_body_20_indent">The content of the <text:span text:style-name="T83">iframe </text:span>component is loaded by the browser as a separate page. Because</text:p>
      <text:p text:style-name="Text_20_body_20_indent">it is loaded as a separate page, the format of the content could be different from HTML. For</text:p>
      <text:p text:style-name="Text_20_body_20_indent">example, you could embed an PDF file.</text:p>
      <text:p text:style-name="P161"><draw:frame draw:style-name="fr6" draw:name="graphics120" text:anchor-type="paragraph" svg:width="8.724cm" svg:height="5.029cm" draw:z-index="20"><draw:image xlink:href="../images/iframe.png" xlink:type="simple" xlink:show="embed" xlink:actuate="onLoad"/></draw:frame></text:p>
      <text:p text:style-name="P162"/>
      <text:p text:style-name="Code_20_Indent_20_2"><text:span text:style-name="Source_20_Text">&lt;window id="win" title="This is an Iframe Demo!"&gt;</text:span></text:p>
      <text:p text:style-name="Code_20_Indent_20_2"><text:span text:style-name="Source_20_Text"><text:tab/>&lt;iframe </text:span><text:span text:style-name="T123">style="width:99%; height:400px;border:3px inset;"</text:span><text:span text:style-name="T34"> </text:span></text:p>
      <text:p text:style-name="Code_20_Indent_20_2"><text:span text:style-name="Source_20_Text"><text:tab/><text:tab/>src=</text:span><text:span text:style-name="T123">"</text:span><text:span text:style-name="Source_20_Text">/zk-devguide.pdf</text:span><text:span text:style-name="T123">"</text:span><text:span text:style-name="Source_20_Text"> /&gt;</text:span></text:p>
      <text:p text:style-name="Code_20_Indent_20_2"><text:span text:style-name="Source_20_Text">&lt;/window&gt;</text:span></text:p>
      <text:p text:style-name="P163"/>
      <text:p text:style-name="Text_20_body_20_indent">The <text:span text:style-name="T124">embedding</text:span><text:span text:style-name="T100"> </text:span>is done by the browser, when it interprets the HTML page containing the</text:p>
      <text:p text:style-name="Text_20_body_20_indent">IFRAME tag. It also implies that the URL must be a resource that you can access from the</text:p>
      <text:p text:style-name="Text_20_body_20_indent">browser.</text:p>
      <text:p text:style-name="Text_20_body_20_indent">Like the <text:span text:style-name="T83">image </text:span>and <text:span text:style-name="T43">audio</text:span><text:span text:style-name="T83"> </text:span>components<text:span text:style-name="T125">47</text:span>, you could specify the dynamically generated</text:p>
      <text:p text:style-name="Text_20_body_20_indent">content. A typical example is you could use JasperReport<text:span text:style-name="T125"> </text:span>to generate a PDF report in a</text:p>
      <text:p text:style-name="Text_20_body_20_indent">binary array or stream, and then pass the report to an <text:span text:style-name="T43">iframe</text:span><text:span text:style-name="T83"> </text:span>component by wrapping the</text:p>
      <text:p text:style-name="Text_20_body_20_indent">result with the <text:span text:style-name="T43">org.zkoss.util.media.AMedia</text:span><text:span text:style-name="T83"> </text:span>class.</text:p>
      <text:p text:style-name="Text_20_body_20_indent">In the following example, we illustrate that you could embed any content by use of <text:span text:style-name="T126">iframe</text:span>,</text:p>
      <text:p text:style-name="Text_20_body_20_indent">as long as the client supports its format.</text:p>
      <text:p text:style-name="P164"/>
      <text:h text:style-name="P77" text:outline-level="4">Class Name</text:h>
      <text:p text:style-name="P58"><text:span text:style-name="T39">org.zkoss.zul.Iframe</text:span></text:p>
      <text:h text:style-name="P79" text:outline-level="4">Supported Child Components</text:h>
      <text:p text:style-name="P129"><text:span text:style-name="T48">*NONE</text:span> </text:p>
      <text:h text:style-name="P79" text:outline-level="4">Supported Events</text:h>
      <text:p text:style-name="Text_20_body_20_indent_20_2"><text:span text:style-name="T48">*NONE</text:span> </text:p>
      <text:h text:style-name="P85" text:outline-level="4">Properties</text:h>
      <table:table table:name="Table107" table:style-name="Table107">
        <table:table-column table:style-name="Table107.A"/>
        <table:table-column table:style-name="Table107.B"/>
        <table:table-column table:style-name="Table107.C"/>
        <table:table-column table:style-name="Table107.D"/>
        <table:table-header-rows>
          <table:table-row>
            <table:table-cell table:style-name="Table107.A1" office:value-type="string">
              <text:p text:style-name="P67">Property</text:p>
            </table:table-cell>
            <table:table-cell table:style-name="Table107.A1" office:value-type="string">
              <text:p text:style-name="P67">Description</text:p>
            </table:table-cell>
            <table:table-cell table:style-name="Table107.A1" office:value-type="string">
              <text:p text:style-name="P67">Data Type</text:p>
            </table:table-cell>
            <table:table-cell table:style-name="Table107.D1" office:value-type="string">
              <text:p text:style-name="P59">Default Value</text:p>
            </table:table-cell>
          </table:table-row>
        </table:table-header-rows>
        <table:table-row>
          <table:table-cell table:style-name="Table107.A2" office:value-type="string">
            <text:p text:style-name="P60"><text:span text:style-name="T41">content</text:span></text:p>
          </table:table-cell>
          <table:table-cell table:style-name="Table107.A2" office:value-type="string">
            <text:p text:style-name="P130"><text:span text:style-name="Source_20_Text">org.zkoss.util.media.Media</text:span> any binary content that client side browser accept (i.e., mp3, pdf...).</text:p>
          </table:table-cell>
          <table:table-cell table:style-name="Table107.A2" office:value-type="string">
            <text:p text:style-name="P60"><text:span text:style-name="Source_20_Text">Media </text:span></text:p>
          </table:table-cell>
          <table:table-cell table:style-name="Table107.D2" office:value-type="string">
            <text:p text:style-name="P60"><text:span text:style-name="T122">null</text:span></text:p>
          </table:table-cell>
        </table:table-row>
      </table:table>
      <text:p text:style-name="P66"/>
      <text:h text:style-name="P79" text:outline-level="4">Methods</text:h>
      <table:table table:name="Table108" table:style-name="Table108">
        <table:table-column table:style-name="Table108.A"/>
        <table:table-column table:style-name="Table108.B"/>
        <table:table-column table:style-name="Table108.C"/>
        <table:table-header-rows>
          <table:table-row>
            <table:table-cell table:style-name="Table108.A1" office:value-type="string">
              <text:p text:style-name="Table_20_Heading">Name</text:p>
            </table:table-cell>
            <table:table-cell table:style-name="Table108.A1" office:value-type="string">
              <text:p text:style-name="Table_20_Heading">Description</text:p>
            </table:table-cell>
            <table:table-cell table:style-name="Table108.C1" office:value-type="string">
              <text:p text:style-name="Table_20_Heading">Return Data Type</text:p>
            </table:table-cell>
          </table:table-row>
        </table:table-header-rows>
        <table:table-row>
          <table:table-cell table:style-name="Table108.A2" office:value-type="string">
            <text:p text:style-name="Table_20_Contents"><text:span text:style-name="Source_20_Text">IsChildable</text:span></text:p>
          </table:table-cell>
          <table:table-cell table:style-name="Table108.A2" office:value-type="string">
            <text:p text:style-name="Table_20_Contents">Determines whether it accepts child components</text:p>
            <text:p text:style-name="Table_20_Contents"><text:span text:style-name="T3">Note:</text:span> No child is allowed. </text:p>
          </table:table-cell>
          <table:table-cell table:style-name="Table108.C2" office:value-type="string">
            <text:p text:style-name="Table_20_Contents"><text:span text:style-name="Source_20_Text">Boolean</text:span></text:p>
          </table:table-cell>
        </table:table-row>
      </table:table>
      <text:h text:style-name="Heading_20_4" text:outline-level="4"/>
      <text:h text:style-name="P79" text:outline-level="4">Inherited From </text:h>
      <table:table table:name="Table109" table:style-name="Table109">
        <table:table-column table:style-name="Table109.A"/>
        <table:table-header-rows>
          <table:table-row>
            <table:table-cell table:style-name="Table109.A1" office:value-type="string">
              <text:p text:style-name="P67">Inherited From</text:p>
            </table:table-cell>
          </table:table-row>
        </table:table-header-rows>
        <table:table-row>
          <table:table-cell table:style-name="Table109.A2" office:value-type="string">
            <text:p text:style-name="P76"><text:a xlink:type="simple" xlink:href="#XulElement">org.zkoss.zul.impl.XulElement</text:a></text:p>
          </table:table-cell>
        </table:table-row>
        <table:table-row table:style-name="Table109.3">
          <table:table-cell table:style-name="Table109.A2" office:value-type="string">
            <text:p text:style-name="P76"><text:a xlink:type="simple" xlink:href="#HtmlBasedComponent">org.zkoss.zk.ui.HtmlBasedComponent</text:a> </text:p>
          </table:table-cell>
        </table:table-row>
        <table:table-row table:style-name="Table109.3">
          <table:table-cell table:style-name="Table109.A2" office:value-type="string">
            <text:p text:style-name="P76"><text:a xlink:type="simple" xlink:href="#AbstractComponent">org.zkoss.zk.ui.AbstractComponent </text:a></text:p>
          </table:table-cell>
        </table:table-row>
      </table:table>
      <text:p text:style-name="P71"/>
      <text:h text:style-name="Heading_20_3" text:outline-level="3"><text:bookmark-start text:name="Image"/>Image<text:bookmark-end text:name="Image"/></text:h>
      <text:p text:style-name="Text_20_body_20_indent">An <text:span text:style-name="Source_20_Text">image</text:span> component is used to display an image at the browser. There are two ways to</text:p>
      <text:p text:style-name="Text_20_body_20_indent">assign an image to an <text:span text:style-name="Source_20_Text">image</text:span> component. First, you could use the <text:span text:style-name="Source_20_Text">src</text:span> property to specify a</text:p>
      <text:p text:style-name="Text_20_body_20_indent">URI where the image is located. This approach is similar to what HTML supports. It is useful</text:p>
      <text:p text:style-name="Text_20_body_20_indent">if you want to display a static image, or any image that can be identified by URL.</text:p>
      <text:p text:style-name="Code_20_Indent_20_2"><text:span text:style-name="Source_20_Text">&lt;image src="/my.png"&gt;</text:span></text:p>
      <text:p text:style-name="Text_20_body_20_indent">Like using any other properties that accept an URI, you could specify "*" for identifying a</text:p>
      <text:p text:style-name="Text_20_body_20_indent">Locale dependent image. For example, if you have different image for different Locales,</text:p>
      <text:p text:style-name="Text_20_body_20_indent">you could use as follows.</text:p>
      <text:p text:style-name="Code_20_Indent_20_2"><text:span text:style-name="Source_20_Text">&lt;image src="/my*.png"&gt;</text:span></text:p>
      <text:p text:style-name="Text_20_body_20_indent">Then, assume one of your users is visiting your page with <text:span text:style-name="Source_20_Text">de_DE</text:span> as the preferred Locale.</text:p>
      <text:p text:style-name="Text_20_body_20_indent">Zk will try to locate the image file called <text:span text:style-name="Source_20_Text">/my_de_DE.png</text:span>. If not found, it will try</text:p>
      <text:p text:style-name="Text_20_body_20_indent"><text:span text:style-name="Source_20_Text">/my_de.png </text:span>and finally <text:span text:style-name="Source_20_Text">/my.png</text:span>.</text:p>
      <text:h text:style-name="P77" text:outline-level="4">Class Name</text:h>
      <text:p text:style-name="P58"><text:span text:style-name="T39">org.zkoss.zul.Image</text:span></text:p>
      <text:h text:style-name="P79" text:outline-level="4">Supported Child Components</text:h>
      <text:p text:style-name="P129"><text:span text:style-name="T48">*NONE</text:span> </text:p>
      <text:h text:style-name="P79" text:outline-level="4">Supported Events</text:h>
      <text:p text:style-name="Text_20_body_20_indent_20_2"><text:span text:style-name="T48">*NONE</text:span> </text:p>
      <text:h text:style-name="P85" text:outline-level="4">Properties</text:h>
      <table:table table:name="Table110" table:style-name="Table110">
        <table:table-column table:style-name="Table110.A"/>
        <table:table-column table:style-name="Table110.B"/>
        <table:table-column table:style-name="Table110.C"/>
        <table:table-column table:style-name="Table110.D"/>
        <table:table-header-rows>
          <table:table-row>
            <table:table-cell table:style-name="Table110.A1" office:value-type="string">
              <text:p text:style-name="P67">Property</text:p>
            </table:table-cell>
            <table:table-cell table:style-name="Table110.A1" office:value-type="string">
              <text:p text:style-name="P67">Description</text:p>
            </table:table-cell>
            <table:table-cell table:style-name="Table110.A1" office:value-type="string">
              <text:p text:style-name="P67">Data Type</text:p>
            </table:table-cell>
            <table:table-cell table:style-name="Table110.D1" office:value-type="string">
              <text:p text:style-name="P59">Default Value</text:p>
            </table:table-cell>
          </table:table-row>
        </table:table-header-rows>
        <table:table-row>
          <table:table-cell table:style-name="Table110.A2" office:value-type="string">
            <text:p text:style-name="P60"><text:span text:style-name="T41">content</text:span></text:p>
          </table:table-cell>
          <table:table-cell table:style-name="Table110.A2" office:value-type="string">
            <text:p text:style-name="P130"><text:span text:style-name="Source_20_Text">org.zkoss.image.Image </text:span><text:s/>an image object (i.e., jpeg, png...).</text:p>
          </table:table-cell>
          <table:table-cell table:style-name="Table110.A2" office:value-type="string">
            <text:p text:style-name="P60"><text:span text:style-name="Source_20_Text">Image </text:span></text:p>
          </table:table-cell>
          <table:table-cell table:style-name="Table110.D2" office:value-type="string">
            <text:p text:style-name="P60"><text:span text:style-name="T122">null</text:span></text:p>
          </table:table-cell>
        </table:table-row>
      </table:table>
      <text:p text:style-name="P66"/>
      <text:h text:style-name="P79" text:outline-level="4">Methods</text:h>
      <table:table table:name="Table111" table:style-name="Table111">
        <table:table-column table:style-name="Table111.A"/>
        <table:table-column table:style-name="Table111.B"/>
        <table:table-column table:style-name="Table111.C"/>
        <table:table-column table:style-name="Table111.D"/>
        <table:table-header-rows>
          <table:table-row>
            <table:table-cell table:style-name="Table111.A1" office:value-type="string">
              <text:p text:style-name="Table_20_Heading">Name</text:p>
            </table:table-cell>
            <table:table-cell table:style-name="Table111.A1" office:value-type="string">
              <text:p text:style-name="Table_20_Heading">Description</text:p>
            </table:table-cell>
            <table:table-cell table:style-name="Table111.A1" office:value-type="string">
              <text:p text:style-name="Table_20_Heading">Data Type</text:p>
            </table:table-cell>
            <table:table-cell table:style-name="Table111.D1" office:value-type="string">
              <text:p text:style-name="Table_20_Heading">Values</text:p>
            </table:table-cell>
          </table:table-row>
        </table:table-header-rows>
        <table:table-row>
          <table:table-cell table:style-name="Table111.A2" office:value-type="string">
            <text:p text:style-name="Table_20_Contents"><text:span text:style-name="Source_20_Text">IsChildable</text:span></text:p>
          </table:table-cell>
          <table:table-cell table:style-name="Table111.A2" office:value-type="string">
            <text:p text:style-name="Table_20_Contents">Determines whether it accepts child components</text:p>
            <text:p text:style-name="Table_20_Contents"><text:span text:style-name="T3">Note:</text:span> No child is allowed. </text:p>
          </table:table-cell>
          <table:table-cell table:style-name="Table111.A2" office:value-type="string">
            <text:p text:style-name="Table_20_Contents"><text:span text:style-name="Source_20_Text">Boolean</text:span></text:p>
          </table:table-cell>
          <table:table-cell table:style-name="Table111.D2" office:value-type="string">
            <text:p text:style-name="P60"><text:span text:style-name="Source_20_Text">false</text:span></text:p>
          </table:table-cell>
        </table:table-row>
      </table:table>
      <text:h text:style-name="Heading_20_4" text:outline-level="4"/>
      <text:h text:style-name="P79" text:outline-level="4">Inherited From </text:h>
      <table:table table:name="Table112" table:style-name="Table112">
        <table:table-column table:style-name="Table112.A"/>
        <table:table-header-rows>
          <table:table-row>
            <table:table-cell table:style-name="Table112.A1" office:value-type="string">
              <text:p text:style-name="P67">Inherited From</text:p>
            </table:table-cell>
          </table:table-row>
        </table:table-header-rows>
        <table:table-row>
          <table:table-cell table:style-name="Table112.A2" office:value-type="string">
            <text:p text:style-name="P76"><text:a xlink:type="simple" xlink:href="#XulElement">org.zkoss.zul.impl.XulElement</text:a></text:p>
          </table:table-cell>
        </table:table-row>
        <table:table-row table:style-name="Table112.3">
          <table:table-cell table:style-name="Table112.A2" office:value-type="string">
            <text:p text:style-name="P76"><text:a xlink:type="simple" xlink:href="#HtmlBasedComponent">org.zkoss.zk.ui.HtmlBasedComponent</text:a> </text:p>
          </table:table-cell>
        </table:table-row>
        <table:table-row table:style-name="Table112.3">
          <table:table-cell table:style-name="Table112.A2" office:value-type="string">
            <text:p text:style-name="P76"><text:a xlink:type="simple" xlink:href="#AbstractComponent">org.zkoss.zk.ui.AbstractComponent </text:a></text:p>
          </table:table-cell>
        </table:table-row>
      </table:table>
      <text:p text:style-name="P71"/>
      <text:h text:style-name="Heading_20_3" text:outline-level="3"><text:bookmark-start text:name="Imagemap"/>Imagemap<text:bookmark-end text:name="Imagemap"/></text:h>
      <text:p text:style-name="Text_20_body_20_indent">A <text:span text:style-name="Source_20_Text">imagemap</text:span> component is a special image. It accepts whatever properties an <text:span text:style-name="Source_20_Text">image </text:span>component accepts. However, unlike <text:span text:style-name="Source_20_Text">image</text:span>, if a user clicks on the image, an <text:span text:style-name="Source_20_Text">onClick</text:span> event is sent back to the server with the coordinates of the mouse position. In contrast, the <text:span text:style-name="Source_20_Text">onClick </text:span>event sent by <text:span text:style-name="Source_20_Text">image</text:span> doesn't contain the coordinates.</text:p>
      <text:p text:style-name="Text_20_body_20_indent">The coordinates of the mouse position are screen pixels counted from the upper-left corner of the image beginning with (0, 0). It is stored as instance of <text:span text:style-name="Source_20_Text">org.zkoss.zk.ui.event .MouseEvent</text:span>. Once the application receives the <text:span text:style-name="Source_20_Text">onClick</text:span> event, it could examine the coordinates of the mouse position from the <text:span text:style-name="Source_20_Text">getX</text:span> and <text:span text:style-name="Source_20_Text">getY</text:span> methods.</text:p>
      <text:p text:style-name="Text_20_body_20_indent">For example, if a user clicks 208 pixels over and 205 pixels down from the upper-left corner</text:p>
      <text:p text:style-name="Text_20_body_20_indent">of the image displayed from the following statement.</text:p>
      <text:p text:style-name="Code_20_Indent_20_2"><text:span text:style-name="Source_20_Text">&lt;imagemap src="/img/sun.jpg" onClick="alert(event.x + &amp;quot;, &amp;quot; +event.y)"/&gt;</text:span></text:p>
      <text:p text:style-name="Text_20_body_20_indent"><draw:frame draw:style-name="fr2" draw:name="graphics121" text:anchor-type="paragraph" svg:width="7.911cm" svg:height="5.48cm" draw:z-index="21"><draw:image xlink:href="../images/imagemap.png" xlink:type="simple" xlink:show="embed" xlink:actuate="onLoad"/></draw:frame>Then, the user gets the result as depicted below.</text:p>
      <text:h text:style-name="P77" text:outline-level="4">Class Name</text:h>
      <text:p text:style-name="P58"><text:span text:style-name="T39">org.zkoss.zul.Imagemap</text:span></text:p>
      <text:h text:style-name="P79" text:outline-level="4">Supported Child Components</text:h>
      <text:p text:style-name="P129"><text:span text:style-name="T48">*NONE</text:span> </text:p>
      <text:h text:style-name="P79" text:outline-level="4">Supported Events</text:h>
      <text:p text:style-name="Text_20_body_20_indent_20_2"/>
      <table:table table:name="Table113" table:style-name="Table113">
        <table:table-column table:style-name="Table113.A"/>
        <table:table-column table:style-name="Table113.B"/>
        <table:table-header-rows>
          <table:table-row>
            <table:table-cell table:style-name="Table113.A1" office:value-type="string">
              <text:p text:style-name="P67">Name</text:p>
            </table:table-cell>
            <table:table-cell table:style-name="Table113.B1" office:value-type="string">
              <text:p text:style-name="P67">Event Type</text:p>
            </table:table-cell>
          </table:table-row>
        </table:table-header-rows>
        <table:table-row>
          <table:table-cell table:style-name="Table113.A2" office:value-type="string">
            <text:p text:style-name="P62"><text:span text:style-name="Source_20_Text">onClick</text:span></text:p>
          </table:table-cell>
          <table:table-cell table:style-name="Table113.B2" office:value-type="string">
            <text:p text:style-name="P80"><text:a xlink:type="simple" xlink:href="#MouseEvent"><text:span text:style-name="T46">org.zkoss.zk.ui.event.MouseEvent</text:span></text:a></text:p>
            <text:p text:style-name="P80"><text:span text:style-name="T49">Description:</text:span><text:span text:style-name="T41"> Denotes user has clicked the component.</text:span></text:p>
            <text:p text:style-name="P80"><text:span text:style-name="T41">Use getX(), getY() method get coo</text:span><text:span text:style-name="T88">rdinates.</text:span></text:p>
          </table:table-cell>
        </table:table-row>
      </table:table>
      <text:h text:style-name="P85" text:outline-level="4">Properties</text:h>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114.A1" office:value-type="string">
              <text:p text:style-name="P67">Property</text:p>
            </table:table-cell>
            <table:table-cell table:style-name="Table114.A1" office:value-type="string">
              <text:p text:style-name="P67">Description</text:p>
            </table:table-cell>
            <table:table-cell table:style-name="Table114.A1" office:value-type="string">
              <text:p text:style-name="P67">Data Type</text:p>
            </table:table-cell>
            <table:table-cell table:style-name="Table114.D1" office:value-type="string">
              <text:p text:style-name="P59">Default Value</text:p>
            </table:table-cell>
          </table:table-row>
        </table:table-header-rows>
        <table:table-row>
          <table:table-cell table:style-name="Table114.A2" office:value-type="string">
            <text:p text:style-name="P60"><text:span text:style-name="T41">content</text:span></text:p>
          </table:table-cell>
          <table:table-cell table:style-name="Table114.A2" office:value-type="string">
            <text:p text:style-name="P130"><text:span text:style-name="Source_20_Text">org.zkoss.image.Image </text:span><text:s/>an image object (i.e., jpeg, png...).</text:p>
          </table:table-cell>
          <table:table-cell table:style-name="Table114.A2" office:value-type="string">
            <text:p text:style-name="P60"><text:span text:style-name="Source_20_Text">Image </text:span></text:p>
          </table:table-cell>
          <table:table-cell table:style-name="Table114.D2" office:value-type="string">
            <text:p text:style-name="P60"><text:span text:style-name="T122">null</text:span></text:p>
          </table:table-cell>
        </table:table-row>
      </table:table>
      <text:p text:style-name="P66"/>
      <text:h text:style-name="P79" text:outline-level="4">Methods</text:h>
      <table:table table:name="Table115" table:style-name="Table115">
        <table:table-column table:style-name="Table115.A"/>
        <table:table-column table:style-name="Table115.B"/>
        <table:table-column table:style-name="Table115.C"/>
        <table:table-header-rows>
          <table:table-row>
            <table:table-cell table:style-name="Table115.A1" office:value-type="string">
              <text:p text:style-name="Table_20_Heading">Name</text:p>
            </table:table-cell>
            <table:table-cell table:style-name="Table115.A1" office:value-type="string">
              <text:p text:style-name="Table_20_Heading">Description</text:p>
            </table:table-cell>
            <table:table-cell table:style-name="Table115.C1" office:value-type="string">
              <text:p text:style-name="Table_20_Heading">Return Data Type</text:p>
            </table:table-cell>
          </table:table-row>
        </table:table-header-rows>
        <table:table-row>
          <table:table-cell table:style-name="Table115.A2" office:value-type="string">
            <text:p text:style-name="Table_20_Contents"><text:span text:style-name="Source_20_Text">IsChildable</text:span></text:p>
          </table:table-cell>
          <table:table-cell table:style-name="Table115.A2" office:value-type="string">
            <text:p text:style-name="Table_20_Contents">Determines whether it accepts child components</text:p>
            <text:p text:style-name="Table_20_Contents"><text:span text:style-name="T3">Note:</text:span> No child is allowed. </text:p>
          </table:table-cell>
          <table:table-cell table:style-name="Table115.C2" office:value-type="string">
            <text:p text:style-name="Table_20_Contents"><text:span text:style-name="Source_20_Text">Boolean</text:span></text:p>
          </table:table-cell>
        </table:table-row>
      </table:table>
      <text:h text:style-name="Heading_20_4" text:outline-level="4"/>
      <text:h text:style-name="P79" text:outline-level="4">Inherited From </text:h>
      <table:table table:name="Table116" table:style-name="Table116">
        <table:table-column table:style-name="Table116.A"/>
        <table:table-header-rows>
          <table:table-row>
            <table:table-cell table:style-name="Table116.A1" office:value-type="string">
              <text:p text:style-name="P67">Inherited From</text:p>
            </table:table-cell>
          </table:table-row>
        </table:table-header-rows>
        <table:table-row>
          <table:table-cell table:style-name="Table116.A2" office:value-type="string">
            <text:p text:style-name="P76"><text:a xlink:type="simple" xlink:href="#Image">org.zkoss.zul.Image</text:a></text:p>
          </table:table-cell>
        </table:table-row>
        <table:table-row>
          <table:table-cell table:style-name="Table116.A2" office:value-type="string">
            <text:p text:style-name="P76"><text:a xlink:type="simple" xlink:href="#XulElement">org.zkoss.zul.impl.XulElement</text:a></text:p>
          </table:table-cell>
        </table:table-row>
        <table:table-row table:style-name="Table116.4">
          <table:table-cell table:style-name="Table116.A2" office:value-type="string">
            <text:p text:style-name="P76"><text:a xlink:type="simple" xlink:href="#HtmlBasedComponent">org.zkoss.zk.ui.HtmlBasedComponent</text:a> </text:p>
          </table:table-cell>
        </table:table-row>
        <table:table-row table:style-name="Table116.4">
          <table:table-cell table:style-name="Table116.A2" office:value-type="string">
            <text:p text:style-name="P76"><text:a xlink:type="simple" xlink:href="#AbstractComponent">org.zkoss.zk.ui.AbstractComponent </text:a></text:p>
          </table:table-cell>
        </table:table-row>
      </table:table>
      <text:p text:style-name="P71"/>
      <text:h text:style-name="Heading_20_3" text:outline-level="3"><text:bookmark-start text:name="Include"/>Include<text:bookmark-end text:name="Include"/></text:h>
      <text:p text:style-name="Text_20_body_20_indent">The <text:span text:style-name="Source_20_Text">include</text:span> component is used to include the output generated by another servlet. The servlet could be anything including JSF, JSP and even another ZUML page.</text:p>
      <text:p text:style-name="Code_20_Indent_20_2">&lt;window title="include demo" border="normal" width="300px"&gt;</text:p>
      <text:p text:style-name="Code_20_Indent_20_2"><text:tab/>Hello, World!</text:p>
      <text:p text:style-name="Code_20_Indent_20_2"><text:tab/>&lt;include src="/userguide/misc/includedHello.zul"/&gt;</text:p>
      <text:p text:style-name="Code_20_Indent_20_2"><text:tab/>&lt;include src="/html/frag.html?some=any"/&gt;</text:p>
      <text:p text:style-name="Code_20_Indent_20_2"><text:tab/>&lt;include src="mypage" argument="${anyValue}" other="${anotherValue}"/&gt;</text:p>
      <text:p text:style-name="Code_20_Indent_20_2">&lt;/window&gt;</text:p>
      <text:p text:style-name="Text_20_body_20_indent">Like all other properties, you could dynamically change the <text:span text:style-name="Source_20_Text">src</text:span> attribute to include the output from a different servlet at the run time.</text:p>
      <text:p text:style-name="Text_20_body_20_indent">If the included output is another ZUML, developers are allowed to access components in the included page as if they are part of the containing page.</text:p>
      <text:p text:style-name="Text_20_body_20_indent">If the <text:span text:style-name="Source_20_Text">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Text_20_body_20_indent">The reason is that the include component includes a page as late as the Rendering phase. On the other hand, zscript takes place at the Component Creation phase, and onCreate takes place at the Event Processing Phase. They both execute before the inclusion.</text:p>
      <text:h text:style-name="Heading_20_4" text:outline-level="4">Pas<text:span text:style-name="T2">s Values to the Included Page</text:span></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5">getParameter</text:span><text:span text:style-name="T2"> method of the </text:span><text:span text:style-name="T5">Execution</text:span><text:span text:style-name="T2"> interface or the </text:span><text:span text:style-name="T5">ServletRequest</text:span><text:span text:style-name="T2"> interface. In EL expressions (of the included page), you can use the </text:span><text:span text:style-name="T5">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5">setDynamicProperty</text:span><text:span text:style-name="T2"> method or, in ZUL, a dynamic property as follows:</text:span></text:p>
      <text:p text:style-name="Code_20_Indent_20_2">&lt;include src="mypage" some="something" another="${expr}"/&gt;</text:p>
      <text:p text:style-name="P23">With the dynamic properties, you can pass non-String-typed values. In the included page, 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P77" text:outline-level="4">Class Name</text:h>
      <text:p text:style-name="P58"><text:span text:style-name="T33">org.zkoss.zul.Include</text:span></text:p>
      <text:h text:style-name="P79" text:outline-level="4">Supported Child Components</text:h>
      <text:p text:style-name="Text_20_body_20_indent_20_2">*NONE </text:p>
      <text:h text:style-name="P79" text:outline-level="4">Supported Events</text:h>
      <text:p text:style-name="Text_20_body_20_indent_20_2">*NONE</text:p>
      <text:h text:style-name="P93" text:outline-level="4">Properties</text:h>
      <table:table table:name="Table117" table:style-name="Table117">
        <table:table-column table:style-name="Table117.A"/>
        <table:table-column table:style-name="Table117.B"/>
        <table:table-column table:style-name="Table117.C"/>
        <table:table-column table:style-name="Table117.D"/>
        <table:table-header-rows>
          <table:table-row>
            <table:table-cell table:style-name="Table117.A1" office:value-type="string">
              <text:p text:style-name="P59">Property</text:p>
            </table:table-cell>
            <table:table-cell table:style-name="Table117.A1" office:value-type="string">
              <text:p text:style-name="P59">Description</text:p>
            </table:table-cell>
            <table:table-cell table:style-name="Table117.A1" office:value-type="string">
              <text:p text:style-name="P59">Data Type</text:p>
            </table:table-cell>
            <table:table-cell table:style-name="Table117.D1" office:value-type="string">
              <text:p text:style-name="P59">Default Value</text:p>
            </table:table-cell>
          </table:table-row>
        </table:table-header-rows>
        <table:table-row>
          <table:table-cell table:style-name="Table117.A2" office:value-type="string">
            <text:p text:style-name="P60"><text:span text:style-name="T34">src</text:span></text:p>
          </table:table-cell>
          <table:table-cell table:style-name="Table117.A2" office:value-type="string">
            <text:p text:style-name="P72"><text:span text:style-name="T34">Sets whether user can open or close the group box. </text:span></text:p>
          </table:table-cell>
          <table:table-cell table:style-name="Table117.A2" office:value-type="string">
            <text:p text:style-name="P60"><text:span text:style-name="T34">boo</text:span><text:span text:style-name="T87">lean</text:span></text:p>
          </table:table-cell>
          <table:table-cell table:style-name="Table117.D2" office:value-type="string">
            <text:p text:style-name="P62"><text:span text:style-name="T36">true</text:span></text:p>
          </table:table-cell>
        </table:table-row>
        <table:table-row>
          <table:table-cell table:style-name="Table117.A2" office:value-type="string">
            <text:p text:style-name="P60"><text:span text:style-name="T87">localized</text:span></text:p>
          </table:table-cell>
          <table:table-cell table:style-name="Table117.A2" office:value-type="string">
            <text:p text:style-name="P63">Sets the CSS style for the content block of the groupbox. </text:p>
          </table:table-cell>
          <table:table-cell table:style-name="Table117.A2" office:value-type="string">
            <text:p text:style-name="P60"><text:span text:style-name="T34">java.lang.Str</text:span><text:span text:style-name="T87">ing</text:span></text:p>
          </table:table-cell>
          <table:table-cell table:style-name="Table117.D2" office:value-type="string">
            <text:p text:style-name="P60"><text:span text:style-name="T34">&lt;null&gt;</text:span></text:p>
          </table:table-cell>
        </table:table-row>
        <table:table-row table:style-name="Table117.4">
          <table:table-cell table:style-name="Table117.A2" office:value-type="string">
            <text:p text:style-name="P60"><text:span text:style-name="T34">ope</text:span><text:span text:style-name="T87">n</text:span></text:p>
          </table:table-cell>
          <table:table-cell table:style-name="Table117.B4" office:value-type="string">
            <text:p text:style-name="P64">Opens or closes this groupbox. </text:p>
          </table:table-cell>
          <table:table-cell table:style-name="Table117.A2" office:value-type="string">
            <text:p text:style-name="P60"><text:span text:style-name="T34">boo</text:span><text:span text:style-name="T87">lean</text:span></text:p>
          </table:table-cell>
          <table:table-cell table:style-name="Table117.D2" office:value-type="string">
            <text:p text:style-name="P65"><text:span text:style-name="Source_20_Text">true</text:span></text:p>
          </table:table-cell>
        </table:table-row>
      </table:table>
      <text:p text:style-name="P66"/>
      <text:h text:style-name="P79" text:outline-level="4">Methods</text:h>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118.A1" office:value-type="string">
              <text:p text:style-name="Table_20_Heading">Name</text:p>
            </table:table-cell>
            <table:table-cell table:style-name="Table118.A1" office:value-type="string">
              <text:p text:style-name="Table_20_Heading">Description</text:p>
            </table:table-cell>
            <table:table-cell table:style-name="Table118.A1" office:value-type="string">
              <text:p text:style-name="Table_20_Heading">Data Type</text:p>
            </table:table-cell>
            <table:table-cell table:style-name="Table118.D1" office:value-type="string">
              <text:p text:style-name="Table_20_Heading">Values</text:p>
            </table:table-cell>
          </table:table-row>
        </table:table-header-rows>
        <table:table-row>
          <table:table-cell table:style-name="Table118.A2" office:value-type="string">
            <text:p text:style-name="Table_20_Contents"><text:span text:style-name="Source_20_Text">IsChildable</text:span></text:p>
          </table:table-cell>
          <table:table-cell table:style-name="Table118.A2" office:value-type="string">
            <text:p text:style-name="Table_20_Contents">Determines whether it accepts child components</text:p>
            <text:p text:style-name="Table_20_Contents"><text:span text:style-name="T3">Note:</text:span> No child is allowed. </text:p>
          </table:table-cell>
          <table:table-cell table:style-name="Table118.A2" office:value-type="string">
            <text:p text:style-name="Table_20_Contents"><text:span text:style-name="Source_20_Text">Boolean</text:span></text:p>
          </table:table-cell>
          <table:table-cell table:style-name="Table118.D2" office:value-type="string">
            <text:p text:style-name="P60"><text:span text:style-name="Source_20_Text">false</text:span></text:p>
          </table:table-cell>
        </table:table-row>
      </table:table>
      <text:h text:style-name="P79" text:outline-level="4">Inherited From </text:h>
      <table:table table:name="Table119" table:style-name="Table119">
        <table:table-column table:style-name="Table119.A"/>
        <table:table-header-rows>
          <table:table-row>
            <table:table-cell table:style-name="Table119.A1" office:value-type="string">
              <text:p text:style-name="P67">Inherited From</text:p>
            </table:table-cell>
          </table:table-row>
        </table:table-header-rows>
        <table:table-row>
          <table:table-cell table:style-name="Table119.A2" office:value-type="string">
            <text:p text:style-name="P90"><text:a xlink:type="simple" xlink:href="#XulElement">org.zkoss.zul.impl.XulElement</text:a></text:p>
          </table:table-cell>
        </table:table-row>
        <table:table-row table:style-name="Table119.3">
          <table:table-cell table:style-name="Table119.A2" office:value-type="string">
            <text:p text:style-name="P90"><text:s/><text:a xlink:type="simple" xlink:href="#HtmlBasedComponent">org.zkoss.zk.ui.HtmlBasedComponent</text:a> </text:p>
          </table:table-cell>
        </table:table-row>
        <table:table-row table:style-name="Table119.3">
          <table:table-cell table:style-name="Table119.A2" office:value-type="string">
            <text:p text:style-name="P90"><text:s/><text:a xlink:type="simple" xlink:href="#AbstractComponent">org.zkoss.zk.ui.AbstractComponent </text:a></text:p>
          </table:table-cell>
        </table:table-row>
      </table:table>
      <text:p text:style-name="P71"/>
      <text:h text:style-name="Heading_20_3" text:outline-level="3"><text:bookmark-start text:name="Intbox"/>Intbox<text:bookmark-end text:name="Intbox"/></text:h>
      <text:p text:style-name="Text_20_body_20_indent_20_2"><text:span text:style-name="T52">A </text:span><text:span text:style-name="T63">intbox</text:span><text:span text:style-name="T52"> is used to let users input integer </text:span><text:span text:style-name="T51">data.</text:span></text:p>
      <text:p text:style-name="P165"><draw:frame draw:style-name="fr2" draw:name="graphics122" text:anchor-type="paragraph" svg:width="5.607cm" svg:height="1.52cm" draw:z-index="22"><draw:image xlink:href="../images/intbox.png" xlink:type="simple" xlink:show="embed" xlink:actuate="onLoad"/></draw:frame>While input invalid data:</text:p>
      <text:p text:style-name="P165"><draw:frame draw:style-name="fr2" draw:name="graphics2" text:anchor-type="paragraph" svg:width="11.058cm" svg:height="1.88cm" draw:z-index="23"><draw:image xlink:href="../images/intbox2.png" xlink:type="simple" xlink:show="embed" xlink:actuate="onLoad"/></draw:frame></text:p>
      <text:p text:style-name="Code_20_Indent_20_2">&lt;window title="Intbox Demo" border="normal" width="200px"&gt;</text:p>
      <text:p text:style-name="Code_20_Indent_20_2"><text:tab/>int box:&lt;intbox/&gt;</text:p>
      <text:p text:style-name="Code_20_Indent_20_2">&lt;/window&gt;</text:p>
      <text:h text:style-name="P77" text:outline-level="4">Class Name</text:h>
      <text:p text:style-name="P58"><text:span text:style-name="T39">org.zkoss.zul.Intbox</text:span></text:p>
      <text:h text:style-name="P79" text:outline-level="4">Supported Child Components</text:h>
      <text:p text:style-name="P166">*NONE </text:p>
      <text:h text:style-name="P79" text:outline-level="4">Supported Events</text:h>
      <table:table table:name="Table120" table:style-name="Table120">
        <table:table-column table:style-name="Table120.A"/>
        <table:table-column table:style-name="Table120.B"/>
        <table:table-header-rows>
          <table:table-row>
            <table:table-cell table:style-name="Table120.A1" office:value-type="string">
              <text:p text:style-name="P67">Event Name</text:p>
            </table:table-cell>
            <table:table-cell table:style-name="Table120.B1" office:value-type="string">
              <text:p text:style-name="P67">Event Type</text:p>
            </table:table-cell>
          </table:table-row>
        </table:table-header-rows>
        <table:table-row>
          <table:table-cell table:style-name="Table120.A2" office:value-type="string">
            <text:p text:style-name="P62"><text:span text:style-name="Source_20_Text">onChange</text:span></text:p>
          </table:table-cell>
          <table:table-cell table:style-name="Table120.B2" office:value-type="string">
            <text:p text:style-name="P80"><text:a xlink:type="simple" xlink:href="#InputEvent"><text:span text:style-name="T46">org.zkoss.zk.ui.event.InputEvent</text:span></text:a></text:p>
            <text:p text:style-name="P167"><text:span text:style-name="T3">Description:</text:span> </text:p>
            <text:p text:style-name="P167">Denotes the content of an input component has been modified by the user.</text:p>
          </table:table-cell>
        </table:table-row>
        <table:table-row>
          <table:table-cell table:style-name="Table120.A2" office:value-type="string">
            <text:p text:style-name="P62"><text:span text:style-name="Source_20_Text">onChanging</text:span></text:p>
          </table:table-cell>
          <table:table-cell table:style-name="Table120.B2" office:value-type="string">
            <text:p text:style-name="P80"><text:a xlink:type="simple" xlink:href="#InputEvent"><text:span text:style-name="T46">org.zkoss.zk.ui.event.InputEvent</text:span></text:a></text:p>
            <text:p text:style-name="P168">Description: </text:p>
            <text:p text:style-name="P169">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120.A2" office:value-type="string">
            <text:p text:style-name="P62"><text:span text:style-name="Source_20_Text">onSelection</text:span></text:p>
          </table:table-cell>
          <table:table-cell table:style-name="Table120.B2" office:value-type="string">
            <text:p text:style-name="P80"><text:a xlink:type="simple" xlink:href="#SelectionEvent"><text:span text:style-name="Source_20_Text">org.zkoss.zk.ui.event.SelectionEvent</text:span></text:a></text:p>
            <text:p text:style-name="P168">Description: </text:p>
            <text:p text:style-name="P167"><text:span text:style-name="T67">Denotes that user is selecting a portion of the text of an input component. You can retrieve the start and end position of the selected text by use of the </text:span><text:span text:style-name="T41">getStart</text:span><text:span text:style-name="T67"> and </text:span><text:span text:style-name="T41">getEnd</text:span><text:span text:style-name="T67"> methods.</text:span><text:span text:style-name="T3"> </text:span></text:p>
          </table:table-cell>
        </table:table-row>
        <table:table-row>
          <table:table-cell table:style-name="Table120.A2" office:value-type="string">
            <text:p text:style-name="P62"><text:span text:style-name="Source_20_Text">onFocus</text:span></text:p>
          </table:table-cell>
          <table:table-cell table:style-name="Table120.B2" office:value-type="string">
            <text:p text:style-name="P80"><text:a xlink:type="simple" xlink:href="#Event"><text:span text:style-name="Source_20_Text">org.zkoss.zk.ui.event.Event</text:span></text:a></text:p>
            <text:p text:style-name="P168">Description: </text:p>
            <text:p text:style-name="P169">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120.A2" office:value-type="string">
            <text:p text:style-name="P62"><text:span text:style-name="Source_20_Text">onBlur</text:span></text:p>
          </table:table-cell>
          <table:table-cell table:style-name="Table120.B2" office:value-type="string">
            <text:p text:style-name="P80"><text:a xlink:type="simple" xlink:href="#Event"><text:span text:style-name="Source_20_Text">org.zkoss.zk.ui.event.Event</text:span></text:a></text:p>
            <text:p text:style-name="P168">Description: </text:p>
            <text:p text:style-name="P169">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120.A2" office:value-type="string">
            <text:p text:style-name="P62"><text:span text:style-name="Source_20_Text">onCreate</text:span></text:p>
          </table:table-cell>
          <table:table-cell table:style-name="Table120.B2" office:value-type="string">
            <text:p text:style-name="P80"><text:a xlink:type="simple" xlink:href="#CreateEvent"><text:span text:style-name="Source_20_Text">org.zkoss.ui.zk.ui.event.CreateEvent</text:span></text:a></text:p>
            <text:p text:style-name="P168">Description: </text:p>
            <text:p text:style-name="P169">Denotes a component is created when rendering a ZUML page.</text:p>
          </table:table-cell>
        </table:table-row>
        <table:table-row>
          <table:table-cell table:style-name="Table120.A2" office:value-type="string">
            <text:p text:style-name="P62"><text:span text:style-name="Source_20_Text">onDrop</text:span></text:p>
          </table:table-cell>
          <table:table-cell table:style-name="Table120.B2" office:value-type="string">
            <text:p text:style-name="P80"><text:a xlink:type="simple" xlink:href="#DropEvent"><text:span text:style-name="Source_20_Text">org.zkoss.ui.zk.ui.event.DropEvent</text:span></text:a></text:p>
            <text:p text:style-name="P168">Description: </text:p>
            <text:p text:style-name="P169">Denotes another component is dropped to the component that receives this event.</text:p>
          </table:table-cell>
        </table:table-row>
      </table:table>
      <text:h text:style-name="P79" text:outline-level="4">Properties</text:h>
      <table:table table:name="Table121" table:style-name="Table121">
        <table:table-column table:style-name="Table121.A"/>
        <table:table-column table:style-name="Table121.B"/>
        <table:table-column table:style-name="Table121.C"/>
        <table:table-header-rows>
          <table:table-row>
            <table:table-cell table:style-name="Table121.A1" office:value-type="string">
              <text:p text:style-name="P67">Property</text:p>
            </table:table-cell>
            <table:table-cell table:style-name="Table121.A1" office:value-type="string">
              <text:p text:style-name="P67">Description</text:p>
            </table:table-cell>
            <table:table-cell table:style-name="Table121.C1" office:value-type="string">
              <text:p text:style-name="P67">Return Data Type</text:p>
            </table:table-cell>
          </table:table-row>
        </table:table-header-rows>
        <table:table-row table:style-name="Table121.2">
          <table:table-cell table:style-name="Table121.A2" office:value-type="string">
            <text:p text:style-name="P60"><text:span text:style-name="Source_20_Text">val</text:span><text:span text:style-name="T37">ue</text:span></text:p>
          </table:table-cell>
          <table:table-cell table:style-name="Table121.B2" office:value-type="string">
            <text:p text:style-name="P72">Sets the text value. </text:p>
          </table:table-cell>
          <table:table-cell table:style-name="Table121.C2" office:value-type="string">
            <text:p text:style-name="P60"><text:span text:style-name="Source_20_Text">Integer</text:span></text:p>
          </table:table-cell>
        </table:table-row>
      </table:table>
      <text:p text:style-name="P66"/>
      <text:h text:style-name="P79" text:outline-level="4">Methods</text:h>
      <text:p text:style-name="P89">*NONE</text:p>
      <text:h text:style-name="P79" text:outline-level="4">Inherited From </text:h>
      <table:table table:name="Table122" table:style-name="Table122">
        <table:table-column table:style-name="Table122.A"/>
        <table:table-header-rows>
          <table:table-row>
            <table:table-cell table:style-name="Table122.A1" office:value-type="string">
              <text:p text:style-name="P67">Inherited From</text:p>
            </table:table-cell>
          </table:table-row>
        </table:table-header-rows>
        <table:table-row>
          <table:table-cell table:style-name="Table122.A2" office:value-type="string">
            <text:p text:style-name="P90"><text:a xlink:type="simple" xlink:href="#NumberInputElement"><text:span text:style-name="Source_20_Text">org.zkoss.zul.NumberInputElement</text:span></text:a></text:p>
          </table:table-cell>
        </table:table-row>
        <table:table-row>
          <table:table-cell table:style-name="Table122.A2" office:value-type="string">
            <text:p text:style-name="P90"><text:a xlink:type="simple" xlink:href="#FormatInputElement"><text:span text:style-name="Source_20_Text">org.zkoss.zul.FormatInputElement</text:span></text:a></text:p>
          </table:table-cell>
        </table:table-row>
        <table:table-row>
          <table:table-cell table:style-name="Table122.A2" office:value-type="string">
            <text:p text:style-name="P90"><text:a xlink:type="simple" xlink:href="#InputElement"><text:span text:style-name="Source_20_Text">org.zkoss.zul.InputElement</text:span></text:a></text:p>
          </table:table-cell>
        </table:table-row>
        <table:table-row>
          <table:table-cell table:style-name="Table122.A2" office:value-type="string">
            <text:p text:style-name="P90"><text:a xlink:type="simple" xlink:href="#XulElement"><text:span text:style-name="Source_20_Text">org.zkoss.zul.imp.XulElement</text:span></text:a></text:p>
          </table:table-cell>
        </table:table-row>
        <table:table-row table:style-name="Table122.6">
          <table:table-cell table:style-name="Table122.A2" office:value-type="string">
            <text:p text:style-name="P90"><text:s/><text:a xlink:type="simple" xlink:href="#HtmlBasedComponent"><text:span text:style-name="Source_20_Text">org.zkoss.zk.ui.HtmlBasedComponent</text:span></text:a> </text:p>
          </table:table-cell>
        </table:table-row>
        <table:table-row table:style-name="Table122.6">
          <table:table-cell table:style-name="Table122.A2" office:value-type="string">
            <text:p text:style-name="P90"><text:s/><text:a xlink:type="simple" xlink:href="#AbstractComponent"><text:span text:style-name="Source_20_Text">org.zkoss.zk.ui.AbstractComponent </text:span></text:a></text:p>
          </table:table-cell>
        </table:table-row>
      </table:table>
      <text:p text:style-name="P71"/>
      <text:h text:style-name="Heading_20_3" text:outline-level="3"><text:bookmark-start text:name="Label"/>Label<text:bookmark-end text:name="Label"/></text:h>
      <text:p text:style-name="Text_20_body_20_indent">A label component represents a piece of text.</text:p>
      <text:p text:style-name="P96"><draw:frame draw:style-name="fr2" draw:name="graphics123" text:anchor-type="paragraph" svg:width="8.278cm" svg:height="4.89cm" draw:z-index="24"><draw:image xlink:href="../images/label.png" xlink:type="simple" xlink:show="embed" xlink:actuate="onLoad"/></draw:frame></text:p>
      <text:p text:style-name="Code_20_Indent_20_2"><text:span text:style-name="Source_20_Text">&lt;window title="Label Demo" &gt;</text:span></text:p>
      <text:p text:style-name="Code_20_Indent_20_2"><text:span text:style-name="Source_20_Text">&lt;grid&gt;</text:span></text:p>
      <text:p text:style-name="Code_20_Indent_20_2"><text:span text:style-name="Source_20_Text"><text:tab/>&lt;rows&gt;</text:span></text:p>
      <text:p text:style-name="Code_20_Indent_20_2"><text:span text:style-name="Source_20_Text"><text:tab/><text:tab/>&lt;row&gt;Label(normal): &lt;label id="lb1"/&gt;&lt;/row&gt;</text:span></text:p>
      <text:p text:style-name="Code_20_Indent_20_2"><text:span text:style-name="Source_20_Text"><text:tab/><text:tab/>&lt;row&gt;Label(color): &lt;label id="lb2" style="color:red"/&gt;&lt;/row&gt;</text:span></text:p>
      <text:p text:style-name="Code_20_Indent_20_2"><text:span text:style-name="Source_20_Text"><text:tab/><text:tab/>&lt;row&gt;Label(font): &lt;label id="lb3" style="font-weight:bold"/&gt;&lt;/row&gt;</text:span></text:p>
      <text:p text:style-name="Code_20_Indent_20_2"><text:span text:style-name="Source_20_Text"><text:tab/><text:tab/>&lt;row&gt;Label(size): &lt;label id="lb4" style="font-size:14pt"/&gt;&lt;/row&gt;</text:span></text:p>
      <text:p text:style-name="Code_20_Indent_20_2"><text:span text:style-name="Source_20_Text"><text:tab/><text:tab/>&lt;row&gt;Label(maxlength): &lt;label id="lb5" maxlength="5"/&gt;&lt;/row&gt;</text:span></text:p>
      <text:p text:style-name="Code_20_Indent_20_2"><text:span text:style-name="Source_20_Text"><text:tab/><text:tab/>&lt;row&gt;Label(pre): &lt;label id="lb6" pre="true"/&gt;&lt;/row&gt;</text:span></text:p>
      <text:p text:style-name="Code_20_Indent_20_2"><text:span text:style-name="Source_20_Text"><text:tab/><text:tab/>&lt;row&gt;input:</text:span></text:p>
      <text:p text:style-name="Code_20_Indent_20_2"><text:span text:style-name="Source_20_Text"><text:tab/><text:tab/><text:tab/>&lt;textbox id="txt" rows="2"&gt;&lt;attribute name="onChange"&gt;</text:span></text:p>
      <text:p text:style-name="Code_20_Indent_20_2"><text:span text:style-name="Source_20_Text"><text:tab/><text:tab/><text:tab/><text:tab/><text:tab/>lb1.value=self.value;</text:span></text:p>
      <text:p text:style-name="Code_20_Indent_20_2"><text:span text:style-name="Source_20_Text"><text:tab/><text:tab/><text:tab/><text:tab/><text:tab/>lb2.value=self.value;</text:span></text:p>
      <text:p text:style-name="Code_20_Indent_20_2"><text:span text:style-name="Source_20_Text"><text:tab/><text:tab/><text:tab/><text:tab/><text:tab/>lb3.value=self.value;</text:span></text:p>
      <text:p text:style-name="Code_20_Indent_20_2"><text:span text:style-name="Source_20_Text"><text:tab/><text:tab/><text:tab/><text:tab/><text:tab/>lb4.value=self.value;</text:span></text:p>
      <text:p text:style-name="Code_20_Indent_20_2"><text:span text:style-name="Source_20_Text"><text:tab/><text:tab/><text:tab/><text:tab/><text:tab/>lb5.value=self.value;</text:span></text:p>
      <text:p text:style-name="Code_20_Indent_20_2"><text:span text:style-name="Source_20_Text"><text:tab/><text:tab/><text:tab/><text:tab/><text:tab/>lb6.value=self.value;</text:span></text:p>
      <text:p text:style-name="Code_20_Indent_20_2"><text:span text:style-name="Source_20_Text"><text:tab/><text:tab/><text:tab/>&lt;/attribute&gt;&lt;/textbox&gt;</text:span></text:p>
      <text:p text:style-name="Code_20_Indent_20_2"><text:span text:style-name="Source_20_Text"><text:tab/><text:tab/>&lt;/row&gt;</text:span></text:p>
      <text:p text:style-name="Code_20_Indent_20_2"><text:span text:style-name="Source_20_Text"><text:tab/>&lt;/rows&gt;</text:span></text:p>
      <text:p text:style-name="Code_20_Indent_20_2"><text:span text:style-name="Source_20_Text">&lt;/grid&gt;</text:span></text:p>
      <text:p text:style-name="Code_20_Indent_20_2"><text:span text:style-name="Source_20_Text">&lt;/window&gt;</text:span></text:p>
      <text:p text:style-name="P163"/>
      <text:p text:style-name="Text_20_body_20_indent">You can control how a label is displayed with the <text:span text:style-name="Source_20_Text">style</text:span>, <text:span text:style-name="Source_20_Text">pre</text:span> and <text:span text:style-name="Source_20_Text">maxlength</text:span> Properties. </text:p>
      <text:p text:style-name="Text_20_body_20_indent">For example, if you specify <text:span text:style-name="Source_20_Text">pre</text:span> to be <text:span text:style-name="Source_20_Text">true</text:span>, all white spaces, such as new line, space and tab, are preserved.</text:p>
      <text:p text:style-name="P164"/>
      <text:h text:style-name="P77" text:outline-level="4">Class Name</text:h>
      <text:p text:style-name="P58"><text:span text:style-name="T39">org.zkoss.zul.Label</text:span></text:p>
      <text:h text:style-name="P79" text:outline-level="4">Supported Child Components</text:h>
      <text:p text:style-name="P129"><text:span text:style-name="T48">*NONE</text:span> </text:p>
      <text:h text:style-name="P79" text:outline-level="4">Supported Events</text:h>
      <text:p text:style-name="Text_20_body_20_indent_20_2"><text:span text:style-name="T48">*NONE</text:span> </text:p>
      <text:h text:style-name="P85" text:outline-level="4">Properties</text:h>
      <table:table table:name="Table123" table:style-name="Table123">
        <table:table-column table:style-name="Table123.A"/>
        <table:table-column table:style-name="Table123.B"/>
        <table:table-column table:style-name="Table123.C"/>
        <table:table-header-rows>
          <table:table-row>
            <table:table-cell table:style-name="Table123.A1" office:value-type="string">
              <text:p text:style-name="P67">Property</text:p>
            </table:table-cell>
            <table:table-cell table:style-name="Table123.A1" office:value-type="string">
              <text:p text:style-name="P67">Description</text:p>
            </table:table-cell>
            <table:table-cell table:style-name="Table123.C1" office:value-type="string">
              <text:p text:style-name="P67">Data Type</text:p>
            </table:table-cell>
          </table:table-row>
        </table:table-header-rows>
        <table:table-row>
          <table:table-cell table:style-name="Table123.A2" office:value-type="string">
            <text:p text:style-name="P60"><text:span text:style-name="Source_20_Text">value</text:span></text:p>
          </table:table-cell>
          <table:table-cell table:style-name="Table123.A2" office:value-type="string">
            <text:p text:style-name="P130">The <text:span text:style-name="Source_20_Text">String</text:span> value denote this label.</text:p>
          </table:table-cell>
          <table:table-cell table:style-name="Table123.C2" office:value-type="string">
            <text:p text:style-name="P60"><text:span text:style-name="Source_20_Text">String</text:span></text:p>
          </table:table-cell>
        </table:table-row>
        <table:table-row>
          <table:table-cell table:style-name="Table123.A2" office:value-type="string">
            <text:p text:style-name="P60"><text:span text:style-name="Source_20_Text">pre</text:span></text:p>
          </table:table-cell>
          <table:table-cell table:style-name="Table123.A2" office:value-type="string">
            <text:p text:style-name="P130">If true, all white spaces, such as new line, space and tab, are preserved.</text:p>
          </table:table-cell>
          <table:table-cell table:style-name="Table123.C2" office:value-type="string">
            <text:p text:style-name="P60"><text:span text:style-name="Source_20_Text">boolean</text:span></text:p>
          </table:table-cell>
        </table:table-row>
        <table:table-row>
          <table:table-cell table:style-name="Table123.A2" office:value-type="string">
            <text:p text:style-name="P170"><text:span text:style-name="Source_20_Text">maxlength</text:span></text:p>
          </table:table-cell>
          <table:table-cell table:style-name="Table123.A2" office:value-type="string">
            <text:p text:style-name="P130">Truncated the characters that exceeds the specified</text:p>
          </table:table-cell>
          <table:table-cell table:style-name="Table123.C2" office:value-type="string">
            <text:p text:style-name="P60"><text:span text:style-name="Source_20_Text">Positive Int</text:span><text:span text:style-name="T37">eger</text:span></text:p>
          </table:table-cell>
        </table:table-row>
      </table:table>
      <text:p text:style-name="P66"/>
      <text:h text:style-name="P79" text:outline-level="4">Methods</text:h>
      <table:table table:name="Table124" table:style-name="Table124">
        <table:table-column table:style-name="Table124.A"/>
        <table:table-column table:style-name="Table124.B"/>
        <table:table-column table:style-name="Table124.C"/>
        <table:table-header-rows>
          <table:table-row>
            <table:table-cell table:style-name="Table124.A1" office:value-type="string">
              <text:p text:style-name="Table_20_Heading">Name</text:p>
            </table:table-cell>
            <table:table-cell table:style-name="Table124.A1" office:value-type="string">
              <text:p text:style-name="Table_20_Heading">Description</text:p>
            </table:table-cell>
            <table:table-cell table:style-name="Table124.C1" office:value-type="string">
              <text:p text:style-name="Table_20_Heading">Return Data Type</text:p>
            </table:table-cell>
          </table:table-row>
        </table:table-header-rows>
        <table:table-row>
          <table:table-cell table:style-name="Table124.A2" office:value-type="string">
            <text:p text:style-name="Table_20_Contents"><text:span text:style-name="Source_20_Text">IsChildable</text:span></text:p>
          </table:table-cell>
          <table:table-cell table:style-name="Table124.A2" office:value-type="string">
            <text:p text:style-name="Table_20_Contents">Determines whether it accepts child components</text:p>
            <text:p text:style-name="Table_20_Contents"><text:span text:style-name="T3">Note:</text:span> No child is allowed. </text:p>
          </table:table-cell>
          <table:table-cell table:style-name="Table124.C2" office:value-type="string">
            <text:p text:style-name="Table_20_Contents"><text:span text:style-name="Source_20_Text">Boolean</text:span></text:p>
          </table:table-cell>
        </table:table-row>
      </table:table>
      <text:h text:style-name="Heading_20_4" text:outline-level="4"/>
      <text:h text:style-name="P79" text:outline-level="4">Inherited From </text:h>
      <table:table table:name="Table125" table:style-name="Table125">
        <table:table-column table:style-name="Table125.A"/>
        <table:table-header-rows>
          <table:table-row>
            <table:table-cell table:style-name="Table125.A1" office:value-type="string">
              <text:p text:style-name="P67">Inherited From</text:p>
            </table:table-cell>
          </table:table-row>
        </table:table-header-rows>
        <table:table-row>
          <table:table-cell table:style-name="Table125.A2" office:value-type="string">
            <text:p text:style-name="P76"><text:a xlink:type="simple" xlink:href="#XulElement">org.zkoss.zul.impl.XulElement</text:a></text:p>
          </table:table-cell>
        </table:table-row>
        <table:table-row table:style-name="Table125.3">
          <table:table-cell table:style-name="Table125.A2" office:value-type="string">
            <text:p text:style-name="P76"><text:a xlink:type="simple" xlink:href="#HtmlBasedComponent">org.zkoss.zk.ui.HtmlBasedComponent</text:a> </text:p>
          </table:table-cell>
        </table:table-row>
        <table:table-row table:style-name="Table125.3">
          <table:table-cell table:style-name="Table125.A2" office:value-type="string">
            <text:p text:style-name="P76"><text:a xlink:type="simple" xlink:href="#AbstractComponent">org.zkoss.zk.ui.AbstractComponent </text:a></text:p>
          </table:table-cell>
        </table:table-row>
      </table:table>
      <text:p text:style-name="P71"/>
      <text:h text:style-name="Heading_20_3" text:outline-level="3"><text:bookmark-start text:name="Listbox"/>Listbox<text:bookmark-end text:name="Listbox"/></text:h>
      <text:p text:style-name="Text_20_body_20_indent_20_2">Components: <text:span text:style-name="Source_20_Text">listbox, listitem, listcell, listhead</text:span> and <text:span text:style-name="Source_20_Text">listheader</text:span>.</text:p>
      <text:p text:style-name="Text_20_body_20_indent_20_2">A list box is used to display a number of items in a list. The user may select an item from the list.</text:p>
      <text:p text:style-name="P57"><draw:frame draw:style-name="fr2" draw:name="graphics124" text:anchor-type="paragraph" svg:width="8.407cm" svg:height="4.445cm" draw:z-index="25"><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p text:style-name="Text_20_body_20_indent_20_2">Listbox has two molds: <text:span text:style-name="Source_20_Text">default</text:span> and <text:span text:style-name="Source_20_Text">select</text:span>. If the select mold is used, the HTML's SELECT tag is generated instead.</text:p>
      <text:h text:style-name="P77" text:outline-level="4"/>
      <text:h text:style-name="P77" text:outline-level="4">Class Name</text:h>
      <text:p text:style-name="P58"><text:span text:style-name="T33">org.zkoss.zul.Listbox</text:span></text:p>
      <text:h text:style-name="P79" text:outline-level="4">Supported Child Components</text:h>
      <text:p text:style-name="Text_20_body_20_indent_20_2"><text:a xlink:type="simple" xlink:href="#Listitem">Listitem</text:a> <text:a xlink:type="simple" xlink:href="#Listhead">Listhead</text:a> <text:a xlink:type="simple" xlink:href="#Listfoot">Listfoot</text:a></text:p>
      <text:h text:style-name="P79" text:outline-level="4">Supported Events</text:h>
      <text:h text:style-name="P99" text:outline-level="4"/>
      <table:table table:name="Table126" table:style-name="Table126">
        <table:table-column table:style-name="Table126.A"/>
        <table:table-column table:style-name="Table126.B"/>
        <table:table-header-rows>
          <table:table-row>
            <table:table-cell table:style-name="Table126.A1" office:value-type="string">
              <text:p text:style-name="P67">Name</text:p>
            </table:table-cell>
            <table:table-cell table:style-name="Table126.B1" office:value-type="string">
              <text:p text:style-name="P67">Event Type</text:p>
            </table:table-cell>
          </table:table-row>
        </table:table-header-rows>
        <table:table-row>
          <table:table-cell table:style-name="Table126.A2" office:value-type="string">
            <text:p text:style-name="P62"><text:span text:style-name="Source_20_Text">onPaging</text:span></text:p>
          </table:table-cell>
          <table:table-cell table:style-name="Table126.B2" office:value-type="string">
            <text:p text:style-name="P80"><text:a xlink:type="simple" xlink:href="#PagingEvent"><text:span text:style-name="T46">org.zkoss.zul.event.PagingEvent</text:span></text:a></text:p>
            <text:p text:style-name="P80"><text:span text:style-name="T49">Description:</text:span><text:span text:style-name="T41"> Notifies one of the pages of a multi-page component is</text:span></text:p>
            <text:p text:style-name="P80"><text:span text:style-name="T41">selected by the user. </text:span></text:p>
          </table:table-cell>
        </table:table-row>
      </table:table>
      <text:h text:style-name="P85" text:outline-level="4">Properties</text:h>
      <table:table table:name="Table127" table:style-name="Table127">
        <table:table-column table:style-name="Table127.A"/>
        <table:table-column table:style-name="Table127.B"/>
        <table:table-column table:style-name="Table127.C"/>
        <table:table-column table:style-name="Table127.D"/>
        <table:table-header-rows>
          <table:table-row>
            <table:table-cell table:style-name="Table127.A1" office:value-type="string">
              <text:p text:style-name="P59">Property</text:p>
            </table:table-cell>
            <table:table-cell table:style-name="Table127.A1" office:value-type="string">
              <text:p text:style-name="P59">Description</text:p>
            </table:table-cell>
            <table:table-cell table:style-name="Table127.A1" office:value-type="string">
              <text:p text:style-name="P59">Data Type</text:p>
            </table:table-cell>
            <table:table-cell table:style-name="Table127.D1" office:value-type="string">
              <text:p text:style-name="P59">Default Value</text:p>
            </table:table-cell>
          </table:table-row>
        </table:table-header-rows>
        <table:table-row>
          <table:table-cell table:style-name="Table127.A2" office:value-type="string">
            <text:p text:style-name="P60"><text:span text:style-name="T87">align</text:span></text:p>
          </table:table-cell>
          <table:table-cell table:style-name="Table127.A2" office:value-type="string">
            <text:p text:style-name="P72"><text:span text:style-name="T34">Sets the horizontal alignment of the whole Listbox.</text:span></text:p>
            <text:p text:style-name="P72"><text:span text:style-name="T116">Val</text:span><text:span text:style-name="T117">ue:</text:span><text:span text:style-name="T87"> left|center|right</text:span></text:p>
          </table:table-cell>
          <table:table-cell table:style-name="Table127.A2" office:value-type="string">
            <text:p text:style-name="Standard"><text:span text:style-name="T34">java.lang.String</text:span></text:p>
          </table:table-cell>
          <table:table-cell table:style-name="Table127.D2" office:value-type="string">
            <text:p text:style-name="P62"><text:span text:style-name="T36">&lt;null&gt;</text:span></text:p>
          </table:table-cell>
        </table:table-row>
        <table:table-row>
          <table:table-cell table:style-name="Table127.A2" office:value-type="string">
            <text:p text:style-name="P60"><text:span text:style-name="T34">mod</text:span><text:span text:style-name="T87">el</text:span></text:p>
          </table:table-cell>
          <table:table-cell table:style-name="Table127.A2" office:value-type="string">
            <text:p text:style-name="P72"><text:span text:style-name="T34">Sets the list model associated with this Listbox.</text:span></text:p>
          </table:table-cell>
          <table:table-cell table:style-name="Table127.A2" office:value-type="string">
            <text:p text:style-name="P60"><text:span text:style-name="T34">org.zkoss.zul.ListModel</text:span></text:p>
          </table:table-cell>
          <table:table-cell table:style-name="Table127.D2" office:value-type="string">
            <text:p text:style-name="P62"><text:span text:style-name="T36">&lt;null&gt;</text:span></text:p>
          </table:table-cell>
        </table:table-row>
        <table:table-row>
          <table:table-cell table:style-name="Table127.A2" office:value-type="string">
            <text:p text:style-name="P60"><text:span text:style-name="T34">pageSize</text:span></text:p>
          </table:table-cell>
          <table:table-cell table:style-name="Table127.A2" office:value-type="string">
            <text:p text:style-name="P63">Sets the page size, aka., the number rows per page. </text:p>
            <text:p text:style-name="P80"><text:span text:style-name="T3">Not</text:span><text:span text:style-name="T4">e: </text:span><text:span text:style-name="T95">Available only the paging mold</text:span></text:p>
          </table:table-cell>
          <table:table-cell table:style-name="Table127.A2" office:value-type="string">
            <text:p text:style-name="P60"><text:span text:style-name="T87">int</text:span></text:p>
          </table:table-cell>
          <table:table-cell table:style-name="Table127.D2" office:value-type="string">
            <text:p text:style-name="P60"><text:span text:style-name="T34">&lt;null&gt;</text:span></text:p>
          </table:table-cell>
        </table:table-row>
        <table:table-row table:style-name="Table127.5">
          <table:table-cell table:style-name="Table127.A2" office:value-type="string">
            <text:p text:style-name="P60"><text:span text:style-name="T34">paginal</text:span></text:p>
          </table:table-cell>
          <table:table-cell table:style-name="Table127.B5" office:value-type="string">
            <text:p text:style-name="P64"/>
          </table:table-cell>
          <table:table-cell table:style-name="Table127.A2" office:value-type="string">
            <text:p text:style-name="P60"><text:span text:style-name="T34">org.zkoss.zul.ext.Paginal</text:span></text:p>
          </table:table-cell>
          <table:table-cell table:style-name="Table127.D2" office:value-type="string">
            <text:p text:style-name="P65"><text:span text:style-name="Source_20_Text">&lt;null&gt;</text:span></text:p>
          </table:table-cell>
        </table:table-row>
        <table:table-row table:style-name="Table127.5">
          <table:table-cell table:style-name="Table127.A2" office:value-type="string">
            <text:p text:style-name="P60"><text:span text:style-name="T34">pre</text:span><text:span text:style-name="T87">loadSize</text:span></text:p>
          </table:table-cell>
          <table:table-cell table:style-name="Table127.B5" office:value-type="string">
            <text:p text:style-name="P80"><text:span text:style-name="T36">Sets the number of rows to preload when receiving the rendering request from the client. </text:span></text:p>
          </table:table-cell>
          <table:table-cell table:style-name="Table127.A2" office:value-type="string">
            <text:p text:style-name="P60"><text:span text:style-name="T34">int</text:span></text:p>
          </table:table-cell>
          <table:table-cell table:style-name="Table127.D2" office:value-type="string">
            <text:p text:style-name="P62"><text:span text:style-name="T36">7</text:span></text:p>
          </table:table-cell>
        </table:table-row>
        <table:table-row table:style-name="Table127.5">
          <table:table-cell table:style-name="Table127.A2" office:value-type="string">
            <text:p text:style-name="P60"><text:span text:style-name="T34">itemRenderer</text:span></text:p>
          </table:table-cell>
          <table:table-cell table:style-name="Table127.B5" office:value-type="string">
            <text:p text:style-name="P64">Sets the renderer which is used to render each <text:span text:style-name="Source_20_Text">Listitem</text:span> if getModel() is not null.</text:p>
          </table:table-cell>
          <table:table-cell table:style-name="Table127.A2" office:value-type="string">
            <text:p text:style-name="P60"><text:span text:style-name="T34">org</text:span><text:span text:style-name="T87">.zkoss.zul.RowRenderer</text:span></text:p>
          </table:table-cell>
          <table:table-cell table:style-name="Table127.D2" office:value-type="string">
            <text:p text:style-name="P83"><text:span text:style-name="Source_20_Text">&lt;null&gt;</text:span></text:p>
          </table:table-cell>
        </table:table-row>
        <table:table-row table:style-name="Table127.5">
          <table:table-cell table:style-name="Table127.A2" office:value-type="string">
            <text:p text:style-name="P60"><text:span text:style-name="T87">maxlength</text:span></text:p>
          </table:table-cell>
          <table:table-cell table:style-name="Table127.B5" office:value-type="string">
            <text:p text:style-name="P171">the maximal length of each item's label.</text:p>
          </table:table-cell>
          <table:table-cell table:style-name="Table127.A2" office:value-type="string">
            <text:p text:style-name="P60"><text:span text:style-name="T34">int</text:span></text:p>
          </table:table-cell>
          <table:table-cell table:style-name="Table127.D2" office:value-type="string">
            <text:p text:style-name="P62"><text:span text:style-name="T36">0(no effect)</text:span></text:p>
          </table:table-cell>
        </table:table-row>
        <table:table-row table:style-name="Table127.5">
          <table:table-cell table:style-name="Table127.A2" office:value-type="string">
            <text:p text:style-name="P60"><text:span text:style-name="T87">multiple</text:span></text:p>
          </table:table-cell>
          <table:table-cell table:style-name="Table127.B5" office:value-type="string">
            <text:p text:style-name="P171">Is multiple selections are allowed.</text:p>
          </table:table-cell>
          <table:table-cell table:style-name="Table127.A2" office:value-type="string">
            <text:p text:style-name="P60"><text:span text:style-name="T34">boolean</text:span></text:p>
          </table:table-cell>
          <table:table-cell table:style-name="Table127.D2" office:value-type="string">
            <text:p text:style-name="P62"><text:span text:style-name="T36">false</text:span></text:p>
          </table:table-cell>
        </table:table-row>
        <table:table-row table:style-name="Table127.5">
          <table:table-cell table:style-name="Table127.A2" office:value-type="string">
            <text:p text:style-name="P60"><text:span text:style-name="Source_20_Text">checkmark</text:span></text:p>
          </table:table-cell>
          <table:table-cell table:style-name="Table127.B5" office:value-type="string">
            <text:p text:style-name="P80">Is the check mark shall be displayed in front of each item.</text:p>
          </table:table-cell>
          <table:table-cell table:style-name="Table127.A2" office:value-type="string">
            <text:p text:style-name="P60"><text:span text:style-name="Source_20_Text">boolean</text:span></text:p>
          </table:table-cell>
          <table:table-cell table:style-name="Table127.D2" office:value-type="string">
            <text:p text:style-name="P62"><text:span text:style-name="Source_20_Text">false</text:span></text:p>
          </table:table-cell>
        </table:table-row>
        <table:table-row table:style-name="Table127.5">
          <table:table-cell table:style-name="Table127.A2" office:value-type="string">
            <text:p text:style-name="P60"><text:span text:style-name="Source_20_Text">disable</text:span></text:p>
          </table:table-cell>
          <table:table-cell table:style-name="Table127.B5" office:value-type="string">
            <text:p text:style-name="P80">Is this <text:span text:style-name="Source_20_Text">Listbox</text:span> is disabled.</text:p>
          </table:table-cell>
          <table:table-cell table:style-name="Table127.A2" office:value-type="string">
            <text:p text:style-name="P60"><text:span text:style-name="Source_20_Text">boolean</text:span></text:p>
          </table:table-cell>
          <table:table-cell table:style-name="Table127.D2" office:value-type="string">
            <text:p text:style-name="P62"><text:span text:style-name="Source_20_Text">false</text:span></text:p>
          </table:table-cell>
        </table:table-row>
        <table:table-row table:style-name="Table127.5">
          <table:table-cell table:style-name="Table127.A2" office:value-type="string">
            <text:p text:style-name="P60"><text:span text:style-name="Source_20_Text">vflex</text:span></text:p>
          </table:table-cell>
          <table:table-cell table:style-name="Table127.B5" office:value-type="string">
            <text:p text:style-name="P80">To grow and shrink vertical to fit their given space, so called vertial flexibility.</text:p>
          </table:table-cell>
          <table:table-cell table:style-name="Table127.A2" office:value-type="string">
            <text:p text:style-name="P60"><text:span text:style-name="Source_20_Text">boolean</text:span></text:p>
          </table:table-cell>
          <table:table-cell table:style-name="Table127.D2" office:value-type="string">
            <text:p text:style-name="P62"><text:span text:style-name="Source_20_Text">false</text:span></text:p>
          </table:table-cell>
        </table:table-row>
      </table:table>
      <text:p text:style-name="P66"/>
      <text:h text:style-name="P79" text:outline-level="4">Methods</text:h>
      <table:table table:name="Table128" table:style-name="Table128">
        <table:table-column table:style-name="Table128.A"/>
        <table:table-column table:style-name="Table128.B"/>
        <table:table-header-rows>
          <table:table-row>
            <table:table-cell table:style-name="Table128.A1" office:value-type="string">
              <text:p text:style-name="Table_20_Heading">Name</text:p>
            </table:table-cell>
            <table:table-cell table:style-name="Table128.B1" office:value-type="string">
              <text:p text:style-name="Table_20_Heading">Description</text:p>
            </table:table-cell>
          </table:table-row>
        </table:table-header-rows>
        <table:table-row>
          <table:table-cell table:style-name="Table128.A2" office:value-type="string">
            <text:p text:style-name="Table_20_Contents"><text:span text:style-name="Source_20_Text">clone()</text:span></text:p>
          </table:table-cell>
          <table:table-cell table:style-name="Table128.B2" office:value-type="string">
            <text:p text:style-name="Table_20_Contents"/>
          </table:table-cell>
        </table:table-row>
        <table:table-row table:style-name="Table128.3">
          <table:table-cell table:style-name="Table128.A2" office:value-type="string">
            <text:p text:style-name="Table_20_Contents"><text:span text:style-name="Source_20_Text">getIndexOfItem(Listitem)</text:span></text:p>
          </table:table-cell>
          <table:table-cell table:style-name="Table128.B2" office:value-type="string">
            <text:p text:style-name="Table_20_Contents">Returns the index of the specified item, or -1 if not found.</text:p>
          </table:table-cell>
        </table:table-row>
        <table:table-row table:style-name="Table128.3">
          <table:table-cell table:style-name="Table128.A2" office:value-type="string">
            <text:p text:style-name="Table_20_Contents"><text:span text:style-name="Source_20_Text">ClearSelection()</text:span></text:p>
          </table:table-cell>
          <table:table-cell table:style-name="Table128.B2" office:value-type="string">
            <text:p text:style-name="Table_20_Contents">Clears the selection.</text:p>
          </table:table-cell>
        </table:table-row>
        <table:table-row>
          <table:table-cell table:style-name="Table128.A2" office:value-type="string">
            <text:p text:style-name="Table_20_Contents"><text:span text:style-name="Source_20_Text">addItemToSelection(Listitem) </text:span></text:p>
          </table:table-cell>
          <table:table-cell table:style-name="Table128.B2" office:value-type="string">
            <text:p text:style-name="P134">Selects the given item, without deselecting any other items that are already selected..</text:p>
          </table:table-cell>
        </table:table-row>
        <table:table-row>
          <table:table-cell table:style-name="Table128.A2" office:value-type="string">
            <text:p text:style-name="Table_20_Contents"><text:span text:style-name="Source_20_Text">appendItem(String,String) </text:span></text:p>
          </table:table-cell>
          <table:table-cell table:style-name="Table128.B2" office:value-type="string">
            <text:p text:style-name="P134">Appends an item.</text:p>
          </table:table-cell>
        </table:table-row>
        <table:table-row>
          <table:table-cell table:style-name="Table128.A2" office:value-type="string">
            <text:p text:style-name="Table_20_Contents"><text:span text:style-name="Source_20_Text">getItemAtIndex(int)</text:span></text:p>
          </table:table-cell>
          <table:table-cell table:style-name="Table128.B2" office:value-type="string">
            <text:p text:style-name="P134">Returns the item at the specified index.</text:p>
          </table:table-cell>
        </table:table-row>
        <table:table-row>
          <table:table-cell table:style-name="Table128.A2" office:value-type="string">
            <text:p text:style-name="Table_20_Contents"><text:span text:style-name="Source_20_Text">getSelectedIndex()</text:span></text:p>
          </table:table-cell>
          <table:table-cell table:style-name="Table128.B2" office:value-type="string">
            <text:p text:style-name="Table_20_Contents">Returns the index of the selected item (-1 if no one is selected).</text:p>
          </table:table-cell>
        </table:table-row>
        <table:table-row>
          <table:table-cell table:style-name="Table128.A2" office:value-type="string">
            <text:p text:style-name="Table_20_Contents"><text:span text:style-name="Source_20_Text">setSelectedIndex(int)</text:span></text:p>
          </table:table-cell>
          <table:table-cell table:style-name="Table128.B2" office:value-type="string">
            <text:p text:style-name="Table_20_Contents">Deselects all of the currently selected items and selects the item with the given index.</text:p>
          </table:table-cell>
        </table:table-row>
        <table:table-row>
          <table:table-cell table:style-name="Table128.A2" office:value-type="string">
            <text:p text:style-name="Table_20_Contents"><text:span text:style-name="Source_20_Text">GetItemCount()</text:span></text:p>
          </table:table-cell>
          <table:table-cell table:style-name="Table128.B2" office:value-type="string">
            <text:p text:style-name="P134">Returns the number of items.</text:p>
          </table:table-cell>
        </table:table-row>
        <table:table-row>
          <table:table-cell table:style-name="Table128.A2" office:value-type="string">
            <text:p text:style-name="Table_20_Contents"><text:span text:style-name="Source_20_Text">GetListHead()</text:span></text:p>
          </table:table-cell>
          <table:table-cell table:style-name="Table128.B2" office:value-type="string">
            <text:p text:style-name="Table_20_Contents"><text:span text:style-name="T2">Returns </text:span><text:span text:style-name="T37">Listhead</text:span><text:span text:style-name="T2"> belonging to this L</text:span><text:span text:style-name="T37">istbox</text:span><text:span text:style-name="T2">, or null if no list headers at all.</text:span></text:p>
          </table:table-cell>
        </table:table-row>
        <table:table-row>
          <table:table-cell table:style-name="Table128.A2" office:value-type="string">
            <text:p text:style-name="Table_20_Contents"><text:span text:style-name="Source_20_Text">GetListfoot()</text:span></text:p>
          </table:table-cell>
          <table:table-cell table:style-name="Table128.B2" office:value-type="string">
            <text:p text:style-name="Table_20_Contents"><text:span text:style-name="T2">Returns </text:span><text:span text:style-name="T37">Listfoot</text:span><text:span text:style-name="T2"> belonging to this L</text:span><text:span text:style-name="T37">istbox</text:span><text:span text:style-name="T2">, or null if no list footers at all.</text:span></text:p>
          </table:table-cell>
        </table:table-row>
        <table:table-row>
          <table:table-cell table:style-name="Table128.A2" office:value-type="string">
            <text:p text:style-name="Table_20_Contents"><text:span text:style-name="Source_20_Text">getOuterAttrs()</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getPaging()</text:span></text:p>
          </table:table-cell>
          <table:table-cell table:style-name="Table128.B2" office:value-type="string">
            <text:p text:style-name="Table_20_Contents">Returns the child paging controller that is created automatically, or null if mold is not "paging", or the controller is specified externally by setPaginal(org.zkoss.zul.ext.Paginal).</text:p>
          </table:table-cell>
        </table:table-row>
        <table:table-row>
          <table:table-cell table:style-name="Table128.A2" office:value-type="string">
            <text:p text:style-name="Table_20_Contents"><text:span text:style-name="Source_20_Text">Sel</text:span><text:span text:style-name="T37">ectAll()</text:span></text:p>
          </table:table-cell>
          <table:table-cell table:style-name="Table128.B2" office:value-type="string">
            <text:p text:style-name="P134">Select all items.</text:p>
          </table:table-cell>
        </table:table-row>
        <table:table-row>
          <table:table-cell table:style-name="Table128.A2" office:value-type="string">
            <text:p text:style-name="Table_20_Contents"><text:span text:style-name="Source_20_Text">ins</text:span><text:span text:style-name="T37">ertBefore(org.zkoss.zk.ui.Component, 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onInitRender()</text:span></text:p>
          </table:table-cell>
          <table:table-cell table:style-name="Table128.B2" office:value-type="string">
            <text:p text:style-name="Table_20_Contents">Handles a private event, onInitRender. </text:p>
          </table:table-cell>
        </table:table-row>
        <table:table-row>
          <table:table-cell table:style-name="Table128.A2" office:value-type="string">
            <text:p text:style-name="Table_20_Contents"><text:span text:style-name="Source_20_Text">onPaging()</text:span></text:p>
          </table:table-cell>
          <table:table-cell table:style-name="Table128.B2" office:value-type="string">
            <text:p text:style-name="Table_20_Contents">Called when the onPaging event is received (from getPaginal()).</text:p>
          </table:table-cell>
        </table:table-row>
        <table:table-row>
          <table:table-cell table:style-name="Table128.A2" office:value-type="string">
            <text:p text:style-name="Table_20_Contents"><text:span text:style-name="Source_20_Text">removeChild(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All()</text:span></text:p>
          </table:table-cell>
          <table:table-cell table:style-name="Table128.B2" office:value-type="string">
            <text:p text:style-name="Table_20_Contents">Renders all <text:span text:style-name="Source_20_Text">Listitem</text:span> if not loaded yet, with <text:span text:style-name="Source_20_Text">getItemRenderer().</text:span></text:p>
          </table:table-cell>
        </table:table-row>
        <table:table-row>
          <table:table-cell table:style-name="Table128.A2" office:value-type="string">
            <text:p text:style-name="Table_20_Contents"><text:span text:style-name="Source_20_Text">renderItems(java.util.Set)</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Item(Listitem)</text:span></text:p>
          </table:table-cell>
          <table:table-cell table:style-name="Table128.B2" office:value-type="string">
            <text:p text:style-name="Table_20_Contents">Renders the specified Row if not loaded yet, with getRowRenderer().</text:p>
          </table:table-cell>
        </table:table-row>
        <table:table-row>
          <table:table-cell table:style-name="Table128.A2" office:value-type="string">
            <text:p text:style-name="Table_20_Contents"><text:span text:style-name="Source_20_Text">renderItems(java.util.Set) </text:span></text:p>
          </table:table-cell>
          <table:table-cell table:style-name="Table128.B2" office:value-type="string">
            <text:p text:style-name="Table_20_Contents">Renders a set of specified rows.</text:p>
          </table:table-cell>
        </table:table-row>
        <table:table-row>
          <table:table-cell table:style-name="Table128.A2" office:value-type="string">
            <text:p text:style-name="Table_20_Contents"><text:span text:style-name="Source_20_Text">setTabindex(int)</text:span></text:p>
          </table:table-cell>
          <table:table-cell table:style-name="Table128.B2" office:value-type="string">
            <text:p text:style-name="Table_20_Contents">Sets the tab order of this component. </text:p>
            <text:p text:style-name="Table_20_Contents">Currently, only the "select" mold supports this property. </text:p>
          </table:table-cell>
        </table:table-row>
        <table:table-row>
          <table:table-cell table:style-name="Table128.A2" office:value-type="string">
            <text:p text:style-name="Table_20_Contents"><text:span text:style-name="Source_20_Text">getTabindex()</text:span></text:p>
          </table:table-cell>
          <table:table-cell table:style-name="Table128.B2" office:value-type="string">
            <text:p text:style-name="Table_20_Contents">Returns the tab order of this component. </text:p>
            <text:p text:style-name="Table_20_Contents">Currently, only the "select" mold supports this property. </text:p>
            <text:p text:style-name="Table_20_Contents">Default: -1 (means the same as browser's default). </text:p>
          </table:table-cell>
        </table:table-row>
        <table:table-row>
          <table:table-cell table:style-name="Table128.A2" office:value-type="string">
            <text:p text:style-name="Table_20_Contents"><text:span text:style-name="Source_20_Text">setItemRenderer(java.lang.String)</text:span></text:p>
          </table:table-cell>
          <table:table-cell table:style-name="Table128.B2" office:value-type="string">
            <text:p text:style-name="Table_20_Contents">Sets the<text:span text:style-name="T2"> renderer by use of a class name.</text:span></text:p>
          </table:table-cell>
        </table:table-row>
        <table:table-row>
          <table:table-cell table:style-name="Table128.A2" office:value-type="string">
            <text:p text:style-name="Table_20_Contents"><text:span text:style-name="Source_20_Text">toggleItemSelection(Listitem)</text:span></text:p>
          </table:table-cell>
          <table:table-cell table:style-name="Table128.B2" office:value-type="string">
            <text:p text:style-name="Table_20_Contents">If the specified item is sel<text:span text:style-name="T2">ected, it is deselected.</text:span></text:p>
          </table:table-cell>
        </table:table-row>
        <table:table-row>
          <table:table-cell table:style-name="Table128.A2" office:value-type="string">
            <text:p text:style-name="Table_20_Contents"/>
          </table:table-cell>
          <table:table-cell table:style-name="Table128.B2" office:value-type="string">
            <text:p text:style-name="Table_20_Contents"/>
          </table:table-cell>
        </table:table-row>
      </table:table>
      <text:h text:style-name="Heading_20_4" text:outline-level="4"/>
      <text:h text:style-name="P79" text:outline-level="4">Inherited From </text:h>
      <table:table table:name="Table129" table:style-name="Table129">
        <table:table-column table:style-name="Table129.A"/>
        <table:table-header-rows>
          <table:table-row>
            <table:table-cell table:style-name="Table129.A1" office:value-type="string">
              <text:p text:style-name="P67">Inherited From</text:p>
            </table:table-cell>
          </table:table-row>
        </table:table-header-rows>
        <table:table-row>
          <table:table-cell table:style-name="Table129.A2" office:value-type="string">
            <text:p text:style-name="P90"><text:a xlink:type="simple" xlink:href="#XulElement">org.zkoss.zul.impl.XulElement</text:a></text:p>
          </table:table-cell>
        </table:table-row>
        <table:table-row table:style-name="Table129.3">
          <table:table-cell table:style-name="Table129.A2" office:value-type="string">
            <text:p text:style-name="P90"><text:s/><text:a xlink:type="simple" xlink:href="#HtmlBasedComponent">org.zkoss.zk.ui.HtmlBasedComponent</text:a> </text:p>
          </table:table-cell>
        </table:table-row>
        <table:table-row table:style-name="Table129.3">
          <table:table-cell table:style-name="Table129.A2" office:value-type="string">
            <text:p text:style-name="P90"><text:s/><text:a xlink:type="simple" xlink:href="#AbstractComponent">org.zkoss.zk.ui.AbstractComponent </text:a></text:p>
          </table:table-cell>
        </table:table-row>
      </table:table>
      <text:p text:style-name="P71"/>
      <text:h text:style-name="P51" text:outline-level="3"><text:bookmark-start text:name="Listcell"/>Listcell<text:bookmark-end text:name="Listcell"/></text:h>
      <text:p text:style-name="P57">A list cell. </text:p>
      <text:p text:style-name="P57"><draw:frame draw:style-name="fr2" draw:name="graphics125" text:anchor-type="paragraph" svg:width="8.01cm" svg:height="4.209cm" draw:z-index="26"><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7" text:outline-level="4">Class Name</text:h>
      <text:p text:style-name="P58"><text:span text:style-name="T33">org.zkoss.zul.Listcell</text:span></text:p>
      <text:h text:style-name="P79" text:outline-level="4">Supported Child Components</text:h>
      <text:p text:style-name="Text_20_body_20_indent_20_2">*ALL</text:p>
      <text:h text:style-name="P79" text:outline-level="4">Supported Events</text:h>
      <text:p text:style-name="Text_20_body_20_indent_20_2">*NONE</text:p>
      <text:h text:style-name="P93" text:outline-level="4">Properties</text:h>
      <text:p text:style-name="Text_20_body_20_indent_20_2"/>
      <table:table table:name="Table130" table:style-name="Table130">
        <table:table-column table:style-name="Table130.A" table:number-columns-repeated="2"/>
        <table:table-column table:style-name="Table130.C"/>
        <table:table-header-rows>
          <table:table-row>
            <table:table-cell table:style-name="Table130.A1" office:value-type="string">
              <text:p text:style-name="Table_20_Heading">Name</text:p>
            </table:table-cell>
            <table:table-cell table:style-name="Table130.A1" office:value-type="string">
              <text:p text:style-name="Table_20_Heading">Description</text:p>
            </table:table-cell>
            <table:table-cell table:style-name="Table130.C1" office:value-type="string">
              <text:p text:style-name="Table_20_Heading">Return Data Type</text:p>
            </table:table-cell>
          </table:table-row>
        </table:table-header-rows>
        <table:table-row>
          <table:table-cell table:style-name="Table130.A2" office:value-type="string">
            <text:p text:style-name="Table_20_Contents"><text:span text:style-name="Source_20_Text">span</text:span></text:p>
          </table:table-cell>
          <table:table-cell table:style-name="Table130.A2" office:value-type="string">
            <text:p text:style-name="Table_20_Contents">Number of columns to span this footer. </text:p>
          </table:table-cell>
          <table:table-cell table:style-name="Table130.C2" office:value-type="string">
            <text:p text:style-name="Table_20_Contents"><text:span text:style-name="T37">int</text:span></text:p>
          </table:table-cell>
        </table:table-row>
        <table:table-row>
          <table:table-cell table:style-name="Table130.A2" office:value-type="string">
            <text:p text:style-name="Table_20_Contents"><text:span text:style-name="Source_20_Text">value</text:span></text:p>
          </table:table-cell>
          <table:table-cell table:style-name="Table130.A2" office:value-type="string">
            <text:p text:style-name="Table_20_Contents">The value this cell stored.</text:p>
          </table:table-cell>
          <table:table-cell table:style-name="Table130.C2" office:value-type="string">
            <text:p text:style-name="Table_20_Contents"><text:span text:style-name="T37">java.lang.Object</text:span></text:p>
          </table:table-cell>
        </table:table-row>
        <table:table-row>
          <table:table-cell table:style-name="Table130.A2" office:value-type="string">
            <text:p text:style-name="Table_20_Contents"><text:span text:style-name="Source_20_Text">width</text:span></text:p>
          </table:table-cell>
          <table:table-cell table:style-name="Table130.A2" office:value-type="string">
            <text:p text:style-name="Table_20_Contents">the width which the same as <text:span text:style-name="Source_20_Text">getListheader()</text:span>'s width.</text:p>
          </table:table-cell>
          <table:table-cell table:style-name="Table130.C2" office:value-type="string">
            <text:p text:style-name="Table_20_Contents"><text:span text:style-name="Source_20_Text">String</text:span></text:p>
          </table:table-cell>
        </table:table-row>
      </table:table>
      <text:h text:style-name="P79" text:outline-level="4">Methods</text:h>
      <table:table table:name="Table131" table:style-name="Table131">
        <table:table-column table:style-name="Table131.A" table:number-columns-repeated="2"/>
        <table:table-column table:style-name="Table131.C"/>
        <table:table-header-rows>
          <table:table-row>
            <table:table-cell table:style-name="Table131.A1" office:value-type="string">
              <text:p text:style-name="Table_20_Heading">Name</text:p>
            </table:table-cell>
            <table:table-cell table:style-name="Table131.A1" office:value-type="string">
              <text:p text:style-name="Table_20_Heading">Description</text:p>
            </table:table-cell>
            <table:table-cell table:style-name="Table131.C1" office:value-type="string">
              <text:p text:style-name="Table_20_Heading">Return Data Type</text:p>
            </table:table-cell>
          </table:table-row>
        </table:table-header-rows>
        <table:table-row>
          <table:table-cell table:style-name="Table131.A2" office:value-type="string">
            <text:p text:style-name="Table_20_Contents"><text:span text:style-name="Source_20_Text">getListbox()</text:span></text:p>
          </table:table-cell>
          <table:table-cell table:style-name="Table131.A2" office:value-type="string">
            <text:p text:style-name="Table_20_Contents">Returns the <text:span text:style-name="Source_20_Text">listbox</text:span> that contains this column. </text:p>
          </table:table-cell>
          <table:table-cell table:style-name="Table131.C2" office:value-type="string">
            <text:p text:style-name="Table_20_Contents"><text:span text:style-name="T37">org.zkoss.zul.Listbox</text:span></text:p>
          </table:table-cell>
        </table:table-row>
        <table:table-row>
          <table:table-cell table:style-name="Table131.A2" office:value-type="string">
            <text:p text:style-name="Table_20_Contents"><text:span text:style-name="Source_20_Text">getColumnHtmlPostfix()</text:span></text:p>
          </table:table-cell>
          <table:table-cell table:style-name="Table131.A2" office:value-type="string">
            <text:p text:style-name="Table_20_Contents"/>
          </table:table-cell>
          <table:table-cell table:style-name="Table131.C2" office:value-type="string">
            <text:p text:style-name="Standard"><text:span text:style-name="T34">java.lang.String</text:span></text:p>
          </table:table-cell>
        </table:table-row>
        <table:table-row>
          <table:table-cell table:style-name="Table131.A2" office:value-type="string">
            <text:p text:style-name="Table_20_Contents"><text:span text:style-name="Source_20_Text">getColumnHtmlPrefix()</text:span></text:p>
          </table:table-cell>
          <table:table-cell table:style-name="Table131.A2" office:value-type="string">
            <text:p text:style-name="Table_20_Contents"/>
          </table:table-cell>
          <table:table-cell table:style-name="Table131.C2" office:value-type="string">
            <text:p text:style-name="Standard"><text:span text:style-name="T34">java.lang.String</text:span></text:p>
          </table:table-cell>
        </table:table-row>
        <table:table-row>
          <table:table-cell table:style-name="Table131.A2" office:value-type="string">
            <text:p text:style-name="Table_20_Contents"><text:span text:style-name="Source_20_Text">getOuterAttrs()</text:span></text:p>
          </table:table-cell>
          <table:table-cell table:style-name="Table131.A2" office:value-type="string">
            <text:p text:style-name="Table_20_Contents"><text:span text:style-name="Source_20_Text"/></text:p>
          </table:table-cell>
          <table:table-cell table:style-name="Table131.C2" office:value-type="string">
            <text:p text:style-name="Standard"><text:span text:style-name="T34">java.lang.String</text:span></text:p>
          </table:table-cell>
        </table:table-row>
        <table:table-row>
          <table:table-cell table:style-name="Table131.A2" office:value-type="string">
            <text:p text:style-name="Table_20_Contents"><text:span text:style-name="Source_20_Text">getColumnIndex()</text:span></text:p>
          </table:table-cell>
          <table:table-cell table:style-name="Table131.A2" office:value-type="string">
            <text:p text:style-name="P134"><text:span text:style-name="Source_20_Text">Returns the column index, starting from 0.</text:span></text:p>
          </table:table-cell>
          <table:table-cell table:style-name="Table131.C2" office:value-type="string">
            <text:p text:style-name="P134"><text:span text:style-name="Source_20_Text">int</text:span></text:p>
          </table:table-cell>
        </table:table-row>
        <table:table-row>
          <table:table-cell table:style-name="Table131.A2" office:value-type="string">
            <text:p text:style-name="Table_20_Contents"><text:span text:style-name="T37">setParent(org.zkoss.zk.ui.Component parent) </text:span></text:p>
          </table:table-cell>
          <table:table-cell table:style-name="Table131.A2" office:value-type="string">
            <text:p text:style-name="Table_20_Contents">Can only be <text:span text:style-name="Source_20_Text">Listhead</text:span></text:p>
          </table:table-cell>
          <table:table-cell table:style-name="Table131.C2" office:value-type="string">
            <text:p text:style-name="P134"><text:span text:style-name="Source_20_Text">void</text:span></text:p>
          </table:table-cell>
        </table:table-row>
        <table:table-row>
          <table:table-cell table:style-name="Table131.A2" office:value-type="string">
            <text:p text:style-name="Table_20_Contents"><text:span text:style-name="Source_20_Text">getListheader()</text:span></text:p>
          </table:table-cell>
          <table:table-cell table:style-name="Table131.A2" office:value-type="string">
            <text:p text:style-name="Table_20_Contents">Returns the list header that is in the same column as this footer, or null if not available.</text:p>
          </table:table-cell>
          <table:table-cell table:style-name="Table131.C2" office:value-type="string">
            <text:p text:style-name="P134"><text:span text:style-name="Source_20_Text">org.zkoss.zul.ListHeader</text:span></text:p>
          </table:table-cell>
        </table:table-row>
        <table:table-row>
          <table:table-cell table:style-name="Table131.A2" office:value-type="string">
            <text:p text:style-name="Table_20_Contents"><text:span text:style-name="Source_20_Text">Invalidate()</text:span></text:p>
          </table:table-cell>
          <table:table-cell table:style-name="Table131.A2" office:value-type="string">
            <text:p text:style-name="Table_20_Contents"/>
          </table:table-cell>
          <table:table-cell table:style-name="Table131.C2" office:value-type="string">
            <text:p text:style-name="P134"/>
          </table:table-cell>
        </table:table-row>
      </table:table>
      <text:h text:style-name="Heading_20_4" text:outline-level="4"/>
      <text:h text:style-name="P79" text:outline-level="4">Inherited From </text:h>
      <table:table table:name="Table132" table:style-name="Table132">
        <table:table-column table:style-name="Table132.A"/>
        <table:table-header-rows>
          <table:table-row>
            <table:table-cell table:style-name="Table132.A1" office:value-type="string">
              <text:p text:style-name="P67">Inherited From</text:p>
            </table:table-cell>
          </table:table-row>
        </table:table-header-rows>
        <table:table-row>
          <table:table-cell table:style-name="Table132.A2" office:value-type="string">
            <text:p text:style-name="P90"><text:a xlink:type="simple" xlink:href="#LabelImageElement">org.zkoss.zul.impl.LabelImageElement</text:a></text:p>
          </table:table-cell>
        </table:table-row>
        <table:table-row>
          <table:table-cell table:style-name="Table132.A2" office:value-type="string">
            <text:p text:style-name="P90"><text:a xlink:type="simple" xlink:href="#LabelElement">org.zkoss.zul.impl.LabelElement</text:a></text:p>
          </table:table-cell>
        </table:table-row>
        <table:table-row>
          <table:table-cell table:style-name="Table132.A2" office:value-type="string">
            <text:p text:style-name="P90"><text:a xlink:type="simple" xlink:href="#XulElement">org.zkoss.zul.impl.XulElement</text:a></text:p>
          </table:table-cell>
        </table:table-row>
        <table:table-row table:style-name="Table132.5">
          <table:table-cell table:style-name="Table132.A2" office:value-type="string">
            <text:p text:style-name="P90"><text:s/><text:a xlink:type="simple" xlink:href="#HtmlBasedComponent">org.zkoss.zk.ui.HtmlBasedComponent</text:a> </text:p>
          </table:table-cell>
        </table:table-row>
        <table:table-row table:style-name="Table132.5">
          <table:table-cell table:style-name="Table132.A2" office:value-type="string">
            <text:p text:style-name="P90"><text:s/><text:a xlink:type="simple" xlink:href="#AbstractComponent">org.zkoss.zk.ui.AbstractComponent </text:a></text:p>
          </table:table-cell>
        </table:table-row>
      </table:table>
      <text:p text:style-name="P71"/>
      <text:h text:style-name="P51" text:outline-level="3"><text:bookmark-start text:name="Listfoot"/>Listfoot<text:bookmark-end text:name="Listfoot"/></text:h>
      <text:p text:style-name="P57">Like <text:span text:style-name="T63">Listhead</text:span><text:span text:style-name="T52">, each listbox has at most one </text:span><text:span text:style-name="T63">Listfoot</text:span><text:span text:style-name="T52">.</text:span></text:p>
      <text:p text:style-name="P57"><draw:frame draw:style-name="fr2" draw:name="graphics126" text:anchor-type="paragraph" svg:width="8.01cm" svg:height="4.209cm" draw:z-index="27"><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7" text:outline-level="4">Class Name</text:h>
      <text:p text:style-name="P58"><text:span text:style-name="T33">org.zkoss.zul.Listfoot</text:span></text:p>
      <text:h text:style-name="P79" text:outline-level="4">Supported Child Components</text:h>
      <text:p text:style-name="Text_20_body_20_indent_20_2"><text:a xlink:type="simple" xlink:href="#Listfooter">Listfooter</text:a></text:p>
      <text:h text:style-name="P79" text:outline-level="4">Supported Events</text:h>
      <text:p text:style-name="P172">*NONE</text:p>
      <text:h text:style-name="P93" text:outline-level="4">Properties</text:h>
      <text:p text:style-name="Text_20_body_20_indent_20_2">*NONE</text:p>
      <text:h text:style-name="P79" text:outline-level="4">Methods</text:h>
      <table:table table:name="Table133" table:style-name="Table133">
        <table:table-column table:style-name="Table133.A" table:number-columns-repeated="2"/>
        <table:table-column table:style-name="Table133.C"/>
        <table:table-header-rows>
          <table:table-row>
            <table:table-cell table:style-name="Table133.A1" office:value-type="string">
              <text:p text:style-name="Table_20_Heading">Name</text:p>
            </table:table-cell>
            <table:table-cell table:style-name="Table133.A1" office:value-type="string">
              <text:p text:style-name="Table_20_Heading">Description</text:p>
            </table:table-cell>
            <table:table-cell table:style-name="Table133.C1" office:value-type="string">
              <text:p text:style-name="Table_20_Heading">Return Data Type</text:p>
            </table:table-cell>
          </table:table-row>
        </table:table-header-rows>
        <table:table-row>
          <table:table-cell table:style-name="Table133.A2" office:value-type="string">
            <text:p text:style-name="Table_20_Contents"><text:span text:style-name="Source_20_Text">getListbox()</text:span></text:p>
          </table:table-cell>
          <table:table-cell table:style-name="Table133.A2" office:value-type="string">
            <text:p text:style-name="Table_20_Contents">Returns the <text:span text:style-name="Source_20_Text">listbox</text:span> that contains this column. </text:p>
          </table:table-cell>
          <table:table-cell table:style-name="Table133.C2" office:value-type="string">
            <text:p text:style-name="Table_20_Contents"><text:span text:style-name="T37">org.zkoss.zul.Listbox</text:span></text:p>
          </table:table-cell>
        </table:table-row>
      </table:table>
      <text:h text:style-name="Heading_20_4" text:outline-level="4"/>
      <text:h text:style-name="P79" text:outline-level="4">Inherited From </text:h>
      <table:table table:name="Table134" table:style-name="Table134">
        <table:table-column table:style-name="Table134.A"/>
        <table:table-header-rows>
          <table:table-row>
            <table:table-cell table:style-name="Table134.A1" office:value-type="string">
              <text:p text:style-name="P67">Inherited From</text:p>
            </table:table-cell>
          </table:table-row>
        </table:table-header-rows>
        <table:table-row>
          <table:table-cell table:style-name="Table134.A2" office:value-type="string">
            <text:p text:style-name="P90"><text:a xlink:type="simple" xlink:href="#XulElement">org.zkoss.zul.impl.XulElement</text:a></text:p>
          </table:table-cell>
        </table:table-row>
        <table:table-row table:style-name="Table134.3">
          <table:table-cell table:style-name="Table134.A2" office:value-type="string">
            <text:p text:style-name="P90"><text:s/><text:a xlink:type="simple" xlink:href="#HtmlBasedComponent">org.zkoss.zk.ui.HtmlBasedComponent</text:a> </text:p>
          </table:table-cell>
        </table:table-row>
        <table:table-row table:style-name="Table134.3">
          <table:table-cell table:style-name="Table134.A2" office:value-type="string">
            <text:p text:style-name="P90"><text:s/><text:a xlink:type="simple" xlink:href="#AbstractComponent">org.zkoss.zk.ui.AbstractComponent </text:a></text:p>
          </table:table-cell>
        </table:table-row>
      </table:table>
      <text:p text:style-name="P71"/>
      <text:h text:style-name="P51" text:outline-level="3"><text:bookmark-start text:name="Listfooter"/>Listfooter<text:bookmark-end text:name="Listfooter"/></text:h>
      <text:p text:style-name="P57">A column of the footer of a list box (<text:span text:style-name="Source_20_Text">Listbox</text:span>). Its parent must be <text:span text:style-name="Source_20_Text">Listfoot</text:span>. Unlike <text:span text:style-name="Source_20_Text">Listheader</text:span>, you could place any child in a list footer. </text:p>
      <text:p text:style-name="P57">Note: <text:span text:style-name="T63">Listcell</text:span><text:span text:style-name="T52"> also accepts children. </text:span></text:p>
      <text:p text:style-name="P57"><draw:frame draw:style-name="fr2" draw:name="graphics127" text:anchor-type="paragraph" svg:width="8.01cm" svg:height="4.209cm" draw:z-index="28"><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7" text:outline-level="4">Class Name</text:h>
      <text:p text:style-name="P58"><text:span text:style-name="T33">org.zkoss.zul.Listfooter</text:span></text:p>
      <text:h text:style-name="P79" text:outline-level="4">Supported Child Components</text:h>
      <text:p text:style-name="Text_20_body_20_indent_20_2">*ALL</text:p>
      <text:h text:style-name="P79" text:outline-level="4">Supported Events</text:h>
      <text:p text:style-name="Text_20_body_20_indent_20_2">*NONE</text:p>
      <text:h text:style-name="P93" text:outline-level="4">Properties</text:h>
      <text:p text:style-name="Text_20_body_20_indent_20_2"/>
      <table:table table:name="Table135" table:style-name="Table135">
        <table:table-column table:style-name="Table135.A" table:number-columns-repeated="2"/>
        <table:table-column table:style-name="Table135.C"/>
        <table:table-header-rows>
          <table:table-row>
            <table:table-cell table:style-name="Table135.A1" office:value-type="string">
              <text:p text:style-name="Table_20_Heading">Name</text:p>
            </table:table-cell>
            <table:table-cell table:style-name="Table135.A1" office:value-type="string">
              <text:p text:style-name="Table_20_Heading">Description</text:p>
            </table:table-cell>
            <table:table-cell table:style-name="Table135.C1" office:value-type="string">
              <text:p text:style-name="Table_20_Heading">Return Data Type</text:p>
            </table:table-cell>
          </table:table-row>
        </table:table-header-rows>
        <table:table-row>
          <table:table-cell table:style-name="Table135.A2" office:value-type="string">
            <text:p text:style-name="Table_20_Contents"><text:span text:style-name="Source_20_Text">span</text:span></text:p>
          </table:table-cell>
          <table:table-cell table:style-name="Table135.A2" office:value-type="string">
            <text:p text:style-name="Table_20_Contents">Number of columns to span this footer. </text:p>
          </table:table-cell>
          <table:table-cell table:style-name="Table135.C2" office:value-type="string">
            <text:p text:style-name="Table_20_Contents"><text:span text:style-name="T37">int</text:span></text:p>
          </table:table-cell>
        </table:table-row>
      </table:table>
      <text:h text:style-name="P79" text:outline-level="4">Methods</text:h>
      <table:table table:name="Table136" table:style-name="Table136">
        <table:table-column table:style-name="Table136.A" table:number-columns-repeated="2"/>
        <table:table-column table:style-name="Table136.C"/>
        <table:table-header-rows>
          <table:table-row>
            <table:table-cell table:style-name="Table136.A1" office:value-type="string">
              <text:p text:style-name="Table_20_Heading">Name</text:p>
            </table:table-cell>
            <table:table-cell table:style-name="Table136.A1" office:value-type="string">
              <text:p text:style-name="Table_20_Heading">Description</text:p>
            </table:table-cell>
            <table:table-cell table:style-name="Table136.C1" office:value-type="string">
              <text:p text:style-name="Table_20_Heading">Return Data Type</text:p>
            </table:table-cell>
          </table:table-row>
        </table:table-header-rows>
        <table:table-row>
          <table:table-cell table:style-name="Table136.A2" office:value-type="string">
            <text:p text:style-name="Table_20_Contents"><text:span text:style-name="Source_20_Text">getListbox()</text:span></text:p>
          </table:table-cell>
          <table:table-cell table:style-name="Table136.A2" office:value-type="string">
            <text:p text:style-name="Table_20_Contents">Returns the <text:span text:style-name="Source_20_Text">listbox</text:span> that contains this column. </text:p>
          </table:table-cell>
          <table:table-cell table:style-name="Table136.C2" office:value-type="string">
            <text:p text:style-name="Table_20_Contents"><text:span text:style-name="T37">org.zkoss.zul.Listbox</text:span></text:p>
          </table:table-cell>
        </table:table-row>
        <table:table-row>
          <table:table-cell table:style-name="Table136.A2" office:value-type="string">
            <text:p text:style-name="Table_20_Contents"><text:span text:style-name="Source_20_Text">getOuterAttrs()</text:span></text:p>
          </table:table-cell>
          <table:table-cell table:style-name="Table136.A2" office:value-type="string">
            <text:p text:style-name="Table_20_Contents"/>
          </table:table-cell>
          <table:table-cell table:style-name="Table136.C2" office:value-type="string">
            <text:p text:style-name="Standard"><text:span text:style-name="T34">java.lang.String</text:span></text:p>
          </table:table-cell>
        </table:table-row>
        <table:table-row>
          <table:table-cell table:style-name="Table136.A2" office:value-type="string">
            <text:p text:style-name="Table_20_Contents"><text:span text:style-name="Source_20_Text">getColumnIndex()</text:span></text:p>
          </table:table-cell>
          <table:table-cell table:style-name="Table136.A2" office:value-type="string">
            <text:p text:style-name="P134"><text:span text:style-name="Source_20_Text">Returns the column index, starting from 0.</text:span></text:p>
          </table:table-cell>
          <table:table-cell table:style-name="Table136.C2" office:value-type="string">
            <text:p text:style-name="P134"><text:span text:style-name="Source_20_Text">int</text:span></text:p>
          </table:table-cell>
        </table:table-row>
        <table:table-row>
          <table:table-cell table:style-name="Table136.A2" office:value-type="string">
            <text:p text:style-name="Table_20_Contents"><text:span text:style-name="T37">setParent(org.zkoss.zk.ui.Component parent) </text:span></text:p>
          </table:table-cell>
          <table:table-cell table:style-name="Table136.A2" office:value-type="string">
            <text:p text:style-name="Table_20_Contents">Can only be <text:span text:style-name="Source_20_Text">Listhead</text:span></text:p>
          </table:table-cell>
          <table:table-cell table:style-name="Table136.C2" office:value-type="string">
            <text:p text:style-name="P134"><text:span text:style-name="Source_20_Text">void</text:span></text:p>
          </table:table-cell>
        </table:table-row>
        <table:table-row>
          <table:table-cell table:style-name="Table136.A2" office:value-type="string">
            <text:p text:style-name="Table_20_Contents"><text:span text:style-name="Source_20_Text">getListfoot()</text:span></text:p>
          </table:table-cell>
          <table:table-cell table:style-name="Table136.A2" office:value-type="string">
            <text:p text:style-name="Table_20_Contents">Returns the set of footers that this belongs to.</text:p>
          </table:table-cell>
          <table:table-cell table:style-name="Table136.C2" office:value-type="string">
            <text:p text:style-name="P134"><text:span text:style-name="Source_20_Text">org.zkoss.zul.Listfoot</text:span></text:p>
          </table:table-cell>
        </table:table-row>
        <table:table-row>
          <table:table-cell table:style-name="Table136.A2" office:value-type="string">
            <text:p text:style-name="Table_20_Contents"><text:span text:style-name="Source_20_Text">getListheader()</text:span></text:p>
          </table:table-cell>
          <table:table-cell table:style-name="Table136.A2" office:value-type="string">
            <text:p text:style-name="Table_20_Contents">Returns the list header that is in the same column as this footer, or null if not available.</text:p>
          </table:table-cell>
          <table:table-cell table:style-name="Table136.C2" office:value-type="string">
            <text:p text:style-name="P134"><text:span text:style-name="Source_20_Text">org.zkoss.zul.ListHeader</text:span></text:p>
          </table:table-cell>
        </table:table-row>
      </table:table>
      <text:h text:style-name="Heading_20_4" text:outline-level="4"/>
      <text:h text:style-name="P79" text:outline-level="4">Inherited From </text:h>
      <table:table table:name="Table137" table:style-name="Table137">
        <table:table-column table:style-name="Table137.A"/>
        <table:table-header-rows>
          <table:table-row>
            <table:table-cell table:style-name="Table137.A1" office:value-type="string">
              <text:p text:style-name="P67">Inherited From</text:p>
            </table:table-cell>
          </table:table-row>
        </table:table-header-rows>
        <table:table-row>
          <table:table-cell table:style-name="Table137.A2" office:value-type="string">
            <text:p text:style-name="P90"><text:a xlink:type="simple" xlink:href="#LabelImageElement">org.zkoss.zul.impl.LabelImageElement</text:a></text:p>
          </table:table-cell>
        </table:table-row>
        <table:table-row>
          <table:table-cell table:style-name="Table137.A2" office:value-type="string">
            <text:p text:style-name="P90"><text:a xlink:type="simple" xlink:href="#LabelElement">org.zkoss.zul.impl.LabelElement</text:a></text:p>
          </table:table-cell>
        </table:table-row>
        <table:table-row>
          <table:table-cell table:style-name="Table137.A2" office:value-type="string">
            <text:p text:style-name="P90"><text:a xlink:type="simple" xlink:href="#XulElement">org.zkoss.zul.impl.XulElement</text:a></text:p>
          </table:table-cell>
        </table:table-row>
        <table:table-row table:style-name="Table137.5">
          <table:table-cell table:style-name="Table137.A2" office:value-type="string">
            <text:p text:style-name="P90"><text:s/><text:a xlink:type="simple" xlink:href="#HtmlBasedComponent">org.zkoss.zk.ui.HtmlBasedComponent</text:a> </text:p>
          </table:table-cell>
        </table:table-row>
        <table:table-row table:style-name="Table137.5">
          <table:table-cell table:style-name="Table137.A2" office:value-type="string">
            <text:p text:style-name="P90"><text:s/><text:a xlink:type="simple" xlink:href="#AbstractComponent">org.zkoss.zk.ui.AbstractComponent </text:a></text:p>
          </table:table-cell>
        </table:table-row>
      </table:table>
      <text:p text:style-name="P71"/>
      <text:h text:style-name="P51" text:outline-level="3"><text:bookmark-start text:name="Listhead"/>Listhead<text:bookmark-end text:name="Listhead"/></text:h>
      <text:p text:style-name="P57">A list headers used to define multi-columns and/or headers. Can only surpport <text:span text:style-name="T63">Listheader</text:span><text:span text:style-name="T52"> as its child.</text:span></text:p>
      <text:p text:style-name="P57"><draw:frame draw:style-name="fr2" draw:name="graphics128" text:anchor-type="paragraph" svg:width="8.01cm" svg:height="4.209cm" draw:z-index="29"><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7" text:outline-level="4">Class Name</text:h>
      <text:p text:style-name="P58"><text:span text:style-name="T33">org.zkoss.zul.Listhead</text:span></text:p>
      <text:h text:style-name="P79" text:outline-level="4">Supported Child Components</text:h>
      <text:p text:style-name="Text_20_body_20_indent_20_2"><text:a xlink:type="simple" xlink:href="#Listheader">Listheader</text:a></text:p>
      <text:h text:style-name="P79" text:outline-level="4">Supported Events</text:h>
      <text:p text:style-name="P172">*NONE</text:p>
      <text:h text:style-name="P93" text:outline-level="4">Properties</text:h>
      <text:p text:style-name="Text_20_body_20_indent_20_2">*NONE</text:p>
      <text:h text:style-name="P79" text:outline-level="4">Methods</text:h>
      <table:table table:name="Table138" table:style-name="Table138">
        <table:table-column table:style-name="Table138.A" table:number-columns-repeated="2"/>
        <table:table-column table:style-name="Table138.C"/>
        <table:table-header-rows>
          <table:table-row>
            <table:table-cell table:style-name="Table138.A1" office:value-type="string">
              <text:p text:style-name="Table_20_Heading">Name</text:p>
            </table:table-cell>
            <table:table-cell table:style-name="Table138.A1" office:value-type="string">
              <text:p text:style-name="Table_20_Heading">Description</text:p>
            </table:table-cell>
            <table:table-cell table:style-name="Table138.C1" office:value-type="string">
              <text:p text:style-name="Table_20_Heading">Return Data Type</text:p>
            </table:table-cell>
          </table:table-row>
        </table:table-header-rows>
        <table:table-row>
          <table:table-cell table:style-name="Table138.A2" office:value-type="string">
            <text:p text:style-name="Table_20_Contents"><text:span text:style-name="Source_20_Text">getListbox()</text:span></text:p>
          </table:table-cell>
          <table:table-cell table:style-name="Table138.A2" office:value-type="string">
            <text:p text:style-name="Table_20_Contents">Returns the <text:span text:style-name="Source_20_Text">listbox</text:span> that contains this column. </text:p>
          </table:table-cell>
          <table:table-cell table:style-name="Table138.C2" office:value-type="string">
            <text:p text:style-name="Table_20_Contents"><text:span text:style-name="T37">org.zkoss.zul.Listbox</text:span></text:p>
          </table:table-cell>
        </table:table-row>
      </table:table>
      <text:h text:style-name="Heading_20_4" text:outline-level="4"/>
      <text:h text:style-name="P79" text:outline-level="4">Inherited From </text:h>
      <table:table table:name="Table139" table:style-name="Table139">
        <table:table-column table:style-name="Table139.A"/>
        <table:table-header-rows>
          <table:table-row>
            <table:table-cell table:style-name="Table139.A1" office:value-type="string">
              <text:p text:style-name="P67">Inherited From</text:p>
            </table:table-cell>
          </table:table-row>
        </table:table-header-rows>
        <table:table-row>
          <table:table-cell table:style-name="Table139.A2" office:value-type="string">
            <text:p text:style-name="P90"><text:a xlink:type="simple" xlink:href="#HeaderElement">org.zkoss.zul.impl.HeaderElement</text:a></text:p>
          </table:table-cell>
        </table:table-row>
        <table:table-row>
          <table:table-cell table:style-name="Table139.A2" office:value-type="string">
            <text:p text:style-name="P90"><text:a xlink:type="simple" xlink:href="#XulElement">org.zkoss.zul.impl.XulElement</text:a></text:p>
          </table:table-cell>
        </table:table-row>
        <table:table-row table:style-name="Table139.4">
          <table:table-cell table:style-name="Table139.A2" office:value-type="string">
            <text:p text:style-name="P90"><text:s/><text:a xlink:type="simple" xlink:href="#HtmlBasedComponent">org.zkoss.zk.ui.HtmlBasedComponent</text:a> </text:p>
          </table:table-cell>
        </table:table-row>
        <table:table-row table:style-name="Table139.4">
          <table:table-cell table:style-name="Table139.A2" office:value-type="string">
            <text:p text:style-name="P90"><text:s/><text:a xlink:type="simple" xlink:href="#AbstractComponent">org.zkoss.zk.ui.AbstractComponent </text:a></text:p>
          </table:table-cell>
        </table:table-row>
      </table:table>
      <text:p text:style-name="P71"/>
      <text:h text:style-name="P51" text:outline-level="3"><text:bookmark-start text:name="Listheader"/>Listheader<text:bookmark-end text:name="Listheader"/></text:h>
      <text:p text:style-name="P57">The list header which defines the attributes and header of a columen of a list box. Its parent must be <text:span text:style-name="T63">Listhead</text:span><text:span text:style-name="T52">.</text:span></text:p>
      <text:p text:style-name="P57"><draw:frame draw:style-name="fr2" draw:name="graphics129" text:anchor-type="paragraph" svg:width="8.01cm" svg:height="4.209cm" draw:z-index="30"><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7" text:outline-level="4">Class Name</text:h>
      <text:p text:style-name="P58"><text:span text:style-name="T33">org.zkoss.zul.Listheader</text:span></text:p>
      <text:h text:style-name="P79" text:outline-level="4">Supported Child Components</text:h>
      <text:p text:style-name="Text_20_body_20_indent_20_2">*NONE</text:p>
      <text:h text:style-name="P79" text:outline-level="4">Supported Events</text:h>
      <text:h text:style-name="P99" text:outline-level="4"/>
      <table:table table:name="Table140" table:style-name="Table140">
        <table:table-column table:style-name="Table140.A"/>
        <table:table-column table:style-name="Table140.B"/>
        <table:table-header-rows>
          <table:table-row>
            <table:table-cell table:style-name="Table140.A1" office:value-type="string">
              <text:p text:style-name="P67">Name</text:p>
            </table:table-cell>
            <table:table-cell table:style-name="Table140.B1" office:value-type="string">
              <text:p text:style-name="P67">Event Type</text:p>
            </table:table-cell>
          </table:table-row>
        </table:table-header-rows>
        <table:table-row>
          <table:table-cell table:style-name="Table140.A2" office:value-type="string">
            <text:p text:style-name="P62"><text:span text:style-name="Source_20_Text">onClick</text:span></text:p>
          </table:table-cell>
          <table:table-cell table:style-name="Table140.B2" office:value-type="string">
            <text:p text:style-name="P80"><text:a xlink:type="simple" xlink:href="#MouseEvent"><text:span text:style-name="T46">org.zkoss.zk.ui.event.MouseEvent</text:span></text:a></text:p>
            <text:p text:style-name="P80"><text:a xlink:type="simple" xlink:href="#MouseEvent"><text:span text:style-name="T46"/></text:a></text:p>
            <text:p text:style-name="P80"><text:span text:style-name="T49">Description:</text:span><text:span text:style-name="T41"> Denotes user has clicked the component. </text:span></text:p>
          </table:table-cell>
        </table:table-row>
        <table:table-row>
          <table:table-cell table:style-name="Table140.A2" office:value-type="string">
            <text:p text:style-name="P62"><text:span text:style-name="Source_20_Text">onRightClick</text:span></text:p>
          </table:table-cell>
          <table:table-cell table:style-name="Table140.B2" office:value-type="string">
            <text:p text:style-name="P80"><text:a xlink:type="simple" xlink:href="#MouseEvent"><text:span text:style-name="T46">org.zkoss.zk.ui.event.MouseEvent</text:span></text:a></text:p>
            <text:p text:style-name="P80"><text:a xlink:type="simple" xlink:href="#MouseEvent"><text:span text:style-name="T46"/></text:a></text:p>
            <text:p text:style-name="P80"><text:span text:style-name="T49">Description:</text:span><text:span text:style-name="T41"> Denotes user has right-clicked the component.</text:span></text:p>
          </table:table-cell>
        </table:table-row>
        <table:table-row>
          <table:table-cell table:style-name="Table140.A2" office:value-type="string">
            <text:p text:style-name="P62"><text:span text:style-name="Source_20_Text">onDoubleClick</text:span></text:p>
          </table:table-cell>
          <table:table-cell table:style-name="Table140.B2" office:value-type="string">
            <text:p text:style-name="P80"><text:a xlink:type="simple" xlink:href="#MouseEvent"><text:span text:style-name="T46">org.zkoss.zk.ui.event.MouseEvent</text:span></text:a></text:p>
            <text:p text:style-name="P80"><text:a xlink:type="simple" xlink:href="#MouseEvent"><text:span text:style-name="T46"/></text:a></text:p>
            <text:p text:style-name="P80"><text:span text:style-name="T49">Description:</text:span><text:span text:style-name="T41"> Denotes user has double-clicked the component.</text:span></text:p>
          </table:table-cell>
        </table:table-row>
      </table:table>
      <text:h text:style-name="P85" text:outline-level="4">Properties</text:h>
      <table:table table:name="Table141" table:style-name="Table141">
        <table:table-column table:style-name="Table141.A"/>
        <table:table-column table:style-name="Table141.B"/>
        <table:table-column table:style-name="Table141.C"/>
        <table:table-header-rows>
          <table:table-row>
            <table:table-cell table:style-name="Table141.A1" office:value-type="string">
              <text:p text:style-name="P59">Property</text:p>
            </table:table-cell>
            <table:table-cell table:style-name="Table141.A1" office:value-type="string">
              <text:p text:style-name="P59">Description</text:p>
            </table:table-cell>
            <table:table-cell table:style-name="Table141.C1" office:value-type="string">
              <text:p text:style-name="P59">Data Type</text:p>
            </table:table-cell>
          </table:table-row>
        </table:table-header-rows>
        <table:table-row>
          <table:table-cell table:style-name="Table141.A2" office:value-type="string">
            <text:p text:style-name="P60"><text:span text:style-name="T87">sortAscending</text:span></text:p>
          </table:table-cell>
          <table:table-cell table:style-name="Table141.A2" office:value-type="string">
            <text:p text:style-name="P72"><text:span text:style-name="T87">Sets the ascending sorter, or null for no sorter for the ascending order.</text:span></text:p>
          </table:table-cell>
          <table:table-cell table:style-name="Table141.C2" office:value-type="string">
            <text:p text:style-name="P60"><text:span text:style-name="T87">java.util.Comparator </text:span></text:p>
          </table:table-cell>
        </table:table-row>
        <table:table-row>
          <table:table-cell table:style-name="Table141.A2" office:value-type="string">
            <text:p text:style-name="P60"><text:span text:style-name="T87">sortDescending</text:span></text:p>
          </table:table-cell>
          <table:table-cell table:style-name="Table141.A2" office:value-type="string">
            <text:p text:style-name="P72"><text:span text:style-name="T34">Sets the descending sorter, or null for no sorter for the descending order. </text:span></text:p>
          </table:table-cell>
          <table:table-cell table:style-name="Table141.C2" office:value-type="string">
            <text:p text:style-name="P60"><text:span text:style-name="T87">java.util.Comparator</text:span></text:p>
          </table:table-cell>
        </table:table-row>
        <table:table-row>
          <table:table-cell table:style-name="Table141.A2" office:value-type="string">
            <text:p text:style-name="P60"><text:span text:style-name="T34">sortDirection</text:span></text:p>
          </table:table-cell>
          <table:table-cell table:style-name="Table141.A2" office:value-type="string">
            <text:p text:style-name="P135">Sets the sort direction. </text:p>
            <text:p text:style-name="P136"><text:span text:style-name="T95">Value: </text:span><text:span text:style-name="T96">ascending|descending|natural</text:span></text:p>
          </table:table-cell>
          <table:table-cell table:style-name="Table141.C2" office:value-type="string">
            <text:p text:style-name="P173"><text:span text:style-name="T34">java.lang.String</text:span></text:p>
          </table:table-cell>
        </table:table-row>
        <table:table-row>
          <table:table-cell table:style-name="Table141.A2" office:value-type="string">
            <text:p text:style-name="P60"><text:span text:style-name="Source_20_Text">maxlength</text:span></text:p>
          </table:table-cell>
          <table:table-cell table:style-name="Table141.A2" office:value-type="string">
            <text:p text:style-name="P135">the maximal length of each item's label.</text:p>
          </table:table-cell>
          <table:table-cell table:style-name="Table141.C2" office:value-type="string">
            <text:p text:style-name="P173"><text:span text:style-name="Source_20_Text">Positive integer</text:span></text:p>
          </table:table-cell>
        </table:table-row>
      </table:table>
      <text:p text:style-name="P66"/>
      <text:h text:style-name="P79" text:outline-level="4">Methods</text:h>
      <table:table table:name="Table142" table:style-name="Table142">
        <table:table-column table:style-name="Table142.A" table:number-columns-repeated="2"/>
        <table:table-column table:style-name="Table142.C"/>
        <table:table-header-rows>
          <table:table-row>
            <table:table-cell table:style-name="Table142.A1" office:value-type="string">
              <text:p text:style-name="Table_20_Heading">Name</text:p>
            </table:table-cell>
            <table:table-cell table:style-name="Table142.A1" office:value-type="string">
              <text:p text:style-name="Table_20_Heading">Description</text:p>
            </table:table-cell>
            <table:table-cell table:style-name="Table142.C1" office:value-type="string">
              <text:p text:style-name="Table_20_Heading">Return Data Type</text:p>
            </table:table-cell>
          </table:table-row>
        </table:table-header-rows>
        <table:table-row>
          <table:table-cell table:style-name="Table142.A2" office:value-type="string">
            <text:p text:style-name="Table_20_Contents"><text:span text:style-name="Source_20_Text">getListbox()</text:span></text:p>
          </table:table-cell>
          <table:table-cell table:style-name="Table142.A2" office:value-type="string">
            <text:p text:style-name="Table_20_Contents">Returns the <text:span text:style-name="Source_20_Text">listbox</text:span> that contains this column. </text:p>
          </table:table-cell>
          <table:table-cell table:style-name="Table142.C2" office:value-type="string">
            <text:p text:style-name="Table_20_Contents"><text:span text:style-name="T37">org.zkoss.zul.Listbox</text:span></text:p>
          </table:table-cell>
        </table:table-row>
        <table:table-row>
          <table:table-cell table:style-name="Table142.A2" office:value-type="string">
            <text:p text:style-name="Table_20_Contents"><text:span text:style-name="Source_20_Text">getOuterAttrs()</text:span></text:p>
          </table:table-cell>
          <table:table-cell table:style-name="Table142.A2" office:value-type="string">
            <text:p text:style-name="Table_20_Contents"/>
          </table:table-cell>
          <table:table-cell table:style-name="Table142.C2" office:value-type="string">
            <text:p text:style-name="Standard"><text:span text:style-name="T34">java.lang.String</text:span></text:p>
          </table:table-cell>
        </table:table-row>
        <table:table-row>
          <table:table-cell table:style-name="Table142.A2" office:value-type="string">
            <text:p text:style-name="Table_20_Contents"><text:span text:style-name="Source_20_Text">getSclass()</text:span></text:p>
          </table:table-cell>
          <table:table-cell table:style-name="Table142.A2" office:value-type="string">
            <text:p text:style-name="Table_20_Contents">Returns the<text:span text:style-name="T2"> style class.</text:span></text:p>
          </table:table-cell>
          <table:table-cell table:style-name="Table142.C2" office:value-type="string">
            <text:p text:style-name="Standard"><text:span text:style-name="T34">java.lang.String</text:span></text:p>
          </table:table-cell>
        </table:table-row>
        <table:table-row>
          <table:table-cell table:style-name="Table142.A2" office:value-type="string">
            <text:p text:style-name="Table_20_Contents"><text:span text:style-name="Source_20_Text">onSort()</text:span></text:p>
          </table:table-cell>
          <table:table-cell table:style-name="Table142.A2" office:value-type="string">
            <text:p text:style-name="P134">It invokes <text:span text:style-name="Source_20_Text">sort(boolean)</text:span> to sort list items and maintain <text:span text:style-name="Source_20_Text">getSortDirection()</text:span>.</text:p>
          </table:table-cell>
          <table:table-cell table:style-name="Table142.C2" office:value-type="string">
            <text:p text:style-name="P134"><text:span text:style-name="Source_20_Text">void</text:span></text:p>
          </table:table-cell>
        </table:table-row>
        <table:table-row>
          <table:table-cell table:style-name="Table142.A2" office:value-type="string">
            <text:p text:style-name="Table_20_Contents"><text:span text:style-name="Source_20_Text">getColumnIndex()</text:span></text:p>
          </table:table-cell>
          <table:table-cell table:style-name="Table142.A2" office:value-type="string">
            <text:p text:style-name="P134"><text:span text:style-name="Source_20_Text">Returns the column index, starting from 0.</text:span></text:p>
          </table:table-cell>
          <table:table-cell table:style-name="Table142.C2" office:value-type="string">
            <text:p text:style-name="P134"><text:span text:style-name="Source_20_Text">int</text:span></text:p>
          </table:table-cell>
        </table:table-row>
        <table:table-row>
          <table:table-cell table:style-name="Table142.A2" office:value-type="string">
            <text:p text:style-name="Table_20_Contents"><text:span text:style-name="T37">setParent(org.zkoss.zk.ui.Component parent) </text:span></text:p>
          </table:table-cell>
          <table:table-cell table:style-name="Table142.A2" office:value-type="string">
            <text:p text:style-name="Table_20_Contents">Can only be <text:span text:style-name="Source_20_Text">Listhead</text:span></text:p>
          </table:table-cell>
          <table:table-cell table:style-name="Table142.C2" office:value-type="string">
            <text:p text:style-name="P134"><text:span text:style-name="Source_20_Text">void</text:span></text:p>
          </table:table-cell>
        </table:table-row>
        <table:table-row>
          <table:table-cell table:style-name="Table142.A2" office:value-type="string">
            <text:p text:style-name="Table_20_Contents"><text:span text:style-name="Source_20_Text">setSortAscending(java.lang.String) </text:span></text:p>
          </table:table-cell>
          <table:table-cell table:style-name="Table142.A2" office:value-type="string">
            <text:p text:style-name="Table_20_Contents">Sets the ascending sorter with the class name, or null for no sorter for the a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etSortDescending(java.lang.String) </text:span></text:p>
          </table:table-cell>
          <table:table-cell table:style-name="Table142.A2" office:value-type="string">
            <text:p text:style-name="Table_20_Contents">Sets the descending sorter with the class name, or null for no sorter for the de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ort(boolean)</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142.C2" office:value-type="string">
            <text:p text:style-name="Table_20_Contents"><text:span text:style-name="Source_20_Text">boo</text:span><text:span text:style-name="T37">lean</text:span></text:p>
          </table:table-cell>
        </table:table-row>
        <table:table-row>
          <table:table-cell table:style-name="Table142.A2" office:value-type="string">
            <text:p text:style-name="Table_20_Contents"><text:span text:style-name="Source_20_Text">sort(boolean, boolean) </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142.C2" office:value-type="string">
            <text:p text:style-name="Table_20_Contents"><text:span text:style-name="Source_20_Text">boo</text:span><text:span text:style-name="T37">lean</text:span></text:p>
          </table:table-cell>
        </table:table-row>
      </table:table>
      <text:h text:style-name="Heading_20_4" text:outline-level="4"/>
      <text:h text:style-name="P79" text:outline-level="4">Inherited From </text:h>
      <table:table table:name="Table143" table:style-name="Table143">
        <table:table-column table:style-name="Table143.A"/>
        <table:table-header-rows>
          <table:table-row>
            <table:table-cell table:style-name="Table143.A1" office:value-type="string">
              <text:p text:style-name="P67">Inherited From</text:p>
            </table:table-cell>
          </table:table-row>
        </table:table-header-rows>
        <table:table-row>
          <table:table-cell table:style-name="Table143.A2" office:value-type="string">
            <text:p text:style-name="P76"><text:a xlink:type="simple" xlink:href="#HeaderElement">org.zkoss.zul.impl.HeaderElement</text:a></text:p>
          </table:table-cell>
        </table:table-row>
        <table:table-row>
          <table:table-cell table:style-name="Table143.A2" office:value-type="string">
            <text:p text:style-name="P76"><text:a xlink:type="simple" xlink:href="#XulElement">org.zkoss.zul.impl.XulElement</text:a></text:p>
          </table:table-cell>
        </table:table-row>
        <table:table-row table:style-name="Table143.4">
          <table:table-cell table:style-name="Table143.A2" office:value-type="string">
            <text:p text:style-name="P76"><text:a xlink:type="simple" xlink:href="#HtmlBasedComponent">org.zkoss.zk.ui.HtmlBasedComponent</text:a> </text:p>
          </table:table-cell>
        </table:table-row>
        <table:table-row table:style-name="Table143.4">
          <table:table-cell table:style-name="Table143.A2" office:value-type="string">
            <text:p text:style-name="P76"><text:a xlink:type="simple" xlink:href="#AbstractComponent">org.zkoss.zk.ui.AbstractComponent </text:a></text:p>
          </table:table-cell>
        </table:table-row>
      </table:table>
      <text:p text:style-name="P71"/>
      <text:h text:style-name="P51" text:outline-level="3"><text:bookmark-start text:name="Listitem"/>Listitem<text:bookmark-end text:name="Listitem"/></text:h>
      <text:p text:style-name="P57">A list item. </text:p>
      <text:p text:style-name="P57"><draw:frame draw:style-name="fr2" draw:name="graphics130" text:anchor-type="paragraph" svg:width="8.01cm" svg:height="4.209cm" draw:z-index="31"><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7" text:outline-level="4">Class Name</text:h>
      <text:p text:style-name="P58"><text:span text:style-name="T33">org.zkoss.zul.Listitem</text:span></text:p>
      <text:h text:style-name="P79" text:outline-level="4">Supported Child Components</text:h>
      <text:p text:style-name="Text_20_body_20_indent_20_2"><text:a xlink:type="simple" xlink:href="#Listcell">Listcell</text:a></text:p>
      <text:h text:style-name="P79" text:outline-level="4">Supported Events</text:h>
      <text:p text:style-name="Text_20_body_20_indent_20_2"/>
      <table:table table:name="Table144" table:style-name="Table144">
        <table:table-column table:style-name="Table144.A"/>
        <table:table-column table:style-name="Table144.B"/>
        <table:table-header-rows>
          <table:table-row>
            <table:table-cell table:style-name="Table144.A1" office:value-type="string">
              <text:p text:style-name="P67">Name</text:p>
            </table:table-cell>
            <table:table-cell table:style-name="Table144.B1" office:value-type="string">
              <text:p text:style-name="P67">Event Type</text:p>
            </table:table-cell>
          </table:table-row>
        </table:table-header-rows>
        <table:table-row>
          <table:table-cell table:style-name="Table144.A2" office:value-type="string">
            <text:p text:style-name="P62"><text:span text:style-name="Source_20_Text">onSelect</text:span></text:p>
          </table:table-cell>
          <table:table-cell table:style-name="Table144.B2" office:value-type="string">
            <text:p text:style-name="P80"><text:a xlink:type="simple" xlink:href="#SelectEvent"><text:span text:style-name="T127">org.zkoss.zul.event.SelectEvent</text:span></text:a></text:p>
            <text:p text:style-name="P80"><text:span text:style-name="T49">Description:</text:span><text:span text:style-name="T41"> Represents an event cause by user's the list selection is changed at the client. <text:s/></text:span></text:p>
          </table:table-cell>
        </table:table-row>
      </table:table>
      <text:h text:style-name="P93" text:outline-level="4">Properties</text:h>
      <text:p text:style-name="Text_20_body_20_indent_20_2"/>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145.A1" office:value-type="string">
              <text:p text:style-name="P67">Name</text:p>
            </table:table-cell>
            <table:table-cell table:style-name="Table145.A1" office:value-type="string">
              <text:p text:style-name="Table_20_Heading">Description</text:p>
            </table:table-cell>
            <table:table-cell table:style-name="Table145.A1" office:value-type="string">
              <text:p text:style-name="P67">Data Type</text:p>
            </table:table-cell>
            <table:table-cell table:style-name="Table145.D1" office:value-type="string">
              <text:p text:style-name="P59">Default Value</text:p>
            </table:table-cell>
          </table:table-row>
        </table:table-header-rows>
        <table:table-row>
          <table:table-cell table:style-name="Table145.A2" office:value-type="string">
            <text:p text:style-name="P60"><text:span text:style-name="Source_20_Text">maxlength</text:span></text:p>
          </table:table-cell>
          <table:table-cell table:style-name="Table145.A2" office:value-type="string">
            <text:p text:style-name="P171">the maximal length of this item's label.</text:p>
          </table:table-cell>
          <table:table-cell table:style-name="Table145.A2" office:value-type="string">
            <text:p text:style-name="P60"><text:span text:style-name="T37">int</text:span></text:p>
          </table:table-cell>
          <table:table-cell table:style-name="Table145.D2" office:value-type="string">
            <text:p text:style-name="P60"/>
          </table:table-cell>
        </table:table-row>
        <table:table-row>
          <table:table-cell table:style-name="Table145.A2" office:value-type="string">
            <text:p text:style-name="P60"><text:span text:style-name="Source_20_Text">index</text:span></text:p>
          </table:table-cell>
          <table:table-cell table:style-name="Table145.A2" office:value-type="string">
            <text:p text:style-name="P171">the index of this item (aka., the order in the listbox). </text:p>
          </table:table-cell>
          <table:table-cell table:style-name="Table145.A2" office:value-type="string">
            <text:p text:style-name="P60"><text:span text:style-name="T37">int</text:span></text:p>
          </table:table-cell>
          <table:table-cell table:style-name="Table145.D2" office:value-type="string">
            <text:p text:style-name="P60"/>
          </table:table-cell>
        </table:table-row>
        <table:table-row>
          <table:table-cell table:style-name="Table145.A2" office:value-type="string">
            <text:p text:style-name="P60"><text:span text:style-name="Source_20_Text">value</text:span></text:p>
          </table:table-cell>
          <table:table-cell table:style-name="Table145.A2" office:value-type="string">
            <text:p text:style-name="Table_20_Contents">The value this cell stored.</text:p>
          </table:table-cell>
          <table:table-cell table:style-name="Table145.A2" office:value-type="string">
            <text:p text:style-name="P60"><text:span text:style-name="T37">java.lang.Object</text:span></text:p>
          </table:table-cell>
          <table:table-cell table:style-name="Table145.D2" office:value-type="string">
            <text:p text:style-name="P60"/>
          </table:table-cell>
        </table:table-row>
        <table:table-row>
          <table:table-cell table:style-name="Table145.A2" office:value-type="string">
            <text:p text:style-name="P60"><text:span text:style-name="Source_20_Text">label</text:span></text:p>
          </table:table-cell>
          <table:table-cell table:style-name="Table145.A2" office:value-type="string">
            <text:p text:style-name="Table_20_Contents">the width which the same as <text:span text:style-name="Source_20_Text">getListheader()</text:span>'s width.</text:p>
          </table:table-cell>
          <table:table-cell table:style-name="Table145.A2" office:value-type="string">
            <text:p text:style-name="P60"><text:span text:style-name="Source_20_Text">String</text:span></text:p>
          </table:table-cell>
          <table:table-cell table:style-name="Table145.D2" office:value-type="string">
            <text:p text:style-name="P60"/>
          </table:table-cell>
        </table:table-row>
        <table:table-row>
          <table:table-cell table:style-name="Table145.A2" office:value-type="string">
            <text:p text:style-name="P60"><text:span text:style-name="Source_20_Text">src</text:span></text:p>
          </table:table-cell>
          <table:table-cell table:style-name="Table145.A2" office:value-type="string">
            <text:p text:style-name="Table_20_Contents">the src of the <text:span text:style-name="Source_20_Text">Listcell</text:span> it contains, or null if no such cell.</text:p>
          </table:table-cell>
          <table:table-cell table:style-name="Table145.A2" office:value-type="string">
            <text:p text:style-name="P60"><text:span text:style-name="Source_20_Text">String</text:span></text:p>
          </table:table-cell>
          <table:table-cell table:style-name="Table145.D2" office:value-type="string">
            <text:p text:style-name="P60"/>
          </table:table-cell>
        </table:table-row>
        <table:table-row>
          <table:table-cell table:style-name="Table145.A2" office:value-type="string">
            <text:p text:style-name="P60"><text:span text:style-name="Source_20_Text">image</text:span></text:p>
          </table:table-cell>
          <table:table-cell table:style-name="Table145.A2" office:value-type="string">
            <text:p text:style-name="Table_20_Contents">Returns the image of the <text:span text:style-name="Source_20_Text">Listcell</text:span> it contains. </text:p>
          </table:table-cell>
          <table:table-cell table:style-name="Table145.A2" office:value-type="string">
            <text:p text:style-name="P60"><text:span text:style-name="Source_20_Text">String</text:span></text:p>
          </table:table-cell>
          <table:table-cell table:style-name="Table145.D2" office:value-type="string">
            <text:p text:style-name="P60"/>
          </table:table-cell>
        </table:table-row>
        <table:table-row>
          <table:table-cell table:style-name="Table145.A2" office:value-type="string">
            <text:p text:style-name="P60"><text:span text:style-name="Source_20_Text">disable</text:span></text:p>
          </table:table-cell>
          <table:table-cell table:style-name="Table145.A2" office:value-type="string">
            <text:p text:style-name="P80">Is this <text:span text:style-name="Source_20_Text">Listitem</text:span> is disabled.</text:p>
          </table:table-cell>
          <table:table-cell table:style-name="Table145.A2" office:value-type="string">
            <text:p text:style-name="P60"><text:span text:style-name="Source_20_Text">boolean</text:span></text:p>
          </table:table-cell>
          <table:table-cell table:style-name="Table145.D2" office:value-type="string">
            <text:p text:style-name="P62"><text:span text:style-name="Source_20_Text">false</text:span></text:p>
          </table:table-cell>
        </table:table-row>
        <table:table-row>
          <table:table-cell table:style-name="Table145.A2" office:value-type="string">
            <text:p text:style-name="P60"><text:span text:style-name="Source_20_Text">sel</text:span><text:span text:style-name="T37">ected</text:span></text:p>
          </table:table-cell>
          <table:table-cell table:style-name="Table145.A2" office:value-type="string">
            <text:p text:style-name="P80">Is this <text:span text:style-name="Source_20_Text">Listitem</text:span> is selected.</text:p>
          </table:table-cell>
          <table:table-cell table:style-name="Table145.A2" office:value-type="string">
            <text:p text:style-name="P60"><text:span text:style-name="Source_20_Text">boolean</text:span></text:p>
          </table:table-cell>
          <table:table-cell table:style-name="Table145.D2" office:value-type="string">
            <text:p text:style-name="P62"><text:span text:style-name="Source_20_Text">false</text:span></text:p>
          </table:table-cell>
        </table:table-row>
      </table:table>
      <text:h text:style-name="P79" text:outline-level="4">Methods</text:h>
      <table:table table:name="Table146" table:style-name="Table146">
        <table:table-column table:style-name="Table146.A" table:number-columns-repeated="2"/>
        <table:table-column table:style-name="Table146.C"/>
        <table:table-header-rows>
          <table:table-row>
            <table:table-cell table:style-name="Table146.A1" office:value-type="string">
              <text:p text:style-name="Table_20_Heading">Name</text:p>
            </table:table-cell>
            <table:table-cell table:style-name="Table146.A1" office:value-type="string">
              <text:p text:style-name="Table_20_Heading">Description</text:p>
            </table:table-cell>
            <table:table-cell table:style-name="Table146.C1" office:value-type="string">
              <text:p text:style-name="Table_20_Heading">Return Data Type</text:p>
            </table:table-cell>
          </table:table-row>
        </table:table-header-rows>
        <table:table-row>
          <table:table-cell table:style-name="Table146.A2" office:value-type="string">
            <text:p text:style-name="Table_20_Contents"><text:span text:style-name="Source_20_Text">getListbox()</text:span></text:p>
          </table:table-cell>
          <table:table-cell table:style-name="Table146.A2" office:value-type="string">
            <text:p text:style-name="Table_20_Contents">Returns the <text:span text:style-name="Source_20_Text">listbox</text:span> that contains this column. </text:p>
          </table:table-cell>
          <table:table-cell table:style-name="Table146.C2" office:value-type="string">
            <text:p text:style-name="Table_20_Contents"><text:span text:style-name="T37">org.zkoss.zul.Listbox</text:span></text:p>
          </table:table-cell>
        </table:table-row>
        <table:table-row>
          <table:table-cell table:style-name="Table146.A2" office:value-type="string">
            <text:p text:style-name="Table_20_Contents"><text:span text:style-name="Source_20_Text">getOuterAttrs()</text:span></text:p>
          </table:table-cell>
          <table:table-cell table:style-name="Table146.A2" office:value-type="string">
            <text:p text:style-name="Table_20_Contents"><text:span text:style-name="Source_20_Text"/></text:p>
          </table:table-cell>
          <table:table-cell table:style-name="Table146.C2" office:value-type="string">
            <text:p text:style-name="Standard"><text:span text:style-name="T34">java.lang.String</text:span></text:p>
          </table:table-cell>
        </table:table-row>
        <table:table-row>
          <table:table-cell table:style-name="Table146.A2" office:value-type="string">
            <text:p text:style-name="Table_20_Contents"><text:span text:style-name="T37">setParent(org.zkoss.zk.ui.Component parent) </text:span></text:p>
          </table:table-cell>
          <table:table-cell table:style-name="Table146.A2" office:value-type="string">
            <text:p text:style-name="Table_20_Contents">Can only be <text:span text:style-name="Source_20_Text">Listbox</text:span></text:p>
          </table:table-cell>
          <table:table-cell table:style-name="Table146.C2" office:value-type="string">
            <text:p text:style-name="P134"><text:span text:style-name="Source_20_Text">void</text:span></text:p>
          </table:table-cell>
        </table:table-row>
        <table:table-row>
          <table:table-cell table:style-name="Table146.A2" office:value-type="string">
            <text:p text:style-name="Table_20_Contents"><text:span text:style-name="Source_20_Text">Invalidate()</text:span></text:p>
          </table:table-cell>
          <table:table-cell table:style-name="Table146.A2" office:value-type="string">
            <text:p text:style-name="Table_20_Contents"/>
          </table:table-cell>
          <table:table-cell table:style-name="Table146.C2" office:value-type="string">
            <text:p text:style-name="P134"/>
          </table:table-cell>
        </table:table-row>
      </table:table>
      <text:h text:style-name="Heading_20_4" text:outline-level="4"/>
      <text:h text:style-name="P79" text:outline-level="4">Inherited From </text:h>
      <table:table table:name="Table147" table:style-name="Table147">
        <table:table-column table:style-name="Table147.A"/>
        <table:table-header-rows>
          <table:table-row>
            <table:table-cell table:style-name="Table147.A1" office:value-type="string">
              <text:p text:style-name="P67">Inherited From</text:p>
            </table:table-cell>
          </table:table-row>
        </table:table-header-rows>
        <table:table-row>
          <table:table-cell table:style-name="Table147.A2" office:value-type="string">
            <text:p text:style-name="P90"><text:a xlink:type="simple" xlink:href="#XulElement">org.zkoss.zul.impl.XulElement</text:a></text:p>
          </table:table-cell>
        </table:table-row>
        <table:table-row table:style-name="Table147.3">
          <table:table-cell table:style-name="Table147.A2" office:value-type="string">
            <text:p text:style-name="P90"><text:s/><text:a xlink:type="simple" xlink:href="#HtmlBasedComponent">org.zkoss.zk.ui.HtmlBasedComponent</text:a> </text:p>
          </table:table-cell>
        </table:table-row>
        <table:table-row table:style-name="Table147.3">
          <table:table-cell table:style-name="Table147.A2" office:value-type="string">
            <text:p text:style-name="P90"><text:s/><text:a xlink:type="simple" xlink:href="#AbstractComponent">org.zkoss.zk.ui.AbstractComponent </text:a></text:p>
          </table:table-cell>
        </table:table-row>
      </table:table>
      <text:p text:style-name="P71"/>
      <text:h text:style-name="Heading_20_3" text:outline-level="3"><text:bookmark-start text:name="Intbox1"/>L<text:bookmark-end text:name="Intbox1"/>ongbox</text:h>
      <text:p text:style-name="Text_20_body_20_indent_20_2"><text:span text:style-name="T52">A long</text:span><text:span text:style-name="T63">box</text:span><text:span text:style-name="T52"> is used to let users input long </text:span><text:span text:style-name="T51">data.</text:span></text:p>
      <text:p text:style-name="P165"><draw:frame draw:style-name="fr2" draw:name="graphics28" text:anchor-type="paragraph" svg:width="5.607cm" svg:height="1.52cm" draw:z-index="87"><draw:image xlink:href="../images/longbox.jpg" xlink:type="simple" xlink:show="embed" xlink:actuate="onLoad"/></draw:frame></text:p>
      <text:p text:style-name="Code_20_Indent_20_2">&lt;window title="Longbox Demo" border="normal" width="200px"&gt;</text:p>
      <text:p text:style-name="Code_20_Indent_20_2"><text:tab/>long box:&lt;longbox/&gt;</text:p>
      <text:p text:style-name="Code_20_Indent_20_2">&lt;/window&gt;</text:p>
      <text:h text:style-name="P77" text:outline-level="4">Class Name</text:h>
      <text:p text:style-name="P58"><text:span text:style-name="T39">org.zkoss.zul.Longbox</text:span></text:p>
      <text:h text:style-name="P79" text:outline-level="4">Supported Child Components</text:h>
      <text:p text:style-name="P166">*NONE </text:p>
      <text:h text:style-name="P79" text:outline-level="4">Supported Events</text:h>
      <table:table table:name="Table361" table:style-name="Table361">
        <table:table-column table:style-name="Table361.A"/>
        <table:table-column table:style-name="Table361.B"/>
        <table:table-header-rows>
          <table:table-row>
            <table:table-cell table:style-name="Table361.A1" office:value-type="string">
              <text:p text:style-name="P67">Event Name</text:p>
            </table:table-cell>
            <table:table-cell table:style-name="Table361.B1" office:value-type="string">
              <text:p text:style-name="P67">Event Type</text:p>
            </table:table-cell>
          </table:table-row>
        </table:table-header-rows>
        <table:table-row>
          <table:table-cell table:style-name="Table361.A2" office:value-type="string">
            <text:p text:style-name="P62"><text:span text:style-name="Source_20_Text">onChange</text:span></text:p>
          </table:table-cell>
          <table:table-cell table:style-name="Table361.B2" office:value-type="string">
            <text:p text:style-name="P80"><text:a xlink:type="simple" xlink:href="#InputEvent"><text:span text:style-name="T46">org.zkoss.zk.ui.event.InputEvent</text:span></text:a></text:p>
            <text:p text:style-name="P167"><text:span text:style-name="T3">Description:</text:span> </text:p>
            <text:p text:style-name="P167">Denotes the content of an input component has been modified by the user.</text:p>
          </table:table-cell>
        </table:table-row>
        <table:table-row>
          <table:table-cell table:style-name="Table361.A2" office:value-type="string">
            <text:p text:style-name="P62"><text:span text:style-name="Source_20_Text">onChanging</text:span></text:p>
          </table:table-cell>
          <table:table-cell table:style-name="Table361.B2" office:value-type="string">
            <text:p text:style-name="P80"><text:a xlink:type="simple" xlink:href="#InputEvent"><text:span text:style-name="T46">org.zkoss.zk.ui.event.InputEvent</text:span></text:a></text:p>
            <text:p text:style-name="P168">Description: </text:p>
            <text:p text:style-name="P169">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361.A2" office:value-type="string">
            <text:p text:style-name="P62"><text:span text:style-name="Source_20_Text">onSelection</text:span></text:p>
          </table:table-cell>
          <table:table-cell table:style-name="Table361.B2" office:value-type="string">
            <text:p text:style-name="P80"><text:a xlink:type="simple" xlink:href="#SelectionEvent"><text:span text:style-name="Source_20_Text">org.zkoss.zk.ui.event.SelectionEvent</text:span></text:a></text:p>
            <text:p text:style-name="P168">Description: </text:p>
            <text:p text:style-name="P167"><text:span text:style-name="T67">Denotes that user is selecting a portion of the text of an input component. You can retrieve the start and end position of the selected text by use of the </text:span><text:span text:style-name="T41">getStart</text:span><text:span text:style-name="T67"> and </text:span><text:span text:style-name="T41">getEnd</text:span><text:span text:style-name="T67"> methods.</text:span><text:span text:style-name="T3"> </text:span></text:p>
          </table:table-cell>
        </table:table-row>
        <table:table-row>
          <table:table-cell table:style-name="Table361.A2" office:value-type="string">
            <text:p text:style-name="P62"><text:span text:style-name="Source_20_Text">onFocus</text:span></text:p>
          </table:table-cell>
          <table:table-cell table:style-name="Table361.B2" office:value-type="string">
            <text:p text:style-name="P80"><text:a xlink:type="simple" xlink:href="#Event"><text:span text:style-name="Source_20_Text">org.zkoss.zk.ui.event.Event</text:span></text:a></text:p>
            <text:p text:style-name="P168">Description: </text:p>
            <text:p text:style-name="P169">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361.A2" office:value-type="string">
            <text:p text:style-name="P62"><text:span text:style-name="Source_20_Text">onBlur</text:span></text:p>
          </table:table-cell>
          <table:table-cell table:style-name="Table361.B2" office:value-type="string">
            <text:p text:style-name="P80"><text:a xlink:type="simple" xlink:href="#Event"><text:span text:style-name="Source_20_Text">org.zkoss.zk.ui.event.Event</text:span></text:a></text:p>
            <text:p text:style-name="P168">Description: </text:p>
            <text:p text:style-name="P169">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361.A2" office:value-type="string">
            <text:p text:style-name="P62"><text:span text:style-name="Source_20_Text">onCreate</text:span></text:p>
          </table:table-cell>
          <table:table-cell table:style-name="Table361.B2" office:value-type="string">
            <text:p text:style-name="P80"><text:a xlink:type="simple" xlink:href="#CreateEvent"><text:span text:style-name="Source_20_Text">org.zkoss.ui.zk.ui.event.CreateEvent</text:span></text:a></text:p>
            <text:p text:style-name="P168">Description: </text:p>
            <text:p text:style-name="P169">Denotes a component is created when rendering a ZUML page.</text:p>
          </table:table-cell>
        </table:table-row>
        <table:table-row>
          <table:table-cell table:style-name="Table361.A2" office:value-type="string">
            <text:p text:style-name="P62"><text:span text:style-name="Source_20_Text">onDrop</text:span></text:p>
          </table:table-cell>
          <table:table-cell table:style-name="Table361.B2" office:value-type="string">
            <text:p text:style-name="P80"><text:a xlink:type="simple" xlink:href="#DropEvent"><text:span text:style-name="Source_20_Text">org.zkoss.ui.zk.ui.event.DropEvent</text:span></text:a></text:p>
            <text:p text:style-name="P168">Description: </text:p>
            <text:p text:style-name="P169">Denotes another component is dropped to the component that receives this event.</text:p>
          </table:table-cell>
        </table:table-row>
      </table:table>
      <text:h text:style-name="P79" text:outline-level="4">Properties</text:h>
      <table:table table:name="Table362" table:style-name="Table362">
        <table:table-column table:style-name="Table362.A"/>
        <table:table-column table:style-name="Table362.B"/>
        <table:table-column table:style-name="Table362.C"/>
        <table:table-header-rows>
          <table:table-row>
            <table:table-cell table:style-name="Table362.A1" office:value-type="string">
              <text:p text:style-name="P67">Property</text:p>
            </table:table-cell>
            <table:table-cell table:style-name="Table362.A1" office:value-type="string">
              <text:p text:style-name="P67">Description</text:p>
            </table:table-cell>
            <table:table-cell table:style-name="Table362.C1" office:value-type="string">
              <text:p text:style-name="P67">Return Data Type</text:p>
            </table:table-cell>
          </table:table-row>
        </table:table-header-rows>
        <table:table-row table:style-name="Table362.2">
          <table:table-cell table:style-name="Table362.A2" office:value-type="string">
            <text:p text:style-name="P60"><text:span text:style-name="Source_20_Text">val</text:span><text:span text:style-name="T37">ue</text:span></text:p>
          </table:table-cell>
          <table:table-cell table:style-name="Table362.B2" office:value-type="string">
            <text:p text:style-name="P72">Sets the value. </text:p>
          </table:table-cell>
          <table:table-cell table:style-name="Table362.C2" office:value-type="string">
            <text:p text:style-name="P60"><text:span text:style-name="Source_20_Text">Long</text:span></text:p>
          </table:table-cell>
        </table:table-row>
      </table:table>
      <text:p text:style-name="P66"/>
      <text:h text:style-name="P79" text:outline-level="4">Methods</text:h>
      <text:p text:style-name="P89"/>
      <table:table table:name="Table364" table:style-name="Table364">
        <table:table-column table:style-name="Table364.A"/>
        <table:table-column table:style-name="Table364.B"/>
        <table:table-column table:style-name="Table364.C"/>
        <table:table-column table:style-name="Table364.D"/>
        <table:table-header-rows>
          <table:table-row>
            <table:table-cell table:style-name="Table364.A1" office:value-type="string">
              <text:p text:style-name="Table_20_Heading">Name</text:p>
            </table:table-cell>
            <table:table-cell table:style-name="Table364.A1" office:value-type="string">
              <text:p text:style-name="Table_20_Heading">Description</text:p>
            </table:table-cell>
            <table:table-cell table:style-name="Table364.A1" office:value-type="string">
              <text:p text:style-name="Table_20_Heading">Data Type</text:p>
            </table:table-cell>
            <table:table-cell table:style-name="Table364.D1" office:value-type="string">
              <text:p text:style-name="Table_20_Heading">Values</text:p>
            </table:table-cell>
          </table:table-row>
        </table:table-header-rows>
        <table:table-row>
          <table:table-cell table:style-name="Table364.A2" office:value-type="string">
            <text:p text:style-name="P174"><text:span text:style-name="Source_20_Text">intValue() </text:span></text:p>
          </table:table-cell>
          <table:table-cell table:style-name="Table364.A2" office:value-type="string">
            <text:p text:style-name="P174">Returns the value in int. </text:p>
          </table:table-cell>
          <table:table-cell table:style-name="Table364.A2" office:value-type="string">
            <text:p text:style-name="Table_20_Contents"><text:span text:style-name="Source_20_Text">int</text:span></text:p>
          </table:table-cell>
          <table:table-cell table:style-name="Table364.D2" office:value-type="string">
            <text:p text:style-name="P60"><text:span text:style-name="Source_20_Text"/></text:p>
          </table:table-cell>
        </table:table-row>
        <table:table-row>
          <table:table-cell table:style-name="Table364.A2" office:value-type="string">
            <text:p text:style-name="P174"><text:span text:style-name="Source_20_Text">longValue() </text:span></text:p>
          </table:table-cell>
          <table:table-cell table:style-name="Table364.A2" office:value-type="string">
            <text:p text:style-name="P174"><text:span text:style-name="Source_20_Text">Returns the value in long. </text:span></text:p>
          </table:table-cell>
          <table:table-cell table:style-name="Table364.A2" office:value-type="string">
            <text:p text:style-name="Table_20_Contents"><text:span text:style-name="Source_20_Text">long</text:span></text:p>
          </table:table-cell>
          <table:table-cell table:style-name="Table364.D2" office:value-type="string">
            <text:p text:style-name="P60"><text:span text:style-name="Source_20_Text"/></text:p>
          </table:table-cell>
        </table:table-row>
      </table:table>
      <text:p text:style-name="P175"/>
      <text:h text:style-name="P79" text:outline-level="4">Inherited From </text:h>
      <table:table table:name="Table363" table:style-name="Table363">
        <table:table-column table:style-name="Table363.A"/>
        <table:table-header-rows>
          <table:table-row>
            <table:table-cell table:style-name="Table363.A1" office:value-type="string">
              <text:p text:style-name="P67">Inherited From</text:p>
            </table:table-cell>
          </table:table-row>
        </table:table-header-rows>
        <table:table-row>
          <table:table-cell table:style-name="Table363.A2" office:value-type="string">
            <text:p text:style-name="P90"><text:a xlink:type="simple" xlink:href="#NumberInputElement"><text:span text:style-name="Source_20_Text">org.zkoss.zul.NumberInputElement</text:span></text:a></text:p>
          </table:table-cell>
        </table:table-row>
        <table:table-row>
          <table:table-cell table:style-name="Table363.A2" office:value-type="string">
            <text:p text:style-name="P90"><text:a xlink:type="simple" xlink:href="#FormatInputElement"><text:span text:style-name="Source_20_Text">org.zkoss.zul.FormatInputElement</text:span></text:a></text:p>
          </table:table-cell>
        </table:table-row>
        <table:table-row>
          <table:table-cell table:style-name="Table363.A2" office:value-type="string">
            <text:p text:style-name="P90"><text:a xlink:type="simple" xlink:href="#InputElement"><text:span text:style-name="Source_20_Text">org.zkoss.zul.InputElement</text:span></text:a></text:p>
          </table:table-cell>
        </table:table-row>
        <table:table-row>
          <table:table-cell table:style-name="Table363.A2" office:value-type="string">
            <text:p text:style-name="P90"><text:a xlink:type="simple" xlink:href="#XulElement"><text:span text:style-name="Source_20_Text">org.zkoss.zul.imp.XulElement</text:span></text:a></text:p>
          </table:table-cell>
        </table:table-row>
        <table:table-row table:style-name="Table363.6">
          <table:table-cell table:style-name="Table363.A2" office:value-type="string">
            <text:p text:style-name="P90"><text:s/><text:a xlink:type="simple" xlink:href="#HtmlBasedComponent"><text:span text:style-name="Source_20_Text">org.zkoss.zk.ui.HtmlBasedComponent</text:span></text:a> </text:p>
          </table:table-cell>
        </table:table-row>
        <table:table-row table:style-name="Table363.6">
          <table:table-cell table:style-name="Table363.A2" office:value-type="string">
            <text:p text:style-name="P90"><text:s/><text:a xlink:type="simple" xlink:href="#AbstractComponent"><text:span text:style-name="Source_20_Text">org.zkoss.zk.ui.AbstractComponent </text:span></text:a></text:p>
          </table:table-cell>
        </table:table-row>
      </table:table>
      <text:p text:style-name="Standard"/>
      <text:p text:style-name="P71"/>
      <text:h text:style-name="Heading_20_3" text:outline-level="3"><text:bookmark-start text:name="Menu"/>Menu<text:bookmark-end text:name="Menu"/></text:h>
      <text:p text:style-name="Text_20_body_20_indent_20_2"><text:span text:style-name="T128">An element, much like a button, that is placed on a menu bar. When the user clicks the menu element, the child </text:span><text:span text:style-name="T129">Menupopup</text:span><text:span text:style-name="T128"> <text:s/>of the menu will be displayed. This element is also used to create submenus of </text:span><text:span text:style-name="T129">Menupopup</text:span><text:span text:style-name="T128">.</text:span><text:span text:style-name="T129"> </text:span></text:p>
      <text:p text:style-name="Text_20_body_20_indent_20_2"><draw:frame draw:style-name="fr6" draw:name="graphics131" text:anchor-type="paragraph" svg:width="10.557cm" svg:height="2.593cm" draw:z-index="32"><draw:image xlink:href="../images/Menu.png" xlink:type="simple" xlink:show="embed" xlink:actuate="onLoad"/></draw:frame><text:span text:style-name="T130"/></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8">org.zkoss.zul.Menu</text:span> </text:p>
      <text:h text:style-name="Heading_20_4" text:outline-level="4">Supported Child Components</text:h>
      <text:p text:style-name="P145"><text:a xlink:type="simple" xlink:href="#Menupopup">Menupopup</text:a></text:p>
      <text:h text:style-name="P149" text:outline-level="4">Supported Events</text:h>
      <text:p text:style-name="P145">*NONE</text:p>
      <text:h text:style-name="P176" text:outline-level="4">Properties</text:h>
      <text:p text:style-name="P145">*NONE</text:p>
      <text:h text:style-name="P177" text:outline-level="4">Methods</text:h>
      <table:table table:name="Table148" table:style-name="Table148">
        <table:table-column table:style-name="Table148.A"/>
        <table:table-column table:style-name="Table148.B"/>
        <table:table-column table:style-name="Table148.C"/>
        <table:table-column table:style-name="Table148.D"/>
        <table:table-header-rows>
          <table:table-row>
            <table:table-cell table:style-name="Table148.A1" office:value-type="string">
              <text:p text:style-name="Table_20_Heading">Name</text:p>
            </table:table-cell>
            <table:table-cell table:style-name="Table148.A1" office:value-type="string">
              <text:p text:style-name="Table_20_Heading">Description</text:p>
            </table:table-cell>
            <table:table-cell table:style-name="Table148.A1" office:value-type="string">
              <text:p text:style-name="Table_20_Heading">Data Type</text:p>
            </table:table-cell>
            <table:table-cell table:style-name="Table148.D1" office:value-type="string">
              <text:p text:style-name="Table_20_Heading">Values</text:p>
            </table:table-cell>
          </table:table-row>
        </table:table-header-rows>
        <table:table-row>
          <table:table-cell table:style-name="Table148.A2" office:value-type="string">
            <text:p text:style-name="Table_20_Contents"><text:span text:style-name="Source_20_Text">getMenupopup()</text:span></text:p>
          </table:table-cell>
          <table:table-cell table:style-name="Table148.A2" office:value-type="string">
            <text:p text:style-name="Table_20_Contents">Returns the <text:span text:style-name="Source_20_Text">Menupopup</text:span> it owns, or null if not available.</text:p>
          </table:table-cell>
          <table:table-cell table:style-name="Table148.A2" office:value-type="string">
            <text:p text:style-name="Table_20_Contents"><text:span text:style-name="Source_20_Text">Object</text:span></text:p>
          </table:table-cell>
          <table:table-cell table:style-name="Table148.D2" office:value-type="string">
            <text:p text:style-name="P60"><text:span text:style-name="Source_20_Text">&lt;null&gt;</text:span></text:p>
          </table:table-cell>
        </table:table-row>
        <table:table-row>
          <table:table-cell table:style-name="Table148.A2" office:value-type="string">
            <text:p text:style-name="Table_20_Contents"><text:span text:style-name="Source_20_Text">isTopmost()</text:span></text:p>
          </table:table-cell>
          <table:table-cell table:style-name="Table148.A2" office:value-type="string">
            <text:p text:style-name="Table_20_Contents">Returns whether this is an top-level menu, i.e., not owning by another <text:span text:style-name="Source_20_Text">Menupopup</text:span>.</text:p>
            <text:p text:style-name="Table_20_Contents"><text:span text:style-name="T3">Values</text:span>: <text:span text:style-name="Source_20_Text">true | false</text:span></text:p>
          </table:table-cell>
          <table:table-cell table:style-name="Table148.A2" office:value-type="string">
            <text:p text:style-name="Table_20_Contents"><text:span text:style-name="Source_20_Text">Boolean</text:span></text:p>
          </table:table-cell>
          <table:table-cell table:style-name="Table148.D2" office:value-type="string">
            <text:p text:style-name="P60"><text:span text:style-name="Source_20_Text">True</text:span></text:p>
          </table:table-cell>
        </table:table-row>
        <table:table-row>
          <table:table-cell table:style-name="Table148.A2" office:value-type="string">
            <text:p text:style-name="Table_20_Contents"><text:span text:style-name="Source_20_Text">getOutAttrs()</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60"><text:span text:style-name="Source_20_Text">String</text:span></text:p>
          </table:table-cell>
        </table:table-row>
        <table:table-row>
          <table:table-cell table:style-name="Table148.A2" office:value-type="string">
            <text:p text:style-name="Table_20_Contents"><text:span text:style-name="Source_20_Text">insertBefore(org.zkoss.zk.ui.Component child, org.zkoss.zk.ui.Component insertBefore) </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60"><text:span text:style-name="Source_20_Text">boolean</text:span></text:p>
          </table:table-cell>
        </table:table-row>
      </table:table>
      <text:h text:style-name="Heading_20_4" text:outline-level="4"><text:span text:style-name="T3">Inherited </text:span>From </text:h>
      <table:table table:name="Table149" table:style-name="Table149">
        <table:table-column table:style-name="Table149.A"/>
        <table:table-header-rows>
          <table:table-row>
            <table:table-cell table:style-name="Table149.A1" office:value-type="string">
              <text:p text:style-name="P67">Inherited From</text:p>
            </table:table-cell>
          </table:table-row>
        </table:table-header-rows>
        <table:table-row table:style-name="Table149.2">
          <table:table-cell table:style-name="Table149.A2" office:value-type="string">
            <text:p text:style-name="P76"><text:a xlink:type="simple" xlink:href="#LabelImageElement"><text:span text:style-name="Source_20_Text">org.zkoss.zul.impl.LabelImageElement</text:span></text:a></text:p>
          </table:table-cell>
        </table:table-row>
        <table:table-row table:style-name="Table149.2">
          <table:table-cell table:style-name="Table149.A2" office:value-type="string">
            <text:p text:style-name="P76"><text:a xlink:type="simple" xlink:href="#LabelElement"><text:span text:style-name="Source_20_Text">org.zkoss.zul.impl.LabelElement</text:span></text:a></text:p>
          </table:table-cell>
        </table:table-row>
        <table:table-row table:style-name="Table149.2">
          <table:table-cell table:style-name="Table149.A2" office:value-type="string">
            <text:p text:style-name="P76"><text:a xlink:type="simple" xlink:href="#XulElement"><text:span text:style-name="Source_20_Text">org.zkoss.zul.impl.XulElement</text:span></text:a></text:p>
          </table:table-cell>
        </table:table-row>
        <table:table-row table:style-name="Table149.2">
          <table:table-cell table:style-name="Table149.A2" office:value-type="string">
            <text:p text:style-name="P76"><text:a xlink:type="simple" xlink:href="#HtmlBasedComponent"><text:span text:style-name="Source_20_Text">org.zkoss.zk.ui.HtmlBasedComponent</text:span></text:a><text:span text:style-name="Source_20_Text"> </text:span></text:p>
          </table:table-cell>
        </table:table-row>
        <table:table-row table:style-name="Table149.2">
          <table:table-cell table:style-name="Table149.A2" office:value-type="string">
            <text:p text:style-name="P76"><text:a xlink:type="simple" xlink:href="#AbstractComponent"><text:span text:style-name="Source_20_Text">org.zkoss.zk.ui.AbstractComponent </text:span></text:a></text:p>
          </table:table-cell>
        </table:table-row>
      </table:table>
      <text:p text:style-name="P71"/>
      <text:h text:style-name="Heading_20_3" text:outline-level="3">Menubar</text:h>
      <text:p text:style-name="Text_20_body_20_indent_20_2"><text:span text:style-name="T128">A container that usually contains menu elements.</text:span><text:span text:style-name="T129"> </text:span></text:p>
      <text:p text:style-name="Text_20_body_20_indent_20_2"><draw:frame draw:style-name="fr2" draw:name="graphics132" text:anchor-type="paragraph" svg:width="10.557cm" svg:height="2.593cm" draw:z-index="33"><draw:image xlink:href="../images/Menu.png" xlink:type="simple" xlink:show="embed" xlink:actuate="onLoad"/></draw:frame><text:span text:style-name="T130"/></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22"><text:span text:style-name="T38">org.zkoss.zul.Menubar</text:span></text:p>
      <text:h text:style-name="Heading_20_4" text:outline-level="4">Supported Child Components</text:h>
      <text:p text:style-name="P145">*NONE</text:p>
      <text:h text:style-name="P75" text:outline-level="4">Supported Events</text:h>
      <text:p text:style-name="P145">*NONE</text:p>
      <text:h text:style-name="P75" text:outline-level="4">Properties</text:h>
      <table:table table:name="Table150" table:style-name="Table150">
        <table:table-column table:style-name="Table150.A"/>
        <table:table-column table:style-name="Table150.B"/>
        <table:table-column table:style-name="Table150.C"/>
        <table:table-column table:style-name="Table150.D"/>
        <table:table-header-rows>
          <table:table-row>
            <table:table-cell table:style-name="Table150.A1" office:value-type="string">
              <text:p text:style-name="P67">Property</text:p>
            </table:table-cell>
            <table:table-cell table:style-name="Table150.A1" office:value-type="string">
              <text:p text:style-name="P67">Description</text:p>
            </table:table-cell>
            <table:table-cell table:style-name="Table150.A1" office:value-type="string">
              <text:p text:style-name="P67">Data Type</text:p>
            </table:table-cell>
            <table:table-cell table:style-name="Table150.D1" office:value-type="string">
              <text:p text:style-name="P67">Default Values</text:p>
            </table:table-cell>
          </table:table-row>
        </table:table-header-rows>
        <table:table-row>
          <table:table-cell table:style-name="Table150.A2" office:value-type="string">
            <text:p text:style-name="P60"><text:span text:style-name="Source_20_Text">orient</text:span></text:p>
          </table:table-cell>
          <table:table-cell table:style-name="Table150.A2" office:value-type="string">
            <text:p text:style-name="P72">The orient</text:p>
            <text:p text:style-name="P72"><text:span text:style-name="T3">Values:</text:span><text:span text:style-name="Source_20_Text"> horizontal | vertical</text:span></text:p>
          </table:table-cell>
          <table:table-cell table:style-name="Table150.A2" office:value-type="string">
            <text:p text:style-name="P60"><text:span text:style-name="Source_20_Text">String</text:span></text:p>
          </table:table-cell>
          <table:table-cell table:style-name="Table150.D2" office:value-type="string">
            <text:p text:style-name="P62"><text:span text:style-name="Source_20_Text">vertical</text:span></text:p>
          </table:table-cell>
        </table:table-row>
        <table:table-row>
          <table:table-cell table:style-name="Table150.A2" office:value-type="string">
            <text:p text:style-name="P60"><text:span text:style-name="Source_20_Text">autodrop</text:span></text:p>
          </table:table-cell>
          <table:table-cell table:style-name="Table150.A2" office:value-type="string">
            <text:p text:style-name="P72">Returns whether to automatically drop down menus if user moves mouse over it. </text:p>
            <text:p text:style-name="P72"><text:span text:style-name="T3">Values:</text:span> <text:span text:style-name="Source_20_Text">true | false</text:span></text:p>
          </table:table-cell>
          <table:table-cell table:style-name="Table150.A2" office:value-type="string">
            <text:p text:style-name="P60"><text:span text:style-name="Source_20_Text">Boolean</text:span></text:p>
          </table:table-cell>
          <table:table-cell table:style-name="Table150.D2" office:value-type="string">
            <text:p text:style-name="P62"><text:span text:style-name="Source_20_Text">false</text:span></text:p>
          </table:table-cell>
        </table:table-row>
      </table:table>
      <text:h text:style-name="P177" text:outline-level="4">Methods</text:h>
      <table:table table:name="Table151" table:style-name="Table151">
        <table:table-column table:style-name="Table151.A"/>
        <table:table-column table:style-name="Table151.B"/>
        <table:table-column table:style-name="Table151.C"/>
        <table:table-header-rows>
          <table:table-row>
            <table:table-cell table:style-name="Table151.A1" office:value-type="string">
              <text:p text:style-name="Table_20_Heading">Name</text:p>
            </table:table-cell>
            <table:table-cell table:style-name="Table151.A1" office:value-type="string">
              <text:p text:style-name="Table_20_Heading">Description</text:p>
            </table:table-cell>
            <table:table-cell table:style-name="Table151.C1" office:value-type="string">
              <text:p text:style-name="Table_20_Heading">Data Type</text:p>
            </table:table-cell>
          </table:table-row>
        </table:table-header-rows>
        <table:table-row>
          <table:table-cell table:style-name="Table151.A2" office:value-type="string">
            <text:p text:style-name="Table_20_Contents"><text:span text:style-name="Source_20_Text">onDrawNewChild(org.zkoss.zk.ui.Component child, java.lang.StringBuffer out) </text:span></text:p>
          </table:table-cell>
          <table:table-cell table:style-name="Table151.A2" office:value-type="string">
            <text:p text:style-name="Table_20_Contents"/>
          </table:table-cell>
          <table:table-cell table:style-name="Table151.C2" office:value-type="string">
            <text:p text:style-name="P60"><text:span text:style-name="Source_20_Text">void</text:span></text:p>
          </table:table-cell>
        </table:table-row>
        <table:table-row>
          <table:table-cell table:style-name="Table151.A2" office:value-type="string">
            <text:p text:style-name="Table_20_Contents"><text:span text:style-name="Source_20_Text">getOuterAttrs()</text:span></text:p>
          </table:table-cell>
          <table:table-cell table:style-name="Table151.A2" office:value-type="string">
            <text:p text:style-name="Table_20_Contents"/>
          </table:table-cell>
          <table:table-cell table:style-name="Table151.C2" office:value-type="string">
            <text:p text:style-name="P60"><text:span text:style-name="Source_20_Text">String</text:span></text:p>
          </table:table-cell>
        </table:table-row>
        <table:table-row>
          <table:table-cell table:style-name="Table151.A2" office:value-type="string">
            <text:p text:style-name="Table_20_Contents"><text:span text:style-name="Source_20_Text">insertBefore()</text:span></text:p>
          </table:table-cell>
          <table:table-cell table:style-name="Table151.A2" office:value-type="string">
            <text:p text:style-name="Table_20_Contents"/>
          </table:table-cell>
          <table:table-cell table:style-name="Table151.C2" office:value-type="string">
            <text:p text:style-name="P60"><text:span text:style-name="Source_20_Text">Boolean</text:span></text:p>
          </table:table-cell>
        </table:table-row>
      </table:table>
      <text:h text:style-name="Heading_20_4" text:outline-level="4">Inherited From </text:h>
      <table:table table:name="Table152" table:style-name="Table152">
        <table:table-column table:style-name="Table152.A"/>
        <table:table-header-rows>
          <table:table-row>
            <table:table-cell table:style-name="Table152.A1" office:value-type="string">
              <text:p text:style-name="P67">Inherited From</text:p>
            </table:table-cell>
          </table:table-row>
        </table:table-header-rows>
        <table:table-row table:style-name="Table152.2">
          <table:table-cell table:style-name="Table152.A2" office:value-type="string">
            <text:p text:style-name="P76"><text:a xlink:type="simple" xlink:href="#XulElement"><text:span text:style-name="Source_20_Text">org.zkoss.zul.impl.XulElement</text:span></text:a></text:p>
          </table:table-cell>
        </table:table-row>
        <table:table-row table:style-name="Table152.2">
          <table:table-cell table:style-name="Table152.A2" office:value-type="string">
            <text:p text:style-name="P76"><text:a xlink:type="simple" xlink:href="#HtmlBasedComponent"><text:span text:style-name="Source_20_Text">org.zkoss.zk.ui.HtmlBasedComponent</text:span></text:a><text:span text:style-name="Source_20_Text"> </text:span></text:p>
          </table:table-cell>
        </table:table-row>
        <table:table-row table:style-name="Table152.2">
          <table:table-cell table:style-name="Table152.A2" office:value-type="string">
            <text:p text:style-name="P76"><text:a xlink:type="simple" xlink:href="#AbstractComponent"><text:span text:style-name="Source_20_Text">org.zkoss.zk.ui.AbstractComponent </text:span></text:a></text:p>
          </table:table-cell>
        </table:table-row>
      </table:table>
      <text:p text:style-name="P71"/>
      <text:h text:style-name="Heading_20_3" text:outline-level="3"><text:bookmark-start text:name="Menuitem"/>Menuitem<text:bookmark-end text:name="Menuitem"/></text:h>
      <text:p text:style-name="Text_20_body_20_indent_20_2"><text:span text:style-name="T128">A single choice in a </text:span><text:span text:style-name="T129">Menupopup</text:span><text:span text:style-name="T128"> element. It acts much like a button but it is rendered on a menu. </text:span><text:span text:style-name="T129"><text:s/></text:span></text:p>
      <text:p text:style-name="Text_20_body_20_indent_20_2"><draw:frame draw:style-name="fr2" draw:name="graphics133" text:anchor-type="paragraph" svg:width="10.557cm" svg:height="2.593cm" draw:z-index="34"><draw:image xlink:href="../images/Menu.png" xlink:type="simple" xlink:show="embed" xlink:actuate="onLoad"/></draw:frame><text:span text:style-name="T130"/></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178"><text:span text:style-name="Source_20_Text">org.zkoss.zul.Menuitem</text:span></text:p>
      <text:h text:style-name="Heading_20_4" text:outline-level="4">Supported Child Components</text:h>
      <text:p text:style-name="P179"><text:span text:style-name="T38">*NONE</text:span><text:span text:style-name="T6"> </text:span></text:p>
      <text:h text:style-name="P75" text:outline-level="4">Supported Events</text:h>
      <table:table table:name="Table153" table:style-name="Table153">
        <table:table-column table:style-name="Table153.A"/>
        <table:table-column table:style-name="Table153.B"/>
        <table:table-header-rows>
          <table:table-row>
            <table:table-cell table:style-name="Table153.A1" office:value-type="string">
              <text:p text:style-name="P67">Event Name</text:p>
            </table:table-cell>
            <table:table-cell table:style-name="Table153.B1" office:value-type="string">
              <text:p text:style-name="P67">Event Type</text:p>
            </table:table-cell>
          </table:table-row>
        </table:table-header-rows>
        <table:table-row>
          <table:table-cell table:style-name="Table153.A2" office:value-type="string">
            <text:p text:style-name="P62"><text:span text:style-name="Source_20_Text">onClick</text:span></text:p>
          </table:table-cell>
          <table:table-cell table:style-name="Table153.B2" office:value-type="string">
            <text:p text:style-name="P141"><text:a xlink:type="simple" xlink:href="#MouseEvent"><text:span text:style-name="T131">org.zkoss.zk.ui.event.MouseEvent</text:span></text:a></text:p>
            <text:p text:style-name="P141"><text:span text:style-name="T132">Description:</text:span><text:span text:style-name="T133"> </text:span><text:span text:style-name="T134">A menu command is associated with a menu item. There are two ways to associate a command to it: the</text:span><text:span text:style-name="T135"> onClick</text:span><text:span text:style-name="T136"> </text:span><text:span text:style-name="T134">event and the </text:span><text:span text:style-name="T135">href</text:span><text:span text:style-name="T136"> </text:span><text:span text:style-name="T134">property. If a event listener is added for a menu item for the </text:span><text:span text:style-name="T135">onClick</text:span><text:span text:style-name="T136"> </text:span><text:span text:style-name="T134">event, the listener is invoked when the item is clicked.</text:span></text:p>
          </table:table-cell>
        </table:table-row>
      </table:table>
      <text:h text:style-name="P75" text:outline-level="4">Properties</text:h>
      <table:table table:name="Table154" table:style-name="Table154">
        <table:table-column table:style-name="Table154.A"/>
        <table:table-column table:style-name="Table154.B"/>
        <table:table-column table:style-name="Table154.C"/>
        <table:table-column table:style-name="Table154.D"/>
        <table:table-header-rows>
          <table:table-row>
            <table:table-cell table:style-name="Table154.A1" office:value-type="string">
              <text:p text:style-name="P67">Property</text:p>
            </table:table-cell>
            <table:table-cell table:style-name="Table154.A1" office:value-type="string">
              <text:p text:style-name="P67">Description</text:p>
            </table:table-cell>
            <table:table-cell table:style-name="Table154.A1" office:value-type="string">
              <text:p text:style-name="P67">Data Type</text:p>
            </table:table-cell>
            <table:table-cell table:style-name="Table154.D1" office:value-type="string">
              <text:p text:style-name="P59">Default Value</text:p>
            </table:table-cell>
          </table:table-row>
        </table:table-header-rows>
        <table:table-row>
          <table:table-cell table:style-name="Table154.A2" office:value-type="string">
            <text:p text:style-name="P60"><text:span text:style-name="T137">value</text:span></text:p>
          </table:table-cell>
          <table:table-cell table:style-name="Table154.A2" office:value-type="string">
            <text:p text:style-name="P72">The value</text:p>
          </table:table-cell>
          <table:table-cell table:style-name="Table154.A2" office:value-type="string">
            <text:p text:style-name="P60"><text:span text:style-name="Source_20_Text">String</text:span></text:p>
          </table:table-cell>
          <table:table-cell table:style-name="Table154.D2" office:value-type="string">
            <text:p text:style-name="P83"><text:span text:style-name="Source_20_Text">&lt;empty string&gt;</text:span></text:p>
          </table:table-cell>
        </table:table-row>
        <table:table-row>
          <table:table-cell table:style-name="Table154.A2" office:value-type="string">
            <text:p text:style-name="P60"><text:span text:style-name="T76">href</text:span></text:p>
          </table:table-cell>
          <table:table-cell table:style-name="Table154.A2" office:value-type="string">
            <text:p text:style-name="P72">The target frame or window.</text:p>
          </table:table-cell>
          <table:table-cell table:style-name="Table154.A2" office:value-type="string">
            <text:p text:style-name="P60"><text:span text:style-name="Source_20_Text">String</text:span></text:p>
          </table:table-cell>
          <table:table-cell table:style-name="Table154.D2" office:value-type="string">
            <text:p text:style-name="P180"><text:span text:style-name="Source_20_Text">&lt;null&gt;</text:span></text:p>
          </table:table-cell>
        </table:table-row>
        <table:table-row table:style-name="Table154.4">
          <table:table-cell table:style-name="Table154.A2" office:value-type="string">
            <text:p text:style-name="P60"><text:span text:style-name="T76">Target</text:span></text:p>
          </table:table-cell>
          <table:table-cell table:style-name="Table154.B4" office:value-type="string">
            <text:p text:style-name="P80">The href</text:p>
          </table:table-cell>
          <table:table-cell table:style-name="Table154.A2" office:value-type="string">
            <text:p text:style-name="P60"><text:span text:style-name="Source_20_Text">String</text:span></text:p>
          </table:table-cell>
          <table:table-cell table:style-name="Table154.D2" office:value-type="string">
            <text:p text:style-name="P65"><text:span text:style-name="Source_20_Text">&lt;null&gt;</text:span></text:p>
          </table:table-cell>
        </table:table-row>
        <table:table-row table:style-name="Table154.4">
          <table:table-cell table:style-name="Table154.A2" office:value-type="string">
            <text:p text:style-name="P60"><text:span text:style-name="T76">autocheck</text:span></text:p>
          </table:table-cell>
          <table:table-cell table:style-name="Table154.B4" office:value-type="string">
            <text:p text:style-name="P80">Whether the menuitem check mark will update each time the menu item is selected</text:p>
            <text:p text:style-name="P80"><text:span text:style-name="T3">Values</text:span>: <text:span text:style-name="Source_20_Text">true | false</text:span></text:p>
          </table:table-cell>
          <table:table-cell table:style-name="Table154.A2" office:value-type="string">
            <text:p text:style-name="P60"><text:span text:style-name="Source_20_Text">Boolean</text:span></text:p>
          </table:table-cell>
          <table:table-cell table:style-name="Table154.D2" office:value-type="string">
            <text:p text:style-name="P83"><text:span text:style-name="Source_20_Text">false</text:span></text:p>
          </table:table-cell>
        </table:table-row>
        <table:table-row table:style-name="Table154.4">
          <table:table-cell table:style-name="Table154.A2" office:value-type="string">
            <text:p text:style-name="P60"><text:span text:style-name="T76">checked</text:span></text:p>
          </table:table-cell>
          <table:table-cell table:style-name="Table154.B4" office:value-type="string">
            <text:p text:style-name="P80">Whether it is checked.</text:p>
            <text:p text:style-name="P80"><text:span text:style-name="T3">Values</text:span>: <text:span text:style-name="Source_20_Text">true | false</text:span></text:p>
          </table:table-cell>
          <table:table-cell table:style-name="Table154.A2" office:value-type="string">
            <text:p text:style-name="P60"><text:span text:style-name="Source_20_Text">Boolean</text:span></text:p>
          </table:table-cell>
          <table:table-cell table:style-name="Table154.D2" office:value-type="string">
            <text:p text:style-name="P83"><text:span text:style-name="Source_20_Text">false</text:span></text:p>
          </table:table-cell>
        </table:table-row>
      </table:table>
      <text:h text:style-name="P177" text:outline-level="4">Methods</text:h>
      <table:table table:name="Table155" table:style-name="Table155">
        <table:table-column table:style-name="Table155.A"/>
        <table:table-column table:style-name="Table155.B"/>
        <table:table-column table:style-name="Table155.C"/>
        <table:table-header-rows>
          <table:table-row>
            <table:table-cell table:style-name="Table155.A1" office:value-type="string">
              <text:p text:style-name="Table_20_Heading">Name</text:p>
            </table:table-cell>
            <table:table-cell table:style-name="Table155.A1" office:value-type="string">
              <text:p text:style-name="Table_20_Heading">Description</text:p>
            </table:table-cell>
            <table:table-cell table:style-name="Table155.C1" office:value-type="string">
              <text:p text:style-name="Table_20_Heading">Data Type</text:p>
            </table:table-cell>
          </table:table-row>
        </table:table-header-rows>
        <table:table-row>
          <table:table-cell table:style-name="Table155.A2" office:value-type="string">
            <text:p text:style-name="Table_20_Contents"><text:span text:style-name="Source_20_Text">isTopmost()</text:span></text:p>
          </table:table-cell>
          <table:table-cell table:style-name="Table155.A2" office:value-type="string">
            <text:p text:style-name="Table_20_Contents">Returns whether this is an top-level menu, i.e., not owning by another <text:span text:style-name="Source_20_Text">Menupopup</text:span>.</text:p>
            <text:p text:style-name="Table_20_Contents"><text:span text:style-name="T3">Values</text:span>: true | false</text:p>
          </table:table-cell>
          <table:table-cell table:style-name="Table155.C2" office:value-type="string">
            <text:p text:style-name="P60"><text:span text:style-name="Source_20_Text">boolean</text:span></text:p>
          </table:table-cell>
        </table:table-row>
        <table:table-row>
          <table:table-cell table:style-name="Table155.A2" office:value-type="string">
            <text:p text:style-name="Table_20_Contents"><text:span text:style-name="Source_20_Text">getOuterAttrs()</text:span></text:p>
          </table:table-cell>
          <table:table-cell table:style-name="Table155.A2" office:value-type="string">
            <text:p text:style-name="Table_20_Contents"/>
          </table:table-cell>
          <table:table-cell table:style-name="Table155.C2" office:value-type="string">
            <text:p text:style-name="P60"><text:span text:style-name="Source_20_Text">String</text:span></text:p>
          </table:table-cell>
        </table:table-row>
      </table:table>
      <text:h text:style-name="Heading_20_4" text:outline-level="4">Inherited From </text:h>
      <table:table table:name="Table156" table:style-name="Table156">
        <table:table-column table:style-name="Table156.A"/>
        <table:table-header-rows>
          <table:table-row>
            <table:table-cell table:style-name="Table156.A1" office:value-type="string">
              <text:p text:style-name="P67">Inherited From</text:p>
            </table:table-cell>
          </table:table-row>
        </table:table-header-rows>
        <table:table-row table:style-name="Table156.2">
          <table:table-cell table:style-name="Table156.A2" office:value-type="string">
            <text:p text:style-name="P76"><text:a xlink:type="simple" xlink:href="#LabelImageElement"><text:span text:style-name="Source_20_Text">org.zkoss.zul.impl.LabelImageElement</text:span></text:a></text:p>
          </table:table-cell>
        </table:table-row>
        <table:table-row table:style-name="Table156.2">
          <table:table-cell table:style-name="Table156.A2" office:value-type="string">
            <text:p text:style-name="P76"><text:a xlink:type="simple" xlink:href="#LabelElement"><text:span text:style-name="Source_20_Text">org.zkoss.zul.impl.LabelElement</text:span></text:a></text:p>
          </table:table-cell>
        </table:table-row>
        <table:table-row table:style-name="Table156.2">
          <table:table-cell table:style-name="Table156.A2" office:value-type="string">
            <text:p text:style-name="P76"><text:a xlink:type="simple" xlink:href="#XulElement"><text:span text:style-name="Source_20_Text">org.zkoss.zul.impl.XulElement</text:span></text:a></text:p>
          </table:table-cell>
        </table:table-row>
        <table:table-row table:style-name="Table156.2">
          <table:table-cell table:style-name="Table156.A2" office:value-type="string">
            <text:p text:style-name="P76"><text:a xlink:type="simple" xlink:href="#HtmlBasedComponent"><text:span text:style-name="Source_20_Text">org.zkoss.zk.ui.HtmlBasedComponent</text:span></text:a><text:span text:style-name="Source_20_Text"> </text:span></text:p>
          </table:table-cell>
        </table:table-row>
        <table:table-row table:style-name="Table156.2">
          <table:table-cell table:style-name="Table156.A2" office:value-type="string">
            <text:p text:style-name="P76"><text:a xlink:type="simple" xlink:href="#AbstractComponent"><text:span text:style-name="Source_20_Text">org.zkoss.zk.ui.AbstractComponent </text:span></text:a></text:p>
          </table:table-cell>
        </table:table-row>
      </table:table>
      <text:p text:style-name="P71"/>
      <text:h text:style-name="Heading_20_3" text:outline-level="3"><text:bookmark-start text:name="Menupopup"/>Menupopup<text:bookmark-end text:name="Menupopup"/></text:h>
      <text:p text:style-name="Text_20_body_20_indent_20_2"><text:span text:style-name="T128">A container used to display menus. It should be placed inside a Menu.</text:span></text:p>
      <text:p text:style-name="Text_20_body_20_indent_20_2"><text:span text:style-name="T128">Supported event: </text:span><text:span text:style-name="T129">onOpen</text:span><text:span text:style-name="T128">.</text:span></text:p>
      <text:p text:style-name="Text_20_body_20_indent_20_2"><text:span text:style-name="T128">Note: to have better performance, </text:span><text:span text:style-name="T129">onOpen</text:span><text:span text:style-name="T128"> is sent only if non-deferrable event listener is registered (see </text:span><text:span text:style-name="T129">Deferrable</text:span><text:span text:style-name="T128">).</text:span></text:p>
      <text:p text:style-name="Text_20_body_20_indent_20_2"><text:span text:style-name="T128">To load the content dynamically, you can listen to the </text:span><text:span text:style-name="T129">onOpen</text:span><text:span text:style-name="T128"> event, and then create menuitem when </text:span><text:span text:style-name="T129">OpenEvent.isOpen()</text:span><text:span text:style-name="T128"> is true.</text:span></text:p>
      <text:p text:style-name="Text_20_body_20_indent_20_2"><text:span text:style-name="T128">Default </text:span><text:span text:style-name="T129">HtmlBasedComponent.getSclass()</text:span><text:span text:style-name="T128">: </text:span><text:span text:style-name="T129">menupopup</text:span><text:span text:style-name="T128">. </text:span><text:span text:style-name="T129"><text:s/></text:span></text:p>
      <text:p text:style-name="Text_20_body_20_indent_20_2"><draw:frame draw:style-name="fr2" draw:name="graphics134" text:anchor-type="paragraph" svg:width="10.557cm" svg:height="2.593cm" draw:z-index="35"><draw:image xlink:href="../images/Menu.png" xlink:type="simple" xlink:show="embed" xlink:actuate="onLoad"/></draw:frame><text:span text:style-name="T130"/></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178"><text:span text:style-name="Source_20_Text">org.zkoss.zul.Menupopup</text:span></text:p>
      <text:h text:style-name="Heading_20_4" text:outline-level="4">Supported Child Components</text:h>
      <text:p text:style-name="P179"><text:a xlink:type="simple" xlink:href="#Menu"><text:span text:style-name="Source_20_Text">Menu</text:span></text:a><text:span text:style-name="T38">,</text:span><text:a xlink:type="simple" xlink:href="#Menuitem"><text:span text:style-name="Source_20_Text">Menuitem</text:span></text:a><text:span text:style-name="T38">,</text:span><text:a xlink:type="simple" xlink:href="#Menuseparator"><text:span text:style-name="Source_20_Text">Menuseparator</text:span></text:a><text:span text:style-name="T6"> </text:span></text:p>
      <text:h text:style-name="P75" text:outline-level="4">Supported Events</text:h>
      <table:table table:name="Table157" table:style-name="Table157">
        <table:table-column table:style-name="Table157.A"/>
        <table:table-column table:style-name="Table157.B"/>
        <table:table-header-rows>
          <table:table-row>
            <table:table-cell table:style-name="Table157.A1" office:value-type="string">
              <text:p text:style-name="P67">Event Name</text:p>
            </table:table-cell>
            <table:table-cell table:style-name="Table157.B1" office:value-type="string">
              <text:p text:style-name="P67">Event Type</text:p>
            </table:table-cell>
          </table:table-row>
        </table:table-header-rows>
        <table:table-row>
          <table:table-cell table:style-name="Table157.A2" office:value-type="string">
            <text:p text:style-name="P62"><text:span text:style-name="Source_20_Text">onOpen</text:span></text:p>
          </table:table-cell>
          <table:table-cell table:style-name="Table157.B2" office:value-type="string">
            <text:p text:style-name="P80"><text:a xlink:type="simple" xlink:href="#OpenEvent"><text:span text:style-name="T46">org.zkoss.zk.ui.event.OpenEvent</text:span></text:a></text:p>
            <text:p text:style-name="P64"><text:span text:style-name="T3">Description:</text:span> Denotes user has opened or closed a component.</text:p>
          </table:table-cell>
        </table:table-row>
      </table:table>
      <text:h text:style-name="P75" text:outline-level="4">Properties</text:h>
      <text:p text:style-name="P145">*NONE</text:p>
      <text:h text:style-name="P177" text:outline-level="4">Methods</text:h>
      <table:table table:name="Table158" table:style-name="Table158">
        <table:table-column table:style-name="Table158.A"/>
        <table:table-column table:style-name="Table158.B"/>
        <table:table-column table:style-name="Table158.C"/>
        <table:table-header-rows>
          <table:table-row>
            <table:table-cell table:style-name="Table158.A1" office:value-type="string">
              <text:p text:style-name="Table_20_Heading">Name</text:p>
            </table:table-cell>
            <table:table-cell table:style-name="Table158.A1" office:value-type="string">
              <text:p text:style-name="Table_20_Heading">Description</text:p>
            </table:table-cell>
            <table:table-cell table:style-name="Table158.C1" office:value-type="string">
              <text:p text:style-name="Table_20_Heading">Return Data Type</text:p>
            </table:table-cell>
          </table:table-row>
        </table:table-header-rows>
        <table:table-row>
          <table:table-cell table:style-name="Table158.A2" office:value-type="string">
            <text:p text:style-name="Table_20_Contents"><text:span text:style-name="Source_20_Text">getOuterAttrs()</text:span></text:p>
          </table:table-cell>
          <table:table-cell table:style-name="Table158.A2" office:value-type="string">
            <text:p text:style-name="Table_20_Contents"/>
          </table:table-cell>
          <table:table-cell table:style-name="Table158.C2" office:value-type="string">
            <text:p text:style-name="P60"><text:span text:style-name="Source_20_Text">String</text:span></text:p>
          </table:table-cell>
        </table:table-row>
        <table:table-row>
          <table:table-cell table:style-name="Table158.A2" office:value-type="string">
            <text:p text:style-name="Table_20_Contents"><text:span text:style-name="Source_20_Text">insertBefore(org.zkoss.zk.ui.Component child, org.zkoss.zk.ui.Component insertBefore) </text:span></text:p>
          </table:table-cell>
          <table:table-cell table:style-name="Table158.A2" office:value-type="string">
            <text:p text:style-name="Table_20_Contents"/>
          </table:table-cell>
          <table:table-cell table:style-name="Table158.C2" office:value-type="string">
            <text:p text:style-name="P60"><text:span text:style-name="Source_20_Text">boolean</text:span></text:p>
          </table:table-cell>
        </table:table-row>
      </table:table>
      <text:h text:style-name="Heading_20_4" text:outline-level="4">Inherited From </text:h>
      <table:table table:name="Table159" table:style-name="Table159">
        <table:table-column table:style-name="Table159.A"/>
        <table:table-header-rows>
          <table:table-row>
            <table:table-cell table:style-name="Table159.A1" office:value-type="string">
              <text:p text:style-name="P67">Inherited From</text:p>
            </table:table-cell>
          </table:table-row>
        </table:table-header-rows>
        <table:table-row table:style-name="Table159.2">
          <table:table-cell table:style-name="Table159.A2" office:value-type="string">
            <text:p text:style-name="P76"><text:a xlink:type="simple" xlink:href="#LabelImageElement"><text:span text:style-name="Source_20_Text">org.zkoss.zul.impl.LabelImageElement</text:span></text:a></text:p>
          </table:table-cell>
        </table:table-row>
        <table:table-row table:style-name="Table159.2">
          <table:table-cell table:style-name="Table159.A2" office:value-type="string">
            <text:p text:style-name="P76"><text:a xlink:type="simple" xlink:href="#LabelElement"><text:span text:style-name="Source_20_Text">org.zkoss.zul.impl.LabelElement</text:span></text:a></text:p>
          </table:table-cell>
        </table:table-row>
        <table:table-row table:style-name="Table159.2">
          <table:table-cell table:style-name="Table159.A2" office:value-type="string">
            <text:p text:style-name="P76"><text:a xlink:type="simple" xlink:href="#XulElement"><text:span text:style-name="Source_20_Text">org.zkoss.zul.impl.XulElement</text:span></text:a></text:p>
          </table:table-cell>
        </table:table-row>
        <table:table-row table:style-name="Table159.2">
          <table:table-cell table:style-name="Table159.A2" office:value-type="string">
            <text:p text:style-name="P76"><text:a xlink:type="simple" xlink:href="#HtmlBasedComponent"><text:span text:style-name="Source_20_Text">org.zkoss.zk.ui.HtmlBasedComponent</text:span></text:a><text:span text:style-name="Source_20_Text"> </text:span></text:p>
          </table:table-cell>
        </table:table-row>
        <table:table-row table:style-name="Table159.2">
          <table:table-cell table:style-name="Table159.A2" office:value-type="string">
            <text:p text:style-name="P76"><text:a xlink:type="simple" xlink:href="#AbstractComponent"><text:span text:style-name="Source_20_Text">org.zkoss.zk.ui.AbstractComponent </text:span></text:a></text:p>
          </table:table-cell>
        </table:table-row>
      </table:table>
      <text:p text:style-name="P71"/>
      <text:h text:style-name="Heading_20_3" text:outline-level="3"><text:bookmark-start text:name="Menuseparator"/>Menuseparator<text:bookmark-end text:name="Menuseparator"/></text:h>
      <text:p text:style-name="Text_20_body_20_indent_20_2"><text:span text:style-name="T128">Used to create a separator between menu items..</text:span><text:span text:style-name="T129"> </text:span></text:p>
      <text:p text:style-name="Text_20_body_20_indent_20_2"><draw:frame draw:style-name="fr2" draw:name="graphics135" text:anchor-type="paragraph" svg:width="10.557cm" svg:height="2.593cm" draw:z-index="36"><draw:image xlink:href="../images/Menu.png" xlink:type="simple" xlink:show="embed" xlink:actuate="onLoad"/></draw:frame><text:span text:style-name="T130"/></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8">org.zkoss.zul.Menuseparator</text:span></text:p>
      <text:h text:style-name="Heading_20_4" text:outline-level="4">Supported Child Components</text:h>
      <text:p text:style-name="P145">*NONE</text:p>
      <text:h text:style-name="P181" text:outline-level="4">Supported Events</text:h>
      <text:p text:style-name="P145">*NONE</text:p>
      <text:h text:style-name="P182" text:outline-level="4">Properties</text:h>
      <text:p text:style-name="P145">*NONE</text:p>
      <text:h text:style-name="P177" text:outline-level="4">Methods</text:h>
      <table:table table:name="Table160" table:style-name="Table160">
        <table:table-column table:style-name="Table160.A"/>
        <table:table-column table:style-name="Table160.B"/>
        <table:table-column table:style-name="Table160.C"/>
        <table:table-header-rows>
          <table:table-row>
            <table:table-cell table:style-name="Table160.A1" office:value-type="string">
              <text:p text:style-name="Table_20_Heading">Name</text:p>
            </table:table-cell>
            <table:table-cell table:style-name="Table160.A1" office:value-type="string">
              <text:p text:style-name="Table_20_Heading">Description</text:p>
            </table:table-cell>
            <table:table-cell table:style-name="Table160.C1" office:value-type="string">
              <text:p text:style-name="Table_20_Heading">Data Type</text:p>
            </table:table-cell>
          </table:table-row>
        </table:table-header-rows>
        <table:table-row>
          <table:table-cell table:style-name="Table160.A2" office:value-type="string">
            <text:p text:style-name="Table_20_Contents"><text:span text:style-name="Source_20_Text">isChildable()</text:span></text:p>
          </table:table-cell>
          <table:table-cell table:style-name="Table160.A2" office:value-type="string">
            <text:p text:style-name="Table_20_Contents">Not childable.</text:p>
            <text:p text:style-name="Table_20_Contents"><text:span text:style-name="T3">Default</text:span>: <text:span text:style-name="Source_20_Text">false</text:span></text:p>
          </table:table-cell>
          <table:table-cell table:style-name="Table160.C2" office:value-type="string">
            <text:p text:style-name="P60"><text:span text:style-name="Source_20_Text">boolean</text:span></text:p>
          </table:table-cell>
        </table:table-row>
      </table:table>
      <text:h text:style-name="Heading_20_4" text:outline-level="4">Inherited From </text:h>
      <table:table table:name="Table161" table:style-name="Table161">
        <table:table-column table:style-name="Table161.A"/>
        <table:table-header-rows>
          <table:table-row>
            <table:table-cell table:style-name="Table161.A1" office:value-type="string">
              <text:p text:style-name="P67">Inherited From</text:p>
            </table:table-cell>
          </table:table-row>
        </table:table-header-rows>
        <table:table-row table:style-name="Table161.2">
          <table:table-cell table:style-name="Table161.A2" office:value-type="string">
            <text:p text:style-name="P76"><text:a xlink:type="simple" xlink:href="#XulElement"><text:span text:style-name="Source_20_Text">org.zkoss.zul.impl.XulElement</text:span></text:a></text:p>
          </table:table-cell>
        </table:table-row>
        <table:table-row table:style-name="Table161.2">
          <table:table-cell table:style-name="Table161.A2" office:value-type="string">
            <text:p text:style-name="P76"><text:a xlink:type="simple" xlink:href="#HtmlBasedComponent"><text:span text:style-name="Source_20_Text">org.zkoss.zk.ui.HtmlBasedComponent</text:span></text:a><text:span text:style-name="Source_20_Text"> </text:span></text:p>
          </table:table-cell>
        </table:table-row>
        <table:table-row table:style-name="Table161.2">
          <table:table-cell table:style-name="Table161.A2" office:value-type="string">
            <text:p text:style-name="P76"><text:a xlink:type="simple" xlink:href="#AbstractComponent"><text:span text:style-name="Source_20_Text">org.zkoss.zk.ui.AbstractComponent </text:span></text:a></text:p>
          </table:table-cell>
        </table:table-row>
      </table:table>
      <text:p text:style-name="P71"/>
      <text:h text:style-name="Heading_20_3" text:outline-level="3"><text:bookmark-start text:name="North"/>North<text:bookmark-end text:name="North"/></text:h>
      <text:p text:style-name="P131">This component is a north region. The default class of CSS is specified "layout-region-north".</text:p>
      <text:p text:style-name="Text_20_body_20_indent"/>
      <text:p text:style-name="P123"><draw:frame draw:style-name="fr6" draw:name="graphics136" text:anchor-type="paragraph" svg:width="11.665cm" svg:height="6.1cm" draw:z-index="3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7" text:outline-level="4">Class Name</text:h>
      <text:p text:style-name="P58"><text:span text:style-name="T56">org.zkoss.zkex.zul.North</text:span></text:p>
      <text:h text:style-name="P79" text:outline-level="4">Supported Child Components</text:h>
      <text:p text:style-name="Text_20_body_20_indent_20_2">*NONE</text:p>
      <text:h text:style-name="P79" text:outline-level="4">Supported Events<text:tab/> </text:h>
      <table:table table:name="Table162" table:style-name="Table162">
        <table:table-column table:style-name="Table162.A"/>
        <table:table-column table:style-name="Table162.B"/>
        <table:table-header-rows>
          <table:table-row>
            <table:table-cell table:style-name="Table162.A1" office:value-type="string">
              <text:p text:style-name="P67">Name</text:p>
            </table:table-cell>
            <table:table-cell table:style-name="Table162.B1" office:value-type="string">
              <text:p text:style-name="P67">Inherited From</text:p>
            </table:table-cell>
          </table:table-row>
        </table:table-header-rows>
        <table:table-row>
          <table:table-cell table:style-name="Table162.A2" office:value-type="string">
            <text:p text:style-name="P62"><text:span text:style-name="Source_20_Text">OnOpen</text:span></text:p>
          </table:table-cell>
          <table:table-cell table:style-name="Table162.B2" office:value-type="string">
            <text:p text:style-name="Table_20_Contents"><text:a xlink:type="simple" xlink:href="#OpenEvent"><text:span text:style-name="T57">org.zkoss.zk.ui.event.OpenEvent</text:span></text:a></text:p>
            <text:p text:style-name="Table_20_Contents"><text:span text:style-name="T58">Description: </text:span><text:span text:style-name="T59">When a layout is collapsed or opened by a user, the </text:span><text:span text:style-name="T60">onOpen</text:span><text:span text:style-name="T59"> event is sent to the application.</text:span></text:p>
          </table:table-cell>
        </table:table-row>
      </table:table>
      <text:h text:style-name="P93" text:outline-level="4">Properties</text:h>
      <table:table table:name="Table163" table:style-name="Table163">
        <table:table-column table:style-name="Table163.A"/>
        <table:table-column table:style-name="Table163.B"/>
        <table:table-column table:style-name="Table163.C"/>
        <table:table-column table:style-name="Table163.D"/>
        <table:table-header-rows>
          <table:table-row>
            <table:table-cell table:style-name="Table163.A1" office:value-type="string">
              <text:p text:style-name="P59">Property</text:p>
            </table:table-cell>
            <table:table-cell table:style-name="Table163.A1" office:value-type="string">
              <text:p text:style-name="P59">Description</text:p>
            </table:table-cell>
            <table:table-cell table:style-name="Table163.A1" office:value-type="string">
              <text:p text:style-name="P59">Data Type</text:p>
            </table:table-cell>
            <table:table-cell table:style-name="Table163.D1" office:value-type="string">
              <text:p text:style-name="P59">Default Value</text:p>
            </table:table-cell>
          </table:table-row>
        </table:table-header-rows>
        <table:table-row>
          <table:table-cell table:style-name="Table163.A2" office:value-type="string">
            <text:p text:style-name="P60"><text:span text:style-name="T34">size</text:span></text:p>
          </table:table-cell>
          <table:table-cell table:style-name="Table163.A2" office:value-type="string">
            <text:p text:style-name="P94">Sets the size of this region.</text:p>
          </table:table-cell>
          <table:table-cell table:style-name="Table163.A2" office:value-type="string">
            <text:p text:style-name="P60"><text:span text:style-name="T34">java.lang.String</text:span></text:p>
          </table:table-cell>
          <table:table-cell table:style-name="Table163.D2" office:value-type="string">
            <text:p text:style-name="P62"><text:span text:style-name="T36">null</text:span></text:p>
          </table:table-cell>
        </table:table-row>
      </table:table>
      <text:p text:style-name="P95"/>
      <text:h text:style-name="P79" text:outline-level="4">Methods</text:h>
      <table:table table:name="Table164" table:style-name="Table164">
        <table:table-column table:style-name="Table164.A"/>
        <table:table-column table:style-name="Table164.B"/>
        <table:table-column table:style-name="Table164.C"/>
        <table:table-header-rows>
          <table:table-row>
            <table:table-cell table:style-name="Table164.A1" office:value-type="string">
              <text:p text:style-name="Table_20_Heading">Name</text:p>
            </table:table-cell>
            <table:table-cell table:style-name="Table164.A1" office:value-type="string">
              <text:p text:style-name="Table_20_Heading">Description</text:p>
            </table:table-cell>
            <table:table-cell table:style-name="Table164.C1" office:value-type="string">
              <text:p text:style-name="Table_20_Heading">Return Data Type</text:p>
            </table:table-cell>
          </table:table-row>
        </table:table-header-rows>
        <table:table-row>
          <table:table-cell table:style-name="Table164.A2" office:value-type="string">
            <text:p text:style-name="Text_20_body"><text:span text:style-name="Source_20_Text">getPosition()</text:span></text:p>
          </table:table-cell>
          <table:table-cell table:style-name="Table164.A2" office:value-type="string">
            <text:p text:style-name="Text_20_body">Returns <text:span text:style-name="Source_20_Text">Borderlayout.NORTH.</text:span></text:p>
          </table:table-cell>
          <table:table-cell table:style-name="Table164.C2" office:value-type="string">
            <text:p text:style-name="Table_20_Contents"><text:span text:style-name="T37">java.lang.String</text:span></text:p>
          </table:table-cell>
        </table:table-row>
        <table:table-row>
          <table:table-cell table:style-name="Table164.A2" office:value-type="string">
            <text:p text:style-name="Text_20_body">setWidth(java.lang.String width)</text:p>
          </table:table-cell>
          <table:table-cell table:style-name="Table164.A2" office:value-type="string">
            <text:p text:style-name="Text_20_body">The width can't be specified in this component because its width is determined by other region components (West or East).</text:p>
          </table:table-cell>
          <table:table-cell table:style-name="Table164.C2" office:value-type="string">
            <text:p text:style-name="Table_20_Contents">void</text:p>
          </table:table-cell>
        </table:table-row>
      </table:table>
      <text:h text:style-name="P78" text:outline-level="4">Inherited From </text:h>
      <table:table table:name="Table165" table:style-name="Table165">
        <table:table-column table:style-name="Table165.A"/>
        <table:table-header-rows>
          <table:table-row>
            <table:table-cell table:style-name="Table165.A1" office:value-type="string">
              <text:p text:style-name="P67">Inherited From</text:p>
            </table:table-cell>
          </table:table-row>
        </table:table-header-rows>
        <table:table-row table:style-name="Table165.2">
          <table:table-cell table:style-name="Table165.A2" office:value-type="string">
            <text:p text:style-name="P90"><text:a xlink:type="simple" xlink:href="#LayoutRegion"><text:span text:style-name="T61">org.zkoss.zkex.zul.LayoutRegion </text:span></text:a></text:p>
          </table:table-cell>
        </table:table-row>
        <table:table-row table:style-name="Table165.2">
          <table:table-cell table:style-name="Table165.A2" office:value-type="string">
            <text:p text:style-name="P90"><text:span text:style-name="T62"><text:s/></text:span><text:a xlink:type="simple" xlink:href="#HtmlBasedComponent">org.zkoss.zk.ui.HtmlBasedComponent</text:a><text:span text:style-name="T62"> </text:span></text:p>
          </table:table-cell>
        </table:table-row>
        <table:table-row table:style-name="Table165.2">
          <table:table-cell table:style-name="Table165.A2" office:value-type="string">
            <text:p text:style-name="P90"><text:s/><text:a xlink:type="simple" xlink:href="#AbstractComponent">org.zkoss.zk.ui.AbstractComponent </text:a></text:p>
          </table:table-cell>
        </table:table-row>
      </table:table>
      <text:p text:style-name="Standard"/>
      <text:p text:style-name="P71"/>
      <text:h text:style-name="Heading_20_3" text:outline-level="3"><text:bookmark-start text:name="Paging"/>Paging<text:bookmark-end text:name="Paging"/></text:h>
      <text:p text:style-name="Text_20_body_20_indent">A <text:span text:style-name="Source_20_Text">paging</text:span> component<text:span text:style-name="T2"> is used to separate long content into multiple pages. For example, assume that you have 100 items and prefer to show 20 items at a time, then you can use the paging components as follows.</text:span></text:p>
      <text:p text:style-name="Text_20_body_20_indent"><text:span text:style-name="T2">Then, when a user clicks on the hyperlinks, the </text:span><text:span text:style-name="T37">onPaging </text:span><text:span text:style-name="T2">event is sent with an instance of </text:span><text:span text:style-name="T37">org.zkoss.zul.event.PagingEvent</text:span><text:span text:style-name="T2"> to the paging component. To decide which portion of your 100 items are visible, you shall add a listener to the paging component.</text:span></text:p>
      <text:p text:style-name="Text_20_body_20_indent"><draw:frame draw:style-name="fr2" draw:name="graphics26" text:anchor-type="paragraph" svg:width="2.196cm" svg:height="0.503cm" draw:z-index="84"><draw:image xlink:href="../images/paging.png" xlink:type="simple" xlink:show="embed" xlink:actuate="onLoad"/></draw:frame></text:p>
      <text:p text:style-name="Code_20_Indent_20_2"><text:span text:style-name="Source_20_Text">&lt;vbox&gt;</text:span></text:p>
      <text:p text:style-name="Code_20_Indent_20_2"><text:span text:style-name="Source_20_Text"><text:tab/></text:span><text:span text:style-name="T138">&lt;paging totalSize="100" pageSize="20"/&gt;</text:span></text:p>
      <text:p text:style-name="Code_20_Indent_20_2"><text:span text:style-name="Source_20_Text">&lt;/vbox&gt;</text:span></text:p>
      <text:p text:style-name="Text_20_body_20_indent"/>
      <text:p text:style-name="Text_20_body_20_indent"><text:span text:style-name="T2">The </text:span><text:span text:style-name="T37">listbox </text:span><text:span text:style-name="T2">and </text:span><text:span text:style-name="T37">grid </text:span><text:span text:style-name="T2">component support the paging intrinsically, so you don't need to specify a paging component explicitly as above, unless you want to have different visual layout or to control multiple listbox and grid with one paging component.</text:span></text:p>
      <text:h text:style-name="P77" text:outline-level="4">Class Name</text:h>
      <text:p text:style-name="P58"><text:span text:style-name="T39">org.zkoss.zul.Paging</text:span></text:p>
      <text:h text:style-name="P79" text:outline-level="4">Supported Child Components</text:h>
      <text:p text:style-name="P129"><text:span text:style-name="T48">*NONE</text:span> </text:p>
      <text:h text:style-name="P79" text:outline-level="4">Supported Events</text:h>
      <text:p text:style-name="Text_20_body_20_indent_20_2"/>
      <table:table table:name="Table354" table:style-name="Table354">
        <table:table-column table:style-name="Table354.A"/>
        <table:table-column table:style-name="Table354.B"/>
        <table:table-header-rows>
          <table:table-row>
            <table:table-cell table:style-name="Table354.A1" office:value-type="string">
              <text:p text:style-name="P67">Name</text:p>
            </table:table-cell>
            <table:table-cell table:style-name="Table354.B1" office:value-type="string">
              <text:p text:style-name="P67">Event Type</text:p>
            </table:table-cell>
          </table:table-row>
        </table:table-header-rows>
        <table:table-row>
          <table:table-cell table:style-name="Table354.A2" office:value-type="string">
            <text:p text:style-name="P62"><text:span text:style-name="Source_20_Text">onPaging</text:span></text:p>
          </table:table-cell>
          <table:table-cell table:style-name="Table354.B2" office:value-type="string">
            <text:p text:style-name="P80"><text:a xlink:type="simple" xlink:href="#PagingEvent"><text:span text:style-name="T46">org.zkoss.zk.ui.event.PagingEvent</text:span></text:a></text:p>
            <text:p text:style-name="P80"><text:span text:style-name="T49">Description:</text:span><text:span text:style-name="T41"> </text:span><text:span text:style-name="T88">Notifies one of the pages of a multi-page component is selected by the user.</text:span></text:p>
          </table:table-cell>
        </table:table-row>
      </table:table>
      <text:h text:style-name="P85" text:outline-level="4">Properties</text:h>
      <table:table table:name="Table355" table:style-name="Table355">
        <table:table-column table:style-name="Table355.A"/>
        <table:table-column table:style-name="Table355.B"/>
        <table:table-column table:style-name="Table355.C"/>
        <table:table-column table:style-name="Table355.D"/>
        <table:table-header-rows>
          <table:table-row>
            <table:table-cell table:style-name="Table355.A1" office:value-type="string">
              <text:p text:style-name="P67">Property</text:p>
            </table:table-cell>
            <table:table-cell table:style-name="Table355.A1" office:value-type="string">
              <text:p text:style-name="P67">Description</text:p>
            </table:table-cell>
            <table:table-cell table:style-name="Table355.A1" office:value-type="string">
              <text:p text:style-name="P67">Data Type</text:p>
            </table:table-cell>
            <table:table-cell table:style-name="Table355.D1" office:value-type="string">
              <text:p text:style-name="P59">Default Value</text:p>
            </table:table-cell>
          </table:table-row>
        </table:table-header-rows>
        <table:table-row>
          <table:table-cell table:style-name="Table355.A2" office:value-type="string">
            <text:p text:style-name="P60"><text:span text:style-name="T41">activePage</text:span></text:p>
          </table:table-cell>
          <table:table-cell table:style-name="Table355.A2" office:value-type="string">
            <text:p text:style-name="P130">Sets the active page (starting from 0).</text:p>
          </table:table-cell>
          <table:table-cell table:style-name="Table355.A2" office:value-type="string">
            <text:p text:style-name="P60"><text:span text:style-name="Source_20_Text">int</text:span></text:p>
          </table:table-cell>
          <table:table-cell table:style-name="Table355.D2" office:value-type="string">
            <text:p text:style-name="P60"><text:span text:style-name="T89">0</text:span></text:p>
          </table:table-cell>
        </table:table-row>
        <table:table-row>
          <table:table-cell table:style-name="Table355.A2" office:value-type="string">
            <text:p text:style-name="P60"><text:span text:style-name="Source_20_Text">aut</text:span><text:span text:style-name="T37">ohide</text:span></text:p>
          </table:table-cell>
          <table:table-cell table:style-name="Table355.A2" office:value-type="string">
            <text:p text:style-name="P130">Sets whether to automatically hide this component if there is only one page available.</text:p>
          </table:table-cell>
          <table:table-cell table:style-name="Table355.A2" office:value-type="string">
            <text:p text:style-name="P60"><text:span text:style-name="Source_20_Text">boolean</text:span></text:p>
          </table:table-cell>
          <table:table-cell table:style-name="Table355.D2" office:value-type="string">
            <text:p text:style-name="P60"><text:span text:style-name="T89">false</text:span></text:p>
          </table:table-cell>
        </table:table-row>
        <table:table-row>
          <table:table-cell table:style-name="Table355.A2" office:value-type="string">
            <text:p text:style-name="P60"><text:span text:style-name="Source_20_Text">det</text:span><text:span text:style-name="T37">ailed</text:span></text:p>
          </table:table-cell>
          <table:table-cell table:style-name="Table355.A2" office:value-type="string">
            <text:p text:style-name="P130">Sets whether to show the detailed info, such as <text:span text:style-name="T34">Paginal.getTotalSize()</text:span><text:span text:style-name="T48">.</text:span></text:p>
          </table:table-cell>
          <table:table-cell table:style-name="Table355.A2" office:value-type="string">
            <text:p text:style-name="P60"><text:span text:style-name="Source_20_Text">boolean</text:span></text:p>
          </table:table-cell>
          <table:table-cell table:style-name="Table355.D2" office:value-type="string">
            <text:p text:style-name="P60"><text:span text:style-name="Source_20_Text">false</text:span></text:p>
          </table:table-cell>
        </table:table-row>
        <table:table-row>
          <table:table-cell table:style-name="Table355.A2" office:value-type="string">
            <text:p text:style-name="P60"><text:span text:style-name="Source_20_Text">pageIncrement</text:span></text:p>
          </table:table-cell>
          <table:table-cell table:style-name="Table355.A2" office:value-type="string">
            <text:p text:style-name="P130">Sets the number of page anchors shall appear at the client.</text:p>
          </table:table-cell>
          <table:table-cell table:style-name="Table355.A2" office:value-type="string">
            <text:p text:style-name="P60"><text:span text:style-name="Source_20_Text">int</text:span></text:p>
          </table:table-cell>
          <table:table-cell table:style-name="Table355.D2" office:value-type="string">
            <text:p text:style-name="P60"><text:span text:style-name="Source_20_Text">10</text:span></text:p>
          </table:table-cell>
        </table:table-row>
        <table:table-row>
          <table:table-cell table:style-name="Table355.A2" office:value-type="string">
            <text:p text:style-name="P60"><text:span text:style-name="Source_20_Text">pageSize</text:span></text:p>
          </table:table-cell>
          <table:table-cell table:style-name="Table355.A2" office:value-type="string">
            <text:p text:style-name="P130">Sets the number of items per page.</text:p>
          </table:table-cell>
          <table:table-cell table:style-name="Table355.A2" office:value-type="string">
            <text:p text:style-name="P60"><text:span text:style-name="Source_20_Text">int</text:span></text:p>
          </table:table-cell>
          <table:table-cell table:style-name="Table355.D2" office:value-type="string">
            <text:p text:style-name="P60"><text:span text:style-name="Source_20_Text">20</text:span></text:p>
          </table:table-cell>
        </table:table-row>
        <table:table-row>
          <table:table-cell table:style-name="Table355.A2" office:value-type="string">
            <text:p text:style-name="P60"><text:span text:style-name="Source_20_Text">totalSize</text:span></text:p>
          </table:table-cell>
          <table:table-cell table:style-name="Table355.A2" office:value-type="string">
            <text:p text:style-name="P133">Sets the total number of items.</text:p>
          </table:table-cell>
          <table:table-cell table:style-name="Table355.A2" office:value-type="string">
            <text:p text:style-name="P60"><text:span text:style-name="Source_20_Text">int</text:span></text:p>
          </table:table-cell>
          <table:table-cell table:style-name="Table355.D2" office:value-type="string">
            <text:p text:style-name="P60"><text:span text:style-name="Source_20_Text">0</text:span></text:p>
          </table:table-cell>
        </table:table-row>
      </table:table>
      <text:p text:style-name="P66"/>
      <text:h text:style-name="P79" text:outline-level="4">Methods</text:h>
      <table:table table:name="Table356" table:style-name="Table356">
        <table:table-column table:style-name="Table356.A"/>
        <table:table-column table:style-name="Table356.B"/>
        <table:table-column table:style-name="Table356.C"/>
        <table:table-header-rows>
          <table:table-row>
            <table:table-cell table:style-name="Table356.A1" office:value-type="string">
              <text:p text:style-name="Table_20_Heading">Name</text:p>
            </table:table-cell>
            <table:table-cell table:style-name="Table356.A1" office:value-type="string">
              <text:p text:style-name="Table_20_Heading">Description</text:p>
            </table:table-cell>
            <table:table-cell table:style-name="Table356.C1" office:value-type="string">
              <text:p text:style-name="Table_20_Heading">Return Data Type</text:p>
            </table:table-cell>
          </table:table-row>
        </table:table-header-rows>
        <table:table-row>
          <table:table-cell table:style-name="Table356.A2" office:value-type="string">
            <text:p text:style-name="Table_20_Contents"><text:span text:style-name="Source_20_Text">getPageCount</text:span></text:p>
          </table:table-cell>
          <table:table-cell table:style-name="Table356.A2" office:value-type="string">
            <text:p text:style-name="Table_20_Contents">Returns the number of pages</text:p>
          </table:table-cell>
          <table:table-cell table:style-name="Table356.C2" office:value-type="string">
            <text:p text:style-name="Table_20_Contents"><text:span text:style-name="Source_20_Text">int</text:span></text:p>
          </table:table-cell>
        </table:table-row>
        <table:table-row>
          <table:table-cell table:style-name="Table356.A2" office:value-type="string">
            <text:p text:style-name="Table_20_Contents"><text:span text:style-name="Source_20_Text">getInnerTags</text:span></text:p>
          </table:table-cell>
          <table:table-cell table:style-name="Table356.A2" office:value-type="string">
            <text:p text:style-name="Table_20_Contents">Returns the inner HTML tags of this component.</text:p>
          </table:table-cell>
          <table:table-cell table:style-name="Table356.C2" office:value-type="string">
            <text:p text:style-name="Table_20_Contents"><text:span text:style-name="Source_20_Text">String</text:span></text:p>
          </table:table-cell>
        </table:table-row>
      </table:table>
      <text:h text:style-name="Heading_20_4" text:outline-level="4"/>
      <text:h text:style-name="P79" text:outline-level="4">Inherited From </text:h>
      <table:table table:name="Table357" table:style-name="Table357">
        <table:table-column table:style-name="Table357.A"/>
        <table:table-header-rows>
          <table:table-row>
            <table:table-cell table:style-name="Table357.A1" office:value-type="string">
              <text:p text:style-name="P67">Inherited From</text:p>
            </table:table-cell>
          </table:table-row>
        </table:table-header-rows>
        <table:table-row>
          <table:table-cell table:style-name="Table357.A2" office:value-type="string">
            <text:p text:style-name="P76"><text:a xlink:type="simple" xlink:href="#XulElement">org.zkoss.zul.impl.XulElement</text:a></text:p>
          </table:table-cell>
        </table:table-row>
        <table:table-row table:style-name="Table357.3">
          <table:table-cell table:style-name="Table357.A2" office:value-type="string">
            <text:p text:style-name="P76"><text:a xlink:type="simple" xlink:href="#HtmlBasedComponent">org.zkoss.zk.ui.HtmlBasedComponent</text:a> </text:p>
          </table:table-cell>
        </table:table-row>
        <table:table-row table:style-name="Table357.3">
          <table:table-cell table:style-name="Table357.A2" office:value-type="string">
            <text:p text:style-name="P76"><text:a xlink:type="simple" xlink:href="#AbstractComponent">org.zkoss.zk.ui.AbstractComponent </text:a></text:p>
          </table:table-cell>
        </table:table-row>
      </table:table>
      <text:p text:style-name="Text_20_body"/>
      <text:h text:style-name="Heading_20_3" text:outline-level="3"/>
      <text:p text:style-name="P71"/>
      <text:h text:style-name="Heading_20_3" text:outline-level="3"><text:bookmark-start text:name="Popup"/>Popup<text:bookmark-end text:name="Popup"/></text:h>
      <text:p text:style-name="P183"><text:span text:style-name="T139">A container that is displayed as a popup. The popup window does not have any special frame. Popups can be displayed when an element is clicked by assigning the id of the popup to either the</text:span><text:span text:style-name="T140"> XulElement.setPopup(java.lang.String), XulElement.setContext(java.lang.String) or XulElement.setTooltip(java.lang.String) attribute of the element. </text:span></text:p>
      <text:p text:style-name="P96"><draw:frame draw:style-name="fr2" draw:name="graphics137" text:anchor-type="paragraph" svg:width="12.118cm" svg:height="3.493cm" draw:z-index="38"><draw:image xlink:href="../images/Popup.png" xlink:type="simple" xlink:show="embed" xlink:actuate="onLoad"/></draw:frame></text:p>
      <text:p text:style-name="Code_20_Indent_20_2">&lt;label value="Move Mouse Over Me!" tooltip="editPopup"/&gt;</text:p>
      <text:p text:style-name="Code_20_Indent_20_2"><text:tab/>&lt;separator bar="true"/&gt;</text:p>
      <text:p text:style-name="Code_20_Indent_20_2"><text:tab/>&lt;label value="Tooptip for Another Popup" tooltip="any"/&gt;</text:p>
      <text:p text:style-name="Code_20_Indent_20_2"><text:tab/>&lt;separator bar="true"/&gt;</text:p>
      <text:p text:style-name="Code_20_Indent_20_2"><text:tab/>...</text:p>
      <text:p text:style-name="Code_20_Indent_20_2"><text:tab/>&lt;popup id="any" width="300px"&gt;</text:p>
      <text:p text:style-name="Code_20_Indent_20_2"><text:tab/><text:tab/>&lt;vbox&gt;</text:p>
      <text:p text:style-name="Code_20_Indent_20_2"><text:tab/><text:tab/><text:tab/>ZK simply rich.</text:p>
      <text:p text:style-name="Code_20_Indent_20_2"><text:tab/><text:tab/><text:tab/>&lt;toolbarbutton label="ZK your killer Web application now!" href="http://www.zkoss.org"/&gt;</text:p>
      <text:p text:style-name="Code_20_Indent_20_2"><text:tab/><text:tab/>&lt;/vbox&gt;</text:p>
      <text:p text:style-name="Code_20_Indent_20_2"><text:tab/>&lt;/popup&gt;</text:p>
      <text:h text:style-name="Heading_20_4" text:outline-level="4">Class Name</text:h>
      <text:p text:style-name="P22"><text:span text:style-name="T38">org.zkoss.zul.popup</text:span> </text:p>
      <text:h text:style-name="P75" text:outline-level="4">Supported Child Components</text:h>
      <text:p text:style-name="P145">*ALL</text:p>
      <text:h text:style-name="P75" text:outline-level="4">Supported Events</text:h>
      <text:p text:style-name="P145">*NONE</text:p>
      <text:h text:style-name="P75" text:outline-level="4">Attributes</text:h>
      <text:p text:style-name="P145">*NONE</text:p>
      <text:h text:style-name="P177" text:outline-level="4">Methods</text:h>
      <table:table table:name="Table166" table:style-name="Table166">
        <table:table-column table:style-name="Table166.A"/>
        <table:table-column table:style-name="Table166.B"/>
        <table:table-column table:style-name="Table166.C"/>
        <table:table-header-rows>
          <table:table-row>
            <table:table-cell table:style-name="Table166.A1" office:value-type="string">
              <text:p text:style-name="Table_20_Heading">Name</text:p>
            </table:table-cell>
            <table:table-cell table:style-name="Table166.A1" office:value-type="string">
              <text:p text:style-name="Table_20_Heading">Description</text:p>
            </table:table-cell>
            <table:table-cell table:style-name="Table166.C1" office:value-type="string">
              <text:p text:style-name="Table_20_Heading">Return Data Type</text:p>
            </table:table-cell>
          </table:table-row>
        </table:table-header-rows>
        <table:table-row>
          <table:table-cell table:style-name="Table166.A2" office:value-type="string">
            <text:p text:style-name="P72"><text:span text:style-name="Source_20_Text">getOutAttrs()</text:span></text:p>
          </table:table-cell>
          <table:table-cell table:style-name="Table166.A2" office:value-type="string">
            <text:p text:style-name="Table_20_Contents"/>
          </table:table-cell>
          <table:table-cell table:style-name="Table166.C2" office:value-type="string">
            <text:p text:style-name="P60"><text:span text:style-name="Source_20_Text">String</text:span></text:p>
          </table:table-cell>
        </table:table-row>
        <table:table-row>
          <table:table-cell table:style-name="Table166.A2" office:value-type="string">
            <text:p text:style-name="P72">setVisible()</text:p>
          </table:table-cell>
          <table:table-cell table:style-name="Table166.A2" office:value-type="string">
            <text:p text:style-name="Table_20_Contents">Not allowed</text:p>
          </table:table-cell>
          <table:table-cell table:style-name="Table166.C2" office:value-type="string">
            <text:p text:style-name="P60">boolean</text:p>
          </table:table-cell>
        </table:table-row>
      </table:table>
      <text:h text:style-name="Heading_20_4" text:outline-level="4">Inherited From </text:h>
      <table:table table:name="Table167" table:style-name="Table167">
        <table:table-column table:style-name="Table167.A"/>
        <table:table-header-rows>
          <table:table-row>
            <table:table-cell table:style-name="Table167.A1" office:value-type="string">
              <text:p text:style-name="P67">Inherited From</text:p>
            </table:table-cell>
          </table:table-row>
        </table:table-header-rows>
        <table:table-row table:style-name="Table167.2">
          <table:table-cell table:style-name="Table167.A2" office:value-type="string">
            <text:p text:style-name="P76"><text:a xlink:type="simple" xlink:href="#XulElement"><text:span text:style-name="Source_20_Text">org.zkoss.zul.impl.XulElement</text:span></text:a></text:p>
          </table:table-cell>
        </table:table-row>
        <table:table-row table:style-name="Table167.2">
          <table:table-cell table:style-name="Table167.A2" office:value-type="string">
            <text:p text:style-name="P76"><text:a xlink:type="simple" xlink:href="#HtmlBasedComponent"><text:span text:style-name="Source_20_Text">org.zkoss.zk.ui.HtmlBasedComponent</text:span></text:a><text:span text:style-name="Source_20_Text"> </text:span></text:p>
          </table:table-cell>
        </table:table-row>
        <table:table-row table:style-name="Table167.2">
          <table:table-cell table:style-name="Table167.A2" office:value-type="string">
            <text:p text:style-name="P76"><text:a xlink:type="simple" xlink:href="#AbstractComponent"><text:span text:style-name="Source_20_Text">org.zkoss.zk.ui.AbstractComponent </text:span></text:a></text:p>
          </table:table-cell>
        </table:table-row>
      </table:table>
      <text:p text:style-name="P71"/>
      <text:h text:style-name="Heading_20_3" text:outline-level="3"><text:bookmark-start text:name="Progressmeter"/><text:bookmark-start text:name="Calendar11"/>Progressmeter<text:bookmark-end text:name="Progressmeter"/><text:bookmark-end text:name="Calendar11"/></text:h>
      <text:p text:style-name="P20">A progress meter is a bar that indicates how much of a task has been completed. The <text:span text:style-name="T6">value</text:span> property must be in the range between 0 and 100.</text:p>
      <text:p text:style-name="P20"><draw:frame draw:style-name="fr2" draw:name="graphics9" text:anchor-type="paragraph" svg:width="2.937cm" svg:height="0.529cm" draw:z-index="76"><draw:image xlink:href="../images/progressmeter.png" xlink:type="simple" xlink:show="embed" xlink:actuate="onLoad"/></draw:frame></text:p>
      <text:p text:style-name="Code_20_Indent"><text:tab/>&lt;progressmeter value="10"/&gt;</text:p>
      <text:h text:style-name="P77" text:outline-level="4">Class Name</text:h>
      <text:p text:style-name="P58"><text:span text:style-name="T56">org.zkoss.zul.Progressmeter</text:span></text:p>
      <text:h text:style-name="P79" text:outline-level="4">Supported Child Components</text:h>
      <text:p text:style-name="P152"><text:tab/> <text:s/>*NONE</text:p>
      <text:h text:style-name="P85" text:outline-level="4">Supported Events</text:h>
      <text:p text:style-name="P103"><text:tab/> <text:s/>*NONE</text:p>
      <text:h text:style-name="P93" text:outline-level="4">Properties</text:h>
      <table:table table:name="Table333" table:style-name="Table333">
        <table:table-column table:style-name="Table333.A"/>
        <table:table-column table:style-name="Table333.B"/>
        <table:table-column table:style-name="Table333.C"/>
        <table:table-header-rows>
          <table:table-row>
            <table:table-cell table:style-name="Table333.A1" office:value-type="string">
              <text:p text:style-name="P67">Property</text:p>
            </table:table-cell>
            <table:table-cell table:style-name="Table333.A1" office:value-type="string">
              <text:p text:style-name="P67">Description</text:p>
            </table:table-cell>
            <table:table-cell table:style-name="Table333.C1" office:value-type="string">
              <text:p text:style-name="P67">Data Type</text:p>
            </table:table-cell>
          </table:table-row>
        </table:table-header-rows>
        <table:table-row>
          <table:table-cell table:style-name="Table333.A2" office:value-type="string">
            <text:p text:style-name="P60"><text:span text:style-name="Source_20_Text">value</text:span></text:p>
          </table:table-cell>
          <table:table-cell table:style-name="Table333.A2" office:value-type="string">
            <text:p text:style-name="P106">Sets the current value of the progress meter. </text:p>
          </table:table-cell>
          <table:table-cell table:style-name="Table333.C2" office:value-type="string">
            <text:p text:style-name="P60"><text:span text:style-name="Source_20_Text">java.lang.String</text:span></text:p>
          </table:table-cell>
        </table:table-row>
      </table:table>
      <text:p text:style-name="P105">Methods</text:p>
      <table:table table:name="Table334" table:style-name="Table334">
        <table:table-column table:style-name="Table334.A"/>
        <table:table-column table:style-name="Table334.B"/>
        <table:table-column table:style-name="Table334.C"/>
        <table:table-header-rows>
          <table:table-row>
            <table:table-cell table:style-name="Table334.A1" office:value-type="string">
              <text:p text:style-name="Table_20_Heading">Name</text:p>
            </table:table-cell>
            <table:table-cell table:style-name="Table334.A1" office:value-type="string">
              <text:p text:style-name="Table_20_Heading">Description</text:p>
            </table:table-cell>
            <table:table-cell table:style-name="Table334.C1" office:value-type="string">
              <text:p text:style-name="Table_20_Heading">Return Data Type</text:p>
            </table:table-cell>
          </table:table-row>
        </table:table-header-rows>
        <table:table-row table:style-name="Table334.2">
          <table:table-cell table:style-name="Table334.A2" office:value-type="string">
            <text:p text:style-name="P62"><text:span text:style-name="T141">getOuterAttrs()</text:span></text:p>
          </table:table-cell>
          <table:table-cell table:style-name="Table334.A2" office:value-type="string">
            <text:p text:style-name="P106">Returns the grid that this belongs to.</text:p>
          </table:table-cell>
          <table:table-cell table:style-name="Table334.C2" office:value-type="string">
            <text:p text:style-name="P62"><text:span text:style-name="T142">java.lang.String </text:span></text:p>
          </table:table-cell>
        </table:table-row>
        <table:table-row table:style-name="Table334.2">
          <table:table-cell table:style-name="Table334.A2" office:value-type="string">
            <text:p text:style-name="P62"><text:span text:style-name="T141">isChildable()</text:span></text:p>
          </table:table-cell>
          <table:table-cell table:style-name="Table334.A2" office:value-type="string">
            <text:p text:style-name="P106"/>
          </table:table-cell>
          <table:table-cell table:style-name="Table334.C2" office:value-type="string">
            <text:p text:style-name="P62"><text:span text:style-name="T34">boolean</text:span></text:p>
          </table:table-cell>
        </table:table-row>
      </table:table>
      <text:h text:style-name="P78" text:outline-level="4">Inherited From </text:h>
      <table:table table:name="Table335" table:style-name="Table335">
        <table:table-column table:style-name="Table335.A"/>
        <table:table-header-rows>
          <table:table-row>
            <table:table-cell table:style-name="Table335.A1" office:value-type="string">
              <text:p text:style-name="P67">Inherited From</text:p>
            </table:table-cell>
          </table:table-row>
        </table:table-header-rows>
        <table:table-row>
          <table:table-cell table:style-name="Table335.A2" office:value-type="string">
            <text:p text:style-name="P76"><text:a xlink:type="simple" xlink:href="#XulElement"><text:span text:style-name="T72">org.zkoss.zul.impl.XulElement</text:span></text:a></text:p>
          </table:table-cell>
        </table:table-row>
        <table:table-row table:style-name="Table335.3">
          <table:table-cell table:style-name="Table335.A2" office:value-type="string">
            <text:p text:style-name="P76"><text:a xlink:type="simple" xlink:href="#HtmlBasedComponent"><text:span text:style-name="T72">org.zkoss.zk.ui.HtmlBasedComponent</text:span></text:a></text:p>
          </table:table-cell>
        </table:table-row>
        <table:table-row table:style-name="Table335.3">
          <table:table-cell table:style-name="Table335.A2" office:value-type="string">
            <text:p text:style-name="P76"><text:a xlink:type="simple" xlink:href="#AbstractComponent"><text:span text:style-name="T72">org.zkoss.zk.ui.AbstractComponent </text:span></text:a></text:p>
          </table:table-cell>
        </table:table-row>
      </table:table>
      <text:p text:style-name="Standard"/>
      <text:p text:style-name="P71"/>
      <text:h text:style-name="Heading_20_3" text:outline-level="3"><text:bookmark-start text:name="Radio"/>Radio<text:bookmark-end text:name="Radio"/></text:h>
      <text:p text:style-name="Text_20_body_20_indent">A <text:span text:style-name="Source_20_Text">radio</text:span> button is a component that can be turned on and off. Radio buttons are grouped together in a group, called <text:span text:style-name="Source_20_Text">radiogroup</text:span>. Only one radio button with the same group may be selected at a time.</text:p>
      <text:p text:style-name="P96"><draw:frame draw:style-name="fr2" draw:name="graphics138" text:anchor-type="paragraph" svg:width="9.379cm" svg:height="2.799cm" draw:z-index="39"><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h text:style-name="P77" text:outline-level="4">Class Name</text:h>
      <text:p text:style-name="P58"><text:span text:style-name="T39">org.zkoss.zul.Radio</text:span></text:p>
      <text:h text:style-name="P79" text:outline-level="4">Supported Child Components</text:h>
      <text:p text:style-name="P129"><text:span text:style-name="T48">*NONE</text:span> </text:p>
      <text:h text:style-name="P79" text:outline-level="4">Supported Events</text:h>
      <text:p text:style-name="P124"/>
      <table:table table:name="Table168" table:style-name="Table168">
        <table:table-column table:style-name="Table168.A"/>
        <table:table-column table:style-name="Table168.B"/>
        <table:table-header-rows>
          <table:table-row>
            <table:table-cell table:style-name="Table168.A1" office:value-type="string">
              <text:p text:style-name="P67">Name</text:p>
            </table:table-cell>
            <table:table-cell table:style-name="Table168.B1" office:value-type="string">
              <text:p text:style-name="P67">Event Type</text:p>
            </table:table-cell>
          </table:table-row>
        </table:table-header-rows>
        <table:table-row>
          <table:table-cell table:style-name="Table168.A2" office:value-type="string">
            <text:p text:style-name="P62"><text:span text:style-name="Source_20_Text">onFocus</text:span></text:p>
          </table:table-cell>
          <table:table-cell table:style-name="Table168.B2" office:value-type="string">
            <text:p text:style-name="P80"><text:a xlink:type="simple" xlink:href="#Event"><text:span text:style-name="Source_20_Text">org.zkoss.zk.ui.event.Event</text:span></text:a></text:p>
            <text:p text:style-name="P80"><text:span text:style-name="Source_20_Text"/></text:p>
            <text:p text:style-name="P80"><text:span text:style-name="T49">Description:</text:span><text:span text:style-name="Source_20_Text"> Denotes when a component gets the focus.</text:span></text:p>
          </table:table-cell>
        </table:table-row>
        <table:table-row>
          <table:table-cell table:style-name="Table168.A2" office:value-type="string">
            <text:p text:style-name="P62"><text:span text:style-name="Source_20_Text">onBlur</text:span></text:p>
          </table:table-cell>
          <table:table-cell table:style-name="Table168.B2" office:value-type="string">
            <text:p text:style-name="P80"><text:a xlink:type="simple" xlink:href="#Event"><text:span text:style-name="Source_20_Text">org.zkoss.zk.ui.even.Event</text:span></text:a></text:p>
            <text:p text:style-name="P80"><text:span text:style-name="Source_20_Text"/></text:p>
            <text:p text:style-name="P80"><text:span text:style-name="Source_20_Text">Description: Denotes when a component loses the focus.</text:span></text:p>
          </table:table-cell>
        </table:table-row>
        <table:table-row>
          <table:table-cell table:style-name="Table168.A2" office:value-type="string">
            <text:p text:style-name="P62"><text:span text:style-name="Source_20_Text">onCheck</text:span></text:p>
          </table:table-cell>
          <table:table-cell table:style-name="Table168.B2" office:value-type="string">
            <text:p text:style-name="P80"><text:a xlink:type="simple" xlink:href="#CheckEvent"><text:span text:style-name="Source_20_Text">org.zkoss.zk.ui.event.CheckEvent</text:span></text:a></text:p>
            <text:p text:style-name="P80"><text:span text:style-name="Source_20_Text">Description: Denotes when a component loses the focus.</text:span></text:p>
          </table:table-cell>
        </table:table-row>
      </table:table>
      <text:h text:style-name="P93" text:outline-level="4">Properties</text:h>
      <table:table table:name="Table169" table:style-name="Table169">
        <table:table-column table:style-name="Table169.A"/>
        <table:table-column table:style-name="Table169.B"/>
        <table:table-column table:style-name="Table169.C"/>
        <table:table-header-rows>
          <table:table-row>
            <table:table-cell table:style-name="Table169.A1" office:value-type="string">
              <text:p text:style-name="P67">Property</text:p>
            </table:table-cell>
            <table:table-cell table:style-name="Table169.A1" office:value-type="string">
              <text:p text:style-name="P67">Description</text:p>
            </table:table-cell>
            <table:table-cell table:style-name="Table169.C1" office:value-type="string">
              <text:p text:style-name="P67">Data Type</text:p>
            </table:table-cell>
          </table:table-row>
        </table:table-header-rows>
        <table:table-row>
          <table:table-cell table:style-name="Table169.A2" office:value-type="string">
            <text:p text:style-name="P60"><text:span text:style-name="Source_20_Text">value</text:span></text:p>
          </table:table-cell>
          <table:table-cell table:style-name="Table169.A2" office:value-type="string">
            <text:p text:style-name="P130">The <text:span text:style-name="Source_20_Text">String</text:span> value denote this radio.</text:p>
          </table:table-cell>
          <table:table-cell table:style-name="Table169.C2" office:value-type="string">
            <text:p text:style-name="P60"><text:span text:style-name="Source_20_Text">String</text:span></text:p>
          </table:table-cell>
        </table:table-row>
        <table:table-row>
          <table:table-cell table:style-name="Table169.A2" office:value-type="string">
            <text:p text:style-name="P60"><text:span text:style-name="Source_20_Text">selected</text:span></text:p>
          </table:table-cell>
          <table:table-cell table:style-name="Table169.A2" office:value-type="string">
            <text:p text:style-name="P130">The state of this radio.</text:p>
          </table:table-cell>
          <table:table-cell table:style-name="Table169.C2" office:value-type="string">
            <text:p text:style-name="P60"><text:span text:style-name="Source_20_Text">boolean</text:span></text:p>
          </table:table-cell>
        </table:table-row>
      </table:table>
      <text:p text:style-name="P66"/>
      <text:h text:style-name="P79" text:outline-level="4">Methods</text:h>
      <table:table table:name="Table170" table:style-name="Table170">
        <table:table-column table:style-name="Table170.A"/>
        <table:table-column table:style-name="Table170.B"/>
        <table:table-column table:style-name="Table170.C"/>
        <table:table-header-rows>
          <table:table-row>
            <table:table-cell table:style-name="Table170.A1" office:value-type="string">
              <text:p text:style-name="Table_20_Heading">Name</text:p>
            </table:table-cell>
            <table:table-cell table:style-name="Table170.A1" office:value-type="string">
              <text:p text:style-name="Table_20_Heading">Description</text:p>
            </table:table-cell>
            <table:table-cell table:style-name="Table170.C1" office:value-type="string">
              <text:p text:style-name="Table_20_Heading">Return Data Type</text:p>
            </table:table-cell>
          </table:table-row>
        </table:table-header-rows>
        <table:table-row>
          <table:table-cell table:style-name="Table170.A2" office:value-type="string">
            <text:p text:style-name="Table_20_Contents"><text:span text:style-name="Source_20_Text">IsChildable</text:span></text:p>
          </table:table-cell>
          <table:table-cell table:style-name="Table170.A2" office:value-type="string">
            <text:p text:style-name="Table_20_Contents">Determines whether it accepts child components</text:p>
            <text:p text:style-name="Table_20_Contents"><text:span text:style-name="T3">Note:</text:span> No child is allowed. </text:p>
          </table:table-cell>
          <table:table-cell table:style-name="Table170.C2" office:value-type="string">
            <text:p text:style-name="Table_20_Contents"><text:span text:style-name="Source_20_Text">Boolean</text:span></text:p>
          </table:table-cell>
        </table:table-row>
        <table:table-row>
          <table:table-cell table:style-name="Table170.A2" office:value-type="string">
            <text:p text:style-name="Table_20_Contents"><text:span text:style-name="Source_20_Text">getInnerAttrs</text:span></text:p>
          </table:table-cell>
          <table:table-cell table:style-name="Table170.A2" office:value-type="string">
            <text:p text:style-name="Table_20_Contents">Appends interior attributes for generating the HTML <text:span text:style-name="Source_20_Text">checkbox</text:span> tag (the name, disabled and other attribute).</text:p>
          </table:table-cell>
          <table:table-cell table:style-name="Table170.C2" office:value-type="string">
            <text:p text:style-name="Standard"><text:span text:style-name="T34">java.lang.String</text:span></text:p>
          </table:table-cell>
        </table:table-row>
        <table:table-row>
          <table:table-cell table:style-name="Table170.A2" office:value-type="string">
            <text:p text:style-name="Table_20_Contents"><text:span text:style-name="Source_20_Text">getRadiogroup</text:span></text:p>
          </table:table-cell>
          <table:table-cell table:style-name="Table170.A2" office:value-type="string">
            <text:p text:style-name="Table_20_Contents">Returns <text:span text:style-name="Source_20_Text">Radiogroup</text:span> that this radio button belongs to.</text:p>
          </table:table-cell>
          <table:table-cell table:style-name="Table170.C2" office:value-type="string">
            <text:p text:style-name="Standard"><text:span text:style-name="Source_20_Text">Radiogroup</text:span></text:p>
          </table:table-cell>
        </table:table-row>
        <table:table-row table:style-name="Table170.5">
          <table:table-cell table:style-name="Table170.A2" office:value-type="string">
            <text:p text:style-name="Table_20_Contents"><text:span text:style-name="Source_20_Text">getName</text:span></text:p>
          </table:table-cell>
          <table:table-cell table:style-name="Table170.A2" office:value-type="string">
            <text:p text:style-name="Table_20_Contents">Returns the name of this radio button.</text:p>
          </table:table-cell>
          <table:table-cell table:style-name="Table170.C2" office:value-type="string">
            <text:p text:style-name="Standard"><text:span text:style-name="T34">java.lang.String</text:span></text:p>
          </table:table-cell>
        </table:table-row>
      </table:table>
      <text:h text:style-name="P78" text:outline-level="4">Inherited From </text:h>
      <table:table table:name="Table171" table:style-name="Table171">
        <table:table-column table:style-name="Table171.A"/>
        <table:table-header-rows>
          <table:table-row>
            <table:table-cell table:style-name="Table171.A1" office:value-type="string">
              <text:p text:style-name="P67">Inherited From</text:p>
            </table:table-cell>
          </table:table-row>
        </table:table-header-rows>
        <table:table-row>
          <table:table-cell table:style-name="Table171.A2" office:value-type="string">
            <text:p text:style-name="P76"><text:a xlink:type="simple" xlink:href="#LabelImageElement">org.zkoss.zul.CheckBox</text:a></text:p>
          </table:table-cell>
        </table:table-row>
        <table:table-row>
          <table:table-cell table:style-name="Table171.A2" office:value-type="string">
            <text:p text:style-name="P76"><text:a xlink:type="simple" xlink:href="#LabelImageElement">org.zkoss.zul.impl.LabelImageElement</text:a></text:p>
          </table:table-cell>
        </table:table-row>
        <table:table-row>
          <table:table-cell table:style-name="Table171.A2" office:value-type="string">
            <text:p text:style-name="P76"><text:a xlink:type="simple" xlink:href="#LabelElement">org.zkoss.zul.impl.LabelElement</text:a></text:p>
          </table:table-cell>
        </table:table-row>
        <table:table-row>
          <table:table-cell table:style-name="Table171.A2" office:value-type="string">
            <text:p text:style-name="P76"><text:a xlink:type="simple" xlink:href="#XulElement">org.zkoss.zul.impl.XulElement</text:a></text:p>
          </table:table-cell>
        </table:table-row>
        <table:table-row table:style-name="Table171.6">
          <table:table-cell table:style-name="Table171.A2" office:value-type="string">
            <text:p text:style-name="P76"><text:a xlink:type="simple" xlink:href="#HtmlBasedComponent">org.zkoss.zk.ui.HtmlBasedComponent</text:a> </text:p>
          </table:table-cell>
        </table:table-row>
        <table:table-row table:style-name="Table171.6">
          <table:table-cell table:style-name="Table171.A2" office:value-type="string">
            <text:p text:style-name="P76"><text:a xlink:type="simple" xlink:href="#AbstractComponent">org.zkoss.zk.ui.AbstractComponent </text:a></text:p>
          </table:table-cell>
        </table:table-row>
      </table:table>
      <text:p text:style-name="P71"/>
      <text:h text:style-name="Heading_20_3" text:outline-level="3"><text:bookmark-start text:name="Radiogroup"/>Radiogroup<text:bookmark-end text:name="Radiogroup"/></text:h>
      <text:p text:style-name="Text_20_body_20_indent">Used to group multiple <text:span text:style-name="Source_20_Text">radio</text:span> buttons. In one <text:span text:style-name="Source_20_Text">radiogroup</text:span>. Only one radio button may be selected at a time.</text:p>
      <text:p text:style-name="P96"><draw:frame draw:style-name="fr2" draw:name="graphics139" text:anchor-type="paragraph" svg:width="9.379cm" svg:height="2.799cm" draw:z-index="40"><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p text:style-name="Text_20_body_20_indent">Note: To support the versatile layout, a radio group accepts any kind of children , including Radio. On the other hand, the parent of a radio, if any, must be a radio group.</text:p>
      <text:h text:style-name="P77" text:outline-level="4">Class Name</text:h>
      <text:p text:style-name="P58"><text:span text:style-name="T39">org.zkoss.zul.Radiogroup</text:span></text:p>
      <text:h text:style-name="P79" text:outline-level="4">Supported Child Components</text:h>
      <text:p text:style-name="P81">*ALL</text:p>
      <text:h text:style-name="P79" text:outline-level="4">Supported Events</text:h>
      <text:p text:style-name="P184">*NONE</text:p>
      <text:h text:style-name="P93" text:outline-level="4">Properties</text:h>
      <table:table table:name="Table172" table:style-name="Table172">
        <table:table-column table:style-name="Table172.A"/>
        <table:table-column table:style-name="Table172.B"/>
        <table:table-column table:style-name="Table172.C"/>
        <table:table-header-rows>
          <table:table-row>
            <table:table-cell table:style-name="Table172.A1" office:value-type="string">
              <text:p text:style-name="P67">Property</text:p>
            </table:table-cell>
            <table:table-cell table:style-name="Table172.A1" office:value-type="string">
              <text:p text:style-name="P67">Description</text:p>
            </table:table-cell>
            <table:table-cell table:style-name="Table172.C1" office:value-type="string">
              <text:p text:style-name="P67">Data Type</text:p>
            </table:table-cell>
          </table:table-row>
        </table:table-header-rows>
        <table:table-row>
          <table:table-cell table:style-name="Table172.A2" office:value-type="string">
            <text:p text:style-name="P60"><text:span text:style-name="Source_20_Text">value</text:span></text:p>
          </table:table-cell>
          <table:table-cell table:style-name="Table172.A2" office:value-type="string">
            <text:p text:style-name="P130">The <text:span text:style-name="Source_20_Text">String</text:span> value denote this radio.</text:p>
          </table:table-cell>
          <table:table-cell table:style-name="Table172.C2" office:value-type="string">
            <text:p text:style-name="P60"><text:span text:style-name="Source_20_Text">String</text:span></text:p>
          </table:table-cell>
        </table:table-row>
        <table:table-row>
          <table:table-cell table:style-name="Table172.A2" office:value-type="string">
            <text:p text:style-name="P60"><text:span text:style-name="Source_20_Text">selectedIndex</text:span></text:p>
          </table:table-cell>
          <table:table-cell table:style-name="Table172.A2" office:value-type="string">
            <text:p text:style-name="P130">the index of the selected radio button (-1 if no one is selected). </text:p>
          </table:table-cell>
          <table:table-cell table:style-name="Table172.C2" office:value-type="string">
            <text:p text:style-name="P60"><text:span text:style-name="Source_20_Text">int</text:span></text:p>
          </table:table-cell>
        </table:table-row>
        <table:table-row>
          <table:table-cell table:style-name="Table172.A2" office:value-type="string">
            <text:p text:style-name="P60"><text:span text:style-name="Source_20_Text">selectedItem</text:span></text:p>
          </table:table-cell>
          <table:table-cell table:style-name="Table172.A2" office:value-type="string">
            <text:p text:style-name="P130">the selected <text:span text:style-name="Source_20_Text">radio</text:span> button. </text:p>
          </table:table-cell>
          <table:table-cell table:style-name="Table172.C2" office:value-type="string">
            <text:p text:style-name="P60"><text:span text:style-name="Source_20_Text">org.zkoss.zul.Radio</text:span></text:p>
          </table:table-cell>
        </table:table-row>
        <table:table-row>
          <table:table-cell table:style-name="Table172.A2" office:value-type="string">
            <text:p text:style-name="P60"><text:span text:style-name="Source_20_Text">name</text:span></text:p>
          </table:table-cell>
          <table:table-cell table:style-name="Table172.A2" office:value-type="string">
            <text:p text:style-name="P130">the name of this group of radio buttons. </text:p>
          </table:table-cell>
          <table:table-cell table:style-name="Table172.C2" office:value-type="string">
            <text:p text:style-name="P60"><text:span text:style-name="Source_20_Text">String</text:span></text:p>
          </table:table-cell>
        </table:table-row>
      </table:table>
      <text:h text:style-name="Heading_20_4" text:outline-level="4">Methods</text:h>
      <table:table table:name="Table173" table:style-name="Table173">
        <table:table-column table:style-name="Table173.A"/>
        <table:table-column table:style-name="Table173.B"/>
        <table:table-column table:style-name="Table173.C"/>
        <table:table-header-rows>
          <table:table-row>
            <table:table-cell table:style-name="Table173.A1" office:value-type="string">
              <text:p text:style-name="Table_20_Heading">Name</text:p>
            </table:table-cell>
            <table:table-cell table:style-name="Table173.A1" office:value-type="string">
              <text:p text:style-name="Table_20_Heading">Description</text:p>
            </table:table-cell>
            <table:table-cell table:style-name="Table173.C1" office:value-type="string">
              <text:p text:style-name="Table_20_Heading">Return Data Type</text:p>
            </table:table-cell>
          </table:table-row>
        </table:table-header-rows>
        <table:table-row>
          <table:table-cell table:style-name="Table173.A2" office:value-type="string">
            <text:p text:style-name="Table_20_Contents"><text:span text:style-name="Source_20_Text">getItemCount</text:span></text:p>
          </table:table-cell>
          <table:table-cell table:style-name="Table173.A2" office:value-type="string">
            <text:p text:style-name="P185">Returns the number of radio buttons in this group. </text:p>
          </table:table-cell>
          <table:table-cell table:style-name="Table173.C2" office:value-type="string">
            <text:p text:style-name="Table_20_Contents"><text:span text:style-name="Source_20_Text">int</text:span></text:p>
          </table:table-cell>
        </table:table-row>
        <table:table-row>
          <table:table-cell table:style-name="Table173.A2" office:value-type="string">
            <text:p text:style-name="Table_20_Contents"><text:span text:style-name="Source_20_Text">app</text:span><text:span text:style-name="T37">endItem</text:span></text:p>
          </table:table-cell>
          <table:table-cell table:style-name="Table173.A2" office:value-type="string">
            <text:p text:style-name="Table_20_Contents">Appends a radio button. </text:p>
          </table:table-cell>
          <table:table-cell table:style-name="Table173.C2" office:value-type="string">
            <text:p text:style-name="P60"><text:span text:style-name="T34">org.zkoss.zul.Radio</text:span></text:p>
          </table:table-cell>
        </table:table-row>
        <table:table-row>
          <table:table-cell table:style-name="Table173.A2" office:value-type="string">
            <text:p text:style-name="Table_20_Contents"><text:span text:style-name="T37">removeItemAt</text:span></text:p>
          </table:table-cell>
          <table:table-cell table:style-name="Table173.A2" office:value-type="string">
            <text:p text:style-name="Table_20_Contents">Removes the child <text:span text:style-name="Source_20_Text">radio</text:span> button in the list box at the given index. </text:p>
          </table:table-cell>
          <table:table-cell table:style-name="Table173.C2" office:value-type="string">
            <text:p text:style-name="P60"><text:span text:style-name="T34">org.zkoss.zul.Radio</text:span></text:p>
          </table:table-cell>
        </table:table-row>
      </table:table>
      <text:h text:style-name="P78" text:outline-level="4">Inherited From </text:h>
      <table:table table:name="Table174" table:style-name="Table174">
        <table:table-column table:style-name="Table174.A"/>
        <table:table-header-rows>
          <table:table-row>
            <table:table-cell table:style-name="Table174.A1" office:value-type="string">
              <text:p text:style-name="P67">Inherited From</text:p>
            </table:table-cell>
          </table:table-row>
        </table:table-header-rows>
        <table:table-row>
          <table:table-cell table:style-name="Table174.A2" office:value-type="string">
            <text:p text:style-name="P90"><text:a xlink:type="simple" xlink:href="#XulElement">org.zkoss.zul.impl.XulElement</text:a></text:p>
          </table:table-cell>
        </table:table-row>
        <table:table-row table:style-name="Table174.3">
          <table:table-cell table:style-name="Table174.A2" office:value-type="string">
            <text:p text:style-name="P90"><text:s/><text:a xlink:type="simple" xlink:href="#HtmlBasedComponent">org.zkoss.zk.ui.HtmlBasedComponent</text:a> </text:p>
          </table:table-cell>
        </table:table-row>
        <table:table-row table:style-name="Table174.3">
          <table:table-cell table:style-name="Table174.A2" office:value-type="string">
            <text:p text:style-name="P90"><text:s/><text:a xlink:type="simple" xlink:href="#AbstractComponent">org.zkoss.zk.ui.AbstractComponent </text:a></text:p>
          </table:table-cell>
        </table:table-row>
      </table:table>
      <text:p text:style-name="P71"/>
      <text:h text:style-name="Heading_20_3" text:outline-level="3"><text:bookmark-start text:name="Row"/>Row<text:bookmark-end text:name="Row"/></text:h>
      <text:p text:style-name="P57">A single row in a <text:span text:style-name="Source_20_Text">Rows</text:span> element. Each child of the <text:span text:style-name="Source_20_Text">Row</text:span> element is placed in each successive cell of the grid. The row with the most child elements determines the number of <text:span text:style-name="Source_20_Text">columns</text:span> in each <text:span text:style-name="Source_20_Text">row</text:span>.</text:p>
      <text:p text:style-name="P57"><text:span text:style-name="T3">Default getSclass()</text:span>: the same as grid's sclass. <text:s/></text:p>
      <text:p text:style-name="P57"><draw:frame draw:style-name="fr2" draw:name="graphics140" text:anchor-type="paragraph" svg:width="9.761cm" svg:height="5.239cm" draw:z-index="41"><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7" text:outline-level="4">Class Name</text:h>
      <text:p text:style-name="P58"><text:span text:style-name="T33">org.zkoss.zul.Row</text:span></text:p>
      <text:h text:style-name="P79" text:outline-level="4">Supported Child Components</text:h>
      <text:p text:style-name="Text_20_body_20_indent_20_2">*ALL</text:p>
      <text:h text:style-name="P79" text:outline-level="4">Supported Events</text:h>
      <text:p text:style-name="P143">*NONE</text:p>
      <text:h text:style-name="P93" text:outline-level="4">Properties</text:h>
      <table:table table:name="Table175" table:style-name="Table175">
        <table:table-column table:style-name="Table175.A"/>
        <table:table-column table:style-name="Table175.B"/>
        <table:table-column table:style-name="Table175.C"/>
        <table:table-column table:style-name="Table175.D"/>
        <table:table-header-rows>
          <table:table-row>
            <table:table-cell table:style-name="Table175.A1" office:value-type="string">
              <text:p text:style-name="P59">Property</text:p>
            </table:table-cell>
            <table:table-cell table:style-name="Table175.A1" office:value-type="string">
              <text:p text:style-name="P59">Description</text:p>
            </table:table-cell>
            <table:table-cell table:style-name="Table175.A1" office:value-type="string">
              <text:p text:style-name="P59">Data Type</text:p>
            </table:table-cell>
            <table:table-cell table:style-name="Table175.D1" office:value-type="string">
              <text:p text:style-name="P59">Default Value</text:p>
            </table:table-cell>
          </table:table-row>
        </table:table-header-rows>
        <table:table-row>
          <table:table-cell table:style-name="Table175.A2" office:value-type="string">
            <text:p text:style-name="P60"><text:span text:style-name="T87">align</text:span></text:p>
          </table:table-cell>
          <table:table-cell table:style-name="Table175.A2" office:value-type="string">
            <text:p text:style-name="P72"><text:span text:style-name="T34">Sets the horizontal alignment of the whole grid.</text:span></text:p>
            <text:p text:style-name="P72"><text:span text:style-name="T116">Val</text:span><text:span text:style-name="T117">ue:</text:span><text:span text:style-name="T87"> left|center|right</text:span></text:p>
          </table:table-cell>
          <table:table-cell table:style-name="Table175.A2" office:value-type="string">
            <text:p text:style-name="Standard"><text:span text:style-name="T87">java.lang.String</text:span></text:p>
          </table:table-cell>
          <table:table-cell table:style-name="Table175.D2" office:value-type="string">
            <text:p text:style-name="P62"><text:span text:style-name="T36">&lt;null&gt;</text:span></text:p>
          </table:table-cell>
        </table:table-row>
        <table:table-row>
          <table:table-cell table:style-name="Table175.A2" office:value-type="string">
            <text:p text:style-name="P60"><text:span text:style-name="T87">nowrap</text:span></text:p>
          </table:table-cell>
          <table:table-cell table:style-name="Table175.A2" office:value-type="string">
            <text:p text:style-name="P72"><text:span text:style-name="T34">Sets the nowrap.</text:span></text:p>
          </table:table-cell>
          <table:table-cell table:style-name="Table175.A2" office:value-type="string">
            <text:p text:style-name="P60"><text:span text:style-name="T34">boo</text:span><text:span text:style-name="T87">lean</text:span></text:p>
          </table:table-cell>
          <table:table-cell table:style-name="Table175.D2" office:value-type="string">
            <text:p text:style-name="P62"><text:span text:style-name="T36">false</text:span></text:p>
          </table:table-cell>
        </table:table-row>
        <table:table-row>
          <table:table-cell table:style-name="Table175.A2" office:value-type="string">
            <text:p text:style-name="P60"><text:span text:style-name="T34">sclass</text:span></text:p>
          </table:table-cell>
          <table:table-cell table:style-name="Table175.A2" office:value-type="string">
            <text:p text:style-name="P135">Sets the style class.</text:p>
          </table:table-cell>
          <table:table-cell table:style-name="Table175.A2" office:value-type="string">
            <text:p text:style-name="Standard"><text:span text:style-name="T87">java.lang.String</text:span></text:p>
          </table:table-cell>
          <table:table-cell table:style-name="Table175.D2" office:value-type="string">
            <text:p text:style-name="P60"><text:span text:style-name="T34">&lt;null&gt;</text:span></text:p>
          </table:table-cell>
        </table:table-row>
        <table:table-row table:style-name="Table175.5">
          <table:table-cell table:style-name="Table175.A2" office:value-type="string">
            <text:p text:style-name="P60"><text:span text:style-name="T34">spans</text:span></text:p>
          </table:table-cell>
          <table:table-cell table:style-name="Table175.B5" office:value-type="string">
            <text:p text:style-name="P64">Sets the spans, which is a list of numbers separated by comma. </text:p>
          </table:table-cell>
          <table:table-cell table:style-name="Table175.A2" office:value-type="string">
            <text:p text:style-name="Standard"><text:span text:style-name="T87">java.lang.String</text:span></text:p>
          </table:table-cell>
          <table:table-cell table:style-name="Table175.D2" office:value-type="string">
            <text:p text:style-name="P65"><text:span text:style-name="Source_20_Text">&lt;null&gt;</text:span></text:p>
          </table:table-cell>
        </table:table-row>
        <table:table-row table:style-name="Table175.5">
          <table:table-cell table:style-name="Table175.A2" office:value-type="string">
            <text:p text:style-name="P60"><text:span text:style-name="T87">valign</text:span></text:p>
          </table:table-cell>
          <table:table-cell table:style-name="Table175.B5" office:value-type="string">
            <text:p text:style-name="P80"><text:span text:style-name="T36">Sets the vertical alignment of the whole row. </text:span></text:p>
          </table:table-cell>
          <table:table-cell table:style-name="Table175.A2" office:value-type="string">
            <text:p text:style-name="Standard"><text:span text:style-name="T87">java.lang.String</text:span></text:p>
          </table:table-cell>
          <table:table-cell table:style-name="Table175.D2" office:value-type="string">
            <text:p text:style-name="P62"><text:span text:style-name="T36">&lt;null&gt;</text:span></text:p>
          </table:table-cell>
        </table:table-row>
        <table:table-row table:style-name="Table175.5">
          <table:table-cell table:style-name="Table175.A2" office:value-type="string">
            <text:p text:style-name="P60"><text:span text:style-name="T34">val</text:span><text:span text:style-name="T87">ue</text:span></text:p>
          </table:table-cell>
          <table:table-cell table:style-name="Table175.B5" office:value-type="string">
            <text:p text:style-name="P64">Sets the<text:span text:style-name="T2"> value.</text:span></text:p>
          </table:table-cell>
          <table:table-cell table:style-name="Table175.A2" office:value-type="string">
            <text:p text:style-name="P60"><text:span text:style-name="T87">java.lang.Object</text:span></text:p>
          </table:table-cell>
          <table:table-cell table:style-name="Table175.D2" office:value-type="string">
            <text:p text:style-name="P83"><text:span text:style-name="Source_20_Text">&lt;null&gt;</text:span></text:p>
          </table:table-cell>
        </table:table-row>
      </table:table>
      <text:p text:style-name="P66"/>
      <text:h text:style-name="P79" text:outline-level="4">Methods</text:h>
      <table:table table:name="Table176" table:style-name="Table176">
        <table:table-column table:style-name="Table176.A"/>
        <table:table-column table:style-name="Table176.B"/>
        <table:table-column table:style-name="Table176.C"/>
        <table:table-header-rows>
          <table:table-row>
            <table:table-cell table:style-name="Table176.A1" office:value-type="string">
              <text:p text:style-name="Table_20_Heading">Name</text:p>
            </table:table-cell>
            <table:table-cell table:style-name="Table176.A1" office:value-type="string">
              <text:p text:style-name="Table_20_Heading">Description</text:p>
            </table:table-cell>
            <table:table-cell table:style-name="Table176.C1" office:value-type="string">
              <text:p text:style-name="Table_20_Heading">Return Data Type</text:p>
            </table:table-cell>
          </table:table-row>
        </table:table-header-rows>
        <table:table-row>
          <table:table-cell table:style-name="Table176.A2" office:value-type="string">
            <text:p text:style-name="Table_20_Contents"><text:span text:style-name="Source_20_Text">getChildAttrs(int) </text:span></text:p>
          </table:table-cell>
          <table:table-cell table:style-name="Table176.A2" office:value-type="string">
            <text:p text:style-name="Table_20_Contents">Returns the HTML attributes for the child of the specified index. </text:p>
          </table:table-cell>
          <table:table-cell table:style-name="Table176.C2" office:value-type="string">
            <text:p text:style-name="Standard"><text:span text:style-name="T37">java.lang.String</text:span></text:p>
          </table:table-cell>
        </table:table-row>
        <table:table-row table:style-name="Table176.3">
          <table:table-cell table:style-name="Table176.A2" office:value-type="string">
            <text:p text:style-name="Table_20_Contents"><text:span text:style-name="Source_20_Text">getGrid()</text:span></text:p>
          </table:table-cell>
          <table:table-cell table:style-name="Table176.A2" office:value-type="string">
            <text:p text:style-name="Table_20_Contents">Returns the grid that contains this row. </text:p>
          </table:table-cell>
          <table:table-cell table:style-name="Table176.C2" office:value-type="string">
            <text:p text:style-name="Table_20_Contents"><text:span text:style-name="T106">org.zkoss.zul.Grid</text:span></text:p>
          </table:table-cell>
        </table:table-row>
        <table:table-row>
          <table:table-cell table:style-name="Table176.A2" office:value-type="string">
            <text:p text:style-name="Table_20_Contents"><text:span text:style-name="Source_20_Text">getOuterAttrs()</text:span></text:p>
          </table:table-cell>
          <table:table-cell table:style-name="Table176.A2" office:value-type="string">
            <text:p text:style-name="Table_20_Contents"/>
          </table:table-cell>
          <table:table-cell table:style-name="Table176.C2" office:value-type="string">
            <text:p text:style-name="P186"><text:span text:style-name="Source_20_Text">java.lang.String</text:span></text:p>
          </table:table-cell>
        </table:table-row>
        <table:table-row>
          <table:table-cell table:style-name="Table176.A2" office:value-type="string">
            <text:p text:style-name="Table_20_Contents"><text:span text:style-name="Source_20_Text">onDrawNewChild(org.zkoss.zk.ui.Component, java.lang.StringBuffer) </text:span></text:p>
          </table:table-cell>
          <table:table-cell table:style-name="Table176.A2" office:value-type="string">
            <text:p text:style-name="Table_20_Contents"/>
          </table:table-cell>
          <table:table-cell table:style-name="Table176.C2" office:value-type="string">
            <text:p text:style-name="P134"><text:span text:style-name="Source_20_Text">void</text:span></text:p>
          </table:table-cell>
        </table:table-row>
        <table:table-row>
          <table:table-cell table:style-name="Table176.A2" office:value-type="string">
            <text:p text:style-name="Table_20_Contents"><text:span text:style-name="Source_20_Text">setParent(org.zkoss.zk.ui.Component)</text:span></text:p>
          </table:table-cell>
          <table:table-cell table:style-name="Table176.A2" office:value-type="string">
            <text:p text:style-name="P134"/>
          </table:table-cell>
          <table:table-cell table:style-name="Table176.C2" office:value-type="string">
            <text:p text:style-name="P134"><text:span text:style-name="Source_20_Text">void</text:span></text:p>
          </table:table-cell>
        </table:table-row>
        <table:table-row>
          <table:table-cell table:style-name="Table176.A2" office:value-type="string">
            <text:p text:style-name="P134"><text:span text:style-name="Source_20_Text">setStyle(java.lang.String)</text:span></text:p>
          </table:table-cell>
          <table:table-cell table:style-name="Table176.A2" office:value-type="string">
            <text:p text:style-name="Table_20_Contents"/>
          </table:table-cell>
          <table:table-cell table:style-name="Table176.C2" office:value-type="string">
            <text:p text:style-name="P134"><text:span text:style-name="Source_20_Text">void</text:span></text:p>
          </table:table-cell>
        </table:table-row>
      </table:table>
      <text:h text:style-name="P78" text:outline-level="4">Inherited From </text:h>
      <table:table table:name="Table177" table:style-name="Table177">
        <table:table-column table:style-name="Table177.A"/>
        <table:table-header-rows>
          <table:table-row>
            <table:table-cell table:style-name="Table177.A1" office:value-type="string">
              <text:p text:style-name="P67">Inherited From</text:p>
            </table:table-cell>
          </table:table-row>
        </table:table-header-rows>
        <table:table-row>
          <table:table-cell table:style-name="Table177.A2" office:value-type="string">
            <text:p text:style-name="P90"><text:a xlink:type="simple" xlink:href="#XulElement">org.zkoss.zul.impl.XulElement</text:a></text:p>
          </table:table-cell>
        </table:table-row>
        <table:table-row table:style-name="Table177.3">
          <table:table-cell table:style-name="Table177.A2" office:value-type="string">
            <text:p text:style-name="P90"><text:s/><text:a xlink:type="simple" xlink:href="#HtmlBasedComponent">org.zkoss.zk.ui.HtmlBasedComponent</text:a> </text:p>
          </table:table-cell>
        </table:table-row>
        <table:table-row table:style-name="Table177.3">
          <table:table-cell table:style-name="Table177.A2" office:value-type="string">
            <text:p text:style-name="P90"><text:s/><text:a xlink:type="simple" xlink:href="#AbstractComponent">org.zkoss.zk.ui.AbstractComponent </text:a></text:p>
          </table:table-cell>
        </table:table-row>
      </table:table>
      <text:p text:style-name="P71"/>
      <text:h text:style-name="Heading_20_3" text:outline-level="3"><text:bookmark-start text:name="Rows"/>Rows<text:bookmark-end text:name="Rows"/></text:h>
      <text:p text:style-name="P57">Defines the <text:span text:style-name="Source_20_Text">rows</text:span> of a grid. Each child of a <text:span text:style-name="Source_20_Text">rows</text:span> element should be a <text:span text:style-name="Source_20_Text">org.zkoss.zul.Row</text:span> element.</text:p>
      <text:p text:style-name="P57"><draw:frame draw:style-name="fr2" draw:name="graphics141" text:anchor-type="paragraph" svg:width="9.761cm" svg:height="5.239cm" draw:z-index="42"><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7" text:outline-level="4">Class Name</text:h>
      <text:p text:style-name="P58"><text:span text:style-name="T33">org.zkoss.zul.Rows</text:span></text:p>
      <text:h text:style-name="P187" text:outline-level="4">Supported Child Components</text:h>
      <text:p text:style-name="Text_20_body_20_indent_20_2"><text:a xlink:type="simple" xlink:href="#Row">Row</text:a></text:p>
      <text:h text:style-name="P79" text:outline-level="4">Supported Events</text:h>
      <text:p text:style-name="P143">*NONE</text:p>
      <text:h text:style-name="P93" text:outline-level="4">Properties</text:h>
      <text:p text:style-name="P143">*NONE</text:p>
      <text:h text:style-name="P79" text:outline-level="4">Methods</text:h>
      <table:table table:name="Table178" table:style-name="Table178">
        <table:table-column table:style-name="Table178.A"/>
        <table:table-column table:style-name="Table178.B"/>
        <table:table-column table:style-name="Table178.C"/>
        <table:table-header-rows>
          <table:table-row>
            <table:table-cell table:style-name="Table178.A1" office:value-type="string">
              <text:p text:style-name="Table_20_Heading">Name</text:p>
            </table:table-cell>
            <table:table-cell table:style-name="Table178.A1" office:value-type="string">
              <text:p text:style-name="Table_20_Heading">Description</text:p>
            </table:table-cell>
            <table:table-cell table:style-name="Table178.C1" office:value-type="string">
              <text:p text:style-name="Table_20_Heading">Return Data Type</text:p>
            </table:table-cell>
          </table:table-row>
        </table:table-header-rows>
        <table:table-row>
          <table:table-cell table:style-name="Table178.A2" office:value-type="string">
            <text:p text:style-name="Table_20_Contents"><text:span text:style-name="Source_20_Text">getGrid()</text:span></text:p>
          </table:table-cell>
          <table:table-cell table:style-name="Table178.A2" office:value-type="string">
            <text:p text:style-name="Table_20_Contents">Returns the grid that contains this rows.</text:p>
          </table:table-cell>
          <table:table-cell table:style-name="Table178.C2" office:value-type="string">
            <text:p text:style-name="Table_20_Contents"><text:span text:style-name="T37">org.zkoss.zul.Grid</text:span></text:p>
          </table:table-cell>
        </table:table-row>
        <table:table-row table:style-name="Table178.3">
          <table:table-cell table:style-name="Table178.A2" office:value-type="string">
            <text:p text:style-name="Table_20_Contents"><text:span text:style-name="Source_20_Text">getVisibleBegin()</text:span></text:p>
          </table:table-cell>
          <table:table-cell table:style-name="Table178.A2" office:value-type="string">
            <text:p text:style-name="Table_20_Contents">Returns the index of the first visible child. </text:p>
          </table:table-cell>
          <table:table-cell table:style-name="Table178.C2" office:value-type="string">
            <text:p text:style-name="Table_20_Contents"><text:span text:style-name="Source_20_Text">int</text:span></text:p>
          </table:table-cell>
        </table:table-row>
        <table:table-row>
          <table:table-cell table:style-name="Table178.A2" office:value-type="string">
            <text:p text:style-name="Table_20_Contents"><text:span text:style-name="Source_20_Text">getVisibleEnd()</text:span></text:p>
          </table:table-cell>
          <table:table-cell table:style-name="Table178.A2" office:value-type="string">
            <text:p text:style-name="P134">Returns the index of the last visible child. </text:p>
          </table:table-cell>
          <table:table-cell table:style-name="Table178.C2" office:value-type="string">
            <text:p text:style-name="P134"><text:span text:style-name="Source_20_Text">int</text:span></text:p>
          </table:table-cell>
        </table:table-row>
        <table:table-row>
          <table:table-cell table:style-name="Table178.A2" office:value-type="string">
            <text:p text:style-name="Table_20_Contents"><text:span text:style-name="Source_20_Text">insertBefore(org.zkoss.zk.ui.Component, org.zkoss.zk.ui.Component)</text:span></text:p>
          </table:table-cell>
          <table:table-cell table:style-name="Table178.A2" office:value-type="string">
            <text:p text:style-name="P134"/>
          </table:table-cell>
          <table:table-cell table:style-name="Table178.C2" office:value-type="string">
            <text:p text:style-name="P134"><text:span text:style-name="Source_20_Text">boolean</text:span></text:p>
          </table:table-cell>
        </table:table-row>
        <table:table-row>
          <table:table-cell table:style-name="Table178.A2" office:value-type="string">
            <text:p text:style-name="Table_20_Contents"><text:span text:style-name="Source_20_Text">onChildAdded(org.zkoss.zk.ui.Component)</text:span></text:p>
          </table:table-cell>
          <table:table-cell table:style-name="Table178.A2" office:value-type="string">
            <text:p text:style-name="Table_20_Contents"/>
          </table:table-cell>
          <table:table-cell table:style-name="Table178.C2" office:value-type="string">
            <text:p text:style-name="P134"><text:span text:style-name="Source_20_Text">void</text:span></text:p>
          </table:table-cell>
        </table:table-row>
        <table:table-row>
          <table:table-cell table:style-name="Table178.A2" office:value-type="string">
            <text:p text:style-name="Table_20_Contents"><text:span text:style-name="Source_20_Text">onChildRemoved(org.zkoss.zk.ui.Component)</text:span></text:p>
          </table:table-cell>
          <table:table-cell table:style-name="Table178.A2" office:value-type="string">
            <text:p text:style-name="Table_20_Contents"/>
          </table:table-cell>
          <table:table-cell table:style-name="Table178.C2" office:value-type="string">
            <text:p text:style-name="Table_20_Contents"><text:span text:style-name="Source_20_Text">void</text:span></text:p>
          </table:table-cell>
        </table:table-row>
        <table:table-row>
          <table:table-cell table:style-name="Table178.A2" office:value-type="string">
            <text:p text:style-name="Table_20_Contents"><text:span text:style-name="Source_20_Text">setParent(org.zkoss.zk.ui.Component)</text:span></text:p>
          </table:table-cell>
          <table:table-cell table:style-name="Table178.A2" office:value-type="string">
            <text:p text:style-name="P134"/>
          </table:table-cell>
          <table:table-cell table:style-name="Table178.C2" office:value-type="string">
            <text:p text:style-name="P134"><text:span text:style-name="Source_20_Text">void</text:span></text:p>
          </table:table-cell>
        </table:table-row>
      </table:table>
      <text:h text:style-name="Heading_20_4" text:outline-level="4"/>
      <text:h text:style-name="P79" text:outline-level="4">Inherited From </text:h>
      <table:table table:name="Table179" table:style-name="Table179">
        <table:table-column table:style-name="Table179.A"/>
        <table:table-header-rows>
          <table:table-row>
            <table:table-cell table:style-name="Table179.A1" office:value-type="string">
              <text:p text:style-name="P67">Inherited From</text:p>
            </table:table-cell>
          </table:table-row>
        </table:table-header-rows>
        <table:table-row>
          <table:table-cell table:style-name="Table179.A2" office:value-type="string">
            <text:p text:style-name="P76"><text:a xlink:type="simple" xlink:href="#XulElement">org.zkoss.zul.impl.XulElement</text:a></text:p>
          </table:table-cell>
        </table:table-row>
        <table:table-row table:style-name="Table179.3">
          <table:table-cell table:style-name="Table179.A2" office:value-type="string">
            <text:p text:style-name="P76"><text:a xlink:type="simple" xlink:href="#HtmlBasedComponent">org.zkoss.zk.ui.HtmlBasedComponent</text:a> </text:p>
          </table:table-cell>
        </table:table-row>
        <table:table-row table:style-name="Table179.3">
          <table:table-cell table:style-name="Table179.A2" office:value-type="string">
            <text:p text:style-name="P76"><text:a xlink:type="simple" xlink:href="#AbstractComponent">org.zkoss.zk.ui.AbstractComponent</text:a></text:p>
          </table:table-cell>
        </table:table-row>
      </table:table>
      <text:p text:style-name="P71"/>
      <text:h text:style-name="Heading_20_3" text:outline-level="3"><text:bookmark-start text:name="Script"/>Script<text:bookmark-end text:name="Script"/></text:h>
      <text:p text:style-name="Text_20_body_20_indent">The<text:span text:style-name="T2"> </text:span><text:span text:style-name="T5">script</text:span><text:span text:style-name="T2"> component is used to specify the script codes running at the browser. Notice that, unlike </text:span><text:span text:style-name="T5">zscript</text:span><text:span text:style-name="T2">, the script codes are running at the browser. They are usually written in JavaScript which is supported by the most of browsers. The simplest format is as follows.</text:span></text:p>
      <text:p text:style-name="P20"><draw:frame draw:style-name="fr2" draw:name="graphics22" text:anchor-type="paragraph" svg:width="7.83cm" svg:height="0.686cm" draw:z-index="80"><draw:image xlink:href="../images/script.png" xlink:type="simple" xlink:show="embed" xlink:actuate="onLoad"/></draw:frame></text:p>
      <text:p text:style-name="Code_20_Indent">&lt;zk&gt;</text:p>
      <text:p text:style-name="Code_20_Indent">&lt;window id="win" &gt;</text:p>
      <text:p text:style-name="Code_20_Indent"><text:tab/>&lt;button label="change color" onClick='Clients.evalJavaScript("myfunc()")'/&gt;</text:p>
      <text:p text:style-name="Code_20_Indent">&lt;/window&gt;</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Code_20_Indent">&lt;/zk&gt;</text:p>
      <text:h text:style-name="P77" text:outline-level="4">Class Name</text:h>
      <text:p text:style-name="P58"><text:span text:style-name="T56">org.zkoss.zul.Script</text:span></text:p>
      <text:h text:style-name="P79" text:outline-level="4">Supported Child Components</text:h>
      <text:p text:style-name="P152"><text:tab/> <text:s/>*NONE</text:p>
      <text:h text:style-name="P85" text:outline-level="4">Supported Events</text:h>
      <text:p text:style-name="P103"><text:tab/> <text:s/>*NONE</text:p>
      <text:h text:style-name="P108" text:outline-level="4"><text:span text:style-name="T75">Properties</text:span><text:span text:style-name="T73"><text:tab/> <text:s/></text:span></text:h>
      <table:table table:name="Table339" table:style-name="Table339">
        <table:table-column table:style-name="Table339.A"/>
        <table:table-column table:style-name="Table339.B"/>
        <table:table-column table:style-name="Table339.C"/>
        <table:table-header-rows>
          <table:table-row>
            <table:table-cell table:style-name="Table339.A1" office:value-type="string">
              <text:p text:style-name="P67">Property</text:p>
            </table:table-cell>
            <table:table-cell table:style-name="Table339.A1" office:value-type="string">
              <text:p text:style-name="P67">Description</text:p>
            </table:table-cell>
            <table:table-cell table:style-name="Table339.C1" office:value-type="string">
              <text:p text:style-name="P67">Data Type</text:p>
            </table:table-cell>
          </table:table-row>
        </table:table-header-rows>
        <table:table-row table:style-name="Table339.2">
          <table:table-cell table:style-name="Table339.A2" office:value-type="string">
            <text:p text:style-name="P60"><text:span text:style-name="Source_20_Text">charset</text:span></text:p>
          </table:table-cell>
          <table:table-cell table:style-name="Table339.A2" office:value-type="string">
            <text:p text:style-name="P188">Sets whether the button (on the right of the textbox) is visible. </text:p>
          </table:table-cell>
          <table:table-cell table:style-name="Table339.C2" office:value-type="string">
            <text:p text:style-name="P62"><text:span text:style-name="T143">java.lang.String</text:span></text:p>
          </table:table-cell>
        </table:table-row>
        <table:table-row table:style-name="Table339.2">
          <table:table-cell table:style-name="Table339.A2" office:value-type="string">
            <text:p text:style-name="P62"><text:span text:style-name="T43">content</text:span></text:p>
          </table:table-cell>
          <table:table-cell table:style-name="Table339.A2" office:value-type="string">
            <text:p text:style-name="P189">Sets the content of the script element.</text:p>
          </table:table-cell>
          <table:table-cell table:style-name="Table339.C2" office:value-type="string">
            <text:p text:style-name="P62"><text:span text:style-name="T143">java.lang.String</text:span></text:p>
          </table:table-cell>
        </table:table-row>
        <table:table-row table:style-name="Table339.2">
          <table:table-cell table:style-name="Table339.A2" office:value-type="string">
            <text:p text:style-name="P62"><text:span text:style-name="T43">defer</text:span></text:p>
          </table:table-cell>
          <table:table-cell table:style-name="Table339.A2" office:value-type="string">
            <text:p text:style-name="P189">Sets whether to defer the execution of the script codes.</text:p>
          </table:table-cell>
          <table:table-cell table:style-name="Table339.C2" office:value-type="string">
            <text:p text:style-name="P62"><text:span text:style-name="T143">boolean</text:span></text:p>
          </table:table-cell>
        </table:table-row>
        <table:table-row table:style-name="Table339.2">
          <table:table-cell table:style-name="Table339.A2" office:value-type="string">
            <text:p text:style-name="P62"><text:span text:style-name="T43">src</text:span></text:p>
          </table:table-cell>
          <table:table-cell table:style-name="Table339.A2" office:value-type="string">
            <text:p text:style-name="P189">Sets the URI of the source that contains the script codes.</text:p>
          </table:table-cell>
          <table:table-cell table:style-name="Table339.C2" office:value-type="string">
            <text:p text:style-name="P62"><text:span text:style-name="T143">java.lang.String</text:span></text:p>
          </table:table-cell>
        </table:table-row>
        <table:table-row table:style-name="Table339.2">
          <table:table-cell table:style-name="Table339.A2" office:value-type="string">
            <text:p text:style-name="P62"><text:span text:style-name="T43">type</text:span></text:p>
          </table:table-cell>
          <table:table-cell table:style-name="Table339.A2" office:value-type="string">
            <text:p text:style-name="P189">Sets the type of this client script.</text:p>
          </table:table-cell>
          <table:table-cell table:style-name="Table339.C2" office:value-type="string">
            <text:p text:style-name="P62"><text:span text:style-name="T143">java.lang.String</text:span></text:p>
          </table:table-cell>
        </table:table-row>
      </table:table>
      <text:p text:style-name="P190"/>
      <text:p text:style-name="P105">Methods</text:p>
      <table:table table:name="Table340" table:style-name="Table340">
        <table:table-column table:style-name="Table340.A"/>
        <table:table-column table:style-name="Table340.B"/>
        <table:table-column table:style-name="Table340.C"/>
        <table:table-header-rows>
          <table:table-row>
            <table:table-cell table:style-name="Table340.A1" office:value-type="string">
              <text:p text:style-name="Table_20_Heading">Name</text:p>
            </table:table-cell>
            <table:table-cell table:style-name="Table340.A1" office:value-type="string">
              <text:p text:style-name="Table_20_Heading">Description</text:p>
            </table:table-cell>
            <table:table-cell table:style-name="Table340.C1" office:value-type="string">
              <text:p text:style-name="Table_20_Heading">Return Data Type</text:p>
            </table:table-cell>
          </table:table-row>
        </table:table-header-rows>
        <table:table-row table:style-name="Table340.2">
          <table:table-cell table:style-name="Table340.A2" office:value-type="string">
            <text:h text:style-name="P191" text:outline-level="4">isChildable()</text:h>
          </table:table-cell>
          <table:table-cell table:style-name="Table340.A2" office:value-type="string">
            <text:p text:style-name="P189">Not childable.</text:p>
            <text:p text:style-name="P106"><text:span text:style-name="T3">Value:</text:span> false</text:p>
          </table:table-cell>
          <table:table-cell table:style-name="Table340.C2" office:value-type="string">
            <text:h text:style-name="P192" text:outline-level="4">boolean</text:h>
          </table:table-cell>
        </table:table-row>
        <table:table-row table:style-name="Table340.2">
          <table:table-cell table:style-name="Table340.A2" office:value-type="string">
            <text:p text:style-name="P193">redraw(java.io.Writer out)</text:p>
          </table:table-cell>
          <table:table-cell table:style-name="Table340.A2" office:value-type="string">
            <text:p text:style-name="P106"/>
          </table:table-cell>
          <table:table-cell table:style-name="Table340.C2" office:value-type="string">
            <text:p text:style-name="P62"/>
          </table:table-cell>
        </table:table-row>
      </table:table>
      <text:h text:style-name="P78" text:outline-level="4">Inherited From </text:h>
      <table:table table:name="Table341" table:style-name="Table341">
        <table:table-column table:style-name="Table341.A"/>
        <table:table-header-rows>
          <table:table-row>
            <table:table-cell table:style-name="Table341.A1" office:value-type="string">
              <text:p text:style-name="P67">Inherited From</text:p>
            </table:table-cell>
          </table:table-row>
        </table:table-header-rows>
        <table:table-row table:style-name="Table341.2">
          <table:table-cell table:style-name="Table341.A2" office:value-type="string">
            <text:p text:style-name="P76"><text:a xlink:type="simple" xlink:href="#AbstractComponent"><text:span text:style-name="T72">org.zkoss.zk.ui.AbstractComponent </text:span></text:a></text:p>
          </table:table-cell>
        </table:table-row>
      </table:table>
      <text:p text:style-name="P111"/>
      <text:p text:style-name="P71"/>
      <text:h text:style-name="Heading_20_3" text:outline-level="3"><text:bookmark-start text:name="Slider"/>Slider<text:bookmark-end text:name="Slider"/></text:h>
      <text:p text:style-name="P194">A slider with slid and knob</text:p>
      <text:p text:style-name="P194">A slider is used to let user specifying a value by scrolling.</text:p>
      <text:p text:style-name="P194">A slider accepts a range of value starting from 0 to 100. You could change the maximal</text:p>
      <text:p text:style-name="P195"><text:span text:style-name="T144">allowed value by the </text:span><text:span text:style-name="T145">maxpos</text:span><text:span text:style-name="T144"> property.</text:span></text:p>
      <text:p text:style-name="P96"><draw:frame draw:style-name="fr6" draw:name="graphics143" text:anchor-type="paragraph" svg:width="3.704cm" svg:height="1.402cm" draw:z-index="43"><draw:image xlink:href="../images/Slider.png" xlink:type="simple" xlink:show="embed" xlink:actuate="onLoad"/></draw:frame></text:p>
      <text:p text:style-name="Code_20_Indent_20_2">&lt;slider id="slider" /&gt;</text:p>
      <text:p text:style-name="Code_20_Indent_20_2">&lt;slider curpos=”1” maxpos=”20” /&gt;</text:p>
      <text:h text:style-name="Heading_20_4" text:outline-level="4">Class Name</text:h>
      <text:p text:style-name="P22"><text:span text:style-name="T38">org.zkoss.zul.Slider</text:span> </text:p>
      <text:h text:style-name="Heading_20_4" text:outline-level="4">Supported Child Components</text:h>
      <text:p text:style-name="P145">*NONE </text:p>
      <text:h text:style-name="P75" text:outline-level="4">Supported Events</text:h>
      <table:table table:name="Table183" table:style-name="Table183">
        <table:table-column table:style-name="Table183.A"/>
        <table:table-column table:style-name="Table183.B"/>
        <table:table-header-rows>
          <table:table-row>
            <table:table-cell table:style-name="Table183.A1" office:value-type="string">
              <text:p text:style-name="P67">Name</text:p>
            </table:table-cell>
            <table:table-cell table:style-name="Table183.B1" office:value-type="string">
              <text:p text:style-name="P67">Inherited From</text:p>
            </table:table-cell>
          </table:table-row>
        </table:table-header-rows>
        <table:table-row>
          <table:table-cell table:style-name="Table183.A2" office:value-type="string">
            <text:p text:style-name="P62"><text:span text:style-name="Source_20_Text">OnScroll</text:span></text:p>
          </table:table-cell>
          <table:table-cell table:style-name="Table183.B2" office:value-type="string">
            <text:p text:style-name="P80"><text:a xlink:type="simple" xlink:href="#ScrollEvent"><text:span text:style-name="T46">org.zkoss.zk.ui.event.ScrollEvent</text:span></text:a></text:p>
            <text:p text:style-name="P80"><text:a xlink:type="simple" xlink:href="#ScrollEvent"><text:span text:style-name="T46"/></text:a></text:p>
            <text:p text:style-name="P196"><text:span text:style-name="T146">Description:</text:span><text:span text:style-name="T147"> Denotes the content of a scrollable component has been scrolled by the user.</text:span></text:p>
          </table:table-cell>
        </table:table-row>
        <table:table-row>
          <table:table-cell table:style-name="Table183.A2" office:value-type="string">
            <text:p text:style-name="P62"><text:span text:style-name="Source_20_Text">OnScrolling</text:span></text:p>
          </table:table-cell>
          <table:table-cell table:style-name="Table183.B2" office:value-type="string">
            <text:p text:style-name="P80"><text:a xlink:type="simple" xlink:href="#ScrollEvent"><text:span text:style-name="T46">org.zkoss.zk.ui.event.ScrollEvent</text:span></text:a></text:p>
            <text:p text:style-name="P80"><text:a xlink:type="simple" xlink:href="#ScrollEvent"><text:span text:style-name="T46"/></text:a></text:p>
            <text:p text:style-name="P197"><text:span text:style-name="T146">Description:</text:span><text:span text:style-name="T147"> Denotes that user is scrolling a scrollable component.</text:span></text:p>
            <text:p text:style-name="P198">Notice that the component's content (at the server)</text:p>
            <text:p text:style-name="P199"><text:span text:style-name="T148">won't be changed until </text:span><text:span text:style-name="T60">onScroll</text:span><text:span text:style-name="T149"> is received. Thus, you</text:span></text:p>
            <text:p text:style-name="P199"><text:span text:style-name="T148">have to invoke the </text:span><text:span text:style-name="T60">getPos</text:span><text:span text:style-name="T149"> method in the </text:span><text:span text:style-name="T60">ScrollEvent</text:span></text:p>
            <text:p text:style-name="P198">class to retrieve the temporary position.</text:p>
          </table:table-cell>
        </table:table-row>
      </table:table>
      <text:h text:style-name="P75" text:outline-level="4">Attributes</text:h>
      <table:table table:name="Table184" table:style-name="Table184">
        <table:table-column table:style-name="Table184.A"/>
        <table:table-column table:style-name="Table184.B"/>
        <table:table-column table:style-name="Table184.C"/>
        <table:table-column table:style-name="Table184.D"/>
        <table:table-header-rows>
          <table:table-row>
            <table:table-cell table:style-name="Table184.A1" office:value-type="string">
              <text:p text:style-name="P67">Property</text:p>
            </table:table-cell>
            <table:table-cell table:style-name="Table184.A1" office:value-type="string">
              <text:p text:style-name="P67">Description</text:p>
            </table:table-cell>
            <table:table-cell table:style-name="Table184.A1" office:value-type="string">
              <text:p text:style-name="P67">Data Type</text:p>
            </table:table-cell>
            <table:table-cell table:style-name="Table184.D1" office:value-type="string">
              <text:p text:style-name="P67">Default Values</text:p>
            </table:table-cell>
          </table:table-row>
        </table:table-header-rows>
        <table:table-row>
          <table:table-cell table:style-name="Table184.A2" office:value-type="string">
            <text:p text:style-name="P60"><text:span text:style-name="Source_20_Text">curpos</text:span></text:p>
          </table:table-cell>
          <table:table-cell table:style-name="Table184.A2" office:value-type="string">
            <text:p text:style-name="P72">the current position of the slider </text:p>
            <text:p text:style-name="P72"><text:span text:style-name="T3">Values: </text:span>0 to maxpos</text:p>
          </table:table-cell>
          <table:table-cell table:style-name="Table184.A2" office:value-type="string">
            <text:p text:style-name="P60"><text:span text:style-name="Source_20_Text">int</text:span></text:p>
          </table:table-cell>
          <table:table-cell table:style-name="Table184.D2" office:value-type="string">
            <text:p text:style-name="P60"><text:span text:style-name="Source_20_Text">0</text:span></text:p>
          </table:table-cell>
        </table:table-row>
        <table:table-row table:style-name="Table184.3">
          <table:table-cell table:style-name="Table184.A2" office:value-type="string">
            <text:p text:style-name="P60"><text:span text:style-name="Source_20_Text">maxpos</text:span></text:p>
          </table:table-cell>
          <table:table-cell table:style-name="Table184.B3" office:value-type="string">
            <text:p text:style-name="P80">the maximum position of the slider. </text:p>
          </table:table-cell>
          <table:table-cell table:style-name="Table184.A2" office:value-type="string">
            <text:p text:style-name="P60"><text:span text:style-name="Source_20_Text">int</text:span></text:p>
          </table:table-cell>
          <table:table-cell table:style-name="Table184.D2" office:value-type="string">
            <text:p text:style-name="P60"><text:span text:style-name="Source_20_Text">100</text:span></text:p>
          </table:table-cell>
        </table:table-row>
        <table:table-row table:style-name="Table184.3">
          <table:table-cell table:style-name="Table184.A2" office:value-type="string">
            <text:p text:style-name="P60"><text:span text:style-name="Source_20_Text">PageIncrement</text:span></text:p>
          </table:table-cell>
          <table:table-cell table:style-name="Table184.B3" office:value-type="string">
            <text:p text:style-name="P80">the amount that the value of curpos changes by when the tray of the scroll bar is clicked </text:p>
          </table:table-cell>
          <table:table-cell table:style-name="Table184.A2" office:value-type="string">
            <text:p text:style-name="P60"><text:span text:style-name="Source_20_Text">int</text:span></text:p>
          </table:table-cell>
          <table:table-cell table:style-name="Table184.D2" office:value-type="string">
            <text:p text:style-name="P60"><text:span text:style-name="Source_20_Text">10</text:span></text:p>
          </table:table-cell>
        </table:table-row>
      </table:table>
      <text:h text:style-name="Heading_20_4" text:outline-level="4">Methods</text:h>
      <table:table table:name="Table185" table:style-name="Table185">
        <table:table-column table:style-name="Table185.A"/>
        <table:table-column table:style-name="Table185.B"/>
        <table:table-column table:style-name="Table185.C"/>
        <table:table-header-rows>
          <table:table-row>
            <table:table-cell table:style-name="Table185.A1" office:value-type="string">
              <text:p text:style-name="Table_20_Heading">Name</text:p>
            </table:table-cell>
            <table:table-cell table:style-name="Table185.A1" office:value-type="string">
              <text:p text:style-name="Table_20_Heading">Description</text:p>
            </table:table-cell>
            <table:table-cell table:style-name="Table185.C1" office:value-type="string">
              <text:p text:style-name="Table_20_Heading">Return Data Type</text:p>
            </table:table-cell>
          </table:table-row>
        </table:table-header-rows>
        <table:table-row>
          <table:table-cell table:style-name="Table185.A2" office:value-type="string">
            <text:p text:style-name="Table_20_Contents"><text:span text:style-name="Source_20_Text">GetOuterAttrs()</text:span></text:p>
          </table:table-cell>
          <table:table-cell table:style-name="Table185.A2" office:value-type="string">
            <text:p text:style-name="Table_20_Contents"/>
          </table:table-cell>
          <table:table-cell table:style-name="Table185.C2" office:value-type="string">
            <text:p text:style-name="P60"><text:span text:style-name="Source_20_Text">String</text:span></text:p>
          </table:table-cell>
        </table:table-row>
      </table:table>
      <text:h text:style-name="P75" text:outline-level="4">Inherited From </text:h>
      <table:table table:name="Table186" table:style-name="Table186">
        <table:table-column table:style-name="Table186.A"/>
        <table:table-header-rows>
          <table:table-row>
            <table:table-cell table:style-name="Table186.A1" office:value-type="string">
              <text:p text:style-name="P67">Inherited From</text:p>
            </table:table-cell>
          </table:table-row>
        </table:table-header-rows>
        <table:table-row table:style-name="Table186.2">
          <table:table-cell table:style-name="Table186.A2" office:value-type="string">
            <text:p text:style-name="P76"><text:a xlink:type="simple" xlink:href="#XulElement"><text:span text:style-name="Source_20_Text">org.zkoss.zul.impl.XulElement</text:span></text:a></text:p>
          </table:table-cell>
        </table:table-row>
        <table:table-row table:style-name="Table186.2">
          <table:table-cell table:style-name="Table186.A2" office:value-type="string">
            <text:p text:style-name="P76"><text:a xlink:type="simple" xlink:href="#HtmlBasedComponent"><text:span text:style-name="Source_20_Text">org.zkoss.zk.ui.HtmlBasedComponent</text:span></text:a><text:span text:style-name="Source_20_Text"> </text:span></text:p>
          </table:table-cell>
        </table:table-row>
        <table:table-row table:style-name="Table186.2">
          <table:table-cell table:style-name="Table186.A2" office:value-type="string">
            <text:p text:style-name="P76"><text:a xlink:type="simple" xlink:href="#AbstractComponent"><text:span text:style-name="Source_20_Text">org.zkoss.zk.ui.AbstractComponent </text:span></text:a></text:p>
          </table:table-cell>
        </table:table-row>
      </table:table>
      <text:p text:style-name="P71"/>
      <text:h text:style-name="Heading_20_3" text:outline-level="3">Space</text:h>
      <text:p text:style-name="P20">Space is a <text:span text:style-name="Source_20_Text">Separator</text:span> with the orient default to "horizontal".</text:p>
      <text:p text:style-name="P20">In other words, &lt;space&gt; is equivalent to <text:span text:style-name="Source_20_Text">&lt;separator orient="horizontal"&gt;</text:span> </text:p>
      <text:p text:style-name="P20"><draw:frame draw:style-name="fr8" draw:name="graphics10" text:anchor-type="paragraph" svg:x="6.417cm" svg:y="0.212cm" svg:width="2.092cm" svg:height="0.529cm" draw:z-index="77"><draw:image xlink:href="../images/space.png" xlink:type="simple" xlink:show="embed" xlink:actuate="onLoad"/></draw:frame></text:p>
      <text:p text:style-name="Code_20_Indent">&lt;zk&gt;</text:p>
      <text:p text:style-name="Code_20_Indent"><text:tab/>&lt;space bar="true"/&gt;</text:p>
      <text:p text:style-name="Code_20_Indent"><text:tab/>&lt;space bar="true"/&gt;</text:p>
      <text:p text:style-name="Code_20_Indent"><text:tab/>&lt;space bar="true"/&gt;</text:p>
      <text:p text:style-name="Code_20_Indent"><text:tab/>&lt;space bar="true"/&gt;</text:p>
      <text:p text:style-name="Code_20_Indent">&lt;/zk&gt;</text:p>
      <text:h text:style-name="P77" text:outline-level="4">Class Name</text:h>
      <text:p text:style-name="P58"><text:span text:style-name="T56">org.zkoss.zul.Space</text:span></text:p>
      <text:h text:style-name="P79" text:outline-level="4">Supported Child Components</text:h>
      <text:p text:style-name="P152"><text:tab/> <text:s/>*NONE</text:p>
      <text:h text:style-name="P78" text:outline-level="4">Supported Events</text:h>
      <text:p text:style-name="P103"><text:tab/> <text:s/>*NONE</text:p>
      <text:h text:style-name="P93" text:outline-level="4">Properties</text:h>
      <text:h text:style-name="P200" text:outline-level="4">*NONE</text:h>
      <text:p text:style-name="P105">Methods</text:p>
      <text:p text:style-name="P105"/>
      <text:p text:style-name="P190">*NONE</text:p>
      <text:h text:style-name="P201" text:outline-level="4">Inherited From </text:h>
      <table:table table:name="Table180" table:style-name="Table180">
        <table:table-column table:style-name="Table180.A"/>
        <table:table-header-rows>
          <table:table-row>
            <table:table-cell table:style-name="Table180.A1" office:value-type="string">
              <text:p text:style-name="P67">Inherited From</text:p>
            </table:table-cell>
          </table:table-row>
        </table:table-header-rows>
        <table:table-row>
          <table:table-cell table:style-name="Table180.A2" office:value-type="string">
            <text:p text:style-name="P76"><text:a xlink:type="simple" xlink:href="#Separator"><text:span text:style-name="T72">org.zkoss.zul.Separator</text:span></text:a></text:p>
          </table:table-cell>
        </table:table-row>
        <table:table-row>
          <table:table-cell table:style-name="Table180.A2" office:value-type="string">
            <text:p text:style-name="P76"><text:a xlink:type="simple" xlink:href="#XulElement"><text:span text:style-name="T72">org.zkoss.zul.impl.XulElement</text:span></text:a></text:p>
          </table:table-cell>
        </table:table-row>
        <table:table-row table:style-name="Table180.4">
          <table:table-cell table:style-name="Table180.A2" office:value-type="string">
            <text:p text:style-name="P76"><text:a xlink:type="simple" xlink:href="#HtmlBasedComponent"><text:span text:style-name="T72">org.zkoss.zk.ui.HtmlBasedComponent</text:span></text:a></text:p>
          </table:table-cell>
        </table:table-row>
        <table:table-row table:style-name="Table180.4">
          <table:table-cell table:style-name="Table180.A2" office:value-type="string">
            <text:p text:style-name="P76"><text:a xlink:type="simple" xlink:href="#AbstractComponent"><text:span text:style-name="T72">org.zkoss.zk.ui.AbstractComponent </text:span></text:a></text:p>
          </table:table-cell>
        </table:table-row>
      </table:table>
      <text:p text:style-name="Standard"/>
      <text:p text:style-name="Standard"/>
      <text:h text:style-name="Heading_20_3" text:outline-level="3"><text:bookmark-start text:name="South"/>South<text:bookmark-end text:name="South"/></text:h>
      <text:p text:style-name="P131">This component is a south region. The default class of CSS is specified "layout-region-south".</text:p>
      <text:p text:style-name="Text_20_body_20_indent"/>
      <text:p text:style-name="P123"><draw:frame draw:style-name="fr6" draw:name="graphics144" text:anchor-type="paragraph" svg:width="11.665cm" svg:height="6.1cm" draw:z-index="44"><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7" text:outline-level="4">Class Name</text:h>
      <text:p text:style-name="P58"><text:span text:style-name="T56">org.zkoss.zkex.zul.south</text:span></text:p>
      <text:h text:style-name="P79" text:outline-level="4">Supported Child Components</text:h>
      <text:p text:style-name="Text_20_body_20_indent_20_2">*NONE</text:p>
      <text:h text:style-name="P79" text:outline-level="4">Supported Events</text:h>
      <table:table table:name="Table187" table:style-name="Table187">
        <table:table-column table:style-name="Table187.A"/>
        <table:table-column table:style-name="Table187.B"/>
        <table:table-header-rows>
          <table:table-row>
            <table:table-cell table:style-name="Table187.A1" office:value-type="string">
              <text:p text:style-name="P67">Name</text:p>
            </table:table-cell>
            <table:table-cell table:style-name="Table187.B1" office:value-type="string">
              <text:p text:style-name="P67">Inherited From</text:p>
            </table:table-cell>
          </table:table-row>
        </table:table-header-rows>
        <table:table-row>
          <table:table-cell table:style-name="Table187.A2" office:value-type="string">
            <text:p text:style-name="P62"><text:span text:style-name="Source_20_Text">OnOpen</text:span></text:p>
          </table:table-cell>
          <table:table-cell table:style-name="Table187.B2" office:value-type="string">
            <text:p text:style-name="Table_20_Contents"><text:a xlink:type="simple" xlink:href="#OpenEvent"><text:span text:style-name="T150">org.zkoss.zk.ui.event.OpenEvent</text:span></text:a></text:p>
            <text:p text:style-name="Table_20_Contents"><text:span text:style-name="T151"/></text:p>
            <text:p text:style-name="Table_20_Contents"><text:span text:style-name="T58">Description: </text:span><text:span text:style-name="T59">When a layout is collapsed or opened by a user, the </text:span><text:span text:style-name="T60">onOpen</text:span><text:span text:style-name="T59"> event is sent to the application.</text:span></text:p>
          </table:table-cell>
        </table:table-row>
      </table:table>
      <text:h text:style-name="P93" text:outline-level="4">Properties</text:h>
      <table:table table:name="Table188" table:style-name="Table188">
        <table:table-column table:style-name="Table188.A"/>
        <table:table-column table:style-name="Table188.B"/>
        <table:table-column table:style-name="Table188.C"/>
        <table:table-column table:style-name="Table188.D"/>
        <table:table-header-rows>
          <table:table-row>
            <table:table-cell table:style-name="Table188.A1" office:value-type="string">
              <text:p text:style-name="P59">Property</text:p>
            </table:table-cell>
            <table:table-cell table:style-name="Table188.A1" office:value-type="string">
              <text:p text:style-name="P59">Description</text:p>
            </table:table-cell>
            <table:table-cell table:style-name="Table188.A1" office:value-type="string">
              <text:p text:style-name="P59">Data Type</text:p>
            </table:table-cell>
            <table:table-cell table:style-name="Table188.D1" office:value-type="string">
              <text:p text:style-name="P59">Default Value</text:p>
            </table:table-cell>
          </table:table-row>
        </table:table-header-rows>
        <table:table-row>
          <table:table-cell table:style-name="Table188.A2" office:value-type="string">
            <text:p text:style-name="P60"><text:span text:style-name="T34">size</text:span></text:p>
          </table:table-cell>
          <table:table-cell table:style-name="Table188.A2" office:value-type="string">
            <text:p text:style-name="P94">Sets the size of this region.</text:p>
          </table:table-cell>
          <table:table-cell table:style-name="Table188.A2" office:value-type="string">
            <text:p text:style-name="P60"><text:span text:style-name="T34">java.lang.String</text:span></text:p>
          </table:table-cell>
          <table:table-cell table:style-name="Table188.D2" office:value-type="string">
            <text:p text:style-name="P62"><text:span text:style-name="T36">null</text:span></text:p>
          </table:table-cell>
        </table:table-row>
      </table:table>
      <text:p text:style-name="P95"/>
      <text:h text:style-name="P79" text:outline-level="4">Methods</text:h>
      <table:table table:name="Table189" table:style-name="Table189">
        <table:table-column table:style-name="Table189.A"/>
        <table:table-column table:style-name="Table189.B"/>
        <table:table-column table:style-name="Table189.C"/>
        <table:table-header-rows>
          <table:table-row>
            <table:table-cell table:style-name="Table189.A1" office:value-type="string">
              <text:p text:style-name="Table_20_Heading">Name</text:p>
            </table:table-cell>
            <table:table-cell table:style-name="Table189.A1" office:value-type="string">
              <text:p text:style-name="Table_20_Heading">Description</text:p>
            </table:table-cell>
            <table:table-cell table:style-name="Table189.C1" office:value-type="string">
              <text:p text:style-name="Table_20_Heading">Return Data Type</text:p>
            </table:table-cell>
          </table:table-row>
        </table:table-header-rows>
        <table:table-row>
          <table:table-cell table:style-name="Table189.A2" office:value-type="string">
            <text:p text:style-name="Text_20_body"><text:span text:style-name="Source_20_Text">getPosition()</text:span></text:p>
          </table:table-cell>
          <table:table-cell table:style-name="Table189.A2" office:value-type="string">
            <text:p text:style-name="Text_20_body">Returns <text:span text:style-name="Source_20_Text">Borderlayout.NORTH.</text:span></text:p>
          </table:table-cell>
          <table:table-cell table:style-name="Table189.C2" office:value-type="string">
            <text:p text:style-name="Table_20_Contents"><text:span text:style-name="T37">java.lang.String</text:span></text:p>
          </table:table-cell>
        </table:table-row>
        <table:table-row>
          <table:table-cell table:style-name="Table189.A2" office:value-type="string">
            <text:p text:style-name="Text_20_body">setWidth(java.lang.String width)</text:p>
          </table:table-cell>
          <table:table-cell table:style-name="Table189.A2" office:value-type="string">
            <text:p text:style-name="Text_20_body">The width can't be specified in this component because its width is determined by other region components (West or East).</text:p>
          </table:table-cell>
          <table:table-cell table:style-name="Table189.C2" office:value-type="string">
            <text:p text:style-name="Table_20_Contents">void</text:p>
          </table:table-cell>
        </table:table-row>
      </table:table>
      <text:h text:style-name="P78" text:outline-level="4">Inherited From </text:h>
      <table:table table:name="Table190" table:style-name="Table190">
        <table:table-column table:style-name="Table190.A"/>
        <table:table-header-rows>
          <table:table-row>
            <table:table-cell table:style-name="Table190.A1" office:value-type="string">
              <text:p text:style-name="P67">Inherited From</text:p>
            </table:table-cell>
          </table:table-row>
        </table:table-header-rows>
        <table:table-row table:style-name="Table190.2">
          <table:table-cell table:style-name="Table190.A2" office:value-type="string">
            <text:p text:style-name="P76"><text:a xlink:type="simple" xlink:href="#LayoutRegion"><text:span text:style-name="T61">org.zkoss.zkex.zul.LayoutRegion </text:span></text:a></text:p>
          </table:table-cell>
        </table:table-row>
        <table:table-row table:style-name="Table190.2">
          <table:table-cell table:style-name="Table190.A2" office:value-type="string">
            <text:p text:style-name="P76"><text:a xlink:type="simple" xlink:href="#HtmlBasedComponent">org.zkoss.zk.ui.HtmlBasedComponent</text:a><text:span text:style-name="T62"> </text:span></text:p>
          </table:table-cell>
        </table:table-row>
        <table:table-row table:style-name="Table190.2">
          <table:table-cell table:style-name="Table190.A2" office:value-type="string">
            <text:p text:style-name="P76"><text:a xlink:type="simple" xlink:href="#AbstractComponent">org.zkoss.zk.ui.AbstractComponent </text:a></text:p>
          </table:table-cell>
        </table:table-row>
      </table:table>
      <text:p text:style-name="P71"/>
      <text:h text:style-name="Heading_20_3" text:outline-level="3"><text:bookmark-start text:name="Separator"/>Separator<text:bookmark-end text:name="Separator"/></text:h>
      <text:p text:style-name="P144"><text:span text:style-name="T128">Space is a </text:span><text:span text:style-name="T129">Separator</text:span><text:span text:style-name="T128"> with the orient default to "</text:span><text:span text:style-name="T129">horizontal</text:span><text:span text:style-name="T128">".</text:span></text:p>
      <text:p text:style-name="P144"><text:span text:style-name="T128">In other words, </text:span><text:span text:style-name="T129">&lt;space&gt;</text:span><text:span text:style-name="T128"> is equivalent to </text:span><text:span text:style-name="T129">&lt;separator orient="horizontal"&gt; </text:span></text:p>
      <text:p text:style-name="P96"><draw:frame draw:style-name="fr2" draw:name="graphics145" text:anchor-type="paragraph" svg:width="8.096cm" svg:height="4.551cm" draw:z-index="45"><draw:image xlink:href="../images/Separator.png" xlink:type="simple" xlink:show="embed" xlink:actuate="onLoad"/></draw:frame></text:p>
      <text:p text:style-name="Code_20_Indent_20_2">line 1 by separator</text:p>
      <text:p text:style-name="Code_20_Indent_20_2">&lt;separator /&gt;</text:p>
      <text:p text:style-name="Code_20_Indent_20_2">line 2 by separator</text:p>
      <text:p text:style-name="Code_20_Indent_20_2">&lt;separator /&gt;</text:p>
      <text:p text:style-name="Code_20_Indent_20_2">line 3 by separator</text:p>
      <text:p text:style-name="Code_20_Indent_20_2">&lt;space bar="true" /&gt;</text:p>
      <text:p text:style-name="Code_20_Indent_20_2">another piece</text:p>
      <text:p text:style-name="Code_20_Indent_20_2">&lt;separator spacing="20px" /&gt;</text:p>
      <text:p text:style-name="Code_20_Indent_20_2">line 4 by separator</text:p>
      <text:p text:style-name="Code_20_Indent_20_2">&lt;space bar="true" spacing="20px" /&gt;</text:p>
      <text:p text:style-name="Code_20_Indent_20_2">another piece</text:p>
      <text:h text:style-name="Heading_20_4" text:outline-level="4">Class Name</text:h>
      <text:p text:style-name="P22"><text:span text:style-name="T38">org.zkoss.zul.Space</text:span></text:p>
      <text:h text:style-name="P75" text:outline-level="4">Supported Child Components</text:h>
      <text:p text:style-name="P145">*NONE </text:p>
      <text:h text:style-name="P75" text:outline-level="4">Supported Events</text:h>
      <text:p text:style-name="P145">*NONE</text:p>
      <text:h text:style-name="P75" text:outline-level="4">Attributes</text:h>
      <table:table table:name="Table191" table:style-name="Table191">
        <table:table-column table:style-name="Table191.A"/>
        <table:table-column table:style-name="Table191.B"/>
        <table:table-column table:style-name="Table191.C"/>
        <table:table-column table:style-name="Table191.D"/>
        <table:table-header-rows>
          <table:table-row>
            <table:table-cell table:style-name="Table191.A1" office:value-type="string">
              <text:p text:style-name="P67">Property</text:p>
            </table:table-cell>
            <table:table-cell table:style-name="Table191.A1" office:value-type="string">
              <text:p text:style-name="P67">Description</text:p>
            </table:table-cell>
            <table:table-cell table:style-name="Table191.A1" office:value-type="string">
              <text:p text:style-name="P67">Data Type</text:p>
            </table:table-cell>
            <table:table-cell table:style-name="Table191.D1" office:value-type="string">
              <text:p text:style-name="P67">Default Values</text:p>
            </table:table-cell>
          </table:table-row>
        </table:table-header-rows>
        <table:table-row>
          <table:table-cell table:style-name="Table191.A2" office:value-type="string">
            <text:p text:style-name="P60"><text:span text:style-name="Source_20_Text">spacing</text:span></text:p>
          </table:table-cell>
          <table:table-cell table:style-name="Table191.A2" office:value-type="string">
            <text:p text:style-name="P202">the spacing.</text:p>
            <text:p text:style-name="P72"><text:span text:style-name="T152">Values</text:span><text:span text:style-name="T153">: the spacing (</text:span><text:span text:style-name="T154">such as "0", "5px", "3pt" or "1em") </text:span></text:p>
          </table:table-cell>
          <table:table-cell table:style-name="Table191.A2" office:value-type="string">
            <text:p text:style-name="P60"><text:span text:style-name="Source_20_Text">String</text:span></text:p>
          </table:table-cell>
          <table:table-cell table:style-name="Table191.D2" office:value-type="string">
            <text:p text:style-name="P203"><text:span text:style-name="Source_20_Text">&lt;null&gt;</text:span></text:p>
          </table:table-cell>
        </table:table-row>
        <table:table-row table:style-name="Table191.3">
          <table:table-cell table:style-name="Table191.A2" office:value-type="string">
            <text:p text:style-name="P60"><text:span text:style-name="Source_20_Text">orient</text:span></text:p>
          </table:table-cell>
          <table:table-cell table:style-name="Table191.B3" office:value-type="string">
            <text:p text:style-name="P204">the orient. <text:s/></text:p>
            <text:p text:style-name="P80"><text:span text:style-name="T152">Values</text:span><text:span text:style-name="T153">:</text:span><text:span text:style-name="Source_20_Text">horizontal|vertical</text:span></text:p>
          </table:table-cell>
          <table:table-cell table:style-name="Table191.A2" office:value-type="string">
            <text:p text:style-name="P60"><text:span text:style-name="Source_20_Text">String</text:span></text:p>
          </table:table-cell>
          <table:table-cell table:style-name="Table191.D2" office:value-type="string">
            <text:p text:style-name="P60"><text:span text:style-name="Source_20_Text">horizontal </text:span></text:p>
          </table:table-cell>
        </table:table-row>
        <table:table-row table:style-name="Table191.3">
          <table:table-cell table:style-name="Table191.A2" office:value-type="string">
            <text:p text:style-name="P60"><text:span text:style-name="Source_20_Text">bar</text:span></text:p>
          </table:table-cell>
          <table:table-cell table:style-name="Table191.B3" office:value-type="string">
            <text:p text:style-name="P80">whether to display a visual bar as the separator. </text:p>
            <text:p text:style-name="P80"><text:span text:style-name="T3">Values</text:span>:<text:span text:style-name="Source_20_Text">true/false</text:span></text:p>
          </table:table-cell>
          <table:table-cell table:style-name="Table191.A2" office:value-type="string">
            <text:p text:style-name="P60"><text:span text:style-name="Source_20_Text">boolean</text:span></text:p>
          </table:table-cell>
          <table:table-cell table:style-name="Table191.D2" office:value-type="string">
            <text:p text:style-name="P60"><text:span text:style-name="Source_20_Text">false</text:span></text:p>
          </table:table-cell>
        </table:table-row>
      </table:table>
      <text:h text:style-name="Heading_20_4" text:outline-level="4">Methods</text:h>
      <text:p text:style-name="P145"><text:bookmark text:name="id4565182"/>*NONE</text:p>
      <text:h text:style-name="P75" text:outline-level="4">Inherited From </text:h>
      <table:table table:name="Table192" table:style-name="Table192">
        <table:table-column table:style-name="Table192.A"/>
        <table:table-header-rows>
          <table:table-row>
            <table:table-cell table:style-name="Table192.A1" office:value-type="string">
              <text:p text:style-name="P67"><text:span text:style-name="Source_20_Text">Inherited From</text:span></text:p>
            </table:table-cell>
          </table:table-row>
        </table:table-header-rows>
        <table:table-row table:style-name="Table192.2">
          <table:table-cell table:style-name="Table192.A2" office:value-type="string">
            <text:p text:style-name="P76"><text:a xlink:type="simple" xlink:href="#Separator"><text:span text:style-name="Source_20_Text">org.zkoss.zul.Separator</text:span></text:a></text:p>
          </table:table-cell>
        </table:table-row>
        <table:table-row table:style-name="Table192.2">
          <table:table-cell table:style-name="Table192.A2" office:value-type="string">
            <text:p text:style-name="P76"><text:a xlink:type="simple" xlink:href="#XulElement"><text:span text:style-name="Source_20_Text">org.zkoss.zul.impl.XulElement</text:span></text:a></text:p>
          </table:table-cell>
        </table:table-row>
        <table:table-row table:style-name="Table192.2">
          <table:table-cell table:style-name="Table192.A2" office:value-type="string">
            <text:p text:style-name="P76"><text:a xlink:type="simple" xlink:href="#HtmlBasedComponent"><text:span text:style-name="Source_20_Text">org.zkoss.zk.ui.HtmlBasedComponent</text:span></text:a><text:span text:style-name="Source_20_Text"> </text:span></text:p>
          </table:table-cell>
        </table:table-row>
        <table:table-row table:style-name="Table192.2">
          <table:table-cell table:style-name="Table192.A2" office:value-type="string">
            <text:p text:style-name="P76"><text:a xlink:type="simple" xlink:href="#AbstractComponent"><text:span text:style-name="Source_20_Text">org.zkoss.zk.ui.AbstractComponent </text:span></text:a></text:p>
          </table:table-cell>
        </table:table-row>
      </table:table>
      <text:p text:style-name="P71"/>
      <text:h text:style-name="Heading_20_3" text:outline-level="3"><text:bookmark-start text:name="Splitter"/>Splitter<text:bookmark-end text:name="Splitter"/></text:h>
      <text:p text:style-name="P144"><text:span text:style-name="T59">An element which should appear before or after an element inside a box (Box, Vbox and Hbox).</text:span></text:p>
      <text:p text:style-name="P144"><text:span text:style-name="T59">When the splitter is dragged, the sibling elements of the splitter are resized. If </text:span><text:span text:style-name="T60">getCollapse()</text:span><text:span text:style-name="T59"> is true, a grippy in placed inside the splitter, and one sibling element of the splitter is collapsed when the grippy is clicked. </text:span></text:p>
      <text:p text:style-name="P96"><draw:frame draw:style-name="fr9" draw:name="graphics146" text:anchor-type="paragraph" svg:width="16.999cm" svg:height="4.066cm" draw:z-index="46"><draw:image xlink:href="../images/Splitter.png" xlink:type="simple" xlink:show="embed" xlink:actuate="onLoad"/></draw:frame></text:p>
      <text:p text:style-name="Code_20_Indent_20_2">&lt;hbox spacing="0" width="100%"&gt;</text:p>
      <text:p text:style-name="Code_20_Indent_20_2"><text:tab/>&lt;vbox height="200px"&gt;</text:p>
      <text:p text:style-name="Code_20_Indent_20_2"><text:tab/><text:tab/>Column 1-1: The left-top box. To know whether a splitter</text:p>
      <text:p text:style-name="Code_20_Indent_20_2"><text:tab/><text:tab/>is collapsed, you can listen to the onOpen event.</text:p>
      <text:p text:style-name="Code_20_Indent_20_2"><text:tab/><text:tab/>&lt;splitter collapse="after"/&gt;</text:p>
      <text:p text:style-name="Code_20_Indent_20_2"><text:tab/><text:tab/>Column 1-2: You can enforce to open or collapse programming</text:p>
      <text:p text:style-name="Code_20_Indent_20_2"><text:tab/><text:tab/>by calling setOpen method.</text:p>
      <text:p text:style-name="Code_20_Indent_20_2"><text:tab/>&lt;/vbox&gt;</text:p>
      <text:p text:style-name="Code_20_Indent_20_2"><text:tab/>&lt;splitter collapse="before"/&gt;</text:p>
      <text:p text:style-name="Code_20_Indent_20_2"><text:tab/>Column 2: Whether a splitter allows users to open or collapse</text:p>
      <text:p text:style-name="Code_20_Indent_20_2"><text:tab/>depending on the collapse attribue.</text:p>
      <text:p text:style-name="Code_20_Indent_20_2">&lt;/hbox&gt;</text:p>
      <text:h text:style-name="Heading_20_4" text:outline-level="4">Class Name</text:h>
      <text:p text:style-name="P22"><text:span text:style-name="T38">org.zkoss.zul.Splitter</text:span> </text:p>
      <text:h text:style-name="Heading_20_4" text:outline-level="4">Supported Child Components</text:h>
      <text:p text:style-name="P145">*NONE </text:p>
      <text:h text:style-name="P75" text:outline-level="4">Supported Events</text:h>
      <table:table table:name="Table193" table:style-name="Table193">
        <table:table-column table:style-name="Table193.A"/>
        <table:table-column table:style-name="Table193.B"/>
        <table:table-header-rows>
          <table:table-row>
            <table:table-cell table:style-name="Table193.A1" office:value-type="string">
              <text:p text:style-name="P67">Name</text:p>
            </table:table-cell>
            <table:table-cell table:style-name="Table193.B1" office:value-type="string">
              <text:p text:style-name="P67">Inherited From</text:p>
            </table:table-cell>
          </table:table-row>
        </table:table-header-rows>
        <table:table-row>
          <table:table-cell table:style-name="Table193.A2" office:value-type="string">
            <text:p text:style-name="P62"><text:span text:style-name="Source_20_Text">OnOpen</text:span></text:p>
          </table:table-cell>
          <table:table-cell table:style-name="Table193.B2" office:value-type="string">
            <text:p text:style-name="Table_20_Contents"><text:a xlink:type="simple" xlink:href="#OpenEvent"><text:span text:style-name="T108">org.zkoss.zk.ui.event.OpenEvent</text:span></text:a></text:p>
            <text:p text:style-name="Table_20_Contents"><text:span text:style-name="T58">Description: </text:span><text:span text:style-name="T59">When a splitter is collapsed or opened by a user, the </text:span><text:span text:style-name="T60">onOpen</text:span><text:span text:style-name="T59"> event is sent to the application.</text:span></text:p>
          </table:table-cell>
        </table:table-row>
      </table:table>
      <text:h text:style-name="P149" text:outline-level="4">Attributes</text:h>
      <table:table table:name="Table194" table:style-name="Table194">
        <table:table-column table:style-name="Table194.A"/>
        <table:table-column table:style-name="Table194.B"/>
        <table:table-column table:style-name="Table194.C"/>
        <table:table-column table:style-name="Table194.D"/>
        <table:table-header-rows>
          <table:table-row>
            <table:table-cell table:style-name="Table194.A1" office:value-type="string">
              <text:p text:style-name="P67">Property</text:p>
            </table:table-cell>
            <table:table-cell table:style-name="Table194.A1" office:value-type="string">
              <text:p text:style-name="P67">Description</text:p>
            </table:table-cell>
            <table:table-cell table:style-name="Table194.A1" office:value-type="string">
              <text:p text:style-name="P67">Data Type</text:p>
            </table:table-cell>
            <table:table-cell table:style-name="Table194.D1" office:value-type="string">
              <text:p text:style-name="P67">Default Values</text:p>
            </table:table-cell>
          </table:table-row>
        </table:table-header-rows>
        <table:table-row>
          <table:table-cell table:style-name="Table194.A2" office:value-type="string">
            <text:p text:style-name="P60"><text:span text:style-name="Source_20_Text">collapse</text:span></text:p>
          </table:table-cell>
          <table:table-cell table:style-name="Table194.A2" office:value-type="string">
            <text:p text:style-name="P72">Returns which side of the splitter is collapsed when its grippy is clicked. If this attribute is not specified, the splitter will not cause a collapse. </text:p>
            <text:p text:style-name="P72"><text:span text:style-name="T3">Values: </text:span><text:span text:style-name="Source_20_Text">None,before,after </text:span></text:p>
          </table:table-cell>
          <table:table-cell table:style-name="Table194.A2" office:value-type="string">
            <text:p text:style-name="P60"><text:span text:style-name="Source_20_Text">String</text:span></text:p>
          </table:table-cell>
          <table:table-cell table:style-name="Table194.D2" office:value-type="string">
            <text:p text:style-name="P203"><text:span text:style-name="Source_20_Text">none</text:span></text:p>
          </table:table-cell>
        </table:table-row>
        <table:table-row table:style-name="Table194.3">
          <table:table-cell table:style-name="Table194.A2" office:value-type="string">
            <text:p text:style-name="P60"><text:span text:style-name="Source_20_Text">orient</text:span></text:p>
          </table:table-cell>
          <table:table-cell table:style-name="Table194.B3" office:value-type="string">
            <text:p text:style-name="P80">the maximum position of the slider. </text:p>
            <text:p text:style-name="P80"><text:span text:style-name="T3">Values:</text:span><text:span text:style-name="Source_20_Text"> horizontal | vertical</text:span></text:p>
          </table:table-cell>
          <table:table-cell table:style-name="Table194.A2" office:value-type="string">
            <text:p text:style-name="P60"><text:span text:style-name="Source_20_Text">String</text:span></text:p>
          </table:table-cell>
          <table:table-cell table:style-name="Table194.D2" office:value-type="string">
            <text:p text:style-name="P60"><text:span text:style-name="Source_20_Text">vertical</text:span></text:p>
          </table:table-cell>
        </table:table-row>
        <table:table-row table:style-name="Table194.3">
          <table:table-cell table:style-name="Table194.A2" office:value-type="string">
            <text:p text:style-name="P60"><text:span text:style-name="Source_20_Text">open</text:span></text:p>
          </table:table-cell>
          <table:table-cell table:style-name="Table194.B3" office:value-type="string">
            <text:p text:style-name="P80">the amount that the value of curpos changes by when the tray of the scroll bar is clicked </text:p>
            <text:p text:style-name="P80"><text:span text:style-name="T3">Values:</text:span> <text:span text:style-name="Source_20_Text">true | false</text:span></text:p>
          </table:table-cell>
          <table:table-cell table:style-name="Table194.A2" office:value-type="string">
            <text:p text:style-name="P60"><text:span text:style-name="Source_20_Text">boolean</text:span></text:p>
          </table:table-cell>
          <table:table-cell table:style-name="Table194.D2" office:value-type="string">
            <text:p text:style-name="P60"><text:span text:style-name="Source_20_Text">true</text:span></text:p>
          </table:table-cell>
        </table:table-row>
      </table:table>
      <text:h text:style-name="Heading_20_4" text:outline-level="4">Methods</text:h>
      <text:p text:style-name="P145">*NONE</text:p>
      <text:h text:style-name="Heading_20_4" text:outline-level="4">Inherited From </text:h>
      <table:table table:name="Table195" table:style-name="Table195">
        <table:table-column table:style-name="Table195.A"/>
        <table:table-header-rows>
          <table:table-row>
            <table:table-cell table:style-name="Table195.A1" office:value-type="string">
              <text:p text:style-name="P67">Inherited From</text:p>
            </table:table-cell>
          </table:table-row>
        </table:table-header-rows>
        <table:table-row table:style-name="Table195.2">
          <table:table-cell table:style-name="Table195.A2" office:value-type="string">
            <text:p text:style-name="P76"><text:a xlink:type="simple" xlink:href="#XulElement"><text:span text:style-name="Source_20_Text">org.zkoss.zul.impl.XulElement</text:span></text:a></text:p>
          </table:table-cell>
        </table:table-row>
        <table:table-row table:style-name="Table195.2">
          <table:table-cell table:style-name="Table195.A2" office:value-type="string">
            <text:p text:style-name="P76"><text:a xlink:type="simple" xlink:href="#HtmlBasedComponent"><text:span text:style-name="Source_20_Text">org.zkoss.zk.ui.HtmlBasedComponent</text:span></text:a><text:span text:style-name="Source_20_Text"> </text:span></text:p>
          </table:table-cell>
        </table:table-row>
        <table:table-row table:style-name="Table195.2">
          <table:table-cell table:style-name="Table195.A2" office:value-type="string">
            <text:p text:style-name="P76"><text:a xlink:type="simple" xlink:href="#AbstractComponent"><text:span text:style-name="Source_20_Text">org.zkoss.zk.ui.AbstractComponent </text:span></text:a></text:p>
          </table:table-cell>
        </table:table-row>
      </table:table>
      <text:p text:style-name="P71"/>
      <text:h text:style-name="Heading_20_3" text:outline-level="3">Style</text:h>
      <text:p text:style-name="Text_20_body_20_indent_20_2">The style component used to specify <text:span text:style-name="Source_20_Text">CSS</text:span> styles for the owner desktop.</text:p>
      <text:p text:style-name="Text_20_body_20_indent_20_2">Note: a <text:span text:style-name="Source_20_Text">style </text:span>component can appear anywhere in a <text:span text:style-name="Source_20_Text">ZUML</text:span> page, but it affects all components in the same <text:span text:style-name="Source_20_Text">desktop</text:span>. </text:p>
      <text:p text:style-name="P96"><draw:frame draw:style-name="fr2" draw:name="graphics147" text:anchor-type="paragraph" svg:width="9.313cm" svg:height="3.334cm" draw:z-index="47"><draw:image xlink:href="../images/Style.png" xlink:type="simple" xlink:show="embed" xlink:actuate="onLoad"/></draw:frame></text:p>
      <text:p text:style-name="Code_20_Indent_20_2">&lt;style&gt;</text:p>
      <text:p text:style-name="Code_20_Indent_20_2"><text:tab/>a{</text:p>
      <text:p text:style-name="Code_20_Indent_20_2"><text:tab/><text:tab/>color:red;</text:p>
      <text:p text:style-name="Code_20_Indent_20_2"><text:tab/>}</text:p>
      <text:p text:style-name="Code_20_Indent_20_2">&lt;/style&gt;</text:p>
      <text:h text:style-name="Heading_20_4" text:outline-level="4">Class Name</text:h>
      <text:p text:style-name="P22"><text:span text:style-name="T38">org.zkoss.zul.Style</text:span><text:span text:style-name="Source_20_Text"> </text:span></text:p>
      <text:h text:style-name="Heading_20_4" text:outline-level="4">Supported Child Components</text:h>
      <text:p text:style-name="P145">*NONE </text:p>
      <text:h text:style-name="P75" text:outline-level="4">Supported Events</text:h>
      <text:p text:style-name="P145">*NONE</text:p>
      <text:h text:style-name="P75" text:outline-level="4">Attributes</text:h>
      <table:table table:name="Table196" table:style-name="Table196">
        <table:table-column table:style-name="Table196.A"/>
        <table:table-column table:style-name="Table196.B"/>
        <table:table-column table:style-name="Table196.C"/>
        <table:table-column table:style-name="Table196.D"/>
        <table:table-header-rows>
          <table:table-row>
            <table:table-cell table:style-name="Table196.A1" office:value-type="string">
              <text:p text:style-name="P67">Property</text:p>
            </table:table-cell>
            <table:table-cell table:style-name="Table196.A1" office:value-type="string">
              <text:p text:style-name="P67">Description</text:p>
            </table:table-cell>
            <table:table-cell table:style-name="Table196.A1" office:value-type="string">
              <text:p text:style-name="P67">Data Type</text:p>
            </table:table-cell>
            <table:table-cell table:style-name="Table196.D1" office:value-type="string">
              <text:p text:style-name="P67">Default Values</text:p>
            </table:table-cell>
          </table:table-row>
        </table:table-header-rows>
        <table:table-row>
          <table:table-cell table:style-name="Table196.A2" office:value-type="string">
            <text:p text:style-name="P60"><text:span text:style-name="Source_20_Text">src</text:span></text:p>
          </table:table-cell>
          <table:table-cell table:style-name="Table196.A2" office:value-type="string">
            <text:p text:style-name="P72">the URI of an external style sheet. </text:p>
          </table:table-cell>
          <table:table-cell table:style-name="Table196.A2" office:value-type="string">
            <text:p text:style-name="P60"><text:span text:style-name="Source_20_Text">String</text:span></text:p>
          </table:table-cell>
          <table:table-cell table:style-name="Table196.D2" office:value-type="string">
            <text:p text:style-name="P60"><text:span text:style-name="Source_20_Text">&lt;empty string&gt;</text:span></text:p>
          </table:table-cell>
        </table:table-row>
      </table:table>
      <text:h text:style-name="Heading_20_4" text:outline-level="4">Methods</text:h>
      <table:table table:name="Table197" table:style-name="Table197">
        <table:table-column table:style-name="Table197.A"/>
        <table:table-column table:style-name="Table197.B"/>
        <table:table-column table:style-name="Table197.C"/>
        <table:table-header-rows>
          <table:table-row>
            <table:table-cell table:style-name="Table197.A1" office:value-type="string">
              <text:p text:style-name="Table_20_Heading">Name</text:p>
            </table:table-cell>
            <table:table-cell table:style-name="Table197.A1" office:value-type="string">
              <text:p text:style-name="Table_20_Heading">Description</text:p>
            </table:table-cell>
            <table:table-cell table:style-name="Table197.C1" office:value-type="string">
              <text:p text:style-name="Table_20_Heading">Return Data Type</text:p>
            </table:table-cell>
          </table:table-row>
        </table:table-header-rows>
        <table:table-row>
          <table:table-cell table:style-name="Table197.A2" office:value-type="string">
            <text:p text:style-name="Table_20_Contents"><text:span text:style-name="Source_20_Text"><text:tab/>onChildRemoved(org.zkoss.zk.ui.Component child)</text:span></text:p>
          </table:table-cell>
          <table:table-cell table:style-name="Table197.A2" office:value-type="string">
            <text:p text:style-name="Table_20_Contents"/>
          </table:table-cell>
          <table:table-cell table:style-name="Table197.C2" office:value-type="string">
            <text:p text:style-name="P60"><text:span text:style-name="Source_20_Text">void</text:span></text:p>
          </table:table-cell>
        </table:table-row>
        <table:table-row>
          <table:table-cell table:style-name="Table197.A2" office:value-type="string">
            <text:p text:style-name="Table_20_Contents"><text:span text:style-name="Source_20_Text">redraw(java.io.Writer out)</text:span></text:p>
          </table:table-cell>
          <table:table-cell table:style-name="Table197.A2" office:value-type="string">
            <text:p text:style-name="Table_20_Contents"/>
          </table:table-cell>
          <table:table-cell table:style-name="Table197.C2" office:value-type="string">
            <text:p text:style-name="P60"><text:span text:style-name="Source_20_Text">void</text:span></text:p>
          </table:table-cell>
        </table:table-row>
        <table:table-row>
          <table:table-cell table:style-name="Table197.A2" office:value-type="string">
            <text:p text:style-name="Table_20_Contents"><text:span text:style-name="Source_20_Text">insertBefore(org.zkoss.zk.ui.Component child, org.zkoss.zk.ui.Component insertBefore)</text:span></text:p>
          </table:table-cell>
          <table:table-cell table:style-name="Table197.A2" office:value-type="string">
            <text:p text:style-name="Table_20_Contents">Only Label children are allowed.</text:p>
          </table:table-cell>
          <table:table-cell table:style-name="Table197.C2" office:value-type="string">
            <text:p text:style-name="P60"><text:span text:style-name="Source_20_Text">boolean</text:span></text:p>
          </table:table-cell>
        </table:table-row>
      </table:table>
      <text:h text:style-name="P75" text:outline-level="4">Inherited From </text:h>
      <table:table table:name="Table198" table:style-name="Table198">
        <table:table-column table:style-name="Table198.A"/>
        <table:table-header-rows>
          <table:table-row>
            <table:table-cell table:style-name="Table198.A1" office:value-type="string">
              <text:p text:style-name="P67">Inherited From</text:p>
            </table:table-cell>
          </table:table-row>
        </table:table-header-rows>
        <table:table-row table:style-name="Table198.2">
          <table:table-cell table:style-name="Table198.A2" office:value-type="string">
            <text:p text:style-name="P76"><text:a xlink:type="simple" xlink:href="#AbstractComponent"><text:span text:style-name="Source_20_Text">org.zkoss.zk.ui.AbstractComponent </text:span></text:a></text:p>
          </table:table-cell>
        </table:table-row>
      </table:table>
      <text:p text:style-name="P71"/>
      <text:h text:style-name="Heading_20_3" text:outline-level="3"><text:bookmark-start text:name="Tab"/>Tab<text:bookmark-end text:name="Tab"/></text:h>
      <text:p text:style-name="Text_20_body_20_indent_20_2"><text:span text:style-name="T51">A specific tab. Clicking on the tab brings the tab panel to the front. You could put a label and an image on it by </text:span><text:span text:style-name="T50">label </text:span><text:span text:style-name="T51">and </text:span><text:span text:style-name="T50">image </text:span><text:span text:style-name="T51">properties. </text:span></text:p>
      <text:p text:style-name="Text_20_body_20_indent_20_2"><text:span text:style-name="T51">By setting the </text:span><text:span text:style-name="T50">closable </text:span><text:span text:style-name="T51">property to true, a close button is shown for the tab, such that user could close the tab and the corresponding tab panel by clicking the button. Once user clicks on the close button, an </text:span><text:span text:style-name="T50">onClose </text:span><text:span text:style-name="T51">event is sent to the tab. It is processed by the </text:span><text:span text:style-name="T50">onClose </text:span><text:span text:style-name="T51">method of </text:span><text:span text:style-name="T50">Tab. </text:span><text:span text:style-name="T51">Then, </text:span><text:span text:style-name="T50">onClose, </text:span><text:span text:style-name="T51">by default, detaches the tab itself and the corresponding tab panel.</text:span></text:p>
      <text:p text:style-name="Text_20_body_20_indent_20_2"><text:a xlink:type="simple" xlink:href="#Toolbar"><text:span text:style-name="T155"/></text:a></text:p>
      <text:p text:style-name="P126"><draw:frame draw:style-name="fr2" draw:name="graphics148" text:anchor-type="paragraph" svg:width="10.769cm" svg:height="1.667cm" draw:z-index="48"><draw:image xlink:href="../images/tab.png" xlink:type="simple" xlink:show="embed" xlink:actuate="onLoad"/></draw:frame></text:p>
      <text:p text:style-name="Code_20_Indent_20_2">&lt;tabbox width="400px"&gt;</text:p>
      <text:p text:style-name="Code_20_Indent_20_2"><text:tab/>&lt;tabs&gt;</text:p>
      <text:p text:style-name="Code_20_Indent_20_2"><text:tab/><text:tab/>&lt;tab label="Tab 1" image="/img/folder.gif" /&gt;</text:p>
      <text:p text:style-name="Code_20_Indent_20_2"><text:tab/><text:tab/>&lt;tab label="Tab 2" image="/img/folder.gif" closable="true"/&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h text:style-name="P77" text:outline-level="4">Class Name</text:h>
      <text:p text:style-name="P58"><text:span text:style-name="T39">org.zkoss.zul.Tab</text:span></text:p>
      <text:h text:style-name="P79" text:outline-level="4">Supported Child Components</text:h>
      <text:p text:style-name="P166">*NONE</text:p>
      <text:h text:style-name="P79" text:outline-level="4">Supported Events</text:h>
      <table:table table:name="Table199" table:style-name="Table199">
        <table:table-column table:style-name="Table199.A"/>
        <table:table-column table:style-name="Table199.B"/>
        <table:table-header-rows>
          <table:table-row>
            <table:table-cell table:style-name="Table199.A1" office:value-type="string">
              <text:p text:style-name="P67">Event Name</text:p>
            </table:table-cell>
            <table:table-cell table:style-name="Table199.B1" office:value-type="string">
              <text:p text:style-name="P67">Event Type</text:p>
            </table:table-cell>
          </table:table-row>
        </table:table-header-rows>
        <table:table-row>
          <table:table-cell table:style-name="Table199.A2" office:value-type="string">
            <text:p text:style-name="P62"><text:span text:style-name="Source_20_Text">onClick</text:span></text:p>
          </table:table-cell>
          <table:table-cell table:style-name="Table199.B2" office:value-type="string">
            <text:p text:style-name="P80"><text:a xlink:type="simple" xlink:href="#MouseEvent"><text:span text:style-name="Source_20_Text">org.zkoss.zk.ui.event.MouseEvent</text:span></text:a></text:p>
            <text:p text:style-name="P168">Description: </text:p>
            <text:p text:style-name="P169">Denotes user has clicked the component.</text:p>
          </table:table-cell>
        </table:table-row>
        <table:table-row>
          <table:table-cell table:style-name="Table199.A2" office:value-type="string">
            <text:p text:style-name="P62"><text:span text:style-name="Source_20_Text">onRightClick</text:span></text:p>
          </table:table-cell>
          <table:table-cell table:style-name="Table199.B2" office:value-type="string">
            <text:p text:style-name="P80"><text:a xlink:type="simple" xlink:href="#MouseEvent"><text:span text:style-name="Source_20_Text">org.zkoss.zk.ui.event.MouseEvent</text:span></text:a></text:p>
            <text:p text:style-name="P168">Description: </text:p>
            <text:p text:style-name="P169">Denotes user has right-clicked the component.</text:p>
          </table:table-cell>
        </table:table-row>
        <table:table-row>
          <table:table-cell table:style-name="Table199.A2" office:value-type="string">
            <text:p text:style-name="P62"><text:span text:style-name="Source_20_Text">onDoubleClick</text:span></text:p>
          </table:table-cell>
          <table:table-cell table:style-name="Table199.B2" office:value-type="string">
            <text:p text:style-name="P80"><text:a xlink:type="simple" xlink:href="#MouseEvent"><text:span text:style-name="Source_20_Text">org.zkoss.zk.ui.event.MouseEvent</text:span></text:a></text:p>
            <text:p text:style-name="P168">Description: </text:p>
            <text:p text:style-name="P169">Denotes user has double-clicked the component.</text:p>
          </table:table-cell>
        </table:table-row>
        <table:table-row>
          <table:table-cell table:style-name="Table199.A2" office:value-type="string">
            <text:p text:style-name="P62"><text:span text:style-name="Source_20_Text">onSelect</text:span></text:p>
          </table:table-cell>
          <table:table-cell table:style-name="Table199.B2" office:value-type="string">
            <text:p text:style-name="P80"><text:a xlink:type="simple" xlink:href="#SelectEvent"><text:span text:style-name="Source_20_Text">org.zkoss.zk.ui.event.SelectEvent</text:span></text:a></text:p>
            <text:p text:style-name="P168">Description: </text:p>
            <text:p text:style-name="P169">Denotes user has selected a tab. onSelect is sent to both tab and tabbox.</text:p>
          </table:table-cell>
        </table:table-row>
        <table:table-row>
          <table:table-cell table:style-name="Table199.A2" office:value-type="string">
            <text:p text:style-name="P62"><text:span text:style-name="Source_20_Text">onClose</text:span></text:p>
          </table:table-cell>
          <table:table-cell table:style-name="Table199.B2" office:value-type="string">
            <text:p text:style-name="P80"><text:a xlink:type="simple" xlink:href="#Event"><text:span text:style-name="Source_20_Text">org.zkoss.ui.zk.ui.event.Event</text:span></text:a></text:p>
            <text:p text:style-name="P168">Description: </text:p>
            <text:p text:style-name="P169">Denotes the close button is pressed by a user, and the component shall detach itself.</text:p>
          </table:table-cell>
        </table:table-row>
      </table:table>
      <text:h text:style-name="P79" text:outline-level="4">Properties</text:h>
      <table:table table:name="Table200" table:style-name="Table200">
        <table:table-column table:style-name="Table200.A"/>
        <table:table-column table:style-name="Table200.B"/>
        <table:table-column table:style-name="Table200.C"/>
        <table:table-column table:style-name="Table200.D"/>
        <table:table-header-rows>
          <table:table-row>
            <table:table-cell table:style-name="Table200.A1" office:value-type="string">
              <text:p text:style-name="P67">Property</text:p>
            </table:table-cell>
            <table:table-cell table:style-name="Table200.A1" office:value-type="string">
              <text:p text:style-name="P67">Description</text:p>
            </table:table-cell>
            <table:table-cell table:style-name="Table200.A1" office:value-type="string">
              <text:p text:style-name="P67">Data Type</text:p>
            </table:table-cell>
            <table:table-cell table:style-name="Table200.D1" office:value-type="string">
              <text:p text:style-name="P86">Default Value</text:p>
            </table:table-cell>
          </table:table-row>
        </table:table-header-rows>
        <table:table-row table:style-name="Table200.2">
          <table:table-cell table:style-name="Table200.A2" office:value-type="string">
            <text:p text:style-name="P60"><text:span text:style-name="T37">closable</text:span></text:p>
          </table:table-cell>
          <table:table-cell table:style-name="Table200.B2" office:value-type="string">
            <text:p text:style-name="P80"><text:span text:style-name="T2">Sets whether this tab is closable. If closable, a button is displayed and the </text:span><text:span text:style-name="T37">onClose </text:span><text:span text:style-name="T2">event is sent if an user clicks the button. </text:span></text:p>
            <text:p text:style-name="P80"><text:span text:style-name="T2">Values : <text:s/></text:span><text:span text:style-name="T37">true|false</text:span></text:p>
          </table:table-cell>
          <table:table-cell table:style-name="Table200.A2" office:value-type="string">
            <text:p text:style-name="P60"><text:span text:style-name="Source_20_Text">boolean</text:span></text:p>
          </table:table-cell>
          <table:table-cell table:style-name="Table200.D2" office:value-type="string">
            <text:p text:style-name="P60"><text:span text:style-name="T37">false</text:span></text:p>
          </table:table-cell>
        </table:table-row>
        <table:table-row table:style-name="Table200.2">
          <table:table-cell table:style-name="Table200.A2" office:value-type="string">
            <text:p text:style-name="P60"><text:span text:style-name="T37">selected</text:span></text:p>
          </table:table-cell>
          <table:table-cell table:style-name="Table200.B2" office:value-type="string">
            <text:p text:style-name="P88">Sets whether this tab is selected. </text:p>
            <text:p text:style-name="P88">Values :<text:span text:style-name="Source_20_Text"> true|false</text:span></text:p>
          </table:table-cell>
          <table:table-cell table:style-name="Table200.A2" office:value-type="string">
            <text:p text:style-name="P60"><text:span text:style-name="Source_20_Text">boolean</text:span></text:p>
          </table:table-cell>
          <table:table-cell table:style-name="Table200.D2" office:value-type="string">
            <text:p text:style-name="P60"><text:span text:style-name="Source_20_Text"/></text:p>
          </table:table-cell>
        </table:table-row>
      </table:table>
      <text:p text:style-name="P66"/>
      <text:h text:style-name="P79" text:outline-level="4">Methods</text:h>
      <table:table table:name="Table201" table:style-name="Table201">
        <table:table-column table:style-name="Table201.A"/>
        <table:table-column table:style-name="Table201.B"/>
        <table:table-column table:style-name="Table201.C"/>
        <table:table-column table:style-name="Table201.D"/>
        <table:table-header-rows>
          <table:table-row>
            <table:table-cell table:style-name="Table201.A1" office:value-type="string">
              <text:p text:style-name="Table_20_Heading">Name</text:p>
            </table:table-cell>
            <table:table-cell table:style-name="Table201.A1" office:value-type="string">
              <text:p text:style-name="Table_20_Heading">Description</text:p>
            </table:table-cell>
            <table:table-cell table:style-name="Table201.A1" office:value-type="string">
              <text:p text:style-name="P67">Data Type</text:p>
            </table:table-cell>
            <table:table-cell table:style-name="Table201.D1" office:value-type="string">
              <text:p text:style-name="Table_20_Heading">Values</text:p>
            </table:table-cell>
          </table:table-row>
        </table:table-header-rows>
        <table:table-row>
          <table:table-cell table:style-name="Table201.A2" office:value-type="string">
            <text:p text:style-name="Table_20_Contents"><text:span text:style-name="Source_20_Text">getIndex</text:span></text:p>
          </table:table-cell>
          <table:table-cell table:style-name="Table201.A2" office:value-type="string">
            <text:p text:style-name="Table_20_Contents">Returns the index of this panel, or -1 if it doesn't belong to any tabs.</text:p>
          </table:table-cell>
          <table:table-cell table:style-name="Table201.A2" office:value-type="string">
            <text:p text:style-name="P60"><text:span text:style-name="Source_20_Text">int</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LinkedPanel</text:span></text:p>
          </table:table-cell>
          <table:table-cell table:style-name="Table201.A2" office:value-type="string">
            <text:p text:style-name="Table_20_Contents">Returns the panel associated with this tab.</text:p>
          </table:table-cell>
          <table:table-cell table:style-name="Table201.A2" office:value-type="string">
            <text:p text:style-name="P60"><text:span text:style-name="Source_20_Text">Tabpanel</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Tabbox</text:span></text:p>
          </table:table-cell>
          <table:table-cell table:style-name="Table201.A2" office:value-type="string">
            <text:p text:style-name="Table_20_Contents">Returns the tabbox owns this component.</text:p>
          </table:table-cell>
          <table:table-cell table:style-name="Table201.A2" office:value-type="string">
            <text:p text:style-name="P60"><text:span text:style-name="Source_20_Text">Tabbox</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isChildable</text:span></text:p>
          </table:table-cell>
          <table:table-cell table:style-name="Table201.A2" office:value-type="string">
            <text:p text:style-name="Table_20_Contents">No child is allowed.</text:p>
          </table:table-cell>
          <table:table-cell table:style-name="Table201.A2" office:value-type="string">
            <text:p text:style-name="P60"><text:span text:style-name="Source_20_Text">boolean</text:span></text:p>
          </table:table-cell>
          <table:table-cell table:style-name="Table201.D2" office:value-type="string">
            <text:p text:style-name="P60"><text:span text:style-name="Source_20_Text">false</text:span></text:p>
          </table:table-cell>
        </table:table-row>
      </table:table>
      <text:p text:style-name="P205"/>
      <text:h text:style-name="P79" text:outline-level="4">Inherited From </text:h>
      <table:table table:name="Table202" table:style-name="Table202">
        <table:table-column table:style-name="Table202.A"/>
        <table:table-header-rows>
          <table:table-row>
            <table:table-cell table:style-name="Table202.A1" office:value-type="string">
              <text:p text:style-name="P67">Inherited From</text:p>
            </table:table-cell>
          </table:table-row>
        </table:table-header-rows>
        <table:table-row>
          <table:table-cell table:style-name="Table202.A2" office:value-type="string">
            <text:p text:style-name="P90"><text:a xlink:type="simple" xlink:href="#LabelImageElement"><text:span text:style-name="Source_20_Text">org.zkoss.zul.impl.LabelImageElement</text:span></text:a></text:p>
          </table:table-cell>
        </table:table-row>
        <table:table-row>
          <table:table-cell table:style-name="Table202.A2" office:value-type="string">
            <text:p text:style-name="P90"><text:a xlink:type="simple" xlink:href="#LabelElement"><text:span text:style-name="Source_20_Text">org.zkoss.zul.impl.LabelElement</text:span></text:a></text:p>
          </table:table-cell>
        </table:table-row>
        <table:table-row>
          <table:table-cell table:style-name="Table202.A2" office:value-type="string">
            <text:p text:style-name="P90"><text:a xlink:type="simple" xlink:href="#XulElement"><text:span text:style-name="Source_20_Text">org.zkoss.zul.imp.XulElement</text:span></text:a></text:p>
          </table:table-cell>
        </table:table-row>
        <table:table-row table:style-name="Table202.5">
          <table:table-cell table:style-name="Table202.A2" office:value-type="string">
            <text:p text:style-name="P90"><text:s/><text:a xlink:type="simple" xlink:href="#HtmlBasedComponent"><text:span text:style-name="Source_20_Text">org.zkoss.zk.ui.HtmlBasedComponent</text:span></text:a> </text:p>
          </table:table-cell>
        </table:table-row>
        <table:table-row table:style-name="Table202.5">
          <table:table-cell table:style-name="Table202.A2" office:value-type="string">
            <text:p text:style-name="P90"><text:s/><text:a xlink:type="simple" xlink:href="#AbstractComponent"><text:span text:style-name="Source_20_Text">org.zkoss.zk.ui.AbstractComponent </text:span></text:a></text:p>
          </table:table-cell>
        </table:table-row>
      </table:table>
      <text:p text:style-name="P71"/>
      <text:h text:style-name="Heading_20_3" text:outline-level="3"><text:bookmark-start text:name="Tabbox"/>Tabbox<text:bookmark-end text:name="Tabbox"/></text:h>
      <text:p text:style-name="Text_20_body_20_indent_20_2"><text:span text:style-name="T51">A </text:span><text:span text:style-name="T50">tabbox </text:span><text:span text:style-name="T51">that contains the </text:span><text:span text:style-name="T50">tabs </text:span><text:span text:style-name="T51">and </text:span><text:span text:style-name="T50">tabpanels </text:span><text:span text:style-name="T51">allows developers to separate a large number of components into several groups(each group contains a </text:span><text:span text:style-name="T50">tab </text:span><text:span text:style-name="T51">and a </text:span><text:span text:style-name="T50">tabpanel), </text:span><text:span text:style-name="T51">and show one group each time, such that the user interface won't be too complicate to read. There is only one group (aka., a </text:span><text:span text:style-name="T50">tabpanel) </text:span><text:span text:style-name="T51">is visible at the same time. Once the </text:span><text:span text:style-name="T50">tab </text:span><text:span text:style-name="T51">of an invisible group is clicked, it becomes visible and the previous visible group becomes invisible.</text:span></text:p>
      <text:p text:style-name="Text_20_body_20_indent_20_2"><text:span text:style-name="T51">The currently selected tab component is given an additional </text:span><text:span text:style-name="T50">selected </text:span><text:span text:style-name="T51">property which is set to true. This is used to give the currently selected tab a different appearance so that it will look selected. Only one tab will have a true value for this property at a time. If none of tabs are selected, the first one is selected automatically.</text:span></text:p>
      <text:p text:style-name="Text_20_body_20_indent_20_2"><text:a xlink:type="simple" xlink:href="#Toolbar"><text:span text:style-name="T155"/></text:a></text:p>
      <text:p text:style-name="P126"><draw:frame draw:style-name="fr2" draw:name="graphics149" text:anchor-type="paragraph" svg:width="10.927cm" svg:height="4.524cm" draw:z-index="49"><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7" text:outline-level="4">Class Name</text:h>
      <text:p text:style-name="P58"><text:span text:style-name="T39">org.zkoss.zul.Tabbox</text:span></text:p>
      <text:h text:style-name="P79" text:outline-level="4">Supported Child Components</text:h>
      <text:p text:style-name="Text_20_body_20_indent_20_2"><text:a xlink:type="simple" xlink:href="#Tabs"><text:span text:style-name="Source_20_Text">Tabs</text:span></text:a><text:span text:style-name="Source_20_Text">, </text:span><text:a xlink:type="simple" xlink:href="#Tabpanels"><text:span text:style-name="Source_20_Text">Tabpanels</text:span></text:a></text:p>
      <text:h text:style-name="P79" text:outline-level="4">Supported Events</text:h>
      <table:table table:name="Table203" table:style-name="Table203">
        <table:table-column table:style-name="Table203.A"/>
        <table:table-column table:style-name="Table203.B"/>
        <table:table-header-rows>
          <table:table-row>
            <table:table-cell table:style-name="Table203.A1" office:value-type="string">
              <text:p text:style-name="P67">Event Name</text:p>
            </table:table-cell>
            <table:table-cell table:style-name="Table203.B1" office:value-type="string">
              <text:p text:style-name="P67">Event Type</text:p>
            </table:table-cell>
          </table:table-row>
        </table:table-header-rows>
        <table:table-row>
          <table:table-cell table:style-name="Table203.A2" office:value-type="string">
            <text:p text:style-name="P62"><text:span text:style-name="Source_20_Text">onRightClick</text:span></text:p>
          </table:table-cell>
          <table:table-cell table:style-name="Table203.B2" office:value-type="string">
            <text:p text:style-name="P80"><text:a xlink:type="simple" xlink:href="#MouseEvent"><text:span text:style-name="Source_20_Text">org.zkoss.zk.ui.event.MouseEvent</text:span></text:a></text:p>
            <text:p text:style-name="P168">Description: </text:p>
            <text:p text:style-name="P169">Denotes user has right-clicked the component.</text:p>
          </table:table-cell>
        </table:table-row>
        <table:table-row>
          <table:table-cell table:style-name="Table203.A2" office:value-type="string">
            <text:p text:style-name="P62"><text:span text:style-name="Source_20_Text">onSelect</text:span></text:p>
          </table:table-cell>
          <table:table-cell table:style-name="Table203.B2" office:value-type="string">
            <text:p text:style-name="P80"><text:a xlink:type="simple" xlink:href="#SelectEvent"><text:span text:style-name="Source_20_Text">org.zkoss.zk.ui.event.SelectEvent</text:span></text:a></text:p>
            <text:p text:style-name="P168">Description: </text:p>
            <text:p text:style-name="P169">Denotes user has selected a tab. onSelect is sent to both tab and tabbox.</text:p>
          </table:table-cell>
        </table:table-row>
      </table:table>
      <text:h text:style-name="P79" text:outline-level="4">Properties</text:h>
      <table:table table:name="Table204" table:style-name="Table204">
        <table:table-column table:style-name="Table204.A"/>
        <table:table-column table:style-name="Table204.B"/>
        <table:table-column table:style-name="Table204.C"/>
        <table:table-column table:style-name="Table204.D"/>
        <table:table-header-rows>
          <table:table-row>
            <table:table-cell table:style-name="Table204.A1" office:value-type="string">
              <text:p text:style-name="P67">Property</text:p>
            </table:table-cell>
            <table:table-cell table:style-name="Table204.A1" office:value-type="string">
              <text:p text:style-name="P67">Description</text:p>
            </table:table-cell>
            <table:table-cell table:style-name="Table204.A1" office:value-type="string">
              <text:p text:style-name="P67">Data Type</text:p>
            </table:table-cell>
            <table:table-cell table:style-name="Table204.D1" office:value-type="string">
              <text:p text:style-name="P86">Default Value</text:p>
            </table:table-cell>
          </table:table-row>
        </table:table-header-rows>
        <table:table-row table:style-name="Table204.2">
          <table:table-cell table:style-name="Table204.A2" office:value-type="string">
            <text:p text:style-name="P60"><text:span text:style-name="T37">orient</text:span></text:p>
          </table:table-cell>
          <table:table-cell table:style-name="Table204.B2" office:value-type="string">
            <text:p text:style-name="P88">Sets the orient. </text:p>
            <text:p text:style-name="P80"><text:span text:style-name="T2">Values : </text:span><text:span text:style-name="T37">horizontal|vertical</text:span></text:p>
          </table:table-cell>
          <table:table-cell table:style-name="Table204.A2" office:value-type="string">
            <text:p text:style-name="P60"><text:span text:style-name="Source_20_Text">String</text:span></text:p>
          </table:table-cell>
          <table:table-cell table:style-name="Table204.D2" office:value-type="string">
            <text:p text:style-name="P60"><text:span text:style-name="Source_20_Text">hor</text:span><text:span text:style-name="T37">izontal</text:span></text:p>
          </table:table-cell>
        </table:table-row>
        <table:table-row table:style-name="Table204.2">
          <table:table-cell table:style-name="Table204.A2" office:value-type="string">
            <text:p text:style-name="P60"><text:span text:style-name="T37">panelSpacing</text:span></text:p>
          </table:table-cell>
          <table:table-cell table:style-name="Table204.B2" office:value-type="string">
            <text:p text:style-name="P88">Sets the spacing between Tabpanel. This is used by certain molds, such as accordion.</text:p>
          </table:table-cell>
          <table:table-cell table:style-name="Table204.A2" office:value-type="string">
            <text:p text:style-name="P60"><text:span text:style-name="Source_20_Text">String</text:span></text:p>
          </table:table-cell>
          <table:table-cell table:style-name="Table204.D2" office:value-type="string">
            <text:p text:style-name="P60"><text:span text:style-name="Source_20_Text">&lt;null&gt;</text:span></text:p>
          </table:table-cell>
        </table:table-row>
        <table:table-row table:style-name="Table204.2">
          <table:table-cell table:style-name="Table204.A2" office:value-type="string">
            <text:p text:style-name="P60"><text:span text:style-name="Source_20_Text">sel</text:span><text:span text:style-name="T37">ectedIndex</text:span></text:p>
          </table:table-cell>
          <table:table-cell table:style-name="Table204.B2" office:value-type="string">
            <text:p text:style-name="P80"><text:span text:style-name="Source_20_Text">Sets the selected index. </text:span></text:p>
          </table:table-cell>
          <table:table-cell table:style-name="Table204.A2" office:value-type="string">
            <text:p text:style-name="P60"><text:span text:style-name="Source_20_Text">int</text:span></text:p>
          </table:table-cell>
          <table:table-cell table:style-name="Table204.D2" office:value-type="string">
            <text:p text:style-name="P60"><text:span text:style-name="Source_20_Text">0</text:span></text:p>
          </table:table-cell>
        </table:table-row>
        <table:table-row table:style-name="Table204.2">
          <table:table-cell table:style-name="Table204.A2" office:value-type="string">
            <text:p text:style-name="P60"><text:span text:style-name="T37">selectedPanel</text:span></text:p>
          </table:table-cell>
          <table:table-cell table:style-name="Table204.B2" office:value-type="string">
            <text:p text:style-name="P206"><text:span text:style-name="Source_20_Text">Sets the selected tabpanel </text:span></text:p>
          </table:table-cell>
          <table:table-cell table:style-name="Table204.A2" office:value-type="string">
            <text:p text:style-name="P60"><text:span text:style-name="Source_20_Text">Tabpanel</text:span></text:p>
          </table:table-cell>
          <table:table-cell table:style-name="Table204.D2" office:value-type="string">
            <text:p text:style-name="P60"><text:span text:style-name="Source_20_Text">&lt;null&gt;</text:span></text:p>
          </table:table-cell>
        </table:table-row>
        <table:table-row table:style-name="Table204.2">
          <table:table-cell table:style-name="Table204.A2" office:value-type="string">
            <text:p text:style-name="P60"><text:span text:style-name="Source_20_Text">sel</text:span><text:span text:style-name="T37">ectedTab</text:span></text:p>
          </table:table-cell>
          <table:table-cell table:style-name="Table204.B2" office:value-type="string">
            <text:p text:style-name="P80"><text:span text:style-name="Source_20_Text">Sets the sel</text:span><text:span text:style-name="T37">ected tab</text:span></text:p>
          </table:table-cell>
          <table:table-cell table:style-name="Table204.A2" office:value-type="string">
            <text:p text:style-name="P60"><text:span text:style-name="Source_20_Text">Tab</text:span></text:p>
          </table:table-cell>
          <table:table-cell table:style-name="Table204.D2" office:value-type="string">
            <text:p text:style-name="P60">&lt;<text:span text:style-name="Source_20_Text">null&gt;</text:span></text:p>
          </table:table-cell>
        </table:table-row>
      </table:table>
      <text:p text:style-name="P66"/>
      <text:h text:style-name="P79" text:outline-level="4">Methods</text:h>
      <table:table table:name="Table205" table:style-name="Table205">
        <table:table-column table:style-name="Table205.A"/>
        <table:table-column table:style-name="Table205.B"/>
        <table:table-column table:style-name="Table205.C"/>
        <table:table-column table:style-name="Table205.D"/>
        <table:table-header-rows>
          <table:table-row>
            <table:table-cell table:style-name="Table205.A1" office:value-type="string">
              <text:p text:style-name="Table_20_Heading">Name</text:p>
            </table:table-cell>
            <table:table-cell table:style-name="Table205.A1" office:value-type="string">
              <text:p text:style-name="Table_20_Heading">Description</text:p>
            </table:table-cell>
            <table:table-cell table:style-name="Table205.A1" office:value-type="string">
              <text:p text:style-name="P67">Data Type</text:p>
            </table:table-cell>
            <table:table-cell table:style-name="Table205.D1" office:value-type="string">
              <text:p text:style-name="Table_20_Heading">Values</text:p>
            </table:table-cell>
          </table:table-row>
        </table:table-header-rows>
        <table:table-row>
          <table:table-cell table:style-name="Table205.A2" office:value-type="string">
            <text:p text:style-name="Table_20_Contents"><text:span text:style-name="Source_20_Text">getTabLook</text:span></text:p>
          </table:table-cell>
          <table:table-cell table:style-name="Table205.A2" office:value-type="string">
            <text:p text:style-name="Table_20_Contents">Returns the look of the <text:span text:style-name="Source_20_Text">Tab </text:span>and <text:span text:style-name="Source_20_Text">Tabbox. </text:span></text:p>
          </table:table-cell>
          <table:table-cell table:style-name="Table205.A2" office:value-type="string">
            <text:p text:style-name="P60"><text:span text:style-name="Source_20_Text">String</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panels</text:span></text:p>
          </table:table-cell>
          <table:table-cell table:style-name="Table205.A2" office:value-type="string">
            <text:p text:style-name="Table_20_Contents">Returns the tabpanels that this tabbox owns.</text:p>
          </table:table-cell>
          <table:table-cell table:style-name="Table205.A2" office:value-type="string">
            <text:p text:style-name="P60"><text:span text:style-name="Source_20_Text">Tabpanels</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s</text:span></text:p>
          </table:table-cell>
          <table:table-cell table:style-name="Table205.A2" office:value-type="string">
            <text:p text:style-name="Table_20_Contents">Returns the tabs that this tabbox owns.</text:p>
          </table:table-cell>
          <table:table-cell table:style-name="Table205.A2" office:value-type="string">
            <text:p text:style-name="P60"><text:span text:style-name="Source_20_Text">Tabs</text:span></text:p>
          </table:table-cell>
          <table:table-cell table:style-name="Table205.D2" office:value-type="string">
            <text:p text:style-name="Table_20_Contents"/>
          </table:table-cell>
        </table:table-row>
      </table:table>
      <text:p text:style-name="P205"/>
      <text:h text:style-name="P79" text:outline-level="4">Inherited From </text:h>
      <table:table table:name="Table206" table:style-name="Table206">
        <table:table-column table:style-name="Table206.A"/>
        <table:table-header-rows>
          <table:table-row>
            <table:table-cell table:style-name="Table206.A1" office:value-type="string">
              <text:p text:style-name="P67">Inherited From</text:p>
            </table:table-cell>
          </table:table-row>
        </table:table-header-rows>
        <table:table-row>
          <table:table-cell table:style-name="Table206.A2" office:value-type="string">
            <text:p text:style-name="P90"><text:a xlink:type="simple" xlink:href="#XulElement"><text:span text:style-name="Source_20_Text">org.zkoss.zul.imp.XulElement</text:span></text:a></text:p>
          </table:table-cell>
        </table:table-row>
        <table:table-row table:style-name="Table206.3">
          <table:table-cell table:style-name="Table206.A2" office:value-type="string">
            <text:p text:style-name="P90"><text:s/><text:a xlink:type="simple" xlink:href="#HtmlBasedComponent"><text:span text:style-name="Source_20_Text">org.zkoss.zk.ui.HtmlBasedComponent</text:span></text:a> </text:p>
          </table:table-cell>
        </table:table-row>
        <table:table-row table:style-name="Table206.3">
          <table:table-cell table:style-name="Table206.A2" office:value-type="string">
            <text:p text:style-name="P90"><text:s/><text:a xlink:type="simple" xlink:href="#AbstractComponent"><text:span text:style-name="Source_20_Text">org.zkoss.zk.ui.AbstractComponent </text:span></text:a></text:p>
          </table:table-cell>
        </table:table-row>
      </table:table>
      <text:p text:style-name="P71"/>
      <text:h text:style-name="Heading_20_3" text:outline-level="3"><text:bookmark-start text:name="Tabpanel"/>Tabpanel<text:bookmark-end text:name="Tabpanel"/></text:h>
      <text:p text:style-name="Text_20_body_20_indent_20_2"><text:span text:style-name="T51">A </text:span><text:span text:style-name="T50">tabpanel </text:span><text:span text:style-name="T51">is the body of a single tab panel. You would place the content for a group of components within a tab panel. The first </text:span><text:span text:style-name="T50">tabpanel </text:span><text:span text:style-name="T51">corresponds to the first </text:span><text:span text:style-name="T50">tab, </text:span><text:span text:style-name="T51">the second </text:span><text:span text:style-name="T50">tabpanel </text:span><text:span text:style-name="T51">corresponds to the second </text:span><text:span text:style-name="T50">tab </text:span><text:span text:style-name="T51">and so on.</text:span></text:p>
      <text:p text:style-name="Text_20_body_20_indent_20_2"><text:a xlink:type="simple" xlink:href="#Toolbar"><text:span text:style-name="T155"/></text:a></text:p>
      <text:p text:style-name="P126"><draw:frame draw:style-name="fr2" draw:name="graphics150" text:anchor-type="paragraph" svg:width="10.927cm" svg:height="4.524cm" draw:z-index="50"><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7" text:outline-level="4">Class Name</text:h>
      <text:p text:style-name="P58"><text:span text:style-name="T39">org.zkoss.zul.Tabpanel</text:span></text:p>
      <text:h text:style-name="P79" text:outline-level="4">Supported Child Components</text:h>
      <text:p text:style-name="P166">*ALL</text:p>
      <text:h text:style-name="P79" text:outline-level="4">Supported Events</text:h>
      <table:table table:name="Table207" table:style-name="Table207">
        <table:table-column table:style-name="Table207.A"/>
        <table:table-column table:style-name="Table207.B"/>
        <table:table-header-rows>
          <table:table-row>
            <table:table-cell table:style-name="Table207.A1" office:value-type="string">
              <text:p text:style-name="P67">Event Name</text:p>
            </table:table-cell>
            <table:table-cell table:style-name="Table207.B1" office:value-type="string">
              <text:p text:style-name="P67">Event Type</text:p>
            </table:table-cell>
          </table:table-row>
        </table:table-header-rows>
        <table:table-row>
          <table:table-cell table:style-name="Table207.A2" office:value-type="string">
            <text:p text:style-name="P62"><text:span text:style-name="Source_20_Text">onClick</text:span></text:p>
          </table:table-cell>
          <table:table-cell table:style-name="Table207.B2" office:value-type="string">
            <text:p text:style-name="P80"><text:a xlink:type="simple" xlink:href="#MouseEvent"><text:span text:style-name="Source_20_Text">org.zkoss.zk.ui.event.MouseEvent</text:span></text:a></text:p>
            <text:p text:style-name="P168">Description: </text:p>
            <text:p text:style-name="P169">Denotes user has clicked the component.</text:p>
          </table:table-cell>
        </table:table-row>
        <table:table-row>
          <table:table-cell table:style-name="Table207.A2" office:value-type="string">
            <text:p text:style-name="P62"><text:span text:style-name="Source_20_Text">onRightClick</text:span></text:p>
          </table:table-cell>
          <table:table-cell table:style-name="Table207.B2" office:value-type="string">
            <text:p text:style-name="P80"><text:a xlink:type="simple" xlink:href="#MouseEvent"><text:span text:style-name="Source_20_Text">org.zkoss.zk.ui.event.MouseEvent</text:span></text:a></text:p>
            <text:p text:style-name="P168">Description: </text:p>
            <text:p text:style-name="P169">Denotes user has right-clicked the component.</text:p>
          </table:table-cell>
        </table:table-row>
        <table:table-row>
          <table:table-cell table:style-name="Table207.A2" office:value-type="string">
            <text:p text:style-name="P62"><text:span text:style-name="Source_20_Text">onDoubleClick</text:span></text:p>
          </table:table-cell>
          <table:table-cell table:style-name="Table207.B2" office:value-type="string">
            <text:p text:style-name="P80"><text:a xlink:type="simple" xlink:href="#MouseEvent"><text:span text:style-name="Source_20_Text">org.zkoss.zk.ui.event.MouseEvent</text:span></text:a></text:p>
            <text:p text:style-name="P168">Description: </text:p>
            <text:p text:style-name="P169">Denotes user has double-clicked the component.</text:p>
          </table:table-cell>
        </table:table-row>
      </table:table>
      <text:h text:style-name="P79" text:outline-level="4">Properties</text:h>
      <text:p text:style-name="P124"><text:tab/><text:span text:style-name="T67">*NONE</text:span></text:p>
      <text:p text:style-name="P207"/>
      <text:h text:style-name="P79" text:outline-level="4">Methods</text:h>
      <table:table table:name="Table208" table:style-name="Table208">
        <table:table-column table:style-name="Table208.A"/>
        <table:table-column table:style-name="Table208.B"/>
        <table:table-column table:style-name="Table208.C"/>
        <table:table-column table:style-name="Table208.D"/>
        <table:table-header-rows>
          <table:table-row>
            <table:table-cell table:style-name="Table208.A1" office:value-type="string">
              <text:p text:style-name="Table_20_Heading">Name</text:p>
            </table:table-cell>
            <table:table-cell table:style-name="Table208.A1" office:value-type="string">
              <text:p text:style-name="Table_20_Heading">Description</text:p>
            </table:table-cell>
            <table:table-cell table:style-name="Table208.A1" office:value-type="string">
              <text:p text:style-name="P67">Data Type</text:p>
            </table:table-cell>
            <table:table-cell table:style-name="Table208.D1" office:value-type="string">
              <text:p text:style-name="Table_20_Heading">Values</text:p>
            </table:table-cell>
          </table:table-row>
        </table:table-header-rows>
        <table:table-row>
          <table:table-cell table:style-name="Table208.A2" office:value-type="string">
            <text:p text:style-name="Table_20_Contents"><text:span text:style-name="Source_20_Text">getIndex</text:span></text:p>
          </table:table-cell>
          <table:table-cell table:style-name="Table208.A2" office:value-type="string">
            <text:p text:style-name="Table_20_Contents">Returns the index of this panel, or -1 if it doesn't belong to any tabpanels. </text:p>
          </table:table-cell>
          <table:table-cell table:style-name="Table208.A2" office:value-type="string">
            <text:p text:style-name="P60"><text:span text:style-name="Source_20_Text">int</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LinkedTab</text:span></text:p>
          </table:table-cell>
          <table:table-cell table:style-name="Table208.A2" office:value-type="string">
            <text:p text:style-name="Table_20_Contents">Returns the tab associated with this tab panel.</text:p>
          </table:table-cell>
          <table:table-cell table:style-name="Table208.A2" office:value-type="string">
            <text:p text:style-name="P60"><text:span text:style-name="Source_20_Text">Tab</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Tabbox</text:span></text:p>
          </table:table-cell>
          <table:table-cell table:style-name="Table208.A2" office:value-type="string">
            <text:p text:style-name="Table_20_Contents">Returns the tabbox owns this component.</text:p>
          </table:table-cell>
          <table:table-cell table:style-name="Table208.A2" office:value-type="string">
            <text:p text:style-name="P60"><text:span text:style-name="Source_20_Text">Tabbox</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isSelected</text:span></text:p>
          </table:table-cell>
          <table:table-cell table:style-name="Table208.A2" office:value-type="string">
            <text:p text:style-name="Table_20_Contents">Returns whether this tab panel is selected.</text:p>
          </table:table-cell>
          <table:table-cell table:style-name="Table208.A2" office:value-type="string">
            <text:p text:style-name="P60"><text:span text:style-name="Source_20_Text">boolean</text:span></text:p>
          </table:table-cell>
          <table:table-cell table:style-name="Table208.D2" office:value-type="string">
            <text:p text:style-name="Table_20_Contents"/>
          </table:table-cell>
        </table:table-row>
      </table:table>
      <text:p text:style-name="P205"/>
      <text:h text:style-name="P79" text:outline-level="4">Inherited From </text:h>
      <table:table table:name="Table209" table:style-name="Table209">
        <table:table-column table:style-name="Table209.A"/>
        <table:table-header-rows>
          <table:table-row>
            <table:table-cell table:style-name="Table209.A1" office:value-type="string">
              <text:p text:style-name="P67">Inherited From</text:p>
            </table:table-cell>
          </table:table-row>
        </table:table-header-rows>
        <table:table-row>
          <table:table-cell table:style-name="Table209.A2" office:value-type="string">
            <text:p text:style-name="P90"><text:a xlink:type="simple" xlink:href="#XulElement"><text:span text:style-name="Source_20_Text">org.zkoss.zul.imp.XulElement</text:span></text:a></text:p>
          </table:table-cell>
        </table:table-row>
        <table:table-row table:style-name="Table209.3">
          <table:table-cell table:style-name="Table209.A2" office:value-type="string">
            <text:p text:style-name="P90"><text:s/><text:a xlink:type="simple" xlink:href="#HtmlBasedComponent"><text:span text:style-name="Source_20_Text">org.zkoss.zk.ui.HtmlBasedComponent</text:span></text:a> </text:p>
          </table:table-cell>
        </table:table-row>
        <table:table-row table:style-name="Table209.3">
          <table:table-cell table:style-name="Table209.A2" office:value-type="string">
            <text:p text:style-name="P90"><text:s/><text:a xlink:type="simple" xlink:href="#AbstractComponent"><text:span text:style-name="Source_20_Text">org.zkoss.zk.ui.AbstractComponent </text:span></text:a></text:p>
          </table:table-cell>
        </table:table-row>
      </table:table>
      <text:p text:style-name="P71"/>
      <text:h text:style-name="Heading_20_3" text:outline-level="3"><text:bookmark-start text:name="Tabpanels"/>Tabpanels<text:bookmark-end text:name="Tabpanels"/></text:h>
      <text:p text:style-name="Text_20_body_20_indent_20_2"><text:span text:style-name="T51">A </text:span><text:span text:style-name="T50">tabpanels</text:span><text:span text:style-name="T51"> is the container for the tab panels, i.e., a collection of tabpanel components.</text:span></text:p>
      <text:p text:style-name="Text_20_body_20_indent_20_2"><text:a xlink:type="simple" xlink:href="#Toolbar"><text:span text:style-name="T155"/></text:a></text:p>
      <text:p text:style-name="P126"><draw:frame draw:style-name="fr2" draw:name="graphics151" text:anchor-type="paragraph" svg:width="10.927cm" svg:height="4.524cm" draw:z-index="51"><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7" text:outline-level="4">Class Name</text:h>
      <text:p text:style-name="P58"><text:span text:style-name="T39">org.zkoss.zul.Treepanels</text:span></text:p>
      <text:h text:style-name="P79" text:outline-level="4">Supported Child Components</text:h>
      <text:p text:style-name="P166"><text:a xlink:type="simple" xlink:href="#Tabpanel"><text:span text:style-name="Source_20_Text">Tabpanel</text:span></text:a></text:p>
      <text:p text:style-name="P208"/>
      <text:h text:style-name="P79" text:outline-level="4">Supported Events</text:h>
      <text:p text:style-name="P124"><text:tab/>*<text:span text:style-name="T67">NONE</text:span></text:p>
      <text:h text:style-name="P99" text:outline-level="4">Properties</text:h>
      <text:p text:style-name="P124"><text:tab/>*<text:span text:style-name="T67">None</text:span></text:p>
      <text:p text:style-name="P207"/>
      <text:h text:style-name="P79" text:outline-level="4">Methods</text:h>
      <table:table table:name="Table210" table:style-name="Table210">
        <table:table-column table:style-name="Table210.A"/>
        <table:table-column table:style-name="Table210.B"/>
        <table:table-column table:style-name="Table210.C"/>
        <table:table-column table:style-name="Table210.D"/>
        <table:table-header-rows>
          <table:table-row>
            <table:table-cell table:style-name="Table210.A1" office:value-type="string">
              <text:p text:style-name="Table_20_Heading">Name</text:p>
            </table:table-cell>
            <table:table-cell table:style-name="Table210.A1" office:value-type="string">
              <text:p text:style-name="Table_20_Heading">Description</text:p>
            </table:table-cell>
            <table:table-cell table:style-name="Table210.A1" office:value-type="string">
              <text:p text:style-name="P67">Data Type</text:p>
            </table:table-cell>
            <table:table-cell table:style-name="Table210.D1" office:value-type="string">
              <text:p text:style-name="Table_20_Heading">Values</text:p>
            </table:table-cell>
          </table:table-row>
        </table:table-header-rows>
        <table:table-row>
          <table:table-cell table:style-name="Table210.A2" office:value-type="string">
            <text:p text:style-name="Table_20_Contents"><text:span text:style-name="Source_20_Text">getTabbox</text:span></text:p>
          </table:table-cell>
          <table:table-cell table:style-name="Table210.A2" office:value-type="string">
            <text:p text:style-name="Table_20_Contents">Returns the <text:span text:style-name="Source_20_Text">tabbox</text:span> owns this component.</text:p>
          </table:table-cell>
          <table:table-cell table:style-name="Table210.A2" office:value-type="string">
            <text:p text:style-name="P60"><text:span text:style-name="Source_20_Text">Tabbox</text:span></text:p>
          </table:table-cell>
          <table:table-cell table:style-name="Table210.D2" office:value-type="string">
            <text:p text:style-name="Table_20_Contents"/>
          </table:table-cell>
        </table:table-row>
      </table:table>
      <text:p text:style-name="P205"/>
      <text:h text:style-name="P79" text:outline-level="4">Inherited From </text:h>
      <table:table table:name="Table211" table:style-name="Table211">
        <table:table-column table:style-name="Table211.A"/>
        <table:table-header-rows>
          <table:table-row>
            <table:table-cell table:style-name="Table211.A1" office:value-type="string">
              <text:p text:style-name="P67">Inherited From</text:p>
            </table:table-cell>
          </table:table-row>
        </table:table-header-rows>
        <table:table-row>
          <table:table-cell table:style-name="Table211.A2" office:value-type="string">
            <text:p text:style-name="P90"><text:a xlink:type="simple" xlink:href="#XulElement"><text:span text:style-name="Source_20_Text">org.zkoss.zul.imp.XulElement</text:span></text:a></text:p>
          </table:table-cell>
        </table:table-row>
        <table:table-row table:style-name="Table211.3">
          <table:table-cell table:style-name="Table211.A2" office:value-type="string">
            <text:p text:style-name="P90"><text:s/><text:a xlink:type="simple" xlink:href="#HtmlBasedComponent"><text:span text:style-name="Source_20_Text">org.zkoss.zk.ui.HtmlBasedComponent</text:span></text:a> </text:p>
          </table:table-cell>
        </table:table-row>
        <table:table-row table:style-name="Table211.3">
          <table:table-cell table:style-name="Table211.A2" office:value-type="string">
            <text:p text:style-name="P90"><text:s/><text:a xlink:type="simple" xlink:href="#AbstractComponent"><text:span text:style-name="Source_20_Text">org.zkoss.zk.ui.AbstractComponent </text:span></text:a></text:p>
          </table:table-cell>
        </table:table-row>
      </table:table>
      <text:p text:style-name="P71"/>
      <text:h text:style-name="Heading_20_3" text:outline-level="3"><text:bookmark-start text:name="Tabs"/>Tabs<text:bookmark-end text:name="Tabs"/></text:h>
      <text:p text:style-name="Text_20_body_20_indent_20_2"><text:span text:style-name="T51">A </text:span><text:span text:style-name="T50">tabs</text:span><text:span text:style-name="T51"> is the container for the </text:span><text:span text:style-name="T50">tab</text:span><text:span text:style-name="T51"> components.</text:span></text:p>
      <text:p text:style-name="Text_20_body_20_indent_20_2"><text:a xlink:type="simple" xlink:href="#Toolbar"><text:span text:style-name="T155"/></text:a></text:p>
      <text:p text:style-name="P126"><draw:frame draw:style-name="fr2" draw:name="graphics152" text:anchor-type="paragraph" svg:width="10.927cm" svg:height="4.524cm" draw:z-index="52"><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7" text:outline-level="4">Class Name</text:h>
      <text:p text:style-name="P58"><text:span text:style-name="T39">org.zkoss.zul.Tabs</text:span></text:p>
      <text:h text:style-name="P79" text:outline-level="4">Supported Child Components</text:h>
      <text:p text:style-name="P166"><text:a xlink:type="simple" xlink:href="#Tab"><text:span text:style-name="Source_20_Text">Tab</text:span></text:a></text:p>
      <text:p text:style-name="P208"/>
      <text:h text:style-name="P79" text:outline-level="4">Supported Events</text:h>
      <text:p text:style-name="P124"><text:tab/>*<text:span text:style-name="T67">NONE</text:span></text:p>
      <text:h text:style-name="P99" text:outline-level="4">Properties</text:h>
      <text:p text:style-name="P124"><text:tab/>*<text:span text:style-name="T67">None</text:span></text:p>
      <text:p text:style-name="P207"/>
      <text:h text:style-name="P79" text:outline-level="4">Methods</text:h>
      <table:table table:name="Table212" table:style-name="Table212">
        <table:table-column table:style-name="Table212.A"/>
        <table:table-column table:style-name="Table212.B"/>
        <table:table-column table:style-name="Table212.C"/>
        <table:table-column table:style-name="Table212.D"/>
        <table:table-header-rows>
          <table:table-row>
            <table:table-cell table:style-name="Table212.A1" office:value-type="string">
              <text:p text:style-name="Table_20_Heading">Name</text:p>
            </table:table-cell>
            <table:table-cell table:style-name="Table212.A1" office:value-type="string">
              <text:p text:style-name="Table_20_Heading">Description</text:p>
            </table:table-cell>
            <table:table-cell table:style-name="Table212.A1" office:value-type="string">
              <text:p text:style-name="P67">Data Type</text:p>
            </table:table-cell>
            <table:table-cell table:style-name="Table212.D1" office:value-type="string">
              <text:p text:style-name="Table_20_Heading">Values</text:p>
            </table:table-cell>
          </table:table-row>
        </table:table-header-rows>
        <table:table-row>
          <table:table-cell table:style-name="Table212.A2" office:value-type="string">
            <text:p text:style-name="Table_20_Contents"><text:span text:style-name="Source_20_Text">getTabbox</text:span></text:p>
          </table:table-cell>
          <table:table-cell table:style-name="Table212.A2" office:value-type="string">
            <text:p text:style-name="Table_20_Contents">Returns the <text:span text:style-name="Source_20_Text">tabbox</text:span> owns this component.</text:p>
          </table:table-cell>
          <table:table-cell table:style-name="Table212.A2" office:value-type="string">
            <text:p text:style-name="P60"><text:span text:style-name="Source_20_Text">Tabbox</text:span></text:p>
          </table:table-cell>
          <table:table-cell table:style-name="Table212.D2" office:value-type="string">
            <text:p text:style-name="Table_20_Contents"/>
          </table:table-cell>
        </table:table-row>
      </table:table>
      <text:p text:style-name="P205"/>
      <text:h text:style-name="P79" text:outline-level="4">Inherited From </text:h>
      <table:table table:name="Table213" table:style-name="Table213">
        <table:table-column table:style-name="Table213.A"/>
        <table:table-header-rows>
          <table:table-row>
            <table:table-cell table:style-name="Table213.A1" office:value-type="string">
              <text:p text:style-name="P67">Inherited From</text:p>
            </table:table-cell>
          </table:table-row>
        </table:table-header-rows>
        <table:table-row>
          <table:table-cell table:style-name="Table213.A2" office:value-type="string">
            <text:p text:style-name="P90"><text:a xlink:type="simple" xlink:href="#XulElement"><text:span text:style-name="Source_20_Text">org.zkoss.zul.imp.XulElement</text:span></text:a></text:p>
          </table:table-cell>
        </table:table-row>
        <table:table-row table:style-name="Table213.3">
          <table:table-cell table:style-name="Table213.A2" office:value-type="string">
            <text:p text:style-name="P90"><text:s/><text:a xlink:type="simple" xlink:href="#HtmlBasedComponent"><text:span text:style-name="Source_20_Text">org.zkoss.zk.ui.HtmlBasedComponent</text:span></text:a> </text:p>
          </table:table-cell>
        </table:table-row>
        <table:table-row table:style-name="Table213.3">
          <table:table-cell table:style-name="Table213.A2" office:value-type="string">
            <text:p text:style-name="P90"><text:s/><text:a xlink:type="simple" xlink:href="#AbstractComponent"><text:span text:style-name="Source_20_Text">org.zkoss.zk.ui.AbstractComponent </text:span></text:a></text:p>
          </table:table-cell>
        </table:table-row>
      </table:table>
      <text:p text:style-name="P71"/>
      <text:h text:style-name="Heading_20_3" text:outline-level="3"><text:bookmark-start text:name="Textbox"/>Textbox<text:bookmark-end text:name="Textbox"/></text:h>
      <text:p text:style-name="Text_20_body_20_indent_20_2"><text:span text:style-name="T52">A </text:span><text:span text:style-name="T63">textbox</text:span><text:span text:style-name="T52"> is used to let users input text </text:span><text:span text:style-name="T51">data.</text:span></text:p>
      <text:p text:style-name="Text_20_body_20_indent_20_2"><text:span text:style-name="T52">You colud assign </text:span><text:span text:style-name="T63">value, type, constraint, rows, cols </text:span><text:span text:style-name="T52">to a textbox by the corresponding pro</text:span><text:span text:style-name="T51">perties. When you assigns the property </text:span><text:span text:style-name="T50">type </text:span><text:span text:style-name="T51">to a string value “password” when </text:span><text:span text:style-name="T50">multiline </text:span><text:span text:style-name="T51">is false( </text:span><text:span text:style-name="T50">multiline</text:span><text:span text:style-name="T51"> will be </text:span><text:span text:style-name="T50">true </text:span><text:span text:style-name="T51">if You set rows large then 1 or sets </text:span><text:span text:style-name="T50">multiline </text:span><text:span text:style-name="T51">to true directly) then any character in this component will replace by '*'.</text:span></text:p>
      <text:p text:style-name="Text_20_body_20_indent_20_2"><text:span text:style-name="T51">You colud also assign a constraint value with a regular expression string or a default constraint expression(available value is “no empty”). When user change the value of textbox, will cause a validating preocess to valdate the value. If valdation fail, then a notification will poped up.</text:span><text:span text:style-name="T52"> </text:span></text:p>
      <text:p text:style-name="P126"><draw:frame draw:style-name="fr2" draw:name="graphics153" text:anchor-type="paragraph" svg:width="11.615cm" svg:height="5.133cm" draw:z-index="53"><draw:image xlink:href="../images/textbox.png" xlink:type="simple" xlink:show="embed" xlink:actuate="onLoad"/></draw:frame></text:p>
      <text:p text:style-name="Code_20_Indent_20_2">&lt;textbox value="text..."/&gt;</text:p>
      <text:p text:style-name="Code_20_Indent_20_2">&lt;textbox value="secret" type="password"/&gt;</text:p>
      <text:p text:style-name="Code_20_Indent_20_2">&lt;textbox constraint="/.+@.+\.[a-z]+/: Please enter an e-mail address" /&gt;</text:p>
      <text:p text:style-name="Code_20_Indent_20_2">&lt;textbox rows="5" cols="40"&gt;</text:p>
      <text:p text:style-name="Code_20_Indent_20_2"><text:tab/>&lt;attribute name="value"&gt;</text:p>
      <text:p text:style-name="Code_20_Indent_20_2">text line1...</text:p>
      <text:p text:style-name="Code_20_Indent_20_2">text line2...</text:p>
      <text:p text:style-name="Code_20_Indent_20_2"><text:s/><text:tab/>&lt;/attribute&gt;</text:p>
      <text:p text:style-name="Code_20_Indent_20_2">&lt;/textbox&gt;</text:p>
      <text:h text:style-name="P77" text:outline-level="4">Class Name</text:h>
      <text:p text:style-name="P58"><text:span text:style-name="T39">org.zkoss.zul.Textbox</text:span></text:p>
      <text:h text:style-name="P79" text:outline-level="4">Supported Child Components</text:h>
      <text:p text:style-name="P166">*NONE </text:p>
      <text:h text:style-name="P79" text:outline-level="4">Supported Events</text:h>
      <table:table table:name="Table214" table:style-name="Table214">
        <table:table-column table:style-name="Table214.A"/>
        <table:table-column table:style-name="Table214.B"/>
        <table:table-header-rows>
          <table:table-row>
            <table:table-cell table:style-name="Table214.A1" office:value-type="string">
              <text:p text:style-name="P67">Event Name</text:p>
            </table:table-cell>
            <table:table-cell table:style-name="Table214.B1" office:value-type="string">
              <text:p text:style-name="P67">Event Type</text:p>
            </table:table-cell>
          </table:table-row>
        </table:table-header-rows>
        <table:table-row>
          <table:table-cell table:style-name="Table214.A2" office:value-type="string">
            <text:p text:style-name="P62"><text:span text:style-name="Source_20_Text">onChange</text:span></text:p>
          </table:table-cell>
          <table:table-cell table:style-name="Table214.B2" office:value-type="string">
            <text:p text:style-name="P80"><text:a xlink:type="simple" xlink:href="#InputEvent"><text:span text:style-name="T46">org.zkoss.zk.ui.event.InputEvent</text:span></text:a></text:p>
            <text:p text:style-name="P167"><text:span text:style-name="T3">Description:</text:span> </text:p>
            <text:p text:style-name="P167">Denotes the content of an input component has been modified by the user.</text:p>
          </table:table-cell>
        </table:table-row>
        <table:table-row>
          <table:table-cell table:style-name="Table214.A2" office:value-type="string">
            <text:p text:style-name="P62"><text:span text:style-name="Source_20_Text">onChanging</text:span></text:p>
          </table:table-cell>
          <table:table-cell table:style-name="Table214.B2" office:value-type="string">
            <text:p text:style-name="P80"><text:a xlink:type="simple" xlink:href="#InputEvent"><text:span text:style-name="T46">org.zkoss.zk.ui.event.InputEvent</text:span></text:a></text:p>
            <text:p text:style-name="P168">Description: </text:p>
            <text:p text:style-name="P169">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214.A2" office:value-type="string">
            <text:p text:style-name="P62"><text:span text:style-name="Source_20_Text">onSelection</text:span></text:p>
          </table:table-cell>
          <table:table-cell table:style-name="Table214.B2" office:value-type="string">
            <text:p text:style-name="P80"><text:a xlink:type="simple" xlink:href="#SelectionEvent"><text:span text:style-name="Source_20_Text">org.zkoss.zk.ui.event.SelectionEvent</text:span></text:a></text:p>
            <text:p text:style-name="P168">Description: </text:p>
            <text:p text:style-name="P167"><text:span text:style-name="T67">Denotes that user is selecting a portion of the text of an input component. You can retrieve the start and end position of the selected text by use of the </text:span><text:span text:style-name="T41">getStart</text:span><text:span text:style-name="T67"> and </text:span><text:span text:style-name="T41">getEnd</text:span><text:span text:style-name="T67"> methods.</text:span><text:span text:style-name="T3"> </text:span></text:p>
          </table:table-cell>
        </table:table-row>
        <table:table-row>
          <table:table-cell table:style-name="Table214.A2" office:value-type="string">
            <text:p text:style-name="P62"><text:span text:style-name="Source_20_Text">onFocus</text:span></text:p>
          </table:table-cell>
          <table:table-cell table:style-name="Table214.B2" office:value-type="string">
            <text:p text:style-name="P80"><text:a xlink:type="simple" xlink:href="#Event"><text:span text:style-name="Source_20_Text">org.zkoss.zk.ui.event.Event</text:span></text:a></text:p>
            <text:p text:style-name="P168">Description: </text:p>
            <text:p text:style-name="P169">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214.A2" office:value-type="string">
            <text:p text:style-name="P62"><text:span text:style-name="Source_20_Text">onBlur</text:span></text:p>
          </table:table-cell>
          <table:table-cell table:style-name="Table214.B2" office:value-type="string">
            <text:p text:style-name="P80"><text:a xlink:type="simple" xlink:href="#Event"><text:span text:style-name="Source_20_Text">org.zkoss.zk.ui.event.Event</text:span></text:a></text:p>
            <text:p text:style-name="P168">Description: </text:p>
            <text:p text:style-name="P169">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214.A2" office:value-type="string">
            <text:p text:style-name="P62"><text:span text:style-name="Source_20_Text">onCreate</text:span></text:p>
          </table:table-cell>
          <table:table-cell table:style-name="Table214.B2" office:value-type="string">
            <text:p text:style-name="P80"><text:a xlink:type="simple" xlink:href="#CreateEvent"><text:span text:style-name="Source_20_Text">org.zkoss.ui.zk.ui.event.CreateEvent</text:span></text:a></text:p>
            <text:p text:style-name="P168">Description: </text:p>
            <text:p text:style-name="P169">Denotes a component is created when rendering a ZUML page.</text:p>
          </table:table-cell>
        </table:table-row>
        <table:table-row>
          <table:table-cell table:style-name="Table214.A2" office:value-type="string">
            <text:p text:style-name="P62"><text:span text:style-name="Source_20_Text">onDrop</text:span></text:p>
          </table:table-cell>
          <table:table-cell table:style-name="Table214.B2" office:value-type="string">
            <text:p text:style-name="P80"><text:a xlink:type="simple" xlink:href="#DropEvent"><text:span text:style-name="Source_20_Text">org.zkoss.ui.zk.ui.event.DropEvent</text:span></text:a></text:p>
            <text:p text:style-name="P168">Description: </text:p>
            <text:p text:style-name="P169">Denotes another component is dropped to the component that receives this event.</text:p>
          </table:table-cell>
        </table:table-row>
      </table:table>
      <text:h text:style-name="P79" text:outline-level="4">Properties</text:h>
      <table:table table:name="Table215" table:style-name="Table215">
        <table:table-column table:style-name="Table215.A"/>
        <table:table-column table:style-name="Table215.B"/>
        <table:table-column table:style-name="Table215.C"/>
        <table:table-column table:style-name="Table215.D"/>
        <table:table-header-rows>
          <table:table-row>
            <table:table-cell table:style-name="Table215.A1" office:value-type="string">
              <text:p text:style-name="P67">Property</text:p>
            </table:table-cell>
            <table:table-cell table:style-name="Table215.A1" office:value-type="string">
              <text:p text:style-name="P67">Description</text:p>
            </table:table-cell>
            <table:table-cell table:style-name="Table215.A1" office:value-type="string">
              <text:p text:style-name="P67">Data Type</text:p>
            </table:table-cell>
            <table:table-cell table:style-name="Table215.D1" office:value-type="string">
              <text:p text:style-name="P59">Default Value</text:p>
            </table:table-cell>
          </table:table-row>
        </table:table-header-rows>
        <table:table-row>
          <table:table-cell table:style-name="Table215.A2" office:value-type="string">
            <text:p text:style-name="P60"><text:span text:style-name="Source_20_Text">multiline</text:span></text:p>
          </table:table-cell>
          <table:table-cell table:style-name="Table215.A2" office:value-type="string">
            <text:p text:style-name="P72">Sets whether it is multiline. </text:p>
            <text:p text:style-name="P72">Values: <text:span text:style-name="Source_20_Text">true | false</text:span></text:p>
            <text:p text:style-name="P72">Note: If <text:span text:style-name="Source_20_Text">rows &gt; 1</text:span>, multiline will always return <text:span text:style-name="Source_20_Text">true</text:span></text:p>
          </table:table-cell>
          <table:table-cell table:style-name="Table215.A2" office:value-type="string">
            <text:p text:style-name="P60"><text:span text:style-name="Source_20_Text">boolean</text:span></text:p>
          </table:table-cell>
          <table:table-cell table:style-name="Table215.D2" office:value-type="string">
            <text:p text:style-name="P60"><text:span text:style-name="Source_20_Text">false</text:span></text:p>
          </table:table-cell>
        </table:table-row>
        <table:table-row>
          <table:table-cell table:style-name="Table215.A2" office:value-type="string">
            <text:p text:style-name="P60">rows</text:p>
          </table:table-cell>
          <table:table-cell table:style-name="Table215.A2" office:value-type="string">
            <text:p text:style-name="P72">Sets the rows. </text:p>
          </table:table-cell>
          <table:table-cell table:style-name="Table215.A2" office:value-type="string">
            <text:p text:style-name="P60"><text:span text:style-name="Source_20_Text">int</text:span></text:p>
          </table:table-cell>
          <table:table-cell table:style-name="Table215.D2" office:value-type="string">
            <text:p text:style-name="P209">1</text:p>
          </table:table-cell>
        </table:table-row>
        <table:table-row table:style-name="Table215.4">
          <table:table-cell table:style-name="Table215.A2" office:value-type="string">
            <text:p text:style-name="P60"><text:span text:style-name="Source_20_Text">type</text:span></text:p>
          </table:table-cell>
          <table:table-cell table:style-name="Table215.B4" office:value-type="string">
            <text:p text:style-name="P72">Sets the type. </text:p>
            <text:p text:style-name="P72">Values : <text:span text:style-name="Source_20_Text">text | password</text:span></text:p>
          </table:table-cell>
          <table:table-cell table:style-name="Table215.A2" office:value-type="string">
            <text:p text:style-name="P60"><text:span text:style-name="Source_20_Text">String</text:span></text:p>
          </table:table-cell>
          <table:table-cell table:style-name="Table215.D2" office:value-type="string">
            <text:p text:style-name="P60">text</text:p>
          </table:table-cell>
        </table:table-row>
        <table:table-row table:style-name="Table215.4">
          <table:table-cell table:style-name="Table215.A2" office:value-type="string">
            <text:p text:style-name="P60"><text:span text:style-name="Source_20_Text">val</text:span><text:span text:style-name="T37">ue</text:span></text:p>
          </table:table-cell>
          <table:table-cell table:style-name="Table215.B4" office:value-type="string">
            <text:p text:style-name="P72">Sets the text value. </text:p>
          </table:table-cell>
          <table:table-cell table:style-name="Table215.A2" office:value-type="string">
            <text:p text:style-name="P60"><text:span text:style-name="Source_20_Text">String</text:span></text:p>
          </table:table-cell>
          <table:table-cell table:style-name="Table215.D2" office:value-type="string">
            <text:p text:style-name="P209">&lt;empty string&gt;</text:p>
          </table:table-cell>
        </table:table-row>
      </table:table>
      <text:p text:style-name="P66"/>
      <text:h text:style-name="P79" text:outline-level="4">Methods</text:h>
      <text:p text:style-name="P89">*NONE</text:p>
      <text:h text:style-name="P79" text:outline-level="4">Inherited From </text:h>
      <table:table table:name="Table216" table:style-name="Table216">
        <table:table-column table:style-name="Table216.A"/>
        <table:table-header-rows>
          <table:table-row>
            <table:table-cell table:style-name="Table216.A1" office:value-type="string">
              <text:p text:style-name="P67">Inherited From</text:p>
            </table:table-cell>
          </table:table-row>
        </table:table-header-rows>
        <table:table-row>
          <table:table-cell table:style-name="Table216.A2" office:value-type="string">
            <text:p text:style-name="P90"><text:a xlink:type="simple" xlink:href="#InputElement"><text:span text:style-name="Source_20_Text">org.zkoss.zul.InputElement</text:span></text:a></text:p>
          </table:table-cell>
        </table:table-row>
        <table:table-row>
          <table:table-cell table:style-name="Table216.A2" office:value-type="string">
            <text:p text:style-name="P90"><text:a xlink:type="simple" xlink:href="#XulElement"><text:span text:style-name="Source_20_Text">org.zkoss.zul.imp.XulElement</text:span></text:a></text:p>
          </table:table-cell>
        </table:table-row>
        <table:table-row table:style-name="Table216.4">
          <table:table-cell table:style-name="Table216.A2" office:value-type="string">
            <text:p text:style-name="P90"><text:s/><text:a xlink:type="simple" xlink:href="#HtmlBasedComponent"><text:span text:style-name="Source_20_Text">org.zkoss.zk.ui.HtmlBasedComponent</text:span></text:a> </text:p>
          </table:table-cell>
        </table:table-row>
        <table:table-row table:style-name="Table216.4">
          <table:table-cell table:style-name="Table216.A2" office:value-type="string">
            <text:p text:style-name="P90"><text:s/><text:a xlink:type="simple" xlink:href="#AbstractComponent"><text:span text:style-name="Source_20_Text">org.zkoss.zk.ui.AbstractComponent </text:span></text:a></text:p>
          </table:table-cell>
        </table:table-row>
      </table:table>
      <text:p text:style-name="P71"/>
      <text:h text:style-name="Heading_20_3" text:outline-level="3">Timebox</text:h>
      <text:p text:style-name="P210">An edit box for holding a time (a java.util.Date Object , but only Hour &amp; Minute are used.</text:p>
      <text:p text:style-name="P20"><draw:frame draw:style-name="fr2" draw:name="graphics23" text:anchor-type="paragraph" svg:width="8.2cm" svg:height="1.826cm" draw:z-index="81"><draw:image xlink:href="../images/timebox.png" xlink:type="simple" xlink:show="embed" xlink:actuate="onLoad"/></draw:frame></text:p>
      <text:p text:style-name="P41">&lt;window title="Simple" width="300px" border="normal"&gt;</text:p>
      <text:p text:style-name="P41"><text:tab/>&lt;timebox id="tb0"/&gt;</text:p>
      <text:p text:style-name="P41">&lt;/window&gt;</text:p>
      <text:h text:style-name="P77" text:outline-level="4">Class Name</text:h>
      <text:p text:style-name="P58"><text:span text:style-name="T56">org.zkoss.zul.Timebox</text:span></text:p>
      <text:h text:style-name="P79" text:outline-level="4">Supported Child Components</text:h>
      <text:p text:style-name="P107"><text:span text:style-name="T73"><text:tab/></text:span><text:span text:style-name="T74"> <text:s/>*NONE</text:span></text:p>
      <text:h text:style-name="P85" text:outline-level="4">Supported Events</text:h>
      <text:p text:style-name="P103"><text:tab/> <text:s/>*NONE</text:p>
      <text:h text:style-name="P108" text:outline-level="4"><text:span text:style-name="T75">Properties</text:span><text:span text:style-name="T73"><text:tab/> </text:span></text:h>
      <table:table table:name="Table342" table:style-name="Table342">
        <table:table-column table:style-name="Table342.A"/>
        <table:table-column table:style-name="Table342.B"/>
        <table:table-column table:style-name="Table342.C"/>
        <table:table-header-rows>
          <table:table-row>
            <table:table-cell table:style-name="Table342.A1" office:value-type="string">
              <text:p text:style-name="P67">Property</text:p>
            </table:table-cell>
            <table:table-cell table:style-name="Table342.A1" office:value-type="string">
              <text:p text:style-name="P67">Description</text:p>
            </table:table-cell>
            <table:table-cell table:style-name="Table342.C1" office:value-type="string">
              <text:p text:style-name="P67">Data Type</text:p>
            </table:table-cell>
          </table:table-row>
        </table:table-header-rows>
        <table:table-row table:style-name="Table342.2">
          <table:table-cell table:style-name="Table342.A2" office:value-type="string">
            <text:p text:style-name="P60"><text:span text:style-name="Source_20_Text">buttonVisible</text:span></text:p>
          </table:table-cell>
          <table:table-cell table:style-name="Table342.A2" office:value-type="string">
            <text:p text:style-name="P188">Sets whether the button (on the right of the textbox) is visible. </text:p>
          </table:table-cell>
          <table:table-cell table:style-name="Table342.C2" office:value-type="string">
            <text:p text:style-name="P62"><text:span text:style-name="T43">boolean</text:span></text:p>
          </table:table-cell>
        </table:table-row>
        <table:table-row table:style-name="Table342.2">
          <table:table-cell table:style-name="Table342.A2" office:value-type="string">
            <text:p text:style-name="P62"><text:span text:style-name="Source_20_Text">image</text:span></text:p>
          </table:table-cell>
          <table:table-cell table:style-name="Table342.A2" office:value-type="string">
            <text:p text:style-name="P109">Sets the URI of the button image.</text:p>
          </table:table-cell>
          <table:table-cell table:style-name="Table342.C2" office:value-type="string">
            <text:p text:style-name="P62"><text:span text:style-name="T43">java.lang.String</text:span></text:p>
          </table:table-cell>
        </table:table-row>
        <table:table-row table:style-name="Table342.2">
          <table:table-cell table:style-name="Table342.A2" office:value-type="string">
            <text:p text:style-name="P62"><text:span text:style-name="Source_20_Text">timeZone</text:span></text:p>
          </table:table-cell>
          <table:table-cell table:style-name="Table342.A2" office:value-type="string">
            <text:p text:style-name="P109">Sets the time zone that this time box belongs to, or null if the default time zone is used.</text:p>
          </table:table-cell>
          <table:table-cell table:style-name="Table342.C2" office:value-type="string">
            <text:p text:style-name="P62"><text:span text:style-name="T156">java.util.TimeZone</text:span></text:p>
          </table:table-cell>
        </table:table-row>
        <table:table-row table:style-name="Table342.2">
          <table:table-cell table:style-name="Table342.A2" office:value-type="string">
            <text:p text:style-name="P62"><text:span text:style-name="Source_20_Text">value</text:span></text:p>
          </table:table-cell>
          <table:table-cell table:style-name="Table342.A2" office:value-type="string">
            <text:p text:style-name="P109">Sets the value (in <text:span text:style-name="T111">Date</text:span><text:span text:style-name="T112">).</text:span></text:p>
          </table:table-cell>
          <table:table-cell table:style-name="Table342.C2" office:value-type="string">
            <text:p text:style-name="P62"><text:span text:style-name="T156">java.util.Date</text:span></text:p>
          </table:table-cell>
        </table:table-row>
      </table:table>
      <text:p text:style-name="P105"/>
      <text:p text:style-name="P105">Methods</text:p>
      <table:table table:name="Table343" table:style-name="Table343">
        <table:table-column table:style-name="Table343.A"/>
        <table:table-column table:style-name="Table343.B"/>
        <table:table-column table:style-name="Table343.C"/>
        <table:table-header-rows>
          <table:table-row>
            <table:table-cell table:style-name="Table343.A1" office:value-type="string">
              <text:p text:style-name="Table_20_Heading">Name</text:p>
            </table:table-cell>
            <table:table-cell table:style-name="Table343.A1" office:value-type="string">
              <text:p text:style-name="Table_20_Heading">Description</text:p>
            </table:table-cell>
            <table:table-cell table:style-name="Table343.C1" office:value-type="string">
              <text:p text:style-name="Table_20_Heading">Return Data Type</text:p>
            </table:table-cell>
          </table:table-row>
        </table:table-header-rows>
        <table:table-row table:style-name="Table343.2">
          <table:table-cell table:style-name="Table343.A2" office:value-type="string">
            <text:h text:style-name="P211" text:outline-level="4">getInnerAttrs()</text:h>
          </table:table-cell>
          <table:table-cell table:style-name="Table343.A2" office:value-type="string">
            <text:p text:style-name="P109">Generates the Client-Side-Action attributes to the interior tag.</text:p>
          </table:table-cell>
          <table:table-cell table:style-name="Table343.C2" office:value-type="string">
            <text:p text:style-name="P62"><text:span text:style-name="T43">java.lang.String</text:span></text:p>
          </table:table-cell>
        </table:table-row>
      </table:table>
      <text:h text:style-name="P78" text:outline-level="4">Inherited From </text:h>
      <table:table table:name="Table344" table:style-name="Table344">
        <table:table-column table:style-name="Table344.A"/>
        <table:table-header-rows>
          <table:table-row>
            <table:table-cell table:style-name="Table344.A1" office:value-type="string">
              <text:p text:style-name="P67">Inherited From</text:p>
            </table:table-cell>
          </table:table-row>
        </table:table-header-rows>
        <table:table-row>
          <table:table-cell table:style-name="Table344.A2" office:value-type="string">
            <text:p text:style-name="P76"><text:a xlink:type="simple" xlink:href="#InputElement"><text:span text:style-name="Source_20_Text">org.zkoss.zul.impl.InputElement</text:span></text:a></text:p>
          </table:table-cell>
        </table:table-row>
        <table:table-row table:style-name="Table344.3">
          <table:table-cell table:style-name="Table344.A2" office:value-type="string">
            <text:p text:style-name="P76"><text:a xlink:type="simple" xlink:href="#HtmlBasedComponent"><text:span text:style-name="Source_20_Text">org.zkoss.zk.ui.HtmlBasedComponent</text:span></text:a><text:span text:style-name="Source_20_Text"> </text:span></text:p>
          </table:table-cell>
        </table:table-row>
        <table:table-row table:style-name="Table344.3">
          <table:table-cell table:style-name="Table344.A2" office:value-type="string">
            <text:p text:style-name="P76"><text:a xlink:type="simple" xlink:href="#AbstractComponent"><text:span text:style-name="Source_20_Text">org.zkoss.zk.ui.AbstractComponent </text:span></text:a></text:p>
          </table:table-cell>
        </table:table-row>
      </table:table>
      <text:p text:style-name="P111"/>
      <text:h text:style-name="Heading_20_3" text:outline-level="3"/>
      <text:p text:style-name="P71"/>
      <text:h text:style-name="Heading_20_3" text:outline-level="3"><text:bookmark-start text:name="Timer"/>Timer<text:bookmark-end text:name="Timer"/></text:h>
      <text:p text:style-name="P212">Timer is a special component that is invisible. It fires one or more org.zkoss.zk.ui.event.Event after a specified delay. </text:p>
      <text:p text:style-name="P212"/>
      <text:p text:style-name="P212">Notice that the timer won't fire any event until it is attached to a page. </text:p>
      <text:p text:style-name="P126"/>
      <text:p text:style-name="Code_20_Indent_20_2">&lt;label id="now"/&gt;</text:p>
      <text:p text:style-name="Code_20_Indent_20_2">&lt;timer id="timer" delay="1000" repeats="true"</text:p>
      <text:p text:style-name="Code_20_Indent_20_2"><text:tab/>onTimer="now.setValue(new Date().toString())"/&gt;</text:p>
      <text:h text:style-name="P77" text:outline-level="4">Class Name</text:h>
      <text:p text:style-name="P58"><text:span text:style-name="T39">org.zkoss.zul.Timer</text:span></text:p>
      <text:h text:style-name="P79" text:outline-level="4">Supported Child Components</text:h>
      <text:p text:style-name="P166">*NONE </text:p>
      <text:h text:style-name="P79" text:outline-level="4">Supported Events</text:h>
      <table:table table:name="Table217" table:style-name="Table217">
        <table:table-column table:style-name="Table217.A"/>
        <table:table-column table:style-name="Table217.B"/>
        <table:table-header-rows>
          <table:table-row>
            <table:table-cell table:style-name="Table217.A1" office:value-type="string">
              <text:p text:style-name="P67">Event Name</text:p>
            </table:table-cell>
            <table:table-cell table:style-name="Table217.B1" office:value-type="string">
              <text:p text:style-name="P67">Event Type</text:p>
            </table:table-cell>
          </table:table-row>
        </table:table-header-rows>
        <table:table-row>
          <table:table-cell table:style-name="Table217.A2" office:value-type="string">
            <text:p text:style-name="P62"><text:span text:style-name="Source_20_Text">onTimer</text:span></text:p>
          </table:table-cell>
          <table:table-cell table:style-name="Table217.B2" office:value-type="string">
            <text:p text:style-name="P80"><text:a xlink:type="simple" xlink:href="#Event"><text:span text:style-name="Source_20_Text">org.zkoss.zk.ui.event.Event</text:span></text:a></text:p>
            <text:p text:style-name="P168">Description: </text:p>
            <text:p text:style-name="P169">Denotes the timer you specified has triggered an event. To know which timer, invoke the <text:span text:style-name="Source_20_Text">getTarget </text:span>method in the <text:span text:style-name="Source_20_Text">Event </text:span>class.</text:p>
          </table:table-cell>
        </table:table-row>
      </table:table>
      <text:h text:style-name="P79" text:outline-level="4">Properties</text:h>
      <table:table table:name="Table218" table:style-name="Table218">
        <table:table-column table:style-name="Table218.A"/>
        <table:table-column table:style-name="Table218.B"/>
        <table:table-column table:style-name="Table218.C"/>
        <table:table-column table:style-name="Table218.D"/>
        <table:table-header-rows>
          <table:table-row>
            <table:table-cell table:style-name="Table218.A1" office:value-type="string">
              <text:p text:style-name="P67">Property</text:p>
            </table:table-cell>
            <table:table-cell table:style-name="Table218.A1" office:value-type="string">
              <text:p text:style-name="P67">Description</text:p>
            </table:table-cell>
            <table:table-cell table:style-name="Table218.A1" office:value-type="string">
              <text:p text:style-name="P67">Data Type</text:p>
            </table:table-cell>
            <table:table-cell table:style-name="Table218.D1" office:value-type="string">
              <text:p text:style-name="P59">Default Value</text:p>
            </table:table-cell>
          </table:table-row>
        </table:table-header-rows>
        <table:table-row>
          <table:table-cell table:style-name="Table218.A2" office:value-type="string">
            <text:p text:style-name="P60"><text:span text:style-name="Source_20_Text">delay</text:span></text:p>
          </table:table-cell>
          <table:table-cell table:style-name="Table218.A2" office:value-type="string">
            <text:p text:style-name="P72">Sets the delay, the number of milliseconds between successive action events. </text:p>
            <text:p text:style-name="P72">Note : 0 means imm<text:span text:style-name="T2">ediately</text:span></text:p>
          </table:table-cell>
          <table:table-cell table:style-name="Table218.A2" office:value-type="string">
            <text:p text:style-name="P60"><text:span text:style-name="Source_20_Text">int</text:span></text:p>
          </table:table-cell>
          <table:table-cell table:style-name="Table218.D2" office:value-type="string">
            <text:p text:style-name="P209">0</text:p>
          </table:table-cell>
        </table:table-row>
        <table:table-row>
          <table:table-cell table:style-name="Table218.A2" office:value-type="string">
            <text:p text:style-name="P60"><text:span text:style-name="Source_20_Text">repeats</text:span></text:p>
          </table:table-cell>
          <table:table-cell table:style-name="Table218.A2" office:value-type="string">
            <text:p text:style-name="P213">Sets whether the timer shall send Event repeatedly. </text:p>
            <text:p text:style-name="P213">Values : <text:span text:style-name="Source_20_Text">true|false</text:span></text:p>
          </table:table-cell>
          <table:table-cell table:style-name="Table218.A2" office:value-type="string">
            <text:p text:style-name="P60"><text:span text:style-name="Source_20_Text">boolean</text:span></text:p>
          </table:table-cell>
          <table:table-cell table:style-name="Table218.D2" office:value-type="string">
            <text:p text:style-name="P60"><text:span text:style-name="Source_20_Text">false</text:span></text:p>
          </table:table-cell>
        </table:table-row>
        <table:table-row table:style-name="Table218.4">
          <table:table-cell table:style-name="Table218.A2" office:value-type="string">
            <text:p text:style-name="P60"><text:span text:style-name="Source_20_Text">running</text:span></text:p>
          </table:table-cell>
          <table:table-cell table:style-name="Table218.B4" office:value-type="string">
            <text:p text:style-name="P80">Start or stops the timer. </text:p>
            <text:p text:style-name="P80">Values : <text:span text:style-name="Source_20_Text">true|false</text:span></text:p>
          </table:table-cell>
          <table:table-cell table:style-name="Table218.A2" office:value-type="string">
            <text:p text:style-name="P60"><text:span text:style-name="Source_20_Text">boolean</text:span></text:p>
          </table:table-cell>
          <table:table-cell table:style-name="Table218.D2" office:value-type="string">
            <text:p text:style-name="P60"><text:span text:style-name="Source_20_Text">true</text:span></text:p>
          </table:table-cell>
        </table:table-row>
      </table:table>
      <text:p text:style-name="P66"/>
      <text:h text:style-name="P79" text:outline-level="4">Methods</text:h>
      <table:table table:name="Table219" table:style-name="Table219">
        <table:table-column table:style-name="Table219.A"/>
        <table:table-column table:style-name="Table219.B"/>
        <table:table-column table:style-name="Table219.C"/>
        <table:table-column table:style-name="Table219.D"/>
        <table:table-header-rows>
          <table:table-row>
            <table:table-cell table:style-name="Table219.A1" office:value-type="string">
              <text:p text:style-name="Table_20_Heading">Name</text:p>
            </table:table-cell>
            <table:table-cell table:style-name="Table219.A1" office:value-type="string">
              <text:p text:style-name="Table_20_Heading">Description</text:p>
            </table:table-cell>
            <table:table-cell table:style-name="Table219.A1" office:value-type="string">
              <text:p text:style-name="Table_20_Heading">Data Type</text:p>
            </table:table-cell>
            <table:table-cell table:style-name="Table219.D1" office:value-type="string">
              <text:p text:style-name="Table_20_Heading">Values</text:p>
            </table:table-cell>
          </table:table-row>
        </table:table-header-rows>
        <table:table-row>
          <table:table-cell table:style-name="Table219.A2" office:value-type="string">
            <text:p text:style-name="Table_20_Contents"><text:span text:style-name="Source_20_Text">start</text:span></text:p>
          </table:table-cell>
          <table:table-cell table:style-name="Table219.A2" office:value-type="string">
            <text:p text:style-name="Table_20_Contents">Start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row>
          <table:table-cell table:style-name="Table219.A2" office:value-type="string">
            <text:p text:style-name="Table_20_Contents"><text:span text:style-name="Source_20_Text">stop</text:span></text:p>
          </table:table-cell>
          <table:table-cell table:style-name="Table219.A2" office:value-type="string">
            <text:p text:style-name="Table_20_Contents">Stop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
      <text:p text:style-name="P125"/>
      <text:h text:style-name="P79" text:outline-level="4">Inherited From </text:h>
      <table:table table:name="Table220" table:style-name="Table220">
        <table:table-column table:style-name="Table220.A"/>
        <table:table-header-rows>
          <table:table-row>
            <table:table-cell table:style-name="Table220.A1" office:value-type="string">
              <text:p text:style-name="P67">Inherited From</text:p>
            </table:table-cell>
          </table:table-row>
        </table:table-header-rows>
        <table:table-row>
          <table:table-cell table:style-name="Table220.A2" office:value-type="string">
            <text:p text:style-name="P90"><text:a xlink:type="simple" xlink:href="#XulElement"><text:span text:style-name="Source_20_Text">org.zkoss.zul.imp.XulElement</text:span></text:a></text:p>
          </table:table-cell>
        </table:table-row>
        <table:table-row table:style-name="Table220.3">
          <table:table-cell table:style-name="Table220.A2" office:value-type="string">
            <text:p text:style-name="P90"><text:s/><text:a xlink:type="simple" xlink:href="#HtmlBasedComponent"><text:span text:style-name="Source_20_Text">org.zkoss.zk.ui.HtmlBasedComponent</text:span></text:a> </text:p>
          </table:table-cell>
        </table:table-row>
        <table:table-row table:style-name="Table220.3">
          <table:table-cell table:style-name="Table220.A2" office:value-type="string">
            <text:p text:style-name="P90"><text:s/><text:a xlink:type="simple" xlink:href="#AbstractComponent"><text:span text:style-name="Source_20_Text">org.zkoss.zk.ui.AbstractComponent </text:span></text:a></text:p>
          </table:table-cell>
        </table:table-row>
      </table:table>
      <text:p text:style-name="P71"/>
      <text:h text:style-name="Heading_20_3" text:outline-level="3"><text:bookmark-start text:name="Toolbar"/>Toolbar<text:bookmark-end text:name="Toolbar"/></text:h>
      <text:p text:style-name="Text_20_body_20_indent_20_2"><text:span text:style-name="T51">A </text:span><text:span text:style-name="T50">toolbar</text:span><text:span text:style-name="T51"> is used to place a series of buttons, such as </text:span><text:span text:style-name="T50">toolbarbutton </text:span><text:span text:style-name="T51">or </text:span><text:span text:style-name="T50">button. </text:span><text:span text:style-name="T51">The toolbar buttons could be used without toolbars, so a toolbar could be used without tool buttons. However, tool buttons change their appearance if they are placed inside a toolbar.</text:span></text:p>
      <text:p text:style-name="Text_20_body_20_indent_20_2"><text:span text:style-name="T51">The toolbar has two orientation: </text:span><text:span text:style-name="T50">horizontal </text:span><text:span text:style-name="T51">and </text:span><text:span text:style-name="T50">vertical. </text:span><text:span text:style-name="T51">It controls how the buttons are placed</text:span>.</text:p>
      <text:p text:style-name="Text_20_body_20_indent_20_2"><text:span text:style-name="T51">See also : </text:span><text:a xlink:type="simple" xlink:href="#Button"><text:span text:style-name="T155">org.zkoss.zul.Button</text:span></text:a><text:span text:style-name="T51">, </text:span><text:a xlink:type="simple" xlink:href="#Toolbarbutton"><text:span text:style-name="T155">org.zkoss.zul.Toolbarbutton</text:span></text:a></text:p>
      <text:p text:style-name="P126"><draw:frame draw:style-name="fr2" draw:name="graphics154" text:anchor-type="paragraph" svg:width="8.123cm" svg:height="2.884cm" draw:z-index="54"><draw:image xlink:href="../images/toolbar.png" xlink:type="simple" xlink:show="embed" xlink:actuate="onLoad"/></draw:frame></text:p>
      <text:p text:style-name="Code_20_Indent_20_2">&lt;window title="Toolbar window" border="normal" width="300px"&gt;</text:p>
      <text:p text:style-name="Code_20_Indent_20_2"><text:tab/>&lt;toolbar&gt;</text:p>
      <text:p text:style-name="Code_20_Indent_20_2"><text:tab/><text:tab/>&lt;toolbarbutton label="Left" /&gt;&lt;space/&gt;</text:p>
      <text:p text:style-name="Code_20_Indent_20_2"><text:tab/><text:tab/>&lt;toolbarbutton label="Right" image="/img/folder.gif" dir="reverse"/&gt;</text:p>
      <text:p text:style-name="Code_20_Indent_20_2"><text:tab/>&lt;/toolbar&gt;</text:p>
      <text:p text:style-name="Code_20_Indent_20_2"><text:tab/>&lt;toolbar orient="vertical"&gt;</text:p>
      <text:p text:style-name="Code_20_Indent_20_2"><text:tab/><text:tab/>&lt;button label="Left" image="/img/folder.gif" width="125px"/&gt;</text:p>
      <text:p text:style-name="Code_20_Indent_20_2"><text:tab/><text:tab/>&lt;toolbarbutton label="Right" image="/img/folder.gif" dir="reverse"/&gt;</text:p>
      <text:p text:style-name="Code_20_Indent_20_2"><text:tab/>&lt;/toolbar&gt;</text:p>
      <text:p text:style-name="Code_20_Indent_20_2">&lt;/window&gt;</text:p>
      <text:h text:style-name="P77" text:outline-level="4">Class Name</text:h>
      <text:p text:style-name="P58"><text:span text:style-name="T39">org.zkoss.zul.Toolbar</text:span></text:p>
      <text:h text:style-name="P79" text:outline-level="4">Supported Child Components</text:h>
      <text:p text:style-name="P166">*ALL</text:p>
      <text:h text:style-name="P79" text:outline-level="4">Supported Events</text:h>
      <table:table table:name="Table221" table:style-name="Table221">
        <table:table-column table:style-name="Table221.A"/>
        <table:table-column table:style-name="Table221.B"/>
        <table:table-header-rows>
          <table:table-row>
            <table:table-cell table:style-name="Table221.A1" office:value-type="string">
              <text:p text:style-name="P67">Event Name</text:p>
            </table:table-cell>
            <table:table-cell table:style-name="Table221.B1" office:value-type="string">
              <text:p text:style-name="P67">Event Type</text:p>
            </table:table-cell>
          </table:table-row>
        </table:table-header-rows>
        <table:table-row>
          <table:table-cell table:style-name="Table221.A2" office:value-type="string">
            <text:p text:style-name="P62"><text:span text:style-name="Source_20_Text">onClick</text:span></text:p>
          </table:table-cell>
          <table:table-cell table:style-name="Table221.B2" office:value-type="string">
            <text:p text:style-name="P80"><text:a xlink:type="simple" xlink:href="#MouseEvent"><text:span text:style-name="Source_20_Text">org.zkoss.zk.ui.event.MouseEvent</text:span></text:a></text:p>
            <text:p text:style-name="P168">Description: </text:p>
            <text:p text:style-name="P169">Denotes user has clicked the component.</text:p>
          </table:table-cell>
        </table:table-row>
        <table:table-row>
          <table:table-cell table:style-name="Table221.A2" office:value-type="string">
            <text:p text:style-name="P214">onRightClick</text:p>
          </table:table-cell>
          <table:table-cell table:style-name="Table221.B2" office:value-type="string">
            <text:p text:style-name="P80"><text:a xlink:type="simple" xlink:href="#MouseEvent"><text:span text:style-name="Source_20_Text">org.zkoss.zk.ui.event.MouseEvent</text:span></text:a></text:p>
            <text:p text:style-name="P168">Description: </text:p>
            <text:p text:style-name="P169">Denotes user has right-clicked the component.</text:p>
          </table:table-cell>
        </table:table-row>
        <table:table-row>
          <table:table-cell table:style-name="Table221.A2" office:value-type="string">
            <text:p text:style-name="P214">onDoubleClick</text:p>
          </table:table-cell>
          <table:table-cell table:style-name="Table221.B2" office:value-type="string">
            <text:p text:style-name="P80"><text:a xlink:type="simple" xlink:href="#MouseEvent"><text:span text:style-name="Source_20_Text">org.zkoss.zk.ui.event.MouseEvent</text:span></text:a></text:p>
            <text:p text:style-name="P168">Description: </text:p>
            <text:p text:style-name="P169">Denotes user has double-clicked the component.</text:p>
          </table:table-cell>
        </table:table-row>
      </table:table>
      <text:h text:style-name="P79" text:outline-level="4">Properties</text:h>
      <table:table table:name="Table222" table:style-name="Table222">
        <table:table-column table:style-name="Table222.A"/>
        <table:table-column table:style-name="Table222.B"/>
        <table:table-column table:style-name="Table222.C"/>
        <table:table-column table:style-name="Table222.D"/>
        <table:table-header-rows>
          <table:table-row>
            <table:table-cell table:style-name="Table222.A1" office:value-type="string">
              <text:p text:style-name="P67">Property</text:p>
            </table:table-cell>
            <table:table-cell table:style-name="Table222.A1" office:value-type="string">
              <text:p text:style-name="P67">Description</text:p>
            </table:table-cell>
            <table:table-cell table:style-name="Table222.A1" office:value-type="string">
              <text:p text:style-name="P67">Data Type</text:p>
            </table:table-cell>
            <table:table-cell table:style-name="Table222.D1" office:value-type="string">
              <text:p text:style-name="P86">Default Value</text:p>
            </table:table-cell>
          </table:table-row>
        </table:table-header-rows>
        <table:table-row table:style-name="Table222.2">
          <table:table-cell table:style-name="Table222.A2" office:value-type="string">
            <text:p text:style-name="P60"><text:span text:style-name="Source_20_Text">ori</text:span><text:span text:style-name="T37">ent</text:span></text:p>
          </table:table-cell>
          <table:table-cell table:style-name="Table222.B2" office:value-type="string">
            <text:p text:style-name="P80">Sets the ori<text:span text:style-name="T2">ent.</text:span></text:p>
            <text:p text:style-name="P80"><text:span text:style-name="T2">Values : </text:span><text:span text:style-name="T37">horizontal|vertical</text:span></text:p>
          </table:table-cell>
          <table:table-cell table:style-name="Table222.A2" office:value-type="string">
            <text:p text:style-name="P60"><text:span text:style-name="Source_20_Text">String</text:span></text:p>
          </table:table-cell>
          <table:table-cell table:style-name="Table222.D2" office:value-type="string">
            <text:p text:style-name="P60"><text:span text:style-name="Source_20_Text">horizontal </text:span></text:p>
          </table:table-cell>
        </table:table-row>
      </table:table>
      <text:p text:style-name="P66"/>
      <text:h text:style-name="P79" text:outline-level="4">Methods</text:h>
      <text:p text:style-name="P215">*NONE</text:p>
      <text:h text:style-name="P79" text:outline-level="4">Inherited From </text:h>
      <table:table table:name="Table223" table:style-name="Table223">
        <table:table-column table:style-name="Table223.A"/>
        <table:table-header-rows>
          <table:table-row>
            <table:table-cell table:style-name="Table223.A1" office:value-type="string">
              <text:p text:style-name="P67">Inherited From</text:p>
            </table:table-cell>
          </table:table-row>
        </table:table-header-rows>
        <table:table-row>
          <table:table-cell table:style-name="Table223.A2" office:value-type="string">
            <text:p text:style-name="P90"><text:a xlink:type="simple" xlink:href="#XulElement"><text:span text:style-name="Source_20_Text">org.zkoss.zul.imp.XulElement</text:span></text:a></text:p>
          </table:table-cell>
        </table:table-row>
        <table:table-row table:style-name="Table223.3">
          <table:table-cell table:style-name="Table223.A2" office:value-type="string">
            <text:p text:style-name="P90"><text:s/><text:a xlink:type="simple" xlink:href="#HtmlBasedComponent"><text:span text:style-name="Source_20_Text">org.zkoss.zk.ui.HtmlBasedComponent</text:span></text:a> </text:p>
          </table:table-cell>
        </table:table-row>
        <table:table-row table:style-name="Table223.3">
          <table:table-cell table:style-name="Table223.A2" office:value-type="string">
            <text:p text:style-name="P90"><text:s/><text:a xlink:type="simple" xlink:href="#AbstractComponent"><text:span text:style-name="Source_20_Text">org.zkoss.zk.ui.AbstractComponent </text:span></text:a></text:p>
          </table:table-cell>
        </table:table-row>
      </table:table>
      <text:p text:style-name="P71"/>
      <text:h text:style-name="Heading_20_3" text:outline-level="3"><text:bookmark-start text:name="Toolbarbutton"/>Toolbarbutton<text:bookmark-end text:name="Toolbarbutton"/></text:h>
      <text:p text:style-name="Text_20_body_20_indent_20_2"><text:span text:style-name="T51">The behave of </text:span><text:span text:style-name="T50">Toolbarbutton</text:span><text:span text:style-name="T51"> is similar to the </text:span><text:span text:style-name="T50">button </text:span><text:span text:style-name="T51">except the appearance is different. The </text:span><text:span text:style-name="T50">button </text:span><text:span text:style-name="T51">component uses HTML BUTTON tag, while </text:span><text:span text:style-name="T50">thetoolbarbutton </text:span><text:span text:style-name="T51">component uses HTML A tag.</text:span></text:p>
      <text:p text:style-name="Text_20_body_20_indent_20_2"><text:span text:style-name="T51">A </text:span><text:span text:style-name="T50">toolbarbutton </text:span><text:span text:style-name="T51">could be placed outside a </text:span><text:span text:style-name="T50">toolbar, </text:span><text:span text:style-name="T51">However </text:span><text:span text:style-name="T50">toolbarbutton</text:span><text:span text:style-name="T51">s change their appearance if they are placed inside a </text:span><text:span text:style-name="T50">toolbar. </text:span></text:p>
      <text:p text:style-name="Text_20_body_20_indent_20_2"><text:span text:style-name="Source_20_Text">Toolbarbutton</text:span> supports <text:span text:style-name="Source_20_Text">getHref()</text:span>. If <text:span text:style-name="Source_20_Text">getHref()</text:span> <text:s/>is not null, the <text:span text:style-name="Source_20_Text">onClick</text:span> handler is ignored and this element is degenerated to HTML's A tag.</text:p>
      <text:p text:style-name="Text_20_body_20_indent_20_2"><text:span text:style-name="T51">See also : </text:span><text:a xlink:type="simple" xlink:href="#Button"><text:span text:style-name="T155">org.zkoss.zul.Button</text:span></text:a><text:span text:style-name="T51">, </text:span><text:a xlink:type="simple" xlink:href="#Toolbar"><text:span text:style-name="T155">org.zkoss.zul.Toolbar</text:span></text:a></text:p>
      <text:p text:style-name="P126"><draw:frame draw:style-name="fr2" draw:name="graphics155" text:anchor-type="paragraph" svg:width="8.123cm" svg:height="2.646cm" draw:z-index="55"><draw:image xlink:href="../images/toolbarbutton.png" xlink:type="simple" xlink:show="embed" xlink:actuate="onLoad"/></draw:frame></text:p>
      <text:p text:style-name="Code_20_Indent_20_2">&lt;window title="toolbar demo" border="normal" width="300px"&gt;</text:p>
      <text:p text:style-name="Code_20_Indent_20_2"><text:tab/>&lt;caption&gt;</text:p>
      <text:p text:style-name="Code_20_Indent_20_2"><text:tab/><text:tab/>&lt;toolbarbutton label="button3" image="/img/folder.gif"/&gt;&lt;space/&gt;</text:p>
      <text:p text:style-name="Code_20_Indent_20_2"><text:tab/><text:tab/>&lt;toolbarbutton label="button4" image="/img/folder.gif" dir="reverse" /&gt;</text:p>
      <text:p text:style-name="Code_20_Indent_20_2"><text:tab/>&lt;/caption&gt;</text:p>
      <text:p text:style-name="Code_20_Indent_20_2"><text:tab/>&lt;toolbar&gt;</text:p>
      <text:p text:style-name="Code_20_Indent_20_2"><text:tab/><text:tab/>&lt;toolbarbutton label="button1" image="/img/folder.gif" /&gt;&lt;space/&gt;</text:p>
      <text:p text:style-name="Code_20_Indent_20_2"><text:tab/><text:tab/>&lt;toolbarbutton label="button2" image="/img/folder.gif" /&gt;</text:p>
      <text:p text:style-name="Code_20_Indent_20_2"><text:tab/>&lt;/toolbar&gt;</text:p>
      <text:p text:style-name="Code_20_Indent_20_2"><text:tab/>&lt;hbox&gt;</text:p>
      <text:p text:style-name="Code_20_Indent_20_2"><text:tab/>&lt;toolbarbutton label="button5" image="/img/folder.gif" orient="vertical"/&gt;&lt;space/&gt;</text:p>
      <text:p text:style-name="Code_20_Indent_20_2"><text:tab/>&lt;toolbarbutton label="button6" image="/img/folder.gif" orient="vertical" dir="reverse"/&gt;</text:p>
      <text:p text:style-name="Code_20_Indent_20_2"><text:tab/>&lt;/hbox&gt;</text:p>
      <text:p text:style-name="Code_20_Indent_20_2">&lt;/window&gt;</text:p>
      <text:h text:style-name="P77" text:outline-level="4">Class Name</text:h>
      <text:p text:style-name="P58"><text:span text:style-name="T39">org.zkoss.zul.Toolbarbutton</text:span></text:p>
      <text:h text:style-name="P79" text:outline-level="4">Supported Child Components</text:h>
      <text:p text:style-name="P166">*NONE </text:p>
      <text:h text:style-name="P79" text:outline-level="4">Supported Events</text:h>
      <table:table table:name="Table224" table:style-name="Table224">
        <table:table-column table:style-name="Table224.A"/>
        <table:table-column table:style-name="Table224.B"/>
        <table:table-header-rows>
          <table:table-row>
            <table:table-cell table:style-name="Table224.A1" office:value-type="string">
              <text:p text:style-name="P67">Event Name</text:p>
            </table:table-cell>
            <table:table-cell table:style-name="Table224.B1" office:value-type="string">
              <text:p text:style-name="P67">Event Type</text:p>
            </table:table-cell>
          </table:table-row>
        </table:table-header-rows>
        <table:table-row>
          <table:table-cell table:style-name="Table224.A2" office:value-type="string">
            <text:p text:style-name="P62"><text:span text:style-name="Source_20_Text">onClick</text:span></text:p>
          </table:table-cell>
          <table:table-cell table:style-name="Table224.B2" office:value-type="string">
            <text:p text:style-name="P80"><text:a xlink:type="simple" xlink:href="#MouseEvent"><text:span text:style-name="Source_20_Text">org.zkoss.zk.ui.event.MouseEvent</text:span></text:a></text:p>
            <text:p text:style-name="P168">Description: </text:p>
            <text:p text:style-name="P169">Denotes user has clicked the component.</text:p>
          </table:table-cell>
        </table:table-row>
        <table:table-row>
          <table:table-cell table:style-name="Table224.A2" office:value-type="string">
            <text:p text:style-name="P214">onRightClick</text:p>
          </table:table-cell>
          <table:table-cell table:style-name="Table224.B2" office:value-type="string">
            <text:p text:style-name="P80"><text:a xlink:type="simple" xlink:href="#MouseEvent"><text:span text:style-name="Source_20_Text">org.zkoss.zk.ui.event.MouseEvent</text:span></text:a></text:p>
            <text:p text:style-name="P168">Description: </text:p>
            <text:p text:style-name="P169">Denotes user has right-clicked the component.</text:p>
          </table:table-cell>
        </table:table-row>
      </table:table>
      <text:h text:style-name="P79" text:outline-level="4">Properties</text:h>
      <table:table table:name="Table225" table:style-name="Table225">
        <table:table-column table:style-name="Table225.A"/>
        <table:table-column table:style-name="Table225.B"/>
        <table:table-column table:style-name="Table225.C"/>
        <table:table-column table:style-name="Table225.D"/>
        <table:table-header-rows>
          <table:table-row>
            <table:table-cell table:style-name="Table225.A1" office:value-type="string">
              <text:p text:style-name="P67">Property</text:p>
            </table:table-cell>
            <table:table-cell table:style-name="Table225.A1" office:value-type="string">
              <text:p text:style-name="P67">Description</text:p>
            </table:table-cell>
            <table:table-cell table:style-name="Table225.A1" office:value-type="string">
              <text:p text:style-name="P67">Data Type</text:p>
            </table:table-cell>
            <table:table-cell table:style-name="Table225.D1" office:value-type="string">
              <text:p text:style-name="P59">Default Value</text:p>
            </table:table-cell>
          </table:table-row>
        </table:table-header-rows>
        <table:table-row>
          <table:table-cell table:style-name="Table225.A2" office:value-type="string">
            <text:p text:style-name="P60"><text:span text:style-name="Source_20_Text">dir</text:span></text:p>
          </table:table-cell>
          <table:table-cell table:style-name="Table225.A2" office:value-type="string">
            <text:p text:style-name="P216">Sets the direction of image, if normal then text first, otherwise image first.</text:p>
            <text:p text:style-name="P72"><text:span text:style-name="T2">Check </text:span><text:a xlink:type="simple" xlink:href="#Button"><text:span text:style-name="T157">Button</text:span></text:a><text:span text:style-name="T2"> to know more.</text:span></text:p>
            <text:p text:style-name="P72"><text:span text:style-name="T4">Values </text:span><text:span text:style-name="T2">: </text:span><text:span text:style-name="T37">normal|reverse</text:span></text:p>
          </table:table-cell>
          <table:table-cell table:style-name="Table225.A2" office:value-type="string">
            <text:p text:style-name="P60"><text:span text:style-name="Source_20_Text">String</text:span></text:p>
          </table:table-cell>
          <table:table-cell table:style-name="Table225.D2" office:value-type="string">
            <text:p text:style-name="P60"><text:span text:style-name="T37">normal</text:span></text:p>
          </table:table-cell>
        </table:table-row>
        <table:table-row>
          <table:table-cell table:style-name="Table225.A2" office:value-type="string">
            <text:p text:style-name="P60"><text:span text:style-name="Source_20_Text">href</text:span></text:p>
          </table:table-cell>
          <table:table-cell table:style-name="Table225.A2" office:value-type="string">
            <text:p text:style-name="P141"><text:span text:style-name="T158">Sets the href, </text:span><text:span text:style-name="T159">If </text:span><text:span text:style-name="T37">null</text:span><text:span text:style-name="T160">, </text:span><text:span text:style-name="T159">the button has no function unless you specify the </text:span><text:span text:style-name="T161">onClick</text:span><text:span text:style-name="T159"> handler. If has value, button will render as a HTML A tag.</text:span></text:p>
          </table:table-cell>
          <table:table-cell table:style-name="Table225.A2" office:value-type="string">
            <text:p text:style-name="P60"><text:span text:style-name="Source_20_Text">String</text:span></text:p>
          </table:table-cell>
          <table:table-cell table:style-name="Table225.D2" office:value-type="string">
            <text:p text:style-name="P60"><text:span text:style-name="Source_20_Text">&lt;null&gt;</text:span></text:p>
          </table:table-cell>
        </table:table-row>
        <table:table-row table:style-name="Table225.4">
          <table:table-cell table:style-name="Table225.A2" office:value-type="string">
            <text:p text:style-name="P60"><text:span text:style-name="Source_20_Text">ori</text:span><text:span text:style-name="T37">ent</text:span></text:p>
          </table:table-cell>
          <table:table-cell table:style-name="Table225.B4" office:value-type="string">
            <text:p text:style-name="P80">Sets the ori<text:span text:style-name="T2">ent.</text:span></text:p>
            <text:p text:style-name="P80"><text:span text:style-name="T2">Check </text:span><text:a xlink:type="simple" xlink:href="#Button"><text:span text:style-name="T157">Button</text:span></text:a><text:span text:style-name="T2"> to know more.</text:span></text:p>
            <text:p text:style-name="P80"><text:span text:style-name="T4">Values</text:span><text:span text:style-name="T2"> : </text:span><text:span text:style-name="T37">horizontal|vertical</text:span></text:p>
          </table:table-cell>
          <table:table-cell table:style-name="Table225.A2" office:value-type="string">
            <text:p text:style-name="P60"><text:span text:style-name="Source_20_Text">String</text:span></text:p>
          </table:table-cell>
          <table:table-cell table:style-name="Table225.D2" office:value-type="string">
            <text:p text:style-name="P60"><text:span text:style-name="Source_20_Text">horizontal </text:span></text:p>
          </table:table-cell>
        </table:table-row>
        <table:table-row table:style-name="Table225.4">
          <table:table-cell table:style-name="Table225.A2" office:value-type="string">
            <text:p text:style-name="P60"><text:span text:style-name="Source_20_Text">target</text:span></text:p>
          </table:table-cell>
          <table:table-cell table:style-name="Table225.B4" office:value-type="string">
            <text:p text:style-name="P80">Sets the target frame or window, this attribute works when <text:span text:style-name="Source_20_Text">href </text:span>not null </text:p>
          </table:table-cell>
          <table:table-cell table:style-name="Table225.A2" office:value-type="string">
            <text:p text:style-name="P60"><text:span text:style-name="Source_20_Text">String</text:span></text:p>
          </table:table-cell>
          <table:table-cell table:style-name="Table225.D2" office:value-type="string">
            <text:p text:style-name="P60"><text:span text:style-name="Source_20_Text">&lt;null&gt;</text:span></text:p>
          </table:table-cell>
        </table:table-row>
      </table:table>
      <text:p text:style-name="P66"/>
      <text:h text:style-name="P79" text:outline-level="4">Methods</text:h>
      <table:table table:name="Table226" table:style-name="Table226">
        <table:table-column table:style-name="Table226.A"/>
        <table:table-column table:style-name="Table226.B"/>
        <table:table-column table:style-name="Table226.C"/>
        <table:table-column table:style-name="Table226.D"/>
        <table:table-header-rows>
          <table:table-row>
            <table:table-cell table:style-name="Table226.A1" office:value-type="string">
              <text:p text:style-name="Table_20_Heading">Name</text:p>
            </table:table-cell>
            <table:table-cell table:style-name="Table226.A1" office:value-type="string">
              <text:p text:style-name="Table_20_Heading">Description</text:p>
            </table:table-cell>
            <table:table-cell table:style-name="Table226.A1" office:value-type="string">
              <text:p text:style-name="Table_20_Heading">Data Type</text:p>
            </table:table-cell>
            <table:table-cell table:style-name="Table226.D1" office:value-type="string">
              <text:p text:style-name="Table_20_Heading">Values</text:p>
            </table:table-cell>
          </table:table-row>
        </table:table-header-rows>
        <table:table-row>
          <table:table-cell table:style-name="Table226.A2" office:value-type="string">
            <text:p text:style-name="Table_20_Contents"><text:span text:style-name="Source_20_Text">isChildable</text:span></text:p>
          </table:table-cell>
          <table:table-cell table:style-name="Table226.A2" office:value-type="string">
            <text:p text:style-name="Table_20_Contents">Check Is this com<text:span text:style-name="T2">ponent allow children.</text:span></text:p>
          </table:table-cell>
          <table:table-cell table:style-name="Table226.A2" office:value-type="string">
            <text:p text:style-name="Table_20_Contents"><text:span text:style-name="Source_20_Text">boolean</text:span></text:p>
          </table:table-cell>
          <table:table-cell table:style-name="Table226.D2" office:value-type="string">
            <text:p text:style-name="Table_20_Contents"><text:span text:style-name="Source_20_Text">false</text:span></text:p>
          </table:table-cell>
        </table:table-row>
      </table:table>
      <text:p text:style-name="P125"/>
      <text:h text:style-name="P79" text:outline-level="4">Inherited From </text:h>
      <table:table table:name="Table227" table:style-name="Table227">
        <table:table-column table:style-name="Table227.A"/>
        <table:table-header-rows>
          <table:table-row>
            <table:table-cell table:style-name="Table227.A1" office:value-type="string">
              <text:p text:style-name="P67">Inherited From</text:p>
            </table:table-cell>
          </table:table-row>
        </table:table-header-rows>
        <table:table-row>
          <table:table-cell table:style-name="Table227.A2" office:value-type="string">
            <text:p text:style-name="P90"><text:a xlink:type="simple" xlink:href="#LabelImageElement"><text:span text:style-name="Source_20_Text">org.zkoss.zul.impl.LabelImageElement</text:span></text:a></text:p>
          </table:table-cell>
        </table:table-row>
        <table:table-row>
          <table:table-cell table:style-name="Table227.A2" office:value-type="string">
            <text:p text:style-name="P90"><text:a xlink:type="simple" xlink:href="#LabelElement"><text:span text:style-name="Source_20_Text">org.zkoss.zul.impl.LabelElement</text:span></text:a></text:p>
          </table:table-cell>
        </table:table-row>
        <table:table-row>
          <table:table-cell table:style-name="Table227.A2" office:value-type="string">
            <text:p text:style-name="P90"><text:a xlink:type="simple" xlink:href="#XulElement"><text:span text:style-name="Source_20_Text">org.zkoss.zul.imp.XulElement</text:span></text:a></text:p>
          </table:table-cell>
        </table:table-row>
        <table:table-row table:style-name="Table227.5">
          <table:table-cell table:style-name="Table227.A2" office:value-type="string">
            <text:p text:style-name="P90"><text:s/><text:a xlink:type="simple" xlink:href="#HtmlBasedComponent"><text:span text:style-name="Source_20_Text">org.zkoss.zk.ui.HtmlBasedComponent</text:span></text:a> </text:p>
          </table:table-cell>
        </table:table-row>
        <table:table-row table:style-name="Table227.5">
          <table:table-cell table:style-name="Table227.A2" office:value-type="string">
            <text:p text:style-name="P90"><text:s/><text:a xlink:type="simple" xlink:href="#AbstractComponent"><text:span text:style-name="Source_20_Text">org.zkoss.zk.ui.AbstractComponent </text:span></text:a></text:p>
          </table:table-cell>
        </table:table-row>
      </table:table>
      <text:p text:style-name="P71"/>
      <text:h text:style-name="Heading_20_3" text:outline-level="3"><text:bookmark-start text:name="Tree"/>Tree<text:bookmark-end text:name="Tree"/></text:h>
      <text:p text:style-name="Text_20_body_20_indent_20_2"><text:span text:style-name="T51">A </text:span><text:span text:style-name="T50">tree </text:span><text:span text:style-name="T51">consists of tree parts, the set of columns, the set of footers, and the tree body. The set of columns is defined by a number of </text:span><text:span text:style-name="T50">treecol </text:span><text:span text:style-name="T51">components, one for each column. Each column will appear as a header at the top of the tree. The second part, The set of footers is defined by a number of </text:span><text:span text:style-name="T50">treefooter </text:span><text:span text:style-name="T51">components, one for each column also. Each column will appear as a footer at the bottom of the tree. The third part, the tree body, contains the data to appear in the tree and is created with a </text:span><text:span text:style-name="T50">treechildren </text:span><text:span text:style-name="T51">component.</text:span></text:p>
      <text:p text:style-name="Text_20_body_20_indent_20_2"><text:a xlink:type="simple" xlink:href="#Toolbar"><text:span text:style-name="T155"/></text:a></text:p>
      <text:p text:style-name="P126"><draw:frame draw:style-name="fr2" draw:name="graphics156" text:anchor-type="paragraph" svg:width="13.573cm" svg:height="4.551cm" draw:z-index="56"><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7" text:outline-level="4">Class Name</text:h>
      <text:p text:style-name="P58"><text:span text:style-name="T39">org.zkoss.zul.Tree</text:span></text:p>
      <text:h text:style-name="P79" text:outline-level="4">Supported Child Components</text:h>
      <text:p text:style-name="Text_20_body_20_indent_20_2"><text:a xlink:type="simple" xlink:href="#Treecols"><text:span text:style-name="Source_20_Text">Treecols, </text:span></text:a><text:a xlink:type="simple" xlink:href="#Treechildren"><text:span text:style-name="Source_20_Text">Treechildren, </text:span></text:a><text:a xlink:type="simple" xlink:href="#Treefoot"><text:span text:style-name="T162">Treefoot</text:span></text:a></text:p>
      <text:h text:style-name="P79" text:outline-level="4">Supported Events</text:h>
      <table:table table:name="Table228" table:style-name="Table228">
        <table:table-column table:style-name="Table228.A"/>
        <table:table-column table:style-name="Table228.B"/>
        <table:table-header-rows>
          <table:table-row>
            <table:table-cell table:style-name="Table228.A1" office:value-type="string">
              <text:p text:style-name="P67">Event Name</text:p>
            </table:table-cell>
            <table:table-cell table:style-name="Table228.B1" office:value-type="string">
              <text:p text:style-name="P67">Event Type</text:p>
            </table:table-cell>
          </table:table-row>
        </table:table-header-rows>
        <table:table-row>
          <table:table-cell table:style-name="Table228.A2" office:value-type="string">
            <text:p text:style-name="P62"><text:span text:style-name="Source_20_Text">onSelect</text:span></text:p>
          </table:table-cell>
          <table:table-cell table:style-name="Table228.B2" office:value-type="string">
            <text:p text:style-name="P80"><text:a xlink:type="simple" xlink:href="#SelectEvent"><text:span text:style-name="Source_20_Text">org.zkoss.zk.ui.event.SelectEvent</text:span></text:a></text:p>
            <text:p text:style-name="P168">Description: </text:p>
            <text:p text:style-name="P169">Denotes user has selected one or multiple child components(a set of treeitem).</text:p>
          </table:table-cell>
        </table:table-row>
      </table:table>
      <text:h text:style-name="P79" text:outline-level="4">Properties</text:h>
      <table:table table:name="Table229" table:style-name="Table229">
        <table:table-column table:style-name="Table229.A"/>
        <table:table-column table:style-name="Table229.B"/>
        <table:table-column table:style-name="Table229.C"/>
        <table:table-column table:style-name="Table229.D"/>
        <table:table-header-rows>
          <table:table-row>
            <table:table-cell table:style-name="Table229.A1" office:value-type="string">
              <text:p text:style-name="P67">Property</text:p>
            </table:table-cell>
            <table:table-cell table:style-name="Table229.A1" office:value-type="string">
              <text:p text:style-name="P67">Description</text:p>
            </table:table-cell>
            <table:table-cell table:style-name="Table229.A1" office:value-type="string">
              <text:p text:style-name="P67">Data Type</text:p>
            </table:table-cell>
            <table:table-cell table:style-name="Table229.D1" office:value-type="string">
              <text:p text:style-name="P59">Default Value</text:p>
            </table:table-cell>
          </table:table-row>
        </table:table-header-rows>
        <table:table-row table:style-name="Table229.2">
          <table:table-cell table:style-name="Table229.A2" office:value-type="string">
            <text:p text:style-name="P60"><text:span text:style-name="T37">checkmark </text:span></text:p>
          </table:table-cell>
          <table:table-cell table:style-name="Table229.B2" office:value-type="string">
            <text:p text:style-name="P88">Sets whether the check mark shall be displayed in front of each item.</text:p>
            <text:p text:style-name="P80"><text:span text:style-name="T2">The check mark is a </text:span><text:span text:style-name="T37">checkbox </text:span><text:span text:style-name="T2">if </text:span><text:span text:style-name="T37">isMultiple() </text:span><text:span text:style-name="T2">returns true. It is a </text:span><text:span text:style-name="T37">radio </text:span><text:span text:style-name="T2">button if </text:span><text:span text:style-name="T37">isMultiple() </text:span><text:span text:style-name="T2">returns false. </text:span></text:p>
            <text:p text:style-name="P80"><text:span text:style-name="T2">Values : </text:span><text:span text:style-name="T37">true|false</text:span></text:p>
          </table:table-cell>
          <table:table-cell table:style-name="Table229.A2" office:value-type="string">
            <text:p text:style-name="P60"><text:span text:style-name="Source_20_Text">boolean</text:span></text:p>
          </table:table-cell>
          <table:table-cell table:style-name="Table229.D2" office:value-type="string">
            <text:p text:style-name="P60"><text:span text:style-name="Source_20_Text">false</text:span></text:p>
          </table:table-cell>
        </table:table-row>
      </table:table>
      <text:p text:style-name="Text_20_body"/>
      <table:table table:name="Table360" table:style-name="Table360">
        <table:table-column table:style-name="Table360.A"/>
        <table:table-column table:style-name="Table360.B"/>
        <table:table-column table:style-name="Table360.C"/>
        <table:table-column table:style-name="Table360.D"/>
        <table:table-header-rows>
          <table:table-row>
            <table:table-cell table:style-name="Table360.A1" office:value-type="string">
              <text:p text:style-name="P67">Property</text:p>
            </table:table-cell>
            <table:table-cell table:style-name="Table360.A1" office:value-type="string">
              <text:p text:style-name="P67">Description</text:p>
            </table:table-cell>
            <table:table-cell table:style-name="Table360.A1" office:value-type="string">
              <text:p text:style-name="P67">Data Type</text:p>
            </table:table-cell>
            <table:table-cell table:style-name="Table360.D1" office:value-type="string">
              <text:p text:style-name="P59">Default Value</text:p>
            </table:table-cell>
          </table:table-row>
        </table:table-header-rows>
        <table:table-row table:style-name="Table360.2">
          <table:table-cell table:style-name="Table360.A2" office:value-type="string">
            <text:p text:style-name="P60"><text:span text:style-name="T37">model</text:span></text:p>
          </table:table-cell>
          <table:table-cell table:style-name="Table360.B2" office:value-type="string">
            <text:p text:style-name="P88">Sets the tree model associated with this tree.</text:p>
          </table:table-cell>
          <table:table-cell table:style-name="Table360.A2" office:value-type="string">
            <text:p text:style-name="P60"><text:span text:style-name="Source_20_Text">org.zkoss.zul.TreeModel</text:span></text:p>
          </table:table-cell>
          <table:table-cell table:style-name="Table360.D2" office:value-type="string">
            <text:p text:style-name="P60"><text:span text:style-name="Source_20_Text">&lt;null&gt;</text:span></text:p>
          </table:table-cell>
        </table:table-row>
        <table:table-row table:style-name="Table360.2">
          <table:table-cell table:style-name="Table360.A2" office:value-type="string">
            <text:p text:style-name="P60"><text:span text:style-name="Source_20_Text">multiple</text:span></text:p>
          </table:table-cell>
          <table:table-cell table:style-name="Table360.B2" office:value-type="string">
            <text:p text:style-name="P80">Sets whether multiple selections are allowed.</text:p>
            <text:p text:style-name="P80">Values : <text:span text:style-name="Source_20_Text">true|false</text:span> </text:p>
          </table:table-cell>
          <table:table-cell table:style-name="Table360.A2" office:value-type="string">
            <text:p text:style-name="P60"><text:span text:style-name="Source_20_Text">boolean</text:span></text:p>
          </table:table-cell>
          <table:table-cell table:style-name="Table360.D2" office:value-type="string">
            <text:p text:style-name="P60"><text:span text:style-name="Source_20_Text">false</text:span></text:p>
          </table:table-cell>
        </table:table-row>
        <table:table-row table:style-name="Table360.2">
          <table:table-cell table:style-name="Table360.A2" office:value-type="string">
            <text:p text:style-name="P60"><text:span text:style-name="Source_20_Text">name</text:span></text:p>
          </table:table-cell>
          <table:table-cell table:style-name="Table360.B2" office:value-type="string">
            <text:p text:style-name="P206">Sets the name of this component. </text:p>
            <text:p text:style-name="Text_20_body">The name is used only to work with "legacy" Web application that handles user's request by servlets. It works only with HTTP/HTML-based browsers. It doesn't work with other kind of clients. </text:p>
            <text:p text:style-name="Text_20_body">Don't use this method if your application is purely based on ZK's event-driven model. </text:p>
          </table:table-cell>
          <table:table-cell table:style-name="Table360.A2" office:value-type="string">
            <text:p text:style-name="P60"><text:span text:style-name="Source_20_Text">String</text:span></text:p>
          </table:table-cell>
          <table:table-cell table:style-name="Table360.D2" office:value-type="string">
            <text:p text:style-name="P60"><text:span text:style-name="Source_20_Text">&lt;null&gt;</text:span></text:p>
          </table:table-cell>
        </table:table-row>
        <table:table-row table:style-name="Table360.2">
          <table:table-cell table:style-name="Table360.A2" office:value-type="string">
            <text:p text:style-name="P60"><text:span text:style-name="Source_20_Text">pageSize</text:span></text:p>
          </table:table-cell>
          <table:table-cell table:style-name="Table360.B2" office:value-type="string">
            <text:p text:style-name="P80">Sets the page size that is used by all <text:span text:style-name="Source_20_Text">Treechildren </text:span>to display a portion of their child <text:span text:style-name="Source_20_Text">Treeitem, </text:span>or -1 if no limitation.</text:p>
          </table:table-cell>
          <table:table-cell table:style-name="Table360.A2" office:value-type="string">
            <text:p text:style-name="P60"><text:span text:style-name="Source_20_Text">int</text:span></text:p>
          </table:table-cell>
          <table:table-cell table:style-name="Table360.D2" office:value-type="string">
            <text:p text:style-name="P60">10</text:p>
          </table:table-cell>
        </table:table-row>
        <table:table-row table:style-name="Table360.2">
          <table:table-cell table:style-name="Table360.A2" office:value-type="string">
            <text:p text:style-name="P60"><text:span text:style-name="Source_20_Text">rows</text:span></text:p>
          </table:table-cell>
          <table:table-cell table:style-name="Table360.B2" office:value-type="string">
            <text:p text:style-name="P80">Sets the rows. Zero means no limitation. </text:p>
          </table:table-cell>
          <table:table-cell table:style-name="Table360.A2" office:value-type="string">
            <text:p text:style-name="P60"><text:span text:style-name="Source_20_Text">int</text:span></text:p>
          </table:table-cell>
          <table:table-cell table:style-name="Table360.D2" office:value-type="string">
            <text:p text:style-name="P60">0</text:p>
          </table:table-cell>
        </table:table-row>
        <table:table-row table:style-name="Table360.2">
          <table:table-cell table:style-name="Table360.A2" office:value-type="string">
            <text:p text:style-name="P60"><text:span text:style-name="Source_20_Text">selectedItem</text:span></text:p>
          </table:table-cell>
          <table:table-cell table:style-name="Table360.B2" office:value-type="string">
            <text:p text:style-name="P80">Deselects all of the currently selected items and selects the given item. </text:p>
          </table:table-cell>
          <table:table-cell table:style-name="Table360.A2" office:value-type="string">
            <text:p text:style-name="P60"><text:span text:style-name="Source_20_Text">org.zkoss.zul.Treeitem</text:span></text:p>
          </table:table-cell>
          <table:table-cell table:style-name="Table360.D2" office:value-type="string">
            <text:p text:style-name="P60"><text:span text:style-name="Source_20_Text">&lt;null&gt;</text:span></text:p>
          </table:table-cell>
        </table:table-row>
        <table:table-row table:style-name="Table360.2">
          <table:table-cell table:style-name="Table360.A2" office:value-type="string">
            <text:p text:style-name="P60"><text:span text:style-name="Source_20_Text">seltype</text:span></text:p>
          </table:table-cell>
          <table:table-cell table:style-name="Table360.B2" office:value-type="string">
            <text:p text:style-name="P80">Sets the seltype. Currently, only "<text:span text:style-name="Source_20_Text">single" </text:span>is supported. </text:p>
            <text:p text:style-name="P80">Values : <text:span text:style-name="Source_20_Text">single</text:span></text:p>
          </table:table-cell>
          <table:table-cell table:style-name="Table360.A2" office:value-type="string">
            <text:p text:style-name="P60"><text:span text:style-name="Source_20_Text">String</text:span></text:p>
          </table:table-cell>
          <table:table-cell table:style-name="Table360.D2" office:value-type="string">
            <text:p text:style-name="P60"><text:span text:style-name="Source_20_Text">&lt;single&gt;</text:span></text:p>
          </table:table-cell>
        </table:table-row>
        <table:table-row table:style-name="Table360.2">
          <table:table-cell table:style-name="Table360.A2" office:value-type="string">
            <text:p text:style-name="P60"><text:span text:style-name="Source_20_Text">treeitemRender</text:span></text:p>
          </table:table-cell>
          <table:table-cell table:style-name="Table360.B2" office:value-type="string">
            <text:p text:style-name="P80">Sets the renderer which is used to render each item if <text:span text:style-name="Source_20_Text">getModel() </text:span>is not null.</text:p>
            <text:p text:style-name="P80">Note: changing a render will not cause the tree to re-render. If you want it to re-render, you could assign the same model again (i.e., <text:span text:style-name="Source_20_Text">setModel(getModel())), </text:span>or fire an <text:span text:style-name="Source_20_Text">TreeDataEvent </text:span>event. </text:p>
          </table:table-cell>
          <table:table-cell table:style-name="Table360.A2" office:value-type="string">
            <text:p text:style-name="P60"><text:span text:style-name="Source_20_Text">org.zkoss.zul.TreeitemRenderer</text:span></text:p>
          </table:table-cell>
          <table:table-cell table:style-name="Table360.D2" office:value-type="string">
            <text:p text:style-name="P60"><text:span text:style-name="Source_20_Text">&lt;null&gt;</text:span></text:p>
          </table:table-cell>
        </table:table-row>
        <table:table-row table:style-name="Table360.2">
          <table:table-cell table:style-name="Table360.A2" office:value-type="string">
            <text:p text:style-name="P60">vflex</text:p>
          </table:table-cell>
          <table:table-cell table:style-name="Table360.B2" office:value-type="string">
            <text:p text:style-name="P80">Sets whether to grow and shrink vertical to fit their given space, so called vertial flexibility.</text:p>
            <text:p text:style-name="P80">Note: this attribute is ignored if <text:span text:style-name="Source_20_Text">setRows(int)</text:span> is specified </text:p>
            <text:p text:style-name="P80">Values : <text:span text:style-name="Source_20_Text">true|false</text:span></text:p>
          </table:table-cell>
          <table:table-cell table:style-name="Table360.A2" office:value-type="string">
            <text:p text:style-name="P60"><text:span text:style-name="Source_20_Text">boolean</text:span></text:p>
          </table:table-cell>
          <table:table-cell table:style-name="Table360.D2" office:value-type="string">
            <text:p text:style-name="P60"><text:span text:style-name="Source_20_Text">false</text:span></text:p>
          </table:table-cell>
        </table:table-row>
      </table:table>
      <text:p text:style-name="P66"/>
      <text:h text:style-name="P79" text:outline-level="4">Methods</text:h>
      <table:table table:name="Table230" table:style-name="Table230">
        <table:table-column table:style-name="Table230.A"/>
        <table:table-column table:style-name="Table230.B"/>
        <table:table-column table:style-name="Table230.C"/>
        <table:table-column table:style-name="Table230.D"/>
        <table:table-header-rows>
          <table:table-row>
            <table:table-cell table:style-name="Table230.A1" office:value-type="string">
              <text:p text:style-name="Table_20_Heading">Name</text:p>
            </table:table-cell>
            <table:table-cell table:style-name="Table230.A1" office:value-type="string">
              <text:p text:style-name="Table_20_Heading">Description</text:p>
            </table:table-cell>
            <table:table-cell table:style-name="Table230.A1" office:value-type="string">
              <text:p text:style-name="P67">Data Type</text:p>
            </table:table-cell>
            <table:table-cell table:style-name="Table230.D1" office:value-type="string">
              <text:p text:style-name="Table_20_Heading">Values</text:p>
            </table:table-cell>
          </table:table-row>
        </table:table-header-rows>
        <table:table-row>
          <table:table-cell table:style-name="Table230.A2" office:value-type="string">
            <text:p text:style-name="Table_20_Contents"><text:span text:style-name="Source_20_Text">addItemToSelection</text:span></text:p>
          </table:table-cell>
          <table:table-cell table:style-name="Table230.A2" office:value-type="string">
            <text:p text:style-name="Table_20_Contents">Selects the given item, without deselecting any other items that are already selected.</text:p>
          </table:table-cell>
          <table:table-cell table:style-name="Table230.A2" office:value-type="string">
            <text:p text:style-name="P60"><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text:span></text:p>
          </table:table-cell>
          <table:table-cell table:style-name="Table230.A2" office:value-type="string">
            <text:p text:style-name="Table_20_Contents">Clears all child tree items </text:p>
            <text:p text:style-name="Table_20_Contents">Note: after clear, <text:span text:style-name="Source_20_Text">getTreechildren() </text:span>won't be null, but it has no child </text:p>
          </table:table-cell>
          <table:table-cell table:style-name="Table230.A2" office:value-type="string">
            <text:p text:style-name="P60"/>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Selection</text:span></text:p>
          </table:table-cell>
          <table:table-cell table:style-name="Table230.A2" office:value-type="string">
            <text:p text:style-name="Table_20_Contents">Clears the selection. </text:p>
          </table:table-cell>
          <table:table-cell table:style-name="Table230.A2" office:value-type="string">
            <text:p text:style-name="P60"/>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Count</text:span></text:p>
          </table:table-cell>
          <table:table-cell table:style-name="Table230.A2" office:value-type="string">
            <text:p text:style-name="Table_20_Contents">Returns the number of child <text:span text:style-name="Source_20_Text">Treeitem</text:span></text:p>
          </table:table-cell>
          <table:table-cell table:style-name="Table230.A2" office:value-type="string">
            <text:p text:style-name="P60"><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s</text:span></text:p>
          </table:table-cell>
          <table:table-cell table:style-name="Table230.A2" office:value-type="string">
            <text:p text:style-name="Table_20_Contents">Returns a readonly list of all descending <text:span text:style-name="Source_20_Text">Treeitem</text:span> (children's children and so on) ,</text:p>
          </table:table-cell>
          <table:table-cell table:style-name="Table230.A2" office:value-type="string">
            <text:p text:style-name="P60"><text:span text:style-name="Source_20_Text">Collectio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Count</text:span></text:p>
          </table:table-cell>
          <table:table-cell table:style-name="Table230.A2" office:value-type="string">
            <text:p text:style-name="Table_20_Contents">Returns the number of items being selected. </text:p>
          </table:table-cell>
          <table:table-cell table:style-name="Table230.A2" office:value-type="string">
            <text:p text:style-name="P60"><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Items</text:span></text:p>
          </table:table-cell>
          <table:table-cell table:style-name="Table230.A2" office:value-type="string">
            <text:p text:style-name="Table_20_Contents">Returns all selected items. </text:p>
          </table:table-cell>
          <table:table-cell table:style-name="Table230.A2" office:value-type="string">
            <text:p text:style-name="P60"><text:span text:style-name="Source_20_Text">Se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hildren</text:span></text:p>
          </table:table-cell>
          <table:table-cell table:style-name="Table230.A2" office:value-type="string">
            <text:p text:style-name="Table_20_Contents">Returns the treechildren that this tree owns (might null). </text:p>
          </table:table-cell>
          <table:table-cell table:style-name="Table230.A2" office:value-type="string">
            <text:p text:style-name="P60"><text:span text:style-name="Source_20_Text">Treechildre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ols</text:span></text:p>
          </table:table-cell>
          <table:table-cell table:style-name="Table230.A2" office:value-type="string">
            <text:p text:style-name="Table_20_Contents">Returns the treecols that this tree owns (might null). </text:p>
          </table:table-cell>
          <table:table-cell table:style-name="Table230.A2" office:value-type="string">
            <text:p text:style-name="P60"><text:span text:style-name="Source_20_Text">Treecols</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foot</text:span></text:p>
          </table:table-cell>
          <table:table-cell table:style-name="Table230.A2" office:value-type="string">
            <text:p text:style-name="Table_20_Contents">Returns the treefoot that this tree owns (might null). </text:p>
          </table:table-cell>
          <table:table-cell table:style-name="Table230.A2" office:value-type="string">
            <text:p text:style-name="P60"><text:span text:style-name="Source_20_Text">Treefoo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removeItemFromSelection</text:span></text:p>
          </table:table-cell>
          <table:table-cell table:style-name="Table230.A2" office:value-type="string">
            <text:p text:style-name="Table_20_Contents">Deselects the given item without deselecting other items. </text:p>
          </table:table-cell>
          <table:table-cell table:style-name="Table230.A2" office:value-type="string">
            <text:p text:style-name="P60"><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All</text:span></text:p>
          </table:table-cell>
          <table:table-cell table:style-name="Table230.A2" office:value-type="string">
            <text:p text:style-name="Table_20_Contents">Selects all items. </text:p>
          </table:table-cell>
          <table:table-cell table:style-name="Table230.A2" office:value-type="string">
            <text:p text:style-name="P60"/>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Item</text:span></text:p>
          </table:table-cell>
          <table:table-cell table:style-name="Table230.A2" office:value-type="string">
            <text:p text:style-name="Table_20_Contents">Deselects all of the currently selected items and selects the given item. </text:p>
          </table:table-cell>
          <table:table-cell table:style-name="Table230.A2" office:value-type="string">
            <text:p text:style-name="P60"><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toggleItemSelection</text:span></text:p>
          </table:table-cell>
          <table:table-cell table:style-name="Table230.A2" office:value-type="string">
            <text:p text:style-name="Table_20_Contents">If the specified item is selected, it is deselected. </text:p>
          </table:table-cell>
          <table:table-cell table:style-name="Table230.A2" office:value-type="string">
            <text:p text:style-name="P60"><text:span text:style-name="Source_20_Text">Treeitem</text:span></text:p>
          </table:table-cell>
          <table:table-cell table:style-name="Table230.D2" office:value-type="string">
            <text:p text:style-name="Table_20_Contents"/>
          </table:table-cell>
        </table:table-row>
      </table:table>
      <text:p text:style-name="P205"/>
      <text:h text:style-name="P79" text:outline-level="4">Inherited From </text:h>
      <table:table table:name="Table231" table:style-name="Table231">
        <table:table-column table:style-name="Table231.A"/>
        <table:table-header-rows>
          <table:table-row>
            <table:table-cell table:style-name="Table231.A1" office:value-type="string">
              <text:p text:style-name="P67">Inherited From</text:p>
            </table:table-cell>
          </table:table-row>
        </table:table-header-rows>
        <table:table-row>
          <table:table-cell table:style-name="Table231.A2" office:value-type="string">
            <text:p text:style-name="P90"><text:a xlink:type="simple" xlink:href="#XulElement"><text:span text:style-name="Source_20_Text">org.zkoss.zul.imp.XulElement</text:span></text:a></text:p>
          </table:table-cell>
        </table:table-row>
        <table:table-row table:style-name="Table231.3">
          <table:table-cell table:style-name="Table231.A2" office:value-type="string">
            <text:p text:style-name="P90"><text:s/><text:a xlink:type="simple" xlink:href="#HtmlBasedComponent"><text:span text:style-name="Source_20_Text">org.zkoss.zk.ui.HtmlBasedComponent</text:span></text:a> </text:p>
          </table:table-cell>
        </table:table-row>
        <table:table-row table:style-name="Table231.3">
          <table:table-cell table:style-name="Table231.A2" office:value-type="string">
            <text:p text:style-name="P90"><text:s/><text:a xlink:type="simple" xlink:href="#AbstractComponent"><text:span text:style-name="Source_20_Text">org.zkoss.zk.ui.AbstractComponent </text:span></text:a></text:p>
          </table:table-cell>
        </table:table-row>
      </table:table>
      <text:p text:style-name="P71"/>
      <text:h text:style-name="Heading_20_3" text:outline-level="3"><text:bookmark-start text:name="Treecell"/>Treecell<text:bookmark-end text:name="Treecell"/></text:h>
      <text:p text:style-name="Text_20_body_20_indent_20_2"><text:span text:style-name="T50">Treecell </text:span><text:span text:style-name="T51">represent one column in a </text:span><text:span text:style-name="T50">treerow </text:span><text:span text:style-name="T51">by sequencial. T</text:span><text:span text:style-name="T50">reecell</text:span><text:span text:style-name="T51"> can contains any component in it, such as label, image, textbox etc.</text:span></text:p>
      <text:p text:style-name="Text_20_body_20_indent_20_2"><text:a xlink:type="simple" xlink:href="#Toolbar"><text:span text:style-name="T155"/></text:a></text:p>
      <text:p text:style-name="P126"><draw:frame draw:style-name="fr2" draw:name="graphics157" text:anchor-type="paragraph" svg:width="10.821cm" svg:height="3.731cm" draw:z-index="57"><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7" text:outline-level="4">Class Name</text:h>
      <text:p text:style-name="P58"><text:span text:style-name="T39">org.zkoss.zul.Treecell</text:span></text:p>
      <text:h text:style-name="P79" text:outline-level="4">Supported Child Components</text:h>
      <text:p text:style-name="P166">*ALL</text:p>
      <text:h text:style-name="P79" text:outline-level="4">Supported Events</text:h>
      <table:table table:name="Table232" table:style-name="Table232">
        <table:table-column table:style-name="Table232.A"/>
        <table:table-column table:style-name="Table232.B"/>
        <table:table-header-rows>
          <table:table-row>
            <table:table-cell table:style-name="Table232.A1" office:value-type="string">
              <text:p text:style-name="P67">Event Name</text:p>
            </table:table-cell>
            <table:table-cell table:style-name="Table232.B1" office:value-type="string">
              <text:p text:style-name="P67">Event Type</text:p>
            </table:table-cell>
          </table:table-row>
        </table:table-header-rows>
        <table:table-row>
          <table:table-cell table:style-name="Table232.A2" office:value-type="string">
            <text:p text:style-name="P62"><text:span text:style-name="Source_20_Text">onClick</text:span></text:p>
          </table:table-cell>
          <table:table-cell table:style-name="Table232.B2" office:value-type="string">
            <text:p text:style-name="P169"><text:a xlink:type="simple" xlink:href="#MouseEvent"><text:span text:style-name="Source_20_Text">org.zkoss.zk.ui.event.MouseEvent</text:span></text:a></text:p>
            <text:p text:style-name="P168">Description: </text:p>
            <text:p text:style-name="P217">Denotes user has clicked the component.</text:p>
          </table:table-cell>
        </table:table-row>
        <table:table-row>
          <table:table-cell table:style-name="Table232.A2" office:value-type="string">
            <text:p text:style-name="P62"><text:span text:style-name="Source_20_Text">onRightClick</text:span></text:p>
          </table:table-cell>
          <table:table-cell table:style-name="Table232.B2" office:value-type="string">
            <text:p text:style-name="P80"><text:a xlink:type="simple" xlink:href="#MouseEvent"><text:span text:style-name="Source_20_Text">org.zkoss.zk.ui.event.MouseEvent</text:span></text:a></text:p>
            <text:p text:style-name="P168">Description: </text:p>
            <text:p text:style-name="P169">Denotes user has right-clicked the component.</text:p>
          </table:table-cell>
        </table:table-row>
        <table:table-row>
          <table:table-cell table:style-name="Table232.A2" office:value-type="string">
            <text:p text:style-name="P62"><text:span text:style-name="Source_20_Text">onDoubleClick</text:span></text:p>
          </table:table-cell>
          <table:table-cell table:style-name="Table232.B2" office:value-type="string">
            <text:p text:style-name="P80"><text:a xlink:type="simple" xlink:href="#MouseEvent"><text:span text:style-name="Source_20_Text">org.zkoss.zk.ui.event.MouseEvent</text:span></text:a></text:p>
            <text:p text:style-name="P168">Description: </text:p>
            <text:p text:style-name="P169">Denotes user has double-clicked the component.</text:p>
          </table:table-cell>
        </table:table-row>
      </table:table>
      <text:p text:style-name="P218"/>
      <text:h text:style-name="P99" text:outline-level="4">Properties</text:h>
      <table:table table:name="Table233" table:style-name="Table233">
        <table:table-column table:style-name="Table233.A"/>
        <table:table-column table:style-name="Table233.B"/>
        <table:table-column table:style-name="Table233.C"/>
        <table:table-column table:style-name="Table233.D"/>
        <table:table-header-rows>
          <table:table-row>
            <table:table-cell table:style-name="Table233.A1" office:value-type="string">
              <text:p text:style-name="P67">Property</text:p>
            </table:table-cell>
            <table:table-cell table:style-name="Table233.A1" office:value-type="string">
              <text:p text:style-name="P67">Description</text:p>
            </table:table-cell>
            <table:table-cell table:style-name="Table233.A1" office:value-type="string">
              <text:p text:style-name="P67">Data Type</text:p>
            </table:table-cell>
            <table:table-cell table:style-name="Table233.D1" office:value-type="string">
              <text:p text:style-name="P86">Default Value</text:p>
            </table:table-cell>
          </table:table-row>
        </table:table-header-rows>
        <table:table-row table:style-name="Table233.2">
          <table:table-cell table:style-name="Table233.A2" office:value-type="string">
            <text:p text:style-name="P60"><text:span text:style-name="T37">span</text:span></text:p>
          </table:table-cell>
          <table:table-cell table:style-name="Table233.B2" office:value-type="string">
            <text:p text:style-name="P219">Sets the number of columns to span this cell. </text:p>
            <text:p text:style-name="Text_20_body">It is the same as the colspan attribute of HTML TD tag. </text:p>
          </table:table-cell>
          <table:table-cell table:style-name="Table233.A2" office:value-type="string">
            <text:p text:style-name="P60"><text:span text:style-name="Source_20_Text">int</text:span></text:p>
          </table:table-cell>
          <table:table-cell table:style-name="Table233.D2" office:value-type="string">
            <text:p text:style-name="P60"><text:span text:style-name="Source_20_Text">1</text:span></text:p>
          </table:table-cell>
        </table:table-row>
        <table:table-row table:style-name="Table233.2">
          <table:table-cell table:style-name="Table233.A2" office:value-type="string">
            <text:p text:style-name="P60"><text:span text:style-name="T37">width</text:span></text:p>
          </table:table-cell>
          <table:table-cell table:style-name="Table233.B2" office:value-type="string">
            <text:p text:style-name="P88">Do not set this property, use <text:span text:style-name="T37">Treecol.width</text:span><text:span text:style-name="T2"> instead.</text:span></text:p>
          </table:table-cell>
          <table:table-cell table:style-name="Table233.A2" office:value-type="string">
            <text:p text:style-name="P60"><text:span text:style-name="Source_20_Text">int</text:span></text:p>
          </table:table-cell>
          <table:table-cell table:style-name="Table233.D2" office:value-type="string">
            <text:p text:style-name="P60"><text:span text:style-name="Source_20_Text"/></text:p>
          </table:table-cell>
        </table:table-row>
      </table:table>
      <text:p text:style-name="P66"/>
      <text:h text:style-name="P79" text:outline-level="4">Methods</text:h>
      <table:table table:name="Table234" table:style-name="Table234">
        <table:table-column table:style-name="Table234.A"/>
        <table:table-column table:style-name="Table234.B"/>
        <table:table-column table:style-name="Table234.C"/>
        <table:table-column table:style-name="Table234.D"/>
        <table:table-header-rows>
          <table:table-row>
            <table:table-cell table:style-name="Table234.A1" office:value-type="string">
              <text:p text:style-name="Table_20_Heading">Name</text:p>
            </table:table-cell>
            <table:table-cell table:style-name="Table234.A1" office:value-type="string">
              <text:p text:style-name="Table_20_Heading">Description</text:p>
            </table:table-cell>
            <table:table-cell table:style-name="Table234.A1" office:value-type="string">
              <text:p text:style-name="P67">Data Type</text:p>
            </table:table-cell>
            <table:table-cell table:style-name="Table234.D1" office:value-type="string">
              <text:p text:style-name="Table_20_Heading">Values</text:p>
            </table:table-cell>
          </table:table-row>
        </table:table-header-rows>
        <table:table-row>
          <table:table-cell table:style-name="Table234.A2" office:value-type="string">
            <text:p text:style-name="Table_20_Contents"><text:span text:style-name="Source_20_Text">getColumnIndex</text:span></text:p>
          </table:table-cell>
          <table:table-cell table:style-name="Table234.A2" office:value-type="string">
            <text:p text:style-name="Table_20_Contents">Returns the column index of this cell, starting from 0.</text:p>
          </table:table-cell>
          <table:table-cell table:style-name="Table234.A2" office:value-type="string">
            <text:p text:style-name="P60"><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Level</text:span></text:p>
          </table:table-cell>
          <table:table-cell table:style-name="Table234.A2" office:value-type="string">
            <text:p text:style-name="Table_20_Contents">Returns the level this cell is.</text:p>
          </table:table-cell>
          <table:table-cell table:style-name="Table234.A2" office:value-type="string">
            <text:p text:style-name="P60"><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Maxlength</text:span></text:p>
          </table:table-cell>
          <table:table-cell table:style-name="Table234.A2" office:value-type="string">
            <text:p text:style-name="Table_20_Contents">Returns the maximal length for this cell, which is decided by the corresponding <text:span text:style-name="Source_20_Text">getTreecol</text:span>()'s <text:span text:style-name="Source_20_Text">Treecol.getMaxlength</text:span>().</text:p>
          </table:table-cell>
          <table:table-cell table:style-name="Table234.A2" office:value-type="string">
            <text:p text:style-name="P60"><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text:span></text:p>
          </table:table-cell>
          <table:table-cell table:style-name="Table234.A2" office:value-type="string">
            <text:p text:style-name="Table_20_Contents">Return the tree that owns this cell.</text:p>
          </table:table-cell>
          <table:table-cell table:style-name="Table234.A2" office:value-type="string">
            <text:p text:style-name="P60"><text:span text:style-name="Source_20_Text">Tree</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col</text:span></text:p>
          </table:table-cell>
          <table:table-cell table:style-name="Table234.A2" office:value-type="string">
            <text:p text:style-name="Table_20_Contents">Returns the tree col associated with this cell, or null if not available</text:p>
          </table:table-cell>
          <table:table-cell table:style-name="Table234.A2" office:value-type="string">
            <text:p text:style-name="P60"><text:span text:style-name="Source_20_Text">Treecol</text:span></text:p>
          </table:table-cell>
          <table:table-cell table:style-name="Table234.D2" office:value-type="string">
            <text:p text:style-name="Table_20_Contents"/>
          </table:table-cell>
        </table:table-row>
      </table:table>
      <text:p text:style-name="P205"/>
      <text:h text:style-name="P79" text:outline-level="4">Inherited From </text:h>
      <table:table table:name="Table235" table:style-name="Table235">
        <table:table-column table:style-name="Table235.A"/>
        <table:table-header-rows>
          <table:table-row>
            <table:table-cell table:style-name="Table235.A1" office:value-type="string">
              <text:p text:style-name="P67">Inherited From</text:p>
            </table:table-cell>
          </table:table-row>
        </table:table-header-rows>
        <table:table-row>
          <table:table-cell table:style-name="Table235.A2" office:value-type="string">
            <text:p text:style-name="P90"><text:a xlink:type="simple" xlink:href="#LabelImageElement"><text:span text:style-name="Source_20_Text">org.zkoss.zul.impl.LabelImageElement</text:span></text:a></text:p>
          </table:table-cell>
        </table:table-row>
        <table:table-row>
          <table:table-cell table:style-name="Table235.A2" office:value-type="string">
            <text:p text:style-name="P90"><text:a xlink:type="simple" xlink:href="#LabelElement"><text:span text:style-name="Source_20_Text">org.zkoss.zul.impl.LabelElement</text:span></text:a></text:p>
          </table:table-cell>
        </table:table-row>
        <table:table-row>
          <table:table-cell table:style-name="Table235.A2" office:value-type="string">
            <text:p text:style-name="P90"><text:a xlink:type="simple" xlink:href="#XulElement"><text:span text:style-name="Source_20_Text">org.zkoss.zul.imp.XulElement</text:span></text:a></text:p>
          </table:table-cell>
        </table:table-row>
        <table:table-row table:style-name="Table235.5">
          <table:table-cell table:style-name="Table235.A2" office:value-type="string">
            <text:p text:style-name="P90"><text:s/><text:a xlink:type="simple" xlink:href="#HtmlBasedComponent"><text:span text:style-name="Source_20_Text">org.zkoss.zk.ui.HtmlBasedComponent</text:span></text:a> </text:p>
          </table:table-cell>
        </table:table-row>
        <table:table-row table:style-name="Table235.5">
          <table:table-cell table:style-name="Table235.A2" office:value-type="string">
            <text:p text:style-name="P90"><text:s/><text:a xlink:type="simple" xlink:href="#AbstractComponent"><text:span text:style-name="Source_20_Text">org.zkoss.zk.ui.AbstractComponent </text:span></text:a></text:p>
          </table:table-cell>
        </table:table-row>
      </table:table>
      <text:p text:style-name="P71"/>
      <text:h text:style-name="Heading_20_3" text:outline-level="3"><text:bookmark-start text:name="Treechildren"/>Treechildren<text:bookmark-end text:name="Treechildren"/></text:h>
      <text:p text:style-name="Text_20_body_20_indent_20_2"><text:span text:style-name="T50">Treechildren </text:span><text:span text:style-name="T51">contains a collection of treeitem components. It is main body of the </text:span><text:span text:style-name="T50">Tree </text:span><text:span text:style-name="T51">and it also the main body of a </text:span><text:span text:style-name="T50">Treeitem</text:span><text:span text:style-name="T51">'s children.</text:span></text:p>
      <text:p text:style-name="Text_20_body_20_indent_20_2"><text:span text:style-name="T51">You can change the page size of each </text:span><text:span text:style-name="T50">treechildren </text:span><text:span text:style-name="T51">instance by modifying the </text:span><text:span text:style-name="T50">pageSize </text:span><text:span text:style-name="T51">property</text:span></text:p>
      <text:p text:style-name="Text_20_body_20_indent_20_2"><text:a xlink:type="simple" xlink:href="#Toolbar"><text:span text:style-name="T155"/></text:a></text:p>
      <text:p text:style-name="P126"><draw:frame draw:style-name="fr2" draw:name="graphics158" text:anchor-type="paragraph" svg:width="12.144cm" svg:height="5.98cm" draw:z-index="58"><draw:image xlink:href="../images/treechildren.png" xlink:type="simple" xlink:show="embed" xlink:actuate="onLoad"/></draw:frame></text:p>
      <text:p text:style-name="Code_20_Indent_20_2">&lt;window title="tree demo" border="normal" width="45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text:tab/>&lt;treechildren pageSize="3"&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2"/&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3"/&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4"/&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7" text:outline-level="4">Class Name</text:h>
      <text:p text:style-name="P58"><text:span text:style-name="T39">org.zkoss.zul.Treechildren</text:span></text:p>
      <text:h text:style-name="P79" text:outline-level="4">Supported Child Components</text:h>
      <text:p text:style-name="P166"><text:a xlink:type="simple" xlink:href="#Treeitem"><text:span text:style-name="Source_20_Text">Treeitem</text:span></text:a></text:p>
      <text:h text:style-name="P79" text:outline-level="4">Supported Events</text:h>
      <table:table table:name="Table236" table:style-name="Table236">
        <table:table-column table:style-name="Table236.A"/>
        <table:table-column table:style-name="Table236.B"/>
        <table:table-header-rows>
          <table:table-row>
            <table:table-cell table:style-name="Table236.A1" office:value-type="string">
              <text:p text:style-name="P67">Event Name</text:p>
            </table:table-cell>
            <table:table-cell table:style-name="Table236.B1" office:value-type="string">
              <text:p text:style-name="P67">Event Type</text:p>
            </table:table-cell>
          </table:table-row>
        </table:table-header-rows>
        <table:table-row>
          <table:table-cell table:style-name="Table236.A2" office:value-type="string">
            <text:p text:style-name="P62"><text:span text:style-name="Source_20_Text">onPaging</text:span></text:p>
          </table:table-cell>
          <table:table-cell table:style-name="Table236.B2" office:value-type="string">
            <text:p text:style-name="P80"><text:a xlink:type="simple" xlink:href="#PagingEvent"><text:span text:style-name="Source_20_Text">org.zkoss.zul.event.PagingEvent</text:span></text:a></text:p>
            <text:p text:style-name="P168">Description: </text:p>
            <text:p text:style-name="P169">Notifies one of the pages of a multi-page component is selected by the user.</text:p>
          </table:table-cell>
        </table:table-row>
        <table:table-row>
          <table:table-cell table:style-name="Table236.A2" office:value-type="string">
            <text:p text:style-name="P62">onPageSize</text:p>
          </table:table-cell>
          <table:table-cell table:style-name="Table236.B2" office:value-type="string">
            <text:p text:style-name="P80"><text:a xlink:type="simple" xlink:href="#PageSizeEvent"><text:span text:style-name="Source_20_Text">org.zkoss.zul.event.PageSizeEvent</text:span></text:a></text:p>
            <text:p text:style-name="P168">Description: </text:p>
            <text:p text:style-name="P169">Used to notify that the page size is changed (by the user) </text:p>
          </table:table-cell>
        </table:table-row>
      </table:table>
      <text:h text:style-name="P79" text:outline-level="4">Properties</text:h>
      <table:table table:name="Table237" table:style-name="Table237">
        <table:table-column table:style-name="Table237.A"/>
        <table:table-column table:style-name="Table237.B"/>
        <table:table-column table:style-name="Table237.C"/>
        <table:table-column table:style-name="Table237.D"/>
        <table:table-header-rows>
          <table:table-row>
            <table:table-cell table:style-name="Table237.A1" office:value-type="string">
              <text:p text:style-name="P67">Property</text:p>
            </table:table-cell>
            <table:table-cell table:style-name="Table237.A1" office:value-type="string">
              <text:p text:style-name="P67">Description</text:p>
            </table:table-cell>
            <table:table-cell table:style-name="Table237.A1" office:value-type="string">
              <text:p text:style-name="P67">Data Type</text:p>
            </table:table-cell>
            <table:table-cell table:style-name="Table237.D1" office:value-type="string">
              <text:p text:style-name="P59">Default Value</text:p>
            </table:table-cell>
          </table:table-row>
        </table:table-header-rows>
        <table:table-row table:style-name="Table237.2">
          <table:table-cell table:style-name="Table237.A2" office:value-type="string">
            <text:p text:style-name="P60"><text:span text:style-name="T37">pageSize</text:span></text:p>
          </table:table-cell>
          <table:table-cell table:style-name="Table237.B2" office:value-type="string">
            <text:p text:style-name="P88">Sets the page size which controls the number of visible child Treeitem. -1 means no limitation.</text:p>
            <text:p text:style-name="P80"><text:span text:style-name="T2">The default value gets by </text:span><text:span text:style-name="T37">getTree().getPageSize()</text:span></text:p>
          </table:table-cell>
          <table:table-cell table:style-name="Table237.A2" office:value-type="string">
            <text:p text:style-name="P60"><text:span text:style-name="Source_20_Text">int</text:span></text:p>
          </table:table-cell>
          <table:table-cell table:style-name="Table237.D2" office:value-type="string">
            <text:p text:style-name="P60"><text:span text:style-name="Source_20_Text">10</text:span></text:p>
          </table:table-cell>
        </table:table-row>
        <table:table-row table:style-name="Table237.2">
          <table:table-cell table:style-name="Table237.A2" office:value-type="string">
            <text:p text:style-name="P60"><text:span text:style-name="Source_20_Text">activePage</text:span></text:p>
          </table:table-cell>
          <table:table-cell table:style-name="Table237.B2" office:value-type="string">
            <text:p text:style-name="P80">Sets the active page (starting from 0).</text:p>
          </table:table-cell>
          <table:table-cell table:style-name="Table237.A2" office:value-type="string">
            <text:p text:style-name="P60"><text:span text:style-name="Source_20_Text">int</text:span></text:p>
          </table:table-cell>
          <table:table-cell table:style-name="Table237.D2" office:value-type="string">
            <text:p text:style-name="P60">0</text:p>
          </table:table-cell>
        </table:table-row>
      </table:table>
      <text:p text:style-name="P66"/>
      <text:h text:style-name="P79" text:outline-level="4">Methods</text:h>
      <table:table table:name="Table238" table:style-name="Table238">
        <table:table-column table:style-name="Table238.A"/>
        <table:table-column table:style-name="Table238.B"/>
        <table:table-column table:style-name="Table238.C"/>
        <table:table-column table:style-name="Table238.D"/>
        <table:table-header-rows>
          <table:table-row>
            <table:table-cell table:style-name="Table238.A1" office:value-type="string">
              <text:p text:style-name="Table_20_Heading">Name</text:p>
            </table:table-cell>
            <table:table-cell table:style-name="Table238.A1" office:value-type="string">
              <text:p text:style-name="Table_20_Heading">Description</text:p>
            </table:table-cell>
            <table:table-cell table:style-name="Table238.A1" office:value-type="string">
              <text:p text:style-name="P67">Data Type</text:p>
            </table:table-cell>
            <table:table-cell table:style-name="Table238.D1" office:value-type="string">
              <text:p text:style-name="Table_20_Heading">Values</text:p>
            </table:table-cell>
          </table:table-row>
        </table:table-header-rows>
        <table:table-row>
          <table:table-cell table:style-name="Table238.A2" office:value-type="string">
            <text:p text:style-name="Table_20_Contents"><text:span text:style-name="Source_20_Text">getActivePage</text:span></text:p>
          </table:table-cell>
          <table:table-cell table:style-name="Table238.A2" office:value-type="string">
            <text:p text:style-name="Table_20_Contents">Returns the active page (starting from 0).</text:p>
          </table:table-cell>
          <table:table-cell table:style-name="Table238.A2" office:value-type="string">
            <text:p text:style-name="P60"><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Count</text:span></text:p>
          </table:table-cell>
          <table:table-cell table:style-name="Table238.A2" office:value-type="string">
            <text:p text:style-name="Table_20_Contents">Returns the number of child Treeitem including all descendants.</text:p>
          </table:table-cell>
          <table:table-cell table:style-name="Table238.A2" office:value-type="string">
            <text:p text:style-name="P60"><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s</text:span></text:p>
          </table:table-cell>
          <table:table-cell table:style-name="Table238.A2" office:value-type="string">
            <text:p text:style-name="Table_20_Contents">Returns a readonly list of all descending Treeitem (children's children and so on).</text:p>
          </table:table-cell>
          <table:table-cell table:style-name="Table238.A2" office:value-type="string">
            <text:p text:style-name="P60"><text:span text:style-name="Source_20_Text">Col</text:span><text:span text:style-name="T37">lection</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LinkedTreerow</text:span></text:p>
          </table:table-cell>
          <table:table-cell table:style-name="Table238.A2" office:value-type="string">
            <text:p text:style-name="Table_20_Contents">Returns the <text:span text:style-name="Source_20_Text">Treerow</text:span> that is associated with this treechildren, or null if no such treerow.</text:p>
          </table:table-cell>
          <table:table-cell table:style-name="Table238.A2" office:value-type="string">
            <text:p text:style-name="P60"><text:span text:style-name="Source_20_Text">Treerow</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PageCount</text:span></text:p>
          </table:table-cell>
          <table:table-cell table:style-name="Table238.A2" office:value-type="string">
            <text:p text:style-name="Table_20_Contents">Returns the number of pages (at least one).</text:p>
          </table:table-cell>
          <table:table-cell table:style-name="Table238.A2" office:value-type="string">
            <text:p text:style-name="P60"><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Tree</text:span></text:p>
          </table:table-cell>
          <table:table-cell table:style-name="Table238.A2" office:value-type="string">
            <text:p text:style-name="Table_20_Contents">Returns the Tree instance containing this element.</text:p>
          </table:table-cell>
          <table:table-cell table:style-name="Table238.A2" office:value-type="string">
            <text:p text:style-name="P60"><text:span text:style-name="Source_20_Text">tree</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Begin</text:span></text:p>
          </table:table-cell>
          <table:table-cell table:style-name="Table238.A2" office:value-type="string">
            <text:p text:style-name="Table_20_Contents">Returns the index of the first visible child.</text:p>
          </table:table-cell>
          <table:table-cell table:style-name="Table238.A2" office:value-type="string">
            <text:p text:style-name="P60"><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End</text:span></text:p>
          </table:table-cell>
          <table:table-cell table:style-name="Table238.A2" office:value-type="string">
            <text:p text:style-name="Table_20_Contents">Returns the index of the last visible child.</text:p>
          </table:table-cell>
          <table:table-cell table:style-name="Table238.A2" office:value-type="string">
            <text:p text:style-name="P60"><text:span text:style-name="Source_20_Text">int</text:span></text:p>
          </table:table-cell>
          <table:table-cell table:style-name="Table238.D2" office:value-type="string">
            <text:p text:style-name="Table_20_Contents"/>
          </table:table-cell>
        </table:table-row>
      </table:table>
      <text:p text:style-name="P205"/>
      <text:h text:style-name="P79" text:outline-level="4">Inherited From </text:h>
      <table:table table:name="Table239" table:style-name="Table239">
        <table:table-column table:style-name="Table239.A"/>
        <table:table-header-rows>
          <table:table-row>
            <table:table-cell table:style-name="Table239.A1" office:value-type="string">
              <text:p text:style-name="P67">Inherited From</text:p>
            </table:table-cell>
          </table:table-row>
        </table:table-header-rows>
        <table:table-row>
          <table:table-cell table:style-name="Table239.A2" office:value-type="string">
            <text:p text:style-name="P90"><text:a xlink:type="simple" xlink:href="#XulElement"><text:span text:style-name="Source_20_Text">org.zkoss.zul.imp.XulElement</text:span></text:a></text:p>
          </table:table-cell>
        </table:table-row>
        <table:table-row table:style-name="Table239.3">
          <table:table-cell table:style-name="Table239.A2" office:value-type="string">
            <text:p text:style-name="P90"><text:s/><text:a xlink:type="simple" xlink:href="#HtmlBasedComponent"><text:span text:style-name="Source_20_Text">org.zkoss.zk.ui.HtmlBasedComponent</text:span></text:a> </text:p>
          </table:table-cell>
        </table:table-row>
        <table:table-row table:style-name="Table239.3">
          <table:table-cell table:style-name="Table239.A2" office:value-type="string">
            <text:p text:style-name="P90"><text:s/><text:a xlink:type="simple" xlink:href="#AbstractComponent"><text:span text:style-name="Source_20_Text">org.zkoss.zk.ui.AbstractComponent </text:span></text:a></text:p>
          </table:table-cell>
        </table:table-row>
      </table:table>
      <text:p text:style-name="P71"/>
      <text:h text:style-name="Heading_20_3" text:outline-level="3"><text:bookmark-start text:name="Treecol"/>Treecol<text:bookmark-end text:name="Treecol"/></text:h>
      <text:p text:style-name="Text_20_body_20_indent_20_2"><text:span text:style-name="T51">A </text:span><text:span text:style-name="T50">treecol </text:span><text:span text:style-name="T51">is a top column of tree, Its parent must be </text:span><text:span text:style-name="T50">Treecols.</text:span></text:p>
      <text:p text:style-name="P220"><draw:frame draw:style-name="fr2" draw:name="graphics159" text:anchor-type="paragraph" svg:width="10.795cm" svg:height="2.566cm" draw:z-index="59"><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7" text:outline-level="4">Class Name</text:h>
      <text:p text:style-name="P58"><text:span text:style-name="T39">org.zkoss.zul.Treecol</text:span></text:p>
      <text:h text:style-name="P79" text:outline-level="4">Supported Child Components</text:h>
      <text:p text:style-name="P166">*NONE</text:p>
      <text:h text:style-name="P79" text:outline-level="4">Supported Events</text:h>
      <text:p text:style-name="P124"><text:tab/>*<text:span text:style-name="T67">NONE</text:span></text:p>
      <text:h text:style-name="P99" text:outline-level="4">Properties</text:h>
      <table:table table:name="Table240" table:style-name="Table240">
        <table:table-column table:style-name="Table240.A"/>
        <table:table-column table:style-name="Table240.B"/>
        <table:table-column table:style-name="Table240.C"/>
        <table:table-column table:style-name="Table240.D"/>
        <table:table-header-rows>
          <table:table-row>
            <table:table-cell table:style-name="Table240.A1" office:value-type="string">
              <text:p text:style-name="P67">Property</text:p>
            </table:table-cell>
            <table:table-cell table:style-name="Table240.A1" office:value-type="string">
              <text:p text:style-name="P67">Description</text:p>
            </table:table-cell>
            <table:table-cell table:style-name="Table240.A1" office:value-type="string">
              <text:p text:style-name="P67">Data Type</text:p>
            </table:table-cell>
            <table:table-cell table:style-name="Table240.D1" office:value-type="string">
              <text:p text:style-name="P86">Default Value</text:p>
            </table:table-cell>
          </table:table-row>
        </table:table-header-rows>
        <table:table-row table:style-name="Table240.2">
          <table:table-cell table:style-name="Table240.A2" office:value-type="string">
            <text:p text:style-name="P60"><text:span text:style-name="T37">maxlength</text:span></text:p>
          </table:table-cell>
          <table:table-cell table:style-name="Table240.B2" office:value-type="string">
            <text:p text:style-name="P88">Sets the maximal length of each item's label. </text:p>
          </table:table-cell>
          <table:table-cell table:style-name="Table240.A2" office:value-type="string">
            <text:p text:style-name="P60"><text:span text:style-name="Source_20_Text">int</text:span></text:p>
          </table:table-cell>
          <table:table-cell table:style-name="Table240.D2" office:value-type="string">
            <text:p text:style-name="P60"><text:span text:style-name="Source_20_Text">0</text:span></text:p>
          </table:table-cell>
        </table:table-row>
      </table:table>
      <text:p text:style-name="P66"/>
      <text:h text:style-name="P79" text:outline-level="4">Methods</text:h>
      <table:table table:name="Table241" table:style-name="Table241">
        <table:table-column table:style-name="Table241.A"/>
        <table:table-column table:style-name="Table241.B"/>
        <table:table-column table:style-name="Table241.C"/>
        <table:table-column table:style-name="Table241.D"/>
        <table:table-header-rows>
          <table:table-row>
            <table:table-cell table:style-name="Table241.A1" office:value-type="string">
              <text:p text:style-name="Table_20_Heading">Name</text:p>
            </table:table-cell>
            <table:table-cell table:style-name="Table241.A1" office:value-type="string">
              <text:p text:style-name="Table_20_Heading">Description</text:p>
            </table:table-cell>
            <table:table-cell table:style-name="Table241.A1" office:value-type="string">
              <text:p text:style-name="P67">Data Type</text:p>
            </table:table-cell>
            <table:table-cell table:style-name="Table241.D1" office:value-type="string">
              <text:p text:style-name="Table_20_Heading">Values</text:p>
            </table:table-cell>
          </table:table-row>
        </table:table-header-rows>
        <table:table-row>
          <table:table-cell table:style-name="Table241.A2" office:value-type="string">
            <text:p text:style-name="Table_20_Contents"><text:span text:style-name="Source_20_Text">getColumnIndex</text:span></text:p>
          </table:table-cell>
          <table:table-cell table:style-name="Table241.A2" office:value-type="string">
            <text:p text:style-name="Table_20_Contents">Returns the column index, starting from 0. </text:p>
          </table:table-cell>
          <table:table-cell table:style-name="Table241.A2" office:value-type="string">
            <text:p text:style-name="P60"><text:span text:style-name="Source_20_Text">int</text:span></text:p>
          </table:table-cell>
          <table:table-cell table:style-name="Table241.D2" office:value-type="string">
            <text:p text:style-name="Table_20_Contents"/>
          </table:table-cell>
        </table:table-row>
        <table:table-row>
          <table:table-cell table:style-name="Table241.A2" office:value-type="string">
            <text:p text:style-name="Table_20_Contents"><text:span text:style-name="Source_20_Text">getTree</text:span></text:p>
          </table:table-cell>
          <table:table-cell table:style-name="Table241.A2" office:value-type="string">
            <text:p text:style-name="Table_20_Contents">Returns the tree that it belongs to. </text:p>
          </table:table-cell>
          <table:table-cell table:style-name="Table241.A2" office:value-type="string">
            <text:p text:style-name="P60"><text:span text:style-name="Source_20_Text">Tree</text:span></text:p>
          </table:table-cell>
          <table:table-cell table:style-name="Table241.D2" office:value-type="string">
            <text:p text:style-name="Table_20_Contents"/>
          </table:table-cell>
        </table:table-row>
      </table:table>
      <text:p text:style-name="P205"/>
      <text:h text:style-name="P79" text:outline-level="4">Inherited From </text:h>
      <table:table table:name="Table242" table:style-name="Table242">
        <table:table-column table:style-name="Table242.A"/>
        <table:table-header-rows>
          <table:table-row>
            <table:table-cell table:style-name="Table242.A1" office:value-type="string">
              <text:p text:style-name="P67">Inherited From</text:p>
            </table:table-cell>
          </table:table-row>
        </table:table-header-rows>
        <table:table-row>
          <table:table-cell table:style-name="Table242.A2" office:value-type="string">
            <text:p text:style-name="P90"><text:a xlink:type="simple" xlink:href="#HeaderElement"><text:span text:style-name="Source_20_Text">org.zkoss.zul.impl.HeaderElement</text:span></text:a></text:p>
          </table:table-cell>
        </table:table-row>
        <table:table-row>
          <table:table-cell table:style-name="Table242.A2" office:value-type="string">
            <text:p text:style-name="P90"><text:a xlink:type="simple" xlink:href="#LabelImageElement"><text:span text:style-name="Source_20_Text">org.zkoss.zul.impl.LabelImageElement</text:span></text:a></text:p>
          </table:table-cell>
        </table:table-row>
        <table:table-row>
          <table:table-cell table:style-name="Table242.A2" office:value-type="string">
            <text:p text:style-name="P90"><text:a xlink:type="simple" xlink:href="#LabelElement"><text:span text:style-name="Source_20_Text">org.zkoss.zul.impl.LabelElement</text:span></text:a></text:p>
          </table:table-cell>
        </table:table-row>
        <table:table-row>
          <table:table-cell table:style-name="Table242.A2" office:value-type="string">
            <text:p text:style-name="P90"><text:a xlink:type="simple" xlink:href="#XulElement"><text:span text:style-name="Source_20_Text">org.zkoss.zul.imp.XulElement</text:span></text:a></text:p>
          </table:table-cell>
        </table:table-row>
        <table:table-row table:style-name="Table242.6">
          <table:table-cell table:style-name="Table242.A2" office:value-type="string">
            <text:p text:style-name="P90"><text:s/><text:a xlink:type="simple" xlink:href="#HtmlBasedComponent"><text:span text:style-name="Source_20_Text">org.zkoss.zk.ui.HtmlBasedComponent</text:span></text:a> </text:p>
          </table:table-cell>
        </table:table-row>
        <table:table-row table:style-name="Table242.6">
          <table:table-cell table:style-name="Table242.A2" office:value-type="string">
            <text:p text:style-name="P90"><text:s/><text:a xlink:type="simple" xlink:href="#AbstractComponent"><text:span text:style-name="Source_20_Text">org.zkoss.zk.ui.AbstractComponent </text:span></text:a></text:p>
          </table:table-cell>
        </table:table-row>
      </table:table>
      <text:p text:style-name="P71"/>
      <text:h text:style-name="Heading_20_3" text:outline-level="3"><text:bookmark-start text:name="Treecols"/>Treecols<text:bookmark-end text:name="Treecols"/></text:h>
      <text:p text:style-name="Text_20_body_20_indent_20_2"><text:span text:style-name="T51">A </text:span><text:span text:style-name="T50">treecols </text:span><text:span text:style-name="T51">is main part of tree which contains set of columns. The set of columns is defined by a number of </text:span><text:span text:style-name="T50">treecol </text:span><text:span text:style-name="T51">components. Each column will appear as a column at the top of the tree.</text:span></text:p>
      <text:p text:style-name="Text_20_body_20_indent_20_2"><text:a xlink:type="simple" xlink:href="#Toolbar"><text:span text:style-name="T155"/></text:a></text:p>
      <text:p text:style-name="P126"><draw:frame draw:style-name="fr2" draw:name="graphics160" text:anchor-type="paragraph" svg:width="10.795cm" svg:height="2.566cm" draw:z-index="60"><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7" text:outline-level="4">Class Name</text:h>
      <text:p text:style-name="P58"><text:span text:style-name="T39">org.zkoss.zul.Treecols</text:span></text:p>
      <text:h text:style-name="P79" text:outline-level="4">Supported Child Components</text:h>
      <text:p text:style-name="P166"><text:a xlink:type="simple" xlink:href="#Treecol"><text:span text:style-name="Source_20_Text">Treecol</text:span></text:a></text:p>
      <text:p text:style-name="P166"><text:span text:style-name="Source_20_Text"/></text:p>
      <text:h text:style-name="P79" text:outline-level="4">Supported Events</text:h>
      <table:table table:name="Table243" table:style-name="Table243">
        <table:table-column table:style-name="Table243.A"/>
        <table:table-column table:style-name="Table243.B"/>
        <table:table-header-rows>
          <table:table-row>
            <table:table-cell table:style-name="Table243.A1" office:value-type="string">
              <text:p text:style-name="P67">Event Name</text:p>
            </table:table-cell>
            <table:table-cell table:style-name="Table243.B1" office:value-type="string">
              <text:p text:style-name="P67">Event Type</text:p>
            </table:table-cell>
          </table:table-row>
        </table:table-header-rows>
        <table:table-row>
          <table:table-cell table:style-name="Table243.A2" office:value-type="string">
            <text:p text:style-name="P62"><text:span text:style-name="Source_20_Text">onColSize</text:span></text:p>
          </table:table-cell>
          <table:table-cell table:style-name="Table243.B2" office:value-type="string">
            <text:p text:style-name="P80"><text:a xlink:type="simple" xlink:href="#ColSizeEvent"><text:span text:style-name="Source_20_Text">org.zkoss.zul.event.ColSizeEvent</text:span></text:a></text:p>
            <text:p text:style-name="P168">Description: </text:p>
            <text:p text:style-name="P169">Notifies the parent of a group of headers that the widths</text:p>
            <text:p text:style-name="P169">of two of its children are changed by the user.</text:p>
          </table:table-cell>
        </table:table-row>
      </table:table>
      <text:h text:style-name="P79" text:outline-level="4">Properties</text:h>
      <text:p text:style-name="P124"><text:tab/><text:span text:style-name="T67">*NONE</text:span></text:p>
      <text:h text:style-name="P79" text:outline-level="4">Methods</text:h>
      <table:table table:name="Table244" table:style-name="Table244">
        <table:table-column table:style-name="Table244.A"/>
        <table:table-column table:style-name="Table244.B"/>
        <table:table-column table:style-name="Table244.C"/>
        <table:table-column table:style-name="Table244.D"/>
        <table:table-header-rows>
          <table:table-row>
            <table:table-cell table:style-name="Table244.A1" office:value-type="string">
              <text:p text:style-name="Table_20_Heading">Name</text:p>
            </table:table-cell>
            <table:table-cell table:style-name="Table244.A1" office:value-type="string">
              <text:p text:style-name="Table_20_Heading">Description</text:p>
            </table:table-cell>
            <table:table-cell table:style-name="Table244.A1" office:value-type="string">
              <text:p text:style-name="P67">Data Type</text:p>
            </table:table-cell>
            <table:table-cell table:style-name="Table244.D1" office:value-type="string">
              <text:p text:style-name="Table_20_Heading">Values</text:p>
            </table:table-cell>
          </table:table-row>
        </table:table-header-rows>
        <table:table-row>
          <table:table-cell table:style-name="Table244.A2" office:value-type="string">
            <text:p text:style-name="Table_20_Contents"><text:span text:style-name="Source_20_Text">get</text:span><text:span text:style-name="T37">Tree</text:span></text:p>
          </table:table-cell>
          <table:table-cell table:style-name="Table244.A2" office:value-type="string">
            <text:p text:style-name="Table_20_Contents">Returns the tree that it belongs to.</text:p>
          </table:table-cell>
          <table:table-cell table:style-name="Table244.A2" office:value-type="string">
            <text:p text:style-name="P60"><text:span text:style-name="Source_20_Text">org.zkoss.zul.Tree</text:span></text:p>
          </table:table-cell>
          <table:table-cell table:style-name="Table244.D2" office:value-type="string">
            <text:p text:style-name="Table_20_Contents"/>
          </table:table-cell>
        </table:table-row>
      </table:table>
      <text:p text:style-name="P205"/>
      <text:h text:style-name="P79" text:outline-level="4">Inherited From </text:h>
      <table:table table:name="Table245" table:style-name="Table245">
        <table:table-column table:style-name="Table245.A"/>
        <table:table-header-rows>
          <table:table-row>
            <table:table-cell table:style-name="Table245.A1" office:value-type="string">
              <text:p text:style-name="P67">Inherited From</text:p>
            </table:table-cell>
          </table:table-row>
        </table:table-header-rows>
        <table:table-row>
          <table:table-cell table:style-name="Table245.A2" office:value-type="string">
            <text:p text:style-name="P90"><text:a xlink:type="simple" xlink:href="#HeadersElement"><text:span text:style-name="Source_20_Text">org</text:span></text:a><text:a xlink:type="simple" xlink:href="#HeadersElement"><text:span text:style-name="T157">.zkoss.zul.impl.HeadersElement</text:span></text:a></text:p>
          </table:table-cell>
        </table:table-row>
        <table:table-row>
          <table:table-cell table:style-name="Table245.A2" office:value-type="string">
            <text:p text:style-name="P90"><text:a xlink:type="simple" xlink:href="#XulElement"><text:span text:style-name="Source_20_Text">org.zkoss.zul.imp.XulElement</text:span></text:a></text:p>
          </table:table-cell>
        </table:table-row>
        <table:table-row table:style-name="Table245.4">
          <table:table-cell table:style-name="Table245.A2" office:value-type="string">
            <text:p text:style-name="P90"><text:s/><text:a xlink:type="simple" xlink:href="#HtmlBasedComponent"><text:span text:style-name="Source_20_Text">org.zkoss.zk.ui.HtmlBasedComponent</text:span></text:a> </text:p>
          </table:table-cell>
        </table:table-row>
        <table:table-row table:style-name="Table245.4">
          <table:table-cell table:style-name="Table245.A2" office:value-type="string">
            <text:p text:style-name="P90"><text:s/><text:a xlink:type="simple" xlink:href="#AbstractComponent"><text:span text:style-name="Source_20_Text">org.zkoss.zk.ui.AbstractComponent </text:span></text:a></text:p>
          </table:table-cell>
        </table:table-row>
      </table:table>
      <text:p text:style-name="P71"/>
      <text:h text:style-name="Heading_20_3" text:outline-level="3"><text:bookmark-start text:name="Treefoot"/>Treefoot<text:bookmark-end text:name="Treefoot"/></text:h>
      <text:p text:style-name="Text_20_body_20_indent_20_2"><text:span text:style-name="T51">A </text:span><text:span text:style-name="T50">treefoot </text:span><text:span text:style-name="T51">is main part of tree which contains set of footers. The set of footers is defined by a number of </text:span><text:span text:style-name="T50">treefooter </text:span><text:span text:style-name="T51">components. Each column will appear as a footer at the bottom of the tree.</text:span></text:p>
      <text:p text:style-name="Text_20_body_20_indent_20_2"><text:a xlink:type="simple" xlink:href="#Toolbar"><text:span text:style-name="T155"/></text:a></text:p>
      <text:p text:style-name="P126"><draw:frame draw:style-name="fr2" draw:name="graphics161" text:anchor-type="paragraph" svg:width="13.573cm" svg:height="4.551cm" draw:z-index="61"><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7" text:outline-level="4">Class Name</text:h>
      <text:p text:style-name="P58"><text:span text:style-name="T39">org.zkoss.zul.Treefoot</text:span></text:p>
      <text:h text:style-name="P79" text:outline-level="4">Supported Child Components</text:h>
      <text:p text:style-name="P166"><text:a xlink:type="simple" xlink:href="#Treefooter"><text:span text:style-name="Source_20_Text">Treefooter</text:span></text:a></text:p>
      <text:h text:style-name="P79" text:outline-level="4">Supported Events</text:h>
      <text:p text:style-name="P124"><text:tab/>*<text:span text:style-name="T67">None</text:span></text:p>
      <text:h text:style-name="P99" text:outline-level="4">Properties</text:h>
      <text:p text:style-name="P124"><text:tab/>*<text:span text:style-name="T67">None</text:span></text:p>
      <text:h text:style-name="P79" text:outline-level="4">Methods</text:h>
      <table:table table:name="Table246" table:style-name="Table246">
        <table:table-column table:style-name="Table246.A"/>
        <table:table-column table:style-name="Table246.B"/>
        <table:table-column table:style-name="Table246.C"/>
        <table:table-column table:style-name="Table246.D"/>
        <table:table-header-rows>
          <table:table-row>
            <table:table-cell table:style-name="Table246.A1" office:value-type="string">
              <text:p text:style-name="Table_20_Heading">Name</text:p>
            </table:table-cell>
            <table:table-cell table:style-name="Table246.A1" office:value-type="string">
              <text:p text:style-name="Table_20_Heading">Description</text:p>
            </table:table-cell>
            <table:table-cell table:style-name="Table246.A1" office:value-type="string">
              <text:p text:style-name="P67">Data Type</text:p>
            </table:table-cell>
            <table:table-cell table:style-name="Table246.D1" office:value-type="string">
              <text:p text:style-name="Table_20_Heading">Values</text:p>
            </table:table-cell>
          </table:table-row>
        </table:table-header-rows>
        <table:table-row>
          <table:table-cell table:style-name="Table246.A2" office:value-type="string">
            <text:p text:style-name="Table_20_Contents"><text:span text:style-name="Source_20_Text">getTree</text:span></text:p>
          </table:table-cell>
          <table:table-cell table:style-name="Table246.A2" office:value-type="string">
            <text:p text:style-name="Table_20_Contents">Returns the tree that it belongs to. </text:p>
          </table:table-cell>
          <table:table-cell table:style-name="Table246.A2" office:value-type="string">
            <text:p text:style-name="P60"><text:span text:style-name="Source_20_Text">Tree</text:span></text:p>
          </table:table-cell>
          <table:table-cell table:style-name="Table246.D2" office:value-type="string">
            <text:p text:style-name="Table_20_Contents"/>
          </table:table-cell>
        </table:table-row>
      </table:table>
      <text:p text:style-name="P205"/>
      <text:h text:style-name="P79" text:outline-level="4">Inherited From </text:h>
      <table:table table:name="Table247" table:style-name="Table247">
        <table:table-column table:style-name="Table247.A"/>
        <table:table-header-rows>
          <table:table-row>
            <table:table-cell table:style-name="Table247.A1" office:value-type="string">
              <text:p text:style-name="P67">Inherited From</text:p>
            </table:table-cell>
          </table:table-row>
        </table:table-header-rows>
        <table:table-row>
          <table:table-cell table:style-name="Table247.A2" office:value-type="string">
            <text:p text:style-name="P90"><text:a xlink:type="simple" xlink:href="#XulElement"><text:span text:style-name="Source_20_Text">org.zkoss.zul.imp.XulElement</text:span></text:a></text:p>
          </table:table-cell>
        </table:table-row>
        <table:table-row table:style-name="Table247.3">
          <table:table-cell table:style-name="Table247.A2" office:value-type="string">
            <text:p text:style-name="P90"><text:s/><text:a xlink:type="simple" xlink:href="#HtmlBasedComponent"><text:span text:style-name="Source_20_Text">org.zkoss.zk.ui.HtmlBasedComponent</text:span></text:a> </text:p>
          </table:table-cell>
        </table:table-row>
        <table:table-row table:style-name="Table247.3">
          <table:table-cell table:style-name="Table247.A2" office:value-type="string">
            <text:p text:style-name="P90"><text:s/><text:a xlink:type="simple" xlink:href="#AbstractComponent"><text:span text:style-name="Source_20_Text">org.zkoss.zk.ui.AbstractComponent </text:span></text:a></text:p>
          </table:table-cell>
        </table:table-row>
      </table:table>
      <text:p text:style-name="P71"/>
      <text:h text:style-name="Heading_20_3" text:outline-level="3"><text:bookmark-start text:name="Treefooter"/>Treefooter<text:bookmark-end text:name="Treefooter"/></text:h>
      <text:p text:style-name="Text_20_body_20_indent_20_2"><text:span text:style-name="T51">A </text:span><text:span text:style-name="T50">treefooter </text:span><text:span text:style-name="T51">is a bottom column of tree, Its parent must be </text:span><text:span text:style-name="T50">Treefoot. </text:span><text:span text:style-name="T51">You colud place any child in a tree footer.</text:span></text:p>
      <text:p text:style-name="Text_20_body_20_indent_20_2"><text:a xlink:type="simple" xlink:href="#Toolbar"><text:span text:style-name="T155"/></text:a></text:p>
      <text:p text:style-name="P126"><draw:frame draw:style-name="fr2" draw:name="graphics162" text:anchor-type="paragraph" svg:width="10.848cm" svg:height="3.175cm" draw:z-index="62"><draw:image xlink:href="../images/treefooter.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text:tab/>&lt;treefoot &gt;</text:p>
      <text:p text:style-name="Code_20_Indent_20_2"><text:tab/><text:tab/><text:tab/>&lt;treefooter&gt;&lt;image src="/img/folder.gif"/&gt;Count&lt;/treefooter&gt;</text:p>
      <text:p text:style-name="Code_20_Indent_20_2"><text:tab/><text:tab/><text:tab/>&lt;treefooter&gt;&lt;image src="/img/folder.gif"/&gt;Summary&lt;/treefooter&gt;</text:p>
      <text:p text:style-name="Code_20_Indent_20_2"><text:tab/><text:tab/>&lt;/treefoot&gt;</text:p>
      <text:p text:style-name="Code_20_Indent_20_2"><text:tab/>&lt;/tree&gt;</text:p>
      <text:p text:style-name="Code_20_Indent_20_2">&lt;/window&gt;</text:p>
      <text:h text:style-name="P77" text:outline-level="4">Class Name</text:h>
      <text:p text:style-name="P58"><text:span text:style-name="T39">org.zkoss.zul.Treefooter</text:span></text:p>
      <text:h text:style-name="P79" text:outline-level="4">Supported Child Components</text:h>
      <text:p text:style-name="P166">*ALL</text:p>
      <text:h text:style-name="P79" text:outline-level="4">Supported Events</text:h>
      <text:p text:style-name="P124"><text:tab/>*<text:span text:style-name="T67">NONE</text:span></text:p>
      <text:h text:style-name="P99" text:outline-level="4">Properties</text:h>
      <table:table table:name="Table248" table:style-name="Table248">
        <table:table-column table:style-name="Table248.A"/>
        <table:table-column table:style-name="Table248.B"/>
        <table:table-column table:style-name="Table248.C"/>
        <table:table-column table:style-name="Table248.D"/>
        <table:table-header-rows>
          <table:table-row>
            <table:table-cell table:style-name="Table248.A1" office:value-type="string">
              <text:p text:style-name="P67">Property</text:p>
            </table:table-cell>
            <table:table-cell table:style-name="Table248.A1" office:value-type="string">
              <text:p text:style-name="P67">Description</text:p>
            </table:table-cell>
            <table:table-cell table:style-name="Table248.A1" office:value-type="string">
              <text:p text:style-name="P67">Data Type</text:p>
            </table:table-cell>
            <table:table-cell table:style-name="Table248.D1" office:value-type="string">
              <text:p text:style-name="P86">Default Value</text:p>
            </table:table-cell>
          </table:table-row>
        </table:table-header-rows>
        <table:table-row table:style-name="Table248.2">
          <table:table-cell table:style-name="Table248.A2" office:value-type="string">
            <text:p text:style-name="P60"><text:span text:style-name="T37">span</text:span></text:p>
          </table:table-cell>
          <table:table-cell table:style-name="Table248.B2" office:value-type="string">
            <text:p text:style-name="P88">Sets the number of columns to span this footer. </text:p>
          </table:table-cell>
          <table:table-cell table:style-name="Table248.A2" office:value-type="string">
            <text:p text:style-name="P60"><text:span text:style-name="Source_20_Text">int</text:span></text:p>
          </table:table-cell>
          <table:table-cell table:style-name="Table248.D2" office:value-type="string">
            <text:p text:style-name="P60"><text:span text:style-name="Source_20_Text">1</text:span></text:p>
          </table:table-cell>
        </table:table-row>
      </table:table>
      <text:p text:style-name="P66"/>
      <text:h text:style-name="P79" text:outline-level="4">Methods</text:h>
      <table:table table:name="Table249" table:style-name="Table249">
        <table:table-column table:style-name="Table249.A"/>
        <table:table-column table:style-name="Table249.B"/>
        <table:table-column table:style-name="Table249.C"/>
        <table:table-column table:style-name="Table249.D"/>
        <table:table-header-rows>
          <table:table-row>
            <table:table-cell table:style-name="Table249.A1" office:value-type="string">
              <text:p text:style-name="Table_20_Heading">Name</text:p>
            </table:table-cell>
            <table:table-cell table:style-name="Table249.A1" office:value-type="string">
              <text:p text:style-name="Table_20_Heading">Description</text:p>
            </table:table-cell>
            <table:table-cell table:style-name="Table249.A1" office:value-type="string">
              <text:p text:style-name="P67">Data Type</text:p>
            </table:table-cell>
            <table:table-cell table:style-name="Table249.D1" office:value-type="string">
              <text:p text:style-name="Table_20_Heading">Values</text:p>
            </table:table-cell>
          </table:table-row>
        </table:table-header-rows>
        <table:table-row>
          <table:table-cell table:style-name="Table249.A2" office:value-type="string">
            <text:p text:style-name="Table_20_Contents"><text:span text:style-name="Source_20_Text">getColumnIndex</text:span></text:p>
          </table:table-cell>
          <table:table-cell table:style-name="Table249.A2" office:value-type="string">
            <text:p text:style-name="Table_20_Contents">Returns the column index, starting from 0. </text:p>
          </table:table-cell>
          <table:table-cell table:style-name="Table249.A2" office:value-type="string">
            <text:p text:style-name="P60"><text:span text:style-name="Source_20_Text">int</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text:span></text:p>
          </table:table-cell>
          <table:table-cell table:style-name="Table249.A2" office:value-type="string">
            <text:p text:style-name="Table_20_Contents">Returns the tree that this belongs to.</text:p>
          </table:table-cell>
          <table:table-cell table:style-name="Table249.A2" office:value-type="string">
            <text:p text:style-name="P60"><text:span text:style-name="Source_20_Text">Tree</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col</text:span></text:p>
          </table:table-cell>
          <table:table-cell table:style-name="Table249.A2" office:value-type="string">
            <text:p text:style-name="Table_20_Contents">Returns the tree header that is in the same column as this footer, or null if not available. </text:p>
          </table:table-cell>
          <table:table-cell table:style-name="Table249.A2" office:value-type="string">
            <text:p text:style-name="P60"><text:span text:style-name="Source_20_Text">Treecol</text:span></text:p>
          </table:table-cell>
          <table:table-cell table:style-name="Table249.D2" office:value-type="string">
            <text:p text:style-name="Table_20_Contents"/>
          </table:table-cell>
        </table:table-row>
      </table:table>
      <text:p text:style-name="P205"/>
      <text:h text:style-name="P79" text:outline-level="4">Inherited From </text:h>
      <table:table table:name="Table250" table:style-name="Table250">
        <table:table-column table:style-name="Table250.A"/>
        <table:table-header-rows>
          <table:table-row>
            <table:table-cell table:style-name="Table250.A1" office:value-type="string">
              <text:p text:style-name="P67">Inherited From</text:p>
            </table:table-cell>
          </table:table-row>
        </table:table-header-rows>
        <table:table-row>
          <table:table-cell table:style-name="Table250.A2" office:value-type="string">
            <text:p text:style-name="P90"><text:a xlink:type="simple" xlink:href="#LabelImageElement"><text:span text:style-name="Source_20_Text">org.zkoss.zul.impl.LabelImageElement</text:span></text:a></text:p>
          </table:table-cell>
        </table:table-row>
        <table:table-row>
          <table:table-cell table:style-name="Table250.A2" office:value-type="string">
            <text:p text:style-name="P90"><text:a xlink:type="simple" xlink:href="#LabelElement"><text:span text:style-name="Source_20_Text">org.zkoss.zul.impl.LabelElement</text:span></text:a></text:p>
          </table:table-cell>
        </table:table-row>
        <table:table-row>
          <table:table-cell table:style-name="Table250.A2" office:value-type="string">
            <text:p text:style-name="P90"><text:a xlink:type="simple" xlink:href="#XulElement"><text:span text:style-name="Source_20_Text">org.zkoss.zul.imp.XulElement</text:span></text:a></text:p>
          </table:table-cell>
        </table:table-row>
        <table:table-row table:style-name="Table250.5">
          <table:table-cell table:style-name="Table250.A2" office:value-type="string">
            <text:p text:style-name="P90"><text:s/><text:a xlink:type="simple" xlink:href="#HtmlBasedComponent"><text:span text:style-name="Source_20_Text">org.zkoss.zk.ui.HtmlBasedComponent</text:span></text:a> </text:p>
          </table:table-cell>
        </table:table-row>
        <table:table-row table:style-name="Table250.5">
          <table:table-cell table:style-name="Table250.A2" office:value-type="string">
            <text:p text:style-name="P90"><text:s/><text:a xlink:type="simple" xlink:href="#AbstractComponent"><text:span text:style-name="Source_20_Text">org.zkoss.zk.ui.AbstractComponent </text:span></text:a></text:p>
          </table:table-cell>
        </table:table-row>
      </table:table>
      <text:p text:style-name="P71"/>
      <text:h text:style-name="Heading_20_3" text:outline-level="3"><text:bookmark-start text:name="Treeitem"/>Treeitem<text:bookmark-end text:name="Treeitem"/></text:h>
      <text:p text:style-name="Text_20_body_20_indent_20_2"><text:span text:style-name="T50">Treeitem </text:span><text:span text:style-name="T51">contains a row of data (</text:span><text:span text:style-name="T50">treerow), </text:span><text:span text:style-name="T51">and an optional treechildren.</text:span></text:p>
      <text:p text:style-name="Text_20_body_20_indent_20_2"><text:span text:style-name="T51">If the component doesn't contain a </text:span><text:span text:style-name="T50">treechildren, </text:span><text:span text:style-name="T51">it is a leaf node that doesn't accept any child items.</text:span></text:p>
      <text:p text:style-name="Text_20_body_20_indent_20_2"><text:span text:style-name="T51">If it contains a </text:span><text:span text:style-name="T50">treechildren, </text:span><text:span text:style-name="T51">it is a branch node that might contain other items.</text:span></text:p>
      <text:p text:style-name="P212">For a branch node, an +/- button will appear at the beginning of the row, such that user could open and close the item by clicking on the +/- button.</text:p>
      <text:p text:style-name="Text_20_body_20_indent_20_2"><text:a xlink:type="simple" xlink:href="#Toolbar"><text:span text:style-name="T155"/></text:a></text:p>
      <text:p text:style-name="P126"><draw:frame draw:style-name="fr2" draw:name="graphics163" text:anchor-type="paragraph" svg:width="10.821cm" svg:height="3.731cm" draw:z-index="63"><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7" text:outline-level="4">Class Name</text:h>
      <text:p text:style-name="P58"><text:span text:style-name="T39">org.zkoss.zul.Treeitem</text:span></text:p>
      <text:h text:style-name="P79" text:outline-level="4">Supported Child Components</text:h>
      <text:p text:style-name="Text_20_body_20_indent_20_2"><text:a xlink:type="simple" xlink:href="#Treerow"><text:span text:style-name="Source_20_Text">Treerow, </text:span></text:a><text:a xlink:type="simple" xlink:href="#Treechildren"><text:span text:style-name="Source_20_Text">Treechildren</text:span></text:a></text:p>
      <text:h text:style-name="P79" text:outline-level="4">Supported Events</text:h>
      <table:table table:name="Table251" table:style-name="Table251">
        <table:table-column table:style-name="Table251.A"/>
        <table:table-column table:style-name="Table251.B"/>
        <table:table-header-rows>
          <table:table-row>
            <table:table-cell table:style-name="Table251.A1" office:value-type="string">
              <text:p text:style-name="P67">Event Name</text:p>
            </table:table-cell>
            <table:table-cell table:style-name="Table251.B1" office:value-type="string">
              <text:p text:style-name="P67">Event Type</text:p>
            </table:table-cell>
          </table:table-row>
        </table:table-header-rows>
        <table:table-row>
          <table:table-cell table:style-name="Table251.A2" office:value-type="string">
            <text:p text:style-name="P62"><text:span text:style-name="Source_20_Text">onRightClick</text:span></text:p>
          </table:table-cell>
          <table:table-cell table:style-name="Table251.B2" office:value-type="string">
            <text:p text:style-name="P80"><text:a xlink:type="simple" xlink:href="#MouseEvent"><text:span text:style-name="Source_20_Text">org.zkoss.zk.ui.event.MouseEvent</text:span></text:a></text:p>
            <text:p text:style-name="P168">Description: </text:p>
            <text:p text:style-name="P169">Denotes user has right-clicked the component.</text:p>
          </table:table-cell>
        </table:table-row>
        <table:table-row>
          <table:table-cell table:style-name="Table251.A2" office:value-type="string">
            <text:p text:style-name="P62"><text:span text:style-name="Source_20_Text">onDoubleClick</text:span></text:p>
          </table:table-cell>
          <table:table-cell table:style-name="Table251.B2" office:value-type="string">
            <text:p text:style-name="P80"><text:a xlink:type="simple" xlink:href="#MouseEvent"><text:span text:style-name="Source_20_Text">org.zkoss.zk.ui.event.MouseEvent</text:span></text:a></text:p>
            <text:p text:style-name="P168">Description: </text:p>
            <text:p text:style-name="P169">Denotes user has double-clicked the component.</text:p>
          </table:table-cell>
        </table:table-row>
        <table:table-row>
          <table:table-cell table:style-name="Table251.A2" office:value-type="string">
            <text:p text:style-name="P62"><text:span text:style-name="Source_20_Text">onOpen</text:span></text:p>
          </table:table-cell>
          <table:table-cell table:style-name="Table251.B2" office:value-type="string">
            <text:p text:style-name="P80"><text:a xlink:type="simple" xlink:href="#OpenEvent"><text:span text:style-name="Source_20_Text">org.zkoss.zk.ui.event.OpenEvent</text:span></text:a></text:p>
            <text:p text:style-name="P168">Description: </text:p>
            <text:p text:style-name="P169">Denotes user has opened or closed a component. </text:p>
            <text:p text:style-name="P169">It is useful to implement load-on-demand by listening to the onOpen event, and creating components when the first time the component is opened.</text:p>
          </table:table-cell>
        </table:table-row>
      </table:table>
      <text:h text:style-name="P79" text:outline-level="4">Properties</text:h>
      <table:table table:name="Table252" table:style-name="Table252">
        <table:table-column table:style-name="Table252.A"/>
        <table:table-column table:style-name="Table252.B"/>
        <table:table-column table:style-name="Table252.C"/>
        <table:table-column table:style-name="Table252.D"/>
        <table:table-header-rows>
          <table:table-row>
            <table:table-cell table:style-name="Table252.A1" office:value-type="string">
              <text:p text:style-name="P67">Property</text:p>
            </table:table-cell>
            <table:table-cell table:style-name="Table252.A1" office:value-type="string">
              <text:p text:style-name="P67">Description</text:p>
            </table:table-cell>
            <table:table-cell table:style-name="Table252.A1" office:value-type="string">
              <text:p text:style-name="P67">Data Type</text:p>
            </table:table-cell>
            <table:table-cell table:style-name="Table252.D1" office:value-type="string">
              <text:p text:style-name="P86">Default Value</text:p>
            </table:table-cell>
          </table:table-row>
        </table:table-header-rows>
        <table:table-row table:style-name="Table252.2">
          <table:table-cell table:style-name="Table252.A2" office:value-type="string">
            <text:p text:style-name="P60"><text:span text:style-name="T37">image</text:span></text:p>
          </table:table-cell>
          <table:table-cell table:style-name="Table252.B2" office:value-type="string">
            <text:p text:style-name="P80"><text:span text:style-name="T2">Sets the image of the </text:span><text:span text:style-name="T37">Treecell </text:span><text:span text:style-name="T2">it contains. If it is not created, we automatically create it. </text:span></text:p>
            <text:p text:style-name="P80"><text:span text:style-name="T2">Same as </text:span><text:span text:style-name="T37">setSrc</text:span></text:p>
          </table:table-cell>
          <table:table-cell table:style-name="Table252.A2" office:value-type="string">
            <text:p text:style-name="P60"><text:span text:style-name="Source_20_Text">String</text:span></text:p>
          </table:table-cell>
          <table:table-cell table:style-name="Table252.D2" office:value-type="string">
            <text:p text:style-name="P60"><text:span text:style-name="Source_20_Text"/></text:p>
          </table:table-cell>
        </table:table-row>
        <table:table-row table:style-name="Table252.2">
          <table:table-cell table:style-name="Table252.A2" office:value-type="string">
            <text:p text:style-name="P60"><text:span text:style-name="T37">label</text:span></text:p>
          </table:table-cell>
          <table:table-cell table:style-name="Table252.B2" office:value-type="string">
            <text:p text:style-name="P88">Sets the label of the Treecell it contains. If it is not created, we automatically create it. </text:p>
          </table:table-cell>
          <table:table-cell table:style-name="Table252.A2" office:value-type="string">
            <text:p text:style-name="P60"><text:span text:style-name="Source_20_Text">String</text:span></text:p>
          </table:table-cell>
          <table:table-cell table:style-name="Table252.D2" office:value-type="string">
            <text:p text:style-name="P60"><text:span text:style-name="Source_20_Text"/></text:p>
          </table:table-cell>
        </table:table-row>
        <table:table-row table:style-name="Table252.2">
          <table:table-cell table:style-name="Table252.A2" office:value-type="string">
            <text:p text:style-name="P60"><text:span text:style-name="Source_20_Text">open</text:span></text:p>
          </table:table-cell>
          <table:table-cell table:style-name="Table252.B2" office:value-type="string">
            <text:p text:style-name="P80">Sets whether this container is open. </text:p>
            <text:p text:style-name="P80">Values : <text:span text:style-name="Source_20_Text">true|false</text:span></text:p>
          </table:table-cell>
          <table:table-cell table:style-name="Table252.A2" office:value-type="string">
            <text:p text:style-name="P60"><text:span text:style-name="Source_20_Text">boolean</text:span></text:p>
          </table:table-cell>
          <table:table-cell table:style-name="Table252.D2" office:value-type="string">
            <text:p text:style-name="P60"><text:span text:style-name="Source_20_Text">true</text:span></text:p>
          </table:table-cell>
        </table:table-row>
        <table:table-row table:style-name="Table252.2">
          <table:table-cell table:style-name="Table252.A2" office:value-type="string">
            <text:p text:style-name="P60"><text:span text:style-name="Source_20_Text">sel</text:span><text:span text:style-name="T37">ected</text:span></text:p>
          </table:table-cell>
          <table:table-cell table:style-name="Table252.B2" office:value-type="string">
            <text:p text:style-name="P206">Sets whether this item is selected. </text:p>
            <text:p text:style-name="P206">Values : <text:span text:style-name="Source_20_Text">true|false</text:span></text:p>
          </table:table-cell>
          <table:table-cell table:style-name="Table252.A2" office:value-type="string">
            <text:p text:style-name="P60"><text:span text:style-name="Source_20_Text">boolean</text:span></text:p>
          </table:table-cell>
          <table:table-cell table:style-name="Table252.D2" office:value-type="string">
            <text:p text:style-name="P60"><text:span text:style-name="Source_20_Text">false</text:span></text:p>
          </table:table-cell>
        </table:table-row>
        <table:table-row table:style-name="Table252.2">
          <table:table-cell table:style-name="Table252.A2" office:value-type="string">
            <text:p text:style-name="P60"><text:span text:style-name="Source_20_Text">src</text:span></text:p>
          </table:table-cell>
          <table:table-cell table:style-name="Table252.B2" office:value-type="string">
            <text:p text:style-name="P80">Sets the src of the <text:span text:style-name="Source_20_Text">Treecell </text:span>it contains. If it is not created, we automatically create it.</text:p>
            <text:p text:style-name="P80">The same as <text:span text:style-name="Source_20_Text">setImage. </text:span></text:p>
          </table:table-cell>
          <table:table-cell table:style-name="Table252.A2" office:value-type="string">
            <text:p text:style-name="P60"><text:span text:style-name="Source_20_Text">String</text:span></text:p>
          </table:table-cell>
          <table:table-cell table:style-name="Table252.D2" office:value-type="string">
            <text:p text:style-name="P60"/>
          </table:table-cell>
        </table:table-row>
        <table:table-row table:style-name="Table252.2">
          <table:table-cell table:style-name="Table252.A2" office:value-type="string">
            <text:p text:style-name="P60"><text:span text:style-name="Source_20_Text">value</text:span></text:p>
          </table:table-cell>
          <table:table-cell table:style-name="Table252.B2" office:value-type="string">
            <text:p text:style-name="P80">Sets the value. </text:p>
            <text:p text:style-name="P80">Note: the value is not sent to the browser, so it is OK to be anything. </text:p>
          </table:table-cell>
          <table:table-cell table:style-name="Table252.A2" office:value-type="string">
            <text:p text:style-name="P60"><text:span text:style-name="Source_20_Text">Object</text:span></text:p>
          </table:table-cell>
          <table:table-cell table:style-name="Table252.D2" office:value-type="string">
            <text:p text:style-name="P60">null</text:p>
          </table:table-cell>
        </table:table-row>
      </table:table>
      <text:p text:style-name="P66"/>
      <text:h text:style-name="P79" text:outline-level="4">Methods</text:h>
      <table:table table:name="Table253" table:style-name="Table253">
        <table:table-column table:style-name="Table253.A"/>
        <table:table-column table:style-name="Table253.B"/>
        <table:table-column table:style-name="Table253.C"/>
        <table:table-column table:style-name="Table253.D"/>
        <table:table-header-rows>
          <table:table-row>
            <table:table-cell table:style-name="Table253.A1" office:value-type="string">
              <text:p text:style-name="Table_20_Heading">Name</text:p>
            </table:table-cell>
            <table:table-cell table:style-name="Table253.A1" office:value-type="string">
              <text:p text:style-name="Table_20_Heading">Description</text:p>
            </table:table-cell>
            <table:table-cell table:style-name="Table253.A1" office:value-type="string">
              <text:p text:style-name="P67">Data Type</text:p>
            </table:table-cell>
            <table:table-cell table:style-name="Table253.D1" office:value-type="string">
              <text:p text:style-name="Table_20_Heading">Values</text:p>
            </table:table-cell>
          </table:table-row>
        </table:table-header-rows>
        <table:table-row>
          <table:table-cell table:style-name="Table253.A2" office:value-type="string">
            <text:p text:style-name="Table_20_Contents"><text:span text:style-name="Source_20_Text">getTreechildren</text:span></text:p>
          </table:table-cell>
          <table:table-cell table:style-name="Table253.A2" office:value-type="string">
            <text:p text:style-name="Table_20_Contents">Returns the treechildren that this tree item owns, or null if doesn't have any child.</text:p>
          </table:table-cell>
          <table:table-cell table:style-name="Table253.A2" office:value-type="string">
            <text:p text:style-name="P60"><text:span text:style-name="Source_20_Text">Treechildre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getTreerow</text:span></text:p>
          </table:table-cell>
          <table:table-cell table:style-name="Table253.A2" office:value-type="string">
            <text:p text:style-name="Table_20_Contents">Returns the treerow that this tree item owns (might null).</text:p>
          </table:table-cell>
          <table:table-cell table:style-name="Table253.A2" office:value-type="string">
            <text:p text:style-name="P60"><text:span text:style-name="Source_20_Text">Treerow</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ndexOf</text:span></text:p>
          </table:table-cell>
          <table:table-cell table:style-name="Table253.A2" office:value-type="string">
            <text:p text:style-name="Table_20_Contents">return the index of this container</text:p>
          </table:table-cell>
          <table:table-cell table:style-name="Table253.A2" office:value-type="string">
            <text:p text:style-name="P60"><text:span text:style-name="Source_20_Text">int</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Container</text:span></text:p>
          </table:table-cell>
          <table:table-cell table:style-name="Table253.A2" office:value-type="string">
            <text:p text:style-name="Table_20_Contents">Returns whether the element is to act as a container which can have child elements.</text:p>
          </table:table-cell>
          <table:table-cell table:style-name="Table253.A2" office:value-type="string">
            <text:p text:style-name="P60"><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Empty</text:span></text:p>
          </table:table-cell>
          <table:table-cell table:style-name="Table253.A2" office:value-type="string">
            <text:p text:style-name="Table_20_Contents">Returns whether this element contains no child elements.</text:p>
          </table:table-cell>
          <table:table-cell table:style-name="Table253.A2" office:value-type="string">
            <text:p text:style-name="P60"><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Loaded</text:span></text:p>
          </table:table-cell>
          <table:table-cell table:style-name="Table253.A2" office:value-type="string">
            <text:p text:style-name="Table_20_Contents">Return true whether this container is loaded</text:p>
          </table:table-cell>
          <table:table-cell table:style-name="Table253.A2" office:value-type="string">
            <text:p text:style-name="P60"><text:span text:style-name="Source_20_Text">boolean</text:span></text:p>
          </table:table-cell>
          <table:table-cell table:style-name="Table253.D2" office:value-type="string">
            <text:p text:style-name="Table_20_Contents"/>
          </table:table-cell>
        </table:table-row>
      </table:table>
      <text:p text:style-name="P205"/>
      <text:h text:style-name="P79" text:outline-level="4">Inherited From </text:h>
      <table:table table:name="Table254" table:style-name="Table254">
        <table:table-column table:style-name="Table254.A"/>
        <table:table-header-rows>
          <table:table-row>
            <table:table-cell table:style-name="Table254.A1" office:value-type="string">
              <text:p text:style-name="P67">Inherited From</text:p>
            </table:table-cell>
          </table:table-row>
        </table:table-header-rows>
        <table:table-row>
          <table:table-cell table:style-name="Table254.A2" office:value-type="string">
            <text:p text:style-name="P90"><text:a xlink:type="simple" xlink:href="#XulElement"><text:span text:style-name="Source_20_Text">org.zkoss.zul.imp.XulElement</text:span></text:a></text:p>
          </table:table-cell>
        </table:table-row>
        <table:table-row table:style-name="Table254.3">
          <table:table-cell table:style-name="Table254.A2" office:value-type="string">
            <text:p text:style-name="P90"><text:s/><text:a xlink:type="simple" xlink:href="#HtmlBasedComponent"><text:span text:style-name="Source_20_Text">org.zkoss.zk.ui.HtmlBasedComponent</text:span></text:a> </text:p>
          </table:table-cell>
        </table:table-row>
        <table:table-row table:style-name="Table254.3">
          <table:table-cell table:style-name="Table254.A2" office:value-type="string">
            <text:p text:style-name="P90"><text:s/><text:a xlink:type="simple" xlink:href="#AbstractComponent"><text:span text:style-name="Source_20_Text">org.zkoss.zk.ui.AbstractComponent </text:span></text:a></text:p>
          </table:table-cell>
        </table:table-row>
      </table:table>
      <text:p text:style-name="P71"/>
      <text:h text:style-name="Heading_20_3" text:outline-level="3"><text:bookmark-start text:name="Treerow"/>Treerow<text:bookmark-end text:name="Treerow"/></text:h>
      <text:p text:style-name="Text_20_body_20_indent_20_2"><text:span text:style-name="T50">Treerow </text:span><text:span text:style-name="T51">is a single row in the </text:span><text:span text:style-name="T50">tree, </text:span><text:span text:style-name="T51">it is the main content of </text:span><text:span text:style-name="T50">treeitem</text:span><text:span text:style-name="T51">. </text:span><text:span text:style-name="T50">Treerow </text:span><text:span text:style-name="T51">can contains multiple </text:span><text:span text:style-name="T50">treecell</text:span><text:span text:style-name="T51">, each </text:span><text:span text:style-name="T50">treecell</text:span><text:span text:style-name="T51"> represent one column in this row by sequencial. A </text:span><text:span text:style-name="T50">treecell </text:span><text:span text:style-name="T51">can contains any component in it, such as label, image, textbox etc. </text:span></text:p>
      <text:p text:style-name="Text_20_body_20_indent_20_2"><text:a xlink:type="simple" xlink:href="#Toolbar"><text:span text:style-name="T155"/></text:a></text:p>
      <text:p text:style-name="P126"><draw:frame draw:style-name="fr2" draw:name="graphics164" text:anchor-type="paragraph" svg:width="10.821cm" svg:height="3.731cm" draw:z-index="64"><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7" text:outline-level="4">Class Name</text:h>
      <text:p text:style-name="P58"><text:span text:style-name="T39">org.zkoss.zul.Treerow</text:span></text:p>
      <text:h text:style-name="P79" text:outline-level="4">Supported Child Components</text:h>
      <text:p text:style-name="Text_20_body_20_indent_20_2"><text:a xlink:type="simple" xlink:href="#Treerow"><text:span text:style-name="Source_20_Text">Treecell</text:span></text:a></text:p>
      <text:h text:style-name="P79" text:outline-level="4">Supported Events</text:h>
      <text:p text:style-name="P218"><text:tab/>*None</text:p>
      <text:h text:style-name="P99" text:outline-level="4">Properties</text:h>
      <table:table table:name="Table255" table:style-name="Table255">
        <table:table-column table:style-name="Table255.A"/>
        <table:table-column table:style-name="Table255.B"/>
        <table:table-column table:style-name="Table255.C"/>
        <table:table-column table:style-name="Table255.D"/>
        <table:table-header-rows>
          <table:table-row>
            <table:table-cell table:style-name="Table255.A1" office:value-type="string">
              <text:p text:style-name="P67">Property</text:p>
            </table:table-cell>
            <table:table-cell table:style-name="Table255.A1" office:value-type="string">
              <text:p text:style-name="P67">Description</text:p>
            </table:table-cell>
            <table:table-cell table:style-name="Table255.A1" office:value-type="string">
              <text:p text:style-name="P67">Data Type</text:p>
            </table:table-cell>
            <table:table-cell table:style-name="Table255.D1" office:value-type="string">
              <text:p text:style-name="P86">Default Value</text:p>
            </table:table-cell>
          </table:table-row>
        </table:table-header-rows>
        <table:table-row table:style-name="Table255.2">
          <table:table-cell table:style-name="Table255.A2" office:value-type="string">
            <text:p text:style-name="P60"><text:span text:style-name="T37">context</text:span></text:p>
          </table:table-cell>
          <table:table-cell table:style-name="Table255.B2" office:value-type="string">
            <text:p text:style-name="P80"><text:span text:style-name="T2">Don't use this property of </text:span><text:span text:style-name="T37">Treerow, </text:span><text:span text:style-name="T2">use </text:span><text:span text:style-name="T37">Treeitem.context</text:span><text:span text:style-name="T2"> instead.</text:span></text:p>
          </table:table-cell>
          <table:table-cell table:style-name="Table255.A2" office:value-type="string">
            <text:p text:style-name="P60"><text:span text:style-name="Source_20_Text">String</text:span></text:p>
          </table:table-cell>
          <table:table-cell table:style-name="Table255.D2" office:value-type="string">
            <text:p text:style-name="P60"><text:span text:style-name="Source_20_Text">Always throws UnsupportedOperationException </text:span></text:p>
          </table:table-cell>
        </table:table-row>
        <table:table-row table:style-name="Table255.2">
          <table:table-cell table:style-name="Table255.A2" office:value-type="string">
            <text:p text:style-name="P60"><text:span text:style-name="T37">popup</text:span></text:p>
          </table:table-cell>
          <table:table-cell table:style-name="Table255.B2" office:value-type="string">
            <text:p text:style-name="P88">Don't use this property of <text:span text:style-name="T37">Treerow, </text:span><text:span text:style-name="T2">use </text:span><text:span text:style-name="T37">Treeitem.popup</text:span><text:span text:style-name="T2"> instead.</text:span></text:p>
          </table:table-cell>
          <table:table-cell table:style-name="Table255.A2" office:value-type="string">
            <text:p text:style-name="P60"><text:span text:style-name="Source_20_Text">String</text:span></text:p>
          </table:table-cell>
          <table:table-cell table:style-name="Table255.D2" office:value-type="string">
            <text:p text:style-name="P60"><text:span text:style-name="Source_20_Text">Always throws UnsupportedOperationException </text:span></text:p>
          </table:table-cell>
        </table:table-row>
        <table:table-row table:style-name="Table255.2">
          <table:table-cell table:style-name="Table255.A2" office:value-type="string">
            <text:p text:style-name="P60"><text:span text:style-name="Source_20_Text">tooltip</text:span></text:p>
          </table:table-cell>
          <table:table-cell table:style-name="Table255.B2" office:value-type="string">
            <text:p text:style-name="P80"><text:span text:style-name="T2">Don't use this property of </text:span><text:span text:style-name="T37">Treerow, </text:span><text:span text:style-name="T2">use </text:span><text:span text:style-name="T37">Treeitem.tooltip</text:span><text:span text:style-name="T2"> instead.</text:span></text:p>
          </table:table-cell>
          <table:table-cell table:style-name="Table255.A2" office:value-type="string">
            <text:p text:style-name="P60"><text:span text:style-name="Source_20_Text">String</text:span></text:p>
          </table:table-cell>
          <table:table-cell table:style-name="Table255.D2" office:value-type="string">
            <text:p text:style-name="P60"><text:span text:style-name="Source_20_Text">Always throws UnsupportedOperationException </text:span></text:p>
          </table:table-cell>
        </table:table-row>
      </table:table>
      <text:p text:style-name="P66"/>
      <text:h text:style-name="P79" text:outline-level="4">Methods</text:h>
      <table:table table:name="Table256" table:style-name="Table256">
        <table:table-column table:style-name="Table256.A"/>
        <table:table-column table:style-name="Table256.B"/>
        <table:table-column table:style-name="Table256.C"/>
        <table:table-column table:style-name="Table256.D"/>
        <table:table-header-rows>
          <table:table-row>
            <table:table-cell table:style-name="Table256.A1" office:value-type="string">
              <text:p text:style-name="Table_20_Heading">Name</text:p>
            </table:table-cell>
            <table:table-cell table:style-name="Table256.A1" office:value-type="string">
              <text:p text:style-name="Table_20_Heading">Description</text:p>
            </table:table-cell>
            <table:table-cell table:style-name="Table256.A1" office:value-type="string">
              <text:p text:style-name="P67">Data Type</text:p>
            </table:table-cell>
            <table:table-cell table:style-name="Table256.D1" office:value-type="string">
              <text:p text:style-name="Table_20_Heading">Values</text:p>
            </table:table-cell>
          </table:table-row>
        </table:table-header-rows>
        <table:table-row>
          <table:table-cell table:style-name="Table256.A2" office:value-type="string">
            <text:p text:style-name="Table_20_Contents"><text:span text:style-name="Source_20_Text">getLevel</text:span></text:p>
          </table:table-cell>
          <table:table-cell table:style-name="Table256.A2" office:value-type="string">
            <text:p text:style-name="Table_20_Contents">Returns the level this cell is.</text:p>
          </table:table-cell>
          <table:table-cell table:style-name="Table256.A2" office:value-type="string">
            <text:p text:style-name="P60"><text:span text:style-name="Source_20_Text">int</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LinkedTreechildren</text:span></text:p>
          </table:table-cell>
          <table:table-cell table:style-name="Table256.A2" office:value-type="string">
            <text:p text:style-name="Table_20_Contents">Returns the Treechildren associated with this Treerow.</text:p>
          </table:table-cell>
          <table:table-cell table:style-name="Table256.A2" office:value-type="string">
            <text:p text:style-name="P60"><text:span text:style-name="Source_20_Text">Treechildren</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Sclass</text:span></text:p>
          </table:table-cell>
          <table:table-cell table:style-name="Table256.A2" office:value-type="string">
            <text:p text:style-name="Table_20_Contents">Returns the style class. Note: 1) if not set (or setSclass(null), "item" is assumed; 2) if selected, it appends " seld" to super's getSclass(). </text:p>
          </table:table-cell>
          <table:table-cell table:style-name="Table256.A2" office:value-type="string">
            <text:p text:style-name="P60"><text:span text:style-name="Source_20_Text">String</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Tree</text:span></text:p>
          </table:table-cell>
          <table:table-cell table:style-name="Table256.A2" office:value-type="string">
            <text:p text:style-name="Table_20_Contents">Returns the Tree instance containing this element.</text:p>
          </table:table-cell>
          <table:table-cell table:style-name="Table256.A2" office:value-type="string">
            <text:p text:style-name="P60"><text:span text:style-name="Source_20_Text">Tree</text:span></text:p>
          </table:table-cell>
          <table:table-cell table:style-name="Table256.D2" office:value-type="string">
            <text:p text:style-name="Table_20_Contents"/>
          </table:table-cell>
        </table:table-row>
      </table:table>
      <text:p text:style-name="P205"/>
      <text:h text:style-name="P79" text:outline-level="4">Inherited From </text:h>
      <table:table table:name="Table257" table:style-name="Table257">
        <table:table-column table:style-name="Table257.A"/>
        <table:table-header-rows>
          <table:table-row>
            <table:table-cell table:style-name="Table257.A1" office:value-type="string">
              <text:p text:style-name="P67">Inherited From</text:p>
            </table:table-cell>
          </table:table-row>
        </table:table-header-rows>
        <table:table-row>
          <table:table-cell table:style-name="Table257.A2" office:value-type="string">
            <text:p text:style-name="P90"><text:a xlink:type="simple" xlink:href="#XulElement"><text:span text:style-name="Source_20_Text">org.zkoss.zul.imp.XulElement</text:span></text:a></text:p>
          </table:table-cell>
        </table:table-row>
        <table:table-row table:style-name="Table257.3">
          <table:table-cell table:style-name="Table257.A2" office:value-type="string">
            <text:p text:style-name="P90"><text:s/><text:a xlink:type="simple" xlink:href="#HtmlBasedComponent"><text:span text:style-name="Source_20_Text">org.zkoss.zk.ui.HtmlBasedComponent</text:span></text:a> </text:p>
          </table:table-cell>
        </table:table-row>
        <table:table-row table:style-name="Table257.3">
          <table:table-cell table:style-name="Table257.A2" office:value-type="string">
            <text:p text:style-name="P90"><text:s/><text:a xlink:type="simple" xlink:href="#AbstractComponent"><text:span text:style-name="Source_20_Text">org.zkoss.zk.ui.AbstractComponent </text:span></text:a></text:p>
          </table:table-cell>
        </table:table-row>
      </table:table>
      <text:p text:style-name="P71"/>
      <text:h text:style-name="Heading_20_3" text:outline-level="3"><text:bookmark-start text:name="Vbox"/>Vbox<text:bookmark-end text:name="Vbox"/></text:h>
      <text:p text:style-name="P57">T<text:span text:style-name="T2">he vbox component is used to create a vertically oriented box. Added components will be placed underneath each other in a column.</text:span></text:p>
      <text:p text:style-name="P96"><text:s/><text:span text:style-name="T3"><text:s text:c="6"/></text:span></text:p>
      <text:p text:style-name="P126"><draw:frame draw:style-name="fr2" draw:name="graphics165" text:anchor-type="paragraph" svg:width="4.046cm" svg:height="2.011cm" draw:z-index="65"><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7" text:outline-level="4">Class Name</text:h>
      <text:p text:style-name="P58"><text:span text:style-name="T39">org.zkoss.zul.Vbox</text:span></text:p>
      <text:h text:style-name="P79" text:outline-level="4">Supported Child Components</text:h>
      <text:p text:style-name="P127">*ALL</text:p>
      <text:h text:style-name="P79" text:outline-level="4">Supported Events <text:s text:c="6"/></text:h>
      <text:p text:style-name="P128"><text:s text:c="8"/>*NONE</text:p>
      <text:h text:style-name="P99" text:outline-level="4">Properties</text:h>
      <text:p text:style-name="P125"><text:tab/><text:span text:style-name="T90">*NONE</text:span></text:p>
      <text:h text:style-name="P79" text:outline-level="4">Methods</text:h>
      <text:p text:style-name="P128"><text:s text:c="6"/>*NONE</text:p>
      <text:h text:style-name="P79" text:outline-level="4">Inherited From </text:h>
      <table:table table:name="Table258" table:style-name="Table258">
        <table:table-column table:style-name="Table258.A"/>
        <table:table-header-rows>
          <table:table-row>
            <table:table-cell table:style-name="Table258.A1" office:value-type="string">
              <text:p text:style-name="P67">Inherited From</text:p>
            </table:table-cell>
          </table:table-row>
        </table:table-header-rows>
        <table:table-row>
          <table:table-cell table:style-name="Table258.A2" office:value-type="string">
            <text:p text:style-name="P76"><text:a xlink:type="simple" xlink:href="#Box">org.zkoss.zul.Box</text:a></text:p>
          </table:table-cell>
        </table:table-row>
        <table:table-row>
          <table:table-cell table:style-name="Table258.A2" office:value-type="string">
            <text:p text:style-name="P76"><text:a xlink:type="simple" xlink:href="#XulElement">org.zkoss.zul.impl.XulElement</text:a></text:p>
          </table:table-cell>
        </table:table-row>
        <table:table-row>
          <table:table-cell table:style-name="Table258.A2" office:value-type="string">
            <text:p text:style-name="P76"><text:a xlink:type="simple" xlink:href="#HtmlBasedComponent">org.zkoss.zk.ui.HtmlBasedComponent</text:a> </text:p>
          </table:table-cell>
        </table:table-row>
        <table:table-row table:style-name="Table258.5">
          <table:table-cell table:style-name="Table258.A2" office:value-type="string">
            <text:p text:style-name="P76"><text:a xlink:type="simple" xlink:href="#AbstractComponent">org.zkoss.zk.ui.AbstractComponent </text:a></text:p>
          </table:table-cell>
        </table:table-row>
      </table:table>
      <text:p text:style-name="P71"/>
      <text:h text:style-name="Heading_20_3" text:outline-level="3"><text:bookmark-start text:name="West"/>West<text:bookmark-end text:name="West"/></text:h>
      <text:p text:style-name="P131">This component is a west region. The default class of CSS is specified "layout-region-west".</text:p>
      <text:p text:style-name="Text_20_body_20_indent"/>
      <text:p text:style-name="P123"><draw:frame draw:style-name="fr6" draw:name="graphics166" text:anchor-type="paragraph" svg:width="11.665cm" svg:height="6.1cm" draw:z-index="6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7" text:outline-level="4">Class Name</text:h>
      <text:p text:style-name="P58"><text:span text:style-name="T56">org.zkoss.zkex.zul.West</text:span></text:p>
      <text:h text:style-name="P79" text:outline-level="4">Supported Child Components</text:h>
      <text:p text:style-name="Text_20_body_20_indent_20_2">*NONE</text:p>
      <text:h text:style-name="P79" text:outline-level="4">Supported Events<text:tab/> </text:h>
      <table:table table:name="Table259" table:style-name="Table259">
        <table:table-column table:style-name="Table259.A"/>
        <table:table-column table:style-name="Table259.B"/>
        <table:table-header-rows>
          <table:table-row>
            <table:table-cell table:style-name="Table259.A1" office:value-type="string">
              <text:p text:style-name="P67">Name</text:p>
            </table:table-cell>
            <table:table-cell table:style-name="Table259.B1" office:value-type="string">
              <text:p text:style-name="P67">Inherited From</text:p>
            </table:table-cell>
          </table:table-row>
        </table:table-header-rows>
        <table:table-row>
          <table:table-cell table:style-name="Table259.A2" office:value-type="string">
            <text:p text:style-name="P62"><text:span text:style-name="Source_20_Text">OnOpen</text:span></text:p>
          </table:table-cell>
          <table:table-cell table:style-name="Table259.B2" office:value-type="string">
            <text:p text:style-name="Table_20_Contents"><text:a xlink:type="simple" xlink:href="#OpenEvent"><text:span text:style-name="T150">org.zkoss.zk.ui.event.OpenEvent</text:span></text:a></text:p>
            <text:p text:style-name="Table_20_Contents"><text:span text:style-name="T151"/></text:p>
            <text:p text:style-name="Table_20_Contents"><text:span text:style-name="T163">Description: </text:span><text:span text:style-name="T164">When a layout is collapsed or opened by a user, the </text:span><text:span text:style-name="T38">onOpen</text:span><text:span text:style-name="T164"> event is sent to the application.</text:span></text:p>
          </table:table-cell>
        </table:table-row>
      </table:table>
      <text:h text:style-name="P93" text:outline-level="4">Properties</text:h>
      <table:table table:name="Table260" table:style-name="Table260">
        <table:table-column table:style-name="Table260.A"/>
        <table:table-column table:style-name="Table260.B"/>
        <table:table-column table:style-name="Table260.C"/>
        <table:table-column table:style-name="Table260.D"/>
        <table:table-header-rows>
          <table:table-row>
            <table:table-cell table:style-name="Table260.A1" office:value-type="string">
              <text:p text:style-name="P59">Property</text:p>
            </table:table-cell>
            <table:table-cell table:style-name="Table260.A1" office:value-type="string">
              <text:p text:style-name="P59">Description</text:p>
            </table:table-cell>
            <table:table-cell table:style-name="Table260.A1" office:value-type="string">
              <text:p text:style-name="P59">Data Type</text:p>
            </table:table-cell>
            <table:table-cell table:style-name="Table260.D1" office:value-type="string">
              <text:p text:style-name="P59">Default Value</text:p>
            </table:table-cell>
          </table:table-row>
        </table:table-header-rows>
        <table:table-row>
          <table:table-cell table:style-name="Table260.A2" office:value-type="string">
            <text:p text:style-name="P60"><text:span text:style-name="T34">size</text:span></text:p>
          </table:table-cell>
          <table:table-cell table:style-name="Table260.A2" office:value-type="string">
            <text:p text:style-name="P94">Sets the size of this region.</text:p>
          </table:table-cell>
          <table:table-cell table:style-name="Table260.A2" office:value-type="string">
            <text:p text:style-name="P60"><text:span text:style-name="T34">java.lang.String</text:span></text:p>
          </table:table-cell>
          <table:table-cell table:style-name="Table260.D2" office:value-type="string">
            <text:p text:style-name="P62"><text:span text:style-name="T36">null</text:span></text:p>
          </table:table-cell>
        </table:table-row>
      </table:table>
      <text:p text:style-name="P95"/>
      <text:h text:style-name="P79" text:outline-level="4">Methods</text:h>
      <table:table table:name="Table261" table:style-name="Table261">
        <table:table-column table:style-name="Table261.A"/>
        <table:table-column table:style-name="Table261.B"/>
        <table:table-column table:style-name="Table261.C"/>
        <table:table-header-rows>
          <table:table-row>
            <table:table-cell table:style-name="Table261.A1" office:value-type="string">
              <text:p text:style-name="Table_20_Heading">Name</text:p>
            </table:table-cell>
            <table:table-cell table:style-name="Table261.A1" office:value-type="string">
              <text:p text:style-name="Table_20_Heading">Description</text:p>
            </table:table-cell>
            <table:table-cell table:style-name="Table261.C1" office:value-type="string">
              <text:p text:style-name="Table_20_Heading">Return Data Type</text:p>
            </table:table-cell>
          </table:table-row>
        </table:table-header-rows>
        <table:table-row>
          <table:table-cell table:style-name="Table261.A2" office:value-type="string">
            <text:p text:style-name="Text_20_body"><text:span text:style-name="Source_20_Text">getPosition()</text:span></text:p>
          </table:table-cell>
          <table:table-cell table:style-name="Table261.A2" office:value-type="string">
            <text:p text:style-name="Text_20_body">Returns <text:span text:style-name="Source_20_Text">Borderlayout.NORTH.</text:span></text:p>
          </table:table-cell>
          <table:table-cell table:style-name="Table261.C2" office:value-type="string">
            <text:p text:style-name="Table_20_Contents"><text:span text:style-name="T37">java.lang.String</text:span></text:p>
          </table:table-cell>
        </table:table-row>
        <table:table-row>
          <table:table-cell table:style-name="Table261.A2" office:value-type="string">
            <text:p text:style-name="Text_20_body">setWidth(java.lang.String width)</text:p>
          </table:table-cell>
          <table:table-cell table:style-name="Table261.A2" office:value-type="string">
            <text:p text:style-name="Text_20_body">The width can't be specified in this component because its width is determined by other region components (West or East).</text:p>
          </table:table-cell>
          <table:table-cell table:style-name="Table261.C2" office:value-type="string">
            <text:p text:style-name="Table_20_Contents">void</text:p>
          </table:table-cell>
        </table:table-row>
      </table:table>
      <text:h text:style-name="P78" text:outline-level="4">Inherited From </text:h>
      <table:table table:name="Table262" table:style-name="Table262">
        <table:table-column table:style-name="Table262.A"/>
        <table:table-header-rows>
          <table:table-row>
            <table:table-cell table:style-name="Table262.A1" office:value-type="string">
              <text:p text:style-name="P67">Inherited From</text:p>
            </table:table-cell>
          </table:table-row>
        </table:table-header-rows>
        <table:table-row table:style-name="Table262.2">
          <table:table-cell table:style-name="Table262.A2" office:value-type="string">
            <text:p text:style-name="P90"><text:a xlink:type="simple" xlink:href="#LayoutRegion"><text:span text:style-name="T61">org.zkoss.zkex.zul.LayoutRegion </text:span></text:a></text:p>
          </table:table-cell>
        </table:table-row>
        <table:table-row table:style-name="Table262.2">
          <table:table-cell table:style-name="Table262.A2" office:value-type="string">
            <text:p text:style-name="P90"><text:span text:style-name="T62"><text:s/></text:span><text:a xlink:type="simple" xlink:href="#HtmlBasedComponent">org.zkoss.zk.ui.HtmlBasedComponent</text:a><text:span text:style-name="T62"> </text:span></text:p>
          </table:table-cell>
        </table:table-row>
        <table:table-row table:style-name="Table262.2">
          <table:table-cell table:style-name="Table262.A2" office:value-type="string">
            <text:p text:style-name="P90"><text:s/><text:a xlink:type="simple" xlink:href="#AbstractComponent">org.zkoss.zk.ui.AbstractComponent </text:a></text:p>
          </table:table-cell>
        </table:table-row>
      </table:table>
      <text:p text:style-name="P71"/>
      <text:h text:style-name="Heading_20_3" text:outline-level="3"><text:bookmark-start text:name="Window"/>Window<text:bookmark-end text:name="Window"/></text:h>
      <text:p text:style-name="P57">A window is, like HTML DIV tag, used to group components. Unlike other components, a window has the following characteristics. <text:s/></text:p>
      <text:list text:style-name="L9">
        <text:list-item>
          <text:p text:style-name="P221">A window is an owner of an ID space. Any component contained in a window, including itself, could be found by use of the getFellow method, if it is assigned with an identifier.</text:p>
        </text:list-item>
        <text:list-item>
          <text:p text:style-name="P221">A window could be overlapped, popup, and embedded.</text:p>
        </text:list-item>
        <text:list-item>
          <text:p text:style-name="P221">A window could be a modal dialog.</text:p>
        </text:list-item>
      </text:list>
      <text:p text:style-name="P96"><draw:frame draw:style-name="fr2" draw:name="graphics167" text:anchor-type="paragraph" svg:width="16.999cm" svg:height="1.252cm" draw:z-index="67"><draw:image xlink:href="../images/window.PNG" xlink:type="simple" xlink:show="embed" xlink:actuate="onLoad"/></draw:frame></text:p>
      <text:p text:style-name="Code_20_Indent_20_2">&lt;hbox&gt;</text:p>
      <text:p text:style-name="Code_20_Indent_20_2"><text:tab/>&lt;window title="Embedded Style" border="normal" width="200px"&gt;</text:p>
      <text:p text:style-name="Code_20_Indent_20_2"><text:tab/><text:tab/>Hello, Embedded!</text:p>
      <text:p text:style-name="Code_20_Indent_20_2"><text:tab/>&lt;/window&gt;</text:p>
      <text:p text:style-name="Code_20_Indent_20_2"><text:tab/>&lt;window title="Cyan Style" sclass="wndcyan" border="normal" width="200px"&gt;</text:p>
      <text:p text:style-name="Code_20_Indent_20_2"><text:tab/><text:tab/>Hello, Cyan!</text:p>
      <text:p text:style-name="Code_20_Indent_20_2"><text:tab/>&lt;/window&gt;</text:p>
      <text:p text:style-name="Code_20_Indent_20_2"><text:tab/>&lt;window title="Popup Style" sclass="popup" border="normal" width="200px"&gt;</text:p>
      <text:p text:style-name="Code_20_Indent_20_2"><text:tab/><text:tab/>Hello, Popup!</text:p>
      <text:p text:style-name="Code_20_Indent_20_2"><text:tab/>&lt;/window&gt;</text:p>
      <text:p text:style-name="Code_20_Indent_20_2"><text:tab/>&lt;window title="Modal Style" sclass="modal" border="normal" width="200px"&gt;</text:p>
      <text:p text:style-name="Code_20_Indent_20_2"><text:tab/><text:tab/>Hello, Modal!</text:p>
      <text:p text:style-name="Code_20_Indent_20_2"><text:tab/>&lt;/window&gt;</text:p>
      <text:p text:style-name="Code_20_Indent_20_2">&lt;/hbox&gt;</text:p>
      <text:h text:style-name="P77" text:outline-level="4">Class Name</text:h>
      <text:p text:style-name="P58"><text:span text:style-name="T33">org.zkoss.zul.Window</text:span></text:p>
      <text:h text:style-name="P79" text:outline-level="4">Supported Child Components</text:h>
      <text:p text:style-name="Text_20_body_20_indent_20_2">*ALL</text:p>
      <text:h text:style-name="P79" text:outline-level="4">Supported Events</text:h>
      <text:h text:style-name="P99" text:outline-level="4"/>
      <table:table table:name="Table263" table:style-name="Table263">
        <table:table-column table:style-name="Table263.A"/>
        <table:table-column table:style-name="Table263.B"/>
        <table:table-header-rows>
          <table:table-row>
            <table:table-cell table:style-name="Table263.A1" office:value-type="string">
              <text:p text:style-name="P67">Name</text:p>
            </table:table-cell>
            <table:table-cell table:style-name="Table263.B1" office:value-type="string">
              <text:p text:style-name="P67">Event Type</text:p>
            </table:table-cell>
          </table:table-row>
        </table:table-header-rows>
        <table:table-row>
          <table:table-cell table:style-name="Table263.A2" office:value-type="string">
            <text:p text:style-name="P62"><text:span text:style-name="Source_20_Text">onMove </text:span></text:p>
          </table:table-cell>
          <table:table-cell table:style-name="Table263.B2" office:value-type="string">
            <text:p text:style-name="P80"><text:span text:style-name="T3">Event:</text:span><text:span text:style-name="T67"> <text:s/></text:span><text:a xlink:type="simple" xlink:href="#Event"><text:span text:style-name="T46">org.zkoss.ui.zk.ui.event.Event</text:span></text:a></text:p>
            <text:p text:style-name="P222">Denotes the close button is pressed by a user, and the</text:p>
            <text:p text:style-name="P222">component shall detach itself.</text:p>
          </table:table-cell>
        </table:table-row>
        <table:table-row>
          <table:table-cell table:style-name="Table263.A2" office:value-type="string">
            <text:p text:style-name="P62"><text:span text:style-name="Source_20_Text">onOpen </text:span></text:p>
          </table:table-cell>
          <table:table-cell table:style-name="Table263.B2" office:value-type="string">
            <text:p text:style-name="P80"><text:span text:style-name="T3">Event: </text:span><text:a xlink:type="simple" xlink:href="#OpenEvent"><text:span text:style-name="T46">org.zkoss.zk.ui.event.OpenEvent</text:span></text:a></text:p>
            <text:p text:style-name="P80"><text:span text:style-name="T67">Denotes user has opened or closed a component.</text:span><text:span text:style-name="T41"> </text:span></text:p>
            <text:p text:style-name="P80"><text:span text:style-name="T49">Note:</text:span></text:p>
            <text:p text:style-name="P80"><text:span text:style-name="T67">Unlike </text:span><text:span text:style-name="T41">onClose</text:span><text:span text:style-name="T67">, this event is only a notification. The</text:span></text:p>
            <text:p text:style-name="P222">client sends this event after opening or closing the</text:p>
            <text:p text:style-name="P222">component.</text:p>
            <text:p text:style-name="P222">It is useful to implement load-on-demand by listening to</text:p>
            <text:p text:style-name="P80"><text:span text:style-name="T67">the </text:span><text:span text:style-name="T41">onOpen</text:span><text:span text:style-name="T67"> event, and creating components when the</text:span></text:p>
            <text:p text:style-name="P222">first time the component is opened.</text:p>
          </table:table-cell>
        </table:table-row>
        <table:table-row>
          <table:table-cell table:style-name="Table263.A2" office:value-type="string">
            <text:p text:style-name="P62"><text:span text:style-name="Source_20_Text">onClose </text:span></text:p>
          </table:table-cell>
          <table:table-cell table:style-name="Table263.B2" office:value-type="string">
            <text:p text:style-name="P80"><text:span text:style-name="T3">Event:</text:span><text:span text:style-name="T67"> </text:span><text:a xlink:type="simple" xlink:href="#Event"><text:span text:style-name="T46">org.zkoss.ui.zk.ui.event.Event</text:span></text:a></text:p>
            <text:p text:style-name="P222">Denotes the close button is pressed by a user, and the</text:p>
            <text:p text:style-name="P222">component shall detach itself.</text:p>
          </table:table-cell>
        </table:table-row>
        <table:table-row>
          <table:table-cell table:style-name="Table263.A2" office:value-type="string">
            <text:p text:style-name="P62"><text:span text:style-name="Source_20_Text">onOK </text:span></text:p>
          </table:table-cell>
          <table:table-cell table:style-name="Table263.B2" office:value-type="string">
            <text:p text:style-name="P80"><text:span text:style-name="T3">Event:</text:span><text:span text:style-name="Source_20_Text"> </text:span><text:a xlink:type="simple" xlink:href="#KeyEvent"><text:span text:style-name="Source_20_Text">org.zkoss.zk.ui.event.KeyEvent</text:span></text:a></text:p>
            <text:p text:style-name="P80">Denotes user has pressed the ENTER key.</text:p>
          </table:table-cell>
        </table:table-row>
        <table:table-row>
          <table:table-cell table:style-name="Table263.A2" office:value-type="string">
            <text:p text:style-name="P62"><text:span text:style-name="Source_20_Text">onCacnel </text:span></text:p>
          </table:table-cell>
          <table:table-cell table:style-name="Table263.B2" office:value-type="string">
            <text:p text:style-name="P80"><text:span text:style-name="T3">Event:</text:span><text:span text:style-name="Source_20_Text"> </text:span><text:a xlink:type="simple" xlink:href="#KeyEvent"><text:span text:style-name="Source_20_Text">org.zkoss.zk.ui.event.KeyEvent</text:span></text:a></text:p>
            <text:p text:style-name="P80"><text:span text:style-name="Source_20_Text">Denotes user has pressed the ESC key.</text:span></text:p>
          </table:table-cell>
        </table:table-row>
        <table:table-row>
          <table:table-cell table:style-name="Table263.A2" office:value-type="string">
            <text:p text:style-name="P62">onCtrlKey</text:p>
          </table:table-cell>
          <table:table-cell table:style-name="Table263.B2" office:value-type="string">
            <text:p text:style-name="P80"><text:span text:style-name="T3">Event: </text:span><text:a xlink:type="simple" xlink:href="#KeyEvent"><text:span text:style-name="Source_20_Text">org.zkoss.zk.ui.event.KeyEvent</text:span></text:a></text:p>
            <text:p text:style-name="P80">Denotes user has pressed a special key, such as PgUp, Home and a key combined with the Ctrl or Alt key. Refer to the ctrlKeys Property section below for details.</text:p>
          </table:table-cell>
        </table:table-row>
      </table:table>
      <text:h text:style-name="P85" text:outline-level="4">Properties</text:h>
      <table:table table:name="Table264" table:style-name="Table264">
        <table:table-column table:style-name="Table264.A"/>
        <table:table-column table:style-name="Table264.B"/>
        <table:table-column table:style-name="Table264.C"/>
        <table:table-column table:style-name="Table264.D"/>
        <table:table-header-rows>
          <table:table-row>
            <table:table-cell table:style-name="Table264.A1" office:value-type="string">
              <text:p text:style-name="P59">Property</text:p>
            </table:table-cell>
            <table:table-cell table:style-name="Table264.A1" office:value-type="string">
              <text:p text:style-name="P59">Description</text:p>
            </table:table-cell>
            <table:table-cell table:style-name="Table264.A1" office:value-type="string">
              <text:p text:style-name="P59">Data Type</text:p>
            </table:table-cell>
            <table:table-cell table:style-name="Table264.D1" office:value-type="string">
              <text:p text:style-name="P59">Default Value</text:p>
            </table:table-cell>
          </table:table-row>
        </table:table-header-rows>
        <table:table-row>
          <table:table-cell table:style-name="Table264.A2" office:value-type="string">
            <text:p text:style-name="P141"><text:span text:style-name="T101">border </text:span></text:p>
          </table:table-cell>
          <table:table-cell table:style-name="Table264.A2" office:value-type="string">
            <text:p text:style-name="P223">Sets the border </text:p>
            <text:p text:style-name="P141"><text:span text:style-name="T165">Values: </text:span><text:span text:style-name="T166">none</text:span><text:span text:style-name="T167"> | </text:span><text:span text:style-name="T166">normal</text:span><text:span text:style-name="T167"> </text:span></text:p>
          </table:table-cell>
          <table:table-cell table:style-name="Table264.A2" office:value-type="string">
            <text:p text:style-name="P60"><text:span text:style-name="T34">java.lang.String</text:span></text:p>
          </table:table-cell>
          <table:table-cell table:style-name="Table264.D2" office:value-type="string">
            <text:p text:style-name="P62"><text:span text:style-name="T36">none</text:span></text:p>
          </table:table-cell>
        </table:table-row>
        <table:table-row>
          <table:table-cell table:style-name="Table264.A2" office:value-type="string">
            <text:p text:style-name="P72"><text:span text:style-name="Source_20_Text">closable</text:span></text:p>
          </table:table-cell>
          <table:table-cell table:style-name="Table264.A2" office:value-type="string">
            <text:p text:style-name="P63">Sets whether to show a close button on the title bar. </text:p>
          </table:table-cell>
          <table:table-cell table:style-name="Table264.A2" office:value-type="string">
            <text:p text:style-name="P60"><text:span text:style-name="T34">boolean</text:span></text:p>
          </table:table-cell>
          <table:table-cell table:style-name="Table264.D2" office:value-type="string">
            <text:p text:style-name="P60"><text:span text:style-name="T34">false</text:span></text:p>
          </table:table-cell>
        </table:table-row>
        <table:table-row table:style-name="Table264.4">
          <table:table-cell table:style-name="Table264.A2" office:value-type="string">
            <text:p text:style-name="P72"><text:span text:style-name="Source_20_Text">contentStyle</text:span></text:p>
          </table:table-cell>
          <table:table-cell table:style-name="Table264.B4" office:value-type="string">
            <text:p text:style-name="P64">Sets the CSS style for the content block of the window. </text:p>
          </table:table-cell>
          <table:table-cell table:style-name="Table264.A2" office:value-type="string">
            <text:p text:style-name="P60"><text:span text:style-name="T34">java.lang.String</text:span></text:p>
          </table:table-cell>
          <table:table-cell table:style-name="Table264.D2" office:value-type="string">
            <text:p text:style-name="P65"><text:span text:style-name="Source_20_Text">&lt;empty string&gt;</text:span></text:p>
          </table:table-cell>
        </table:table-row>
        <table:table-row table:style-name="Table264.4">
          <table:table-cell table:style-name="Table264.A2" office:value-type="string">
            <text:p text:style-name="P72"><text:span text:style-name="Source_20_Text">ctrlKeys</text:span></text:p>
          </table:table-cell>
          <table:table-cell table:style-name="Table264.B4" office:value-type="string">
            <text:p text:style-name="P80">Sets what keystrokes to intercept. </text:p>
          </table:table-cell>
          <table:table-cell table:style-name="Table264.A2" office:value-type="string">
            <text:p text:style-name="P60"><text:span text:style-name="T34">java.lang.String</text:span></text:p>
          </table:table-cell>
          <table:table-cell table:style-name="Table264.D2" office:value-type="string">
            <text:p text:style-name="P62"><text:span text:style-name="T36">&lt;null&gt;</text:span></text:p>
          </table:table-cell>
        </table:table-row>
        <table:table-row table:style-name="Table264.4">
          <table:table-cell table:style-name="Table264.A2" office:value-type="string">
            <text:p text:style-name="P72"><text:span text:style-name="Source_20_Text">draggable</text:span></text:p>
          </table:table-cell>
          <table:table-cell table:style-name="Table264.B4" office:value-type="string">
            <text:p text:style-name="P64"/>
          </table:table-cell>
          <table:table-cell table:style-name="Table264.A2" office:value-type="string">
            <text:p text:style-name="P60"><text:span text:style-name="T34">java.lang.String</text:span></text:p>
          </table:table-cell>
          <table:table-cell table:style-name="Table264.D2" office:value-type="string">
            <text:p text:style-name="P83"><text:span text:style-name="Source_20_Text">&lt;null&gt;</text:span></text:p>
          </table:table-cell>
        </table:table-row>
        <table:table-row table:style-name="Table264.4">
          <table:table-cell table:style-name="Table264.A2" office:value-type="string">
            <text:p text:style-name="P72"><text:span text:style-name="Source_20_Text">mode</text:span></text:p>
          </table:table-cell>
          <table:table-cell table:style-name="Table264.B4" office:value-type="string">
            <text:p text:style-name="P64">Sets the mode of window.</text:p>
            <text:p text:style-name="P120"><text:span text:style-name="T165">Values: </text:span><text:s/><text:span text:style-name="Source_20_Text">overlapped</text:span> | <text:s/><text:span text:style-name="Source_20_Text">popup</text:span> | <text:s/><text:span text:style-name="Source_20_Text">modal</text:span> | <text:span text:style-name="Source_20_Text">embedded</text:span> | <text:span text:style-name="Source_20_Text">highlighted</text:span>. </text:p>
          </table:table-cell>
          <table:table-cell table:style-name="Table264.A2" office:value-type="string">
            <text:p text:style-name="P60"><text:span text:style-name="T34">int</text:span></text:p>
          </table:table-cell>
          <table:table-cell table:style-name="Table264.D2" office:value-type="string">
            <text:p text:style-name="P60"><text:span text:style-name="T34">0</text:span></text:p>
          </table:table-cell>
        </table:table-row>
        <table:table-row table:style-name="Table264.4">
          <table:table-cell table:style-name="Table264.A2" office:value-type="string">
            <text:p text:style-name="P72"><text:span text:style-name="Source_20_Text">position</text:span></text:p>
          </table:table-cell>
          <table:table-cell table:style-name="Table264.B4" office:value-type="string">
            <text:p text:style-name="P64">Sets how to position the window at the client screen. </text:p>
          </table:table-cell>
          <table:table-cell table:style-name="Table264.A2" office:value-type="string">
            <text:p text:style-name="P60"><text:span text:style-name="T34">java.lang.String</text:span></text:p>
          </table:table-cell>
          <table:table-cell table:style-name="Table264.D2" office:value-type="string">
            <text:p text:style-name="P60"><text:span text:style-name="Source_20_Text">&lt;null&gt;</text:span></text:p>
          </table:table-cell>
        </table:table-row>
        <table:table-row table:style-name="Table264.4">
          <table:table-cell table:style-name="Table264.A2" office:value-type="string">
            <text:p text:style-name="P72"><text:span text:style-name="Source_20_Text">sizable</text:span></text:p>
          </table:table-cell>
          <table:table-cell table:style-name="Table264.B4" office:value-type="string">
            <text:p text:style-name="P64">Sets whether the window is sizable. </text:p>
          </table:table-cell>
          <table:table-cell table:style-name="Table264.A2" office:value-type="string">
            <text:p text:style-name="P60"><text:span text:style-name="Source_20_Text">boolean</text:span></text:p>
          </table:table-cell>
          <table:table-cell table:style-name="Table264.D2" office:value-type="string">
            <text:p text:style-name="P60"><text:span text:style-name="Source_20_Text">false</text:span></text:p>
          </table:table-cell>
        </table:table-row>
        <table:table-row table:style-name="Table264.4">
          <table:table-cell table:style-name="Table264.A2" office:value-type="string">
            <text:p text:style-name="P72"><text:span text:style-name="Source_20_Text">title</text:span></text:p>
          </table:table-cell>
          <table:table-cell table:style-name="Table264.B4" office:value-type="string">
            <text:p text:style-name="P64">Sets the title. </text:p>
          </table:table-cell>
          <table:table-cell table:style-name="Table264.A2" office:value-type="string">
            <text:p text:style-name="P60"><text:span text:style-name="T34">java.lang.String</text:span></text:p>
          </table:table-cell>
          <table:table-cell table:style-name="Table264.D2" office:value-type="string">
            <text:p text:style-name="P65"><text:span text:style-name="Source_20_Text">&lt;empty string&gt;</text:span></text:p>
          </table:table-cell>
        </table:table-row>
        <table:table-row table:style-name="Table264.4">
          <table:table-cell table:style-name="Table264.A2" office:value-type="string">
            <text:p text:style-name="P72"><text:span text:style-name="Source_20_Text">visible</text:span></text:p>
          </table:table-cell>
          <table:table-cell table:style-name="Table264.B4" office:value-type="string">
            <text:p text:style-name="P64">Changes the visibility of the window. </text:p>
          </table:table-cell>
          <table:table-cell table:style-name="Table264.A2" office:value-type="string">
            <text:p text:style-name="P60"><text:span text:style-name="Source_20_Text">boolean</text:span></text:p>
          </table:table-cell>
          <table:table-cell table:style-name="Table264.D2" office:value-type="string">
            <text:p text:style-name="P60"><text:span text:style-name="Source_20_Text">false</text:span></text:p>
          </table:table-cell>
        </table:table-row>
      </table:table>
      <text:p text:style-name="P66"/>
      <text:h text:style-name="P79" text:outline-level="4">Methods</text:h>
      <table:table table:name="Table265" table:style-name="Table265">
        <table:table-column table:style-name="Table265.A"/>
        <table:table-column table:style-name="Table265.B"/>
        <table:table-column table:style-name="Table265.C"/>
        <table:table-header-rows>
          <table:table-row>
            <table:table-cell table:style-name="Table265.A1" office:value-type="string">
              <text:p text:style-name="Table_20_Heading">Name</text:p>
            </table:table-cell>
            <table:table-cell table:style-name="Table265.A1" office:value-type="string">
              <text:p text:style-name="Table_20_Heading">Description</text:p>
            </table:table-cell>
            <table:table-cell table:style-name="Table265.C1" office:value-type="string">
              <text:p text:style-name="Table_20_Heading">Return Data Type</text:p>
            </table:table-cell>
          </table:table-row>
        </table:table-header-rows>
        <table:table-row>
          <table:table-cell table:style-name="Table265.A2" office:value-type="string">
            <text:p text:style-name="P70"><text:span text:style-name="Source_20_Text">clone()</text:span></text:p>
          </table:table-cell>
          <table:table-cell table:style-name="Table265.A2" office:value-type="string">
            <text:p text:style-name="Table_20_Contents"/>
          </table:table-cell>
          <table:table-cell table:style-name="Table265.C2" office:value-type="string">
            <text:p text:style-name="P70"><text:span text:style-name="T37">java.lang.Object</text:span></text:p>
          </table:table-cell>
        </table:table-row>
        <table:table-row>
          <table:table-cell table:style-name="Table265.A2" office:value-type="string">
            <text:p text:style-name="P70"><text:span text:style-name="Source_20_Text">doEmbedded()</text:span></text:p>
          </table:table-cell>
          <table:table-cell table:style-name="Table265.A2" office:value-type="string">
            <text:p text:style-name="Text_20_body">Makes this window as embeded with other components </text:p>
          </table:table-cell>
          <table:table-cell table:style-name="Table265.C2" office:value-type="string">
            <text:p text:style-name="P70"><text:span text:style-name="T37">void</text:span></text:p>
          </table:table-cell>
        </table:table-row>
        <table:table-row>
          <table:table-cell table:style-name="Table265.A2" office:value-type="string">
            <text:p text:style-name="P70"><text:span text:style-name="Source_20_Text">doHighlighted()</text:span></text:p>
          </table:table-cell>
          <table:table-cell table:style-name="Table265.A2" office:value-type="string">
            <text:p text:style-name="Text_20_body">Makes this window as highlited.</text:p>
          </table:table-cell>
          <table:table-cell table:style-name="Table265.C2" office:value-type="string">
            <text:p text:style-name="P70"><text:span text:style-name="T37">void</text:span></text:p>
          </table:table-cell>
        </table:table-row>
        <table:table-row>
          <table:table-cell table:style-name="Table265.A2" office:value-type="string">
            <text:p text:style-name="P70"><text:span text:style-name="Source_20_Text">doModal()</text:span></text:p>
          </table:table-cell>
          <table:table-cell table:style-name="Table265.A2" office:value-type="string">
            <text:p text:style-name="Text_20_body">Makes this window as a modal dialog.</text:p>
          </table:table-cell>
          <table:table-cell table:style-name="Table265.C2" office:value-type="string">
            <text:p text:style-name="P70"><text:span text:style-name="Source_20_Text">void</text:span></text:p>
          </table:table-cell>
        </table:table-row>
        <table:table-row>
          <table:table-cell table:style-name="Table265.A2" office:value-type="string">
            <text:p text:style-name="P70"><text:span text:style-name="Source_20_Text">doOverlapped()</text:span></text:p>
          </table:table-cell>
          <table:table-cell table:style-name="Table265.A2" office:value-type="string">
            <text:p text:style-name="Text_20_body">Makes this window as overlapped with other components.</text:p>
          </table:table-cell>
          <table:table-cell table:style-name="Table265.C2" office:value-type="string">
            <text:p text:style-name="P70"><text:span text:style-name="T37">void</text:span></text:p>
          </table:table-cell>
        </table:table-row>
        <table:table-row>
          <table:table-cell table:style-name="Table265.A2" office:value-type="string">
            <text:p text:style-name="P70"><text:span text:style-name="Source_20_Text">doPopup()</text:span></text:p>
          </table:table-cell>
          <table:table-cell table:style-name="Table265.A2" office:value-type="string">
            <text:p text:style-name="Standard">Makes this window as popup, which is overlapped with other </text:p>
            <text:p text:style-name="Text_20_body">component and auto-hiden when user clicks outside of the window.</text:p>
          </table:table-cell>
          <table:table-cell table:style-name="Table265.C2" office:value-type="string">
            <text:p text:style-name="P70"><text:span text:style-name="T37">void</text:span></text:p>
          </table:table-cell>
        </table:table-row>
        <table:table-row>
          <table:table-cell table:style-name="Table265.A2" office:value-type="string">
            <text:p text:style-name="P70"><text:span text:style-name="Source_20_Text">getContentSclass()</text:span></text:p>
          </table:table-cell>
          <table:table-cell table:style-name="Table265.A2" office:value-type="string">
            <text:p text:style-name="Text_20_body">Returns the style class used for the content block.</text:p>
          </table:table-cell>
          <table:table-cell table:style-name="Table265.C2" office:value-type="string">
            <text:p text:style-name="P70"><text:span text:style-name="Source_20_Text">java.lang.String </text:span></text:p>
          </table:table-cell>
        </table:table-row>
        <table:table-row>
          <table:table-cell table:style-name="Table265.A2" office:value-type="string">
            <text:p text:style-name="P70"><text:span text:style-name="Source_20_Text">getOuterAttrs() </text:span></text:p>
          </table:table-cell>
          <table:table-cell table:style-name="Table265.A2" office:value-type="string">
            <text:p text:style-name="Standard"/>
          </table:table-cell>
          <table:table-cell table:style-name="Table265.C2" office:value-type="string">
            <text:p text:style-name="P70"><text:span text:style-name="Source_20_Text"><text:s/>java.lang.String <text:tab/></text:span></text:p>
          </table:table-cell>
        </table:table-row>
        <table:table-row>
          <table:table-cell table:style-name="Table265.A2" office:value-type="string">
            <text:p text:style-name="P70"><text:span text:style-name="Source_20_Text">getTitleSclass()</text:span></text:p>
          </table:table-cell>
          <table:table-cell table:style-name="Table265.A2" office:value-type="string">
            <text:p text:style-name="Text_20_body">Returns the style class used for the title.</text:p>
          </table:table-cell>
          <table:table-cell table:style-name="Table265.C2" office:value-type="string">
            <text:p text:style-name="P70"><text:span text:style-name="Source_20_Text">java.lang.String </text:span></text:p>
          </table:table-cell>
        </table:table-row>
        <table:table-row>
          <table:table-cell table:style-name="Table265.A2" office:value-type="string">
            <text:p text:style-name="P70"><text:span text:style-name="Source_20_Text">inEmbedded()</text:span></text:p>
          </table:table-cell>
          <table:table-cell table:style-name="Table265.A2" office:value-type="string">
            <text:p text:style-name="Text_20_body">Returns whether this is embedded with other components </text:p>
          </table:table-cell>
          <table:table-cell table:style-name="Table265.C2" office:value-type="string">
            <text:p text:style-name="P70"><text:span text:style-name="Source_20_Text">boolean</text:span></text:p>
          </table:table-cell>
        </table:table-row>
        <table:table-row>
          <table:table-cell table:style-name="Table265.A2" office:value-type="string">
            <text:p text:style-name="P70"><text:span text:style-name="Source_20_Text">inHighlighted()</text:span></text:p>
          </table:table-cell>
          <table:table-cell table:style-name="Table265.A2" office:value-type="string">
            <text:p text:style-name="Text_20_body">Returns whether this is a highlighted window.</text:p>
          </table:table-cell>
          <table:table-cell table:style-name="Table265.C2" office:value-type="string">
            <text:p text:style-name="P70"><text:span text:style-name="Source_20_Text">boolean</text:span></text:p>
          </table:table-cell>
        </table:table-row>
        <table:table-row>
          <table:table-cell table:style-name="Table265.A2" office:value-type="string">
            <text:p text:style-name="P70"><text:span text:style-name="Source_20_Text">inModal()</text:span></text:p>
          </table:table-cell>
          <table:table-cell table:style-name="Table265.A2" office:value-type="string">
            <text:p text:style-name="Text_20_body">Returns whether this is a modal dialog.</text:p>
          </table:table-cell>
          <table:table-cell table:style-name="Table265.C2" office:value-type="string">
            <text:p text:style-name="P70"><text:span text:style-name="Source_20_Text">boolean</text:span></text:p>
          </table:table-cell>
        </table:table-row>
        <table:table-row>
          <table:table-cell table:style-name="Table265.A2" office:value-type="string">
            <text:p text:style-name="P70"><text:span text:style-name="Source_20_Text">inOverlapped()</text:span></text:p>
          </table:table-cell>
          <table:table-cell table:style-name="Table265.A2" office:value-type="string">
            <text:p text:style-name="Text_20_body">Returns whether this is a overlapped window.</text:p>
          </table:table-cell>
          <table:table-cell table:style-name="Table265.C2" office:value-type="string">
            <text:p text:style-name="P70"><text:span text:style-name="Source_20_Text">boolean</text:span></text:p>
          </table:table-cell>
        </table:table-row>
        <table:table-row>
          <table:table-cell table:style-name="Table265.A2" office:value-type="string">
            <text:p text:style-name="P70"><text:span text:style-name="Source_20_Text">inPopup()</text:span></text:p>
          </table:table-cell>
          <table:table-cell table:style-name="Table265.A2" office:value-type="string">
            <text:p text:style-name="Text_20_body">Returns whether this is a popup window.</text:p>
          </table:table-cell>
          <table:table-cell table:style-name="Table265.C2" office:value-type="string">
            <text:p text:style-name="P70"><text:span text:style-name="Source_20_Text">boolean</text:span></text:p>
          </table:table-cell>
        </table:table-row>
        <table:table-row>
          <table:table-cell table:style-name="Table265.A2" office:value-type="string">
            <text:p text:style-name="Standard"><text:span text:style-name="Source_20_Text">insertBefore(org.zkoss.zk.ui.Component child, </text:span></text:p>
            <text:p text:style-name="P70"><text:span text:style-name="Source_20_Text">org.zkoss.zk.ui.Component insertBefore) </text:span></text:p>
          </table:table-cell>
          <table:table-cell table:style-name="Table265.A2" office:value-type="string">
            <text:p text:style-name="Text_20_body"/>
          </table:table-cell>
          <table:table-cell table:style-name="Table265.C2" office:value-type="string">
            <text:p text:style-name="P70"><text:span text:style-name="Source_20_Text">boolean</text:span></text:p>
          </table:table-cell>
        </table:table-row>
        <table:table-row>
          <table:table-cell table:style-name="Table265.A2" office:value-type="string">
            <text:p text:style-name="Text_20_body"><text:span text:style-name="Source_20_Text">onChildRemoved(org.zkoss.zk.ui.Component child)</text:span></text:p>
          </table:table-cell>
          <table:table-cell table:style-name="Table265.A2" office:value-type="string">
            <text:p text:style-name="Text_20_body"/>
          </table:table-cell>
          <table:table-cell table:style-name="Table265.C2" office:value-type="string">
            <text:p text:style-name="P70"><text:span text:style-name="Source_20_Text">void</text:span></text:p>
          </table:table-cell>
        </table:table-row>
        <table:table-row>
          <table:table-cell table:style-name="Table265.A2" office:value-type="string">
            <text:p text:style-name="Text_20_body"><text:span text:style-name="Source_20_Text">onClose()</text:span></text:p>
          </table:table-cell>
          <table:table-cell table:style-name="Table265.A2" office:value-type="string">
            <text:p text:style-name="Standard">Process the onClose event sent when the close button is </text:p>
            <text:p text:style-name="Text_20_body">pressed.</text:p>
          </table:table-cell>
          <table:table-cell table:style-name="Table265.C2" office:value-type="string">
            <text:p text:style-name="P70"><text:span text:style-name="Source_20_Text">void</text:span></text:p>
          </table:table-cell>
        </table:table-row>
        <table:table-row>
          <table:table-cell table:style-name="Table265.A2" office:value-type="string">
            <text:p text:style-name="Text_20_body"><text:span text:style-name="Source_20_Text">onModal()</text:span></text:p>
          </table:table-cell>
          <table:table-cell table:style-name="Table265.A2" office:value-type="string">
            <text:p text:style-name="Text_20_body">Process the onModal event by making itself a modal window.</text:p>
          </table:table-cell>
          <table:table-cell table:style-name="Table265.C2" office:value-type="string">
            <text:p text:style-name="P70"><text:bookmark-start text:name="DDE_LINK"/><text:span text:style-name="Source_20_Text">void</text:span><text:bookmark-end text:name="DDE_LINK"/></text:p>
          </table:table-cell>
        </table:table-row>
        <table:table-row>
          <table:table-cell table:style-name="Table265.A2" office:value-type="string">
            <text:p text:style-name="Text_20_body"><text:span text:style-name="Source_20_Text">setPage(org.zkoss.zk.ui.Page page)</text:span></text:p>
          </table:table-cell>
          <table:table-cell table:style-name="Table265.A2" office:value-type="string">
            <text:p text:style-name="Text_20_body"/>
          </table:table-cell>
          <table:table-cell table:style-name="Table265.C2" office:value-type="string">
            <text:p text:style-name="P70"><text:span text:style-name="Source_20_Text">void</text:span></text:p>
          </table:table-cell>
        </table:table-row>
        <table:table-row>
          <table:table-cell table:style-name="Table265.A2" office:value-type="string">
            <text:p text:style-name="Text_20_body"><text:span text:style-name="Source_20_Text">setParent(org.zkoss.zk.ui.Component parent)</text:span></text:p>
          </table:table-cell>
          <table:table-cell table:style-name="Table265.A2" office:value-type="string">
            <text:p text:style-name="Text_20_body"/>
          </table:table-cell>
          <table:table-cell table:style-name="Table265.C2" office:value-type="string">
            <text:p text:style-name="P70"><text:span text:style-name="Source_20_Text">void</text:span></text:p>
          </table:table-cell>
        </table:table-row>
      </table:table>
      <text:p text:style-name="P224"/>
      <text:p text:style-name="P224">Inherited From </text:p>
      <table:table table:name="Table266" table:style-name="Table266">
        <table:table-column table:style-name="Table266.A"/>
        <table:table-header-rows>
          <table:table-row>
            <table:table-cell table:style-name="Table266.A1" office:value-type="string">
              <text:p text:style-name="P67">Name</text:p>
            </table:table-cell>
          </table:table-row>
        </table:table-header-rows>
        <table:table-row>
          <table:table-cell table:style-name="Table266.A2" office:value-type="string">
            <text:p text:style-name="P90"><text:a xlink:type="simple" xlink:href="#XulElement">org.zkoss.zul.impl.XulElement</text:a></text:p>
          </table:table-cell>
        </table:table-row>
        <table:table-row table:style-name="Table266.3">
          <table:table-cell table:style-name="Table266.A2" office:value-type="string">
            <text:p text:style-name="P90"><text:s/><text:a xlink:type="simple" xlink:href="#HtmlBasedComponent">org.zkoss.zk.ui.HtmlBasedComponent</text:a> </text:p>
          </table:table-cell>
        </table:table-row>
        <table:table-row table:style-name="Table266.3">
          <table:table-cell table:style-name="Table266.A2" office:value-type="string">
            <text:p text:style-name="P90"><text:s/><text:a xlink:type="simple" xlink:href="#AbstractComponent">org.zkoss.zk.ui.AbstractComponent </text:a></text:p>
          </table:table-cell>
        </table:table-row>
      </table:table>
      <text:p text:style-name="Standard"/>
      <text:h text:style-name="Heading_20_2" text:outline-level="2">Events</text:h>
      <text:h text:style-name="Heading_20_3" text:outline-level="3"><text:bookmark-start text:name="CheckEvent"/>CheckEvent<text:bookmark-end text:name="CheckEvent"/></text:h>
      <text:p text:style-name="Text_20_body_20_indent_20_2">Represents an event cause by user's check a state at the client.</text:p>
      <text:h text:style-name="P77" text:outline-level="4">Class Name</text:h>
      <text:p text:style-name="P225"><text:span text:style-name="T168">org.zkoss.zk.ui.event.CheckEvent</text:span></text:p>
      <text:h text:style-name="P79" text:outline-level="4">Methods</text:h>
      <table:table table:name="Table267" table:style-name="Table267">
        <table:table-column table:style-name="Table267.A"/>
        <table:table-column table:style-name="Table267.B"/>
        <table:table-column table:style-name="Table267.C"/>
        <table:table-header-rows>
          <table:table-row>
            <table:table-cell table:style-name="Table267.A1" office:value-type="string">
              <text:p text:style-name="P67">Name</text:p>
            </table:table-cell>
            <table:table-cell table:style-name="Table267.A1" office:value-type="string">
              <text:p text:style-name="Table_20_Heading">Description</text:p>
            </table:table-cell>
            <table:table-cell table:style-name="Table267.C1" office:value-type="string">
              <text:p text:style-name="P67">Data Type</text:p>
            </table:table-cell>
          </table:table-row>
        </table:table-header-rows>
        <table:table-row>
          <table:table-cell table:style-name="Table267.A2" office:value-type="string">
            <text:p text:style-name="P60"><text:span text:style-name="Source_20_Text">isChecked()</text:span></text:p>
          </table:table-cell>
          <table:table-cell table:style-name="Table267.A2" office:value-type="string">
            <text:p text:style-name="Table_20_Contents">Returns whether the state is checked. </text:p>
          </table:table-cell>
          <table:table-cell table:style-name="Table267.C2" office:value-type="string">
            <text:p text:style-name="P60"><text:span text:style-name="Source_20_Text">boolea</text:span></text:p>
          </table:table-cell>
        </table:table-row>
      </table:table>
      <text:h text:style-name="P187" text:outline-level="4">Inherited From </text:h>
      <table:table table:name="Table268" table:style-name="Table268">
        <table:table-column table:style-name="Table268.A"/>
        <table:table-header-rows>
          <table:table-row>
            <table:table-cell table:style-name="Table268.A1" office:value-type="string">
              <text:p text:style-name="P67">Inherited From</text:p>
            </table:table-cell>
          </table:table-row>
        </table:table-header-rows>
        <table:table-row>
          <table:table-cell table:style-name="Table268.A2" office:value-type="string">
            <text:p text:style-name="P76"><text:a xlink:type="simple" xlink:href="#Event"><text:span text:style-name="T46">org.zkoss.zk.ui.event.Event </text:span></text:a></text:p>
          </table:table-cell>
        </table:table-row>
      </table:table>
      <text:p text:style-name="P226"/>
      <text:h text:style-name="Heading_20_3" text:outline-level="3"><text:bookmark-start text:name="ColSizeEvent"/>ColSizeEvent<text:bookmark-end text:name="ColSizeEvent"/></text:h>
      <text:p text:style-name="Text_20_body_20_indent_20_2">Used to notify that the widths of two adjacent column are changed.</text:p>
      <text:p text:style-name="Text_20_body_20_indent_20_2">When an user drags the border of sizable columns, the width of the adjacent columns are changed accordingly - one is enlarged, the other is shrunk and the total width is not changed.</text:p>
      <text:p text:style-name="Text_20_body_20_indent_20_2">The event is sent to the parent (e.g., Columns and Treecols).</text:p>
      <text:h text:style-name="P77" text:outline-level="4">Class Name</text:h>
      <text:p text:style-name="P225"><text:span text:style-name="T168">org.zkoss.zul.event.ColSizeEvent</text:span></text:p>
      <text:h text:style-name="P79" text:outline-level="4">Methods</text:h>
      <table:table table:name="Table269" table:style-name="Table269">
        <table:table-column table:style-name="Table269.A"/>
        <table:table-column table:style-name="Table269.B"/>
        <table:table-column table:style-name="Table269.C"/>
        <table:table-header-rows>
          <table:table-row>
            <table:table-cell table:style-name="Table269.A1" office:value-type="string">
              <text:p text:style-name="P67">Name</text:p>
            </table:table-cell>
            <table:table-cell table:style-name="Table269.A1" office:value-type="string">
              <text:p text:style-name="Table_20_Heading">Description</text:p>
            </table:table-cell>
            <table:table-cell table:style-name="Table269.C1" office:value-type="string">
              <text:p text:style-name="P67">Data Type</text:p>
            </table:table-cell>
          </table:table-row>
        </table:table-header-rows>
        <table:table-row>
          <table:table-cell table:style-name="Table269.A2" office:value-type="string">
            <text:p text:style-name="P60"><text:span text:style-name="Source_20_Text">getColIndex()</text:span></text:p>
          </table:table-cell>
          <table:table-cell table:style-name="Table269.A2" office:value-type="string">
            <text:p text:style-name="Table_20_Contents">Return the column index of the first column whose width is changed. </text:p>
          </table:table-cell>
          <table:table-cell table:style-name="Table269.C2" office:value-type="string">
            <text:p text:style-name="P60"><text:span text:style-name="Source_20_Text">int</text:span></text:p>
          </table:table-cell>
        </table:table-row>
        <table:table-row>
          <table:table-cell table:style-name="Table269.A2" office:value-type="string">
            <text:p text:style-name="P60"><text:span text:style-name="Source_20_Text">getColumn1()</text:span></text:p>
          </table:table-cell>
          <table:table-cell table:style-name="Table269.A2" office:value-type="string">
            <text:p text:style-name="Table_20_Contents">Returns the first column whose width is changed. </text:p>
          </table:table-cell>
          <table:table-cell table:style-name="Table269.C2" office:value-type="string">
            <text:p text:style-name="P60">org.zkoss.zk.ui.Component</text:p>
          </table:table-cell>
        </table:table-row>
        <table:table-row>
          <table:table-cell table:style-name="Table269.A2" office:value-type="string">
            <text:p text:style-name="P60"><text:span text:style-name="Source_20_Text">get</text:span><text:span text:style-name="T37">Column2()</text:span></text:p>
          </table:table-cell>
          <table:table-cell table:style-name="Table269.A2" office:value-type="string">
            <text:p text:style-name="Table_20_Contents">Returns the second column whose width is changed. </text:p>
          </table:table-cell>
          <table:table-cell table:style-name="Table269.C2" office:value-type="string">
            <text:p text:style-name="P60">org.zkoss.zk.ui.Component</text:p>
          </table:table-cell>
        </table:table-row>
        <table:table-row>
          <table:table-cell table:style-name="Table269.A2" office:value-type="string">
            <text:p text:style-name="P60"><text:span text:style-name="Source_20_Text">get</text:span><text:span text:style-name="T37">Keys()</text:span></text:p>
          </table:table-cell>
          <table:table-cell table:style-name="Table269.A2" office:value-type="string">
            <text:p text:style-name="Table_20_Contents">Returns what keys were pressed when the column is resized, or 0 if none of them was pressed. </text:p>
          </table:table-cell>
          <table:table-cell table:style-name="Table269.C2" office:value-type="string">
            <text:p text:style-name="P60">int</text:p>
          </table:table-cell>
        </table:table-row>
      </table:table>
      <text:h text:style-name="P187" text:outline-level="4">Inherited From </text:h>
      <table:table table:name="Table270" table:style-name="Table270">
        <table:table-column table:style-name="Table270.A"/>
        <table:table-header-rows>
          <table:table-row>
            <table:table-cell table:style-name="Table270.A1" office:value-type="string">
              <text:p text:style-name="P67">Inherited From</text:p>
            </table:table-cell>
          </table:table-row>
        </table:table-header-rows>
        <table:table-row>
          <table:table-cell table:style-name="Table270.A2" office:value-type="string">
            <text:p text:style-name="P76"><text:a xlink:type="simple" xlink:href="#Event"><text:span text:style-name="T46">org.zkoss.zk.ui.event.Event </text:span></text:a></text:p>
          </table:table-cell>
        </table:table-row>
      </table:table>
      <text:p text:style-name="Text_20_body"/>
      <text:h text:style-name="Heading_20_3" text:outline-level="3"><text:bookmark-start text:name="CreateEvent"/>CreateEvent<text:bookmark-end text:name="CreateEvent"/></text:h>
      <text:p text:style-name="Text_20_body_20_indent_20_2">Used to notify a window that all its children are created and initialized. <text:span text:style-name="Source_20_Text">UiEngine</text:span> post this event to components that declares the <text:span text:style-name="Source_20_Text">onCreate</text:span> handler (either as a method or as in instance definition).</text:p>
      <text:h text:style-name="P77" text:outline-level="4">Class Name</text:h>
      <text:p text:style-name="P225"><text:span text:style-name="T168">org.zkoss.zk.ui.event.CreateEvent</text:span></text:p>
      <text:h text:style-name="P79" text:outline-level="4">Methods</text:h>
      <table:table table:name="Table271" table:style-name="Table271">
        <table:table-column table:style-name="Table271.A"/>
        <table:table-column table:style-name="Table271.B"/>
        <table:table-column table:style-name="Table271.C"/>
        <table:table-header-rows>
          <table:table-row>
            <table:table-cell table:style-name="Table271.A1" office:value-type="string">
              <text:p text:style-name="P67">Name</text:p>
            </table:table-cell>
            <table:table-cell table:style-name="Table271.A1" office:value-type="string">
              <text:p text:style-name="Table_20_Heading">Description</text:p>
            </table:table-cell>
            <table:table-cell table:style-name="Table271.C1" office:value-type="string">
              <text:p text:style-name="P67">Data Type</text:p>
            </table:table-cell>
          </table:table-row>
        </table:table-header-rows>
        <table:table-row>
          <table:table-cell table:style-name="Table271.A2" office:value-type="string">
            <text:p text:style-name="P60"><text:span text:style-name="Source_20_Text">getArg()</text:span></text:p>
          </table:table-cell>
          <table:table-cell table:style-name="Table271.A2" office:value-type="string">
            <text:p text:style-name="Table_20_Contents">Returns arguments <text:span text:style-name="Source_20_Text">(org.zkoss.zk.ui.Execution.getArg())</text:span> when the component is created. </text:p>
          </table:table-cell>
          <table:table-cell table:style-name="Table271.C2" office:value-type="string">
            <text:p text:style-name="P60"><text:span text:style-name="Source_20_Text">java.lang.String</text:span></text:p>
          </table:table-cell>
        </table:table-row>
      </table:table>
      <text:h text:style-name="P79" text:outline-level="4">Inherited From </text:h>
      <table:table table:name="Table272" table:style-name="Table272">
        <table:table-column table:style-name="Table272.A"/>
        <table:table-header-rows>
          <table:table-row>
            <table:table-cell table:style-name="Table272.A1" office:value-type="string">
              <text:p text:style-name="P67">Inherited From</text:p>
            </table:table-cell>
          </table:table-row>
        </table:table-header-rows>
        <table:table-row>
          <table:table-cell table:style-name="Table272.A2" office:value-type="string">
            <text:p text:style-name="P76"><text:a xlink:type="simple" xlink:href="#Event"><text:span text:style-name="T46">org.zkoss.zk.ui.event.Event </text:span></text:a></text:p>
          </table:table-cell>
        </table:table-row>
      </table:table>
      <text:p text:style-name="Text_20_body"/>
      <text:h text:style-name="Heading_20_3" text:outline-level="3"><text:bookmark-start text:name="DropEvent"/>DropEvent<text:bookmark-end text:name="DropEvent"/></text:h>
      <text:p text:style-name="P57">Represents an event cause by user's dragging and dropping a component.</text:p>
      <text:p text:style-name="P57">The component being dragged can be retrieved by <text:span text:style-name="Source_20_Text">getDragged()</text:span>. The component that received the dragged component is <text:span text:style-name="Source_20_Text">Event.getTarget()</text:span>. </text:p>
      <text:p text:style-name="P96"/>
      <text:h text:style-name="P77" text:outline-level="4">Class Name</text:h>
      <text:p text:style-name="P225"><text:span text:style-name="T168">org.zkoss.zk.ui.event.DropEvent</text:span></text:p>
      <text:h text:style-name="P79" text:outline-level="4">Methods</text:h>
      <table:table table:name="Table273" table:style-name="Table273">
        <table:table-column table:style-name="Table273.A"/>
        <table:table-column table:style-name="Table273.B"/>
        <table:table-column table:style-name="Table273.C"/>
        <table:table-header-rows>
          <table:table-row>
            <table:table-cell table:style-name="Table273.A1" office:value-type="string">
              <text:p text:style-name="P67">Name</text:p>
            </table:table-cell>
            <table:table-cell table:style-name="Table273.A1" office:value-type="string">
              <text:p text:style-name="Table_20_Heading">Description</text:p>
            </table:table-cell>
            <table:table-cell table:style-name="Table273.C1" office:value-type="string">
              <text:p text:style-name="P67">Data Type</text:p>
            </table:table-cell>
          </table:table-row>
        </table:table-header-rows>
        <table:table-row>
          <table:table-cell table:style-name="Table273.A2" office:value-type="string">
            <text:p text:style-name="P72"><text:span text:style-name="Source_20_Text">getDragged</text:span></text:p>
          </table:table-cell>
          <table:table-cell table:style-name="Table273.A2" office:value-type="string">
            <text:p text:style-name="Table_20_Contents">Returns the component being dragged and drop to <text:span text:style-name="Source_20_Text">Event.getTarget()</text:span>.</text:p>
          </table:table-cell>
          <table:table-cell table:style-name="Table273.C2" office:value-type="string">
            <text:p text:style-name="P60"><text:span text:style-name="Source_20_Text">Component</text:span></text:p>
          </table:table-cell>
        </table:table-row>
        <table:table-row>
          <table:table-cell table:style-name="Table273.A2" office:value-type="string">
            <text:p text:style-name="P72"><text:span text:style-name="Source_20_Text">getArea</text:span></text:p>
          </table:table-cell>
          <table:table-cell table:style-name="Table273.A2" office:value-type="string">
            <text:p text:style-name="Table_20_Contents">Not applicable to <text:span text:style-name="Source_20_Text">DropEvent</text:span>. It always returns null if you drag and drop a component to components that partition itself into several areas, such as <text:span text:style-name="Source_20_Text">imagemap</text:span></text:p>
          </table:table-cell>
          <table:table-cell table:style-name="Table273.C2" office:value-type="string">
            <text:p text:style-name="P60">String</text:p>
          </table:table-cell>
        </table:table-row>
      </table:table>
      <text:h text:style-name="P79" text:outline-level="4">Inherited From </text:h>
      <table:table table:name="Table274" table:style-name="Table274">
        <table:table-column table:style-name="Table274.A"/>
        <table:table-header-rows>
          <table:table-row>
            <table:table-cell table:style-name="Table274.A1" office:value-type="string">
              <text:p text:style-name="P67">Inherited From</text:p>
            </table:table-cell>
          </table:table-row>
        </table:table-header-rows>
        <table:table-row>
          <table:table-cell table:style-name="Table274.A2" office:value-type="string">
            <text:p text:style-name="P76"><text:a xlink:type="simple" xlink:href="#Event"><text:span text:style-name="T46">org.zkoss.zk.ui.event.Event </text:span></text:a></text:p>
          </table:table-cell>
        </table:table-row>
      </table:table>
      <text:p text:style-name="Text_20_body"/>
      <text:h text:style-name="Heading_20_3" text:outline-level="3"><text:bookmark-start text:name="ErrorEvent"/>ErrorEvent<text:bookmark-end text:name="ErrorEvent"/></text:h>
      <text:p text:style-name="P57">Represents an event cause by user's entering a wrong data or clearing the last wrong data. <text:s/><text:span text:style-name="Source_20_Text">ErrorEvent</text:span> is sent when the client detects users entered a wrong value. </text:p>
      <text:p text:style-name="P57">Note: if the client doesn't detect the error, the value is sent back to the server with regular event, such as <text:span text:style-name="Source_20_Text">InputEvent</text:span></text:p>
      <text:p text:style-name="P96"/>
      <text:h text:style-name="P77" text:outline-level="4">Class Name</text:h>
      <text:p text:style-name="P225"><text:span text:style-name="T168">org.zkoss.zk.ui.event.ErrorEvent</text:span></text:p>
      <text:h text:style-name="P79" text:outline-level="4">Methods</text:h>
      <table:table table:name="Table275" table:style-name="Table275">
        <table:table-column table:style-name="Table275.A"/>
        <table:table-column table:style-name="Table275.B"/>
        <table:table-column table:style-name="Table275.C"/>
        <table:table-column table:style-name="Table275.D"/>
        <table:table-header-rows>
          <table:table-row>
            <table:table-cell table:style-name="Table275.A1" office:value-type="string">
              <text:p text:style-name="P67">Name</text:p>
            </table:table-cell>
            <table:table-cell table:style-name="Table275.A1" office:value-type="string">
              <text:p text:style-name="Table_20_Heading">Description</text:p>
            </table:table-cell>
            <table:table-cell table:style-name="Table275.A1" office:value-type="string">
              <text:p text:style-name="P67">Data Type</text:p>
            </table:table-cell>
            <table:table-cell table:style-name="Table275.D1" office:value-type="string">
              <text:p text:style-name="P67">Values</text:p>
            </table:table-cell>
          </table:table-row>
        </table:table-header-rows>
        <table:table-row>
          <table:table-cell table:style-name="Table275.A2" office:value-type="string">
            <text:p text:style-name="P72"><text:span text:style-name="Source_20_Text">getMessage</text:span></text:p>
          </table:table-cell>
          <table:table-cell table:style-name="Table275.A2" office:value-type="string">
            <text:p text:style-name="Table_20_Contents">Returns the error message if this event is caused by a wrong data, or <text:span text:style-name="Source_20_Text">null </text:span>if it is to clear messsage. </text:p>
          </table:table-cell>
          <table:table-cell table:style-name="Table275.A2" office:value-type="string">
            <text:p text:style-name="P60"><text:span text:style-name="Source_20_Text">String</text:span></text:p>
          </table:table-cell>
          <table:table-cell table:style-name="Table275.D2" office:value-type="string">
            <text:p text:style-name="P60"/>
          </table:table-cell>
        </table:table-row>
      </table:table>
      <text:h text:style-name="P187" text:outline-level="4"><text:span text:style-name="T75">Inherited </text:span><text:span text:style-name="T17">From </text:span></text:h>
      <table:table table:name="Table276" table:style-name="Table276">
        <table:table-column table:style-name="Table276.A"/>
        <table:table-header-rows>
          <table:table-row>
            <table:table-cell table:style-name="Table276.A1" office:value-type="string">
              <text:p text:style-name="P67">Inherited From</text:p>
            </table:table-cell>
          </table:table-row>
        </table:table-header-rows>
        <table:table-row>
          <table:table-cell table:style-name="Table276.A2" office:value-type="string">
            <text:p text:style-name="P76"><text:a xlink:type="simple" xlink:href="#InputEvent"><text:span text:style-name="T46">org.zkoss.zk.ui.event.InputEvent</text:span></text:a></text:p>
          </table:table-cell>
        </table:table-row>
        <table:table-row>
          <table:table-cell table:style-name="Table276.A2" office:value-type="string">
            <text:p text:style-name="P76"><text:a xlink:type="simple" xlink:href="#Event"><text:span text:style-name="T46">org.zkoss.zk.ui.event.Event</text:span></text:a></text:p>
          </table:table-cell>
        </table:table-row>
      </table:table>
      <text:p text:style-name="Text_20_body"/>
      <text:h text:style-name="Heading_20_3" text:outline-level="3"><text:bookmark-start text:name="Event"/>Event<text:bookmark-end text:name="Event"/></text:h>
      <text:p text:style-name="Text_20_body_20_indent_20_2">An event sent to the event handler of a component.</text:p>
      <text:h text:style-name="P77" text:outline-level="4">Class Name</text:h>
      <text:p text:style-name="P225"><text:span text:style-name="T168">org.zkoss.zk.ui.event.Event</text:span></text:p>
      <text:h text:style-name="P79" text:outline-level="4">Methods</text:h>
      <table:table table:name="Table277" table:style-name="Table277">
        <table:table-column table:style-name="Table277.A"/>
        <table:table-column table:style-name="Table277.B"/>
        <table:table-column table:style-name="Table277.C"/>
        <table:table-header-rows>
          <table:table-row>
            <table:table-cell table:style-name="Table277.A1" office:value-type="string">
              <text:p text:style-name="P67">Name</text:p>
            </table:table-cell>
            <table:table-cell table:style-name="Table277.A1" office:value-type="string">
              <text:p text:style-name="Table_20_Heading">Description</text:p>
            </table:table-cell>
            <table:table-cell table:style-name="Table277.C1" office:value-type="string">
              <text:p text:style-name="P67">Data Type</text:p>
            </table:table-cell>
          </table:table-row>
        </table:table-header-rows>
        <table:table-row>
          <table:table-cell table:style-name="Table277.A2" office:value-type="string">
            <text:p text:style-name="P60"><text:span text:style-name="Source_20_Text">getData()</text:span></text:p>
          </table:table-cell>
          <table:table-cell table:style-name="Table277.A2" office:value-type="string">
            <text:p text:style-name="Table_20_Contents">Returns the data accompanies with this event, or null if not available.</text:p>
          </table:table-cell>
          <table:table-cell table:style-name="Table277.C2" office:value-type="string">
            <text:p text:style-name="P60"><text:span text:style-name="Source_20_Text">java.util.Set</text:span></text:p>
          </table:table-cell>
        </table:table-row>
        <table:table-row>
          <table:table-cell table:style-name="Table277.A2" office:value-type="string">
            <text:p text:style-name="P60"><text:span text:style-name="Source_20_Text">getName()</text:span></text:p>
          </table:table-cell>
          <table:table-cell table:style-name="Table277.A2" office:value-type="string">
            <text:p text:style-name="Table_20_Contents">Returns the event time.</text:p>
          </table:table-cell>
          <table:table-cell table:style-name="Table277.C2" office:value-type="string">
            <text:p text:style-name="P60"><text:span text:style-name="Source_20_Text">java.lang.String</text:span></text:p>
          </table:table-cell>
        </table:table-row>
        <table:table-row>
          <table:table-cell table:style-name="Table277.A2" office:value-type="string">
            <text:p text:style-name="P60"><text:span text:style-name="Source_20_Text">getPage()</text:span></text:p>
          </table:table-cell>
          <table:table-cell table:style-name="Table277.A2" office:value-type="string">
            <text:p text:style-name="Table_20_Contents">Returns the page owning this event, or null if broadcast </text:p>
          </table:table-cell>
          <table:table-cell table:style-name="Table277.C2" office:value-type="string">
            <text:p text:style-name="P60"><text:span text:style-name="Source_20_Text">org.zkoss.zk.ui.Page</text:span></text:p>
          </table:table-cell>
        </table:table-row>
        <table:table-row>
          <table:table-cell table:style-name="Table277.A2" office:value-type="string">
            <text:p text:style-name="P60"><text:span text:style-name="Source_20_Text">getTarget()</text:span></text:p>
          </table:table-cell>
          <table:table-cell table:style-name="Table277.A2" office:value-type="string">
            <text:p text:style-name="Table_20_Contents">Returns the target component that receives this event, or null if broadcast.</text:p>
          </table:table-cell>
          <table:table-cell table:style-name="Table277.C2" office:value-type="string">
            <text:p text:style-name="P60"><text:span text:style-name="Source_20_Text">org.zkoss.zk.ui.Component</text:span></text:p>
          </table:table-cell>
        </table:table-row>
        <table:table-row>
          <table:table-cell table:style-name="Table277.A2" office:value-type="string">
            <text:p text:style-name="P60"><text:span text:style-name="Source_20_Text">isPropagatable()</text:span></text:p>
          </table:table-cell>
          <table:table-cell table:style-name="Table277.A2" office:value-type="string">
            <text:p text:style-name="Table_20_Contents">Returns whether this is propagatable</text:p>
          </table:table-cell>
          <table:table-cell table:style-name="Table277.C2" office:value-type="string">
            <text:p text:style-name="P60"><text:span text:style-name="Source_20_Text">boolean</text:span></text:p>
          </table:table-cell>
        </table:table-row>
        <table:table-row>
          <table:table-cell table:style-name="Table277.A2" office:value-type="string">
            <text:p text:style-name="P60"><text:span text:style-name="Source_20_Text">storePropagation()</text:span></text:p>
          </table:table-cell>
          <table:table-cell table:style-name="Table277.A2" office:value-type="string">
            <text:p text:style-name="Table_20_Contents">Stops the propagation for this event.</text:p>
          </table:table-cell>
          <table:table-cell table:style-name="Table277.C2" office:value-type="string">
            <text:p text:style-name="P60"><text:span text:style-name="Source_20_Text">void</text:span></text:p>
          </table:table-cell>
        </table:table-row>
        <table:table-row>
          <table:table-cell table:style-name="Table277.A2" office:value-type="string">
            <text:p text:style-name="P60"><text:span text:style-name="Source_20_Text">toString()</text:span></text:p>
          </table:table-cell>
          <table:table-cell table:style-name="Table277.A2" office:value-type="string">
            <text:p text:style-name="Table_20_Contents"/>
          </table:table-cell>
          <table:table-cell table:style-name="Table277.C2" office:value-type="string">
            <text:p text:style-name="P60"><text:span text:style-name="Source_20_Text">String</text:span></text:p>
          </table:table-cell>
        </table:table-row>
      </table:table>
      <text:h text:style-name="P187" text:outline-level="4">Inherited From </text:h>
      <text:p text:style-name="Text_20_body"><text:tab/> <text:s/>*NONE</text:p>
      <text:h text:style-name="Heading_20_3" text:outline-level="3"><text:bookmark-start text:name="InputEvent"/>InputEvent<text:bookmark-end text:name="InputEvent"/></text:h>
      <text:p text:style-name="Text_20_body_20_indent_20_2">Represents an event cause by user's input something at the client.</text:p>
      <text:h text:style-name="P77" text:outline-level="4">Class Name</text:h>
      <text:p text:style-name="P225"><text:span text:style-name="T168">org.zkoss.zk.ui.event.InputEvent</text:span></text:p>
      <text:h text:style-name="P79" text:outline-level="4">Methods</text:h>
      <table:table table:name="Table278" table:style-name="Table278">
        <table:table-column table:style-name="Table278.A"/>
        <table:table-column table:style-name="Table278.B"/>
        <table:table-column table:style-name="Table278.C"/>
        <table:table-header-rows>
          <table:table-row>
            <table:table-cell table:style-name="Table278.A1" office:value-type="string">
              <text:p text:style-name="P67">Name</text:p>
            </table:table-cell>
            <table:table-cell table:style-name="Table278.A1" office:value-type="string">
              <text:p text:style-name="Table_20_Heading">Description</text:p>
            </table:table-cell>
            <table:table-cell table:style-name="Table278.C1" office:value-type="string">
              <text:p text:style-name="P67">Data Type</text:p>
            </table:table-cell>
          </table:table-row>
        </table:table-header-rows>
        <table:table-row>
          <table:table-cell table:style-name="Table278.A2" office:value-type="string">
            <text:p text:style-name="P60"><text:span text:style-name="Source_20_Text">getValue()</text:span></text:p>
          </table:table-cell>
          <table:table-cell table:style-name="Table278.A2" office:value-type="string">
            <text:p text:style-name="Table_20_Contents">Returns the value that user input.</text:p>
          </table:table-cell>
          <table:table-cell table:style-name="Table278.C2" office:value-type="string">
            <text:p text:style-name="P60"><text:span text:style-name="Source_20_Text">java.lang.String</text:span></text:p>
          </table:table-cell>
        </table:table-row>
        <table:table-row>
          <table:table-cell table:style-name="Table278.A2" office:value-type="string">
            <text:p text:style-name="P60"><text:span text:style-name="Source_20_Text">isChangingBySelectBlock()</text:span></text:p>
          </table:table-cell>
          <table:table-cell table:style-name="Table278.A2" office:value-type="string">
            <text:p text:style-name="Table_20_Contents">Returns whether this event is <text:span text:style-name="Source_20_Text">onChanging</text:span>, and caused by user's selecting a list of items.</text:p>
          </table:table-cell>
          <table:table-cell table:style-name="Table278.C2" office:value-type="string">
            <text:p text:style-name="P60"><text:span text:style-name="Source_20_Text">boolean</text:span></text:p>
          </table:table-cell>
        </table:table-row>
      </table:table>
      <text:h text:style-name="P79" text:outline-level="4">Inherited From </text:h>
      <table:table table:name="Table279" table:style-name="Table279">
        <table:table-column table:style-name="Table279.A"/>
        <table:table-header-rows>
          <table:table-row>
            <table:table-cell table:style-name="Table279.A1" office:value-type="string">
              <text:p text:style-name="P67">Inherited From</text:p>
            </table:table-cell>
          </table:table-row>
        </table:table-header-rows>
        <table:table-row>
          <table:table-cell table:style-name="Table279.A2" office:value-type="string">
            <text:p text:style-name="P76"><text:a xlink:type="simple" xlink:href="#Event"><text:span text:style-name="T46">org.zkoss.zk.ui.event.Event </text:span></text:a></text:p>
          </table:table-cell>
        </table:table-row>
      </table:table>
      <text:h text:style-name="Heading_20_3" text:outline-level="3"><text:bookmark-start text:name="KeyEvent"/>KeyEvent<text:bookmark-end text:name="KeyEvent"/></text:h>
      <text:p text:style-name="P227"/>
      <text:p text:style-name="Text_20_body_20_indent_20_2">Represents a key pressed by the user. </text:p>
      <text:h text:style-name="P77" text:outline-level="4">Class Name</text:h>
      <text:p text:style-name="P225"><text:span text:style-name="T168">org.zkoss.zk.ui.event.KeyEvent</text:span></text:p>
      <text:h text:style-name="P79" text:outline-level="4">Methods</text:h>
      <table:table table:name="Table280" table:style-name="Table280">
        <table:table-column table:style-name="Table280.A"/>
        <table:table-column table:style-name="Table280.B"/>
        <table:table-column table:style-name="Table280.C"/>
        <table:table-header-rows>
          <table:table-row>
            <table:table-cell table:style-name="Table280.A1" office:value-type="string">
              <text:p text:style-name="P67">Name</text:p>
            </table:table-cell>
            <table:table-cell table:style-name="Table280.A1" office:value-type="string">
              <text:p text:style-name="Table_20_Heading">Description</text:p>
            </table:table-cell>
            <table:table-cell table:style-name="Table280.C1" office:value-type="string">
              <text:p text:style-name="P67">Data Type</text:p>
            </table:table-cell>
          </table:table-row>
        </table:table-header-rows>
        <table:table-row>
          <table:table-cell table:style-name="Table280.A2" office:value-type="string">
            <text:p text:style-name="P69"><text:span text:style-name="Source_20_Text">getKeyCode()</text:span></text:p>
          </table:table-cell>
          <table:table-cell table:style-name="Table280.A2" office:value-type="string">
            <text:p text:style-name="Text_20_body">Returns the key code.</text:p>
          </table:table-cell>
          <table:table-cell table:style-name="Table280.C2" office:value-type="string">
            <text:p text:style-name="P60"><text:span text:style-name="Source_20_Text">int</text:span></text:p>
          </table:table-cell>
        </table:table-row>
        <table:table-row>
          <table:table-cell table:style-name="Table280.A2" office:value-type="string">
            <text:p text:style-name="P69"><text:span text:style-name="Source_20_Text">isAltKey()</text:span></text:p>
          </table:table-cell>
          <table:table-cell table:style-name="Table280.A2" office:value-type="string">
            <text:p text:style-name="Text_20_body">Returns whether ALT is pressed.</text:p>
          </table:table-cell>
          <table:table-cell table:style-name="Table280.C2" office:value-type="string">
            <text:p text:style-name="P60"><text:span text:style-name="Source_20_Text">boolean</text:span></text:p>
          </table:table-cell>
        </table:table-row>
        <table:table-row>
          <table:table-cell table:style-name="Table280.A2" office:value-type="string">
            <text:p text:style-name="P69"><text:span text:style-name="Source_20_Text">isCtrlKey()</text:span></text:p>
          </table:table-cell>
          <table:table-cell table:style-name="Table280.A2" office:value-type="string">
            <text:p text:style-name="Text_20_body">Returns whether CTRL is pressed.</text:p>
          </table:table-cell>
          <table:table-cell table:style-name="Table280.C2" office:value-type="string">
            <text:p text:style-name="P60"><text:span text:style-name="Source_20_Text">boolean</text:span></text:p>
          </table:table-cell>
        </table:table-row>
        <table:table-row>
          <table:table-cell table:style-name="Table280.A2" office:value-type="string">
            <text:p text:style-name="P69"><text:span text:style-name="Source_20_Text">isShiftKey()</text:span></text:p>
          </table:table-cell>
          <table:table-cell table:style-name="Table280.A2" office:value-type="string">
            <text:p text:style-name="Text_20_body">Returns whether SHIFT is pressed.</text:p>
          </table:table-cell>
          <table:table-cell table:style-name="Table280.C2" office:value-type="string">
            <text:p text:style-name="P60"><text:span text:style-name="Source_20_Text">boolean</text:span></text:p>
          </table:table-cell>
        </table:table-row>
      </table:table>
      <text:h text:style-name="P79" text:outline-level="4">Inherited From </text:h>
      <table:table table:name="Table281" table:style-name="Table281">
        <table:table-column table:style-name="Table281.A"/>
        <table:table-header-rows>
          <table:table-row>
            <table:table-cell table:style-name="Table281.A1" office:value-type="string">
              <text:p text:style-name="P67">Inherited From</text:p>
            </table:table-cell>
          </table:table-row>
        </table:table-header-rows>
        <table:table-row>
          <table:table-cell table:style-name="Table281.A2" office:value-type="string">
            <text:p text:style-name="P76"><text:a xlink:type="simple" xlink:href="#Event"><text:span text:style-name="T46">org.zkoss.zk.ui.event.Event </text:span></text:a></text:p>
          </table:table-cell>
        </table:table-row>
      </table:table>
      <text:p text:style-name="Text_20_body"/>
      <text:h text:style-name="Heading_20_3" text:outline-level="3"><text:bookmark-start text:name="MouseEvent"/>MouseEvent<text:bookmark-end text:name="MouseEvent"/></text:h>
      <text:p text:style-name="Text_20_body_20_indent_20_2"><text:span text:style-name="T52">Represents an event cause by mouse activitly. </text:span>There are two possible way to identify a mouse event. One is by coordination (<text:span text:style-name="Source_20_Text">getX()</text:span> and <text:span text:style-name="Source_20_Text">getY().</text:span> The other is by a logical name, called area (<text:span text:style-name="Source_20_Text">getArea()</text:span>).</text:p>
      <text:h text:style-name="P77" text:outline-level="4">Class Name</text:h>
      <text:p text:style-name="P225"><text:span text:style-name="T168">org.zkoss.zk.ui.event.MouseEvent</text:span></text:p>
      <text:h text:style-name="P79" text:outline-level="4">Methods</text:h>
      <table:table table:name="Table282" table:style-name="Table282">
        <table:table-column table:style-name="Table282.A"/>
        <table:table-column table:style-name="Table282.B"/>
        <table:table-column table:style-name="Table282.C"/>
        <table:table-header-rows>
          <table:table-row>
            <table:table-cell table:style-name="Table282.A1" office:value-type="string">
              <text:p text:style-name="P67">Name</text:p>
            </table:table-cell>
            <table:table-cell table:style-name="Table282.A1" office:value-type="string">
              <text:p text:style-name="Table_20_Heading">Description</text:p>
            </table:table-cell>
            <table:table-cell table:style-name="Table282.C1" office:value-type="string">
              <text:p text:style-name="P67">Data Type</text:p>
            </table:table-cell>
          </table:table-row>
        </table:table-header-rows>
        <table:table-row>
          <table:table-cell table:style-name="Table282.A2" office:value-type="string">
            <text:p text:style-name="P60"><text:span text:style-name="Source_20_Text">getArea()</text:span></text:p>
          </table:table-cell>
          <table:table-cell table:style-name="Table282.A2" office:value-type="string">
            <text:p text:style-name="Table_20_Contents">Returns the logical name of the area that the click occurs, or null if not available. </text:p>
          </table:table-cell>
          <table:table-cell table:style-name="Table282.C2" office:value-type="string">
            <text:p text:style-name="P60"><text:span text:style-name="Source_20_Text">java.lang.String</text:span></text:p>
          </table:table-cell>
        </table:table-row>
        <table:table-row>
          <table:table-cell table:style-name="Table282.A2" office:value-type="string">
            <text:p text:style-name="P60"><text:span text:style-name="Source_20_Text">getKeys()</text:span></text:p>
          </table:table-cell>
          <table:table-cell table:style-name="Table282.A2" office:value-type="string">
            <text:p text:style-name="Table_20_Contents">Returns what keys were pressed when the mouse is clicked, or 0 if none of them was pressed. </text:p>
          </table:table-cell>
          <table:table-cell table:style-name="Table282.C2" office:value-type="string">
            <text:p text:style-name="P60">int</text:p>
          </table:table-cell>
        </table:table-row>
        <table:table-row>
          <table:table-cell table:style-name="Table282.A2" office:value-type="string">
            <text:p text:style-name="P60"><text:span text:style-name="Source_20_Text">getX()</text:span></text:p>
          </table:table-cell>
          <table:table-cell table:style-name="Table282.A2" office:value-type="string">
            <text:p text:style-name="Table_20_Contents">Returns the x coordination of the mouse pointer relevant to the component. </text:p>
          </table:table-cell>
          <table:table-cell table:style-name="Table282.C2" office:value-type="string">
            <text:p text:style-name="P60">int</text:p>
          </table:table-cell>
        </table:table-row>
        <table:table-row>
          <table:table-cell table:style-name="Table282.A2" office:value-type="string">
            <text:p text:style-name="P60"><text:span text:style-name="Source_20_Text">getY()</text:span></text:p>
          </table:table-cell>
          <table:table-cell table:style-name="Table282.A2" office:value-type="string">
            <text:p text:style-name="Table_20_Contents">Returns the y coordination of the mouse pointer relevant to the component. </text:p>
          </table:table-cell>
          <table:table-cell table:style-name="Table282.C2" office:value-type="string">
            <text:p text:style-name="P60">int</text:p>
          </table:table-cell>
        </table:table-row>
      </table:table>
      <text:h text:style-name="P79" text:outline-level="4">Inherited From </text:h>
      <table:table table:name="Table283" table:style-name="Table283">
        <table:table-column table:style-name="Table283.A"/>
        <table:table-header-rows>
          <table:table-row>
            <table:table-cell table:style-name="Table283.A1" office:value-type="string">
              <text:p text:style-name="P67">Inherited From</text:p>
            </table:table-cell>
          </table:table-row>
        </table:table-header-rows>
        <table:table-row>
          <table:table-cell table:style-name="Table283.A2" office:value-type="string">
            <text:p text:style-name="P76"><text:a xlink:type="simple" xlink:href="#Event"><text:span text:style-name="T46">org.zkoss.zk.ui.event.Event </text:span></text:a></text:p>
          </table:table-cell>
        </table:table-row>
      </table:table>
      <text:p text:style-name="Text_20_body"/>
      <text:h text:style-name="Heading_20_3" text:outline-level="3"><text:bookmark-start text:name="MoveEvent"/>MoveEvent<text:bookmark-end text:name="MoveEvent"/></text:h>
      <text:p text:style-name="P57">Represents an event caused by a component being moved.</text:p>
      <text:p text:style-name="P57">Component Implementation Note:</text:p>
      <text:p text:style-name="Text_20_body_20_indent_20_2"><text:span text:style-name="T52">A movable component must implement </text:span><text:span text:style-name="T63">Movable</text:span><text:span text:style-name="T52"> for the returned object of </text:span><text:span text:style-name="T63">ComponentCtrl.getExtraCtrl()</text:span><text:span text:style-name="T52">. </text:span></text:p>
      <text:h text:style-name="P77" text:outline-level="4">Class Name</text:h>
      <text:p text:style-name="P225"><text:span text:style-name="T168">org.zkoss.zk.ui.event.MoveEvent</text:span></text:p>
      <text:h text:style-name="P79" text:outline-level="4">Methods</text:h>
      <table:table table:name="Table284" table:style-name="Table284">
        <table:table-column table:style-name="Table284.A"/>
        <table:table-column table:style-name="Table284.B"/>
        <table:table-column table:style-name="Table284.C"/>
        <table:table-header-rows>
          <table:table-row>
            <table:table-cell table:style-name="Table284.A1" office:value-type="string">
              <text:p text:style-name="P67">Name</text:p>
            </table:table-cell>
            <table:table-cell table:style-name="Table284.A1" office:value-type="string">
              <text:p text:style-name="Table_20_Heading">Description</text:p>
            </table:table-cell>
            <table:table-cell table:style-name="Table284.C1" office:value-type="string">
              <text:p text:style-name="P67">Data Type</text:p>
            </table:table-cell>
          </table:table-row>
        </table:table-header-rows>
        <table:table-row>
          <table:table-cell table:style-name="Table284.A2" office:value-type="string">
            <text:p text:style-name="P72"><text:span text:style-name="Source_20_Text">getKey</text:span></text:p>
          </table:table-cell>
          <table:table-cell table:style-name="Table284.A2" office:value-type="string">
            <text:p text:style-name="P141"><text:span text:style-name="T79">Returns what keys were pressed when the component is moved, or 0 if none of them was pressed. It is a combination of </text:span><text:span text:style-name="T80">CTRL_KEY</text:span><text:span text:style-name="T79">, </text:span><text:span text:style-name="T80">SHIFT_KEY</text:span><text:span text:style-name="T79"> and </text:span><text:span text:style-name="T80">ALT_KEY</text:span><text:span text:style-name="T79">. </text:span></text:p>
          </table:table-cell>
          <table:table-cell table:style-name="Table284.C2" office:value-type="string">
            <text:p text:style-name="P60"><text:span text:style-name="Source_20_Text">int</text:span></text:p>
          </table:table-cell>
        </table:table-row>
        <table:table-row>
          <table:table-cell table:style-name="Table284.A2" office:value-type="string">
            <text:p text:style-name="P72"><text:span text:style-name="Source_20_Text">getLeft</text:span></text:p>
          </table:table-cell>
          <table:table-cell table:style-name="Table284.A2" office:value-type="string">
            <text:p text:style-name="P141"><text:span text:style-name="T80">Returns the left of the component after moved.</text:span></text:p>
          </table:table-cell>
          <table:table-cell table:style-name="Table284.C2" office:value-type="string">
            <text:p text:style-name="P60"><text:span text:style-name="Source_20_Text">String</text:span></text:p>
          </table:table-cell>
        </table:table-row>
        <table:table-row>
          <table:table-cell table:style-name="Table284.A2" office:value-type="string">
            <text:p text:style-name="P72"><text:span text:style-name="Source_20_Text">getTop</text:span></text:p>
          </table:table-cell>
          <table:table-cell table:style-name="Table284.A2" office:value-type="string">
            <text:p text:style-name="P87">Returns the top of the component after moved.</text:p>
          </table:table-cell>
          <table:table-cell table:style-name="Table284.C2" office:value-type="string">
            <text:p text:style-name="P60"><text:span text:style-name="Source_20_Text">String</text:span></text:p>
          </table:table-cell>
        </table:table-row>
      </table:table>
      <text:h text:style-name="P79" text:outline-level="4">Inherited From </text:h>
      <table:table table:name="Table285" table:style-name="Table285">
        <table:table-column table:style-name="Table285.A"/>
        <table:table-header-rows>
          <table:table-row>
            <table:table-cell table:style-name="Table285.A1" office:value-type="string">
              <text:p text:style-name="P67">Inherited From</text:p>
            </table:table-cell>
          </table:table-row>
        </table:table-header-rows>
        <table:table-row>
          <table:table-cell table:style-name="Table285.A2" office:value-type="string">
            <text:p text:style-name="P76"><text:a xlink:type="simple" xlink:href="#Event"><text:span text:style-name="T46">org.zkoss.zk.ui.event.Event </text:span></text:a></text:p>
          </table:table-cell>
        </table:table-row>
      </table:table>
      <text:p text:style-name="Text_20_body"/>
      <text:h text:style-name="Heading_20_3" text:outline-level="3"/>
      <text:p text:style-name="P71"/>
      <text:h text:style-name="Heading_20_3" text:outline-level="3"><text:bookmark-start text:name="OpenEvent"/>OpenEvent<text:bookmark-end text:name="OpenEvent"/></text:h>
      <text:p text:style-name="P57">Represents an event cause by user's openning or closing something at the client.</text:p>
      <text:p text:style-name="P57">Note: it is a bit confusing but <text:span text:style-name="Source_20_Text">Events.ON_CLOSE</text:span> is sent when user clicks a close button. It is a request to ask the server to close a window, a tab or others. If the server ignores the event, nothing will happen at the client. By default, the component is detached when receiving this event.</text:p>
      <text:p text:style-name="P57">On the other hand,<text:span text:style-name="Source_20_Text"> Events.ON_OPEN</text:span> (with <text:span text:style-name="Source_20_Text">OpenEvent</text:span>) is a notification. It is sent to notify the server that the client has opened or closed something. And, the server can not prevent the client from opening or closing. <text:s/></text:p>
      <text:p text:style-name="P96"/>
      <text:h text:style-name="P77" text:outline-level="4">Class Name</text:h>
      <text:p text:style-name="P225"><text:span text:style-name="T168">org.zkoss.zk.ui.event.OpenEvent</text:span></text:p>
      <text:h text:style-name="P79" text:outline-level="4">Methods</text:h>
      <table:table table:name="Table286" table:style-name="Table286">
        <table:table-column table:style-name="Table286.A"/>
        <table:table-column table:style-name="Table286.B"/>
        <table:table-column table:style-name="Table286.C"/>
        <table:table-header-rows>
          <table:table-row>
            <table:table-cell table:style-name="Table286.A1" office:value-type="string">
              <text:p text:style-name="P67">Name</text:p>
            </table:table-cell>
            <table:table-cell table:style-name="Table286.A1" office:value-type="string">
              <text:p text:style-name="Table_20_Heading">Description</text:p>
            </table:table-cell>
            <table:table-cell table:style-name="Table286.C1" office:value-type="string">
              <text:p text:style-name="P67">Data Type</text:p>
            </table:table-cell>
          </table:table-row>
        </table:table-header-rows>
        <table:table-row>
          <table:table-cell table:style-name="Table286.A2" office:value-type="string">
            <text:p text:style-name="P72"><text:span text:style-name="Source_20_Text">getReference</text:span></text:p>
          </table:table-cell>
          <table:table-cell table:style-name="Table286.A2" office:value-type="string">
            <text:p text:style-name="Table_20_Contents">Returns the reference that is the component causing <text:span text:style-name="Source_20_Text">Event.getTarget()</text:span> <text:s/>to be opened.</text:p>
            <text:p text:style-name="Table_20_Contents"/>
            <text:p text:style-name="Table_20_Contents">It is null, if the open event is not caused by opening a context menu, a<text:span text:style-name="Source_20_Text"> tooltip</text:span> or a <text:span text:style-name="Source_20_Text">popup.</text:span> Note: the <text:span text:style-name="Source_20_Text">onOpen</text:span> event is also sent when closing the context menu (<text:span text:style-name="Source_20_Text">tooltip</text:span> and <text:span text:style-name="Source_20_Text">popup</text:span>), and this method returns null in this case. Thus, it is better to test <text:span text:style-name="Source_20_Text">isOpen()</text:span> or <text:span text:style-name="Source_20_Text">getReference() </text:span>before accessing the returned value. if (<text:span text:style-name="Source_20_Text">event.isOpen()</text:span>) doSome(<text:span text:style-name="Source_20_Text">event.getReference()</text:span>); </text:p>
          </table:table-cell>
          <table:table-cell table:style-name="Table286.C2" office:value-type="string">
            <text:p text:style-name="P60"><text:span text:style-name="Source_20_Text">Component</text:span></text:p>
          </table:table-cell>
        </table:table-row>
        <table:table-row>
          <table:table-cell table:style-name="Table286.A2" office:value-type="string">
            <text:p text:style-name="P72"><text:span text:style-name="Source_20_Text">isOpen</text:span></text:p>
          </table:table-cell>
          <table:table-cell table:style-name="Table286.A2" office:value-type="string">
            <text:p text:style-name="Table_20_Contents">Returns whether it causes open.. </text:p>
          </table:table-cell>
          <table:table-cell table:style-name="Table286.C2" office:value-type="string">
            <text:p text:style-name="P60">boolean</text:p>
          </table:table-cell>
        </table:table-row>
      </table:table>
      <text:h text:style-name="P79" text:outline-level="4">Inherited From </text:h>
      <table:table table:name="Table287" table:style-name="Table287">
        <table:table-column table:style-name="Table287.A"/>
        <table:table-header-rows>
          <table:table-row>
            <table:table-cell table:style-name="Table287.A1" office:value-type="string">
              <text:p text:style-name="P67">Inherited From</text:p>
            </table:table-cell>
          </table:table-row>
        </table:table-header-rows>
        <table:table-row>
          <table:table-cell table:style-name="Table287.A2" office:value-type="string">
            <text:p text:style-name="P76"><text:a xlink:type="simple" xlink:href="#Event"><text:span text:style-name="T46">org.zkoss.zk.ui.event.Event </text:span></text:a></text:p>
          </table:table-cell>
        </table:table-row>
      </table:table>
      <text:p text:style-name="Standard"/>
      <text:h text:style-name="Heading_20_3" text:outline-level="3"><text:bookmark-start text:name="PageSizeEvent"/>PageSizeEvent<text:bookmark-end text:name="PageSizeEvent"/></text:h>
      <text:p text:style-name="Text_20_body_20_indent_20_2">Used to notify that the page size is changed (by the user), or by paginal (such as <text:span text:style-name="Source_20_Text">Paging</text:span>).</text:p>
      <text:h text:style-name="P77" text:outline-level="4">Class Name</text:h>
      <text:p text:style-name="P225"><text:span text:style-name="T168">org.zkoss.zk.event.PageSizeEvent</text:span></text:p>
      <text:h text:style-name="P79" text:outline-level="4">Methods</text:h>
      <table:table table:name="Table288" table:style-name="Table288">
        <table:table-column table:style-name="Table288.A"/>
        <table:table-column table:style-name="Table288.B"/>
        <table:table-column table:style-name="Table288.C"/>
        <table:table-header-rows>
          <table:table-row>
            <table:table-cell table:style-name="Table288.A1" office:value-type="string">
              <text:p text:style-name="P67">Name</text:p>
            </table:table-cell>
            <table:table-cell table:style-name="Table288.A1" office:value-type="string">
              <text:p text:style-name="Table_20_Heading">Description</text:p>
            </table:table-cell>
            <table:table-cell table:style-name="Table288.C1" office:value-type="string">
              <text:p text:style-name="P67">Data Type</text:p>
            </table:table-cell>
          </table:table-row>
        </table:table-header-rows>
        <table:table-row>
          <table:table-cell table:style-name="Table288.A2" office:value-type="string">
            <text:p text:style-name="P60"><text:span text:style-name="Source_20_Text">getPageable</text:span></text:p>
          </table:table-cell>
          <table:table-cell table:style-name="Table288.A2" office:value-type="string">
            <text:p text:style-name="Table_20_Contents">Returns the pageable controller.</text:p>
          </table:table-cell>
          <table:table-cell table:style-name="Table288.C2" office:value-type="string">
            <text:p text:style-name="P60"><text:span text:style-name="Source_20_Text">org</text:span><text:span text:style-name="T37">.zkoss.zul.ext.Pageable</text:span></text:p>
          </table:table-cell>
        </table:table-row>
        <table:table-row>
          <table:table-cell table:style-name="Table288.A2" office:value-type="string">
            <text:p text:style-name="P60">getPageSize()</text:p>
          </table:table-cell>
          <table:table-cell table:style-name="Table288.A2" office:value-type="string">
            <text:p text:style-name="Table_20_Contents">Returns the page size.</text:p>
          </table:table-cell>
          <table:table-cell table:style-name="Table288.C2" office:value-type="string">
            <text:p text:style-name="P60"><text:span text:style-name="Source_20_Text">int</text:span></text:p>
          </table:table-cell>
        </table:table-row>
      </table:table>
      <text:h text:style-name="P79" text:outline-level="4">Inherited From </text:h>
      <table:table table:name="Table289" table:style-name="Table289">
        <table:table-column table:style-name="Table289.A"/>
        <table:table-header-rows>
          <table:table-row>
            <table:table-cell table:style-name="Table289.A1" office:value-type="string">
              <text:p text:style-name="P67">Inherited From</text:p>
            </table:table-cell>
          </table:table-row>
        </table:table-header-rows>
        <table:table-row>
          <table:table-cell table:style-name="Table289.A2" office:value-type="string">
            <text:p text:style-name="P76"><text:a xlink:type="simple" xlink:href="#Event"><text:span text:style-name="T46">org.zkoss.zk.ui.event.Event </text:span></text:a></text:p>
          </table:table-cell>
        </table:table-row>
      </table:table>
      <text:p text:style-name="Text_20_body"/>
      <text:h text:style-name="Heading_20_3" text:outline-level="3"><text:bookmark-start text:name="PagingEvent"/>PagingEvent<text:bookmark-end text:name="PagingEvent"/></text:h>
      <text:p text:style-name="P57">Used to notify that a new page is selected by the user, or by <text:span text:style-name="Source_20_Text">Paginal </text:span>(such as <text:span text:style-name="Source_20_Text">Paging</text:span>). It is used for paging long content. </text:p>
      <text:p text:style-name="P96"/>
      <text:h text:style-name="P77" text:outline-level="4">Class Name</text:h>
      <text:p text:style-name="P225"><text:span text:style-name="T168">org.zkoss.zk.ui.event.PagingEvent</text:span></text:p>
      <text:h text:style-name="P79" text:outline-level="4">Methods</text:h>
      <table:table table:name="Table290" table:style-name="Table290">
        <table:table-column table:style-name="Table290.A"/>
        <table:table-column table:style-name="Table290.B"/>
        <table:table-column table:style-name="Table290.C"/>
        <table:table-header-rows>
          <table:table-row>
            <table:table-cell table:style-name="Table290.A1" office:value-type="string">
              <text:p text:style-name="P67">Name</text:p>
            </table:table-cell>
            <table:table-cell table:style-name="Table290.A1" office:value-type="string">
              <text:p text:style-name="Table_20_Heading">Description</text:p>
            </table:table-cell>
            <table:table-cell table:style-name="Table290.C1" office:value-type="string">
              <text:p text:style-name="P67">Data Type</text:p>
            </table:table-cell>
          </table:table-row>
        </table:table-header-rows>
        <table:table-row>
          <table:table-cell table:style-name="Table290.A2" office:value-type="string">
            <text:p text:style-name="P72"><text:span text:style-name="Source_20_Text">getPageable</text:span></text:p>
          </table:table-cell>
          <table:table-cell table:style-name="Table290.A2" office:value-type="string">
            <text:p text:style-name="Table_20_Contents">Returns the <text:span text:style-name="Source_20_Text">pageable controller</text:span>.</text:p>
          </table:table-cell>
          <table:table-cell table:style-name="Table290.C2" office:value-type="string">
            <text:p text:style-name="P60"><text:span text:style-name="Source_20_Text">Pageable</text:span></text:p>
          </table:table-cell>
        </table:table-row>
        <table:table-row>
          <table:table-cell table:style-name="Table290.A2" office:value-type="string">
            <text:p text:style-name="P72"><text:span text:style-name="Source_20_Text">getActivePage</text:span></text:p>
          </table:table-cell>
          <table:table-cell table:style-name="Table290.A2" office:value-type="string">
            <text:p text:style-name="Table_20_Contents">Returns the active page (starting from 0).</text:p>
          </table:table-cell>
          <table:table-cell table:style-name="Table290.C2" office:value-type="string">
            <text:p text:style-name="P60"><text:span text:style-name="Source_20_Text">int</text:span></text:p>
          </table:table-cell>
        </table:table-row>
      </table:table>
      <text:h text:style-name="P79" text:outline-level="4">Inherited From </text:h>
      <table:table table:name="Table291" table:style-name="Table291">
        <table:table-column table:style-name="Table291.A"/>
        <table:table-header-rows>
          <table:table-row>
            <table:table-cell table:style-name="Table291.A1" office:value-type="string">
              <text:p text:style-name="P67">Inherited From</text:p>
            </table:table-cell>
          </table:table-row>
        </table:table-header-rows>
        <table:table-row>
          <table:table-cell table:style-name="Table291.A2" office:value-type="string">
            <text:p text:style-name="P76"><text:a xlink:type="simple" xlink:href="#Event"><text:span text:style-name="T46">org.zkoss.zk.ui.event.Event </text:span></text:a></text:p>
          </table:table-cell>
        </table:table-row>
      </table:table>
      <text:p text:style-name="Text_20_body"/>
      <text:p text:style-name="Standard"/>
      <text:h text:style-name="Heading_20_3" text:outline-level="3"><text:bookmark-start text:name="ScrollEvent"/>ScrollEvent<text:bookmark-end text:name="ScrollEvent"/></text:h>
      <text:p text:style-name="P57">Represents an event caused by that user is scrolling or has scrolled at the client. </text:p>
      <text:p text:style-name="Text_20_body_20_indent_20_2"><text:span text:style-name="T63">ScrollEvent</text:span><text:span text:style-name="T52"> will be sent wih name as "</text:span><text:span text:style-name="T63">onScroll</text:span><text:span text:style-name="T52">" after </text:span><text:span text:style-name="T63">setCurposByClient(int)</text:span><text:span text:style-name="T52"> is called to notify application developers that it is called by user (rather than by codes).</text:span></text:p>
      <text:p text:style-name="Text_20_body_20_indent_20_2"><text:span text:style-name="T52">For components that might also support ScrollEvent with "</text:span><text:span text:style-name="T63">onScrolling</text:span><text:span text:style-name="T52">". It is used to notified the server that user is changing its content (changing is on progress and not finished).</text:span></text:p>
      <text:p text:style-name="Text_20_body_20_indent_20_2"><text:span text:style-name="T52">The com</text:span><text:span text:style-name="T51">ponents which are supported this event are: </text:span><text:a xlink:type="simple" xlink:href="#Slider"><text:span text:style-name="T155">org.zkoss.zul.Slider</text:span></text:a><text:span text:style-name="T51">.</text:span></text:p>
      <text:h text:style-name="P77" text:outline-level="4">Class Name</text:h>
      <text:p text:style-name="P225"><text:span text:style-name="T168">org.zkoss.zk.ui.event.ScrollEvent</text:span></text:p>
      <text:h text:style-name="P79" text:outline-level="4">Methods</text:h>
      <table:table table:name="Table292" table:style-name="Table292">
        <table:table-column table:style-name="Table292.A"/>
        <table:table-column table:style-name="Table292.B"/>
        <table:table-column table:style-name="Table292.C"/>
        <table:table-column table:style-name="Table292.D"/>
        <table:table-header-rows>
          <table:table-row>
            <table:table-cell table:style-name="Table292.A1" office:value-type="string">
              <text:p text:style-name="P67">Name</text:p>
            </table:table-cell>
            <table:table-cell table:style-name="Table292.A1" office:value-type="string">
              <text:p text:style-name="Table_20_Heading">Description</text:p>
            </table:table-cell>
            <table:table-cell table:style-name="Table292.A1" office:value-type="string">
              <text:p text:style-name="P67">Data Type</text:p>
            </table:table-cell>
            <table:table-cell table:style-name="Table292.D1" office:value-type="string">
              <text:p text:style-name="P67">Values</text:p>
            </table:table-cell>
          </table:table-row>
        </table:table-header-rows>
        <table:table-row>
          <table:table-cell table:style-name="Table292.A2" office:value-type="string">
            <text:p text:style-name="P60"><text:span text:style-name="Source_20_Text">getPos</text:span></text:p>
          </table:table-cell>
          <table:table-cell table:style-name="Table292.A2" office:value-type="string">
            <text:p text:style-name="Table_20_Contents">Returns the position. <text:s/></text:p>
          </table:table-cell>
          <table:table-cell table:style-name="Table292.A2" office:value-type="string">
            <text:p text:style-name="P60"><text:span text:style-name="Source_20_Text">int</text:span></text:p>
          </table:table-cell>
          <table:table-cell table:style-name="Table292.D2" office:value-type="string">
            <text:p text:style-name="P60"/>
          </table:table-cell>
        </table:table-row>
      </table:table>
      <text:h text:style-name="P187" text:outline-level="4"><text:span text:style-name="T75">Inherited</text:span> <text:span text:style-name="T17">From </text:span></text:h>
      <table:table table:name="Table293" table:style-name="Table293">
        <table:table-column table:style-name="Table293.A"/>
        <table:table-header-rows>
          <table:table-row>
            <table:table-cell table:style-name="Table293.A1" office:value-type="string">
              <text:p text:style-name="P67">Inherited From</text:p>
            </table:table-cell>
          </table:table-row>
        </table:table-header-rows>
        <table:table-row>
          <table:table-cell table:style-name="Table293.A2" office:value-type="string">
            <text:p text:style-name="P76"><text:a xlink:type="simple" xlink:href="#Event"><text:span text:style-name="T46">org.zkoss.zk.ui.event.Event</text:span></text:a></text:p>
          </table:table-cell>
        </table:table-row>
      </table:table>
      <text:p text:style-name="Text_20_body"/>
      <text:h text:style-name="Heading_20_3" text:outline-level="3"><text:bookmark-start text:name="SelectEvent"/>SelectEvent<text:bookmark-end text:name="SelectEvent"/></text:h>
      <text:p text:style-name="Text_20_body_20_indent_20_2">Represents an event cause by user's the list selection is changed at the client.</text:p>
      <text:h text:style-name="P77" text:outline-level="4">Class Name</text:h>
      <text:p text:style-name="P225"><text:span text:style-name="T168">org.zkoss.zk.ui.event.SelectEvent</text:span></text:p>
      <text:h text:style-name="P79" text:outline-level="4">Methods</text:h>
      <table:table table:name="Table294" table:style-name="Table294">
        <table:table-column table:style-name="Table294.A"/>
        <table:table-column table:style-name="Table294.B"/>
        <table:table-column table:style-name="Table294.C"/>
        <table:table-header-rows>
          <table:table-row>
            <table:table-cell table:style-name="Table294.A1" office:value-type="string">
              <text:p text:style-name="P67">Name</text:p>
            </table:table-cell>
            <table:table-cell table:style-name="Table294.A1" office:value-type="string">
              <text:p text:style-name="Table_20_Heading">Description</text:p>
            </table:table-cell>
            <table:table-cell table:style-name="Table294.C1" office:value-type="string">
              <text:p text:style-name="P67">Data Type</text:p>
            </table:table-cell>
          </table:table-row>
        </table:table-header-rows>
        <table:table-row>
          <table:table-cell table:style-name="Table294.A2" office:value-type="string">
            <text:p text:style-name="P60"><text:span text:style-name="Source_20_Text">getSelectedItems()</text:span></text:p>
          </table:table-cell>
          <table:table-cell table:style-name="Table294.A2" office:value-type="string">
            <text:p text:style-name="Table_20_Contents">Returns the selected items.(never null)</text:p>
          </table:table-cell>
          <table:table-cell table:style-name="Table294.C2" office:value-type="string">
            <text:p text:style-name="P60"><text:span text:style-name="Source_20_Text">java.util.Set</text:span></text:p>
          </table:table-cell>
        </table:table-row>
      </table:table>
      <text:h text:style-name="P79" text:outline-level="4">Inherited From </text:h>
      <table:table table:name="Table295" table:style-name="Table295">
        <table:table-column table:style-name="Table295.A"/>
        <table:table-header-rows>
          <table:table-row>
            <table:table-cell table:style-name="Table295.A1" office:value-type="string">
              <text:p text:style-name="P67">Inherited From</text:p>
            </table:table-cell>
          </table:table-row>
        </table:table-header-rows>
        <table:table-row>
          <table:table-cell table:style-name="Table295.A2" office:value-type="string">
            <text:p text:style-name="P76"><text:a xlink:type="simple" xlink:href="#Event"><text:span text:style-name="T46">org.zkoss.zk.ui.event.Event </text:span></text:a></text:p>
          </table:table-cell>
        </table:table-row>
      </table:table>
      <text:p text:style-name="Standard"/>
      <text:h text:style-name="Heading_20_3" text:outline-level="3"><text:bookmark-start text:name="SelectionEvent"/>SelectionEvent<text:bookmark-end text:name="SelectionEvent"/></text:h>
      <text:p text:style-name="Text_20_body_20_indent_20_2">Represents an event cause by user's the list selection is changed at the client.</text:p>
      <text:h text:style-name="P77" text:outline-level="4">Class Name</text:h>
      <text:p text:style-name="P225"><text:span text:style-name="T168">org.zkoss.zk.ui.event.SelectionEvent</text:span></text:p>
      <text:h text:style-name="P79" text:outline-level="4">Methods</text:h>
      <table:table table:name="Table296" table:style-name="Table296">
        <table:table-column table:style-name="Table296.A"/>
        <table:table-column table:style-name="Table296.B"/>
        <table:table-column table:style-name="Table296.C"/>
        <table:table-header-rows>
          <table:table-row>
            <table:table-cell table:style-name="Table296.A1" office:value-type="string">
              <text:p text:style-name="P67">Name</text:p>
            </table:table-cell>
            <table:table-cell table:style-name="Table296.A1" office:value-type="string">
              <text:p text:style-name="Table_20_Heading">Description</text:p>
            </table:table-cell>
            <table:table-cell table:style-name="Table296.C1" office:value-type="string">
              <text:p text:style-name="P67">Data Type</text:p>
            </table:table-cell>
          </table:table-row>
        </table:table-header-rows>
        <table:table-row>
          <table:table-cell table:style-name="Table296.A2" office:value-type="string">
            <text:p text:style-name="P60"><text:span text:style-name="Source_20_Text">getSelectedText()</text:span></text:p>
          </table:table-cell>
          <table:table-cell table:style-name="Table296.A2" office:value-type="string">
            <text:p text:style-name="Table_20_Contents">Returns the selected text contained in this text.</text:p>
          </table:table-cell>
          <table:table-cell table:style-name="Table296.C2" office:value-type="string">
            <text:p text:style-name="P60"><text:span text:style-name="Source_20_Text">java.util.Set</text:span></text:p>
          </table:table-cell>
        </table:table-row>
        <table:table-row>
          <table:table-cell table:style-name="Table296.A2" office:value-type="string">
            <text:p text:style-name="P60"><text:span text:style-name="Source_20_Text">getSart()</text:span></text:p>
          </table:table-cell>
          <table:table-cell table:style-name="Table296.A2" office:value-type="string">
            <text:p text:style-name="Table_20_Contents">Returns the selected text's start position.</text:p>
          </table:table-cell>
          <table:table-cell table:style-name="Table296.C2" office:value-type="string">
            <text:p text:style-name="P60"><text:span text:style-name="Source_20_Text">int</text:span></text:p>
          </table:table-cell>
        </table:table-row>
        <table:table-row>
          <table:table-cell table:style-name="Table296.A2" office:value-type="string">
            <text:p text:style-name="P60"><text:span text:style-name="Source_20_Text">getEnd()</text:span></text:p>
          </table:table-cell>
          <table:table-cell table:style-name="Table296.A2" office:value-type="string">
            <text:p text:style-name="Table_20_Contents">Returns the selected text's end position.</text:p>
          </table:table-cell>
          <table:table-cell table:style-name="Table296.C2" office:value-type="string">
            <text:p text:style-name="P60"><text:span text:style-name="Source_20_Text">int</text:span></text:p>
          </table:table-cell>
        </table:table-row>
      </table:table>
      <text:h text:style-name="P79" text:outline-level="4">Inherited From </text:h>
      <table:table table:name="Table297" table:style-name="Table297">
        <table:table-column table:style-name="Table297.A"/>
        <table:table-header-rows>
          <table:table-row>
            <table:table-cell table:style-name="Table297.A1" office:value-type="string">
              <text:p text:style-name="P67">Inherited From</text:p>
            </table:table-cell>
          </table:table-row>
        </table:table-header-rows>
        <table:table-row>
          <table:table-cell table:style-name="Table297.A2" office:value-type="string">
            <text:p text:style-name="P76"><text:a xlink:type="simple" xlink:href="#Event"><text:span text:style-name="T46">org.zkoss.zk.ui.event.Event </text:span></text:a></text:p>
          </table:table-cell>
        </table:table-row>
      </table:table>
      <text:h text:style-name="Heading_20_3" text:outline-level="3"><text:bookmark-start text:name="SizeEvent"/>SizeEvent<text:bookmark-end text:name="SizeEvent"/></text:h>
      <text:p text:style-name="Text_20_body_20_indent_20_2">Represents an event caused by a component being re-sized.</text:p>
      <text:p text:style-name="Text_20_body_20_indent_20_2">Component Implementation Note: A sizable component must implement <text:span text:style-name="Source_20_Text">Sizable</text:span> for the returned object of <text:span text:style-name="Source_20_Text">ComponentCtrl.getExtraCtrl(). </text:span></text:p>
      <text:h text:style-name="P77" text:outline-level="4">Class Name</text:h>
      <text:p text:style-name="P225"><text:span text:style-name="T168">org.zkoss.zk.ui.event.SizeEvent</text:span></text:p>
      <text:h text:style-name="P79" text:outline-level="4">Methods</text:h>
      <table:table table:name="Table298" table:style-name="Table298">
        <table:table-column table:style-name="Table298.A"/>
        <table:table-column table:style-name="Table298.B"/>
        <table:table-column table:style-name="Table298.C"/>
        <table:table-header-rows>
          <table:table-row>
            <table:table-cell table:style-name="Table298.A1" office:value-type="string">
              <text:p text:style-name="P67">Name</text:p>
            </table:table-cell>
            <table:table-cell table:style-name="Table298.A1" office:value-type="string">
              <text:p text:style-name="Table_20_Heading">Description</text:p>
            </table:table-cell>
            <table:table-cell table:style-name="Table298.C1" office:value-type="string">
              <text:p text:style-name="P67">Data Type</text:p>
            </table:table-cell>
          </table:table-row>
        </table:table-header-rows>
        <table:table-row>
          <table:table-cell table:style-name="Table298.A2" office:value-type="string">
            <text:p text:style-name="P69"><text:span text:style-name="Source_20_Text">getKeyCode()</text:span></text:p>
          </table:table-cell>
          <table:table-cell table:style-name="Table298.A2" office:value-type="string">
            <text:p text:style-name="P228">Returns the height of the component after re-sized.</text:p>
          </table:table-cell>
          <table:table-cell table:style-name="Table298.C2" office:value-type="string">
            <text:p text:style-name="P60"><text:span text:style-name="Source_20_Text">java.lang.String </text:span></text:p>
          </table:table-cell>
        </table:table-row>
        <table:table-row>
          <table:table-cell table:style-name="Table298.A2" office:value-type="string">
            <text:p text:style-name="P69"><text:span text:style-name="Source_20_Text">isAltKey()</text:span></text:p>
          </table:table-cell>
          <table:table-cell table:style-name="Table298.A2" office:value-type="string">
            <text:p text:style-name="P228">Returns what keys were pressed when the component is resized, or 0 if none of them was pressed.</text:p>
          </table:table-cell>
          <table:table-cell table:style-name="Table298.C2" office:value-type="string">
            <text:p text:style-name="P60"><text:span text:style-name="Source_20_Text">int</text:span></text:p>
          </table:table-cell>
        </table:table-row>
        <table:table-row>
          <table:table-cell table:style-name="Table298.A2" office:value-type="string">
            <text:p text:style-name="P69"><text:span text:style-name="Source_20_Text">isCtrlKey()</text:span></text:p>
          </table:table-cell>
          <table:table-cell table:style-name="Table298.A2" office:value-type="string">
            <text:p text:style-name="P228">Returns the width of the component after re-sized.</text:p>
          </table:table-cell>
          <table:table-cell table:style-name="Table298.C2" office:value-type="string">
            <text:p text:style-name="P60"><text:span text:style-name="Source_20_Text">int</text:span></text:p>
          </table:table-cell>
        </table:table-row>
      </table:table>
      <text:h text:style-name="P229" text:outline-level="4">Inherited From </text:h>
      <table:table table:name="Table299" table:style-name="Table299">
        <table:table-column table:style-name="Table299.A"/>
        <table:table-header-rows>
          <table:table-row>
            <table:table-cell table:style-name="Table299.A1" office:value-type="string">
              <text:p text:style-name="P67">Inherited From</text:p>
            </table:table-cell>
          </table:table-row>
        </table:table-header-rows>
        <table:table-row>
          <table:table-cell table:style-name="Table299.A2" office:value-type="string">
            <text:p text:style-name="P76"><text:a xlink:type="simple" xlink:href="#Event"><text:span text:style-name="T46">org.zkoss.zk.ui.event.Event </text:span></text:a></text:p>
          </table:table-cell>
        </table:table-row>
      </table:table>
      <text:p text:style-name="P230"/>
      <text:h text:style-name="Heading_20_3" text:outline-level="3"><text:bookmark-start text:name="UploadEvent"/>UploadEvent<text:bookmark-end text:name="UploadEvent"/></text:h>
      <text:p text:style-name="Text_20_body_20_indent_20_2">Represents that user has uploaded one or several files from the client to the server.</text:p>
      <text:h text:style-name="P77" text:outline-level="4">Class Name</text:h>
      <text:p text:style-name="P225"><text:span text:style-name="T168">org.zkoss.zk.ui.event.UploadEvent</text:span></text:p>
      <text:h text:style-name="P79" text:outline-level="4">Methods</text:h>
      <table:table table:name="Table300" table:style-name="Table300">
        <table:table-column table:style-name="Table300.A"/>
        <table:table-column table:style-name="Table300.B"/>
        <table:table-column table:style-name="Table300.C"/>
        <table:table-header-rows>
          <table:table-row>
            <table:table-cell table:style-name="Table300.A1" office:value-type="string">
              <text:p text:style-name="P67">Name</text:p>
            </table:table-cell>
            <table:table-cell table:style-name="Table300.A1" office:value-type="string">
              <text:p text:style-name="Table_20_Heading">Description</text:p>
            </table:table-cell>
            <table:table-cell table:style-name="Table300.C1" office:value-type="string">
              <text:p text:style-name="P67">Data Type</text:p>
            </table:table-cell>
          </table:table-row>
        </table:table-header-rows>
        <table:table-row>
          <table:table-cell table:style-name="Table300.A2" office:value-type="string">
            <text:p text:style-name="P231"><text:span text:style-name="T63">getMedia()</text:span></text:p>
          </table:table-cell>
          <table:table-cell table:style-name="Table300.A2" office:value-type="string">
            <text:p text:style-name="P232">Returns the first media being uploaded, or null if no file is uploaded.</text:p>
          </table:table-cell>
          <table:table-cell table:style-name="Table300.C2" office:value-type="string">
            <text:p text:style-name="P233"><text:span text:style-name="T63">org.zkoss.util.media.Media</text:span></text:p>
          </table:table-cell>
        </table:table-row>
        <table:table-row>
          <table:table-cell table:style-name="Table300.A2" office:value-type="string">
            <text:p text:style-name="P231"><text:span text:style-name="T63">getMedias()</text:span></text:p>
          </table:table-cell>
          <table:table-cell table:style-name="Table300.A2" office:value-type="string">
            <text:p text:style-name="P232">Returns the array of media being uploaded, or null if the user uploaded no file at all.</text:p>
          </table:table-cell>
          <table:table-cell table:style-name="Table300.C2" office:value-type="string">
            <text:p text:style-name="P233"><text:span text:style-name="T63">org.zkoss.util.media.Media[]</text:span></text:p>
          </table:table-cell>
        </table:table-row>
      </table:table>
      <text:h text:style-name="P79" text:outline-level="4">Inherited From </text:h>
      <table:table table:name="Table301" table:style-name="Table301">
        <table:table-column table:style-name="Table301.A"/>
        <table:table-header-rows>
          <table:table-row>
            <table:table-cell table:style-name="Table301.A1" office:value-type="string">
              <text:p text:style-name="P67">Inherited From</text:p>
            </table:table-cell>
          </table:table-row>
        </table:table-header-rows>
        <table:table-row>
          <table:table-cell table:style-name="Table301.A2" office:value-type="string">
            <text:p text:style-name="P76"><text:a xlink:type="simple" xlink:href="#Event"><text:span text:style-name="T46">org.zkoss.zk.ui.event.Event </text:span></text:a></text:p>
          </table:table-cell>
        </table:table-row>
      </table:table>
      <text:p text:style-name="Text_20_body"/>
      <text:h text:style-name="Heading_20_3" text:outline-level="3"><text:bookmark-start text:name="ZIndexEvent"/>ZIndexEvent<text:bookmark-end text:name="ZIndexEvent"/></text:h>
      <text:p text:style-name="P57">Represents an event caused by a component whose z-index is modified by the client.<text:span text:style-name="T2"> A z-indexed component must send ZindexEvent once the z-index of component is modifiable by the client. </text:span></text:p>
      <text:p text:style-name="Text_20_body_20_indent_20_2"><text:span text:style-name="T51">The components which are supported this event are: </text:span><text:a xlink:type="simple" xlink:href="#Window"><text:span text:style-name="T155">org.zkoss.zul.Window</text:span></text:a><text:span text:style-name="T51">.</text:span></text:p>
      <text:h text:style-name="P77" text:outline-level="4">Class Name</text:h>
      <text:p text:style-name="P225"><text:span text:style-name="T168">org.zkoss.zk.ui.event.ZIndexEvent</text:span></text:p>
      <text:h text:style-name="P79" text:outline-level="4">Methods</text:h>
      <table:table table:name="Table302" table:style-name="Table302">
        <table:table-column table:style-name="Table302.A"/>
        <table:table-column table:style-name="Table302.B"/>
        <table:table-column table:style-name="Table302.C"/>
        <table:table-column table:style-name="Table302.D"/>
        <table:table-header-rows>
          <table:table-row>
            <table:table-cell table:style-name="Table302.A1" office:value-type="string">
              <text:p text:style-name="P67">Name</text:p>
            </table:table-cell>
            <table:table-cell table:style-name="Table302.A1" office:value-type="string">
              <text:p text:style-name="Table_20_Heading">Description</text:p>
            </table:table-cell>
            <table:table-cell table:style-name="Table302.A1" office:value-type="string">
              <text:p text:style-name="P67">Data Type</text:p>
            </table:table-cell>
            <table:table-cell table:style-name="Table302.D1" office:value-type="string">
              <text:p text:style-name="P67">Values</text:p>
            </table:table-cell>
          </table:table-row>
        </table:table-header-rows>
        <table:table-row>
          <table:table-cell table:style-name="Table302.A2" office:value-type="string">
            <text:p text:style-name="P60"><text:span text:style-name="Source_20_Text">getZIndex</text:span></text:p>
          </table:table-cell>
          <table:table-cell table:style-name="Table302.A2" office:value-type="string">
            <text:p text:style-name="Table_20_Contents">Returns the z-index of the component after moved. </text:p>
          </table:table-cell>
          <table:table-cell table:style-name="Table302.A2" office:value-type="string">
            <text:p text:style-name="P60"><text:span text:style-name="Source_20_Text">int</text:span></text:p>
          </table:table-cell>
          <table:table-cell table:style-name="Table302.D2" office:value-type="string">
            <text:p text:style-name="P60"/>
          </table:table-cell>
        </table:table-row>
      </table:table>
      <text:h text:style-name="P187" text:outline-level="4"><text:span text:style-name="T75">Inherited</text:span> <text:span text:style-name="T17">From </text:span></text:h>
      <table:table table:name="Table303" table:style-name="Table303">
        <table:table-column table:style-name="Table303.A"/>
        <table:table-header-rows>
          <table:table-row>
            <table:table-cell table:style-name="Table303.A1" office:value-type="string">
              <text:p text:style-name="P67">Inherited From</text:p>
            </table:table-cell>
          </table:table-row>
        </table:table-header-rows>
        <table:table-row>
          <table:table-cell table:style-name="Table303.A2" office:value-type="string">
            <text:p text:style-name="P76"><text:a xlink:type="simple" xlink:href="#Event"><text:span text:style-name="T46">org.zkoss.zk.ui.event.Event</text:span></text:a></text:p>
          </table:table-cell>
        </table:table-row>
      </table:table>
      <text:h text:style-name="Heading_20_2" text:outline-level="2">Supplemental Classes</text:h>
      <text:h text:style-name="Heading_20_3" text:outline-level="3"><text:bookmark-start text:name="AbstractListModel"/>AbstractListModel<text:bookmark-end text:name="AbstractListModel"/></text:h>
      <text:p text:style-name="Text_20_body_20_indent"><text:s text:c="2"/>A skeletal implementation for <text:a xlink:type="simple" xlink:href="#ListModel"><text:span text:style-name="Source_20_Text">ListModel</text:span></text:a>.</text:p>
      <text:h text:style-name="P77" text:outline-level="4">Class Name</text:h>
      <text:p text:style-name="P225"><text:span text:style-name="T168">org.zkoss.zul.AbstractListModel</text:span></text:p>
      <text:h text:style-name="P78" text:outline-level="4">Methods</text:h>
      <table:table table:name="Table304" table:style-name="Table304">
        <table:table-column table:style-name="Table304.A"/>
        <table:table-column table:style-name="Table304.B"/>
        <table:table-column table:style-name="Table304.C"/>
        <table:table-header-rows>
          <table:table-row>
            <table:table-cell table:style-name="Table304.A1" office:value-type="string">
              <text:p text:style-name="P67">Name</text:p>
            </table:table-cell>
            <table:table-cell table:style-name="Table304.A1" office:value-type="string">
              <text:p text:style-name="P67">Description</text:p>
            </table:table-cell>
            <table:table-cell table:style-name="Table304.C1" office:value-type="string">
              <text:p text:style-name="P67">Return Data Type</text:p>
            </table:table-cell>
          </table:table-row>
        </table:table-header-rows>
        <table:table-row>
          <table:table-cell table:style-name="Table304.A2" office:value-type="string">
            <text:p text:style-name="P234"><text:span text:style-name="T63">AddListDataListener</text:span></text:p>
            <text:p text:style-name="P234"><text:span text:style-name="T63">(ListDataListener l)</text:span></text:p>
            <text:p text:style-name="P80"><text:span text:style-name="Source_20_Text"/></text:p>
          </table:table-cell>
          <table:table-cell table:style-name="Table304.A2" office:value-type="string">
            <text:p text:style-name="P72">Adds a listener to the list that's notified each time a change to the data model occurs.</text:p>
          </table:table-cell>
          <table:table-cell table:style-name="Table304.C2" office:value-type="string">
            <text:p text:style-name="P60"><text:span text:style-name="Source_20_Text">void</text:span></text:p>
          </table:table-cell>
        </table:table-row>
        <table:table-row>
          <table:table-cell table:style-name="Table304.A2" office:value-type="string">
            <text:p text:style-name="P234"><text:span text:style-name="Source_20_Text">RemoveListDataListener</text:span></text:p>
            <text:p text:style-name="P234"><text:span text:style-name="Source_20_Text">(ListDataListener l)</text:span></text:p>
          </table:table-cell>
          <table:table-cell table:style-name="Table304.A2" office:value-type="string">
            <text:p text:style-name="P72">Removes a listener from the list that's notified each time a change to the data model occurs.</text:p>
          </table:table-cell>
          <table:table-cell table:style-name="Table304.C2" office:value-type="string">
            <text:p text:style-name="P60"><text:span text:style-name="Source_20_Text">void</text:span></text:p>
          </table:table-cell>
        </table:table-row>
      </table:table>
      <text:h text:style-name="P79" text:outline-level="4">Inherited From </text:h>
      <table:table table:name="Table305" table:style-name="Table305">
        <table:table-column table:style-name="Table305.A"/>
        <table:table-header-rows>
          <table:table-row>
            <table:table-cell table:style-name="Table305.A1" office:value-type="string">
              <text:p text:style-name="P67">Inherited From</text:p>
            </table:table-cell>
          </table:table-row>
        </table:table-header-rows>
        <table:table-row>
          <table:table-cell table:style-name="Table305.A2" office:value-type="string">
            <text:p text:style-name="P90"><text:a xlink:type="simple" xlink:href="#ListModel">org.zkoss.zul.ListModel</text:a></text:p>
          </table:table-cell>
        </table:table-row>
      </table:table>
      <text:p text:style-name="P71"/>
      <text:h text:style-name="Heading_20_3" text:outline-level="3"><text:bookmark-start text:name="Constraint"/>Constraint<text:bookmark-end text:name="Constraint"/></text:h>
      <text:p text:style-name="Text_20_body_20_indent">A con<text:span text:style-name="T2">straint.</text:span></text:p>
      <text:h text:style-name="P77" text:outline-level="4">Interface Name</text:h>
      <text:p text:style-name="P225"><text:span text:style-name="T168">org.zkoss.zul.Constraint</text:span></text:p>
      <text:h text:style-name="P78" text:outline-level="4">Methods</text:h>
      <table:table table:name="Table306" table:style-name="Table306">
        <table:table-column table:style-name="Table306.A"/>
        <table:table-column table:style-name="Table306.B"/>
        <table:table-column table:style-name="Table306.C"/>
        <table:table-header-rows>
          <table:table-row>
            <table:table-cell table:style-name="Table306.A1" office:value-type="string">
              <text:p text:style-name="P67">Name</text:p>
            </table:table-cell>
            <table:table-cell table:style-name="Table306.A1" office:value-type="string">
              <text:p text:style-name="P67">Description</text:p>
            </table:table-cell>
            <table:table-cell table:style-name="Table306.C1" office:value-type="string">
              <text:p text:style-name="P67">Return Data Type</text:p>
            </table:table-cell>
          </table:table-row>
        </table:table-header-rows>
        <table:table-row>
          <table:table-cell table:style-name="Table306.A2" office:value-type="string">
            <text:p text:style-name="P235"><text:span text:style-name="T39">validate(org.zkoss.zk.ui.Component comp, java.lang.Object </text:span></text:p>
            <text:p text:style-name="P235"><text:span text:style-name="T39">value)</text:span></text:p>
            <text:p text:style-name="P80"><text:span text:style-name="Source_20_Text"/></text:p>
          </table:table-cell>
          <table:table-cell table:style-name="Table306.A2" office:value-type="string">
            <text:p text:style-name="P236">Verifies whether the value is acceptable.</text:p>
          </table:table-cell>
          <table:table-cell table:style-name="Table306.C2" office:value-type="string">
            <text:p text:style-name="P60"><text:span text:style-name="Source_20_Text">void</text:span></text:p>
          </table:table-cell>
        </table:table-row>
      </table:table>
      <text:p text:style-name="Standard"/>
      <text:h text:style-name="Heading_20_3" text:outline-level="3"><text:bookmark-start text:name="Constrained"/>Constrained<text:bookmark-end text:name="Constrained"/></text:h>
      <text:p text:style-name="Text_20_body_20_indent"><text:span text:style-name="T2">Decorates a component that its value is constrained by </text:span><text:a xlink:type="simple" xlink:href="#Constraint"><text:span text:style-name="T157">Constraint</text:span></text:a><text:span text:style-name="T2">.</text:span></text:p>
      <text:h text:style-name="P77" text:outline-level="4">Interface Name</text:h>
      <text:p text:style-name="P225"><text:span text:style-name="T168">org.zkoss.zul.Constrainted</text:span></text:p>
      <text:h text:style-name="P78" text:outline-level="4">Methods</text:h>
      <table:table table:name="Table307" table:style-name="Table307">
        <table:table-column table:style-name="Table307.A"/>
        <table:table-column table:style-name="Table307.B"/>
        <table:table-column table:style-name="Table307.C"/>
        <table:table-header-rows>
          <table:table-row>
            <table:table-cell table:style-name="Table307.A1" office:value-type="string">
              <text:p text:style-name="P67">Name</text:p>
            </table:table-cell>
            <table:table-cell table:style-name="Table307.A1" office:value-type="string">
              <text:p text:style-name="P67">Description</text:p>
            </table:table-cell>
            <table:table-cell table:style-name="Table307.C1" office:value-type="string">
              <text:p text:style-name="P67">Return Data Type</text:p>
            </table:table-cell>
          </table:table-row>
        </table:table-header-rows>
        <table:table-row>
          <table:table-cell table:style-name="Table307.A2" office:value-type="string">
            <text:p text:style-name="P235"><text:span text:style-name="T39">getConstraint()</text:span></text:p>
            <text:p text:style-name="P80"><text:span text:style-name="Source_20_Text"/></text:p>
          </table:table-cell>
          <table:table-cell table:style-name="Table307.A2" office:value-type="string">
            <text:p text:style-name="P236">Returns the constraint, or null if no constraint at all.</text:p>
          </table:table-cell>
          <table:table-cell table:style-name="Table307.C2" office:value-type="string">
            <text:p text:style-name="P237"><text:span text:style-name="T168">org.zkoss.zul.Constraint</text:span></text:p>
          </table:table-cell>
        </table:table-row>
        <table:table-row>
          <table:table-cell table:style-name="Table307.A2" office:value-type="string">
            <text:p text:style-name="P235"><text:span text:style-name="Source_20_Text">SetConstraint</text:span></text:p>
            <text:p text:style-name="P235"><text:span text:style-name="Source_20_Text">(Constraint constr)</text:span></text:p>
          </table:table-cell>
          <table:table-cell table:style-name="Table307.A2" office:value-type="string">
            <text:p text:style-name="P236">Sets the constraint.</text:p>
          </table:table-cell>
          <table:table-cell table:style-name="Table307.C2" office:value-type="string">
            <text:p text:style-name="P60"><text:span text:style-name="Source_20_Text">void</text:span></text:p>
          </table:table-cell>
        </table:table-row>
      </table:table>
      <text:h text:style-name="P187" text:outline-level="4"/>
      <text:h text:style-name="Heading_20_3" text:outline-level="3"/>
      <text:p text:style-name="P71"/>
      <text:h text:style-name="Heading_20_3" text:outline-level="3"><text:bookmark-start text:name="Fileupload"/>Fileupload<text:bookmark-end text:name="Fileupload"/></text:h>
      <text:p text:style-name="P57">A fileupload dialog used to let user upload a file.The <text:span text:style-name="Source_20_Text">fileupload</text:span> component is not a modal dialog. Rather, it is a component, so it is placed inline with other components.</text:p>
      <text:p text:style-name="P57"><draw:frame draw:style-name="fr10" draw:name="graphics3" text:anchor-type="paragraph" svg:width="7.514cm" svg:height="2.381cm" draw:z-index="86"><draw:image xlink:href="../images/fileupload.png" xlink:type="simple" xlink:show="embed" xlink:actuate="onLoad"/></draw:frame></text:p>
      <text:p text:style-name="Code_20_Indent_20_2">&lt;image id="img"/&gt;</text:p>
      <text:p text:style-name="Code_20_Indent_20_2">Upload your hot shot:</text:p>
      <text:p text:style-name="P238">&lt;fileupload onUpload="img.setContent(event.media)"/&gt;</text:p>
      <text:h text:style-name="P77" text:outline-level="4">Class Name</text:h>
      <text:p text:style-name="P225"><text:span text:style-name="T168">org.zkoss.zul.Fileupload</text:span></text:p>
      <text:h text:style-name="P78" text:outline-level="4">Properties</text:h>
      <table:table table:name="Table308" table:style-name="Table308">
        <table:table-column table:style-name="Table308.A"/>
        <table:table-column table:style-name="Table308.B"/>
        <table:table-column table:style-name="Table308.C"/>
        <table:table-column table:style-name="Table308.D"/>
        <table:table-header-rows>
          <table:table-row>
            <table:table-cell table:style-name="Table308.A1" office:value-type="string">
              <text:p text:style-name="P67">Property</text:p>
            </table:table-cell>
            <table:table-cell table:style-name="Table308.A1" office:value-type="string">
              <text:p text:style-name="P67">Description</text:p>
            </table:table-cell>
            <table:table-cell table:style-name="Table308.A1" office:value-type="string">
              <text:p text:style-name="P67">Data Type</text:p>
            </table:table-cell>
            <table:table-cell table:style-name="Table308.D1" office:value-type="string">
              <text:p text:style-name="P67">Default Value</text:p>
            </table:table-cell>
          </table:table-row>
        </table:table-header-rows>
        <table:table-row>
          <table:table-cell table:style-name="Table308.A2" office:value-type="string">
            <text:p text:style-name="P62"><text:span text:style-name="T43">number</text:span></text:p>
          </table:table-cell>
          <table:table-cell table:style-name="Table308.A2" office:value-type="string">
            <text:p text:style-name="P72">Sets the maximal allowed number of files to upload. </text:p>
          </table:table-cell>
          <table:table-cell table:style-name="Table308.A2" office:value-type="string">
            <text:p text:style-name="P60"><text:span text:style-name="Source_20_Text">int</text:span></text:p>
          </table:table-cell>
          <table:table-cell table:style-name="Table308.D2" office:value-type="string">
            <text:p text:style-name="P62"><text:span text:style-name="Source_20_Text">1</text:span></text:p>
          </table:table-cell>
        </table:table-row>
        <table:table-row>
          <table:table-cell table:style-name="Table308.A2" office:value-type="string">
            <text:p text:style-name="P62"><text:span text:style-name="T43">template</text:span></text:p>
          </table:table-cell>
          <table:table-cell table:style-name="Table308.A2" office:value-type="string">
            <text:p text:style-name="P72">Sets the template used to create the upload modal dialog.</text:p>
            <text:p text:style-name="P72"><text:span text:style-name="T3">Template:</text:span> ~./zul/html/fileuploaddlg.zul</text:p>
            <text:p text:style-name="P72"><text:span text:style-name="T3">Note: </text:span>the template has no effect, if you use Fileupload as a component (and embed it to a page). </text:p>
          </table:table-cell>
          <table:table-cell table:style-name="Table308.A2" office:value-type="string">
            <text:p text:style-name="P62"><text:span text:style-name="Source_20_Text">String</text:span></text:p>
          </table:table-cell>
          <table:table-cell table:style-name="Table308.D2" office:value-type="string">
            <text:p text:style-name="P62"><text:span text:style-name="T43">~./zul/html/fileuploaddlg.zul</text:span></text:p>
          </table:table-cell>
        </table:table-row>
      </table:table>
      <text:h text:style-name="P239" text:outline-level="4"/>
      <text:p text:style-name="P240"/>
      <text:h text:style-name="P78" text:outline-level="4">Methods</text:h>
      <table:table table:name="Table309" table:style-name="Table309">
        <table:table-column table:style-name="Table309.A"/>
        <table:table-column table:style-name="Table309.B"/>
        <table:table-column table:style-name="Table309.C"/>
        <table:table-header-rows>
          <table:table-row>
            <table:table-cell table:style-name="Table309.A1" office:value-type="string">
              <text:p text:style-name="P67">Name</text:p>
            </table:table-cell>
            <table:table-cell table:style-name="Table309.A1" office:value-type="string">
              <text:p text:style-name="P67">Description</text:p>
            </table:table-cell>
            <table:table-cell table:style-name="Table309.C1" office:value-type="string">
              <text:p text:style-name="P67">Return Data Type</text:p>
            </table:table-cell>
          </table:table-row>
        </table:table-header-rows>
        <table:table-row>
          <table:table-cell table:style-name="Table309.A2" office:value-type="string">
            <text:p text:style-name="P234"><text:span text:style-name="T63">get()</text:span></text:p>
            <text:p text:style-name="P80"><text:span text:style-name="Source_20_Text"/></text:p>
          </table:table-cell>
          <table:table-cell table:style-name="Table309.A2" office:value-type="string">
            <text:p text:style-name="P72">Opens a modal dialog with the default message and title, and let user upload a file.</text:p>
          </table:table-cell>
          <table:table-cell table:style-name="Table309.C2" office:value-type="string">
            <text:p text:style-name="P60"><text:span text:style-name="Source_20_Text">org.zkoss.util.media.Media</text:span></text:p>
          </table:table-cell>
        </table:table-row>
        <table:table-row>
          <table:table-cell table:style-name="Table309.A2" office:value-type="string">
            <text:p text:style-name="P80"><text:span text:style-name="Source_20_Text">get(int max)</text:span></text:p>
          </table:table-cell>
          <table:table-cell table:style-name="Table309.A2" office:value-type="string">
            <text:p text:style-name="P72">Opens a modal dialog to upload multiple files with the default message and title.</text:p>
          </table:table-cell>
          <table:table-cell table:style-name="Table309.C2" office:value-type="string">
            <text:p text:style-name="P62"><text:span text:style-name="T43">org.zkoss.util.media.Media[]</text:span></text:p>
          </table:table-cell>
        </table:table-row>
        <table:table-row>
          <table:table-cell table:style-name="Table309.A2" office:value-type="string">
            <text:p text:style-name="P80"><text:span text:style-name="Source_20_Text">get(java.lang.String message, java.lang.String title)</text:span></text:p>
          </table:table-cell>
          <table:table-cell table:style-name="Table309.A2" office:value-type="string">
            <text:p text:style-name="P72">Opens a modal dialog with the specified message and title, and let user upload a file.</text:p>
          </table:table-cell>
          <table:table-cell table:style-name="Table309.C2" office:value-type="string">
            <text:p text:style-name="P62"><text:span text:style-name="Source_20_Text">org.zkoss.util.media.Media</text:span></text:p>
          </table:table-cell>
        </table:table-row>
        <table:table-row>
          <table:table-cell table:style-name="Table309.A2" office:value-type="string">
            <text:p text:style-name="P80"><text:span text:style-name="Source_20_Text">get(java.lang.String message, java.lang.String title, int max)</text:span></text:p>
          </table:table-cell>
          <table:table-cell table:style-name="Table309.A2" office:value-type="string">
            <text:p text:style-name="P72">Opens a modal dialog to upload multiple files with the specified message and title.</text:p>
          </table:table-cell>
          <table:table-cell table:style-name="Table309.C2" office:value-type="string">
            <text:p text:style-name="P62"><text:span text:style-name="T43">org.zkoss.util.media.Media[]</text:span></text:p>
          </table:table-cell>
        </table:table-row>
        <table:table-row>
          <table:table-cell table:style-name="Table309.A2" office:value-type="string">
            <text:p text:style-name="P80">isChildable()</text:p>
          </table:table-cell>
          <table:table-cell table:style-name="Table309.A2" office:value-type="string">
            <text:p text:style-name="Table_20_Contents">Determines whether it accepts child components</text:p>
            <text:p text:style-name="P101">Value: <text:span text:style-name="T41">false</text:span></text:p>
            <text:p text:style-name="Table_20_Contents"><text:span text:style-name="T3">Note:</text:span> No child is allowed. </text:p>
          </table:table-cell>
          <table:table-cell table:style-name="Table309.C2" office:value-type="string">
            <text:p text:style-name="P62"><text:span text:style-name="T43">boolean</text:span></text:p>
          </table:table-cell>
        </table:table-row>
        <table:table-row>
          <table:table-cell table:style-name="Table309.A2" office:value-type="string">
            <text:p text:style-name="P80">onClose()</text:p>
          </table:table-cell>
          <table:table-cell table:style-name="Table309.A2" office:value-type="string">
            <text:p text:style-name="P72">Handles the <text:span text:style-name="Source_20_Text">onClose</text:span> event which is sent when file(s) is uploaded or when the cancel button is pressed.</text:p>
          </table:table-cell>
          <table:table-cell table:style-name="Table309.C2" office:value-type="string">
            <text:p text:style-name="P62"><text:span text:style-name="Source_20_Text">void</text:span></text:p>
          </table:table-cell>
        </table:table-row>
      </table:table>
      <text:h text:style-name="P79" text:outline-level="4">Inherited From </text:h>
      <table:table table:name="Table310" table:style-name="Table310">
        <table:table-column table:style-name="Table310.A"/>
        <table:table-header-rows>
          <table:table-row>
            <table:table-cell table:style-name="Table310.A1" office:value-type="string">
              <text:p text:style-name="P67">Inherited From</text:p>
            </table:table-cell>
          </table:table-row>
        </table:table-header-rows>
        <table:table-row table:style-name="Table310.2">
          <table:table-cell table:style-name="Table310.A2" office:value-type="string">
            <text:p text:style-name="P76"><text:a xlink:type="simple" xlink:href="#HtmlBasedComponent">org.zkoss.zk.ui.HtmlBasedComponent</text:a><text:span text:style-name="T45"> </text:span></text:p>
          </table:table-cell>
        </table:table-row>
        <table:table-row table:style-name="Table310.2">
          <table:table-cell table:style-name="Table310.A2" office:value-type="string">
            <text:p text:style-name="P76"><text:a xlink:type="simple" xlink:href="#AbstractComponent">org.zkoss.zk.ui.AbstractComponent </text:a></text:p>
          </table:table-cell>
        </table:table-row>
      </table:table>
      <text:p text:style-name="Standard"/>
      <text:h text:style-name="Heading_20_3" text:outline-level="3"><text:bookmark-start text:name="ListitemRenderer"/>ListitemRenderer<text:bookmark-end text:name="ListitemRenderer"/></text:h>
      <text:p text:style-name="P96"><text:span text:style-name="T2"><text:tab/>Identifies components that can be used as "rubber stamps" to paint the cells in a </text:span><text:a xlink:type="simple" xlink:href="#Listbox"><text:span text:style-name="T169">Listbox</text:span></text:a><text:span text:style-name="T2">.</text:span></text:p>
      <text:h text:style-name="P77" text:outline-level="4">Interface Name</text:h>
      <text:p text:style-name="P241"><text:span text:style-name="T168"><text:tab/> org.zkoss.zul.Listitem</text:span><text:span text:style-name="T170">Renderer</text:span></text:p>
      <text:p text:style-name="P242"><text:span text:style-name="T171"/></text:p>
      <text:h text:style-name="P78" text:outline-level="4">Methods</text:h>
      <table:table table:name="Table311" table:style-name="Table311">
        <table:table-column table:style-name="Table311.A"/>
        <table:table-column table:style-name="Table311.B"/>
        <table:table-column table:style-name="Table311.C"/>
        <table:table-header-rows>
          <table:table-row>
            <table:table-cell table:style-name="Table311.A1" office:value-type="string">
              <text:p text:style-name="P67">Name</text:p>
            </table:table-cell>
            <table:table-cell table:style-name="Table311.A1" office:value-type="string">
              <text:p text:style-name="P67">Description</text:p>
            </table:table-cell>
            <table:table-cell table:style-name="Table311.C1" office:value-type="string">
              <text:p text:style-name="P67">Return Data Type</text:p>
            </table:table-cell>
          </table:table-row>
        </table:table-header-rows>
        <table:table-row>
          <table:table-cell table:style-name="Table311.A2" office:value-type="string">
            <text:p text:style-name="P235"><text:span text:style-name="T39">render(Listitem item, java.lang.Object data)</text:span></text:p>
            <text:p text:style-name="P80"><text:span text:style-name="Source_20_Text"/></text:p>
          </table:table-cell>
          <table:table-cell table:style-name="Table311.A2" office:value-type="string">
            <text:p text:style-name="P236">Renders the data to the specified list item.</text:p>
          </table:table-cell>
          <table:table-cell table:style-name="Table311.C2" office:value-type="string">
            <text:p text:style-name="P237"><text:span text:style-name="T168">void</text:span></text:p>
          </table:table-cell>
        </table:table-row>
      </table:table>
      <text:p text:style-name="Standard"/>
      <text:h text:style-name="Heading_20_3" text:outline-level="3"><text:bookmark-start text:name="ListModel"/>ListModel<text:bookmark-end text:name="ListModel"/></text:h>
      <text:p text:style-name="Text_20_body_20_indent">This interface defines the methods that components like <text:a xlink:type="simple" xlink:href="#Listbox"><text:span text:style-name="Source_20_Text">Listbox</text:span></text:a> <text:s/>and <text:a xlink:type="simple" xlink:href="#Grid"><text:span text:style-name="Source_20_Text">Grid</text:span></text:a> use to get the content of items.</text:p>
      <text:h text:style-name="P77" text:outline-level="4">Interface Name</text:h>
      <text:p text:style-name="P225"><text:span text:style-name="T168">org.zkoss.zul.ListModel</text:span></text:p>
      <text:h text:style-name="P78" text:outline-level="4">Methods</text:h>
      <table:table table:name="Table312" table:style-name="Table312">
        <table:table-column table:style-name="Table312.A"/>
        <table:table-column table:style-name="Table312.B"/>
        <table:table-column table:style-name="Table312.C"/>
        <table:table-header-rows>
          <table:table-row>
            <table:table-cell table:style-name="Table312.A1" office:value-type="string">
              <text:p text:style-name="P67">Name</text:p>
            </table:table-cell>
            <table:table-cell table:style-name="Table312.A1" office:value-type="string">
              <text:p text:style-name="P67">Description</text:p>
            </table:table-cell>
            <table:table-cell table:style-name="Table312.C1" office:value-type="string">
              <text:p text:style-name="P67">Return Data Type</text:p>
            </table:table-cell>
          </table:table-row>
        </table:table-header-rows>
        <table:table-row>
          <table:table-cell table:style-name="Table312.A2" office:value-type="string">
            <text:p text:style-name="P234"><text:span text:style-name="T63">AddListDataListener</text:span></text:p>
            <text:p text:style-name="P234"><text:span text:style-name="T63">(ListDataListener l)</text:span></text:p>
            <text:p text:style-name="P80"><text:span text:style-name="Source_20_Text"/></text:p>
          </table:table-cell>
          <table:table-cell table:style-name="Table312.A2" office:value-type="string">
            <text:p text:style-name="P72">Adds a listener to the list that's notified each time a change to the data model occurs.</text:p>
          </table:table-cell>
          <table:table-cell table:style-name="Table312.C2" office:value-type="string">
            <text:p text:style-name="P60"><text:span text:style-name="Source_20_Text">void</text:span></text:p>
          </table:table-cell>
        </table:table-row>
        <table:table-row>
          <table:table-cell table:style-name="Table312.A2" office:value-type="string">
            <text:p text:style-name="P234"><text:span text:style-name="Source_20_Text">getElementAt(int index)</text:span></text:p>
          </table:table-cell>
          <table:table-cell table:style-name="Table312.A2" office:value-type="string">
            <text:p text:style-name="P72">Returns the value at the specified index.</text:p>
          </table:table-cell>
          <table:table-cell table:style-name="Table312.C2" office:value-type="string">
            <text:p text:style-name="P60"><text:span text:style-name="Source_20_Text">java.lang.Object </text:span></text:p>
          </table:table-cell>
        </table:table-row>
        <table:table-row>
          <table:table-cell table:style-name="Table312.A2" office:value-type="string">
            <text:p text:style-name="P234"><text:span text:style-name="Source_20_Text">getSize()</text:span></text:p>
          </table:table-cell>
          <table:table-cell table:style-name="Table312.A2" office:value-type="string">
            <text:p text:style-name="P72">Returns the length of the list.</text:p>
          </table:table-cell>
          <table:table-cell table:style-name="Table312.C2" office:value-type="string">
            <text:p text:style-name="P60"><text:span text:style-name="Source_20_Text">int</text:span></text:p>
          </table:table-cell>
        </table:table-row>
        <table:table-row>
          <table:table-cell table:style-name="Table312.A2" office:value-type="string">
            <text:p text:style-name="P234"><text:span text:style-name="Source_20_Text">removeListDataListener(ListDataListener l)</text:span></text:p>
          </table:table-cell>
          <table:table-cell table:style-name="Table312.A2" office:value-type="string">
            <text:p text:style-name="P72">Removes a listener from the list that's notified each time a change to the data model occurs.</text:p>
          </table:table-cell>
          <table:table-cell table:style-name="Table312.C2" office:value-type="string">
            <text:p text:style-name="P60"><text:span text:style-name="Source_20_Text">void</text:span></text:p>
          </table:table-cell>
        </table:table-row>
      </table:table>
      <text:h text:style-name="P187" text:outline-level="4"/>
      <text:h text:style-name="Heading_20_3" text:outline-level="3"/>
      <text:p text:style-name="P71"/>
      <text:h text:style-name="Heading_20_3" text:outline-level="3"><text:bookmark-start text:name="Messagebox"/>Messagebox<text:bookmark-end text:name="Messagebox"/></text:h>
      <text:p text:style-name="Text_20_body_20_indent"><text:s text:c="2"/></text:p>
      <text:p text:style-name="P57">It provides a set of utilities to show message boxes.</text:p>
      <text:p text:style-name="P57">It is typically used to alert users when an error occurs, or to prompt user for an decision.</text:p>
      <text:p text:style-name="Text_20_body_20_indent_20_2"><draw:frame draw:style-name="fr2" draw:name="graphics4" text:anchor-type="paragraph" svg:width="12.645cm" svg:height="2.485cm" draw:z-index="68"><draw:image xlink:href="../images/messagebox.png" xlink:type="simple" xlink:show="embed" xlink:actuate="onLoad"/></draw:frame></text:p>
      <text:p text:style-name="Code_20_Indent">&lt;window title="Messagebox demo" border="normal"&gt;</text:p>
      <text:p text:style-name="Code_20_Indent"><text:tab/>&lt;button label="Question" width="100px"&gt;</text:p>
      <text:p text:style-name="Code_20_Indent"><text:tab/><text:tab/>&lt;attribute name="onClick"&gt;{</text:p>
      <text:p text:style-name="Code_20_Indent"><text:tab/><text:tab/><text:tab/>Messagebox.show("Question is pressed. Are you sure?", "Question",</text:p>
      <text:p text:style-name="Code_20_Indent"><text:tab/><text:tab/><text:tab/>Messagebox.OK | Messagebox.CANCEL, Messagebox.QUESTION);</text:p>
      <text:p text:style-name="Code_20_Indent"><text:tab/><text:tab/>}&lt;/attribute&gt;</text:p>
      <text:p text:style-name="Code_20_Indent"><text:tab/>&lt;/button&gt;</text:p>
      <text:p text:style-name="Code_20_Indent">&lt;/window&gt;</text:p>
      <text:h text:style-name="P77" text:outline-level="4">Class Name</text:h>
      <text:p text:style-name="P225"><text:span text:style-name="T168">org.zkoss.zul.Messagebox</text:span></text:p>
      <text:h text:style-name="P78" text:outline-level="4">Properties</text:h>
      <table:table table:name="Table313" table:style-name="Table313">
        <table:table-column table:style-name="Table313.A"/>
        <table:table-column table:style-name="Table313.B"/>
        <table:table-column table:style-name="Table313.C"/>
        <table:table-column table:style-name="Table313.D"/>
        <table:table-header-rows>
          <table:table-row>
            <table:table-cell table:style-name="Table313.A1" office:value-type="string">
              <text:p text:style-name="P67">Property</text:p>
            </table:table-cell>
            <table:table-cell table:style-name="Table313.A1" office:value-type="string">
              <text:p text:style-name="P67">Description</text:p>
            </table:table-cell>
            <table:table-cell table:style-name="Table313.A1" office:value-type="string">
              <text:p text:style-name="P67">Data Type</text:p>
            </table:table-cell>
            <table:table-cell table:style-name="Table313.D1" office:value-type="string">
              <text:p text:style-name="P67">Default Value</text:p>
            </table:table-cell>
          </table:table-row>
        </table:table-header-rows>
        <table:table-row>
          <table:table-cell table:style-name="Table313.A2" office:value-type="string">
            <text:p text:style-name="P62"><text:span text:style-name="T43">template</text:span></text:p>
          </table:table-cell>
          <table:table-cell table:style-name="Table313.A2" office:value-type="string">
            <text:p text:style-name="P72">Sets the template used to create the message dialog.</text:p>
          </table:table-cell>
          <table:table-cell table:style-name="Table313.A2" office:value-type="string">
            <text:p text:style-name="P62"><text:span text:style-name="Source_20_Text">String</text:span></text:p>
          </table:table-cell>
          <table:table-cell table:style-name="Table313.D2" office:value-type="string">
            <text:p text:style-name="P62"><text:span text:style-name="T43">~./zul/html/messagebox.zul</text:span></text:p>
          </table:table-cell>
        </table:table-row>
      </table:table>
      <text:h text:style-name="P79" text:outline-level="4">Methods</text:h>
      <text:p text:style-name="P243"/>
      <table:table table:name="Table359" table:style-name="Table359">
        <table:table-column table:style-name="Table359.A"/>
        <table:table-column table:style-name="Table359.B"/>
        <table:table-column table:style-name="Table359.C"/>
        <table:table-header-rows>
          <table:table-row>
            <table:table-cell table:style-name="Table359.A1" office:value-type="string">
              <text:p text:style-name="P67">Name</text:p>
            </table:table-cell>
            <table:table-cell table:style-name="Table359.A1" office:value-type="string">
              <text:p text:style-name="P67">Description</text:p>
            </table:table-cell>
            <table:table-cell table:style-name="Table359.C1" office:value-type="string">
              <text:p text:style-name="P67">Return Data Type</text:p>
            </table:table-cell>
          </table:table-row>
        </table:table-header-rows>
        <table:table-row>
          <table:table-cell table:style-name="Table359.A2" office:value-type="string">
            <text:p text:style-name="P234"><text:span text:style-name="T63">Show(int messageCode, int titleCode, int button, java.lang.String icon)</text:span></text:p>
            <text:p text:style-name="P80"><text:span text:style-name="Source_20_Text"/></text:p>
          </table:table-cell>
          <table:table-cell table:style-name="Table359.A2" office:value-type="string">
            <text:p text:style-name="P72">Shows a message box by specifying a message code, and returns what button is pressed.</text:p>
          </table:table-cell>
          <table:table-cell table:style-name="Table359.C2" office:value-type="string">
            <text:p text:style-name="P60"><text:span text:style-name="Source_20_Text">int</text:span></text:p>
          </table:table-cell>
        </table:table-row>
        <table:table-row>
          <table:table-cell table:style-name="Table359.A2" office:value-type="string">
            <text:p text:style-name="P234"><text:span text:style-name="Source_20_Text">show(int messageCode, java.lang.Object[] args, int titleCode, int button, java.lang.String icon)</text:span></text:p>
          </table:table-cell>
          <table:table-cell table:style-name="Table359.A2" office:value-type="string">
            <text:p text:style-name="P72">Shows a message box by specifying a message code, and returns what button is pressed.</text:p>
          </table:table-cell>
          <table:table-cell table:style-name="Table359.C2" office:value-type="string">
            <text:p text:style-name="P60"><text:span text:style-name="Source_20_Text">int</text:span></text:p>
          </table:table-cell>
        </table:table-row>
        <table:table-row>
          <table:table-cell table:style-name="Table359.A2" office:value-type="string">
            <text:p text:style-name="P234"><text:span text:style-name="Source_20_Text">show(int messageCode, java.lang.Object arg, int titleCode, int button, java.lang.String icon)</text:span></text:p>
          </table:table-cell>
          <table:table-cell table:style-name="Table359.A2" office:value-type="string">
            <text:p text:style-name="P72">Shows a message box by specifying a message code, and returns what button is pressed.</text:p>
          </table:table-cell>
          <table:table-cell table:style-name="Table359.C2" office:value-type="string">
            <text:p text:style-name="P60"><text:span text:style-name="Source_20_Text">int</text:span></text:p>
          </table:table-cell>
        </table:table-row>
        <table:table-row>
          <table:table-cell table:style-name="Table359.A2" office:value-type="string">
            <text:p text:style-name="P234"><text:span text:style-name="Source_20_Text">show(java.lang.String message)</text:span></text:p>
          </table:table-cell>
          <table:table-cell table:style-name="Table359.A2" office:value-type="string">
            <text:p text:style-name="P72">Shows a message box and returns what button is pressed.</text:p>
          </table:table-cell>
          <table:table-cell table:style-name="Table359.C2" office:value-type="string">
            <text:p text:style-name="P60"><text:span text:style-name="Source_20_Text">int</text:span></text:p>
          </table:table-cell>
        </table:table-row>
        <table:table-row table:style-name="Table359.6">
          <table:table-cell table:style-name="Table359.A6" office:value-type="string">
            <text:p text:style-name="P235"><text:span text:style-name="T33">show(java.lang.String message, java.lang.String title, int buttons, java.lang.String icon)</text:span></text:p>
          </table:table-cell>
          <table:table-cell table:style-name="Table359.A2" office:value-type="string">
            <text:p text:style-name="P72">Shows a message box and returns what button is pressed.</text:p>
          </table:table-cell>
          <table:table-cell table:style-name="Table359.C2" office:value-type="string">
            <text:p text:style-name="P60"><text:span text:style-name="Source_20_Text">int</text:span></text:p>
          </table:table-cell>
        </table:table-row>
      </table:table>
      <text:h text:style-name="P187" text:outline-level="4"/>
      <text:h text:style-name="Heading_20_3" text:outline-level="3"/>
      <text:p text:style-name="P71"/>
      <text:h text:style-name="Heading_20_3" text:outline-level="3"><text:bookmark-start text:name="RendererCtrl"/>RendererCtrl<text:bookmark-end text:name="RendererCtrl"/></text:h>
      <text:p text:style-name="P244"><text:tab/>This interface defines the methods components like Listbox <text:s/>use to notify the renderer for several circumstance.</text:p>
      <text:p text:style-name="P96"><text:span text:style-name="T2"><text:tab/>Though </text:span><text:span text:style-name="T37">ListitemRenderer.render(org.zkoss.zul.Listitem, java.lang.Object)</text:span><text:span text:style-name="T2"> is called one item a timer, a request might have several items to render. And, if the renderer implements this interface, </text:span><text:span text:style-name="T37">doTry()</text:span><text:span text:style-name="T2"> will be called before any rendering, and </text:span><text:span text:style-name="T37">doFinally() </text:span><text:span text:style-name="T2">will be called after all rendering. If any exception occurs, </text:span><text:span text:style-name="T37">doCatch(java.lang.Throwable)</text:span><text:span text:style-name="T2"> will be called.</text:span></text:p>
      <text:p text:style-name="P244"><text:tab/>A typical use is to start a transaction and use it for rendering all items from the same request. </text:p>
      <text:h text:style-name="P77" text:outline-level="4">Interface Name</text:h>
      <text:p text:style-name="P241"><text:span text:style-name="T168"><text:tab/>org.zkoss.zul.</text:span><text:span text:style-name="T170">RendererCtrl</text:span></text:p>
      <text:h text:style-name="P78" text:outline-level="4">Methods</text:h>
      <table:table table:name="Table315" table:style-name="Table315">
        <table:table-column table:style-name="Table315.A"/>
        <table:table-column table:style-name="Table315.B"/>
        <table:table-column table:style-name="Table315.C"/>
        <table:table-header-rows>
          <table:table-row>
            <table:table-cell table:style-name="Table315.A1" office:value-type="string">
              <text:p text:style-name="P67">Name</text:p>
            </table:table-cell>
            <table:table-cell table:style-name="Table315.A1" office:value-type="string">
              <text:p text:style-name="P67">Description</text:p>
            </table:table-cell>
            <table:table-cell table:style-name="Table315.C1" office:value-type="string">
              <text:p text:style-name="P67">Return Data Type</text:p>
            </table:table-cell>
          </table:table-row>
        </table:table-header-rows>
        <table:table-row>
          <table:table-cell table:style-name="Table315.A2" office:value-type="string">
            <text:p text:style-name="P245"><text:span text:style-name="T105">doCatch(java.lang.Throwable ex)</text:span></text:p>
            <text:p text:style-name="P245"><text:span text:style-name="T172"/></text:p>
          </table:table-cell>
          <table:table-cell table:style-name="Table315.A2" office:value-type="string">
            <text:p text:style-name="P87">Called if any exception occurs when rendering items.</text:p>
          </table:table-cell>
          <table:table-cell table:style-name="Table315.C2" office:value-type="string">
            <text:p text:style-name="P237"><text:span text:style-name="T168">void</text:span></text:p>
          </table:table-cell>
        </table:table-row>
        <table:table-row>
          <table:table-cell table:style-name="Table315.A2" office:value-type="string">
            <text:p text:style-name="P245"><text:span text:style-name="T172">doFinally()</text:span></text:p>
          </table:table-cell>
          <table:table-cell table:style-name="Table315.A2" office:value-type="string">
            <text:p text:style-name="P87">Invoked after all rendering are done successfully or an exception occurs.</text:p>
          </table:table-cell>
          <table:table-cell table:style-name="Table315.C2" office:value-type="string">
            <text:p text:style-name="P237"><text:span text:style-name="T168">void</text:span></text:p>
          </table:table-cell>
        </table:table-row>
        <table:table-row>
          <table:table-cell table:style-name="Table315.A2" office:value-type="string">
            <text:p text:style-name="P245"><text:span text:style-name="T172">doTry()</text:span></text:p>
          </table:table-cell>
          <table:table-cell table:style-name="Table315.A2" office:value-type="string">
            <text:p text:style-name="P87">Called before rendering any item.</text:p>
          </table:table-cell>
          <table:table-cell table:style-name="Table315.C2" office:value-type="string">
            <text:p text:style-name="P237"><text:span text:style-name="T168">void</text:span></text:p>
          </table:table-cell>
        </table:table-row>
      </table:table>
      <text:h text:style-name="P187" text:outline-level="4"/>
      <text:h text:style-name="Heading_20_3" text:outline-level="3"/>
      <text:p text:style-name="P71"/>
      <text:h text:style-name="Heading_20_3" text:outline-level="3"><text:bookmark-start text:name="SimpleConstraint"/>SimpleConstraint<text:bookmark-end text:name="SimpleConstraint"/></text:h>
      <text:p text:style-name="P244"><text:tab/>A simple constraint that you could build based the predefined constants.</text:p>
      <text:h text:style-name="P77" text:outline-level="4">Interface Name</text:h>
      <text:p text:style-name="P241"><text:span text:style-name="T168"><text:tab/> org.zkoss.zul.SimpleConstraint</text:span></text:p>
      <text:h text:style-name="P78" text:outline-level="4">Methods</text:h>
      <table:table table:name="Table316" table:style-name="Table316">
        <table:table-column table:style-name="Table316.A"/>
        <table:table-column table:style-name="Table316.B"/>
        <table:table-column table:style-name="Table316.C"/>
        <table:table-header-rows>
          <table:table-row>
            <table:table-cell table:style-name="Table316.A1" office:value-type="string">
              <text:p text:style-name="P67">Name</text:p>
            </table:table-cell>
            <table:table-cell table:style-name="Table316.A1" office:value-type="string">
              <text:p text:style-name="P67">Description</text:p>
            </table:table-cell>
            <table:table-cell table:style-name="Table316.C1" office:value-type="string">
              <text:p text:style-name="P67">Return Data Type</text:p>
            </table:table-cell>
          </table:table-row>
        </table:table-header-rows>
        <table:table-row>
          <table:table-cell table:style-name="Table316.A2" office:value-type="string">
            <text:p text:style-name="P235"><text:span text:style-name="T39">getClientValidation()</text:span></text:p>
            <text:p text:style-name="P80"/>
          </table:table-cell>
          <table:table-cell table:style-name="Table316.A2" office:value-type="string">
            <text:p text:style-name="P236">Returns the function name in JavaScript or a Javascript code snippet used to validate the value at the client.</text:p>
          </table:table-cell>
          <table:table-cell table:style-name="Table316.C2" office:value-type="string">
            <text:p text:style-name="P60"><text:span text:style-name="Source_20_Text">String</text:span></text:p>
          </table:table-cell>
        </table:table-row>
      </table:table>
      <text:p text:style-name="Text_20_body"/>
      <table:table table:name="Table358" table:style-name="Table358">
        <table:table-column table:style-name="Table358.A"/>
        <table:table-column table:style-name="Table358.B"/>
        <table:table-column table:style-name="Table358.C"/>
        <table:table-header-rows>
          <table:table-row>
            <table:table-cell table:style-name="Table358.A1" office:value-type="string">
              <text:p text:style-name="P67">Name</text:p>
            </table:table-cell>
            <table:table-cell table:style-name="Table358.A1" office:value-type="string">
              <text:p text:style-name="P67">Description</text:p>
            </table:table-cell>
            <table:table-cell table:style-name="Table358.C1" office:value-type="string">
              <text:p text:style-name="P67">Return Data Type</text:p>
            </table:table-cell>
          </table:table-row>
        </table:table-header-rows>
        <table:table-row>
          <table:table-cell table:style-name="Table358.A2" office:value-type="string">
            <text:p text:style-name="P235"><text:span text:style-name="T39">getErrorMessage(org.zkoss.zk.ui.Component comp)</text:span></text:p>
          </table:table-cell>
          <table:table-cell table:style-name="Table358.A2" office:value-type="string">
            <text:p text:style-name="P236">Returns the error message when the client detects an error</text:p>
          </table:table-cell>
          <table:table-cell table:style-name="Table358.C2" office:value-type="string">
            <text:p text:style-name="P60"><text:span text:style-name="Source_20_Text">String</text:span></text:p>
          </table:table-cell>
        </table:table-row>
        <table:table-row>
          <table:table-cell table:style-name="Table358.A2" office:value-type="string">
            <text:p text:style-name="P235"><text:span text:style-name="Source_20_Text">getInstance(java.lang.String flags)</text:span></text:p>
          </table:table-cell>
          <table:table-cell table:style-name="Table358.A2" office:value-type="string">
            <text:p text:style-name="P236">Parses flags from a string to an integer representing a combination of NO_POSITIVE and other NO_xxx flags.</text:p>
          </table:table-cell>
          <table:table-cell table:style-name="Table358.C2" office:value-type="string">
            <text:p text:style-name="P62"><text:span text:style-name="Source_20_Text">org.zkoss.zul.</text:span></text:p>
            <text:p text:style-name="P62"><text:span text:style-name="Source_20_Text">SimpleConstraint</text:span></text:p>
            <text:p text:style-name="P60"/>
          </table:table-cell>
        </table:table-row>
        <table:table-row>
          <table:table-cell table:style-name="Table358.A2" office:value-type="string">
            <text:p text:style-name="P235"><text:span text:style-name="Source_20_Text">isClientComplete()</text:span></text:p>
          </table:table-cell>
          <table:table-cell table:style-name="Table358.A2" office:value-type="string">
            <text:p text:style-name="P236">Returns whether the client's validation is complete.</text:p>
          </table:table-cell>
          <table:table-cell table:style-name="Table358.C2" office:value-type="string">
            <text:p text:style-name="P60"><text:span text:style-name="Source_20_Text">boolean</text:span></text:p>
          </table:table-cell>
        </table:table-row>
        <table:table-row>
          <table:table-cell table:style-name="Table358.A2" office:value-type="string">
            <text:p text:style-name="P235"><text:span text:style-name="Source_20_Text">validate(org.zkoss.zk.ui.Component comp, java.lang.Object value)</text:span></text:p>
          </table:table-cell>
          <table:table-cell table:style-name="Table358.A2" office:value-type="string">
            <text:p text:style-name="P236">Verifies whether the value is acceptable.</text:p>
          </table:table-cell>
          <table:table-cell table:style-name="Table358.C2" office:value-type="string">
            <text:p text:style-name="P60"><text:span text:style-name="Source_20_Text">void</text:span></text:p>
          </table:table-cell>
        </table:table-row>
      </table:table>
      <text:h text:style-name="P187" text:outline-level="4"/>
      <text:h text:style-name="Heading_20_3" text:outline-level="3"/>
      <text:p text:style-name="P71"/>
      <text:h text:style-name="Heading_20_3" text:outline-level="3"><text:bookmark-start text:name="SimpleListModel"/>SimpleListModel<text:bookmark-end text:name="SimpleListModel"/></text:h>
      <text:p text:style-name="Text_20_body_20_indent">A simple implementation of <text:a xlink:type="simple" xlink:href="#ListModel"><text:span text:style-name="Source_20_Text">ListModel</text:span></text:a>.</text:p>
      <text:h text:style-name="Heading_20_4" text:outline-level="4">Class Name</text:h>
      <text:p text:style-name="P225"><text:span text:style-name="T168">org.zkoss.zul.SimpleListModel</text:span></text:p>
      <text:h text:style-name="Heading_20_4" text:outline-level="4">Methods</text:h>
      <table:table table:name="Table317" table:style-name="Table317">
        <table:table-column table:style-name="Table317.A"/>
        <table:table-column table:style-name="Table317.B"/>
        <table:table-column table:style-name="Table317.C"/>
        <table:table-header-rows>
          <table:table-row>
            <table:table-cell table:style-name="Table317.A1" office:value-type="string">
              <text:p text:style-name="P67">Name</text:p>
            </table:table-cell>
            <table:table-cell table:style-name="Table317.A1" office:value-type="string">
              <text:p text:style-name="P67">Description</text:p>
            </table:table-cell>
            <table:table-cell table:style-name="Table317.C1" office:value-type="string">
              <text:p text:style-name="P67">Return Data Type</text:p>
            </table:table-cell>
          </table:table-row>
        </table:table-header-rows>
        <table:table-row>
          <table:table-cell table:style-name="Table317.A2" office:value-type="string">
            <text:p text:style-name="P234"><text:span text:style-name="Source_20_Text">getElementAt(int index)</text:span></text:p>
          </table:table-cell>
          <table:table-cell table:style-name="Table317.A2" office:value-type="string">
            <text:p text:style-name="P72">Returns the value at the specified index.</text:p>
          </table:table-cell>
          <table:table-cell table:style-name="Table317.C2" office:value-type="string">
            <text:p text:style-name="P60"><text:span text:style-name="Source_20_Text">java.lang.Object </text:span></text:p>
          </table:table-cell>
        </table:table-row>
        <table:table-row>
          <table:table-cell table:style-name="Table317.A2" office:value-type="string">
            <text:p text:style-name="P234"><text:span text:style-name="Source_20_Text">getSize()</text:span></text:p>
          </table:table-cell>
          <table:table-cell table:style-name="Table317.A2" office:value-type="string">
            <text:p text:style-name="P72">Returns the length of the list.</text:p>
          </table:table-cell>
          <table:table-cell table:style-name="Table317.C2" office:value-type="string">
            <text:p text:style-name="P60"><text:span text:style-name="Source_20_Text">int</text:span></text:p>
          </table:table-cell>
        </table:table-row>
        <table:table-row>
          <table:table-cell table:style-name="Table317.A2" office:value-type="string">
            <text:p text:style-name="P246"><text:span text:style-name="Source_20_Text">sort(java.util.Comparator cmpr, boolean ascending)</text:span></text:p>
          </table:table-cell>
          <table:table-cell table:style-name="Table317.A2" office:value-type="string">
            <text:p text:style-name="P236">Sorts the data.</text:p>
          </table:table-cell>
          <table:table-cell table:style-name="Table317.C2" office:value-type="string">
            <text:p text:style-name="P60"><text:span text:style-name="Source_20_Text">void</text:span></text:p>
          </table:table-cell>
        </table:table-row>
      </table:table>
      <text:h text:style-name="P79" text:outline-level="4">Inherited From </text:h>
      <table:table table:name="Table318" table:style-name="Table318">
        <table:table-column table:style-name="Table318.A"/>
        <table:table-header-rows>
          <table:table-row>
            <table:table-cell table:style-name="Table318.A1" office:value-type="string">
              <text:p text:style-name="P67">Inherited From</text:p>
            </table:table-cell>
          </table:table-row>
        </table:table-header-rows>
        <table:table-row>
          <table:table-cell table:style-name="Table318.A2" office:value-type="string">
            <text:p text:style-name="P90"><text:a xlink:type="simple" xlink:href="#AbstractListModel"><text:span text:style-name="Source_20_Text">org.zkoss.zul.AbstractListModel</text:span></text:a></text:p>
          </table:table-cell>
        </table:table-row>
      </table:table>
      <text:p text:style-name="P247"><text:s text:c="10"/></text:p>
      <text:h text:style-name="Heading_20_1" text:outline-level="1">5. The XHTML Components</text:h>
      <text:h text:style-name="P248" text:outline-level="2">Overview</text:h>
      <text:list text:style-name="L10">
        <text:list-item>
          <text:p text:style-name="P249">All XHTML components are packed in the <text:span text:style-name="T6">org.zkoss.zhtml</text:span> package.</text:p>
        </text:list-item>
        <text:list-item>
          <text:p text:style-name="P249">The XML name space is <text:span text:style-name="T6">http://www.w3.org/1999/xhtml</text:span></text:p>
        </text:list-item>
        <text:list-item>
          <text:p text:style-name="P249">The extensions include <text:span text:style-name="T6">htm</text:span>, <text:span text:style-name="T6">html</text:span>, <text:span text:style-name="T6">xhtml</text:span> and <text:span text:style-name="T6">zhtml</text:span><text:span text:style-name="T9">.</text:span></text:p>
        </text:list-item>
        <text:list-item>
          <text:p text:style-name="P250">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Code_20_Indent">&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6" text:note-class="footnote"><text:note-citation>6</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0">A XHTML component is a thin wrapper <text:s/>that encapsulates a native HTML tag. It is different from a XUL component or other none-native component in several ways.</text:p>
      <text:list text:style-name="L11">
        <text:list-item>
          <text:p text:style-name="P251">By implementing the <text:span text:style-name="T6">org.zkoss.zk.ui.ext.RawId</text:span> interface, the universal identifier (<text:span text:style-name="T6">getUuid</text:span>) is the same as the identifier (getId).</text:p>
        </text:list-item>
        <text:list-item>
          <text:p text:style-name="P252"><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Code_20_Indent">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Menu">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253">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30">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253">com<text:span text:style-name="T2">press</text:span></text:p>
          </table:table-cell>
          <table:table-cell table:style-name="Table1.B2" office:value-type="string">
            <text:p text:style-name="P254">[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row>
          <table:table-cell table:style-name="Table1.A2" office:value-type="string">
            <text:p text:style-name="P253">log-level</text:p>
          </table:table-cell>
          <table:table-cell table:style-name="Table1.B2" office:value-type="string">
            <text:p text:style-name="Table_20_Contents">[Opt<text:span text:style-name="T2">ional]</text:span></text:p>
            <text:p text:style-name="P134">It specifies the default log level for <text:span text:style-name="T6">org.zkoss</text:span>. If not specified, the system default (usually <text:span text:style-name="T6">INFO</text:span>) is used.</text:p>
            <text:p text:style-name="P134">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67">.</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30">update-uri</text:span> parameter of the ZK Loader.</text:p>
      <text:h text:style-name="Heading_20_3" text:outline-level="3">The Initial Parameters</text:h>
      <table:table table:name="Table366" table:style-name="Table366">
        <table:table-column table:style-name="Table366.A"/>
        <table:table-column table:style-name="Table366.B"/>
        <table:table-header-rows>
          <table:table-row>
            <table:table-cell table:style-name="Table366.A1" office:value-type="string">
              <text:p text:style-name="Table_20_Heading">init-param</text:p>
            </table:table-cell>
            <table:table-cell table:style-name="Table366.B1" office:value-type="string">
              <text:p text:style-name="Table_20_Heading">Descriptions</text:p>
            </table:table-cell>
          </table:table-row>
        </table:table-header-rows>
        <table:table-row>
          <table:table-cell table:style-name="Table366.A2" office:value-type="string">
            <text:p text:style-name="P253">pro<text:span text:style-name="T2">cessor0<text:line-break/>processor1<text:line-break/>processor2<text:line-break/>...</text:span></text:p>
          </table:table-cell>
          <table:table-cell table:style-name="Table366.B2" office:value-type="string">
            <text:p text:style-name="Table_20_Contents">[Optional]</text:p>
            <text:p text:style-name="Table_20_Contents">It specifies an AU processor.<text:span text:style-name="T2"> The first processor must be specified with the name called </text:span><text:span text:style-name="T5">processor0</text:span><text:span text:style-name="T2">, second </text:span><text:span text:style-name="T5">processor1</text:span><text:span text:style-name="T2"> and so on.</text:span></text:p>
            <text:p text:style-name="P134">The syntax of the value is</text:p>
            <text:p text:style-name="Code">/prefix=class</text:p>
            <text:p text:style-name="P134">For example,</text:p>
            <text:p text:style-name="Code">&lt;init-param&gt;<text:line-break/><text:tab/>&lt;param-name&gt;processor0&lt;/param-name&gt;<text:line-break/><text:tab/>&lt;param-value&gt;/upload=com.super.MyUploader&lt;/param-value&gt;<text:line-break/>&lt;/init-param&gt;</text:p>
            <text:p text:style-name="Code">&lt;init-param&gt;<text:line-break/><text:tab/>&lt;param-name&gt;processor1&lt;/param-name&gt;<text:line-break/><text:tab/>&lt;param-value&gt;/extra=com.super.MyExtra&lt;/param-value&gt;<text:line-break/>&lt;/init-param&gt;</text:p>
            <text:p text:style-name="Table_20_Contents">The<text:span text:style-name="T2"> class must implement the </text:span><text:span text:style-name="T5">org.zkoss.zk.au.http.AuProcessor</text:span><text:span text:style-name="T2"> interface.</text:span></text:p>
          </table:table-cell>
        </table:table-row>
      </table:table>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253">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253">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134">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253">com<text:span text:style-name="T2">press</text:span></text:p>
          </table:table-cell>
          <table:table-cell table:style-name="Table2.B2" office:value-type="string">
            <text:p text:style-name="P254">[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filter is not included by other Servlets.</text:span></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255" text:outline-level="2">DSP Loader</text:h>
      <text:p text:style-name="Text_20_body">[Optional] Class: <text:span text:style-name="T6">org.zkoss.web.servlet.dsp.InterpreterServlet</text:span></text:p>
      <text:p text:style-name="Text_20_body"><text:span text:style-name="T6">InterpreterServlet</text:span> is a ser<text:span text:style-name="T2">vlet</text:span> used to pro<text:span text:style-name="T2">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49">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253">cha<text:span text:style-name="T2">rset</text:span></text:p>
          </table:table-cell>
          <table:table-cell table:style-name="Table4.B2" office:value-type="string">
            <text:p text:style-name="Table_20_Contents">[Optional][Default: <text:span text:style-name="T6">UTF-8</text:span>]</text:p>
            <text:p text:style-name="Table_20_Contents">It spe<text:span text:style-name="T2">cifies the default charset for the output of the DSP interpreter.</text:span></text:p>
            <text:p text:style-name="P134">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253">class-resource</text:p>
          </table:table-cell>
          <table:table-cell table:style-name="Table4.B2" office:value-type="string">
            <text:p text:style-name="Table_20_Contents">[Opt<text:span text:style-name="T2">ional][Default: false]</text:span></text:p>
            <text:p text:style-name="P134">Specifies whether to load resources, such as TLD files, from the class loader, in addition to the servlet context.</text:p>
          </table:table-cell>
        </table:table-row>
        <table:table-row>
          <table:table-cell table:style-name="Table4.A2" office:value-type="string">
            <text:p text:style-name="P253">com<text:span text:style-name="T2">press</text:span></text:p>
          </table:table-cell>
          <table:table-cell table:style-name="Table4.B2" office:value-type="string">
            <text:p text:style-name="P254">[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
      <text:h text:style-name="Heading_20_3" text:outline-level="3">How to Spe<text:span text:style-name="T2">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text:span text:style-name="T2">&lt;description&gt;ZK listener for cleanup when a session is destroyed&lt;/description&gt;</text:span></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0">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0">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line-break/><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line-break/><text:tab/>&lt;richlet-name&gt;Test&lt;/richlet-name&gt;<text:line-break/><text:tab/>&lt;url-pattern&gt;/test&lt;/url-pattern&gt;<text:line-break/>&lt;/richlet-mapping&gt;<text:line-break/>&lt;richlet-mapping&gt;<text:line-break/><text:tab/>&lt;richlet-name&gt;Test&lt;/richlet-name&gt;<text:line-break/><text:tab/>&lt;url-pattern&gt;/some/more/*&lt;/url-pattern&gt;<text:line-break/>&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h text:style-name="Heading_20_3" text:outline-level="3">The<text:span text:style-name="T2"> </text:span><text:span text:style-name="T5">listener</text:span><text:span text:style-name="T2"> Element</text:span></text:h>
      <text:p text:style-name="P20">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3">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7" text:note-class="footnote"><text:note-citation>7</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3">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3">If a listener implements this interface, an instance is created, and then the <text:span text:style-name="T6">beforeSuspend</text:span> method, when an event processing thread is going to suspended. It executes in the event processing thread.</text:p>
      <text:p text:style-name="P23">A developer can prevent can prevent an event processing thread from being suspended by throwing an exception.</text:p>
      <text:p text:style-name="P23">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3">If a developer wants to prevent an event from being resumed, he can throw an exception in the <text:span text:style-name="T6">beforeResume</text:span> method.</text:p>
      <text:p text:style-name="P23">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3">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text:span><text:span text:style-name="T5">.zkoss.zk.ui.util.EventInterceptor</text:span><text:span text:style-name="T2"> interface</text:span></text:h>
      <text:p text:style-name="P23">It is implemented by a listener class that will be used to intercept when an event is sent, posted and processed.</text:p>
      <text:p text:style-name="P23">Once registered, an instance is created and shared within the whole application. If you want to intercept events only for a particular desktop, use the <text:span text:style-name="T6">addListener</text:span> method of the <text:span text:style-name="T6">org.zkoss.zk.ui.Desktop</text:span> interface.</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shared within the whole application. Then, the <text:span text:style-name="T6">request</text:span> method is invoked, each time the application wants to ret<text:span text:style-name="T2">rieve the page definition of</text:span> a page based on an URI<text:span text:style-name="T2">.</text:span></text:p>
      <text:p text:style-name="P23">A typical use of this interface is to ensure the current user has the authority to access the certain URI.</text:p>
      <text:p text:style-name="P23">You can register any number of URI interceptors (<text:span text:style-name="T6">URIInterceptor</text:span>).</text:p>
      <text:p text:style-name="P23">Note:</text:p>
      <text:list text:style-name="L12">
        <text:list-item>
          <text:p text:style-name="P256">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shared within the whole application. Then the <text:span text:style-name="T6">request</text:span> method is invoked, each time a request is received by ZK Loader or ZK Update Engine<text:span text:style-name="T2">.</text:span></text:p>
      <text:p text:style-name="P23">A typical use of this interface is to determine the locale and/or time zone of the request. Refer to the <text:span text:style-name="T3">Developer's Guide</text:span> for more information.</text:p>
      <text:p text:style-name="P23">You can register any number of the request interceptors (<text:span text:style-name="T6">RequestInterceptor</text:span>).</text:p>
      <text:p text:style-name="P23">Note:</text:p>
      <text:list text:style-name="L12">
        <text:list-item text:start-value="1">
          <text:p text:style-name="P256">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256">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UiLifeCycle</text:span> interface</text:h>
      <text:p text:style-name="Text_20_body_20_indent_20_2">It is implemented by a listener class that will be used to handle something dependin on the life cycle of UI, such as attaching a component to a page, moving a component and so on. Once registered, an instance of the specified class is created and shared within the whole application<text:span text:style-name="T2">.</text:span></text:p>
      <text:h text:style-name="Heading_20_4" text:outline-level="4">The <text:span text:style-name="T6">org.zkoss.zk.ui.util.PerformanceMeter</text:span> int<text:span text:style-name="T2">erface</text:span></text:h>
      <text:p text:style-name="P23">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6">org.zkoss.zk.ui.util.Monitor</text:span> interface</text:h>
      <text:p text:style-name="Text_20_body_20_indent_20_2">It is implemented by a listener that will be used to monitor the statuses of ZK. Unlike other listener, the<text:span text:style-name="T2">re is at most one monitor listener for each Web application. If you like, you can chain them together manually.</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Code_20_Indent">&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client-config</text:span> Element</text:h>
      <text:p text:style-name="Text_20_body_20_indent"><text:span text:style-name="T2">It is used to customize the behavior of the ZK Client Engine. You might have multiple </text:span><text:span text:style-name="T5">client-config</text:span><text:span text:style-name="T2"> elements in one </text:span><text:span text:style-name="T5">zk.xml</text:span><text:span text:style-name="T2">.</text:span></text:p>
      <text:p text:style-name="Code_20_Indent">&lt;client-config&gt;</text:p>
      <text:p text:style-name="Code_20_Indent"><text:tab/>&lt;click-filter-delay&gt;0&lt;/click-filter-delay&gt;</text:p>
      <text:p text:style-name="Code_20_Indent"><text:tab/>&lt;debug-js&gt;false&lt;/debug-js&gt;</text:p>
      <text:p text:style-name="Code_20_Indent"><text:tab/>&lt;disable-behind-modal&gt;fals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text:tab/>&lt;resend-delay&gt;9000&lt;/resend-delay&gt;</text:p>
      <text:p text:style-name="Code_20_Indent">&lt;/client-config&gt;</text:p>
      <text:h text:style-name="Heading_20_4" text:outline-level="4">The <text:span text:style-name="T6">click-filter-delay</text:span> Element</text:h>
      <text:p text:style-name="Text_20_body_20_indent_20_2">[Default: 0]</text:p>
      <text:p text:style-name="Text_20_body_20_indent_20_2">It specifies the time, in milliseconds, to filter out consecutive click events. If two click events (inc<text:span text:style-name="T2">luding</text:span> <text:span text:style-name="T6">onOK</text:span> and <text:span text:style-name="T6">onCancel</text:span>) come too close (within the specified delay), the second one will be removed to avoid the denial-of-service attack.</text:p>
      <text:p text:style-name="Text_20_body_20_indent_20_2">A non-positive val<text:span text:style-name="T2">ue turns off this feature.</text:span></text:p>
      <text:h text:style-name="Heading_20_4" text:outline-level="4">The <text:span text:style-name="T6">debug-js</text:span> Element</text:h>
      <text:p text:style-name="Text_20_body_20_indent_20_2">[Def<text:span text:style-name="T2">ault: </text:span><text:span text:style-name="T5">false</text:span><text:span text:style-name="T2">]</text:span></text:p>
      <text:p text:style-name="P23">It specifies whether to debug JavaScript files. By default, it is false and the compressed version of JavaScript files will be loaded. They are hard to read and debug, though the footprint is much smaller.</text:p>
      <text:p text:style-name="P23">To debug JavaScript files, <text:s/>you can specify it to true. Then, the original uncompressed JavaScript files will be loaded instead.</text:p>
      <text:h text:style-name="Heading_20_4" text:outline-level="4">The <text:span text:style-name="T6">disable-behind-modal</text:span> Element</text:h>
      <text:p text:style-name="Text_20_body_20_indent_20_2">[Def<text:span text:style-name="T2">ault: </text:span><text:span text:style-name="T5">false</text:span><text:span text:style-name="T2">]</text:span></text:p>
      <text:p text:style-name="P23">It specifies whether to disable all elements behind the modal window at the browser. If disabled, the performance is better. </text:p>
      <text:p text:style-name="P257"><text:span text:style-name="T3">Tip</text:span>: This option can be considered as obsolete since 3.0.4. The user is almost impossible to change focus to an element behind the modal window, without disabling them.</text:p>
      <text:p text:style-name="Tip"><text:span text:style-name="T3">Note</text:span>: in ZK 3.0.3 and earlier, the option is default to true.</text:p>
      <text:h text:style-name="P39" text:outline-level="4">The <text:span text:style-name="T6">error-reload</text:span> Element</text:h>
      <text:p text:style-name="P23">[Default: <text:span text:style-name="T16">reload if 301, 402 or 403; show an error message, otherwise</text:span><text:span text:style-name="T17">]</text:span></text:p>
      <text:p text:style-name="P31">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2"> content of </text:span><text:span text:style-name="T5">reload-uri</text:span><text:span text:style-name="T2"> is empty, the browser simply reloads the same page again.</text:span></text:p>
      <text:p text:style-name="Code_20_Indent_20_2">&lt;reload-uri&gt;&lt;/reload-uri&gt;</text:p>
      <text:p text:style-name="P23">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23">[Default: <text:span text:style-name="T6">false</text:span><text:note text:id="ftn8" text:note-class="footnote"><text:note-citation>8</text:note-citation><text:note-body><text:p text:style-name="P258">Exception: the Opera browser.</text:p></text:note-body></text:note>]</text:p>
      <text:p text:style-name="P23">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9" text:note-class="footnote"><text:note-citation>9</text:note-citation><text:note-body><text:p text:style-name="Footnote"><text:a xlink:type="simple" xlink:href="http://www.opensymphony.com/oscache/wiki/CacheFilter.html">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h text:style-name="P39"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39" text:outline-level="4">The <text:span text:style-name="T6">resend-delay</text:span> Element</text:h>
      <text:p text:style-name="Text_20_body_20_indent_20_2">[Default: 9000 if Ent<text:span text:style-name="T2">erprise</text:span> Edition<text:note text:id="ftn10" text:note-class="footnote"><text:note-citation>10</text:note-citation><text:note-body><text:p text:style-name="Footnote">More pre<text:span text:style-name="T2">cisely, 9000 if zkmax.jar is installed.</text:span></text:p></text:note-body></text:note>, -1 otherwise]</text:p>
      <text:p text:style-name="Text_20_body_20_indent_20_2">It specifies the time, in milliseconds,<text:span text:style-name="T2"> to wait before resending the AU requests to the server. There are many reasons an AU request is not received by the server. For example, the server may drop the connection if it is overloaded. To ensure the reliability, ZK will abort the previous request and then resend the request, if the specified delay expires.</text:span></text:p>
      <text:p text:style-name="P23">Since 3.0.3, you can specify a non-positive number to disable the resend mechanism.</text:p>
      <text:h text:style-name="P39"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2">It is used to customize how ZK handles desktops.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disable-theme-uri&gt;~./zul/css/norm*.css.dsp*&lt;/disable-theme-uri&gt;</text:p>
      <text:p text:style-name="Code_20_Indent"><text:tab/>&lt;file-check-period&gt;5&lt;/file-check-period&gt;</text:p>
      <text:p text:style-name="Code_20_Indent"><text:tab/>&lt;extendlet-check-period&gt;10&lt;/extendlet-check-period&gt;</text:p>
      <text:p text:style-name="Code_20_Indent"><text:tab/>&lt;theme-uri&gt;/my/blue**.css&lt;/theme-uri&gt;</text:p>
      <text:p text:style-name="Code_20_Indent"><text:tab/>&lt;theme-provider-class&gt;my.MyThemeProvider&lt;/theme-provider-class&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Heading_20_4" text:outline-level="4">The <text:span text:style-name="T6">disable-theme-uri</text:span> Element</text:h>
      <text:p text:style-name="Text_20_body_20_indent_20_2">[Def<text:span text:style-name="T2">ault: </text:span><text:span text:style-name="T18">none</text:span><text:span text:style-name="T2">]</text:span></text:p>
      <text:p text:style-name="Text_20_body_20_indent_20_2">It specifies what theme URI to be disabled. The theme URI shall be one of the default theme URI. For example, the following statement disables the generation of the default theme URI for the ZK XUL component set.</text:p>
      <text:p text:style-name="Code_20_Indent_20_2">&lt;desktop-config&gt;</text:p>
      <text:p text:style-name="Code_20_Indent_20_2"><text:tab/>&lt;disable-theme-uri&gt;~./zul/css/norm*.css.dsp*&lt;/disable-theme-uri&gt;</text:p>
      <text:p text:style-name="Code_20_Indent_20_2">&lt;/desktop-config&gt;</text:p>
      <text:p text:style-name="Text_20_body_20_indent_20_2">It is usually used with the<text:span text:style-name="T2"> </text:span><text:span text:style-name="T5">theme-uri</text:span><text:span text:style-name="T2"> element to replace the default theme.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h text:style-name="P39" text:outline-level="4">The <text:span text:style-name="T6">extendlet-check-period</text:span> Element</text:h>
      <text:p text:style-name="Text_20_body_20_indent_20_2">[Default: -1 <text:span text:style-name="T17">(never expired)</text:span>]</text:p>
      <text:p text:style-name="Text_20_body_20_indent_20_2">It specifies the time, in seconds,<text:span text:style-name="T2"> to wait before checking whether a resource loaded by an extendlet is modified. An extendlet is a processor to load the resources usually located in classpath, such as <text:s/></text:span><text:span text:style-name="T5">~./zul/desktop.dsp</text:span><text:span text:style-name="T2">.</text:span></text:p>
      <text:p text:style-name="P23">Resources located in classpath are usually packed as a JAR file, so they are immutable and not need to check if modified. However, in a development environment, you might want to check if they are deployed without reloading the JAR files.</text:p>
      <text:h text:style-name="P39"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theme-uri</text:span> Element</text:h>
      <text:p text:style-name="Text_20_body_20_indent_20_2">[Def<text:span text:style-name="T2">ault: </text:span><text:span text:style-name="T18">none</text:span><text:span text:style-name="T21">]</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23">Browser and Locale Dependent URI</text:span><text:span text:style-name="T2"> section in the </text:span><text:span text:style-name="T23">Internationalization</text:span><text:span text:style-name="T2"> chapter for details.</text:span></text:p>
      <text:p text:style-name="P23">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If you want to rep<text:span text:style-name="T2">lace a default theme, you have to use </text:span><text:span text:style-name="T5">theme-uri</text:span><text:span text:style-name="T2"> with </text:span><text:span text:style-name="T5">disable-theme-uri</text:span><text:span text:style-name="T2">.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p text:style-name="Text_20_body_20_indent_20_2">Notice:</text:p>
      <text:list text:style-name="L13">
        <text:list-item>
          <text:p text:style-name="P259">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259">Each JAR could specify a <text:span text:style-name="T6">lang-addon.xml</text:span> file (under the <text:span text:style-name="T6">metainfo/zk</text:span> directory), so you could specify style sheets there if you have more than one style sheets.</text:p>
        </text:list-item>
        <text:list-item>
          <text:p text:style-name="P259"><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 <text:span text:style-name="T6">theme-provider-class</text:span> Element</text:h>
      <text:p text:style-name="Text_20_body_20_indent_20_2">[Def<text:span text:style-name="T2">ault: </text:span><text:span text:style-name="T18">none</text:span><text:span text:style-name="T21">]</text:span></text:p>
      <text:p text:style-name="Text_20_body_20_indent_20_2">It specifies the class to provide the theme (aka., a style sheet file) URI dynamically. If you want to det<text:span text:style-name="T2">ermine the theme based on the current user, cookie or locale. You can implement a class with the </text:span><text:span text:style-name="T5">org.zkoss.zk.ui.util.ThemeProvider</text:span><text:span text:style-name="T2"> interface, and specify it with the </text:span><text:span text:style-name="T5">theme-provider-class</text:span><text:span text:style-name="T2"> element. <text:s/>Then, an instance of the class will be created, and it is called each time a desktop is rendered to the client to determine the theme URI.</text:span></text:p>
      <text:p text:style-name="Text_20_body_20_indent_20_2"><text:span text:style-name="T2">Notice that the theme provider is called with all theme URIs that shall be generated (including what are specified in </text:span><text:span text:style-name="T5">theme-uri</text:span><text:span text:style-name="T2"> and excluding what are specified in </text:span><text:span text:style-name="T5">disable-theme-uri</text:span><text:span text:style-name="T2">). And, only the return collection of URIs are actually generated. In other words, the theme provider has the highest priority.</text:span></text:p>
      <text:h text:style-name="Heading_20_3" text:outline-level="3">The <text:span text:style-name="T6">xel-config </text:span>Element</text:h>
      <text:p text:style-name="P20">The allowed child elements include <text:span text:style-name="T6">evaluator-class</text:span>. At most one <text:span text:style-name="T6">xel-config</text:span> element is allowed for each <text:span text:style-name="T6">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6">evaluator-class</text:span> Element</text:h>
      <text:p text:style-name="Text_20_body_20_indent_20_2">[Def<text:span text:style-name="T2">ault: <text:s/></text:span><text:span text:style-name="T5">org.zkoss.xel.el.ELFactory</text:span><text:span text:style-name="T10">]</text:span></text:p>
      <text:p text:style-name="Text_20_body_20_indent_20_2">It specifies the class used to evaluate XEL (Extensible Expression Language) expressions. The spe<text:span text:style-name="T2">cified class must implement the </text:span><text:span text:style-name="T5">org.zkoss.xel.ExpressionFactory</text:span><text:span text:style-name="T2"> interface.</text:span></text:p>
      <text:p text:style-name="Text_20_body_20_indent_20_2">If not specified, ZK uses the XEL implementation from ZK Commons EL (<text:span text:style-name="T6">zcommons-el.jar</text:span>), which is a performance-enhanced version of Apache Commons EL.</text:p>
      <text:p text:style-name="Text_20_body_20_indent_20_2">If your Web server uses another implementation, you can do one of the following:</text:p>
      <text:list text:style-name="L14">
        <text:list-item>
          <text:p text:style-name="P260">If you pre<text:span text:style-name="T2">fer the implementation based on</text:span> Apache JSP 2.1 EL<text:span text:style-name="T2">, you have to specify </text:span><text:span text:style-name="T173">the </text:span><text:span text:style-name="T14">org.zkoss.xel.el21.ApacheELFactory</text:span><text:span text:style-name="T2"> class. If the Web server doesn't support Apache JSP 2.1 EL, you have to copy</text:span> <text:span text:style-name="T6">el-api.jar</text:span> (JSP 2.1 API<text:note text:id="ftn11" text:note-class="footnote"><text:note-citation>11</text:note-citation><text:note-body><text:p text:style-name="Footnote">Required only if you are using the Web server that supports only JSP 2.0.</text:p></text:note-body></text:note>) and <text:span text:style-name="T6">jasper-el.jar</text:span> (Apache's implementation) to your Web application.</text:p>
        </text:list-item>
        <text:list-item>
          <text:p text:style-name="P261">If you prefer the implementation based on Apache Commons EL (JSP 2.0 EL), you have to specify the <text:span text:style-name="T6">or.zkoss.xel.el.ApacheELFactory</text:span> class. If the Web server doesn't support Apache Commons EL, you have to copy <text:span text:style-name="T6">commons-el.jar</text:span> to your Web application.</text:p>
        </text:list-item>
        <text:list-item>
          <text:p text:style-name="P261">If you want a different implementation, you can extend from <text:span text:style-name="T6">org.zkoss.xel.el.ELFactory</text:span> or <text:span text:style-name="T6">org.zkoss.xel.el21.ApacheELFactory</text:span> by simply overriding <text:s/>the <text:span text:style-name="T6">newExpressionEvaluator</text:span> method. Of course, if you prefer, you can implement the <text:span text:style-name="T6">org.zkoss.xel.ExpressionFactory</text:span> interface directly.</text:p>
        </text:list-item>
      </text:list>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174">Not</text:span><text:span text:style-name="T175">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257">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257">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3">[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0">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5">max-desktops-per-session</text:span>&gt;15&lt;/<text:span text:style-name="T5">max-desktops-per-session</text:span>&gt;</text:p>
      <text:p text:style-name="Code_20_Indent"><text:tab/>&lt;<text:span text:style-name="T5">max-requests-per-session</text:span>&gt;5&lt;/<text:span text:style-name="T5">max-requests-per-session</text:spa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21">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timer-keep-alive</text:span> Element</text:h>
      <text:p text:style-name="Text_20_body_20_indent_20_2">[Default: false<text:span text:style-name="T17">]</text:span></text:p>
      <text:p text:style-name="Text_20_body_20_indent_20_2"><text:span text:style-name="T17">It spe</text:span><text:span text:style-name="T21">cifies whether to keep the session alive, when receiving the </text:span><text:span text:style-name="T25">onTimer</text:span><text:span text:style-name="T21"> event</text:span><text:span text:style-name="T2">.</text:span></text:p>
      <text:p text:style-name="P23">A session is considered as timeout (and then invalidated), if it doesn't receive any client request in the specified timeout interval (see the <text:span text:style-name="T3">session-timeout</text:span> element above).</text:p>
      <text:p text:style-name="P23">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expired.</text:p>
      <text:p text:style-name="P23">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5]</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ext_20_body_20_indent_20_2">A negative number mea<text:span text:style-name="T2">ns no limitation at all.</text:spa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4" text:outline-level="4">The <text:span text:style-name="T6">max-requests-per-session</text:span> Element</text:h>
      <text:p text:style-name="Text_20_body_20_indent_20_2">[Default: 5]</text:p>
      <text:p text:style-name="Text_20_body_20_indent_20_2">It specifies the maximal allowed number of concurrent requests per session. Each time an user types an URL at the<text:span text:style-name="T2"> browser, it creates a request and the request ends after the response is sent to the browser. In other words, this number controls how many concurrent requests the same user can send.</text:span></text:p>
      <text:p text:style-name="Text_20_body_20_indent_20_2">A negative number mea<text:span text:style-name="T2">ns no limitation at all, but it is not recommended due to the possibility of the denial-of-service (DoS) attacks.</text:span></text:p>
      <text:h text:style-name="Heading_20_3" text:outline-level="3">The <text:span text:style-name="T6">system-config</text:span> Element</text:h>
      <text:p text:style-name="P20">You might have multiple <text:span text:style-name="T6">system-config</text:span> elements in one <text:span text:style-name="T6">zk.xml</text:span>.</text:p>
      <text:p text:style-name="Code_20_Indent">&lt;system-config&gt;</text:p>
      <text:p text:style-name="Code_20_Indent"><text:tab/>&lt;au-writer-class&gt;my.AuWriter&lt;/au-writer-class&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session-cache-class&gt;my.SessionCache&lt;/session-cache-class&gt;</text:p>
      <text:p text:style-name="Code_20_Indent"><text:tab/>&lt;upload-charset&gt;UTF-8&lt;/upload-charset&gt;</text:p>
      <text:p text:style-name="Code_20_Indent"><text:tab/>&lt;upload-charset-finder-class&gt;my.CharsetFinder&lt;/upload-charset-finder-class&gt;</text:p>
      <text:p text:style-name="Code_20_Indent"><text:tab/>&lt;ui-factory-class&gt;my.UiFactory&lt;/ui-factory-class&gt;</text:p>
      <text:p text:style-name="Code_20_Indent"><text:tab/>&lt;url-encoder-class&gt;my.URLEncoder&lt;/url-encoder-class&gt;</text:p>
      <text:p text:style-name="Code_20_Indent"><text:tab/>&lt;web-app-class&gt;my.WebApp&lt;/web-app-class&gt;</text:p>
      <text:p text:style-name="Code_20_Indent">&lt;/system-config&gt;</text:p>
      <text:h text:style-name="Heading_20_4" text:outline-level="4">The<text:span text:style-name="T2"> </text:span><text:span text:style-name="T5">au-writer-class</text:span><text:span text:style-name="T2"> Element</text:span></text:h>
      <text:p text:style-name="P23">[Default: <text:span text:style-name="T6">org.zkoss.zk.au.http.HttpAuWriter</text:span><text:span text:style-name="T9"> for standard and professional editions, or </text:span><text:span text:style-name="T6">org.zkoss.zkmax.au.http.SmartAuWriter</text:span> for enterprise edition]</text:p>
      <text:p text:style-name="P23">It specifies which class used to implement the AU writer. The AU writer is used to generate the output and send it to the client. The class must have a default constructor (without any argument), and implement the <text:span text:style-name="T6">org.zkoss.zk.au.AuWriter</text:span> interface.</text:p>
      <text:p text:style-name="P23">There are two built-in implementations, <text:span text:style-name="T6">HttpAuWriter</text:span> and <text:span text:style-name="T6">SmartAuWriter</text:span>. The former one send the output the client after the requests are processed completely. On the other hand, the later one will send a partial output first if the processing is taking too long (half of the value specified in the <text:span text:style-name="T6">resend-delay</text:span> element). By sending the partial output, the client will know the server is still alive.</text:p>
      <text:h text:style-name="Heading_20_4" text:outline-level="4">The<text:span text:style-name="T2"> </text:span><text:span text:style-name="T5">cache-provider-class</text:span><text:span text:style-name="T2"> Element</text:span></text:h>
      <text:p text:style-name="P23">[Default: <text:span text:style-name="T6">org.zkoss.zk.ui.impl.SessionDesktopCacheProvider</text:span>]</text:p>
      <text:p text:style-name="P23">It specifies which class used to implement the desktop cache. The class must have a default constructor (without any argument), and implement the <text:span text:style-name="T6">org.zkoss.zk.ui.sys.DesktopCacheProvider</text:span> interface.</text:p>
      <text:p text:style-name="P23">One instance of the cache provider is created and shared for each Web application, so you have to synchronize the access properly.</text:p>
      <text:p text:style-name="P23">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26">org.zkoss.zk.ui.impl.<text:line-break/>SessionDesktopCacheProvider</text:p>
          </table:table-cell>
          <table:table-cell table:style-name="Table3.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3.A2" office:value-type="string">
            <text:p text:style-name="P25">org.zkoss.zk.ui.impl.<text:line-break/>GlobalDesktopCacheProvider</text:p>
          </table:table-cell>
          <table:table-cell table:style-name="Table3.B2" office:value-type="string">
            <text:p text:style-name="Table_20_Contents">It stores all des<text:span text:style-name="T2">ktops from the same Web application in one single cache. In other words, it doesn't count on session at all.</text:span></text:p>
            <text:p text:style-name="P134">It is useful because some Web server, e.g, BEA WebLogic<text:note text:id="ftn12" text:note-class="footnote"><text:note-citation>12</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disable-event-thread</text:span><text:span text:style-name="T2"> Element</text:span></text:h>
      <text:p text:style-name="P23">[Default: false (enabled)]</text:p>
      <text:p text:style-name="P23">It specifies whether to disable the use of the event processing thread. If disabled, no event processing thread will be used at all. In other words, all events are processed in the Servlet thread directly.</text:p>
      <text:h text:style-name="P39" text:outline-level="4">The <text:span text:style-name="T6">engine-class</text:span> Element</text:h>
      <text:p text:style-name="P23">[Default: <text:span text:style-name="T6">org.zkoss.zk.ui.impl.UiEngineImpl</text:span>]</text:p>
      <text:p text:style-name="P23">It specifies which class used to implement the UI Engine. The class must have a default constructor (without any argument), and implement the <text:span text:style-name="T6">org.zkoss.zk.ui.sys.UiEngine</text:span> interface.</text:p>
      <text:p text:style-name="P23">One instance of the UI engine is created and shared for each Web application, so you have to synchronize the access properly.</text:p>
      <text:h text:style-name="Heading_20_4" text:outline-level="4">The<text:span text:style-name="T2"> </text:span><text:span text:style-name="T5">failover-manager-class</text:span><text:span text:style-name="T2"> Element</text:span></text:h>
      <text:p text:style-name="P23">[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3">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39" text:outline-level="4">The <text:span text:style-name="T6">id-generator-class</text:span> Element</text:h>
      <text:p text:style-name="P23">[Default: <text:span text:style-name="T16">none</text:span>]</text:p>
      <text:p text:style-name="P23">It specifies which class used to generate UUID of page and components, and ID of desktops. The class must have a default constructor (without any argument), and implement the <text:span text:style-name="T6">org.zkoss.zk.ui.sys.IdGenerator</text:span> interface.</text:p>
      <text:p text:style-name="P23">One instance of the ID generator is created and shared for each Web application, so you have to synchronize the access properly.</text:p>
      <text:p text:style-name="P23">If no ID generator is specified, the default ID generation algorithm will be used.</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3">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3">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max-upload-size</text:span><text:span text:style-name="T2"> Element</text:span></text:h>
      <text:p text:style-name="P23">[Default: 5120]</text:p>
      <text:p text:style-name="P23">It specifies the maximal allowed size, in kilobytes, to upload a file from the client. A negative value indicates there is no limit.</text:p>
      <text:h text:style-name="Heading_20_4" text:outline-level="4">The<text:span text:style-name="T2"> </text:span><text:span text:style-name="T5">max-process-time</text:span><text:span text:style-name="T2"> Element</text:span></text:h>
      <text:p text:style-name="P23">[Default: 3000]</text:p>
      <text:p text:style-name="P23">It specifies the maximal allowed time to process events, in milliseconds. It must be positive. ZK will keep processing the requests sent from the client until all requests are processed, or the maximal allowed time expires.</text:p>
      <text:p text:style-name="Tip"><text:span text:style-name="T3">Not</text:span><text:span text:style-name="T4">e</text:span><text:span text:style-name="T2">: Since 3.0.1, this setting has no obvious effect on Ajax devices. Ajax devices send the requests synchronously.</text:span></text:p>
      <text:h text:style-name="Heading_20_4" text:outline-level="4">The <text:span text:style-name="T6">response-charset</text:span> Element</text:h>
      <text:p text:style-name="Text_20_body_20_indent_20_2">[Def<text:span text:style-name="T2">ault: UTF-8]</text:span></text:p>
      <text:p text:style-name="P23">It specifies the charset for the rendering result of a ZUML page. In other words, it is used to load the ZUML page by the ZK Loader (i.e., DHtmlLayoutServlet).</text:p>
      <text:p text:style-name="P23">If you want to use the container's default value, you can specify an empty string as follows.</text:p>
      <text:p text:style-name="Code_20_Indent_20_2">&lt;response-charset&gt;&lt;/response-charset&gt;</text:p>
      <text:h text:style-name="Heading_20_4" text:outline-level="4">The <text:span text:style-name="T6">session-cache-class</text:span> Element</text:h>
      <text:p text:style-name="Text_20_body_20_indent_20_2">[Default: <text:span text:style-name="T6">org.zkoss.zk.ui.http.SimpleSessionCache</text:span>]</text:p>
      <text:p text:style-name="Text_20_body_20_indent_20_2">It spe<text:span text:style-name="T2">cifies the session cache used to store ZK sessions. It must implement the </text:span><text:span text:style-name="T5">org.zkoss.zk.ui.sys.SessionCache</text:span><text:span text:style-name="T2"> interface.</text:span></text:p>
      <text:p text:style-name="P23">By default, <text:span text:style-name="T6">org.zkoss.zk.ui.http.SimpleSessionCache</text:span> is used and it stores the ZK session in an attribute of the native session (i.e., <text:span text:style-name="T6">HttpSession</text:span> or <text:span text:style-name="T6">PortletSession</text:span>).</text:p>
      <text:h text:style-name="Heading_20_4" text:outline-level="4">The<text:span text:style-name="T2"> </text:span><text:span text:style-name="T5">upload-charset</text:span><text:span text:style-name="T2"> Element</text:span></text:h>
      <text:p text:style-name="P23">[Default: UTF-8]</text:p>
      <text:p text:style-name="P23">It specifies the charset (aka., encoding) for the uploaded text files if no charset is specified with the content type.</text:p>
      <text:p text:style-name="P23">If the uploaded file is binary, there is no encoding issue at all.</text:p>
      <text:p text:style-name="P23">Note: the <text:span text:style-name="T6">upload-charset-finder-class</text:span> element, see blow, has the higher priority.</text:p>
      <text:h text:style-name="Heading_20_4" text:outline-level="4">The<text:span text:style-name="T2"> </text:span><text:span text:style-name="T5">upload-charset-finder-class</text:span><text:span text:style-name="T2"> Element</text:span></text:h>
      <text:p text:style-name="P23">[Default: null]</text:p>
      <text:p text:style-name="P23">It specifies the finder that determines charset (aka.., encoding) for the uploaded text files if no charset is specified with the content type.</text:p>
      <text:p text:style-name="P23">If the uploaded file is binary, there is no encoding issue at all.</text:p>
      <text:p text:style-name="P23">The finder must implement the <text:span text:style-name="T6">org.zkoss.zk.ui.util.CharsetFinder</text:span> interface. Then, when a text file is uploaded, the <text:span text:style-name="T6">getCharset</text:span> method is called and it can determines the encoding based on the content type and/or the content of the uploaded file.</text:p>
      <text:p text:style-name="P23">Note: it has the higher priority than the <text:span text:style-name="T6">upload-charset</text:span> element, see above.</text:p>
      <text:h text:style-name="Heading_20_4" text:outline-level="4">The<text:span text:style-name="T2"> </text:span><text:span text:style-name="T5">ui-factory-class</text:span><text:span text:style-name="T2"> Element</text:span></text:h>
      <text:p text:style-name="P23">[Default: <text:span text:style-name="T6">org.zkoss.zk.ui.http.SimpleUiFactory</text:span>]</text:p>
      <text:p text:style-name="P23">It specifies which class used to create desktops and pages, and to convert URL to a page definition. The class must have a default constructor (without any argument), and implement the <text:span text:style-name="T6">org.zkoss.zk.ui.sys.UiFactory</text:span> interface.</text:p>
      <text:p text:style-name="P23">One instance of the UI factory is created and shared for each Web application, so you have to synchronize the access properly.</text:p>
      <text:p text:style-name="P23">A common use is to load page definitions and other UI information from the database, rather than from the resources of the Web application.</text:p>
      <text:p text:style-name="P23">In addition, you might use it to implement a controller in a MVC model, such that it creates the correct desktop based on the request URL.</text:p>
      <text:p text:style-name="P23">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26">org.zkoss.zk.ui.http.<text:line-break/>SimpleUiFactory</text:p>
          </table:table-cell>
          <table:table-cell table:style-name="Table33.B2" office:value-type="string">
            <text:p text:style-name="P134">The default UI factory. The sessions generated by this factory is <text:span text:style-name="T16">not</text:span> serializable</text:p>
          </table:table-cell>
        </table:table-row>
        <table:table-row>
          <table:table-cell table:style-name="Table33.A2" office:value-type="string">
            <text:p text:style-name="P25">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url-encoder-class</text:span><text:span text:style-name="T2"> Element</text:span></text:h>
      <text:p text:style-name="P23">[Default: <text:span text:style-name="T16">none</text:span>]</text:p>
      <text:p text:style-name="P23">It specifies the URL encoder to post-process the URL before sending to the client. By default, the URI generated is in the following format. Sometimes<text:note text:id="ftn13" text:note-class="footnote"><text:note-citation>13</text:note-citation><text:note-body><text:p text:style-name="Footnote">For<text:span text:style-name="T2"> example, the session ID is appended if the browser disabled the cookie.</text:span></text:p></text:note-body></text:note> it is appended with the session ID.</text:p>
      <text:p text:style-name="Code_20_Indent_20_2">/context-path/related-uri</text:p>
      <text:p text:style-name="Code_20_Indent_20_2">/zkdemo/zkau<text:bookmark text:name="line231"/>/web/img/spacer.gif</text:p>
      <text:p text:style-name="P23">In a sophisticated environment, you might want to modify a bit. Then, you can implement the <text:span text:style-name="T6">org.zkoss.web.servlet.http.Encodes.URLEncoder</text:span> interface, and specify it with the <text:span text:style-name="T6">url-encoder-class</text:span> element.</text:p>
      <text:p text:style-name="P23">Notice that, unlike most other configuration, the <text:span text:style-name="T6">url-encoder-class</text:span> element affects all applications that share the same ZK libraries.</text:p>
      <text:h text:style-name="Heading_20_4" text:outline-level="4">The<text:span text:style-name="T2"> </text:span><text:span text:style-name="T5">web-app-class</text:span><text:span text:style-name="T2"> Element</text:span></text:h>
      <text:p text:style-name="P23">[Default: <text:span text:style-name="T6">org.zkoss.zk.ui.http.SimpleWebApp</text:span>]</text:p>
      <text:p text:style-name="P23">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174">Not</text:span><text:span text:style-name="T175">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257">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257">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3">[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3">[Required]</text:p>
      <text:p text:style-name="P23">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4" text:note-class="footnote"><text:note-citation>14</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0">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server-push-class&gt;my.ServerPush&lt;/server-push-class&gt;</text:p>
      <text:p text:style-name="Code_20_Indent"><text:tab/>&lt;unavailable-message&gt;&lt;![CDATA[<text:line-break/>&lt;p style="color:red"&gt;Sorry, JavaScript must be enabled in order for you to use KillApp.&lt;/p&gt;<text:line-break/><text:tab/>]]&gt;&lt;/unavailable-message&gt;</text:p>
      <text:p text:style-name="Code_20_Indent"><text:tab/>&lt;embed&gt;&lt;![CDATA[</text:p>
      <text:p text:style-name="Code_20_Indent">&lt;script type="text/javascript"&gt;</text:p>
      <text:p text:style-name="Code_20_Indent"><text:tab/>AU_progressbar = function (id, msg) {</text:p>
      <text:p text:style-name="Code_20_Indent"><text:tab/><text:tab/>Boot_progressbox(id, msg, 0, 0, true, true);</text:p>
      <text:p text:style-name="Code_20_Indent"><text:tab/>};</text:p>
      <text:p text:style-name="Code_20_Indent">&lt;/script&gt;</text:p>
      <text:p text:style-name="Code_20_Indent"><text:tab/>]]&gt;&lt;/embed&gt;<text:line-break/>&lt;/device-config&gt;</text:p>
      <text:p text:style-name="Tip"><text:span text:style-name="T174">Not</text:span><text:span text:style-name="T175">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 <text:span text:style-name="T5">device-class</text:span><text:span text:style-name="T2"> Element</text:span></text:h>
      <text:p text:style-name="P23">[Optional]</text:p>
      <text:p text:style-name="P23">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text:span text:style-name="T2"> </text:span><text:span text:style-name="T5">device-type</text:span><text:span text:style-name="T2"> Element</text:span></text:h>
      <text:p text:style-name="P23">[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6">embed</text:span><text:span text:style-name="T2"> Element</text:span></text:h>
      <text:p text:style-name="P23">[Optional][Multiple]</text:p>
      <text:p text:style-name="P23">It specifies the content that shall be added to the output generated and sent to the client when rendering a desktop. The syntax of the content depends on the client. For Ajax clients, it can be any tags that can be placed inside HTML <text:span text:style-name="T6">HEAD</text:span> tag, such as <text:span text:style-name="T6">SCRIPT</text:span>, <text:span text:style-name="T6">META</text:span> and others.</text:p>
      <text:p text:style-name="P23">For example, if you want to show the progress bar in the center of the browser window, you can specify the following in <text:span text:style-name="T6">zk.xml</text:span>.</text:p>
      <text:p text:style-name="Code_20_Indent_20_2">&lt;device-config&gt;</text:p>
      <text:p text:style-name="Code_20_Indent_20_2"><text:tab/>&lt;device-type&gt;ajax&lt;/device-type&gt;</text:p>
      <text:p text:style-name="Code_20_Indent_20_2"><text:tab/>&lt;embed&gt;&lt;![CDATA[</text:p>
      <text:p text:style-name="Code_20_Indent_20_2">&lt;script type="text/javascript"&gt;</text:p>
      <text:p text:style-name="Code_20_Indent_20_2"><text:tab/>AU_progressbar = function (id, msg) {</text:p>
      <text:p text:style-name="Code_20_Indent_20_2"><text:tab/><text:tab/>Boot_progressbox(id, msg, 0, 0, true, true);</text:p>
      <text:p text:style-name="Code_20_Indent_20_2"><text:tab/>};</text:p>
      <text:p text:style-name="Code_20_Indent_20_2">&lt;/script&gt;</text:p>
      <text:p text:style-name="Code_20_Indent_20_2"><text:tab/>]]&gt;&lt;/embed&gt;</text:p>
      <text:p text:style-name="Code_20_Indent_20_2">&lt;/device-config&gt;</text:p>
      <text:p text:style-name="Text_20_body_20_indent_20_2">You can<text:span text:style-name="T2"> specify multiple </text:span><text:span text:style-name="T5">embed</text:span><text:span text:style-name="T2"> elements and their content be concatenated together.</text:span></text:p>
      <text:h text:style-name="P39" text:outline-level="4">The <text:span text:style-name="T6">server-push-class</text:span> Element</text:h>
      <text:p text:style-name="P23">[Optional][Default: <text:span text:style-name="T16">depends on device and what edition you use</text:span>]</text:p>
      <text:p text:style-name="P23">It specifies which class used to implement the server-push feature. The class must have a default constructor (without any argument), and implement the <text:span text:style-name="T6">org.zkoss.zk.ui.sys.ServerPush</text:span> interface.</text:p>
      <text:p text:style-name="Code_20_Indent_20_2">&lt;device-config&gt;</text:p>
      <text:p text:style-name="Code_20_Indent_20_2"><text:tab/>&lt;device-type&gt;ajax&lt;/device-type&gt;<text:line-break/><text:tab/>&lt;server-push-class&gt;my.ServerPush&lt;/server-push-class&gt;</text:p>
      <text:p text:style-name="Code_20_Indent_20_2">&lt;/device-config&gt;</text:p>
      <text:h text:style-name="Heading_20_4" text:outline-level="4">The <text:span text:style-name="T6">timeout-uri</text:span> Element</text:h>
      <text:p text:style-name="Text_20_body_20_indent_20_2">[Optional][Default: <text:span text:style-name="T16">null</text:span><text:span text:style-name="T17">]</text:span></text:p>
      <text:p text:style-name="Text_20_body_20_indent_20_2"><text:span text:style-name="T17">It spe</text:span><text:span text:style-name="T21">cifies the target URI that will be used to redirect users to, when the desktop no longer exists – it is usually caused by session timeout. If this element is omitted, an error message will be shown up at the browser to alert users for what happens.</text:span></text:p>
      <text:p text:style-name="P31">To reload the same URI again, you can specify an <text:span text:style-name="T16">empty</text:span> content as follows.</text:p>
      <text:p text:style-name="Code_20_Indent_20_2">&lt;device-config&gt;</text:p>
      <text:p text:style-name="Code_20_Indent_20_2"><text:tab/>&lt;device-type&gt;ajax&lt;/device-type&gt;</text:p>
      <text:p text:style-name="Code_20_Indent_20_2"><text:tab/>&lt;timeout-uri&gt;&lt;/timeout-uri&gt;</text:p>
      <text:p text:style-name="Code_20_Indent_20_2">&lt;/device-config&gt;</text:p>
      <text:h text:style-name="Heading_20_4" text:outline-level="4">The <text:span text:style-name="T6">unavailable-message</text:span> Element</text:h>
      <text:p text:style-name="P23">[Optional][Default: <text:span text:style-name="T16">depends on device</text:span><text:span text:style-name="T17">]</text:span></text:p>
      <text:p text:style-name="P23">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Code_20_Indent"><text:tab/>&lt;location&gt;<text:span text:style-name="T16">the error page's URI</text:span>&lt;/location&gt;</text:p>
      <text:p text:style-name="Code_20_Indent">&lt;/error-page&gt;</text:p>
      <text:p text:style-name="P20">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0">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preference&gt;</text:p>
      <text:p text:style-name="P20">Specify a preference with the <text:span text:style-name="T6">preference</text:span> element depicted above. The name and value are application specific and you can specify whatever value you like. Mupltie To avoid name conflict, it is suggested to prefix the name with your domain name, such as <text:span text:style-name="T6">com.friend.some.another</text:span>.</text:p>
      <text:p text:style-name="P20">The preferences are application-level. They are shared by a single ZK application (<text:span text:style-name="T6">org.zkoss.zk.ui.WebApp</text:span>).</text:p>
      <text:p text:style-name="P20">They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text:h text:style-name="Heading_20_3" text:outline-level="3">The <text:span text:style-name="T6">library-property</text:span> Element</text:h>
      <text:p text:style-name="Code_20_Indent">&lt;library-property&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library-property&gt;</text:p>
      <text:p text:style-name="Text_20_body_20_indent">Species a <text:span text:style-name="T2">library-level property with the </text:span><text:span text:style-name="T5">library-property</text:span><text:span text:style-name="T2"> element. The above example is equivalent to</text:span></text:p>
      <text:p text:style-name="P41">org.zkoss.lang.Library.setProperty("any name", "any value");</text:p>
      <text:p text:style-name="P20">The library properties are shared by all Java codes that use the same set of ZK libraries. If you installed ZK libraries in WEB-INF/ib of a ZK application, the library properties are shared only within the application.</text:p>
      <text:p text:style-name="P20">The library properties are easier to access than the preferences since they are static members (of <text:span text:style-name="T6">org.zkoss.lang.Library</text:span>). However, their scope depends on the installation.</text:p>
      <text:h text:style-name="Heading_20_3" text:outline-level="3">The<text:span text:style-name="T2"> </text:span><text:span text:style-name="T5">system-property</text:span><text:span text:style-name="T2"> Element</text:span></text:h>
      <text:p text:style-name="Code_20_Indent">&lt;system-property&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system-property&gt;</text:p>
      <text:p text:style-name="Text_20_body_20_indent"><text:span text:style-name="T2">Specifies a system properties with the </text:span><text:span text:style-name="T5">system-property</text:span><text:span text:style-name="T2"> element. The above example is equivalent to</text:span></text:p>
      <text:p text:style-name="Code_20_Indent">System.setProperty("any name", "any val<text:span text:style-name="T2">ue");</text:span></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MingLiU" svg:font-family="MingLiU" style:font-pitch="variable"/>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1" svg:font-family="MingLiU" style:font-family-generic="system" style:font-pitch="variable"/>
    <style:font-face style:name="Tahoma5"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auto-update="true" style:class="text" style:default-outline-level="4">
      <style:paragraph-properties fo:margin-left="1.499cm" fo:margin-right="0cm" fo:margin-top="0.621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6pt" style:font-name-asian="StarSymbol" style:font-size-asian="6pt" style:font-name-complex="StarSymbol" style:font-size-complex="6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fo:background-color="transparent"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2</text:page-number> of <text:page-count>34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9-02-03T13:13:14</dc:date>
    <meta:printed-by>Tom Yeh</meta:printed-by>
    <meta:print-date>2005-12-05T14:19:55</meta:print-date>
    <meta:keyword>ZK ZUL ZHTML</meta:keyword>
    <dc:language>en-US</dc:language>
    <meta:editing-cycles>3470</meta:editing-cycles>
    <meta:editing-duration>P11DT17H2M1S</meta:editing-duration>
    <meta:user-defined meta:name="Info 1"/>
    <meta:user-defined meta:name="Info 2"/>
    <meta:user-defined meta:name="Info 3"/>
    <meta:user-defined meta:name="Info 4"/>
    <meta:document-statistic meta:table-count="366" meta:image-count="88" meta:object-count="0" meta:page-count="345" meta:paragraph-count="9055" meta:word-count="41966" meta:character-count="297478"/>
  </office:meta>
</office:document-meta>
</file>